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3356" calcext:value-type="float">
            <text:p>2,3356</text:p>
          </table:table-cell>
          <table:table-cell table:number-columns-repeated="67"/>
          <table:table-cell table:formula="of:=MIN([.A2:.BL2])" office:value-type="float" office:value="2.3356" calcext:value-type="float">
            <text:p>2,3356</text:p>
          </table:table-cell>
          <table:table-cell table:formula="of:=MAX([.A2:.BL2])" office:value-type="float" office:value="2.3356" calcext:value-type="float">
            <text:p>2,3356</text:p>
          </table:table-cell>
          <table:table-cell table:number-columns-repeated="7"/>
        </table:table-row>
        <table:table-row table:style-name="ro2">
          <table:table-cell office:value-type="float" office:value="2.50404" calcext:value-type="float">
            <text:p>2,50404</text:p>
          </table:table-cell>
          <table:table-cell table:number-columns-repeated="67"/>
          <table:table-cell table:formula="of:=MIN([.A3:.BL3])" office:value-type="float" office:value="2.50404" calcext:value-type="float">
            <text:p>2,50404</text:p>
          </table:table-cell>
          <table:table-cell table:formula="of:=MAX([.A3:.BL3])" office:value-type="float" office:value="2.50404" calcext:value-type="float">
            <text:p>2,50404</text:p>
          </table:table-cell>
          <table:table-cell table:number-columns-repeated="7"/>
        </table:table-row>
        <table:table-row table:style-name="ro2">
          <table:table-cell office:value-type="float" office:value="2.07897" calcext:value-type="float">
            <text:p>2,07897</text:p>
          </table:table-cell>
          <table:table-cell table:number-columns-repeated="67"/>
          <table:table-cell table:formula="of:=MIN([.A4:.BL4])" office:value-type="float" office:value="2.07897" calcext:value-type="float">
            <text:p>2,07897</text:p>
          </table:table-cell>
          <table:table-cell table:formula="of:=MAX([.A4:.BL4])" office:value-type="float" office:value="2.07897" calcext:value-type="float">
            <text:p>2,07897</text:p>
          </table:table-cell>
          <table:table-cell table:number-columns-repeated="7"/>
        </table:table-row>
        <table:table-row table:style-name="ro1">
          <table:table-cell office:value-type="float" office:value="2.0119" calcext:value-type="float">
            <text:p>2,0119</text:p>
          </table:table-cell>
          <table:table-cell table:number-columns-repeated="67"/>
          <table:table-cell table:formula="of:=MIN([.A5:.BL5])" office:value-type="float" office:value="2.0119" calcext:value-type="float">
            <text:p>2,0119</text:p>
          </table:table-cell>
          <table:table-cell table:formula="of:=MAX([.A5:.BL5])" office:value-type="float" office:value="2.0119" calcext:value-type="float">
            <text:p>2,0119</text:p>
          </table:table-cell>
          <table:table-cell table:number-columns-repeated="7"/>
        </table:table-row>
        <table:table-row table:style-name="ro2">
          <table:table-cell office:value-type="float" office:value="2.30161" calcext:value-type="float">
            <text:p>2,30161</text:p>
          </table:table-cell>
          <table:table-cell table:number-columns-repeated="67"/>
          <table:table-cell table:formula="of:=MIN([.A6:.BL6])" office:value-type="float" office:value="2.30161" calcext:value-type="float">
            <text:p>2,30161</text:p>
          </table:table-cell>
          <table:table-cell table:formula="of:=MAX([.A6:.BL6])" office:value-type="float" office:value="2.30161" calcext:value-type="float">
            <text:p>2,30161</text:p>
          </table:table-cell>
          <table:table-cell table:number-columns-repeated="7"/>
        </table:table-row>
        <table:table-row table:style-name="ro2">
          <table:table-cell office:value-type="float" office:value="2.18344" calcext:value-type="float">
            <text:p>2,18344</text:p>
          </table:table-cell>
          <table:table-cell table:number-columns-repeated="67"/>
          <table:table-cell table:formula="of:=MIN([.A7:.BL7])" office:value-type="float" office:value="2.18344" calcext:value-type="float">
            <text:p>2,18344</text:p>
          </table:table-cell>
          <table:table-cell table:formula="of:=MAX([.A7:.BL7])" office:value-type="float" office:value="2.18344" calcext:value-type="float">
            <text:p>2,18344</text:p>
          </table:table-cell>
          <table:table-cell table:number-columns-repeated="7"/>
        </table:table-row>
        <table:table-row table:style-name="ro2">
          <table:table-cell office:value-type="float" office:value="2.02895" calcext:value-type="float">
            <text:p>2,02895</text:p>
          </table:table-cell>
          <table:table-cell table:number-columns-repeated="67"/>
          <table:table-cell table:formula="of:=MIN([.A8:.BL8])" office:value-type="float" office:value="2.02895" calcext:value-type="float">
            <text:p>2,02895</text:p>
          </table:table-cell>
          <table:table-cell table:formula="of:=MAX([.A8:.BL8])" office:value-type="float" office:value="2.02895" calcext:value-type="float">
            <text:p>2,02895</text:p>
          </table:table-cell>
          <table:table-cell table:number-columns-repeated="7"/>
        </table:table-row>
        <table:table-row table:style-name="ro2">
          <table:table-cell office:value-type="float" office:value="2.15057" calcext:value-type="float">
            <text:p>2,15057</text:p>
          </table:table-cell>
          <table:table-cell table:number-columns-repeated="67"/>
          <table:table-cell table:formula="of:=MIN([.A9:.BL9])" office:value-type="float" office:value="2.15057" calcext:value-type="float">
            <text:p>2,15057</text:p>
          </table:table-cell>
          <table:table-cell table:formula="of:=MAX([.A9:.BL9])" office:value-type="float" office:value="2.15057" calcext:value-type="float">
            <text:p>2,15057</text:p>
          </table:table-cell>
          <table:table-cell table:number-columns-repeated="7"/>
        </table:table-row>
        <table:table-row table:style-name="ro1">
          <table:table-cell office:value-type="float" office:value="2.07046" calcext:value-type="float">
            <text:p>2,07046</text:p>
          </table:table-cell>
          <table:table-cell table:number-columns-repeated="67"/>
          <table:table-cell table:formula="of:=MIN([.A10:.BL10])" office:value-type="float" office:value="2.07046" calcext:value-type="float">
            <text:p>2,07046</text:p>
          </table:table-cell>
          <table:table-cell table:formula="of:=MAX([.A10:.BL10])" office:value-type="float" office:value="2.07046" calcext:value-type="float">
            <text:p>2,07046</text:p>
          </table:table-cell>
          <table:table-cell table:number-columns-repeated="7"/>
        </table:table-row>
        <table:table-row table:style-name="ro2">
          <table:table-cell office:value-type="float" office:value="2.35048" calcext:value-type="float">
            <text:p>2,35048</text:p>
          </table:table-cell>
          <table:table-cell table:number-columns-repeated="67"/>
          <table:table-cell table:formula="of:=MIN([.A11:.BL11])" office:value-type="float" office:value="2.35048" calcext:value-type="float">
            <text:p>2,35048</text:p>
          </table:table-cell>
          <table:table-cell table:formula="of:=MAX([.A11:.BL11])" office:value-type="float" office:value="2.35048" calcext:value-type="float">
            <text:p>2,35048</text:p>
          </table:table-cell>
          <table:table-cell table:number-columns-repeated="7"/>
        </table:table-row>
        <table:table-row table:style-name="ro2">
          <table:table-cell office:value-type="float" office:value="2.15104" calcext:value-type="float">
            <text:p>2,15104</text:p>
          </table:table-cell>
          <table:table-cell table:number-columns-repeated="67"/>
          <table:table-cell table:formula="of:=MIN([.A12:.BL12])" office:value-type="float" office:value="2.15104" calcext:value-type="float">
            <text:p>2,15104</text:p>
          </table:table-cell>
          <table:table-cell table:formula="of:=MAX([.A12:.BL12])" office:value-type="float" office:value="2.15104" calcext:value-type="float">
            <text:p>2,15104</text:p>
          </table:table-cell>
          <table:table-cell table:number-columns-repeated="7"/>
        </table:table-row>
        <table:table-row table:style-name="ro2">
          <table:table-cell office:value-type="float" office:value="2.32289" calcext:value-type="float">
            <text:p>2,32289</text:p>
          </table:table-cell>
          <table:table-cell table:number-columns-repeated="67"/>
          <table:table-cell table:formula="of:=MIN([.A13:.BL13])" office:value-type="float" office:value="2.32289" calcext:value-type="float">
            <text:p>2,32289</text:p>
          </table:table-cell>
          <table:table-cell table:formula="of:=MAX([.A13:.BL13])" office:value-type="float" office:value="2.32289" calcext:value-type="float">
            <text:p>2,32289</text:p>
          </table:table-cell>
          <table:table-cell table:number-columns-repeated="7"/>
        </table:table-row>
        <table:table-row table:style-name="ro2">
          <table:table-cell office:value-type="float" office:value="2.20423" calcext:value-type="float">
            <text:p>2,20423</text:p>
          </table:table-cell>
          <table:table-cell table:number-columns-repeated="67"/>
          <table:table-cell table:formula="of:=MIN([.A14:.BL14])" office:value-type="float" office:value="2.20423" calcext:value-type="float">
            <text:p>2,20423</text:p>
          </table:table-cell>
          <table:table-cell table:formula="of:=MAX([.A14:.BL14])" office:value-type="float" office:value="2.20423" calcext:value-type="float">
            <text:p>2,20423</text:p>
          </table:table-cell>
          <table:table-cell table:number-columns-repeated="7"/>
        </table:table-row>
        <table:table-row table:style-name="ro2">
          <table:table-cell office:value-type="float" office:value="2.43146" calcext:value-type="float">
            <text:p>2,43146</text:p>
          </table:table-cell>
          <table:table-cell table:number-columns-repeated="67"/>
          <table:table-cell table:formula="of:=MIN([.A15:.BL15])" office:value-type="float" office:value="2.43146" calcext:value-type="float">
            <text:p>2,43146</text:p>
          </table:table-cell>
          <table:table-cell table:formula="of:=MAX([.A15:.BL15])" office:value-type="float" office:value="2.43146" calcext:value-type="float">
            <text:p>2,43146</text:p>
          </table:table-cell>
          <table:table-cell table:number-columns-repeated="7"/>
        </table:table-row>
        <table:table-row table:style-name="ro2">
          <table:table-cell office:value-type="float" office:value="2.25713" calcext:value-type="float">
            <text:p>2,25713</text:p>
          </table:table-cell>
          <table:table-cell table:number-columns-repeated="67"/>
          <table:table-cell table:formula="of:=MIN([.A16:.BL16])" office:value-type="float" office:value="2.25713" calcext:value-type="float">
            <text:p>2,25713</text:p>
          </table:table-cell>
          <table:table-cell table:formula="of:=MAX([.A16:.BL16])" office:value-type="float" office:value="2.25713" calcext:value-type="float">
            <text:p>2,25713</text:p>
          </table:table-cell>
          <table:table-cell table:number-columns-repeated="7"/>
        </table:table-row>
        <table:table-row table:style-name="ro2">
          <table:table-cell office:value-type="float" office:value="2.32511" calcext:value-type="float">
            <text:p>2,32511</text:p>
          </table:table-cell>
          <table:table-cell table:number-columns-repeated="67"/>
          <table:table-cell table:formula="of:=MIN([.A17:.BL17])" office:value-type="float" office:value="2.32511" calcext:value-type="float">
            <text:p>2,32511</text:p>
          </table:table-cell>
          <table:table-cell table:formula="of:=MAX([.A17:.BL17])" office:value-type="float" office:value="2.32511" calcext:value-type="float">
            <text:p>2,32511</text:p>
          </table:table-cell>
          <table:table-cell table:number-columns-repeated="7"/>
        </table:table-row>
        <table:table-row table:style-name="ro2">
          <table:table-cell office:value-type="float" office:value="2.3279" calcext:value-type="float">
            <text:p>2,3279</text:p>
          </table:table-cell>
          <table:table-cell table:number-columns-repeated="67"/>
          <table:table-cell table:formula="of:=MIN([.A18:.BL18])" office:value-type="float" office:value="2.3279" calcext:value-type="float">
            <text:p>2,3279</text:p>
          </table:table-cell>
          <table:table-cell table:formula="of:=MAX([.A18:.BL18])" office:value-type="float" office:value="2.3279" calcext:value-type="float">
            <text:p>2,3279</text:p>
          </table:table-cell>
          <table:table-cell table:number-columns-repeated="7"/>
        </table:table-row>
        <table:table-row table:style-name="ro2">
          <table:table-cell office:value-type="float" office:value="2.36728" calcext:value-type="float">
            <text:p>2,36728</text:p>
          </table:table-cell>
          <table:table-cell table:number-columns-repeated="67"/>
          <table:table-cell table:formula="of:=MIN([.A19:.BL19])" office:value-type="float" office:value="2.36728" calcext:value-type="float">
            <text:p>2,36728</text:p>
          </table:table-cell>
          <table:table-cell table:formula="of:=MAX([.A19:.BL19])" office:value-type="float" office:value="2.36728" calcext:value-type="float">
            <text:p>2,36728</text:p>
          </table:table-cell>
          <table:table-cell table:number-columns-repeated="7"/>
        </table:table-row>
        <table:table-row table:style-name="ro2">
          <table:table-cell office:value-type="float" office:value="2.41403" calcext:value-type="float">
            <text:p>2,41403</text:p>
          </table:table-cell>
          <table:table-cell table:number-columns-repeated="67"/>
          <table:table-cell table:formula="of:=MIN([.A20:.BL20])" office:value-type="float" office:value="2.41403" calcext:value-type="float">
            <text:p>2,41403</text:p>
          </table:table-cell>
          <table:table-cell table:formula="of:=MAX([.A20:.BL20])" office:value-type="float" office:value="2.41403" calcext:value-type="float">
            <text:p>2,41403</text:p>
          </table:table-cell>
          <table:table-cell table:number-columns-repeated="7"/>
        </table:table-row>
        <table:table-row table:style-name="ro2">
          <table:table-cell office:value-type="float" office:value="2.30698" calcext:value-type="float">
            <text:p>2,30698</text:p>
          </table:table-cell>
          <table:table-cell table:number-columns-repeated="67"/>
          <table:table-cell table:formula="of:=MIN([.A21:.BL21])" office:value-type="float" office:value="2.30698" calcext:value-type="float">
            <text:p>2,30698</text:p>
          </table:table-cell>
          <table:table-cell table:formula="of:=MAX([.A21:.BL21])" office:value-type="float" office:value="2.30698" calcext:value-type="float">
            <text:p>2,306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024" calcext:value-type="float">
            <text:p>1,22024</text:p>
          </table:table-cell>
          <table:table-cell office:value-type="float" office:value="1.94143" calcext:value-type="float">
            <text:p>1,94143</text:p>
          </table:table-cell>
          <table:table-cell table:number-columns-repeated="66"/>
          <table:table-cell table:formula="of:=MIN([.A23:.BL23])" office:value-type="float" office:value="1.22024" calcext:value-type="float">
            <text:p>1,22024</text:p>
          </table:table-cell>
          <table:table-cell table:formula="of:=MAX([.A23:.BL23])" office:value-type="float" office:value="1.94143" calcext:value-type="float">
            <text:p>1,94143</text:p>
          </table:table-cell>
          <table:table-cell table:number-columns-repeated="7"/>
        </table:table-row>
        <table:table-row table:style-name="ro2">
          <table:table-cell office:value-type="float" office:value="0.971199" calcext:value-type="float">
            <text:p>0,971199</text:p>
          </table:table-cell>
          <table:table-cell office:value-type="float" office:value="1.76125" calcext:value-type="float">
            <text:p>1,76125</text:p>
          </table:table-cell>
          <table:table-cell table:number-columns-repeated="66"/>
          <table:table-cell table:formula="of:=MIN([.A24:.BL24])" office:value-type="float" office:value="0.971199" calcext:value-type="float">
            <text:p>0,971199</text:p>
          </table:table-cell>
          <table:table-cell table:formula="of:=MAX([.A24:.BL24])" office:value-type="float" office:value="1.76125" calcext:value-type="float">
            <text:p>1,76125</text:p>
          </table:table-cell>
          <table:table-cell table:number-columns-repeated="7"/>
        </table:table-row>
        <table:table-row table:style-name="ro2">
          <table:table-cell office:value-type="float" office:value="1.1389" calcext:value-type="float">
            <text:p>1,1389</text:p>
          </table:table-cell>
          <table:table-cell office:value-type="float" office:value="2.04405" calcext:value-type="float">
            <text:p>2,04405</text:p>
          </table:table-cell>
          <table:table-cell table:number-columns-repeated="66"/>
          <table:table-cell table:formula="of:=MIN([.A25:.BL25])" office:value-type="float" office:value="1.1389" calcext:value-type="float">
            <text:p>1,1389</text:p>
          </table:table-cell>
          <table:table-cell table:formula="of:=MAX([.A25:.BL25])" office:value-type="float" office:value="2.04405" calcext:value-type="float">
            <text:p>2,04405</text:p>
          </table:table-cell>
          <table:table-cell table:number-columns-repeated="7"/>
        </table:table-row>
        <table:table-row table:style-name="ro2">
          <table:table-cell office:value-type="float" office:value="1.22391" calcext:value-type="float">
            <text:p>1,22391</text:p>
          </table:table-cell>
          <table:table-cell office:value-type="float" office:value="1.87311" calcext:value-type="float">
            <text:p>1,87311</text:p>
          </table:table-cell>
          <table:table-cell table:number-columns-repeated="66"/>
          <table:table-cell table:formula="of:=MIN([.A26:.BL26])" office:value-type="float" office:value="1.22391" calcext:value-type="float">
            <text:p>1,22391</text:p>
          </table:table-cell>
          <table:table-cell table:formula="of:=MAX([.A26:.BL26])" office:value-type="float" office:value="1.87311" calcext:value-type="float">
            <text:p>1,87311</text:p>
          </table:table-cell>
          <table:table-cell table:number-columns-repeated="7"/>
        </table:table-row>
        <table:table-row table:style-name="ro2">
          <table:table-cell office:value-type="float" office:value="1.13776" calcext:value-type="float">
            <text:p>1,13776</text:p>
          </table:table-cell>
          <table:table-cell office:value-type="float" office:value="1.91024" calcext:value-type="float">
            <text:p>1,91024</text:p>
          </table:table-cell>
          <table:table-cell table:number-columns-repeated="66"/>
          <table:table-cell table:formula="of:=MIN([.A27:.BL27])" office:value-type="float" office:value="1.13776" calcext:value-type="float">
            <text:p>1,13776</text:p>
          </table:table-cell>
          <table:table-cell table:formula="of:=MAX([.A27:.BL27])" office:value-type="float" office:value="1.91024" calcext:value-type="float">
            <text:p>1,91024</text:p>
          </table:table-cell>
          <table:table-cell table:number-columns-repeated="7"/>
        </table:table-row>
        <table:table-row table:style-name="ro2">
          <table:table-cell office:value-type="float" office:value="1.21001" calcext:value-type="float">
            <text:p>1,21001</text:p>
          </table:table-cell>
          <table:table-cell office:value-type="float" office:value="1.20298" calcext:value-type="float">
            <text:p>1,20298</text:p>
          </table:table-cell>
          <table:table-cell table:number-columns-repeated="66"/>
          <table:table-cell table:formula="of:=MIN([.A28:.BL28])" office:value-type="float" office:value="1.20298" calcext:value-type="float">
            <text:p>1,20298</text:p>
          </table:table-cell>
          <table:table-cell table:formula="of:=MAX([.A28:.BL28])" office:value-type="float" office:value="1.21001" calcext:value-type="float">
            <text:p>1,21001</text:p>
          </table:table-cell>
          <table:table-cell table:number-columns-repeated="7"/>
        </table:table-row>
        <table:table-row table:style-name="ro2">
          <table:table-cell office:value-type="float" office:value="1.01417" calcext:value-type="float">
            <text:p>1,01417</text:p>
          </table:table-cell>
          <table:table-cell office:value-type="float" office:value="1.20445" calcext:value-type="float">
            <text:p>1,20445</text:p>
          </table:table-cell>
          <table:table-cell table:number-columns-repeated="66"/>
          <table:table-cell table:formula="of:=MIN([.A29:.BL29])" office:value-type="float" office:value="1.01417" calcext:value-type="float">
            <text:p>1,01417</text:p>
          </table:table-cell>
          <table:table-cell table:formula="of:=MAX([.A29:.BL29])" office:value-type="float" office:value="1.20445" calcext:value-type="float">
            <text:p>1,20445</text:p>
          </table:table-cell>
          <table:table-cell table:number-columns-repeated="7"/>
        </table:table-row>
        <table:table-row table:style-name="ro2">
          <table:table-cell office:value-type="float" office:value="1.63787" calcext:value-type="float">
            <text:p>1,63787</text:p>
          </table:table-cell>
          <table:table-cell office:value-type="float" office:value="1.76476" calcext:value-type="float">
            <text:p>1,76476</text:p>
          </table:table-cell>
          <table:table-cell table:number-columns-repeated="66"/>
          <table:table-cell table:formula="of:=MIN([.A30:.BL30])" office:value-type="float" office:value="1.63787" calcext:value-type="float">
            <text:p>1,63787</text:p>
          </table:table-cell>
          <table:table-cell table:formula="of:=MAX([.A30:.BL30])" office:value-type="float" office:value="1.76476" calcext:value-type="float">
            <text:p>1,76476</text:p>
          </table:table-cell>
          <table:table-cell table:number-columns-repeated="7"/>
        </table:table-row>
        <table:table-row table:style-name="ro2">
          <table:table-cell office:value-type="float" office:value="1.15989" calcext:value-type="float">
            <text:p>1,15989</text:p>
          </table:table-cell>
          <table:table-cell office:value-type="float" office:value="1.92917" calcext:value-type="float">
            <text:p>1,92917</text:p>
          </table:table-cell>
          <table:table-cell table:number-columns-repeated="66"/>
          <table:table-cell table:formula="of:=MIN([.A31:.BL31])" office:value-type="float" office:value="1.15989" calcext:value-type="float">
            <text:p>1,15989</text:p>
          </table:table-cell>
          <table:table-cell table:formula="of:=MAX([.A31:.BL31])" office:value-type="float" office:value="1.92917" calcext:value-type="float">
            <text:p>1,92917</text:p>
          </table:table-cell>
          <table:table-cell table:number-columns-repeated="7"/>
        </table:table-row>
        <table:table-row table:style-name="ro2">
          <table:table-cell office:value-type="float" office:value="0.969555" calcext:value-type="float">
            <text:p>0,969555</text:p>
          </table:table-cell>
          <table:table-cell office:value-type="float" office:value="1.88948" calcext:value-type="float">
            <text:p>1,88948</text:p>
          </table:table-cell>
          <table:table-cell table:number-columns-repeated="66"/>
          <table:table-cell table:formula="of:=MIN([.A32:.BL32])" office:value-type="float" office:value="0.969555" calcext:value-type="float">
            <text:p>0,969555</text:p>
          </table:table-cell>
          <table:table-cell table:formula="of:=MAX([.A32:.BL32])" office:value-type="float" office:value="1.88948" calcext:value-type="float">
            <text:p>1,88948</text:p>
          </table:table-cell>
          <table:table-cell table:number-columns-repeated="7"/>
        </table:table-row>
        <table:table-row table:style-name="ro2">
          <table:table-cell office:value-type="float" office:value="1.07237" calcext:value-type="float">
            <text:p>1,07237</text:p>
          </table:table-cell>
          <table:table-cell office:value-type="float" office:value="1.85776" calcext:value-type="float">
            <text:p>1,85776</text:p>
          </table:table-cell>
          <table:table-cell table:number-columns-repeated="66"/>
          <table:table-cell table:formula="of:=MIN([.A33:.BL33])" office:value-type="float" office:value="1.07237" calcext:value-type="float">
            <text:p>1,07237</text:p>
          </table:table-cell>
          <table:table-cell table:formula="of:=MAX([.A33:.BL33])" office:value-type="float" office:value="1.85776" calcext:value-type="float">
            <text:p>1,85776</text:p>
          </table:table-cell>
          <table:table-cell table:number-columns-repeated="7"/>
        </table:table-row>
        <table:table-row table:style-name="ro2">
          <table:table-cell office:value-type="float" office:value="1.39068" calcext:value-type="float">
            <text:p>1,39068</text:p>
          </table:table-cell>
          <table:table-cell office:value-type="float" office:value="1.57357" calcext:value-type="float">
            <text:p>1,57357</text:p>
          </table:table-cell>
          <table:table-cell table:number-columns-repeated="66"/>
          <table:table-cell table:formula="of:=MIN([.A34:.BL34])" office:value-type="float" office:value="1.39068" calcext:value-type="float">
            <text:p>1,39068</text:p>
          </table:table-cell>
          <table:table-cell table:formula="of:=MAX([.A34:.BL34])" office:value-type="float" office:value="1.57357" calcext:value-type="float">
            <text:p>1,57357</text:p>
          </table:table-cell>
          <table:table-cell table:number-columns-repeated="7"/>
        </table:table-row>
        <table:table-row table:style-name="ro2">
          <table:table-cell office:value-type="float" office:value="1.44667" calcext:value-type="float">
            <text:p>1,44667</text:p>
          </table:table-cell>
          <table:table-cell office:value-type="float" office:value="1.63041" calcext:value-type="float">
            <text:p>1,63041</text:p>
          </table:table-cell>
          <table:table-cell table:number-columns-repeated="66"/>
          <table:table-cell table:formula="of:=MIN([.A35:.BL35])" office:value-type="float" office:value="1.44667" calcext:value-type="float">
            <text:p>1,44667</text:p>
          </table:table-cell>
          <table:table-cell table:formula="of:=MAX([.A35:.BL35])" office:value-type="float" office:value="1.63041" calcext:value-type="float">
            <text:p>1,63041</text:p>
          </table:table-cell>
          <table:table-cell table:number-columns-repeated="7"/>
        </table:table-row>
        <table:table-row table:style-name="ro2">
          <table:table-cell office:value-type="float" office:value="1.06004" calcext:value-type="float">
            <text:p>1,06004</text:p>
          </table:table-cell>
          <table:table-cell office:value-type="float" office:value="1.9072" calcext:value-type="float">
            <text:p>1,9072</text:p>
          </table:table-cell>
          <table:table-cell table:number-columns-repeated="66"/>
          <table:table-cell table:formula="of:=MIN([.A36:.BL36])" office:value-type="float" office:value="1.06004" calcext:value-type="float">
            <text:p>1,06004</text:p>
          </table:table-cell>
          <table:table-cell table:formula="of:=MAX([.A36:.BL36])" office:value-type="float" office:value="1.9072" calcext:value-type="float">
            <text:p>1,9072</text:p>
          </table:table-cell>
          <table:table-cell table:number-columns-repeated="7"/>
        </table:table-row>
        <table:table-row table:style-name="ro2">
          <table:table-cell office:value-type="float" office:value="1.02111" calcext:value-type="float">
            <text:p>1,02111</text:p>
          </table:table-cell>
          <table:table-cell office:value-type="float" office:value="1.81676" calcext:value-type="float">
            <text:p>1,81676</text:p>
          </table:table-cell>
          <table:table-cell table:number-columns-repeated="66"/>
          <table:table-cell table:formula="of:=MIN([.A37:.BL37])" office:value-type="float" office:value="1.02111" calcext:value-type="float">
            <text:p>1,02111</text:p>
          </table:table-cell>
          <table:table-cell table:formula="of:=MAX([.A37:.BL37])" office:value-type="float" office:value="1.81676" calcext:value-type="float">
            <text:p>1,81676</text:p>
          </table:table-cell>
          <table:table-cell table:number-columns-repeated="7"/>
        </table:table-row>
        <table:table-row table:style-name="ro2">
          <table:table-cell office:value-type="float" office:value="0.948866" calcext:value-type="float">
            <text:p>0,948866</text:p>
          </table:table-cell>
          <table:table-cell office:value-type="float" office:value="1.20793" calcext:value-type="float">
            <text:p>1,20793</text:p>
          </table:table-cell>
          <table:table-cell table:number-columns-repeated="66"/>
          <table:table-cell table:formula="of:=MIN([.A38:.BL38])" office:value-type="float" office:value="0.948866" calcext:value-type="float">
            <text:p>0,948866</text:p>
          </table:table-cell>
          <table:table-cell table:formula="of:=MAX([.A38:.BL38])" office:value-type="float" office:value="1.20793" calcext:value-type="float">
            <text:p>1,20793</text:p>
          </table:table-cell>
          <table:table-cell table:number-columns-repeated="7"/>
        </table:table-row>
        <table:table-row table:style-name="ro2">
          <table:table-cell office:value-type="float" office:value="1.93499" calcext:value-type="float">
            <text:p>1,93499</text:p>
          </table:table-cell>
          <table:table-cell office:value-type="float" office:value="1.9399" calcext:value-type="float">
            <text:p>1,9399</text:p>
          </table:table-cell>
          <table:table-cell table:number-columns-repeated="66"/>
          <table:table-cell table:formula="of:=MIN([.A39:.BL39])" office:value-type="float" office:value="1.93499" calcext:value-type="float">
            <text:p>1,93499</text:p>
          </table:table-cell>
          <table:table-cell table:formula="of:=MAX([.A39:.BL39])" office:value-type="float" office:value="1.9399" calcext:value-type="float">
            <text:p>1,9399</text:p>
          </table:table-cell>
          <table:table-cell table:number-columns-repeated="7"/>
        </table:table-row>
        <table:table-row table:style-name="ro2">
          <table:table-cell office:value-type="float" office:value="1.70273" calcext:value-type="float">
            <text:p>1,70273</text:p>
          </table:table-cell>
          <table:table-cell office:value-type="float" office:value="1.76747" calcext:value-type="float">
            <text:p>1,76747</text:p>
          </table:table-cell>
          <table:table-cell table:number-columns-repeated="66"/>
          <table:table-cell table:formula="of:=MIN([.A40:.BL40])" office:value-type="float" office:value="1.70273" calcext:value-type="float">
            <text:p>1,70273</text:p>
          </table:table-cell>
          <table:table-cell table:formula="of:=MAX([.A40:.BL40])" office:value-type="float" office:value="1.76747" calcext:value-type="float">
            <text:p>1,76747</text:p>
          </table:table-cell>
          <table:table-cell table:number-columns-repeated="7"/>
        </table:table-row>
        <table:table-row table:style-name="ro2">
          <table:table-cell office:value-type="float" office:value="1.20945" calcext:value-type="float">
            <text:p>1,20945</text:p>
          </table:table-cell>
          <table:table-cell office:value-type="float" office:value="1.91414" calcext:value-type="float">
            <text:p>1,91414</text:p>
          </table:table-cell>
          <table:table-cell table:number-columns-repeated="66"/>
          <table:table-cell table:formula="of:=MIN([.A41:.BL41])" office:value-type="float" office:value="1.20945" calcext:value-type="float">
            <text:p>1,20945</text:p>
          </table:table-cell>
          <table:table-cell table:formula="of:=MAX([.A41:.BL41])" office:value-type="float" office:value="1.91414" calcext:value-type="float">
            <text:p>1,91414</text:p>
          </table:table-cell>
          <table:table-cell table:number-columns-repeated="7"/>
        </table:table-row>
        <table:table-row table:style-name="ro1">
          <table:table-cell office:value-type="float" office:value="0.977527" calcext:value-type="float">
            <text:p>0,977527</text:p>
          </table:table-cell>
          <table:table-cell office:value-type="float" office:value="1.92805" calcext:value-type="float">
            <text:p>1,92805</text:p>
          </table:table-cell>
          <table:table-cell table:number-columns-repeated="66"/>
          <table:table-cell table:formula="of:=MIN([.A42:.BL42])" office:value-type="float" office:value="0.977527" calcext:value-type="float">
            <text:p>0,977527</text:p>
          </table:table-cell>
          <table:table-cell table:formula="of:=MAX([.A42:.BL42])" office:value-type="float" office:value="1.92805" calcext:value-type="float">
            <text:p>1,928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837846" calcext:value-type="float">
            <text:p>0,837846</text:p>
          </table:table-cell>
          <table:table-cell office:value-type="float" office:value="1.65802" calcext:value-type="float">
            <text:p>1,65802</text:p>
          </table:table-cell>
          <table:table-cell office:value-type="float" office:value="1.84102" calcext:value-type="float">
            <text:p>1,84102</text:p>
          </table:table-cell>
          <table:table-cell office:value-type="float" office:value="1.32095" calcext:value-type="float">
            <text:p>1,32095</text:p>
          </table:table-cell>
          <table:table-cell table:number-columns-repeated="64"/>
          <table:table-cell table:formula="of:=MIN([.A44:.BL44])" office:value-type="float" office:value="0.837846" calcext:value-type="float">
            <text:p>0,837846</text:p>
          </table:table-cell>
          <table:table-cell table:formula="of:=MAX([.A44:.BL44])" office:value-type="float" office:value="1.84102" calcext:value-type="float">
            <text:p>1,84102</text:p>
          </table:table-cell>
          <table:table-cell table:number-columns-repeated="7"/>
        </table:table-row>
        <table:table-row table:style-name="ro1">
          <table:table-cell office:value-type="float" office:value="0.844818" calcext:value-type="float">
            <text:p>0,844818</text:p>
          </table:table-cell>
          <table:table-cell office:value-type="float" office:value="0.91788" calcext:value-type="float">
            <text:p>0,91788</text:p>
          </table:table-cell>
          <table:table-cell office:value-type="float" office:value="0.669456" calcext:value-type="float">
            <text:p>0,669456</text:p>
          </table:table-cell>
          <table:table-cell office:value-type="float" office:value="0.890436" calcext:value-type="float">
            <text:p>0,890436</text:p>
          </table:table-cell>
          <table:table-cell table:number-columns-repeated="64"/>
          <table:table-cell table:formula="of:=MIN([.A45:.BL45])" office:value-type="float" office:value="0.669456" calcext:value-type="float">
            <text:p>0,669456</text:p>
          </table:table-cell>
          <table:table-cell table:formula="of:=MAX([.A45:.BL45])" office:value-type="float" office:value="0.91788" calcext:value-type="float">
            <text:p>0,91788</text:p>
          </table:table-cell>
          <table:table-cell table:number-columns-repeated="7"/>
        </table:table-row>
        <table:table-row table:style-name="ro2">
          <table:table-cell office:value-type="float" office:value="2.4188" calcext:value-type="float">
            <text:p>2,4188</text:p>
          </table:table-cell>
          <table:table-cell office:value-type="float" office:value="2.43205" calcext:value-type="float">
            <text:p>2,43205</text:p>
          </table:table-cell>
          <table:table-cell office:value-type="float" office:value="2.43717" calcext:value-type="float">
            <text:p>2,43717</text:p>
          </table:table-cell>
          <table:table-cell office:value-type="float" office:value="2.42611" calcext:value-type="float">
            <text:p>2,42611</text:p>
          </table:table-cell>
          <table:table-cell table:number-columns-repeated="64"/>
          <table:table-cell table:formula="of:=MIN([.A46:.BL46])" office:value-type="float" office:value="2.4188" calcext:value-type="float">
            <text:p>2,4188</text:p>
          </table:table-cell>
          <table:table-cell table:formula="of:=MAX([.A46:.BL46])" office:value-type="float" office:value="2.43717" calcext:value-type="float">
            <text:p>2,43717</text:p>
          </table:table-cell>
          <table:table-cell table:number-columns-repeated="7"/>
        </table:table-row>
        <table:table-row table:style-name="ro2">
          <table:table-cell office:value-type="float" office:value="1.1584" calcext:value-type="float">
            <text:p>1,1584</text:p>
          </table:table-cell>
          <table:table-cell office:value-type="float" office:value="1.4122" calcext:value-type="float">
            <text:p>1,4122</text:p>
          </table:table-cell>
          <table:table-cell office:value-type="float" office:value="1.47012" calcext:value-type="float">
            <text:p>1,47012</text:p>
          </table:table-cell>
          <table:table-cell office:value-type="float" office:value="0.65312" calcext:value-type="float">
            <text:p>0,65312</text:p>
          </table:table-cell>
          <table:table-cell table:number-columns-repeated="64"/>
          <table:table-cell table:formula="of:=MIN([.A47:.BL47])" office:value-type="float" office:value="0.65312" calcext:value-type="float">
            <text:p>0,65312</text:p>
          </table:table-cell>
          <table:table-cell table:formula="of:=MAX([.A47:.BL47])" office:value-type="float" office:value="1.47012" calcext:value-type="float">
            <text:p>1,47012</text:p>
          </table:table-cell>
          <table:table-cell table:number-columns-repeated="7"/>
        </table:table-row>
        <table:table-row table:style-name="ro2">
          <table:table-cell office:value-type="float" office:value="0.829882" calcext:value-type="float">
            <text:p>0,829882</text:p>
          </table:table-cell>
          <table:table-cell office:value-type="float" office:value="1.47534" calcext:value-type="float">
            <text:p>1,47534</text:p>
          </table:table-cell>
          <table:table-cell office:value-type="float" office:value="1.088" calcext:value-type="float">
            <text:p>1,088</text:p>
          </table:table-cell>
          <table:table-cell office:value-type="float" office:value="2.01746" calcext:value-type="float">
            <text:p>2,01746</text:p>
          </table:table-cell>
          <table:table-cell table:number-columns-repeated="64"/>
          <table:table-cell table:formula="of:=MIN([.A48:.BL48])" office:value-type="float" office:value="0.829882" calcext:value-type="float">
            <text:p>0,829882</text:p>
          </table:table-cell>
          <table:table-cell table:formula="of:=MAX([.A48:.BL48])" office:value-type="float" office:value="2.01746" calcext:value-type="float">
            <text:p>2,01746</text:p>
          </table:table-cell>
          <table:table-cell table:number-columns-repeated="7"/>
        </table:table-row>
        <table:table-row table:style-name="ro2">
          <table:table-cell office:value-type="float" office:value="0.955808" calcext:value-type="float">
            <text:p>0,955808</text:p>
          </table:table-cell>
          <table:table-cell office:value-type="float" office:value="1.54244" calcext:value-type="float">
            <text:p>1,54244</text:p>
          </table:table-cell>
          <table:table-cell office:value-type="float" office:value="1.92536" calcext:value-type="float">
            <text:p>1,92536</text:p>
          </table:table-cell>
          <table:table-cell office:value-type="float" office:value="1.03459" calcext:value-type="float">
            <text:p>1,03459</text:p>
          </table:table-cell>
          <table:table-cell table:number-columns-repeated="64"/>
          <table:table-cell table:formula="of:=MIN([.A49:.BL49])" office:value-type="float" office:value="0.955808" calcext:value-type="float">
            <text:p>0,955808</text:p>
          </table:table-cell>
          <table:table-cell table:formula="of:=MAX([.A49:.BL49])" office:value-type="float" office:value="1.92536" calcext:value-type="float">
            <text:p>1,92536</text:p>
          </table:table-cell>
          <table:table-cell table:number-columns-repeated="7"/>
        </table:table-row>
        <table:table-row table:style-name="ro2">
          <table:table-cell office:value-type="float" office:value="1.07557" calcext:value-type="float">
            <text:p>1,07557</text:p>
          </table:table-cell>
          <table:table-cell office:value-type="float" office:value="1.37875" calcext:value-type="float">
            <text:p>1,37875</text:p>
          </table:table-cell>
          <table:table-cell office:value-type="float" office:value="1.59348" calcext:value-type="float">
            <text:p>1,59348</text:p>
          </table:table-cell>
          <table:table-cell office:value-type="float" office:value="0.904284" calcext:value-type="float">
            <text:p>0,904284</text:p>
          </table:table-cell>
          <table:table-cell table:number-columns-repeated="64"/>
          <table:table-cell table:formula="of:=MIN([.A50:.BL50])" office:value-type="float" office:value="0.904284" calcext:value-type="float">
            <text:p>0,904284</text:p>
          </table:table-cell>
          <table:table-cell table:formula="of:=MAX([.A50:.BL50])" office:value-type="float" office:value="1.59348" calcext:value-type="float">
            <text:p>1,59348</text:p>
          </table:table-cell>
          <table:table-cell table:number-columns-repeated="7"/>
        </table:table-row>
        <table:table-row table:style-name="ro2">
          <table:table-cell office:value-type="float" office:value="0.747002" calcext:value-type="float">
            <text:p>0,747002</text:p>
          </table:table-cell>
          <table:table-cell office:value-type="float" office:value="0.914029" calcext:value-type="float">
            <text:p>0,914029</text:p>
          </table:table-cell>
          <table:table-cell office:value-type="float" office:value="0.676427" calcext:value-type="float">
            <text:p>0,676427</text:p>
          </table:table-cell>
          <table:table-cell office:value-type="float" office:value="0.9826" calcext:value-type="float">
            <text:p>0,9826</text:p>
          </table:table-cell>
          <table:table-cell table:number-columns-repeated="64"/>
          <table:table-cell table:formula="of:=MIN([.A51:.BL51])" office:value-type="float" office:value="0.676427" calcext:value-type="float">
            <text:p>0,676427</text:p>
          </table:table-cell>
          <table:table-cell table:formula="of:=MAX([.A51:.BL51])" office:value-type="float" office:value="0.9826" calcext:value-type="float">
            <text:p>0,9826</text:p>
          </table:table-cell>
          <table:table-cell table:number-columns-repeated="7"/>
        </table:table-row>
        <table:table-row table:style-name="ro2">
          <table:table-cell office:value-type="float" office:value="1.0382" calcext:value-type="float">
            <text:p>1,0382</text:p>
          </table:table-cell>
          <table:table-cell office:value-type="float" office:value="1.30515" calcext:value-type="float">
            <text:p>1,30515</text:p>
          </table:table-cell>
          <table:table-cell office:value-type="float" office:value="1.45393" calcext:value-type="float">
            <text:p>1,45393</text:p>
          </table:table-cell>
          <table:table-cell office:value-type="float" office:value="0.716319" calcext:value-type="float">
            <text:p>0,716319</text:p>
          </table:table-cell>
          <table:table-cell table:number-columns-repeated="64"/>
          <table:table-cell table:formula="of:=MIN([.A52:.BL52])" office:value-type="float" office:value="0.716319" calcext:value-type="float">
            <text:p>0,716319</text:p>
          </table:table-cell>
          <table:table-cell table:formula="of:=MAX([.A52:.BL52])" office:value-type="float" office:value="1.45393" calcext:value-type="float">
            <text:p>1,45393</text:p>
          </table:table-cell>
          <table:table-cell table:number-columns-repeated="7"/>
        </table:table-row>
        <table:table-row table:style-name="ro2">
          <table:table-cell office:value-type="float" office:value="0.740744" calcext:value-type="float">
            <text:p>0,740744</text:p>
          </table:table-cell>
          <table:table-cell office:value-type="float" office:value="1.10059" calcext:value-type="float">
            <text:p>1,10059</text:p>
          </table:table-cell>
          <table:table-cell office:value-type="float" office:value="1.94671" calcext:value-type="float">
            <text:p>1,94671</text:p>
          </table:table-cell>
          <table:table-cell office:value-type="float" office:value="2.04418" calcext:value-type="float">
            <text:p>2,04418</text:p>
          </table:table-cell>
          <table:table-cell table:number-columns-repeated="64"/>
          <table:table-cell table:formula="of:=MIN([.A53:.BL53])" office:value-type="float" office:value="0.740744" calcext:value-type="float">
            <text:p>0,740744</text:p>
          </table:table-cell>
          <table:table-cell table:formula="of:=MAX([.A53:.BL53])" office:value-type="float" office:value="2.04418" calcext:value-type="float">
            <text:p>2,04418</text:p>
          </table:table-cell>
          <table:table-cell table:number-columns-repeated="7"/>
        </table:table-row>
        <table:table-row table:style-name="ro2">
          <table:table-cell office:value-type="float" office:value="0.941369" calcext:value-type="float">
            <text:p>0,941369</text:p>
          </table:table-cell>
          <table:table-cell office:value-type="float" office:value="1.62378" calcext:value-type="float">
            <text:p>1,62378</text:p>
          </table:table-cell>
          <table:table-cell office:value-type="float" office:value="1.87292" calcext:value-type="float">
            <text:p>1,87292</text:p>
          </table:table-cell>
          <table:table-cell office:value-type="float" office:value="1.08071" calcext:value-type="float">
            <text:p>1,08071</text:p>
          </table:table-cell>
          <table:table-cell table:number-columns-repeated="64"/>
          <table:table-cell table:formula="of:=MIN([.A54:.BL54])" office:value-type="float" office:value="0.941369" calcext:value-type="float">
            <text:p>0,941369</text:p>
          </table:table-cell>
          <table:table-cell table:formula="of:=MAX([.A54:.BL54])" office:value-type="float" office:value="1.87292" calcext:value-type="float">
            <text:p>1,87292</text:p>
          </table:table-cell>
          <table:table-cell table:number-columns-repeated="7"/>
        </table:table-row>
        <table:table-row table:style-name="ro2">
          <table:table-cell office:value-type="float" office:value="0.693093" calcext:value-type="float">
            <text:p>0,693093</text:p>
          </table:table-cell>
          <table:table-cell office:value-type="float" office:value="0.69771" calcext:value-type="float">
            <text:p>0,69771</text:p>
          </table:table-cell>
          <table:table-cell office:value-type="float" office:value="0.608134" calcext:value-type="float">
            <text:p>0,608134</text:p>
          </table:table-cell>
          <table:table-cell office:value-type="float" office:value="0.546243" calcext:value-type="float">
            <text:p>0,546243</text:p>
          </table:table-cell>
          <table:table-cell table:number-columns-repeated="64"/>
          <table:table-cell table:formula="of:=MIN([.A55:.BL55])" office:value-type="float" office:value="0.546243" calcext:value-type="float">
            <text:p>0,546243</text:p>
          </table:table-cell>
          <table:table-cell table:formula="of:=MAX([.A55:.BL55])" office:value-type="float" office:value="0.69771" calcext:value-type="float">
            <text:p>0,69771</text:p>
          </table:table-cell>
          <table:table-cell table:number-columns-repeated="7"/>
        </table:table-row>
        <table:table-row table:style-name="ro2">
          <table:table-cell office:value-type="float" office:value="1.15859" calcext:value-type="float">
            <text:p>1,15859</text:p>
          </table:table-cell>
          <table:table-cell office:value-type="float" office:value="0.73315" calcext:value-type="float">
            <text:p>0,73315</text:p>
          </table:table-cell>
          <table:table-cell office:value-type="float" office:value="2.03714" calcext:value-type="float">
            <text:p>2,03714</text:p>
          </table:table-cell>
          <table:table-cell office:value-type="float" office:value="2.05998" calcext:value-type="float">
            <text:p>2,05998</text:p>
          </table:table-cell>
          <table:table-cell table:number-columns-repeated="64"/>
          <table:table-cell table:formula="of:=MIN([.A56:.BL56])" office:value-type="float" office:value="0.73315" calcext:value-type="float">
            <text:p>0,73315</text:p>
          </table:table-cell>
          <table:table-cell table:formula="of:=MAX([.A56:.BL56])" office:value-type="float" office:value="2.05998" calcext:value-type="float">
            <text:p>2,05998</text:p>
          </table:table-cell>
          <table:table-cell table:number-columns-repeated="7"/>
        </table:table-row>
        <table:table-row table:style-name="ro2">
          <table:table-cell office:value-type="float" office:value="0.818737" calcext:value-type="float">
            <text:p>0,818737</text:p>
          </table:table-cell>
          <table:table-cell office:value-type="float" office:value="1.26062" calcext:value-type="float">
            <text:p>1,26062</text:p>
          </table:table-cell>
          <table:table-cell office:value-type="float" office:value="1.53392" calcext:value-type="float">
            <text:p>1,53392</text:p>
          </table:table-cell>
          <table:table-cell office:value-type="float" office:value="1.00937" calcext:value-type="float">
            <text:p>1,00937</text:p>
          </table:table-cell>
          <table:table-cell table:number-columns-repeated="64"/>
          <table:table-cell table:formula="of:=MIN([.A57:.BL57])" office:value-type="float" office:value="0.818737" calcext:value-type="float">
            <text:p>0,818737</text:p>
          </table:table-cell>
          <table:table-cell table:formula="of:=MAX([.A57:.BL57])" office:value-type="float" office:value="1.53392" calcext:value-type="float">
            <text:p>1,53392</text:p>
          </table:table-cell>
          <table:table-cell table:number-columns-repeated="7"/>
        </table:table-row>
        <table:table-row table:style-name="ro2">
          <table:table-cell office:value-type="float" office:value="1.03162" calcext:value-type="float">
            <text:p>1,03162</text:p>
          </table:table-cell>
          <table:table-cell office:value-type="float" office:value="0.603808" calcext:value-type="float">
            <text:p>0,603808</text:p>
          </table:table-cell>
          <table:table-cell office:value-type="float" office:value="1.83791" calcext:value-type="float">
            <text:p>1,83791</text:p>
          </table:table-cell>
          <table:table-cell office:value-type="float" office:value="1.9705" calcext:value-type="float">
            <text:p>1,9705</text:p>
          </table:table-cell>
          <table:table-cell table:number-columns-repeated="64"/>
          <table:table-cell table:formula="of:=MIN([.A58:.BL58])" office:value-type="float" office:value="0.603808" calcext:value-type="float">
            <text:p>0,603808</text:p>
          </table:table-cell>
          <table:table-cell table:formula="of:=MAX([.A58:.BL58])" office:value-type="float" office:value="1.9705" calcext:value-type="float">
            <text:p>1,9705</text:p>
          </table:table-cell>
          <table:table-cell table:number-columns-repeated="7"/>
        </table:table-row>
        <table:table-row table:style-name="ro2">
          <table:table-cell office:value-type="float" office:value="0.573563" calcext:value-type="float">
            <text:p>0,573563</text:p>
          </table:table-cell>
          <table:table-cell office:value-type="float" office:value="0.821895" calcext:value-type="float">
            <text:p>0,821895</text:p>
          </table:table-cell>
          <table:table-cell office:value-type="float" office:value="1.76798" calcext:value-type="float">
            <text:p>1,76798</text:p>
          </table:table-cell>
          <table:table-cell office:value-type="float" office:value="1.35996" calcext:value-type="float">
            <text:p>1,35996</text:p>
          </table:table-cell>
          <table:table-cell table:number-columns-repeated="64"/>
          <table:table-cell table:formula="of:=MIN([.A59:.BL59])" office:value-type="float" office:value="0.573563" calcext:value-type="float">
            <text:p>0,573563</text:p>
          </table:table-cell>
          <table:table-cell table:formula="of:=MAX([.A59:.BL59])" office:value-type="float" office:value="1.76798" calcext:value-type="float">
            <text:p>1,76798</text:p>
          </table:table-cell>
          <table:table-cell table:number-columns-repeated="7"/>
        </table:table-row>
        <table:table-row table:style-name="ro2">
          <table:table-cell office:value-type="float" office:value="2.35073" calcext:value-type="float">
            <text:p>2,35073</text:p>
          </table:table-cell>
          <table:table-cell office:value-type="float" office:value="2.3827" calcext:value-type="float">
            <text:p>2,3827</text:p>
          </table:table-cell>
          <table:table-cell office:value-type="float" office:value="2.38546" calcext:value-type="float">
            <text:p>2,38546</text:p>
          </table:table-cell>
          <table:table-cell office:value-type="float" office:value="2.40539" calcext:value-type="float">
            <text:p>2,40539</text:p>
          </table:table-cell>
          <table:table-cell table:number-columns-repeated="64"/>
          <table:table-cell table:formula="of:=MIN([.A60:.BL60])" office:value-type="float" office:value="2.35073" calcext:value-type="float">
            <text:p>2,35073</text:p>
          </table:table-cell>
          <table:table-cell table:formula="of:=MAX([.A60:.BL60])" office:value-type="float" office:value="2.40539" calcext:value-type="float">
            <text:p>2,40539</text:p>
          </table:table-cell>
          <table:table-cell table:number-columns-repeated="7"/>
        </table:table-row>
        <table:table-row table:style-name="ro2">
          <table:table-cell office:value-type="float" office:value="0.973002" calcext:value-type="float">
            <text:p>0,973002</text:p>
          </table:table-cell>
          <table:table-cell office:value-type="float" office:value="1.44138" calcext:value-type="float">
            <text:p>1,44138</text:p>
          </table:table-cell>
          <table:table-cell office:value-type="float" office:value="1.55685" calcext:value-type="float">
            <text:p>1,55685</text:p>
          </table:table-cell>
          <table:table-cell office:value-type="float" office:value="0.994465" calcext:value-type="float">
            <text:p>0,994465</text:p>
          </table:table-cell>
          <table:table-cell table:number-columns-repeated="64"/>
          <table:table-cell table:formula="of:=MIN([.A61:.BL61])" office:value-type="float" office:value="0.973002" calcext:value-type="float">
            <text:p>0,973002</text:p>
          </table:table-cell>
          <table:table-cell table:formula="of:=MAX([.A61:.BL61])" office:value-type="float" office:value="1.55685" calcext:value-type="float">
            <text:p>1,55685</text:p>
          </table:table-cell>
          <table:table-cell table:number-columns-repeated="7"/>
        </table:table-row>
        <table:table-row table:style-name="ro2">
          <table:table-cell office:value-type="float" office:value="0.958839" calcext:value-type="float">
            <text:p>0,958839</text:p>
          </table:table-cell>
          <table:table-cell office:value-type="float" office:value="1.34492" calcext:value-type="float">
            <text:p>1,34492</text:p>
          </table:table-cell>
          <table:table-cell office:value-type="float" office:value="0.806995" calcext:value-type="float">
            <text:p>0,806995</text:p>
          </table:table-cell>
          <table:table-cell office:value-type="float" office:value="1.8237" calcext:value-type="float">
            <text:p>1,8237</text:p>
          </table:table-cell>
          <table:table-cell table:number-columns-repeated="64"/>
          <table:table-cell table:formula="of:=MIN([.A62:.BL62])" office:value-type="float" office:value="0.806995" calcext:value-type="float">
            <text:p>0,806995</text:p>
          </table:table-cell>
          <table:table-cell table:formula="of:=MAX([.A62:.BL62])" office:value-type="float" office:value="1.8237" calcext:value-type="float">
            <text:p>1,8237</text:p>
          </table:table-cell>
          <table:table-cell table:number-columns-repeated="7"/>
        </table:table-row>
        <table:table-row table:style-name="ro2">
          <table:table-cell office:value-type="float" office:value="2.35782" calcext:value-type="float">
            <text:p>2,35782</text:p>
          </table:table-cell>
          <table:table-cell office:value-type="float" office:value="2.37903" calcext:value-type="float">
            <text:p>2,37903</text:p>
          </table:table-cell>
          <table:table-cell office:value-type="float" office:value="2.41011" calcext:value-type="float">
            <text:p>2,41011</text:p>
          </table:table-cell>
          <table:table-cell office:value-type="float" office:value="2.42763" calcext:value-type="float">
            <text:p>2,42763</text:p>
          </table:table-cell>
          <table:table-cell table:number-columns-repeated="64"/>
          <table:table-cell table:formula="of:=MIN([.A63:.BL63])" office:value-type="float" office:value="2.35782" calcext:value-type="float">
            <text:p>2,35782</text:p>
          </table:table-cell>
          <table:table-cell table:formula="of:=MAX([.A63:.BL63])" office:value-type="float" office:value="2.42763" calcext:value-type="float">
            <text:p>2,4276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5621" calcext:value-type="float">
            <text:p>1,15621</text:p>
          </table:table-cell>
          <table:table-cell office:value-type="float" office:value="1.19317" calcext:value-type="float">
            <text:p>1,19317</text:p>
          </table:table-cell>
          <table:table-cell office:value-type="float" office:value="2.35105" calcext:value-type="float">
            <text:p>2,35105</text:p>
          </table:table-cell>
          <table:table-cell office:value-type="float" office:value="1.2068" calcext:value-type="float">
            <text:p>1,2068</text:p>
          </table:table-cell>
          <table:table-cell office:value-type="float" office:value="2.37302" calcext:value-type="float">
            <text:p>2,37302</text:p>
          </table:table-cell>
          <table:table-cell office:value-type="float" office:value="1.22868" calcext:value-type="float">
            <text:p>1,22868</text:p>
          </table:table-cell>
          <table:table-cell office:value-type="float" office:value="2.38559" calcext:value-type="float">
            <text:p>2,38559</text:p>
          </table:table-cell>
          <table:table-cell office:value-type="float" office:value="1.23545" calcext:value-type="float">
            <text:p>1,23545</text:p>
          </table:table-cell>
          <table:table-cell table:number-columns-repeated="60"/>
          <table:table-cell table:formula="of:=MIN([.A65:.BL65])" office:value-type="float" office:value="1.15621" calcext:value-type="float">
            <text:p>1,15621</text:p>
          </table:table-cell>
          <table:table-cell table:formula="of:=MAX([.A65:.BL65])" office:value-type="float" office:value="2.38559" calcext:value-type="float">
            <text:p>2,38559</text:p>
          </table:table-cell>
          <table:table-cell table:number-columns-repeated="7"/>
        </table:table-row>
        <table:table-row table:style-name="ro2">
          <table:table-cell office:value-type="float" office:value="0.501353" calcext:value-type="float">
            <text:p>0,501353</text:p>
          </table:table-cell>
          <table:table-cell office:value-type="float" office:value="0.34956" calcext:value-type="float">
            <text:p>0,34956</text:p>
          </table:table-cell>
          <table:table-cell office:value-type="float" office:value="1.16708" calcext:value-type="float">
            <text:p>1,16708</text:p>
          </table:table-cell>
          <table:table-cell office:value-type="float" office:value="1.18929" calcext:value-type="float">
            <text:p>1,18929</text:p>
          </table:table-cell>
          <table:table-cell office:value-type="float" office:value="0.781332" calcext:value-type="float">
            <text:p>0,781332</text:p>
          </table:table-cell>
          <table:table-cell office:value-type="float" office:value="0.572511" calcext:value-type="float">
            <text:p>0,572511</text:p>
          </table:table-cell>
          <table:table-cell office:value-type="float" office:value="0.304448" calcext:value-type="float">
            <text:p>0,304448</text:p>
          </table:table-cell>
          <table:table-cell office:value-type="float" office:value="0.553899" calcext:value-type="float">
            <text:p>0,553899</text:p>
          </table:table-cell>
          <table:table-cell table:number-columns-repeated="60"/>
          <table:table-cell table:formula="of:=MIN([.A66:.BL66])" office:value-type="float" office:value="0.304448" calcext:value-type="float">
            <text:p>0,304448</text:p>
          </table:table-cell>
          <table:table-cell table:formula="of:=MAX([.A66:.BL66])" office:value-type="float" office:value="1.18929" calcext:value-type="float">
            <text:p>1,18929</text:p>
          </table:table-cell>
          <table:table-cell table:number-columns-repeated="7"/>
        </table:table-row>
        <table:table-row table:style-name="ro2">
          <table:table-cell office:value-type="float" office:value="1.21488" calcext:value-type="float">
            <text:p>1,21488</text:p>
          </table:table-cell>
          <table:table-cell office:value-type="float" office:value="1.22153" calcext:value-type="float">
            <text:p>1,22153</text:p>
          </table:table-cell>
          <table:table-cell office:value-type="float" office:value="1.24129" calcext:value-type="float">
            <text:p>1,24129</text:p>
          </table:table-cell>
          <table:table-cell office:value-type="float" office:value="0.464008" calcext:value-type="float">
            <text:p>0,464008</text:p>
          </table:table-cell>
          <table:table-cell office:value-type="float" office:value="1.68129" calcext:value-type="float">
            <text:p>1,68129</text:p>
          </table:table-cell>
          <table:table-cell office:value-type="float" office:value="0.504023" calcext:value-type="float">
            <text:p>0,504023</text:p>
          </table:table-cell>
          <table:table-cell office:value-type="float" office:value="1.0256" calcext:value-type="float">
            <text:p>1,0256</text:p>
          </table:table-cell>
          <table:table-cell office:value-type="float" office:value="1.0675" calcext:value-type="float">
            <text:p>1,0675</text:p>
          </table:table-cell>
          <table:table-cell table:number-columns-repeated="60"/>
          <table:table-cell table:formula="of:=MIN([.A67:.BL67])" office:value-type="float" office:value="0.464008" calcext:value-type="float">
            <text:p>0,464008</text:p>
          </table:table-cell>
          <table:table-cell table:formula="of:=MAX([.A67:.BL67])" office:value-type="float" office:value="1.68129" calcext:value-type="float">
            <text:p>1,68129</text:p>
          </table:table-cell>
          <table:table-cell table:number-columns-repeated="7"/>
        </table:table-row>
        <table:table-row table:style-name="ro2">
          <table:table-cell office:value-type="float" office:value="1.16322" calcext:value-type="float">
            <text:p>1,16322</text:p>
          </table:table-cell>
          <table:table-cell office:value-type="float" office:value="1.19938" calcext:value-type="float">
            <text:p>1,19938</text:p>
          </table:table-cell>
          <table:table-cell office:value-type="float" office:value="1.20525" calcext:value-type="float">
            <text:p>1,20525</text:p>
          </table:table-cell>
          <table:table-cell office:value-type="float" office:value="1.21229" calcext:value-type="float">
            <text:p>1,21229</text:p>
          </table:table-cell>
          <table:table-cell office:value-type="float" office:value="0.370969" calcext:value-type="float">
            <text:p>0,370969</text:p>
          </table:table-cell>
          <table:table-cell office:value-type="float" office:value="0.576718" calcext:value-type="float">
            <text:p>0,576718</text:p>
          </table:table-cell>
          <table:table-cell office:value-type="float" office:value="0.456873" calcext:value-type="float">
            <text:p>0,456873</text:p>
          </table:table-cell>
          <table:table-cell office:value-type="float" office:value="0.888113" calcext:value-type="float">
            <text:p>0,888113</text:p>
          </table:table-cell>
          <table:table-cell table:number-columns-repeated="60"/>
          <table:table-cell table:formula="of:=MIN([.A68:.BL68])" office:value-type="float" office:value="0.370969" calcext:value-type="float">
            <text:p>0,370969</text:p>
          </table:table-cell>
          <table:table-cell table:formula="of:=MAX([.A68:.BL68])" office:value-type="float" office:value="1.21229" calcext:value-type="float">
            <text:p>1,21229</text:p>
          </table:table-cell>
          <table:table-cell table:number-columns-repeated="7"/>
        </table:table-row>
        <table:table-row table:style-name="ro2">
          <table:table-cell office:value-type="float" office:value="0.549677" calcext:value-type="float">
            <text:p>0,549677</text:p>
          </table:table-cell>
          <table:table-cell office:value-type="float" office:value="0.490214" calcext:value-type="float">
            <text:p>0,490214</text:p>
          </table:table-cell>
          <table:table-cell office:value-type="float" office:value="1.0818" calcext:value-type="float">
            <text:p>1,0818</text:p>
          </table:table-cell>
          <table:table-cell office:value-type="float" office:value="1.22649" calcext:value-type="float">
            <text:p>1,22649</text:p>
          </table:table-cell>
          <table:table-cell office:value-type="float" office:value="0.611639" calcext:value-type="float">
            <text:p>0,611639</text:p>
          </table:table-cell>
          <table:table-cell office:value-type="float" office:value="0.757528" calcext:value-type="float">
            <text:p>0,757528</text:p>
          </table:table-cell>
          <table:table-cell office:value-type="float" office:value="0.816633" calcext:value-type="float">
            <text:p>0,816633</text:p>
          </table:table-cell>
          <table:table-cell office:value-type="float" office:value="0.419686" calcext:value-type="float">
            <text:p>0,419686</text:p>
          </table:table-cell>
          <table:table-cell table:number-columns-repeated="60"/>
          <table:table-cell table:formula="of:=MIN([.A69:.BL69])" office:value-type="float" office:value="0.419686" calcext:value-type="float">
            <text:p>0,419686</text:p>
          </table:table-cell>
          <table:table-cell table:formula="of:=MAX([.A69:.BL69])" office:value-type="float" office:value="1.22649" calcext:value-type="float">
            <text:p>1,22649</text:p>
          </table:table-cell>
          <table:table-cell table:number-columns-repeated="7"/>
        </table:table-row>
        <table:table-row table:style-name="ro2">
          <table:table-cell office:value-type="float" office:value="0.495492" calcext:value-type="float">
            <text:p>0,495492</text:p>
          </table:table-cell>
          <table:table-cell office:value-type="float" office:value="0.840122" calcext:value-type="float">
            <text:p>0,840122</text:p>
          </table:table-cell>
          <table:table-cell office:value-type="float" office:value="0.356814" calcext:value-type="float">
            <text:p>0,356814</text:p>
          </table:table-cell>
          <table:table-cell office:value-type="float" office:value="0.779043" calcext:value-type="float">
            <text:p>0,779043</text:p>
          </table:table-cell>
          <table:table-cell office:value-type="float" office:value="0.351008" calcext:value-type="float">
            <text:p>0,351008</text:p>
          </table:table-cell>
          <table:table-cell office:value-type="float" office:value="0.626277" calcext:value-type="float">
            <text:p>0,626277</text:p>
          </table:table-cell>
          <table:table-cell office:value-type="float" office:value="0.987996" calcext:value-type="float">
            <text:p>0,987996</text:p>
          </table:table-cell>
          <table:table-cell office:value-type="float" office:value="1.86478" calcext:value-type="float">
            <text:p>1,86478</text:p>
          </table:table-cell>
          <table:table-cell table:number-columns-repeated="60"/>
          <table:table-cell table:formula="of:=MIN([.A70:.BL70])" office:value-type="float" office:value="0.351008" calcext:value-type="float">
            <text:p>0,351008</text:p>
          </table:table-cell>
          <table:table-cell table:formula="of:=MAX([.A70:.BL70])" office:value-type="float" office:value="1.86478" calcext:value-type="float">
            <text:p>1,86478</text:p>
          </table:table-cell>
          <table:table-cell table:number-columns-repeated="7"/>
        </table:table-row>
        <table:table-row table:style-name="ro2">
          <table:table-cell office:value-type="float" office:value="1.20105" calcext:value-type="float">
            <text:p>1,20105</text:p>
          </table:table-cell>
          <table:table-cell office:value-type="float" office:value="1.21883" calcext:value-type="float">
            <text:p>1,21883</text:p>
          </table:table-cell>
          <table:table-cell office:value-type="float" office:value="1.22319" calcext:value-type="float">
            <text:p>1,22319</text:p>
          </table:table-cell>
          <table:table-cell office:value-type="float" office:value="1.23694" calcext:value-type="float">
            <text:p>1,23694</text:p>
          </table:table-cell>
          <table:table-cell office:value-type="float" office:value="0.466486" calcext:value-type="float">
            <text:p>0,466486</text:p>
          </table:table-cell>
          <table:table-cell office:value-type="float" office:value="0.815899" calcext:value-type="float">
            <text:p>0,815899</text:p>
          </table:table-cell>
          <table:table-cell office:value-type="float" office:value="0.903621" calcext:value-type="float">
            <text:p>0,903621</text:p>
          </table:table-cell>
          <table:table-cell office:value-type="float" office:value="0.564489" calcext:value-type="float">
            <text:p>0,564489</text:p>
          </table:table-cell>
          <table:table-cell table:number-columns-repeated="60"/>
          <table:table-cell table:formula="of:=MIN([.A71:.BL71])" office:value-type="float" office:value="0.466486" calcext:value-type="float">
            <text:p>0,466486</text:p>
          </table:table-cell>
          <table:table-cell table:formula="of:=MAX([.A71:.BL71])" office:value-type="float" office:value="1.23694" calcext:value-type="float">
            <text:p>1,23694</text:p>
          </table:table-cell>
          <table:table-cell table:number-columns-repeated="7"/>
        </table:table-row>
        <table:table-row table:style-name="ro2">
          <table:table-cell office:value-type="float" office:value="0.364511" calcext:value-type="float">
            <text:p>0,364511</text:p>
          </table:table-cell>
          <table:table-cell office:value-type="float" office:value="0.622667" calcext:value-type="float">
            <text:p>0,622667</text:p>
          </table:table-cell>
          <table:table-cell office:value-type="float" office:value="0.534666" calcext:value-type="float">
            <text:p>0,534666</text:p>
          </table:table-cell>
          <table:table-cell office:value-type="float" office:value="1.20573" calcext:value-type="float">
            <text:p>1,20573</text:p>
          </table:table-cell>
          <table:table-cell office:value-type="float" office:value="0.687752" calcext:value-type="float">
            <text:p>0,687752</text:p>
          </table:table-cell>
          <table:table-cell office:value-type="float" office:value="0.683467" calcext:value-type="float">
            <text:p>0,683467</text:p>
          </table:table-cell>
          <table:table-cell office:value-type="float" office:value="0.55205" calcext:value-type="float">
            <text:p>0,55205</text:p>
          </table:table-cell>
          <table:table-cell office:value-type="float" office:value="0.568899" calcext:value-type="float">
            <text:p>0,568899</text:p>
          </table:table-cell>
          <table:table-cell table:number-columns-repeated="60"/>
          <table:table-cell table:formula="of:=MIN([.A72:.BL72])" office:value-type="float" office:value="0.364511" calcext:value-type="float">
            <text:p>0,364511</text:p>
          </table:table-cell>
          <table:table-cell table:formula="of:=MAX([.A72:.BL72])" office:value-type="float" office:value="1.20573" calcext:value-type="float">
            <text:p>1,20573</text:p>
          </table:table-cell>
          <table:table-cell table:number-columns-repeated="7"/>
        </table:table-row>
        <table:table-row table:style-name="ro2">
          <table:table-cell office:value-type="float" office:value="0.547513" calcext:value-type="float">
            <text:p>0,547513</text:p>
          </table:table-cell>
          <table:table-cell office:value-type="float" office:value="1.02484" calcext:value-type="float">
            <text:p>1,02484</text:p>
          </table:table-cell>
          <table:table-cell office:value-type="float" office:value="1.03615" calcext:value-type="float">
            <text:p>1,03615</text:p>
          </table:table-cell>
          <table:table-cell office:value-type="float" office:value="0.362857" calcext:value-type="float">
            <text:p>0,362857</text:p>
          </table:table-cell>
          <table:table-cell office:value-type="float" office:value="1.01784" calcext:value-type="float">
            <text:p>1,01784</text:p>
          </table:table-cell>
          <table:table-cell office:value-type="float" office:value="0.666836" calcext:value-type="float">
            <text:p>0,666836</text:p>
          </table:table-cell>
          <table:table-cell office:value-type="float" office:value="0.940545" calcext:value-type="float">
            <text:p>0,940545</text:p>
          </table:table-cell>
          <table:table-cell office:value-type="float" office:value="1.0016" calcext:value-type="float">
            <text:p>1,0016</text:p>
          </table:table-cell>
          <table:table-cell table:number-columns-repeated="60"/>
          <table:table-cell table:formula="of:=MIN([.A73:.BL73])" office:value-type="float" office:value="0.362857" calcext:value-type="float">
            <text:p>0,362857</text:p>
          </table:table-cell>
          <table:table-cell table:formula="of:=MAX([.A73:.BL73])" office:value-type="float" office:value="1.03615" calcext:value-type="float">
            <text:p>1,03615</text:p>
          </table:table-cell>
          <table:table-cell table:number-columns-repeated="7"/>
        </table:table-row>
        <table:table-row table:style-name="ro2">
          <table:table-cell office:value-type="float" office:value="0.372833" calcext:value-type="float">
            <text:p>0,372833</text:p>
          </table:table-cell>
          <table:table-cell office:value-type="float" office:value="0.686918" calcext:value-type="float">
            <text:p>0,686918</text:p>
          </table:table-cell>
          <table:table-cell office:value-type="float" office:value="0.580965" calcext:value-type="float">
            <text:p>0,580965</text:p>
          </table:table-cell>
          <table:table-cell office:value-type="float" office:value="0.526612" calcext:value-type="float">
            <text:p>0,526612</text:p>
          </table:table-cell>
          <table:table-cell office:value-type="float" office:value="0.697702" calcext:value-type="float">
            <text:p>0,697702</text:p>
          </table:table-cell>
          <table:table-cell office:value-type="float" office:value="1.6944" calcext:value-type="float">
            <text:p>1,6944</text:p>
          </table:table-cell>
          <table:table-cell office:value-type="float" office:value="1.40971" calcext:value-type="float">
            <text:p>1,40971</text:p>
          </table:table-cell>
          <table:table-cell office:value-type="float" office:value="1.20142" calcext:value-type="float">
            <text:p>1,20142</text:p>
          </table:table-cell>
          <table:table-cell table:number-columns-repeated="60"/>
          <table:table-cell table:formula="of:=MIN([.A74:.BL74])" office:value-type="float" office:value="0.372833" calcext:value-type="float">
            <text:p>0,372833</text:p>
          </table:table-cell>
          <table:table-cell table:formula="of:=MAX([.A74:.BL74])" office:value-type="float" office:value="1.6944" calcext:value-type="float">
            <text:p>1,6944</text:p>
          </table:table-cell>
          <table:table-cell table:number-columns-repeated="7"/>
        </table:table-row>
        <table:table-row table:style-name="ro2">
          <table:table-cell office:value-type="float" office:value="1.13455" calcext:value-type="float">
            <text:p>1,13455</text:p>
          </table:table-cell>
          <table:table-cell office:value-type="float" office:value="1.19402" calcext:value-type="float">
            <text:p>1,19402</text:p>
          </table:table-cell>
          <table:table-cell office:value-type="float" office:value="1.34078" calcext:value-type="float">
            <text:p>1,34078</text:p>
          </table:table-cell>
          <table:table-cell office:value-type="float" office:value="0.362244" calcext:value-type="float">
            <text:p>0,362244</text:p>
          </table:table-cell>
          <table:table-cell office:value-type="float" office:value="0.272224" calcext:value-type="float">
            <text:p>0,272224</text:p>
          </table:table-cell>
          <table:table-cell office:value-type="float" office:value="1.85011" calcext:value-type="float">
            <text:p>1,85011</text:p>
          </table:table-cell>
          <table:table-cell office:value-type="float" office:value="0.8413" calcext:value-type="float">
            <text:p>0,8413</text:p>
          </table:table-cell>
          <table:table-cell office:value-type="float" office:value="0.943503" calcext:value-type="float">
            <text:p>0,943503</text:p>
          </table:table-cell>
          <table:table-cell table:number-columns-repeated="60"/>
          <table:table-cell table:formula="of:=MIN([.A75:.BL75])" office:value-type="float" office:value="0.272224" calcext:value-type="float">
            <text:p>0,272224</text:p>
          </table:table-cell>
          <table:table-cell table:formula="of:=MAX([.A75:.BL75])" office:value-type="float" office:value="1.85011" calcext:value-type="float">
            <text:p>1,85011</text:p>
          </table:table-cell>
          <table:table-cell table:number-columns-repeated="7"/>
        </table:table-row>
        <table:table-row table:style-name="ro2">
          <table:table-cell office:value-type="float" office:value="0.52974" calcext:value-type="float">
            <text:p>0,52974</text:p>
          </table:table-cell>
          <table:table-cell office:value-type="float" office:value="0.385142" calcext:value-type="float">
            <text:p>0,385142</text:p>
          </table:table-cell>
          <table:table-cell office:value-type="float" office:value="1.22023" calcext:value-type="float">
            <text:p>1,22023</text:p>
          </table:table-cell>
          <table:table-cell office:value-type="float" office:value="0.489435" calcext:value-type="float">
            <text:p>0,489435</text:p>
          </table:table-cell>
          <table:table-cell office:value-type="float" office:value="1.50274" calcext:value-type="float">
            <text:p>1,50274</text:p>
          </table:table-cell>
          <table:table-cell office:value-type="float" office:value="1.02082" calcext:value-type="float">
            <text:p>1,02082</text:p>
          </table:table-cell>
          <table:table-cell office:value-type="float" office:value="0.505977" calcext:value-type="float">
            <text:p>0,505977</text:p>
          </table:table-cell>
          <table:table-cell office:value-type="float" office:value="0.41014" calcext:value-type="float">
            <text:p>0,41014</text:p>
          </table:table-cell>
          <table:table-cell table:number-columns-repeated="60"/>
          <table:table-cell table:formula="of:=MIN([.A76:.BL76])" office:value-type="float" office:value="0.385142" calcext:value-type="float">
            <text:p>0,385142</text:p>
          </table:table-cell>
          <table:table-cell table:formula="of:=MAX([.A76:.BL76])" office:value-type="float" office:value="1.50274" calcext:value-type="float">
            <text:p>1,50274</text:p>
          </table:table-cell>
          <table:table-cell table:number-columns-repeated="7"/>
        </table:table-row>
        <table:table-row table:style-name="ro2">
          <table:table-cell office:value-type="float" office:value="1.19685" calcext:value-type="float">
            <text:p>1,19685</text:p>
          </table:table-cell>
          <table:table-cell office:value-type="float" office:value="1.21977" calcext:value-type="float">
            <text:p>1,21977</text:p>
          </table:table-cell>
          <table:table-cell office:value-type="float" office:value="1.26679" calcext:value-type="float">
            <text:p>1,26679</text:p>
          </table:table-cell>
          <table:table-cell office:value-type="float" office:value="1.29776" calcext:value-type="float">
            <text:p>1,29776</text:p>
          </table:table-cell>
          <table:table-cell office:value-type="float" office:value="1.13945" calcext:value-type="float">
            <text:p>1,13945</text:p>
          </table:table-cell>
          <table:table-cell office:value-type="float" office:value="1.16011" calcext:value-type="float">
            <text:p>1,16011</text:p>
          </table:table-cell>
          <table:table-cell office:value-type="float" office:value="1.17049" calcext:value-type="float">
            <text:p>1,17049</text:p>
          </table:table-cell>
          <table:table-cell office:value-type="float" office:value="1.16947" calcext:value-type="float">
            <text:p>1,16947</text:p>
          </table:table-cell>
          <table:table-cell table:number-columns-repeated="60"/>
          <table:table-cell table:formula="of:=MIN([.A77:.BL77])" office:value-type="float" office:value="1.13945" calcext:value-type="float">
            <text:p>1,13945</text:p>
          </table:table-cell>
          <table:table-cell table:formula="of:=MAX([.A77:.BL77])" office:value-type="float" office:value="1.29776" calcext:value-type="float">
            <text:p>1,29776</text:p>
          </table:table-cell>
          <table:table-cell table:number-columns-repeated="7"/>
        </table:table-row>
        <table:table-row table:style-name="ro2">
          <table:table-cell office:value-type="float" office:value="1.14649" calcext:value-type="float">
            <text:p>1,14649</text:p>
          </table:table-cell>
          <table:table-cell office:value-type="float" office:value="1.28002" calcext:value-type="float">
            <text:p>1,28002</text:p>
          </table:table-cell>
          <table:table-cell office:value-type="float" office:value="1.30407" calcext:value-type="float">
            <text:p>1,30407</text:p>
          </table:table-cell>
          <table:table-cell office:value-type="float" office:value="1.34257" calcext:value-type="float">
            <text:p>1,34257</text:p>
          </table:table-cell>
          <table:table-cell office:value-type="float" office:value="1.18491" calcext:value-type="float">
            <text:p>1,18491</text:p>
          </table:table-cell>
          <table:table-cell office:value-type="float" office:value="1.19131" calcext:value-type="float">
            <text:p>1,19131</text:p>
          </table:table-cell>
          <table:table-cell office:value-type="float" office:value="1.21122" calcext:value-type="float">
            <text:p>1,21122</text:p>
          </table:table-cell>
          <table:table-cell office:value-type="float" office:value="1.1166" calcext:value-type="float">
            <text:p>1,1166</text:p>
          </table:table-cell>
          <table:table-cell table:number-columns-repeated="60"/>
          <table:table-cell table:formula="of:=MIN([.A78:.BL78])" office:value-type="float" office:value="1.1166" calcext:value-type="float">
            <text:p>1,1166</text:p>
          </table:table-cell>
          <table:table-cell table:formula="of:=MAX([.A78:.BL78])" office:value-type="float" office:value="1.34257" calcext:value-type="float">
            <text:p>1,34257</text:p>
          </table:table-cell>
          <table:table-cell table:number-columns-repeated="7"/>
        </table:table-row>
        <table:table-row table:style-name="ro2">
          <table:table-cell office:value-type="float" office:value="1.04857" calcext:value-type="float">
            <text:p>1,04857</text:p>
          </table:table-cell>
          <table:table-cell office:value-type="float" office:value="1.30916" calcext:value-type="float">
            <text:p>1,30916</text:p>
          </table:table-cell>
          <table:table-cell office:value-type="float" office:value="1.21061" calcext:value-type="float">
            <text:p>1,21061</text:p>
          </table:table-cell>
          <table:table-cell office:value-type="float" office:value="1.22392" calcext:value-type="float">
            <text:p>1,22392</text:p>
          </table:table-cell>
          <table:table-cell office:value-type="float" office:value="1.25053" calcext:value-type="float">
            <text:p>1,25053</text:p>
          </table:table-cell>
          <table:table-cell office:value-type="float" office:value="2.35132" calcext:value-type="float">
            <text:p>2,35132</text:p>
          </table:table-cell>
          <table:table-cell office:value-type="float" office:value="1.05207" calcext:value-type="float">
            <text:p>1,05207</text:p>
          </table:table-cell>
          <table:table-cell office:value-type="float" office:value="2.41638" calcext:value-type="float">
            <text:p>2,41638</text:p>
          </table:table-cell>
          <table:table-cell table:number-columns-repeated="60"/>
          <table:table-cell table:formula="of:=MIN([.A79:.BL79])" office:value-type="float" office:value="1.04857" calcext:value-type="float">
            <text:p>1,04857</text:p>
          </table:table-cell>
          <table:table-cell table:formula="of:=MAX([.A79:.BL79])" office:value-type="float" office:value="2.41638" calcext:value-type="float">
            <text:p>2,41638</text:p>
          </table:table-cell>
          <table:table-cell table:number-columns-repeated="7"/>
        </table:table-row>
        <table:table-row table:style-name="ro2">
          <table:table-cell office:value-type="float" office:value="1.10932" calcext:value-type="float">
            <text:p>1,10932</text:p>
          </table:table-cell>
          <table:table-cell office:value-type="float" office:value="1.21338" calcext:value-type="float">
            <text:p>1,21338</text:p>
          </table:table-cell>
          <table:table-cell office:value-type="float" office:value="1.29024" calcext:value-type="float">
            <text:p>1,29024</text:p>
          </table:table-cell>
          <table:table-cell office:value-type="float" office:value="1.38028" calcext:value-type="float">
            <text:p>1,38028</text:p>
          </table:table-cell>
          <table:table-cell office:value-type="float" office:value="0.705678" calcext:value-type="float">
            <text:p>0,705678</text:p>
          </table:table-cell>
          <table:table-cell office:value-type="float" office:value="0.555604" calcext:value-type="float">
            <text:p>0,555604</text:p>
          </table:table-cell>
          <table:table-cell office:value-type="float" office:value="0.997834" calcext:value-type="float">
            <text:p>0,997834</text:p>
          </table:table-cell>
          <table:table-cell office:value-type="float" office:value="1.11964" calcext:value-type="float">
            <text:p>1,11964</text:p>
          </table:table-cell>
          <table:table-cell table:number-columns-repeated="60"/>
          <table:table-cell table:formula="of:=MIN([.A80:.BL80])" office:value-type="float" office:value="0.555604" calcext:value-type="float">
            <text:p>0,555604</text:p>
          </table:table-cell>
          <table:table-cell table:formula="of:=MAX([.A80:.BL80])" office:value-type="float" office:value="1.38028" calcext:value-type="float">
            <text:p>1,38028</text:p>
          </table:table-cell>
          <table:table-cell table:number-columns-repeated="7"/>
        </table:table-row>
        <table:table-row table:style-name="ro2">
          <table:table-cell office:value-type="float" office:value="0.490674" calcext:value-type="float">
            <text:p>0,490674</text:p>
          </table:table-cell>
          <table:table-cell office:value-type="float" office:value="0.956191" calcext:value-type="float">
            <text:p>0,956191</text:p>
          </table:table-cell>
          <table:table-cell office:value-type="float" office:value="0.511601" calcext:value-type="float">
            <text:p>0,511601</text:p>
          </table:table-cell>
          <table:table-cell office:value-type="float" office:value="0.345078" calcext:value-type="float">
            <text:p>0,345078</text:p>
          </table:table-cell>
          <table:table-cell office:value-type="float" office:value="0.977191" calcext:value-type="float">
            <text:p>0,977191</text:p>
          </table:table-cell>
          <table:table-cell office:value-type="float" office:value="0.629656" calcext:value-type="float">
            <text:p>0,629656</text:p>
          </table:table-cell>
          <table:table-cell office:value-type="float" office:value="0.542463" calcext:value-type="float">
            <text:p>0,542463</text:p>
          </table:table-cell>
          <table:table-cell office:value-type="float" office:value="2.0315" calcext:value-type="float">
            <text:p>2,0315</text:p>
          </table:table-cell>
          <table:table-cell table:number-columns-repeated="60"/>
          <table:table-cell table:formula="of:=MIN([.A81:.BL81])" office:value-type="float" office:value="0.345078" calcext:value-type="float">
            <text:p>0,345078</text:p>
          </table:table-cell>
          <table:table-cell table:formula="of:=MAX([.A81:.BL81])" office:value-type="float" office:value="2.0315" calcext:value-type="float">
            <text:p>2,0315</text:p>
          </table:table-cell>
          <table:table-cell table:number-columns-repeated="7"/>
        </table:table-row>
        <table:table-row table:style-name="ro2">
          <table:table-cell office:value-type="float" office:value="0.489424" calcext:value-type="float">
            <text:p>0,489424</text:p>
          </table:table-cell>
          <table:table-cell office:value-type="float" office:value="0.498895" calcext:value-type="float">
            <text:p>0,498895</text:p>
          </table:table-cell>
          <table:table-cell office:value-type="float" office:value="1.14357" calcext:value-type="float">
            <text:p>1,14357</text:p>
          </table:table-cell>
          <table:table-cell office:value-type="float" office:value="1.45632" calcext:value-type="float">
            <text:p>1,45632</text:p>
          </table:table-cell>
          <table:table-cell office:value-type="float" office:value="1.09132" calcext:value-type="float">
            <text:p>1,09132</text:p>
          </table:table-cell>
          <table:table-cell office:value-type="float" office:value="0.406872" calcext:value-type="float">
            <text:p>0,406872</text:p>
          </table:table-cell>
          <table:table-cell office:value-type="float" office:value="0.894104" calcext:value-type="float">
            <text:p>0,894104</text:p>
          </table:table-cell>
          <table:table-cell office:value-type="float" office:value="0.939736" calcext:value-type="float">
            <text:p>0,939736</text:p>
          </table:table-cell>
          <table:table-cell table:number-columns-repeated="60"/>
          <table:table-cell table:formula="of:=MIN([.A82:.BL82])" office:value-type="float" office:value="0.406872" calcext:value-type="float">
            <text:p>0,406872</text:p>
          </table:table-cell>
          <table:table-cell table:formula="of:=MAX([.A82:.BL82])" office:value-type="float" office:value="1.45632" calcext:value-type="float">
            <text:p>1,45632</text:p>
          </table:table-cell>
          <table:table-cell table:number-columns-repeated="7"/>
        </table:table-row>
        <table:table-row table:style-name="ro2">
          <table:table-cell office:value-type="float" office:value="1.17296" calcext:value-type="float">
            <text:p>1,17296</text:p>
          </table:table-cell>
          <table:table-cell office:value-type="float" office:value="1.18784" calcext:value-type="float">
            <text:p>1,18784</text:p>
          </table:table-cell>
          <table:table-cell office:value-type="float" office:value="1.18818" calcext:value-type="float">
            <text:p>1,18818</text:p>
          </table:table-cell>
          <table:table-cell office:value-type="float" office:value="1.29629" calcext:value-type="float">
            <text:p>1,29629</text:p>
          </table:table-cell>
          <table:table-cell office:value-type="float" office:value="0.419902" calcext:value-type="float">
            <text:p>0,419902</text:p>
          </table:table-cell>
          <table:table-cell office:value-type="float" office:value="0.507871" calcext:value-type="float">
            <text:p>0,507871</text:p>
          </table:table-cell>
          <table:table-cell office:value-type="float" office:value="0.696334" calcext:value-type="float">
            <text:p>0,696334</text:p>
          </table:table-cell>
          <table:table-cell office:value-type="float" office:value="0.300127" calcext:value-type="float">
            <text:p>0,300127</text:p>
          </table:table-cell>
          <table:table-cell table:number-columns-repeated="60"/>
          <table:table-cell table:formula="of:=MIN([.A83:.BL83])" office:value-type="float" office:value="0.300127" calcext:value-type="float">
            <text:p>0,300127</text:p>
          </table:table-cell>
          <table:table-cell table:formula="of:=MAX([.A83:.BL83])" office:value-type="float" office:value="1.29629" calcext:value-type="float">
            <text:p>1,29629</text:p>
          </table:table-cell>
          <table:table-cell table:number-columns-repeated="7"/>
        </table:table-row>
        <table:table-row table:style-name="ro2">
          <table:table-cell office:value-type="float" office:value="1.16952" calcext:value-type="float">
            <text:p>1,16952</text:p>
          </table:table-cell>
          <table:table-cell office:value-type="float" office:value="1.17262" calcext:value-type="float">
            <text:p>1,17262</text:p>
          </table:table-cell>
          <table:table-cell office:value-type="float" office:value="1.18931" calcext:value-type="float">
            <text:p>1,18931</text:p>
          </table:table-cell>
          <table:table-cell office:value-type="float" office:value="1.2212" calcext:value-type="float">
            <text:p>1,2212</text:p>
          </table:table-cell>
          <table:table-cell office:value-type="float" office:value="0.476305" calcext:value-type="float">
            <text:p>0,476305</text:p>
          </table:table-cell>
          <table:table-cell office:value-type="float" office:value="0.845288" calcext:value-type="float">
            <text:p>0,845288</text:p>
          </table:table-cell>
          <table:table-cell office:value-type="float" office:value="0.508955" calcext:value-type="float">
            <text:p>0,508955</text:p>
          </table:table-cell>
          <table:table-cell office:value-type="float" office:value="0.96707" calcext:value-type="float">
            <text:p>0,96707</text:p>
          </table:table-cell>
          <table:table-cell table:number-columns-repeated="60"/>
          <table:table-cell table:formula="of:=MIN([.A84:.BL84])" office:value-type="float" office:value="0.476305" calcext:value-type="float">
            <text:p>0,476305</text:p>
          </table:table-cell>
          <table:table-cell table:formula="of:=MAX([.A84:.BL84])" office:value-type="float" office:value="1.2212" calcext:value-type="float">
            <text:p>1,22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80319" calcext:value-type="float">
            <text:p>0,580319</text:p>
          </table:table-cell>
          <table:table-cell office:value-type="float" office:value="0.592245" calcext:value-type="float">
            <text:p>0,592245</text:p>
          </table:table-cell>
          <table:table-cell office:value-type="float" office:value="0.616749" calcext:value-type="float">
            <text:p>0,616749</text:p>
          </table:table-cell>
          <table:table-cell office:value-type="float" office:value="0.378109" calcext:value-type="float">
            <text:p>0,378109</text:p>
          </table:table-cell>
          <table:table-cell office:value-type="float" office:value="0.642812" calcext:value-type="float">
            <text:p>0,642812</text:p>
          </table:table-cell>
          <table:table-cell office:value-type="float" office:value="0.802453" calcext:value-type="float">
            <text:p>0,802453</text:p>
          </table:table-cell>
          <table:table-cell office:value-type="float" office:value="0.900602" calcext:value-type="float">
            <text:p>0,900602</text:p>
          </table:table-cell>
          <table:table-cell office:value-type="float" office:value="0.414437" calcext:value-type="float">
            <text:p>0,414437</text:p>
          </table:table-cell>
          <table:table-cell office:value-type="float" office:value="1.66389" calcext:value-type="float">
            <text:p>1,66389</text:p>
          </table:table-cell>
          <table:table-cell office:value-type="float" office:value="0.758792" calcext:value-type="float">
            <text:p>0,758792</text:p>
          </table:table-cell>
          <table:table-cell office:value-type="float" office:value="0.972893" calcext:value-type="float">
            <text:p>0,972893</text:p>
          </table:table-cell>
          <table:table-cell office:value-type="float" office:value="1.39236" calcext:value-type="float">
            <text:p>1,39236</text:p>
          </table:table-cell>
          <table:table-cell office:value-type="float" office:value="1.37986" calcext:value-type="float">
            <text:p>1,37986</text:p>
          </table:table-cell>
          <table:table-cell office:value-type="float" office:value="1.43099" calcext:value-type="float">
            <text:p>1,43099</text:p>
          </table:table-cell>
          <table:table-cell office:value-type="float" office:value="0.839538" calcext:value-type="float">
            <text:p>0,839538</text:p>
          </table:table-cell>
          <table:table-cell office:value-type="float" office:value="0.476036" calcext:value-type="float">
            <text:p>0,476036</text:p>
          </table:table-cell>
          <table:table-cell table:number-columns-repeated="52"/>
          <table:table-cell table:formula="of:=MIN([.A86:.BL86])" office:value-type="float" office:value="0.378109" calcext:value-type="float">
            <text:p>0,378109</text:p>
          </table:table-cell>
          <table:table-cell table:formula="of:=MAX([.A86:.BL86])" office:value-type="float" office:value="1.66389" calcext:value-type="float">
            <text:p>1,66389</text:p>
          </table:table-cell>
          <table:table-cell table:number-columns-repeated="7"/>
        </table:table-row>
        <table:table-row table:style-name="ro2">
          <table:table-cell office:value-type="float" office:value="0.196175" calcext:value-type="float">
            <text:p>0,196175</text:p>
          </table:table-cell>
          <table:table-cell office:value-type="float" office:value="0.316275" calcext:value-type="float">
            <text:p>0,316275</text:p>
          </table:table-cell>
          <table:table-cell office:value-type="float" office:value="0.493187" calcext:value-type="float">
            <text:p>0,493187</text:p>
          </table:table-cell>
          <table:table-cell office:value-type="float" office:value="0.209131" calcext:value-type="float">
            <text:p>0,209131</text:p>
          </table:table-cell>
          <table:table-cell office:value-type="float" office:value="0.722617" calcext:value-type="float">
            <text:p>0,722617</text:p>
          </table:table-cell>
          <table:table-cell office:value-type="float" office:value="0.259078" calcext:value-type="float">
            <text:p>0,259078</text:p>
          </table:table-cell>
          <table:table-cell office:value-type="float" office:value="1.17553" calcext:value-type="float">
            <text:p>1,17553</text:p>
          </table:table-cell>
          <table:table-cell office:value-type="float" office:value="0.593221" calcext:value-type="float">
            <text:p>0,593221</text:p>
          </table:table-cell>
          <table:table-cell office:value-type="float" office:value="0.949331" calcext:value-type="float">
            <text:p>0,949331</text:p>
          </table:table-cell>
          <table:table-cell office:value-type="float" office:value="0.696677" calcext:value-type="float">
            <text:p>0,696677</text:p>
          </table:table-cell>
          <table:table-cell office:value-type="float" office:value="1.16658" calcext:value-type="float">
            <text:p>1,16658</text:p>
          </table:table-cell>
          <table:table-cell office:value-type="float" office:value="1.68483" calcext:value-type="float">
            <text:p>1,68483</text:p>
          </table:table-cell>
          <table:table-cell office:value-type="float" office:value="0.236782" calcext:value-type="float">
            <text:p>0,236782</text:p>
          </table:table-cell>
          <table:table-cell office:value-type="float" office:value="0.351716" calcext:value-type="float">
            <text:p>0,351716</text:p>
          </table:table-cell>
          <table:table-cell office:value-type="float" office:value="0.392466" calcext:value-type="float">
            <text:p>0,392466</text:p>
          </table:table-cell>
          <table:table-cell office:value-type="float" office:value="0.223563" calcext:value-type="float">
            <text:p>0,223563</text:p>
          </table:table-cell>
          <table:table-cell table:number-columns-repeated="52"/>
          <table:table-cell table:formula="of:=MIN([.A87:.BL87])" office:value-type="float" office:value="0.196175" calcext:value-type="float">
            <text:p>0,196175</text:p>
          </table:table-cell>
          <table:table-cell table:formula="of:=MAX([.A87:.BL87])" office:value-type="float" office:value="1.68483" calcext:value-type="float">
            <text:p>1,68483</text:p>
          </table:table-cell>
          <table:table-cell table:number-columns-repeated="7"/>
        </table:table-row>
        <table:table-row table:style-name="ro2">
          <table:table-cell office:value-type="float" office:value="0.222857" calcext:value-type="float">
            <text:p>0,222857</text:p>
          </table:table-cell>
          <table:table-cell office:value-type="float" office:value="0.324956" calcext:value-type="float">
            <text:p>0,324956</text:p>
          </table:table-cell>
          <table:table-cell office:value-type="float" office:value="0.293438" calcext:value-type="float">
            <text:p>0,293438</text:p>
          </table:table-cell>
          <table:table-cell office:value-type="float" office:value="0.182203" calcext:value-type="float">
            <text:p>0,182203</text:p>
          </table:table-cell>
          <table:table-cell office:value-type="float" office:value="1.13425" calcext:value-type="float">
            <text:p>1,13425</text:p>
          </table:table-cell>
          <table:table-cell office:value-type="float" office:value="0.99441" calcext:value-type="float">
            <text:p>0,99441</text:p>
          </table:table-cell>
          <table:table-cell office:value-type="float" office:value="0.218981" calcext:value-type="float">
            <text:p>0,218981</text:p>
          </table:table-cell>
          <table:table-cell office:value-type="float" office:value="0.917364" calcext:value-type="float">
            <text:p>0,917364</text:p>
          </table:table-cell>
          <table:table-cell office:value-type="float" office:value="0.236778" calcext:value-type="float">
            <text:p>0,236778</text:p>
          </table:table-cell>
          <table:table-cell office:value-type="float" office:value="1.1532" calcext:value-type="float">
            <text:p>1,1532</text:p>
          </table:table-cell>
          <table:table-cell office:value-type="float" office:value="0.692496" calcext:value-type="float">
            <text:p>0,692496</text:p>
          </table:table-cell>
          <table:table-cell office:value-type="float" office:value="1.50005" calcext:value-type="float">
            <text:p>1,50005</text:p>
          </table:table-cell>
          <table:table-cell office:value-type="float" office:value="1.82843" calcext:value-type="float">
            <text:p>1,82843</text:p>
          </table:table-cell>
          <table:table-cell office:value-type="float" office:value="1.02233" calcext:value-type="float">
            <text:p>1,02233</text:p>
          </table:table-cell>
          <table:table-cell office:value-type="float" office:value="0.295585" calcext:value-type="float">
            <text:p>0,295585</text:p>
          </table:table-cell>
          <table:table-cell office:value-type="float" office:value="0.211077" calcext:value-type="float">
            <text:p>0,211077</text:p>
          </table:table-cell>
          <table:table-cell table:number-columns-repeated="52"/>
          <table:table-cell table:formula="of:=MIN([.A88:.BL88])" office:value-type="float" office:value="0.182203" calcext:value-type="float">
            <text:p>0,182203</text:p>
          </table:table-cell>
          <table:table-cell table:formula="of:=MAX([.A88:.BL88])" office:value-type="float" office:value="1.82843" calcext:value-type="float">
            <text:p>1,82843</text:p>
          </table:table-cell>
          <table:table-cell table:number-columns-repeated="7"/>
        </table:table-row>
        <table:table-row table:style-name="ro2">
          <table:table-cell office:value-type="float" office:value="0.557782" calcext:value-type="float">
            <text:p>0,557782</text:p>
          </table:table-cell>
          <table:table-cell office:value-type="float" office:value="0.618371" calcext:value-type="float">
            <text:p>0,618371</text:p>
          </table:table-cell>
          <table:table-cell office:value-type="float" office:value="0.594503" calcext:value-type="float">
            <text:p>0,594503</text:p>
          </table:table-cell>
          <table:table-cell office:value-type="float" office:value="0.613855" calcext:value-type="float">
            <text:p>0,613855</text:p>
          </table:table-cell>
          <table:table-cell office:value-type="float" office:value="1.19854" calcext:value-type="float">
            <text:p>1,19854</text:p>
          </table:table-cell>
          <table:table-cell office:value-type="float" office:value="0.658447" calcext:value-type="float">
            <text:p>0,658447</text:p>
          </table:table-cell>
          <table:table-cell office:value-type="float" office:value="0.621879" calcext:value-type="float">
            <text:p>0,621879</text:p>
          </table:table-cell>
          <table:table-cell office:value-type="float" office:value="0.514947" calcext:value-type="float">
            <text:p>0,514947</text:p>
          </table:table-cell>
          <table:table-cell office:value-type="float" office:value="1.76409" calcext:value-type="float">
            <text:p>1,76409</text:p>
          </table:table-cell>
          <table:table-cell office:value-type="float" office:value="0.669167" calcext:value-type="float">
            <text:p>0,669167</text:p>
          </table:table-cell>
          <table:table-cell office:value-type="float" office:value="0.616423" calcext:value-type="float">
            <text:p>0,616423</text:p>
          </table:table-cell>
          <table:table-cell office:value-type="float" office:value="0.757689" calcext:value-type="float">
            <text:p>0,757689</text:p>
          </table:table-cell>
          <table:table-cell office:value-type="float" office:value="0.359367" calcext:value-type="float">
            <text:p>0,359367</text:p>
          </table:table-cell>
          <table:table-cell office:value-type="float" office:value="0.502953" calcext:value-type="float">
            <text:p>0,502953</text:p>
          </table:table-cell>
          <table:table-cell office:value-type="float" office:value="0.514121" calcext:value-type="float">
            <text:p>0,514121</text:p>
          </table:table-cell>
          <table:table-cell office:value-type="float" office:value="0.150414" calcext:value-type="float">
            <text:p>0,150414</text:p>
          </table:table-cell>
          <table:table-cell table:number-columns-repeated="52"/>
          <table:table-cell table:formula="of:=MIN([.A89:.BL89])" office:value-type="float" office:value="0.150414" calcext:value-type="float">
            <text:p>0,150414</text:p>
          </table:table-cell>
          <table:table-cell table:formula="of:=MAX([.A89:.BL89])" office:value-type="float" office:value="1.76409" calcext:value-type="float">
            <text:p>1,76409</text:p>
          </table:table-cell>
          <table:table-cell table:number-columns-repeated="7"/>
        </table:table-row>
        <table:table-row table:style-name="ro2">
          <table:table-cell office:value-type="float" office:value="0.550791" calcext:value-type="float">
            <text:p>0,550791</text:p>
          </table:table-cell>
          <table:table-cell office:value-type="float" office:value="0.575267" calcext:value-type="float">
            <text:p>0,575267</text:p>
          </table:table-cell>
          <table:table-cell office:value-type="float" office:value="0.640643" calcext:value-type="float">
            <text:p>0,640643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555268" calcext:value-type="float">
            <text:p>0,555268</text:p>
          </table:table-cell>
          <table:table-cell office:value-type="float" office:value="1.17529" calcext:value-type="float">
            <text:p>1,17529</text:p>
          </table:table-cell>
          <table:table-cell office:value-type="float" office:value="0.585023" calcext:value-type="float">
            <text:p>0,585023</text:p>
          </table:table-cell>
          <table:table-cell office:value-type="float" office:value="0.347363" calcext:value-type="float">
            <text:p>0,347363</text:p>
          </table:table-cell>
          <table:table-cell office:value-type="float" office:value="0.91416" calcext:value-type="float">
            <text:p>0,91416</text:p>
          </table:table-cell>
          <table:table-cell office:value-type="float" office:value="0.387377" calcext:value-type="float">
            <text:p>0,387377</text:p>
          </table:table-cell>
          <table:table-cell office:value-type="float" office:value="0.644582" calcext:value-type="float">
            <text:p>0,644582</text:p>
          </table:table-cell>
          <table:table-cell office:value-type="float" office:value="0.202126" calcext:value-type="float">
            <text:p>0,202126</text:p>
          </table:table-cell>
          <table:table-cell office:value-type="float" office:value="1.28729" calcext:value-type="float">
            <text:p>1,28729</text:p>
          </table:table-cell>
          <table:table-cell office:value-type="float" office:value="1.22758" calcext:value-type="float">
            <text:p>1,22758</text:p>
          </table:table-cell>
          <table:table-cell office:value-type="float" office:value="1.36363" calcext:value-type="float">
            <text:p>1,36363</text:p>
          </table:table-cell>
          <table:table-cell office:value-type="float" office:value="1.39362" calcext:value-type="float">
            <text:p>1,39362</text:p>
          </table:table-cell>
          <table:table-cell table:number-columns-repeated="52"/>
          <table:table-cell table:formula="of:=MIN([.A90:.BL90])" office:value-type="float" office:value="0.202126" calcext:value-type="float">
            <text:p>0,202126</text:p>
          </table:table-cell>
          <table:table-cell table:formula="of:=MAX([.A90:.BL90])" office:value-type="float" office:value="1.39362" calcext:value-type="float">
            <text:p>1,39362</text:p>
          </table:table-cell>
          <table:table-cell table:number-columns-repeated="7"/>
        </table:table-row>
        <table:table-row table:style-name="ro2">
          <table:table-cell office:value-type="float" office:value="0.245169" calcext:value-type="float">
            <text:p>0,245169</text:p>
          </table:table-cell>
          <table:table-cell office:value-type="float" office:value="0.40536" calcext:value-type="float">
            <text:p>0,40536</text:p>
          </table:table-cell>
          <table:table-cell office:value-type="float" office:value="0.5188" calcext:value-type="float">
            <text:p>0,5188</text:p>
          </table:table-cell>
          <table:table-cell office:value-type="float" office:value="0.338275" calcext:value-type="float">
            <text:p>0,338275</text:p>
          </table:table-cell>
          <table:table-cell office:value-type="float" office:value="0.380324" calcext:value-type="float">
            <text:p>0,380324</text:p>
          </table:table-cell>
          <table:table-cell office:value-type="float" office:value="0.404325" calcext:value-type="float">
            <text:p>0,404325</text:p>
          </table:table-cell>
          <table:table-cell office:value-type="float" office:value="0.371283" calcext:value-type="float">
            <text:p>0,371283</text:p>
          </table:table-cell>
          <table:table-cell office:value-type="float" office:value="0.414867" calcext:value-type="float">
            <text:p>0,414867</text:p>
          </table:table-cell>
          <table:table-cell office:value-type="float" office:value="0.552735" calcext:value-type="float">
            <text:p>0,552735</text:p>
          </table:table-cell>
          <table:table-cell office:value-type="float" office:value="1.34965" calcext:value-type="float">
            <text:p>1,34965</text:p>
          </table:table-cell>
          <table:table-cell office:value-type="float" office:value="0.279099" calcext:value-type="float">
            <text:p>0,279099</text:p>
          </table:table-cell>
          <table:table-cell office:value-type="float" office:value="0.485343" calcext:value-type="float">
            <text:p>0,485343</text:p>
          </table:table-cell>
          <table:table-cell office:value-type="float" office:value="1.03625" calcext:value-type="float">
            <text:p>1,03625</text:p>
          </table:table-cell>
          <table:table-cell office:value-type="float" office:value="1.54794" calcext:value-type="float">
            <text:p>1,54794</text:p>
          </table:table-cell>
          <table:table-cell office:value-type="float" office:value="0.169588" calcext:value-type="float">
            <text:p>0,169588</text:p>
          </table:table-cell>
          <table:table-cell office:value-type="float" office:value="0.229726" calcext:value-type="float">
            <text:p>0,229726</text:p>
          </table:table-cell>
          <table:table-cell table:number-columns-repeated="52"/>
          <table:table-cell table:formula="of:=MIN([.A91:.BL91])" office:value-type="float" office:value="0.169588" calcext:value-type="float">
            <text:p>0,169588</text:p>
          </table:table-cell>
          <table:table-cell table:formula="of:=MAX([.A91:.BL91])" office:value-type="float" office:value="1.54794" calcext:value-type="float">
            <text:p>1,54794</text:p>
          </table:table-cell>
          <table:table-cell table:number-columns-repeated="7"/>
        </table:table-row>
        <table:table-row table:style-name="ro2">
          <table:table-cell office:value-type="float" office:value="0.481449" calcext:value-type="float">
            <text:p>0,481449</text:p>
          </table:table-cell>
          <table:table-cell office:value-type="float" office:value="0.630478" calcext:value-type="float">
            <text:p>0,630478</text:p>
          </table:table-cell>
          <table:table-cell office:value-type="float" office:value="0.533724" calcext:value-type="float">
            <text:p>0,533724</text:p>
          </table:table-cell>
          <table:table-cell office:value-type="float" office:value="0.499946" calcext:value-type="float">
            <text:p>0,499946</text:p>
          </table:table-cell>
          <table:table-cell office:value-type="float" office:value="1.19392" calcext:value-type="float">
            <text:p>1,19392</text:p>
          </table:table-cell>
          <table:table-cell office:value-type="float" office:value="0.818518" calcext:value-type="float">
            <text:p>0,818518</text:p>
          </table:table-cell>
          <table:table-cell office:value-type="float" office:value="0.696229" calcext:value-type="float">
            <text:p>0,696229</text:p>
          </table:table-cell>
          <table:table-cell office:value-type="float" office:value="1.35522" calcext:value-type="float">
            <text:p>1,35522</text:p>
          </table:table-cell>
          <table:table-cell office:value-type="float" office:value="1.04568" calcext:value-type="float">
            <text:p>1,04568</text:p>
          </table:table-cell>
          <table:table-cell office:value-type="float" office:value="1.02635" calcext:value-type="float">
            <text:p>1,02635</text:p>
          </table:table-cell>
          <table:table-cell office:value-type="float" office:value="0.726803" calcext:value-type="float">
            <text:p>0,726803</text:p>
          </table:table-cell>
          <table:table-cell office:value-type="float" office:value="0.740834" calcext:value-type="float">
            <text:p>0,740834</text:p>
          </table:table-cell>
          <table:table-cell office:value-type="float" office:value="0.326989" calcext:value-type="float">
            <text:p>0,326989</text:p>
          </table:table-cell>
          <table:table-cell office:value-type="float" office:value="0.766678" calcext:value-type="float">
            <text:p>0,766678</text:p>
          </table:table-cell>
          <table:table-cell office:value-type="float" office:value="0.150598" calcext:value-type="float">
            <text:p>0,150598</text:p>
          </table:table-cell>
          <table:table-cell office:value-type="float" office:value="0.150164" calcext:value-type="float">
            <text:p>0,150164</text:p>
          </table:table-cell>
          <table:table-cell table:number-columns-repeated="52"/>
          <table:table-cell table:formula="of:=MIN([.A92:.BL92])" office:value-type="float" office:value="0.150164" calcext:value-type="float">
            <text:p>0,150164</text:p>
          </table:table-cell>
          <table:table-cell table:formula="of:=MAX([.A92:.BL92])" office:value-type="float" office:value="1.35522" calcext:value-type="float">
            <text:p>1,35522</text:p>
          </table:table-cell>
          <table:table-cell table:number-columns-repeated="7"/>
        </table:table-row>
        <table:table-row table:style-name="ro2">
          <table:table-cell office:value-type="float" office:value="0.334308" calcext:value-type="float">
            <text:p>0,334308</text:p>
          </table:table-cell>
          <table:table-cell office:value-type="float" office:value="0.526119" calcext:value-type="float">
            <text:p>0,526119</text:p>
          </table:table-cell>
          <table:table-cell office:value-type="float" office:value="0.234623" calcext:value-type="float">
            <text:p>0,234623</text:p>
          </table:table-cell>
          <table:table-cell office:value-type="float" office:value="0.184806" calcext:value-type="float">
            <text:p>0,184806</text:p>
          </table:table-cell>
          <table:table-cell office:value-type="float" office:value="0.439144" calcext:value-type="float">
            <text:p>0,439144</text:p>
          </table:table-cell>
          <table:table-cell office:value-type="float" office:value="0.254876" calcext:value-type="float">
            <text:p>0,254876</text:p>
          </table:table-cell>
          <table:table-cell office:value-type="float" office:value="0.241171" calcext:value-type="float">
            <text:p>0,241171</text:p>
          </table:table-cell>
          <table:table-cell office:value-type="float" office:value="0.373152" calcext:value-type="float">
            <text:p>0,373152</text:p>
          </table:table-cell>
          <table:table-cell office:value-type="float" office:value="1.45866" calcext:value-type="float">
            <text:p>1,45866</text:p>
          </table:table-cell>
          <table:table-cell office:value-type="float" office:value="1.14758" calcext:value-type="float">
            <text:p>1,14758</text:p>
          </table:table-cell>
          <table:table-cell office:value-type="float" office:value="1.02238" calcext:value-type="float">
            <text:p>1,02238</text:p>
          </table:table-cell>
          <table:table-cell office:value-type="float" office:value="0.880781" calcext:value-type="float">
            <text:p>0,880781</text:p>
          </table:table-cell>
          <table:table-cell office:value-type="float" office:value="0.336556" calcext:value-type="float">
            <text:p>0,336556</text:p>
          </table:table-cell>
          <table:table-cell office:value-type="float" office:value="0.577379" calcext:value-type="float">
            <text:p>0,577379</text:p>
          </table:table-cell>
          <table:table-cell office:value-type="float" office:value="0.872302" calcext:value-type="float">
            <text:p>0,872302</text:p>
          </table:table-cell>
          <table:table-cell office:value-type="float" office:value="0.43576" calcext:value-type="float">
            <text:p>0,43576</text:p>
          </table:table-cell>
          <table:table-cell table:number-columns-repeated="52"/>
          <table:table-cell table:formula="of:=MIN([.A93:.BL93])" office:value-type="float" office:value="0.184806" calcext:value-type="float">
            <text:p>0,184806</text:p>
          </table:table-cell>
          <table:table-cell table:formula="of:=MAX([.A93:.BL93])" office:value-type="float" office:value="1.45866" calcext:value-type="float">
            <text:p>1,45866</text:p>
          </table:table-cell>
          <table:table-cell table:number-columns-repeated="7"/>
        </table:table-row>
        <table:table-row table:style-name="ro2">
          <table:table-cell office:value-type="float" office:value="0.369263" calcext:value-type="float">
            <text:p>0,369263</text:p>
          </table:table-cell>
          <table:table-cell office:value-type="float" office:value="0.518385" calcext:value-type="float">
            <text:p>0,518385</text:p>
          </table:table-cell>
          <table:table-cell office:value-type="float" office:value="0.519936" calcext:value-type="float">
            <text:p>0,519936</text:p>
          </table:table-cell>
          <table:table-cell office:value-type="float" office:value="0.628025" calcext:value-type="float">
            <text:p>0,628025</text:p>
          </table:table-cell>
          <table:table-cell office:value-type="float" office:value="0.531062" calcext:value-type="float">
            <text:p>0,531062</text:p>
          </table:table-cell>
          <table:table-cell office:value-type="float" office:value="0.584354" calcext:value-type="float">
            <text:p>0,584354</text:p>
          </table:table-cell>
          <table:table-cell office:value-type="float" office:value="0.566483" calcext:value-type="float">
            <text:p>0,566483</text:p>
          </table:table-cell>
          <table:table-cell office:value-type="float" office:value="0.615374" calcext:value-type="float">
            <text:p>0,615374</text:p>
          </table:table-cell>
          <table:table-cell office:value-type="float" office:value="0.506312" calcext:value-type="float">
            <text:p>0,506312</text:p>
          </table:table-cell>
          <table:table-cell office:value-type="float" office:value="1.06098" calcext:value-type="float">
            <text:p>1,06098</text:p>
          </table:table-cell>
          <table:table-cell office:value-type="float" office:value="0.593771" calcext:value-type="float">
            <text:p>0,593771</text:p>
          </table:table-cell>
          <table:table-cell office:value-type="float" office:value="0.45548" calcext:value-type="float">
            <text:p>0,45548</text:p>
          </table:table-cell>
          <table:table-cell office:value-type="float" office:value="0.276686" calcext:value-type="float">
            <text:p>0,276686</text:p>
          </table:table-cell>
          <table:table-cell office:value-type="float" office:value="1.51206" calcext:value-type="float">
            <text:p>1,51206</text:p>
          </table:table-cell>
          <table:table-cell office:value-type="float" office:value="0.249924" calcext:value-type="float">
            <text:p>0,249924</text:p>
          </table:table-cell>
          <table:table-cell office:value-type="float" office:value="0.185032" calcext:value-type="float">
            <text:p>0,185032</text:p>
          </table:table-cell>
          <table:table-cell table:number-columns-repeated="52"/>
          <table:table-cell table:formula="of:=MIN([.A94:.BL94])" office:value-type="float" office:value="0.185032" calcext:value-type="float">
            <text:p>0,185032</text:p>
          </table:table-cell>
          <table:table-cell table:formula="of:=MAX([.A94:.BL94])" office:value-type="float" office:value="1.51206" calcext:value-type="float">
            <text:p>1,51206</text:p>
          </table:table-cell>
          <table:table-cell table:number-columns-repeated="7"/>
        </table:table-row>
        <table:table-row table:style-name="ro2">
          <table:table-cell office:value-type="float" office:value="0.548336" calcext:value-type="float">
            <text:p>0,548336</text:p>
          </table:table-cell>
          <table:table-cell office:value-type="float" office:value="0.604186" calcext:value-type="float">
            <text:p>0,604186</text:p>
          </table:table-cell>
          <table:table-cell office:value-type="float" office:value="0.712426" calcext:value-type="float">
            <text:p>0,712426</text:p>
          </table:table-cell>
          <table:table-cell office:value-type="float" office:value="0.345213" calcext:value-type="float">
            <text:p>0,345213</text:p>
          </table:table-cell>
          <table:table-cell office:value-type="float" office:value="0.917711" calcext:value-type="float">
            <text:p>0,917711</text:p>
          </table:table-cell>
          <table:table-cell office:value-type="float" office:value="0.429088" calcext:value-type="float">
            <text:p>0,429088</text:p>
          </table:table-cell>
          <table:table-cell office:value-type="float" office:value="0.440221" calcext:value-type="float">
            <text:p>0,440221</text:p>
          </table:table-cell>
          <table:table-cell office:value-type="float" office:value="0.430403" calcext:value-type="float">
            <text:p>0,430403</text:p>
          </table:table-cell>
          <table:table-cell office:value-type="float" office:value="0.709436" calcext:value-type="float">
            <text:p>0,709436</text:p>
          </table:table-cell>
          <table:table-cell office:value-type="float" office:value="0.162674" calcext:value-type="float">
            <text:p>0,162674</text:p>
          </table:table-cell>
          <table:table-cell office:value-type="float" office:value="0.370671" calcext:value-type="float">
            <text:p>0,370671</text:p>
          </table:table-cell>
          <table:table-cell office:value-type="float" office:value="0.610168" calcext:value-type="float">
            <text:p>0,610168</text:p>
          </table:table-cell>
          <table:table-cell office:value-type="float" office:value="0.367652" calcext:value-type="float">
            <text:p>0,367652</text:p>
          </table:table-cell>
          <table:table-cell office:value-type="float" office:value="0.229018" calcext:value-type="float">
            <text:p>0,229018</text:p>
          </table:table-cell>
          <table:table-cell office:value-type="float" office:value="0.307365" calcext:value-type="float">
            <text:p>0,307365</text:p>
          </table:table-cell>
          <table:table-cell office:value-type="float" office:value="0.195774" calcext:value-type="float">
            <text:p>0,195774</text:p>
          </table:table-cell>
          <table:table-cell table:number-columns-repeated="52"/>
          <table:table-cell table:formula="of:=MIN([.A95:.BL95])" office:value-type="float" office:value="0.162674" calcext:value-type="float">
            <text:p>0,162674</text:p>
          </table:table-cell>
          <table:table-cell table:formula="of:=MAX([.A95:.BL95])" office:value-type="float" office:value="0.917711" calcext:value-type="float">
            <text:p>0,917711</text:p>
          </table:table-cell>
          <table:table-cell table:number-columns-repeated="7"/>
        </table:table-row>
        <table:table-row table:style-name="ro2">
          <table:table-cell office:value-type="float" office:value="0.333116" calcext:value-type="float">
            <text:p>0,333116</text:p>
          </table:table-cell>
          <table:table-cell office:value-type="float" office:value="0.487405" calcext:value-type="float">
            <text:p>0,487405</text:p>
          </table:table-cell>
          <table:table-cell office:value-type="float" office:value="0.60079" calcext:value-type="float">
            <text:p>0,60079</text:p>
          </table:table-cell>
          <table:table-cell office:value-type="float" office:value="0.74204" calcext:value-type="float">
            <text:p>0,74204</text:p>
          </table:table-cell>
          <table:table-cell office:value-type="float" office:value="0.603087" calcext:value-type="float">
            <text:p>0,603087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1971" calcext:value-type="float">
            <text:p>1,21971</text:p>
          </table:table-cell>
          <table:table-cell office:value-type="float" office:value="0.199926" calcext:value-type="float">
            <text:p>0,199926</text:p>
          </table:table-cell>
          <table:table-cell office:value-type="float" office:value="0.815141" calcext:value-type="float">
            <text:p>0,815141</text:p>
          </table:table-cell>
          <table:table-cell office:value-type="float" office:value="0.329671" calcext:value-type="float">
            <text:p>0,329671</text:p>
          </table:table-cell>
          <table:table-cell office:value-type="float" office:value="1.28698" calcext:value-type="float">
            <text:p>1,28698</text:p>
          </table:table-cell>
          <table:table-cell office:value-type="float" office:value="0.773887" calcext:value-type="float">
            <text:p>0,773887</text:p>
          </table:table-cell>
          <table:table-cell office:value-type="float" office:value="0.922319" calcext:value-type="float">
            <text:p>0,922319</text:p>
          </table:table-cell>
          <table:table-cell office:value-type="float" office:value="0.900639" calcext:value-type="float">
            <text:p>0,900639</text:p>
          </table:table-cell>
          <table:table-cell office:value-type="float" office:value="0.692484" calcext:value-type="float">
            <text:p>0,692484</text:p>
          </table:table-cell>
          <table:table-cell office:value-type="float" office:value="0.767766" calcext:value-type="float">
            <text:p>0,767766</text:p>
          </table:table-cell>
          <table:table-cell table:number-columns-repeated="52"/>
          <table:table-cell table:formula="of:=MIN([.A96:.BL96])" office:value-type="float" office:value="0.199926" calcext:value-type="float">
            <text:p>0,199926</text:p>
          </table:table-cell>
          <table:table-cell table:formula="of:=MAX([.A96:.BL96])" office:value-type="float" office:value="1.28698" calcext:value-type="float">
            <text:p>1,28698</text:p>
          </table:table-cell>
          <table:table-cell table:number-columns-repeated="7"/>
        </table:table-row>
        <table:table-row table:style-name="ro2">
          <table:table-cell office:value-type="float" office:value="0.607837" calcext:value-type="float">
            <text:p>0,607837</text:p>
          </table:table-cell>
          <table:table-cell office:value-type="float" office:value="0.652963" calcext:value-type="float">
            <text:p>0,652963</text:p>
          </table:table-cell>
          <table:table-cell office:value-type="float" office:value="0.582368" calcext:value-type="float">
            <text:p>0,582368</text:p>
          </table:table-cell>
          <table:table-cell office:value-type="float" office:value="0.626812" calcext:value-type="float">
            <text:p>0,626812</text:p>
          </table:table-cell>
          <table:table-cell office:value-type="float" office:value="1.28637" calcext:value-type="float">
            <text:p>1,28637</text:p>
          </table:table-cell>
          <table:table-cell office:value-type="float" office:value="1.08081" calcext:value-type="float">
            <text:p>1,08081</text:p>
          </table:table-cell>
          <table:table-cell office:value-type="float" office:value="1.04619" calcext:value-type="float">
            <text:p>1,04619</text:p>
          </table:table-cell>
          <table:table-cell office:value-type="float" office:value="0.668393" calcext:value-type="float">
            <text:p>0,668393</text:p>
          </table:table-cell>
          <table:table-cell office:value-type="float" office:value="1.9111" calcext:value-type="float">
            <text:p>1,9111</text:p>
          </table:table-cell>
          <table:table-cell office:value-type="float" office:value="1.27112" calcext:value-type="float">
            <text:p>1,27112</text:p>
          </table:table-cell>
          <table:table-cell office:value-type="float" office:value="0.702521" calcext:value-type="float">
            <text:p>0,702521</text:p>
          </table:table-cell>
          <table:table-cell office:value-type="float" office:value="0.735198" calcext:value-type="float">
            <text:p>0,735198</text:p>
          </table:table-cell>
          <table:table-cell office:value-type="float" office:value="1.47031" calcext:value-type="float">
            <text:p>1,47031</text:p>
          </table:table-cell>
          <table:table-cell office:value-type="float" office:value="0.802314" calcext:value-type="float">
            <text:p>0,802314</text:p>
          </table:table-cell>
          <table:table-cell office:value-type="float" office:value="1.53431" calcext:value-type="float">
            <text:p>1,53431</text:p>
          </table:table-cell>
          <table:table-cell office:value-type="float" office:value="0.155913" calcext:value-type="float">
            <text:p>0,155913</text:p>
          </table:table-cell>
          <table:table-cell table:number-columns-repeated="52"/>
          <table:table-cell table:formula="of:=MIN([.A97:.BL97])" office:value-type="float" office:value="0.155913" calcext:value-type="float">
            <text:p>0,155913</text:p>
          </table:table-cell>
          <table:table-cell table:formula="of:=MAX([.A97:.BL97])" office:value-type="float" office:value="1.9111" calcext:value-type="float">
            <text:p>1,9111</text:p>
          </table:table-cell>
          <table:table-cell table:number-columns-repeated="7"/>
        </table:table-row>
        <table:table-row table:style-name="ro2">
          <table:table-cell office:value-type="float" office:value="0.401728" calcext:value-type="float">
            <text:p>0,401728</text:p>
          </table:table-cell>
          <table:table-cell office:value-type="float" office:value="0.431471" calcext:value-type="float">
            <text:p>0,431471</text:p>
          </table:table-cell>
          <table:table-cell office:value-type="float" office:value="0.621435" calcext:value-type="float">
            <text:p>0,621435</text:p>
          </table:table-cell>
          <table:table-cell office:value-type="float" office:value="0.215033" calcext:value-type="float">
            <text:p>0,215033</text:p>
          </table:table-cell>
          <table:table-cell office:value-type="float" office:value="0.365946" calcext:value-type="float">
            <text:p>0,365946</text:p>
          </table:table-cell>
          <table:table-cell office:value-type="float" office:value="0.687893" calcext:value-type="float">
            <text:p>0,687893</text:p>
          </table:table-cell>
          <table:table-cell office:value-type="float" office:value="0.727679" calcext:value-type="float">
            <text:p>0,727679</text:p>
          </table:table-cell>
          <table:table-cell office:value-type="float" office:value="0.406324" calcext:value-type="float">
            <text:p>0,406324</text:p>
          </table:table-cell>
          <table:table-cell office:value-type="float" office:value="0.257444" calcext:value-type="float">
            <text:p>0,257444</text:p>
          </table:table-cell>
          <table:table-cell office:value-type="float" office:value="1.25896" calcext:value-type="float">
            <text:p>1,25896</text:p>
          </table:table-cell>
          <table:table-cell office:value-type="float" office:value="0.234058" calcext:value-type="float">
            <text:p>0,234058</text:p>
          </table:table-cell>
          <table:table-cell office:value-type="float" office:value="0.39319" calcext:value-type="float">
            <text:p>0,39319</text:p>
          </table:table-cell>
          <table:table-cell office:value-type="float" office:value="0.392984" calcext:value-type="float">
            <text:p>0,392984</text:p>
          </table:table-cell>
          <table:table-cell office:value-type="float" office:value="1.27401" calcext:value-type="float">
            <text:p>1,27401</text:p>
          </table:table-cell>
          <table:table-cell office:value-type="float" office:value="0.301891" calcext:value-type="float">
            <text:p>0,301891</text:p>
          </table:table-cell>
          <table:table-cell office:value-type="float" office:value="0.219762" calcext:value-type="float">
            <text:p>0,219762</text:p>
          </table:table-cell>
          <table:table-cell table:number-columns-repeated="52"/>
          <table:table-cell table:formula="of:=MIN([.A98:.BL98])" office:value-type="float" office:value="0.215033" calcext:value-type="float">
            <text:p>0,215033</text:p>
          </table:table-cell>
          <table:table-cell table:formula="of:=MAX([.A98:.BL98])" office:value-type="float" office:value="1.27401" calcext:value-type="float">
            <text:p>1,27401</text:p>
          </table:table-cell>
          <table:table-cell table:number-columns-repeated="7"/>
        </table:table-row>
        <table:table-row table:style-name="ro2">
          <table:table-cell office:value-type="float" office:value="0.30415" calcext:value-type="float">
            <text:p>0,30415</text:p>
          </table:table-cell>
          <table:table-cell office:value-type="float" office:value="0.580777" calcext:value-type="float">
            <text:p>0,580777</text:p>
          </table:table-cell>
          <table:table-cell office:value-type="float" office:value="0.596493" calcext:value-type="float">
            <text:p>0,596493</text:p>
          </table:table-cell>
          <table:table-cell office:value-type="float" office:value="0.439063" calcext:value-type="float">
            <text:p>0,439063</text:p>
          </table:table-cell>
          <table:table-cell office:value-type="float" office:value="0.956863" calcext:value-type="float">
            <text:p>0,956863</text:p>
          </table:table-cell>
          <table:table-cell office:value-type="float" office:value="0.744139" calcext:value-type="float">
            <text:p>0,744139</text:p>
          </table:table-cell>
          <table:table-cell office:value-type="float" office:value="0.513462" calcext:value-type="float">
            <text:p>0,513462</text:p>
          </table:table-cell>
          <table:table-cell office:value-type="float" office:value="1.44066" calcext:value-type="float">
            <text:p>1,44066</text:p>
          </table:table-cell>
          <table:table-cell office:value-type="float" office:value="1.47562" calcext:value-type="float">
            <text:p>1,47562</text:p>
          </table:table-cell>
          <table:table-cell office:value-type="float" office:value="0.528158" calcext:value-type="float">
            <text:p>0,528158</text:p>
          </table:table-cell>
          <table:table-cell office:value-type="float" office:value="1.02139" calcext:value-type="float">
            <text:p>1,02139</text:p>
          </table:table-cell>
          <table:table-cell office:value-type="float" office:value="0.821947" calcext:value-type="float">
            <text:p>0,821947</text:p>
          </table:table-cell>
          <table:table-cell office:value-type="float" office:value="0.627152" calcext:value-type="float">
            <text:p>0,627152</text:p>
          </table:table-cell>
          <table:table-cell office:value-type="float" office:value="0.446831" calcext:value-type="float">
            <text:p>0,446831</text:p>
          </table:table-cell>
          <table:table-cell office:value-type="float" office:value="0.705604" calcext:value-type="float">
            <text:p>0,705604</text:p>
          </table:table-cell>
          <table:table-cell office:value-type="float" office:value="0.7158" calcext:value-type="float">
            <text:p>0,7158</text:p>
          </table:table-cell>
          <table:table-cell table:number-columns-repeated="52"/>
          <table:table-cell table:formula="of:=MIN([.A99:.BL99])" office:value-type="float" office:value="0.30415" calcext:value-type="float">
            <text:p>0,30415</text:p>
          </table:table-cell>
          <table:table-cell table:formula="of:=MAX([.A99:.BL99])" office:value-type="float" office:value="1.47562" calcext:value-type="float">
            <text:p>1,47562</text:p>
          </table:table-cell>
          <table:table-cell table:number-columns-repeated="7"/>
        </table:table-row>
        <table:table-row table:style-name="ro2">
          <table:table-cell office:value-type="float" office:value="0.296403" calcext:value-type="float">
            <text:p>0,296403</text:p>
          </table:table-cell>
          <table:table-cell office:value-type="float" office:value="0.532514" calcext:value-type="float">
            <text:p>0,532514</text:p>
          </table:table-cell>
          <table:table-cell office:value-type="float" office:value="0.566529" calcext:value-type="float">
            <text:p>0,566529</text:p>
          </table:table-cell>
          <table:table-cell office:value-type="float" office:value="0.596097" calcext:value-type="float">
            <text:p>0,596097</text:p>
          </table:table-cell>
          <table:table-cell office:value-type="float" office:value="1.16576" calcext:value-type="float">
            <text:p>1,16576</text:p>
          </table:table-cell>
          <table:table-cell office:value-type="float" office:value="0.635135" calcext:value-type="float">
            <text:p>0,635135</text:p>
          </table:table-cell>
          <table:table-cell office:value-type="float" office:value="0.700469" calcext:value-type="float">
            <text:p>0,700469</text:p>
          </table:table-cell>
          <table:table-cell office:value-type="float" office:value="1.09686" calcext:value-type="float">
            <text:p>1,09686</text:p>
          </table:table-cell>
          <table:table-cell office:value-type="float" office:value="1.17459" calcext:value-type="float">
            <text:p>1,17459</text:p>
          </table:table-cell>
          <table:table-cell office:value-type="float" office:value="0.534994" calcext:value-type="float">
            <text:p>0,534994</text:p>
          </table:table-cell>
          <table:table-cell office:value-type="float" office:value="0.601236" calcext:value-type="float">
            <text:p>0,601236</text:p>
          </table:table-cell>
          <table:table-cell office:value-type="float" office:value="0.776194" calcext:value-type="float">
            <text:p>0,776194</text:p>
          </table:table-cell>
          <table:table-cell office:value-type="float" office:value="1.94601" calcext:value-type="float">
            <text:p>1,94601</text:p>
          </table:table-cell>
          <table:table-cell office:value-type="float" office:value="0.590355" calcext:value-type="float">
            <text:p>0,590355</text:p>
          </table:table-cell>
          <table:table-cell office:value-type="float" office:value="1.76976" calcext:value-type="float">
            <text:p>1,76976</text:p>
          </table:table-cell>
          <table:table-cell office:value-type="float" office:value="1.02611" calcext:value-type="float">
            <text:p>1,02611</text:p>
          </table:table-cell>
          <table:table-cell table:number-columns-repeated="52"/>
          <table:table-cell table:formula="of:=MIN([.A100:.BL100])" office:value-type="float" office:value="0.296403" calcext:value-type="float">
            <text:p>0,296403</text:p>
          </table:table-cell>
          <table:table-cell table:formula="of:=MAX([.A100:.BL100])" office:value-type="float" office:value="1.94601" calcext:value-type="float">
            <text:p>1,94601</text:p>
          </table:table-cell>
          <table:table-cell table:number-columns-repeated="7"/>
        </table:table-row>
        <table:table-row table:style-name="ro2">
          <table:table-cell office:value-type="float" office:value="0.600381" calcext:value-type="float">
            <text:p>0,600381</text:p>
          </table:table-cell>
          <table:table-cell office:value-type="float" office:value="0.616454" calcext:value-type="float">
            <text:p>0,616454</text:p>
          </table:table-cell>
          <table:table-cell office:value-type="float" office:value="0.643842" calcext:value-type="float">
            <text:p>0,643842</text:p>
          </table:table-cell>
          <table:table-cell office:value-type="float" office:value="0.658698" calcext:value-type="float">
            <text:p>0,658698</text:p>
          </table:table-cell>
          <table:table-cell office:value-type="float" office:value="0.373019" calcext:value-type="float">
            <text:p>0,373019</text:p>
          </table:table-cell>
          <table:table-cell office:value-type="float" office:value="0.516933" calcext:value-type="float">
            <text:p>0,516933</text:p>
          </table:table-cell>
          <table:table-cell office:value-type="float" office:value="0.568576" calcext:value-type="float">
            <text:p>0,568576</text:p>
          </table:table-cell>
          <table:table-cell office:value-type="float" office:value="0.514114" calcext:value-type="float">
            <text:p>0,514114</text:p>
          </table:table-cell>
          <table:table-cell office:value-type="float" office:value="0.688226" calcext:value-type="float">
            <text:p>0,688226</text:p>
          </table:table-cell>
          <table:table-cell office:value-type="float" office:value="1.1363" calcext:value-type="float">
            <text:p>1,1363</text:p>
          </table:table-cell>
          <table:table-cell office:value-type="float" office:value="0.678725" calcext:value-type="float">
            <text:p>0,678725</text:p>
          </table:table-cell>
          <table:table-cell office:value-type="float" office:value="1.32031" calcext:value-type="float">
            <text:p>1,32031</text:p>
          </table:table-cell>
          <table:table-cell office:value-type="float" office:value="1.01156" calcext:value-type="float">
            <text:p>1,01156</text:p>
          </table:table-cell>
          <table:table-cell office:value-type="float" office:value="1.43566" calcext:value-type="float">
            <text:p>1,43566</text:p>
          </table:table-cell>
          <table:table-cell office:value-type="float" office:value="1.48852" calcext:value-type="float">
            <text:p>1,48852</text:p>
          </table:table-cell>
          <table:table-cell office:value-type="float" office:value="0.135204" calcext:value-type="float">
            <text:p>0,135204</text:p>
          </table:table-cell>
          <table:table-cell table:number-columns-repeated="52"/>
          <table:table-cell table:formula="of:=MIN([.A101:.BL101])" office:value-type="float" office:value="0.135204" calcext:value-type="float">
            <text:p>0,135204</text:p>
          </table:table-cell>
          <table:table-cell table:formula="of:=MAX([.A101:.BL101])" office:value-type="float" office:value="1.48852" calcext:value-type="float">
            <text:p>1,48852</text:p>
          </table:table-cell>
          <table:table-cell table:number-columns-repeated="7"/>
        </table:table-row>
        <table:table-row table:style-name="ro2">
          <table:table-cell office:value-type="float" office:value="0.479244" calcext:value-type="float">
            <text:p>0,479244</text:p>
          </table:table-cell>
          <table:table-cell office:value-type="float" office:value="0.52677" calcext:value-type="float">
            <text:p>0,52677</text:p>
          </table:table-cell>
          <table:table-cell office:value-type="float" office:value="0.63924" calcext:value-type="float">
            <text:p>0,63924</text:p>
          </table:table-cell>
          <table:table-cell office:value-type="float" office:value="0.402006" calcext:value-type="float">
            <text:p>0,402006</text:p>
          </table:table-cell>
          <table:table-cell office:value-type="float" office:value="0.248555" calcext:value-type="float">
            <text:p>0,248555</text:p>
          </table:table-cell>
          <table:table-cell office:value-type="float" office:value="0.507847" calcext:value-type="float">
            <text:p>0,507847</text:p>
          </table:table-cell>
          <table:table-cell office:value-type="float" office:value="0.311971" calcext:value-type="float">
            <text:p>0,311971</text:p>
          </table:table-cell>
          <table:table-cell office:value-type="float" office:value="0.447547" calcext:value-type="float">
            <text:p>0,447547</text:p>
          </table:table-cell>
          <table:table-cell office:value-type="float" office:value="0.34225" calcext:value-type="float">
            <text:p>0,34225</text:p>
          </table:table-cell>
          <table:table-cell office:value-type="float" office:value="0.295784" calcext:value-type="float">
            <text:p>0,295784</text:p>
          </table:table-cell>
          <table:table-cell office:value-type="float" office:value="1.62865" calcext:value-type="float">
            <text:p>1,62865</text:p>
          </table:table-cell>
          <table:table-cell office:value-type="float" office:value="1.2482" calcext:value-type="float">
            <text:p>1,2482</text:p>
          </table:table-cell>
          <table:table-cell office:value-type="float" office:value="0.45192" calcext:value-type="float">
            <text:p>0,45192</text:p>
          </table:table-cell>
          <table:table-cell office:value-type="float" office:value="0.204759" calcext:value-type="float">
            <text:p>0,204759</text:p>
          </table:table-cell>
          <table:table-cell office:value-type="float" office:value="0.170806" calcext:value-type="float">
            <text:p>0,170806</text:p>
          </table:table-cell>
          <table:table-cell office:value-type="float" office:value="0.164412" calcext:value-type="float">
            <text:p>0,164412</text:p>
          </table:table-cell>
          <table:table-cell table:number-columns-repeated="52"/>
          <table:table-cell table:formula="of:=MIN([.A102:.BL102])" office:value-type="float" office:value="0.164412" calcext:value-type="float">
            <text:p>0,164412</text:p>
          </table:table-cell>
          <table:table-cell table:formula="of:=MAX([.A102:.BL102])" office:value-type="float" office:value="1.62865" calcext:value-type="float">
            <text:p>1,62865</text:p>
          </table:table-cell>
          <table:table-cell table:number-columns-repeated="7"/>
        </table:table-row>
        <table:table-row table:style-name="ro2">
          <table:table-cell office:value-type="float" office:value="0.345821" calcext:value-type="float">
            <text:p>0,345821</text:p>
          </table:table-cell>
          <table:table-cell office:value-type="float" office:value="0.516704" calcext:value-type="float">
            <text:p>0,516704</text:p>
          </table:table-cell>
          <table:table-cell office:value-type="float" office:value="0.721852" calcext:value-type="float">
            <text:p>0,721852</text:p>
          </table:table-cell>
          <table:table-cell office:value-type="float" office:value="0.608065" calcext:value-type="float">
            <text:p>0,608065</text:p>
          </table:table-cell>
          <table:table-cell office:value-type="float" office:value="0.617322" calcext:value-type="float">
            <text:p>0,617322</text:p>
          </table:table-cell>
          <table:table-cell office:value-type="float" office:value="0.630453" calcext:value-type="float">
            <text:p>0,630453</text:p>
          </table:table-cell>
          <table:table-cell office:value-type="float" office:value="0.811073" calcext:value-type="float">
            <text:p>0,811073</text:p>
          </table:table-cell>
          <table:table-cell office:value-type="float" office:value="1.23559" calcext:value-type="float">
            <text:p>1,23559</text:p>
          </table:table-cell>
          <table:table-cell office:value-type="float" office:value="1.16532" calcext:value-type="float">
            <text:p>1,16532</text:p>
          </table:table-cell>
          <table:table-cell office:value-type="float" office:value="0.565068" calcext:value-type="float">
            <text:p>0,565068</text:p>
          </table:table-cell>
          <table:table-cell office:value-type="float" office:value="0.599934" calcext:value-type="float">
            <text:p>0,599934</text:p>
          </table:table-cell>
          <table:table-cell office:value-type="float" office:value="0.582538" calcext:value-type="float">
            <text:p>0,582538</text:p>
          </table:table-cell>
          <table:table-cell office:value-type="float" office:value="0.152291" calcext:value-type="float">
            <text:p>0,152291</text:p>
          </table:table-cell>
          <table:table-cell office:value-type="float" office:value="0.881694" calcext:value-type="float">
            <text:p>0,881694</text:p>
          </table:table-cell>
          <table:table-cell office:value-type="float" office:value="0.152377" calcext:value-type="float">
            <text:p>0,152377</text:p>
          </table:table-cell>
          <table:table-cell office:value-type="float" office:value="1.0619" calcext:value-type="float">
            <text:p>1,0619</text:p>
          </table:table-cell>
          <table:table-cell table:number-columns-repeated="52"/>
          <table:table-cell table:formula="of:=MIN([.A103:.BL103])" office:value-type="float" office:value="0.152291" calcext:value-type="float">
            <text:p>0,152291</text:p>
          </table:table-cell>
          <table:table-cell table:formula="of:=MAX([.A103:.BL103])" office:value-type="float" office:value="1.23559" calcext:value-type="float">
            <text:p>1,23559</text:p>
          </table:table-cell>
          <table:table-cell table:number-columns-repeated="7"/>
        </table:table-row>
        <table:table-row table:style-name="ro2">
          <table:table-cell office:value-type="float" office:value="0.267085" calcext:value-type="float">
            <text:p>0,267085</text:p>
          </table:table-cell>
          <table:table-cell office:value-type="float" office:value="0.484925" calcext:value-type="float">
            <text:p>0,484925</text:p>
          </table:table-cell>
          <table:table-cell office:value-type="float" office:value="0.597904" calcext:value-type="float">
            <text:p>0,597904</text:p>
          </table:table-cell>
          <table:table-cell office:value-type="float" office:value="0.614535" calcext:value-type="float">
            <text:p>0,614535</text:p>
          </table:table-cell>
          <table:table-cell office:value-type="float" office:value="0.637311" calcext:value-type="float">
            <text:p>0,637311</text:p>
          </table:table-cell>
          <table:table-cell office:value-type="float" office:value="0.641646" calcext:value-type="float">
            <text:p>0,641646</text:p>
          </table:table-cell>
          <table:table-cell office:value-type="float" office:value="0.99425" calcext:value-type="float">
            <text:p>0,99425</text:p>
          </table:table-cell>
          <table:table-cell office:value-type="float" office:value="0.381662" calcext:value-type="float">
            <text:p>0,381662</text:p>
          </table:table-cell>
          <table:table-cell office:value-type="float" office:value="0.517841" calcext:value-type="float">
            <text:p>0,517841</text:p>
          </table:table-cell>
          <table:table-cell office:value-type="float" office:value="1.37196" calcext:value-type="float">
            <text:p>1,37196</text:p>
          </table:table-cell>
          <table:table-cell office:value-type="float" office:value="1.19474" calcext:value-type="float">
            <text:p>1,19474</text:p>
          </table:table-cell>
          <table:table-cell office:value-type="float" office:value="0.72577" calcext:value-type="float">
            <text:p>0,72577</text:p>
          </table:table-cell>
          <table:table-cell office:value-type="float" office:value="0.132099" calcext:value-type="float">
            <text:p>0,132099</text:p>
          </table:table-cell>
          <table:table-cell office:value-type="float" office:value="2.01183" calcext:value-type="float">
            <text:p>2,01183</text:p>
          </table:table-cell>
          <table:table-cell office:value-type="float" office:value="0.647018" calcext:value-type="float">
            <text:p>0,647018</text:p>
          </table:table-cell>
          <table:table-cell office:value-type="float" office:value="0.990537" calcext:value-type="float">
            <text:p>0,990537</text:p>
          </table:table-cell>
          <table:table-cell table:number-columns-repeated="52"/>
          <table:table-cell table:formula="of:=MIN([.A104:.BL104])" office:value-type="float" office:value="0.132099" calcext:value-type="float">
            <text:p>0,132099</text:p>
          </table:table-cell>
          <table:table-cell table:formula="of:=MAX([.A104:.BL104])" office:value-type="float" office:value="2.01183" calcext:value-type="float">
            <text:p>2,01183</text:p>
          </table:table-cell>
          <table:table-cell table:number-columns-repeated="7"/>
        </table:table-row>
        <table:table-row table:style-name="ro2">
          <table:table-cell office:value-type="float" office:value="0.42295" calcext:value-type="float">
            <text:p>0,42295</text:p>
          </table:table-cell>
          <table:table-cell office:value-type="float" office:value="0.451812" calcext:value-type="float">
            <text:p>0,451812</text:p>
          </table:table-cell>
          <table:table-cell office:value-type="float" office:value="0.626378" calcext:value-type="float">
            <text:p>0,626378</text:p>
          </table:table-cell>
          <table:table-cell office:value-type="float" office:value="0.561277" calcext:value-type="float">
            <text:p>0,561277</text:p>
          </table:table-cell>
          <table:table-cell office:value-type="float" office:value="1.03944" calcext:value-type="float">
            <text:p>1,03944</text:p>
          </table:table-cell>
          <table:table-cell office:value-type="float" office:value="0.687709" calcext:value-type="float">
            <text:p>0,687709</text:p>
          </table:table-cell>
          <table:table-cell office:value-type="float" office:value="0.800473" calcext:value-type="float">
            <text:p>0,800473</text:p>
          </table:table-cell>
          <table:table-cell office:value-type="float" office:value="0.262479" calcext:value-type="float">
            <text:p>0,262479</text:p>
          </table:table-cell>
          <table:table-cell office:value-type="float" office:value="0.372163" calcext:value-type="float">
            <text:p>0,372163</text:p>
          </table:table-cell>
          <table:table-cell office:value-type="float" office:value="0.375011" calcext:value-type="float">
            <text:p>0,375011</text:p>
          </table:table-cell>
          <table:table-cell office:value-type="float" office:value="0.433198" calcext:value-type="float">
            <text:p>0,433198</text:p>
          </table:table-cell>
          <table:table-cell office:value-type="float" office:value="1.37061" calcext:value-type="float">
            <text:p>1,37061</text:p>
          </table:table-cell>
          <table:table-cell office:value-type="float" office:value="1.18614" calcext:value-type="float">
            <text:p>1,18614</text:p>
          </table:table-cell>
          <table:table-cell office:value-type="float" office:value="0.925662" calcext:value-type="float">
            <text:p>0,925662</text:p>
          </table:table-cell>
          <table:table-cell office:value-type="float" office:value="0.188542" calcext:value-type="float">
            <text:p>0,188542</text:p>
          </table:table-cell>
          <table:table-cell office:value-type="float" office:value="0.537186" calcext:value-type="float">
            <text:p>0,537186</text:p>
          </table:table-cell>
          <table:table-cell table:number-columns-repeated="52"/>
          <table:table-cell table:formula="of:=MIN([.A105:.BL105])" office:value-type="float" office:value="0.188542" calcext:value-type="float">
            <text:p>0,188542</text:p>
          </table:table-cell>
          <table:table-cell table:formula="of:=MAX([.A105:.BL105])" office:value-type="float" office:value="1.37061" calcext:value-type="float">
            <text:p>1,370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404392" calcext:value-type="float">
            <text:p>0,404392</text:p>
          </table:table-cell>
          <table:table-cell office:value-type="float" office:value="0.411162" calcext:value-type="float">
            <text:p>0,411162</text:p>
          </table:table-cell>
          <table:table-cell office:value-type="float" office:value="0.414613" calcext:value-type="float">
            <text:p>0,414613</text:p>
          </table:table-cell>
          <table:table-cell office:value-type="float" office:value="0.419206" calcext:value-type="float">
            <text:p>0,419206</text:p>
          </table:table-cell>
          <table:table-cell office:value-type="float" office:value="0.313377" calcext:value-type="float">
            <text:p>0,313377</text:p>
          </table:table-cell>
          <table:table-cell office:value-type="float" office:value="0.38791" calcext:value-type="float">
            <text:p>0,38791</text:p>
          </table:table-cell>
          <table:table-cell office:value-type="float" office:value="0.408422" calcext:value-type="float">
            <text:p>0,408422</text:p>
          </table:table-cell>
          <table:table-cell office:value-type="float" office:value="0.427203" calcext:value-type="float">
            <text:p>0,427203</text:p>
          </table:table-cell>
          <table:table-cell office:value-type="float" office:value="0.374711" calcext:value-type="float">
            <text:p>0,374711</text:p>
          </table:table-cell>
          <table:table-cell office:value-type="float" office:value="0.331115" calcext:value-type="float">
            <text:p>0,331115</text:p>
          </table:table-cell>
          <table:table-cell office:value-type="float" office:value="0.362492" calcext:value-type="float">
            <text:p>0,362492</text:p>
          </table:table-cell>
          <table:table-cell office:value-type="float" office:value="0.396709" calcext:value-type="float">
            <text:p>0,396709</text:p>
          </table:table-cell>
          <table:table-cell office:value-type="float" office:value="0.202194" calcext:value-type="float">
            <text:p>0,202194</text:p>
          </table:table-cell>
          <table:table-cell office:value-type="float" office:value="0.316721" calcext:value-type="float">
            <text:p>0,316721</text:p>
          </table:table-cell>
          <table:table-cell office:value-type="float" office:value="0.225571" calcext:value-type="float">
            <text:p>0,225571</text:p>
          </table:table-cell>
          <table:table-cell office:value-type="float" office:value="0.41652" calcext:value-type="float">
            <text:p>0,41652</text:p>
          </table:table-cell>
          <table:table-cell office:value-type="float" office:value="0.278356" calcext:value-type="float">
            <text:p>0,278356</text:p>
          </table:table-cell>
          <table:table-cell office:value-type="float" office:value="0.610013" calcext:value-type="float">
            <text:p>0,610013</text:p>
          </table:table-cell>
          <table:table-cell office:value-type="float" office:value="0.372875" calcext:value-type="float">
            <text:p>0,372875</text:p>
          </table:table-cell>
          <table:table-cell office:value-type="float" office:value="0.241529" calcext:value-type="float">
            <text:p>0,241529</text:p>
          </table:table-cell>
          <table:table-cell office:value-type="float" office:value="0.326286" calcext:value-type="float">
            <text:p>0,326286</text:p>
          </table:table-cell>
          <table:table-cell office:value-type="float" office:value="0.381122" calcext:value-type="float">
            <text:p>0,381122</text:p>
          </table:table-cell>
          <table:table-cell office:value-type="float" office:value="0.399068" calcext:value-type="float">
            <text:p>0,399068</text:p>
          </table:table-cell>
          <table:table-cell office:value-type="float" office:value="0.801248" calcext:value-type="float">
            <text:p>0,801248</text:p>
          </table:table-cell>
          <table:table-cell table:number-columns-repeated="44"/>
          <table:table-cell table:formula="of:=MIN([.A107:.BL107])" office:value-type="float" office:value="0.202194" calcext:value-type="float">
            <text:p>0,202194</text:p>
          </table:table-cell>
          <table:table-cell table:formula="of:=MAX([.A107:.BL107])" office:value-type="float" office:value="0.801248" calcext:value-type="float">
            <text:p>0,801248</text:p>
          </table:table-cell>
          <table:table-cell table:number-columns-repeated="7"/>
        </table:table-row>
        <table:table-row table:style-name="ro2">
          <table:table-cell office:value-type="float" office:value="0.145238" calcext:value-type="float">
            <text:p>0,145238</text:p>
          </table:table-cell>
          <table:table-cell office:value-type="float" office:value="0.226762" calcext:value-type="float">
            <text:p>0,226762</text:p>
          </table:table-cell>
          <table:table-cell office:value-type="float" office:value="0.349047" calcext:value-type="float">
            <text:p>0,349047</text:p>
          </table:table-cell>
          <table:table-cell office:value-type="float" office:value="0.243854" calcext:value-type="float">
            <text:p>0,243854</text:p>
          </table:table-cell>
          <table:table-cell office:value-type="float" office:value="0.292956" calcext:value-type="float">
            <text:p>0,292956</text:p>
          </table:table-cell>
          <table:table-cell office:value-type="float" office:value="0.302824" calcext:value-type="float">
            <text:p>0,302824</text:p>
          </table:table-cell>
          <table:table-cell office:value-type="float" office:value="0.229118" calcext:value-type="float">
            <text:p>0,229118</text:p>
          </table:table-cell>
          <table:table-cell office:value-type="float" office:value="0.73402" calcext:value-type="float">
            <text:p>0,73402</text:p>
          </table:table-cell>
          <table:table-cell office:value-type="float" office:value="0.437799" calcext:value-type="float">
            <text:p>0,437799</text:p>
          </table:table-cell>
          <table:table-cell office:value-type="float" office:value="0.353471" calcext:value-type="float">
            <text:p>0,353471</text:p>
          </table:table-cell>
          <table:table-cell office:value-type="float" office:value="0.407078" calcext:value-type="float">
            <text:p>0,407078</text:p>
          </table:table-cell>
          <table:table-cell office:value-type="float" office:value="0.398107" calcext:value-type="float">
            <text:p>0,398107</text:p>
          </table:table-cell>
          <table:table-cell office:value-type="float" office:value="0.509687" calcext:value-type="float">
            <text:p>0,509687</text:p>
          </table:table-cell>
          <table:table-cell office:value-type="float" office:value="1.06518" calcext:value-type="float">
            <text:p>1,06518</text:p>
          </table:table-cell>
          <table:table-cell office:value-type="float" office:value="0.583959" calcext:value-type="float">
            <text:p>0,583959</text:p>
          </table:table-cell>
          <table:table-cell office:value-type="float" office:value="0.340655" calcext:value-type="float">
            <text:p>0,340655</text:p>
          </table:table-cell>
          <table:table-cell office:value-type="float" office:value="0.148696" calcext:value-type="float">
            <text:p>0,148696</text:p>
          </table:table-cell>
          <table:table-cell office:value-type="float" office:value="1.06939" calcext:value-type="float">
            <text:p>1,06939</text:p>
          </table:table-cell>
          <table:table-cell office:value-type="float" office:value="0.118473" calcext:value-type="float">
            <text:p>0,118473</text:p>
          </table:table-cell>
          <table:table-cell office:value-type="float" office:value="0.786565" calcext:value-type="float">
            <text:p>0,786565</text:p>
          </table:table-cell>
          <table:table-cell office:value-type="float" office:value="0.58009" calcext:value-type="float">
            <text:p>0,58009</text:p>
          </table:table-cell>
          <table:table-cell office:value-type="float" office:value="1.68965" calcext:value-type="float">
            <text:p>1,68965</text:p>
          </table:table-cell>
          <table:table-cell office:value-type="float" office:value="0.735761" calcext:value-type="float">
            <text:p>0,735761</text:p>
          </table:table-cell>
          <table:table-cell office:value-type="float" office:value="0.344175" calcext:value-type="float">
            <text:p>0,344175</text:p>
          </table:table-cell>
          <table:table-cell table:number-columns-repeated="44"/>
          <table:table-cell table:formula="of:=MIN([.A108:.BL108])" office:value-type="float" office:value="0.118473" calcext:value-type="float">
            <text:p>0,118473</text:p>
          </table:table-cell>
          <table:table-cell table:formula="of:=MAX([.A108:.BL108])" office:value-type="float" office:value="1.68965" calcext:value-type="float">
            <text:p>1,68965</text:p>
          </table:table-cell>
          <table:table-cell table:number-columns-repeated="7"/>
        </table:table-row>
        <table:table-row table:style-name="ro2">
          <table:table-cell office:value-type="float" office:value="0.312022" calcext:value-type="float">
            <text:p>0,312022</text:p>
          </table:table-cell>
          <table:table-cell office:value-type="float" office:value="0.315437" calcext:value-type="float">
            <text:p>0,315437</text:p>
          </table:table-cell>
          <table:table-cell office:value-type="float" office:value="0.290153" calcext:value-type="float">
            <text:p>0,290153</text:p>
          </table:table-cell>
          <table:table-cell office:value-type="float" office:value="0.308741" calcext:value-type="float">
            <text:p>0,308741</text:p>
          </table:table-cell>
          <table:table-cell office:value-type="float" office:value="0.389882" calcext:value-type="float">
            <text:p>0,389882</text:p>
          </table:table-cell>
          <table:table-cell office:value-type="float" office:value="0.393813" calcext:value-type="float">
            <text:p>0,393813</text:p>
          </table:table-cell>
          <table:table-cell office:value-type="float" office:value="0.395476" calcext:value-type="float">
            <text:p>0,395476</text:p>
          </table:table-cell>
          <table:table-cell office:value-type="float" office:value="0.429698" calcext:value-type="float">
            <text:p>0,429698</text:p>
          </table:table-cell>
          <table:table-cell office:value-type="float" office:value="1.1703" calcext:value-type="float">
            <text:p>1,1703</text:p>
          </table:table-cell>
          <table:table-cell office:value-type="float" office:value="1.0105" calcext:value-type="float">
            <text:p>1,0105</text:p>
          </table:table-cell>
          <table:table-cell office:value-type="float" office:value="0.331513" calcext:value-type="float">
            <text:p>0,331513</text:p>
          </table:table-cell>
          <table:table-cell office:value-type="float" office:value="1.3014" calcext:value-type="float">
            <text:p>1,3014</text:p>
          </table:table-cell>
          <table:table-cell office:value-type="float" office:value="0.616812" calcext:value-type="float">
            <text:p>0,616812</text:p>
          </table:table-cell>
          <table:table-cell office:value-type="float" office:value="1.65" calcext:value-type="float">
            <text:p>1,65</text:p>
          </table:table-cell>
          <table:table-cell office:value-type="float" office:value="1.4067" calcext:value-type="float">
            <text:p>1,4067</text:p>
          </table:table-cell>
          <table:table-cell office:value-type="float" office:value="0.740645" calcext:value-type="float">
            <text:p>0,740645</text:p>
          </table:table-cell>
          <table:table-cell office:value-type="float" office:value="0.465073" calcext:value-type="float">
            <text:p>0,465073</text:p>
          </table:table-cell>
          <table:table-cell office:value-type="float" office:value="1.07699" calcext:value-type="float">
            <text:p>1,07699</text:p>
          </table:table-cell>
          <table:table-cell office:value-type="float" office:value="1.13724" calcext:value-type="float">
            <text:p>1,13724</text:p>
          </table:table-cell>
          <table:table-cell office:value-type="float" office:value="1.58486" calcext:value-type="float">
            <text:p>1,58486</text:p>
          </table:table-cell>
          <table:table-cell office:value-type="float" office:value="1.20355" calcext:value-type="float">
            <text:p>1,20355</text:p>
          </table:table-cell>
          <table:table-cell office:value-type="float" office:value="1.23905" calcext:value-type="float">
            <text:p>1,23905</text:p>
          </table:table-cell>
          <table:table-cell office:value-type="float" office:value="0.619107" calcext:value-type="float">
            <text:p>0,619107</text:p>
          </table:table-cell>
          <table:table-cell office:value-type="float" office:value="1.63522" calcext:value-type="float">
            <text:p>1,63522</text:p>
          </table:table-cell>
          <table:table-cell table:number-columns-repeated="44"/>
          <table:table-cell table:formula="of:=MIN([.A109:.BL109])" office:value-type="float" office:value="0.290153" calcext:value-type="float">
            <text:p>0,290153</text:p>
          </table:table-cell>
          <table:table-cell table:formula="of:=MAX([.A109:.BL109])" office:value-type="float" office:value="1.65" calcext:value-type="float">
            <text:p>1,65</text:p>
          </table:table-cell>
          <table:table-cell table:number-columns-repeated="7"/>
        </table:table-row>
        <table:table-row table:style-name="ro2">
          <table:table-cell office:value-type="float" office:value="0.340812" calcext:value-type="float">
            <text:p>0,340812</text:p>
          </table:table-cell>
          <table:table-cell office:value-type="float" office:value="0.375126" calcext:value-type="float">
            <text:p>0,375126</text:p>
          </table:table-cell>
          <table:table-cell office:value-type="float" office:value="0.258418" calcext:value-type="float">
            <text:p>0,258418</text:p>
          </table:table-cell>
          <table:table-cell office:value-type="float" office:value="0.339092" calcext:value-type="float">
            <text:p>0,339092</text:p>
          </table:table-cell>
          <table:table-cell office:value-type="float" office:value="0.377637" calcext:value-type="float">
            <text:p>0,377637</text:p>
          </table:table-cell>
          <table:table-cell office:value-type="float" office:value="0.377817" calcext:value-type="float">
            <text:p>0,377817</text:p>
          </table:table-cell>
          <table:table-cell office:value-type="float" office:value="0.369566" calcext:value-type="float">
            <text:p>0,369566</text:p>
          </table:table-cell>
          <table:table-cell office:value-type="float" office:value="1.14568" calcext:value-type="float">
            <text:p>1,14568</text:p>
          </table:table-cell>
          <table:table-cell office:value-type="float" office:value="0.973017" calcext:value-type="float">
            <text:p>0,973017</text:p>
          </table:table-cell>
          <table:table-cell office:value-type="float" office:value="0.720321" calcext:value-type="float">
            <text:p>0,720321</text:p>
          </table:table-cell>
          <table:table-cell office:value-type="float" office:value="1.38405" calcext:value-type="float">
            <text:p>1,38405</text:p>
          </table:table-cell>
          <table:table-cell office:value-type="float" office:value="0.372793" calcext:value-type="float">
            <text:p>0,372793</text:p>
          </table:table-cell>
          <table:table-cell office:value-type="float" office:value="1.08058" calcext:value-type="float">
            <text:p>1,08058</text:p>
          </table:table-cell>
          <table:table-cell office:value-type="float" office:value="0.832092" calcext:value-type="float">
            <text:p>0,832092</text:p>
          </table:table-cell>
          <table:table-cell office:value-type="float" office:value="0.457654" calcext:value-type="float">
            <text:p>0,457654</text:p>
          </table:table-cell>
          <table:table-cell office:value-type="float" office:value="0.829076" calcext:value-type="float">
            <text:p>0,829076</text:p>
          </table:table-cell>
          <table:table-cell office:value-type="float" office:value="0.533689" calcext:value-type="float">
            <text:p>0,533689</text:p>
          </table:table-cell>
          <table:table-cell office:value-type="float" office:value="0.589424" calcext:value-type="float">
            <text:p>0,589424</text:p>
          </table:table-cell>
          <table:table-cell office:value-type="float" office:value="0.294581" calcext:value-type="float">
            <text:p>0,294581</text:p>
          </table:table-cell>
          <table:table-cell office:value-type="float" office:value="0.559555" calcext:value-type="float">
            <text:p>0,559555</text:p>
          </table:table-cell>
          <table:table-cell office:value-type="float" office:value="1.5495" calcext:value-type="float">
            <text:p>1,5495</text:p>
          </table:table-cell>
          <table:table-cell office:value-type="float" office:value="0.175956" calcext:value-type="float">
            <text:p>0,175956</text:p>
          </table:table-cell>
          <table:table-cell office:value-type="float" office:value="0.0997829" calcext:value-type="float">
            <text:p>0,0997829</text:p>
          </table:table-cell>
          <table:table-cell office:value-type="float" office:value="0.275911" calcext:value-type="float">
            <text:p>0,275911</text:p>
          </table:table-cell>
          <table:table-cell table:number-columns-repeated="44"/>
          <table:table-cell table:formula="of:=MIN([.A110:.BL110])" office:value-type="float" office:value="0.0997829" calcext:value-type="float">
            <text:p>0,0997829</text:p>
          </table:table-cell>
          <table:table-cell table:formula="of:=MAX([.A110:.BL110])" office:value-type="float" office:value="1.5495" calcext:value-type="float">
            <text:p>1,5495</text:p>
          </table:table-cell>
          <table:table-cell table:number-columns-repeated="7"/>
        </table:table-row>
        <table:table-row table:style-name="ro2">
          <table:table-cell office:value-type="float" office:value="0.235945" calcext:value-type="float">
            <text:p>0,235945</text:p>
          </table:table-cell>
          <table:table-cell office:value-type="float" office:value="0.314028" calcext:value-type="float">
            <text:p>0,314028</text:p>
          </table:table-cell>
          <table:table-cell office:value-type="float" office:value="0.229385" calcext:value-type="float">
            <text:p>0,229385</text:p>
          </table:table-cell>
          <table:table-cell office:value-type="float" office:value="0.33142" calcext:value-type="float">
            <text:p>0,33142</text:p>
          </table:table-cell>
          <table:table-cell office:value-type="float" office:value="0.377274" calcext:value-type="float">
            <text:p>0,377274</text:p>
          </table:table-cell>
          <table:table-cell office:value-type="float" office:value="0.421502" calcext:value-type="float">
            <text:p>0,421502</text:p>
          </table:table-cell>
          <table:table-cell office:value-type="float" office:value="0.280574" calcext:value-type="float">
            <text:p>0,280574</text:p>
          </table:table-cell>
          <table:table-cell office:value-type="float" office:value="0.352918" calcext:value-type="float">
            <text:p>0,352918</text:p>
          </table:table-cell>
          <table:table-cell office:value-type="float" office:value="0.474926" calcext:value-type="float">
            <text:p>0,474926</text:p>
          </table:table-cell>
          <table:table-cell office:value-type="float" office:value="1.1529" calcext:value-type="float">
            <text:p>1,1529</text:p>
          </table:table-cell>
          <table:table-cell office:value-type="float" office:value="0.901732" calcext:value-type="float">
            <text:p>0,901732</text:p>
          </table:table-cell>
          <table:table-cell office:value-type="float" office:value="1.55206" calcext:value-type="float">
            <text:p>1,55206</text:p>
          </table:table-cell>
          <table:table-cell office:value-type="float" office:value="0.385046" calcext:value-type="float">
            <text:p>0,385046</text:p>
          </table:table-cell>
          <table:table-cell office:value-type="float" office:value="0.901237" calcext:value-type="float">
            <text:p>0,901237</text:p>
          </table:table-cell>
          <table:table-cell office:value-type="float" office:value="1.65862" calcext:value-type="float">
            <text:p>1,65862</text:p>
          </table:table-cell>
          <table:table-cell office:value-type="float" office:value="1.03022" calcext:value-type="float">
            <text:p>1,03022</text:p>
          </table:table-cell>
          <table:table-cell office:value-type="float" office:value="1.10005" calcext:value-type="float">
            <text:p>1,10005</text:p>
          </table:table-cell>
          <table:table-cell office:value-type="float" office:value="1.60058" calcext:value-type="float">
            <text:p>1,60058</text:p>
          </table:table-cell>
          <table:table-cell office:value-type="float" office:value="1.2707" calcext:value-type="float">
            <text:p>1,2707</text:p>
          </table:table-cell>
          <table:table-cell office:value-type="float" office:value="1.00032" calcext:value-type="float">
            <text:p>1,00032</text:p>
          </table:table-cell>
          <table:table-cell office:value-type="float" office:value="0.988846" calcext:value-type="float">
            <text:p>0,988846</text:p>
          </table:table-cell>
          <table:table-cell office:value-type="float" office:value="0.843442" calcext:value-type="float">
            <text:p>0,843442</text:p>
          </table:table-cell>
          <table:table-cell office:value-type="float" office:value="1.06465" calcext:value-type="float">
            <text:p>1,06465</text:p>
          </table:table-cell>
          <table:table-cell office:value-type="float" office:value="0.705954" calcext:value-type="float">
            <text:p>0,705954</text:p>
          </table:table-cell>
          <table:table-cell table:number-columns-repeated="44"/>
          <table:table-cell table:formula="of:=MIN([.A111:.BL111])" office:value-type="float" office:value="0.229385" calcext:value-type="float">
            <text:p>0,229385</text:p>
          </table:table-cell>
          <table:table-cell table:formula="of:=MAX([.A111:.BL111])" office:value-type="float" office:value="1.65862" calcext:value-type="float">
            <text:p>1,65862</text:p>
          </table:table-cell>
          <table:table-cell table:number-columns-repeated="7"/>
        </table:table-row>
        <table:table-row table:style-name="ro2">
          <table:table-cell office:value-type="float" office:value="0.328004" calcext:value-type="float">
            <text:p>0,328004</text:p>
          </table:table-cell>
          <table:table-cell office:value-type="float" office:value="0.378454" calcext:value-type="float">
            <text:p>0,378454</text:p>
          </table:table-cell>
          <table:table-cell office:value-type="float" office:value="0.332719" calcext:value-type="float">
            <text:p>0,332719</text:p>
          </table:table-cell>
          <table:table-cell office:value-type="float" office:value="0.324048" calcext:value-type="float">
            <text:p>0,324048</text:p>
          </table:table-cell>
          <table:table-cell office:value-type="float" office:value="0.457886" calcext:value-type="float">
            <text:p>0,457886</text:p>
          </table:table-cell>
          <table:table-cell office:value-type="float" office:value="0.352927" calcext:value-type="float">
            <text:p>0,352927</text:p>
          </table:table-cell>
          <table:table-cell office:value-type="float" office:value="0.271945" calcext:value-type="float">
            <text:p>0,271945</text:p>
          </table:table-cell>
          <table:table-cell office:value-type="float" office:value="0.492819" calcext:value-type="float">
            <text:p>0,492819</text:p>
          </table:table-cell>
          <table:table-cell office:value-type="float" office:value="0.282882" calcext:value-type="float">
            <text:p>0,282882</text:p>
          </table:table-cell>
          <table:table-cell office:value-type="float" office:value="0.300558" calcext:value-type="float">
            <text:p>0,300558</text:p>
          </table:table-cell>
          <table:table-cell office:value-type="float" office:value="0.421511" calcext:value-type="float">
            <text:p>0,421511</text:p>
          </table:table-cell>
          <table:table-cell office:value-type="float" office:value="1.66004" calcext:value-type="float">
            <text:p>1,66004</text:p>
          </table:table-cell>
          <table:table-cell office:value-type="float" office:value="1.37274" calcext:value-type="float">
            <text:p>1,37274</text:p>
          </table:table-cell>
          <table:table-cell office:value-type="float" office:value="0.354649" calcext:value-type="float">
            <text:p>0,354649</text:p>
          </table:table-cell>
          <table:table-cell office:value-type="float" office:value="1.72325" calcext:value-type="float">
            <text:p>1,72325</text:p>
          </table:table-cell>
          <table:table-cell office:value-type="float" office:value="1.58334" calcext:value-type="float">
            <text:p>1,58334</text:p>
          </table:table-cell>
          <table:table-cell office:value-type="float" office:value="1.37682" calcext:value-type="float">
            <text:p>1,37682</text:p>
          </table:table-cell>
          <table:table-cell office:value-type="float" office:value="1.37049" calcext:value-type="float">
            <text:p>1,37049</text:p>
          </table:table-cell>
          <table:table-cell office:value-type="float" office:value="1.38631" calcext:value-type="float">
            <text:p>1,38631</text:p>
          </table:table-cell>
          <table:table-cell office:value-type="float" office:value="1.14792" calcext:value-type="float">
            <text:p>1,14792</text:p>
          </table:table-cell>
          <table:table-cell office:value-type="float" office:value="1.15864" calcext:value-type="float">
            <text:p>1,15864</text:p>
          </table:table-cell>
          <table:table-cell office:value-type="float" office:value="1.07257" calcext:value-type="float">
            <text:p>1,07257</text:p>
          </table:table-cell>
          <table:table-cell office:value-type="float" office:value="0.927149" calcext:value-type="float">
            <text:p>0,927149</text:p>
          </table:table-cell>
          <table:table-cell office:value-type="float" office:value="0.953797" calcext:value-type="float">
            <text:p>0,953797</text:p>
          </table:table-cell>
          <table:table-cell table:number-columns-repeated="44"/>
          <table:table-cell table:formula="of:=MIN([.A112:.BL112])" office:value-type="float" office:value="0.271945" calcext:value-type="float">
            <text:p>0,271945</text:p>
          </table:table-cell>
          <table:table-cell table:formula="of:=MAX([.A112:.BL112])" office:value-type="float" office:value="1.72325" calcext:value-type="float">
            <text:p>1,72325</text:p>
          </table:table-cell>
          <table:table-cell table:number-columns-repeated="7"/>
        </table:table-row>
        <table:table-row table:style-name="ro2">
          <table:table-cell office:value-type="float" office:value="0.318986" calcext:value-type="float">
            <text:p>0,318986</text:p>
          </table:table-cell>
          <table:table-cell office:value-type="float" office:value="0.338625" calcext:value-type="float">
            <text:p>0,338625</text:p>
          </table:table-cell>
          <table:table-cell office:value-type="float" office:value="0.554582" calcext:value-type="float">
            <text:p>0,554582</text:p>
          </table:table-cell>
          <table:table-cell office:value-type="float" office:value="0.304399" calcext:value-type="float">
            <text:p>0,304399</text:p>
          </table:table-cell>
          <table:table-cell office:value-type="float" office:value="0.471652" calcext:value-type="float">
            <text:p>0,471652</text:p>
          </table:table-cell>
          <table:table-cell office:value-type="float" office:value="0.422404" calcext:value-type="float">
            <text:p>0,422404</text:p>
          </table:table-cell>
          <table:table-cell office:value-type="float" office:value="0.2844" calcext:value-type="float">
            <text:p>0,2844</text:p>
          </table:table-cell>
          <table:table-cell office:value-type="float" office:value="0.289368" calcext:value-type="float">
            <text:p>0,289368</text:p>
          </table:table-cell>
          <table:table-cell office:value-type="float" office:value="0.395736" calcext:value-type="float">
            <text:p>0,395736</text:p>
          </table:table-cell>
          <table:table-cell office:value-type="float" office:value="0.416292" calcext:value-type="float">
            <text:p>0,416292</text:p>
          </table:table-cell>
          <table:table-cell office:value-type="float" office:value="0.440264" calcext:value-type="float">
            <text:p>0,440264</text:p>
          </table:table-cell>
          <table:table-cell office:value-type="float" office:value="1.5533" calcext:value-type="float">
            <text:p>1,5533</text:p>
          </table:table-cell>
          <table:table-cell office:value-type="float" office:value="1.34543" calcext:value-type="float">
            <text:p>1,34543</text:p>
          </table:table-cell>
          <table:table-cell office:value-type="float" office:value="1.42182" calcext:value-type="float">
            <text:p>1,42182</text:p>
          </table:table-cell>
          <table:table-cell office:value-type="float" office:value="0.467907" calcext:value-type="float">
            <text:p>0,467907</text:p>
          </table:table-cell>
          <table:table-cell office:value-type="float" office:value="1.55165" calcext:value-type="float">
            <text:p>1,55165</text:p>
          </table:table-cell>
          <table:table-cell office:value-type="float" office:value="1.30786" calcext:value-type="float">
            <text:p>1,30786</text:p>
          </table:table-cell>
          <table:table-cell office:value-type="float" office:value="1.07257" calcext:value-type="float">
            <text:p>1,07257</text:p>
          </table:table-cell>
          <table:table-cell office:value-type="float" office:value="0.194658" calcext:value-type="float">
            <text:p>0,194658</text:p>
          </table:table-cell>
          <table:table-cell office:value-type="float" office:value="1.5165" calcext:value-type="float">
            <text:p>1,5165</text:p>
          </table:table-cell>
          <table:table-cell office:value-type="float" office:value="1.88893" calcext:value-type="float">
            <text:p>1,88893</text:p>
          </table:table-cell>
          <table:table-cell office:value-type="float" office:value="1.94303" calcext:value-type="float">
            <text:p>1,94303</text:p>
          </table:table-cell>
          <table:table-cell office:value-type="float" office:value="0.795114" calcext:value-type="float">
            <text:p>0,795114</text:p>
          </table:table-cell>
          <table:table-cell office:value-type="float" office:value="0.179486" calcext:value-type="float">
            <text:p>0,179486</text:p>
          </table:table-cell>
          <table:table-cell table:number-columns-repeated="44"/>
          <table:table-cell table:formula="of:=MIN([.A113:.BL113])" office:value-type="float" office:value="0.179486" calcext:value-type="float">
            <text:p>0,179486</text:p>
          </table:table-cell>
          <table:table-cell table:formula="of:=MAX([.A113:.BL113])" office:value-type="float" office:value="1.94303" calcext:value-type="float">
            <text:p>1,94303</text:p>
          </table:table-cell>
          <table:table-cell table:number-columns-repeated="7"/>
        </table:table-row>
        <table:table-row table:style-name="ro2">
          <table:table-cell office:value-type="float" office:value="0.216394" calcext:value-type="float">
            <text:p>0,216394</text:p>
          </table:table-cell>
          <table:table-cell office:value-type="float" office:value="0.37184" calcext:value-type="float">
            <text:p>0,37184</text:p>
          </table:table-cell>
          <table:table-cell office:value-type="float" office:value="0.263254" calcext:value-type="float">
            <text:p>0,263254</text:p>
          </table:table-cell>
          <table:table-cell office:value-type="float" office:value="0.39066" calcext:value-type="float">
            <text:p>0,39066</text:p>
          </table:table-cell>
          <table:table-cell office:value-type="float" office:value="0.394872" calcext:value-type="float">
            <text:p>0,394872</text:p>
          </table:table-cell>
          <table:table-cell office:value-type="float" office:value="0.423924" calcext:value-type="float">
            <text:p>0,423924</text:p>
          </table:table-cell>
          <table:table-cell office:value-type="float" office:value="1.05097" calcext:value-type="float">
            <text:p>1,05097</text:p>
          </table:table-cell>
          <table:table-cell office:value-type="float" office:value="0.962944" calcext:value-type="float">
            <text:p>0,962944</text:p>
          </table:table-cell>
          <table:table-cell office:value-type="float" office:value="0.73475" calcext:value-type="float">
            <text:p>0,73475</text:p>
          </table:table-cell>
          <table:table-cell office:value-type="float" office:value="0.469081" calcext:value-type="float">
            <text:p>0,469081</text:p>
          </table:table-cell>
          <table:table-cell office:value-type="float" office:value="0.49363" calcext:value-type="float">
            <text:p>0,49363</text:p>
          </table:table-cell>
          <table:table-cell office:value-type="float" office:value="1.67075" calcext:value-type="float">
            <text:p>1,67075</text:p>
          </table:table-cell>
          <table:table-cell office:value-type="float" office:value="0.846747" calcext:value-type="float">
            <text:p>0,846747</text:p>
          </table:table-cell>
          <table:table-cell office:value-type="float" office:value="1.58114" calcext:value-type="float">
            <text:p>1,58114</text:p>
          </table:table-cell>
          <table:table-cell office:value-type="float" office:value="0.994215" calcext:value-type="float">
            <text:p>0,994215</text:p>
          </table:table-cell>
          <table:table-cell office:value-type="float" office:value="1.00992" calcext:value-type="float">
            <text:p>1,00992</text:p>
          </table:table-cell>
          <table:table-cell office:value-type="float" office:value="0.793654" calcext:value-type="float">
            <text:p>0,793654</text:p>
          </table:table-cell>
          <table:table-cell office:value-type="float" office:value="1.24232" calcext:value-type="float">
            <text:p>1,24232</text:p>
          </table:table-cell>
          <table:table-cell office:value-type="float" office:value="0.841307" calcext:value-type="float">
            <text:p>0,841307</text:p>
          </table:table-cell>
          <table:table-cell office:value-type="float" office:value="0.512549" calcext:value-type="float">
            <text:p>0,512549</text:p>
          </table:table-cell>
          <table:table-cell office:value-type="float" office:value="1.63487" calcext:value-type="float">
            <text:p>1,63487</text:p>
          </table:table-cell>
          <table:table-cell office:value-type="float" office:value="0.939758" calcext:value-type="float">
            <text:p>0,939758</text:p>
          </table:table-cell>
          <table:table-cell office:value-type="float" office:value="0.765498" calcext:value-type="float">
            <text:p>0,765498</text:p>
          </table:table-cell>
          <table:table-cell office:value-type="float" office:value="0.942176" calcext:value-type="float">
            <text:p>0,942176</text:p>
          </table:table-cell>
          <table:table-cell table:number-columns-repeated="44"/>
          <table:table-cell table:formula="of:=MIN([.A114:.BL114])" office:value-type="float" office:value="0.216394" calcext:value-type="float">
            <text:p>0,216394</text:p>
          </table:table-cell>
          <table:table-cell table:formula="of:=MAX([.A114:.BL114])" office:value-type="float" office:value="1.67075" calcext:value-type="float">
            <text:p>1,67075</text:p>
          </table:table-cell>
          <table:table-cell table:number-columns-repeated="7"/>
        </table:table-row>
        <table:table-row table:style-name="ro2">
          <table:table-cell office:value-type="float" office:value="0.352147" calcext:value-type="float">
            <text:p>0,352147</text:p>
          </table:table-cell>
          <table:table-cell office:value-type="float" office:value="0.405484" calcext:value-type="float">
            <text:p>0,405484</text:p>
          </table:table-cell>
          <table:table-cell office:value-type="float" office:value="0.236991" calcext:value-type="float">
            <text:p>0,236991</text:p>
          </table:table-cell>
          <table:table-cell office:value-type="float" office:value="0.349548" calcext:value-type="float">
            <text:p>0,349548</text:p>
          </table:table-cell>
          <table:table-cell office:value-type="float" office:value="0.329428" calcext:value-type="float">
            <text:p>0,329428</text:p>
          </table:table-cell>
          <table:table-cell office:value-type="float" office:value="0.771356" calcext:value-type="float">
            <text:p>0,771356</text:p>
          </table:table-cell>
          <table:table-cell office:value-type="float" office:value="0.289588" calcext:value-type="float">
            <text:p>0,289588</text:p>
          </table:table-cell>
          <table:table-cell office:value-type="float" office:value="0.76534" calcext:value-type="float">
            <text:p>0,76534</text:p>
          </table:table-cell>
          <table:table-cell office:value-type="float" office:value="0.717301" calcext:value-type="float">
            <text:p>0,717301</text:p>
          </table:table-cell>
          <table:table-cell office:value-type="float" office:value="0.359012" calcext:value-type="float">
            <text:p>0,359012</text:p>
          </table:table-cell>
          <table:table-cell office:value-type="float" office:value="0.791049" calcext:value-type="float">
            <text:p>0,791049</text:p>
          </table:table-cell>
          <table:table-cell office:value-type="float" office:value="0.740618" calcext:value-type="float">
            <text:p>0,740618</text:p>
          </table:table-cell>
          <table:table-cell office:value-type="float" office:value="0.991823" calcext:value-type="float">
            <text:p>0,991823</text:p>
          </table:table-cell>
          <table:table-cell office:value-type="float" office:value="0.714926" calcext:value-type="float">
            <text:p>0,714926</text:p>
          </table:table-cell>
          <table:table-cell office:value-type="float" office:value="1.08809" calcext:value-type="float">
            <text:p>1,08809</text:p>
          </table:table-cell>
          <table:table-cell office:value-type="float" office:value="1.19394" calcext:value-type="float">
            <text:p>1,19394</text:p>
          </table:table-cell>
          <table:table-cell office:value-type="float" office:value="0.798946" calcext:value-type="float">
            <text:p>0,798946</text:p>
          </table:table-cell>
          <table:table-cell office:value-type="float" office:value="0.572572" calcext:value-type="float">
            <text:p>0,572572</text:p>
          </table:table-cell>
          <table:table-cell office:value-type="float" office:value="1.99437" calcext:value-type="float">
            <text:p>1,99437</text:p>
          </table:table-cell>
          <table:table-cell office:value-type="float" office:value="0.530129" calcext:value-type="float">
            <text:p>0,530129</text:p>
          </table:table-cell>
          <table:table-cell office:value-type="float" office:value="0.743571" calcext:value-type="float">
            <text:p>0,743571</text:p>
          </table:table-cell>
          <table:table-cell office:value-type="float" office:value="1.52452" calcext:value-type="float">
            <text:p>1,52452</text:p>
          </table:table-cell>
          <table:table-cell office:value-type="float" office:value="0.684393" calcext:value-type="float">
            <text:p>0,684393</text:p>
          </table:table-cell>
          <table:table-cell office:value-type="float" office:value="1.07114" calcext:value-type="float">
            <text:p>1,07114</text:p>
          </table:table-cell>
          <table:table-cell table:number-columns-repeated="44"/>
          <table:table-cell table:formula="of:=MIN([.A115:.BL115])" office:value-type="float" office:value="0.236991" calcext:value-type="float">
            <text:p>0,236991</text:p>
          </table:table-cell>
          <table:table-cell table:formula="of:=MAX([.A115:.BL115])" office:value-type="float" office:value="1.99437" calcext:value-type="float">
            <text:p>1,99437</text:p>
          </table:table-cell>
          <table:table-cell table:number-columns-repeated="7"/>
        </table:table-row>
        <table:table-row table:style-name="ro2">
          <table:table-cell office:value-type="float" office:value="0.132279" calcext:value-type="float">
            <text:p>0,132279</text:p>
          </table:table-cell>
          <table:table-cell office:value-type="float" office:value="0.152931" calcext:value-type="float">
            <text:p>0,152931</text:p>
          </table:table-cell>
          <table:table-cell office:value-type="float" office:value="0.205875" calcext:value-type="float">
            <text:p>0,205875</text:p>
          </table:table-cell>
          <table:table-cell office:value-type="float" office:value="0.222295" calcext:value-type="float">
            <text:p>0,222295</text:p>
          </table:table-cell>
          <table:table-cell office:value-type="float" office:value="0.376762" calcext:value-type="float">
            <text:p>0,376762</text:p>
          </table:table-cell>
          <table:table-cell office:value-type="float" office:value="0.167443" calcext:value-type="float">
            <text:p>0,167443</text:p>
          </table:table-cell>
          <table:table-cell office:value-type="float" office:value="0.773232" calcext:value-type="float">
            <text:p>0,773232</text:p>
          </table:table-cell>
          <table:table-cell office:value-type="float" office:value="0.945844" calcext:value-type="float">
            <text:p>0,945844</text:p>
          </table:table-cell>
          <table:table-cell office:value-type="float" office:value="0.197551" calcext:value-type="float">
            <text:p>0,197551</text:p>
          </table:table-cell>
          <table:table-cell office:value-type="float" office:value="1.11293" calcext:value-type="float">
            <text:p>1,11293</text:p>
          </table:table-cell>
          <table:table-cell office:value-type="float" office:value="1.04702" calcext:value-type="float">
            <text:p>1,04702</text:p>
          </table:table-cell>
          <table:table-cell office:value-type="float" office:value="0.184993" calcext:value-type="float">
            <text:p>0,184993</text:p>
          </table:table-cell>
          <table:table-cell office:value-type="float" office:value="0.168427" calcext:value-type="float">
            <text:p>0,168427</text:p>
          </table:table-cell>
          <table:table-cell office:value-type="float" office:value="0.398735" calcext:value-type="float">
            <text:p>0,398735</text:p>
          </table:table-cell>
          <table:table-cell office:value-type="float" office:value="1.24215" calcext:value-type="float">
            <text:p>1,24215</text:p>
          </table:table-cell>
          <table:table-cell office:value-type="float" office:value="0.18483" calcext:value-type="float">
            <text:p>0,18483</text:p>
          </table:table-cell>
          <table:table-cell office:value-type="float" office:value="0.249465" calcext:value-type="float">
            <text:p>0,249465</text:p>
          </table:table-cell>
          <table:table-cell office:value-type="float" office:value="0.330649" calcext:value-type="float">
            <text:p>0,330649</text:p>
          </table:table-cell>
          <table:table-cell office:value-type="float" office:value="0.78862" calcext:value-type="float">
            <text:p>0,78862</text:p>
          </table:table-cell>
          <table:table-cell office:value-type="float" office:value="0.276422" calcext:value-type="float">
            <text:p>0,276422</text:p>
          </table:table-cell>
          <table:table-cell office:value-type="float" office:value="0.156391" calcext:value-type="float">
            <text:p>0,156391</text:p>
          </table:table-cell>
          <table:table-cell office:value-type="float" office:value="0.257215" calcext:value-type="float">
            <text:p>0,257215</text:p>
          </table:table-cell>
          <table:table-cell office:value-type="float" office:value="1.77817" calcext:value-type="float">
            <text:p>1,77817</text:p>
          </table:table-cell>
          <table:table-cell office:value-type="float" office:value="2.08398" calcext:value-type="float">
            <text:p>2,08398</text:p>
          </table:table-cell>
          <table:table-cell table:number-columns-repeated="44"/>
          <table:table-cell table:formula="of:=MIN([.A116:.BL116])" office:value-type="float" office:value="0.132279" calcext:value-type="float">
            <text:p>0,132279</text:p>
          </table:table-cell>
          <table:table-cell table:formula="of:=MAX([.A116:.BL116])" office:value-type="float" office:value="2.08398" calcext:value-type="float">
            <text:p>2,08398</text:p>
          </table:table-cell>
          <table:table-cell table:number-columns-repeated="7"/>
        </table:table-row>
        <table:table-row table:style-name="ro2">
          <table:table-cell office:value-type="float" office:value="0.404919" calcext:value-type="float">
            <text:p>0,404919</text:p>
          </table:table-cell>
          <table:table-cell office:value-type="float" office:value="0.431504" calcext:value-type="float">
            <text:p>0,431504</text:p>
          </table:table-cell>
          <table:table-cell office:value-type="float" office:value="0.449858" calcext:value-type="float">
            <text:p>0,449858</text:p>
          </table:table-cell>
          <table:table-cell office:value-type="float" office:value="0.281272" calcext:value-type="float">
            <text:p>0,281272</text:p>
          </table:table-cell>
          <table:table-cell office:value-type="float" office:value="0.38228" calcext:value-type="float">
            <text:p>0,38228</text:p>
          </table:table-cell>
          <table:table-cell office:value-type="float" office:value="0.468223" calcext:value-type="float">
            <text:p>0,468223</text:p>
          </table:table-cell>
          <table:table-cell office:value-type="float" office:value="0.667939" calcext:value-type="float">
            <text:p>0,667939</text:p>
          </table:table-cell>
          <table:table-cell office:value-type="float" office:value="0.432065" calcext:value-type="float">
            <text:p>0,432065</text:p>
          </table:table-cell>
          <table:table-cell office:value-type="float" office:value="1.2547" calcext:value-type="float">
            <text:p>1,2547</text:p>
          </table:table-cell>
          <table:table-cell office:value-type="float" office:value="0.905102" calcext:value-type="float">
            <text:p>0,905102</text:p>
          </table:table-cell>
          <table:table-cell office:value-type="float" office:value="0.694514" calcext:value-type="float">
            <text:p>0,694514</text:p>
          </table:table-cell>
          <table:table-cell office:value-type="float" office:value="0.61094" calcext:value-type="float">
            <text:p>0,61094</text:p>
          </table:table-cell>
          <table:table-cell office:value-type="float" office:value="1.15046" calcext:value-type="float">
            <text:p>1,15046</text:p>
          </table:table-cell>
          <table:table-cell office:value-type="float" office:value="0.375959" calcext:value-type="float">
            <text:p>0,375959</text:p>
          </table:table-cell>
          <table:table-cell office:value-type="float" office:value="0.983001" calcext:value-type="float">
            <text:p>0,983001</text:p>
          </table:table-cell>
          <table:table-cell office:value-type="float" office:value="0.930897" calcext:value-type="float">
            <text:p>0,930897</text:p>
          </table:table-cell>
          <table:table-cell office:value-type="float" office:value="0.789701" calcext:value-type="float">
            <text:p>0,789701</text:p>
          </table:table-cell>
          <table:table-cell office:value-type="float" office:value="1.22232" calcext:value-type="float">
            <text:p>1,22232</text:p>
          </table:table-cell>
          <table:table-cell office:value-type="float" office:value="1.53123" calcext:value-type="float">
            <text:p>1,53123</text:p>
          </table:table-cell>
          <table:table-cell office:value-type="float" office:value="0.341585" calcext:value-type="float">
            <text:p>0,341585</text:p>
          </table:table-cell>
          <table:table-cell office:value-type="float" office:value="0.462681" calcext:value-type="float">
            <text:p>0,462681</text:p>
          </table:table-cell>
          <table:table-cell office:value-type="float" office:value="1.58083" calcext:value-type="float">
            <text:p>1,58083</text:p>
          </table:table-cell>
          <table:table-cell office:value-type="float" office:value="0.197437" calcext:value-type="float">
            <text:p>0,197437</text:p>
          </table:table-cell>
          <table:table-cell office:value-type="float" office:value="0.219483" calcext:value-type="float">
            <text:p>0,219483</text:p>
          </table:table-cell>
          <table:table-cell table:number-columns-repeated="44"/>
          <table:table-cell table:formula="of:=MIN([.A117:.BL117])" office:value-type="float" office:value="0.197437" calcext:value-type="float">
            <text:p>0,197437</text:p>
          </table:table-cell>
          <table:table-cell table:formula="of:=MAX([.A117:.BL117])" office:value-type="float" office:value="1.58083" calcext:value-type="float">
            <text:p>1,58083</text:p>
          </table:table-cell>
          <table:table-cell table:number-columns-repeated="7"/>
        </table:table-row>
        <table:table-row table:style-name="ro2">
          <table:table-cell office:value-type="float" office:value="0.25792" calcext:value-type="float">
            <text:p>0,25792</text:p>
          </table:table-cell>
          <table:table-cell office:value-type="float" office:value="0.322695" calcext:value-type="float">
            <text:p>0,322695</text:p>
          </table:table-cell>
          <table:table-cell office:value-type="float" office:value="0.712163" calcext:value-type="float">
            <text:p>0,712163</text:p>
          </table:table-cell>
          <table:table-cell office:value-type="float" office:value="0.740579" calcext:value-type="float">
            <text:p>0,740579</text:p>
          </table:table-cell>
          <table:table-cell office:value-type="float" office:value="0.62755" calcext:value-type="float">
            <text:p>0,62755</text:p>
          </table:table-cell>
          <table:table-cell office:value-type="float" office:value="0.357907" calcext:value-type="float">
            <text:p>0,357907</text:p>
          </table:table-cell>
          <table:table-cell office:value-type="float" office:value="0.345343" calcext:value-type="float">
            <text:p>0,345343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215658" calcext:value-type="float">
            <text:p>0,215658</text:p>
          </table:table-cell>
          <table:table-cell office:value-type="float" office:value="0.382737" calcext:value-type="float">
            <text:p>0,382737</text:p>
          </table:table-cell>
          <table:table-cell office:value-type="float" office:value="1.47699" calcext:value-type="float">
            <text:p>1,47699</text:p>
          </table:table-cell>
          <table:table-cell office:value-type="float" office:value="0.303783" calcext:value-type="float">
            <text:p>0,303783</text:p>
          </table:table-cell>
          <table:table-cell office:value-type="float" office:value="0.919617" calcext:value-type="float">
            <text:p>0,919617</text:p>
          </table:table-cell>
          <table:table-cell office:value-type="float" office:value="1.26691" calcext:value-type="float">
            <text:p>1,26691</text:p>
          </table:table-cell>
          <table:table-cell office:value-type="float" office:value="0.39182" calcext:value-type="float">
            <text:p>0,39182</text:p>
          </table:table-cell>
          <table:table-cell office:value-type="float" office:value="1.44405" calcext:value-type="float">
            <text:p>1,44405</text:p>
          </table:table-cell>
          <table:table-cell office:value-type="float" office:value="0.330964" calcext:value-type="float">
            <text:p>0,330964</text:p>
          </table:table-cell>
          <table:table-cell office:value-type="float" office:value="0.354188" calcext:value-type="float">
            <text:p>0,354188</text:p>
          </table:table-cell>
          <table:table-cell office:value-type="float" office:value="0.355956" calcext:value-type="float">
            <text:p>0,355956</text:p>
          </table:table-cell>
          <table:table-cell office:value-type="float" office:value="1.04206" calcext:value-type="float">
            <text:p>1,04206</text:p>
          </table:table-cell>
          <table:table-cell office:value-type="float" office:value="0.958243" calcext:value-type="float">
            <text:p>0,958243</text:p>
          </table:table-cell>
          <table:table-cell office:value-type="float" office:value="0.825263" calcext:value-type="float">
            <text:p>0,825263</text:p>
          </table:table-cell>
          <table:table-cell office:value-type="float" office:value="0.23625" calcext:value-type="float">
            <text:p>0,23625</text:p>
          </table:table-cell>
          <table:table-cell office:value-type="float" office:value="0.135452" calcext:value-type="float">
            <text:p>0,135452</text:p>
          </table:table-cell>
          <table:table-cell table:number-columns-repeated="44"/>
          <table:table-cell table:formula="of:=MIN([.A118:.BL118])" office:value-type="float" office:value="0.135452" calcext:value-type="float">
            <text:p>0,135452</text:p>
          </table:table-cell>
          <table:table-cell table:formula="of:=MAX([.A118:.BL118])" office:value-type="float" office:value="1.47699" calcext:value-type="float">
            <text:p>1,47699</text:p>
          </table:table-cell>
          <table:table-cell table:number-columns-repeated="7"/>
        </table:table-row>
        <table:table-row table:style-name="ro2">
          <table:table-cell office:value-type="float" office:value="0.305868" calcext:value-type="float">
            <text:p>0,305868</text:p>
          </table:table-cell>
          <table:table-cell office:value-type="float" office:value="0.349133" calcext:value-type="float">
            <text:p>0,349133</text:p>
          </table:table-cell>
          <table:table-cell office:value-type="float" office:value="0.420587" calcext:value-type="float">
            <text:p>0,420587</text:p>
          </table:table-cell>
          <table:table-cell office:value-type="float" office:value="0.397999" calcext:value-type="float">
            <text:p>0,397999</text:p>
          </table:table-cell>
          <table:table-cell office:value-type="float" office:value="0.649353" calcext:value-type="float">
            <text:p>0,649353</text:p>
          </table:table-cell>
          <table:table-cell office:value-type="float" office:value="0.392044" calcext:value-type="float">
            <text:p>0,392044</text:p>
          </table:table-cell>
          <table:table-cell office:value-type="float" office:value="1.18104" calcext:value-type="float">
            <text:p>1,18104</text:p>
          </table:table-cell>
          <table:table-cell office:value-type="float" office:value="0.330097" calcext:value-type="float">
            <text:p>0,330097</text:p>
          </table:table-cell>
          <table:table-cell office:value-type="float" office:value="1.00058" calcext:value-type="float">
            <text:p>1,00058</text:p>
          </table:table-cell>
          <table:table-cell office:value-type="float" office:value="0.345928" calcext:value-type="float">
            <text:p>0,345928</text:p>
          </table:table-cell>
          <table:table-cell office:value-type="float" office:value="0.782602" calcext:value-type="float">
            <text:p>0,782602</text:p>
          </table:table-cell>
          <table:table-cell office:value-type="float" office:value="0.569029" calcext:value-type="float">
            <text:p>0,569029</text:p>
          </table:table-cell>
          <table:table-cell office:value-type="float" office:value="0.372447" calcext:value-type="float">
            <text:p>0,372447</text:p>
          </table:table-cell>
          <table:table-cell office:value-type="float" office:value="0.420352" calcext:value-type="float">
            <text:p>0,420352</text:p>
          </table:table-cell>
          <table:table-cell office:value-type="float" office:value="1.44514" calcext:value-type="float">
            <text:p>1,44514</text:p>
          </table:table-cell>
          <table:table-cell office:value-type="float" office:value="1.82227" calcext:value-type="float">
            <text:p>1,82227</text:p>
          </table:table-cell>
          <table:table-cell office:value-type="float" office:value="0.849104" calcext:value-type="float">
            <text:p>0,849104</text:p>
          </table:table-cell>
          <table:table-cell office:value-type="float" office:value="1.12971" calcext:value-type="float">
            <text:p>1,12971</text:p>
          </table:table-cell>
          <table:table-cell office:value-type="float" office:value="1.56986" calcext:value-type="float">
            <text:p>1,56986</text:p>
          </table:table-cell>
          <table:table-cell office:value-type="float" office:value="1.19458" calcext:value-type="float">
            <text:p>1,19458</text:p>
          </table:table-cell>
          <table:table-cell office:value-type="float" office:value="0.26816" calcext:value-type="float">
            <text:p>0,26816</text:p>
          </table:table-cell>
          <table:table-cell office:value-type="float" office:value="0.320261" calcext:value-type="float">
            <text:p>0,320261</text:p>
          </table:table-cell>
          <table:table-cell office:value-type="float" office:value="0.235949" calcext:value-type="float">
            <text:p>0,235949</text:p>
          </table:table-cell>
          <table:table-cell office:value-type="float" office:value="0.131871" calcext:value-type="float">
            <text:p>0,131871</text:p>
          </table:table-cell>
          <table:table-cell table:number-columns-repeated="44"/>
          <table:table-cell table:formula="of:=MIN([.A119:.BL119])" office:value-type="float" office:value="0.131871" calcext:value-type="float">
            <text:p>0,131871</text:p>
          </table:table-cell>
          <table:table-cell table:formula="of:=MAX([.A119:.BL119])" office:value-type="float" office:value="1.82227" calcext:value-type="float">
            <text:p>1,82227</text:p>
          </table:table-cell>
          <table:table-cell table:number-columns-repeated="7"/>
        </table:table-row>
        <table:table-row table:style-name="ro2">
          <table:table-cell office:value-type="float" office:value="0.252188" calcext:value-type="float">
            <text:p>0,252188</text:p>
          </table:table-cell>
          <table:table-cell office:value-type="float" office:value="0.136453" calcext:value-type="float">
            <text:p>0,136453</text:p>
          </table:table-cell>
          <table:table-cell office:value-type="float" office:value="0.157155" calcext:value-type="float">
            <text:p>0,157155</text:p>
          </table:table-cell>
          <table:table-cell office:value-type="float" office:value="0.285928" calcext:value-type="float">
            <text:p>0,285928</text:p>
          </table:table-cell>
          <table:table-cell office:value-type="float" office:value="0.839521" calcext:value-type="float">
            <text:p>0,839521</text:p>
          </table:table-cell>
          <table:table-cell office:value-type="float" office:value="0.131283" calcext:value-type="float">
            <text:p>0,131283</text:p>
          </table:table-cell>
          <table:table-cell office:value-type="float" office:value="0.735606" calcext:value-type="float">
            <text:p>0,735606</text:p>
          </table:table-cell>
          <table:table-cell office:value-type="float" office:value="0.590794" calcext:value-type="float">
            <text:p>0,590794</text:p>
          </table:table-cell>
          <table:table-cell office:value-type="float" office:value="0.191562" calcext:value-type="float">
            <text:p>0,191562</text:p>
          </table:table-cell>
          <table:table-cell office:value-type="float" office:value="0.100463" calcext:value-type="float">
            <text:p>0,100463</text:p>
          </table:table-cell>
          <table:table-cell office:value-type="float" office:value="0.500209" calcext:value-type="float">
            <text:p>0,500209</text:p>
          </table:table-cell>
          <table:table-cell office:value-type="float" office:value="0.331059" calcext:value-type="float">
            <text:p>0,331059</text:p>
          </table:table-cell>
          <table:table-cell office:value-type="float" office:value="0.137277" calcext:value-type="float">
            <text:p>0,137277</text:p>
          </table:table-cell>
          <table:table-cell office:value-type="float" office:value="0.205617" calcext:value-type="float">
            <text:p>0,205617</text:p>
          </table:table-cell>
          <table:table-cell office:value-type="float" office:value="1.62693" calcext:value-type="float">
            <text:p>1,62693</text:p>
          </table:table-cell>
          <table:table-cell office:value-type="float" office:value="1.60895" calcext:value-type="float">
            <text:p>1,60895</text:p>
          </table:table-cell>
          <table:table-cell office:value-type="float" office:value="1.46164" calcext:value-type="float">
            <text:p>1,46164</text:p>
          </table:table-cell>
          <table:table-cell office:value-type="float" office:value="1.77916" calcext:value-type="float">
            <text:p>1,77916</text:p>
          </table:table-cell>
          <table:table-cell office:value-type="float" office:value="1.25453" calcext:value-type="float">
            <text:p>1,25453</text:p>
          </table:table-cell>
          <table:table-cell office:value-type="float" office:value="0.316204" calcext:value-type="float">
            <text:p>0,316204</text:p>
          </table:table-cell>
          <table:table-cell office:value-type="float" office:value="2.1445" calcext:value-type="float">
            <text:p>2,1445</text:p>
          </table:table-cell>
          <table:table-cell office:value-type="float" office:value="1.02604" calcext:value-type="float">
            <text:p>1,02604</text:p>
          </table:table-cell>
          <table:table-cell office:value-type="float" office:value="1.33565" calcext:value-type="float">
            <text:p>1,33565</text:p>
          </table:table-cell>
          <table:table-cell office:value-type="float" office:value="0.114949" calcext:value-type="float">
            <text:p>0,114949</text:p>
          </table:table-cell>
          <table:table-cell table:number-columns-repeated="44"/>
          <table:table-cell table:formula="of:=MIN([.A120:.BL120])" office:value-type="float" office:value="0.100463" calcext:value-type="float">
            <text:p>0,100463</text:p>
          </table:table-cell>
          <table:table-cell table:formula="of:=MAX([.A120:.BL120])" office:value-type="float" office:value="2.1445" calcext:value-type="float">
            <text:p>2,1445</text:p>
          </table:table-cell>
          <table:table-cell table:number-columns-repeated="7"/>
        </table:table-row>
        <table:table-row table:style-name="ro2">
          <table:table-cell office:value-type="float" office:value="0.394576" calcext:value-type="float">
            <text:p>0,394576</text:p>
          </table:table-cell>
          <table:table-cell office:value-type="float" office:value="0.411083" calcext:value-type="float">
            <text:p>0,411083</text:p>
          </table:table-cell>
          <table:table-cell office:value-type="float" office:value="0.451026" calcext:value-type="float">
            <text:p>0,451026</text:p>
          </table:table-cell>
          <table:table-cell office:value-type="float" office:value="0.370872" calcext:value-type="float">
            <text:p>0,370872</text:p>
          </table:table-cell>
          <table:table-cell office:value-type="float" office:value="0.384325" calcext:value-type="float">
            <text:p>0,384325</text:p>
          </table:table-cell>
          <table:table-cell office:value-type="float" office:value="0.428399" calcext:value-type="float">
            <text:p>0,428399</text:p>
          </table:table-cell>
          <table:table-cell office:value-type="float" office:value="0.453453" calcext:value-type="float">
            <text:p>0,453453</text:p>
          </table:table-cell>
          <table:table-cell office:value-type="float" office:value="0.943997" calcext:value-type="float">
            <text:p>0,943997</text:p>
          </table:table-cell>
          <table:table-cell office:value-type="float" office:value="0.884465" calcext:value-type="float">
            <text:p>0,884465</text:p>
          </table:table-cell>
          <table:table-cell office:value-type="float" office:value="0.391301" calcext:value-type="float">
            <text:p>0,391301</text:p>
          </table:table-cell>
          <table:table-cell office:value-type="float" office:value="0.416365" calcext:value-type="float">
            <text:p>0,416365</text:p>
          </table:table-cell>
          <table:table-cell office:value-type="float" office:value="0.418892" calcext:value-type="float">
            <text:p>0,418892</text:p>
          </table:table-cell>
          <table:table-cell office:value-type="float" office:value="1.16993" calcext:value-type="float">
            <text:p>1,16993</text:p>
          </table:table-cell>
          <table:table-cell office:value-type="float" office:value="0.296475" calcext:value-type="float">
            <text:p>0,296475</text:p>
          </table:table-cell>
          <table:table-cell office:value-type="float" office:value="0.141466" calcext:value-type="float">
            <text:p>0,141466</text:p>
          </table:table-cell>
          <table:table-cell office:value-type="float" office:value="0.441992" calcext:value-type="float">
            <text:p>0,441992</text:p>
          </table:table-cell>
          <table:table-cell office:value-type="float" office:value="0.966421" calcext:value-type="float">
            <text:p>0,966421</text:p>
          </table:table-cell>
          <table:table-cell office:value-type="float" office:value="0.470907" calcext:value-type="float">
            <text:p>0,470907</text:p>
          </table:table-cell>
          <table:table-cell office:value-type="float" office:value="0.125642" calcext:value-type="float">
            <text:p>0,125642</text:p>
          </table:table-cell>
          <table:table-cell office:value-type="float" office:value="1.56093" calcext:value-type="float">
            <text:p>1,56093</text:p>
          </table:table-cell>
          <table:table-cell office:value-type="float" office:value="1.15757" calcext:value-type="float">
            <text:p>1,15757</text:p>
          </table:table-cell>
          <table:table-cell office:value-type="float" office:value="1.66985" calcext:value-type="float">
            <text:p>1,66985</text:p>
          </table:table-cell>
          <table:table-cell office:value-type="float" office:value="0.192561" calcext:value-type="float">
            <text:p>0,192561</text:p>
          </table:table-cell>
          <table:table-cell office:value-type="float" office:value="0.130103" calcext:value-type="float">
            <text:p>0,130103</text:p>
          </table:table-cell>
          <table:table-cell table:number-columns-repeated="44"/>
          <table:table-cell table:formula="of:=MIN([.A121:.BL121])" office:value-type="float" office:value="0.125642" calcext:value-type="float">
            <text:p>0,125642</text:p>
          </table:table-cell>
          <table:table-cell table:formula="of:=MAX([.A121:.BL121])" office:value-type="float" office:value="1.66985" calcext:value-type="float">
            <text:p>1,66985</text:p>
          </table:table-cell>
          <table:table-cell table:number-columns-repeated="7"/>
        </table:table-row>
        <table:table-row table:style-name="ro2">
          <table:table-cell office:value-type="float" office:value="0.17918" calcext:value-type="float">
            <text:p>0,17918</text:p>
          </table:table-cell>
          <table:table-cell office:value-type="float" office:value="0.119798" calcext:value-type="float">
            <text:p>0,119798</text:p>
          </table:table-cell>
          <table:table-cell office:value-type="float" office:value="0.308578" calcext:value-type="float">
            <text:p>0,308578</text:p>
          </table:table-cell>
          <table:table-cell office:value-type="float" office:value="0.174464" calcext:value-type="float">
            <text:p>0,174464</text:p>
          </table:table-cell>
          <table:table-cell office:value-type="float" office:value="0.119988" calcext:value-type="float">
            <text:p>0,119988</text:p>
          </table:table-cell>
          <table:table-cell office:value-type="float" office:value="0.331516" calcext:value-type="float">
            <text:p>0,331516</text:p>
          </table:table-cell>
          <table:table-cell office:value-type="float" office:value="0.411761" calcext:value-type="float">
            <text:p>0,411761</text:p>
          </table:table-cell>
          <table:table-cell office:value-type="float" office:value="0.249566" calcext:value-type="float">
            <text:p>0,249566</text:p>
          </table:table-cell>
          <table:table-cell office:value-type="float" office:value="0.268307" calcext:value-type="float">
            <text:p>0,268307</text:p>
          </table:table-cell>
          <table:table-cell office:value-type="float" office:value="1.09708" calcext:value-type="float">
            <text:p>1,09708</text:p>
          </table:table-cell>
          <table:table-cell office:value-type="float" office:value="0.384887" calcext:value-type="float">
            <text:p>0,384887</text:p>
          </table:table-cell>
          <table:table-cell office:value-type="float" office:value="0.665724" calcext:value-type="float">
            <text:p>0,665724</text:p>
          </table:table-cell>
          <table:table-cell office:value-type="float" office:value="0.732273" calcext:value-type="float">
            <text:p>0,732273</text:p>
          </table:table-cell>
          <table:table-cell office:value-type="float" office:value="1.2276" calcext:value-type="float">
            <text:p>1,2276</text:p>
          </table:table-cell>
          <table:table-cell office:value-type="float" office:value="1.40736" calcext:value-type="float">
            <text:p>1,40736</text:p>
          </table:table-cell>
          <table:table-cell office:value-type="float" office:value="0.65052" calcext:value-type="float">
            <text:p>0,65052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0.648257" calcext:value-type="float">
            <text:p>0,648257</text:p>
          </table:table-cell>
          <table:table-cell office:value-type="float" office:value="1.54604" calcext:value-type="float">
            <text:p>1,54604</text:p>
          </table:table-cell>
          <table:table-cell office:value-type="float" office:value="0.349201" calcext:value-type="float">
            <text:p>0,349201</text:p>
          </table:table-cell>
          <table:table-cell office:value-type="float" office:value="1.17126" calcext:value-type="float">
            <text:p>1,17126</text:p>
          </table:table-cell>
          <table:table-cell office:value-type="float" office:value="0.146053" calcext:value-type="float">
            <text:p>0,146053</text:p>
          </table:table-cell>
          <table:table-cell office:value-type="float" office:value="1.43702" calcext:value-type="float">
            <text:p>1,43702</text:p>
          </table:table-cell>
          <table:table-cell office:value-type="float" office:value="0.270758" calcext:value-type="float">
            <text:p>0,270758</text:p>
          </table:table-cell>
          <table:table-cell table:number-columns-repeated="44"/>
          <table:table-cell table:formula="of:=MIN([.A122:.BL122])" office:value-type="float" office:value="0.119798" calcext:value-type="float">
            <text:p>0,119798</text:p>
          </table:table-cell>
          <table:table-cell table:formula="of:=MAX([.A122:.BL122])" office:value-type="float" office:value="1.54604" calcext:value-type="float">
            <text:p>1,54604</text:p>
          </table:table-cell>
          <table:table-cell table:number-columns-repeated="7"/>
        </table:table-row>
        <table:table-row table:style-name="ro2">
          <table:table-cell office:value-type="float" office:value="0.171069" calcext:value-type="float">
            <text:p>0,171069</text:p>
          </table:table-cell>
          <table:table-cell office:value-type="float" office:value="0.137836" calcext:value-type="float">
            <text:p>0,137836</text:p>
          </table:table-cell>
          <table:table-cell office:value-type="float" office:value="0.408145" calcext:value-type="float">
            <text:p>0,408145</text:p>
          </table:table-cell>
          <table:table-cell office:value-type="float" office:value="0.298524" calcext:value-type="float">
            <text:p>0,298524</text:p>
          </table:table-cell>
          <table:table-cell office:value-type="float" office:value="0.710681" calcext:value-type="float">
            <text:p>0,710681</text:p>
          </table:table-cell>
          <table:table-cell office:value-type="float" office:value="0.406025" calcext:value-type="float">
            <text:p>0,406025</text:p>
          </table:table-cell>
          <table:table-cell office:value-type="float" office:value="0.457261" calcext:value-type="float">
            <text:p>0,457261</text:p>
          </table:table-cell>
          <table:table-cell office:value-type="float" office:value="0.317289" calcext:value-type="float">
            <text:p>0,317289</text:p>
          </table:table-cell>
          <table:table-cell office:value-type="float" office:value="0.814533" calcext:value-type="float">
            <text:p>0,814533</text:p>
          </table:table-cell>
          <table:table-cell office:value-type="float" office:value="0.572194" calcext:value-type="float">
            <text:p>0,572194</text:p>
          </table:table-cell>
          <table:table-cell office:value-type="float" office:value="0.415934" calcext:value-type="float">
            <text:p>0,415934</text:p>
          </table:table-cell>
          <table:table-cell office:value-type="float" office:value="0.747135" calcext:value-type="float">
            <text:p>0,747135</text:p>
          </table:table-cell>
          <table:table-cell office:value-type="float" office:value="1.06479" calcext:value-type="float">
            <text:p>1,06479</text:p>
          </table:table-cell>
          <table:table-cell office:value-type="float" office:value="0.379891" calcext:value-type="float">
            <text:p>0,379891</text:p>
          </table:table-cell>
          <table:table-cell office:value-type="float" office:value="0.824017" calcext:value-type="float">
            <text:p>0,824017</text:p>
          </table:table-cell>
          <table:table-cell office:value-type="float" office:value="0.754345" calcext:value-type="float">
            <text:p>0,754345</text:p>
          </table:table-cell>
          <table:table-cell office:value-type="float" office:value="0.747966" calcext:value-type="float">
            <text:p>0,747966</text:p>
          </table:table-cell>
          <table:table-cell office:value-type="float" office:value="0.26202" calcext:value-type="float">
            <text:p>0,26202</text:p>
          </table:table-cell>
          <table:table-cell office:value-type="float" office:value="1.05379" calcext:value-type="float">
            <text:p>1,05379</text:p>
          </table:table-cell>
          <table:table-cell office:value-type="float" office:value="0.311638" calcext:value-type="float">
            <text:p>0,311638</text:p>
          </table:table-cell>
          <table:table-cell office:value-type="float" office:value="0.318438" calcext:value-type="float">
            <text:p>0,318438</text:p>
          </table:table-cell>
          <table:table-cell office:value-type="float" office:value="0.2286" calcext:value-type="float">
            <text:p>0,2286</text:p>
          </table:table-cell>
          <table:table-cell office:value-type="float" office:value="0.1101" calcext:value-type="float">
            <text:p>0,1101</text:p>
          </table:table-cell>
          <table:table-cell office:value-type="float" office:value="0.460358" calcext:value-type="float">
            <text:p>0,460358</text:p>
          </table:table-cell>
          <table:table-cell table:number-columns-repeated="44"/>
          <table:table-cell table:formula="of:=MIN([.A123:.BL123])" office:value-type="float" office:value="0.1101" calcext:value-type="float">
            <text:p>0,1101</text:p>
          </table:table-cell>
          <table:table-cell table:formula="of:=MAX([.A123:.BL123])" office:value-type="float" office:value="1.06479" calcext:value-type="float">
            <text:p>1,06479</text:p>
          </table:table-cell>
          <table:table-cell table:number-columns-repeated="7"/>
        </table:table-row>
        <table:table-row table:style-name="ro2">
          <table:table-cell office:value-type="float" office:value="0.374007" calcext:value-type="float">
            <text:p>0,374007</text:p>
          </table:table-cell>
          <table:table-cell office:value-type="float" office:value="0.403792" calcext:value-type="float">
            <text:p>0,403792</text:p>
          </table:table-cell>
          <table:table-cell office:value-type="float" office:value="0.435453" calcext:value-type="float">
            <text:p>0,435453</text:p>
          </table:table-cell>
          <table:table-cell office:value-type="float" office:value="0.506811" calcext:value-type="float">
            <text:p>0,506811</text:p>
          </table:table-cell>
          <table:table-cell office:value-type="float" office:value="0.347009" calcext:value-type="float">
            <text:p>0,347009</text:p>
          </table:table-cell>
          <table:table-cell office:value-type="float" office:value="0.424758" calcext:value-type="float">
            <text:p>0,424758</text:p>
          </table:table-cell>
          <table:table-cell office:value-type="float" office:value="0.667259" calcext:value-type="float">
            <text:p>0,667259</text:p>
          </table:table-cell>
          <table:table-cell office:value-type="float" office:value="0.692676" calcext:value-type="float">
            <text:p>0,692676</text:p>
          </table:table-cell>
          <table:table-cell office:value-type="float" office:value="0.383164" calcext:value-type="float">
            <text:p>0,383164</text:p>
          </table:table-cell>
          <table:table-cell office:value-type="float" office:value="0.365604" calcext:value-type="float">
            <text:p>0,365604</text:p>
          </table:table-cell>
          <table:table-cell office:value-type="float" office:value="0.38542" calcext:value-type="float">
            <text:p>0,38542</text:p>
          </table:table-cell>
          <table:table-cell office:value-type="float" office:value="0.287005" calcext:value-type="float">
            <text:p>0,287005</text:p>
          </table:table-cell>
          <table:table-cell office:value-type="float" office:value="0.381324" calcext:value-type="float">
            <text:p>0,381324</text:p>
          </table:table-cell>
          <table:table-cell office:value-type="float" office:value="0.409165" calcext:value-type="float">
            <text:p>0,409165</text:p>
          </table:table-cell>
          <table:table-cell office:value-type="float" office:value="0.480243" calcext:value-type="float">
            <text:p>0,480243</text:p>
          </table:table-cell>
          <table:table-cell office:value-type="float" office:value="1.42654" calcext:value-type="float">
            <text:p>1,42654</text:p>
          </table:table-cell>
          <table:table-cell office:value-type="float" office:value="1.43426" calcext:value-type="float">
            <text:p>1,43426</text:p>
          </table:table-cell>
          <table:table-cell office:value-type="float" office:value="1.42323" calcext:value-type="float">
            <text:p>1,42323</text:p>
          </table:table-cell>
          <table:table-cell office:value-type="float" office:value="0.854329" calcext:value-type="float">
            <text:p>0,854329</text:p>
          </table:table-cell>
          <table:table-cell office:value-type="float" office:value="0.282335" calcext:value-type="float">
            <text:p>0,282335</text:p>
          </table:table-cell>
          <table:table-cell office:value-type="float" office:value="0.292573" calcext:value-type="float">
            <text:p>0,292573</text:p>
          </table:table-cell>
          <table:table-cell office:value-type="float" office:value="0.210936" calcext:value-type="float">
            <text:p>0,210936</text:p>
          </table:table-cell>
          <table:table-cell office:value-type="float" office:value="0.342001" calcext:value-type="float">
            <text:p>0,342001</text:p>
          </table:table-cell>
          <table:table-cell office:value-type="float" office:value="0.167729" calcext:value-type="float">
            <text:p>0,167729</text:p>
          </table:table-cell>
          <table:table-cell table:number-columns-repeated="44"/>
          <table:table-cell table:formula="of:=MIN([.A124:.BL124])" office:value-type="float" office:value="0.167729" calcext:value-type="float">
            <text:p>0,167729</text:p>
          </table:table-cell>
          <table:table-cell table:formula="of:=MAX([.A124:.BL124])" office:value-type="float" office:value="1.43426" calcext:value-type="float">
            <text:p>1,43426</text:p>
          </table:table-cell>
          <table:table-cell table:number-columns-repeated="7"/>
        </table:table-row>
        <table:table-row table:style-name="ro2">
          <table:table-cell office:value-type="float" office:value="0.393608" calcext:value-type="float">
            <text:p>0,393608</text:p>
          </table:table-cell>
          <table:table-cell office:value-type="float" office:value="0.397504" calcext:value-type="float">
            <text:p>0,397504</text:p>
          </table:table-cell>
          <table:table-cell office:value-type="float" office:value="0.431725" calcext:value-type="float">
            <text:p>0,431725</text:p>
          </table:table-cell>
          <table:table-cell office:value-type="float" office:value="0.409098" calcext:value-type="float">
            <text:p>0,409098</text:p>
          </table:table-cell>
          <table:table-cell office:value-type="float" office:value="0.847282" calcext:value-type="float">
            <text:p>0,847282</text:p>
          </table:table-cell>
          <table:table-cell office:value-type="float" office:value="0.444379" calcext:value-type="float">
            <text:p>0,444379</text:p>
          </table:table-cell>
          <table:table-cell office:value-type="float" office:value="0.817521" calcext:value-type="float">
            <text:p>0,817521</text:p>
          </table:table-cell>
          <table:table-cell office:value-type="float" office:value="0.414694" calcext:value-type="float">
            <text:p>0,414694</text:p>
          </table:table-cell>
          <table:table-cell office:value-type="float" office:value="0.432524" calcext:value-type="float">
            <text:p>0,432524</text:p>
          </table:table-cell>
          <table:table-cell office:value-type="float" office:value="0.859999" calcext:value-type="float">
            <text:p>0,859999</text:p>
          </table:table-cell>
          <table:table-cell office:value-type="float" office:value="0.500064" calcext:value-type="float">
            <text:p>0,500064</text:p>
          </table:table-cell>
          <table:table-cell office:value-type="float" office:value="1.07743" calcext:value-type="float">
            <text:p>1,07743</text:p>
          </table:table-cell>
          <table:table-cell office:value-type="float" office:value="0.398432" calcext:value-type="float">
            <text:p>0,398432</text:p>
          </table:table-cell>
          <table:table-cell office:value-type="float" office:value="0.506802" calcext:value-type="float">
            <text:p>0,506802</text:p>
          </table:table-cell>
          <table:table-cell office:value-type="float" office:value="0.974797" calcext:value-type="float">
            <text:p>0,974797</text:p>
          </table:table-cell>
          <table:table-cell office:value-type="float" office:value="0.984705" calcext:value-type="float">
            <text:p>0,984705</text:p>
          </table:table-cell>
          <table:table-cell office:value-type="float" office:value="0.647395" calcext:value-type="float">
            <text:p>0,647395</text:p>
          </table:table-cell>
          <table:table-cell office:value-type="float" office:value="0.727275" calcext:value-type="float">
            <text:p>0,727275</text:p>
          </table:table-cell>
          <table:table-cell office:value-type="float" office:value="0.319352" calcext:value-type="float">
            <text:p>0,319352</text:p>
          </table:table-cell>
          <table:table-cell office:value-type="float" office:value="1.61664" calcext:value-type="float">
            <text:p>1,61664</text:p>
          </table:table-cell>
          <table:table-cell office:value-type="float" office:value="0.775333" calcext:value-type="float">
            <text:p>0,775333</text:p>
          </table:table-cell>
          <table:table-cell office:value-type="float" office:value="0.163531" calcext:value-type="float">
            <text:p>0,163531</text:p>
          </table:table-cell>
          <table:table-cell office:value-type="float" office:value="0.572504" calcext:value-type="float">
            <text:p>0,572504</text:p>
          </table:table-cell>
          <table:table-cell office:value-type="float" office:value="0.191936" calcext:value-type="float">
            <text:p>0,191936</text:p>
          </table:table-cell>
          <table:table-cell table:number-columns-repeated="44"/>
          <table:table-cell table:formula="of:=MIN([.A125:.BL125])" office:value-type="float" office:value="0.163531" calcext:value-type="float">
            <text:p>0,163531</text:p>
          </table:table-cell>
          <table:table-cell table:formula="of:=MAX([.A125:.BL125])" office:value-type="float" office:value="1.61664" calcext:value-type="float">
            <text:p>1,61664</text:p>
          </table:table-cell>
          <table:table-cell table:number-columns-repeated="7"/>
        </table:table-row>
        <table:table-row table:style-name="ro2">
          <table:table-cell office:value-type="float" office:value="0.337288" calcext:value-type="float">
            <text:p>0,337288</text:p>
          </table:table-cell>
          <table:table-cell office:value-type="float" office:value="0.430931" calcext:value-type="float">
            <text:p>0,430931</text:p>
          </table:table-cell>
          <table:table-cell office:value-type="float" office:value="0.359805" calcext:value-type="float">
            <text:p>0,359805</text:p>
          </table:table-cell>
          <table:table-cell office:value-type="float" office:value="0.347052" calcext:value-type="float">
            <text:p>0,347052</text:p>
          </table:table-cell>
          <table:table-cell office:value-type="float" office:value="0.371781" calcext:value-type="float">
            <text:p>0,371781</text:p>
          </table:table-cell>
          <table:table-cell office:value-type="float" office:value="0.437124" calcext:value-type="float">
            <text:p>0,437124</text:p>
          </table:table-cell>
          <table:table-cell office:value-type="float" office:value="0.3791" calcext:value-type="float">
            <text:p>0,3791</text:p>
          </table:table-cell>
          <table:table-cell office:value-type="float" office:value="0.450222" calcext:value-type="float">
            <text:p>0,450222</text:p>
          </table:table-cell>
          <table:table-cell office:value-type="float" office:value="0.496885" calcext:value-type="float">
            <text:p>0,496885</text:p>
          </table:table-cell>
          <table:table-cell office:value-type="float" office:value="0.443128" calcext:value-type="float">
            <text:p>0,443128</text:p>
          </table:table-cell>
          <table:table-cell office:value-type="float" office:value="0.334716" calcext:value-type="float">
            <text:p>0,334716</text:p>
          </table:table-cell>
          <table:table-cell office:value-type="float" office:value="0.404492" calcext:value-type="float">
            <text:p>0,404492</text:p>
          </table:table-cell>
          <table:table-cell office:value-type="float" office:value="0.408442" calcext:value-type="float">
            <text:p>0,408442</text:p>
          </table:table-cell>
          <table:table-cell office:value-type="float" office:value="1.32065" calcext:value-type="float">
            <text:p>1,32065</text:p>
          </table:table-cell>
          <table:table-cell office:value-type="float" office:value="2.02074" calcext:value-type="float">
            <text:p>2,02074</text:p>
          </table:table-cell>
          <table:table-cell office:value-type="float" office:value="0.824129" calcext:value-type="float">
            <text:p>0,824129</text:p>
          </table:table-cell>
          <table:table-cell office:value-type="float" office:value="0.529604" calcext:value-type="float">
            <text:p>0,529604</text:p>
          </table:table-cell>
          <table:table-cell office:value-type="float" office:value="1.77366" calcext:value-type="float">
            <text:p>1,77366</text:p>
          </table:table-cell>
          <table:table-cell office:value-type="float" office:value="1.45189" calcext:value-type="float">
            <text:p>1,45189</text:p>
          </table:table-cell>
          <table:table-cell office:value-type="float" office:value="2.22597" calcext:value-type="float">
            <text:p>2,22597</text:p>
          </table:table-cell>
          <table:table-cell office:value-type="float" office:value="0.240985" calcext:value-type="float">
            <text:p>0,240985</text:p>
          </table:table-cell>
          <table:table-cell office:value-type="float" office:value="1.08989" calcext:value-type="float">
            <text:p>1,08989</text:p>
          </table:table-cell>
          <table:table-cell office:value-type="float" office:value="0.122063" calcext:value-type="float">
            <text:p>0,122063</text:p>
          </table:table-cell>
          <table:table-cell office:value-type="float" office:value="0.390235" calcext:value-type="float">
            <text:p>0,390235</text:p>
          </table:table-cell>
          <table:table-cell table:number-columns-repeated="44"/>
          <table:table-cell table:formula="of:=MIN([.A126:.BL126])" office:value-type="float" office:value="0.122063" calcext:value-type="float">
            <text:p>0,122063</text:p>
          </table:table-cell>
          <table:table-cell table:formula="of:=MAX([.A126:.BL126])" office:value-type="float" office:value="2.22597" calcext:value-type="float">
            <text:p>2,225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49647" calcext:value-type="float">
            <text:p>0,249647</text:p>
          </table:table-cell>
          <table:table-cell office:value-type="float" office:value="0.294728" calcext:value-type="float">
            <text:p>0,294728</text:p>
          </table:table-cell>
          <table:table-cell office:value-type="float" office:value="0.248928" calcext:value-type="float">
            <text:p>0,248928</text:p>
          </table:table-cell>
          <table:table-cell office:value-type="float" office:value="0.265312" calcext:value-type="float">
            <text:p>0,265312</text:p>
          </table:table-cell>
          <table:table-cell office:value-type="float" office:value="0.531819" calcext:value-type="float">
            <text:p>0,531819</text:p>
          </table:table-cell>
          <table:table-cell office:value-type="float" office:value="0.282548" calcext:value-type="float">
            <text:p>0,282548</text:p>
          </table:table-cell>
          <table:table-cell office:value-type="float" office:value="0.233015" calcext:value-type="float">
            <text:p>0,233015</text:p>
          </table:table-cell>
          <table:table-cell office:value-type="float" office:value="0.239358" calcext:value-type="float">
            <text:p>0,239358</text:p>
          </table:table-cell>
          <table:table-cell office:value-type="float" office:value="0.250749" calcext:value-type="float">
            <text:p>0,250749</text:p>
          </table:table-cell>
          <table:table-cell office:value-type="float" office:value="0.294495" calcext:value-type="float">
            <text:p>0,294495</text:p>
          </table:table-cell>
          <table:table-cell office:value-type="float" office:value="0.657012" calcext:value-type="float">
            <text:p>0,657012</text:p>
          </table:table-cell>
          <table:table-cell office:value-type="float" office:value="1.34901" calcext:value-type="float">
            <text:p>1,34901</text:p>
          </table:table-cell>
          <table:table-cell office:value-type="float" office:value="0.270873" calcext:value-type="float">
            <text:p>0,270873</text:p>
          </table:table-cell>
          <table:table-cell office:value-type="float" office:value="1.00924" calcext:value-type="float">
            <text:p>1,00924</text:p>
          </table:table-cell>
          <table:table-cell office:value-type="float" office:value="0.190495" calcext:value-type="float">
            <text:p>0,190495</text:p>
          </table:table-cell>
          <table:table-cell office:value-type="float" office:value="1.31432" calcext:value-type="float">
            <text:p>1,31432</text:p>
          </table:table-cell>
          <table:table-cell office:value-type="float" office:value="0.52256" calcext:value-type="float">
            <text:p>0,52256</text:p>
          </table:table-cell>
          <table:table-cell office:value-type="float" office:value="0.553391" calcext:value-type="float">
            <text:p>0,553391</text:p>
          </table:table-cell>
          <table:table-cell office:value-type="float" office:value="1.63291" calcext:value-type="float">
            <text:p>1,63291</text:p>
          </table:table-cell>
          <table:table-cell office:value-type="float" office:value="1.37156" calcext:value-type="float">
            <text:p>1,37156</text:p>
          </table:table-cell>
          <table:table-cell office:value-type="float" office:value="1.11256" calcext:value-type="float">
            <text:p>1,11256</text:p>
          </table:table-cell>
          <table:table-cell office:value-type="float" office:value="0.938667" calcext:value-type="float">
            <text:p>0,938667</text:p>
          </table:table-cell>
          <table:table-cell office:value-type="float" office:value="1.55793" calcext:value-type="float">
            <text:p>1,55793</text:p>
          </table:table-cell>
          <table:table-cell office:value-type="float" office:value="0.183808" calcext:value-type="float">
            <text:p>0,183808</text:p>
          </table:table-cell>
          <table:table-cell office:value-type="float" office:value="0.33862" calcext:value-type="float">
            <text:p>0,33862</text:p>
          </table:table-cell>
          <table:table-cell office:value-type="float" office:value="0.820246" calcext:value-type="float">
            <text:p>0,820246</text:p>
          </table:table-cell>
          <table:table-cell office:value-type="float" office:value="0.13706" calcext:value-type="float">
            <text:p>0,13706</text:p>
          </table:table-cell>
          <table:table-cell office:value-type="float" office:value="0.881015" calcext:value-type="float">
            <text:p>0,881015</text:p>
          </table:table-cell>
          <table:table-cell office:value-type="float" office:value="0.30713" calcext:value-type="float">
            <text:p>0,30713</text:p>
          </table:table-cell>
          <table:table-cell office:value-type="float" office:value="0.563164" calcext:value-type="float">
            <text:p>0,563164</text:p>
          </table:table-cell>
          <table:table-cell office:value-type="float" office:value="0.16167" calcext:value-type="float">
            <text:p>0,16167</text:p>
          </table:table-cell>
          <table:table-cell office:value-type="float" office:value="0.077009" calcext:value-type="float">
            <text:p>0,077009</text:p>
          </table:table-cell>
          <table:table-cell table:number-columns-repeated="36"/>
          <table:table-cell table:formula="of:=MIN([.A128:.BL128])" office:value-type="float" office:value="0.077009" calcext:value-type="float">
            <text:p>0,077009</text:p>
          </table:table-cell>
          <table:table-cell table:formula="of:=MAX([.A128:.BL128])" office:value-type="float" office:value="1.63291" calcext:value-type="float">
            <text:p>1,63291</text:p>
          </table:table-cell>
          <table:table-cell table:number-columns-repeated="7"/>
        </table:table-row>
        <table:table-row table:style-name="ro2">
          <table:table-cell office:value-type="float" office:value="0.09828" calcext:value-type="float">
            <text:p>0,09828</text:p>
          </table:table-cell>
          <table:table-cell office:value-type="float" office:value="0.152673" calcext:value-type="float">
            <text:p>0,152673</text:p>
          </table:table-cell>
          <table:table-cell office:value-type="float" office:value="0.13433" calcext:value-type="float">
            <text:p>0,13433</text:p>
          </table:table-cell>
          <table:table-cell office:value-type="float" office:value="0.464585" calcext:value-type="float">
            <text:p>0,464585</text:p>
          </table:table-cell>
          <table:table-cell office:value-type="float" office:value="0.428963" calcext:value-type="float">
            <text:p>0,428963</text:p>
          </table:table-cell>
          <table:table-cell office:value-type="float" office:value="0.370398" calcext:value-type="float">
            <text:p>0,370398</text:p>
          </table:table-cell>
          <table:table-cell office:value-type="float" office:value="0.347959" calcext:value-type="float">
            <text:p>0,347959</text:p>
          </table:table-cell>
          <table:table-cell office:value-type="float" office:value="0.359571" calcext:value-type="float">
            <text:p>0,359571</text:p>
          </table:table-cell>
          <table:table-cell office:value-type="float" office:value="0.36759" calcext:value-type="float">
            <text:p>0,36759</text:p>
          </table:table-cell>
          <table:table-cell office:value-type="float" office:value="0.303905" calcext:value-type="float">
            <text:p>0,303905</text:p>
          </table:table-cell>
          <table:table-cell office:value-type="float" office:value="0.231119" calcext:value-type="float">
            <text:p>0,231119</text:p>
          </table:table-cell>
          <table:table-cell office:value-type="float" office:value="0.206935" calcext:value-type="float">
            <text:p>0,206935</text:p>
          </table:table-cell>
          <table:table-cell office:value-type="float" office:value="0.282525" calcext:value-type="float">
            <text:p>0,282525</text:p>
          </table:table-cell>
          <table:table-cell office:value-type="float" office:value="0.326961" calcext:value-type="float">
            <text:p>0,326961</text:p>
          </table:table-cell>
          <table:table-cell office:value-type="float" office:value="0.077071" calcext:value-type="float">
            <text:p>0,077071</text:p>
          </table:table-cell>
          <table:table-cell office:value-type="float" office:value="0.373816" calcext:value-type="float">
            <text:p>0,373816</text:p>
          </table:table-cell>
          <table:table-cell office:value-type="float" office:value="0.381153" calcext:value-type="float">
            <text:p>0,381153</text:p>
          </table:table-cell>
          <table:table-cell office:value-type="float" office:value="0.317237" calcext:value-type="float">
            <text:p>0,317237</text:p>
          </table:table-cell>
          <table:table-cell office:value-type="float" office:value="0.235663" calcext:value-type="float">
            <text:p>0,235663</text:p>
          </table:table-cell>
          <table:table-cell office:value-type="float" office:value="0.242163" calcext:value-type="float">
            <text:p>0,242163</text:p>
          </table:table-cell>
          <table:table-cell office:value-type="float" office:value="0.179407" calcext:value-type="float">
            <text:p>0,179407</text:p>
          </table:table-cell>
          <table:table-cell office:value-type="float" office:value="0.801178" calcext:value-type="float">
            <text:p>0,801178</text:p>
          </table:table-cell>
          <table:table-cell office:value-type="float" office:value="1.0215" calcext:value-type="float">
            <text:p>1,0215</text:p>
          </table:table-cell>
          <table:table-cell office:value-type="float" office:value="0.923803" calcext:value-type="float">
            <text:p>0,923803</text:p>
          </table:table-cell>
          <table:table-cell office:value-type="float" office:value="1.13854" calcext:value-type="float">
            <text:p>1,13854</text:p>
          </table:table-cell>
          <table:table-cell office:value-type="float" office:value="1.45383" calcext:value-type="float">
            <text:p>1,45383</text:p>
          </table:table-cell>
          <table:table-cell office:value-type="float" office:value="1.37731" calcext:value-type="float">
            <text:p>1,37731</text:p>
          </table:table-cell>
          <table:table-cell office:value-type="float" office:value="1.67503" calcext:value-type="float">
            <text:p>1,67503</text:p>
          </table:table-cell>
          <table:table-cell office:value-type="float" office:value="1.32899" calcext:value-type="float">
            <text:p>1,32899</text:p>
          </table:table-cell>
          <table:table-cell office:value-type="float" office:value="0.970154" calcext:value-type="float">
            <text:p>0,970154</text:p>
          </table:table-cell>
          <table:table-cell office:value-type="float" office:value="1.88504" calcext:value-type="float">
            <text:p>1,88504</text:p>
          </table:table-cell>
          <table:table-cell office:value-type="float" office:value="0.323963" calcext:value-type="float">
            <text:p>0,323963</text:p>
          </table:table-cell>
          <table:table-cell table:number-columns-repeated="36"/>
          <table:table-cell table:formula="of:=MIN([.A129:.BL129])" office:value-type="float" office:value="0.077071" calcext:value-type="float">
            <text:p>0,077071</text:p>
          </table:table-cell>
          <table:table-cell table:formula="of:=MAX([.A129:.BL129])" office:value-type="float" office:value="1.88504" calcext:value-type="float">
            <text:p>1,88504</text:p>
          </table:table-cell>
          <table:table-cell table:number-columns-repeated="7"/>
        </table:table-row>
        <table:table-row table:style-name="ro2">
          <table:table-cell office:value-type="float" office:value="0.212021" calcext:value-type="float">
            <text:p>0,212021</text:p>
          </table:table-cell>
          <table:table-cell office:value-type="float" office:value="0.289745" calcext:value-type="float">
            <text:p>0,289745</text:p>
          </table:table-cell>
          <table:table-cell office:value-type="float" office:value="0.212047" calcext:value-type="float">
            <text:p>0,212047</text:p>
          </table:table-cell>
          <table:table-cell office:value-type="float" office:value="0.341185" calcext:value-type="float">
            <text:p>0,341185</text:p>
          </table:table-cell>
          <table:table-cell office:value-type="float" office:value="0.192245" calcext:value-type="float">
            <text:p>0,192245</text:p>
          </table:table-cell>
          <table:table-cell office:value-type="float" office:value="0.478992" calcext:value-type="float">
            <text:p>0,478992</text:p>
          </table:table-cell>
          <table:table-cell office:value-type="float" office:value="0.297713" calcext:value-type="float">
            <text:p>0,297713</text:p>
          </table:table-cell>
          <table:table-cell office:value-type="float" office:value="0.86705" calcext:value-type="float">
            <text:p>0,86705</text:p>
          </table:table-cell>
          <table:table-cell office:value-type="float" office:value="0.848291" calcext:value-type="float">
            <text:p>0,848291</text:p>
          </table:table-cell>
          <table:table-cell office:value-type="float" office:value="0.3142" calcext:value-type="float">
            <text:p>0,3142</text:p>
          </table:table-cell>
          <table:table-cell office:value-type="float" office:value="0.294451" calcext:value-type="float">
            <text:p>0,294451</text:p>
          </table:table-cell>
          <table:table-cell office:value-type="float" office:value="0.307442" calcext:value-type="float">
            <text:p>0,307442</text:p>
          </table:table-cell>
          <table:table-cell office:value-type="float" office:value="0.287754" calcext:value-type="float">
            <text:p>0,287754</text:p>
          </table:table-cell>
          <table:table-cell office:value-type="float" office:value="0.301751" calcext:value-type="float">
            <text:p>0,301751</text:p>
          </table:table-cell>
          <table:table-cell office:value-type="float" office:value="1.48058" calcext:value-type="float">
            <text:p>1,48058</text:p>
          </table:table-cell>
          <table:table-cell office:value-type="float" office:value="0.55257" calcext:value-type="float">
            <text:p>0,55257</text:p>
          </table:table-cell>
          <table:table-cell office:value-type="float" office:value="0.497522" calcext:value-type="float">
            <text:p>0,497522</text:p>
          </table:table-cell>
          <table:table-cell office:value-type="float" office:value="0.500724" calcext:value-type="float">
            <text:p>0,500724</text:p>
          </table:table-cell>
          <table:table-cell office:value-type="float" office:value="0.532968" calcext:value-type="float">
            <text:p>0,532968</text:p>
          </table:table-cell>
          <table:table-cell office:value-type="float" office:value="1.21685" calcext:value-type="float">
            <text:p>1,21685</text:p>
          </table:table-cell>
          <table:table-cell office:value-type="float" office:value="1.55991" calcext:value-type="float">
            <text:p>1,55991</text:p>
          </table:table-cell>
          <table:table-cell office:value-type="float" office:value="1.48703" calcext:value-type="float">
            <text:p>1,48703</text:p>
          </table:table-cell>
          <table:table-cell office:value-type="float" office:value="1.03889" calcext:value-type="float">
            <text:p>1,03889</text:p>
          </table:table-cell>
          <table:table-cell office:value-type="float" office:value="0.359628" calcext:value-type="float">
            <text:p>0,359628</text:p>
          </table:table-cell>
          <table:table-cell office:value-type="float" office:value="1.55578" calcext:value-type="float">
            <text:p>1,55578</text:p>
          </table:table-cell>
          <table:table-cell office:value-type="float" office:value="0.0908151" calcext:value-type="float">
            <text:p>0,0908151</text:p>
          </table:table-cell>
          <table:table-cell office:value-type="float" office:value="0.218615" calcext:value-type="float">
            <text:p>0,218615</text:p>
          </table:table-cell>
          <table:table-cell office:value-type="float" office:value="1.49568" calcext:value-type="float">
            <text:p>1,49568</text:p>
          </table:table-cell>
          <table:table-cell office:value-type="float" office:value="1.31428" calcext:value-type="float">
            <text:p>1,31428</text:p>
          </table:table-cell>
          <table:table-cell office:value-type="float" office:value="1.33015" calcext:value-type="float">
            <text:p>1,33015</text:p>
          </table:table-cell>
          <table:table-cell office:value-type="float" office:value="1.60019" calcext:value-type="float">
            <text:p>1,60019</text:p>
          </table:table-cell>
          <table:table-cell office:value-type="float" office:value="0.0768189" calcext:value-type="float">
            <text:p>0,0768189</text:p>
          </table:table-cell>
          <table:table-cell table:number-columns-repeated="36"/>
          <table:table-cell table:formula="of:=MIN([.A130:.BL130])" office:value-type="float" office:value="0.0768189" calcext:value-type="float">
            <text:p>0,0768189</text:p>
          </table:table-cell>
          <table:table-cell table:formula="of:=MAX([.A130:.BL130])" office:value-type="float" office:value="1.60019" calcext:value-type="float">
            <text:p>1,60019</text:p>
          </table:table-cell>
          <table:table-cell table:number-columns-repeated="7"/>
        </table:table-row>
        <table:table-row table:style-name="ro2">
          <table:table-cell office:value-type="float" office:value="0.284148" calcext:value-type="float">
            <text:p>0,284148</text:p>
          </table:table-cell>
          <table:table-cell office:value-type="float" office:value="0.284609" calcext:value-type="float">
            <text:p>0,284609</text:p>
          </table:table-cell>
          <table:table-cell office:value-type="float" office:value="0.292698" calcext:value-type="float">
            <text:p>0,292698</text:p>
          </table:table-cell>
          <table:table-cell office:value-type="float" office:value="0.312001" calcext:value-type="float">
            <text:p>0,312001</text:p>
          </table:table-cell>
          <table:table-cell office:value-type="float" office:value="0.316314" calcext:value-type="float">
            <text:p>0,316314</text:p>
          </table:table-cell>
          <table:table-cell office:value-type="float" office:value="0.332886" calcext:value-type="float">
            <text:p>0,332886</text:p>
          </table:table-cell>
          <table:table-cell office:value-type="float" office:value="0.626513" calcext:value-type="float">
            <text:p>0,626513</text:p>
          </table:table-cell>
          <table:table-cell office:value-type="float" office:value="0.215555" calcext:value-type="float">
            <text:p>0,215555</text:p>
          </table:table-cell>
          <table:table-cell office:value-type="float" office:value="0.275327" calcext:value-type="float">
            <text:p>0,275327</text:p>
          </table:table-cell>
          <table:table-cell office:value-type="float" office:value="0.211481" calcext:value-type="float">
            <text:p>0,211481</text:p>
          </table:table-cell>
          <table:table-cell office:value-type="float" office:value="0.467726" calcext:value-type="float">
            <text:p>0,467726</text:p>
          </table:table-cell>
          <table:table-cell office:value-type="float" office:value="0.520444" calcext:value-type="float">
            <text:p>0,520444</text:p>
          </table:table-cell>
          <table:table-cell office:value-type="float" office:value="0.402545" calcext:value-type="float">
            <text:p>0,402545</text:p>
          </table:table-cell>
          <table:table-cell office:value-type="float" office:value="0.187314" calcext:value-type="float">
            <text:p>0,187314</text:p>
          </table:table-cell>
          <table:table-cell office:value-type="float" office:value="0.220634" calcext:value-type="float">
            <text:p>0,220634</text:p>
          </table:table-cell>
          <table:table-cell office:value-type="float" office:value="0.444834" calcext:value-type="float">
            <text:p>0,444834</text:p>
          </table:table-cell>
          <table:table-cell office:value-type="float" office:value="0.615973" calcext:value-type="float">
            <text:p>0,615973</text:p>
          </table:table-cell>
          <table:table-cell office:value-type="float" office:value="1.81239" calcext:value-type="float">
            <text:p>1,81239</text:p>
          </table:table-cell>
          <table:table-cell office:value-type="float" office:value="0.315704" calcext:value-type="float">
            <text:p>0,315704</text:p>
          </table:table-cell>
          <table:table-cell office:value-type="float" office:value="1.30046" calcext:value-type="float">
            <text:p>1,30046</text:p>
          </table:table-cell>
          <table:table-cell office:value-type="float" office:value="0.559377" calcext:value-type="float">
            <text:p>0,559377</text:p>
          </table:table-cell>
          <table:table-cell office:value-type="float" office:value="0.45577" calcext:value-type="float">
            <text:p>0,45577</text:p>
          </table:table-cell>
          <table:table-cell office:value-type="float" office:value="1.08627" calcext:value-type="float">
            <text:p>1,08627</text:p>
          </table:table-cell>
          <table:table-cell office:value-type="float" office:value="1.76209" calcext:value-type="float">
            <text:p>1,76209</text:p>
          </table:table-cell>
          <table:table-cell office:value-type="float" office:value="1.174" calcext:value-type="float">
            <text:p>1,174</text:p>
          </table:table-cell>
          <table:table-cell office:value-type="float" office:value="1.48886" calcext:value-type="float">
            <text:p>1,48886</text:p>
          </table:table-cell>
          <table:table-cell office:value-type="float" office:value="1.52596" calcext:value-type="float">
            <text:p>1,52596</text:p>
          </table:table-cell>
          <table:table-cell office:value-type="float" office:value="1.59031" calcext:value-type="float">
            <text:p>1,59031</text:p>
          </table:table-cell>
          <table:table-cell office:value-type="float" office:value="1.6451" calcext:value-type="float">
            <text:p>1,6451</text:p>
          </table:table-cell>
          <table:table-cell office:value-type="float" office:value="1.15552" calcext:value-type="float">
            <text:p>1,15552</text:p>
          </table:table-cell>
          <table:table-cell office:value-type="float" office:value="1.21497" calcext:value-type="float">
            <text:p>1,21497</text:p>
          </table:table-cell>
          <table:table-cell office:value-type="float" office:value="0.863942" calcext:value-type="float">
            <text:p>0,863942</text:p>
          </table:table-cell>
          <table:table-cell table:number-columns-repeated="36"/>
          <table:table-cell table:formula="of:=MIN([.A131:.BL131])" office:value-type="float" office:value="0.187314" calcext:value-type="float">
            <text:p>0,187314</text:p>
          </table:table-cell>
          <table:table-cell table:formula="of:=MAX([.A131:.BL131])" office:value-type="float" office:value="1.81239" calcext:value-type="float">
            <text:p>1,81239</text:p>
          </table:table-cell>
          <table:table-cell table:number-columns-repeated="7"/>
        </table:table-row>
        <table:table-row table:style-name="ro2">
          <table:table-cell office:value-type="float" office:value="0.24734" calcext:value-type="float">
            <text:p>0,24734</text:p>
          </table:table-cell>
          <table:table-cell office:value-type="float" office:value="0.302027" calcext:value-type="float">
            <text:p>0,302027</text:p>
          </table:table-cell>
          <table:table-cell office:value-type="float" office:value="0.32349" calcext:value-type="float">
            <text:p>0,32349</text:p>
          </table:table-cell>
          <table:table-cell office:value-type="float" office:value="0.207621" calcext:value-type="float">
            <text:p>0,207621</text:p>
          </table:table-cell>
          <table:table-cell office:value-type="float" office:value="0.361635" calcext:value-type="float">
            <text:p>0,361635</text:p>
          </table:table-cell>
          <table:table-cell office:value-type="float" office:value="0.238795" calcext:value-type="float">
            <text:p>0,238795</text:p>
          </table:table-cell>
          <table:table-cell office:value-type="float" office:value="0.281804" calcext:value-type="float">
            <text:p>0,281804</text:p>
          </table:table-cell>
          <table:table-cell office:value-type="float" office:value="0.862618" calcext:value-type="float">
            <text:p>0,862618</text:p>
          </table:table-cell>
          <table:table-cell office:value-type="float" office:value="0.362804" calcext:value-type="float">
            <text:p>0,362804</text:p>
          </table:table-cell>
          <table:table-cell office:value-type="float" office:value="0.663833" calcext:value-type="float">
            <text:p>0,663833</text:p>
          </table:table-cell>
          <table:table-cell office:value-type="float" office:value="0.786988" calcext:value-type="float">
            <text:p>0,786988</text:p>
          </table:table-cell>
          <table:table-cell office:value-type="float" office:value="0.235312" calcext:value-type="float">
            <text:p>0,235312</text:p>
          </table:table-cell>
          <table:table-cell office:value-type="float" office:value="0.290876" calcext:value-type="float">
            <text:p>0,290876</text:p>
          </table:table-cell>
          <table:table-cell office:value-type="float" office:value="0.234521" calcext:value-type="float">
            <text:p>0,234521</text:p>
          </table:table-cell>
          <table:table-cell office:value-type="float" office:value="0.332381" calcext:value-type="float">
            <text:p>0,332381</text:p>
          </table:table-cell>
          <table:table-cell office:value-type="float" office:value="0.284057" calcext:value-type="float">
            <text:p>0,284057</text:p>
          </table:table-cell>
          <table:table-cell office:value-type="float" office:value="0.277325" calcext:value-type="float">
            <text:p>0,277325</text:p>
          </table:table-cell>
          <table:table-cell office:value-type="float" office:value="0.236172" calcext:value-type="float">
            <text:p>0,236172</text:p>
          </table:table-cell>
          <table:table-cell office:value-type="float" office:value="0.303041" calcext:value-type="float">
            <text:p>0,303041</text:p>
          </table:table-cell>
          <table:table-cell office:value-type="float" office:value="0.315797" calcext:value-type="float">
            <text:p>0,315797</text:p>
          </table:table-cell>
          <table:table-cell office:value-type="float" office:value="1.54702" calcext:value-type="float">
            <text:p>1,54702</text:p>
          </table:table-cell>
          <table:table-cell office:value-type="float" office:value="1.6076" calcext:value-type="float">
            <text:p>1,6076</text:p>
          </table:table-cell>
          <table:table-cell office:value-type="float" office:value="0.670276" calcext:value-type="float">
            <text:p>0,670276</text:p>
          </table:table-cell>
          <table:table-cell office:value-type="float" office:value="0.334455" calcext:value-type="float">
            <text:p>0,334455</text:p>
          </table:table-cell>
          <table:table-cell office:value-type="float" office:value="1.27731" calcext:value-type="float">
            <text:p>1,27731</text:p>
          </table:table-cell>
          <table:table-cell office:value-type="float" office:value="0.26508" calcext:value-type="float">
            <text:p>0,26508</text:p>
          </table:table-cell>
          <table:table-cell office:value-type="float" office:value="0.267051" calcext:value-type="float">
            <text:p>0,267051</text:p>
          </table:table-cell>
          <table:table-cell office:value-type="float" office:value="0.288116" calcext:value-type="float">
            <text:p>0,288116</text:p>
          </table:table-cell>
          <table:table-cell office:value-type="float" office:value="1.25632" calcext:value-type="float">
            <text:p>1,25632</text:p>
          </table:table-cell>
          <table:table-cell office:value-type="float" office:value="1.42467" calcext:value-type="float">
            <text:p>1,42467</text:p>
          </table:table-cell>
          <table:table-cell office:value-type="float" office:value="0.0821991" calcext:value-type="float">
            <text:p>0,0821991</text:p>
          </table:table-cell>
          <table:table-cell office:value-type="float" office:value="0.458669" calcext:value-type="float">
            <text:p>0,458669</text:p>
          </table:table-cell>
          <table:table-cell table:number-columns-repeated="36"/>
          <table:table-cell table:formula="of:=MIN([.A132:.BL132])" office:value-type="float" office:value="0.0821991" calcext:value-type="float">
            <text:p>0,0821991</text:p>
          </table:table-cell>
          <table:table-cell table:formula="of:=MAX([.A132:.BL132])" office:value-type="float" office:value="1.6076" calcext:value-type="float">
            <text:p>1,6076</text:p>
          </table:table-cell>
          <table:table-cell table:number-columns-repeated="7"/>
        </table:table-row>
        <table:table-row table:style-name="ro2">
          <table:table-cell office:value-type="float" office:value="0.22794" calcext:value-type="float">
            <text:p>0,22794</text:p>
          </table:table-cell>
          <table:table-cell office:value-type="float" office:value="0.208532" calcext:value-type="float">
            <text:p>0,208532</text:p>
          </table:table-cell>
          <table:table-cell office:value-type="float" office:value="0.301495" calcext:value-type="float">
            <text:p>0,301495</text:p>
          </table:table-cell>
          <table:table-cell office:value-type="float" office:value="0.336746" calcext:value-type="float">
            <text:p>0,336746</text:p>
          </table:table-cell>
          <table:table-cell office:value-type="float" office:value="0.287027" calcext:value-type="float">
            <text:p>0,287027</text:p>
          </table:table-cell>
          <table:table-cell office:value-type="float" office:value="0.841372" calcext:value-type="float">
            <text:p>0,841372</text:p>
          </table:table-cell>
          <table:table-cell office:value-type="float" office:value="0.615276" calcext:value-type="float">
            <text:p>0,615276</text:p>
          </table:table-cell>
          <table:table-cell office:value-type="float" office:value="0.202947" calcext:value-type="float">
            <text:p>0,202947</text:p>
          </table:table-cell>
          <table:table-cell office:value-type="float" office:value="0.276032" calcext:value-type="float">
            <text:p>0,276032</text:p>
          </table:table-cell>
          <table:table-cell office:value-type="float" office:value="0.27695" calcext:value-type="float">
            <text:p>0,27695</text:p>
          </table:table-cell>
          <table:table-cell office:value-type="float" office:value="0.28864" calcext:value-type="float">
            <text:p>0,28864</text:p>
          </table:table-cell>
          <table:table-cell office:value-type="float" office:value="0.863549" calcext:value-type="float">
            <text:p>0,863549</text:p>
          </table:table-cell>
          <table:table-cell office:value-type="float" office:value="1.21757" calcext:value-type="float">
            <text:p>1,21757</text:p>
          </table:table-cell>
          <table:table-cell office:value-type="float" office:value="1.46084" calcext:value-type="float">
            <text:p>1,46084</text:p>
          </table:table-cell>
          <table:table-cell office:value-type="float" office:value="0.379007" calcext:value-type="float">
            <text:p>0,379007</text:p>
          </table:table-cell>
          <table:table-cell office:value-type="float" office:value="0.977185" calcext:value-type="float">
            <text:p>0,977185</text:p>
          </table:table-cell>
          <table:table-cell office:value-type="float" office:value="0.335212" calcext:value-type="float">
            <text:p>0,335212</text:p>
          </table:table-cell>
          <table:table-cell office:value-type="float" office:value="0.668118" calcext:value-type="float">
            <text:p>0,668118</text:p>
          </table:table-cell>
          <table:table-cell office:value-type="float" office:value="0.620302" calcext:value-type="float">
            <text:p>0,620302</text:p>
          </table:table-cell>
          <table:table-cell office:value-type="float" office:value="0.428697" calcext:value-type="float">
            <text:p>0,428697</text:p>
          </table:table-cell>
          <table:table-cell office:value-type="float" office:value="0.468426" calcext:value-type="float">
            <text:p>0,468426</text:p>
          </table:table-cell>
          <table:table-cell office:value-type="float" office:value="0.486311" calcext:value-type="float">
            <text:p>0,486311</text:p>
          </table:table-cell>
          <table:table-cell office:value-type="float" office:value="0.639159" calcext:value-type="float">
            <text:p>0,639159</text:p>
          </table:table-cell>
          <table:table-cell office:value-type="float" office:value="1.75576" calcext:value-type="float">
            <text:p>1,75576</text:p>
          </table:table-cell>
          <table:table-cell office:value-type="float" office:value="0.575684" calcext:value-type="float">
            <text:p>0,575684</text:p>
          </table:table-cell>
          <table:table-cell office:value-type="float" office:value="1.50193" calcext:value-type="float">
            <text:p>1,50193</text:p>
          </table:table-cell>
          <table:table-cell office:value-type="float" office:value="0.621598" calcext:value-type="float">
            <text:p>0,621598</text:p>
          </table:table-cell>
          <table:table-cell office:value-type="float" office:value="2.05893" calcext:value-type="float">
            <text:p>2,05893</text:p>
          </table:table-cell>
          <table:table-cell office:value-type="float" office:value="1.49537" calcext:value-type="float">
            <text:p>1,49537</text:p>
          </table:table-cell>
          <table:table-cell office:value-type="float" office:value="1.63341" calcext:value-type="float">
            <text:p>1,63341</text:p>
          </table:table-cell>
          <table:table-cell office:value-type="float" office:value="1.56431" calcext:value-type="float">
            <text:p>1,56431</text:p>
          </table:table-cell>
          <table:table-cell office:value-type="float" office:value="0.0940361" calcext:value-type="float">
            <text:p>0,0940361</text:p>
          </table:table-cell>
          <table:table-cell table:number-columns-repeated="36"/>
          <table:table-cell table:formula="of:=MIN([.A133:.BL133])" office:value-type="float" office:value="0.0940361" calcext:value-type="float">
            <text:p>0,0940361</text:p>
          </table:table-cell>
          <table:table-cell table:formula="of:=MAX([.A133:.BL133])" office:value-type="float" office:value="2.05893" calcext:value-type="float">
            <text:p>2,05893</text:p>
          </table:table-cell>
          <table:table-cell table:number-columns-repeated="7"/>
        </table:table-row>
        <table:table-row table:style-name="ro2">
          <table:table-cell office:value-type="float" office:value="0.185497" calcext:value-type="float">
            <text:p>0,185497</text:p>
          </table:table-cell>
          <table:table-cell office:value-type="float" office:value="0.22637" calcext:value-type="float">
            <text:p>0,22637</text:p>
          </table:table-cell>
          <table:table-cell office:value-type="float" office:value="0.228859" calcext:value-type="float">
            <text:p>0,228859</text:p>
          </table:table-cell>
          <table:table-cell office:value-type="float" office:value="0.246411" calcext:value-type="float">
            <text:p>0,246411</text:p>
          </table:table-cell>
          <table:table-cell office:value-type="float" office:value="0.51607" calcext:value-type="float">
            <text:p>0,51607</text:p>
          </table:table-cell>
          <table:table-cell office:value-type="float" office:value="0.563062" calcext:value-type="float">
            <text:p>0,563062</text:p>
          </table:table-cell>
          <table:table-cell office:value-type="float" office:value="0.391392" calcext:value-type="float">
            <text:p>0,391392</text:p>
          </table:table-cell>
          <table:table-cell office:value-type="float" office:value="0.251069" calcext:value-type="float">
            <text:p>0,251069</text:p>
          </table:table-cell>
          <table:table-cell office:value-type="float" office:value="0.523861" calcext:value-type="float">
            <text:p>0,523861</text:p>
          </table:table-cell>
          <table:table-cell office:value-type="float" office:value="0.594681" calcext:value-type="float">
            <text:p>0,594681</text:p>
          </table:table-cell>
          <table:table-cell office:value-type="float" office:value="0.492358" calcext:value-type="float">
            <text:p>0,492358</text:p>
          </table:table-cell>
          <table:table-cell office:value-type="float" office:value="0.316957" calcext:value-type="float">
            <text:p>0,316957</text:p>
          </table:table-cell>
          <table:table-cell office:value-type="float" office:value="0.791536" calcext:value-type="float">
            <text:p>0,791536</text:p>
          </table:table-cell>
          <table:table-cell office:value-type="float" office:value="0.688515" calcext:value-type="float">
            <text:p>0,688515</text:p>
          </table:table-cell>
          <table:table-cell office:value-type="float" office:value="0.715311" calcext:value-type="float">
            <text:p>0,715311</text:p>
          </table:table-cell>
          <table:table-cell office:value-type="float" office:value="0.302657" calcext:value-type="float">
            <text:p>0,302657</text:p>
          </table:table-cell>
          <table:table-cell office:value-type="float" office:value="0.747637" calcext:value-type="float">
            <text:p>0,747637</text:p>
          </table:table-cell>
          <table:table-cell office:value-type="float" office:value="0.59741" calcext:value-type="float">
            <text:p>0,59741</text:p>
          </table:table-cell>
          <table:table-cell office:value-type="float" office:value="0.268374" calcext:value-type="float">
            <text:p>0,268374</text:p>
          </table:table-cell>
          <table:table-cell office:value-type="float" office:value="0.886103" calcext:value-type="float">
            <text:p>0,886103</text:p>
          </table:table-cell>
          <table:table-cell office:value-type="float" office:value="0.780114" calcext:value-type="float">
            <text:p>0,780114</text:p>
          </table:table-cell>
          <table:table-cell office:value-type="float" office:value="0.241298" calcext:value-type="float">
            <text:p>0,241298</text:p>
          </table:table-cell>
          <table:table-cell office:value-type="float" office:value="0.198524" calcext:value-type="float">
            <text:p>0,198524</text:p>
          </table:table-cell>
          <table:table-cell office:value-type="float" office:value="0.336412" calcext:value-type="float">
            <text:p>0,336412</text:p>
          </table:table-cell>
          <table:table-cell office:value-type="float" office:value="0.263106" calcext:value-type="float">
            <text:p>0,263106</text:p>
          </table:table-cell>
          <table:table-cell office:value-type="float" office:value="0.425353" calcext:value-type="float">
            <text:p>0,425353</text:p>
          </table:table-cell>
          <table:table-cell office:value-type="float" office:value="0.474646" calcext:value-type="float">
            <text:p>0,474646</text:p>
          </table:table-cell>
          <table:table-cell office:value-type="float" office:value="0.289244" calcext:value-type="float">
            <text:p>0,289244</text:p>
          </table:table-cell>
          <table:table-cell office:value-type="float" office:value="0.281715" calcext:value-type="float">
            <text:p>0,281715</text:p>
          </table:table-cell>
          <table:table-cell office:value-type="float" office:value="0.306705" calcext:value-type="float">
            <text:p>0,306705</text:p>
          </table:table-cell>
          <table:table-cell office:value-type="float" office:value="0.288258" calcext:value-type="float">
            <text:p>0,288258</text:p>
          </table:table-cell>
          <table:table-cell office:value-type="float" office:value="0.42787" calcext:value-type="float">
            <text:p>0,42787</text:p>
          </table:table-cell>
          <table:table-cell table:number-columns-repeated="36"/>
          <table:table-cell table:formula="of:=MIN([.A134:.BL134])" office:value-type="float" office:value="0.185497" calcext:value-type="float">
            <text:p>0,185497</text:p>
          </table:table-cell>
          <table:table-cell table:formula="of:=MAX([.A134:.BL134])" office:value-type="float" office:value="0.886103" calcext:value-type="float">
            <text:p>0,886103</text:p>
          </table:table-cell>
          <table:table-cell table:number-columns-repeated="7"/>
        </table:table-row>
        <table:table-row table:style-name="ro2">
          <table:table-cell office:value-type="float" office:value="0.297776" calcext:value-type="float">
            <text:p>0,297776</text:p>
          </table:table-cell>
          <table:table-cell office:value-type="float" office:value="0.312516" calcext:value-type="float">
            <text:p>0,312516</text:p>
          </table:table-cell>
          <table:table-cell office:value-type="float" office:value="0.321303" calcext:value-type="float">
            <text:p>0,321303</text:p>
          </table:table-cell>
          <table:table-cell office:value-type="float" office:value="0.212359" calcext:value-type="float">
            <text:p>0,212359</text:p>
          </table:table-cell>
          <table:table-cell office:value-type="float" office:value="0.496931" calcext:value-type="float">
            <text:p>0,496931</text:p>
          </table:table-cell>
          <table:table-cell office:value-type="float" office:value="0.287936" calcext:value-type="float">
            <text:p>0,287936</text:p>
          </table:table-cell>
          <table:table-cell office:value-type="float" office:value="0.307739" calcext:value-type="float">
            <text:p>0,307739</text:p>
          </table:table-cell>
          <table:table-cell office:value-type="float" office:value="0.230902" calcext:value-type="float">
            <text:p>0,230902</text:p>
          </table:table-cell>
          <table:table-cell office:value-type="float" office:value="0.305479" calcext:value-type="float">
            <text:p>0,305479</text:p>
          </table:table-cell>
          <table:table-cell office:value-type="float" office:value="0.881758" calcext:value-type="float">
            <text:p>0,881758</text:p>
          </table:table-cell>
          <table:table-cell office:value-type="float" office:value="0.511949" calcext:value-type="float">
            <text:p>0,511949</text:p>
          </table:table-cell>
          <table:table-cell office:value-type="float" office:value="0.82903" calcext:value-type="float">
            <text:p>0,82903</text:p>
          </table:table-cell>
          <table:table-cell office:value-type="float" office:value="0.236855" calcext:value-type="float">
            <text:p>0,236855</text:p>
          </table:table-cell>
          <table:table-cell office:value-type="float" office:value="0.254056" calcext:value-type="float">
            <text:p>0,254056</text:p>
          </table:table-cell>
          <table:table-cell office:value-type="float" office:value="0.172014" calcext:value-type="float">
            <text:p>0,172014</text:p>
          </table:table-cell>
          <table:table-cell office:value-type="float" office:value="0.119976" calcext:value-type="float">
            <text:p>0,119976</text:p>
          </table:table-cell>
          <table:table-cell office:value-type="float" office:value="0.308631" calcext:value-type="float">
            <text:p>0,308631</text:p>
          </table:table-cell>
          <table:table-cell office:value-type="float" office:value="1.46585" calcext:value-type="float">
            <text:p>1,46585</text:p>
          </table:table-cell>
          <table:table-cell office:value-type="float" office:value="1.77444" calcext:value-type="float">
            <text:p>1,77444</text:p>
          </table:table-cell>
          <table:table-cell office:value-type="float" office:value="1.46214" calcext:value-type="float">
            <text:p>1,46214</text:p>
          </table:table-cell>
          <table:table-cell office:value-type="float" office:value="1.49138" calcext:value-type="float">
            <text:p>1,49138</text:p>
          </table:table-cell>
          <table:table-cell office:value-type="float" office:value="0.809751" calcext:value-type="float">
            <text:p>0,809751</text:p>
          </table:table-cell>
          <table:table-cell office:value-type="float" office:value="1.02253" calcext:value-type="float">
            <text:p>1,02253</text:p>
          </table:table-cell>
          <table:table-cell office:value-type="float" office:value="0.826216" calcext:value-type="float">
            <text:p>0,826216</text:p>
          </table:table-cell>
          <table:table-cell office:value-type="float" office:value="0.619346" calcext:value-type="float">
            <text:p>0,619346</text:p>
          </table:table-cell>
          <table:table-cell office:value-type="float" office:value="1.16481" calcext:value-type="float">
            <text:p>1,16481</text:p>
          </table:table-cell>
          <table:table-cell office:value-type="float" office:value="0.634096" calcext:value-type="float">
            <text:p>0,634096</text:p>
          </table:table-cell>
          <table:table-cell office:value-type="float" office:value="0.484461" calcext:value-type="float">
            <text:p>0,484461</text:p>
          </table:table-cell>
          <table:table-cell office:value-type="float" office:value="1.7406" calcext:value-type="float">
            <text:p>1,7406</text:p>
          </table:table-cell>
          <table:table-cell office:value-type="float" office:value="0.181531" calcext:value-type="float">
            <text:p>0,181531</text:p>
          </table:table-cell>
          <table:table-cell office:value-type="float" office:value="0.218656" calcext:value-type="float">
            <text:p>0,218656</text:p>
          </table:table-cell>
          <table:table-cell office:value-type="float" office:value="0.177007" calcext:value-type="float">
            <text:p>0,177007</text:p>
          </table:table-cell>
          <table:table-cell table:number-columns-repeated="36"/>
          <table:table-cell table:formula="of:=MIN([.A135:.BL135])" office:value-type="float" office:value="0.119976" calcext:value-type="float">
            <text:p>0,119976</text:p>
          </table:table-cell>
          <table:table-cell table:formula="of:=MAX([.A135:.BL135])" office:value-type="float" office:value="1.77444" calcext:value-type="float">
            <text:p>1,77444</text:p>
          </table:table-cell>
          <table:table-cell table:number-columns-repeated="7"/>
        </table:table-row>
        <table:table-row table:style-name="ro2">
          <table:table-cell office:value-type="float" office:value="0.117906" calcext:value-type="float">
            <text:p>0,117906</text:p>
          </table:table-cell>
          <table:table-cell office:value-type="float" office:value="0.202608" calcext:value-type="float">
            <text:p>0,202608</text:p>
          </table:table-cell>
          <table:table-cell office:value-type="float" office:value="0.321197" calcext:value-type="float">
            <text:p>0,321197</text:p>
          </table:table-cell>
          <table:table-cell office:value-type="float" office:value="0.15334" calcext:value-type="float">
            <text:p>0,15334</text:p>
          </table:table-cell>
          <table:table-cell office:value-type="float" office:value="0.196074" calcext:value-type="float">
            <text:p>0,196074</text:p>
          </table:table-cell>
          <table:table-cell office:value-type="float" office:value="0.182355" calcext:value-type="float">
            <text:p>0,182355</text:p>
          </table:table-cell>
          <table:table-cell office:value-type="float" office:value="0.19755" calcext:value-type="float">
            <text:p>0,19755</text:p>
          </table:table-cell>
          <table:table-cell office:value-type="float" office:value="0.120154" calcext:value-type="float">
            <text:p>0,120154</text:p>
          </table:table-cell>
          <table:table-cell office:value-type="float" office:value="0.204648" calcext:value-type="float">
            <text:p>0,204648</text:p>
          </table:table-cell>
          <table:table-cell office:value-type="float" office:value="0.262937" calcext:value-type="float">
            <text:p>0,262937</text:p>
          </table:table-cell>
          <table:table-cell office:value-type="float" office:value="0.812652" calcext:value-type="float">
            <text:p>0,812652</text:p>
          </table:table-cell>
          <table:table-cell office:value-type="float" office:value="1.03142" calcext:value-type="float">
            <text:p>1,03142</text:p>
          </table:table-cell>
          <table:table-cell office:value-type="float" office:value="0.261519" calcext:value-type="float">
            <text:p>0,261519</text:p>
          </table:table-cell>
          <table:table-cell office:value-type="float" office:value="0.932396" calcext:value-type="float">
            <text:p>0,932396</text:p>
          </table:table-cell>
          <table:table-cell office:value-type="float" office:value="0.7736" calcext:value-type="float">
            <text:p>0,7736</text:p>
          </table:table-cell>
          <table:table-cell office:value-type="float" office:value="1.22856" calcext:value-type="float">
            <text:p>1,22856</text:p>
          </table:table-cell>
          <table:table-cell office:value-type="float" office:value="0.883343" calcext:value-type="float">
            <text:p>0,883343</text:p>
          </table:table-cell>
          <table:table-cell office:value-type="float" office:value="0.729938" calcext:value-type="float">
            <text:p>0,729938</text:p>
          </table:table-cell>
          <table:table-cell office:value-type="float" office:value="0.621104" calcext:value-type="float">
            <text:p>0,621104</text:p>
          </table:table-cell>
          <table:table-cell office:value-type="float" office:value="0.655286" calcext:value-type="float">
            <text:p>0,655286</text:p>
          </table:table-cell>
          <table:table-cell office:value-type="float" office:value="0.295739" calcext:value-type="float">
            <text:p>0,295739</text:p>
          </table:table-cell>
          <table:table-cell office:value-type="float" office:value="0.289659" calcext:value-type="float">
            <text:p>0,289659</text:p>
          </table:table-cell>
          <table:table-cell office:value-type="float" office:value="0.873439" calcext:value-type="float">
            <text:p>0,873439</text:p>
          </table:table-cell>
          <table:table-cell office:value-type="float" office:value="1.65656" calcext:value-type="float">
            <text:p>1,65656</text:p>
          </table:table-cell>
          <table:table-cell office:value-type="float" office:value="0.194259" calcext:value-type="float">
            <text:p>0,194259</text:p>
          </table:table-cell>
          <table:table-cell office:value-type="float" office:value="1.08942" calcext:value-type="float">
            <text:p>1,08942</text:p>
          </table:table-cell>
          <table:table-cell office:value-type="float" office:value="0.452837" calcext:value-type="float">
            <text:p>0,452837</text:p>
          </table:table-cell>
          <table:table-cell office:value-type="float" office:value="0.538358" calcext:value-type="float">
            <text:p>0,538358</text:p>
          </table:table-cell>
          <table:table-cell office:value-type="float" office:value="0.237563" calcext:value-type="float">
            <text:p>0,237563</text:p>
          </table:table-cell>
          <table:table-cell office:value-type="float" office:value="0.586374" calcext:value-type="float">
            <text:p>0,586374</text:p>
          </table:table-cell>
          <table:table-cell office:value-type="float" office:value="0.652368" calcext:value-type="float">
            <text:p>0,652368</text:p>
          </table:table-cell>
          <table:table-cell office:value-type="float" office:value="0.127462" calcext:value-type="float">
            <text:p>0,127462</text:p>
          </table:table-cell>
          <table:table-cell table:number-columns-repeated="36"/>
          <table:table-cell table:formula="of:=MIN([.A136:.BL136])" office:value-type="float" office:value="0.117906" calcext:value-type="float">
            <text:p>0,117906</text:p>
          </table:table-cell>
          <table:table-cell table:formula="of:=MAX([.A136:.BL136])" office:value-type="float" office:value="1.65656" calcext:value-type="float">
            <text:p>1,65656</text:p>
          </table:table-cell>
          <table:table-cell table:number-columns-repeated="7"/>
        </table:table-row>
        <table:table-row table:style-name="ro2">
          <table:table-cell office:value-type="float" office:value="0.147108" calcext:value-type="float">
            <text:p>0,147108</text:p>
          </table:table-cell>
          <table:table-cell office:value-type="float" office:value="0.0936401" calcext:value-type="float">
            <text:p>0,0936401</text:p>
          </table:table-cell>
          <table:table-cell office:value-type="float" office:value="0.0976591" calcext:value-type="float">
            <text:p>0,0976591</text:p>
          </table:table-cell>
          <table:table-cell office:value-type="float" office:value="0.138584" calcext:value-type="float">
            <text:p>0,138584</text:p>
          </table:table-cell>
          <table:table-cell office:value-type="float" office:value="0.141277" calcext:value-type="float">
            <text:p>0,141277</text:p>
          </table:table-cell>
          <table:table-cell office:value-type="float" office:value="0.088346" calcext:value-type="float">
            <text:p>0,088346</text:p>
          </table:table-cell>
          <table:table-cell office:value-type="float" office:value="0.805533" calcext:value-type="float">
            <text:p>0,805533</text:p>
          </table:table-cell>
          <table:table-cell office:value-type="float" office:value="0.112292" calcext:value-type="float">
            <text:p>0,112292</text:p>
          </table:table-cell>
          <table:table-cell office:value-type="float" office:value="0.108403" calcext:value-type="float">
            <text:p>0,108403</text:p>
          </table:table-cell>
          <table:table-cell office:value-type="float" office:value="0.625881" calcext:value-type="float">
            <text:p>0,625881</text:p>
          </table:table-cell>
          <table:table-cell office:value-type="float" office:value="0.152092" calcext:value-type="float">
            <text:p>0,152092</text:p>
          </table:table-cell>
          <table:table-cell office:value-type="float" office:value="0.137239" calcext:value-type="float">
            <text:p>0,137239</text:p>
          </table:table-cell>
          <table:table-cell office:value-type="float" office:value="0.751658" calcext:value-type="float">
            <text:p>0,751658</text:p>
          </table:table-cell>
          <table:table-cell office:value-type="float" office:value="0.648735" calcext:value-type="float">
            <text:p>0,648735</text:p>
          </table:table-cell>
          <table:table-cell office:value-type="float" office:value="0.10341" calcext:value-type="float">
            <text:p>0,10341</text:p>
          </table:table-cell>
          <table:table-cell office:value-type="float" office:value="1.11968" calcext:value-type="float">
            <text:p>1,11968</text:p>
          </table:table-cell>
          <table:table-cell office:value-type="float" office:value="1.50101" calcext:value-type="float">
            <text:p>1,50101</text:p>
          </table:table-cell>
          <table:table-cell office:value-type="float" office:value="0.292749" calcext:value-type="float">
            <text:p>0,292749</text:p>
          </table:table-cell>
          <table:table-cell office:value-type="float" office:value="1.33619" calcext:value-type="float">
            <text:p>1,33619</text:p>
          </table:table-cell>
          <table:table-cell office:value-type="float" office:value="1.25711" calcext:value-type="float">
            <text:p>1,25711</text:p>
          </table:table-cell>
          <table:table-cell office:value-type="float" office:value="1.16363" calcext:value-type="float">
            <text:p>1,16363</text:p>
          </table:table-cell>
          <table:table-cell office:value-type="float" office:value="1.06832" calcext:value-type="float">
            <text:p>1,06832</text:p>
          </table:table-cell>
          <table:table-cell office:value-type="float" office:value="1.6315" calcext:value-type="float">
            <text:p>1,6315</text:p>
          </table:table-cell>
          <table:table-cell office:value-type="float" office:value="0.1276" calcext:value-type="float">
            <text:p>0,1276</text:p>
          </table:table-cell>
          <table:table-cell office:value-type="float" office:value="1.68518" calcext:value-type="float">
            <text:p>1,68518</text:p>
          </table:table-cell>
          <table:table-cell office:value-type="float" office:value="0.313545" calcext:value-type="float">
            <text:p>0,313545</text:p>
          </table:table-cell>
          <table:table-cell office:value-type="float" office:value="1.61572" calcext:value-type="float">
            <text:p>1,61572</text:p>
          </table:table-cell>
          <table:table-cell office:value-type="float" office:value="0.57938" calcext:value-type="float">
            <text:p>0,57938</text:p>
          </table:table-cell>
          <table:table-cell office:value-type="float" office:value="1.23698" calcext:value-type="float">
            <text:p>1,23698</text:p>
          </table:table-cell>
          <table:table-cell office:value-type="float" office:value="1.62783" calcext:value-type="float">
            <text:p>1,62783</text:p>
          </table:table-cell>
          <table:table-cell office:value-type="float" office:value="0.15404" calcext:value-type="float">
            <text:p>0,15404</text:p>
          </table:table-cell>
          <table:table-cell office:value-type="float" office:value="0.508814" calcext:value-type="float">
            <text:p>0,508814</text:p>
          </table:table-cell>
          <table:table-cell table:number-columns-repeated="36"/>
          <table:table-cell table:formula="of:=MIN([.A137:.BL137])" office:value-type="float" office:value="0.088346" calcext:value-type="float">
            <text:p>0,088346</text:p>
          </table:table-cell>
          <table:table-cell table:formula="of:=MAX([.A137:.BL137])" office:value-type="float" office:value="1.68518" calcext:value-type="float">
            <text:p>1,68518</text:p>
          </table:table-cell>
          <table:table-cell table:number-columns-repeated="7"/>
        </table:table-row>
        <table:table-row table:style-name="ro2">
          <table:table-cell office:value-type="float" office:value="0.224503" calcext:value-type="float">
            <text:p>0,224503</text:p>
          </table:table-cell>
          <table:table-cell office:value-type="float" office:value="0.253472" calcext:value-type="float">
            <text:p>0,253472</text:p>
          </table:table-cell>
          <table:table-cell office:value-type="float" office:value="0.331623" calcext:value-type="float">
            <text:p>0,331623</text:p>
          </table:table-cell>
          <table:table-cell office:value-type="float" office:value="0.2225" calcext:value-type="float">
            <text:p>0,2225</text:p>
          </table:table-cell>
          <table:table-cell office:value-type="float" office:value="0.199673" calcext:value-type="float">
            <text:p>0,199673</text:p>
          </table:table-cell>
          <table:table-cell office:value-type="float" office:value="0.18142" calcext:value-type="float">
            <text:p>0,18142</text:p>
          </table:table-cell>
          <table:table-cell office:value-type="float" office:value="0.25837" calcext:value-type="float">
            <text:p>0,25837</text:p>
          </table:table-cell>
          <table:table-cell office:value-type="float" office:value="0.341484" calcext:value-type="float">
            <text:p>0,341484</text:p>
          </table:table-cell>
          <table:table-cell office:value-type="float" office:value="0.264831" calcext:value-type="float">
            <text:p>0,264831</text:p>
          </table:table-cell>
          <table:table-cell office:value-type="float" office:value="0.271395" calcext:value-type="float">
            <text:p>0,271395</text:p>
          </table:table-cell>
          <table:table-cell office:value-type="float" office:value="0.318242" calcext:value-type="float">
            <text:p>0,318242</text:p>
          </table:table-cell>
          <table:table-cell office:value-type="float" office:value="1.20284" calcext:value-type="float">
            <text:p>1,20284</text:p>
          </table:table-cell>
          <table:table-cell office:value-type="float" office:value="0.316388" calcext:value-type="float">
            <text:p>0,316388</text:p>
          </table:table-cell>
          <table:table-cell office:value-type="float" office:value="1.07067" calcext:value-type="float">
            <text:p>1,07067</text:p>
          </table:table-cell>
          <table:table-cell office:value-type="float" office:value="1.0204" calcext:value-type="float">
            <text:p>1,0204</text:p>
          </table:table-cell>
          <table:table-cell office:value-type="float" office:value="1.14166" calcext:value-type="float">
            <text:p>1,14166</text:p>
          </table:table-cell>
          <table:table-cell office:value-type="float" office:value="0.89179" calcext:value-type="float">
            <text:p>0,89179</text:p>
          </table:table-cell>
          <table:table-cell office:value-type="float" office:value="0.715275" calcext:value-type="float">
            <text:p>0,715275</text:p>
          </table:table-cell>
          <table:table-cell office:value-type="float" office:value="0.456911" calcext:value-type="float">
            <text:p>0,456911</text:p>
          </table:table-cell>
          <table:table-cell office:value-type="float" office:value="0.625922" calcext:value-type="float">
            <text:p>0,625922</text:p>
          </table:table-cell>
          <table:table-cell office:value-type="float" office:value="0.317008" calcext:value-type="float">
            <text:p>0,317008</text:p>
          </table:table-cell>
          <table:table-cell office:value-type="float" office:value="0.3672" calcext:value-type="float">
            <text:p>0,3672</text:p>
          </table:table-cell>
          <table:table-cell office:value-type="float" office:value="0.492968" calcext:value-type="float">
            <text:p>0,492968</text:p>
          </table:table-cell>
          <table:table-cell office:value-type="float" office:value="0.229881" calcext:value-type="float">
            <text:p>0,229881</text:p>
          </table:table-cell>
          <table:table-cell office:value-type="float" office:value="0.087358" calcext:value-type="float">
            <text:p>0,087358</text:p>
          </table:table-cell>
          <table:table-cell office:value-type="float" office:value="1.06182" calcext:value-type="float">
            <text:p>1,06182</text:p>
          </table:table-cell>
          <table:table-cell office:value-type="float" office:value="0.497297" calcext:value-type="float">
            <text:p>0,497297</text:p>
          </table:table-cell>
          <table:table-cell office:value-type="float" office:value="0.185804" calcext:value-type="float">
            <text:p>0,185804</text:p>
          </table:table-cell>
          <table:table-cell office:value-type="float" office:value="0.508366" calcext:value-type="float">
            <text:p>0,508366</text:p>
          </table:table-cell>
          <table:table-cell office:value-type="float" office:value="0.326719" calcext:value-type="float">
            <text:p>0,326719</text:p>
          </table:table-cell>
          <table:table-cell office:value-type="float" office:value="0.240873" calcext:value-type="float">
            <text:p>0,240873</text:p>
          </table:table-cell>
          <table:table-cell office:value-type="float" office:value="0.359997" calcext:value-type="float">
            <text:p>0,359997</text:p>
          </table:table-cell>
          <table:table-cell table:number-columns-repeated="36"/>
          <table:table-cell table:formula="of:=MIN([.A138:.BL138])" office:value-type="float" office:value="0.087358" calcext:value-type="float">
            <text:p>0,087358</text:p>
          </table:table-cell>
          <table:table-cell table:formula="of:=MAX([.A138:.BL138])" office:value-type="float" office:value="1.20284" calcext:value-type="float">
            <text:p>1,20284</text:p>
          </table:table-cell>
          <table:table-cell table:number-columns-repeated="7"/>
        </table:table-row>
        <table:table-row table:style-name="ro2">
          <table:table-cell office:value-type="float" office:value="0.177464" calcext:value-type="float">
            <text:p>0,177464</text:p>
          </table:table-cell>
          <table:table-cell office:value-type="float" office:value="0.280333" calcext:value-type="float">
            <text:p>0,280333</text:p>
          </table:table-cell>
          <table:table-cell office:value-type="float" office:value="0.283967" calcext:value-type="float">
            <text:p>0,283967</text:p>
          </table:table-cell>
          <table:table-cell office:value-type="float" office:value="0.318897" calcext:value-type="float">
            <text:p>0,318897</text:p>
          </table:table-cell>
          <table:table-cell office:value-type="float" office:value="0.208192" calcext:value-type="float">
            <text:p>0,208192</text:p>
          </table:table-cell>
          <table:table-cell office:value-type="float" office:value="0.301463" calcext:value-type="float">
            <text:p>0,301463</text:p>
          </table:table-cell>
          <table:table-cell office:value-type="float" office:value="0.239239" calcext:value-type="float">
            <text:p>0,239239</text:p>
          </table:table-cell>
          <table:table-cell office:value-type="float" office:value="0.239882" calcext:value-type="float">
            <text:p>0,239882</text:p>
          </table:table-cell>
          <table:table-cell office:value-type="float" office:value="0.241862" calcext:value-type="float">
            <text:p>0,241862</text:p>
          </table:table-cell>
          <table:table-cell office:value-type="float" office:value="0.587831" calcext:value-type="float">
            <text:p>0,587831</text:p>
          </table:table-cell>
          <table:table-cell office:value-type="float" office:value="0.92431" calcext:value-type="float">
            <text:p>0,92431</text:p>
          </table:table-cell>
          <table:table-cell office:value-type="float" office:value="0.826924" calcext:value-type="float">
            <text:p>0,826924</text:p>
          </table:table-cell>
          <table:table-cell office:value-type="float" office:value="0.822348" calcext:value-type="float">
            <text:p>0,822348</text:p>
          </table:table-cell>
          <table:table-cell office:value-type="float" office:value="0.619358" calcext:value-type="float">
            <text:p>0,619358</text:p>
          </table:table-cell>
          <table:table-cell office:value-type="float" office:value="0.837486" calcext:value-type="float">
            <text:p>0,837486</text:p>
          </table:table-cell>
          <table:table-cell office:value-type="float" office:value="0.755403" calcext:value-type="float">
            <text:p>0,755403</text:p>
          </table:table-cell>
          <table:table-cell office:value-type="float" office:value="0.240001" calcext:value-type="float">
            <text:p>0,240001</text:p>
          </table:table-cell>
          <table:table-cell office:value-type="float" office:value="0.268752" calcext:value-type="float">
            <text:p>0,268752</text:p>
          </table:table-cell>
          <table:table-cell office:value-type="float" office:value="1.15441" calcext:value-type="float">
            <text:p>1,15441</text:p>
          </table:table-cell>
          <table:table-cell office:value-type="float" office:value="0.587234" calcext:value-type="float">
            <text:p>0,587234</text:p>
          </table:table-cell>
          <table:table-cell office:value-type="float" office:value="1.39177" calcext:value-type="float">
            <text:p>1,39177</text:p>
          </table:table-cell>
          <table:table-cell office:value-type="float" office:value="0.272639" calcext:value-type="float">
            <text:p>0,272639</text:p>
          </table:table-cell>
          <table:table-cell office:value-type="float" office:value="1.20412" calcext:value-type="float">
            <text:p>1,20412</text:p>
          </table:table-cell>
          <table:table-cell office:value-type="float" office:value="1.58057" calcext:value-type="float">
            <text:p>1,58057</text:p>
          </table:table-cell>
          <table:table-cell office:value-type="float" office:value="0.502013" calcext:value-type="float">
            <text:p>0,502013</text:p>
          </table:table-cell>
          <table:table-cell office:value-type="float" office:value="1.10841" calcext:value-type="float">
            <text:p>1,10841</text:p>
          </table:table-cell>
          <table:table-cell office:value-type="float" office:value="0.636404" calcext:value-type="float">
            <text:p>0,636404</text:p>
          </table:table-cell>
          <table:table-cell office:value-type="float" office:value="1.58736" calcext:value-type="float">
            <text:p>1,58736</text:p>
          </table:table-cell>
          <table:table-cell office:value-type="float" office:value="0.4811" calcext:value-type="float">
            <text:p>0,4811</text:p>
          </table:table-cell>
          <table:table-cell office:value-type="float" office:value="1.88353" calcext:value-type="float">
            <text:p>1,88353</text:p>
          </table:table-cell>
          <table:table-cell office:value-type="float" office:value="0.275559" calcext:value-type="float">
            <text:p>0,275559</text:p>
          </table:table-cell>
          <table:table-cell office:value-type="float" office:value="1.08395" calcext:value-type="float">
            <text:p>1,08395</text:p>
          </table:table-cell>
          <table:table-cell table:number-columns-repeated="36"/>
          <table:table-cell table:formula="of:=MIN([.A139:.BL139])" office:value-type="float" office:value="0.177464" calcext:value-type="float">
            <text:p>0,177464</text:p>
          </table:table-cell>
          <table:table-cell table:formula="of:=MAX([.A139:.BL139])" office:value-type="float" office:value="1.88353" calcext:value-type="float">
            <text:p>1,88353</text:p>
          </table:table-cell>
          <table:table-cell table:number-columns-repeated="7"/>
        </table:table-row>
        <table:table-row table:style-name="ro2">
          <table:table-cell office:value-type="float" office:value="0.225178" calcext:value-type="float">
            <text:p>0,225178</text:p>
          </table:table-cell>
          <table:table-cell office:value-type="float" office:value="0.263701" calcext:value-type="float">
            <text:p>0,263701</text:p>
          </table:table-cell>
          <table:table-cell office:value-type="float" office:value="0.379743" calcext:value-type="float">
            <text:p>0,379743</text:p>
          </table:table-cell>
          <table:table-cell office:value-type="float" office:value="0.203382" calcext:value-type="float">
            <text:p>0,203382</text:p>
          </table:table-cell>
          <table:table-cell office:value-type="float" office:value="0.401976" calcext:value-type="float">
            <text:p>0,401976</text:p>
          </table:table-cell>
          <table:table-cell office:value-type="float" office:value="0.327201" calcext:value-type="float">
            <text:p>0,327201</text:p>
          </table:table-cell>
          <table:table-cell office:value-type="float" office:value="0.33687" calcext:value-type="float">
            <text:p>0,33687</text:p>
          </table:table-cell>
          <table:table-cell office:value-type="float" office:value="0.268457" calcext:value-type="float">
            <text:p>0,268457</text:p>
          </table:table-cell>
          <table:table-cell office:value-type="float" office:value="0.265138" calcext:value-type="float">
            <text:p>0,265138</text:p>
          </table:table-cell>
          <table:table-cell office:value-type="float" office:value="1.09827" calcext:value-type="float">
            <text:p>1,09827</text:p>
          </table:table-cell>
          <table:table-cell office:value-type="float" office:value="0.321937" calcext:value-type="float">
            <text:p>0,321937</text:p>
          </table:table-cell>
          <table:table-cell office:value-type="float" office:value="1.05407" calcext:value-type="float">
            <text:p>1,05407</text:p>
          </table:table-cell>
          <table:table-cell office:value-type="float" office:value="0.96889" calcext:value-type="float">
            <text:p>0,96889</text:p>
          </table:table-cell>
          <table:table-cell office:value-type="float" office:value="0.598204" calcext:value-type="float">
            <text:p>0,598204</text:p>
          </table:table-cell>
          <table:table-cell office:value-type="float" office:value="0.947498" calcext:value-type="float">
            <text:p>0,947498</text:p>
          </table:table-cell>
          <table:table-cell office:value-type="float" office:value="0.307434" calcext:value-type="float">
            <text:p>0,307434</text:p>
          </table:table-cell>
          <table:table-cell office:value-type="float" office:value="0.413562" calcext:value-type="float">
            <text:p>0,413562</text:p>
          </table:table-cell>
          <table:table-cell office:value-type="float" office:value="0.619427" calcext:value-type="float">
            <text:p>0,619427</text:p>
          </table:table-cell>
          <table:table-cell office:value-type="float" office:value="0.607837" calcext:value-type="float">
            <text:p>0,607837</text:p>
          </table:table-cell>
          <table:table-cell office:value-type="float" office:value="0.250242" calcext:value-type="float">
            <text:p>0,250242</text:p>
          </table:table-cell>
          <table:table-cell office:value-type="float" office:value="1.53235" calcext:value-type="float">
            <text:p>1,53235</text:p>
          </table:table-cell>
          <table:table-cell office:value-type="float" office:value="1.56102" calcext:value-type="float">
            <text:p>1,56102</text:p>
          </table:table-cell>
          <table:table-cell office:value-type="float" office:value="1.06731" calcext:value-type="float">
            <text:p>1,06731</text:p>
          </table:table-cell>
          <table:table-cell office:value-type="float" office:value="0.92862" calcext:value-type="float">
            <text:p>0,92862</text:p>
          </table:table-cell>
          <table:table-cell office:value-type="float" office:value="0.315824" calcext:value-type="float">
            <text:p>0,315824</text:p>
          </table:table-cell>
          <table:table-cell office:value-type="float" office:value="0.462337" calcext:value-type="float">
            <text:p>0,462337</text:p>
          </table:table-cell>
          <table:table-cell office:value-type="float" office:value="1.81769" calcext:value-type="float">
            <text:p>1,81769</text:p>
          </table:table-cell>
          <table:table-cell office:value-type="float" office:value="1.32306" calcext:value-type="float">
            <text:p>1,32306</text:p>
          </table:table-cell>
          <table:table-cell office:value-type="float" office:value="0.145111" calcext:value-type="float">
            <text:p>0,145111</text:p>
          </table:table-cell>
          <table:table-cell office:value-type="float" office:value="0.333016" calcext:value-type="float">
            <text:p>0,333016</text:p>
          </table:table-cell>
          <table:table-cell office:value-type="float" office:value="1.938" calcext:value-type="float">
            <text:p>1,938</text:p>
          </table:table-cell>
          <table:table-cell office:value-type="float" office:value="0.060473" calcext:value-type="float">
            <text:p>0,060473</text:p>
          </table:table-cell>
          <table:table-cell table:number-columns-repeated="36"/>
          <table:table-cell table:formula="of:=MIN([.A140:.BL140])" office:value-type="float" office:value="0.060473" calcext:value-type="float">
            <text:p>0,060473</text:p>
          </table:table-cell>
          <table:table-cell table:formula="of:=MAX([.A140:.BL140])" office:value-type="float" office:value="1.938" calcext:value-type="float">
            <text:p>1,938</text:p>
          </table:table-cell>
          <table:table-cell table:number-columns-repeated="7"/>
        </table:table-row>
        <table:table-row table:style-name="ro2">
          <table:table-cell office:value-type="float" office:value="0.194378" calcext:value-type="float">
            <text:p>0,194378</text:p>
          </table:table-cell>
          <table:table-cell office:value-type="float" office:value="0.239077" calcext:value-type="float">
            <text:p>0,239077</text:p>
          </table:table-cell>
          <table:table-cell office:value-type="float" office:value="0.196142" calcext:value-type="float">
            <text:p>0,196142</text:p>
          </table:table-cell>
          <table:table-cell office:value-type="float" office:value="0.289719" calcext:value-type="float">
            <text:p>0,289719</text:p>
          </table:table-cell>
          <table:table-cell office:value-type="float" office:value="0.229234" calcext:value-type="float">
            <text:p>0,229234</text:p>
          </table:table-cell>
          <table:table-cell office:value-type="float" office:value="0.260797" calcext:value-type="float">
            <text:p>0,260797</text:p>
          </table:table-cell>
          <table:table-cell office:value-type="float" office:value="0.288993" calcext:value-type="float">
            <text:p>0,288993</text:p>
          </table:table-cell>
          <table:table-cell office:value-type="float" office:value="0.306049" calcext:value-type="float">
            <text:p>0,306049</text:p>
          </table:table-cell>
          <table:table-cell office:value-type="float" office:value="0.27956" calcext:value-type="float">
            <text:p>0,27956</text:p>
          </table:table-cell>
          <table:table-cell office:value-type="float" office:value="0.291015" calcext:value-type="float">
            <text:p>0,291015</text:p>
          </table:table-cell>
          <table:table-cell office:value-type="float" office:value="0.362749" calcext:value-type="float">
            <text:p>0,362749</text:p>
          </table:table-cell>
          <table:table-cell office:value-type="float" office:value="0.10517" calcext:value-type="float">
            <text:p>0,10517</text:p>
          </table:table-cell>
          <table:table-cell office:value-type="float" office:value="1.21719" calcext:value-type="float">
            <text:p>1,21719</text:p>
          </table:table-cell>
          <table:table-cell office:value-type="float" office:value="1.0346" calcext:value-type="float">
            <text:p>1,0346</text:p>
          </table:table-cell>
          <table:table-cell office:value-type="float" office:value="1.00202" calcext:value-type="float">
            <text:p>1,00202</text:p>
          </table:table-cell>
          <table:table-cell office:value-type="float" office:value="0.76718" calcext:value-type="float">
            <text:p>0,76718</text:p>
          </table:table-cell>
          <table:table-cell office:value-type="float" office:value="0.662549" calcext:value-type="float">
            <text:p>0,662549</text:p>
          </table:table-cell>
          <table:table-cell office:value-type="float" office:value="0.265869" calcext:value-type="float">
            <text:p>0,265869</text:p>
          </table:table-cell>
          <table:table-cell office:value-type="float" office:value="0.171762" calcext:value-type="float">
            <text:p>0,171762</text:p>
          </table:table-cell>
          <table:table-cell office:value-type="float" office:value="0.353884" calcext:value-type="float">
            <text:p>0,353884</text:p>
          </table:table-cell>
          <table:table-cell office:value-type="float" office:value="0.318537" calcext:value-type="float">
            <text:p>0,318537</text:p>
          </table:table-cell>
          <table:table-cell office:value-type="float" office:value="0.291547" calcext:value-type="float">
            <text:p>0,291547</text:p>
          </table:table-cell>
          <table:table-cell office:value-type="float" office:value="0.982572" calcext:value-type="float">
            <text:p>0,982572</text:p>
          </table:table-cell>
          <table:table-cell office:value-type="float" office:value="1.40284" calcext:value-type="float">
            <text:p>1,40284</text:p>
          </table:table-cell>
          <table:table-cell office:value-type="float" office:value="0.192516" calcext:value-type="float">
            <text:p>0,192516</text:p>
          </table:table-cell>
          <table:table-cell office:value-type="float" office:value="0.864246" calcext:value-type="float">
            <text:p>0,864246</text:p>
          </table:table-cell>
          <table:table-cell office:value-type="float" office:value="2.04386" calcext:value-type="float">
            <text:p>2,04386</text:p>
          </table:table-cell>
          <table:table-cell office:value-type="float" office:value="0.234624" calcext:value-type="float">
            <text:p>0,234624</text:p>
          </table:table-cell>
          <table:table-cell office:value-type="float" office:value="0.271905" calcext:value-type="float">
            <text:p>0,271905</text:p>
          </table:table-cell>
          <table:table-cell office:value-type="float" office:value="0.278674" calcext:value-type="float">
            <text:p>0,278674</text:p>
          </table:table-cell>
          <table:table-cell office:value-type="float" office:value="0.096246" calcext:value-type="float">
            <text:p>0,096246</text:p>
          </table:table-cell>
          <table:table-cell office:value-type="float" office:value="0.724889" calcext:value-type="float">
            <text:p>0,724889</text:p>
          </table:table-cell>
          <table:table-cell table:number-columns-repeated="36"/>
          <table:table-cell table:formula="of:=MIN([.A141:.BL141])" office:value-type="float" office:value="0.096246" calcext:value-type="float">
            <text:p>0,096246</text:p>
          </table:table-cell>
          <table:table-cell table:formula="of:=MAX([.A141:.BL141])" office:value-type="float" office:value="2.04386" calcext:value-type="float">
            <text:p>2,04386</text:p>
          </table:table-cell>
          <table:table-cell table:number-columns-repeated="7"/>
        </table:table-row>
        <table:table-row table:style-name="ro2">
          <table:table-cell office:value-type="float" office:value="0.296525" calcext:value-type="float">
            <text:p>0,296525</text:p>
          </table:table-cell>
          <table:table-cell office:value-type="float" office:value="0.310574" calcext:value-type="float">
            <text:p>0,310574</text:p>
          </table:table-cell>
          <table:table-cell office:value-type="float" office:value="0.376334" calcext:value-type="float">
            <text:p>0,376334</text:p>
          </table:table-cell>
          <table:table-cell office:value-type="float" office:value="0.276332" calcext:value-type="float">
            <text:p>0,276332</text:p>
          </table:table-cell>
          <table:table-cell office:value-type="float" office:value="0.259632" calcext:value-type="float">
            <text:p>0,259632</text:p>
          </table:table-cell>
          <table:table-cell office:value-type="float" office:value="0.211738" calcext:value-type="float">
            <text:p>0,211738</text:p>
          </table:table-cell>
          <table:table-cell office:value-type="float" office:value="0.814476" calcext:value-type="float">
            <text:p>0,814476</text:p>
          </table:table-cell>
          <table:table-cell office:value-type="float" office:value="0.580545" calcext:value-type="float">
            <text:p>0,580545</text:p>
          </table:table-cell>
          <table:table-cell office:value-type="float" office:value="0.398273" calcext:value-type="float">
            <text:p>0,398273</text:p>
          </table:table-cell>
          <table:table-cell office:value-type="float" office:value="0.283473" calcext:value-type="float">
            <text:p>0,283473</text:p>
          </table:table-cell>
          <table:table-cell office:value-type="float" office:value="0.412629" calcext:value-type="float">
            <text:p>0,412629</text:p>
          </table:table-cell>
          <table:table-cell office:value-type="float" office:value="0.503658" calcext:value-type="float">
            <text:p>0,503658</text:p>
          </table:table-cell>
          <table:table-cell office:value-type="float" office:value="1.03768" calcext:value-type="float">
            <text:p>1,03768</text:p>
          </table:table-cell>
          <table:table-cell office:value-type="float" office:value="0.987543" calcext:value-type="float">
            <text:p>0,987543</text:p>
          </table:table-cell>
          <table:table-cell office:value-type="float" office:value="0.477876" calcext:value-type="float">
            <text:p>0,477876</text:p>
          </table:table-cell>
          <table:table-cell office:value-type="float" office:value="0.392056" calcext:value-type="float">
            <text:p>0,392056</text:p>
          </table:table-cell>
          <table:table-cell office:value-type="float" office:value="1.093" calcext:value-type="float">
            <text:p>1,093</text:p>
          </table:table-cell>
          <table:table-cell office:value-type="float" office:value="0.31442" calcext:value-type="float">
            <text:p>0,31442</text:p>
          </table:table-cell>
          <table:table-cell office:value-type="float" office:value="0.12211" calcext:value-type="float">
            <text:p>0,12211</text:p>
          </table:table-cell>
          <table:table-cell office:value-type="float" office:value="0.952444" calcext:value-type="float">
            <text:p>0,952444</text:p>
          </table:table-cell>
          <table:table-cell office:value-type="float" office:value="0.104359" calcext:value-type="float">
            <text:p>0,104359</text:p>
          </table:table-cell>
          <table:table-cell office:value-type="float" office:value="0.23876" calcext:value-type="float">
            <text:p>0,23876</text:p>
          </table:table-cell>
          <table:table-cell office:value-type="float" office:value="1.05413" calcext:value-type="float">
            <text:p>1,05413</text:p>
          </table:table-cell>
          <table:table-cell office:value-type="float" office:value="1.45525" calcext:value-type="float">
            <text:p>1,45525</text:p>
          </table:table-cell>
          <table:table-cell office:value-type="float" office:value="0.21471" calcext:value-type="float">
            <text:p>0,21471</text:p>
          </table:table-cell>
          <table:table-cell office:value-type="float" office:value="0.462201" calcext:value-type="float">
            <text:p>0,462201</text:p>
          </table:table-cell>
          <table:table-cell office:value-type="float" office:value="0.280869" calcext:value-type="float">
            <text:p>0,280869</text:p>
          </table:table-cell>
          <table:table-cell office:value-type="float" office:value="0.16048" calcext:value-type="float">
            <text:p>0,16048</text:p>
          </table:table-cell>
          <table:table-cell office:value-type="float" office:value="0.296617" calcext:value-type="float">
            <text:p>0,296617</text:p>
          </table:table-cell>
          <table:table-cell office:value-type="float" office:value="0.189181" calcext:value-type="float">
            <text:p>0,189181</text:p>
          </table:table-cell>
          <table:table-cell office:value-type="float" office:value="0.217386" calcext:value-type="float">
            <text:p>0,217386</text:p>
          </table:table-cell>
          <table:table-cell office:value-type="float" office:value="0.227166" calcext:value-type="float">
            <text:p>0,227166</text:p>
          </table:table-cell>
          <table:table-cell table:number-columns-repeated="36"/>
          <table:table-cell table:formula="of:=MIN([.A142:.BL142])" office:value-type="float" office:value="0.104359" calcext:value-type="float">
            <text:p>0,104359</text:p>
          </table:table-cell>
          <table:table-cell table:formula="of:=MAX([.A142:.BL142])" office:value-type="float" office:value="1.45525" calcext:value-type="float">
            <text:p>1,45525</text:p>
          </table:table-cell>
          <table:table-cell table:number-columns-repeated="7"/>
        </table:table-row>
        <table:table-row table:style-name="ro2">
          <table:table-cell office:value-type="float" office:value="0.16173" calcext:value-type="float">
            <text:p>0,16173</text:p>
          </table:table-cell>
          <table:table-cell office:value-type="float" office:value="0.265291" calcext:value-type="float">
            <text:p>0,265291</text:p>
          </table:table-cell>
          <table:table-cell office:value-type="float" office:value="0.282742" calcext:value-type="float">
            <text:p>0,282742</text:p>
          </table:table-cell>
          <table:table-cell office:value-type="float" office:value="0.238135" calcext:value-type="float">
            <text:p>0,238135</text:p>
          </table:table-cell>
          <table:table-cell office:value-type="float" office:value="0.280729" calcext:value-type="float">
            <text:p>0,280729</text:p>
          </table:table-cell>
          <table:table-cell office:value-type="float" office:value="0.306306" calcext:value-type="float">
            <text:p>0,306306</text:p>
          </table:table-cell>
          <table:table-cell office:value-type="float" office:value="0.285014" calcext:value-type="float">
            <text:p>0,285014</text:p>
          </table:table-cell>
          <table:table-cell office:value-type="float" office:value="0.292477" calcext:value-type="float">
            <text:p>0,292477</text:p>
          </table:table-cell>
          <table:table-cell office:value-type="float" office:value="0.846048" calcext:value-type="float">
            <text:p>0,846048</text:p>
          </table:table-cell>
          <table:table-cell office:value-type="float" office:value="0.19524" calcext:value-type="float">
            <text:p>0,19524</text:p>
          </table:table-cell>
          <table:table-cell office:value-type="float" office:value="0.695496" calcext:value-type="float">
            <text:p>0,695496</text:p>
          </table:table-cell>
          <table:table-cell office:value-type="float" office:value="1.21184" calcext:value-type="float">
            <text:p>1,21184</text:p>
          </table:table-cell>
          <table:table-cell office:value-type="float" office:value="0.464674" calcext:value-type="float">
            <text:p>0,464674</text:p>
          </table:table-cell>
          <table:table-cell office:value-type="float" office:value="0.304693" calcext:value-type="float">
            <text:p>0,304693</text:p>
          </table:table-cell>
          <table:table-cell office:value-type="float" office:value="0.820481" calcext:value-type="float">
            <text:p>0,820481</text:p>
          </table:table-cell>
          <table:table-cell office:value-type="float" office:value="0.590756" calcext:value-type="float">
            <text:p>0,590756</text:p>
          </table:table-cell>
          <table:table-cell office:value-type="float" office:value="1.1919" calcext:value-type="float">
            <text:p>1,1919</text:p>
          </table:table-cell>
          <table:table-cell office:value-type="float" office:value="0.443481" calcext:value-type="float">
            <text:p>0,443481</text:p>
          </table:table-cell>
          <table:table-cell office:value-type="float" office:value="1.11215" calcext:value-type="float">
            <text:p>1,11215</text:p>
          </table:table-cell>
          <table:table-cell office:value-type="float" office:value="0.783476" calcext:value-type="float">
            <text:p>0,783476</text:p>
          </table:table-cell>
          <table:table-cell office:value-type="float" office:value="0.282598" calcext:value-type="float">
            <text:p>0,282598</text:p>
          </table:table-cell>
          <table:table-cell office:value-type="float" office:value="1.72941" calcext:value-type="float">
            <text:p>1,72941</text:p>
          </table:table-cell>
          <table:table-cell office:value-type="float" office:value="0.093513" calcext:value-type="float">
            <text:p>0,093513</text:p>
          </table:table-cell>
          <table:table-cell office:value-type="float" office:value="0.104421" calcext:value-type="float">
            <text:p>0,104421</text:p>
          </table:table-cell>
          <table:table-cell office:value-type="float" office:value="0.384082" calcext:value-type="float">
            <text:p>0,384082</text:p>
          </table:table-cell>
          <table:table-cell office:value-type="float" office:value="1.20262" calcext:value-type="float">
            <text:p>1,20262</text:p>
          </table:table-cell>
          <table:table-cell office:value-type="float" office:value="1.23948" calcext:value-type="float">
            <text:p>1,23948</text:p>
          </table:table-cell>
          <table:table-cell office:value-type="float" office:value="1.09618" calcext:value-type="float">
            <text:p>1,09618</text:p>
          </table:table-cell>
          <table:table-cell office:value-type="float" office:value="0.519617" calcext:value-type="float">
            <text:p>0,519617</text:p>
          </table:table-cell>
          <table:table-cell office:value-type="float" office:value="0.524261" calcext:value-type="float">
            <text:p>0,524261</text:p>
          </table:table-cell>
          <table:table-cell office:value-type="float" office:value="0.699658" calcext:value-type="float">
            <text:p>0,699658</text:p>
          </table:table-cell>
          <table:table-cell office:value-type="float" office:value="0.618578" calcext:value-type="float">
            <text:p>0,618578</text:p>
          </table:table-cell>
          <table:table-cell table:number-columns-repeated="36"/>
          <table:table-cell table:formula="of:=MIN([.A143:.BL143])" office:value-type="float" office:value="0.093513" calcext:value-type="float">
            <text:p>0,093513</text:p>
          </table:table-cell>
          <table:table-cell table:formula="of:=MAX([.A143:.BL143])" office:value-type="float" office:value="1.72941" calcext:value-type="float">
            <text:p>1,72941</text:p>
          </table:table-cell>
          <table:table-cell table:number-columns-repeated="7"/>
        </table:table-row>
        <table:table-row table:style-name="ro2">
          <table:table-cell office:value-type="float" office:value="0.172945" calcext:value-type="float">
            <text:p>0,172945</text:p>
          </table:table-cell>
          <table:table-cell office:value-type="float" office:value="0.296993" calcext:value-type="float">
            <text:p>0,296993</text:p>
          </table:table-cell>
          <table:table-cell office:value-type="float" office:value="0.240034" calcext:value-type="float">
            <text:p>0,240034</text:p>
          </table:table-cell>
          <table:table-cell office:value-type="float" office:value="0.317527" calcext:value-type="float">
            <text:p>0,317527</text:p>
          </table:table-cell>
          <table:table-cell office:value-type="float" office:value="0.34152" calcext:value-type="float">
            <text:p>0,34152</text:p>
          </table:table-cell>
          <table:table-cell office:value-type="float" office:value="0.357433" calcext:value-type="float">
            <text:p>0,357433</text:p>
          </table:table-cell>
          <table:table-cell office:value-type="float" office:value="0.201572" calcext:value-type="float">
            <text:p>0,201572</text:p>
          </table:table-cell>
          <table:table-cell office:value-type="float" office:value="0.197931" calcext:value-type="float">
            <text:p>0,197931</text:p>
          </table:table-cell>
          <table:table-cell office:value-type="float" office:value="0.198293" calcext:value-type="float">
            <text:p>0,198293</text:p>
          </table:table-cell>
          <table:table-cell office:value-type="float" office:value="0.254748" calcext:value-type="float">
            <text:p>0,254748</text:p>
          </table:table-cell>
          <table:table-cell office:value-type="float" office:value="0.286027" calcext:value-type="float">
            <text:p>0,286027</text:p>
          </table:table-cell>
          <table:table-cell office:value-type="float" office:value="1.18943" calcext:value-type="float">
            <text:p>1,18943</text:p>
          </table:table-cell>
          <table:table-cell office:value-type="float" office:value="1.19717" calcext:value-type="float">
            <text:p>1,19717</text:p>
          </table:table-cell>
          <table:table-cell office:value-type="float" office:value="0.836282" calcext:value-type="float">
            <text:p>0,836282</text:p>
          </table:table-cell>
          <table:table-cell office:value-type="float" office:value="0.202535" calcext:value-type="float">
            <text:p>0,202535</text:p>
          </table:table-cell>
          <table:table-cell office:value-type="float" office:value="0.218137" calcext:value-type="float">
            <text:p>0,218137</text:p>
          </table:table-cell>
          <table:table-cell office:value-type="float" office:value="0.126022" calcext:value-type="float">
            <text:p>0,126022</text:p>
          </table:table-cell>
          <table:table-cell office:value-type="float" office:value="0.231911" calcext:value-type="float">
            <text:p>0,231911</text:p>
          </table:table-cell>
          <table:table-cell office:value-type="float" office:value="0.174939" calcext:value-type="float">
            <text:p>0,174939</text:p>
          </table:table-cell>
          <table:table-cell office:value-type="float" office:value="1.49467" calcext:value-type="float">
            <text:p>1,49467</text:p>
          </table:table-cell>
          <table:table-cell office:value-type="float" office:value="1.28175" calcext:value-type="float">
            <text:p>1,28175</text:p>
          </table:table-cell>
          <table:table-cell office:value-type="float" office:value="1.11549" calcext:value-type="float">
            <text:p>1,11549</text:p>
          </table:table-cell>
          <table:table-cell office:value-type="float" office:value="0.229337" calcext:value-type="float">
            <text:p>0,229337</text:p>
          </table:table-cell>
          <table:table-cell office:value-type="float" office:value="1.16072" calcext:value-type="float">
            <text:p>1,16072</text:p>
          </table:table-cell>
          <table:table-cell office:value-type="float" office:value="0.960945" calcext:value-type="float">
            <text:p>0,960945</text:p>
          </table:table-cell>
          <table:table-cell office:value-type="float" office:value="0.760333" calcext:value-type="float">
            <text:p>0,760333</text:p>
          </table:table-cell>
          <table:table-cell office:value-type="float" office:value="0.528172" calcext:value-type="float">
            <text:p>0,528172</text:p>
          </table:table-cell>
          <table:table-cell office:value-type="float" office:value="1.22257" calcext:value-type="float">
            <text:p>1,22257</text:p>
          </table:table-cell>
          <table:table-cell office:value-type="float" office:value="1.08662" calcext:value-type="float">
            <text:p>1,08662</text:p>
          </table:table-cell>
          <table:table-cell office:value-type="float" office:value="0.916144" calcext:value-type="float">
            <text:p>0,916144</text:p>
          </table:table-cell>
          <table:table-cell office:value-type="float" office:value="0.958716" calcext:value-type="float">
            <text:p>0,958716</text:p>
          </table:table-cell>
          <table:table-cell office:value-type="float" office:value="0.155112" calcext:value-type="float">
            <text:p>0,155112</text:p>
          </table:table-cell>
          <table:table-cell table:number-columns-repeated="36"/>
          <table:table-cell table:formula="of:=MIN([.A144:.BL144])" office:value-type="float" office:value="0.126022" calcext:value-type="float">
            <text:p>0,126022</text:p>
          </table:table-cell>
          <table:table-cell table:formula="of:=MAX([.A144:.BL144])" office:value-type="float" office:value="1.49467" calcext:value-type="float">
            <text:p>1,49467</text:p>
          </table:table-cell>
          <table:table-cell table:number-columns-repeated="7"/>
        </table:table-row>
        <table:table-row table:style-name="ro2">
          <table:table-cell office:value-type="float" office:value="0.200533" calcext:value-type="float">
            <text:p>0,200533</text:p>
          </table:table-cell>
          <table:table-cell office:value-type="float" office:value="0.289714" calcext:value-type="float">
            <text:p>0,289714</text:p>
          </table:table-cell>
          <table:table-cell office:value-type="float" office:value="0.231393" calcext:value-type="float">
            <text:p>0,231393</text:p>
          </table:table-cell>
          <table:table-cell office:value-type="float" office:value="0.537559" calcext:value-type="float">
            <text:p>0,537559</text:p>
          </table:table-cell>
          <table:table-cell office:value-type="float" office:value="0.274979" calcext:value-type="float">
            <text:p>0,274979</text:p>
          </table:table-cell>
          <table:table-cell office:value-type="float" office:value="0.62541" calcext:value-type="float">
            <text:p>0,62541</text:p>
          </table:table-cell>
          <table:table-cell office:value-type="float" office:value="0.352279" calcext:value-type="float">
            <text:p>0,352279</text:p>
          </table:table-cell>
          <table:table-cell office:value-type="float" office:value="0.127903" calcext:value-type="float">
            <text:p>0,127903</text:p>
          </table:table-cell>
          <table:table-cell office:value-type="float" office:value="0.244464" calcext:value-type="float">
            <text:p>0,244464</text:p>
          </table:table-cell>
          <table:table-cell office:value-type="float" office:value="0.326682" calcext:value-type="float">
            <text:p>0,326682</text:p>
          </table:table-cell>
          <table:table-cell office:value-type="float" office:value="0.0971968" calcext:value-type="float">
            <text:p>0,0971968</text:p>
          </table:table-cell>
          <table:table-cell office:value-type="float" office:value="0.207743" calcext:value-type="float">
            <text:p>0,207743</text:p>
          </table:table-cell>
          <table:table-cell office:value-type="float" office:value="0.503796" calcext:value-type="float">
            <text:p>0,503796</text:p>
          </table:table-cell>
          <table:table-cell office:value-type="float" office:value="0.244688" calcext:value-type="float">
            <text:p>0,244688</text:p>
          </table:table-cell>
          <table:table-cell office:value-type="float" office:value="0.671385" calcext:value-type="float">
            <text:p>0,671385</text:p>
          </table:table-cell>
          <table:table-cell office:value-type="float" office:value="0.293396" calcext:value-type="float">
            <text:p>0,293396</text:p>
          </table:table-cell>
          <table:table-cell office:value-type="float" office:value="0.185964" calcext:value-type="float">
            <text:p>0,185964</text:p>
          </table:table-cell>
          <table:table-cell office:value-type="float" office:value="0.615141" calcext:value-type="float">
            <text:p>0,615141</text:p>
          </table:table-cell>
          <table:table-cell office:value-type="float" office:value="1.27391" calcext:value-type="float">
            <text:p>1,27391</text:p>
          </table:table-cell>
          <table:table-cell office:value-type="float" office:value="1.21229" calcext:value-type="float">
            <text:p>1,21229</text:p>
          </table:table-cell>
          <table:table-cell office:value-type="float" office:value="0.578529" calcext:value-type="float">
            <text:p>0,578529</text:p>
          </table:table-cell>
          <table:table-cell office:value-type="float" office:value="0.382365" calcext:value-type="float">
            <text:p>0,382365</text:p>
          </table:table-cell>
          <table:table-cell office:value-type="float" office:value="0.351265" calcext:value-type="float">
            <text:p>0,351265</text:p>
          </table:table-cell>
          <table:table-cell office:value-type="float" office:value="1.18024" calcext:value-type="float">
            <text:p>1,18024</text:p>
          </table:table-cell>
          <table:table-cell office:value-type="float" office:value="0.37108" calcext:value-type="float">
            <text:p>0,37108</text:p>
          </table:table-cell>
          <table:table-cell office:value-type="float" office:value="0.0945029" calcext:value-type="float">
            <text:p>0,0945029</text:p>
          </table:table-cell>
          <table:table-cell office:value-type="float" office:value="0.270141" calcext:value-type="float">
            <text:p>0,270141</text:p>
          </table:table-cell>
          <table:table-cell office:value-type="float" office:value="0.121336" calcext:value-type="float">
            <text:p>0,121336</text:p>
          </table:table-cell>
          <table:table-cell office:value-type="float" office:value="0.08991" calcext:value-type="float">
            <text:p>0,08991</text:p>
          </table:table-cell>
          <table:table-cell office:value-type="float" office:value="0.298707" calcext:value-type="float">
            <text:p>0,298707</text:p>
          </table:table-cell>
          <table:table-cell office:value-type="float" office:value="0.254471" calcext:value-type="float">
            <text:p>0,254471</text:p>
          </table:table-cell>
          <table:table-cell office:value-type="float" office:value="0.112615" calcext:value-type="float">
            <text:p>0,112615</text:p>
          </table:table-cell>
          <table:table-cell table:number-columns-repeated="36"/>
          <table:table-cell table:formula="of:=MIN([.A145:.BL145])" office:value-type="float" office:value="0.08991" calcext:value-type="float">
            <text:p>0,08991</text:p>
          </table:table-cell>
          <table:table-cell table:formula="of:=MAX([.A145:.BL145])" office:value-type="float" office:value="1.27391" calcext:value-type="float">
            <text:p>1,27391</text:p>
          </table:table-cell>
          <table:table-cell table:number-columns-repeated="7"/>
        </table:table-row>
        <table:table-row table:style-name="ro2">
          <table:table-cell office:value-type="float" office:value="0.277528" calcext:value-type="float">
            <text:p>0,277528</text:p>
          </table:table-cell>
          <table:table-cell office:value-type="float" office:value="0.289914" calcext:value-type="float">
            <text:p>0,289914</text:p>
          </table:table-cell>
          <table:table-cell office:value-type="float" office:value="0.287794" calcext:value-type="float">
            <text:p>0,287794</text:p>
          </table:table-cell>
          <table:table-cell office:value-type="float" office:value="0.316568" calcext:value-type="float">
            <text:p>0,316568</text:p>
          </table:table-cell>
          <table:table-cell office:value-type="float" office:value="0.313382" calcext:value-type="float">
            <text:p>0,313382</text:p>
          </table:table-cell>
          <table:table-cell office:value-type="float" office:value="0.322863" calcext:value-type="float">
            <text:p>0,322863</text:p>
          </table:table-cell>
          <table:table-cell office:value-type="float" office:value="0.26056" calcext:value-type="float">
            <text:p>0,26056</text:p>
          </table:table-cell>
          <table:table-cell office:value-type="float" office:value="0.871088" calcext:value-type="float">
            <text:p>0,871088</text:p>
          </table:table-cell>
          <table:table-cell office:value-type="float" office:value="0.298126" calcext:value-type="float">
            <text:p>0,298126</text:p>
          </table:table-cell>
          <table:table-cell office:value-type="float" office:value="0.416733" calcext:value-type="float">
            <text:p>0,416733</text:p>
          </table:table-cell>
          <table:table-cell office:value-type="float" office:value="0.836399" calcext:value-type="float">
            <text:p>0,836399</text:p>
          </table:table-cell>
          <table:table-cell office:value-type="float" office:value="0.29101" calcext:value-type="float">
            <text:p>0,29101</text:p>
          </table:table-cell>
          <table:table-cell office:value-type="float" office:value="1.18421" calcext:value-type="float">
            <text:p>1,18421</text:p>
          </table:table-cell>
          <table:table-cell office:value-type="float" office:value="0.118842" calcext:value-type="float">
            <text:p>0,118842</text:p>
          </table:table-cell>
          <table:table-cell office:value-type="float" office:value="0.713698" calcext:value-type="float">
            <text:p>0,713698</text:p>
          </table:table-cell>
          <table:table-cell office:value-type="float" office:value="0.0830002" calcext:value-type="float">
            <text:p>0,0830002</text:p>
          </table:table-cell>
          <table:table-cell office:value-type="float" office:value="0.0913022" calcext:value-type="float">
            <text:p>0,0913022</text:p>
          </table:table-cell>
          <table:table-cell office:value-type="float" office:value="0.333734" calcext:value-type="float">
            <text:p>0,333734</text:p>
          </table:table-cell>
          <table:table-cell office:value-type="float" office:value="0.100136" calcext:value-type="float">
            <text:p>0,100136</text:p>
          </table:table-cell>
          <table:table-cell office:value-type="float" office:value="0.379324" calcext:value-type="float">
            <text:p>0,379324</text:p>
          </table:table-cell>
          <table:table-cell office:value-type="float" office:value="0.390231" calcext:value-type="float">
            <text:p>0,390231</text:p>
          </table:table-cell>
          <table:table-cell office:value-type="float" office:value="0.289324" calcext:value-type="float">
            <text:p>0,289324</text:p>
          </table:table-cell>
          <table:table-cell office:value-type="float" office:value="0.832467" calcext:value-type="float">
            <text:p>0,832467</text:p>
          </table:table-cell>
          <table:table-cell office:value-type="float" office:value="0.969506" calcext:value-type="float">
            <text:p>0,969506</text:p>
          </table:table-cell>
          <table:table-cell office:value-type="float" office:value="0.463091" calcext:value-type="float">
            <text:p>0,463091</text:p>
          </table:table-cell>
          <table:table-cell office:value-type="float" office:value="0.805169" calcext:value-type="float">
            <text:p>0,805169</text:p>
          </table:table-cell>
          <table:table-cell office:value-type="float" office:value="0.547699" calcext:value-type="float">
            <text:p>0,547699</text:p>
          </table:table-cell>
          <table:table-cell office:value-type="float" office:value="0.873069" calcext:value-type="float">
            <text:p>0,873069</text:p>
          </table:table-cell>
          <table:table-cell office:value-type="float" office:value="1.50653" calcext:value-type="float">
            <text:p>1,50653</text:p>
          </table:table-cell>
          <table:table-cell office:value-type="float" office:value="0.541893" calcext:value-type="float">
            <text:p>0,541893</text:p>
          </table:table-cell>
          <table:table-cell office:value-type="float" office:value="0.237403" calcext:value-type="float">
            <text:p>0,237403</text:p>
          </table:table-cell>
          <table:table-cell office:value-type="float" office:value="0.110104" calcext:value-type="float">
            <text:p>0,110104</text:p>
          </table:table-cell>
          <table:table-cell table:number-columns-repeated="36"/>
          <table:table-cell table:formula="of:=MIN([.A146:.BL146])" office:value-type="float" office:value="0.0830002" calcext:value-type="float">
            <text:p>0,0830002</text:p>
          </table:table-cell>
          <table:table-cell table:formula="of:=MAX([.A146:.BL146])" office:value-type="float" office:value="1.50653" calcext:value-type="float">
            <text:p>1,50653</text:p>
          </table:table-cell>
          <table:table-cell table:number-columns-repeated="7"/>
        </table:table-row>
        <table:table-row table:style-name="ro2">
          <table:table-cell office:value-type="float" office:value="0.265528" calcext:value-type="float">
            <text:p>0,265528</text:p>
          </table:table-cell>
          <table:table-cell office:value-type="float" office:value="0.295699" calcext:value-type="float">
            <text:p>0,295699</text:p>
          </table:table-cell>
          <table:table-cell office:value-type="float" office:value="0.300595" calcext:value-type="float">
            <text:p>0,300595</text:p>
          </table:table-cell>
          <table:table-cell office:value-type="float" office:value="0.318155" calcext:value-type="float">
            <text:p>0,318155</text:p>
          </table:table-cell>
          <table:table-cell office:value-type="float" office:value="0.348895" calcext:value-type="float">
            <text:p>0,348895</text:p>
          </table:table-cell>
          <table:table-cell office:value-type="float" office:value="0.745189" calcext:value-type="float">
            <text:p>0,745189</text:p>
          </table:table-cell>
          <table:table-cell office:value-type="float" office:value="0.775974" calcext:value-type="float">
            <text:p>0,775974</text:p>
          </table:table-cell>
          <table:table-cell office:value-type="float" office:value="0.262976" calcext:value-type="float">
            <text:p>0,262976</text:p>
          </table:table-cell>
          <table:table-cell office:value-type="float" office:value="0.661292" calcext:value-type="float">
            <text:p>0,661292</text:p>
          </table:table-cell>
          <table:table-cell office:value-type="float" office:value="0.892408" calcext:value-type="float">
            <text:p>0,892408</text:p>
          </table:table-cell>
          <table:table-cell office:value-type="float" office:value="0.281021" calcext:value-type="float">
            <text:p>0,281021</text:p>
          </table:table-cell>
          <table:table-cell office:value-type="float" office:value="0.702205" calcext:value-type="float">
            <text:p>0,702205</text:p>
          </table:table-cell>
          <table:table-cell office:value-type="float" office:value="0.781908" calcext:value-type="float">
            <text:p>0,781908</text:p>
          </table:table-cell>
          <table:table-cell office:value-type="float" office:value="0.809422" calcext:value-type="float">
            <text:p>0,809422</text:p>
          </table:table-cell>
          <table:table-cell office:value-type="float" office:value="0.783225" calcext:value-type="float">
            <text:p>0,783225</text:p>
          </table:table-cell>
          <table:table-cell office:value-type="float" office:value="0.299458" calcext:value-type="float">
            <text:p>0,299458</text:p>
          </table:table-cell>
          <table:table-cell office:value-type="float" office:value="0.561948" calcext:value-type="float">
            <text:p>0,561948</text:p>
          </table:table-cell>
          <table:table-cell office:value-type="float" office:value="0.589677" calcext:value-type="float">
            <text:p>0,589677</text:p>
          </table:table-cell>
          <table:table-cell office:value-type="float" office:value="0.330907" calcext:value-type="float">
            <text:p>0,330907</text:p>
          </table:table-cell>
          <table:table-cell office:value-type="float" office:value="1.56612" calcext:value-type="float">
            <text:p>1,56612</text:p>
          </table:table-cell>
          <table:table-cell office:value-type="float" office:value="1.32367" calcext:value-type="float">
            <text:p>1,32367</text:p>
          </table:table-cell>
          <table:table-cell office:value-type="float" office:value="0.52911" calcext:value-type="float">
            <text:p>0,52911</text:p>
          </table:table-cell>
          <table:table-cell office:value-type="float" office:value="0.618067" calcext:value-type="float">
            <text:p>0,618067</text:p>
          </table:table-cell>
          <table:table-cell office:value-type="float" office:value="0.629181" calcext:value-type="float">
            <text:p>0,629181</text:p>
          </table:table-cell>
          <table:table-cell office:value-type="float" office:value="1.49146" calcext:value-type="float">
            <text:p>1,49146</text:p>
          </table:table-cell>
          <table:table-cell office:value-type="float" office:value="1.22052" calcext:value-type="float">
            <text:p>1,22052</text:p>
          </table:table-cell>
          <table:table-cell office:value-type="float" office:value="0.419708" calcext:value-type="float">
            <text:p>0,419708</text:p>
          </table:table-cell>
          <table:table-cell office:value-type="float" office:value="1.60993" calcext:value-type="float">
            <text:p>1,60993</text:p>
          </table:table-cell>
          <table:table-cell office:value-type="float" office:value="1.95783" calcext:value-type="float">
            <text:p>1,95783</text:p>
          </table:table-cell>
          <table:table-cell office:value-type="float" office:value="0.284088" calcext:value-type="float">
            <text:p>0,284088</text:p>
          </table:table-cell>
          <table:table-cell office:value-type="float" office:value="1.98138" calcext:value-type="float">
            <text:p>1,98138</text:p>
          </table:table-cell>
          <table:table-cell office:value-type="float" office:value="0.076627" calcext:value-type="float">
            <text:p>0,076627</text:p>
          </table:table-cell>
          <table:table-cell table:number-columns-repeated="36"/>
          <table:table-cell table:formula="of:=MIN([.A147:.BL147])" office:value-type="float" office:value="0.076627" calcext:value-type="float">
            <text:p>0,076627</text:p>
          </table:table-cell>
          <table:table-cell table:formula="of:=MAX([.A147:.BL147])" office:value-type="float" office:value="1.98138" calcext:value-type="float">
            <text:p>1,981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6152" calcext:value-type="float">
            <text:p>0,146152</text:p>
          </table:table-cell>
          <table:table-cell office:value-type="float" office:value="0.20433" calcext:value-type="float">
            <text:p>0,20433</text:p>
          </table:table-cell>
          <table:table-cell office:value-type="float" office:value="0.186081" calcext:value-type="float">
            <text:p>0,186081</text:p>
          </table:table-cell>
          <table:table-cell office:value-type="float" office:value="0.409873" calcext:value-type="float">
            <text:p>0,409873</text:p>
          </table:table-cell>
          <table:table-cell office:value-type="float" office:value="0.234779" calcext:value-type="float">
            <text:p>0,234779</text:p>
          </table:table-cell>
          <table:table-cell office:value-type="float" office:value="0.432116" calcext:value-type="float">
            <text:p>0,432116</text:p>
          </table:table-cell>
          <table:table-cell office:value-type="float" office:value="0.179001" calcext:value-type="float">
            <text:p>0,179001</text:p>
          </table:table-cell>
          <table:table-cell office:value-type="float" office:value="0.307373" calcext:value-type="float">
            <text:p>0,307373</text:p>
          </table:table-cell>
          <table:table-cell office:value-type="float" office:value="0.317516" calcext:value-type="float">
            <text:p>0,317516</text:p>
          </table:table-cell>
          <table:table-cell office:value-type="float" office:value="0.371755" calcext:value-type="float">
            <text:p>0,371755</text:p>
          </table:table-cell>
          <table:table-cell office:value-type="float" office:value="0.249913" calcext:value-type="float">
            <text:p>0,249913</text:p>
          </table:table-cell>
          <table:table-cell office:value-type="float" office:value="0.633509" calcext:value-type="float">
            <text:p>0,633509</text:p>
          </table:table-cell>
          <table:table-cell office:value-type="float" office:value="0.809736" calcext:value-type="float">
            <text:p>0,809736</text:p>
          </table:table-cell>
          <table:table-cell office:value-type="float" office:value="0.76313" calcext:value-type="float">
            <text:p>0,76313</text:p>
          </table:table-cell>
          <table:table-cell office:value-type="float" office:value="0.599573" calcext:value-type="float">
            <text:p>0,599573</text:p>
          </table:table-cell>
          <table:table-cell office:value-type="float" office:value="0.586757" calcext:value-type="float">
            <text:p>0,586757</text:p>
          </table:table-cell>
          <table:table-cell office:value-type="float" office:value="0.283851" calcext:value-type="float">
            <text:p>0,283851</text:p>
          </table:table-cell>
          <table:table-cell office:value-type="float" office:value="0.479146" calcext:value-type="float">
            <text:p>0,479146</text:p>
          </table:table-cell>
          <table:table-cell office:value-type="float" office:value="0.177935" calcext:value-type="float">
            <text:p>0,177935</text:p>
          </table:table-cell>
          <table:table-cell office:value-type="float" office:value="0.319549" calcext:value-type="float">
            <text:p>0,319549</text:p>
          </table:table-cell>
          <table:table-cell office:value-type="float" office:value="0.996528" calcext:value-type="float">
            <text:p>0,996528</text:p>
          </table:table-cell>
          <table:table-cell office:value-type="float" office:value="0.393177" calcext:value-type="float">
            <text:p>0,393177</text:p>
          </table:table-cell>
          <table:table-cell office:value-type="float" office:value="0.437309" calcext:value-type="float">
            <text:p>0,437309</text:p>
          </table:table-cell>
          <table:table-cell office:value-type="float" office:value="0.7796" calcext:value-type="float">
            <text:p>0,7796</text:p>
          </table:table-cell>
          <table:table-cell office:value-type="float" office:value="0.204038" calcext:value-type="float">
            <text:p>0,204038</text:p>
          </table:table-cell>
          <table:table-cell office:value-type="float" office:value="0.171047" calcext:value-type="float">
            <text:p>0,171047</text:p>
          </table:table-cell>
          <table:table-cell office:value-type="float" office:value="0.610887" calcext:value-type="float">
            <text:p>0,610887</text:p>
          </table:table-cell>
          <table:table-cell office:value-type="float" office:value="0.123824" calcext:value-type="float">
            <text:p>0,123824</text:p>
          </table:table-cell>
          <table:table-cell office:value-type="float" office:value="0.297969" calcext:value-type="float">
            <text:p>0,297969</text:p>
          </table:table-cell>
          <table:table-cell office:value-type="float" office:value="0.251083" calcext:value-type="float">
            <text:p>0,251083</text:p>
          </table:table-cell>
          <table:table-cell office:value-type="float" office:value="0.128791" calcext:value-type="float">
            <text:p>0,128791</text:p>
          </table:table-cell>
          <table:table-cell office:value-type="float" office:value="0.18649" calcext:value-type="float">
            <text:p>0,18649</text:p>
          </table:table-cell>
          <table:table-cell office:value-type="float" office:value="0.223286" calcext:value-type="float">
            <text:p>0,223286</text:p>
          </table:table-cell>
          <table:table-cell office:value-type="float" office:value="0.142482" calcext:value-type="float">
            <text:p>0,142482</text:p>
          </table:table-cell>
          <table:table-cell office:value-type="float" office:value="0.20368" calcext:value-type="float">
            <text:p>0,20368</text:p>
          </table:table-cell>
          <table:table-cell office:value-type="float" office:value="0.720777" calcext:value-type="float">
            <text:p>0,720777</text:p>
          </table:table-cell>
          <table:table-cell office:value-type="float" office:value="0.385566" calcext:value-type="float">
            <text:p>0,385566</text:p>
          </table:table-cell>
          <table:table-cell office:value-type="float" office:value="1.27652" calcext:value-type="float">
            <text:p>1,27652</text:p>
          </table:table-cell>
          <table:table-cell office:value-type="float" office:value="0.390665" calcext:value-type="float">
            <text:p>0,390665</text:p>
          </table:table-cell>
          <table:table-cell office:value-type="float" office:value="1.30349" calcext:value-type="float">
            <text:p>1,30349</text:p>
          </table:table-cell>
          <table:table-cell office:value-type="float" office:value="0.279641" calcext:value-type="float">
            <text:p>0,279641</text:p>
          </table:table-cell>
          <table:table-cell office:value-type="float" office:value="0.793836" calcext:value-type="float">
            <text:p>0,793836</text:p>
          </table:table-cell>
          <table:table-cell office:value-type="float" office:value="0.546093" calcext:value-type="float">
            <text:p>0,546093</text:p>
          </table:table-cell>
          <table:table-cell office:value-type="float" office:value="0.129818" calcext:value-type="float">
            <text:p>0,129818</text:p>
          </table:table-cell>
          <table:table-cell office:value-type="float" office:value="0.798075" calcext:value-type="float">
            <text:p>0,798075</text:p>
          </table:table-cell>
          <table:table-cell office:value-type="float" office:value="0.157968" calcext:value-type="float">
            <text:p>0,157968</text:p>
          </table:table-cell>
          <table:table-cell office:value-type="float" office:value="0.305734" calcext:value-type="float">
            <text:p>0,305734</text:p>
          </table:table-cell>
          <table:table-cell office:value-type="float" office:value="0.386606" calcext:value-type="float">
            <text:p>0,386606</text:p>
          </table:table-cell>
          <table:table-cell table:number-columns-repeated="20"/>
          <table:table-cell table:formula="of:=MIN([.A149:.BL149])" office:value-type="float" office:value="0.123824" calcext:value-type="float">
            <text:p>0,123824</text:p>
          </table:table-cell>
          <table:table-cell table:formula="of:=MAX([.A149:.BL149])" office:value-type="float" office:value="1.30349" calcext:value-type="float">
            <text:p>1,30349</text:p>
          </table:table-cell>
          <table:table-cell table:number-columns-repeated="7"/>
        </table:table-row>
        <table:table-row table:style-name="ro2">
          <table:table-cell office:value-type="float" office:value="0.145277" calcext:value-type="float">
            <text:p>0,145277</text:p>
          </table:table-cell>
          <table:table-cell office:value-type="float" office:value="0.113474" calcext:value-type="float">
            <text:p>0,113474</text:p>
          </table:table-cell>
          <table:table-cell office:value-type="float" office:value="0.275148" calcext:value-type="float">
            <text:p>0,275148</text:p>
          </table:table-cell>
          <table:table-cell office:value-type="float" office:value="0.139353" calcext:value-type="float">
            <text:p>0,139353</text:p>
          </table:table-cell>
          <table:table-cell office:value-type="float" office:value="0.162528" calcext:value-type="float">
            <text:p>0,162528</text:p>
          </table:table-cell>
          <table:table-cell office:value-type="float" office:value="0.163554" calcext:value-type="float">
            <text:p>0,163554</text:p>
          </table:table-cell>
          <table:table-cell office:value-type="float" office:value="0.189899" calcext:value-type="float">
            <text:p>0,189899</text:p>
          </table:table-cell>
          <table:table-cell office:value-type="float" office:value="0.227082" calcext:value-type="float">
            <text:p>0,227082</text:p>
          </table:table-cell>
          <table:table-cell office:value-type="float" office:value="0.743344" calcext:value-type="float">
            <text:p>0,743344</text:p>
          </table:table-cell>
          <table:table-cell office:value-type="float" office:value="0.192166" calcext:value-type="float">
            <text:p>0,192166</text:p>
          </table:table-cell>
          <table:table-cell office:value-type="float" office:value="0.527088" calcext:value-type="float">
            <text:p>0,527088</text:p>
          </table:table-cell>
          <table:table-cell office:value-type="float" office:value="0.53398" calcext:value-type="float">
            <text:p>0,53398</text:p>
          </table:table-cell>
          <table:table-cell office:value-type="float" office:value="0.549426" calcext:value-type="float">
            <text:p>0,549426</text:p>
          </table:table-cell>
          <table:table-cell office:value-type="float" office:value="0.198494" calcext:value-type="float">
            <text:p>0,198494</text:p>
          </table:table-cell>
          <table:table-cell office:value-type="float" office:value="0.961261" calcext:value-type="float">
            <text:p>0,961261</text:p>
          </table:table-cell>
          <table:table-cell office:value-type="float" office:value="0.875619" calcext:value-type="float">
            <text:p>0,875619</text:p>
          </table:table-cell>
          <table:table-cell office:value-type="float" office:value="0.749105" calcext:value-type="float">
            <text:p>0,749105</text:p>
          </table:table-cell>
          <table:table-cell office:value-type="float" office:value="0.323512" calcext:value-type="float">
            <text:p>0,323512</text:p>
          </table:table-cell>
          <table:table-cell office:value-type="float" office:value="0.892121" calcext:value-type="float">
            <text:p>0,892121</text:p>
          </table:table-cell>
          <table:table-cell office:value-type="float" office:value="0.726861" calcext:value-type="float">
            <text:p>0,726861</text:p>
          </table:table-cell>
          <table:table-cell office:value-type="float" office:value="1.11939" calcext:value-type="float">
            <text:p>1,11939</text:p>
          </table:table-cell>
          <table:table-cell office:value-type="float" office:value="1.11377" calcext:value-type="float">
            <text:p>1,11377</text:p>
          </table:table-cell>
          <table:table-cell office:value-type="float" office:value="0.794525" calcext:value-type="float">
            <text:p>0,794525</text:p>
          </table:table-cell>
          <table:table-cell office:value-type="float" office:value="1.4519" calcext:value-type="float">
            <text:p>1,4519</text:p>
          </table:table-cell>
          <table:table-cell office:value-type="float" office:value="1.32741" calcext:value-type="float">
            <text:p>1,32741</text:p>
          </table:table-cell>
          <table:table-cell office:value-type="float" office:value="0.806237" calcext:value-type="float">
            <text:p>0,806237</text:p>
          </table:table-cell>
          <table:table-cell office:value-type="float" office:value="0.767445" calcext:value-type="float">
            <text:p>0,767445</text:p>
          </table:table-cell>
          <table:table-cell office:value-type="float" office:value="0.926179" calcext:value-type="float">
            <text:p>0,926179</text:p>
          </table:table-cell>
          <table:table-cell office:value-type="float" office:value="0.924979" calcext:value-type="float">
            <text:p>0,924979</text:p>
          </table:table-cell>
          <table:table-cell office:value-type="float" office:value="0.743539" calcext:value-type="float">
            <text:p>0,743539</text:p>
          </table:table-cell>
          <table:table-cell office:value-type="float" office:value="0.439355" calcext:value-type="float">
            <text:p>0,439355</text:p>
          </table:table-cell>
          <table:table-cell office:value-type="float" office:value="0.67158" calcext:value-type="float">
            <text:p>0,67158</text:p>
          </table:table-cell>
          <table:table-cell office:value-type="float" office:value="0.663588" calcext:value-type="float">
            <text:p>0,663588</text:p>
          </table:table-cell>
          <table:table-cell office:value-type="float" office:value="0.625056" calcext:value-type="float">
            <text:p>0,625056</text:p>
          </table:table-cell>
          <table:table-cell office:value-type="float" office:value="0.637414" calcext:value-type="float">
            <text:p>0,637414</text:p>
          </table:table-cell>
          <table:table-cell office:value-type="float" office:value="0.615104" calcext:value-type="float">
            <text:p>0,615104</text:p>
          </table:table-cell>
          <table:table-cell office:value-type="float" office:value="0.188237" calcext:value-type="float">
            <text:p>0,188237</text:p>
          </table:table-cell>
          <table:table-cell office:value-type="float" office:value="0.479875" calcext:value-type="float">
            <text:p>0,479875</text:p>
          </table:table-cell>
          <table:table-cell office:value-type="float" office:value="1.57318" calcext:value-type="float">
            <text:p>1,57318</text:p>
          </table:table-cell>
          <table:table-cell office:value-type="float" office:value="0.567554" calcext:value-type="float">
            <text:p>0,567554</text:p>
          </table:table-cell>
          <table:table-cell office:value-type="float" office:value="0.650203" calcext:value-type="float">
            <text:p>0,650203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193926" calcext:value-type="float">
            <text:p>0,193926</text:p>
          </table:table-cell>
          <table:table-cell office:value-type="float" office:value="0.066488" calcext:value-type="float">
            <text:p>0,066488</text:p>
          </table:table-cell>
          <table:table-cell office:value-type="float" office:value="0.115601" calcext:value-type="float">
            <text:p>0,115601</text:p>
          </table:table-cell>
          <table:table-cell office:value-type="float" office:value="0.0565422" calcext:value-type="float">
            <text:p>0,0565422</text:p>
          </table:table-cell>
          <table:table-cell office:value-type="float" office:value="0.195278" calcext:value-type="float">
            <text:p>0,195278</text:p>
          </table:table-cell>
          <table:table-cell office:value-type="float" office:value="0.355806" calcext:value-type="float">
            <text:p>0,355806</text:p>
          </table:table-cell>
          <table:table-cell table:number-columns-repeated="20"/>
          <table:table-cell table:formula="of:=MIN([.A150:.BL150])" office:value-type="float" office:value="0.0565422" calcext:value-type="float">
            <text:p>0,0565422</text:p>
          </table:table-cell>
          <table:table-cell table:formula="of:=MAX([.A150:.BL150])" office:value-type="float" office:value="1.57318" calcext:value-type="float">
            <text:p>1,57318</text:p>
          </table:table-cell>
          <table:table-cell table:number-columns-repeated="7"/>
        </table:table-row>
        <table:table-row table:style-name="ro2">
          <table:table-cell office:value-type="float" office:value="0.198661" calcext:value-type="float">
            <text:p>0,198661</text:p>
          </table:table-cell>
          <table:table-cell office:value-type="float" office:value="0.205116" calcext:value-type="float">
            <text:p>0,205116</text:p>
          </table:table-cell>
          <table:table-cell office:value-type="float" office:value="0.231758" calcext:value-type="float">
            <text:p>0,231758</text:p>
          </table:table-cell>
          <table:table-cell office:value-type="float" office:value="0.107989" calcext:value-type="float">
            <text:p>0,107989</text:p>
          </table:table-cell>
          <table:table-cell office:value-type="float" office:value="0.134593" calcext:value-type="float">
            <text:p>0,134593</text:p>
          </table:table-cell>
          <table:table-cell office:value-type="float" office:value="0.16427" calcext:value-type="float">
            <text:p>0,16427</text:p>
          </table:table-cell>
          <table:table-cell office:value-type="float" office:value="0.360845" calcext:value-type="float">
            <text:p>0,360845</text:p>
          </table:table-cell>
          <table:table-cell office:value-type="float" office:value="0.21985" calcext:value-type="float">
            <text:p>0,21985</text:p>
          </table:table-cell>
          <table:table-cell office:value-type="float" office:value="0.14736" calcext:value-type="float">
            <text:p>0,14736</text:p>
          </table:table-cell>
          <table:table-cell office:value-type="float" office:value="0.149536" calcext:value-type="float">
            <text:p>0,149536</text:p>
          </table:table-cell>
          <table:table-cell office:value-type="float" office:value="0.351826" calcext:value-type="float">
            <text:p>0,351826</text:p>
          </table:table-cell>
          <table:table-cell office:value-type="float" office:value="0.262919" calcext:value-type="float">
            <text:p>0,262919</text:p>
          </table:table-cell>
          <table:table-cell office:value-type="float" office:value="0.289116" calcext:value-type="float">
            <text:p>0,289116</text:p>
          </table:table-cell>
          <table:table-cell office:value-type="float" office:value="0.304973" calcext:value-type="float">
            <text:p>0,304973</text:p>
          </table:table-cell>
          <table:table-cell office:value-type="float" office:value="1.04578" calcext:value-type="float">
            <text:p>1,04578</text:p>
          </table:table-cell>
          <table:table-cell office:value-type="float" office:value="0.120277" calcext:value-type="float">
            <text:p>0,120277</text:p>
          </table:table-cell>
          <table:table-cell office:value-type="float" office:value="0.326748" calcext:value-type="float">
            <text:p>0,326748</text:p>
          </table:table-cell>
          <table:table-cell office:value-type="float" office:value="0.299762" calcext:value-type="float">
            <text:p>0,299762</text:p>
          </table:table-cell>
          <table:table-cell office:value-type="float" office:value="0.320655" calcext:value-type="float">
            <text:p>0,320655</text:p>
          </table:table-cell>
          <table:table-cell office:value-type="float" office:value="0.247609" calcext:value-type="float">
            <text:p>0,247609</text:p>
          </table:table-cell>
          <table:table-cell office:value-type="float" office:value="1.16715" calcext:value-type="float">
            <text:p>1,16715</text:p>
          </table:table-cell>
          <table:table-cell office:value-type="float" office:value="0.787595" calcext:value-type="float">
            <text:p>0,787595</text:p>
          </table:table-cell>
          <table:table-cell office:value-type="float" office:value="1.09486" calcext:value-type="float">
            <text:p>1,09486</text:p>
          </table:table-cell>
          <table:table-cell office:value-type="float" office:value="1.07922" calcext:value-type="float">
            <text:p>1,07922</text:p>
          </table:table-cell>
          <table:table-cell office:value-type="float" office:value="0.971512" calcext:value-type="float">
            <text:p>0,971512</text:p>
          </table:table-cell>
          <table:table-cell office:value-type="float" office:value="0.155469" calcext:value-type="float">
            <text:p>0,155469</text:p>
          </table:table-cell>
          <table:table-cell office:value-type="float" office:value="0.812541" calcext:value-type="float">
            <text:p>0,812541</text:p>
          </table:table-cell>
          <table:table-cell office:value-type="float" office:value="1.39587" calcext:value-type="float">
            <text:p>1,39587</text:p>
          </table:table-cell>
          <table:table-cell office:value-type="float" office:value="1.11834" calcext:value-type="float">
            <text:p>1,11834</text:p>
          </table:table-cell>
          <table:table-cell office:value-type="float" office:value="0.16617" calcext:value-type="float">
            <text:p>0,16617</text:p>
          </table:table-cell>
          <table:table-cell office:value-type="float" office:value="1.48089" calcext:value-type="float">
            <text:p>1,48089</text:p>
          </table:table-cell>
          <table:table-cell office:value-type="float" office:value="0.132213" calcext:value-type="float">
            <text:p>0,132213</text:p>
          </table:table-cell>
          <table:table-cell office:value-type="float" office:value="0.178469" calcext:value-type="float">
            <text:p>0,178469</text:p>
          </table:table-cell>
          <table:table-cell office:value-type="float" office:value="0.204346" calcext:value-type="float">
            <text:p>0,204346</text:p>
          </table:table-cell>
          <table:table-cell office:value-type="float" office:value="1.69068" calcext:value-type="float">
            <text:p>1,69068</text:p>
          </table:table-cell>
          <table:table-cell office:value-type="float" office:value="1.39605" calcext:value-type="float">
            <text:p>1,39605</text:p>
          </table:table-cell>
          <table:table-cell office:value-type="float" office:value="1.22791" calcext:value-type="float">
            <text:p>1,22791</text:p>
          </table:table-cell>
          <table:table-cell office:value-type="float" office:value="1.80434" calcext:value-type="float">
            <text:p>1,80434</text:p>
          </table:table-cell>
          <table:table-cell office:value-type="float" office:value="0.499032" calcext:value-type="float">
            <text:p>0,499032</text:p>
          </table:table-cell>
          <table:table-cell office:value-type="float" office:value="0.373724" calcext:value-type="float">
            <text:p>0,373724</text:p>
          </table:table-cell>
          <table:table-cell office:value-type="float" office:value="0.206489" calcext:value-type="float">
            <text:p>0,206489</text:p>
          </table:table-cell>
          <table:table-cell office:value-type="float" office:value="1.55817" calcext:value-type="float">
            <text:p>1,55817</text:p>
          </table:table-cell>
          <table:table-cell office:value-type="float" office:value="0.782246" calcext:value-type="float">
            <text:p>0,782246</text:p>
          </table:table-cell>
          <table:table-cell office:value-type="float" office:value="1.98207" calcext:value-type="float">
            <text:p>1,98207</text:p>
          </table:table-cell>
          <table:table-cell office:value-type="float" office:value="0.090312" calcext:value-type="float">
            <text:p>0,090312</text:p>
          </table:table-cell>
          <table:table-cell office:value-type="float" office:value="1.33025" calcext:value-type="float">
            <text:p>1,33025</text:p>
          </table:table-cell>
          <table:table-cell office:value-type="float" office:value="0.267162" calcext:value-type="float">
            <text:p>0,267162</text:p>
          </table:table-cell>
          <table:table-cell office:value-type="float" office:value="0.309443" calcext:value-type="float">
            <text:p>0,309443</text:p>
          </table:table-cell>
          <table:table-cell table:number-columns-repeated="20"/>
          <table:table-cell table:formula="of:=MIN([.A151:.BL151])" office:value-type="float" office:value="0.090312" calcext:value-type="float">
            <text:p>0,090312</text:p>
          </table:table-cell>
          <table:table-cell table:formula="of:=MAX([.A151:.BL151])" office:value-type="float" office:value="1.98207" calcext:value-type="float">
            <text:p>1,98207</text:p>
          </table:table-cell>
          <table:table-cell table:number-columns-repeated="7"/>
        </table:table-row>
        <table:table-row table:style-name="ro2">
          <table:table-cell office:value-type="float" office:value="0.144335" calcext:value-type="float">
            <text:p>0,144335</text:p>
          </table:table-cell>
          <table:table-cell office:value-type="float" office:value="0.107846" calcext:value-type="float">
            <text:p>0,107846</text:p>
          </table:table-cell>
          <table:table-cell office:value-type="float" office:value="0.192685" calcext:value-type="float">
            <text:p>0,192685</text:p>
          </table:table-cell>
          <table:table-cell office:value-type="float" office:value="0.223691" calcext:value-type="float">
            <text:p>0,223691</text:p>
          </table:table-cell>
          <table:table-cell office:value-type="float" office:value="0.124383" calcext:value-type="float">
            <text:p>0,124383</text:p>
          </table:table-cell>
          <table:table-cell office:value-type="float" office:value="0.212191" calcext:value-type="float">
            <text:p>0,212191</text:p>
          </table:table-cell>
          <table:table-cell office:value-type="float" office:value="0.637562" calcext:value-type="float">
            <text:p>0,637562</text:p>
          </table:table-cell>
          <table:table-cell office:value-type="float" office:value="0.168444" calcext:value-type="float">
            <text:p>0,168444</text:p>
          </table:table-cell>
          <table:table-cell office:value-type="float" office:value="0.542018" calcext:value-type="float">
            <text:p>0,542018</text:p>
          </table:table-cell>
          <table:table-cell office:value-type="float" office:value="0.181446" calcext:value-type="float">
            <text:p>0,181446</text:p>
          </table:table-cell>
          <table:table-cell office:value-type="float" office:value="0.186429" calcext:value-type="float">
            <text:p>0,186429</text:p>
          </table:table-cell>
          <table:table-cell office:value-type="float" office:value="0.227299" calcext:value-type="float">
            <text:p>0,227299</text:p>
          </table:table-cell>
          <table:table-cell office:value-type="float" office:value="0.184763" calcext:value-type="float">
            <text:p>0,184763</text:p>
          </table:table-cell>
          <table:table-cell office:value-type="float" office:value="0.197088" calcext:value-type="float">
            <text:p>0,197088</text:p>
          </table:table-cell>
          <table:table-cell office:value-type="float" office:value="0.227269" calcext:value-type="float">
            <text:p>0,227269</text:p>
          </table:table-cell>
          <table:table-cell office:value-type="float" office:value="0.149094" calcext:value-type="float">
            <text:p>0,149094</text:p>
          </table:table-cell>
          <table:table-cell office:value-type="float" office:value="0.150011" calcext:value-type="float">
            <text:p>0,150011</text:p>
          </table:table-cell>
          <table:table-cell office:value-type="float" office:value="0.150255" calcext:value-type="float">
            <text:p>0,150255</text:p>
          </table:table-cell>
          <table:table-cell office:value-type="float" office:value="1.28104" calcext:value-type="float">
            <text:p>1,28104</text:p>
          </table:table-cell>
          <table:table-cell office:value-type="float" office:value="0.964875" calcext:value-type="float">
            <text:p>0,964875</text:p>
          </table:table-cell>
          <table:table-cell office:value-type="float" office:value="1.15269" calcext:value-type="float">
            <text:p>1,15269</text:p>
          </table:table-cell>
          <table:table-cell office:value-type="float" office:value="0.168977" calcext:value-type="float">
            <text:p>0,168977</text:p>
          </table:table-cell>
          <table:table-cell office:value-type="float" office:value="0.955436" calcext:value-type="float">
            <text:p>0,955436</text:p>
          </table:table-cell>
          <table:table-cell office:value-type="float" office:value="1.30737" calcext:value-type="float">
            <text:p>1,30737</text:p>
          </table:table-cell>
          <table:table-cell office:value-type="float" office:value="1.22071" calcext:value-type="float">
            <text:p>1,22071</text:p>
          </table:table-cell>
          <table:table-cell office:value-type="float" office:value="0.162267" calcext:value-type="float">
            <text:p>0,162267</text:p>
          </table:table-cell>
          <table:table-cell office:value-type="float" office:value="0.350628" calcext:value-type="float">
            <text:p>0,350628</text:p>
          </table:table-cell>
          <table:table-cell office:value-type="float" office:value="0.197553" calcext:value-type="float">
            <text:p>0,197553</text:p>
          </table:table-cell>
          <table:table-cell office:value-type="float" office:value="1.63783" calcext:value-type="float">
            <text:p>1,63783</text:p>
          </table:table-cell>
          <table:table-cell office:value-type="float" office:value="1.39152" calcext:value-type="float">
            <text:p>1,39152</text:p>
          </table:table-cell>
          <table:table-cell office:value-type="float" office:value="1.26332" calcext:value-type="float">
            <text:p>1,26332</text:p>
          </table:table-cell>
          <table:table-cell office:value-type="float" office:value="1.18622" calcext:value-type="float">
            <text:p>1,18622</text:p>
          </table:table-cell>
          <table:table-cell office:value-type="float" office:value="0.208776" calcext:value-type="float">
            <text:p>0,208776</text:p>
          </table:table-cell>
          <table:table-cell office:value-type="float" office:value="0.92215" calcext:value-type="float">
            <text:p>0,92215</text:p>
          </table:table-cell>
          <table:table-cell office:value-type="float" office:value="0.766376" calcext:value-type="float">
            <text:p>0,766376</text:p>
          </table:table-cell>
          <table:table-cell office:value-type="float" office:value="1.01107" calcext:value-type="float">
            <text:p>1,01107</text:p>
          </table:table-cell>
          <table:table-cell office:value-type="float" office:value="1.07073" calcext:value-type="float">
            <text:p>1,07073</text:p>
          </table:table-cell>
          <table:table-cell office:value-type="float" office:value="1.56018" calcext:value-type="float">
            <text:p>1,56018</text:p>
          </table:table-cell>
          <table:table-cell office:value-type="float" office:value="0.905263" calcext:value-type="float">
            <text:p>0,905263</text:p>
          </table:table-cell>
          <table:table-cell office:value-type="float" office:value="0.193716" calcext:value-type="float">
            <text:p>0,193716</text:p>
          </table:table-cell>
          <table:table-cell office:value-type="float" office:value="1.02079" calcext:value-type="float">
            <text:p>1,02079</text:p>
          </table:table-cell>
          <table:table-cell office:value-type="float" office:value="1.54173" calcext:value-type="float">
            <text:p>1,54173</text:p>
          </table:table-cell>
          <table:table-cell office:value-type="float" office:value="0.137614" calcext:value-type="float">
            <text:p>0,137614</text:p>
          </table:table-cell>
          <table:table-cell office:value-type="float" office:value="1.84913" calcext:value-type="float">
            <text:p>1,84913</text:p>
          </table:table-cell>
          <table:table-cell office:value-type="float" office:value="0.941464" calcext:value-type="float">
            <text:p>0,941464</text:p>
          </table:table-cell>
          <table:table-cell office:value-type="float" office:value="0.290289" calcext:value-type="float">
            <text:p>0,290289</text:p>
          </table:table-cell>
          <table:table-cell office:value-type="float" office:value="1.41013" calcext:value-type="float">
            <text:p>1,41013</text:p>
          </table:table-cell>
          <table:table-cell office:value-type="float" office:value="1.41633" calcext:value-type="float">
            <text:p>1,41633</text:p>
          </table:table-cell>
          <table:table-cell table:number-columns-repeated="20"/>
          <table:table-cell table:formula="of:=MIN([.A152:.BL152])" office:value-type="float" office:value="0.107846" calcext:value-type="float">
            <text:p>0,107846</text:p>
          </table:table-cell>
          <table:table-cell table:formula="of:=MAX([.A152:.BL152])" office:value-type="float" office:value="1.84913" calcext:value-type="float">
            <text:p>1,84913</text:p>
          </table:table-cell>
          <table:table-cell table:number-columns-repeated="7"/>
        </table:table-row>
        <table:table-row table:style-name="ro2">
          <table:table-cell office:value-type="float" office:value="0.157306" calcext:value-type="float">
            <text:p>0,157306</text:p>
          </table:table-cell>
          <table:table-cell office:value-type="float" office:value="0.190718" calcext:value-type="float">
            <text:p>0,190718</text:p>
          </table:table-cell>
          <table:table-cell office:value-type="float" office:value="0.117614" calcext:value-type="float">
            <text:p>0,117614</text:p>
          </table:table-cell>
          <table:table-cell office:value-type="float" office:value="0.160417" calcext:value-type="float">
            <text:p>0,160417</text:p>
          </table:table-cell>
          <table:table-cell office:value-type="float" office:value="0.140619" calcext:value-type="float">
            <text:p>0,140619</text:p>
          </table:table-cell>
          <table:table-cell office:value-type="float" office:value="0.175338" calcext:value-type="float">
            <text:p>0,175338</text:p>
          </table:table-cell>
          <table:table-cell office:value-type="float" office:value="0.554243" calcext:value-type="float">
            <text:p>0,554243</text:p>
          </table:table-cell>
          <table:table-cell office:value-type="float" office:value="0.138864" calcext:value-type="float">
            <text:p>0,138864</text:p>
          </table:table-cell>
          <table:table-cell office:value-type="float" office:value="0.175286" calcext:value-type="float">
            <text:p>0,175286</text:p>
          </table:table-cell>
          <table:table-cell office:value-type="float" office:value="0.368049" calcext:value-type="float">
            <text:p>0,368049</text:p>
          </table:table-cell>
          <table:table-cell office:value-type="float" office:value="0.369349" calcext:value-type="float">
            <text:p>0,369349</text:p>
          </table:table-cell>
          <table:table-cell office:value-type="float" office:value="0.180326" calcext:value-type="float">
            <text:p>0,180326</text:p>
          </table:table-cell>
          <table:table-cell office:value-type="float" office:value="0.380317" calcext:value-type="float">
            <text:p>0,380317</text:p>
          </table:table-cell>
          <table:table-cell office:value-type="float" office:value="0.845755" calcext:value-type="float">
            <text:p>0,845755</text:p>
          </table:table-cell>
          <table:table-cell office:value-type="float" office:value="0.814408" calcext:value-type="float">
            <text:p>0,814408</text:p>
          </table:table-cell>
          <table:table-cell office:value-type="float" office:value="0.293141" calcext:value-type="float">
            <text:p>0,293141</text:p>
          </table:table-cell>
          <table:table-cell office:value-type="float" office:value="0.158996" calcext:value-type="float">
            <text:p>0,158996</text:p>
          </table:table-cell>
          <table:table-cell office:value-type="float" office:value="0.690669" calcext:value-type="float">
            <text:p>0,690669</text:p>
          </table:table-cell>
          <table:table-cell office:value-type="float" office:value="0.387263" calcext:value-type="float">
            <text:p>0,387263</text:p>
          </table:table-cell>
          <table:table-cell office:value-type="float" office:value="0.660112" calcext:value-type="float">
            <text:p>0,660112</text:p>
          </table:table-cell>
          <table:table-cell office:value-type="float" office:value="0.685203" calcext:value-type="float">
            <text:p>0,685203</text:p>
          </table:table-cell>
          <table:table-cell office:value-type="float" office:value="0.462185" calcext:value-type="float">
            <text:p>0,462185</text:p>
          </table:table-cell>
          <table:table-cell office:value-type="float" office:value="0.611053" calcext:value-type="float">
            <text:p>0,611053</text:p>
          </table:table-cell>
          <table:table-cell office:value-type="float" office:value="0.645008" calcext:value-type="float">
            <text:p>0,645008</text:p>
          </table:table-cell>
          <table:table-cell office:value-type="float" office:value="1.53165" calcext:value-type="float">
            <text:p>1,53165</text:p>
          </table:table-cell>
          <table:table-cell office:value-type="float" office:value="0.60927" calcext:value-type="float">
            <text:p>0,60927</text:p>
          </table:table-cell>
          <table:table-cell office:value-type="float" office:value="0.506338" calcext:value-type="float">
            <text:p>0,506338</text:p>
          </table:table-cell>
          <table:table-cell office:value-type="float" office:value="0.823339" calcext:value-type="float">
            <text:p>0,823339</text:p>
          </table:table-cell>
          <table:table-cell office:value-type="float" office:value="0.533043" calcext:value-type="float">
            <text:p>0,533043</text:p>
          </table:table-cell>
          <table:table-cell office:value-type="float" office:value="0.416949" calcext:value-type="float">
            <text:p>0,416949</text:p>
          </table:table-cell>
          <table:table-cell office:value-type="float" office:value="1.08019" calcext:value-type="float">
            <text:p>1,08019</text:p>
          </table:table-cell>
          <table:table-cell office:value-type="float" office:value="1.60096" calcext:value-type="float">
            <text:p>1,60096</text:p>
          </table:table-cell>
          <table:table-cell office:value-type="float" office:value="0.412595" calcext:value-type="float">
            <text:p>0,412595</text:p>
          </table:table-cell>
          <table:table-cell office:value-type="float" office:value="1.66773" calcext:value-type="float">
            <text:p>1,66773</text:p>
          </table:table-cell>
          <table:table-cell office:value-type="float" office:value="1.63763" calcext:value-type="float">
            <text:p>1,63763</text:p>
          </table:table-cell>
          <table:table-cell office:value-type="float" office:value="1.49397" calcext:value-type="float">
            <text:p>1,49397</text:p>
          </table:table-cell>
          <table:table-cell office:value-type="float" office:value="0.895027" calcext:value-type="float">
            <text:p>0,895027</text:p>
          </table:table-cell>
          <table:table-cell office:value-type="float" office:value="1.40618" calcext:value-type="float">
            <text:p>1,40618</text:p>
          </table:table-cell>
          <table:table-cell office:value-type="float" office:value="1.59045" calcext:value-type="float">
            <text:p>1,59045</text:p>
          </table:table-cell>
          <table:table-cell office:value-type="float" office:value="1.06654" calcext:value-type="float">
            <text:p>1,06654</text:p>
          </table:table-cell>
          <table:table-cell office:value-type="float" office:value="1.42519" calcext:value-type="float">
            <text:p>1,42519</text:p>
          </table:table-cell>
          <table:table-cell office:value-type="float" office:value="0.961226" calcext:value-type="float">
            <text:p>0,961226</text:p>
          </table:table-cell>
          <table:table-cell office:value-type="float" office:value="1.27592" calcext:value-type="float">
            <text:p>1,27592</text:p>
          </table:table-cell>
          <table:table-cell office:value-type="float" office:value="0.855573" calcext:value-type="float">
            <text:p>0,855573</text:p>
          </table:table-cell>
          <table:table-cell office:value-type="float" office:value="0.149548" calcext:value-type="float">
            <text:p>0,149548</text:p>
          </table:table-cell>
          <table:table-cell office:value-type="float" office:value="0.10777" calcext:value-type="float">
            <text:p>0,10777</text:p>
          </table:table-cell>
          <table:table-cell office:value-type="float" office:value="0.0510881" calcext:value-type="float">
            <text:p>0,0510881</text:p>
          </table:table-cell>
          <table:table-cell office:value-type="float" office:value="0.111779" calcext:value-type="float">
            <text:p>0,111779</text:p>
          </table:table-cell>
          <table:table-cell table:number-columns-repeated="20"/>
          <table:table-cell table:formula="of:=MIN([.A153:.BL153])" office:value-type="float" office:value="0.0510881" calcext:value-type="float">
            <text:p>0,0510881</text:p>
          </table:table-cell>
          <table:table-cell table:formula="of:=MAX([.A153:.BL153])" office:value-type="float" office:value="1.66773" calcext:value-type="float">
            <text:p>1,66773</text:p>
          </table:table-cell>
          <table:table-cell table:number-columns-repeated="7"/>
        </table:table-row>
        <table:table-row table:style-name="ro2">
          <table:table-cell office:value-type="float" office:value="0.191936" calcext:value-type="float">
            <text:p>0,191936</text:p>
          </table:table-cell>
          <table:table-cell office:value-type="float" office:value="0.195001" calcext:value-type="float">
            <text:p>0,195001</text:p>
          </table:table-cell>
          <table:table-cell office:value-type="float" office:value="0.150424" calcext:value-type="float">
            <text:p>0,150424</text:p>
          </table:table-cell>
          <table:table-cell office:value-type="float" office:value="0.178964" calcext:value-type="float">
            <text:p>0,178964</text:p>
          </table:table-cell>
          <table:table-cell office:value-type="float" office:value="0.383586" calcext:value-type="float">
            <text:p>0,383586</text:p>
          </table:table-cell>
          <table:table-cell office:value-type="float" office:value="0.203992" calcext:value-type="float">
            <text:p>0,203992</text:p>
          </table:table-cell>
          <table:table-cell office:value-type="float" office:value="0.598951" calcext:value-type="float">
            <text:p>0,598951</text:p>
          </table:table-cell>
          <table:table-cell office:value-type="float" office:value="0.33897" calcext:value-type="float">
            <text:p>0,33897</text:p>
          </table:table-cell>
          <table:table-cell office:value-type="float" office:value="0.311763" calcext:value-type="float">
            <text:p>0,311763</text:p>
          </table:table-cell>
          <table:table-cell office:value-type="float" office:value="0.128759" calcext:value-type="float">
            <text:p>0,128759</text:p>
          </table:table-cell>
          <table:table-cell office:value-type="float" office:value="0.240846" calcext:value-type="float">
            <text:p>0,240846</text:p>
          </table:table-cell>
          <table:table-cell office:value-type="float" office:value="0.668003" calcext:value-type="float">
            <text:p>0,668003</text:p>
          </table:table-cell>
          <table:table-cell office:value-type="float" office:value="0.337113" calcext:value-type="float">
            <text:p>0,337113</text:p>
          </table:table-cell>
          <table:table-cell office:value-type="float" office:value="0.433924" calcext:value-type="float">
            <text:p>0,433924</text:p>
          </table:table-cell>
          <table:table-cell office:value-type="float" office:value="0.267574" calcext:value-type="float">
            <text:p>0,267574</text:p>
          </table:table-cell>
          <table:table-cell office:value-type="float" office:value="0.962424" calcext:value-type="float">
            <text:p>0,962424</text:p>
          </table:table-cell>
          <table:table-cell office:value-type="float" office:value="0.355662" calcext:value-type="float">
            <text:p>0,355662</text:p>
          </table:table-cell>
          <table:table-cell office:value-type="float" office:value="0.868003" calcext:value-type="float">
            <text:p>0,868003</text:p>
          </table:table-cell>
          <table:table-cell office:value-type="float" office:value="0.844137" calcext:value-type="float">
            <text:p>0,844137</text:p>
          </table:table-cell>
          <table:table-cell office:value-type="float" office:value="0.132231" calcext:value-type="float">
            <text:p>0,132231</text:p>
          </table:table-cell>
          <table:table-cell office:value-type="float" office:value="0.392287" calcext:value-type="float">
            <text:p>0,392287</text:p>
          </table:table-cell>
          <table:table-cell office:value-type="float" office:value="1.07127" calcext:value-type="float">
            <text:p>1,07127</text:p>
          </table:table-cell>
          <table:table-cell office:value-type="float" office:value="0.377362" calcext:value-type="float">
            <text:p>0,377362</text:p>
          </table:table-cell>
          <table:table-cell office:value-type="float" office:value="0.732161" calcext:value-type="float">
            <text:p>0,732161</text:p>
          </table:table-cell>
          <table:table-cell office:value-type="float" office:value="0.146524" calcext:value-type="float">
            <text:p>0,146524</text:p>
          </table:table-cell>
          <table:table-cell office:value-type="float" office:value="0.265786" calcext:value-type="float">
            <text:p>0,265786</text:p>
          </table:table-cell>
          <table:table-cell office:value-type="float" office:value="1.49357" calcext:value-type="float">
            <text:p>1,49357</text:p>
          </table:table-cell>
          <table:table-cell office:value-type="float" office:value="0.892372" calcext:value-type="float">
            <text:p>0,892372</text:p>
          </table:table-cell>
          <table:table-cell office:value-type="float" office:value="0.784133" calcext:value-type="float">
            <text:p>0,784133</text:p>
          </table:table-cell>
          <table:table-cell office:value-type="float" office:value="1.41301" calcext:value-type="float">
            <text:p>1,41301</text:p>
          </table:table-cell>
          <table:table-cell office:value-type="float" office:value="0.125558" calcext:value-type="float">
            <text:p>0,125558</text:p>
          </table:table-cell>
          <table:table-cell office:value-type="float" office:value="0.392932" calcext:value-type="float">
            <text:p>0,392932</text:p>
          </table:table-cell>
          <table:table-cell office:value-type="float" office:value="0.100555" calcext:value-type="float">
            <text:p>0,100555</text:p>
          </table:table-cell>
          <table:table-cell office:value-type="float" office:value="0.104133" calcext:value-type="float">
            <text:p>0,104133</text:p>
          </table:table-cell>
          <table:table-cell office:value-type="float" office:value="0.221432" calcext:value-type="float">
            <text:p>0,221432</text:p>
          </table:table-cell>
          <table:table-cell office:value-type="float" office:value="0.146212" calcext:value-type="float">
            <text:p>0,146212</text:p>
          </table:table-cell>
          <table:table-cell office:value-type="float" office:value="0.14494" calcext:value-type="float">
            <text:p>0,14494</text:p>
          </table:table-cell>
          <table:table-cell office:value-type="float" office:value="0.156427" calcext:value-type="float">
            <text:p>0,156427</text:p>
          </table:table-cell>
          <table:table-cell office:value-type="float" office:value="0.663939" calcext:value-type="float">
            <text:p>0,663939</text:p>
          </table:table-cell>
          <table:table-cell office:value-type="float" office:value="0.547841" calcext:value-type="float">
            <text:p>0,547841</text:p>
          </table:table-cell>
          <table:table-cell office:value-type="float" office:value="0.725876" calcext:value-type="float">
            <text:p>0,725876</text:p>
          </table:table-cell>
          <table:table-cell office:value-type="float" office:value="0.228343" calcext:value-type="float">
            <text:p>0,228343</text:p>
          </table:table-cell>
          <table:table-cell office:value-type="float" office:value="0.538061" calcext:value-type="float">
            <text:p>0,538061</text:p>
          </table:table-cell>
          <table:table-cell office:value-type="float" office:value="0.163999" calcext:value-type="float">
            <text:p>0,163999</text:p>
          </table:table-cell>
          <table:table-cell office:value-type="float" office:value="1.03144" calcext:value-type="float">
            <text:p>1,03144</text:p>
          </table:table-cell>
          <table:table-cell office:value-type="float" office:value="0.513294" calcext:value-type="float">
            <text:p>0,513294</text:p>
          </table:table-cell>
          <table:table-cell office:value-type="float" office:value="0.409403" calcext:value-type="float">
            <text:p>0,409403</text:p>
          </table:table-cell>
          <table:table-cell office:value-type="float" office:value="0.106177" calcext:value-type="float">
            <text:p>0,106177</text:p>
          </table:table-cell>
          <table:table-cell table:number-columns-repeated="20"/>
          <table:table-cell table:formula="of:=MIN([.A154:.BL154])" office:value-type="float" office:value="0.100555" calcext:value-type="float">
            <text:p>0,100555</text:p>
          </table:table-cell>
          <table:table-cell table:formula="of:=MAX([.A154:.BL154])" office:value-type="float" office:value="1.49357" calcext:value-type="float">
            <text:p>1,49357</text:p>
          </table:table-cell>
          <table:table-cell table:number-columns-repeated="7"/>
        </table:table-row>
        <table:table-row table:style-name="ro2">
          <table:table-cell office:value-type="float" office:value="0.144907" calcext:value-type="float">
            <text:p>0,144907</text:p>
          </table:table-cell>
          <table:table-cell office:value-type="float" office:value="0.14687" calcext:value-type="float">
            <text:p>0,14687</text:p>
          </table:table-cell>
          <table:table-cell office:value-type="float" office:value="0.184266" calcext:value-type="float">
            <text:p>0,184266</text:p>
          </table:table-cell>
          <table:table-cell office:value-type="float" office:value="0.237069" calcext:value-type="float">
            <text:p>0,237069</text:p>
          </table:table-cell>
          <table:table-cell office:value-type="float" office:value="0.211925" calcext:value-type="float">
            <text:p>0,211925</text:p>
          </table:table-cell>
          <table:table-cell office:value-type="float" office:value="0.174743" calcext:value-type="float">
            <text:p>0,174743</text:p>
          </table:table-cell>
          <table:table-cell office:value-type="float" office:value="0.128531" calcext:value-type="float">
            <text:p>0,128531</text:p>
          </table:table-cell>
          <table:table-cell office:value-type="float" office:value="0.153207" calcext:value-type="float">
            <text:p>0,153207</text:p>
          </table:table-cell>
          <table:table-cell office:value-type="float" office:value="0.117289" calcext:value-type="float">
            <text:p>0,117289</text:p>
          </table:table-cell>
          <table:table-cell office:value-type="float" office:value="0.129648" calcext:value-type="float">
            <text:p>0,129648</text:p>
          </table:table-cell>
          <table:table-cell office:value-type="float" office:value="0.130485" calcext:value-type="float">
            <text:p>0,130485</text:p>
          </table:table-cell>
          <table:table-cell office:value-type="float" office:value="0.110926" calcext:value-type="float">
            <text:p>0,110926</text:p>
          </table:table-cell>
          <table:table-cell office:value-type="float" office:value="0.114539" calcext:value-type="float">
            <text:p>0,114539</text:p>
          </table:table-cell>
          <table:table-cell office:value-type="float" office:value="0.152643" calcext:value-type="float">
            <text:p>0,152643</text:p>
          </table:table-cell>
          <table:table-cell office:value-type="float" office:value="0.838895" calcext:value-type="float">
            <text:p>0,838895</text:p>
          </table:table-cell>
          <table:table-cell office:value-type="float" office:value="0.763376" calcext:value-type="float">
            <text:p>0,763376</text:p>
          </table:table-cell>
          <table:table-cell office:value-type="float" office:value="0.842388" calcext:value-type="float">
            <text:p>0,842388</text:p>
          </table:table-cell>
          <table:table-cell office:value-type="float" office:value="0.650233" calcext:value-type="float">
            <text:p>0,650233</text:p>
          </table:table-cell>
          <table:table-cell office:value-type="float" office:value="0.699883" calcext:value-type="float">
            <text:p>0,699883</text:p>
          </table:table-cell>
          <table:table-cell office:value-type="float" office:value="0.59615" calcext:value-type="float">
            <text:p>0,59615</text:p>
          </table:table-cell>
          <table:table-cell office:value-type="float" office:value="0.604339" calcext:value-type="float">
            <text:p>0,604339</text:p>
          </table:table-cell>
          <table:table-cell office:value-type="float" office:value="0.581454" calcext:value-type="float">
            <text:p>0,581454</text:p>
          </table:table-cell>
          <table:table-cell office:value-type="float" office:value="0.548622" calcext:value-type="float">
            <text:p>0,548622</text:p>
          </table:table-cell>
          <table:table-cell office:value-type="float" office:value="0.535448" calcext:value-type="float">
            <text:p>0,535448</text:p>
          </table:table-cell>
          <table:table-cell office:value-type="float" office:value="0.526859" calcext:value-type="float">
            <text:p>0,526859</text:p>
          </table:table-cell>
          <table:table-cell office:value-type="float" office:value="0.485401" calcext:value-type="float">
            <text:p>0,485401</text:p>
          </table:table-cell>
          <table:table-cell office:value-type="float" office:value="0.478086" calcext:value-type="float">
            <text:p>0,478086</text:p>
          </table:table-cell>
          <table:table-cell office:value-type="float" office:value="0.507842" calcext:value-type="float">
            <text:p>0,507842</text:p>
          </table:table-cell>
          <table:table-cell office:value-type="float" office:value="0.564274" calcext:value-type="float">
            <text:p>0,564274</text:p>
          </table:table-cell>
          <table:table-cell office:value-type="float" office:value="0.576593" calcext:value-type="float">
            <text:p>0,576593</text:p>
          </table:table-cell>
          <table:table-cell office:value-type="float" office:value="0.623009" calcext:value-type="float">
            <text:p>0,623009</text:p>
          </table:table-cell>
          <table:table-cell office:value-type="float" office:value="0.615677" calcext:value-type="float">
            <text:p>0,615677</text:p>
          </table:table-cell>
          <table:table-cell office:value-type="float" office:value="1.34617" calcext:value-type="float">
            <text:p>1,34617</text:p>
          </table:table-cell>
          <table:table-cell office:value-type="float" office:value="0.613608" calcext:value-type="float">
            <text:p>0,613608</text:p>
          </table:table-cell>
          <table:table-cell office:value-type="float" office:value="1.56821" calcext:value-type="float">
            <text:p>1,56821</text:p>
          </table:table-cell>
          <table:table-cell office:value-type="float" office:value="0.641696" calcext:value-type="float">
            <text:p>0,641696</text:p>
          </table:table-cell>
          <table:table-cell office:value-type="float" office:value="0.651141" calcext:value-type="float">
            <text:p>0,651141</text:p>
          </table:table-cell>
          <table:table-cell office:value-type="float" office:value="0.666012" calcext:value-type="float">
            <text:p>0,666012</text:p>
          </table:table-cell>
          <table:table-cell office:value-type="float" office:value="1.917" calcext:value-type="float">
            <text:p>1,917</text:p>
          </table:table-cell>
          <table:table-cell office:value-type="float" office:value="1.88468" calcext:value-type="float">
            <text:p>1,88468</text:p>
          </table:table-cell>
          <table:table-cell office:value-type="float" office:value="1.93519" calcext:value-type="float">
            <text:p>1,93519</text:p>
          </table:table-cell>
          <table:table-cell office:value-type="float" office:value="0.552732" calcext:value-type="float">
            <text:p>0,552732</text:p>
          </table:table-cell>
          <table:table-cell office:value-type="float" office:value="0.16189" calcext:value-type="float">
            <text:p>0,16189</text:p>
          </table:table-cell>
          <table:table-cell office:value-type="float" office:value="0.552522" calcext:value-type="float">
            <text:p>0,552522</text:p>
          </table:table-cell>
          <table:table-cell office:value-type="float" office:value="0.755836" calcext:value-type="float">
            <text:p>0,755836</text:p>
          </table:table-cell>
          <table:table-cell office:value-type="float" office:value="0.84534" calcext:value-type="float">
            <text:p>0,84534</text:p>
          </table:table-cell>
          <table:table-cell office:value-type="float" office:value="0.883531" calcext:value-type="float">
            <text:p>0,883531</text:p>
          </table:table-cell>
          <table:table-cell office:value-type="float" office:value="0.729005" calcext:value-type="float">
            <text:p>0,729005</text:p>
          </table:table-cell>
          <table:table-cell table:number-columns-repeated="20"/>
          <table:table-cell table:formula="of:=MIN([.A155:.BL155])" office:value-type="float" office:value="0.110926" calcext:value-type="float">
            <text:p>0,110926</text:p>
          </table:table-cell>
          <table:table-cell table:formula="of:=MAX([.A155:.BL155])" office:value-type="float" office:value="1.93519" calcext:value-type="float">
            <text:p>1,93519</text:p>
          </table:table-cell>
          <table:table-cell table:number-columns-repeated="7"/>
        </table:table-row>
        <table:table-row table:style-name="ro2">
          <table:table-cell office:value-type="float" office:value="0.203502" calcext:value-type="float">
            <text:p>0,203502</text:p>
          </table:table-cell>
          <table:table-cell office:value-type="float" office:value="0.20327" calcext:value-type="float">
            <text:p>0,20327</text:p>
          </table:table-cell>
          <table:table-cell office:value-type="float" office:value="0.258569" calcext:value-type="float">
            <text:p>0,258569</text:p>
          </table:table-cell>
          <table:table-cell office:value-type="float" office:value="0.129508" calcext:value-type="float">
            <text:p>0,129508</text:p>
          </table:table-cell>
          <table:table-cell office:value-type="float" office:value="0.237823" calcext:value-type="float">
            <text:p>0,237823</text:p>
          </table:table-cell>
          <table:table-cell office:value-type="float" office:value="0.260888" calcext:value-type="float">
            <text:p>0,260888</text:p>
          </table:table-cell>
          <table:table-cell office:value-type="float" office:value="0.143738" calcext:value-type="float">
            <text:p>0,143738</text:p>
          </table:table-cell>
          <table:table-cell office:value-type="float" office:value="0.131433" calcext:value-type="float">
            <text:p>0,131433</text:p>
          </table:table-cell>
          <table:table-cell office:value-type="float" office:value="0.127307" calcext:value-type="float">
            <text:p>0,127307</text:p>
          </table:table-cell>
          <table:table-cell office:value-type="float" office:value="0.744987" calcext:value-type="float">
            <text:p>0,744987</text:p>
          </table:table-cell>
          <table:table-cell office:value-type="float" office:value="0.555668" calcext:value-type="float">
            <text:p>0,555668</text:p>
          </table:table-cell>
          <table:table-cell office:value-type="float" office:value="0.53763" calcext:value-type="float">
            <text:p>0,53763</text:p>
          </table:table-cell>
          <table:table-cell office:value-type="float" office:value="0.201313" calcext:value-type="float">
            <text:p>0,201313</text:p>
          </table:table-cell>
          <table:table-cell office:value-type="float" office:value="0.210449" calcext:value-type="float">
            <text:p>0,210449</text:p>
          </table:table-cell>
          <table:table-cell office:value-type="float" office:value="0.37655" calcext:value-type="float">
            <text:p>0,37655</text:p>
          </table:table-cell>
          <table:table-cell office:value-type="float" office:value="0.1617" calcext:value-type="float">
            <text:p>0,1617</text:p>
          </table:table-cell>
          <table:table-cell office:value-type="float" office:value="0.269897" calcext:value-type="float">
            <text:p>0,269897</text:p>
          </table:table-cell>
          <table:table-cell office:value-type="float" office:value="0.178743" calcext:value-type="float">
            <text:p>0,178743</text:p>
          </table:table-cell>
          <table:table-cell office:value-type="float" office:value="0.337511" calcext:value-type="float">
            <text:p>0,337511</text:p>
          </table:table-cell>
          <table:table-cell office:value-type="float" office:value="0.161183" calcext:value-type="float">
            <text:p>0,161183</text:p>
          </table:table-cell>
          <table:table-cell office:value-type="float" office:value="0.274062" calcext:value-type="float">
            <text:p>0,274062</text:p>
          </table:table-cell>
          <table:table-cell office:value-type="float" office:value="0.20677" calcext:value-type="float">
            <text:p>0,20677</text:p>
          </table:table-cell>
          <table:table-cell office:value-type="float" office:value="0.164668" calcext:value-type="float">
            <text:p>0,164668</text:p>
          </table:table-cell>
          <table:table-cell office:value-type="float" office:value="0.135365" calcext:value-type="float">
            <text:p>0,135365</text:p>
          </table:table-cell>
          <table:table-cell office:value-type="float" office:value="0.16214" calcext:value-type="float">
            <text:p>0,16214</text:p>
          </table:table-cell>
          <table:table-cell office:value-type="float" office:value="1.13347" calcext:value-type="float">
            <text:p>1,13347</text:p>
          </table:table-cell>
          <table:table-cell office:value-type="float" office:value="1.28701" calcext:value-type="float">
            <text:p>1,28701</text:p>
          </table:table-cell>
          <table:table-cell office:value-type="float" office:value="1.17652" calcext:value-type="float">
            <text:p>1,17652</text:p>
          </table:table-cell>
          <table:table-cell office:value-type="float" office:value="1.19147" calcext:value-type="float">
            <text:p>1,19147</text:p>
          </table:table-cell>
          <table:table-cell office:value-type="float" office:value="1.34568" calcext:value-type="float">
            <text:p>1,34568</text:p>
          </table:table-cell>
          <table:table-cell office:value-type="float" office:value="0.465872" calcext:value-type="float">
            <text:p>0,465872</text:p>
          </table:table-cell>
          <table:table-cell office:value-type="float" office:value="1.09903" calcext:value-type="float">
            <text:p>1,09903</text:p>
          </table:table-cell>
          <table:table-cell office:value-type="float" office:value="0.380543" calcext:value-type="float">
            <text:p>0,380543</text:p>
          </table:table-cell>
          <table:table-cell office:value-type="float" office:value="0.769853" calcext:value-type="float">
            <text:p>0,769853</text:p>
          </table:table-cell>
          <table:table-cell office:value-type="float" office:value="0.685799" calcext:value-type="float">
            <text:p>0,685799</text:p>
          </table:table-cell>
          <table:table-cell office:value-type="float" office:value="0.645867" calcext:value-type="float">
            <text:p>0,645867</text:p>
          </table:table-cell>
          <table:table-cell office:value-type="float" office:value="0.65533" calcext:value-type="float">
            <text:p>0,65533</text:p>
          </table:table-cell>
          <table:table-cell office:value-type="float" office:value="0.542168" calcext:value-type="float">
            <text:p>0,542168</text:p>
          </table:table-cell>
          <table:table-cell office:value-type="float" office:value="0.495581" calcext:value-type="float">
            <text:p>0,495581</text:p>
          </table:table-cell>
          <table:table-cell office:value-type="float" office:value="0.0767291" calcext:value-type="float">
            <text:p>0,0767291</text:p>
          </table:table-cell>
          <table:table-cell office:value-type="float" office:value="0.81237" calcext:value-type="float">
            <text:p>0,81237</text:p>
          </table:table-cell>
          <table:table-cell office:value-type="float" office:value="0.137318" calcext:value-type="float">
            <text:p>0,137318</text:p>
          </table:table-cell>
          <table:table-cell office:value-type="float" office:value="0.124462" calcext:value-type="float">
            <text:p>0,124462</text:p>
          </table:table-cell>
          <table:table-cell office:value-type="float" office:value="0.392607" calcext:value-type="float">
            <text:p>0,392607</text:p>
          </table:table-cell>
          <table:table-cell office:value-type="float" office:value="1.17846" calcext:value-type="float">
            <text:p>1,17846</text:p>
          </table:table-cell>
          <table:table-cell office:value-type="float" office:value="0.212178" calcext:value-type="float">
            <text:p>0,212178</text:p>
          </table:table-cell>
          <table:table-cell office:value-type="float" office:value="0.679896" calcext:value-type="float">
            <text:p>0,679896</text:p>
          </table:table-cell>
          <table:table-cell office:value-type="float" office:value="0.0872641" calcext:value-type="float">
            <text:p>0,0872641</text:p>
          </table:table-cell>
          <table:table-cell table:number-columns-repeated="20"/>
          <table:table-cell table:formula="of:=MIN([.A156:.BL156])" office:value-type="float" office:value="0.0767291" calcext:value-type="float">
            <text:p>0,0767291</text:p>
          </table:table-cell>
          <table:table-cell table:formula="of:=MAX([.A156:.BL156])" office:value-type="float" office:value="1.34568" calcext:value-type="float">
            <text:p>1,34568</text:p>
          </table:table-cell>
          <table:table-cell table:number-columns-repeated="7"/>
        </table:table-row>
        <table:table-row table:style-name="ro2">
          <table:table-cell office:value-type="float" office:value="0.180703" calcext:value-type="float">
            <text:p>0,180703</text:p>
          </table:table-cell>
          <table:table-cell office:value-type="float" office:value="0.201593" calcext:value-type="float">
            <text:p>0,201593</text:p>
          </table:table-cell>
          <table:table-cell office:value-type="float" office:value="0.197289" calcext:value-type="float">
            <text:p>0,197289</text:p>
          </table:table-cell>
          <table:table-cell office:value-type="float" office:value="0.195326" calcext:value-type="float">
            <text:p>0,195326</text:p>
          </table:table-cell>
          <table:table-cell office:value-type="float" office:value="0.19861" calcext:value-type="float">
            <text:p>0,19861</text:p>
          </table:table-cell>
          <table:table-cell office:value-type="float" office:value="0.121365" calcext:value-type="float">
            <text:p>0,121365</text:p>
          </table:table-cell>
          <table:table-cell office:value-type="float" office:value="0.182843" calcext:value-type="float">
            <text:p>0,182843</text:p>
          </table:table-cell>
          <table:table-cell office:value-type="float" office:value="0.202139" calcext:value-type="float">
            <text:p>0,202139</text:p>
          </table:table-cell>
          <table:table-cell office:value-type="float" office:value="0.224222" calcext:value-type="float">
            <text:p>0,224222</text:p>
          </table:table-cell>
          <table:table-cell office:value-type="float" office:value="0.10263" calcext:value-type="float">
            <text:p>0,10263</text:p>
          </table:table-cell>
          <table:table-cell office:value-type="float" office:value="0.191102" calcext:value-type="float">
            <text:p>0,191102</text:p>
          </table:table-cell>
          <table:table-cell office:value-type="float" office:value="0.1595" calcext:value-type="float">
            <text:p>0,1595</text:p>
          </table:table-cell>
          <table:table-cell office:value-type="float" office:value="1.28126" calcext:value-type="float">
            <text:p>1,28126</text:p>
          </table:table-cell>
          <table:table-cell office:value-type="float" office:value="1.10645" calcext:value-type="float">
            <text:p>1,10645</text:p>
          </table:table-cell>
          <table:table-cell office:value-type="float" office:value="0.92008" calcext:value-type="float">
            <text:p>0,92008</text:p>
          </table:table-cell>
          <table:table-cell office:value-type="float" office:value="0.211123" calcext:value-type="float">
            <text:p>0,211123</text:p>
          </table:table-cell>
          <table:table-cell office:value-type="float" office:value="0.49031" calcext:value-type="float">
            <text:p>0,49031</text:p>
          </table:table-cell>
          <table:table-cell office:value-type="float" office:value="0.191461" calcext:value-type="float">
            <text:p>0,191461</text:p>
          </table:table-cell>
          <table:table-cell office:value-type="float" office:value="1.53244" calcext:value-type="float">
            <text:p>1,53244</text:p>
          </table:table-cell>
          <table:table-cell office:value-type="float" office:value="0.631298" calcext:value-type="float">
            <text:p>0,631298</text:p>
          </table:table-cell>
          <table:table-cell office:value-type="float" office:value="1.35275" calcext:value-type="float">
            <text:p>1,35275</text:p>
          </table:table-cell>
          <table:table-cell office:value-type="float" office:value="1.15576" calcext:value-type="float">
            <text:p>1,15576</text:p>
          </table:table-cell>
          <table:table-cell office:value-type="float" office:value="0.960169" calcext:value-type="float">
            <text:p>0,960169</text:p>
          </table:table-cell>
          <table:table-cell office:value-type="float" office:value="1.44505" calcext:value-type="float">
            <text:p>1,44505</text:p>
          </table:table-cell>
          <table:table-cell office:value-type="float" office:value="0.72932" calcext:value-type="float">
            <text:p>0,72932</text:p>
          </table:table-cell>
          <table:table-cell office:value-type="float" office:value="0.730065" calcext:value-type="float">
            <text:p>0,730065</text:p>
          </table:table-cell>
          <table:table-cell office:value-type="float" office:value="0.187644" calcext:value-type="float">
            <text:p>0,187644</text:p>
          </table:table-cell>
          <table:table-cell office:value-type="float" office:value="1.03295" calcext:value-type="float">
            <text:p>1,03295</text:p>
          </table:table-cell>
          <table:table-cell office:value-type="float" office:value="0.859033" calcext:value-type="float">
            <text:p>0,859033</text:p>
          </table:table-cell>
          <table:table-cell office:value-type="float" office:value="0.186102" calcext:value-type="float">
            <text:p>0,186102</text:p>
          </table:table-cell>
          <table:table-cell office:value-type="float" office:value="0.613632" calcext:value-type="float">
            <text:p>0,613632</text:p>
          </table:table-cell>
          <table:table-cell office:value-type="float" office:value="0.201256" calcext:value-type="float">
            <text:p>0,201256</text:p>
          </table:table-cell>
          <table:table-cell office:value-type="float" office:value="0.629603" calcext:value-type="float">
            <text:p>0,629603</text:p>
          </table:table-cell>
          <table:table-cell office:value-type="float" office:value="1.35351" calcext:value-type="float">
            <text:p>1,35351</text:p>
          </table:table-cell>
          <table:table-cell office:value-type="float" office:value="1.03378" calcext:value-type="float">
            <text:p>1,03378</text:p>
          </table:table-cell>
          <table:table-cell office:value-type="float" office:value="0.166555" calcext:value-type="float">
            <text:p>0,166555</text:p>
          </table:table-cell>
          <table:table-cell office:value-type="float" office:value="0.232813" calcext:value-type="float">
            <text:p>0,232813</text:p>
          </table:table-cell>
          <table:table-cell office:value-type="float" office:value="2.16415" calcext:value-type="float">
            <text:p>2,16415</text:p>
          </table:table-cell>
          <table:table-cell office:value-type="float" office:value="1.98538" calcext:value-type="float">
            <text:p>1,98538</text:p>
          </table:table-cell>
          <table:table-cell office:value-type="float" office:value="1.78893" calcext:value-type="float">
            <text:p>1,78893</text:p>
          </table:table-cell>
          <table:table-cell office:value-type="float" office:value="0.907483" calcext:value-type="float">
            <text:p>0,907483</text:p>
          </table:table-cell>
          <table:table-cell office:value-type="float" office:value="1.1924" calcext:value-type="float">
            <text:p>1,1924</text:p>
          </table:table-cell>
          <table:table-cell office:value-type="float" office:value="1.17952" calcext:value-type="float">
            <text:p>1,17952</text:p>
          </table:table-cell>
          <table:table-cell office:value-type="float" office:value="1.42136" calcext:value-type="float">
            <text:p>1,42136</text:p>
          </table:table-cell>
          <table:table-cell office:value-type="float" office:value="0.924589" calcext:value-type="float">
            <text:p>0,924589</text:p>
          </table:table-cell>
          <table:table-cell office:value-type="float" office:value="0.896042" calcext:value-type="float">
            <text:p>0,896042</text:p>
          </table:table-cell>
          <table:table-cell office:value-type="float" office:value="0.159506" calcext:value-type="float">
            <text:p>0,159506</text:p>
          </table:table-cell>
          <table:table-cell office:value-type="float" office:value="0.349546" calcext:value-type="float">
            <text:p>0,349546</text:p>
          </table:table-cell>
          <table:table-cell table:number-columns-repeated="20"/>
          <table:table-cell table:formula="of:=MIN([.A157:.BL157])" office:value-type="float" office:value="0.10263" calcext:value-type="float">
            <text:p>0,10263</text:p>
          </table:table-cell>
          <table:table-cell table:formula="of:=MAX([.A157:.BL157])" office:value-type="float" office:value="2.16415" calcext:value-type="float">
            <text:p>2,16415</text:p>
          </table:table-cell>
          <table:table-cell table:number-columns-repeated="7"/>
        </table:table-row>
        <table:table-row table:style-name="ro1">
          <table:table-cell office:value-type="float" office:value="0.199065" calcext:value-type="float">
            <text:p>0,199065</text:p>
          </table:table-cell>
          <table:table-cell office:value-type="float" office:value="0.213718" calcext:value-type="float">
            <text:p>0,213718</text:p>
          </table:table-cell>
          <table:table-cell office:value-type="float" office:value="0.10411" calcext:value-type="float">
            <text:p>0,10411</text:p>
          </table:table-cell>
          <table:table-cell office:value-type="float" office:value="0.194306" calcext:value-type="float">
            <text:p>0,194306</text:p>
          </table:table-cell>
          <table:table-cell office:value-type="float" office:value="0.216339" calcext:value-type="float">
            <text:p>0,216339</text:p>
          </table:table-cell>
          <table:table-cell office:value-type="float" office:value="0.132037" calcext:value-type="float">
            <text:p>0,132037</text:p>
          </table:table-cell>
          <table:table-cell office:value-type="float" office:value="0.157329" calcext:value-type="float">
            <text:p>0,157329</text:p>
          </table:table-cell>
          <table:table-cell office:value-type="float" office:value="0.558777" calcext:value-type="float">
            <text:p>0,558777</text:p>
          </table:table-cell>
          <table:table-cell office:value-type="float" office:value="0.761197" calcext:value-type="float">
            <text:p>0,761197</text:p>
          </table:table-cell>
          <table:table-cell office:value-type="float" office:value="0.699346" calcext:value-type="float">
            <text:p>0,699346</text:p>
          </table:table-cell>
          <table:table-cell office:value-type="float" office:value="0.32976" calcext:value-type="float">
            <text:p>0,32976</text:p>
          </table:table-cell>
          <table:table-cell office:value-type="float" office:value="0.539487" calcext:value-type="float">
            <text:p>0,539487</text:p>
          </table:table-cell>
          <table:table-cell office:value-type="float" office:value="0.540117" calcext:value-type="float">
            <text:p>0,540117</text:p>
          </table:table-cell>
          <table:table-cell office:value-type="float" office:value="0.416342" calcext:value-type="float">
            <text:p>0,416342</text:p>
          </table:table-cell>
          <table:table-cell office:value-type="float" office:value="0.727618" calcext:value-type="float">
            <text:p>0,727618</text:p>
          </table:table-cell>
          <table:table-cell office:value-type="float" office:value="0.774238" calcext:value-type="float">
            <text:p>0,774238</text:p>
          </table:table-cell>
          <table:table-cell office:value-type="float" office:value="0.753979" calcext:value-type="float">
            <text:p>0,753979</text:p>
          </table:table-cell>
          <table:table-cell office:value-type="float" office:value="0.648237" calcext:value-type="float">
            <text:p>0,648237</text:p>
          </table:table-cell>
          <table:table-cell office:value-type="float" office:value="0.485617" calcext:value-type="float">
            <text:p>0,485617</text:p>
          </table:table-cell>
          <table:table-cell office:value-type="float" office:value="0.549826" calcext:value-type="float">
            <text:p>0,549826</text:p>
          </table:table-cell>
          <table:table-cell office:value-type="float" office:value="0.450935" calcext:value-type="float">
            <text:p>0,450935</text:p>
          </table:table-cell>
          <table:table-cell office:value-type="float" office:value="0.443286" calcext:value-type="float">
            <text:p>0,443286</text:p>
          </table:table-cell>
          <table:table-cell office:value-type="float" office:value="0.66064" calcext:value-type="float">
            <text:p>0,66064</text:p>
          </table:table-cell>
          <table:table-cell office:value-type="float" office:value="0.656919" calcext:value-type="float">
            <text:p>0,656919</text:p>
          </table:table-cell>
          <table:table-cell office:value-type="float" office:value="0.40944" calcext:value-type="float">
            <text:p>0,40944</text:p>
          </table:table-cell>
          <table:table-cell office:value-type="float" office:value="0.608371" calcext:value-type="float">
            <text:p>0,608371</text:p>
          </table:table-cell>
          <table:table-cell office:value-type="float" office:value="0.601712" calcext:value-type="float">
            <text:p>0,601712</text:p>
          </table:table-cell>
          <table:table-cell office:value-type="float" office:value="0.662573" calcext:value-type="float">
            <text:p>0,662573</text:p>
          </table:table-cell>
          <table:table-cell office:value-type="float" office:value="0.705243" calcext:value-type="float">
            <text:p>0,705243</text:p>
          </table:table-cell>
          <table:table-cell office:value-type="float" office:value="0.564997" calcext:value-type="float">
            <text:p>0,564997</text:p>
          </table:table-cell>
          <table:table-cell office:value-type="float" office:value="1.7727" calcext:value-type="float">
            <text:p>1,7727</text:p>
          </table:table-cell>
          <table:table-cell office:value-type="float" office:value="0.632869" calcext:value-type="float">
            <text:p>0,632869</text:p>
          </table:table-cell>
          <table:table-cell office:value-type="float" office:value="0.640248" calcext:value-type="float">
            <text:p>0,640248</text:p>
          </table:table-cell>
          <table:table-cell office:value-type="float" office:value="1.659" calcext:value-type="float">
            <text:p>1,659</text:p>
          </table:table-cell>
          <table:table-cell office:value-type="float" office:value="0.563172" calcext:value-type="float">
            <text:p>0,563172</text:p>
          </table:table-cell>
          <table:table-cell office:value-type="float" office:value="0.674167" calcext:value-type="float">
            <text:p>0,674167</text:p>
          </table:table-cell>
          <table:table-cell office:value-type="float" office:value="0.639493" calcext:value-type="float">
            <text:p>0,639493</text:p>
          </table:table-cell>
          <table:table-cell office:value-type="float" office:value="0.555942" calcext:value-type="float">
            <text:p>0,555942</text:p>
          </table:table-cell>
          <table:table-cell office:value-type="float" office:value="1.82129" calcext:value-type="float">
            <text:p>1,82129</text:p>
          </table:table-cell>
          <table:table-cell office:value-type="float" office:value="0.556928" calcext:value-type="float">
            <text:p>0,556928</text:p>
          </table:table-cell>
          <table:table-cell office:value-type="float" office:value="0.497712" calcext:value-type="float">
            <text:p>0,497712</text:p>
          </table:table-cell>
          <table:table-cell office:value-type="float" office:value="0.686461" calcext:value-type="float">
            <text:p>0,686461</text:p>
          </table:table-cell>
          <table:table-cell office:value-type="float" office:value="0.426256" calcext:value-type="float">
            <text:p>0,426256</text:p>
          </table:table-cell>
          <table:table-cell office:value-type="float" office:value="1.94169" calcext:value-type="float">
            <text:p>1,94169</text:p>
          </table:table-cell>
          <table:table-cell office:value-type="float" office:value="0.53444" calcext:value-type="float">
            <text:p>0,53444</text:p>
          </table:table-cell>
          <table:table-cell office:value-type="float" office:value="1.78189" calcext:value-type="float">
            <text:p>1,78189</text:p>
          </table:table-cell>
          <table:table-cell office:value-type="float" office:value="0.823869" calcext:value-type="float">
            <text:p>0,823869</text:p>
          </table:table-cell>
          <table:table-cell office:value-type="float" office:value="1.65606" calcext:value-type="float">
            <text:p>1,65606</text:p>
          </table:table-cell>
          <table:table-cell table:number-columns-repeated="20"/>
          <table:table-cell table:formula="of:=MIN([.A158:.BL158])" office:value-type="float" office:value="0.10411" calcext:value-type="float">
            <text:p>0,10411</text:p>
          </table:table-cell>
          <table:table-cell table:formula="of:=MAX([.A158:.BL158])" office:value-type="float" office:value="1.94169" calcext:value-type="float">
            <text:p>1,94169</text:p>
          </table:table-cell>
          <table:table-cell table:number-columns-repeated="7"/>
        </table:table-row>
        <table:table-row table:style-name="ro2">
          <table:table-cell office:value-type="float" office:value="0.145149" calcext:value-type="float">
            <text:p>0,145149</text:p>
          </table:table-cell>
          <table:table-cell office:value-type="float" office:value="0.180119" calcext:value-type="float">
            <text:p>0,180119</text:p>
          </table:table-cell>
          <table:table-cell office:value-type="float" office:value="0.249114" calcext:value-type="float">
            <text:p>0,249114</text:p>
          </table:table-cell>
          <table:table-cell office:value-type="float" office:value="0.143513" calcext:value-type="float">
            <text:p>0,143513</text:p>
          </table:table-cell>
          <table:table-cell office:value-type="float" office:value="0.437747" calcext:value-type="float">
            <text:p>0,437747</text:p>
          </table:table-cell>
          <table:table-cell office:value-type="float" office:value="0.345397" calcext:value-type="float">
            <text:p>0,345397</text:p>
          </table:table-cell>
          <table:table-cell office:value-type="float" office:value="0.318698" calcext:value-type="float">
            <text:p>0,318698</text:p>
          </table:table-cell>
          <table:table-cell office:value-type="float" office:value="0.213833" calcext:value-type="float">
            <text:p>0,213833</text:p>
          </table:table-cell>
          <table:table-cell office:value-type="float" office:value="0.276541" calcext:value-type="float">
            <text:p>0,276541</text:p>
          </table:table-cell>
          <table:table-cell office:value-type="float" office:value="0.203792" calcext:value-type="float">
            <text:p>0,203792</text:p>
          </table:table-cell>
          <table:table-cell office:value-type="float" office:value="0.25752" calcext:value-type="float">
            <text:p>0,25752</text:p>
          </table:table-cell>
          <table:table-cell office:value-type="float" office:value="0.305214" calcext:value-type="float">
            <text:p>0,305214</text:p>
          </table:table-cell>
          <table:table-cell office:value-type="float" office:value="0.161246" calcext:value-type="float">
            <text:p>0,161246</text:p>
          </table:table-cell>
          <table:table-cell office:value-type="float" office:value="0.200351" calcext:value-type="float">
            <text:p>0,200351</text:p>
          </table:table-cell>
          <table:table-cell office:value-type="float" office:value="0.900479" calcext:value-type="float">
            <text:p>0,900479</text:p>
          </table:table-cell>
          <table:table-cell office:value-type="float" office:value="0.873813" calcext:value-type="float">
            <text:p>0,873813</text:p>
          </table:table-cell>
          <table:table-cell office:value-type="float" office:value="0.356806" calcext:value-type="float">
            <text:p>0,356806</text:p>
          </table:table-cell>
          <table:table-cell office:value-type="float" office:value="0.745958" calcext:value-type="float">
            <text:p>0,745958</text:p>
          </table:table-cell>
          <table:table-cell office:value-type="float" office:value="0.84646" calcext:value-type="float">
            <text:p>0,84646</text:p>
          </table:table-cell>
          <table:table-cell office:value-type="float" office:value="0.785127" calcext:value-type="float">
            <text:p>0,785127</text:p>
          </table:table-cell>
          <table:table-cell office:value-type="float" office:value="0.145044" calcext:value-type="float">
            <text:p>0,145044</text:p>
          </table:table-cell>
          <table:table-cell office:value-type="float" office:value="0.341712" calcext:value-type="float">
            <text:p>0,341712</text:p>
          </table:table-cell>
          <table:table-cell office:value-type="float" office:value="0.351804" calcext:value-type="float">
            <text:p>0,351804</text:p>
          </table:table-cell>
          <table:table-cell office:value-type="float" office:value="0.168654" calcext:value-type="float">
            <text:p>0,168654</text:p>
          </table:table-cell>
          <table:table-cell office:value-type="float" office:value="1.16607" calcext:value-type="float">
            <text:p>1,16607</text:p>
          </table:table-cell>
          <table:table-cell office:value-type="float" office:value="0.20324" calcext:value-type="float">
            <text:p>0,20324</text:p>
          </table:table-cell>
          <table:table-cell office:value-type="float" office:value="0.996486" calcext:value-type="float">
            <text:p>0,996486</text:p>
          </table:table-cell>
          <table:table-cell office:value-type="float" office:value="0.952139" calcext:value-type="float">
            <text:p>0,952139</text:p>
          </table:table-cell>
          <table:table-cell office:value-type="float" office:value="0.820247" calcext:value-type="float">
            <text:p>0,820247</text:p>
          </table:table-cell>
          <table:table-cell office:value-type="float" office:value="1.42505" calcext:value-type="float">
            <text:p>1,42505</text:p>
          </table:table-cell>
          <table:table-cell office:value-type="float" office:value="0.161633" calcext:value-type="float">
            <text:p>0,161633</text:p>
          </table:table-cell>
          <table:table-cell office:value-type="float" office:value="0.398966" calcext:value-type="float">
            <text:p>0,398966</text:p>
          </table:table-cell>
          <table:table-cell office:value-type="float" office:value="0.118343" calcext:value-type="float">
            <text:p>0,118343</text:p>
          </table:table-cell>
          <table:table-cell office:value-type="float" office:value="1.68681" calcext:value-type="float">
            <text:p>1,68681</text:p>
          </table:table-cell>
          <table:table-cell office:value-type="float" office:value="1.47227" calcext:value-type="float">
            <text:p>1,47227</text:p>
          </table:table-cell>
          <table:table-cell office:value-type="float" office:value="0.350674" calcext:value-type="float">
            <text:p>0,350674</text:p>
          </table:table-cell>
          <table:table-cell office:value-type="float" office:value="0.463158" calcext:value-type="float">
            <text:p>0,463158</text:p>
          </table:table-cell>
          <table:table-cell office:value-type="float" office:value="0.178387" calcext:value-type="float">
            <text:p>0,178387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465458" calcext:value-type="float">
            <text:p>0,465458</text:p>
          </table:table-cell>
          <table:table-cell office:value-type="float" office:value="0.382652" calcext:value-type="float">
            <text:p>0,382652</text:p>
          </table:table-cell>
          <table:table-cell office:value-type="float" office:value="0.361754" calcext:value-type="float">
            <text:p>0,361754</text:p>
          </table:table-cell>
          <table:table-cell office:value-type="float" office:value="0.201093" calcext:value-type="float">
            <text:p>0,201093</text:p>
          </table:table-cell>
          <table:table-cell office:value-type="float" office:value="0.234977" calcext:value-type="float">
            <text:p>0,234977</text:p>
          </table:table-cell>
          <table:table-cell office:value-type="float" office:value="0.0656979" calcext:value-type="float">
            <text:p>0,0656979</text:p>
          </table:table-cell>
          <table:table-cell office:value-type="float" office:value="0.333791" calcext:value-type="float">
            <text:p>0,333791</text:p>
          </table:table-cell>
          <table:table-cell office:value-type="float" office:value="0.532985" calcext:value-type="float">
            <text:p>0,532985</text:p>
          </table:table-cell>
          <table:table-cell office:value-type="float" office:value="0.821206" calcext:value-type="float">
            <text:p>0,821206</text:p>
          </table:table-cell>
          <table:table-cell table:number-columns-repeated="20"/>
          <table:table-cell table:formula="of:=MIN([.A159:.BL159])" office:value-type="float" office:value="0.0656979" calcext:value-type="float">
            <text:p>0,0656979</text:p>
          </table:table-cell>
          <table:table-cell table:formula="of:=MAX([.A159:.BL159])" office:value-type="float" office:value="1.68681" calcext:value-type="float">
            <text:p>1,68681</text:p>
          </table:table-cell>
          <table:table-cell table:number-columns-repeated="7"/>
        </table:table-row>
        <table:table-row table:style-name="ro2">
          <table:table-cell office:value-type="float" office:value="0.145544" calcext:value-type="float">
            <text:p>0,145544</text:p>
          </table:table-cell>
          <table:table-cell office:value-type="float" office:value="0.190459" calcext:value-type="float">
            <text:p>0,190459</text:p>
          </table:table-cell>
          <table:table-cell office:value-type="float" office:value="0.192391" calcext:value-type="float">
            <text:p>0,192391</text:p>
          </table:table-cell>
          <table:table-cell office:value-type="float" office:value="0.121034" calcext:value-type="float">
            <text:p>0,121034</text:p>
          </table:table-cell>
          <table:table-cell office:value-type="float" office:value="0.154986" calcext:value-type="float">
            <text:p>0,154986</text:p>
          </table:table-cell>
          <table:table-cell office:value-type="float" office:value="0.320336" calcext:value-type="float">
            <text:p>0,320336</text:p>
          </table:table-cell>
          <table:table-cell office:value-type="float" office:value="0.57722" calcext:value-type="float">
            <text:p>0,57722</text:p>
          </table:table-cell>
          <table:table-cell office:value-type="float" office:value="0.251202" calcext:value-type="float">
            <text:p>0,251202</text:p>
          </table:table-cell>
          <table:table-cell office:value-type="float" office:value="0.174516" calcext:value-type="float">
            <text:p>0,174516</text:p>
          </table:table-cell>
          <table:table-cell office:value-type="float" office:value="0.660957" calcext:value-type="float">
            <text:p>0,660957</text:p>
          </table:table-cell>
          <table:table-cell office:value-type="float" office:value="0.233127" calcext:value-type="float">
            <text:p>0,233127</text:p>
          </table:table-cell>
          <table:table-cell office:value-type="float" office:value="0.231294" calcext:value-type="float">
            <text:p>0,231294</text:p>
          </table:table-cell>
          <table:table-cell office:value-type="float" office:value="0.133223" calcext:value-type="float">
            <text:p>0,133223</text:p>
          </table:table-cell>
          <table:table-cell office:value-type="float" office:value="0.280893" calcext:value-type="float">
            <text:p>0,280893</text:p>
          </table:table-cell>
          <table:table-cell office:value-type="float" office:value="0.194671" calcext:value-type="float">
            <text:p>0,194671</text:p>
          </table:table-cell>
          <table:table-cell office:value-type="float" office:value="0.203659" calcext:value-type="float">
            <text:p>0,203659</text:p>
          </table:table-cell>
          <table:table-cell office:value-type="float" office:value="0.373754" calcext:value-type="float">
            <text:p>0,373754</text:p>
          </table:table-cell>
          <table:table-cell office:value-type="float" office:value="0.397866" calcext:value-type="float">
            <text:p>0,397866</text:p>
          </table:table-cell>
          <table:table-cell office:value-type="float" office:value="0.573201" calcext:value-type="float">
            <text:p>0,573201</text:p>
          </table:table-cell>
          <table:table-cell office:value-type="float" office:value="0.571881" calcext:value-type="float">
            <text:p>0,571881</text:p>
          </table:table-cell>
          <table:table-cell office:value-type="float" office:value="0.222717" calcext:value-type="float">
            <text:p>0,222717</text:p>
          </table:table-cell>
          <table:table-cell office:value-type="float" office:value="0.435159" calcext:value-type="float">
            <text:p>0,435159</text:p>
          </table:table-cell>
          <table:table-cell office:value-type="float" office:value="0.329088" calcext:value-type="float">
            <text:p>0,329088</text:p>
          </table:table-cell>
          <table:table-cell office:value-type="float" office:value="1.01341" calcext:value-type="float">
            <text:p>1,01341</text:p>
          </table:table-cell>
          <table:table-cell office:value-type="float" office:value="0.35651" calcext:value-type="float">
            <text:p>0,35651</text:p>
          </table:table-cell>
          <table:table-cell office:value-type="float" office:value="0.219004" calcext:value-type="float">
            <text:p>0,219004</text:p>
          </table:table-cell>
          <table:table-cell office:value-type="float" office:value="0.139816" calcext:value-type="float">
            <text:p>0,139816</text:p>
          </table:table-cell>
          <table:table-cell office:value-type="float" office:value="1.31915" calcext:value-type="float">
            <text:p>1,31915</text:p>
          </table:table-cell>
          <table:table-cell office:value-type="float" office:value="1.34171" calcext:value-type="float">
            <text:p>1,34171</text:p>
          </table:table-cell>
          <table:table-cell office:value-type="float" office:value="1.21264" calcext:value-type="float">
            <text:p>1,21264</text:p>
          </table:table-cell>
          <table:table-cell office:value-type="float" office:value="0.16368" calcext:value-type="float">
            <text:p>0,16368</text:p>
          </table:table-cell>
          <table:table-cell office:value-type="float" office:value="0.934503" calcext:value-type="float">
            <text:p>0,934503</text:p>
          </table:table-cell>
          <table:table-cell office:value-type="float" office:value="1.58415" calcext:value-type="float">
            <text:p>1,58415</text:p>
          </table:table-cell>
          <table:table-cell office:value-type="float" office:value="0.630331" calcext:value-type="float">
            <text:p>0,630331</text:p>
          </table:table-cell>
          <table:table-cell office:value-type="float" office:value="1.31637" calcext:value-type="float">
            <text:p>1,31637</text:p>
          </table:table-cell>
          <table:table-cell office:value-type="float" office:value="1.67588" calcext:value-type="float">
            <text:p>1,67588</text:p>
          </table:table-cell>
          <table:table-cell office:value-type="float" office:value="0.703504" calcext:value-type="float">
            <text:p>0,703504</text:p>
          </table:table-cell>
          <table:table-cell office:value-type="float" office:value="1.3791" calcext:value-type="float">
            <text:p>1,3791</text:p>
          </table:table-cell>
          <table:table-cell office:value-type="float" office:value="0.756039" calcext:value-type="float">
            <text:p>0,756039</text:p>
          </table:table-cell>
          <table:table-cell office:value-type="float" office:value="1.03734" calcext:value-type="float">
            <text:p>1,03734</text:p>
          </table:table-cell>
          <table:table-cell office:value-type="float" office:value="0.876977" calcext:value-type="float">
            <text:p>0,876977</text:p>
          </table:table-cell>
          <table:table-cell office:value-type="float" office:value="1.91103" calcext:value-type="float">
            <text:p>1,91103</text:p>
          </table:table-cell>
          <table:table-cell office:value-type="float" office:value="1.87082" calcext:value-type="float">
            <text:p>1,87082</text:p>
          </table:table-cell>
          <table:table-cell office:value-type="float" office:value="1.45301" calcext:value-type="float">
            <text:p>1,45301</text:p>
          </table:table-cell>
          <table:table-cell office:value-type="float" office:value="1.47418" calcext:value-type="float">
            <text:p>1,47418</text:p>
          </table:table-cell>
          <table:table-cell office:value-type="float" office:value="1.77123" calcext:value-type="float">
            <text:p>1,77123</text:p>
          </table:table-cell>
          <table:table-cell office:value-type="float" office:value="1.9667" calcext:value-type="float">
            <text:p>1,9667</text:p>
          </table:table-cell>
          <table:table-cell office:value-type="float" office:value="1.32285" calcext:value-type="float">
            <text:p>1,32285</text:p>
          </table:table-cell>
          <table:table-cell table:number-columns-repeated="20"/>
          <table:table-cell table:formula="of:=MIN([.A160:.BL160])" office:value-type="float" office:value="0.121034" calcext:value-type="float">
            <text:p>0,121034</text:p>
          </table:table-cell>
          <table:table-cell table:formula="of:=MAX([.A160:.BL160])" office:value-type="float" office:value="1.9667" calcext:value-type="float">
            <text:p>1,9667</text:p>
          </table:table-cell>
          <table:table-cell table:number-columns-repeated="7"/>
        </table:table-row>
        <table:table-row table:style-name="ro2">
          <table:table-cell office:value-type="float" office:value="0.187585" calcext:value-type="float">
            <text:p>0,187585</text:p>
          </table:table-cell>
          <table:table-cell office:value-type="float" office:value="0.204838" calcext:value-type="float">
            <text:p>0,204838</text:p>
          </table:table-cell>
          <table:table-cell office:value-type="float" office:value="0.201991" calcext:value-type="float">
            <text:p>0,201991</text:p>
          </table:table-cell>
          <table:table-cell office:value-type="float" office:value="0.204653" calcext:value-type="float">
            <text:p>0,204653</text:p>
          </table:table-cell>
          <table:table-cell office:value-type="float" office:value="0.465002" calcext:value-type="float">
            <text:p>0,465002</text:p>
          </table:table-cell>
          <table:table-cell office:value-type="float" office:value="0.470925" calcext:value-type="float">
            <text:p>0,470925</text:p>
          </table:table-cell>
          <table:table-cell office:value-type="float" office:value="0.305118" calcext:value-type="float">
            <text:p>0,305118</text:p>
          </table:table-cell>
          <table:table-cell office:value-type="float" office:value="0.203473" calcext:value-type="float">
            <text:p>0,203473</text:p>
          </table:table-cell>
          <table:table-cell office:value-type="float" office:value="0.215802" calcext:value-type="float">
            <text:p>0,215802</text:p>
          </table:table-cell>
          <table:table-cell office:value-type="float" office:value="0.144161" calcext:value-type="float">
            <text:p>0,144161</text:p>
          </table:table-cell>
          <table:table-cell office:value-type="float" office:value="0.358909" calcext:value-type="float">
            <text:p>0,358909</text:p>
          </table:table-cell>
          <table:table-cell office:value-type="float" office:value="0.371696" calcext:value-type="float">
            <text:p>0,371696</text:p>
          </table:table-cell>
          <table:table-cell office:value-type="float" office:value="0.287059" calcext:value-type="float">
            <text:p>0,287059</text:p>
          </table:table-cell>
          <table:table-cell office:value-type="float" office:value="0.174125" calcext:value-type="float">
            <text:p>0,174125</text:p>
          </table:table-cell>
          <table:table-cell office:value-type="float" office:value="0.251719" calcext:value-type="float">
            <text:p>0,251719</text:p>
          </table:table-cell>
          <table:table-cell office:value-type="float" office:value="0.203263" calcext:value-type="float">
            <text:p>0,203263</text:p>
          </table:table-cell>
          <table:table-cell office:value-type="float" office:value="0.171639" calcext:value-type="float">
            <text:p>0,171639</text:p>
          </table:table-cell>
          <table:table-cell office:value-type="float" office:value="0.400234" calcext:value-type="float">
            <text:p>0,400234</text:p>
          </table:table-cell>
          <table:table-cell office:value-type="float" office:value="0.172658" calcext:value-type="float">
            <text:p>0,172658</text:p>
          </table:table-cell>
          <table:table-cell office:value-type="float" office:value="0.389176" calcext:value-type="float">
            <text:p>0,389176</text:p>
          </table:table-cell>
          <table:table-cell office:value-type="float" office:value="0.206998" calcext:value-type="float">
            <text:p>0,206998</text:p>
          </table:table-cell>
          <table:table-cell office:value-type="float" office:value="0.152125" calcext:value-type="float">
            <text:p>0,152125</text:p>
          </table:table-cell>
          <table:table-cell office:value-type="float" office:value="0.6117" calcext:value-type="float">
            <text:p>0,6117</text:p>
          </table:table-cell>
          <table:table-cell office:value-type="float" office:value="0.589552" calcext:value-type="float">
            <text:p>0,589552</text:p>
          </table:table-cell>
          <table:table-cell office:value-type="float" office:value="0.301883" calcext:value-type="float">
            <text:p>0,301883</text:p>
          </table:table-cell>
          <table:table-cell office:value-type="float" office:value="0.192073" calcext:value-type="float">
            <text:p>0,192073</text:p>
          </table:table-cell>
          <table:table-cell office:value-type="float" office:value="0.156372" calcext:value-type="float">
            <text:p>0,156372</text:p>
          </table:table-cell>
          <table:table-cell office:value-type="float" office:value="0.190942" calcext:value-type="float">
            <text:p>0,190942</text:p>
          </table:table-cell>
          <table:table-cell office:value-type="float" office:value="0.101373" calcext:value-type="float">
            <text:p>0,101373</text:p>
          </table:table-cell>
          <table:table-cell office:value-type="float" office:value="0.251952" calcext:value-type="float">
            <text:p>0,251952</text:p>
          </table:table-cell>
          <table:table-cell office:value-type="float" office:value="0.118165" calcext:value-type="float">
            <text:p>0,118165</text:p>
          </table:table-cell>
          <table:table-cell office:value-type="float" office:value="0.321232" calcext:value-type="float">
            <text:p>0,321232</text:p>
          </table:table-cell>
          <table:table-cell office:value-type="float" office:value="0.361543" calcext:value-type="float">
            <text:p>0,361543</text:p>
          </table:table-cell>
          <table:table-cell office:value-type="float" office:value="1.74025" calcext:value-type="float">
            <text:p>1,74025</text:p>
          </table:table-cell>
          <table:table-cell office:value-type="float" office:value="1.14247" calcext:value-type="float">
            <text:p>1,14247</text:p>
          </table:table-cell>
          <table:table-cell office:value-type="float" office:value="0.731849" calcext:value-type="float">
            <text:p>0,731849</text:p>
          </table:table-cell>
          <table:table-cell office:value-type="float" office:value="1.4324" calcext:value-type="float">
            <text:p>1,4324</text:p>
          </table:table-cell>
          <table:table-cell office:value-type="float" office:value="0.273956" calcext:value-type="float">
            <text:p>0,273956</text:p>
          </table:table-cell>
          <table:table-cell office:value-type="float" office:value="0.531616" calcext:value-type="float">
            <text:p>0,531616</text:p>
          </table:table-cell>
          <table:table-cell office:value-type="float" office:value="0.601425" calcext:value-type="float">
            <text:p>0,601425</text:p>
          </table:table-cell>
          <table:table-cell office:value-type="float" office:value="1.73498" calcext:value-type="float">
            <text:p>1,73498</text:p>
          </table:table-cell>
          <table:table-cell office:value-type="float" office:value="1.70221" calcext:value-type="float">
            <text:p>1,70221</text:p>
          </table:table-cell>
          <table:table-cell office:value-type="float" office:value="0.686974" calcext:value-type="float">
            <text:p>0,686974</text:p>
          </table:table-cell>
          <table:table-cell office:value-type="float" office:value="0.470186" calcext:value-type="float">
            <text:p>0,470186</text:p>
          </table:table-cell>
          <table:table-cell office:value-type="float" office:value="0.511591" calcext:value-type="float">
            <text:p>0,511591</text:p>
          </table:table-cell>
          <table:table-cell office:value-type="float" office:value="1.86345" calcext:value-type="float">
            <text:p>1,86345</text:p>
          </table:table-cell>
          <table:table-cell office:value-type="float" office:value="2.09605" calcext:value-type="float">
            <text:p>2,09605</text:p>
          </table:table-cell>
          <table:table-cell office:value-type="float" office:value="0.183463" calcext:value-type="float">
            <text:p>0,183463</text:p>
          </table:table-cell>
          <table:table-cell table:number-columns-repeated="20"/>
          <table:table-cell table:formula="of:=MIN([.A161:.BL161])" office:value-type="float" office:value="0.101373" calcext:value-type="float">
            <text:p>0,101373</text:p>
          </table:table-cell>
          <table:table-cell table:formula="of:=MAX([.A161:.BL161])" office:value-type="float" office:value="2.09605" calcext:value-type="float">
            <text:p>2,09605</text:p>
          </table:table-cell>
          <table:table-cell table:number-columns-repeated="7"/>
        </table:table-row>
        <table:table-row table:style-name="ro2">
          <table:table-cell office:value-type="float" office:value="0.157725" calcext:value-type="float">
            <text:p>0,157725</text:p>
          </table:table-cell>
          <table:table-cell office:value-type="float" office:value="0.195223" calcext:value-type="float">
            <text:p>0,195223</text:p>
          </table:table-cell>
          <table:table-cell office:value-type="float" office:value="0.215925" calcext:value-type="float">
            <text:p>0,215925</text:p>
          </table:table-cell>
          <table:table-cell office:value-type="float" office:value="0.140408" calcext:value-type="float">
            <text:p>0,140408</text:p>
          </table:table-cell>
          <table:table-cell office:value-type="float" office:value="0.144142" calcext:value-type="float">
            <text:p>0,144142</text:p>
          </table:table-cell>
          <table:table-cell office:value-type="float" office:value="0.174388" calcext:value-type="float">
            <text:p>0,174388</text:p>
          </table:table-cell>
          <table:table-cell office:value-type="float" office:value="0.341722" calcext:value-type="float">
            <text:p>0,341722</text:p>
          </table:table-cell>
          <table:table-cell office:value-type="float" office:value="0.39803" calcext:value-type="float">
            <text:p>0,39803</text:p>
          </table:table-cell>
          <table:table-cell office:value-type="float" office:value="0.323308" calcext:value-type="float">
            <text:p>0,323308</text:p>
          </table:table-cell>
          <table:table-cell office:value-type="float" office:value="0.359857" calcext:value-type="float">
            <text:p>0,359857</text:p>
          </table:table-cell>
          <table:table-cell office:value-type="float" office:value="0.447765" calcext:value-type="float">
            <text:p>0,447765</text:p>
          </table:table-cell>
          <table:table-cell office:value-type="float" office:value="0.342961" calcext:value-type="float">
            <text:p>0,342961</text:p>
          </table:table-cell>
          <table:table-cell office:value-type="float" office:value="0.285091" calcext:value-type="float">
            <text:p>0,285091</text:p>
          </table:table-cell>
          <table:table-cell office:value-type="float" office:value="0.395025" calcext:value-type="float">
            <text:p>0,395025</text:p>
          </table:table-cell>
          <table:table-cell office:value-type="float" office:value="0.996659" calcext:value-type="float">
            <text:p>0,996659</text:p>
          </table:table-cell>
          <table:table-cell office:value-type="float" office:value="0.953482" calcext:value-type="float">
            <text:p>0,953482</text:p>
          </table:table-cell>
          <table:table-cell office:value-type="float" office:value="0.320524" calcext:value-type="float">
            <text:p>0,320524</text:p>
          </table:table-cell>
          <table:table-cell office:value-type="float" office:value="0.292526" calcext:value-type="float">
            <text:p>0,292526</text:p>
          </table:table-cell>
          <table:table-cell office:value-type="float" office:value="0.420154" calcext:value-type="float">
            <text:p>0,420154</text:p>
          </table:table-cell>
          <table:table-cell office:value-type="float" office:value="0.994532" calcext:value-type="float">
            <text:p>0,994532</text:p>
          </table:table-cell>
          <table:table-cell office:value-type="float" office:value="0.886287" calcext:value-type="float">
            <text:p>0,886287</text:p>
          </table:table-cell>
          <table:table-cell office:value-type="float" office:value="0.302995" calcext:value-type="float">
            <text:p>0,302995</text:p>
          </table:table-cell>
          <table:table-cell office:value-type="float" office:value="1.05403" calcext:value-type="float">
            <text:p>1,05403</text:p>
          </table:table-cell>
          <table:table-cell office:value-type="float" office:value="0.193861" calcext:value-type="float">
            <text:p>0,193861</text:p>
          </table:table-cell>
          <table:table-cell office:value-type="float" office:value="1.03635" calcext:value-type="float">
            <text:p>1,03635</text:p>
          </table:table-cell>
          <table:table-cell office:value-type="float" office:value="0.933377" calcext:value-type="float">
            <text:p>0,933377</text:p>
          </table:table-cell>
          <table:table-cell office:value-type="float" office:value="0.628911" calcext:value-type="float">
            <text:p>0,628911</text:p>
          </table:table-cell>
          <table:table-cell office:value-type="float" office:value="0.885586" calcext:value-type="float">
            <text:p>0,885586</text:p>
          </table:table-cell>
          <table:table-cell office:value-type="float" office:value="0.810688" calcext:value-type="float">
            <text:p>0,810688</text:p>
          </table:table-cell>
          <table:table-cell office:value-type="float" office:value="0.813052" calcext:value-type="float">
            <text:p>0,813052</text:p>
          </table:table-cell>
          <table:table-cell office:value-type="float" office:value="0.76477" calcext:value-type="float">
            <text:p>0,76477</text:p>
          </table:table-cell>
          <table:table-cell office:value-type="float" office:value="0.901983" calcext:value-type="float">
            <text:p>0,901983</text:p>
          </table:table-cell>
          <table:table-cell office:value-type="float" office:value="0.227014" calcext:value-type="float">
            <text:p>0,227014</text:p>
          </table:table-cell>
          <table:table-cell office:value-type="float" office:value="0.642066" calcext:value-type="float">
            <text:p>0,642066</text:p>
          </table:table-cell>
          <table:table-cell office:value-type="float" office:value="1.44177" calcext:value-type="float">
            <text:p>1,44177</text:p>
          </table:table-cell>
          <table:table-cell office:value-type="float" office:value="0.874452" calcext:value-type="float">
            <text:p>0,874452</text:p>
          </table:table-cell>
          <table:table-cell office:value-type="float" office:value="0.276886" calcext:value-type="float">
            <text:p>0,276886</text:p>
          </table:table-cell>
          <table:table-cell office:value-type="float" office:value="0.152004" calcext:value-type="float">
            <text:p>0,152004</text:p>
          </table:table-cell>
          <table:table-cell office:value-type="float" office:value="0.329867" calcext:value-type="float">
            <text:p>0,329867</text:p>
          </table:table-cell>
          <table:table-cell office:value-type="float" office:value="0.195898" calcext:value-type="float">
            <text:p>0,195898</text:p>
          </table:table-cell>
          <table:table-cell office:value-type="float" office:value="0.141144" calcext:value-type="float">
            <text:p>0,141144</text:p>
          </table:table-cell>
          <table:table-cell office:value-type="float" office:value="0.889703" calcext:value-type="float">
            <text:p>0,889703</text:p>
          </table:table-cell>
          <table:table-cell office:value-type="float" office:value="0.17537" calcext:value-type="float">
            <text:p>0,17537</text:p>
          </table:table-cell>
          <table:table-cell office:value-type="float" office:value="0.19917" calcext:value-type="float">
            <text:p>0,19917</text:p>
          </table:table-cell>
          <table:table-cell office:value-type="float" office:value="0.237218" calcext:value-type="float">
            <text:p>0,237218</text:p>
          </table:table-cell>
          <table:table-cell office:value-type="float" office:value="0.108581" calcext:value-type="float">
            <text:p>0,108581</text:p>
          </table:table-cell>
          <table:table-cell office:value-type="float" office:value="0.07394" calcext:value-type="float">
            <text:p>0,07394</text:p>
          </table:table-cell>
          <table:table-cell office:value-type="float" office:value="0.0702219" calcext:value-type="float">
            <text:p>0,0702219</text:p>
          </table:table-cell>
          <table:table-cell table:number-columns-repeated="20"/>
          <table:table-cell table:formula="of:=MIN([.A162:.BL162])" office:value-type="float" office:value="0.0702219" calcext:value-type="float">
            <text:p>0,0702219</text:p>
          </table:table-cell>
          <table:table-cell table:formula="of:=MAX([.A162:.BL162])" office:value-type="float" office:value="1.44177" calcext:value-type="float">
            <text:p>1,44177</text:p>
          </table:table-cell>
          <table:table-cell table:number-columns-repeated="7"/>
        </table:table-row>
        <table:table-row table:style-name="ro2">
          <table:table-cell office:value-type="float" office:value="0.159958" calcext:value-type="float">
            <text:p>0,159958</text:p>
          </table:table-cell>
          <table:table-cell office:value-type="float" office:value="0.211005" calcext:value-type="float">
            <text:p>0,211005</text:p>
          </table:table-cell>
          <table:table-cell office:value-type="float" office:value="0.177068" calcext:value-type="float">
            <text:p>0,177068</text:p>
          </table:table-cell>
          <table:table-cell office:value-type="float" office:value="0.199989" calcext:value-type="float">
            <text:p>0,199989</text:p>
          </table:table-cell>
          <table:table-cell office:value-type="float" office:value="0.246118" calcext:value-type="float">
            <text:p>0,246118</text:p>
          </table:table-cell>
          <table:table-cell office:value-type="float" office:value="0.106014" calcext:value-type="float">
            <text:p>0,106014</text:p>
          </table:table-cell>
          <table:table-cell office:value-type="float" office:value="0.24199" calcext:value-type="float">
            <text:p>0,24199</text:p>
          </table:table-cell>
          <table:table-cell office:value-type="float" office:value="0.14676" calcext:value-type="float">
            <text:p>0,14676</text:p>
          </table:table-cell>
          <table:table-cell office:value-type="float" office:value="0.72012" calcext:value-type="float">
            <text:p>0,72012</text:p>
          </table:table-cell>
          <table:table-cell office:value-type="float" office:value="0.480454" calcext:value-type="float">
            <text:p>0,480454</text:p>
          </table:table-cell>
          <table:table-cell office:value-type="float" office:value="0.426847" calcext:value-type="float">
            <text:p>0,426847</text:p>
          </table:table-cell>
          <table:table-cell office:value-type="float" office:value="0.355091" calcext:value-type="float">
            <text:p>0,355091</text:p>
          </table:table-cell>
          <table:table-cell office:value-type="float" office:value="0.151257" calcext:value-type="float">
            <text:p>0,151257</text:p>
          </table:table-cell>
          <table:table-cell office:value-type="float" office:value="0.333276" calcext:value-type="float">
            <text:p>0,333276</text:p>
          </table:table-cell>
          <table:table-cell office:value-type="float" office:value="0.441014" calcext:value-type="float">
            <text:p>0,441014</text:p>
          </table:table-cell>
          <table:table-cell office:value-type="float" office:value="0.391635" calcext:value-type="float">
            <text:p>0,391635</text:p>
          </table:table-cell>
          <table:table-cell office:value-type="float" office:value="0.48983" calcext:value-type="float">
            <text:p>0,48983</text:p>
          </table:table-cell>
          <table:table-cell office:value-type="float" office:value="0.480252" calcext:value-type="float">
            <text:p>0,480252</text:p>
          </table:table-cell>
          <table:table-cell office:value-type="float" office:value="1.25036" calcext:value-type="float">
            <text:p>1,25036</text:p>
          </table:table-cell>
          <table:table-cell office:value-type="float" office:value="0.508746" calcext:value-type="float">
            <text:p>0,508746</text:p>
          </table:table-cell>
          <table:table-cell office:value-type="float" office:value="0.490431" calcext:value-type="float">
            <text:p>0,490431</text:p>
          </table:table-cell>
          <table:table-cell office:value-type="float" office:value="0.135546" calcext:value-type="float">
            <text:p>0,135546</text:p>
          </table:table-cell>
          <table:table-cell office:value-type="float" office:value="0.423287" calcext:value-type="float">
            <text:p>0,423287</text:p>
          </table:table-cell>
          <table:table-cell office:value-type="float" office:value="0.658901" calcext:value-type="float">
            <text:p>0,658901</text:p>
          </table:table-cell>
          <table:table-cell office:value-type="float" office:value="0.372646" calcext:value-type="float">
            <text:p>0,372646</text:p>
          </table:table-cell>
          <table:table-cell office:value-type="float" office:value="0.288493" calcext:value-type="float">
            <text:p>0,288493</text:p>
          </table:table-cell>
          <table:table-cell office:value-type="float" office:value="1.66343" calcext:value-type="float">
            <text:p>1,66343</text:p>
          </table:table-cell>
          <table:table-cell office:value-type="float" office:value="0.27981" calcext:value-type="float">
            <text:p>0,27981</text:p>
          </table:table-cell>
          <table:table-cell office:value-type="float" office:value="0.241226" calcext:value-type="float">
            <text:p>0,241226</text:p>
          </table:table-cell>
          <table:table-cell office:value-type="float" office:value="1.54132" calcext:value-type="float">
            <text:p>1,54132</text:p>
          </table:table-cell>
          <table:table-cell office:value-type="float" office:value="1.48148" calcext:value-type="float">
            <text:p>1,48148</text:p>
          </table:table-cell>
          <table:table-cell office:value-type="float" office:value="1.48124" calcext:value-type="float">
            <text:p>1,48124</text:p>
          </table:table-cell>
          <table:table-cell office:value-type="float" office:value="0.345489" calcext:value-type="float">
            <text:p>0,345489</text:p>
          </table:table-cell>
          <table:table-cell office:value-type="float" office:value="0.367615" calcext:value-type="float">
            <text:p>0,367615</text:p>
          </table:table-cell>
          <table:table-cell office:value-type="float" office:value="0.429103" calcext:value-type="float">
            <text:p>0,429103</text:p>
          </table:table-cell>
          <table:table-cell office:value-type="float" office:value="1.92035" calcext:value-type="float">
            <text:p>1,92035</text:p>
          </table:table-cell>
          <table:table-cell office:value-type="float" office:value="1.62887" calcext:value-type="float">
            <text:p>1,62887</text:p>
          </table:table-cell>
          <table:table-cell office:value-type="float" office:value="1.53894" calcext:value-type="float">
            <text:p>1,53894</text:p>
          </table:table-cell>
          <table:table-cell office:value-type="float" office:value="1.39919" calcext:value-type="float">
            <text:p>1,39919</text:p>
          </table:table-cell>
          <table:table-cell office:value-type="float" office:value="0.545083" calcext:value-type="float">
            <text:p>0,545083</text:p>
          </table:table-cell>
          <table:table-cell office:value-type="float" office:value="1.3548" calcext:value-type="float">
            <text:p>1,3548</text:p>
          </table:table-cell>
          <table:table-cell office:value-type="float" office:value="1.49558" calcext:value-type="float">
            <text:p>1,49558</text:p>
          </table:table-cell>
          <table:table-cell office:value-type="float" office:value="1.48913" calcext:value-type="float">
            <text:p>1,48913</text:p>
          </table:table-cell>
          <table:table-cell office:value-type="float" office:value="1.41888" calcext:value-type="float">
            <text:p>1,41888</text:p>
          </table:table-cell>
          <table:table-cell office:value-type="float" office:value="1.22635" calcext:value-type="float">
            <text:p>1,22635</text:p>
          </table:table-cell>
          <table:table-cell office:value-type="float" office:value="1.37269" calcext:value-type="float">
            <text:p>1,37269</text:p>
          </table:table-cell>
          <table:table-cell office:value-type="float" office:value="1.14113" calcext:value-type="float">
            <text:p>1,14113</text:p>
          </table:table-cell>
          <table:table-cell office:value-type="float" office:value="1.31676" calcext:value-type="float">
            <text:p>1,31676</text:p>
          </table:table-cell>
          <table:table-cell table:number-columns-repeated="20"/>
          <table:table-cell table:formula="of:=MIN([.A163:.BL163])" office:value-type="float" office:value="0.106014" calcext:value-type="float">
            <text:p>0,106014</text:p>
          </table:table-cell>
          <table:table-cell table:formula="of:=MAX([.A163:.BL163])" office:value-type="float" office:value="1.92035" calcext:value-type="float">
            <text:p>1,92035</text:p>
          </table:table-cell>
          <table:table-cell table:number-columns-repeated="7"/>
        </table:table-row>
        <table:table-row table:style-name="ro2">
          <table:table-cell office:value-type="float" office:value="0.162471" calcext:value-type="float">
            <text:p>0,162471</text:p>
          </table:table-cell>
          <table:table-cell office:value-type="float" office:value="0.195612" calcext:value-type="float">
            <text:p>0,195612</text:p>
          </table:table-cell>
          <table:table-cell office:value-type="float" office:value="0.288733" calcext:value-type="float">
            <text:p>0,288733</text:p>
          </table:table-cell>
          <table:table-cell office:value-type="float" office:value="0.199775" calcext:value-type="float">
            <text:p>0,199775</text:p>
          </table:table-cell>
          <table:table-cell office:value-type="float" office:value="0.211166" calcext:value-type="float">
            <text:p>0,211166</text:p>
          </table:table-cell>
          <table:table-cell office:value-type="float" office:value="0.255518" calcext:value-type="float">
            <text:p>0,255518</text:p>
          </table:table-cell>
          <table:table-cell office:value-type="float" office:value="0.112907" calcext:value-type="float">
            <text:p>0,112907</text:p>
          </table:table-cell>
          <table:table-cell office:value-type="float" office:value="0.325848" calcext:value-type="float">
            <text:p>0,325848</text:p>
          </table:table-cell>
          <table:table-cell office:value-type="float" office:value="0.160554" calcext:value-type="float">
            <text:p>0,160554</text:p>
          </table:table-cell>
          <table:table-cell office:value-type="float" office:value="0.150684" calcext:value-type="float">
            <text:p>0,150684</text:p>
          </table:table-cell>
          <table:table-cell office:value-type="float" office:value="0.822207" calcext:value-type="float">
            <text:p>0,822207</text:p>
          </table:table-cell>
          <table:table-cell office:value-type="float" office:value="0.269012" calcext:value-type="float">
            <text:p>0,269012</text:p>
          </table:table-cell>
          <table:table-cell office:value-type="float" office:value="0.177943" calcext:value-type="float">
            <text:p>0,177943</text:p>
          </table:table-cell>
          <table:table-cell office:value-type="float" office:value="0.798056" calcext:value-type="float">
            <text:p>0,798056</text:p>
          </table:table-cell>
          <table:table-cell office:value-type="float" office:value="0.251892" calcext:value-type="float">
            <text:p>0,251892</text:p>
          </table:table-cell>
          <table:table-cell office:value-type="float" office:value="0.544126" calcext:value-type="float">
            <text:p>0,544126</text:p>
          </table:table-cell>
          <table:table-cell office:value-type="float" office:value="0.116279" calcext:value-type="float">
            <text:p>0,116279</text:p>
          </table:table-cell>
          <table:table-cell office:value-type="float" office:value="0.522204" calcext:value-type="float">
            <text:p>0,522204</text:p>
          </table:table-cell>
          <table:table-cell office:value-type="float" office:value="0.509137" calcext:value-type="float">
            <text:p>0,509137</text:p>
          </table:table-cell>
          <table:table-cell office:value-type="float" office:value="1.05395" calcext:value-type="float">
            <text:p>1,05395</text:p>
          </table:table-cell>
          <table:table-cell office:value-type="float" office:value="0.161957" calcext:value-type="float">
            <text:p>0,161957</text:p>
          </table:table-cell>
          <table:table-cell office:value-type="float" office:value="0.76219" calcext:value-type="float">
            <text:p>0,76219</text:p>
          </table:table-cell>
          <table:table-cell office:value-type="float" office:value="1.13109" calcext:value-type="float">
            <text:p>1,13109</text:p>
          </table:table-cell>
          <table:table-cell office:value-type="float" office:value="1.1164" calcext:value-type="float">
            <text:p>1,1164</text:p>
          </table:table-cell>
          <table:table-cell office:value-type="float" office:value="0.830299" calcext:value-type="float">
            <text:p>0,830299</text:p>
          </table:table-cell>
          <table:table-cell office:value-type="float" office:value="0.128758" calcext:value-type="float">
            <text:p>0,128758</text:p>
          </table:table-cell>
          <table:table-cell office:value-type="float" office:value="0.180571" calcext:value-type="float">
            <text:p>0,180571</text:p>
          </table:table-cell>
          <table:table-cell office:value-type="float" office:value="0.097712" calcext:value-type="float">
            <text:p>0,097712</text:p>
          </table:table-cell>
          <table:table-cell office:value-type="float" office:value="0.101574" calcext:value-type="float">
            <text:p>0,101574</text:p>
          </table:table-cell>
          <table:table-cell office:value-type="float" office:value="1.4099" calcext:value-type="float">
            <text:p>1,4099</text:p>
          </table:table-cell>
          <table:table-cell office:value-type="float" office:value="1.0027" calcext:value-type="float">
            <text:p>1,0027</text:p>
          </table:table-cell>
          <table:table-cell office:value-type="float" office:value="0.963815" calcext:value-type="float">
            <text:p>0,963815</text:p>
          </table:table-cell>
          <table:table-cell office:value-type="float" office:value="0.0832539" calcext:value-type="float">
            <text:p>0,0832539</text:p>
          </table:table-cell>
          <table:table-cell office:value-type="float" office:value="1.06623" calcext:value-type="float">
            <text:p>1,06623</text:p>
          </table:table-cell>
          <table:table-cell office:value-type="float" office:value="0.0686982" calcext:value-type="float">
            <text:p>0,0686982</text:p>
          </table:table-cell>
          <table:table-cell office:value-type="float" office:value="0.0819261" calcext:value-type="float">
            <text:p>0,0819261</text:p>
          </table:table-cell>
          <table:table-cell office:value-type="float" office:value="0.144826" calcext:value-type="float">
            <text:p>0,144826</text:p>
          </table:table-cell>
          <table:table-cell office:value-type="float" office:value="0.143463" calcext:value-type="float">
            <text:p>0,143463</text:p>
          </table:table-cell>
          <table:table-cell office:value-type="float" office:value="1.25977" calcext:value-type="float">
            <text:p>1,25977</text:p>
          </table:table-cell>
          <table:table-cell office:value-type="float" office:value="0.51048" calcext:value-type="float">
            <text:p>0,51048</text:p>
          </table:table-cell>
          <table:table-cell office:value-type="float" office:value="0.514345" calcext:value-type="float">
            <text:p>0,514345</text:p>
          </table:table-cell>
          <table:table-cell office:value-type="float" office:value="0.0620131" calcext:value-type="float">
            <text:p>0,0620131</text:p>
          </table:table-cell>
          <table:table-cell office:value-type="float" office:value="0.226158" calcext:value-type="float">
            <text:p>0,226158</text:p>
          </table:table-cell>
          <table:table-cell office:value-type="float" office:value="0.051136" calcext:value-type="float">
            <text:p>0,051136</text:p>
          </table:table-cell>
          <table:table-cell office:value-type="float" office:value="0.830637" calcext:value-type="float">
            <text:p>0,830637</text:p>
          </table:table-cell>
          <table:table-cell office:value-type="float" office:value="0.050843" calcext:value-type="float">
            <text:p>0,050843</text:p>
          </table:table-cell>
          <table:table-cell office:value-type="float" office:value="0.395059" calcext:value-type="float">
            <text:p>0,395059</text:p>
          </table:table-cell>
          <table:table-cell office:value-type="float" office:value="0.488594" calcext:value-type="float">
            <text:p>0,488594</text:p>
          </table:table-cell>
          <table:table-cell table:number-columns-repeated="20"/>
          <table:table-cell table:formula="of:=MIN([.A164:.BL164])" office:value-type="float" office:value="0.050843" calcext:value-type="float">
            <text:p>0,050843</text:p>
          </table:table-cell>
          <table:table-cell table:formula="of:=MAX([.A164:.BL164])" office:value-type="float" office:value="1.4099" calcext:value-type="float">
            <text:p>1,4099</text:p>
          </table:table-cell>
          <table:table-cell table:number-columns-repeated="7"/>
        </table:table-row>
        <table:table-row table:style-name="ro2">
          <table:table-cell office:value-type="float" office:value="0.177904" calcext:value-type="float">
            <text:p>0,177904</text:p>
          </table:table-cell>
          <table:table-cell office:value-type="float" office:value="0.195257" calcext:value-type="float">
            <text:p>0,195257</text:p>
          </table:table-cell>
          <table:table-cell office:value-type="float" office:value="0.131678" calcext:value-type="float">
            <text:p>0,131678</text:p>
          </table:table-cell>
          <table:table-cell office:value-type="float" office:value="0.185283" calcext:value-type="float">
            <text:p>0,185283</text:p>
          </table:table-cell>
          <table:table-cell office:value-type="float" office:value="0.247851" calcext:value-type="float">
            <text:p>0,247851</text:p>
          </table:table-cell>
          <table:table-cell office:value-type="float" office:value="0.147355" calcext:value-type="float">
            <text:p>0,147355</text:p>
          </table:table-cell>
          <table:table-cell office:value-type="float" office:value="0.187309" calcext:value-type="float">
            <text:p>0,187309</text:p>
          </table:table-cell>
          <table:table-cell office:value-type="float" office:value="0.662311" calcext:value-type="float">
            <text:p>0,662311</text:p>
          </table:table-cell>
          <table:table-cell office:value-type="float" office:value="0.38074" calcext:value-type="float">
            <text:p>0,38074</text:p>
          </table:table-cell>
          <table:table-cell office:value-type="float" office:value="0.344314" calcext:value-type="float">
            <text:p>0,344314</text:p>
          </table:table-cell>
          <table:table-cell office:value-type="float" office:value="0.311245" calcext:value-type="float">
            <text:p>0,311245</text:p>
          </table:table-cell>
          <table:table-cell office:value-type="float" office:value="0.127864" calcext:value-type="float">
            <text:p>0,127864</text:p>
          </table:table-cell>
          <table:table-cell office:value-type="float" office:value="0.497823" calcext:value-type="float">
            <text:p>0,497823</text:p>
          </table:table-cell>
          <table:table-cell office:value-type="float" office:value="0.874741" calcext:value-type="float">
            <text:p>0,874741</text:p>
          </table:table-cell>
          <table:table-cell office:value-type="float" office:value="0.474491" calcext:value-type="float">
            <text:p>0,474491</text:p>
          </table:table-cell>
          <table:table-cell office:value-type="float" office:value="0.473425" calcext:value-type="float">
            <text:p>0,473425</text:p>
          </table:table-cell>
          <table:table-cell office:value-type="float" office:value="0.371784" calcext:value-type="float">
            <text:p>0,371784</text:p>
          </table:table-cell>
          <table:table-cell office:value-type="float" office:value="0.700228" calcext:value-type="float">
            <text:p>0,700228</text:p>
          </table:table-cell>
          <table:table-cell office:value-type="float" office:value="0.301971" calcext:value-type="float">
            <text:p>0,301971</text:p>
          </table:table-cell>
          <table:table-cell office:value-type="float" office:value="1.40526" calcext:value-type="float">
            <text:p>1,40526</text:p>
          </table:table-cell>
          <table:table-cell office:value-type="float" office:value="0.497362" calcext:value-type="float">
            <text:p>0,497362</text:p>
          </table:table-cell>
          <table:table-cell office:value-type="float" office:value="1.27087" calcext:value-type="float">
            <text:p>1,27087</text:p>
          </table:table-cell>
          <table:table-cell office:value-type="float" office:value="1.36461" calcext:value-type="float">
            <text:p>1,36461</text:p>
          </table:table-cell>
          <table:table-cell office:value-type="float" office:value="1.1348" calcext:value-type="float">
            <text:p>1,1348</text:p>
          </table:table-cell>
          <table:table-cell office:value-type="float" office:value="0.22783" calcext:value-type="float">
            <text:p>0,22783</text:p>
          </table:table-cell>
          <table:table-cell office:value-type="float" office:value="0.444918" calcext:value-type="float">
            <text:p>0,444918</text:p>
          </table:table-cell>
          <table:table-cell office:value-type="float" office:value="1.04639" calcext:value-type="float">
            <text:p>1,04639</text:p>
          </table:table-cell>
          <table:table-cell office:value-type="float" office:value="0.394176" calcext:value-type="float">
            <text:p>0,394176</text:p>
          </table:table-cell>
          <table:table-cell office:value-type="float" office:value="0.957947" calcext:value-type="float">
            <text:p>0,957947</text:p>
          </table:table-cell>
          <table:table-cell office:value-type="float" office:value="1.36846" calcext:value-type="float">
            <text:p>1,36846</text:p>
          </table:table-cell>
          <table:table-cell office:value-type="float" office:value="1.39059" calcext:value-type="float">
            <text:p>1,39059</text:p>
          </table:table-cell>
          <table:table-cell office:value-type="float" office:value="0.177241" calcext:value-type="float">
            <text:p>0,177241</text:p>
          </table:table-cell>
          <table:table-cell office:value-type="float" office:value="1.18127" calcext:value-type="float">
            <text:p>1,18127</text:p>
          </table:table-cell>
          <table:table-cell office:value-type="float" office:value="1.68899" calcext:value-type="float">
            <text:p>1,68899</text:p>
          </table:table-cell>
          <table:table-cell office:value-type="float" office:value="1.32132" calcext:value-type="float">
            <text:p>1,32132</text:p>
          </table:table-cell>
          <table:table-cell office:value-type="float" office:value="1.35159" calcext:value-type="float">
            <text:p>1,35159</text:p>
          </table:table-cell>
          <table:table-cell office:value-type="float" office:value="1.2507" calcext:value-type="float">
            <text:p>1,2507</text:p>
          </table:table-cell>
          <table:table-cell office:value-type="float" office:value="0.204124" calcext:value-type="float">
            <text:p>0,204124</text:p>
          </table:table-cell>
          <table:table-cell office:value-type="float" office:value="0.899461" calcext:value-type="float">
            <text:p>0,899461</text:p>
          </table:table-cell>
          <table:table-cell office:value-type="float" office:value="0.881936" calcext:value-type="float">
            <text:p>0,881936</text:p>
          </table:table-cell>
          <table:table-cell office:value-type="float" office:value="0.884318" calcext:value-type="float">
            <text:p>0,884318</text:p>
          </table:table-cell>
          <table:table-cell office:value-type="float" office:value="1.35786" calcext:value-type="float">
            <text:p>1,35786</text:p>
          </table:table-cell>
          <table:table-cell office:value-type="float" office:value="1.10908" calcext:value-type="float">
            <text:p>1,10908</text:p>
          </table:table-cell>
          <table:table-cell office:value-type="float" office:value="0.826571" calcext:value-type="float">
            <text:p>0,826571</text:p>
          </table:table-cell>
          <table:table-cell office:value-type="float" office:value="1.53276" calcext:value-type="float">
            <text:p>1,53276</text:p>
          </table:table-cell>
          <table:table-cell office:value-type="float" office:value="1.44523" calcext:value-type="float">
            <text:p>1,44523</text:p>
          </table:table-cell>
          <table:table-cell office:value-type="float" office:value="0.902388" calcext:value-type="float">
            <text:p>0,902388</text:p>
          </table:table-cell>
          <table:table-cell office:value-type="float" office:value="0.832935" calcext:value-type="float">
            <text:p>0,832935</text:p>
          </table:table-cell>
          <table:table-cell table:number-columns-repeated="20"/>
          <table:table-cell table:formula="of:=MIN([.A165:.BL165])" office:value-type="float" office:value="0.127864" calcext:value-type="float">
            <text:p>0,127864</text:p>
          </table:table-cell>
          <table:table-cell table:formula="of:=MAX([.A165:.BL165])" office:value-type="float" office:value="1.68899" calcext:value-type="float">
            <text:p>1,68899</text:p>
          </table:table-cell>
          <table:table-cell table:number-columns-repeated="7"/>
        </table:table-row>
        <table:table-row table:style-name="ro2">
          <table:table-cell office:value-type="float" office:value="0.084132" calcext:value-type="float">
            <text:p>0,084132</text:p>
          </table:table-cell>
          <table:table-cell office:value-type="float" office:value="0.0640528" calcext:value-type="float">
            <text:p>0,0640528</text:p>
          </table:table-cell>
          <table:table-cell office:value-type="float" office:value="0.20194" calcext:value-type="float">
            <text:p>0,20194</text:p>
          </table:table-cell>
          <table:table-cell office:value-type="float" office:value="0.095933" calcext:value-type="float">
            <text:p>0,095933</text:p>
          </table:table-cell>
          <table:table-cell office:value-type="float" office:value="0.151641" calcext:value-type="float">
            <text:p>0,151641</text:p>
          </table:table-cell>
          <table:table-cell office:value-type="float" office:value="0.0540562" calcext:value-type="float">
            <text:p>0,0540562</text:p>
          </table:table-cell>
          <table:table-cell office:value-type="float" office:value="0.298458" calcext:value-type="float">
            <text:p>0,298458</text:p>
          </table:table-cell>
          <table:table-cell office:value-type="float" office:value="0.193996" calcext:value-type="float">
            <text:p>0,193996</text:p>
          </table:table-cell>
          <table:table-cell office:value-type="float" office:value="0.122663" calcext:value-type="float">
            <text:p>0,122663</text:p>
          </table:table-cell>
          <table:table-cell office:value-type="float" office:value="0.203639" calcext:value-type="float">
            <text:p>0,203639</text:p>
          </table:table-cell>
          <table:table-cell office:value-type="float" office:value="0.156919" calcext:value-type="float">
            <text:p>0,156919</text:p>
          </table:table-cell>
          <table:table-cell office:value-type="float" office:value="0.126991" calcext:value-type="float">
            <text:p>0,126991</text:p>
          </table:table-cell>
          <table:table-cell office:value-type="float" office:value="0.222664" calcext:value-type="float">
            <text:p>0,222664</text:p>
          </table:table-cell>
          <table:table-cell office:value-type="float" office:value="0.0627992" calcext:value-type="float">
            <text:p>0,0627992</text:p>
          </table:table-cell>
          <table:table-cell office:value-type="float" office:value="0.186987" calcext:value-type="float">
            <text:p>0,186987</text:p>
          </table:table-cell>
          <table:table-cell office:value-type="float" office:value="0.387947" calcext:value-type="float">
            <text:p>0,387947</text:p>
          </table:table-cell>
          <table:table-cell office:value-type="float" office:value="0.106871" calcext:value-type="float">
            <text:p>0,106871</text:p>
          </table:table-cell>
          <table:table-cell office:value-type="float" office:value="0.172552" calcext:value-type="float">
            <text:p>0,172552</text:p>
          </table:table-cell>
          <table:table-cell office:value-type="float" office:value="0.194816" calcext:value-type="float">
            <text:p>0,194816</text:p>
          </table:table-cell>
          <table:table-cell office:value-type="float" office:value="0.118631" calcext:value-type="float">
            <text:p>0,118631</text:p>
          </table:table-cell>
          <table:table-cell office:value-type="float" office:value="0.173448" calcext:value-type="float">
            <text:p>0,173448</text:p>
          </table:table-cell>
          <table:table-cell office:value-type="float" office:value="0.229866" calcext:value-type="float">
            <text:p>0,229866</text:p>
          </table:table-cell>
          <table:table-cell office:value-type="float" office:value="0.38246" calcext:value-type="float">
            <text:p>0,38246</text:p>
          </table:table-cell>
          <table:table-cell office:value-type="float" office:value="0.428494" calcext:value-type="float">
            <text:p>0,428494</text:p>
          </table:table-cell>
          <table:table-cell office:value-type="float" office:value="0.262759" calcext:value-type="float">
            <text:p>0,262759</text:p>
          </table:table-cell>
          <table:table-cell office:value-type="float" office:value="1.47303" calcext:value-type="float">
            <text:p>1,47303</text:p>
          </table:table-cell>
          <table:table-cell office:value-type="float" office:value="1.33496" calcext:value-type="float">
            <text:p>1,33496</text:p>
          </table:table-cell>
          <table:table-cell office:value-type="float" office:value="0.809771" calcext:value-type="float">
            <text:p>0,809771</text:p>
          </table:table-cell>
          <table:table-cell office:value-type="float" office:value="1.06629" calcext:value-type="float">
            <text:p>1,06629</text:p>
          </table:table-cell>
          <table:table-cell office:value-type="float" office:value="1.15265" calcext:value-type="float">
            <text:p>1,15265</text:p>
          </table:table-cell>
          <table:table-cell office:value-type="float" office:value="0.956267" calcext:value-type="float">
            <text:p>0,956267</text:p>
          </table:table-cell>
          <table:table-cell office:value-type="float" office:value="0.104658" calcext:value-type="float">
            <text:p>0,104658</text:p>
          </table:table-cell>
          <table:table-cell office:value-type="float" office:value="0.494947" calcext:value-type="float">
            <text:p>0,494947</text:p>
          </table:table-cell>
          <table:table-cell office:value-type="float" office:value="0.267223" calcext:value-type="float">
            <text:p>0,267223</text:p>
          </table:table-cell>
          <table:table-cell office:value-type="float" office:value="0.713235" calcext:value-type="float">
            <text:p>0,713235</text:p>
          </table:table-cell>
          <table:table-cell office:value-type="float" office:value="0.306378" calcext:value-type="float">
            <text:p>0,306378</text:p>
          </table:table-cell>
          <table:table-cell office:value-type="float" office:value="0.408807" calcext:value-type="float">
            <text:p>0,408807</text:p>
          </table:table-cell>
          <table:table-cell office:value-type="float" office:value="0.200296" calcext:value-type="float">
            <text:p>0,200296</text:p>
          </table:table-cell>
          <table:table-cell office:value-type="float" office:value="0.733767" calcext:value-type="float">
            <text:p>0,733767</text:p>
          </table:table-cell>
          <table:table-cell office:value-type="float" office:value="0.821468" calcext:value-type="float">
            <text:p>0,821468</text:p>
          </table:table-cell>
          <table:table-cell office:value-type="float" office:value="0.178568" calcext:value-type="float">
            <text:p>0,178568</text:p>
          </table:table-cell>
          <table:table-cell office:value-type="float" office:value="0.185419" calcext:value-type="float">
            <text:p>0,185419</text:p>
          </table:table-cell>
          <table:table-cell office:value-type="float" office:value="0.611247" calcext:value-type="float">
            <text:p>0,611247</text:p>
          </table:table-cell>
          <table:table-cell office:value-type="float" office:value="0.360405" calcext:value-type="float">
            <text:p>0,360405</text:p>
          </table:table-cell>
          <table:table-cell office:value-type="float" office:value="0.159209" calcext:value-type="float">
            <text:p>0,159209</text:p>
          </table:table-cell>
          <table:table-cell office:value-type="float" office:value="1.17318" calcext:value-type="float">
            <text:p>1,17318</text:p>
          </table:table-cell>
          <table:table-cell office:value-type="float" office:value="0.216303" calcext:value-type="float">
            <text:p>0,216303</text:p>
          </table:table-cell>
          <table:table-cell office:value-type="float" office:value="1.80816" calcext:value-type="float">
            <text:p>1,80816</text:p>
          </table:table-cell>
          <table:table-cell table:number-columns-repeated="20"/>
          <table:table-cell table:formula="of:=MIN([.A166:.BL166])" office:value-type="float" office:value="0.0540562" calcext:value-type="float">
            <text:p>0,0540562</text:p>
          </table:table-cell>
          <table:table-cell table:formula="of:=MAX([.A166:.BL166])" office:value-type="float" office:value="1.80816" calcext:value-type="float">
            <text:p>1,80816</text:p>
          </table:table-cell>
          <table:table-cell table:number-columns-repeated="7"/>
        </table:table-row>
        <table:table-row table:style-name="ro2">
          <table:table-cell office:value-type="float" office:value="0.0841451" calcext:value-type="float">
            <text:p>0,0841451</text:p>
          </table:table-cell>
          <table:table-cell office:value-type="float" office:value="0.104972" calcext:value-type="float">
            <text:p>0,104972</text:p>
          </table:table-cell>
          <table:table-cell office:value-type="float" office:value="0.128112" calcext:value-type="float">
            <text:p>0,128112</text:p>
          </table:table-cell>
          <table:table-cell office:value-type="float" office:value="0.102375" calcext:value-type="float">
            <text:p>0,102375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0.0669072" calcext:value-type="float">
            <text:p>0,0669072</text:p>
          </table:table-cell>
          <table:table-cell office:value-type="float" office:value="0.428761" calcext:value-type="float">
            <text:p>0,428761</text:p>
          </table:table-cell>
          <table:table-cell office:value-type="float" office:value="0.076097" calcext:value-type="float">
            <text:p>0,076097</text:p>
          </table:table-cell>
          <table:table-cell office:value-type="float" office:value="0.421818" calcext:value-type="float">
            <text:p>0,421818</text:p>
          </table:table-cell>
          <table:table-cell office:value-type="float" office:value="0.0953538" calcext:value-type="float">
            <text:p>0,0953538</text:p>
          </table:table-cell>
          <table:table-cell office:value-type="float" office:value="0.107286" calcext:value-type="float">
            <text:p>0,107286</text:p>
          </table:table-cell>
          <table:table-cell office:value-type="float" office:value="0.0929999" calcext:value-type="float">
            <text:p>0,0929999</text:p>
          </table:table-cell>
          <table:table-cell office:value-type="float" office:value="0.0670459" calcext:value-type="float">
            <text:p>0,0670459</text:p>
          </table:table-cell>
          <table:table-cell office:value-type="float" office:value="0.090019" calcext:value-type="float">
            <text:p>0,090019</text:p>
          </table:table-cell>
          <table:table-cell office:value-type="float" office:value="0.0892642" calcext:value-type="float">
            <text:p>0,0892642</text:p>
          </table:table-cell>
          <table:table-cell office:value-type="float" office:value="1.11764" calcext:value-type="float">
            <text:p>1,11764</text:p>
          </table:table-cell>
          <table:table-cell office:value-type="float" office:value="0.989239" calcext:value-type="float">
            <text:p>0,989239</text:p>
          </table:table-cell>
          <table:table-cell office:value-type="float" office:value="1.01642" calcext:value-type="float">
            <text:p>1,01642</text:p>
          </table:table-cell>
          <table:table-cell office:value-type="float" office:value="0.968173" calcext:value-type="float">
            <text:p>0,968173</text:p>
          </table:table-cell>
          <table:table-cell office:value-type="float" office:value="1.29834" calcext:value-type="float">
            <text:p>1,29834</text:p>
          </table:table-cell>
          <table:table-cell office:value-type="float" office:value="1.18011" calcext:value-type="float">
            <text:p>1,18011</text:p>
          </table:table-cell>
          <table:table-cell office:value-type="float" office:value="1.09531" calcext:value-type="float">
            <text:p>1,09531</text:p>
          </table:table-cell>
          <table:table-cell office:value-type="float" office:value="1.02544" calcext:value-type="float">
            <text:p>1,02544</text:p>
          </table:table-cell>
          <table:table-cell office:value-type="float" office:value="0.970106" calcext:value-type="float">
            <text:p>0,970106</text:p>
          </table:table-cell>
          <table:table-cell office:value-type="float" office:value="0.818302" calcext:value-type="float">
            <text:p>0,818302</text:p>
          </table:table-cell>
          <table:table-cell office:value-type="float" office:value="0.954528" calcext:value-type="float">
            <text:p>0,954528</text:p>
          </table:table-cell>
          <table:table-cell office:value-type="float" office:value="0.927191" calcext:value-type="float">
            <text:p>0,927191</text:p>
          </table:table-cell>
          <table:table-cell office:value-type="float" office:value="0.590673" calcext:value-type="float">
            <text:p>0,590673</text:p>
          </table:table-cell>
          <table:table-cell office:value-type="float" office:value="0.894096" calcext:value-type="float">
            <text:p>0,894096</text:p>
          </table:table-cell>
          <table:table-cell office:value-type="float" office:value="0.812786" calcext:value-type="float">
            <text:p>0,812786</text:p>
          </table:table-cell>
          <table:table-cell office:value-type="float" office:value="0.740606" calcext:value-type="float">
            <text:p>0,740606</text:p>
          </table:table-cell>
          <table:table-cell office:value-type="float" office:value="0.596164" calcext:value-type="float">
            <text:p>0,596164</text:p>
          </table:table-cell>
          <table:table-cell office:value-type="float" office:value="0.525458" calcext:value-type="float">
            <text:p>0,525458</text:p>
          </table:table-cell>
          <table:table-cell office:value-type="float" office:value="0.546321" calcext:value-type="float">
            <text:p>0,546321</text:p>
          </table:table-cell>
          <table:table-cell office:value-type="float" office:value="0.219652" calcext:value-type="float">
            <text:p>0,219652</text:p>
          </table:table-cell>
          <table:table-cell office:value-type="float" office:value="0.501632" calcext:value-type="float">
            <text:p>0,501632</text:p>
          </table:table-cell>
          <table:table-cell office:value-type="float" office:value="0.47275" calcext:value-type="float">
            <text:p>0,47275</text:p>
          </table:table-cell>
          <table:table-cell office:value-type="float" office:value="0.48961" calcext:value-type="float">
            <text:p>0,48961</text:p>
          </table:table-cell>
          <table:table-cell office:value-type="float" office:value="0.184453" calcext:value-type="float">
            <text:p>0,184453</text:p>
          </table:table-cell>
          <table:table-cell office:value-type="float" office:value="0.11319" calcext:value-type="float">
            <text:p>0,11319</text:p>
          </table:table-cell>
          <table:table-cell office:value-type="float" office:value="0.0729921" calcext:value-type="float">
            <text:p>0,0729921</text:p>
          </table:table-cell>
          <table:table-cell office:value-type="float" office:value="0.121428" calcext:value-type="float">
            <text:p>0,121428</text:p>
          </table:table-cell>
          <table:table-cell office:value-type="float" office:value="0.118203" calcext:value-type="float">
            <text:p>0,118203</text:p>
          </table:table-cell>
          <table:table-cell office:value-type="float" office:value="0.141354" calcext:value-type="float">
            <text:p>0,141354</text:p>
          </table:table-cell>
          <table:table-cell office:value-type="float" office:value="0.825806" calcext:value-type="float">
            <text:p>0,825806</text:p>
          </table:table-cell>
          <table:table-cell office:value-type="float" office:value="0.287743" calcext:value-type="float">
            <text:p>0,287743</text:p>
          </table:table-cell>
          <table:table-cell office:value-type="float" office:value="0.256229" calcext:value-type="float">
            <text:p>0,256229</text:p>
          </table:table-cell>
          <table:table-cell office:value-type="float" office:value="0.0499671" calcext:value-type="float">
            <text:p>0,0499671</text:p>
          </table:table-cell>
          <table:table-cell table:number-columns-repeated="20"/>
          <table:table-cell table:formula="of:=MIN([.A167:.BL167])" office:value-type="float" office:value="0.0499671" calcext:value-type="float">
            <text:p>0,0499671</text:p>
          </table:table-cell>
          <table:table-cell table:formula="of:=MAX([.A167:.BL167])" office:value-type="float" office:value="1.29834" calcext:value-type="float">
            <text:p>1,29834</text:p>
          </table:table-cell>
          <table:table-cell table:number-columns-repeated="7"/>
        </table:table-row>
        <table:table-row table:style-name="ro2">
          <table:table-cell office:value-type="float" office:value="0.15055" calcext:value-type="float">
            <text:p>0,15055</text:p>
          </table:table-cell>
          <table:table-cell office:value-type="float" office:value="0.18054" calcext:value-type="float">
            <text:p>0,18054</text:p>
          </table:table-cell>
          <table:table-cell office:value-type="float" office:value="0.104082" calcext:value-type="float">
            <text:p>0,104082</text:p>
          </table:table-cell>
          <table:table-cell office:value-type="float" office:value="0.130369" calcext:value-type="float">
            <text:p>0,130369</text:p>
          </table:table-cell>
          <table:table-cell office:value-type="float" office:value="0.159016" calcext:value-type="float">
            <text:p>0,159016</text:p>
          </table:table-cell>
          <table:table-cell office:value-type="float" office:value="0.195239" calcext:value-type="float">
            <text:p>0,195239</text:p>
          </table:table-cell>
          <table:table-cell office:value-type="float" office:value="0.148823" calcext:value-type="float">
            <text:p>0,148823</text:p>
          </table:table-cell>
          <table:table-cell office:value-type="float" office:value="0.177788" calcext:value-type="float">
            <text:p>0,177788</text:p>
          </table:table-cell>
          <table:table-cell office:value-type="float" office:value="0.203162" calcext:value-type="float">
            <text:p>0,203162</text:p>
          </table:table-cell>
          <table:table-cell office:value-type="float" office:value="0.656943" calcext:value-type="float">
            <text:p>0,656943</text:p>
          </table:table-cell>
          <table:table-cell office:value-type="float" office:value="0.71809" calcext:value-type="float">
            <text:p>0,71809</text:p>
          </table:table-cell>
          <table:table-cell office:value-type="float" office:value="0.104928" calcext:value-type="float">
            <text:p>0,104928</text:p>
          </table:table-cell>
          <table:table-cell office:value-type="float" office:value="0.127939" calcext:value-type="float">
            <text:p>0,127939</text:p>
          </table:table-cell>
          <table:table-cell office:value-type="float" office:value="0.609733" calcext:value-type="float">
            <text:p>0,609733</text:p>
          </table:table-cell>
          <table:table-cell office:value-type="float" office:value="0.302392" calcext:value-type="float">
            <text:p>0,302392</text:p>
          </table:table-cell>
          <table:table-cell office:value-type="float" office:value="0.145756" calcext:value-type="float">
            <text:p>0,145756</text:p>
          </table:table-cell>
          <table:table-cell office:value-type="float" office:value="0.580821" calcext:value-type="float">
            <text:p>0,580821</text:p>
          </table:table-cell>
          <table:table-cell office:value-type="float" office:value="0.630289" calcext:value-type="float">
            <text:p>0,630289</text:p>
          </table:table-cell>
          <table:table-cell office:value-type="float" office:value="1.20887" calcext:value-type="float">
            <text:p>1,20887</text:p>
          </table:table-cell>
          <table:table-cell office:value-type="float" office:value="0.600512" calcext:value-type="float">
            <text:p>0,600512</text:p>
          </table:table-cell>
          <table:table-cell office:value-type="float" office:value="1.43583" calcext:value-type="float">
            <text:p>1,43583</text:p>
          </table:table-cell>
          <table:table-cell office:value-type="float" office:value="0.527159" calcext:value-type="float">
            <text:p>0,527159</text:p>
          </table:table-cell>
          <table:table-cell office:value-type="float" office:value="1.27895" calcext:value-type="float">
            <text:p>1,27895</text:p>
          </table:table-cell>
          <table:table-cell office:value-type="float" office:value="1.5877" calcext:value-type="float">
            <text:p>1,5877</text:p>
          </table:table-cell>
          <table:table-cell office:value-type="float" office:value="1.21829" calcext:value-type="float">
            <text:p>1,21829</text:p>
          </table:table-cell>
          <table:table-cell office:value-type="float" office:value="1.18661" calcext:value-type="float">
            <text:p>1,18661</text:p>
          </table:table-cell>
          <table:table-cell office:value-type="float" office:value="0.476033" calcext:value-type="float">
            <text:p>0,476033</text:p>
          </table:table-cell>
          <table:table-cell office:value-type="float" office:value="1.04713" calcext:value-type="float">
            <text:p>1,04713</text:p>
          </table:table-cell>
          <table:table-cell office:value-type="float" office:value="1.05048" calcext:value-type="float">
            <text:p>1,05048</text:p>
          </table:table-cell>
          <table:table-cell office:value-type="float" office:value="0.523997" calcext:value-type="float">
            <text:p>0,523997</text:p>
          </table:table-cell>
          <table:table-cell office:value-type="float" office:value="1.59079" calcext:value-type="float">
            <text:p>1,59079</text:p>
          </table:table-cell>
          <table:table-cell office:value-type="float" office:value="0.485848" calcext:value-type="float">
            <text:p>0,485848</text:p>
          </table:table-cell>
          <table:table-cell office:value-type="float" office:value="0.433024" calcext:value-type="float">
            <text:p>0,433024</text:p>
          </table:table-cell>
          <table:table-cell office:value-type="float" office:value="1.75941" calcext:value-type="float">
            <text:p>1,75941</text:p>
          </table:table-cell>
          <table:table-cell office:value-type="float" office:value="1.2727" calcext:value-type="float">
            <text:p>1,2727</text:p>
          </table:table-cell>
          <table:table-cell office:value-type="float" office:value="1.05724" calcext:value-type="float">
            <text:p>1,05724</text:p>
          </table:table-cell>
          <table:table-cell office:value-type="float" office:value="1.30252" calcext:value-type="float">
            <text:p>1,30252</text:p>
          </table:table-cell>
          <table:table-cell office:value-type="float" office:value="1.55446" calcext:value-type="float">
            <text:p>1,55446</text:p>
          </table:table-cell>
          <table:table-cell office:value-type="float" office:value="1.36526" calcext:value-type="float">
            <text:p>1,36526</text:p>
          </table:table-cell>
          <table:table-cell office:value-type="float" office:value="1.85827" calcext:value-type="float">
            <text:p>1,85827</text:p>
          </table:table-cell>
          <table:table-cell office:value-type="float" office:value="1.57773" calcext:value-type="float">
            <text:p>1,57773</text:p>
          </table:table-cell>
          <table:table-cell office:value-type="float" office:value="0.973387" calcext:value-type="float">
            <text:p>0,973387</text:p>
          </table:table-cell>
          <table:table-cell office:value-type="float" office:value="0.91718" calcext:value-type="float">
            <text:p>0,91718</text:p>
          </table:table-cell>
          <table:table-cell office:value-type="float" office:value="1.0321" calcext:value-type="float">
            <text:p>1,0321</text:p>
          </table:table-cell>
          <table:table-cell office:value-type="float" office:value="1.44376" calcext:value-type="float">
            <text:p>1,44376</text:p>
          </table:table-cell>
          <table:table-cell office:value-type="float" office:value="1.69089" calcext:value-type="float">
            <text:p>1,69089</text:p>
          </table:table-cell>
          <table:table-cell office:value-type="float" office:value="1.299" calcext:value-type="float">
            <text:p>1,299</text:p>
          </table:table-cell>
          <table:table-cell office:value-type="float" office:value="0.153367" calcext:value-type="float">
            <text:p>0,153367</text:p>
          </table:table-cell>
          <table:table-cell table:number-columns-repeated="20"/>
          <table:table-cell table:formula="of:=MIN([.A168:.BL168])" office:value-type="float" office:value="0.104082" calcext:value-type="float">
            <text:p>0,104082</text:p>
          </table:table-cell>
          <table:table-cell table:formula="of:=MAX([.A168:.BL168])" office:value-type="float" office:value="1.85827" calcext:value-type="float">
            <text:p>1,8582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097255" calcext:value-type="float">
            <text:p>0,097255</text:p>
          </table:table-cell>
          <table:table-cell office:value-type="float" office:value="0.149224" calcext:value-type="float">
            <text:p>0,149224</text:p>
          </table:table-cell>
          <table:table-cell office:value-type="float" office:value="0.149359" calcext:value-type="float">
            <text:p>0,149359</text:p>
          </table:table-cell>
          <table:table-cell office:value-type="float" office:value="0.112385" calcext:value-type="float">
            <text:p>0,112385</text:p>
          </table:table-cell>
          <table:table-cell office:value-type="float" office:value="0.151506" calcext:value-type="float">
            <text:p>0,151506</text:p>
          </table:table-cell>
          <table:table-cell office:value-type="float" office:value="0.309346" calcext:value-type="float">
            <text:p>0,309346</text:p>
          </table:table-cell>
          <table:table-cell office:value-type="float" office:value="0.159003" calcext:value-type="float">
            <text:p>0,159003</text:p>
          </table:table-cell>
          <table:table-cell office:value-type="float" office:value="0.300264" calcext:value-type="float">
            <text:p>0,300264</text:p>
          </table:table-cell>
          <table:table-cell office:value-type="float" office:value="0.138319" calcext:value-type="float">
            <text:p>0,138319</text:p>
          </table:table-cell>
          <table:table-cell office:value-type="float" office:value="0.445567" calcext:value-type="float">
            <text:p>0,445567</text:p>
          </table:table-cell>
          <table:table-cell office:value-type="float" office:value="0.335546" calcext:value-type="float">
            <text:p>0,335546</text:p>
          </table:table-cell>
          <table:table-cell office:value-type="float" office:value="0.303454" calcext:value-type="float">
            <text:p>0,303454</text:p>
          </table:table-cell>
          <table:table-cell office:value-type="float" office:value="0.34596" calcext:value-type="float">
            <text:p>0,34596</text:p>
          </table:table-cell>
          <table:table-cell office:value-type="float" office:value="0.253113" calcext:value-type="float">
            <text:p>0,253113</text:p>
          </table:table-cell>
          <table:table-cell office:value-type="float" office:value="0.273843" calcext:value-type="float">
            <text:p>0,273843</text:p>
          </table:table-cell>
          <table:table-cell office:value-type="float" office:value="0.589747" calcext:value-type="float">
            <text:p>0,589747</text:p>
          </table:table-cell>
          <table:table-cell office:value-type="float" office:value="0.199582" calcext:value-type="float">
            <text:p>0,199582</text:p>
          </table:table-cell>
          <table:table-cell office:value-type="float" office:value="0.226086" calcext:value-type="float">
            <text:p>0,226086</text:p>
          </table:table-cell>
          <table:table-cell office:value-type="float" office:value="0.452386" calcext:value-type="float">
            <text:p>0,452386</text:p>
          </table:table-cell>
          <table:table-cell office:value-type="float" office:value="0.340346" calcext:value-type="float">
            <text:p>0,340346</text:p>
          </table:table-cell>
          <table:table-cell office:value-type="float" office:value="0.354035" calcext:value-type="float">
            <text:p>0,354035</text:p>
          </table:table-cell>
          <table:table-cell office:value-type="float" office:value="0.430928" calcext:value-type="float">
            <text:p>0,430928</text:p>
          </table:table-cell>
          <table:table-cell office:value-type="float" office:value="0.370275" calcext:value-type="float">
            <text:p>0,370275</text:p>
          </table:table-cell>
          <table:table-cell office:value-type="float" office:value="0.253453" calcext:value-type="float">
            <text:p>0,253453</text:p>
          </table:table-cell>
          <table:table-cell office:value-type="float" office:value="0.346401" calcext:value-type="float">
            <text:p>0,346401</text:p>
          </table:table-cell>
          <table:table-cell office:value-type="float" office:value="0.17771" calcext:value-type="float">
            <text:p>0,17771</text:p>
          </table:table-cell>
          <table:table-cell office:value-type="float" office:value="0.39879" calcext:value-type="float">
            <text:p>0,39879</text:p>
          </table:table-cell>
          <table:table-cell office:value-type="float" office:value="1.16418" calcext:value-type="float">
            <text:p>1,16418</text:p>
          </table:table-cell>
          <table:table-cell office:value-type="float" office:value="0.288281" calcext:value-type="float">
            <text:p>0,288281</text:p>
          </table:table-cell>
          <table:table-cell office:value-type="float" office:value="0.369613" calcext:value-type="float">
            <text:p>0,369613</text:p>
          </table:table-cell>
          <table:table-cell office:value-type="float" office:value="1.07219" calcext:value-type="float">
            <text:p>1,07219</text:p>
          </table:table-cell>
          <table:table-cell office:value-type="float" office:value="0.374577" calcext:value-type="float">
            <text:p>0,374577</text:p>
          </table:table-cell>
          <table:table-cell office:value-type="float" office:value="1.11063" calcext:value-type="float">
            <text:p>1,11063</text:p>
          </table:table-cell>
          <table:table-cell office:value-type="float" office:value="0.446636" calcext:value-type="float">
            <text:p>0,446636</text:p>
          </table:table-cell>
          <table:table-cell office:value-type="float" office:value="1.22435" calcext:value-type="float">
            <text:p>1,22435</text:p>
          </table:table-cell>
          <table:table-cell office:value-type="float" office:value="0.311877" calcext:value-type="float">
            <text:p>0,311877</text:p>
          </table:table-cell>
          <table:table-cell office:value-type="float" office:value="0.146436" calcext:value-type="float">
            <text:p>0,146436</text:p>
          </table:table-cell>
          <table:table-cell office:value-type="float" office:value="0.1747" calcext:value-type="float">
            <text:p>0,1747</text:p>
          </table:table-cell>
          <table:table-cell office:value-type="float" office:value="0.149634" calcext:value-type="float">
            <text:p>0,149634</text:p>
          </table:table-cell>
          <table:table-cell office:value-type="float" office:value="0.158928" calcext:value-type="float">
            <text:p>0,158928</text:p>
          </table:table-cell>
          <table:table-cell office:value-type="float" office:value="0.1004" calcext:value-type="float">
            <text:p>0,1004</text:p>
          </table:table-cell>
          <table:table-cell office:value-type="float" office:value="0.0788059" calcext:value-type="float">
            <text:p>0,0788059</text:p>
          </table:table-cell>
          <table:table-cell office:value-type="float" office:value="0.22476" calcext:value-type="float">
            <text:p>0,22476</text:p>
          </table:table-cell>
          <table:table-cell office:value-type="float" office:value="0.271425" calcext:value-type="float">
            <text:p>0,271425</text:p>
          </table:table-cell>
          <table:table-cell office:value-type="float" office:value="0.161085" calcext:value-type="float">
            <text:p>0,161085</text:p>
          </table:table-cell>
          <table:table-cell office:value-type="float" office:value="0.195086" calcext:value-type="float">
            <text:p>0,195086</text:p>
          </table:table-cell>
          <table:table-cell office:value-type="float" office:value="0.382712" calcext:value-type="float">
            <text:p>0,382712</text:p>
          </table:table-cell>
          <table:table-cell office:value-type="float" office:value="0.379225" calcext:value-type="float">
            <text:p>0,379225</text:p>
          </table:table-cell>
          <table:table-cell office:value-type="float" office:value="0.388604" calcext:value-type="float">
            <text:p>0,388604</text:p>
          </table:table-cell>
          <table:table-cell office:value-type="float" office:value="0.200069" calcext:value-type="float">
            <text:p>0,200069</text:p>
          </table:table-cell>
          <table:table-cell office:value-type="float" office:value="0.352458" calcext:value-type="float">
            <text:p>0,352458</text:p>
          </table:table-cell>
          <table:table-cell office:value-type="float" office:value="0.705283" calcext:value-type="float">
            <text:p>0,705283</text:p>
          </table:table-cell>
          <table:table-cell office:value-type="float" office:value="0.24803" calcext:value-type="float">
            <text:p>0,24803</text:p>
          </table:table-cell>
          <table:table-cell office:value-type="float" office:value="1.91331" calcext:value-type="float">
            <text:p>1,91331</text:p>
          </table:table-cell>
          <table:table-cell office:value-type="float" office:value="0.236244" calcext:value-type="float">
            <text:p>0,236244</text:p>
          </table:table-cell>
          <table:table-cell office:value-type="float" office:value="0.795642" calcext:value-type="float">
            <text:p>0,795642</text:p>
          </table:table-cell>
          <table:table-cell office:value-type="float" office:value="0.160279" calcext:value-type="float">
            <text:p>0,160279</text:p>
          </table:table-cell>
          <table:table-cell office:value-type="float" office:value="0.666732" calcext:value-type="float">
            <text:p>0,666732</text:p>
          </table:table-cell>
          <table:table-cell office:value-type="float" office:value="0.101149" calcext:value-type="float">
            <text:p>0,101149</text:p>
          </table:table-cell>
          <table:table-cell office:value-type="float" office:value="0.180951" calcext:value-type="float">
            <text:p>0,180951</text:p>
          </table:table-cell>
          <table:table-cell office:value-type="float" office:value="0.13599" calcext:value-type="float">
            <text:p>0,13599</text:p>
          </table:table-cell>
          <table:table-cell office:value-type="float" office:value="0.224536" calcext:value-type="float">
            <text:p>0,224536</text:p>
          </table:table-cell>
          <table:table-cell office:value-type="float" office:value="0.112708" calcext:value-type="float">
            <text:p>0,112708</text:p>
          </table:table-cell>
          <table:table-cell office:value-type="float" office:value="0.083107" calcext:value-type="float">
            <text:p>0,083107</text:p>
          </table:table-cell>
          <table:table-cell table:number-columns-repeated="4"/>
          <table:table-cell table:formula="of:=MIN([.A170:.BL170])" office:value-type="float" office:value="0.0788059" calcext:value-type="float">
            <text:p>0,0788059</text:p>
          </table:table-cell>
          <table:table-cell table:formula="of:=MAX([.A170:.BL170])" office:value-type="float" office:value="1.91331" calcext:value-type="float">
            <text:p>1,91331</text:p>
          </table:table-cell>
          <table:table-cell table:number-columns-repeated="7"/>
        </table:table-row>
        <table:table-row table:style-name="ro2">
          <table:table-cell office:value-type="float" office:value="0.106145" calcext:value-type="float">
            <text:p>0,106145</text:p>
          </table:table-cell>
          <table:table-cell office:value-type="float" office:value="0.145045" calcext:value-type="float">
            <text:p>0,145045</text:p>
          </table:table-cell>
          <table:table-cell office:value-type="float" office:value="0.171741" calcext:value-type="float">
            <text:p>0,171741</text:p>
          </table:table-cell>
          <table:table-cell office:value-type="float" office:value="0.159429" calcext:value-type="float">
            <text:p>0,159429</text:p>
          </table:table-cell>
          <table:table-cell office:value-type="float" office:value="0.16065" calcext:value-type="float">
            <text:p>0,16065</text:p>
          </table:table-cell>
          <table:table-cell office:value-type="float" office:value="0.10828" calcext:value-type="float">
            <text:p>0,10828</text:p>
          </table:table-cell>
          <table:table-cell office:value-type="float" office:value="0.112367" calcext:value-type="float">
            <text:p>0,112367</text:p>
          </table:table-cell>
          <table:table-cell office:value-type="float" office:value="0.136646" calcext:value-type="float">
            <text:p>0,136646</text:p>
          </table:table-cell>
          <table:table-cell office:value-type="float" office:value="0.151004" calcext:value-type="float">
            <text:p>0,151004</text:p>
          </table:table-cell>
          <table:table-cell office:value-type="float" office:value="0.103708" calcext:value-type="float">
            <text:p>0,103708</text:p>
          </table:table-cell>
          <table:table-cell office:value-type="float" office:value="0.141727" calcext:value-type="float">
            <text:p>0,141727</text:p>
          </table:table-cell>
          <table:table-cell office:value-type="float" office:value="0.70335" calcext:value-type="float">
            <text:p>0,70335</text:p>
          </table:table-cell>
          <table:table-cell office:value-type="float" office:value="0.112741" calcext:value-type="float">
            <text:p>0,112741</text:p>
          </table:table-cell>
          <table:table-cell office:value-type="float" office:value="0.679988" calcext:value-type="float">
            <text:p>0,679988</text:p>
          </table:table-cell>
          <table:table-cell office:value-type="float" office:value="0.155988" calcext:value-type="float">
            <text:p>0,155988</text:p>
          </table:table-cell>
          <table:table-cell office:value-type="float" office:value="0.159888" calcext:value-type="float">
            <text:p>0,159888</text:p>
          </table:table-cell>
          <table:table-cell office:value-type="float" office:value="0.566493" calcext:value-type="float">
            <text:p>0,566493</text:p>
          </table:table-cell>
          <table:table-cell office:value-type="float" office:value="0.389575" calcext:value-type="float">
            <text:p>0,389575</text:p>
          </table:table-cell>
          <table:table-cell office:value-type="float" office:value="0.783965" calcext:value-type="float">
            <text:p>0,783965</text:p>
          </table:table-cell>
          <table:table-cell office:value-type="float" office:value="0.787915" calcext:value-type="float">
            <text:p>0,787915</text:p>
          </table:table-cell>
          <table:table-cell office:value-type="float" office:value="0.722267" calcext:value-type="float">
            <text:p>0,722267</text:p>
          </table:table-cell>
          <table:table-cell office:value-type="float" office:value="0.330339" calcext:value-type="float">
            <text:p>0,330339</text:p>
          </table:table-cell>
          <table:table-cell office:value-type="float" office:value="0.175612" calcext:value-type="float">
            <text:p>0,175612</text:p>
          </table:table-cell>
          <table:table-cell office:value-type="float" office:value="1.19579" calcext:value-type="float">
            <text:p>1,19579</text:p>
          </table:table-cell>
          <table:table-cell office:value-type="float" office:value="1.11666" calcext:value-type="float">
            <text:p>1,11666</text:p>
          </table:table-cell>
          <table:table-cell office:value-type="float" office:value="0.945907" calcext:value-type="float">
            <text:p>0,945907</text:p>
          </table:table-cell>
          <table:table-cell office:value-type="float" office:value="1.11051" calcext:value-type="float">
            <text:p>1,11051</text:p>
          </table:table-cell>
          <table:table-cell office:value-type="float" office:value="0.160363" calcext:value-type="float">
            <text:p>0,160363</text:p>
          </table:table-cell>
          <table:table-cell office:value-type="float" office:value="1.0171" calcext:value-type="float">
            <text:p>1,0171</text:p>
          </table:table-cell>
          <table:table-cell office:value-type="float" office:value="1.00215" calcext:value-type="float">
            <text:p>1,00215</text:p>
          </table:table-cell>
          <table:table-cell office:value-type="float" office:value="0.731651" calcext:value-type="float">
            <text:p>0,731651</text:p>
          </table:table-cell>
          <table:table-cell office:value-type="float" office:value="0.162409" calcext:value-type="float">
            <text:p>0,162409</text:p>
          </table:table-cell>
          <table:table-cell office:value-type="float" office:value="0.738369" calcext:value-type="float">
            <text:p>0,738369</text:p>
          </table:table-cell>
          <table:table-cell office:value-type="float" office:value="0.100259" calcext:value-type="float">
            <text:p>0,100259</text:p>
          </table:table-cell>
          <table:table-cell office:value-type="float" office:value="1.51175" calcext:value-type="float">
            <text:p>1,51175</text:p>
          </table:table-cell>
          <table:table-cell office:value-type="float" office:value="0.620399" calcext:value-type="float">
            <text:p>0,620399</text:p>
          </table:table-cell>
          <table:table-cell office:value-type="float" office:value="0.651377" calcext:value-type="float">
            <text:p>0,651377</text:p>
          </table:table-cell>
          <table:table-cell office:value-type="float" office:value="0.9897" calcext:value-type="float">
            <text:p>0,9897</text:p>
          </table:table-cell>
          <table:table-cell office:value-type="float" office:value="0.624711" calcext:value-type="float">
            <text:p>0,624711</text:p>
          </table:table-cell>
          <table:table-cell office:value-type="float" office:value="1.11985" calcext:value-type="float">
            <text:p>1,11985</text:p>
          </table:table-cell>
          <table:table-cell office:value-type="float" office:value="0.140212" calcext:value-type="float">
            <text:p>0,140212</text:p>
          </table:table-cell>
          <table:table-cell office:value-type="float" office:value="0.666736" calcext:value-type="float">
            <text:p>0,666736</text:p>
          </table:table-cell>
          <table:table-cell office:value-type="float" office:value="0.65183" calcext:value-type="float">
            <text:p>0,65183</text:p>
          </table:table-cell>
          <table:table-cell office:value-type="float" office:value="0.144484" calcext:value-type="float">
            <text:p>0,144484</text:p>
          </table:table-cell>
          <table:table-cell office:value-type="float" office:value="0.146452" calcext:value-type="float">
            <text:p>0,146452</text:p>
          </table:table-cell>
          <table:table-cell office:value-type="float" office:value="1.56534" calcext:value-type="float">
            <text:p>1,56534</text:p>
          </table:table-cell>
          <table:table-cell office:value-type="float" office:value="1.37214" calcext:value-type="float">
            <text:p>1,37214</text:p>
          </table:table-cell>
          <table:table-cell office:value-type="float" office:value="0.144854" calcext:value-type="float">
            <text:p>0,144854</text:p>
          </table:table-cell>
          <table:table-cell office:value-type="float" office:value="1.38509" calcext:value-type="float">
            <text:p>1,38509</text:p>
          </table:table-cell>
          <table:table-cell office:value-type="float" office:value="0.132296" calcext:value-type="float">
            <text:p>0,132296</text:p>
          </table:table-cell>
          <table:table-cell office:value-type="float" office:value="1.2603" calcext:value-type="float">
            <text:p>1,2603</text:p>
          </table:table-cell>
          <table:table-cell office:value-type="float" office:value="1.0584" calcext:value-type="float">
            <text:p>1,0584</text:p>
          </table:table-cell>
          <table:table-cell office:value-type="float" office:value="0.318067" calcext:value-type="float">
            <text:p>0,318067</text:p>
          </table:table-cell>
          <table:table-cell office:value-type="float" office:value="0.122017" calcext:value-type="float">
            <text:p>0,122017</text:p>
          </table:table-cell>
          <table:table-cell office:value-type="float" office:value="1.94487" calcext:value-type="float">
            <text:p>1,94487</text:p>
          </table:table-cell>
          <table:table-cell office:value-type="float" office:value="0.994853" calcext:value-type="float">
            <text:p>0,994853</text:p>
          </table:table-cell>
          <table:table-cell office:value-type="float" office:value="1.69287" calcext:value-type="float">
            <text:p>1,69287</text:p>
          </table:table-cell>
          <table:table-cell office:value-type="float" office:value="1.9897" calcext:value-type="float">
            <text:p>1,9897</text:p>
          </table:table-cell>
          <table:table-cell office:value-type="float" office:value="0.0699551" calcext:value-type="float">
            <text:p>0,0699551</text:p>
          </table:table-cell>
          <table:table-cell office:value-type="float" office:value="0.359095" calcext:value-type="float">
            <text:p>0,359095</text:p>
          </table:table-cell>
          <table:table-cell office:value-type="float" office:value="0.340018" calcext:value-type="float">
            <text:p>0,340018</text:p>
          </table:table-cell>
          <table:table-cell office:value-type="float" office:value="0.25675" calcext:value-type="float">
            <text:p>0,25675</text:p>
          </table:table-cell>
          <table:table-cell office:value-type="float" office:value="1.43211" calcext:value-type="float">
            <text:p>1,43211</text:p>
          </table:table-cell>
          <table:table-cell office:value-type="float" office:value="1.66089" calcext:value-type="float">
            <text:p>1,66089</text:p>
          </table:table-cell>
          <table:table-cell table:number-columns-repeated="4"/>
          <table:table-cell table:formula="of:=MIN([.A171:.BL171])" office:value-type="float" office:value="0.0699551" calcext:value-type="float">
            <text:p>0,0699551</text:p>
          </table:table-cell>
          <table:table-cell table:formula="of:=MAX([.A171:.BL171])" office:value-type="float" office:value="1.9897" calcext:value-type="float">
            <text:p>1,9897</text:p>
          </table:table-cell>
          <table:table-cell table:number-columns-repeated="7"/>
        </table:table-row>
        <table:table-row table:style-name="ro2">
          <table:table-cell office:value-type="float" office:value="0.0942268" calcext:value-type="float">
            <text:p>0,0942268</text:p>
          </table:table-cell>
          <table:table-cell office:value-type="float" office:value="0.166868" calcext:value-type="float">
            <text:p>0,166868</text:p>
          </table:table-cell>
          <table:table-cell office:value-type="float" office:value="0.172305" calcext:value-type="float">
            <text:p>0,172305</text:p>
          </table:table-cell>
          <table:table-cell office:value-type="float" office:value="0.098527" calcext:value-type="float">
            <text:p>0,098527</text:p>
          </table:table-cell>
          <table:table-cell office:value-type="float" office:value="0.124294" calcext:value-type="float">
            <text:p>0,124294</text:p>
          </table:table-cell>
          <table:table-cell office:value-type="float" office:value="0.0876138" calcext:value-type="float">
            <text:p>0,0876138</text:p>
          </table:table-cell>
          <table:table-cell office:value-type="float" office:value="0.103923" calcext:value-type="float">
            <text:p>0,103923</text:p>
          </table:table-cell>
          <table:table-cell office:value-type="float" office:value="0.119847" calcext:value-type="float">
            <text:p>0,119847</text:p>
          </table:table-cell>
          <table:table-cell office:value-type="float" office:value="0.379662" calcext:value-type="float">
            <text:p>0,379662</text:p>
          </table:table-cell>
          <table:table-cell office:value-type="float" office:value="0.421534" calcext:value-type="float">
            <text:p>0,421534</text:p>
          </table:table-cell>
          <table:table-cell office:value-type="float" office:value="0.329249" calcext:value-type="float">
            <text:p>0,329249</text:p>
          </table:table-cell>
          <table:table-cell office:value-type="float" office:value="0.15148" calcext:value-type="float">
            <text:p>0,15148</text:p>
          </table:table-cell>
          <table:table-cell office:value-type="float" office:value="0.093544" calcext:value-type="float">
            <text:p>0,093544</text:p>
          </table:table-cell>
          <table:table-cell office:value-type="float" office:value="0.201985" calcext:value-type="float">
            <text:p>0,201985</text:p>
          </table:table-cell>
          <table:table-cell office:value-type="float" office:value="0.164635" calcext:value-type="float">
            <text:p>0,164635</text:p>
          </table:table-cell>
          <table:table-cell office:value-type="float" office:value="0.0978942" calcext:value-type="float">
            <text:p>0,0978942</text:p>
          </table:table-cell>
          <table:table-cell office:value-type="float" office:value="0.27726" calcext:value-type="float">
            <text:p>0,27726</text:p>
          </table:table-cell>
          <table:table-cell office:value-type="float" office:value="0.117025" calcext:value-type="float">
            <text:p>0,117025</text:p>
          </table:table-cell>
          <table:table-cell office:value-type="float" office:value="0.962863" calcext:value-type="float">
            <text:p>0,962863</text:p>
          </table:table-cell>
          <table:table-cell office:value-type="float" office:value="0.262771" calcext:value-type="float">
            <text:p>0,262771</text:p>
          </table:table-cell>
          <table:table-cell office:value-type="float" office:value="0.92449" calcext:value-type="float">
            <text:p>0,92449</text:p>
          </table:table-cell>
          <table:table-cell office:value-type="float" office:value="0.194765" calcext:value-type="float">
            <text:p>0,194765</text:p>
          </table:table-cell>
          <table:table-cell office:value-type="float" office:value="0.715853" calcext:value-type="float">
            <text:p>0,715853</text:p>
          </table:table-cell>
          <table:table-cell office:value-type="float" office:value="0.120778" calcext:value-type="float">
            <text:p>0,120778</text:p>
          </table:table-cell>
          <table:table-cell office:value-type="float" office:value="0.168531" calcext:value-type="float">
            <text:p>0,168531</text:p>
          </table:table-cell>
          <table:table-cell office:value-type="float" office:value="0.931577" calcext:value-type="float">
            <text:p>0,931577</text:p>
          </table:table-cell>
          <table:table-cell office:value-type="float" office:value="0.779346" calcext:value-type="float">
            <text:p>0,779346</text:p>
          </table:table-cell>
          <table:table-cell office:value-type="float" office:value="0.106588" calcext:value-type="float">
            <text:p>0,106588</text:p>
          </table:table-cell>
          <table:table-cell office:value-type="float" office:value="1.34097" calcext:value-type="float">
            <text:p>1,34097</text:p>
          </table:table-cell>
          <table:table-cell office:value-type="float" office:value="1.25917" calcext:value-type="float">
            <text:p>1,25917</text:p>
          </table:table-cell>
          <table:table-cell office:value-type="float" office:value="0.773191" calcext:value-type="float">
            <text:p>0,773191</text:p>
          </table:table-cell>
          <table:table-cell office:value-type="float" office:value="1.12004" calcext:value-type="float">
            <text:p>1,12004</text:p>
          </table:table-cell>
          <table:table-cell office:value-type="float" office:value="0.80678" calcext:value-type="float">
            <text:p>0,80678</text:p>
          </table:table-cell>
          <table:table-cell office:value-type="float" office:value="0.151602" calcext:value-type="float">
            <text:p>0,151602</text:p>
          </table:table-cell>
          <table:table-cell office:value-type="float" office:value="1.29189" calcext:value-type="float">
            <text:p>1,29189</text:p>
          </table:table-cell>
          <table:table-cell office:value-type="float" office:value="1.1807" calcext:value-type="float">
            <text:p>1,1807</text:p>
          </table:table-cell>
          <table:table-cell office:value-type="float" office:value="0.0861959" calcext:value-type="float">
            <text:p>0,0861959</text:p>
          </table:table-cell>
          <table:table-cell office:value-type="float" office:value="0.0463409" calcext:value-type="float">
            <text:p>0,0463409</text:p>
          </table:table-cell>
          <table:table-cell office:value-type="float" office:value="1.04057" calcext:value-type="float">
            <text:p>1,04057</text:p>
          </table:table-cell>
          <table:table-cell office:value-type="float" office:value="0.988042" calcext:value-type="float">
            <text:p>0,988042</text:p>
          </table:table-cell>
          <table:table-cell office:value-type="float" office:value="0.0625329" calcext:value-type="float">
            <text:p>0,0625329</text:p>
          </table:table-cell>
          <table:table-cell office:value-type="float" office:value="0.948341" calcext:value-type="float">
            <text:p>0,948341</text:p>
          </table:table-cell>
          <table:table-cell office:value-type="float" office:value="0.0630231" calcext:value-type="float">
            <text:p>0,0630231</text:p>
          </table:table-cell>
          <table:table-cell office:value-type="float" office:value="1.54112" calcext:value-type="float">
            <text:p>1,54112</text:p>
          </table:table-cell>
          <table:table-cell office:value-type="float" office:value="1.0891" calcext:value-type="float">
            <text:p>1,0891</text:p>
          </table:table-cell>
          <table:table-cell office:value-type="float" office:value="0.746255" calcext:value-type="float">
            <text:p>0,746255</text:p>
          </table:table-cell>
          <table:table-cell office:value-type="float" office:value="0.0596039" calcext:value-type="float">
            <text:p>0,0596039</text:p>
          </table:table-cell>
          <table:table-cell office:value-type="float" office:value="0.04198" calcext:value-type="float">
            <text:p>0,04198</text:p>
          </table:table-cell>
          <table:table-cell office:value-type="float" office:value="1.25247" calcext:value-type="float">
            <text:p>1,25247</text:p>
          </table:table-cell>
          <table:table-cell office:value-type="float" office:value="0.707921" calcext:value-type="float">
            <text:p>0,707921</text:p>
          </table:table-cell>
          <table:table-cell office:value-type="float" office:value="0.673396" calcext:value-type="float">
            <text:p>0,673396</text:p>
          </table:table-cell>
          <table:table-cell office:value-type="float" office:value="0.567135" calcext:value-type="float">
            <text:p>0,567135</text:p>
          </table:table-cell>
          <table:table-cell office:value-type="float" office:value="0.418688" calcext:value-type="float">
            <text:p>0,418688</text:p>
          </table:table-cell>
          <table:table-cell office:value-type="float" office:value="0.352583" calcext:value-type="float">
            <text:p>0,352583</text:p>
          </table:table-cell>
          <table:table-cell office:value-type="float" office:value="0.313635" calcext:value-type="float">
            <text:p>0,313635</text:p>
          </table:table-cell>
          <table:table-cell office:value-type="float" office:value="0.316729" calcext:value-type="float">
            <text:p>0,316729</text:p>
          </table:table-cell>
          <table:table-cell office:value-type="float" office:value="0.119076" calcext:value-type="float">
            <text:p>0,119076</text:p>
          </table:table-cell>
          <table:table-cell office:value-type="float" office:value="1.52866" calcext:value-type="float">
            <text:p>1,52866</text:p>
          </table:table-cell>
          <table:table-cell office:value-type="float" office:value="0.0596719" calcext:value-type="float">
            <text:p>0,0596719</text:p>
          </table:table-cell>
          <table:table-cell office:value-type="float" office:value="0.220389" calcext:value-type="float">
            <text:p>0,220389</text:p>
          </table:table-cell>
          <table:table-cell office:value-type="float" office:value="0.101794" calcext:value-type="float">
            <text:p>0,101794</text:p>
          </table:table-cell>
          <table:table-cell office:value-type="float" office:value="0.408246" calcext:value-type="float">
            <text:p>0,408246</text:p>
          </table:table-cell>
          <table:table-cell office:value-type="float" office:value="0.0733891" calcext:value-type="float">
            <text:p>0,0733891</text:p>
          </table:table-cell>
          <table:table-cell office:value-type="float" office:value="0.136052" calcext:value-type="float">
            <text:p>0,136052</text:p>
          </table:table-cell>
          <table:table-cell table:number-columns-repeated="4"/>
          <table:table-cell table:formula="of:=MIN([.A172:.BL172])" office:value-type="float" office:value="0.04198" calcext:value-type="float">
            <text:p>0,04198</text:p>
          </table:table-cell>
          <table:table-cell table:formula="of:=MAX([.A172:.BL172])" office:value-type="float" office:value="1.54112" calcext:value-type="float">
            <text:p>1,54112</text:p>
          </table:table-cell>
          <table:table-cell table:number-columns-repeated="7"/>
        </table:table-row>
        <table:table-row table:style-name="ro2">
          <table:table-cell office:value-type="float" office:value="0.143768" calcext:value-type="float">
            <text:p>0,143768</text:p>
          </table:table-cell>
          <table:table-cell office:value-type="float" office:value="0.158587" calcext:value-type="float">
            <text:p>0,158587</text:p>
          </table:table-cell>
          <table:table-cell office:value-type="float" office:value="0.158045" calcext:value-type="float">
            <text:p>0,158045</text:p>
          </table:table-cell>
          <table:table-cell office:value-type="float" office:value="0.10314" calcext:value-type="float">
            <text:p>0,10314</text:p>
          </table:table-cell>
          <table:table-cell office:value-type="float" office:value="0.269497" calcext:value-type="float">
            <text:p>0,269497</text:p>
          </table:table-cell>
          <table:table-cell office:value-type="float" office:value="0.118761" calcext:value-type="float">
            <text:p>0,118761</text:p>
          </table:table-cell>
          <table:table-cell office:value-type="float" office:value="0.197164" calcext:value-type="float">
            <text:p>0,197164</text:p>
          </table:table-cell>
          <table:table-cell office:value-type="float" office:value="0.122892" calcext:value-type="float">
            <text:p>0,122892</text:p>
          </table:table-cell>
          <table:table-cell office:value-type="float" office:value="0.142014" calcext:value-type="float">
            <text:p>0,142014</text:p>
          </table:table-cell>
          <table:table-cell office:value-type="float" office:value="0.258225" calcext:value-type="float">
            <text:p>0,258225</text:p>
          </table:table-cell>
          <table:table-cell office:value-type="float" office:value="0.186603" calcext:value-type="float">
            <text:p>0,186603</text:p>
          </table:table-cell>
          <table:table-cell office:value-type="float" office:value="0.09692" calcext:value-type="float">
            <text:p>0,09692</text:p>
          </table:table-cell>
          <table:table-cell office:value-type="float" office:value="0.155526" calcext:value-type="float">
            <text:p>0,155526</text:p>
          </table:table-cell>
          <table:table-cell office:value-type="float" office:value="0.420921" calcext:value-type="float">
            <text:p>0,420921</text:p>
          </table:table-cell>
          <table:table-cell office:value-type="float" office:value="0.327815" calcext:value-type="float">
            <text:p>0,327815</text:p>
          </table:table-cell>
          <table:table-cell office:value-type="float" office:value="0.354667" calcext:value-type="float">
            <text:p>0,354667</text:p>
          </table:table-cell>
          <table:table-cell office:value-type="float" office:value="0.0958109" calcext:value-type="float">
            <text:p>0,0958109</text:p>
          </table:table-cell>
          <table:table-cell office:value-type="float" office:value="0.309327" calcext:value-type="float">
            <text:p>0,309327</text:p>
          </table:table-cell>
          <table:table-cell office:value-type="float" office:value="0.115581" calcext:value-type="float">
            <text:p>0,115581</text:p>
          </table:table-cell>
          <table:table-cell office:value-type="float" office:value="0.839916" calcext:value-type="float">
            <text:p>0,839916</text:p>
          </table:table-cell>
          <table:table-cell office:value-type="float" office:value="0.330405" calcext:value-type="float">
            <text:p>0,330405</text:p>
          </table:table-cell>
          <table:table-cell office:value-type="float" office:value="0.969555" calcext:value-type="float">
            <text:p>0,969555</text:p>
          </table:table-cell>
          <table:table-cell office:value-type="float" office:value="0.117768" calcext:value-type="float">
            <text:p>0,117768</text:p>
          </table:table-cell>
          <table:table-cell office:value-type="float" office:value="0.400906" calcext:value-type="float">
            <text:p>0,400906</text:p>
          </table:table-cell>
          <table:table-cell office:value-type="float" office:value="1.15925" calcext:value-type="float">
            <text:p>1,15925</text:p>
          </table:table-cell>
          <table:table-cell office:value-type="float" office:value="0.355223" calcext:value-type="float">
            <text:p>0,355223</text:p>
          </table:table-cell>
          <table:table-cell office:value-type="float" office:value="1.17057" calcext:value-type="float">
            <text:p>1,17057</text:p>
          </table:table-cell>
          <table:table-cell office:value-type="float" office:value="0.849224" calcext:value-type="float">
            <text:p>0,849224</text:p>
          </table:table-cell>
          <table:table-cell office:value-type="float" office:value="0.912358" calcext:value-type="float">
            <text:p>0,912358</text:p>
          </table:table-cell>
          <table:table-cell office:value-type="float" office:value="0.893013" calcext:value-type="float">
            <text:p>0,893013</text:p>
          </table:table-cell>
          <table:table-cell office:value-type="float" office:value="0.456435" calcext:value-type="float">
            <text:p>0,456435</text:p>
          </table:table-cell>
          <table:table-cell office:value-type="float" office:value="0.339693" calcext:value-type="float">
            <text:p>0,339693</text:p>
          </table:table-cell>
          <table:table-cell office:value-type="float" office:value="0.311347" calcext:value-type="float">
            <text:p>0,311347</text:p>
          </table:table-cell>
          <table:table-cell office:value-type="float" office:value="0.620795" calcext:value-type="float">
            <text:p>0,620795</text:p>
          </table:table-cell>
          <table:table-cell office:value-type="float" office:value="0.60601" calcext:value-type="float">
            <text:p>0,60601</text:p>
          </table:table-cell>
          <table:table-cell office:value-type="float" office:value="0.652483" calcext:value-type="float">
            <text:p>0,652483</text:p>
          </table:table-cell>
          <table:table-cell office:value-type="float" office:value="1.54301" calcext:value-type="float">
            <text:p>1,54301</text:p>
          </table:table-cell>
          <table:table-cell office:value-type="float" office:value="0.119378" calcext:value-type="float">
            <text:p>0,119378</text:p>
          </table:table-cell>
          <table:table-cell office:value-type="float" office:value="0.261205" calcext:value-type="float">
            <text:p>0,261205</text:p>
          </table:table-cell>
          <table:table-cell office:value-type="float" office:value="0.284336" calcext:value-type="float">
            <text:p>0,284336</text:p>
          </table:table-cell>
          <table:table-cell office:value-type="float" office:value="0.318998" calcext:value-type="float">
            <text:p>0,318998</text:p>
          </table:table-cell>
          <table:table-cell office:value-type="float" office:value="0.298244" calcext:value-type="float">
            <text:p>0,298244</text:p>
          </table:table-cell>
          <table:table-cell office:value-type="float" office:value="0.69647" calcext:value-type="float">
            <text:p>0,69647</text:p>
          </table:table-cell>
          <table:table-cell office:value-type="float" office:value="0.613391" calcext:value-type="float">
            <text:p>0,613391</text:p>
          </table:table-cell>
          <table:table-cell office:value-type="float" office:value="0.272876" calcext:value-type="float">
            <text:p>0,272876</text:p>
          </table:table-cell>
          <table:table-cell office:value-type="float" office:value="1.88151" calcext:value-type="float">
            <text:p>1,88151</text:p>
          </table:table-cell>
          <table:table-cell office:value-type="float" office:value="0.114706" calcext:value-type="float">
            <text:p>0,114706</text:p>
          </table:table-cell>
          <table:table-cell office:value-type="float" office:value="0.269789" calcext:value-type="float">
            <text:p>0,269789</text:p>
          </table:table-cell>
          <table:table-cell office:value-type="float" office:value="1.36117" calcext:value-type="float">
            <text:p>1,36117</text:p>
          </table:table-cell>
          <table:table-cell office:value-type="float" office:value="1.27025" calcext:value-type="float">
            <text:p>1,27025</text:p>
          </table:table-cell>
          <table:table-cell office:value-type="float" office:value="0.558098" calcext:value-type="float">
            <text:p>0,558098</text:p>
          </table:table-cell>
          <table:table-cell office:value-type="float" office:value="0.366365" calcext:value-type="float">
            <text:p>0,366365</text:p>
          </table:table-cell>
          <table:table-cell office:value-type="float" office:value="0.421842" calcext:value-type="float">
            <text:p>0,421842</text:p>
          </table:table-cell>
          <table:table-cell office:value-type="float" office:value="1.17257" calcext:value-type="float">
            <text:p>1,17257</text:p>
          </table:table-cell>
          <table:table-cell office:value-type="float" office:value="1.51136" calcext:value-type="float">
            <text:p>1,51136</text:p>
          </table:table-cell>
          <table:table-cell office:value-type="float" office:value="0.679706" calcext:value-type="float">
            <text:p>0,679706</text:p>
          </table:table-cell>
          <table:table-cell office:value-type="float" office:value="0.713414" calcext:value-type="float">
            <text:p>0,713414</text:p>
          </table:table-cell>
          <table:table-cell office:value-type="float" office:value="0.39801" calcext:value-type="float">
            <text:p>0,39801</text:p>
          </table:table-cell>
          <table:table-cell office:value-type="float" office:value="2.03552" calcext:value-type="float">
            <text:p>2,03552</text:p>
          </table:table-cell>
          <table:table-cell office:value-type="float" office:value="0.344437" calcext:value-type="float">
            <text:p>0,344437</text:p>
          </table:table-cell>
          <table:table-cell office:value-type="float" office:value="0.326402" calcext:value-type="float">
            <text:p>0,326402</text:p>
          </table:table-cell>
          <table:table-cell office:value-type="float" office:value="0.300507" calcext:value-type="float">
            <text:p>0,300507</text:p>
          </table:table-cell>
          <table:table-cell office:value-type="float" office:value="2.05421" calcext:value-type="float">
            <text:p>2,05421</text:p>
          </table:table-cell>
          <table:table-cell office:value-type="float" office:value="0.035675" calcext:value-type="float">
            <text:p>0,035675</text:p>
          </table:table-cell>
          <table:table-cell table:number-columns-repeated="4"/>
          <table:table-cell table:formula="of:=MIN([.A173:.BL173])" office:value-type="float" office:value="0.035675" calcext:value-type="float">
            <text:p>0,035675</text:p>
          </table:table-cell>
          <table:table-cell table:formula="of:=MAX([.A173:.BL173])" office:value-type="float" office:value="2.05421" calcext:value-type="float">
            <text:p>2,05421</text:p>
          </table:table-cell>
          <table:table-cell table:number-columns-repeated="7"/>
        </table:table-row>
        <table:table-row table:style-name="ro2">
          <table:table-cell office:value-type="float" office:value="0.148596" calcext:value-type="float">
            <text:p>0,148596</text:p>
          </table:table-cell>
          <table:table-cell office:value-type="float" office:value="0.17191" calcext:value-type="float">
            <text:p>0,17191</text:p>
          </table:table-cell>
          <table:table-cell office:value-type="float" office:value="0.0993059" calcext:value-type="float">
            <text:p>0,0993059</text:p>
          </table:table-cell>
          <table:table-cell office:value-type="float" office:value="0.167745" calcext:value-type="float">
            <text:p>0,167745</text:p>
          </table:table-cell>
          <table:table-cell office:value-type="float" office:value="0.116827" calcext:value-type="float">
            <text:p>0,116827</text:p>
          </table:table-cell>
          <table:table-cell office:value-type="float" office:value="0.142535" calcext:value-type="float">
            <text:p>0,142535</text:p>
          </table:table-cell>
          <table:table-cell office:value-type="float" office:value="0.193944" calcext:value-type="float">
            <text:p>0,193944</text:p>
          </table:table-cell>
          <table:table-cell office:value-type="float" office:value="0.10715" calcext:value-type="float">
            <text:p>0,10715</text:p>
          </table:table-cell>
          <table:table-cell office:value-type="float" office:value="0.129155" calcext:value-type="float">
            <text:p>0,129155</text:p>
          </table:table-cell>
          <table:table-cell office:value-type="float" office:value="0.156155" calcext:value-type="float">
            <text:p>0,156155</text:p>
          </table:table-cell>
          <table:table-cell office:value-type="float" office:value="0.616476" calcext:value-type="float">
            <text:p>0,616476</text:p>
          </table:table-cell>
          <table:table-cell office:value-type="float" office:value="0.124276" calcext:value-type="float">
            <text:p>0,124276</text:p>
          </table:table-cell>
          <table:table-cell office:value-type="float" office:value="0.588217" calcext:value-type="float">
            <text:p>0,588217</text:p>
          </table:table-cell>
          <table:table-cell office:value-type="float" office:value="0.618713" calcext:value-type="float">
            <text:p>0,618713</text:p>
          </table:table-cell>
          <table:table-cell office:value-type="float" office:value="0.477939" calcext:value-type="float">
            <text:p>0,477939</text:p>
          </table:table-cell>
          <table:table-cell office:value-type="float" office:value="0.649957" calcext:value-type="float">
            <text:p>0,649957</text:p>
          </table:table-cell>
          <table:table-cell office:value-type="float" office:value="0.599943" calcext:value-type="float">
            <text:p>0,599943</text:p>
          </table:table-cell>
          <table:table-cell office:value-type="float" office:value="0.43453" calcext:value-type="float">
            <text:p>0,43453</text:p>
          </table:table-cell>
          <table:table-cell office:value-type="float" office:value="0.509081" calcext:value-type="float">
            <text:p>0,509081</text:p>
          </table:table-cell>
          <table:table-cell office:value-type="float" office:value="0.576673" calcext:value-type="float">
            <text:p>0,576673</text:p>
          </table:table-cell>
          <table:table-cell office:value-type="float" office:value="0.501656" calcext:value-type="float">
            <text:p>0,501656</text:p>
          </table:table-cell>
          <table:table-cell office:value-type="float" office:value="1.07983" calcext:value-type="float">
            <text:p>1,07983</text:p>
          </table:table-cell>
          <table:table-cell office:value-type="float" office:value="0.94701" calcext:value-type="float">
            <text:p>0,94701</text:p>
          </table:table-cell>
          <table:table-cell office:value-type="float" office:value="0.543519" calcext:value-type="float">
            <text:p>0,543519</text:p>
          </table:table-cell>
          <table:table-cell office:value-type="float" office:value="0.912029" calcext:value-type="float">
            <text:p>0,912029</text:p>
          </table:table-cell>
          <table:table-cell office:value-type="float" office:value="0.761517" calcext:value-type="float">
            <text:p>0,761517</text:p>
          </table:table-cell>
          <table:table-cell office:value-type="float" office:value="0.129367" calcext:value-type="float">
            <text:p>0,129367</text:p>
          </table:table-cell>
          <table:table-cell office:value-type="float" office:value="0.798377" calcext:value-type="float">
            <text:p>0,798377</text:p>
          </table:table-cell>
          <table:table-cell office:value-type="float" office:value="0.682385" calcext:value-type="float">
            <text:p>0,682385</text:p>
          </table:table-cell>
          <table:table-cell office:value-type="float" office:value="0.709596" calcext:value-type="float">
            <text:p>0,709596</text:p>
          </table:table-cell>
          <table:table-cell office:value-type="float" office:value="0.139053" calcext:value-type="float">
            <text:p>0,139053</text:p>
          </table:table-cell>
          <table:table-cell office:value-type="float" office:value="1.06061" calcext:value-type="float">
            <text:p>1,06061</text:p>
          </table:table-cell>
          <table:table-cell office:value-type="float" office:value="0.623641" calcext:value-type="float">
            <text:p>0,623641</text:p>
          </table:table-cell>
          <table:table-cell office:value-type="float" office:value="0.68258" calcext:value-type="float">
            <text:p>0,68258</text:p>
          </table:table-cell>
          <table:table-cell office:value-type="float" office:value="0.68263" calcext:value-type="float">
            <text:p>0,68263</text:p>
          </table:table-cell>
          <table:table-cell office:value-type="float" office:value="0.757348" calcext:value-type="float">
            <text:p>0,757348</text:p>
          </table:table-cell>
          <table:table-cell office:value-type="float" office:value="0.126567" calcext:value-type="float">
            <text:p>0,126567</text:p>
          </table:table-cell>
          <table:table-cell office:value-type="float" office:value="0.63464" calcext:value-type="float">
            <text:p>0,63464</text:p>
          </table:table-cell>
          <table:table-cell office:value-type="float" office:value="0.580916" calcext:value-type="float">
            <text:p>0,580916</text:p>
          </table:table-cell>
          <table:table-cell office:value-type="float" office:value="1.16506" calcext:value-type="float">
            <text:p>1,16506</text:p>
          </table:table-cell>
          <table:table-cell office:value-type="float" office:value="0.549586" calcext:value-type="float">
            <text:p>0,549586</text:p>
          </table:table-cell>
          <table:table-cell office:value-type="float" office:value="1.0164" calcext:value-type="float">
            <text:p>1,0164</text:p>
          </table:table-cell>
          <table:table-cell office:value-type="float" office:value="0.895362" calcext:value-type="float">
            <text:p>0,895362</text:p>
          </table:table-cell>
          <table:table-cell office:value-type="float" office:value="0.858904" calcext:value-type="float">
            <text:p>0,858904</text:p>
          </table:table-cell>
          <table:table-cell office:value-type="float" office:value="0.308986" calcext:value-type="float">
            <text:p>0,308986</text:p>
          </table:table-cell>
          <table:table-cell office:value-type="float" office:value="0.237977" calcext:value-type="float">
            <text:p>0,237977</text:p>
          </table:table-cell>
          <table:table-cell office:value-type="float" office:value="0.804952" calcext:value-type="float">
            <text:p>0,804952</text:p>
          </table:table-cell>
          <table:table-cell office:value-type="float" office:value="0.102076" calcext:value-type="float">
            <text:p>0,102076</text:p>
          </table:table-cell>
          <table:table-cell office:value-type="float" office:value="0.186605" calcext:value-type="float">
            <text:p>0,186605</text:p>
          </table:table-cell>
          <table:table-cell office:value-type="float" office:value="0.743868" calcext:value-type="float">
            <text:p>0,743868</text:p>
          </table:table-cell>
          <table:table-cell office:value-type="float" office:value="0.147894" calcext:value-type="float">
            <text:p>0,147894</text:p>
          </table:table-cell>
          <table:table-cell office:value-type="float" office:value="0.189751" calcext:value-type="float">
            <text:p>0,189751</text:p>
          </table:table-cell>
          <table:table-cell office:value-type="float" office:value="0.13278" calcext:value-type="float">
            <text:p>0,13278</text:p>
          </table:table-cell>
          <table:table-cell office:value-type="float" office:value="0.136477" calcext:value-type="float">
            <text:p>0,136477</text:p>
          </table:table-cell>
          <table:table-cell office:value-type="float" office:value="0.156236" calcext:value-type="float">
            <text:p>0,156236</text:p>
          </table:table-cell>
          <table:table-cell office:value-type="float" office:value="0.176114" calcext:value-type="float">
            <text:p>0,176114</text:p>
          </table:table-cell>
          <table:table-cell office:value-type="float" office:value="0.116751" calcext:value-type="float">
            <text:p>0,116751</text:p>
          </table:table-cell>
          <table:table-cell office:value-type="float" office:value="0.476099" calcext:value-type="float">
            <text:p>0,476099</text:p>
          </table:table-cell>
          <table:table-cell office:value-type="float" office:value="0.174701" calcext:value-type="float">
            <text:p>0,174701</text:p>
          </table:table-cell>
          <table:table-cell office:value-type="float" office:value="0.228016" calcext:value-type="float">
            <text:p>0,228016</text:p>
          </table:table-cell>
          <table:table-cell office:value-type="float" office:value="0.13171" calcext:value-type="float">
            <text:p>0,13171</text:p>
          </table:table-cell>
          <table:table-cell office:value-type="float" office:value="0.115977" calcext:value-type="float">
            <text:p>0,115977</text:p>
          </table:table-cell>
          <table:table-cell office:value-type="float" office:value="0.077472" calcext:value-type="float">
            <text:p>0,077472</text:p>
          </table:table-cell>
          <table:table-cell office:value-type="float" office:value="0.0975161" calcext:value-type="float">
            <text:p>0,0975161</text:p>
          </table:table-cell>
          <table:table-cell table:number-columns-repeated="4"/>
          <table:table-cell table:formula="of:=MIN([.A174:.BL174])" office:value-type="float" office:value="0.077472" calcext:value-type="float">
            <text:p>0,077472</text:p>
          </table:table-cell>
          <table:table-cell table:formula="of:=MAX([.A174:.BL174])" office:value-type="float" office:value="1.16506" calcext:value-type="float">
            <text:p>1,16506</text:p>
          </table:table-cell>
          <table:table-cell table:number-columns-repeated="7"/>
        </table:table-row>
        <table:table-row table:style-name="ro2">
          <table:table-cell office:value-type="float" office:value="0.111713" calcext:value-type="float">
            <text:p>0,111713</text:p>
          </table:table-cell>
          <table:table-cell office:value-type="float" office:value="0.130442" calcext:value-type="float">
            <text:p>0,130442</text:p>
          </table:table-cell>
          <table:table-cell office:value-type="float" office:value="0.0996602" calcext:value-type="float">
            <text:p>0,0996602</text:p>
          </table:table-cell>
          <table:table-cell office:value-type="float" office:value="0.19667" calcext:value-type="float">
            <text:p>0,19667</text:p>
          </table:table-cell>
          <table:table-cell office:value-type="float" office:value="0.141796" calcext:value-type="float">
            <text:p>0,141796</text:p>
          </table:table-cell>
          <table:table-cell office:value-type="float" office:value="0.143245" calcext:value-type="float">
            <text:p>0,143245</text:p>
          </table:table-cell>
          <table:table-cell office:value-type="float" office:value="0.486705" calcext:value-type="float">
            <text:p>0,486705</text:p>
          </table:table-cell>
          <table:table-cell office:value-type="float" office:value="0.10739" calcext:value-type="float">
            <text:p>0,10739</text:p>
          </table:table-cell>
          <table:table-cell office:value-type="float" office:value="0.497936" calcext:value-type="float">
            <text:p>0,497936</text:p>
          </table:table-cell>
          <table:table-cell office:value-type="float" office:value="0.500074" calcext:value-type="float">
            <text:p>0,500074</text:p>
          </table:table-cell>
          <table:table-cell office:value-type="float" office:value="0.459291" calcext:value-type="float">
            <text:p>0,459291</text:p>
          </table:table-cell>
          <table:table-cell office:value-type="float" office:value="0.125013" calcext:value-type="float">
            <text:p>0,125013</text:p>
          </table:table-cell>
          <table:table-cell office:value-type="float" office:value="0.112227" calcext:value-type="float">
            <text:p>0,112227</text:p>
          </table:table-cell>
          <table:table-cell office:value-type="float" office:value="0.771957" calcext:value-type="float">
            <text:p>0,771957</text:p>
          </table:table-cell>
          <table:table-cell office:value-type="float" office:value="0.697423" calcext:value-type="float">
            <text:p>0,697423</text:p>
          </table:table-cell>
          <table:table-cell office:value-type="float" office:value="0.128792" calcext:value-type="float">
            <text:p>0,128792</text:p>
          </table:table-cell>
          <table:table-cell office:value-type="float" office:value="0.143067" calcext:value-type="float">
            <text:p>0,143067</text:p>
          </table:table-cell>
          <table:table-cell office:value-type="float" office:value="0.124271" calcext:value-type="float">
            <text:p>0,124271</text:p>
          </table:table-cell>
          <table:table-cell office:value-type="float" office:value="0.121876" calcext:value-type="float">
            <text:p>0,121876</text:p>
          </table:table-cell>
          <table:table-cell office:value-type="float" office:value="0.15475" calcext:value-type="float">
            <text:p>0,15475</text:p>
          </table:table-cell>
          <table:table-cell office:value-type="float" office:value="0.13595" calcext:value-type="float">
            <text:p>0,13595</text:p>
          </table:table-cell>
          <table:table-cell office:value-type="float" office:value="0.157724" calcext:value-type="float">
            <text:p>0,157724</text:p>
          </table:table-cell>
          <table:table-cell office:value-type="float" office:value="0.176305" calcext:value-type="float">
            <text:p>0,176305</text:p>
          </table:table-cell>
          <table:table-cell office:value-type="float" office:value="0.846" calcext:value-type="float">
            <text:p>0,846</text:p>
          </table:table-cell>
          <table:table-cell office:value-type="float" office:value="0.954969" calcext:value-type="float">
            <text:p>0,954969</text:p>
          </table:table-cell>
          <table:table-cell office:value-type="float" office:value="1.10319" calcext:value-type="float">
            <text:p>1,10319</text:p>
          </table:table-cell>
          <table:table-cell office:value-type="float" office:value="0.892713" calcext:value-type="float">
            <text:p>0,892713</text:p>
          </table:table-cell>
          <table:table-cell office:value-type="float" office:value="0.808258" calcext:value-type="float">
            <text:p>0,808258</text:p>
          </table:table-cell>
          <table:table-cell office:value-type="float" office:value="0.137957" calcext:value-type="float">
            <text:p>0,137957</text:p>
          </table:table-cell>
          <table:table-cell office:value-type="float" office:value="1.07562" calcext:value-type="float">
            <text:p>1,07562</text:p>
          </table:table-cell>
          <table:table-cell office:value-type="float" office:value="0.060658" calcext:value-type="float">
            <text:p>0,060658</text:p>
          </table:table-cell>
          <table:table-cell office:value-type="float" office:value="0.0462279" calcext:value-type="float">
            <text:p>0,0462279</text:p>
          </table:table-cell>
          <table:table-cell office:value-type="float" office:value="0.65277" calcext:value-type="float">
            <text:p>0,65277</text:p>
          </table:table-cell>
          <table:table-cell office:value-type="float" office:value="0.160322" calcext:value-type="float">
            <text:p>0,160322</text:p>
          </table:table-cell>
          <table:table-cell office:value-type="float" office:value="0.104435" calcext:value-type="float">
            <text:p>0,104435</text:p>
          </table:table-cell>
          <table:table-cell office:value-type="float" office:value="0.604514" calcext:value-type="float">
            <text:p>0,604514</text:p>
          </table:table-cell>
          <table:table-cell office:value-type="float" office:value="0.432895" calcext:value-type="float">
            <text:p>0,432895</text:p>
          </table:table-cell>
          <table:table-cell office:value-type="float" office:value="0.0574059" calcext:value-type="float">
            <text:p>0,0574059</text:p>
          </table:table-cell>
          <table:table-cell office:value-type="float" office:value="0.512248" calcext:value-type="float">
            <text:p>0,512248</text:p>
          </table:table-cell>
          <table:table-cell office:value-type="float" office:value="0.259197" calcext:value-type="float">
            <text:p>0,259197</text:p>
          </table:table-cell>
          <table:table-cell office:value-type="float" office:value="0.227321" calcext:value-type="float">
            <text:p>0,227321</text:p>
          </table:table-cell>
          <table:table-cell office:value-type="float" office:value="0.0434589" calcext:value-type="float">
            <text:p>0,0434589</text:p>
          </table:table-cell>
          <table:table-cell office:value-type="float" office:value="0.316286" calcext:value-type="float">
            <text:p>0,316286</text:p>
          </table:table-cell>
          <table:table-cell office:value-type="float" office:value="0.238562" calcext:value-type="float">
            <text:p>0,238562</text:p>
          </table:table-cell>
          <table:table-cell office:value-type="float" office:value="1.37065" calcext:value-type="float">
            <text:p>1,37065</text:p>
          </table:table-cell>
          <table:table-cell office:value-type="float" office:value="0.273584" calcext:value-type="float">
            <text:p>0,273584</text:p>
          </table:table-cell>
          <table:table-cell office:value-type="float" office:value="1.27936" calcext:value-type="float">
            <text:p>1,27936</text:p>
          </table:table-cell>
          <table:table-cell office:value-type="float" office:value="1.13477" calcext:value-type="float">
            <text:p>1,13477</text:p>
          </table:table-cell>
          <table:table-cell office:value-type="float" office:value="1.04787" calcext:value-type="float">
            <text:p>1,04787</text:p>
          </table:table-cell>
          <table:table-cell office:value-type="float" office:value="0.970417" calcext:value-type="float">
            <text:p>0,970417</text:p>
          </table:table-cell>
          <table:table-cell office:value-type="float" office:value="0.277458" calcext:value-type="float">
            <text:p>0,277458</text:p>
          </table:table-cell>
          <table:table-cell office:value-type="float" office:value="0.307918" calcext:value-type="float">
            <text:p>0,307918</text:p>
          </table:table-cell>
          <table:table-cell office:value-type="float" office:value="1.51663" calcext:value-type="float">
            <text:p>1,51663</text:p>
          </table:table-cell>
          <table:table-cell office:value-type="float" office:value="0.355974" calcext:value-type="float">
            <text:p>0,355974</text:p>
          </table:table-cell>
          <table:table-cell office:value-type="float" office:value="1.56207" calcext:value-type="float">
            <text:p>1,56207</text:p>
          </table:table-cell>
          <table:table-cell office:value-type="float" office:value="1.05882" calcext:value-type="float">
            <text:p>1,05882</text:p>
          </table:table-cell>
          <table:table-cell office:value-type="float" office:value="1.9411" calcext:value-type="float">
            <text:p>1,9411</text:p>
          </table:table-cell>
          <table:table-cell office:value-type="float" office:value="0.331624" calcext:value-type="float">
            <text:p>0,331624</text:p>
          </table:table-cell>
          <table:table-cell office:value-type="float" office:value="0.353939" calcext:value-type="float">
            <text:p>0,353939</text:p>
          </table:table-cell>
          <table:table-cell office:value-type="float" office:value="0.132903" calcext:value-type="float">
            <text:p>0,132903</text:p>
          </table:table-cell>
          <table:table-cell office:value-type="float" office:value="0.042233" calcext:value-type="float">
            <text:p>0,042233</text:p>
          </table:table-cell>
          <table:table-cell office:value-type="float" office:value="0.148332" calcext:value-type="float">
            <text:p>0,148332</text:p>
          </table:table-cell>
          <table:table-cell office:value-type="float" office:value="0.096576" calcext:value-type="float">
            <text:p>0,096576</text:p>
          </table:table-cell>
          <table:table-cell office:value-type="float" office:value="0.10743" calcext:value-type="float">
            <text:p>0,10743</text:p>
          </table:table-cell>
          <table:table-cell table:number-columns-repeated="4"/>
          <table:table-cell table:formula="of:=MIN([.A175:.BL175])" office:value-type="float" office:value="0.042233" calcext:value-type="float">
            <text:p>0,042233</text:p>
          </table:table-cell>
          <table:table-cell table:formula="of:=MAX([.A175:.BL175])" office:value-type="float" office:value="1.9411" calcext:value-type="float">
            <text:p>1,9411</text:p>
          </table:table-cell>
          <table:table-cell table:number-columns-repeated="7"/>
        </table:table-row>
        <table:table-row table:style-name="ro2">
          <table:table-cell office:value-type="float" office:value="0.0940542" calcext:value-type="float">
            <text:p>0,0940542</text:p>
          </table:table-cell>
          <table:table-cell office:value-type="float" office:value="0.130855" calcext:value-type="float">
            <text:p>0,130855</text:p>
          </table:table-cell>
          <table:table-cell office:value-type="float" office:value="0.144781" calcext:value-type="float">
            <text:p>0,144781</text:p>
          </table:table-cell>
          <table:table-cell office:value-type="float" office:value="0.101281" calcext:value-type="float">
            <text:p>0,101281</text:p>
          </table:table-cell>
          <table:table-cell office:value-type="float" office:value="0.11849" calcext:value-type="float">
            <text:p>0,11849</text:p>
          </table:table-cell>
          <table:table-cell office:value-type="float" office:value="0.140454" calcext:value-type="float">
            <text:p>0,140454</text:p>
          </table:table-cell>
          <table:table-cell office:value-type="float" office:value="0.173299" calcext:value-type="float">
            <text:p>0,173299</text:p>
          </table:table-cell>
          <table:table-cell office:value-type="float" office:value="0.141107" calcext:value-type="float">
            <text:p>0,141107</text:p>
          </table:table-cell>
          <table:table-cell office:value-type="float" office:value="0.143974" calcext:value-type="float">
            <text:p>0,143974</text:p>
          </table:table-cell>
          <table:table-cell office:value-type="float" office:value="0.702345" calcext:value-type="float">
            <text:p>0,702345</text:p>
          </table:table-cell>
          <table:table-cell office:value-type="float" office:value="0.627856" calcext:value-type="float">
            <text:p>0,627856</text:p>
          </table:table-cell>
          <table:table-cell office:value-type="float" office:value="0.77517" calcext:value-type="float">
            <text:p>0,77517</text:p>
          </table:table-cell>
          <table:table-cell office:value-type="float" office:value="0.547292" calcext:value-type="float">
            <text:p>0,547292</text:p>
          </table:table-cell>
          <table:table-cell office:value-type="float" office:value="0.565162" calcext:value-type="float">
            <text:p>0,565162</text:p>
          </table:table-cell>
          <table:table-cell office:value-type="float" office:value="0.49492" calcext:value-type="float">
            <text:p>0,49492</text:p>
          </table:table-cell>
          <table:table-cell office:value-type="float" office:value="0.187123" calcext:value-type="float">
            <text:p>0,187123</text:p>
          </table:table-cell>
          <table:table-cell office:value-type="float" office:value="0.444451" calcext:value-type="float">
            <text:p>0,444451</text:p>
          </table:table-cell>
          <table:table-cell office:value-type="float" office:value="0.416088" calcext:value-type="float">
            <text:p>0,416088</text:p>
          </table:table-cell>
          <table:table-cell office:value-type="float" office:value="0.350273" calcext:value-type="float">
            <text:p>0,350273</text:p>
          </table:table-cell>
          <table:table-cell office:value-type="float" office:value="0.302806" calcext:value-type="float">
            <text:p>0,302806</text:p>
          </table:table-cell>
          <table:table-cell office:value-type="float" office:value="0.286081" calcext:value-type="float">
            <text:p>0,286081</text:p>
          </table:table-cell>
          <table:table-cell office:value-type="float" office:value="0.22375" calcext:value-type="float">
            <text:p>0,22375</text:p>
          </table:table-cell>
          <table:table-cell office:value-type="float" office:value="0.203461" calcext:value-type="float">
            <text:p>0,203461</text:p>
          </table:table-cell>
          <table:table-cell office:value-type="float" office:value="0.309359" calcext:value-type="float">
            <text:p>0,309359</text:p>
          </table:table-cell>
          <table:table-cell office:value-type="float" office:value="0.319732" calcext:value-type="float">
            <text:p>0,319732</text:p>
          </table:table-cell>
          <table:table-cell office:value-type="float" office:value="0.320448" calcext:value-type="float">
            <text:p>0,320448</text:p>
          </table:table-cell>
          <table:table-cell office:value-type="float" office:value="0.345887" calcext:value-type="float">
            <text:p>0,345887</text:p>
          </table:table-cell>
          <table:table-cell office:value-type="float" office:value="0.327946" calcext:value-type="float">
            <text:p>0,327946</text:p>
          </table:table-cell>
          <table:table-cell office:value-type="float" office:value="0.225672" calcext:value-type="float">
            <text:p>0,225672</text:p>
          </table:table-cell>
          <table:table-cell office:value-type="float" office:value="0.260801" calcext:value-type="float">
            <text:p>0,260801</text:p>
          </table:table-cell>
          <table:table-cell office:value-type="float" office:value="0.316266" calcext:value-type="float">
            <text:p>0,316266</text:p>
          </table:table-cell>
          <table:table-cell office:value-type="float" office:value="0.274626" calcext:value-type="float">
            <text:p>0,274626</text:p>
          </table:table-cell>
          <table:table-cell office:value-type="float" office:value="0.149522" calcext:value-type="float">
            <text:p>0,149522</text:p>
          </table:table-cell>
          <table:table-cell office:value-type="float" office:value="0.237511" calcext:value-type="float">
            <text:p>0,237511</text:p>
          </table:table-cell>
          <table:table-cell office:value-type="float" office:value="0.552423" calcext:value-type="float">
            <text:p>0,552423</text:p>
          </table:table-cell>
          <table:table-cell office:value-type="float" office:value="0.267521" calcext:value-type="float">
            <text:p>0,267521</text:p>
          </table:table-cell>
          <table:table-cell office:value-type="float" office:value="0.291511" calcext:value-type="float">
            <text:p>0,291511</text:p>
          </table:table-cell>
          <table:table-cell office:value-type="float" office:value="1.26696" calcext:value-type="float">
            <text:p>1,26696</text:p>
          </table:table-cell>
          <table:table-cell office:value-type="float" office:value="0.53381" calcext:value-type="float">
            <text:p>0,53381</text:p>
          </table:table-cell>
          <table:table-cell office:value-type="float" office:value="1.77599" calcext:value-type="float">
            <text:p>1,77599</text:p>
          </table:table-cell>
          <table:table-cell office:value-type="float" office:value="1.6976" calcext:value-type="float">
            <text:p>1,6976</text:p>
          </table:table-cell>
          <table:table-cell office:value-type="float" office:value="1.07668" calcext:value-type="float">
            <text:p>1,07668</text:p>
          </table:table-cell>
          <table:table-cell office:value-type="float" office:value="1.57948" calcext:value-type="float">
            <text:p>1,57948</text:p>
          </table:table-cell>
          <table:table-cell office:value-type="float" office:value="0.60536" calcext:value-type="float">
            <text:p>0,60536</text:p>
          </table:table-cell>
          <table:table-cell office:value-type="float" office:value="0.843318" calcext:value-type="float">
            <text:p>0,843318</text:p>
          </table:table-cell>
          <table:table-cell office:value-type="float" office:value="0.304557" calcext:value-type="float">
            <text:p>0,304557</text:p>
          </table:table-cell>
          <table:table-cell office:value-type="float" office:value="0.134528" calcext:value-type="float">
            <text:p>0,134528</text:p>
          </table:table-cell>
          <table:table-cell office:value-type="float" office:value="0.735168" calcext:value-type="float">
            <text:p>0,735168</text:p>
          </table:table-cell>
          <table:table-cell office:value-type="float" office:value="1.52458" calcext:value-type="float">
            <text:p>1,52458</text:p>
          </table:table-cell>
          <table:table-cell office:value-type="float" office:value="1.50505" calcext:value-type="float">
            <text:p>1,50505</text:p>
          </table:table-cell>
          <table:table-cell office:value-type="float" office:value="1.34993" calcext:value-type="float">
            <text:p>1,34993</text:p>
          </table:table-cell>
          <table:table-cell office:value-type="float" office:value="1.57229" calcext:value-type="float">
            <text:p>1,57229</text:p>
          </table:table-cell>
          <table:table-cell office:value-type="float" office:value="1.38389" calcext:value-type="float">
            <text:p>1,38389</text:p>
          </table:table-cell>
          <table:table-cell office:value-type="float" office:value="0.1299" calcext:value-type="float">
            <text:p>0,1299</text:p>
          </table:table-cell>
          <table:table-cell office:value-type="float" office:value="1.60511" calcext:value-type="float">
            <text:p>1,60511</text:p>
          </table:table-cell>
          <table:table-cell office:value-type="float" office:value="1.45284" calcext:value-type="float">
            <text:p>1,45284</text:p>
          </table:table-cell>
          <table:table-cell office:value-type="float" office:value="1.89005" calcext:value-type="float">
            <text:p>1,89005</text:p>
          </table:table-cell>
          <table:table-cell office:value-type="float" office:value="1.41349" calcext:value-type="float">
            <text:p>1,41349</text:p>
          </table:table-cell>
          <table:table-cell office:value-type="float" office:value="1.50083" calcext:value-type="float">
            <text:p>1,50083</text:p>
          </table:table-cell>
          <table:table-cell office:value-type="float" office:value="0.113755" calcext:value-type="float">
            <text:p>0,113755</text:p>
          </table:table-cell>
          <table:table-cell office:value-type="float" office:value="0.082401" calcext:value-type="float">
            <text:p>0,082401</text:p>
          </table:table-cell>
          <table:table-cell office:value-type="float" office:value="1.50595" calcext:value-type="float">
            <text:p>1,50595</text:p>
          </table:table-cell>
          <table:table-cell office:value-type="float" office:value="0.577841" calcext:value-type="float">
            <text:p>0,577841</text:p>
          </table:table-cell>
          <table:table-cell office:value-type="float" office:value="0.0734532" calcext:value-type="float">
            <text:p>0,0734532</text:p>
          </table:table-cell>
          <table:table-cell table:number-columns-repeated="4"/>
          <table:table-cell table:formula="of:=MIN([.A176:.BL176])" office:value-type="float" office:value="0.0734532" calcext:value-type="float">
            <text:p>0,0734532</text:p>
          </table:table-cell>
          <table:table-cell table:formula="of:=MAX([.A176:.BL176])" office:value-type="float" office:value="1.89005" calcext:value-type="float">
            <text:p>1,89005</text:p>
          </table:table-cell>
          <table:table-cell table:number-columns-repeated="7"/>
        </table:table-row>
        <table:table-row table:style-name="ro2">
          <table:table-cell office:value-type="float" office:value="0.072134" calcext:value-type="float">
            <text:p>0,072134</text:p>
          </table:table-cell>
          <table:table-cell office:value-type="float" office:value="0.0489349" calcext:value-type="float">
            <text:p>0,0489349</text:p>
          </table:table-cell>
          <table:table-cell office:value-type="float" office:value="0.140102" calcext:value-type="float">
            <text:p>0,140102</text:p>
          </table:table-cell>
          <table:table-cell office:value-type="float" office:value="0.173828" calcext:value-type="float">
            <text:p>0,173828</text:p>
          </table:table-cell>
          <table:table-cell office:value-type="float" office:value="0.0490351" calcext:value-type="float">
            <text:p>0,0490351</text:p>
          </table:table-cell>
          <table:table-cell office:value-type="float" office:value="0.2154" calcext:value-type="float">
            <text:p>0,2154</text:p>
          </table:table-cell>
          <table:table-cell office:value-type="float" office:value="0.150481" calcext:value-type="float">
            <text:p>0,150481</text:p>
          </table:table-cell>
          <table:table-cell office:value-type="float" office:value="0.156739" calcext:value-type="float">
            <text:p>0,156739</text:p>
          </table:table-cell>
          <table:table-cell office:value-type="float" office:value="0.071733" calcext:value-type="float">
            <text:p>0,071733</text:p>
          </table:table-cell>
          <table:table-cell office:value-type="float" office:value="0.0590029" calcext:value-type="float">
            <text:p>0,0590029</text:p>
          </table:table-cell>
          <table:table-cell office:value-type="float" office:value="0.151294" calcext:value-type="float">
            <text:p>0,151294</text:p>
          </table:table-cell>
          <table:table-cell office:value-type="float" office:value="0.17625" calcext:value-type="float">
            <text:p>0,17625</text:p>
          </table:table-cell>
          <table:table-cell office:value-type="float" office:value="0.055064" calcext:value-type="float">
            <text:p>0,055064</text:p>
          </table:table-cell>
          <table:table-cell office:value-type="float" office:value="0.103246" calcext:value-type="float">
            <text:p>0,103246</text:p>
          </table:table-cell>
          <table:table-cell office:value-type="float" office:value="0.560811" calcext:value-type="float">
            <text:p>0,560811</text:p>
          </table:table-cell>
          <table:table-cell office:value-type="float" office:value="0.123796" calcext:value-type="float">
            <text:p>0,123796</text:p>
          </table:table-cell>
          <table:table-cell office:value-type="float" office:value="0.443387" calcext:value-type="float">
            <text:p>0,443387</text:p>
          </table:table-cell>
          <table:table-cell office:value-type="float" office:value="0.091804" calcext:value-type="float">
            <text:p>0,091804</text:p>
          </table:table-cell>
          <table:table-cell office:value-type="float" office:value="0.405455" calcext:value-type="float">
            <text:p>0,405455</text:p>
          </table:table-cell>
          <table:table-cell office:value-type="float" office:value="0.119186" calcext:value-type="float">
            <text:p>0,119186</text:p>
          </table:table-cell>
          <table:table-cell office:value-type="float" office:value="0.0478849" calcext:value-type="float">
            <text:p>0,0478849</text:p>
          </table:table-cell>
          <table:table-cell office:value-type="float" office:value="0.188449" calcext:value-type="float">
            <text:p>0,188449</text:p>
          </table:table-cell>
          <table:table-cell office:value-type="float" office:value="0.0441458" calcext:value-type="float">
            <text:p>0,0441458</text:p>
          </table:table-cell>
          <table:table-cell office:value-type="float" office:value="0.086935" calcext:value-type="float">
            <text:p>0,086935</text:p>
          </table:table-cell>
          <table:table-cell office:value-type="float" office:value="0.133198" calcext:value-type="float">
            <text:p>0,133198</text:p>
          </table:table-cell>
          <table:table-cell office:value-type="float" office:value="0.048173" calcext:value-type="float">
            <text:p>0,048173</text:p>
          </table:table-cell>
          <table:table-cell office:value-type="float" office:value="0.0961449" calcext:value-type="float">
            <text:p>0,0961449</text:p>
          </table:table-cell>
          <table:table-cell office:value-type="float" office:value="0.698319" calcext:value-type="float">
            <text:p>0,698319</text:p>
          </table:table-cell>
          <table:table-cell office:value-type="float" office:value="0.675553" calcext:value-type="float">
            <text:p>0,675553</text:p>
          </table:table-cell>
          <table:table-cell office:value-type="float" office:value="1.12527" calcext:value-type="float">
            <text:p>1,12527</text:p>
          </table:table-cell>
          <table:table-cell office:value-type="float" office:value="0.592687" calcext:value-type="float">
            <text:p>0,592687</text:p>
          </table:table-cell>
          <table:table-cell office:value-type="float" office:value="0.417208" calcext:value-type="float">
            <text:p>0,417208</text:p>
          </table:table-cell>
          <table:table-cell office:value-type="float" office:value="0.354586" calcext:value-type="float">
            <text:p>0,354586</text:p>
          </table:table-cell>
          <table:table-cell office:value-type="float" office:value="0.0661709" calcext:value-type="float">
            <text:p>0,0661709</text:p>
          </table:table-cell>
          <table:table-cell office:value-type="float" office:value="0.300607" calcext:value-type="float">
            <text:p>0,300607</text:p>
          </table:table-cell>
          <table:table-cell office:value-type="float" office:value="0.100312" calcext:value-type="float">
            <text:p>0,100312</text:p>
          </table:table-cell>
          <table:table-cell office:value-type="float" office:value="0.259826" calcext:value-type="float">
            <text:p>0,259826</text:p>
          </table:table-cell>
          <table:table-cell office:value-type="float" office:value="0.431862" calcext:value-type="float">
            <text:p>0,431862</text:p>
          </table:table-cell>
          <table:table-cell office:value-type="float" office:value="0.127745" calcext:value-type="float">
            <text:p>0,127745</text:p>
          </table:table-cell>
          <table:table-cell office:value-type="float" office:value="1.43204" calcext:value-type="float">
            <text:p>1,43204</text:p>
          </table:table-cell>
          <table:table-cell office:value-type="float" office:value="1.28844" calcext:value-type="float">
            <text:p>1,28844</text:p>
          </table:table-cell>
          <table:table-cell office:value-type="float" office:value="1.1819" calcext:value-type="float">
            <text:p>1,1819</text:p>
          </table:table-cell>
          <table:table-cell office:value-type="float" office:value="0.131674" calcext:value-type="float">
            <text:p>0,131674</text:p>
          </table:table-cell>
          <table:table-cell office:value-type="float" office:value="1.01527" calcext:value-type="float">
            <text:p>1,01527</text:p>
          </table:table-cell>
          <table:table-cell office:value-type="float" office:value="1.39397" calcext:value-type="float">
            <text:p>1,39397</text:p>
          </table:table-cell>
          <table:table-cell office:value-type="float" office:value="0.812621" calcext:value-type="float">
            <text:p>0,812621</text:p>
          </table:table-cell>
          <table:table-cell office:value-type="float" office:value="0.398101" calcext:value-type="float">
            <text:p>0,398101</text:p>
          </table:table-cell>
          <table:table-cell office:value-type="float" office:value="0.649051" calcext:value-type="float">
            <text:p>0,649051</text:p>
          </table:table-cell>
          <table:table-cell office:value-type="float" office:value="0.156126" calcext:value-type="float">
            <text:p>0,156126</text:p>
          </table:table-cell>
          <table:table-cell office:value-type="float" office:value="1.51885" calcext:value-type="float">
            <text:p>1,51885</text:p>
          </table:table-cell>
          <table:table-cell office:value-type="float" office:value="1.36248" calcext:value-type="float">
            <text:p>1,36248</text:p>
          </table:table-cell>
          <table:table-cell office:value-type="float" office:value="0.468867" calcext:value-type="float">
            <text:p>0,468867</text:p>
          </table:table-cell>
          <table:table-cell office:value-type="float" office:value="1.48828" calcext:value-type="float">
            <text:p>1,48828</text:p>
          </table:table-cell>
          <table:table-cell office:value-type="float" office:value="0.805881" calcext:value-type="float">
            <text:p>0,805881</text:p>
          </table:table-cell>
          <table:table-cell office:value-type="float" office:value="0.824634" calcext:value-type="float">
            <text:p>0,824634</text:p>
          </table:table-cell>
          <table:table-cell office:value-type="float" office:value="0.0923271" calcext:value-type="float">
            <text:p>0,0923271</text:p>
          </table:table-cell>
          <table:table-cell office:value-type="float" office:value="0.74378" calcext:value-type="float">
            <text:p>0,74378</text:p>
          </table:table-cell>
          <table:table-cell office:value-type="float" office:value="0.133422" calcext:value-type="float">
            <text:p>0,133422</text:p>
          </table:table-cell>
          <table:table-cell office:value-type="float" office:value="0.226704" calcext:value-type="float">
            <text:p>0,226704</text:p>
          </table:table-cell>
          <table:table-cell office:value-type="float" office:value="0.874992" calcext:value-type="float">
            <text:p>0,874992</text:p>
          </table:table-cell>
          <table:table-cell office:value-type="float" office:value="0.185313" calcext:value-type="float">
            <text:p>0,185313</text:p>
          </table:table-cell>
          <table:table-cell office:value-type="float" office:value="0.560003" calcext:value-type="float">
            <text:p>0,560003</text:p>
          </table:table-cell>
          <table:table-cell office:value-type="float" office:value="1.41479" calcext:value-type="float">
            <text:p>1,41479</text:p>
          </table:table-cell>
          <table:table-cell office:value-type="float" office:value="0.701134" calcext:value-type="float">
            <text:p>0,701134</text:p>
          </table:table-cell>
          <table:table-cell table:number-columns-repeated="4"/>
          <table:table-cell table:formula="of:=MIN([.A177:.BL177])" office:value-type="float" office:value="0.0441458" calcext:value-type="float">
            <text:p>0,0441458</text:p>
          </table:table-cell>
          <table:table-cell table:formula="of:=MAX([.A177:.BL177])" office:value-type="float" office:value="1.51885" calcext:value-type="float">
            <text:p>1,51885</text:p>
          </table:table-cell>
          <table:table-cell table:number-columns-repeated="7"/>
        </table:table-row>
        <table:table-row table:style-name="ro2">
          <table:table-cell office:value-type="float" office:value="0.0988572" calcext:value-type="float">
            <text:p>0,0988572</text:p>
          </table:table-cell>
          <table:table-cell office:value-type="float" office:value="0.148739" calcext:value-type="float">
            <text:p>0,148739</text:p>
          </table:table-cell>
          <table:table-cell office:value-type="float" office:value="0.160057" calcext:value-type="float">
            <text:p>0,160057</text:p>
          </table:table-cell>
          <table:table-cell office:value-type="float" office:value="0.102268" calcext:value-type="float">
            <text:p>0,102268</text:p>
          </table:table-cell>
          <table:table-cell office:value-type="float" office:value="0.102493" calcext:value-type="float">
            <text:p>0,102493</text:p>
          </table:table-cell>
          <table:table-cell office:value-type="float" office:value="0.185798" calcext:value-type="float">
            <text:p>0,185798</text:p>
          </table:table-cell>
          <table:table-cell office:value-type="float" office:value="0.289495" calcext:value-type="float">
            <text:p>0,289495</text:p>
          </table:table-cell>
          <table:table-cell office:value-type="float" office:value="0.191013" calcext:value-type="float">
            <text:p>0,191013</text:p>
          </table:table-cell>
          <table:table-cell office:value-type="float" office:value="0.144119" calcext:value-type="float">
            <text:p>0,144119</text:p>
          </table:table-cell>
          <table:table-cell office:value-type="float" office:value="0.271223" calcext:value-type="float">
            <text:p>0,271223</text:p>
          </table:table-cell>
          <table:table-cell office:value-type="float" office:value="0.259705" calcext:value-type="float">
            <text:p>0,259705</text:p>
          </table:table-cell>
          <table:table-cell office:value-type="float" office:value="0.0964899" calcext:value-type="float">
            <text:p>0,0964899</text:p>
          </table:table-cell>
          <table:table-cell office:value-type="float" office:value="0.267954" calcext:value-type="float">
            <text:p>0,267954</text:p>
          </table:table-cell>
          <table:table-cell office:value-type="float" office:value="0.232929" calcext:value-type="float">
            <text:p>0,232929</text:p>
          </table:table-cell>
          <table:table-cell office:value-type="float" office:value="0.115415" calcext:value-type="float">
            <text:p>0,115415</text:p>
          </table:table-cell>
          <table:table-cell office:value-type="float" office:value="0.184304" calcext:value-type="float">
            <text:p>0,184304</text:p>
          </table:table-cell>
          <table:table-cell office:value-type="float" office:value="0.214292" calcext:value-type="float">
            <text:p>0,214292</text:p>
          </table:table-cell>
          <table:table-cell office:value-type="float" office:value="0.1897" calcext:value-type="float">
            <text:p>0,1897</text:p>
          </table:table-cell>
          <table:table-cell office:value-type="float" office:value="1.00717" calcext:value-type="float">
            <text:p>1,00717</text:p>
          </table:table-cell>
          <table:table-cell office:value-type="float" office:value="0.913331" calcext:value-type="float">
            <text:p>0,913331</text:p>
          </table:table-cell>
          <table:table-cell office:value-type="float" office:value="0.864876" calcext:value-type="float">
            <text:p>0,864876</text:p>
          </table:table-cell>
          <table:table-cell office:value-type="float" office:value="0.773241" calcext:value-type="float">
            <text:p>0,773241</text:p>
          </table:table-cell>
          <table:table-cell office:value-type="float" office:value="0.179029" calcext:value-type="float">
            <text:p>0,179029</text:p>
          </table:table-cell>
          <table:table-cell office:value-type="float" office:value="0.628256" calcext:value-type="float">
            <text:p>0,628256</text:p>
          </table:table-cell>
          <table:table-cell office:value-type="float" office:value="0.607166" calcext:value-type="float">
            <text:p>0,607166</text:p>
          </table:table-cell>
          <table:table-cell office:value-type="float" office:value="1.02734" calcext:value-type="float">
            <text:p>1,02734</text:p>
          </table:table-cell>
          <table:table-cell office:value-type="float" office:value="0.696218" calcext:value-type="float">
            <text:p>0,696218</text:p>
          </table:table-cell>
          <table:table-cell office:value-type="float" office:value="0.460027" calcext:value-type="float">
            <text:p>0,460027</text:p>
          </table:table-cell>
          <table:table-cell office:value-type="float" office:value="0.628282" calcext:value-type="float">
            <text:p>0,628282</text:p>
          </table:table-cell>
          <table:table-cell office:value-type="float" office:value="0.558088" calcext:value-type="float">
            <text:p>0,558088</text:p>
          </table:table-cell>
          <table:table-cell office:value-type="float" office:value="0.495307" calcext:value-type="float">
            <text:p>0,495307</text:p>
          </table:table-cell>
          <table:table-cell office:value-type="float" office:value="0.351796" calcext:value-type="float">
            <text:p>0,351796</text:p>
          </table:table-cell>
          <table:table-cell office:value-type="float" office:value="0.430388" calcext:value-type="float">
            <text:p>0,430388</text:p>
          </table:table-cell>
          <table:table-cell office:value-type="float" office:value="0.160636" calcext:value-type="float">
            <text:p>0,160636</text:p>
          </table:table-cell>
          <table:table-cell office:value-type="float" office:value="0.502439" calcext:value-type="float">
            <text:p>0,502439</text:p>
          </table:table-cell>
          <table:table-cell office:value-type="float" office:value="0.461714" calcext:value-type="float">
            <text:p>0,461714</text:p>
          </table:table-cell>
          <table:table-cell office:value-type="float" office:value="1.03732" calcext:value-type="float">
            <text:p>1,03732</text:p>
          </table:table-cell>
          <table:table-cell office:value-type="float" office:value="0.422519" calcext:value-type="float">
            <text:p>0,422519</text:p>
          </table:table-cell>
          <table:table-cell office:value-type="float" office:value="0.524023" calcext:value-type="float">
            <text:p>0,524023</text:p>
          </table:table-cell>
          <table:table-cell office:value-type="float" office:value="0.569952" calcext:value-type="float">
            <text:p>0,569952</text:p>
          </table:table-cell>
          <table:table-cell office:value-type="float" office:value="0.581709" calcext:value-type="float">
            <text:p>0,581709</text:p>
          </table:table-cell>
          <table:table-cell office:value-type="float" office:value="0.458513" calcext:value-type="float">
            <text:p>0,458513</text:p>
          </table:table-cell>
          <table:table-cell office:value-type="float" office:value="0.502811" calcext:value-type="float">
            <text:p>0,502811</text:p>
          </table:table-cell>
          <table:table-cell office:value-type="float" office:value="0.595747" calcext:value-type="float">
            <text:p>0,595747</text:p>
          </table:table-cell>
          <table:table-cell office:value-type="float" office:value="0.410327" calcext:value-type="float">
            <text:p>0,410327</text:p>
          </table:table-cell>
          <table:table-cell office:value-type="float" office:value="0.869617" calcext:value-type="float">
            <text:p>0,869617</text:p>
          </table:table-cell>
          <table:table-cell office:value-type="float" office:value="0.367953" calcext:value-type="float">
            <text:p>0,367953</text:p>
          </table:table-cell>
          <table:table-cell office:value-type="float" office:value="0.595468" calcext:value-type="float">
            <text:p>0,595468</text:p>
          </table:table-cell>
          <table:table-cell office:value-type="float" office:value="0.499117" calcext:value-type="float">
            <text:p>0,499117</text:p>
          </table:table-cell>
          <table:table-cell office:value-type="float" office:value="0.414695" calcext:value-type="float">
            <text:p>0,414695</text:p>
          </table:table-cell>
          <table:table-cell office:value-type="float" office:value="0.704803" calcext:value-type="float">
            <text:p>0,704803</text:p>
          </table:table-cell>
          <table:table-cell office:value-type="float" office:value="0.692793" calcext:value-type="float">
            <text:p>0,692793</text:p>
          </table:table-cell>
          <table:table-cell office:value-type="float" office:value="0.072866" calcext:value-type="float">
            <text:p>0,072866</text:p>
          </table:table-cell>
          <table:table-cell office:value-type="float" office:value="0.726092" calcext:value-type="float">
            <text:p>0,726092</text:p>
          </table:table-cell>
          <table:table-cell office:value-type="float" office:value="0.0750389" calcext:value-type="float">
            <text:p>0,0750389</text:p>
          </table:table-cell>
          <table:table-cell office:value-type="float" office:value="0.180829" calcext:value-type="float">
            <text:p>0,180829</text:p>
          </table:table-cell>
          <table:table-cell office:value-type="float" office:value="0.173778" calcext:value-type="float">
            <text:p>0,173778</text:p>
          </table:table-cell>
          <table:table-cell office:value-type="float" office:value="0.145456" calcext:value-type="float">
            <text:p>0,145456</text:p>
          </table:table-cell>
          <table:table-cell office:value-type="float" office:value="0.211764" calcext:value-type="float">
            <text:p>0,211764</text:p>
          </table:table-cell>
          <table:table-cell office:value-type="float" office:value="0.152493" calcext:value-type="float">
            <text:p>0,152493</text:p>
          </table:table-cell>
          <table:table-cell office:value-type="float" office:value="0.673518" calcext:value-type="float">
            <text:p>0,673518</text:p>
          </table:table-cell>
          <table:table-cell office:value-type="float" office:value="0.152799" calcext:value-type="float">
            <text:p>0,152799</text:p>
          </table:table-cell>
          <table:table-cell office:value-type="float" office:value="0.123847" calcext:value-type="float">
            <text:p>0,123847</text:p>
          </table:table-cell>
          <table:table-cell office:value-type="float" office:value="0.156371" calcext:value-type="float">
            <text:p>0,156371</text:p>
          </table:table-cell>
          <table:table-cell table:number-columns-repeated="4"/>
          <table:table-cell table:formula="of:=MIN([.A178:.BL178])" office:value-type="float" office:value="0.072866" calcext:value-type="float">
            <text:p>0,072866</text:p>
          </table:table-cell>
          <table:table-cell table:formula="of:=MAX([.A178:.BL178])" office:value-type="float" office:value="1.03732" calcext:value-type="float">
            <text:p>1,03732</text:p>
          </table:table-cell>
          <table:table-cell table:number-columns-repeated="7"/>
        </table:table-row>
        <table:table-row table:style-name="ro2">
          <table:table-cell office:value-type="float" office:value="0.102029" calcext:value-type="float">
            <text:p>0,102029</text:p>
          </table:table-cell>
          <table:table-cell office:value-type="float" office:value="0.157875" calcext:value-type="float">
            <text:p>0,157875</text:p>
          </table:table-cell>
          <table:table-cell office:value-type="float" office:value="0.116535" calcext:value-type="float">
            <text:p>0,116535</text:p>
          </table:table-cell>
          <table:table-cell office:value-type="float" office:value="0.118794" calcext:value-type="float">
            <text:p>0,118794</text:p>
          </table:table-cell>
          <table:table-cell office:value-type="float" office:value="0.156195" calcext:value-type="float">
            <text:p>0,156195</text:p>
          </table:table-cell>
          <table:table-cell office:value-type="float" office:value="0.161303" calcext:value-type="float">
            <text:p>0,161303</text:p>
          </table:table-cell>
          <table:table-cell office:value-type="float" office:value="0.160153" calcext:value-type="float">
            <text:p>0,160153</text:p>
          </table:table-cell>
          <table:table-cell office:value-type="float" office:value="0.224178" calcext:value-type="float">
            <text:p>0,224178</text:p>
          </table:table-cell>
          <table:table-cell office:value-type="float" office:value="0.123005" calcext:value-type="float">
            <text:p>0,123005</text:p>
          </table:table-cell>
          <table:table-cell office:value-type="float" office:value="0.181595" calcext:value-type="float">
            <text:p>0,181595</text:p>
          </table:table-cell>
          <table:table-cell office:value-type="float" office:value="0.274092" calcext:value-type="float">
            <text:p>0,274092</text:p>
          </table:table-cell>
          <table:table-cell office:value-type="float" office:value="0.173112" calcext:value-type="float">
            <text:p>0,173112</text:p>
          </table:table-cell>
          <table:table-cell office:value-type="float" office:value="0.32109" calcext:value-type="float">
            <text:p>0,32109</text:p>
          </table:table-cell>
          <table:table-cell office:value-type="float" office:value="0.159984" calcext:value-type="float">
            <text:p>0,159984</text:p>
          </table:table-cell>
          <table:table-cell office:value-type="float" office:value="0.103934" calcext:value-type="float">
            <text:p>0,103934</text:p>
          </table:table-cell>
          <table:table-cell office:value-type="float" office:value="0.137853" calcext:value-type="float">
            <text:p>0,137853</text:p>
          </table:table-cell>
          <table:table-cell office:value-type="float" office:value="0.205418" calcext:value-type="float">
            <text:p>0,205418</text:p>
          </table:table-cell>
          <table:table-cell office:value-type="float" office:value="0.207198" calcext:value-type="float">
            <text:p>0,207198</text:p>
          </table:table-cell>
          <table:table-cell office:value-type="float" office:value="0.172054" calcext:value-type="float">
            <text:p>0,172054</text:p>
          </table:table-cell>
          <table:table-cell office:value-type="float" office:value="0.185642" calcext:value-type="float">
            <text:p>0,185642</text:p>
          </table:table-cell>
          <table:table-cell office:value-type="float" office:value="0.131984" calcext:value-type="float">
            <text:p>0,131984</text:p>
          </table:table-cell>
          <table:table-cell office:value-type="float" office:value="0.155366" calcext:value-type="float">
            <text:p>0,155366</text:p>
          </table:table-cell>
          <table:table-cell office:value-type="float" office:value="0.122845" calcext:value-type="float">
            <text:p>0,122845</text:p>
          </table:table-cell>
          <table:table-cell office:value-type="float" office:value="0.138555" calcext:value-type="float">
            <text:p>0,138555</text:p>
          </table:table-cell>
          <table:table-cell office:value-type="float" office:value="0.126745" calcext:value-type="float">
            <text:p>0,126745</text:p>
          </table:table-cell>
          <table:table-cell office:value-type="float" office:value="0.130983" calcext:value-type="float">
            <text:p>0,130983</text:p>
          </table:table-cell>
          <table:table-cell office:value-type="float" office:value="1.07302" calcext:value-type="float">
            <text:p>1,07302</text:p>
          </table:table-cell>
          <table:table-cell office:value-type="float" office:value="0.223459" calcext:value-type="float">
            <text:p>0,223459</text:p>
          </table:table-cell>
          <table:table-cell office:value-type="float" office:value="0.0979462" calcext:value-type="float">
            <text:p>0,0979462</text:p>
          </table:table-cell>
          <table:table-cell office:value-type="float" office:value="1.36845" calcext:value-type="float">
            <text:p>1,36845</text:p>
          </table:table-cell>
          <table:table-cell office:value-type="float" office:value="0.0944481" calcext:value-type="float">
            <text:p>0,0944481</text:p>
          </table:table-cell>
          <table:table-cell office:value-type="float" office:value="1.27006" calcext:value-type="float">
            <text:p>1,27006</text:p>
          </table:table-cell>
          <table:table-cell office:value-type="float" office:value="1.23716" calcext:value-type="float">
            <text:p>1,23716</text:p>
          </table:table-cell>
          <table:table-cell office:value-type="float" office:value="0.148685" calcext:value-type="float">
            <text:p>0,148685</text:p>
          </table:table-cell>
          <table:table-cell office:value-type="float" office:value="0.875408" calcext:value-type="float">
            <text:p>0,875408</text:p>
          </table:table-cell>
          <table:table-cell office:value-type="float" office:value="0.204483" calcext:value-type="float">
            <text:p>0,204483</text:p>
          </table:table-cell>
          <table:table-cell office:value-type="float" office:value="0.763352" calcext:value-type="float">
            <text:p>0,763352</text:p>
          </table:table-cell>
          <table:table-cell office:value-type="float" office:value="0.142078" calcext:value-type="float">
            <text:p>0,142078</text:p>
          </table:table-cell>
          <table:table-cell office:value-type="float" office:value="0.210011" calcext:value-type="float">
            <text:p>0,210011</text:p>
          </table:table-cell>
          <table:table-cell office:value-type="float" office:value="0.774312" calcext:value-type="float">
            <text:p>0,774312</text:p>
          </table:table-cell>
          <table:table-cell office:value-type="float" office:value="0.684499" calcext:value-type="float">
            <text:p>0,684499</text:p>
          </table:table-cell>
          <table:table-cell office:value-type="float" office:value="0.689915" calcext:value-type="float">
            <text:p>0,689915</text:p>
          </table:table-cell>
          <table:table-cell office:value-type="float" office:value="0.609265" calcext:value-type="float">
            <text:p>0,609265</text:p>
          </table:table-cell>
          <table:table-cell office:value-type="float" office:value="1.75382" calcext:value-type="float">
            <text:p>1,75382</text:p>
          </table:table-cell>
          <table:table-cell office:value-type="float" office:value="1.47962" calcext:value-type="float">
            <text:p>1,47962</text:p>
          </table:table-cell>
          <table:table-cell office:value-type="float" office:value="0.595754" calcext:value-type="float">
            <text:p>0,595754</text:p>
          </table:table-cell>
          <table:table-cell office:value-type="float" office:value="1.94074" calcext:value-type="float">
            <text:p>1,94074</text:p>
          </table:table-cell>
          <table:table-cell office:value-type="float" office:value="1.80786" calcext:value-type="float">
            <text:p>1,80786</text:p>
          </table:table-cell>
          <table:table-cell office:value-type="float" office:value="0.597307" calcext:value-type="float">
            <text:p>0,597307</text:p>
          </table:table-cell>
          <table:table-cell office:value-type="float" office:value="1.64262" calcext:value-type="float">
            <text:p>1,64262</text:p>
          </table:table-cell>
          <table:table-cell office:value-type="float" office:value="0.58485" calcext:value-type="float">
            <text:p>0,58485</text:p>
          </table:table-cell>
          <table:table-cell office:value-type="float" office:value="0.546091" calcext:value-type="float">
            <text:p>0,546091</text:p>
          </table:table-cell>
          <table:table-cell office:value-type="float" office:value="0.457913" calcext:value-type="float">
            <text:p>0,457913</text:p>
          </table:table-cell>
          <table:table-cell office:value-type="float" office:value="1.58949" calcext:value-type="float">
            <text:p>1,58949</text:p>
          </table:table-cell>
          <table:table-cell office:value-type="float" office:value="0.357218" calcext:value-type="float">
            <text:p>0,357218</text:p>
          </table:table-cell>
          <table:table-cell office:value-type="float" office:value="1.89961" calcext:value-type="float">
            <text:p>1,89961</text:p>
          </table:table-cell>
          <table:table-cell office:value-type="float" office:value="0.905053" calcext:value-type="float">
            <text:p>0,905053</text:p>
          </table:table-cell>
          <table:table-cell office:value-type="float" office:value="1.75758" calcext:value-type="float">
            <text:p>1,75758</text:p>
          </table:table-cell>
          <table:table-cell office:value-type="float" office:value="1.76807" calcext:value-type="float">
            <text:p>1,76807</text:p>
          </table:table-cell>
          <table:table-cell office:value-type="float" office:value="0.429965" calcext:value-type="float">
            <text:p>0,429965</text:p>
          </table:table-cell>
          <table:table-cell office:value-type="float" office:value="0.445365" calcext:value-type="float">
            <text:p>0,445365</text:p>
          </table:table-cell>
          <table:table-cell office:value-type="float" office:value="1.79281" calcext:value-type="float">
            <text:p>1,79281</text:p>
          </table:table-cell>
          <table:table-cell office:value-type="float" office:value="0.0473399" calcext:value-type="float">
            <text:p>0,0473399</text:p>
          </table:table-cell>
          <table:table-cell office:value-type="float" office:value="0.132843" calcext:value-type="float">
            <text:p>0,132843</text:p>
          </table:table-cell>
          <table:table-cell table:number-columns-repeated="4"/>
          <table:table-cell table:formula="of:=MIN([.A179:.BL179])" office:value-type="float" office:value="0.0473399" calcext:value-type="float">
            <text:p>0,0473399</text:p>
          </table:table-cell>
          <table:table-cell table:formula="of:=MAX([.A179:.BL179])" office:value-type="float" office:value="1.94074" calcext:value-type="float">
            <text:p>1,94074</text:p>
          </table:table-cell>
          <table:table-cell table:number-columns-repeated="7"/>
        </table:table-row>
        <table:table-row table:style-name="ro2">
          <table:table-cell office:value-type="float" office:value="0.158641" calcext:value-type="float">
            <text:p>0,158641</text:p>
          </table:table-cell>
          <table:table-cell office:value-type="float" office:value="0.079222" calcext:value-type="float">
            <text:p>0,079222</text:p>
          </table:table-cell>
          <table:table-cell office:value-type="float" office:value="0.131319" calcext:value-type="float">
            <text:p>0,131319</text:p>
          </table:table-cell>
          <table:table-cell office:value-type="float" office:value="0.147703" calcext:value-type="float">
            <text:p>0,147703</text:p>
          </table:table-cell>
          <table:table-cell office:value-type="float" office:value="0.115922" calcext:value-type="float">
            <text:p>0,115922</text:p>
          </table:table-cell>
          <table:table-cell office:value-type="float" office:value="0.116732" calcext:value-type="float">
            <text:p>0,116732</text:p>
          </table:table-cell>
          <table:table-cell office:value-type="float" office:value="0.16067" calcext:value-type="float">
            <text:p>0,16067</text:p>
          </table:table-cell>
          <table:table-cell office:value-type="float" office:value="0.591812" calcext:value-type="float">
            <text:p>0,591812</text:p>
          </table:table-cell>
          <table:table-cell office:value-type="float" office:value="0.480106" calcext:value-type="float">
            <text:p>0,480106</text:p>
          </table:table-cell>
          <table:table-cell office:value-type="float" office:value="0.093689" calcext:value-type="float">
            <text:p>0,093689</text:p>
          </table:table-cell>
          <table:table-cell office:value-type="float" office:value="0.159622" calcext:value-type="float">
            <text:p>0,159622</text:p>
          </table:table-cell>
          <table:table-cell office:value-type="float" office:value="0.447481" calcext:value-type="float">
            <text:p>0,447481</text:p>
          </table:table-cell>
          <table:table-cell office:value-type="float" office:value="0.394053" calcext:value-type="float">
            <text:p>0,394053</text:p>
          </table:table-cell>
          <table:table-cell office:value-type="float" office:value="0.121841" calcext:value-type="float">
            <text:p>0,121841</text:p>
          </table:table-cell>
          <table:table-cell office:value-type="float" office:value="0.87396" calcext:value-type="float">
            <text:p>0,87396</text:p>
          </table:table-cell>
          <table:table-cell office:value-type="float" office:value="0.71954" calcext:value-type="float">
            <text:p>0,71954</text:p>
          </table:table-cell>
          <table:table-cell office:value-type="float" office:value="0.37938" calcext:value-type="float">
            <text:p>0,37938</text:p>
          </table:table-cell>
          <table:table-cell office:value-type="float" office:value="0.118248" calcext:value-type="float">
            <text:p>0,118248</text:p>
          </table:table-cell>
          <table:table-cell office:value-type="float" office:value="0.60929" calcext:value-type="float">
            <text:p>0,60929</text:p>
          </table:table-cell>
          <table:table-cell office:value-type="float" office:value="0.397807" calcext:value-type="float">
            <text:p>0,397807</text:p>
          </table:table-cell>
          <table:table-cell office:value-type="float" office:value="0.506303" calcext:value-type="float">
            <text:p>0,506303</text:p>
          </table:table-cell>
          <table:table-cell office:value-type="float" office:value="0.510186" calcext:value-type="float">
            <text:p>0,510186</text:p>
          </table:table-cell>
          <table:table-cell office:value-type="float" office:value="0.154114" calcext:value-type="float">
            <text:p>0,154114</text:p>
          </table:table-cell>
          <table:table-cell office:value-type="float" office:value="0.412466" calcext:value-type="float">
            <text:p>0,412466</text:p>
          </table:table-cell>
          <table:table-cell office:value-type="float" office:value="0.883202" calcext:value-type="float">
            <text:p>0,883202</text:p>
          </table:table-cell>
          <table:table-cell office:value-type="float" office:value="0.401586" calcext:value-type="float">
            <text:p>0,401586</text:p>
          </table:table-cell>
          <table:table-cell office:value-type="float" office:value="0.993712" calcext:value-type="float">
            <text:p>0,993712</text:p>
          </table:table-cell>
          <table:table-cell office:value-type="float" office:value="0.154257" calcext:value-type="float">
            <text:p>0,154257</text:p>
          </table:table-cell>
          <table:table-cell office:value-type="float" office:value="0.769367" calcext:value-type="float">
            <text:p>0,769367</text:p>
          </table:table-cell>
          <table:table-cell office:value-type="float" office:value="0.778576" calcext:value-type="float">
            <text:p>0,778576</text:p>
          </table:table-cell>
          <table:table-cell office:value-type="float" office:value="0.666705" calcext:value-type="float">
            <text:p>0,666705</text:p>
          </table:table-cell>
          <table:table-cell office:value-type="float" office:value="0.119416" calcext:value-type="float">
            <text:p>0,119416</text:p>
          </table:table-cell>
          <table:table-cell office:value-type="float" office:value="0.672739" calcext:value-type="float">
            <text:p>0,672739</text:p>
          </table:table-cell>
          <table:table-cell office:value-type="float" office:value="0.611401" calcext:value-type="float">
            <text:p>0,611401</text:p>
          </table:table-cell>
          <table:table-cell office:value-type="float" office:value="0.629606" calcext:value-type="float">
            <text:p>0,629606</text:p>
          </table:table-cell>
          <table:table-cell office:value-type="float" office:value="0.555046" calcext:value-type="float">
            <text:p>0,555046</text:p>
          </table:table-cell>
          <table:table-cell office:value-type="float" office:value="0.601819" calcext:value-type="float">
            <text:p>0,601819</text:p>
          </table:table-cell>
          <table:table-cell office:value-type="float" office:value="1.2543" calcext:value-type="float">
            <text:p>1,2543</text:p>
          </table:table-cell>
          <table:table-cell office:value-type="float" office:value="0.221951" calcext:value-type="float">
            <text:p>0,221951</text:p>
          </table:table-cell>
          <table:table-cell office:value-type="float" office:value="0.438015" calcext:value-type="float">
            <text:p>0,438015</text:p>
          </table:table-cell>
          <table:table-cell office:value-type="float" office:value="0.0967472" calcext:value-type="float">
            <text:p>0,0967472</text:p>
          </table:table-cell>
          <table:table-cell office:value-type="float" office:value="0.0766649" calcext:value-type="float">
            <text:p>0,0766649</text:p>
          </table:table-cell>
          <table:table-cell office:value-type="float" office:value="0.0808249" calcext:value-type="float">
            <text:p>0,0808249</text:p>
          </table:table-cell>
          <table:table-cell office:value-type="float" office:value="0.835018" calcext:value-type="float">
            <text:p>0,835018</text:p>
          </table:table-cell>
          <table:table-cell office:value-type="float" office:value="0.163921" calcext:value-type="float">
            <text:p>0,163921</text:p>
          </table:table-cell>
          <table:table-cell office:value-type="float" office:value="0.111841" calcext:value-type="float">
            <text:p>0,111841</text:p>
          </table:table-cell>
          <table:table-cell office:value-type="float" office:value="0.110595" calcext:value-type="float">
            <text:p>0,110595</text:p>
          </table:table-cell>
          <table:table-cell office:value-type="float" office:value="1.80172" calcext:value-type="float">
            <text:p>1,80172</text:p>
          </table:table-cell>
          <table:table-cell office:value-type="float" office:value="0.843893" calcext:value-type="float">
            <text:p>0,843893</text:p>
          </table:table-cell>
          <table:table-cell office:value-type="float" office:value="0.0762649" calcext:value-type="float">
            <text:p>0,0762649</text:p>
          </table:table-cell>
          <table:table-cell office:value-type="float" office:value="1.39178" calcext:value-type="float">
            <text:p>1,39178</text:p>
          </table:table-cell>
          <table:table-cell office:value-type="float" office:value="1.65398" calcext:value-type="float">
            <text:p>1,65398</text:p>
          </table:table-cell>
          <table:table-cell office:value-type="float" office:value="1.71088" calcext:value-type="float">
            <text:p>1,71088</text:p>
          </table:table-cell>
          <table:table-cell office:value-type="float" office:value="0.166406" calcext:value-type="float">
            <text:p>0,166406</text:p>
          </table:table-cell>
          <table:table-cell office:value-type="float" office:value="1.41479" calcext:value-type="float">
            <text:p>1,41479</text:p>
          </table:table-cell>
          <table:table-cell office:value-type="float" office:value="0.200517" calcext:value-type="float">
            <text:p>0,200517</text:p>
          </table:table-cell>
          <table:table-cell office:value-type="float" office:value="1.27615" calcext:value-type="float">
            <text:p>1,27615</text:p>
          </table:table-cell>
          <table:table-cell office:value-type="float" office:value="0.13688" calcext:value-type="float">
            <text:p>0,13688</text:p>
          </table:table-cell>
          <table:table-cell office:value-type="float" office:value="0.153038" calcext:value-type="float">
            <text:p>0,153038</text:p>
          </table:table-cell>
          <table:table-cell office:value-type="float" office:value="1.3926" calcext:value-type="float">
            <text:p>1,3926</text:p>
          </table:table-cell>
          <table:table-cell office:value-type="float" office:value="0.178563" calcext:value-type="float">
            <text:p>0,178563</text:p>
          </table:table-cell>
          <table:table-cell office:value-type="float" office:value="0.136456" calcext:value-type="float">
            <text:p>0,136456</text:p>
          </table:table-cell>
          <table:table-cell office:value-type="float" office:value="0.143184" calcext:value-type="float">
            <text:p>0,143184</text:p>
          </table:table-cell>
          <table:table-cell office:value-type="float" office:value="0.0779631" calcext:value-type="float">
            <text:p>0,0779631</text:p>
          </table:table-cell>
          <table:table-cell table:number-columns-repeated="4"/>
          <table:table-cell table:formula="of:=MIN([.A180:.BL180])" office:value-type="float" office:value="0.0762649" calcext:value-type="float">
            <text:p>0,0762649</text:p>
          </table:table-cell>
          <table:table-cell table:formula="of:=MAX([.A180:.BL180])" office:value-type="float" office:value="1.80172" calcext:value-type="float">
            <text:p>1,80172</text:p>
          </table:table-cell>
          <table:table-cell table:number-columns-repeated="7"/>
        </table:table-row>
        <table:table-row table:style-name="ro2">
          <table:table-cell office:value-type="float" office:value="0.0869091" calcext:value-type="float">
            <text:p>0,0869091</text:p>
          </table:table-cell>
          <table:table-cell office:value-type="float" office:value="0.154191" calcext:value-type="float">
            <text:p>0,154191</text:p>
          </table:table-cell>
          <table:table-cell office:value-type="float" office:value="0.093991" calcext:value-type="float">
            <text:p>0,093991</text:p>
          </table:table-cell>
          <table:table-cell office:value-type="float" office:value="0.106255" calcext:value-type="float">
            <text:p>0,106255</text:p>
          </table:table-cell>
          <table:table-cell office:value-type="float" office:value="0.141587" calcext:value-type="float">
            <text:p>0,141587</text:p>
          </table:table-cell>
          <table:table-cell office:value-type="float" office:value="0.122388" calcext:value-type="float">
            <text:p>0,122388</text:p>
          </table:table-cell>
          <table:table-cell office:value-type="float" office:value="0.124965" calcext:value-type="float">
            <text:p>0,124965</text:p>
          </table:table-cell>
          <table:table-cell office:value-type="float" office:value="0.200681" calcext:value-type="float">
            <text:p>0,200681</text:p>
          </table:table-cell>
          <table:table-cell office:value-type="float" office:value="0.203597" calcext:value-type="float">
            <text:p>0,203597</text:p>
          </table:table-cell>
          <table:table-cell office:value-type="float" office:value="0.0861201" calcext:value-type="float">
            <text:p>0,0861201</text:p>
          </table:table-cell>
          <table:table-cell office:value-type="float" office:value="0.149998" calcext:value-type="float">
            <text:p>0,149998</text:p>
          </table:table-cell>
          <table:table-cell office:value-type="float" office:value="0.166559" calcext:value-type="float">
            <text:p>0,166559</text:p>
          </table:table-cell>
          <table:table-cell office:value-type="float" office:value="0.724524" calcext:value-type="float">
            <text:p>0,724524</text:p>
          </table:table-cell>
          <table:table-cell office:value-type="float" office:value="0.0872638" calcext:value-type="float">
            <text:p>0,0872638</text:p>
          </table:table-cell>
          <table:table-cell office:value-type="float" office:value="0.645212" calcext:value-type="float">
            <text:p>0,645212</text:p>
          </table:table-cell>
          <table:table-cell office:value-type="float" office:value="0.107606" calcext:value-type="float">
            <text:p>0,107606</text:p>
          </table:table-cell>
          <table:table-cell office:value-type="float" office:value="0.157336" calcext:value-type="float">
            <text:p>0,157336</text:p>
          </table:table-cell>
          <table:table-cell office:value-type="float" office:value="0.112193" calcext:value-type="float">
            <text:p>0,112193</text:p>
          </table:table-cell>
          <table:table-cell office:value-type="float" office:value="0.155151" calcext:value-type="float">
            <text:p>0,155151</text:p>
          </table:table-cell>
          <table:table-cell office:value-type="float" office:value="0.704377" calcext:value-type="float">
            <text:p>0,704377</text:p>
          </table:table-cell>
          <table:table-cell office:value-type="float" office:value="0.082916" calcext:value-type="float">
            <text:p>0,082916</text:p>
          </table:table-cell>
          <table:table-cell office:value-type="float" office:value="0.15404" calcext:value-type="float">
            <text:p>0,15404</text:p>
          </table:table-cell>
          <table:table-cell office:value-type="float" office:value="0.0928998" calcext:value-type="float">
            <text:p>0,0928998</text:p>
          </table:table-cell>
          <table:table-cell office:value-type="float" office:value="0.132474" calcext:value-type="float">
            <text:p>0,132474</text:p>
          </table:table-cell>
          <table:table-cell office:value-type="float" office:value="0.755645" calcext:value-type="float">
            <text:p>0,755645</text:p>
          </table:table-cell>
          <table:table-cell office:value-type="float" office:value="0.283027" calcext:value-type="float">
            <text:p>0,283027</text:p>
          </table:table-cell>
          <table:table-cell office:value-type="float" office:value="0.274159" calcext:value-type="float">
            <text:p>0,274159</text:p>
          </table:table-cell>
          <table:table-cell office:value-type="float" office:value="0.16156" calcext:value-type="float">
            <text:p>0,16156</text:p>
          </table:table-cell>
          <table:table-cell office:value-type="float" office:value="1.52068" calcext:value-type="float">
            <text:p>1,52068</text:p>
          </table:table-cell>
          <table:table-cell office:value-type="float" office:value="1.5024" calcext:value-type="float">
            <text:p>1,5024</text:p>
          </table:table-cell>
          <table:table-cell office:value-type="float" office:value="1.34563" calcext:value-type="float">
            <text:p>1,34563</text:p>
          </table:table-cell>
          <table:table-cell office:value-type="float" office:value="0.997625" calcext:value-type="float">
            <text:p>0,997625</text:p>
          </table:table-cell>
          <table:table-cell office:value-type="float" office:value="0.131815" calcext:value-type="float">
            <text:p>0,131815</text:p>
          </table:table-cell>
          <table:table-cell office:value-type="float" office:value="0.820433" calcext:value-type="float">
            <text:p>0,820433</text:p>
          </table:table-cell>
          <table:table-cell office:value-type="float" office:value="1.23415" calcext:value-type="float">
            <text:p>1,23415</text:p>
          </table:table-cell>
          <table:table-cell office:value-type="float" office:value="0.670268" calcext:value-type="float">
            <text:p>0,670268</text:p>
          </table:table-cell>
          <table:table-cell office:value-type="float" office:value="1.11825" calcext:value-type="float">
            <text:p>1,11825</text:p>
          </table:table-cell>
          <table:table-cell office:value-type="float" office:value="0.949918" calcext:value-type="float">
            <text:p>0,949918</text:p>
          </table:table-cell>
          <table:table-cell office:value-type="float" office:value="0.472106" calcext:value-type="float">
            <text:p>0,472106</text:p>
          </table:table-cell>
          <table:table-cell office:value-type="float" office:value="1.43436" calcext:value-type="float">
            <text:p>1,43436</text:p>
          </table:table-cell>
          <table:table-cell office:value-type="float" office:value="0.143212" calcext:value-type="float">
            <text:p>0,143212</text:p>
          </table:table-cell>
          <table:table-cell office:value-type="float" office:value="1.39866" calcext:value-type="float">
            <text:p>1,39866</text:p>
          </table:table-cell>
          <table:table-cell office:value-type="float" office:value="0.712049" calcext:value-type="float">
            <text:p>0,712049</text:p>
          </table:table-cell>
          <table:table-cell office:value-type="float" office:value="0.63202" calcext:value-type="float">
            <text:p>0,63202</text:p>
          </table:table-cell>
          <table:table-cell office:value-type="float" office:value="0.489519" calcext:value-type="float">
            <text:p>0,489519</text:p>
          </table:table-cell>
          <table:table-cell office:value-type="float" office:value="1.57049" calcext:value-type="float">
            <text:p>1,57049</text:p>
          </table:table-cell>
          <table:table-cell office:value-type="float" office:value="0.529574" calcext:value-type="float">
            <text:p>0,529574</text:p>
          </table:table-cell>
          <table:table-cell office:value-type="float" office:value="1.81955" calcext:value-type="float">
            <text:p>1,81955</text:p>
          </table:table-cell>
          <table:table-cell office:value-type="float" office:value="0.573738" calcext:value-type="float">
            <text:p>0,573738</text:p>
          </table:table-cell>
          <table:table-cell office:value-type="float" office:value="1.26071" calcext:value-type="float">
            <text:p>1,26071</text:p>
          </table:table-cell>
          <table:table-cell office:value-type="float" office:value="1.49347" calcext:value-type="float">
            <text:p>1,49347</text:p>
          </table:table-cell>
          <table:table-cell office:value-type="float" office:value="1.89523" calcext:value-type="float">
            <text:p>1,89523</text:p>
          </table:table-cell>
          <table:table-cell office:value-type="float" office:value="1.13061" calcext:value-type="float">
            <text:p>1,13061</text:p>
          </table:table-cell>
          <table:table-cell office:value-type="float" office:value="1.91179" calcext:value-type="float">
            <text:p>1,91179</text:p>
          </table:table-cell>
          <table:table-cell office:value-type="float" office:value="1.67013" calcext:value-type="float">
            <text:p>1,67013</text:p>
          </table:table-cell>
          <table:table-cell office:value-type="float" office:value="1.60347" calcext:value-type="float">
            <text:p>1,60347</text:p>
          </table:table-cell>
          <table:table-cell office:value-type="float" office:value="1.93027" calcext:value-type="float">
            <text:p>1,93027</text:p>
          </table:table-cell>
          <table:table-cell office:value-type="float" office:value="1.54991" calcext:value-type="float">
            <text:p>1,54991</text:p>
          </table:table-cell>
          <table:table-cell office:value-type="float" office:value="1.53669" calcext:value-type="float">
            <text:p>1,53669</text:p>
          </table:table-cell>
          <table:table-cell office:value-type="float" office:value="1.48776" calcext:value-type="float">
            <text:p>1,48776</text:p>
          </table:table-cell>
          <table:table-cell office:value-type="float" office:value="1.45231" calcext:value-type="float">
            <text:p>1,45231</text:p>
          </table:table-cell>
          <table:table-cell office:value-type="float" office:value="1.18642" calcext:value-type="float">
            <text:p>1,18642</text:p>
          </table:table-cell>
          <table:table-cell office:value-type="float" office:value="1.76597" calcext:value-type="float">
            <text:p>1,76597</text:p>
          </table:table-cell>
          <table:table-cell office:value-type="float" office:value="2.19047" calcext:value-type="float">
            <text:p>2,19047</text:p>
          </table:table-cell>
          <table:table-cell table:number-columns-repeated="4"/>
          <table:table-cell table:formula="of:=MIN([.A181:.BL181])" office:value-type="float" office:value="0.082916" calcext:value-type="float">
            <text:p>0,082916</text:p>
          </table:table-cell>
          <table:table-cell table:formula="of:=MAX([.A181:.BL181])" office:value-type="float" office:value="2.19047" calcext:value-type="float">
            <text:p>2,19047</text:p>
          </table:table-cell>
          <table:table-cell table:number-columns-repeated="7"/>
        </table:table-row>
        <table:table-row table:style-name="ro2">
          <table:table-cell office:value-type="float" office:value="0.082942" calcext:value-type="float">
            <text:p>0,082942</text:p>
          </table:table-cell>
          <table:table-cell office:value-type="float" office:value="0.141652" calcext:value-type="float">
            <text:p>0,141652</text:p>
          </table:table-cell>
          <table:table-cell office:value-type="float" office:value="0.041121" calcext:value-type="float">
            <text:p>0,041121</text:p>
          </table:table-cell>
          <table:table-cell office:value-type="float" office:value="0.053426" calcext:value-type="float">
            <text:p>0,053426</text:p>
          </table:table-cell>
          <table:table-cell office:value-type="float" office:value="0.0492589" calcext:value-type="float">
            <text:p>0,0492589</text:p>
          </table:table-cell>
          <table:table-cell office:value-type="float" office:value="0.192835" calcext:value-type="float">
            <text:p>0,192835</text:p>
          </table:table-cell>
          <table:table-cell office:value-type="float" office:value="0.064235" calcext:value-type="float">
            <text:p>0,064235</text:p>
          </table:table-cell>
          <table:table-cell office:value-type="float" office:value="0.049475" calcext:value-type="float">
            <text:p>0,049475</text:p>
          </table:table-cell>
          <table:table-cell office:value-type="float" office:value="0.145759" calcext:value-type="float">
            <text:p>0,145759</text:p>
          </table:table-cell>
          <table:table-cell office:value-type="float" office:value="0.0749722" calcext:value-type="float">
            <text:p>0,0749722</text:p>
          </table:table-cell>
          <table:table-cell office:value-type="float" office:value="0.0702772" calcext:value-type="float">
            <text:p>0,0702772</text:p>
          </table:table-cell>
          <table:table-cell office:value-type="float" office:value="0.150473" calcext:value-type="float">
            <text:p>0,150473</text:p>
          </table:table-cell>
          <table:table-cell office:value-type="float" office:value="0.0458391" calcext:value-type="float">
            <text:p>0,0458391</text:p>
          </table:table-cell>
          <table:table-cell office:value-type="float" office:value="0.513009" calcext:value-type="float">
            <text:p>0,513009</text:p>
          </table:table-cell>
          <table:table-cell office:value-type="float" office:value="0.139025" calcext:value-type="float">
            <text:p>0,139025</text:p>
          </table:table-cell>
          <table:table-cell office:value-type="float" office:value="0.802653" calcext:value-type="float">
            <text:p>0,802653</text:p>
          </table:table-cell>
          <table:table-cell office:value-type="float" office:value="0.731734" calcext:value-type="float">
            <text:p>0,731734</text:p>
          </table:table-cell>
          <table:table-cell office:value-type="float" office:value="0.719863" calcext:value-type="float">
            <text:p>0,719863</text:p>
          </table:table-cell>
          <table:table-cell office:value-type="float" office:value="0.726934" calcext:value-type="float">
            <text:p>0,726934</text:p>
          </table:table-cell>
          <table:table-cell office:value-type="float" office:value="0.164372" calcext:value-type="float">
            <text:p>0,164372</text:p>
          </table:table-cell>
          <table:table-cell office:value-type="float" office:value="0.70478" calcext:value-type="float">
            <text:p>0,70478</text:p>
          </table:table-cell>
          <table:table-cell office:value-type="float" office:value="0.696073" calcext:value-type="float">
            <text:p>0,696073</text:p>
          </table:table-cell>
          <table:table-cell office:value-type="float" office:value="0.133661" calcext:value-type="float">
            <text:p>0,133661</text:p>
          </table:table-cell>
          <table:table-cell office:value-type="float" office:value="0.681097" calcext:value-type="float">
            <text:p>0,681097</text:p>
          </table:table-cell>
          <table:table-cell office:value-type="float" office:value="0.675012" calcext:value-type="float">
            <text:p>0,675012</text:p>
          </table:table-cell>
          <table:table-cell office:value-type="float" office:value="0.703456" calcext:value-type="float">
            <text:p>0,703456</text:p>
          </table:table-cell>
          <table:table-cell office:value-type="float" office:value="0.971076" calcext:value-type="float">
            <text:p>0,971076</text:p>
          </table:table-cell>
          <table:table-cell office:value-type="float" office:value="0.832239" calcext:value-type="float">
            <text:p>0,832239</text:p>
          </table:table-cell>
          <table:table-cell office:value-type="float" office:value="0.573772" calcext:value-type="float">
            <text:p>0,573772</text:p>
          </table:table-cell>
          <table:table-cell office:value-type="float" office:value="0.703468" calcext:value-type="float">
            <text:p>0,703468</text:p>
          </table:table-cell>
          <table:table-cell office:value-type="float" office:value="0.521378" calcext:value-type="float">
            <text:p>0,521378</text:p>
          </table:table-cell>
          <table:table-cell office:value-type="float" office:value="0.702132" calcext:value-type="float">
            <text:p>0,702132</text:p>
          </table:table-cell>
          <table:table-cell office:value-type="float" office:value="0.152161" calcext:value-type="float">
            <text:p>0,152161</text:p>
          </table:table-cell>
          <table:table-cell office:value-type="float" office:value="0.831929" calcext:value-type="float">
            <text:p>0,831929</text:p>
          </table:table-cell>
          <table:table-cell office:value-type="float" office:value="0.679738" calcext:value-type="float">
            <text:p>0,679738</text:p>
          </table:table-cell>
          <table:table-cell office:value-type="float" office:value="0.525238" calcext:value-type="float">
            <text:p>0,525238</text:p>
          </table:table-cell>
          <table:table-cell office:value-type="float" office:value="0.663048" calcext:value-type="float">
            <text:p>0,663048</text:p>
          </table:table-cell>
          <table:table-cell office:value-type="float" office:value="0.703628" calcext:value-type="float">
            <text:p>0,703628</text:p>
          </table:table-cell>
          <table:table-cell office:value-type="float" office:value="0.609971" calcext:value-type="float">
            <text:p>0,609971</text:p>
          </table:table-cell>
          <table:table-cell office:value-type="float" office:value="0.186148" calcext:value-type="float">
            <text:p>0,186148</text:p>
          </table:table-cell>
          <table:table-cell office:value-type="float" office:value="1.45427" calcext:value-type="float">
            <text:p>1,45427</text:p>
          </table:table-cell>
          <table:table-cell office:value-type="float" office:value="1.31337" calcext:value-type="float">
            <text:p>1,31337</text:p>
          </table:table-cell>
          <table:table-cell office:value-type="float" office:value="0.873534" calcext:value-type="float">
            <text:p>0,873534</text:p>
          </table:table-cell>
          <table:table-cell office:value-type="float" office:value="1.17773" calcext:value-type="float">
            <text:p>1,17773</text:p>
          </table:table-cell>
          <table:table-cell office:value-type="float" office:value="0.124663" calcext:value-type="float">
            <text:p>0,124663</text:p>
          </table:table-cell>
          <table:table-cell office:value-type="float" office:value="0.62053" calcext:value-type="float">
            <text:p>0,62053</text:p>
          </table:table-cell>
          <table:table-cell office:value-type="float" office:value="0.590083" calcext:value-type="float">
            <text:p>0,590083</text:p>
          </table:table-cell>
          <table:table-cell office:value-type="float" office:value="0.668948" calcext:value-type="float">
            <text:p>0,668948</text:p>
          </table:table-cell>
          <table:table-cell office:value-type="float" office:value="0.732947" calcext:value-type="float">
            <text:p>0,732947</text:p>
          </table:table-cell>
          <table:table-cell office:value-type="float" office:value="0.0747721" calcext:value-type="float">
            <text:p>0,0747721</text:p>
          </table:table-cell>
          <table:table-cell office:value-type="float" office:value="1.11177" calcext:value-type="float">
            <text:p>1,11177</text:p>
          </table:table-cell>
          <table:table-cell office:value-type="float" office:value="0.114072" calcext:value-type="float">
            <text:p>0,114072</text:p>
          </table:table-cell>
          <table:table-cell office:value-type="float" office:value="0.126558" calcext:value-type="float">
            <text:p>0,126558</text:p>
          </table:table-cell>
          <table:table-cell office:value-type="float" office:value="0.152673" calcext:value-type="float">
            <text:p>0,152673</text:p>
          </table:table-cell>
          <table:table-cell office:value-type="float" office:value="0.354917" calcext:value-type="float">
            <text:p>0,354917</text:p>
          </table:table-cell>
          <table:table-cell office:value-type="float" office:value="0.484915" calcext:value-type="float">
            <text:p>0,484915</text:p>
          </table:table-cell>
          <table:table-cell office:value-type="float" office:value="0.12448" calcext:value-type="float">
            <text:p>0,12448</text:p>
          </table:table-cell>
          <table:table-cell office:value-type="float" office:value="1.40163" calcext:value-type="float">
            <text:p>1,40163</text:p>
          </table:table-cell>
          <table:table-cell office:value-type="float" office:value="0.206712" calcext:value-type="float">
            <text:p>0,206712</text:p>
          </table:table-cell>
          <table:table-cell office:value-type="float" office:value="0.207949" calcext:value-type="float">
            <text:p>0,207949</text:p>
          </table:table-cell>
          <table:table-cell office:value-type="float" office:value="0.11717" calcext:value-type="float">
            <text:p>0,11717</text:p>
          </table:table-cell>
          <table:table-cell office:value-type="float" office:value="0.0639791" calcext:value-type="float">
            <text:p>0,0639791</text:p>
          </table:table-cell>
          <table:table-cell office:value-type="float" office:value="0.150375" calcext:value-type="float">
            <text:p>0,150375</text:p>
          </table:table-cell>
          <table:table-cell office:value-type="float" office:value="0.064332" calcext:value-type="float">
            <text:p>0,064332</text:p>
          </table:table-cell>
          <table:table-cell table:number-columns-repeated="4"/>
          <table:table-cell table:formula="of:=MIN([.A182:.BL182])" office:value-type="float" office:value="0.041121" calcext:value-type="float">
            <text:p>0,041121</text:p>
          </table:table-cell>
          <table:table-cell table:formula="of:=MAX([.A182:.BL182])" office:value-type="float" office:value="1.45427" calcext:value-type="float">
            <text:p>1,45427</text:p>
          </table:table-cell>
          <table:table-cell table:number-columns-repeated="7"/>
        </table:table-row>
        <table:table-row table:style-name="ro2">
          <table:table-cell office:value-type="float" office:value="0.106194" calcext:value-type="float">
            <text:p>0,106194</text:p>
          </table:table-cell>
          <table:table-cell office:value-type="float" office:value="0.171775" calcext:value-type="float">
            <text:p>0,171775</text:p>
          </table:table-cell>
          <table:table-cell office:value-type="float" office:value="0.182202" calcext:value-type="float">
            <text:p>0,182202</text:p>
          </table:table-cell>
          <table:table-cell office:value-type="float" office:value="0.157305" calcext:value-type="float">
            <text:p>0,157305</text:p>
          </table:table-cell>
          <table:table-cell office:value-type="float" office:value="0.163906" calcext:value-type="float">
            <text:p>0,163906</text:p>
          </table:table-cell>
          <table:table-cell office:value-type="float" office:value="0.177575" calcext:value-type="float">
            <text:p>0,177575</text:p>
          </table:table-cell>
          <table:table-cell office:value-type="float" office:value="0.139675" calcext:value-type="float">
            <text:p>0,139675</text:p>
          </table:table-cell>
          <table:table-cell office:value-type="float" office:value="0.11608" calcext:value-type="float">
            <text:p>0,11608</text:p>
          </table:table-cell>
          <table:table-cell office:value-type="float" office:value="0.167381" calcext:value-type="float">
            <text:p>0,167381</text:p>
          </table:table-cell>
          <table:table-cell office:value-type="float" office:value="0.201139" calcext:value-type="float">
            <text:p>0,201139</text:p>
          </table:table-cell>
          <table:table-cell office:value-type="float" office:value="0.168376" calcext:value-type="float">
            <text:p>0,168376</text:p>
          </table:table-cell>
          <table:table-cell office:value-type="float" office:value="0.332111" calcext:value-type="float">
            <text:p>0,332111</text:p>
          </table:table-cell>
          <table:table-cell office:value-type="float" office:value="0.224744" calcext:value-type="float">
            <text:p>0,224744</text:p>
          </table:table-cell>
          <table:table-cell office:value-type="float" office:value="0.1871" calcext:value-type="float">
            <text:p>0,1871</text:p>
          </table:table-cell>
          <table:table-cell office:value-type="float" office:value="0.125364" calcext:value-type="float">
            <text:p>0,125364</text:p>
          </table:table-cell>
          <table:table-cell office:value-type="float" office:value="0.177788" calcext:value-type="float">
            <text:p>0,177788</text:p>
          </table:table-cell>
          <table:table-cell office:value-type="float" office:value="0.136078" calcext:value-type="float">
            <text:p>0,136078</text:p>
          </table:table-cell>
          <table:table-cell office:value-type="float" office:value="0.298954" calcext:value-type="float">
            <text:p>0,298954</text:p>
          </table:table-cell>
          <table:table-cell office:value-type="float" office:value="0.261958" calcext:value-type="float">
            <text:p>0,261958</text:p>
          </table:table-cell>
          <table:table-cell office:value-type="float" office:value="0.233176" calcext:value-type="float">
            <text:p>0,233176</text:p>
          </table:table-cell>
          <table:table-cell office:value-type="float" office:value="0.989654" calcext:value-type="float">
            <text:p>0,989654</text:p>
          </table:table-cell>
          <table:table-cell office:value-type="float" office:value="0.127028" calcext:value-type="float">
            <text:p>0,127028</text:p>
          </table:table-cell>
          <table:table-cell office:value-type="float" office:value="0.158168" calcext:value-type="float">
            <text:p>0,158168</text:p>
          </table:table-cell>
          <table:table-cell office:value-type="float" office:value="0.878738" calcext:value-type="float">
            <text:p>0,878738</text:p>
          </table:table-cell>
          <table:table-cell office:value-type="float" office:value="0.957213" calcext:value-type="float">
            <text:p>0,957213</text:p>
          </table:table-cell>
          <table:table-cell office:value-type="float" office:value="0.789536" calcext:value-type="float">
            <text:p>0,789536</text:p>
          </table:table-cell>
          <table:table-cell office:value-type="float" office:value="0.135431" calcext:value-type="float">
            <text:p>0,135431</text:p>
          </table:table-cell>
          <table:table-cell office:value-type="float" office:value="0.954429" calcext:value-type="float">
            <text:p>0,954429</text:p>
          </table:table-cell>
          <table:table-cell office:value-type="float" office:value="0.265981" calcext:value-type="float">
            <text:p>0,265981</text:p>
          </table:table-cell>
          <table:table-cell office:value-type="float" office:value="1.09048" calcext:value-type="float">
            <text:p>1,09048</text:p>
          </table:table-cell>
          <table:table-cell office:value-type="float" office:value="0.13098" calcext:value-type="float">
            <text:p>0,13098</text:p>
          </table:table-cell>
          <table:table-cell office:value-type="float" office:value="0.893578" calcext:value-type="float">
            <text:p>0,893578</text:p>
          </table:table-cell>
          <table:table-cell office:value-type="float" office:value="0.879819" calcext:value-type="float">
            <text:p>0,879819</text:p>
          </table:table-cell>
          <table:table-cell office:value-type="float" office:value="0.805693" calcext:value-type="float">
            <text:p>0,805693</text:p>
          </table:table-cell>
          <table:table-cell office:value-type="float" office:value="0.0972519" calcext:value-type="float">
            <text:p>0,0972519</text:p>
          </table:table-cell>
          <table:table-cell office:value-type="float" office:value="0.0459321" calcext:value-type="float">
            <text:p>0,0459321</text:p>
          </table:table-cell>
          <table:table-cell office:value-type="float" office:value="0.143252" calcext:value-type="float">
            <text:p>0,143252</text:p>
          </table:table-cell>
          <table:table-cell office:value-type="float" office:value="1.34372" calcext:value-type="float">
            <text:p>1,34372</text:p>
          </table:table-cell>
          <table:table-cell office:value-type="float" office:value="1.29488" calcext:value-type="float">
            <text:p>1,29488</text:p>
          </table:table-cell>
          <table:table-cell office:value-type="float" office:value="0.902193" calcext:value-type="float">
            <text:p>0,902193</text:p>
          </table:table-cell>
          <table:table-cell office:value-type="float" office:value="1.41407" calcext:value-type="float">
            <text:p>1,41407</text:p>
          </table:table-cell>
          <table:table-cell office:value-type="float" office:value="0.73253" calcext:value-type="float">
            <text:p>0,73253</text:p>
          </table:table-cell>
          <table:table-cell office:value-type="float" office:value="0.575927" calcext:value-type="float">
            <text:p>0,575927</text:p>
          </table:table-cell>
          <table:table-cell office:value-type="float" office:value="1.19895" calcext:value-type="float">
            <text:p>1,19895</text:p>
          </table:table-cell>
          <table:table-cell office:value-type="float" office:value="0.982631" calcext:value-type="float">
            <text:p>0,982631</text:p>
          </table:table-cell>
          <table:table-cell office:value-type="float" office:value="0.170301" calcext:value-type="float">
            <text:p>0,170301</text:p>
          </table:table-cell>
          <table:table-cell office:value-type="float" office:value="0.181309" calcext:value-type="float">
            <text:p>0,181309</text:p>
          </table:table-cell>
          <table:table-cell office:value-type="float" office:value="0.074899" calcext:value-type="float">
            <text:p>0,074899</text:p>
          </table:table-cell>
          <table:table-cell office:value-type="float" office:value="0.203468" calcext:value-type="float">
            <text:p>0,203468</text:p>
          </table:table-cell>
          <table:table-cell office:value-type="float" office:value="0.224516" calcext:value-type="float">
            <text:p>0,224516</text:p>
          </table:table-cell>
          <table:table-cell office:value-type="float" office:value="0.488672" calcext:value-type="float">
            <text:p>0,488672</text:p>
          </table:table-cell>
          <table:table-cell office:value-type="float" office:value="0.11706" calcext:value-type="float">
            <text:p>0,11706</text:p>
          </table:table-cell>
          <table:table-cell office:value-type="float" office:value="0.324072" calcext:value-type="float">
            <text:p>0,324072</text:p>
          </table:table-cell>
          <table:table-cell office:value-type="float" office:value="0.0695021" calcext:value-type="float">
            <text:p>0,0695021</text:p>
          </table:table-cell>
          <table:table-cell office:value-type="float" office:value="0.836932" calcext:value-type="float">
            <text:p>0,836932</text:p>
          </table:table-cell>
          <table:table-cell office:value-type="float" office:value="0.623354" calcext:value-type="float">
            <text:p>0,623354</text:p>
          </table:table-cell>
          <table:table-cell office:value-type="float" office:value="0.557075" calcext:value-type="float">
            <text:p>0,557075</text:p>
          </table:table-cell>
          <table:table-cell office:value-type="float" office:value="0.128974" calcext:value-type="float">
            <text:p>0,128974</text:p>
          </table:table-cell>
          <table:table-cell office:value-type="float" office:value="0.656959" calcext:value-type="float">
            <text:p>0,656959</text:p>
          </table:table-cell>
          <table:table-cell office:value-type="float" office:value="0.142178" calcext:value-type="float">
            <text:p>0,142178</text:p>
          </table:table-cell>
          <table:table-cell office:value-type="float" office:value="0.0389409" calcext:value-type="float">
            <text:p>0,0389409</text:p>
          </table:table-cell>
          <table:table-cell office:value-type="float" office:value="0.26227" calcext:value-type="float">
            <text:p>0,26227</text:p>
          </table:table-cell>
          <table:table-cell office:value-type="float" office:value="0.557245" calcext:value-type="float">
            <text:p>0,557245</text:p>
          </table:table-cell>
          <table:table-cell office:value-type="float" office:value="0.0784378" calcext:value-type="float">
            <text:p>0,0784378</text:p>
          </table:table-cell>
          <table:table-cell table:number-columns-repeated="4"/>
          <table:table-cell table:formula="of:=MIN([.A183:.BL183])" office:value-type="float" office:value="0.0389409" calcext:value-type="float">
            <text:p>0,0389409</text:p>
          </table:table-cell>
          <table:table-cell table:formula="of:=MAX([.A183:.BL183])" office:value-type="float" office:value="1.41407" calcext:value-type="float">
            <text:p>1,41407</text:p>
          </table:table-cell>
          <table:table-cell table:number-columns-repeated="7"/>
        </table:table-row>
        <table:table-row table:style-name="ro2">
          <table:table-cell office:value-type="float" office:value="0.093751" calcext:value-type="float">
            <text:p>0,093751</text:p>
          </table:table-cell>
          <table:table-cell office:value-type="float" office:value="0.094481" calcext:value-type="float">
            <text:p>0,094481</text:p>
          </table:table-cell>
          <table:table-cell office:value-type="float" office:value="0.111982" calcext:value-type="float">
            <text:p>0,111982</text:p>
          </table:table-cell>
          <table:table-cell office:value-type="float" office:value="0.0823212" calcext:value-type="float">
            <text:p>0,0823212</text:p>
          </table:table-cell>
          <table:table-cell office:value-type="float" office:value="0.132931" calcext:value-type="float">
            <text:p>0,132931</text:p>
          </table:table-cell>
          <table:table-cell office:value-type="float" office:value="0.158468" calcext:value-type="float">
            <text:p>0,158468</text:p>
          </table:table-cell>
          <table:table-cell office:value-type="float" office:value="0.076612" calcext:value-type="float">
            <text:p>0,076612</text:p>
          </table:table-cell>
          <table:table-cell office:value-type="float" office:value="0.141101" calcext:value-type="float">
            <text:p>0,141101</text:p>
          </table:table-cell>
          <table:table-cell office:value-type="float" office:value="0.149381" calcext:value-type="float">
            <text:p>0,149381</text:p>
          </table:table-cell>
          <table:table-cell office:value-type="float" office:value="0.151085" calcext:value-type="float">
            <text:p>0,151085</text:p>
          </table:table-cell>
          <table:table-cell office:value-type="float" office:value="0.10477" calcext:value-type="float">
            <text:p>0,10477</text:p>
          </table:table-cell>
          <table:table-cell office:value-type="float" office:value="0.551029" calcext:value-type="float">
            <text:p>0,551029</text:p>
          </table:table-cell>
          <table:table-cell office:value-type="float" office:value="0.604256" calcext:value-type="float">
            <text:p>0,604256</text:p>
          </table:table-cell>
          <table:table-cell office:value-type="float" office:value="0.100037" calcext:value-type="float">
            <text:p>0,100037</text:p>
          </table:table-cell>
          <table:table-cell office:value-type="float" office:value="0.505658" calcext:value-type="float">
            <text:p>0,505658</text:p>
          </table:table-cell>
          <table:table-cell office:value-type="float" office:value="0.143509" calcext:value-type="float">
            <text:p>0,143509</text:p>
          </table:table-cell>
          <table:table-cell office:value-type="float" office:value="0.144438" calcext:value-type="float">
            <text:p>0,144438</text:p>
          </table:table-cell>
          <table:table-cell office:value-type="float" office:value="0.507506" calcext:value-type="float">
            <text:p>0,507506</text:p>
          </table:table-cell>
          <table:table-cell office:value-type="float" office:value="0.964984" calcext:value-type="float">
            <text:p>0,964984</text:p>
          </table:table-cell>
          <table:table-cell office:value-type="float" office:value="0.0933828" calcext:value-type="float">
            <text:p>0,0933828</text:p>
          </table:table-cell>
          <table:table-cell office:value-type="float" office:value="0.521103" calcext:value-type="float">
            <text:p>0,521103</text:p>
          </table:table-cell>
          <table:table-cell office:value-type="float" office:value="0.526609" calcext:value-type="float">
            <text:p>0,526609</text:p>
          </table:table-cell>
          <table:table-cell office:value-type="float" office:value="0.128082" calcext:value-type="float">
            <text:p>0,128082</text:p>
          </table:table-cell>
          <table:table-cell office:value-type="float" office:value="1.0168" calcext:value-type="float">
            <text:p>1,0168</text:p>
          </table:table-cell>
          <table:table-cell office:value-type="float" office:value="0.345695" calcext:value-type="float">
            <text:p>0,345695</text:p>
          </table:table-cell>
          <table:table-cell office:value-type="float" office:value="0.951181" calcext:value-type="float">
            <text:p>0,951181</text:p>
          </table:table-cell>
          <table:table-cell office:value-type="float" office:value="0.382703" calcext:value-type="float">
            <text:p>0,382703</text:p>
          </table:table-cell>
          <table:table-cell office:value-type="float" office:value="1.2285" calcext:value-type="float">
            <text:p>1,2285</text:p>
          </table:table-cell>
          <table:table-cell office:value-type="float" office:value="0.948536" calcext:value-type="float">
            <text:p>0,948536</text:p>
          </table:table-cell>
          <table:table-cell office:value-type="float" office:value="0.261452" calcext:value-type="float">
            <text:p>0,261452</text:p>
          </table:table-cell>
          <table:table-cell office:value-type="float" office:value="0.0835812" calcext:value-type="float">
            <text:p>0,0835812</text:p>
          </table:table-cell>
          <table:table-cell office:value-type="float" office:value="0.379119" calcext:value-type="float">
            <text:p>0,379119</text:p>
          </table:table-cell>
          <table:table-cell office:value-type="float" office:value="1.1245" calcext:value-type="float">
            <text:p>1,1245</text:p>
          </table:table-cell>
          <table:table-cell office:value-type="float" office:value="0.330669" calcext:value-type="float">
            <text:p>0,330669</text:p>
          </table:table-cell>
          <table:table-cell office:value-type="float" office:value="0.134911" calcext:value-type="float">
            <text:p>0,134911</text:p>
          </table:table-cell>
          <table:table-cell office:value-type="float" office:value="1.21638" calcext:value-type="float">
            <text:p>1,21638</text:p>
          </table:table-cell>
          <table:table-cell office:value-type="float" office:value="1.68684" calcext:value-type="float">
            <text:p>1,68684</text:p>
          </table:table-cell>
          <table:table-cell office:value-type="float" office:value="1.69239" calcext:value-type="float">
            <text:p>1,69239</text:p>
          </table:table-cell>
          <table:table-cell office:value-type="float" office:value="1.4816" calcext:value-type="float">
            <text:p>1,4816</text:p>
          </table:table-cell>
          <table:table-cell office:value-type="float" office:value="0.130311" calcext:value-type="float">
            <text:p>0,130311</text:p>
          </table:table-cell>
          <table:table-cell office:value-type="float" office:value="1.26084" calcext:value-type="float">
            <text:p>1,26084</text:p>
          </table:table-cell>
          <table:table-cell office:value-type="float" office:value="1.87668" calcext:value-type="float">
            <text:p>1,87668</text:p>
          </table:table-cell>
          <table:table-cell office:value-type="float" office:value="1.23235" calcext:value-type="float">
            <text:p>1,23235</text:p>
          </table:table-cell>
          <table:table-cell office:value-type="float" office:value="1.16409" calcext:value-type="float">
            <text:p>1,16409</text:p>
          </table:table-cell>
          <table:table-cell office:value-type="float" office:value="1.26475" calcext:value-type="float">
            <text:p>1,26475</text:p>
          </table:table-cell>
          <table:table-cell office:value-type="float" office:value="1.07994" calcext:value-type="float">
            <text:p>1,07994</text:p>
          </table:table-cell>
          <table:table-cell office:value-type="float" office:value="0.182694" calcext:value-type="float">
            <text:p>0,182694</text:p>
          </table:table-cell>
          <table:table-cell office:value-type="float" office:value="1.28781" calcext:value-type="float">
            <text:p>1,28781</text:p>
          </table:table-cell>
          <table:table-cell office:value-type="float" office:value="1.04155" calcext:value-type="float">
            <text:p>1,04155</text:p>
          </table:table-cell>
          <table:table-cell office:value-type="float" office:value="1.93347" calcext:value-type="float">
            <text:p>1,93347</text:p>
          </table:table-cell>
          <table:table-cell office:value-type="float" office:value="1.5441" calcext:value-type="float">
            <text:p>1,5441</text:p>
          </table:table-cell>
          <table:table-cell office:value-type="float" office:value="0.93279" calcext:value-type="float">
            <text:p>0,93279</text:p>
          </table:table-cell>
          <table:table-cell office:value-type="float" office:value="1.27811" calcext:value-type="float">
            <text:p>1,27811</text:p>
          </table:table-cell>
          <table:table-cell office:value-type="float" office:value="1.48828" calcext:value-type="float">
            <text:p>1,48828</text:p>
          </table:table-cell>
          <table:table-cell office:value-type="float" office:value="1.28203" calcext:value-type="float">
            <text:p>1,28203</text:p>
          </table:table-cell>
          <table:table-cell office:value-type="float" office:value="1.14073" calcext:value-type="float">
            <text:p>1,14073</text:p>
          </table:table-cell>
          <table:table-cell office:value-type="float" office:value="1.61841" calcext:value-type="float">
            <text:p>1,61841</text:p>
          </table:table-cell>
          <table:table-cell office:value-type="float" office:value="1.62004" calcext:value-type="float">
            <text:p>1,62004</text:p>
          </table:table-cell>
          <table:table-cell office:value-type="float" office:value="2.0355" calcext:value-type="float">
            <text:p>2,0355</text:p>
          </table:table-cell>
          <table:table-cell office:value-type="float" office:value="0.97957" calcext:value-type="float">
            <text:p>0,97957</text:p>
          </table:table-cell>
          <table:table-cell office:value-type="float" office:value="1.85359" calcext:value-type="float">
            <text:p>1,85359</text:p>
          </table:table-cell>
          <table:table-cell office:value-type="float" office:value="0.0976751" calcext:value-type="float">
            <text:p>0,0976751</text:p>
          </table:table-cell>
          <table:table-cell office:value-type="float" office:value="0.108652" calcext:value-type="float">
            <text:p>0,108652</text:p>
          </table:table-cell>
          <table:table-cell office:value-type="float" office:value="0.0760632" calcext:value-type="float">
            <text:p>0,0760632</text:p>
          </table:table-cell>
          <table:table-cell table:number-columns-repeated="4"/>
          <table:table-cell table:formula="of:=MIN([.A184:.BL184])" office:value-type="float" office:value="0.0760632" calcext:value-type="float">
            <text:p>0,0760632</text:p>
          </table:table-cell>
          <table:table-cell table:formula="of:=MAX([.A184:.BL184])" office:value-type="float" office:value="2.0355" calcext:value-type="float">
            <text:p>2,0355</text:p>
          </table:table-cell>
          <table:table-cell table:number-columns-repeated="7"/>
        </table:table-row>
        <table:table-row table:style-name="ro1">
          <table:table-cell office:value-type="float" office:value="0.1002" calcext:value-type="float">
            <text:p>0,1002</text:p>
          </table:table-cell>
          <table:table-cell office:value-type="float" office:value="0.151634" calcext:value-type="float">
            <text:p>0,151634</text:p>
          </table:table-cell>
          <table:table-cell office:value-type="float" office:value="0.154833" calcext:value-type="float">
            <text:p>0,154833</text:p>
          </table:table-cell>
          <table:table-cell office:value-type="float" office:value="0.150876" calcext:value-type="float">
            <text:p>0,150876</text:p>
          </table:table-cell>
          <table:table-cell office:value-type="float" office:value="0.15513" calcext:value-type="float">
            <text:p>0,15513</text:p>
          </table:table-cell>
          <table:table-cell office:value-type="float" office:value="0.081835" calcext:value-type="float">
            <text:p>0,081835</text:p>
          </table:table-cell>
          <table:table-cell office:value-type="float" office:value="0.082593" calcext:value-type="float">
            <text:p>0,082593</text:p>
          </table:table-cell>
          <table:table-cell office:value-type="float" office:value="0.174384" calcext:value-type="float">
            <text:p>0,174384</text:p>
          </table:table-cell>
          <table:table-cell office:value-type="float" office:value="0.18576" calcext:value-type="float">
            <text:p>0,18576</text:p>
          </table:table-cell>
          <table:table-cell office:value-type="float" office:value="0.101633" calcext:value-type="float">
            <text:p>0,101633</text:p>
          </table:table-cell>
          <table:table-cell office:value-type="float" office:value="0.14509" calcext:value-type="float">
            <text:p>0,14509</text:p>
          </table:table-cell>
          <table:table-cell office:value-type="float" office:value="0.18541" calcext:value-type="float">
            <text:p>0,18541</text:p>
          </table:table-cell>
          <table:table-cell office:value-type="float" office:value="0.105268" calcext:value-type="float">
            <text:p>0,105268</text:p>
          </table:table-cell>
          <table:table-cell office:value-type="float" office:value="0.157463" calcext:value-type="float">
            <text:p>0,157463</text:p>
          </table:table-cell>
          <table:table-cell office:value-type="float" office:value="0.200621" calcext:value-type="float">
            <text:p>0,200621</text:p>
          </table:table-cell>
          <table:table-cell office:value-type="float" office:value="0.0890591" calcext:value-type="float">
            <text:p>0,0890591</text:p>
          </table:table-cell>
          <table:table-cell office:value-type="float" office:value="0.171567" calcext:value-type="float">
            <text:p>0,171567</text:p>
          </table:table-cell>
          <table:table-cell office:value-type="float" office:value="0.800159" calcext:value-type="float">
            <text:p>0,800159</text:p>
          </table:table-cell>
          <table:table-cell office:value-type="float" office:value="0.141651" calcext:value-type="float">
            <text:p>0,141651</text:p>
          </table:table-cell>
          <table:table-cell office:value-type="float" office:value="0.800173" calcext:value-type="float">
            <text:p>0,800173</text:p>
          </table:table-cell>
          <table:table-cell office:value-type="float" office:value="0.123127" calcext:value-type="float">
            <text:p>0,123127</text:p>
          </table:table-cell>
          <table:table-cell office:value-type="float" office:value="1.17658" calcext:value-type="float">
            <text:p>1,17658</text:p>
          </table:table-cell>
          <table:table-cell office:value-type="float" office:value="0.176749" calcext:value-type="float">
            <text:p>0,176749</text:p>
          </table:table-cell>
          <table:table-cell office:value-type="float" office:value="1.21903" calcext:value-type="float">
            <text:p>1,21903</text:p>
          </table:table-cell>
          <table:table-cell office:value-type="float" office:value="1.42433" calcext:value-type="float">
            <text:p>1,42433</text:p>
          </table:table-cell>
          <table:table-cell office:value-type="float" office:value="1.00989" calcext:value-type="float">
            <text:p>1,00989</text:p>
          </table:table-cell>
          <table:table-cell office:value-type="float" office:value="1.34047" calcext:value-type="float">
            <text:p>1,34047</text:p>
          </table:table-cell>
          <table:table-cell office:value-type="float" office:value="1.40929" calcext:value-type="float">
            <text:p>1,40929</text:p>
          </table:table-cell>
          <table:table-cell office:value-type="float" office:value="1.13748" calcext:value-type="float">
            <text:p>1,13748</text:p>
          </table:table-cell>
          <table:table-cell office:value-type="float" office:value="1.05716" calcext:value-type="float">
            <text:p>1,05716</text:p>
          </table:table-cell>
          <table:table-cell office:value-type="float" office:value="0.998935" calcext:value-type="float">
            <text:p>0,998935</text:p>
          </table:table-cell>
          <table:table-cell office:value-type="float" office:value="0.96503" calcext:value-type="float">
            <text:p>0,96503</text:p>
          </table:table-cell>
          <table:table-cell office:value-type="float" office:value="0.970901" calcext:value-type="float">
            <text:p>0,970901</text:p>
          </table:table-cell>
          <table:table-cell office:value-type="float" office:value="0.866078" calcext:value-type="float">
            <text:p>0,866078</text:p>
          </table:table-cell>
          <table:table-cell office:value-type="float" office:value="0.976966" calcext:value-type="float">
            <text:p>0,976966</text:p>
          </table:table-cell>
          <table:table-cell office:value-type="float" office:value="0.848498" calcext:value-type="float">
            <text:p>0,848498</text:p>
          </table:table-cell>
          <table:table-cell office:value-type="float" office:value="0.813455" calcext:value-type="float">
            <text:p>0,813455</text:p>
          </table:table-cell>
          <table:table-cell office:value-type="float" office:value="0.858038" calcext:value-type="float">
            <text:p>0,858038</text:p>
          </table:table-cell>
          <table:table-cell office:value-type="float" office:value="0.647153" calcext:value-type="float">
            <text:p>0,647153</text:p>
          </table:table-cell>
          <table:table-cell office:value-type="float" office:value="0.75862" calcext:value-type="float">
            <text:p>0,75862</text:p>
          </table:table-cell>
          <table:table-cell office:value-type="float" office:value="0.852946" calcext:value-type="float">
            <text:p>0,852946</text:p>
          </table:table-cell>
          <table:table-cell office:value-type="float" office:value="0.719958" calcext:value-type="float">
            <text:p>0,719958</text:p>
          </table:table-cell>
          <table:table-cell office:value-type="float" office:value="1.64202" calcext:value-type="float">
            <text:p>1,64202</text:p>
          </table:table-cell>
          <table:table-cell office:value-type="float" office:value="1.55028" calcext:value-type="float">
            <text:p>1,55028</text:p>
          </table:table-cell>
          <table:table-cell office:value-type="float" office:value="1.57975" calcext:value-type="float">
            <text:p>1,57975</text:p>
          </table:table-cell>
          <table:table-cell office:value-type="float" office:value="0.207848" calcext:value-type="float">
            <text:p>0,207848</text:p>
          </table:table-cell>
          <table:table-cell office:value-type="float" office:value="1.45376" calcext:value-type="float">
            <text:p>1,45376</text:p>
          </table:table-cell>
          <table:table-cell office:value-type="float" office:value="1.34607" calcext:value-type="float">
            <text:p>1,34607</text:p>
          </table:table-cell>
          <table:table-cell office:value-type="float" office:value="0.638786" calcext:value-type="float">
            <text:p>0,638786</text:p>
          </table:table-cell>
          <table:table-cell office:value-type="float" office:value="1.37839" calcext:value-type="float">
            <text:p>1,37839</text:p>
          </table:table-cell>
          <table:table-cell office:value-type="float" office:value="1.48488" calcext:value-type="float">
            <text:p>1,48488</text:p>
          </table:table-cell>
          <table:table-cell office:value-type="float" office:value="0.140913" calcext:value-type="float">
            <text:p>0,140913</text:p>
          </table:table-cell>
          <table:table-cell office:value-type="float" office:value="1.13379" calcext:value-type="float">
            <text:p>1,13379</text:p>
          </table:table-cell>
          <table:table-cell office:value-type="float" office:value="0.112157" calcext:value-type="float">
            <text:p>0,112157</text:p>
          </table:table-cell>
          <table:table-cell office:value-type="float" office:value="0.812043" calcext:value-type="float">
            <text:p>0,812043</text:p>
          </table:table-cell>
          <table:table-cell office:value-type="float" office:value="0.832944" calcext:value-type="float">
            <text:p>0,832944</text:p>
          </table:table-cell>
          <table:table-cell office:value-type="float" office:value="0.399167" calcext:value-type="float">
            <text:p>0,399167</text:p>
          </table:table-cell>
          <table:table-cell office:value-type="float" office:value="1.01409" calcext:value-type="float">
            <text:p>1,01409</text:p>
          </table:table-cell>
          <table:table-cell office:value-type="float" office:value="1.39704" calcext:value-type="float">
            <text:p>1,39704</text:p>
          </table:table-cell>
          <table:table-cell office:value-type="float" office:value="0.154778" calcext:value-type="float">
            <text:p>0,154778</text:p>
          </table:table-cell>
          <table:table-cell office:value-type="float" office:value="1.85745" calcext:value-type="float">
            <text:p>1,85745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39643" calcext:value-type="float">
            <text:p>0,039643</text:p>
          </table:table-cell>
          <table:table-cell office:value-type="float" office:value="0.0643079" calcext:value-type="float">
            <text:p>0,0643079</text:p>
          </table:table-cell>
          <table:table-cell table:number-columns-repeated="4"/>
          <table:table-cell table:formula="of:=MIN([.A185:.BL185])" office:value-type="float" office:value="0.039643" calcext:value-type="float">
            <text:p>0,039643</text:p>
          </table:table-cell>
          <table:table-cell table:formula="of:=MAX([.A185:.BL185])" office:value-type="float" office:value="1.85745" calcext:value-type="float">
            <text:p>1,85745</text:p>
          </table:table-cell>
          <table:table-cell table:number-columns-repeated="7"/>
        </table:table-row>
        <table:table-row table:style-name="ro2">
          <table:table-cell office:value-type="float" office:value="0.148986" calcext:value-type="float">
            <text:p>0,148986</text:p>
          </table:table-cell>
          <table:table-cell office:value-type="float" office:value="0.154593" calcext:value-type="float">
            <text:p>0,154593</text:p>
          </table:table-cell>
          <table:table-cell office:value-type="float" office:value="0.15608" calcext:value-type="float">
            <text:p>0,15608</text:p>
          </table:table-cell>
          <table:table-cell office:value-type="float" office:value="0.116403" calcext:value-type="float">
            <text:p>0,116403</text:p>
          </table:table-cell>
          <table:table-cell office:value-type="float" office:value="0.148909" calcext:value-type="float">
            <text:p>0,148909</text:p>
          </table:table-cell>
          <table:table-cell office:value-type="float" office:value="0.165163" calcext:value-type="float">
            <text:p>0,165163</text:p>
          </table:table-cell>
          <table:table-cell office:value-type="float" office:value="0.187354" calcext:value-type="float">
            <text:p>0,187354</text:p>
          </table:table-cell>
          <table:table-cell office:value-type="float" office:value="0.354682" calcext:value-type="float">
            <text:p>0,354682</text:p>
          </table:table-cell>
          <table:table-cell office:value-type="float" office:value="0.154724" calcext:value-type="float">
            <text:p>0,154724</text:p>
          </table:table-cell>
          <table:table-cell office:value-type="float" office:value="0.441107" calcext:value-type="float">
            <text:p>0,441107</text:p>
          </table:table-cell>
          <table:table-cell office:value-type="float" office:value="0.151114" calcext:value-type="float">
            <text:p>0,151114</text:p>
          </table:table-cell>
          <table:table-cell office:value-type="float" office:value="0.189669" calcext:value-type="float">
            <text:p>0,189669</text:p>
          </table:table-cell>
          <table:table-cell office:value-type="float" office:value="0.117791" calcext:value-type="float">
            <text:p>0,117791</text:p>
          </table:table-cell>
          <table:table-cell office:value-type="float" office:value="0.132273" calcext:value-type="float">
            <text:p>0,132273</text:p>
          </table:table-cell>
          <table:table-cell office:value-type="float" office:value="0.598417" calcext:value-type="float">
            <text:p>0,598417</text:p>
          </table:table-cell>
          <table:table-cell office:value-type="float" office:value="0.493898" calcext:value-type="float">
            <text:p>0,493898</text:p>
          </table:table-cell>
          <table:table-cell office:value-type="float" office:value="0.18948" calcext:value-type="float">
            <text:p>0,18948</text:p>
          </table:table-cell>
          <table:table-cell office:value-type="float" office:value="0.208994" calcext:value-type="float">
            <text:p>0,208994</text:p>
          </table:table-cell>
          <table:table-cell office:value-type="float" office:value="0.787011" calcext:value-type="float">
            <text:p>0,787011</text:p>
          </table:table-cell>
          <table:table-cell office:value-type="float" office:value="0.774839" calcext:value-type="float">
            <text:p>0,774839</text:p>
          </table:table-cell>
          <table:table-cell office:value-type="float" office:value="0.149441" calcext:value-type="float">
            <text:p>0,149441</text:p>
          </table:table-cell>
          <table:table-cell office:value-type="float" office:value="0.467158" calcext:value-type="float">
            <text:p>0,467158</text:p>
          </table:table-cell>
          <table:table-cell office:value-type="float" office:value="0.217452" calcext:value-type="float">
            <text:p>0,217452</text:p>
          </table:table-cell>
          <table:table-cell office:value-type="float" office:value="1.13683" calcext:value-type="float">
            <text:p>1,13683</text:p>
          </table:table-cell>
          <table:table-cell office:value-type="float" office:value="0.295541" calcext:value-type="float">
            <text:p>0,295541</text:p>
          </table:table-cell>
          <table:table-cell office:value-type="float" office:value="0.301949" calcext:value-type="float">
            <text:p>0,301949</text:p>
          </table:table-cell>
          <table:table-cell office:value-type="float" office:value="0.196515" calcext:value-type="float">
            <text:p>0,196515</text:p>
          </table:table-cell>
          <table:table-cell office:value-type="float" office:value="1.21198" calcext:value-type="float">
            <text:p>1,21198</text:p>
          </table:table-cell>
          <table:table-cell office:value-type="float" office:value="1.10096" calcext:value-type="float">
            <text:p>1,10096</text:p>
          </table:table-cell>
          <table:table-cell office:value-type="float" office:value="1.12507" calcext:value-type="float">
            <text:p>1,12507</text:p>
          </table:table-cell>
          <table:table-cell office:value-type="float" office:value="1.13836" calcext:value-type="float">
            <text:p>1,13836</text:p>
          </table:table-cell>
          <table:table-cell office:value-type="float" office:value="0.345287" calcext:value-type="float">
            <text:p>0,345287</text:p>
          </table:table-cell>
          <table:table-cell office:value-type="float" office:value="0.326997" calcext:value-type="float">
            <text:p>0,326997</text:p>
          </table:table-cell>
          <table:table-cell office:value-type="float" office:value="1.1281" calcext:value-type="float">
            <text:p>1,1281</text:p>
          </table:table-cell>
          <table:table-cell office:value-type="float" office:value="0.928435" calcext:value-type="float">
            <text:p>0,928435</text:p>
          </table:table-cell>
          <table:table-cell office:value-type="float" office:value="0.195847" calcext:value-type="float">
            <text:p>0,195847</text:p>
          </table:table-cell>
          <table:table-cell office:value-type="float" office:value="1.31957" calcext:value-type="float">
            <text:p>1,31957</text:p>
          </table:table-cell>
          <table:table-cell office:value-type="float" office:value="1.3224" calcext:value-type="float">
            <text:p>1,3224</text:p>
          </table:table-cell>
          <table:table-cell office:value-type="float" office:value="1.49832" calcext:value-type="float">
            <text:p>1,49832</text:p>
          </table:table-cell>
          <table:table-cell office:value-type="float" office:value="0.143386" calcext:value-type="float">
            <text:p>0,143386</text:p>
          </table:table-cell>
          <table:table-cell office:value-type="float" office:value="0.994731" calcext:value-type="float">
            <text:p>0,994731</text:p>
          </table:table-cell>
          <table:table-cell office:value-type="float" office:value="0.145922" calcext:value-type="float">
            <text:p>0,145922</text:p>
          </table:table-cell>
          <table:table-cell office:value-type="float" office:value="1.44918" calcext:value-type="float">
            <text:p>1,44918</text:p>
          </table:table-cell>
          <table:table-cell office:value-type="float" office:value="0.141899" calcext:value-type="float">
            <text:p>0,141899</text:p>
          </table:table-cell>
          <table:table-cell office:value-type="float" office:value="0.110989" calcext:value-type="float">
            <text:p>0,110989</text:p>
          </table:table-cell>
          <table:table-cell office:value-type="float" office:value="0.675921" calcext:value-type="float">
            <text:p>0,675921</text:p>
          </table:table-cell>
          <table:table-cell office:value-type="float" office:value="1.71643" calcext:value-type="float">
            <text:p>1,71643</text:p>
          </table:table-cell>
          <table:table-cell office:value-type="float" office:value="0.11408" calcext:value-type="float">
            <text:p>0,11408</text:p>
          </table:table-cell>
          <table:table-cell office:value-type="float" office:value="1.31557" calcext:value-type="float">
            <text:p>1,31557</text:p>
          </table:table-cell>
          <table:table-cell office:value-type="float" office:value="0.078994" calcext:value-type="float">
            <text:p>0,078994</text:p>
          </table:table-cell>
          <table:table-cell office:value-type="float" office:value="0.544167" calcext:value-type="float">
            <text:p>0,544167</text:p>
          </table:table-cell>
          <table:table-cell office:value-type="float" office:value="0.340477" calcext:value-type="float">
            <text:p>0,340477</text:p>
          </table:table-cell>
          <table:table-cell office:value-type="float" office:value="0.130115" calcext:value-type="float">
            <text:p>0,130115</text:p>
          </table:table-cell>
          <table:table-cell office:value-type="float" office:value="0.435149" calcext:value-type="float">
            <text:p>0,435149</text:p>
          </table:table-cell>
          <table:table-cell office:value-type="float" office:value="0.286093" calcext:value-type="float">
            <text:p>0,286093</text:p>
          </table:table-cell>
          <table:table-cell office:value-type="float" office:value="0.0803459" calcext:value-type="float">
            <text:p>0,0803459</text:p>
          </table:table-cell>
          <table:table-cell office:value-type="float" office:value="0.495148" calcext:value-type="float">
            <text:p>0,495148</text:p>
          </table:table-cell>
          <table:table-cell office:value-type="float" office:value="0.162623" calcext:value-type="float">
            <text:p>0,162623</text:p>
          </table:table-cell>
          <table:table-cell office:value-type="float" office:value="0.769845" calcext:value-type="float">
            <text:p>0,769845</text:p>
          </table:table-cell>
          <table:table-cell office:value-type="float" office:value="0.197365" calcext:value-type="float">
            <text:p>0,197365</text:p>
          </table:table-cell>
          <table:table-cell office:value-type="float" office:value="0.06125" calcext:value-type="float">
            <text:p>0,06125</text:p>
          </table:table-cell>
          <table:table-cell office:value-type="float" office:value="0.24411" calcext:value-type="float">
            <text:p>0,24411</text:p>
          </table:table-cell>
          <table:table-cell office:value-type="float" office:value="0.0806701" calcext:value-type="float">
            <text:p>0,0806701</text:p>
          </table:table-cell>
          <table:table-cell office:value-type="float" office:value="0.064393" calcext:value-type="float">
            <text:p>0,064393</text:p>
          </table:table-cell>
          <table:table-cell table:number-columns-repeated="4"/>
          <table:table-cell table:formula="of:=MIN([.A186:.BL186])" office:value-type="float" office:value="0.06125" calcext:value-type="float">
            <text:p>0,06125</text:p>
          </table:table-cell>
          <table:table-cell table:formula="of:=MAX([.A186:.BL186])" office:value-type="float" office:value="1.71643" calcext:value-type="float">
            <text:p>1,71643</text:p>
          </table:table-cell>
          <table:table-cell table:number-columns-repeated="7"/>
        </table:table-row>
        <table:table-row table:style-name="ro2">
          <table:table-cell office:value-type="float" office:value="0.125104" calcext:value-type="float">
            <text:p>0,125104</text:p>
          </table:table-cell>
          <table:table-cell office:value-type="float" office:value="0.130752" calcext:value-type="float">
            <text:p>0,130752</text:p>
          </table:table-cell>
          <table:table-cell office:value-type="float" office:value="0.13406" calcext:value-type="float">
            <text:p>0,13406</text:p>
          </table:table-cell>
          <table:table-cell office:value-type="float" office:value="0.146897" calcext:value-type="float">
            <text:p>0,146897</text:p>
          </table:table-cell>
          <table:table-cell office:value-type="float" office:value="0.172789" calcext:value-type="float">
            <text:p>0,172789</text:p>
          </table:table-cell>
          <table:table-cell office:value-type="float" office:value="0.229782" calcext:value-type="float">
            <text:p>0,229782</text:p>
          </table:table-cell>
          <table:table-cell office:value-type="float" office:value="0.138836" calcext:value-type="float">
            <text:p>0,138836</text:p>
          </table:table-cell>
          <table:table-cell office:value-type="float" office:value="0.129388" calcext:value-type="float">
            <text:p>0,129388</text:p>
          </table:table-cell>
          <table:table-cell office:value-type="float" office:value="0.149591" calcext:value-type="float">
            <text:p>0,149591</text:p>
          </table:table-cell>
          <table:table-cell office:value-type="float" office:value="0.171911" calcext:value-type="float">
            <text:p>0,171911</text:p>
          </table:table-cell>
          <table:table-cell office:value-type="float" office:value="0.108209" calcext:value-type="float">
            <text:p>0,108209</text:p>
          </table:table-cell>
          <table:table-cell office:value-type="float" office:value="0.152352" calcext:value-type="float">
            <text:p>0,152352</text:p>
          </table:table-cell>
          <table:table-cell office:value-type="float" office:value="0.0868881" calcext:value-type="float">
            <text:p>0,0868881</text:p>
          </table:table-cell>
          <table:table-cell office:value-type="float" office:value="0.100661" calcext:value-type="float">
            <text:p>0,100661</text:p>
          </table:table-cell>
          <table:table-cell office:value-type="float" office:value="0.133829" calcext:value-type="float">
            <text:p>0,133829</text:p>
          </table:table-cell>
          <table:table-cell office:value-type="float" office:value="0.0760849" calcext:value-type="float">
            <text:p>0,0760849</text:p>
          </table:table-cell>
          <table:table-cell office:value-type="float" office:value="0.0763929" calcext:value-type="float">
            <text:p>0,0763929</text:p>
          </table:table-cell>
          <table:table-cell office:value-type="float" office:value="0.58779" calcext:value-type="float">
            <text:p>0,58779</text:p>
          </table:table-cell>
          <table:table-cell office:value-type="float" office:value="0.174855" calcext:value-type="float">
            <text:p>0,174855</text:p>
          </table:table-cell>
          <table:table-cell office:value-type="float" office:value="1.02785" calcext:value-type="float">
            <text:p>1,02785</text:p>
          </table:table-cell>
          <table:table-cell office:value-type="float" office:value="0.623123" calcext:value-type="float">
            <text:p>0,623123</text:p>
          </table:table-cell>
          <table:table-cell office:value-type="float" office:value="0.930451" calcext:value-type="float">
            <text:p>0,930451</text:p>
          </table:table-cell>
          <table:table-cell office:value-type="float" office:value="0.171231" calcext:value-type="float">
            <text:p>0,171231</text:p>
          </table:table-cell>
          <table:table-cell office:value-type="float" office:value="0.635476" calcext:value-type="float">
            <text:p>0,635476</text:p>
          </table:table-cell>
          <table:table-cell office:value-type="float" office:value="0.59494" calcext:value-type="float">
            <text:p>0,59494</text:p>
          </table:table-cell>
          <table:table-cell office:value-type="float" office:value="0.706847" calcext:value-type="float">
            <text:p>0,706847</text:p>
          </table:table-cell>
          <table:table-cell office:value-type="float" office:value="0.109908" calcext:value-type="float">
            <text:p>0,109908</text:p>
          </table:table-cell>
          <table:table-cell office:value-type="float" office:value="1.1102" calcext:value-type="float">
            <text:p>1,1102</text:p>
          </table:table-cell>
          <table:table-cell office:value-type="float" office:value="0.662604" calcext:value-type="float">
            <text:p>0,662604</text:p>
          </table:table-cell>
          <table:table-cell office:value-type="float" office:value="0.584163" calcext:value-type="float">
            <text:p>0,584163</text:p>
          </table:table-cell>
          <table:table-cell office:value-type="float" office:value="1.3374" calcext:value-type="float">
            <text:p>1,3374</text:p>
          </table:table-cell>
          <table:table-cell office:value-type="float" office:value="0.543285" calcext:value-type="float">
            <text:p>0,543285</text:p>
          </table:table-cell>
          <table:table-cell office:value-type="float" office:value="1.08144" calcext:value-type="float">
            <text:p>1,08144</text:p>
          </table:table-cell>
          <table:table-cell office:value-type="float" office:value="0.191709" calcext:value-type="float">
            <text:p>0,191709</text:p>
          </table:table-cell>
          <table:table-cell office:value-type="float" office:value="0.979705" calcext:value-type="float">
            <text:p>0,979705</text:p>
          </table:table-cell>
          <table:table-cell office:value-type="float" office:value="1.3341" calcext:value-type="float">
            <text:p>1,3341</text:p>
          </table:table-cell>
          <table:table-cell office:value-type="float" office:value="0.552918" calcext:value-type="float">
            <text:p>0,552918</text:p>
          </table:table-cell>
          <table:table-cell office:value-type="float" office:value="0.853112" calcext:value-type="float">
            <text:p>0,853112</text:p>
          </table:table-cell>
          <table:table-cell office:value-type="float" office:value="0.170877" calcext:value-type="float">
            <text:p>0,170877</text:p>
          </table:table-cell>
          <table:table-cell office:value-type="float" office:value="0.99829" calcext:value-type="float">
            <text:p>0,99829</text:p>
          </table:table-cell>
          <table:table-cell office:value-type="float" office:value="1.61826" calcext:value-type="float">
            <text:p>1,61826</text:p>
          </table:table-cell>
          <table:table-cell office:value-type="float" office:value="0.889305" calcext:value-type="float">
            <text:p>0,889305</text:p>
          </table:table-cell>
          <table:table-cell office:value-type="float" office:value="0.853739" calcext:value-type="float">
            <text:p>0,853739</text:p>
          </table:table-cell>
          <table:table-cell office:value-type="float" office:value="0.862598" calcext:value-type="float">
            <text:p>0,862598</text:p>
          </table:table-cell>
          <table:table-cell office:value-type="float" office:value="1.72267" calcext:value-type="float">
            <text:p>1,72267</text:p>
          </table:table-cell>
          <table:table-cell office:value-type="float" office:value="0.144993" calcext:value-type="float">
            <text:p>0,144993</text:p>
          </table:table-cell>
          <table:table-cell office:value-type="float" office:value="1.57142" calcext:value-type="float">
            <text:p>1,57142</text:p>
          </table:table-cell>
          <table:table-cell office:value-type="float" office:value="1.75867" calcext:value-type="float">
            <text:p>1,75867</text:p>
          </table:table-cell>
          <table:table-cell office:value-type="float" office:value="1.3733" calcext:value-type="float">
            <text:p>1,3733</text:p>
          </table:table-cell>
          <table:table-cell office:value-type="float" office:value="1.99031" calcext:value-type="float">
            <text:p>1,99031</text:p>
          </table:table-cell>
          <table:table-cell office:value-type="float" office:value="0.143375" calcext:value-type="float">
            <text:p>0,143375</text:p>
          </table:table-cell>
          <table:table-cell office:value-type="float" office:value="0.288116" calcext:value-type="float">
            <text:p>0,288116</text:p>
          </table:table-cell>
          <table:table-cell office:value-type="float" office:value="1.47835" calcext:value-type="float">
            <text:p>1,47835</text:p>
          </table:table-cell>
          <table:table-cell office:value-type="float" office:value="1.34724" calcext:value-type="float">
            <text:p>1,34724</text:p>
          </table:table-cell>
          <table:table-cell office:value-type="float" office:value="0.83958" calcext:value-type="float">
            <text:p>0,83958</text:p>
          </table:table-cell>
          <table:table-cell office:value-type="float" office:value="0.10635" calcext:value-type="float">
            <text:p>0,10635</text:p>
          </table:table-cell>
          <table:table-cell office:value-type="float" office:value="1.04248" calcext:value-type="float">
            <text:p>1,04248</text:p>
          </table:table-cell>
          <table:table-cell office:value-type="float" office:value="1.54868" calcext:value-type="float">
            <text:p>1,54868</text:p>
          </table:table-cell>
          <table:table-cell office:value-type="float" office:value="1.11766" calcext:value-type="float">
            <text:p>1,11766</text:p>
          </table:table-cell>
          <table:table-cell office:value-type="float" office:value="1.14272" calcext:value-type="float">
            <text:p>1,14272</text:p>
          </table:table-cell>
          <table:table-cell office:value-type="float" office:value="1.30754" calcext:value-type="float">
            <text:p>1,30754</text:p>
          </table:table-cell>
          <table:table-cell office:value-type="float" office:value="1.32323" calcext:value-type="float">
            <text:p>1,32323</text:p>
          </table:table-cell>
          <table:table-cell office:value-type="float" office:value="1.7454" calcext:value-type="float">
            <text:p>1,7454</text:p>
          </table:table-cell>
          <table:table-cell office:value-type="float" office:value="0.115163" calcext:value-type="float">
            <text:p>0,115163</text:p>
          </table:table-cell>
          <table:table-cell table:number-columns-repeated="4"/>
          <table:table-cell table:formula="of:=MIN([.A187:.BL187])" office:value-type="float" office:value="0.0760849" calcext:value-type="float">
            <text:p>0,0760849</text:p>
          </table:table-cell>
          <table:table-cell table:formula="of:=MAX([.A187:.BL187])" office:value-type="float" office:value="1.99031" calcext:value-type="float">
            <text:p>1,99031</text:p>
          </table:table-cell>
          <table:table-cell table:number-columns-repeated="7"/>
        </table:table-row>
        <table:table-row table:style-name="ro2">
          <table:table-cell office:value-type="float" office:value="0.145968" calcext:value-type="float">
            <text:p>0,145968</text:p>
          </table:table-cell>
          <table:table-cell office:value-type="float" office:value="0.173381" calcext:value-type="float">
            <text:p>0,173381</text:p>
          </table:table-cell>
          <table:table-cell office:value-type="float" office:value="0.125449" calcext:value-type="float">
            <text:p>0,125449</text:p>
          </table:table-cell>
          <table:table-cell office:value-type="float" office:value="0.162911" calcext:value-type="float">
            <text:p>0,162911</text:p>
          </table:table-cell>
          <table:table-cell office:value-type="float" office:value="0.204646" calcext:value-type="float">
            <text:p>0,204646</text:p>
          </table:table-cell>
          <table:table-cell office:value-type="float" office:value="0.321324" calcext:value-type="float">
            <text:p>0,321324</text:p>
          </table:table-cell>
          <table:table-cell office:value-type="float" office:value="0.204877" calcext:value-type="float">
            <text:p>0,204877</text:p>
          </table:table-cell>
          <table:table-cell office:value-type="float" office:value="0.190775" calcext:value-type="float">
            <text:p>0,190775</text:p>
          </table:table-cell>
          <table:table-cell office:value-type="float" office:value="0.174923" calcext:value-type="float">
            <text:p>0,174923</text:p>
          </table:table-cell>
          <table:table-cell office:value-type="float" office:value="0.093854" calcext:value-type="float">
            <text:p>0,093854</text:p>
          </table:table-cell>
          <table:table-cell office:value-type="float" office:value="0.199904" calcext:value-type="float">
            <text:p>0,199904</text:p>
          </table:table-cell>
          <table:table-cell office:value-type="float" office:value="0.225813" calcext:value-type="float">
            <text:p>0,225813</text:p>
          </table:table-cell>
          <table:table-cell office:value-type="float" office:value="0.239502" calcext:value-type="float">
            <text:p>0,239502</text:p>
          </table:table-cell>
          <table:table-cell office:value-type="float" office:value="0.190266" calcext:value-type="float">
            <text:p>0,190266</text:p>
          </table:table-cell>
          <table:table-cell office:value-type="float" office:value="0.092236" calcext:value-type="float">
            <text:p>0,092236</text:p>
          </table:table-cell>
          <table:table-cell office:value-type="float" office:value="0.254345" calcext:value-type="float">
            <text:p>0,254345</text:p>
          </table:table-cell>
          <table:table-cell office:value-type="float" office:value="1.05193" calcext:value-type="float">
            <text:p>1,05193</text:p>
          </table:table-cell>
          <table:table-cell office:value-type="float" office:value="0.234024" calcext:value-type="float">
            <text:p>0,234024</text:p>
          </table:table-cell>
          <table:table-cell office:value-type="float" office:value="0.973149" calcext:value-type="float">
            <text:p>0,973149</text:p>
          </table:table-cell>
          <table:table-cell office:value-type="float" office:value="0.231567" calcext:value-type="float">
            <text:p>0,231567</text:p>
          </table:table-cell>
          <table:table-cell office:value-type="float" office:value="0.190149" calcext:value-type="float">
            <text:p>0,190149</text:p>
          </table:table-cell>
          <table:table-cell office:value-type="float" office:value="0.897456" calcext:value-type="float">
            <text:p>0,897456</text:p>
          </table:table-cell>
          <table:table-cell office:value-type="float" office:value="0.865941" calcext:value-type="float">
            <text:p>0,865941</text:p>
          </table:table-cell>
          <table:table-cell office:value-type="float" office:value="0.105596" calcext:value-type="float">
            <text:p>0,105596</text:p>
          </table:table-cell>
          <table:table-cell office:value-type="float" office:value="0.249184" calcext:value-type="float">
            <text:p>0,249184</text:p>
          </table:table-cell>
          <table:table-cell office:value-type="float" office:value="0.267625" calcext:value-type="float">
            <text:p>0,267625</text:p>
          </table:table-cell>
          <table:table-cell office:value-type="float" office:value="1.44841" calcext:value-type="float">
            <text:p>1,44841</text:p>
          </table:table-cell>
          <table:table-cell office:value-type="float" office:value="1.15801" calcext:value-type="float">
            <text:p>1,15801</text:p>
          </table:table-cell>
          <table:table-cell office:value-type="float" office:value="1.37316" calcext:value-type="float">
            <text:p>1,37316</text:p>
          </table:table-cell>
          <table:table-cell office:value-type="float" office:value="0.181053" calcext:value-type="float">
            <text:p>0,181053</text:p>
          </table:table-cell>
          <table:table-cell office:value-type="float" office:value="1.25715" calcext:value-type="float">
            <text:p>1,25715</text:p>
          </table:table-cell>
          <table:table-cell office:value-type="float" office:value="0.237544" calcext:value-type="float">
            <text:p>0,237544</text:p>
          </table:table-cell>
          <table:table-cell office:value-type="float" office:value="1.20017" calcext:value-type="float">
            <text:p>1,20017</text:p>
          </table:table-cell>
          <table:table-cell office:value-type="float" office:value="1.39724" calcext:value-type="float">
            <text:p>1,39724</text:p>
          </table:table-cell>
          <table:table-cell office:value-type="float" office:value="1.33138" calcext:value-type="float">
            <text:p>1,33138</text:p>
          </table:table-cell>
          <table:table-cell office:value-type="float" office:value="1.11174" calcext:value-type="float">
            <text:p>1,11174</text:p>
          </table:table-cell>
          <table:table-cell office:value-type="float" office:value="1.24588" calcext:value-type="float">
            <text:p>1,24588</text:p>
          </table:table-cell>
          <table:table-cell office:value-type="float" office:value="1.25071" calcext:value-type="float">
            <text:p>1,25071</text:p>
          </table:table-cell>
          <table:table-cell office:value-type="float" office:value="1.11916" calcext:value-type="float">
            <text:p>1,11916</text:p>
          </table:table-cell>
          <table:table-cell office:value-type="float" office:value="1.09011" calcext:value-type="float">
            <text:p>1,09011</text:p>
          </table:table-cell>
          <table:table-cell office:value-type="float" office:value="0.750051" calcext:value-type="float">
            <text:p>0,750051</text:p>
          </table:table-cell>
          <table:table-cell office:value-type="float" office:value="0.674697" calcext:value-type="float">
            <text:p>0,674697</text:p>
          </table:table-cell>
          <table:table-cell office:value-type="float" office:value="0.989769" calcext:value-type="float">
            <text:p>0,989769</text:p>
          </table:table-cell>
          <table:table-cell office:value-type="float" office:value="1.04283" calcext:value-type="float">
            <text:p>1,04283</text:p>
          </table:table-cell>
          <table:table-cell office:value-type="float" office:value="1.78082" calcext:value-type="float">
            <text:p>1,78082</text:p>
          </table:table-cell>
          <table:table-cell office:value-type="float" office:value="1.61064" calcext:value-type="float">
            <text:p>1,61064</text:p>
          </table:table-cell>
          <table:table-cell office:value-type="float" office:value="1.39692" calcext:value-type="float">
            <text:p>1,39692</text:p>
          </table:table-cell>
          <table:table-cell office:value-type="float" office:value="1.45941" calcext:value-type="float">
            <text:p>1,45941</text:p>
          </table:table-cell>
          <table:table-cell office:value-type="float" office:value="1.71167" calcext:value-type="float">
            <text:p>1,71167</text:p>
          </table:table-cell>
          <table:table-cell office:value-type="float" office:value="1.14459" calcext:value-type="float">
            <text:p>1,14459</text:p>
          </table:table-cell>
          <table:table-cell office:value-type="float" office:value="0.679422" calcext:value-type="float">
            <text:p>0,679422</text:p>
          </table:table-cell>
          <table:table-cell office:value-type="float" office:value="1.31386" calcext:value-type="float">
            <text:p>1,31386</text:p>
          </table:table-cell>
          <table:table-cell office:value-type="float" office:value="1.31881" calcext:value-type="float">
            <text:p>1,31881</text:p>
          </table:table-cell>
          <table:table-cell office:value-type="float" office:value="1.32613" calcext:value-type="float">
            <text:p>1,32613</text:p>
          </table:table-cell>
          <table:table-cell office:value-type="float" office:value="0.721208" calcext:value-type="float">
            <text:p>0,721208</text:p>
          </table:table-cell>
          <table:table-cell office:value-type="float" office:value="0.638584" calcext:value-type="float">
            <text:p>0,638584</text:p>
          </table:table-cell>
          <table:table-cell office:value-type="float" office:value="0.955219" calcext:value-type="float">
            <text:p>0,955219</text:p>
          </table:table-cell>
          <table:table-cell office:value-type="float" office:value="0.751053" calcext:value-type="float">
            <text:p>0,751053</text:p>
          </table:table-cell>
          <table:table-cell office:value-type="float" office:value="0.941378" calcext:value-type="float">
            <text:p>0,941378</text:p>
          </table:table-cell>
          <table:table-cell office:value-type="float" office:value="1.05333" calcext:value-type="float">
            <text:p>1,05333</text:p>
          </table:table-cell>
          <table:table-cell office:value-type="float" office:value="0.831235" calcext:value-type="float">
            <text:p>0,831235</text:p>
          </table:table-cell>
          <table:table-cell office:value-type="float" office:value="0.690111" calcext:value-type="float">
            <text:p>0,690111</text:p>
          </table:table-cell>
          <table:table-cell office:value-type="float" office:value="1.11875" calcext:value-type="float">
            <text:p>1,11875</text:p>
          </table:table-cell>
          <table:table-cell office:value-type="float" office:value="0.0552349" calcext:value-type="float">
            <text:p>0,0552349</text:p>
          </table:table-cell>
          <table:table-cell table:number-columns-repeated="4"/>
          <table:table-cell table:formula="of:=MIN([.A188:.BL188])" office:value-type="float" office:value="0.0552349" calcext:value-type="float">
            <text:p>0,0552349</text:p>
          </table:table-cell>
          <table:table-cell table:formula="of:=MAX([.A188:.BL188])" office:value-type="float" office:value="1.78082" calcext:value-type="float">
            <text:p>1,78082</text:p>
          </table:table-cell>
          <table:table-cell table:number-columns-repeated="7"/>
        </table:table-row>
        <table:table-row table:style-name="ro2">
          <table:table-cell office:value-type="float" office:value="0.0912561" calcext:value-type="float">
            <text:p>0,0912561</text:p>
          </table:table-cell>
          <table:table-cell office:value-type="float" office:value="0.116821" calcext:value-type="float">
            <text:p>0,116821</text:p>
          </table:table-cell>
          <table:table-cell office:value-type="float" office:value="0.168715" calcext:value-type="float">
            <text:p>0,168715</text:p>
          </table:table-cell>
          <table:table-cell office:value-type="float" office:value="0.090142" calcext:value-type="float">
            <text:p>0,090142</text:p>
          </table:table-cell>
          <table:table-cell office:value-type="float" office:value="0.166021" calcext:value-type="float">
            <text:p>0,166021</text:p>
          </table:table-cell>
          <table:table-cell office:value-type="float" office:value="0.261131" calcext:value-type="float">
            <text:p>0,261131</text:p>
          </table:table-cell>
          <table:table-cell office:value-type="float" office:value="0.413818" calcext:value-type="float">
            <text:p>0,413818</text:p>
          </table:table-cell>
          <table:table-cell office:value-type="float" office:value="0.150287" calcext:value-type="float">
            <text:p>0,150287</text:p>
          </table:table-cell>
          <table:table-cell office:value-type="float" office:value="0.369319" calcext:value-type="float">
            <text:p>0,369319</text:p>
          </table:table-cell>
          <table:table-cell office:value-type="float" office:value="0.330449" calcext:value-type="float">
            <text:p>0,330449</text:p>
          </table:table-cell>
          <table:table-cell office:value-type="float" office:value="0.287718" calcext:value-type="float">
            <text:p>0,287718</text:p>
          </table:table-cell>
          <table:table-cell office:value-type="float" office:value="0.145465" calcext:value-type="float">
            <text:p>0,145465</text:p>
          </table:table-cell>
          <table:table-cell office:value-type="float" office:value="0.228695" calcext:value-type="float">
            <text:p>0,228695</text:p>
          </table:table-cell>
          <table:table-cell office:value-type="float" office:value="0.105416" calcext:value-type="float">
            <text:p>0,105416</text:p>
          </table:table-cell>
          <table:table-cell office:value-type="float" office:value="0.303352" calcext:value-type="float">
            <text:p>0,303352</text:p>
          </table:table-cell>
          <table:table-cell office:value-type="float" office:value="0.270959" calcext:value-type="float">
            <text:p>0,270959</text:p>
          </table:table-cell>
          <table:table-cell office:value-type="float" office:value="0.286923" calcext:value-type="float">
            <text:p>0,286923</text:p>
          </table:table-cell>
          <table:table-cell office:value-type="float" office:value="0.233471" calcext:value-type="float">
            <text:p>0,233471</text:p>
          </table:table-cell>
          <table:table-cell office:value-type="float" office:value="0.160657" calcext:value-type="float">
            <text:p>0,160657</text:p>
          </table:table-cell>
          <table:table-cell office:value-type="float" office:value="0.314115" calcext:value-type="float">
            <text:p>0,314115</text:p>
          </table:table-cell>
          <table:table-cell office:value-type="float" office:value="0.205152" calcext:value-type="float">
            <text:p>0,205152</text:p>
          </table:table-cell>
          <table:table-cell office:value-type="float" office:value="0.151667" calcext:value-type="float">
            <text:p>0,151667</text:p>
          </table:table-cell>
          <table:table-cell office:value-type="float" office:value="0.337525" calcext:value-type="float">
            <text:p>0,337525</text:p>
          </table:table-cell>
          <table:table-cell office:value-type="float" office:value="0.325774" calcext:value-type="float">
            <text:p>0,325774</text:p>
          </table:table-cell>
          <table:table-cell office:value-type="float" office:value="0.150938" calcext:value-type="float">
            <text:p>0,150938</text:p>
          </table:table-cell>
          <table:table-cell office:value-type="float" office:value="0.325445" calcext:value-type="float">
            <text:p>0,325445</text:p>
          </table:table-cell>
          <table:table-cell office:value-type="float" office:value="0.315426" calcext:value-type="float">
            <text:p>0,315426</text:p>
          </table:table-cell>
          <table:table-cell office:value-type="float" office:value="0.680349" calcext:value-type="float">
            <text:p>0,680349</text:p>
          </table:table-cell>
          <table:table-cell office:value-type="float" office:value="0.304829" calcext:value-type="float">
            <text:p>0,304829</text:p>
          </table:table-cell>
          <table:table-cell office:value-type="float" office:value="0.23673" calcext:value-type="float">
            <text:p>0,23673</text:p>
          </table:table-cell>
          <table:table-cell office:value-type="float" office:value="0.257333" calcext:value-type="float">
            <text:p>0,257333</text:p>
          </table:table-cell>
          <table:table-cell office:value-type="float" office:value="0.141092" calcext:value-type="float">
            <text:p>0,141092</text:p>
          </table:table-cell>
          <table:table-cell office:value-type="float" office:value="0.282965" calcext:value-type="float">
            <text:p>0,282965</text:p>
          </table:table-cell>
          <table:table-cell office:value-type="float" office:value="0.134601" calcext:value-type="float">
            <text:p>0,134601</text:p>
          </table:table-cell>
          <table:table-cell office:value-type="float" office:value="0.313104" calcext:value-type="float">
            <text:p>0,313104</text:p>
          </table:table-cell>
          <table:table-cell office:value-type="float" office:value="0.345049" calcext:value-type="float">
            <text:p>0,345049</text:p>
          </table:table-cell>
          <table:table-cell office:value-type="float" office:value="1.07214" calcext:value-type="float">
            <text:p>1,07214</text:p>
          </table:table-cell>
          <table:table-cell office:value-type="float" office:value="0.339879" calcext:value-type="float">
            <text:p>0,339879</text:p>
          </table:table-cell>
          <table:table-cell office:value-type="float" office:value="0.738458" calcext:value-type="float">
            <text:p>0,738458</text:p>
          </table:table-cell>
          <table:table-cell office:value-type="float" office:value="0.303392" calcext:value-type="float">
            <text:p>0,303392</text:p>
          </table:table-cell>
          <table:table-cell office:value-type="float" office:value="0.266343" calcext:value-type="float">
            <text:p>0,266343</text:p>
          </table:table-cell>
          <table:table-cell office:value-type="float" office:value="0.288108" calcext:value-type="float">
            <text:p>0,288108</text:p>
          </table:table-cell>
          <table:table-cell office:value-type="float" office:value="0.138931" calcext:value-type="float">
            <text:p>0,138931</text:p>
          </table:table-cell>
          <table:table-cell office:value-type="float" office:value="0.258838" calcext:value-type="float">
            <text:p>0,258838</text:p>
          </table:table-cell>
          <table:table-cell office:value-type="float" office:value="0.102842" calcext:value-type="float">
            <text:p>0,102842</text:p>
          </table:table-cell>
          <table:table-cell office:value-type="float" office:value="0.241048" calcext:value-type="float">
            <text:p>0,241048</text:p>
          </table:table-cell>
          <table:table-cell office:value-type="float" office:value="0.0953169" calcext:value-type="float">
            <text:p>0,0953169</text:p>
          </table:table-cell>
          <table:table-cell office:value-type="float" office:value="1.98821" calcext:value-type="float">
            <text:p>1,98821</text:p>
          </table:table-cell>
          <table:table-cell office:value-type="float" office:value="1.98864" calcext:value-type="float">
            <text:p>1,98864</text:p>
          </table:table-cell>
          <table:table-cell office:value-type="float" office:value="0.210884" calcext:value-type="float">
            <text:p>0,210884</text:p>
          </table:table-cell>
          <table:table-cell office:value-type="float" office:value="1.6792" calcext:value-type="float">
            <text:p>1,6792</text:p>
          </table:table-cell>
          <table:table-cell office:value-type="float" office:value="1.55478" calcext:value-type="float">
            <text:p>1,55478</text:p>
          </table:table-cell>
          <table:table-cell office:value-type="float" office:value="1.42574" calcext:value-type="float">
            <text:p>1,42574</text:p>
          </table:table-cell>
          <table:table-cell office:value-type="float" office:value="1.29055" calcext:value-type="float">
            <text:p>1,29055</text:p>
          </table:table-cell>
          <table:table-cell office:value-type="float" office:value="0.749986" calcext:value-type="float">
            <text:p>0,749986</text:p>
          </table:table-cell>
          <table:table-cell office:value-type="float" office:value="1.88158" calcext:value-type="float">
            <text:p>1,88158</text:p>
          </table:table-cell>
          <table:table-cell office:value-type="float" office:value="1.21431" calcext:value-type="float">
            <text:p>1,21431</text:p>
          </table:table-cell>
          <table:table-cell office:value-type="float" office:value="0.44903" calcext:value-type="float">
            <text:p>0,44903</text:p>
          </table:table-cell>
          <table:table-cell office:value-type="float" office:value="1.05546" calcext:value-type="float">
            <text:p>1,05546</text:p>
          </table:table-cell>
          <table:table-cell office:value-type="float" office:value="0.997187" calcext:value-type="float">
            <text:p>0,997187</text:p>
          </table:table-cell>
          <table:table-cell office:value-type="float" office:value="0.55987" calcext:value-type="float">
            <text:p>0,55987</text:p>
          </table:table-cell>
          <table:table-cell office:value-type="float" office:value="0.522343" calcext:value-type="float">
            <text:p>0,522343</text:p>
          </table:table-cell>
          <table:table-cell office:value-type="float" office:value="0.485349" calcext:value-type="float">
            <text:p>0,485349</text:p>
          </table:table-cell>
          <table:table-cell office:value-type="float" office:value="2.15108" calcext:value-type="float">
            <text:p>2,15108</text:p>
          </table:table-cell>
          <table:table-cell table:number-columns-repeated="4"/>
          <table:table-cell table:formula="of:=MIN([.A189:.BL189])" office:value-type="float" office:value="0.090142" calcext:value-type="float">
            <text:p>0,090142</text:p>
          </table:table-cell>
          <table:table-cell table:formula="of:=MAX([.A189:.BL189])" office:value-type="float" office:value="2.15108" calcext:value-type="float">
            <text:p>2,1510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562035" calcext:value-type="float">
            <text:p>2,2562035</text:p>
          </table:table-cell>
          <table:table-cell table:formula="of:=AVERAGE([.BR2:.BR21])" office:value-type="float" office:value="2.2562035" calcext:value-type="float">
            <text:p>2,2562035</text:p>
          </table:table-cell>
          <table:table-cell table:formula="of:=STDEV([.BQ2:.BQ21])/2" office:value-type="float" office:value="0.0698690086646169" calcext:value-type="float">
            <text:p>0,0698690087</text:p>
          </table:table-cell>
          <table:table-cell table:formula="of:=STDEV([.BR2:.BR21])/2" office:value-type="float" office:value="0.0698690086646169" calcext:value-type="float">
            <text:p>0,069869008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2204535" calcext:value-type="float">
            <text:p>1,22204535</text:p>
          </table:table-cell>
          <table:table-cell table:formula="of:=AVERAGE([.BR23:.BR42])" office:value-type="float" office:value="1.753557" calcext:value-type="float">
            <text:p>1,753557</text:p>
          </table:table-cell>
          <table:table-cell table:formula="of:=STDEV([.BQ23:.BQ42])/2" office:value-type="float" office:value="0.135864106699273" calcext:value-type="float">
            <text:p>0,1358641067</text:p>
          </table:table-cell>
          <table:table-cell table:formula="of:=STDEV([.BR23:.BR42])/2" office:value-type="float" office:value="0.129770385287367" calcext:value-type="float">
            <text:p>0,129770385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0540515" calcext:value-type="float">
            <text:p>1,00540515</text:p>
          </table:table-cell>
          <table:table-cell table:formula="of:=AVERAGE([.BR44:.BR63])" office:value-type="float" office:value="1.739989" calcext:value-type="float">
            <text:p>1,739989</text:p>
          </table:table-cell>
          <table:table-cell table:formula="of:=STDEV([.BQ44:.BQ63])/2" office:value-type="float" office:value="0.301729055354577" calcext:value-type="float">
            <text:p>0,3017290554</text:p>
          </table:table-cell>
          <table:table-cell table:formula="of:=STDEV([.BR44:.BR63])/2" office:value-type="float" office:value="0.240195322760566" calcext:value-type="float">
            <text:p>0,240195322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339494" calcext:value-type="float">
            <text:p>0,5339494</text:p>
          </table:table-cell>
          <table:table-cell table:formula="of:=AVERAGE([.BR65:.BR84])" office:value-type="float" office:value="1.526405" calcext:value-type="float">
            <text:p>1,526405</text:p>
          </table:table-cell>
          <table:table-cell table:formula="of:=STDEV([.BQ65:.BQ84])/2" office:value-type="float" office:value="0.152963088732767" calcext:value-type="float">
            <text:p>0,1529630887</text:p>
          </table:table-cell>
          <table:table-cell table:formula="of:=STDEV([.BR65:.BR84])/2" office:value-type="float" office:value="0.200167924532983" calcext:value-type="float">
            <text:p>0,200167924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1952632" calcext:value-type="float">
            <text:p>0,1952632</text:p>
          </table:table-cell>
          <table:table-cell table:formula="of:=AVERAGE([.BR86:.BR105])" office:value-type="float" office:value="1.53776855" calcext:value-type="float">
            <text:p>1,53776855</text:p>
          </table:table-cell>
          <table:table-cell table:formula="of:=STDEV([.BQ86:.BQ105])/2" office:value-type="float" office:value="0.0312289507481692" calcext:value-type="float">
            <text:p>0,0312289507</text:p>
          </table:table-cell>
          <table:table-cell table:formula="of:=STDEV([.BR86:.BR105])/2" office:value-type="float" office:value="0.136491381969076" calcext:value-type="float">
            <text:p>0,13649138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67558445" calcext:value-type="float">
            <text:p>0,167558445</text:p>
          </table:table-cell>
          <table:table-cell table:formula="of:=AVERAGE([.BR107:.BR126])" office:value-type="float" office:value="1.6673269" calcext:value-type="float">
            <text:p>1,6673269</text:p>
          </table:table-cell>
          <table:table-cell table:formula="of:=STDEV([.BQ107:.BQ126])/2" office:value-type="float" office:value="0.0289437465557737" calcext:value-type="float">
            <text:p>0,0289437466</text:p>
          </table:table-cell>
          <table:table-cell table:formula="of:=STDEV([.BR107:.BR126])/2" office:value-type="float" office:value="0.168847054995583" calcext:value-type="float">
            <text:p>0,168847055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05057265" calcext:value-type="float">
            <text:p>0,105057265</text:p>
          </table:table-cell>
          <table:table-cell table:formula="of:=AVERAGE([.BR128:.BR147])" office:value-type="float" office:value="1.65543615" calcext:value-type="float">
            <text:p>1,65543615</text:p>
          </table:table-cell>
          <table:table-cell table:formula="of:=STDEV([.BQ128:.BQ147])/2" office:value-type="float" office:value="0.018720188749704" calcext:value-type="float">
            <text:p>0,0187201887</text:p>
          </table:table-cell>
          <table:table-cell table:formula="of:=STDEV([.BR128:.BR147])/2" office:value-type="float" office:value="0.148938413334989" calcext:value-type="float">
            <text:p>0,148938413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785775" calcext:value-type="float">
            <text:p>0,088785775</text:p>
          </table:table-cell>
          <table:table-cell table:formula="of:=AVERAGE([.BR149:.BR168])" office:value-type="float" office:value="1.721561" calcext:value-type="float">
            <text:p>1,721561</text:p>
          </table:table-cell>
          <table:table-cell table:formula="of:=STDEV([.BQ149:.BQ168])/2" office:value-type="float" office:value="0.0133482003094629" calcext:value-type="float">
            <text:p>0,0133482003</text:p>
          </table:table-cell>
          <table:table-cell table:formula="of:=STDEV([.BR149:.BR168])/2" office:value-type="float" office:value="0.135234857260094" calcext:value-type="float">
            <text:p>0,135234857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079335" calcext:value-type="float">
            <text:p>0,061079335</text:p>
          </table:table-cell>
          <table:table-cell table:formula="of:=AVERAGE([.BR170:.BR189])" office:value-type="float" office:value="1.769179" calcext:value-type="float">
            <text:p>1,769179</text:p>
          </table:table-cell>
          <table:table-cell table:formula="of:=STDEV([.BQ170:.BQ189])/2" office:value-type="float" office:value="0.00901646527408366" calcext:value-type="float">
            <text:p>0,0090164653</text:p>
          </table:table-cell>
          <table:table-cell table:formula="of:=STDEV([.BR170:.BR189])/2" office:value-type="float" office:value="0.158931366425723" calcext:value-type="float">
            <text:p>0,1589313664</text:p>
          </table:table-cell>
        </table:table-row>
      </table:table>
      <table:table table:name="2 Threa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409" calcext:value-type="float">
            <text:p>2,42409</text:p>
          </table:table-cell>
          <table:table-cell table:number-columns-repeated="67"/>
          <table:table-cell table:formula="of:=MIN([.A2:.BL2])" office:value-type="float" office:value="2.42409" calcext:value-type="float">
            <text:p>2,42409</text:p>
          </table:table-cell>
          <table:table-cell table:formula="of:=MAX([.A2:.BL2])" office:value-type="float" office:value="2.42409" calcext:value-type="float">
            <text:p>2,42409</text:p>
          </table:table-cell>
          <table:table-cell table:number-columns-repeated="7"/>
        </table:table-row>
        <table:table-row table:style-name="ro2">
          <table:table-cell office:value-type="float" office:value="2.42954" calcext:value-type="float">
            <text:p>2,42954</text:p>
          </table:table-cell>
          <table:table-cell table:number-columns-repeated="67"/>
          <table:table-cell table:formula="of:=MIN([.A3:.BL3])" office:value-type="float" office:value="2.42954" calcext:value-type="float">
            <text:p>2,42954</text:p>
          </table:table-cell>
          <table:table-cell table:formula="of:=MAX([.A3:.BL3])" office:value-type="float" office:value="2.42954" calcext:value-type="float">
            <text:p>2,42954</text:p>
          </table:table-cell>
          <table:table-cell table:number-columns-repeated="7"/>
        </table:table-row>
        <table:table-row table:style-name="ro2">
          <table:table-cell office:value-type="float" office:value="2.42448" calcext:value-type="float">
            <text:p>2,42448</text:p>
          </table:table-cell>
          <table:table-cell table:number-columns-repeated="67"/>
          <table:table-cell table:formula="of:=MIN([.A4:.BL4])" office:value-type="float" office:value="2.42448" calcext:value-type="float">
            <text:p>2,42448</text:p>
          </table:table-cell>
          <table:table-cell table:formula="of:=MAX([.A4:.BL4])" office:value-type="float" office:value="2.42448" calcext:value-type="float">
            <text:p>2,42448</text:p>
          </table:table-cell>
          <table:table-cell table:number-columns-repeated="7"/>
        </table:table-row>
        <table:table-row table:style-name="ro2">
          <table:table-cell office:value-type="float" office:value="2.42481" calcext:value-type="float">
            <text:p>2,42481</text:p>
          </table:table-cell>
          <table:table-cell table:number-columns-repeated="67"/>
          <table:table-cell table:formula="of:=MIN([.A5:.BL5])" office:value-type="float" office:value="2.42481" calcext:value-type="float">
            <text:p>2,42481</text:p>
          </table:table-cell>
          <table:table-cell table:formula="of:=MAX([.A5:.BL5])" office:value-type="float" office:value="2.42481" calcext:value-type="float">
            <text:p>2,42481</text:p>
          </table:table-cell>
          <table:table-cell table:number-columns-repeated="7"/>
        </table:table-row>
        <table:table-row table:style-name="ro2">
          <table:table-cell office:value-type="float" office:value="1.89983" calcext:value-type="float">
            <text:p>1,89983</text:p>
          </table:table-cell>
          <table:table-cell table:number-columns-repeated="67"/>
          <table:table-cell table:formula="of:=MIN([.A6:.BL6])" office:value-type="float" office:value="1.89983" calcext:value-type="float">
            <text:p>1,89983</text:p>
          </table:table-cell>
          <table:table-cell table:formula="of:=MAX([.A6:.BL6])" office:value-type="float" office:value="1.89983" calcext:value-type="float">
            <text:p>1,89983</text:p>
          </table:table-cell>
          <table:table-cell table:number-columns-repeated="7"/>
        </table:table-row>
        <table:table-row table:style-name="ro2">
          <table:table-cell office:value-type="float" office:value="1.92961" calcext:value-type="float">
            <text:p>1,92961</text:p>
          </table:table-cell>
          <table:table-cell table:number-columns-repeated="67"/>
          <table:table-cell table:formula="of:=MIN([.A7:.BL7])" office:value-type="float" office:value="1.92961" calcext:value-type="float">
            <text:p>1,92961</text:p>
          </table:table-cell>
          <table:table-cell table:formula="of:=MAX([.A7:.BL7])" office:value-type="float" office:value="1.92961" calcext:value-type="float">
            <text:p>1,92961</text:p>
          </table:table-cell>
          <table:table-cell table:number-columns-repeated="7"/>
        </table:table-row>
        <table:table-row table:style-name="ro2">
          <table:table-cell office:value-type="float" office:value="1.90038" calcext:value-type="float">
            <text:p>1,90038</text:p>
          </table:table-cell>
          <table:table-cell table:number-columns-repeated="67"/>
          <table:table-cell table:formula="of:=MIN([.A8:.BL8])" office:value-type="float" office:value="1.90038" calcext:value-type="float">
            <text:p>1,90038</text:p>
          </table:table-cell>
          <table:table-cell table:formula="of:=MAX([.A8:.BL8])" office:value-type="float" office:value="1.90038" calcext:value-type="float">
            <text:p>1,90038</text:p>
          </table:table-cell>
          <table:table-cell table:number-columns-repeated="7"/>
        </table:table-row>
        <table:table-row table:style-name="ro2">
          <table:table-cell office:value-type="float" office:value="2.2755" calcext:value-type="float">
            <text:p>2,2755</text:p>
          </table:table-cell>
          <table:table-cell table:number-columns-repeated="67"/>
          <table:table-cell table:formula="of:=MIN([.A9:.BL9])" office:value-type="float" office:value="2.2755" calcext:value-type="float">
            <text:p>2,2755</text:p>
          </table:table-cell>
          <table:table-cell table:formula="of:=MAX([.A9:.BL9])" office:value-type="float" office:value="2.2755" calcext:value-type="float">
            <text:p>2,2755</text:p>
          </table:table-cell>
          <table:table-cell table:number-columns-repeated="7"/>
        </table:table-row>
        <table:table-row table:style-name="ro2">
          <table:table-cell office:value-type="float" office:value="2.42045" calcext:value-type="float">
            <text:p>2,42045</text:p>
          </table:table-cell>
          <table:table-cell table:number-columns-repeated="67"/>
          <table:table-cell table:formula="of:=MIN([.A10:.BL10])" office:value-type="float" office:value="2.42045" calcext:value-type="float">
            <text:p>2,42045</text:p>
          </table:table-cell>
          <table:table-cell table:formula="of:=MAX([.A10:.BL10])" office:value-type="float" office:value="2.42045" calcext:value-type="float">
            <text:p>2,42045</text:p>
          </table:table-cell>
          <table:table-cell table:number-columns-repeated="7"/>
        </table:table-row>
        <table:table-row table:style-name="ro2">
          <table:table-cell office:value-type="float" office:value="2.41728" calcext:value-type="float">
            <text:p>2,41728</text:p>
          </table:table-cell>
          <table:table-cell table:number-columns-repeated="67"/>
          <table:table-cell table:formula="of:=MIN([.A11:.BL11])" office:value-type="float" office:value="2.41728" calcext:value-type="float">
            <text:p>2,41728</text:p>
          </table:table-cell>
          <table:table-cell table:formula="of:=MAX([.A11:.BL11])" office:value-type="float" office:value="2.41728" calcext:value-type="float">
            <text:p>2,41728</text:p>
          </table:table-cell>
          <table:table-cell table:number-columns-repeated="7"/>
        </table:table-row>
        <table:table-row table:style-name="ro2">
          <table:table-cell office:value-type="float" office:value="1.91079" calcext:value-type="float">
            <text:p>1,91079</text:p>
          </table:table-cell>
          <table:table-cell table:number-columns-repeated="67"/>
          <table:table-cell table:formula="of:=MIN([.A12:.BL12])" office:value-type="float" office:value="1.91079" calcext:value-type="float">
            <text:p>1,91079</text:p>
          </table:table-cell>
          <table:table-cell table:formula="of:=MAX([.A12:.BL12])" office:value-type="float" office:value="1.91079" calcext:value-type="float">
            <text:p>1,91079</text:p>
          </table:table-cell>
          <table:table-cell table:number-columns-repeated="7"/>
        </table:table-row>
        <table:table-row table:style-name="ro2">
          <table:table-cell office:value-type="float" office:value="2.40867" calcext:value-type="float">
            <text:p>2,40867</text:p>
          </table:table-cell>
          <table:table-cell table:number-columns-repeated="67"/>
          <table:table-cell table:formula="of:=MIN([.A13:.BL13])" office:value-type="float" office:value="2.40867" calcext:value-type="float">
            <text:p>2,40867</text:p>
          </table:table-cell>
          <table:table-cell table:formula="of:=MAX([.A13:.BL13])" office:value-type="float" office:value="2.40867" calcext:value-type="float">
            <text:p>2,40867</text:p>
          </table:table-cell>
          <table:table-cell table:number-columns-repeated="7"/>
        </table:table-row>
        <table:table-row table:style-name="ro2">
          <table:table-cell office:value-type="float" office:value="2.43816" calcext:value-type="float">
            <text:p>2,43816</text:p>
          </table:table-cell>
          <table:table-cell table:number-columns-repeated="67"/>
          <table:table-cell table:formula="of:=MIN([.A14:.BL14])" office:value-type="float" office:value="2.43816" calcext:value-type="float">
            <text:p>2,43816</text:p>
          </table:table-cell>
          <table:table-cell table:formula="of:=MAX([.A14:.BL14])" office:value-type="float" office:value="2.43816" calcext:value-type="float">
            <text:p>2,43816</text:p>
          </table:table-cell>
          <table:table-cell table:number-columns-repeated="7"/>
        </table:table-row>
        <table:table-row table:style-name="ro2">
          <table:table-cell office:value-type="float" office:value="2.42263" calcext:value-type="float">
            <text:p>2,42263</text:p>
          </table:table-cell>
          <table:table-cell table:number-columns-repeated="67"/>
          <table:table-cell table:formula="of:=MIN([.A15:.BL15])" office:value-type="float" office:value="2.42263" calcext:value-type="float">
            <text:p>2,42263</text:p>
          </table:table-cell>
          <table:table-cell table:formula="of:=MAX([.A15:.BL15])" office:value-type="float" office:value="2.42263" calcext:value-type="float">
            <text:p>2,42263</text:p>
          </table:table-cell>
          <table:table-cell table:number-columns-repeated="7"/>
        </table:table-row>
        <table:table-row table:style-name="ro2">
          <table:table-cell office:value-type="float" office:value="2.41672" calcext:value-type="float">
            <text:p>2,41672</text:p>
          </table:table-cell>
          <table:table-cell table:number-columns-repeated="67"/>
          <table:table-cell table:formula="of:=MIN([.A16:.BL16])" office:value-type="float" office:value="2.41672" calcext:value-type="float">
            <text:p>2,41672</text:p>
          </table:table-cell>
          <table:table-cell table:formula="of:=MAX([.A16:.BL16])" office:value-type="float" office:value="2.41672" calcext:value-type="float">
            <text:p>2,41672</text:p>
          </table:table-cell>
          <table:table-cell table:number-columns-repeated="7"/>
        </table:table-row>
        <table:table-row table:style-name="ro2">
          <table:table-cell office:value-type="float" office:value="2.41682" calcext:value-type="float">
            <text:p>2,41682</text:p>
          </table:table-cell>
          <table:table-cell table:number-columns-repeated="67"/>
          <table:table-cell table:formula="of:=MIN([.A17:.BL17])" office:value-type="float" office:value="2.41682" calcext:value-type="float">
            <text:p>2,41682</text:p>
          </table:table-cell>
          <table:table-cell table:formula="of:=MAX([.A17:.BL17])" office:value-type="float" office:value="2.41682" calcext:value-type="float">
            <text:p>2,41682</text:p>
          </table:table-cell>
          <table:table-cell table:number-columns-repeated="7"/>
        </table:table-row>
        <table:table-row table:style-name="ro2">
          <table:table-cell office:value-type="float" office:value="2.41589" calcext:value-type="float">
            <text:p>2,41589</text:p>
          </table:table-cell>
          <table:table-cell table:number-columns-repeated="67"/>
          <table:table-cell table:formula="of:=MIN([.A18:.BL18])" office:value-type="float" office:value="2.41589" calcext:value-type="float">
            <text:p>2,41589</text:p>
          </table:table-cell>
          <table:table-cell table:formula="of:=MAX([.A18:.BL18])" office:value-type="float" office:value="2.41589" calcext:value-type="float">
            <text:p>2,41589</text:p>
          </table:table-cell>
          <table:table-cell table:number-columns-repeated="7"/>
        </table:table-row>
        <table:table-row table:style-name="ro2">
          <table:table-cell office:value-type="float" office:value="2.41725" calcext:value-type="float">
            <text:p>2,41725</text:p>
          </table:table-cell>
          <table:table-cell table:number-columns-repeated="67"/>
          <table:table-cell table:formula="of:=MIN([.A19:.BL19])" office:value-type="float" office:value="2.41725" calcext:value-type="float">
            <text:p>2,41725</text:p>
          </table:table-cell>
          <table:table-cell table:formula="of:=MAX([.A19:.BL19])" office:value-type="float" office:value="2.41725" calcext:value-type="float">
            <text:p>2,41725</text:p>
          </table:table-cell>
          <table:table-cell table:number-columns-repeated="7"/>
        </table:table-row>
        <table:table-row table:style-name="ro2">
          <table:table-cell office:value-type="float" office:value="1.92907" calcext:value-type="float">
            <text:p>1,92907</text:p>
          </table:table-cell>
          <table:table-cell table:number-columns-repeated="67"/>
          <table:table-cell table:formula="of:=MIN([.A20:.BL20])" office:value-type="float" office:value="1.92907" calcext:value-type="float">
            <text:p>1,92907</text:p>
          </table:table-cell>
          <table:table-cell table:formula="of:=MAX([.A20:.BL20])" office:value-type="float" office:value="1.92907" calcext:value-type="float">
            <text:p>1,92907</text:p>
          </table:table-cell>
          <table:table-cell table:number-columns-repeated="7"/>
        </table:table-row>
        <table:table-row table:style-name="ro2">
          <table:table-cell office:value-type="float" office:value="2.43222" calcext:value-type="float">
            <text:p>2,43222</text:p>
          </table:table-cell>
          <table:table-cell table:number-columns-repeated="67"/>
          <table:table-cell table:formula="of:=MIN([.A21:.BL21])" office:value-type="float" office:value="2.43222" calcext:value-type="float">
            <text:p>2,43222</text:p>
          </table:table-cell>
          <table:table-cell table:formula="of:=MAX([.A21:.BL21])" office:value-type="float" office:value="2.43222" calcext:value-type="float">
            <text:p>2,432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21" calcext:value-type="float">
            <text:p>1,2221</text:p>
          </table:table-cell>
          <table:table-cell office:value-type="float" office:value="2.11296" calcext:value-type="float">
            <text:p>2,11296</text:p>
          </table:table-cell>
          <table:table-cell table:number-columns-repeated="66"/>
          <table:table-cell table:formula="of:=MIN([.A23:.BL23])" office:value-type="float" office:value="1.2221" calcext:value-type="float">
            <text:p>1,2221</text:p>
          </table:table-cell>
          <table:table-cell table:formula="of:=MAX([.A23:.BL23])" office:value-type="float" office:value="2.11296" calcext:value-type="float">
            <text:p>2,11296</text:p>
          </table:table-cell>
          <table:table-cell table:number-columns-repeated="7"/>
        </table:table-row>
        <table:table-row table:style-name="ro2">
          <table:table-cell office:value-type="float" office:value="1.86062" calcext:value-type="float">
            <text:p>1,86062</text:p>
          </table:table-cell>
          <table:table-cell office:value-type="float" office:value="2.03444" calcext:value-type="float">
            <text:p>2,03444</text:p>
          </table:table-cell>
          <table:table-cell table:number-columns-repeated="66"/>
          <table:table-cell table:formula="of:=MIN([.A24:.BL24])" office:value-type="float" office:value="1.86062" calcext:value-type="float">
            <text:p>1,86062</text:p>
          </table:table-cell>
          <table:table-cell table:formula="of:=MAX([.A24:.BL24])" office:value-type="float" office:value="2.03444" calcext:value-type="float">
            <text:p>2,03444</text:p>
          </table:table-cell>
          <table:table-cell table:number-columns-repeated="7"/>
        </table:table-row>
        <table:table-row table:style-name="ro2">
          <table:table-cell office:value-type="float" office:value="1.24067" calcext:value-type="float">
            <text:p>1,24067</text:p>
          </table:table-cell>
          <table:table-cell office:value-type="float" office:value="2.12457" calcext:value-type="float">
            <text:p>2,12457</text:p>
          </table:table-cell>
          <table:table-cell table:number-columns-repeated="66"/>
          <table:table-cell table:formula="of:=MIN([.A25:.BL25])" office:value-type="float" office:value="1.24067" calcext:value-type="float">
            <text:p>1,24067</text:p>
          </table:table-cell>
          <table:table-cell table:formula="of:=MAX([.A25:.BL25])" office:value-type="float" office:value="2.12457" calcext:value-type="float">
            <text:p>2,12457</text:p>
          </table:table-cell>
          <table:table-cell table:number-columns-repeated="7"/>
        </table:table-row>
        <table:table-row table:style-name="ro2">
          <table:table-cell office:value-type="float" office:value="1.21475" calcext:value-type="float">
            <text:p>1,21475</text:p>
          </table:table-cell>
          <table:table-cell office:value-type="float" office:value="1.12061" calcext:value-type="float">
            <text:p>1,12061</text:p>
          </table:table-cell>
          <table:table-cell table:number-columns-repeated="66"/>
          <table:table-cell table:formula="of:=MIN([.A26:.BL26])" office:value-type="float" office:value="1.12061" calcext:value-type="float">
            <text:p>1,12061</text:p>
          </table:table-cell>
          <table:table-cell table:formula="of:=MAX([.A26:.BL26])" office:value-type="float" office:value="1.21475" calcext:value-type="float">
            <text:p>1,21475</text:p>
          </table:table-cell>
          <table:table-cell table:number-columns-repeated="7"/>
        </table:table-row>
        <table:table-row table:style-name="ro2">
          <table:table-cell office:value-type="float" office:value="1.69474" calcext:value-type="float">
            <text:p>1,69474</text:p>
          </table:table-cell>
          <table:table-cell office:value-type="float" office:value="1.72546" calcext:value-type="float">
            <text:p>1,72546</text:p>
          </table:table-cell>
          <table:table-cell table:number-columns-repeated="66"/>
          <table:table-cell table:formula="of:=MIN([.A27:.BL27])" office:value-type="float" office:value="1.69474" calcext:value-type="float">
            <text:p>1,69474</text:p>
          </table:table-cell>
          <table:table-cell table:formula="of:=MAX([.A27:.BL27])" office:value-type="float" office:value="1.72546" calcext:value-type="float">
            <text:p>1,72546</text:p>
          </table:table-cell>
          <table:table-cell table:number-columns-repeated="7"/>
        </table:table-row>
        <table:table-row table:style-name="ro2">
          <table:table-cell office:value-type="float" office:value="1.22722" calcext:value-type="float">
            <text:p>1,22722</text:p>
          </table:table-cell>
          <table:table-cell office:value-type="float" office:value="2.00236" calcext:value-type="float">
            <text:p>2,00236</text:p>
          </table:table-cell>
          <table:table-cell table:number-columns-repeated="66"/>
          <table:table-cell table:formula="of:=MIN([.A28:.BL28])" office:value-type="float" office:value="1.22722" calcext:value-type="float">
            <text:p>1,22722</text:p>
          </table:table-cell>
          <table:table-cell table:formula="of:=MAX([.A28:.BL28])" office:value-type="float" office:value="2.00236" calcext:value-type="float">
            <text:p>2,00236</text:p>
          </table:table-cell>
          <table:table-cell table:number-columns-repeated="7"/>
        </table:table-row>
        <table:table-row table:style-name="ro2">
          <table:table-cell office:value-type="float" office:value="1.20977" calcext:value-type="float">
            <text:p>1,20977</text:p>
          </table:table-cell>
          <table:table-cell office:value-type="float" office:value="1.20778" calcext:value-type="float">
            <text:p>1,20778</text:p>
          </table:table-cell>
          <table:table-cell table:number-columns-repeated="66"/>
          <table:table-cell table:formula="of:=MIN([.A29:.BL29])" office:value-type="float" office:value="1.20778" calcext:value-type="float">
            <text:p>1,20778</text:p>
          </table:table-cell>
          <table:table-cell table:formula="of:=MAX([.A29:.BL29])" office:value-type="float" office:value="1.20977" calcext:value-type="float">
            <text:p>1,20977</text:p>
          </table:table-cell>
          <table:table-cell table:number-columns-repeated="7"/>
        </table:table-row>
        <table:table-row table:style-name="ro2">
          <table:table-cell office:value-type="float" office:value="1.22346" calcext:value-type="float">
            <text:p>1,22346</text:p>
          </table:table-cell>
          <table:table-cell office:value-type="float" office:value="1.88207" calcext:value-type="float">
            <text:p>1,88207</text:p>
          </table:table-cell>
          <table:table-cell table:number-columns-repeated="66"/>
          <table:table-cell table:formula="of:=MIN([.A30:.BL30])" office:value-type="float" office:value="1.22346" calcext:value-type="float">
            <text:p>1,22346</text:p>
          </table:table-cell>
          <table:table-cell table:formula="of:=MAX([.A30:.BL30])" office:value-type="float" office:value="1.88207" calcext:value-type="float">
            <text:p>1,88207</text:p>
          </table:table-cell>
          <table:table-cell table:number-columns-repeated="7"/>
        </table:table-row>
        <table:table-row table:style-name="ro2">
          <table:table-cell office:value-type="float" office:value="1.22322" calcext:value-type="float">
            <text:p>1,22322</text:p>
          </table:table-cell>
          <table:table-cell office:value-type="float" office:value="2.01863" calcext:value-type="float">
            <text:p>2,01863</text:p>
          </table:table-cell>
          <table:table-cell table:number-columns-repeated="66"/>
          <table:table-cell table:formula="of:=MIN([.A31:.BL31])" office:value-type="float" office:value="1.22322" calcext:value-type="float">
            <text:p>1,22322</text:p>
          </table:table-cell>
          <table:table-cell table:formula="of:=MAX([.A31:.BL31])" office:value-type="float" office:value="2.01863" calcext:value-type="float">
            <text:p>2,01863</text:p>
          </table:table-cell>
          <table:table-cell table:number-columns-repeated="7"/>
        </table:table-row>
        <table:table-row table:style-name="ro2">
          <table:table-cell office:value-type="float" office:value="0.991669" calcext:value-type="float">
            <text:p>0,991669</text:p>
          </table:table-cell>
          <table:table-cell office:value-type="float" office:value="1.93007" calcext:value-type="float">
            <text:p>1,93007</text:p>
          </table:table-cell>
          <table:table-cell table:number-columns-repeated="66"/>
          <table:table-cell table:formula="of:=MIN([.A32:.BL32])" office:value-type="float" office:value="0.991669" calcext:value-type="float">
            <text:p>0,991669</text:p>
          </table:table-cell>
          <table:table-cell table:formula="of:=MAX([.A32:.BL32])" office:value-type="float" office:value="1.93007" calcext:value-type="float">
            <text:p>1,93007</text:p>
          </table:table-cell>
          <table:table-cell table:number-columns-repeated="7"/>
        </table:table-row>
        <table:table-row table:style-name="ro2">
          <table:table-cell office:value-type="float" office:value="1.20347" calcext:value-type="float">
            <text:p>1,20347</text:p>
          </table:table-cell>
          <table:table-cell office:value-type="float" office:value="1.21081" calcext:value-type="float">
            <text:p>1,21081</text:p>
          </table:table-cell>
          <table:table-cell table:number-columns-repeated="66"/>
          <table:table-cell table:formula="of:=MIN([.A33:.BL33])" office:value-type="float" office:value="1.20347" calcext:value-type="float">
            <text:p>1,20347</text:p>
          </table:table-cell>
          <table:table-cell table:formula="of:=MAX([.A33:.BL33])" office:value-type="float" office:value="1.21081" calcext:value-type="float">
            <text:p>1,21081</text:p>
          </table:table-cell>
          <table:table-cell table:number-columns-repeated="7"/>
        </table:table-row>
        <table:table-row table:style-name="ro2">
          <table:table-cell office:value-type="float" office:value="1.2266" calcext:value-type="float">
            <text:p>1,2266</text:p>
          </table:table-cell>
          <table:table-cell office:value-type="float" office:value="2.00687" calcext:value-type="float">
            <text:p>2,00687</text:p>
          </table:table-cell>
          <table:table-cell table:number-columns-repeated="66"/>
          <table:table-cell table:formula="of:=MIN([.A34:.BL34])" office:value-type="float" office:value="1.2266" calcext:value-type="float">
            <text:p>1,2266</text:p>
          </table:table-cell>
          <table:table-cell table:formula="of:=MAX([.A34:.BL34])" office:value-type="float" office:value="2.00687" calcext:value-type="float">
            <text:p>2,00687</text:p>
          </table:table-cell>
          <table:table-cell table:number-columns-repeated="7"/>
        </table:table-row>
        <table:table-row table:style-name="ro2">
          <table:table-cell office:value-type="float" office:value="1.84533" calcext:value-type="float">
            <text:p>1,84533</text:p>
          </table:table-cell>
          <table:table-cell office:value-type="float" office:value="1.92279" calcext:value-type="float">
            <text:p>1,92279</text:p>
          </table:table-cell>
          <table:table-cell table:number-columns-repeated="66"/>
          <table:table-cell table:formula="of:=MIN([.A35:.BL35])" office:value-type="float" office:value="1.84533" calcext:value-type="float">
            <text:p>1,84533</text:p>
          </table:table-cell>
          <table:table-cell table:formula="of:=MAX([.A35:.BL35])" office:value-type="float" office:value="1.92279" calcext:value-type="float">
            <text:p>1,92279</text:p>
          </table:table-cell>
          <table:table-cell table:number-columns-repeated="7"/>
        </table:table-row>
        <table:table-row table:style-name="ro2">
          <table:table-cell office:value-type="float" office:value="1.20792" calcext:value-type="float">
            <text:p>1,20792</text:p>
          </table:table-cell>
          <table:table-cell office:value-type="float" office:value="1.20999" calcext:value-type="float">
            <text:p>1,20999</text:p>
          </table:table-cell>
          <table:table-cell table:number-columns-repeated="66"/>
          <table:table-cell table:formula="of:=MIN([.A36:.BL36])" office:value-type="float" office:value="1.20792" calcext:value-type="float">
            <text:p>1,20792</text:p>
          </table:table-cell>
          <table:table-cell table:formula="of:=MAX([.A36:.BL36])" office:value-type="float" office:value="1.20999" calcext:value-type="float">
            <text:p>1,20999</text:p>
          </table:table-cell>
          <table:table-cell table:number-columns-repeated="7"/>
        </table:table-row>
        <table:table-row table:style-name="ro2">
          <table:table-cell office:value-type="float" office:value="1.6454" calcext:value-type="float">
            <text:p>1,6454</text:p>
          </table:table-cell>
          <table:table-cell office:value-type="float" office:value="1.65864" calcext:value-type="float">
            <text:p>1,65864</text:p>
          </table:table-cell>
          <table:table-cell table:number-columns-repeated="66"/>
          <table:table-cell table:formula="of:=MIN([.A37:.BL37])" office:value-type="float" office:value="1.6454" calcext:value-type="float">
            <text:p>1,6454</text:p>
          </table:table-cell>
          <table:table-cell table:formula="of:=MAX([.A37:.BL37])" office:value-type="float" office:value="1.65864" calcext:value-type="float">
            <text:p>1,65864</text:p>
          </table:table-cell>
          <table:table-cell table:number-columns-repeated="7"/>
        </table:table-row>
        <table:table-row table:style-name="ro2">
          <table:table-cell office:value-type="float" office:value="0.980955" calcext:value-type="float">
            <text:p>0,980955</text:p>
          </table:table-cell>
          <table:table-cell office:value-type="float" office:value="1.93249" calcext:value-type="float">
            <text:p>1,93249</text:p>
          </table:table-cell>
          <table:table-cell table:number-columns-repeated="66"/>
          <table:table-cell table:formula="of:=MIN([.A38:.BL38])" office:value-type="float" office:value="0.980955" calcext:value-type="float">
            <text:p>0,980955</text:p>
          </table:table-cell>
          <table:table-cell table:formula="of:=MAX([.A38:.BL38])" office:value-type="float" office:value="1.93249" calcext:value-type="float">
            <text:p>1,93249</text:p>
          </table:table-cell>
          <table:table-cell table:number-columns-repeated="7"/>
        </table:table-row>
        <table:table-row table:style-name="ro2">
          <table:table-cell office:value-type="float" office:value="1.22371" calcext:value-type="float">
            <text:p>1,22371</text:p>
          </table:table-cell>
          <table:table-cell office:value-type="float" office:value="1.98855" calcext:value-type="float">
            <text:p>1,98855</text:p>
          </table:table-cell>
          <table:table-cell table:number-columns-repeated="66"/>
          <table:table-cell table:formula="of:=MIN([.A39:.BL39])" office:value-type="float" office:value="1.22371" calcext:value-type="float">
            <text:p>1,22371</text:p>
          </table:table-cell>
          <table:table-cell table:formula="of:=MAX([.A39:.BL39])" office:value-type="float" office:value="1.98855" calcext:value-type="float">
            <text:p>1,98855</text:p>
          </table:table-cell>
          <table:table-cell table:number-columns-repeated="7"/>
        </table:table-row>
        <table:table-row table:style-name="ro2">
          <table:table-cell office:value-type="float" office:value="1.67528" calcext:value-type="float">
            <text:p>1,67528</text:p>
          </table:table-cell>
          <table:table-cell office:value-type="float" office:value="1.69644" calcext:value-type="float">
            <text:p>1,69644</text:p>
          </table:table-cell>
          <table:table-cell table:number-columns-repeated="66"/>
          <table:table-cell table:formula="of:=MIN([.A40:.BL40])" office:value-type="float" office:value="1.67528" calcext:value-type="float">
            <text:p>1,67528</text:p>
          </table:table-cell>
          <table:table-cell table:formula="of:=MAX([.A40:.BL40])" office:value-type="float" office:value="1.69644" calcext:value-type="float">
            <text:p>1,69644</text:p>
          </table:table-cell>
          <table:table-cell table:number-columns-repeated="7"/>
        </table:table-row>
        <table:table-row table:style-name="ro2">
          <table:table-cell office:value-type="float" office:value="1.64458" calcext:value-type="float">
            <text:p>1,64458</text:p>
          </table:table-cell>
          <table:table-cell office:value-type="float" office:value="1.64799" calcext:value-type="float">
            <text:p>1,64799</text:p>
          </table:table-cell>
          <table:table-cell table:number-columns-repeated="66"/>
          <table:table-cell table:formula="of:=MIN([.A41:.BL41])" office:value-type="float" office:value="1.64458" calcext:value-type="float">
            <text:p>1,64458</text:p>
          </table:table-cell>
          <table:table-cell table:formula="of:=MAX([.A41:.BL41])" office:value-type="float" office:value="1.64799" calcext:value-type="float">
            <text:p>1,64799</text:p>
          </table:table-cell>
          <table:table-cell table:number-columns-repeated="7"/>
        </table:table-row>
        <table:table-row table:style-name="ro2">
          <table:table-cell office:value-type="float" office:value="1.93051" calcext:value-type="float">
            <text:p>1,93051</text:p>
          </table:table-cell>
          <table:table-cell office:value-type="float" office:value="2.00395" calcext:value-type="float">
            <text:p>2,00395</text:p>
          </table:table-cell>
          <table:table-cell table:number-columns-repeated="66"/>
          <table:table-cell table:formula="of:=MIN([.A42:.BL42])" office:value-type="float" office:value="1.93051" calcext:value-type="float">
            <text:p>1,93051</text:p>
          </table:table-cell>
          <table:table-cell table:formula="of:=MAX([.A42:.BL42])" office:value-type="float" office:value="2.00395" calcext:value-type="float">
            <text:p>2,0039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08366" calcext:value-type="float">
            <text:p>1,08366</text:p>
          </table:table-cell>
          <table:table-cell office:value-type="float" office:value="1.80345" calcext:value-type="float">
            <text:p>1,80345</text:p>
          </table:table-cell>
          <table:table-cell office:value-type="float" office:value="2.00062" calcext:value-type="float">
            <text:p>2,00062</text:p>
          </table:table-cell>
          <table:table-cell office:value-type="float" office:value="1.12889" calcext:value-type="float">
            <text:p>1,12889</text:p>
          </table:table-cell>
          <table:table-cell table:number-columns-repeated="64"/>
          <table:table-cell table:formula="of:=MIN([.A44:.BL44])" office:value-type="float" office:value="1.08366" calcext:value-type="float">
            <text:p>1,08366</text:p>
          </table:table-cell>
          <table:table-cell table:formula="of:=MAX([.A44:.BL44])" office:value-type="float" office:value="2.00062" calcext:value-type="float">
            <text:p>2,00062</text:p>
          </table:table-cell>
          <table:table-cell table:number-columns-repeated="7"/>
        </table:table-row>
        <table:table-row table:style-name="ro2">
          <table:table-cell office:value-type="float" office:value="1.17709" calcext:value-type="float">
            <text:p>1,17709</text:p>
          </table:table-cell>
          <table:table-cell office:value-type="float" office:value="1.61223" calcext:value-type="float">
            <text:p>1,61223</text:p>
          </table:table-cell>
          <table:table-cell office:value-type="float" office:value="1.77505" calcext:value-type="float">
            <text:p>1,77505</text:p>
          </table:table-cell>
          <table:table-cell office:value-type="float" office:value="0.953417" calcext:value-type="float">
            <text:p>0,953417</text:p>
          </table:table-cell>
          <table:table-cell table:number-columns-repeated="64"/>
          <table:table-cell table:formula="of:=MIN([.A45:.BL45])" office:value-type="float" office:value="0.953417" calcext:value-type="float">
            <text:p>0,953417</text:p>
          </table:table-cell>
          <table:table-cell table:formula="of:=MAX([.A45:.BL45])" office:value-type="float" office:value="1.77505" calcext:value-type="float">
            <text:p>1,77505</text:p>
          </table:table-cell>
          <table:table-cell table:number-columns-repeated="7"/>
        </table:table-row>
        <table:table-row table:style-name="ro2">
          <table:table-cell office:value-type="float" office:value="0.923984" calcext:value-type="float">
            <text:p>0,923984</text:p>
          </table:table-cell>
          <table:table-cell office:value-type="float" office:value="0.98334" calcext:value-type="float">
            <text:p>0,98334</text:p>
          </table:table-cell>
          <table:table-cell office:value-type="float" office:value="0.734894" calcext:value-type="float">
            <text:p>0,734894</text:p>
          </table:table-cell>
          <table:table-cell office:value-type="float" office:value="0.814421" calcext:value-type="float">
            <text:p>0,814421</text:p>
          </table:table-cell>
          <table:table-cell table:number-columns-repeated="64"/>
          <table:table-cell table:formula="of:=MIN([.A46:.BL46])" office:value-type="float" office:value="0.734894" calcext:value-type="float">
            <text:p>0,734894</text:p>
          </table:table-cell>
          <table:table-cell table:formula="of:=MAX([.A46:.BL46])" office:value-type="float" office:value="0.98334" calcext:value-type="float">
            <text:p>0,98334</text:p>
          </table:table-cell>
          <table:table-cell table:number-columns-repeated="7"/>
        </table:table-row>
        <table:table-row table:style-name="ro2">
          <table:table-cell office:value-type="float" office:value="0.622542" calcext:value-type="float">
            <text:p>0,622542</text:p>
          </table:table-cell>
          <table:table-cell office:value-type="float" office:value="1.06225" calcext:value-type="float">
            <text:p>1,06225</text:p>
          </table:table-cell>
          <table:table-cell office:value-type="float" office:value="0.891028" calcext:value-type="float">
            <text:p>0,891028</text:p>
          </table:table-cell>
          <table:table-cell office:value-type="float" office:value="0.897539" calcext:value-type="float">
            <text:p>0,897539</text:p>
          </table:table-cell>
          <table:table-cell table:number-columns-repeated="64"/>
          <table:table-cell table:formula="of:=MIN([.A47:.BL47])" office:value-type="float" office:value="0.622542" calcext:value-type="float">
            <text:p>0,622542</text:p>
          </table:table-cell>
          <table:table-cell table:formula="of:=MAX([.A47:.BL47])" office:value-type="float" office:value="1.06225" calcext:value-type="float">
            <text:p>1,06225</text:p>
          </table:table-cell>
          <table:table-cell table:number-columns-repeated="7"/>
        </table:table-row>
        <table:table-row table:style-name="ro2">
          <table:table-cell office:value-type="float" office:value="0.606095" calcext:value-type="float">
            <text:p>0,606095</text:p>
          </table:table-cell>
          <table:table-cell office:value-type="float" office:value="0.609184" calcext:value-type="float">
            <text:p>0,609184</text:p>
          </table:table-cell>
          <table:table-cell office:value-type="float" office:value="1.66431" calcext:value-type="float">
            <text:p>1,66431</text:p>
          </table:table-cell>
          <table:table-cell office:value-type="float" office:value="1.33267" calcext:value-type="float">
            <text:p>1,33267</text:p>
          </table:table-cell>
          <table:table-cell table:number-columns-repeated="64"/>
          <table:table-cell table:formula="of:=MIN([.A48:.BL48])" office:value-type="float" office:value="0.606095" calcext:value-type="float">
            <text:p>0,606095</text:p>
          </table:table-cell>
          <table:table-cell table:formula="of:=MAX([.A48:.BL48])" office:value-type="float" office:value="1.66431" calcext:value-type="float">
            <text:p>1,66431</text:p>
          </table:table-cell>
          <table:table-cell table:number-columns-repeated="7"/>
        </table:table-row>
        <table:table-row table:style-name="ro2">
          <table:table-cell office:value-type="float" office:value="0.622202" calcext:value-type="float">
            <text:p>0,622202</text:p>
          </table:table-cell>
          <table:table-cell office:value-type="float" office:value="0.911171" calcext:value-type="float">
            <text:p>0,911171</text:p>
          </table:table-cell>
          <table:table-cell office:value-type="float" office:value="1.08115" calcext:value-type="float">
            <text:p>1,08115</text:p>
          </table:table-cell>
          <table:table-cell office:value-type="float" office:value="0.908851" calcext:value-type="float">
            <text:p>0,908851</text:p>
          </table:table-cell>
          <table:table-cell table:number-columns-repeated="64"/>
          <table:table-cell table:formula="of:=MIN([.A49:.BL49])" office:value-type="float" office:value="0.622202" calcext:value-type="float">
            <text:p>0,622202</text:p>
          </table:table-cell>
          <table:table-cell table:formula="of:=MAX([.A49:.BL49])" office:value-type="float" office:value="1.08115" calcext:value-type="float">
            <text:p>1,08115</text:p>
          </table:table-cell>
          <table:table-cell table:number-columns-repeated="7"/>
        </table:table-row>
        <table:table-row table:style-name="ro2">
          <table:table-cell office:value-type="float" office:value="0.633096" calcext:value-type="float">
            <text:p>0,633096</text:p>
          </table:table-cell>
          <table:table-cell office:value-type="float" office:value="1.06298" calcext:value-type="float">
            <text:p>1,06298</text:p>
          </table:table-cell>
          <table:table-cell office:value-type="float" office:value="0.612865" calcext:value-type="float">
            <text:p>0,612865</text:p>
          </table:table-cell>
          <table:table-cell office:value-type="float" office:value="0.96321" calcext:value-type="float">
            <text:p>0,96321</text:p>
          </table:table-cell>
          <table:table-cell table:number-columns-repeated="64"/>
          <table:table-cell table:formula="of:=MIN([.A50:.BL50])" office:value-type="float" office:value="0.612865" calcext:value-type="float">
            <text:p>0,612865</text:p>
          </table:table-cell>
          <table:table-cell table:formula="of:=MAX([.A50:.BL50])" office:value-type="float" office:value="1.06298" calcext:value-type="float">
            <text:p>1,06298</text:p>
          </table:table-cell>
          <table:table-cell table:number-columns-repeated="7"/>
        </table:table-row>
        <table:table-row table:style-name="ro2">
          <table:table-cell office:value-type="float" office:value="0.531466" calcext:value-type="float">
            <text:p>0,531466</text:p>
          </table:table-cell>
          <table:table-cell office:value-type="float" office:value="0.614876" calcext:value-type="float">
            <text:p>0,614876</text:p>
          </table:table-cell>
          <table:table-cell office:value-type="float" office:value="1.45751" calcext:value-type="float">
            <text:p>1,45751</text:p>
          </table:table-cell>
          <table:table-cell office:value-type="float" office:value="0.808842" calcext:value-type="float">
            <text:p>0,808842</text:p>
          </table:table-cell>
          <table:table-cell table:number-columns-repeated="64"/>
          <table:table-cell table:formula="of:=MIN([.A51:.BL51])" office:value-type="float" office:value="0.531466" calcext:value-type="float">
            <text:p>0,531466</text:p>
          </table:table-cell>
          <table:table-cell table:formula="of:=MAX([.A51:.BL51])" office:value-type="float" office:value="1.45751" calcext:value-type="float">
            <text:p>1,45751</text:p>
          </table:table-cell>
          <table:table-cell table:number-columns-repeated="7"/>
        </table:table-row>
        <table:table-row table:style-name="ro2">
          <table:table-cell office:value-type="float" office:value="0.62371" calcext:value-type="float">
            <text:p>0,62371</text:p>
          </table:table-cell>
          <table:table-cell office:value-type="float" office:value="0.972644" calcext:value-type="float">
            <text:p>0,972644</text:p>
          </table:table-cell>
          <table:table-cell office:value-type="float" office:value="1.3308" calcext:value-type="float">
            <text:p>1,3308</text:p>
          </table:table-cell>
          <table:table-cell office:value-type="float" office:value="2.03345" calcext:value-type="float">
            <text:p>2,03345</text:p>
          </table:table-cell>
          <table:table-cell table:number-columns-repeated="64"/>
          <table:table-cell table:formula="of:=MIN([.A52:.BL52])" office:value-type="float" office:value="0.62371" calcext:value-type="float">
            <text:p>0,62371</text:p>
          </table:table-cell>
          <table:table-cell table:formula="of:=MAX([.A52:.BL52])" office:value-type="float" office:value="2.03345" calcext:value-type="float">
            <text:p>2,03345</text:p>
          </table:table-cell>
          <table:table-cell table:number-columns-repeated="7"/>
        </table:table-row>
        <table:table-row table:style-name="ro2">
          <table:table-cell office:value-type="float" office:value="1.20756" calcext:value-type="float">
            <text:p>1,20756</text:p>
          </table:table-cell>
          <table:table-cell office:value-type="float" office:value="1.63491" calcext:value-type="float">
            <text:p>1,63491</text:p>
          </table:table-cell>
          <table:table-cell office:value-type="float" office:value="1.91928" calcext:value-type="float">
            <text:p>1,91928</text:p>
          </table:table-cell>
          <table:table-cell office:value-type="float" office:value="0.981202" calcext:value-type="float">
            <text:p>0,981202</text:p>
          </table:table-cell>
          <table:table-cell table:number-columns-repeated="64"/>
          <table:table-cell table:formula="of:=MIN([.A53:.BL53])" office:value-type="float" office:value="0.981202" calcext:value-type="float">
            <text:p>0,981202</text:p>
          </table:table-cell>
          <table:table-cell table:formula="of:=MAX([.A53:.BL53])" office:value-type="float" office:value="1.91928" calcext:value-type="float">
            <text:p>1,91928</text:p>
          </table:table-cell>
          <table:table-cell table:number-columns-repeated="7"/>
        </table:table-row>
        <table:table-row table:style-name="ro2">
          <table:table-cell office:value-type="float" office:value="1.1202" calcext:value-type="float">
            <text:p>1,1202</text:p>
          </table:table-cell>
          <table:table-cell office:value-type="float" office:value="1.50015" calcext:value-type="float">
            <text:p>1,50015</text:p>
          </table:table-cell>
          <table:table-cell office:value-type="float" office:value="1.57933" calcext:value-type="float">
            <text:p>1,57933</text:p>
          </table:table-cell>
          <table:table-cell office:value-type="float" office:value="0.661596" calcext:value-type="float">
            <text:p>0,661596</text:p>
          </table:table-cell>
          <table:table-cell table:number-columns-repeated="64"/>
          <table:table-cell table:formula="of:=MIN([.A54:.BL54])" office:value-type="float" office:value="0.661596" calcext:value-type="float">
            <text:p>0,661596</text:p>
          </table:table-cell>
          <table:table-cell table:formula="of:=MAX([.A54:.BL54])" office:value-type="float" office:value="1.57933" calcext:value-type="float">
            <text:p>1,57933</text:p>
          </table:table-cell>
          <table:table-cell table:number-columns-repeated="7"/>
        </table:table-row>
        <table:table-row table:style-name="ro2">
          <table:table-cell office:value-type="float" office:value="0.622375" calcext:value-type="float">
            <text:p>0,622375</text:p>
          </table:table-cell>
          <table:table-cell office:value-type="float" office:value="1.072" calcext:value-type="float">
            <text:p>1,072</text:p>
          </table:table-cell>
          <table:table-cell office:value-type="float" office:value="0.971665" calcext:value-type="float">
            <text:p>0,971665</text:p>
          </table:table-cell>
          <table:table-cell office:value-type="float" office:value="0.830316" calcext:value-type="float">
            <text:p>0,830316</text:p>
          </table:table-cell>
          <table:table-cell table:number-columns-repeated="64"/>
          <table:table-cell table:formula="of:=MIN([.A55:.BL55])" office:value-type="float" office:value="0.622375" calcext:value-type="float">
            <text:p>0,622375</text:p>
          </table:table-cell>
          <table:table-cell table:formula="of:=MAX([.A55:.BL55])" office:value-type="float" office:value="1.072" calcext:value-type="float">
            <text:p>1,072</text:p>
          </table:table-cell>
          <table:table-cell table:number-columns-repeated="7"/>
        </table:table-row>
        <table:table-row table:style-name="ro2">
          <table:table-cell office:value-type="float" office:value="1.12311" calcext:value-type="float">
            <text:p>1,12311</text:p>
          </table:table-cell>
          <table:table-cell office:value-type="float" office:value="1.58705" calcext:value-type="float">
            <text:p>1,58705</text:p>
          </table:table-cell>
          <table:table-cell office:value-type="float" office:value="1.77996" calcext:value-type="float">
            <text:p>1,77996</text:p>
          </table:table-cell>
          <table:table-cell office:value-type="float" office:value="0.981792" calcext:value-type="float">
            <text:p>0,981792</text:p>
          </table:table-cell>
          <table:table-cell table:number-columns-repeated="64"/>
          <table:table-cell table:formula="of:=MIN([.A56:.BL56])" office:value-type="float" office:value="0.981792" calcext:value-type="float">
            <text:p>0,981792</text:p>
          </table:table-cell>
          <table:table-cell table:formula="of:=MAX([.A56:.BL56])" office:value-type="float" office:value="1.77996" calcext:value-type="float">
            <text:p>1,77996</text:p>
          </table:table-cell>
          <table:table-cell table:number-columns-repeated="7"/>
        </table:table-row>
        <table:table-row table:style-name="ro2">
          <table:table-cell office:value-type="float" office:value="0.607272" calcext:value-type="float">
            <text:p>0,607272</text:p>
          </table:table-cell>
          <table:table-cell office:value-type="float" office:value="1.04471" calcext:value-type="float">
            <text:p>1,04471</text:p>
          </table:table-cell>
          <table:table-cell office:value-type="float" office:value="0.926995" calcext:value-type="float">
            <text:p>0,926995</text:p>
          </table:table-cell>
          <table:table-cell office:value-type="float" office:value="0.603537" calcext:value-type="float">
            <text:p>0,603537</text:p>
          </table:table-cell>
          <table:table-cell table:number-columns-repeated="64"/>
          <table:table-cell table:formula="of:=MIN([.A57:.BL57])" office:value-type="float" office:value="0.603537" calcext:value-type="float">
            <text:p>0,603537</text:p>
          </table:table-cell>
          <table:table-cell table:formula="of:=MAX([.A57:.BL57])" office:value-type="float" office:value="1.04471" calcext:value-type="float">
            <text:p>1,04471</text:p>
          </table:table-cell>
          <table:table-cell table:number-columns-repeated="7"/>
        </table:table-row>
        <table:table-row table:style-name="ro2">
          <table:table-cell office:value-type="float" office:value="1.0068" calcext:value-type="float">
            <text:p>1,0068</text:p>
          </table:table-cell>
          <table:table-cell office:value-type="float" office:value="1.4701" calcext:value-type="float">
            <text:p>1,4701</text:p>
          </table:table-cell>
          <table:table-cell office:value-type="float" office:value="1.68707" calcext:value-type="float">
            <text:p>1,68707</text:p>
          </table:table-cell>
          <table:table-cell office:value-type="float" office:value="1.09785" calcext:value-type="float">
            <text:p>1,09785</text:p>
          </table:table-cell>
          <table:table-cell table:number-columns-repeated="64"/>
          <table:table-cell table:formula="of:=MIN([.A58:.BL58])" office:value-type="float" office:value="1.0068" calcext:value-type="float">
            <text:p>1,0068</text:p>
          </table:table-cell>
          <table:table-cell table:formula="of:=MAX([.A58:.BL58])" office:value-type="float" office:value="1.68707" calcext:value-type="float">
            <text:p>1,68707</text:p>
          </table:table-cell>
          <table:table-cell table:number-columns-repeated="7"/>
        </table:table-row>
        <table:table-row table:style-name="ro2">
          <table:table-cell office:value-type="float" office:value="2.42331" calcext:value-type="float">
            <text:p>2,42331</text:p>
          </table:table-cell>
          <table:table-cell office:value-type="float" office:value="2.43442" calcext:value-type="float">
            <text:p>2,43442</text:p>
          </table:table-cell>
          <table:table-cell office:value-type="float" office:value="2.44119" calcext:value-type="float">
            <text:p>2,44119</text:p>
          </table:table-cell>
          <table:table-cell office:value-type="float" office:value="2.45324" calcext:value-type="float">
            <text:p>2,45324</text:p>
          </table:table-cell>
          <table:table-cell table:number-columns-repeated="64"/>
          <table:table-cell table:formula="of:=MIN([.A59:.BL59])" office:value-type="float" office:value="2.42331" calcext:value-type="float">
            <text:p>2,42331</text:p>
          </table:table-cell>
          <table:table-cell table:formula="of:=MAX([.A59:.BL59])" office:value-type="float" office:value="2.45324" calcext:value-type="float">
            <text:p>2,45324</text:p>
          </table:table-cell>
          <table:table-cell table:number-columns-repeated="7"/>
        </table:table-row>
        <table:table-row table:style-name="ro2">
          <table:table-cell office:value-type="float" office:value="1.08091" calcext:value-type="float">
            <text:p>1,08091</text:p>
          </table:table-cell>
          <table:table-cell office:value-type="float" office:value="1.59561" calcext:value-type="float">
            <text:p>1,59561</text:p>
          </table:table-cell>
          <table:table-cell office:value-type="float" office:value="1.97661" calcext:value-type="float">
            <text:p>1,97661</text:p>
          </table:table-cell>
          <table:table-cell office:value-type="float" office:value="0.993258" calcext:value-type="float">
            <text:p>0,993258</text:p>
          </table:table-cell>
          <table:table-cell table:number-columns-repeated="64"/>
          <table:table-cell table:formula="of:=MIN([.A60:.BL60])" office:value-type="float" office:value="0.993258" calcext:value-type="float">
            <text:p>0,993258</text:p>
          </table:table-cell>
          <table:table-cell table:formula="of:=MAX([.A60:.BL60])" office:value-type="float" office:value="1.97661" calcext:value-type="float">
            <text:p>1,97661</text:p>
          </table:table-cell>
          <table:table-cell table:number-columns-repeated="7"/>
        </table:table-row>
        <table:table-row table:style-name="ro2">
          <table:table-cell office:value-type="float" office:value="1.16443" calcext:value-type="float">
            <text:p>1,16443</text:p>
          </table:table-cell>
          <table:table-cell office:value-type="float" office:value="2.18718" calcext:value-type="float">
            <text:p>2,18718</text:p>
          </table:table-cell>
          <table:table-cell office:value-type="float" office:value="1.06553" calcext:value-type="float">
            <text:p>1,06553</text:p>
          </table:table-cell>
          <table:table-cell office:value-type="float" office:value="2.23964" calcext:value-type="float">
            <text:p>2,23964</text:p>
          </table:table-cell>
          <table:table-cell table:number-columns-repeated="64"/>
          <table:table-cell table:formula="of:=MIN([.A61:.BL61])" office:value-type="float" office:value="1.06553" calcext:value-type="float">
            <text:p>1,06553</text:p>
          </table:table-cell>
          <table:table-cell table:formula="of:=MAX([.A61:.BL61])" office:value-type="float" office:value="2.23964" calcext:value-type="float">
            <text:p>2,23964</text:p>
          </table:table-cell>
          <table:table-cell table:number-columns-repeated="7"/>
        </table:table-row>
        <table:table-row table:style-name="ro2">
          <table:table-cell office:value-type="float" office:value="1.26716" calcext:value-type="float">
            <text:p>1,26716</text:p>
          </table:table-cell>
          <table:table-cell office:value-type="float" office:value="2.11575" calcext:value-type="float">
            <text:p>2,11575</text:p>
          </table:table-cell>
          <table:table-cell office:value-type="float" office:value="2.32873" calcext:value-type="float">
            <text:p>2,32873</text:p>
          </table:table-cell>
          <table:table-cell office:value-type="float" office:value="1.06316" calcext:value-type="float">
            <text:p>1,06316</text:p>
          </table:table-cell>
          <table:table-cell table:number-columns-repeated="64"/>
          <table:table-cell table:formula="of:=MIN([.A62:.BL62])" office:value-type="float" office:value="1.06316" calcext:value-type="float">
            <text:p>1,06316</text:p>
          </table:table-cell>
          <table:table-cell table:formula="of:=MAX([.A62:.BL62])" office:value-type="float" office:value="2.32873" calcext:value-type="float">
            <text:p>2,32873</text:p>
          </table:table-cell>
          <table:table-cell table:number-columns-repeated="7"/>
        </table:table-row>
        <table:table-row table:style-name="ro2">
          <table:table-cell office:value-type="float" office:value="1.16122" calcext:value-type="float">
            <text:p>1,16122</text:p>
          </table:table-cell>
          <table:table-cell office:value-type="float" office:value="1.73934" calcext:value-type="float">
            <text:p>1,73934</text:p>
          </table:table-cell>
          <table:table-cell office:value-type="float" office:value="1.96429" calcext:value-type="float">
            <text:p>1,96429</text:p>
          </table:table-cell>
          <table:table-cell office:value-type="float" office:value="1.15491" calcext:value-type="float">
            <text:p>1,15491</text:p>
          </table:table-cell>
          <table:table-cell table:number-columns-repeated="64"/>
          <table:table-cell table:formula="of:=MIN([.A63:.BL63])" office:value-type="float" office:value="1.15491" calcext:value-type="float">
            <text:p>1,15491</text:p>
          </table:table-cell>
          <table:table-cell table:formula="of:=MAX([.A63:.BL63])" office:value-type="float" office:value="1.96429" calcext:value-type="float">
            <text:p>1,964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550128" calcext:value-type="float">
            <text:p>0,550128</text:p>
          </table:table-cell>
          <table:table-cell office:value-type="float" office:value="0.883741" calcext:value-type="float">
            <text:p>0,883741</text:p>
          </table:table-cell>
          <table:table-cell office:value-type="float" office:value="1.11724" calcext:value-type="float">
            <text:p>1,11724</text:p>
          </table:table-cell>
          <table:table-cell office:value-type="float" office:value="0.485972" calcext:value-type="float">
            <text:p>0,485972</text:p>
          </table:table-cell>
          <table:table-cell office:value-type="float" office:value="1.24835" calcext:value-type="float">
            <text:p>1,24835</text:p>
          </table:table-cell>
          <table:table-cell office:value-type="float" office:value="0.900386" calcext:value-type="float">
            <text:p>0,900386</text:p>
          </table:table-cell>
          <table:table-cell office:value-type="float" office:value="0.780759" calcext:value-type="float">
            <text:p>0,780759</text:p>
          </table:table-cell>
          <table:table-cell office:value-type="float" office:value="0.861658" calcext:value-type="float">
            <text:p>0,861658</text:p>
          </table:table-cell>
          <table:table-cell table:number-columns-repeated="60"/>
          <table:table-cell table:formula="of:=MIN([.A65:.BL65])" office:value-type="float" office:value="0.485972" calcext:value-type="float">
            <text:p>0,485972</text:p>
          </table:table-cell>
          <table:table-cell table:formula="of:=MAX([.A65:.BL65])" office:value-type="float" office:value="1.24835" calcext:value-type="float">
            <text:p>1,24835</text:p>
          </table:table-cell>
          <table:table-cell table:number-columns-repeated="7"/>
        </table:table-row>
        <table:table-row table:style-name="ro2">
          <table:table-cell office:value-type="float" office:value="0.640991" calcext:value-type="float">
            <text:p>0,640991</text:p>
          </table:table-cell>
          <table:table-cell office:value-type="float" office:value="1.09135" calcext:value-type="float">
            <text:p>1,09135</text:p>
          </table:table-cell>
          <table:table-cell office:value-type="float" office:value="0.413882" calcext:value-type="float">
            <text:p>0,413882</text:p>
          </table:table-cell>
          <table:table-cell office:value-type="float" office:value="1.04572" calcext:value-type="float">
            <text:p>1,04572</text:p>
          </table:table-cell>
          <table:table-cell office:value-type="float" office:value="1.68935" calcext:value-type="float">
            <text:p>1,68935</text:p>
          </table:table-cell>
          <table:table-cell office:value-type="float" office:value="1.18717" calcext:value-type="float">
            <text:p>1,18717</text:p>
          </table:table-cell>
          <table:table-cell office:value-type="float" office:value="0.771881" calcext:value-type="float">
            <text:p>0,771881</text:p>
          </table:table-cell>
          <table:table-cell office:value-type="float" office:value="0.303481" calcext:value-type="float">
            <text:p>0,303481</text:p>
          </table:table-cell>
          <table:table-cell table:number-columns-repeated="60"/>
          <table:table-cell table:formula="of:=MIN([.A66:.BL66])" office:value-type="float" office:value="0.303481" calcext:value-type="float">
            <text:p>0,303481</text:p>
          </table:table-cell>
          <table:table-cell table:formula="of:=MAX([.A66:.BL66])" office:value-type="float" office:value="1.68935" calcext:value-type="float">
            <text:p>1,68935</text:p>
          </table:table-cell>
          <table:table-cell table:number-columns-repeated="7"/>
        </table:table-row>
        <table:table-row table:style-name="ro2">
          <table:table-cell office:value-type="float" office:value="1.20152" calcext:value-type="float">
            <text:p>1,20152</text:p>
          </table:table-cell>
          <table:table-cell office:value-type="float" office:value="1.21129" calcext:value-type="float">
            <text:p>1,21129</text:p>
          </table:table-cell>
          <table:table-cell office:value-type="float" office:value="1.26611" calcext:value-type="float">
            <text:p>1,26611</text:p>
          </table:table-cell>
          <table:table-cell office:value-type="float" office:value="1.28713" calcext:value-type="float">
            <text:p>1,28713</text:p>
          </table:table-cell>
          <table:table-cell office:value-type="float" office:value="0.323025" calcext:value-type="float">
            <text:p>0,323025</text:p>
          </table:table-cell>
          <table:table-cell office:value-type="float" office:value="0.506987" calcext:value-type="float">
            <text:p>0,506987</text:p>
          </table:table-cell>
          <table:table-cell office:value-type="float" office:value="0.708076" calcext:value-type="float">
            <text:p>0,708076</text:p>
          </table:table-cell>
          <table:table-cell office:value-type="float" office:value="0.398916" calcext:value-type="float">
            <text:p>0,398916</text:p>
          </table:table-cell>
          <table:table-cell table:number-columns-repeated="60"/>
          <table:table-cell table:formula="of:=MIN([.A67:.BL67])" office:value-type="float" office:value="0.323025" calcext:value-type="float">
            <text:p>0,323025</text:p>
          </table:table-cell>
          <table:table-cell table:formula="of:=MAX([.A67:.BL67])" office:value-type="float" office:value="1.28713" calcext:value-type="float">
            <text:p>1,28713</text:p>
          </table:table-cell>
          <table:table-cell table:number-columns-repeated="7"/>
        </table:table-row>
        <table:table-row table:style-name="ro2">
          <table:table-cell office:value-type="float" office:value="0.574524" calcext:value-type="float">
            <text:p>0,574524</text:p>
          </table:table-cell>
          <table:table-cell office:value-type="float" office:value="0.439076" calcext:value-type="float">
            <text:p>0,439076</text:p>
          </table:table-cell>
          <table:table-cell office:value-type="float" office:value="1.06604" calcext:value-type="float">
            <text:p>1,06604</text:p>
          </table:table-cell>
          <table:table-cell office:value-type="float" office:value="0.420951" calcext:value-type="float">
            <text:p>0,420951</text:p>
          </table:table-cell>
          <table:table-cell office:value-type="float" office:value="0.640247" calcext:value-type="float">
            <text:p>0,640247</text:p>
          </table:table-cell>
          <table:table-cell office:value-type="float" office:value="0.697402" calcext:value-type="float">
            <text:p>0,697402</text:p>
          </table:table-cell>
          <table:table-cell office:value-type="float" office:value="1.77937" calcext:value-type="float">
            <text:p>1,77937</text:p>
          </table:table-cell>
          <table:table-cell office:value-type="float" office:value="0.301877" calcext:value-type="float">
            <text:p>0,301877</text:p>
          </table:table-cell>
          <table:table-cell table:number-columns-repeated="60"/>
          <table:table-cell table:formula="of:=MIN([.A68:.BL68])" office:value-type="float" office:value="0.301877" calcext:value-type="float">
            <text:p>0,301877</text:p>
          </table:table-cell>
          <table:table-cell table:formula="of:=MAX([.A68:.BL68])" office:value-type="float" office:value="1.77937" calcext:value-type="float">
            <text:p>1,77937</text:p>
          </table:table-cell>
          <table:table-cell table:number-columns-repeated="7"/>
        </table:table-row>
        <table:table-row table:style-name="ro2">
          <table:table-cell office:value-type="float" office:value="0.528273" calcext:value-type="float">
            <text:p>0,528273</text:p>
          </table:table-cell>
          <table:table-cell office:value-type="float" office:value="0.324628" calcext:value-type="float">
            <text:p>0,324628</text:p>
          </table:table-cell>
          <table:table-cell office:value-type="float" office:value="1.15213" calcext:value-type="float">
            <text:p>1,15213</text:p>
          </table:table-cell>
          <table:table-cell office:value-type="float" office:value="1.16641" calcext:value-type="float">
            <text:p>1,16641</text:p>
          </table:table-cell>
          <table:table-cell office:value-type="float" office:value="0.460238" calcext:value-type="float">
            <text:p>0,460238</text:p>
          </table:table-cell>
          <table:table-cell office:value-type="float" office:value="0.512753" calcext:value-type="float">
            <text:p>0,512753</text:p>
          </table:table-cell>
          <table:table-cell office:value-type="float" office:value="1.01128" calcext:value-type="float">
            <text:p>1,01128</text:p>
          </table:table-cell>
          <table:table-cell office:value-type="float" office:value="0.374203" calcext:value-type="float">
            <text:p>0,374203</text:p>
          </table:table-cell>
          <table:table-cell table:number-columns-repeated="60"/>
          <table:table-cell table:formula="of:=MIN([.A69:.BL69])" office:value-type="float" office:value="0.324628" calcext:value-type="float">
            <text:p>0,324628</text:p>
          </table:table-cell>
          <table:table-cell table:formula="of:=MAX([.A69:.BL69])" office:value-type="float" office:value="1.16641" calcext:value-type="float">
            <text:p>1,16641</text:p>
          </table:table-cell>
          <table:table-cell table:number-columns-repeated="7"/>
        </table:table-row>
        <table:table-row table:style-name="ro2">
          <table:table-cell office:value-type="float" office:value="0.595952" calcext:value-type="float">
            <text:p>0,595952</text:p>
          </table:table-cell>
          <table:table-cell office:value-type="float" office:value="0.402112" calcext:value-type="float">
            <text:p>0,402112</text:p>
          </table:table-cell>
          <table:table-cell office:value-type="float" office:value="0.449643" calcext:value-type="float">
            <text:p>0,449643</text:p>
          </table:table-cell>
          <table:table-cell office:value-type="float" office:value="1.22544" calcext:value-type="float">
            <text:p>1,22544</text:p>
          </table:table-cell>
          <table:table-cell office:value-type="float" office:value="0.468164" calcext:value-type="float">
            <text:p>0,468164</text:p>
          </table:table-cell>
          <table:table-cell office:value-type="float" office:value="2.06173" calcext:value-type="float">
            <text:p>2,06173</text:p>
          </table:table-cell>
          <table:table-cell office:value-type="float" office:value="1.0873" calcext:value-type="float">
            <text:p>1,0873</text:p>
          </table:table-cell>
          <table:table-cell office:value-type="float" office:value="2.106" calcext:value-type="float">
            <text:p>2,106</text:p>
          </table:table-cell>
          <table:table-cell table:number-columns-repeated="60"/>
          <table:table-cell table:formula="of:=MIN([.A70:.BL70])" office:value-type="float" office:value="0.402112" calcext:value-type="float">
            <text:p>0,402112</text:p>
          </table:table-cell>
          <table:table-cell table:formula="of:=MAX([.A70:.BL70])" office:value-type="float" office:value="2.106" calcext:value-type="float">
            <text:p>2,106</text:p>
          </table:table-cell>
          <table:table-cell table:number-columns-repeated="7"/>
        </table:table-row>
        <table:table-row table:style-name="ro2">
          <table:table-cell office:value-type="float" office:value="1.16731" calcext:value-type="float">
            <text:p>1,16731</text:p>
          </table:table-cell>
          <table:table-cell office:value-type="float" office:value="1.20439" calcext:value-type="float">
            <text:p>1,20439</text:p>
          </table:table-cell>
          <table:table-cell office:value-type="float" office:value="1.27654" calcext:value-type="float">
            <text:p>1,27654</text:p>
          </table:table-cell>
          <table:table-cell office:value-type="float" office:value="0.375725" calcext:value-type="float">
            <text:p>0,375725</text:p>
          </table:table-cell>
          <table:table-cell office:value-type="float" office:value="0.827655" calcext:value-type="float">
            <text:p>0,827655</text:p>
          </table:table-cell>
          <table:table-cell office:value-type="float" office:value="0.740156" calcext:value-type="float">
            <text:p>0,740156</text:p>
          </table:table-cell>
          <table:table-cell office:value-type="float" office:value="0.410485" calcext:value-type="float">
            <text:p>0,410485</text:p>
          </table:table-cell>
          <table:table-cell office:value-type="float" office:value="2.06128" calcext:value-type="float">
            <text:p>2,06128</text:p>
          </table:table-cell>
          <table:table-cell table:number-columns-repeated="60"/>
          <table:table-cell table:formula="of:=MIN([.A71:.BL71])" office:value-type="float" office:value="0.375725" calcext:value-type="float">
            <text:p>0,375725</text:p>
          </table:table-cell>
          <table:table-cell table:formula="of:=MAX([.A71:.BL71])" office:value-type="float" office:value="2.06128" calcext:value-type="float">
            <text:p>2,06128</text:p>
          </table:table-cell>
          <table:table-cell table:number-columns-repeated="7"/>
        </table:table-row>
        <table:table-row table:style-name="ro2">
          <table:table-cell office:value-type="float" office:value="0.604218" calcext:value-type="float">
            <text:p>0,604218</text:p>
          </table:table-cell>
          <table:table-cell office:value-type="float" office:value="1.10538" calcext:value-type="float">
            <text:p>1,10538</text:p>
          </table:table-cell>
          <table:table-cell office:value-type="float" office:value="1.32712" calcext:value-type="float">
            <text:p>1,32712</text:p>
          </table:table-cell>
          <table:table-cell office:value-type="float" office:value="0.941645" calcext:value-type="float">
            <text:p>0,941645</text:p>
          </table:table-cell>
          <table:table-cell office:value-type="float" office:value="0.52473" calcext:value-type="float">
            <text:p>0,52473</text:p>
          </table:table-cell>
          <table:table-cell office:value-type="float" office:value="1.06917" calcext:value-type="float">
            <text:p>1,06917</text:p>
          </table:table-cell>
          <table:table-cell office:value-type="float" office:value="0.752524" calcext:value-type="float">
            <text:p>0,752524</text:p>
          </table:table-cell>
          <table:table-cell office:value-type="float" office:value="0.46673" calcext:value-type="float">
            <text:p>0,46673</text:p>
          </table:table-cell>
          <table:table-cell table:number-columns-repeated="60"/>
          <table:table-cell table:formula="of:=MIN([.A72:.BL72])" office:value-type="float" office:value="0.46673" calcext:value-type="float">
            <text:p>0,46673</text:p>
          </table:table-cell>
          <table:table-cell table:formula="of:=MAX([.A72:.BL72])" office:value-type="float" office:value="1.32712" calcext:value-type="float">
            <text:p>1,32712</text:p>
          </table:table-cell>
          <table:table-cell table:number-columns-repeated="7"/>
        </table:table-row>
        <table:table-row table:style-name="ro2">
          <table:table-cell office:value-type="float" office:value="0.598252" calcext:value-type="float">
            <text:p>0,598252</text:p>
          </table:table-cell>
          <table:table-cell office:value-type="float" office:value="0.957435" calcext:value-type="float">
            <text:p>0,957435</text:p>
          </table:table-cell>
          <table:table-cell office:value-type="float" office:value="1.21732" calcext:value-type="float">
            <text:p>1,21732</text:p>
          </table:table-cell>
          <table:table-cell office:value-type="float" office:value="0.894944" calcext:value-type="float">
            <text:p>0,894944</text:p>
          </table:table-cell>
          <table:table-cell office:value-type="float" office:value="1.0648" calcext:value-type="float">
            <text:p>1,0648</text:p>
          </table:table-cell>
          <table:table-cell office:value-type="float" office:value="1.09399" calcext:value-type="float">
            <text:p>1,09399</text:p>
          </table:table-cell>
          <table:table-cell office:value-type="float" office:value="0.574127" calcext:value-type="float">
            <text:p>0,574127</text:p>
          </table:table-cell>
          <table:table-cell office:value-type="float" office:value="0.923909" calcext:value-type="float">
            <text:p>0,923909</text:p>
          </table:table-cell>
          <table:table-cell table:number-columns-repeated="60"/>
          <table:table-cell table:formula="of:=MIN([.A73:.BL73])" office:value-type="float" office:value="0.574127" calcext:value-type="float">
            <text:p>0,574127</text:p>
          </table:table-cell>
          <table:table-cell table:formula="of:=MAX([.A73:.BL73])" office:value-type="float" office:value="1.21732" calcext:value-type="float">
            <text:p>1,21732</text:p>
          </table:table-cell>
          <table:table-cell table:number-columns-repeated="7"/>
        </table:table-row>
        <table:table-row table:style-name="ro2">
          <table:table-cell office:value-type="float" office:value="0.585086" calcext:value-type="float">
            <text:p>0,585086</text:p>
          </table:table-cell>
          <table:table-cell office:value-type="float" office:value="1.00254" calcext:value-type="float">
            <text:p>1,00254</text:p>
          </table:table-cell>
          <table:table-cell office:value-type="float" office:value="1.05972" calcext:value-type="float">
            <text:p>1,05972</text:p>
          </table:table-cell>
          <table:table-cell office:value-type="float" office:value="0.740551" calcext:value-type="float">
            <text:p>0,740551</text:p>
          </table:table-cell>
          <table:table-cell office:value-type="float" office:value="0.702941" calcext:value-type="float">
            <text:p>0,702941</text:p>
          </table:table-cell>
          <table:table-cell office:value-type="float" office:value="1.07494" calcext:value-type="float">
            <text:p>1,07494</text:p>
          </table:table-cell>
          <table:table-cell office:value-type="float" office:value="0.330298" calcext:value-type="float">
            <text:p>0,330298</text:p>
          </table:table-cell>
          <table:table-cell office:value-type="float" office:value="1.16075" calcext:value-type="float">
            <text:p>1,16075</text:p>
          </table:table-cell>
          <table:table-cell table:number-columns-repeated="60"/>
          <table:table-cell table:formula="of:=MIN([.A74:.BL74])" office:value-type="float" office:value="0.330298" calcext:value-type="float">
            <text:p>0,330298</text:p>
          </table:table-cell>
          <table:table-cell table:formula="of:=MAX([.A74:.BL74])" office:value-type="float" office:value="1.16075" calcext:value-type="float">
            <text:p>1,16075</text:p>
          </table:table-cell>
          <table:table-cell table:number-columns-repeated="7"/>
        </table:table-row>
        <table:table-row table:style-name="ro2">
          <table:table-cell office:value-type="float" office:value="1.20618" calcext:value-type="float">
            <text:p>1,20618</text:p>
          </table:table-cell>
          <table:table-cell office:value-type="float" office:value="0.597056" calcext:value-type="float">
            <text:p>0,597056</text:p>
          </table:table-cell>
          <table:table-cell office:value-type="float" office:value="1.81771" calcext:value-type="float">
            <text:p>1,81771</text:p>
          </table:table-cell>
          <table:table-cell office:value-type="float" office:value="0.737398" calcext:value-type="float">
            <text:p>0,737398</text:p>
          </table:table-cell>
          <table:table-cell office:value-type="float" office:value="1.97069" calcext:value-type="float">
            <text:p>1,97069</text:p>
          </table:table-cell>
          <table:table-cell office:value-type="float" office:value="1.97379" calcext:value-type="float">
            <text:p>1,97379</text:p>
          </table:table-cell>
          <table:table-cell office:value-type="float" office:value="0.955165" calcext:value-type="float">
            <text:p>0,955165</text:p>
          </table:table-cell>
          <table:table-cell office:value-type="float" office:value="0.298516" calcext:value-type="float">
            <text:p>0,298516</text:p>
          </table:table-cell>
          <table:table-cell table:number-columns-repeated="60"/>
          <table:table-cell table:formula="of:=MIN([.A75:.BL75])" office:value-type="float" office:value="0.298516" calcext:value-type="float">
            <text:p>0,298516</text:p>
          </table:table-cell>
          <table:table-cell table:formula="of:=MAX([.A75:.BL75])" office:value-type="float" office:value="1.97379" calcext:value-type="float">
            <text:p>1,97379</text:p>
          </table:table-cell>
          <table:table-cell table:number-columns-repeated="7"/>
        </table:table-row>
        <table:table-row table:style-name="ro2">
          <table:table-cell office:value-type="float" office:value="0.464568" calcext:value-type="float">
            <text:p>0,464568</text:p>
          </table:table-cell>
          <table:table-cell office:value-type="float" office:value="0.510086" calcext:value-type="float">
            <text:p>0,510086</text:p>
          </table:table-cell>
          <table:table-cell office:value-type="float" office:value="0.529734" calcext:value-type="float">
            <text:p>0,529734</text:p>
          </table:table-cell>
          <table:table-cell office:value-type="float" office:value="0.409835" calcext:value-type="float">
            <text:p>0,409835</text:p>
          </table:table-cell>
          <table:table-cell office:value-type="float" office:value="1.58141" calcext:value-type="float">
            <text:p>1,58141</text:p>
          </table:table-cell>
          <table:table-cell office:value-type="float" office:value="0.595215" calcext:value-type="float">
            <text:p>0,595215</text:p>
          </table:table-cell>
          <table:table-cell office:value-type="float" office:value="1.83241" calcext:value-type="float">
            <text:p>1,83241</text:p>
          </table:table-cell>
          <table:table-cell office:value-type="float" office:value="0.906133" calcext:value-type="float">
            <text:p>0,906133</text:p>
          </table:table-cell>
          <table:table-cell table:number-columns-repeated="60"/>
          <table:table-cell table:formula="of:=MIN([.A76:.BL76])" office:value-type="float" office:value="0.409835" calcext:value-type="float">
            <text:p>0,409835</text:p>
          </table:table-cell>
          <table:table-cell table:formula="of:=MAX([.A76:.BL76])" office:value-type="float" office:value="1.83241" calcext:value-type="float">
            <text:p>1,83241</text:p>
          </table:table-cell>
          <table:table-cell table:number-columns-repeated="7"/>
        </table:table-row>
        <table:table-row table:style-name="ro2">
          <table:table-cell office:value-type="float" office:value="1.14826" calcext:value-type="float">
            <text:p>1,14826</text:p>
          </table:table-cell>
          <table:table-cell office:value-type="float" office:value="1.17297" calcext:value-type="float">
            <text:p>1,17297</text:p>
          </table:table-cell>
          <table:table-cell office:value-type="float" office:value="1.22383" calcext:value-type="float">
            <text:p>1,22383</text:p>
          </table:table-cell>
          <table:table-cell office:value-type="float" office:value="1.22887" calcext:value-type="float">
            <text:p>1,22887</text:p>
          </table:table-cell>
          <table:table-cell office:value-type="float" office:value="0.393129" calcext:value-type="float">
            <text:p>0,393129</text:p>
          </table:table-cell>
          <table:table-cell office:value-type="float" office:value="0.561954" calcext:value-type="float">
            <text:p>0,561954</text:p>
          </table:table-cell>
          <table:table-cell office:value-type="float" office:value="0.698054" calcext:value-type="float">
            <text:p>0,698054</text:p>
          </table:table-cell>
          <table:table-cell office:value-type="float" office:value="0.411016" calcext:value-type="float">
            <text:p>0,411016</text:p>
          </table:table-cell>
          <table:table-cell table:number-columns-repeated="60"/>
          <table:table-cell table:formula="of:=MIN([.A77:.BL77])" office:value-type="float" office:value="0.393129" calcext:value-type="float">
            <text:p>0,393129</text:p>
          </table:table-cell>
          <table:table-cell table:formula="of:=MAX([.A77:.BL77])" office:value-type="float" office:value="1.22887" calcext:value-type="float">
            <text:p>1,22887</text:p>
          </table:table-cell>
          <table:table-cell table:number-columns-repeated="7"/>
        </table:table-row>
        <table:table-row table:style-name="ro2">
          <table:table-cell office:value-type="float" office:value="0.565024" calcext:value-type="float">
            <text:p>0,565024</text:p>
          </table:table-cell>
          <table:table-cell office:value-type="float" office:value="0.589074" calcext:value-type="float">
            <text:p>0,589074</text:p>
          </table:table-cell>
          <table:table-cell office:value-type="float" office:value="1.18407" calcext:value-type="float">
            <text:p>1,18407</text:p>
          </table:table-cell>
          <table:table-cell office:value-type="float" office:value="0.809938" calcext:value-type="float">
            <text:p>0,809938</text:p>
          </table:table-cell>
          <table:table-cell office:value-type="float" office:value="1.48191" calcext:value-type="float">
            <text:p>1,48191</text:p>
          </table:table-cell>
          <table:table-cell office:value-type="float" office:value="0.523432" calcext:value-type="float">
            <text:p>0,523432</text:p>
          </table:table-cell>
          <table:table-cell office:value-type="float" office:value="0.479144" calcext:value-type="float">
            <text:p>0,479144</text:p>
          </table:table-cell>
          <table:table-cell office:value-type="float" office:value="0.374236" calcext:value-type="float">
            <text:p>0,374236</text:p>
          </table:table-cell>
          <table:table-cell table:number-columns-repeated="60"/>
          <table:table-cell table:formula="of:=MIN([.A78:.BL78])" office:value-type="float" office:value="0.374236" calcext:value-type="float">
            <text:p>0,374236</text:p>
          </table:table-cell>
          <table:table-cell table:formula="of:=MAX([.A78:.BL78])" office:value-type="float" office:value="1.48191" calcext:value-type="float">
            <text:p>1,48191</text:p>
          </table:table-cell>
          <table:table-cell table:number-columns-repeated="7"/>
        </table:table-row>
        <table:table-row table:style-name="ro2">
          <table:table-cell office:value-type="float" office:value="1.16196" calcext:value-type="float">
            <text:p>1,16196</text:p>
          </table:table-cell>
          <table:table-cell office:value-type="float" office:value="1.19566" calcext:value-type="float">
            <text:p>1,19566</text:p>
          </table:table-cell>
          <table:table-cell office:value-type="float" office:value="1.23353" calcext:value-type="float">
            <text:p>1,23353</text:p>
          </table:table-cell>
          <table:table-cell office:value-type="float" office:value="1.35731" calcext:value-type="float">
            <text:p>1,35731</text:p>
          </table:table-cell>
          <table:table-cell office:value-type="float" office:value="0.555856" calcext:value-type="float">
            <text:p>0,555856</text:p>
          </table:table-cell>
          <table:table-cell office:value-type="float" office:value="0.849021" calcext:value-type="float">
            <text:p>0,849021</text:p>
          </table:table-cell>
          <table:table-cell office:value-type="float" office:value="1.00317" calcext:value-type="float">
            <text:p>1,00317</text:p>
          </table:table-cell>
          <table:table-cell office:value-type="float" office:value="1.06435" calcext:value-type="float">
            <text:p>1,06435</text:p>
          </table:table-cell>
          <table:table-cell table:number-columns-repeated="60"/>
          <table:table-cell table:formula="of:=MIN([.A79:.BL79])" office:value-type="float" office:value="0.555856" calcext:value-type="float">
            <text:p>0,555856</text:p>
          </table:table-cell>
          <table:table-cell table:formula="of:=MAX([.A79:.BL79])" office:value-type="float" office:value="1.35731" calcext:value-type="float">
            <text:p>1,35731</text:p>
          </table:table-cell>
          <table:table-cell table:number-columns-repeated="7"/>
        </table:table-row>
        <table:table-row table:style-name="ro2">
          <table:table-cell office:value-type="float" office:value="1.08823" calcext:value-type="float">
            <text:p>1,08823</text:p>
          </table:table-cell>
          <table:table-cell office:value-type="float" office:value="1.18055" calcext:value-type="float">
            <text:p>1,18055</text:p>
          </table:table-cell>
          <table:table-cell office:value-type="float" office:value="1.24911" calcext:value-type="float">
            <text:p>1,24911</text:p>
          </table:table-cell>
          <table:table-cell office:value-type="float" office:value="1.52289" calcext:value-type="float">
            <text:p>1,52289</text:p>
          </table:table-cell>
          <table:table-cell office:value-type="float" office:value="0.54255" calcext:value-type="float">
            <text:p>0,54255</text:p>
          </table:table-cell>
          <table:table-cell office:value-type="float" office:value="0.390201" calcext:value-type="float">
            <text:p>0,390201</text:p>
          </table:table-cell>
          <table:table-cell office:value-type="float" office:value="0.820484" calcext:value-type="float">
            <text:p>0,820484</text:p>
          </table:table-cell>
          <table:table-cell office:value-type="float" office:value="0.777574" calcext:value-type="float">
            <text:p>0,777574</text:p>
          </table:table-cell>
          <table:table-cell table:number-columns-repeated="60"/>
          <table:table-cell table:formula="of:=MIN([.A80:.BL80])" office:value-type="float" office:value="0.390201" calcext:value-type="float">
            <text:p>0,390201</text:p>
          </table:table-cell>
          <table:table-cell table:formula="of:=MAX([.A80:.BL80])" office:value-type="float" office:value="1.52289" calcext:value-type="float">
            <text:p>1,52289</text:p>
          </table:table-cell>
          <table:table-cell table:number-columns-repeated="7"/>
        </table:table-row>
        <table:table-row table:style-name="ro2">
          <table:table-cell office:value-type="float" office:value="0.520823" calcext:value-type="float">
            <text:p>0,520823</text:p>
          </table:table-cell>
          <table:table-cell office:value-type="float" office:value="0.528902" calcext:value-type="float">
            <text:p>0,528902</text:p>
          </table:table-cell>
          <table:table-cell office:value-type="float" office:value="0.343808" calcext:value-type="float">
            <text:p>0,343808</text:p>
          </table:table-cell>
          <table:table-cell office:value-type="float" office:value="0.485917" calcext:value-type="float">
            <text:p>0,485917</text:p>
          </table:table-cell>
          <table:table-cell office:value-type="float" office:value="0.512273" calcext:value-type="float">
            <text:p>0,512273</text:p>
          </table:table-cell>
          <table:table-cell office:value-type="float" office:value="0.368488" calcext:value-type="float">
            <text:p>0,368488</text:p>
          </table:table-cell>
          <table:table-cell office:value-type="float" office:value="0.49662" calcext:value-type="float">
            <text:p>0,49662</text:p>
          </table:table-cell>
          <table:table-cell office:value-type="float" office:value="0.493443" calcext:value-type="float">
            <text:p>0,493443</text:p>
          </table:table-cell>
          <table:table-cell table:number-columns-repeated="60"/>
          <table:table-cell table:formula="of:=MIN([.A81:.BL81])" office:value-type="float" office:value="0.343808" calcext:value-type="float">
            <text:p>0,343808</text:p>
          </table:table-cell>
          <table:table-cell table:formula="of:=MAX([.A81:.BL81])" office:value-type="float" office:value="0.528902" calcext:value-type="float">
            <text:p>0,528902</text:p>
          </table:table-cell>
          <table:table-cell table:number-columns-repeated="7"/>
        </table:table-row>
        <table:table-row table:style-name="ro2">
          <table:table-cell office:value-type="float" office:value="0.995" calcext:value-type="float">
            <text:p>0,995</text:p>
          </table:table-cell>
          <table:table-cell office:value-type="float" office:value="1.23735" calcext:value-type="float">
            <text:p>1,23735</text:p>
          </table:table-cell>
          <table:table-cell office:value-type="float" office:value="1.24469" calcext:value-type="float">
            <text:p>1,24469</text:p>
          </table:table-cell>
          <table:table-cell office:value-type="float" office:value="0.622957" calcext:value-type="float">
            <text:p>0,622957</text:p>
          </table:table-cell>
          <table:table-cell office:value-type="float" office:value="0.643874" calcext:value-type="float">
            <text:p>0,643874</text:p>
          </table:table-cell>
          <table:table-cell office:value-type="float" office:value="0.485033" calcext:value-type="float">
            <text:p>0,485033</text:p>
          </table:table-cell>
          <table:table-cell office:value-type="float" office:value="2.16367" calcext:value-type="float">
            <text:p>2,16367</text:p>
          </table:table-cell>
          <table:table-cell office:value-type="float" office:value="1.24612" calcext:value-type="float">
            <text:p>1,24612</text:p>
          </table:table-cell>
          <table:table-cell table:number-columns-repeated="60"/>
          <table:table-cell table:formula="of:=MIN([.A82:.BL82])" office:value-type="float" office:value="0.485033" calcext:value-type="float">
            <text:p>0,485033</text:p>
          </table:table-cell>
          <table:table-cell table:formula="of:=MAX([.A82:.BL82])" office:value-type="float" office:value="2.16367" calcext:value-type="float">
            <text:p>2,16367</text:p>
          </table:table-cell>
          <table:table-cell table:number-columns-repeated="7"/>
        </table:table-row>
        <table:table-row table:style-name="ro2">
          <table:table-cell office:value-type="float" office:value="1.08075" calcext:value-type="float">
            <text:p>1,08075</text:p>
          </table:table-cell>
          <table:table-cell office:value-type="float" office:value="1.12601" calcext:value-type="float">
            <text:p>1,12601</text:p>
          </table:table-cell>
          <table:table-cell office:value-type="float" office:value="1.18055" calcext:value-type="float">
            <text:p>1,18055</text:p>
          </table:table-cell>
          <table:table-cell office:value-type="float" office:value="1.43437" calcext:value-type="float">
            <text:p>1,43437</text:p>
          </table:table-cell>
          <table:table-cell office:value-type="float" office:value="1.10272" calcext:value-type="float">
            <text:p>1,10272</text:p>
          </table:table-cell>
          <table:table-cell office:value-type="float" office:value="1.09476" calcext:value-type="float">
            <text:p>1,09476</text:p>
          </table:table-cell>
          <table:table-cell office:value-type="float" office:value="1.09416" calcext:value-type="float">
            <text:p>1,09416</text:p>
          </table:table-cell>
          <table:table-cell office:value-type="float" office:value="0.965675" calcext:value-type="float">
            <text:p>0,965675</text:p>
          </table:table-cell>
          <table:table-cell table:number-columns-repeated="60"/>
          <table:table-cell table:formula="of:=MIN([.A83:.BL83])" office:value-type="float" office:value="0.965675" calcext:value-type="float">
            <text:p>0,965675</text:p>
          </table:table-cell>
          <table:table-cell table:formula="of:=MAX([.A83:.BL83])" office:value-type="float" office:value="1.43437" calcext:value-type="float">
            <text:p>1,43437</text:p>
          </table:table-cell>
          <table:table-cell table:number-columns-repeated="7"/>
        </table:table-row>
        <table:table-row table:style-name="ro2">
          <table:table-cell office:value-type="float" office:value="0.504591" calcext:value-type="float">
            <text:p>0,504591</text:p>
          </table:table-cell>
          <table:table-cell office:value-type="float" office:value="1.11973" calcext:value-type="float">
            <text:p>1,11973</text:p>
          </table:table-cell>
          <table:table-cell office:value-type="float" office:value="1.2224" calcext:value-type="float">
            <text:p>1,2224</text:p>
          </table:table-cell>
          <table:table-cell office:value-type="float" office:value="1.84293" calcext:value-type="float">
            <text:p>1,84293</text:p>
          </table:table-cell>
          <table:table-cell office:value-type="float" office:value="0.967592" calcext:value-type="float">
            <text:p>0,967592</text:p>
          </table:table-cell>
          <table:table-cell office:value-type="float" office:value="1.07217" calcext:value-type="float">
            <text:p>1,07217</text:p>
          </table:table-cell>
          <table:table-cell office:value-type="float" office:value="1.7079" calcext:value-type="float">
            <text:p>1,7079</text:p>
          </table:table-cell>
          <table:table-cell office:value-type="float" office:value="1.22046" calcext:value-type="float">
            <text:p>1,22046</text:p>
          </table:table-cell>
          <table:table-cell table:number-columns-repeated="60"/>
          <table:table-cell table:formula="of:=MIN([.A84:.BL84])" office:value-type="float" office:value="0.504591" calcext:value-type="float">
            <text:p>0,504591</text:p>
          </table:table-cell>
          <table:table-cell table:formula="of:=MAX([.A84:.BL84])" office:value-type="float" office:value="1.84293" calcext:value-type="float">
            <text:p>1,842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311265" calcext:value-type="float">
            <text:p>0,311265</text:p>
          </table:table-cell>
          <table:table-cell office:value-type="float" office:value="0.491781" calcext:value-type="float">
            <text:p>0,491781</text:p>
          </table:table-cell>
          <table:table-cell office:value-type="float" office:value="0.601052" calcext:value-type="float">
            <text:p>0,601052</text:p>
          </table:table-cell>
          <table:table-cell office:value-type="float" office:value="0.464597" calcext:value-type="float">
            <text:p>0,464597</text:p>
          </table:table-cell>
          <table:table-cell office:value-type="float" office:value="0.629155" calcext:value-type="float">
            <text:p>0,629155</text:p>
          </table:table-cell>
          <table:table-cell office:value-type="float" office:value="0.693079" calcext:value-type="float">
            <text:p>0,693079</text:p>
          </table:table-cell>
          <table:table-cell office:value-type="float" office:value="1.14777" calcext:value-type="float">
            <text:p>1,14777</text:p>
          </table:table-cell>
          <table:table-cell office:value-type="float" office:value="0.552011" calcext:value-type="float">
            <text:p>0,552011</text:p>
          </table:table-cell>
          <table:table-cell office:value-type="float" office:value="0.992669" calcext:value-type="float">
            <text:p>0,992669</text:p>
          </table:table-cell>
          <table:table-cell office:value-type="float" office:value="0.559363" calcext:value-type="float">
            <text:p>0,559363</text:p>
          </table:table-cell>
          <table:table-cell office:value-type="float" office:value="0.922291" calcext:value-type="float">
            <text:p>0,922291</text:p>
          </table:table-cell>
          <table:table-cell office:value-type="float" office:value="1.635" calcext:value-type="float">
            <text:p>1,635</text:p>
          </table:table-cell>
          <table:table-cell office:value-type="float" office:value="0.519213" calcext:value-type="float">
            <text:p>0,519213</text:p>
          </table:table-cell>
          <table:table-cell office:value-type="float" office:value="1.99288" calcext:value-type="float">
            <text:p>1,99288</text:p>
          </table:table-cell>
          <table:table-cell office:value-type="float" office:value="0.570693" calcext:value-type="float">
            <text:p>0,570693</text:p>
          </table:table-cell>
          <table:table-cell office:value-type="float" office:value="0.293801" calcext:value-type="float">
            <text:p>0,293801</text:p>
          </table:table-cell>
          <table:table-cell table:number-columns-repeated="52"/>
          <table:table-cell table:formula="of:=MIN([.A86:.BL86])" office:value-type="float" office:value="0.293801" calcext:value-type="float">
            <text:p>0,293801</text:p>
          </table:table-cell>
          <table:table-cell table:formula="of:=MAX([.A86:.BL86])" office:value-type="float" office:value="1.99288" calcext:value-type="float">
            <text:p>1,99288</text:p>
          </table:table-cell>
          <table:table-cell table:number-columns-repeated="7"/>
        </table:table-row>
        <table:table-row table:style-name="ro2">
          <table:table-cell office:value-type="float" office:value="0.493856" calcext:value-type="float">
            <text:p>0,493856</text:p>
          </table:table-cell>
          <table:table-cell office:value-type="float" office:value="0.563405" calcext:value-type="float">
            <text:p>0,563405</text:p>
          </table:table-cell>
          <table:table-cell office:value-type="float" office:value="0.634522" calcext:value-type="float">
            <text:p>0,634522</text:p>
          </table:table-cell>
          <table:table-cell office:value-type="float" office:value="0.58538" calcext:value-type="float">
            <text:p>0,58538</text:p>
          </table:table-cell>
          <table:table-cell office:value-type="float" office:value="0.642098" calcext:value-type="float">
            <text:p>0,642098</text:p>
          </table:table-cell>
          <table:table-cell office:value-type="float" office:value="0.633628" calcext:value-type="float">
            <text:p>0,633628</text:p>
          </table:table-cell>
          <table:table-cell office:value-type="float" office:value="0.489464" calcext:value-type="float">
            <text:p>0,489464</text:p>
          </table:table-cell>
          <table:table-cell office:value-type="float" office:value="0.655849" calcext:value-type="float">
            <text:p>0,655849</text:p>
          </table:table-cell>
          <table:table-cell office:value-type="float" office:value="1.84236" calcext:value-type="float">
            <text:p>1,84236</text:p>
          </table:table-cell>
          <table:table-cell office:value-type="float" office:value="1.3922" calcext:value-type="float">
            <text:p>1,3922</text:p>
          </table:table-cell>
          <table:table-cell office:value-type="float" office:value="1.32715" calcext:value-type="float">
            <text:p>1,32715</text:p>
          </table:table-cell>
          <table:table-cell office:value-type="float" office:value="1.38313" calcext:value-type="float">
            <text:p>1,38313</text:p>
          </table:table-cell>
          <table:table-cell office:value-type="float" office:value="1.39722" calcext:value-type="float">
            <text:p>1,39722</text:p>
          </table:table-cell>
          <table:table-cell office:value-type="float" office:value="1.08603" calcext:value-type="float">
            <text:p>1,08603</text:p>
          </table:table-cell>
          <table:table-cell office:value-type="float" office:value="1.19997" calcext:value-type="float">
            <text:p>1,19997</text:p>
          </table:table-cell>
          <table:table-cell office:value-type="float" office:value="1.23432" calcext:value-type="float">
            <text:p>1,23432</text:p>
          </table:table-cell>
          <table:table-cell table:number-columns-repeated="52"/>
          <table:table-cell table:formula="of:=MIN([.A87:.BL87])" office:value-type="float" office:value="0.489464" calcext:value-type="float">
            <text:p>0,489464</text:p>
          </table:table-cell>
          <table:table-cell table:formula="of:=MAX([.A87:.BL87])" office:value-type="float" office:value="1.84236" calcext:value-type="float">
            <text:p>1,84236</text:p>
          </table:table-cell>
          <table:table-cell table:number-columns-repeated="7"/>
        </table:table-row>
        <table:table-row table:style-name="ro2">
          <table:table-cell office:value-type="float" office:value="0.587706" calcext:value-type="float">
            <text:p>0,587706</text:p>
          </table:table-cell>
          <table:table-cell office:value-type="float" office:value="0.591365" calcext:value-type="float">
            <text:p>0,591365</text:p>
          </table:table-cell>
          <table:table-cell office:value-type="float" office:value="0.622305" calcext:value-type="float">
            <text:p>0,622305</text:p>
          </table:table-cell>
          <table:table-cell office:value-type="float" office:value="0.581199" calcext:value-type="float">
            <text:p>0,581199</text:p>
          </table:table-cell>
          <table:table-cell office:value-type="float" office:value="0.622895" calcext:value-type="float">
            <text:p>0,622895</text:p>
          </table:table-cell>
          <table:table-cell office:value-type="float" office:value="0.652742" calcext:value-type="float">
            <text:p>0,652742</text:p>
          </table:table-cell>
          <table:table-cell office:value-type="float" office:value="0.734222" calcext:value-type="float">
            <text:p>0,734222</text:p>
          </table:table-cell>
          <table:table-cell office:value-type="float" office:value="0.531864" calcext:value-type="float">
            <text:p>0,531864</text:p>
          </table:table-cell>
          <table:table-cell office:value-type="float" office:value="0.593719" calcext:value-type="float">
            <text:p>0,593719</text:p>
          </table:table-cell>
          <table:table-cell office:value-type="float" office:value="0.653537" calcext:value-type="float">
            <text:p>0,653537</text:p>
          </table:table-cell>
          <table:table-cell office:value-type="float" office:value="0.592898" calcext:value-type="float">
            <text:p>0,592898</text:p>
          </table:table-cell>
          <table:table-cell office:value-type="float" office:value="1.22148" calcext:value-type="float">
            <text:p>1,22148</text:p>
          </table:table-cell>
          <table:table-cell office:value-type="float" office:value="2.4267" calcext:value-type="float">
            <text:p>2,4267</text:p>
          </table:table-cell>
          <table:table-cell office:value-type="float" office:value="1.17815" calcext:value-type="float">
            <text:p>1,17815</text:p>
          </table:table-cell>
          <table:table-cell office:value-type="float" office:value="0.589989" calcext:value-type="float">
            <text:p>0,589989</text:p>
          </table:table-cell>
          <table:table-cell office:value-type="float" office:value="1.24829" calcext:value-type="float">
            <text:p>1,24829</text:p>
          </table:table-cell>
          <table:table-cell table:number-columns-repeated="52"/>
          <table:table-cell table:formula="of:=MIN([.A88:.BL88])" office:value-type="float" office:value="0.531864" calcext:value-type="float">
            <text:p>0,531864</text:p>
          </table:table-cell>
          <table:table-cell table:formula="of:=MAX([.A88:.BL88])" office:value-type="float" office:value="2.4267" calcext:value-type="float">
            <text:p>2,4267</text:p>
          </table:table-cell>
          <table:table-cell table:number-columns-repeated="7"/>
        </table:table-row>
        <table:table-row table:style-name="ro2">
          <table:table-cell office:value-type="float" office:value="0.447567" calcext:value-type="float">
            <text:p>0,447567</text:p>
          </table:table-cell>
          <table:table-cell office:value-type="float" office:value="0.464427" calcext:value-type="float">
            <text:p>0,464427</text:p>
          </table:table-cell>
          <table:table-cell office:value-type="float" office:value="0.483985" calcext:value-type="float">
            <text:p>0,483985</text:p>
          </table:table-cell>
          <table:table-cell office:value-type="float" office:value="0.579988" calcext:value-type="float">
            <text:p>0,579988</text:p>
          </table:table-cell>
          <table:table-cell office:value-type="float" office:value="0.345475" calcext:value-type="float">
            <text:p>0,345475</text:p>
          </table:table-cell>
          <table:table-cell office:value-type="float" office:value="0.565276" calcext:value-type="float">
            <text:p>0,565276</text:p>
          </table:table-cell>
          <table:table-cell office:value-type="float" office:value="0.600066" calcext:value-type="float">
            <text:p>0,600066</text:p>
          </table:table-cell>
          <table:table-cell office:value-type="float" office:value="1.18001" calcext:value-type="float">
            <text:p>1,18001</text:p>
          </table:table-cell>
          <table:table-cell office:value-type="float" office:value="0.627613" calcext:value-type="float">
            <text:p>0,627613</text:p>
          </table:table-cell>
          <table:table-cell office:value-type="float" office:value="0.659949" calcext:value-type="float">
            <text:p>0,659949</text:p>
          </table:table-cell>
          <table:table-cell office:value-type="float" office:value="1.29316" calcext:value-type="float">
            <text:p>1,29316</text:p>
          </table:table-cell>
          <table:table-cell office:value-type="float" office:value="1.68887" calcext:value-type="float">
            <text:p>1,68887</text:p>
          </table:table-cell>
          <table:table-cell office:value-type="float" office:value="1.74413" calcext:value-type="float">
            <text:p>1,74413</text:p>
          </table:table-cell>
          <table:table-cell office:value-type="float" office:value="1.7279" calcext:value-type="float">
            <text:p>1,7279</text:p>
          </table:table-cell>
          <table:table-cell office:value-type="float" office:value="1.72499" calcext:value-type="float">
            <text:p>1,72499</text:p>
          </table:table-cell>
          <table:table-cell office:value-type="float" office:value="0.495848" calcext:value-type="float">
            <text:p>0,495848</text:p>
          </table:table-cell>
          <table:table-cell table:number-columns-repeated="52"/>
          <table:table-cell table:formula="of:=MIN([.A89:.BL89])" office:value-type="float" office:value="0.345475" calcext:value-type="float">
            <text:p>0,345475</text:p>
          </table:table-cell>
          <table:table-cell table:formula="of:=MAX([.A89:.BL89])" office:value-type="float" office:value="1.74413" calcext:value-type="float">
            <text:p>1,74413</text:p>
          </table:table-cell>
          <table:table-cell table:number-columns-repeated="7"/>
        </table:table-row>
        <table:table-row table:style-name="ro2">
          <table:table-cell office:value-type="float" office:value="0.588578" calcext:value-type="float">
            <text:p>0,588578</text:p>
          </table:table-cell>
          <table:table-cell office:value-type="float" office:value="0.600016" calcext:value-type="float">
            <text:p>0,600016</text:p>
          </table:table-cell>
          <table:table-cell office:value-type="float" office:value="0.626753" calcext:value-type="float">
            <text:p>0,626753</text:p>
          </table:table-cell>
          <table:table-cell office:value-type="float" office:value="0.767878" calcext:value-type="float">
            <text:p>0,767878</text:p>
          </table:table-cell>
          <table:table-cell office:value-type="float" office:value="0.491221" calcext:value-type="float">
            <text:p>0,491221</text:p>
          </table:table-cell>
          <table:table-cell office:value-type="float" office:value="0.502097" calcext:value-type="float">
            <text:p>0,502097</text:p>
          </table:table-cell>
          <table:table-cell office:value-type="float" office:value="0.226973" calcext:value-type="float">
            <text:p>0,226973</text:p>
          </table:table-cell>
          <table:table-cell office:value-type="float" office:value="0.700428" calcext:value-type="float">
            <text:p>0,700428</text:p>
          </table:table-cell>
          <table:table-cell office:value-type="float" office:value="0.408915" calcext:value-type="float">
            <text:p>0,408915</text:p>
          </table:table-cell>
          <table:table-cell office:value-type="float" office:value="0.186863" calcext:value-type="float">
            <text:p>0,186863</text:p>
          </table:table-cell>
          <table:table-cell office:value-type="float" office:value="1.16696" calcext:value-type="float">
            <text:p>1,16696</text:p>
          </table:table-cell>
          <table:table-cell office:value-type="float" office:value="0.652341" calcext:value-type="float">
            <text:p>0,652341</text:p>
          </table:table-cell>
          <table:table-cell office:value-type="float" office:value="0.349352" calcext:value-type="float">
            <text:p>0,349352</text:p>
          </table:table-cell>
          <table:table-cell office:value-type="float" office:value="0.931068" calcext:value-type="float">
            <text:p>0,931068</text:p>
          </table:table-cell>
          <table:table-cell office:value-type="float" office:value="0.563692" calcext:value-type="float">
            <text:p>0,563692</text:p>
          </table:table-cell>
          <table:table-cell office:value-type="float" office:value="0.436583" calcext:value-type="float">
            <text:p>0,436583</text:p>
          </table:table-cell>
          <table:table-cell table:number-columns-repeated="52"/>
          <table:table-cell table:formula="of:=MIN([.A90:.BL90])" office:value-type="float" office:value="0.186863" calcext:value-type="float">
            <text:p>0,186863</text:p>
          </table:table-cell>
          <table:table-cell table:formula="of:=MAX([.A90:.BL90])" office:value-type="float" office:value="1.16696" calcext:value-type="float">
            <text:p>1,16696</text:p>
          </table:table-cell>
          <table:table-cell table:number-columns-repeated="7"/>
        </table:table-row>
        <table:table-row table:style-name="ro2">
          <table:table-cell office:value-type="float" office:value="0.153232" calcext:value-type="float">
            <text:p>0,153232</text:p>
          </table:table-cell>
          <table:table-cell office:value-type="float" office:value="0.152371" calcext:value-type="float">
            <text:p>0,152371</text:p>
          </table:table-cell>
          <table:table-cell office:value-type="float" office:value="0.152997" calcext:value-type="float">
            <text:p>0,152997</text:p>
          </table:table-cell>
          <table:table-cell office:value-type="float" office:value="0.483552" calcext:value-type="float">
            <text:p>0,483552</text:p>
          </table:table-cell>
          <table:table-cell office:value-type="float" office:value="0.41853" calcext:value-type="float">
            <text:p>0,41853</text:p>
          </table:table-cell>
          <table:table-cell office:value-type="float" office:value="0.513999" calcext:value-type="float">
            <text:p>0,513999</text:p>
          </table:table-cell>
          <table:table-cell office:value-type="float" office:value="0.514653" calcext:value-type="float">
            <text:p>0,514653</text:p>
          </table:table-cell>
          <table:table-cell office:value-type="float" office:value="0.735295" calcext:value-type="float">
            <text:p>0,735295</text:p>
          </table:table-cell>
          <table:table-cell office:value-type="float" office:value="0.929541" calcext:value-type="float">
            <text:p>0,929541</text:p>
          </table:table-cell>
          <table:table-cell office:value-type="float" office:value="0.402412" calcext:value-type="float">
            <text:p>0,402412</text:p>
          </table:table-cell>
          <table:table-cell office:value-type="float" office:value="0.5303" calcext:value-type="float">
            <text:p>0,5303</text:p>
          </table:table-cell>
          <table:table-cell office:value-type="float" office:value="0.703083" calcext:value-type="float">
            <text:p>0,703083</text:p>
          </table:table-cell>
          <table:table-cell office:value-type="float" office:value="0.180786" calcext:value-type="float">
            <text:p>0,180786</text:p>
          </table:table-cell>
          <table:table-cell office:value-type="float" office:value="0.267251" calcext:value-type="float">
            <text:p>0,267251</text:p>
          </table:table-cell>
          <table:table-cell office:value-type="float" office:value="0.224859" calcext:value-type="float">
            <text:p>0,224859</text:p>
          </table:table-cell>
          <table:table-cell office:value-type="float" office:value="0.191739" calcext:value-type="float">
            <text:p>0,191739</text:p>
          </table:table-cell>
          <table:table-cell table:number-columns-repeated="52"/>
          <table:table-cell table:formula="of:=MIN([.A91:.BL91])" office:value-type="float" office:value="0.152371" calcext:value-type="float">
            <text:p>0,152371</text:p>
          </table:table-cell>
          <table:table-cell table:formula="of:=MAX([.A91:.BL91])" office:value-type="float" office:value="0.929541" calcext:value-type="float">
            <text:p>0,929541</text:p>
          </table:table-cell>
          <table:table-cell table:number-columns-repeated="7"/>
        </table:table-row>
        <table:table-row table:style-name="ro2">
          <table:table-cell office:value-type="float" office:value="0.214545" calcext:value-type="float">
            <text:p>0,214545</text:p>
          </table:table-cell>
          <table:table-cell office:value-type="float" office:value="0.336896" calcext:value-type="float">
            <text:p>0,336896</text:p>
          </table:table-cell>
          <table:table-cell office:value-type="float" office:value="0.555427" calcext:value-type="float">
            <text:p>0,555427</text:p>
          </table:table-cell>
          <table:table-cell office:value-type="float" office:value="0.369448" calcext:value-type="float">
            <text:p>0,369448</text:p>
          </table:table-cell>
          <table:table-cell office:value-type="float" office:value="0.428736" calcext:value-type="float">
            <text:p>0,428736</text:p>
          </table:table-cell>
          <table:table-cell office:value-type="float" office:value="0.411237" calcext:value-type="float">
            <text:p>0,411237</text:p>
          </table:table-cell>
          <table:table-cell office:value-type="float" office:value="0.485599" calcext:value-type="float">
            <text:p>0,485599</text:p>
          </table:table-cell>
          <table:table-cell office:value-type="float" office:value="0.52793" calcext:value-type="float">
            <text:p>0,52793</text:p>
          </table:table-cell>
          <table:table-cell office:value-type="float" office:value="0.51591" calcext:value-type="float">
            <text:p>0,51591</text:p>
          </table:table-cell>
          <table:table-cell office:value-type="float" office:value="0.813884" calcext:value-type="float">
            <text:p>0,813884</text:p>
          </table:table-cell>
          <table:table-cell office:value-type="float" office:value="0.821447" calcext:value-type="float">
            <text:p>0,821447</text:p>
          </table:table-cell>
          <table:table-cell office:value-type="float" office:value="1.65234" calcext:value-type="float">
            <text:p>1,65234</text:p>
          </table:table-cell>
          <table:table-cell office:value-type="float" office:value="0.97829" calcext:value-type="float">
            <text:p>0,97829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1.01851" calcext:value-type="float">
            <text:p>1,01851</text:p>
          </table:table-cell>
          <table:table-cell office:value-type="float" office:value="1.02307" calcext:value-type="float">
            <text:p>1,02307</text:p>
          </table:table-cell>
          <table:table-cell table:number-columns-repeated="52"/>
          <table:table-cell table:formula="of:=MIN([.A92:.BL92])" office:value-type="float" office:value="0.214545" calcext:value-type="float">
            <text:p>0,214545</text:p>
          </table:table-cell>
          <table:table-cell table:formula="of:=MAX([.A92:.BL92])" office:value-type="float" office:value="1.65234" calcext:value-type="float">
            <text:p>1,65234</text:p>
          </table:table-cell>
          <table:table-cell table:number-columns-repeated="7"/>
        </table:table-row>
        <table:table-row table:style-name="ro2">
          <table:table-cell office:value-type="float" office:value="0.456494" calcext:value-type="float">
            <text:p>0,456494</text:p>
          </table:table-cell>
          <table:table-cell office:value-type="float" office:value="0.459998" calcext:value-type="float">
            <text:p>0,459998</text:p>
          </table:table-cell>
          <table:table-cell office:value-type="float" office:value="0.579894" calcext:value-type="float">
            <text:p>0,579894</text:p>
          </table:table-cell>
          <table:table-cell office:value-type="float" office:value="0.392962" calcext:value-type="float">
            <text:p>0,392962</text:p>
          </table:table-cell>
          <table:table-cell office:value-type="float" office:value="0.439976" calcext:value-type="float">
            <text:p>0,439976</text:p>
          </table:table-cell>
          <table:table-cell office:value-type="float" office:value="0.597839" calcext:value-type="float">
            <text:p>0,597839</text:p>
          </table:table-cell>
          <table:table-cell office:value-type="float" office:value="0.717828" calcext:value-type="float">
            <text:p>0,717828</text:p>
          </table:table-cell>
          <table:table-cell office:value-type="float" office:value="0.954688" calcext:value-type="float">
            <text:p>0,954688</text:p>
          </table:table-cell>
          <table:table-cell office:value-type="float" office:value="1.41525" calcext:value-type="float">
            <text:p>1,41525</text:p>
          </table:table-cell>
          <table:table-cell office:value-type="float" office:value="1.02883" calcext:value-type="float">
            <text:p>1,02883</text:p>
          </table:table-cell>
          <table:table-cell office:value-type="float" office:value="0.473815" calcext:value-type="float">
            <text:p>0,473815</text:p>
          </table:table-cell>
          <table:table-cell office:value-type="float" office:value="1.14702" calcext:value-type="float">
            <text:p>1,14702</text:p>
          </table:table-cell>
          <table:table-cell office:value-type="float" office:value="0.315377" calcext:value-type="float">
            <text:p>0,315377</text:p>
          </table:table-cell>
          <table:table-cell office:value-type="float" office:value="1.49106" calcext:value-type="float">
            <text:p>1,49106</text:p>
          </table:table-cell>
          <table:table-cell office:value-type="float" office:value="0.412293" calcext:value-type="float">
            <text:p>0,412293</text:p>
          </table:table-cell>
          <table:table-cell office:value-type="float" office:value="0.176206" calcext:value-type="float">
            <text:p>0,176206</text:p>
          </table:table-cell>
          <table:table-cell table:number-columns-repeated="52"/>
          <table:table-cell table:formula="of:=MIN([.A93:.BL93])" office:value-type="float" office:value="0.176206" calcext:value-type="float">
            <text:p>0,176206</text:p>
          </table:table-cell>
          <table:table-cell table:formula="of:=MAX([.A93:.BL93])" office:value-type="float" office:value="1.49106" calcext:value-type="float">
            <text:p>1,49106</text:p>
          </table:table-cell>
          <table:table-cell table:number-columns-repeated="7"/>
        </table:table-row>
        <table:table-row table:style-name="ro2">
          <table:table-cell office:value-type="float" office:value="0.362494" calcext:value-type="float">
            <text:p>0,362494</text:p>
          </table:table-cell>
          <table:table-cell office:value-type="float" office:value="0.450015" calcext:value-type="float">
            <text:p>0,450015</text:p>
          </table:table-cell>
          <table:table-cell office:value-type="float" office:value="0.565173" calcext:value-type="float">
            <text:p>0,565173</text:p>
          </table:table-cell>
          <table:table-cell office:value-type="float" office:value="0.72393" calcext:value-type="float">
            <text:p>0,72393</text:p>
          </table:table-cell>
          <table:table-cell office:value-type="float" office:value="0.740669" calcext:value-type="float">
            <text:p>0,740669</text:p>
          </table:table-cell>
          <table:table-cell office:value-type="float" office:value="0.61417" calcext:value-type="float">
            <text:p>0,61417</text:p>
          </table:table-cell>
          <table:table-cell office:value-type="float" office:value="1.01133" calcext:value-type="float">
            <text:p>1,01133</text:p>
          </table:table-cell>
          <table:table-cell office:value-type="float" office:value="1.04412" calcext:value-type="float">
            <text:p>1,04412</text:p>
          </table:table-cell>
          <table:table-cell office:value-type="float" office:value="0.939418" calcext:value-type="float">
            <text:p>0,939418</text:p>
          </table:table-cell>
          <table:table-cell office:value-type="float" office:value="1.15555" calcext:value-type="float">
            <text:p>1,15555</text:p>
          </table:table-cell>
          <table:table-cell office:value-type="float" office:value="1.22702" calcext:value-type="float">
            <text:p>1,22702</text:p>
          </table:table-cell>
          <table:table-cell office:value-type="float" office:value="0.589705" calcext:value-type="float">
            <text:p>0,589705</text:p>
          </table:table-cell>
          <table:table-cell office:value-type="float" office:value="1.55774" calcext:value-type="float">
            <text:p>1,55774</text:p>
          </table:table-cell>
          <table:table-cell office:value-type="float" office:value="0.375513" calcext:value-type="float">
            <text:p>0,375513</text:p>
          </table:table-cell>
          <table:table-cell office:value-type="float" office:value="0.588029" calcext:value-type="float">
            <text:p>0,588029</text:p>
          </table:table-cell>
          <table:table-cell office:value-type="float" office:value="0.324543" calcext:value-type="float">
            <text:p>0,324543</text:p>
          </table:table-cell>
          <table:table-cell table:number-columns-repeated="52"/>
          <table:table-cell table:formula="of:=MIN([.A94:.BL94])" office:value-type="float" office:value="0.324543" calcext:value-type="float">
            <text:p>0,324543</text:p>
          </table:table-cell>
          <table:table-cell table:formula="of:=MAX([.A94:.BL94])" office:value-type="float" office:value="1.55774" calcext:value-type="float">
            <text:p>1,55774</text:p>
          </table:table-cell>
          <table:table-cell table:number-columns-repeated="7"/>
        </table:table-row>
        <table:table-row table:style-name="ro2">
          <table:table-cell office:value-type="float" office:value="0.431084" calcext:value-type="float">
            <text:p>0,431084</text:p>
          </table:table-cell>
          <table:table-cell office:value-type="float" office:value="0.544889" calcext:value-type="float">
            <text:p>0,544889</text:p>
          </table:table-cell>
          <table:table-cell office:value-type="float" office:value="0.566253" calcext:value-type="float">
            <text:p>0,566253</text:p>
          </table:table-cell>
          <table:table-cell office:value-type="float" office:value="0.609952" calcext:value-type="float">
            <text:p>0,609952</text:p>
          </table:table-cell>
          <table:table-cell office:value-type="float" office:value="0.422772" calcext:value-type="float">
            <text:p>0,422772</text:p>
          </table:table-cell>
          <table:table-cell office:value-type="float" office:value="1.4427" calcext:value-type="float">
            <text:p>1,4427</text:p>
          </table:table-cell>
          <table:table-cell office:value-type="float" office:value="1.02821" calcext:value-type="float">
            <text:p>1,02821</text:p>
          </table:table-cell>
          <table:table-cell office:value-type="float" office:value="1.11781" calcext:value-type="float">
            <text:p>1,11781</text:p>
          </table:table-cell>
          <table:table-cell office:value-type="float" office:value="0.245481" calcext:value-type="float">
            <text:p>0,245481</text:p>
          </table:table-cell>
          <table:table-cell office:value-type="float" office:value="0.769626" calcext:value-type="float">
            <text:p>0,769626</text:p>
          </table:table-cell>
          <table:table-cell office:value-type="float" office:value="0.267209" calcext:value-type="float">
            <text:p>0,267209</text:p>
          </table:table-cell>
          <table:table-cell office:value-type="float" office:value="0.576705" calcext:value-type="float">
            <text:p>0,576705</text:p>
          </table:table-cell>
          <table:table-cell office:value-type="float" office:value="0.975218" calcext:value-type="float">
            <text:p>0,975218</text:p>
          </table:table-cell>
          <table:table-cell office:value-type="float" office:value="2.03073" calcext:value-type="float">
            <text:p>2,03073</text:p>
          </table:table-cell>
          <table:table-cell office:value-type="float" office:value="1.05831" calcext:value-type="float">
            <text:p>1,05831</text:p>
          </table:table-cell>
          <table:table-cell office:value-type="float" office:value="0.328895" calcext:value-type="float">
            <text:p>0,328895</text:p>
          </table:table-cell>
          <table:table-cell table:number-columns-repeated="52"/>
          <table:table-cell table:formula="of:=MIN([.A95:.BL95])" office:value-type="float" office:value="0.245481" calcext:value-type="float">
            <text:p>0,245481</text:p>
          </table:table-cell>
          <table:table-cell table:formula="of:=MAX([.A95:.BL95])" office:value-type="float" office:value="2.03073" calcext:value-type="float">
            <text:p>2,03073</text:p>
          </table:table-cell>
          <table:table-cell table:number-columns-repeated="7"/>
        </table:table-row>
        <table:table-row table:style-name="ro2">
          <table:table-cell office:value-type="float" office:value="0.360415" calcext:value-type="float">
            <text:p>0,360415</text:p>
          </table:table-cell>
          <table:table-cell office:value-type="float" office:value="0.387427" calcext:value-type="float">
            <text:p>0,387427</text:p>
          </table:table-cell>
          <table:table-cell office:value-type="float" office:value="0.619209" calcext:value-type="float">
            <text:p>0,619209</text:p>
          </table:table-cell>
          <table:table-cell office:value-type="float" office:value="0.606416" calcext:value-type="float">
            <text:p>0,606416</text:p>
          </table:table-cell>
          <table:table-cell office:value-type="float" office:value="1.12585" calcext:value-type="float">
            <text:p>1,12585</text:p>
          </table:table-cell>
          <table:table-cell office:value-type="float" office:value="0.300496" calcext:value-type="float">
            <text:p>0,300496</text:p>
          </table:table-cell>
          <table:table-cell office:value-type="float" office:value="0.938753" calcext:value-type="float">
            <text:p>0,938753</text:p>
          </table:table-cell>
          <table:table-cell office:value-type="float" office:value="1.31968" calcext:value-type="float">
            <text:p>1,31968</text:p>
          </table:table-cell>
          <table:table-cell office:value-type="float" office:value="0.950257" calcext:value-type="float">
            <text:p>0,950257</text:p>
          </table:table-cell>
          <table:table-cell office:value-type="float" office:value="0.231843" calcext:value-type="float">
            <text:p>0,231843</text:p>
          </table:table-cell>
          <table:table-cell office:value-type="float" office:value="0.314022" calcext:value-type="float">
            <text:p>0,314022</text:p>
          </table:table-cell>
          <table:table-cell office:value-type="float" office:value="1.33923" calcext:value-type="float">
            <text:p>1,33923</text:p>
          </table:table-cell>
          <table:table-cell office:value-type="float" office:value="0.298149" calcext:value-type="float">
            <text:p>0,298149</text:p>
          </table:table-cell>
          <table:table-cell office:value-type="float" office:value="0.754912" calcext:value-type="float">
            <text:p>0,754912</text:p>
          </table:table-cell>
          <table:table-cell office:value-type="float" office:value="1.01109" calcext:value-type="float">
            <text:p>1,01109</text:p>
          </table:table-cell>
          <table:table-cell office:value-type="float" office:value="0.229031" calcext:value-type="float">
            <text:p>0,229031</text:p>
          </table:table-cell>
          <table:table-cell table:number-columns-repeated="52"/>
          <table:table-cell table:formula="of:=MIN([.A96:.BL96])" office:value-type="float" office:value="0.229031" calcext:value-type="float">
            <text:p>0,229031</text:p>
          </table:table-cell>
          <table:table-cell table:formula="of:=MAX([.A96:.BL96])" office:value-type="float" office:value="1.33923" calcext:value-type="float">
            <text:p>1,33923</text:p>
          </table:table-cell>
          <table:table-cell table:number-columns-repeated="7"/>
        </table:table-row>
        <table:table-row table:style-name="ro2">
          <table:table-cell office:value-type="float" office:value="0.226643" calcext:value-type="float">
            <text:p>0,226643</text:p>
          </table:table-cell>
          <table:table-cell office:value-type="float" office:value="0.437968" calcext:value-type="float">
            <text:p>0,437968</text:p>
          </table:table-cell>
          <table:table-cell office:value-type="float" office:value="0.383732" calcext:value-type="float">
            <text:p>0,383732</text:p>
          </table:table-cell>
          <table:table-cell office:value-type="float" office:value="0.309063" calcext:value-type="float">
            <text:p>0,309063</text:p>
          </table:table-cell>
          <table:table-cell office:value-type="float" office:value="0.285244" calcext:value-type="float">
            <text:p>0,285244</text:p>
          </table:table-cell>
          <table:table-cell office:value-type="float" office:value="0.34898" calcext:value-type="float">
            <text:p>0,34898</text:p>
          </table:table-cell>
          <table:table-cell office:value-type="float" office:value="1.01319" calcext:value-type="float">
            <text:p>1,01319</text:p>
          </table:table-cell>
          <table:table-cell office:value-type="float" office:value="0.434921" calcext:value-type="float">
            <text:p>0,434921</text:p>
          </table:table-cell>
          <table:table-cell office:value-type="float" office:value="0.817648" calcext:value-type="float">
            <text:p>0,817648</text:p>
          </table:table-cell>
          <table:table-cell office:value-type="float" office:value="0.826678" calcext:value-type="float">
            <text:p>0,826678</text:p>
          </table:table-cell>
          <table:table-cell office:value-type="float" office:value="0.680251" calcext:value-type="float">
            <text:p>0,680251</text:p>
          </table:table-cell>
          <table:table-cell office:value-type="float" office:value="1.81147" calcext:value-type="float">
            <text:p>1,81147</text:p>
          </table:table-cell>
          <table:table-cell office:value-type="float" office:value="1.65526" calcext:value-type="float">
            <text:p>1,65526</text:p>
          </table:table-cell>
          <table:table-cell office:value-type="float" office:value="1.34485" calcext:value-type="float">
            <text:p>1,34485</text:p>
          </table:table-cell>
          <table:table-cell office:value-type="float" office:value="1.237" calcext:value-type="float">
            <text:p>1,237</text:p>
          </table:table-cell>
          <table:table-cell office:value-type="float" office:value="0.198035" calcext:value-type="float">
            <text:p>0,198035</text:p>
          </table:table-cell>
          <table:table-cell table:number-columns-repeated="52"/>
          <table:table-cell table:formula="of:=MIN([.A97:.BL97])" office:value-type="float" office:value="0.198035" calcext:value-type="float">
            <text:p>0,198035</text:p>
          </table:table-cell>
          <table:table-cell table:formula="of:=MAX([.A97:.BL97])" office:value-type="float" office:value="1.81147" calcext:value-type="float">
            <text:p>1,81147</text:p>
          </table:table-cell>
          <table:table-cell table:number-columns-repeated="7"/>
        </table:table-row>
        <table:table-row table:style-name="ro2">
          <table:table-cell office:value-type="float" office:value="0.274113" calcext:value-type="float">
            <text:p>0,274113</text:p>
          </table:table-cell>
          <table:table-cell office:value-type="float" office:value="0.483324" calcext:value-type="float">
            <text:p>0,483324</text:p>
          </table:table-cell>
          <table:table-cell office:value-type="float" office:value="0.609561" calcext:value-type="float">
            <text:p>0,609561</text:p>
          </table:table-cell>
          <table:table-cell office:value-type="float" office:value="0.373981" calcext:value-type="float">
            <text:p>0,373981</text:p>
          </table:table-cell>
          <table:table-cell office:value-type="float" office:value="0.356258" calcext:value-type="float">
            <text:p>0,356258</text:p>
          </table:table-cell>
          <table:table-cell office:value-type="float" office:value="0.331878" calcext:value-type="float">
            <text:p>0,331878</text:p>
          </table:table-cell>
          <table:table-cell office:value-type="float" office:value="0.260082" calcext:value-type="float">
            <text:p>0,260082</text:p>
          </table:table-cell>
          <table:table-cell office:value-type="float" office:value="0.256501" calcext:value-type="float">
            <text:p>0,256501</text:p>
          </table:table-cell>
          <table:table-cell office:value-type="float" office:value="0.565232" calcext:value-type="float">
            <text:p>0,565232</text:p>
          </table:table-cell>
          <table:table-cell office:value-type="float" office:value="1.12583" calcext:value-type="float">
            <text:p>1,12583</text:p>
          </table:table-cell>
          <table:table-cell office:value-type="float" office:value="0.503944" calcext:value-type="float">
            <text:p>0,503944</text:p>
          </table:table-cell>
          <table:table-cell office:value-type="float" office:value="0.518488" calcext:value-type="float">
            <text:p>0,518488</text:p>
          </table:table-cell>
          <table:table-cell office:value-type="float" office:value="0.538238" calcext:value-type="float">
            <text:p>0,538238</text:p>
          </table:table-cell>
          <table:table-cell office:value-type="float" office:value="0.414839" calcext:value-type="float">
            <text:p>0,414839</text:p>
          </table:table-cell>
          <table:table-cell office:value-type="float" office:value="1.32689" calcext:value-type="float">
            <text:p>1,32689</text:p>
          </table:table-cell>
          <table:table-cell office:value-type="float" office:value="1.22474" calcext:value-type="float">
            <text:p>1,22474</text:p>
          </table:table-cell>
          <table:table-cell table:number-columns-repeated="52"/>
          <table:table-cell table:formula="of:=MIN([.A98:.BL98])" office:value-type="float" office:value="0.256501" calcext:value-type="float">
            <text:p>0,256501</text:p>
          </table:table-cell>
          <table:table-cell table:formula="of:=MAX([.A98:.BL98])" office:value-type="float" office:value="1.32689" calcext:value-type="float">
            <text:p>1,32689</text:p>
          </table:table-cell>
          <table:table-cell table:number-columns-repeated="7"/>
        </table:table-row>
        <table:table-row table:style-name="ro2">
          <table:table-cell office:value-type="float" office:value="0.567801" calcext:value-type="float">
            <text:p>0,567801</text:p>
          </table:table-cell>
          <table:table-cell office:value-type="float" office:value="0.588016" calcext:value-type="float">
            <text:p>0,588016</text:p>
          </table:table-cell>
          <table:table-cell office:value-type="float" office:value="0.668535" calcext:value-type="float">
            <text:p>0,668535</text:p>
          </table:table-cell>
          <table:table-cell office:value-type="float" office:value="0.699925" calcext:value-type="float">
            <text:p>0,699925</text:p>
          </table:table-cell>
          <table:table-cell office:value-type="float" office:value="0.540731" calcext:value-type="float">
            <text:p>0,540731</text:p>
          </table:table-cell>
          <table:table-cell office:value-type="float" office:value="0.649965" calcext:value-type="float">
            <text:p>0,649965</text:p>
          </table:table-cell>
          <table:table-cell office:value-type="float" office:value="0.616226" calcext:value-type="float">
            <text:p>0,616226</text:p>
          </table:table-cell>
          <table:table-cell office:value-type="float" office:value="0.946599" calcext:value-type="float">
            <text:p>0,946599</text:p>
          </table:table-cell>
          <table:table-cell office:value-type="float" office:value="0.92216" calcext:value-type="float">
            <text:p>0,92216</text:p>
          </table:table-cell>
          <table:table-cell office:value-type="float" office:value="0.907116" calcext:value-type="float">
            <text:p>0,907116</text:p>
          </table:table-cell>
          <table:table-cell office:value-type="float" office:value="0.249599" calcext:value-type="float">
            <text:p>0,249599</text:p>
          </table:table-cell>
          <table:table-cell office:value-type="float" office:value="1.27994" calcext:value-type="float">
            <text:p>1,27994</text:p>
          </table:table-cell>
          <table:table-cell office:value-type="float" office:value="1.36999" calcext:value-type="float">
            <text:p>1,36999</text:p>
          </table:table-cell>
          <table:table-cell office:value-type="float" office:value="0.588268" calcext:value-type="float">
            <text:p>0,588268</text:p>
          </table:table-cell>
          <table:table-cell office:value-type="float" office:value="0.891121" calcext:value-type="float">
            <text:p>0,891121</text:p>
          </table:table-cell>
          <table:table-cell office:value-type="float" office:value="0.128095" calcext:value-type="float">
            <text:p>0,128095</text:p>
          </table:table-cell>
          <table:table-cell table:number-columns-repeated="52"/>
          <table:table-cell table:formula="of:=MIN([.A99:.BL99])" office:value-type="float" office:value="0.128095" calcext:value-type="float">
            <text:p>0,128095</text:p>
          </table:table-cell>
          <table:table-cell table:formula="of:=MAX([.A99:.BL99])" office:value-type="float" office:value="1.36999" calcext:value-type="float">
            <text:p>1,36999</text:p>
          </table:table-cell>
          <table:table-cell table:number-columns-repeated="7"/>
        </table:table-row>
        <table:table-row table:style-name="ro2">
          <table:table-cell office:value-type="float" office:value="0.553587" calcext:value-type="float">
            <text:p>0,553587</text:p>
          </table:table-cell>
          <table:table-cell office:value-type="float" office:value="0.563289" calcext:value-type="float">
            <text:p>0,563289</text:p>
          </table:table-cell>
          <table:table-cell office:value-type="float" office:value="0.629646" calcext:value-type="float">
            <text:p>0,629646</text:p>
          </table:table-cell>
          <table:table-cell office:value-type="float" office:value="0.194325" calcext:value-type="float">
            <text:p>0,194325</text:p>
          </table:table-cell>
          <table:table-cell office:value-type="float" office:value="0.221667" calcext:value-type="float">
            <text:p>0,221667</text:p>
          </table:table-cell>
          <table:table-cell office:value-type="float" office:value="0.490833" calcext:value-type="float">
            <text:p>0,490833</text:p>
          </table:table-cell>
          <table:table-cell office:value-type="float" office:value="0.822425" calcext:value-type="float">
            <text:p>0,822425</text:p>
          </table:table-cell>
          <table:table-cell office:value-type="float" office:value="1.44527" calcext:value-type="float">
            <text:p>1,44527</text:p>
          </table:table-cell>
          <table:table-cell office:value-type="float" office:value="0.762795" calcext:value-type="float">
            <text:p>0,762795</text:p>
          </table:table-cell>
          <table:table-cell office:value-type="float" office:value="1.1502" calcext:value-type="float">
            <text:p>1,1502</text:p>
          </table:table-cell>
          <table:table-cell office:value-type="float" office:value="1.18142" calcext:value-type="float">
            <text:p>1,18142</text:p>
          </table:table-cell>
          <table:table-cell office:value-type="float" office:value="0.721144" calcext:value-type="float">
            <text:p>0,721144</text:p>
          </table:table-cell>
          <table:table-cell office:value-type="float" office:value="0.711451" calcext:value-type="float">
            <text:p>0,711451</text:p>
          </table:table-cell>
          <table:table-cell office:value-type="float" office:value="1.06413" calcext:value-type="float">
            <text:p>1,06413</text:p>
          </table:table-cell>
          <table:table-cell office:value-type="float" office:value="0.41458" calcext:value-type="float">
            <text:p>0,41458</text:p>
          </table:table-cell>
          <table:table-cell office:value-type="float" office:value="0.615739" calcext:value-type="float">
            <text:p>0,615739</text:p>
          </table:table-cell>
          <table:table-cell table:number-columns-repeated="52"/>
          <table:table-cell table:formula="of:=MIN([.A100:.BL100])" office:value-type="float" office:value="0.194325" calcext:value-type="float">
            <text:p>0,194325</text:p>
          </table:table-cell>
          <table:table-cell table:formula="of:=MAX([.A100:.BL100])" office:value-type="float" office:value="1.44527" calcext:value-type="float">
            <text:p>1,44527</text:p>
          </table:table-cell>
          <table:table-cell table:number-columns-repeated="7"/>
        </table:table-row>
        <table:table-row table:style-name="ro2">
          <table:table-cell office:value-type="float" office:value="0.309937" calcext:value-type="float">
            <text:p>0,309937</text:p>
          </table:table-cell>
          <table:table-cell office:value-type="float" office:value="0.429107" calcext:value-type="float">
            <text:p>0,429107</text:p>
          </table:table-cell>
          <table:table-cell office:value-type="float" office:value="0.154897" calcext:value-type="float">
            <text:p>0,154897</text:p>
          </table:table-cell>
          <table:table-cell office:value-type="float" office:value="0.591441" calcext:value-type="float">
            <text:p>0,591441</text:p>
          </table:table-cell>
          <table:table-cell office:value-type="float" office:value="0.234378" calcext:value-type="float">
            <text:p>0,234378</text:p>
          </table:table-cell>
          <table:table-cell office:value-type="float" office:value="0.22871" calcext:value-type="float">
            <text:p>0,22871</text:p>
          </table:table-cell>
          <table:table-cell office:value-type="float" office:value="0.601746" calcext:value-type="float">
            <text:p>0,601746</text:p>
          </table:table-cell>
          <table:table-cell office:value-type="float" office:value="0.808738" calcext:value-type="float">
            <text:p>0,808738</text:p>
          </table:table-cell>
          <table:table-cell office:value-type="float" office:value="0.34272" calcext:value-type="float">
            <text:p>0,34272</text:p>
          </table:table-cell>
          <table:table-cell office:value-type="float" office:value="1.13229" calcext:value-type="float">
            <text:p>1,13229</text:p>
          </table:table-cell>
          <table:table-cell office:value-type="float" office:value="1.01264" calcext:value-type="float">
            <text:p>1,01264</text:p>
          </table:table-cell>
          <table:table-cell office:value-type="float" office:value="1.42996" calcext:value-type="float">
            <text:p>1,42996</text:p>
          </table:table-cell>
          <table:table-cell office:value-type="float" office:value="0.156485" calcext:value-type="float">
            <text:p>0,156485</text:p>
          </table:table-cell>
          <table:table-cell office:value-type="float" office:value="0.322365" calcext:value-type="float">
            <text:p>0,322365</text:p>
          </table:table-cell>
          <table:table-cell office:value-type="float" office:value="0.700766" calcext:value-type="float">
            <text:p>0,700766</text:p>
          </table:table-cell>
          <table:table-cell office:value-type="float" office:value="0.788877" calcext:value-type="float">
            <text:p>0,788877</text:p>
          </table:table-cell>
          <table:table-cell table:number-columns-repeated="52"/>
          <table:table-cell table:formula="of:=MIN([.A101:.BL101])" office:value-type="float" office:value="0.154897" calcext:value-type="float">
            <text:p>0,154897</text:p>
          </table:table-cell>
          <table:table-cell table:formula="of:=MAX([.A101:.BL101])" office:value-type="float" office:value="1.42996" calcext:value-type="float">
            <text:p>1,42996</text:p>
          </table:table-cell>
          <table:table-cell table:number-columns-repeated="7"/>
        </table:table-row>
        <table:table-row table:style-name="ro2">
          <table:table-cell office:value-type="float" office:value="0.586883" calcext:value-type="float">
            <text:p>0,586883</text:p>
          </table:table-cell>
          <table:table-cell office:value-type="float" office:value="0.635511" calcext:value-type="float">
            <text:p>0,635511</text:p>
          </table:table-cell>
          <table:table-cell office:value-type="float" office:value="0.302557" calcext:value-type="float">
            <text:p>0,302557</text:p>
          </table:table-cell>
          <table:table-cell office:value-type="float" office:value="0.964343" calcext:value-type="float">
            <text:p>0,964343</text:p>
          </table:table-cell>
          <table:table-cell office:value-type="float" office:value="0.412942" calcext:value-type="float">
            <text:p>0,412942</text:p>
          </table:table-cell>
          <table:table-cell office:value-type="float" office:value="0.6106" calcext:value-type="float">
            <text:p>0,6106</text:p>
          </table:table-cell>
          <table:table-cell office:value-type="float" office:value="0.153446" calcext:value-type="float">
            <text:p>0,153446</text:p>
          </table:table-cell>
          <table:table-cell office:value-type="float" office:value="0.278038" calcext:value-type="float">
            <text:p>0,278038</text:p>
          </table:table-cell>
          <table:table-cell office:value-type="float" office:value="0.795936" calcext:value-type="float">
            <text:p>0,795936</text:p>
          </table:table-cell>
          <table:table-cell office:value-type="float" office:value="1.76737" calcext:value-type="float">
            <text:p>1,76737</text:p>
          </table:table-cell>
          <table:table-cell office:value-type="float" office:value="0.754352" calcext:value-type="float">
            <text:p>0,754352</text:p>
          </table:table-cell>
          <table:table-cell office:value-type="float" office:value="0.380836" calcext:value-type="float">
            <text:p>0,380836</text:p>
          </table:table-cell>
          <table:table-cell office:value-type="float" office:value="1.15464" calcext:value-type="float">
            <text:p>1,15464</text:p>
          </table:table-cell>
          <table:table-cell office:value-type="float" office:value="0.353466" calcext:value-type="float">
            <text:p>0,353466</text:p>
          </table:table-cell>
          <table:table-cell office:value-type="float" office:value="1.52134" calcext:value-type="float">
            <text:p>1,52134</text:p>
          </table:table-cell>
          <table:table-cell office:value-type="float" office:value="1.50903" calcext:value-type="float">
            <text:p>1,50903</text:p>
          </table:table-cell>
          <table:table-cell table:number-columns-repeated="52"/>
          <table:table-cell table:formula="of:=MIN([.A102:.BL102])" office:value-type="float" office:value="0.153446" calcext:value-type="float">
            <text:p>0,153446</text:p>
          </table:table-cell>
          <table:table-cell table:formula="of:=MAX([.A102:.BL102])" office:value-type="float" office:value="1.76737" calcext:value-type="float">
            <text:p>1,76737</text:p>
          </table:table-cell>
          <table:table-cell table:number-columns-repeated="7"/>
        </table:table-row>
        <table:table-row table:style-name="ro2">
          <table:table-cell office:value-type="float" office:value="0.29712" calcext:value-type="float">
            <text:p>0,29712</text:p>
          </table:table-cell>
          <table:table-cell office:value-type="float" office:value="0.550786" calcext:value-type="float">
            <text:p>0,550786</text:p>
          </table:table-cell>
          <table:table-cell office:value-type="float" office:value="0.347881" calcext:value-type="float">
            <text:p>0,347881</text:p>
          </table:table-cell>
          <table:table-cell office:value-type="float" office:value="0.26929" calcext:value-type="float">
            <text:p>0,26929</text:p>
          </table:table-cell>
          <table:table-cell office:value-type="float" office:value="0.412314" calcext:value-type="float">
            <text:p>0,412314</text:p>
          </table:table-cell>
          <table:table-cell office:value-type="float" office:value="1.03023" calcext:value-type="float">
            <text:p>1,03023</text:p>
          </table:table-cell>
          <table:table-cell office:value-type="float" office:value="0.908395" calcext:value-type="float">
            <text:p>0,908395</text:p>
          </table:table-cell>
          <table:table-cell office:value-type="float" office:value="0.892791" calcext:value-type="float">
            <text:p>0,892791</text:p>
          </table:table-cell>
          <table:table-cell office:value-type="float" office:value="0.819948" calcext:value-type="float">
            <text:p>0,819948</text:p>
          </table:table-cell>
          <table:table-cell office:value-type="float" office:value="0.627285" calcext:value-type="float">
            <text:p>0,627285</text:p>
          </table:table-cell>
          <table:table-cell office:value-type="float" office:value="0.693907" calcext:value-type="float">
            <text:p>0,693907</text:p>
          </table:table-cell>
          <table:table-cell office:value-type="float" office:value="0.320586" calcext:value-type="float">
            <text:p>0,320586</text:p>
          </table:table-cell>
          <table:table-cell office:value-type="float" office:value="0.324887" calcext:value-type="float">
            <text:p>0,324887</text:p>
          </table:table-cell>
          <table:table-cell office:value-type="float" office:value="1.1076" calcext:value-type="float">
            <text:p>1,1076</text:p>
          </table:table-cell>
          <table:table-cell office:value-type="float" office:value="0.524851" calcext:value-type="float">
            <text:p>0,524851</text:p>
          </table:table-cell>
          <table:table-cell office:value-type="float" office:value="0.163923" calcext:value-type="float">
            <text:p>0,163923</text:p>
          </table:table-cell>
          <table:table-cell table:number-columns-repeated="52"/>
          <table:table-cell table:formula="of:=MIN([.A103:.BL103])" office:value-type="float" office:value="0.163923" calcext:value-type="float">
            <text:p>0,163923</text:p>
          </table:table-cell>
          <table:table-cell table:formula="of:=MAX([.A103:.BL103])" office:value-type="float" office:value="1.1076" calcext:value-type="float">
            <text:p>1,1076</text:p>
          </table:table-cell>
          <table:table-cell table:number-columns-repeated="7"/>
        </table:table-row>
        <table:table-row table:style-name="ro2">
          <table:table-cell office:value-type="float" office:value="0.577636" calcext:value-type="float">
            <text:p>0,577636</text:p>
          </table:table-cell>
          <table:table-cell office:value-type="float" office:value="0.602093" calcext:value-type="float">
            <text:p>0,602093</text:p>
          </table:table-cell>
          <table:table-cell office:value-type="float" office:value="0.681836" calcext:value-type="float">
            <text:p>0,681836</text:p>
          </table:table-cell>
          <table:table-cell office:value-type="float" office:value="0.800069" calcext:value-type="float">
            <text:p>0,800069</text:p>
          </table:table-cell>
          <table:table-cell office:value-type="float" office:value="0.27377" calcext:value-type="float">
            <text:p>0,27377</text:p>
          </table:table-cell>
          <table:table-cell office:value-type="float" office:value="0.195368" calcext:value-type="float">
            <text:p>0,195368</text:p>
          </table:table-cell>
          <table:table-cell office:value-type="float" office:value="0.803558" calcext:value-type="float">
            <text:p>0,803558</text:p>
          </table:table-cell>
          <table:table-cell office:value-type="float" office:value="0.589603" calcext:value-type="float">
            <text:p>0,589603</text:p>
          </table:table-cell>
          <table:table-cell office:value-type="float" office:value="0.595728" calcext:value-type="float">
            <text:p>0,595728</text:p>
          </table:table-cell>
          <table:table-cell office:value-type="float" office:value="0.502316" calcext:value-type="float">
            <text:p>0,502316</text:p>
          </table:table-cell>
          <table:table-cell office:value-type="float" office:value="1.22243" calcext:value-type="float">
            <text:p>1,22243</text:p>
          </table:table-cell>
          <table:table-cell office:value-type="float" office:value="1.46995" calcext:value-type="float">
            <text:p>1,46995</text:p>
          </table:table-cell>
          <table:table-cell office:value-type="float" office:value="1.62338" calcext:value-type="float">
            <text:p>1,62338</text:p>
          </table:table-cell>
          <table:table-cell office:value-type="float" office:value="0.592668" calcext:value-type="float">
            <text:p>0,592668</text:p>
          </table:table-cell>
          <table:table-cell office:value-type="float" office:value="0.2491" calcext:value-type="float">
            <text:p>0,2491</text:p>
          </table:table-cell>
          <table:table-cell office:value-type="float" office:value="1.20087" calcext:value-type="float">
            <text:p>1,20087</text:p>
          </table:table-cell>
          <table:table-cell table:number-columns-repeated="52"/>
          <table:table-cell table:formula="of:=MIN([.A104:.BL104])" office:value-type="float" office:value="0.195368" calcext:value-type="float">
            <text:p>0,195368</text:p>
          </table:table-cell>
          <table:table-cell table:formula="of:=MAX([.A104:.BL104])" office:value-type="float" office:value="1.62338" calcext:value-type="float">
            <text:p>1,62338</text:p>
          </table:table-cell>
          <table:table-cell table:number-columns-repeated="7"/>
        </table:table-row>
        <table:table-row table:style-name="ro2">
          <table:table-cell office:value-type="float" office:value="0.560674" calcext:value-type="float">
            <text:p>0,560674</text:p>
          </table:table-cell>
          <table:table-cell office:value-type="float" office:value="0.575103" calcext:value-type="float">
            <text:p>0,575103</text:p>
          </table:table-cell>
          <table:table-cell office:value-type="float" office:value="0.592813" calcext:value-type="float">
            <text:p>0,592813</text:p>
          </table:table-cell>
          <table:table-cell office:value-type="float" office:value="1.22846" calcext:value-type="float">
            <text:p>1,22846</text:p>
          </table:table-cell>
          <table:table-cell office:value-type="float" office:value="1.24194" calcext:value-type="float">
            <text:p>1,24194</text:p>
          </table:table-cell>
          <table:table-cell office:value-type="float" office:value="0.739746" calcext:value-type="float">
            <text:p>0,739746</text:p>
          </table:table-cell>
          <table:table-cell office:value-type="float" office:value="0.431809" calcext:value-type="float">
            <text:p>0,431809</text:p>
          </table:table-cell>
          <table:table-cell office:value-type="float" office:value="1.59753" calcext:value-type="float">
            <text:p>1,59753</text:p>
          </table:table-cell>
          <table:table-cell office:value-type="float" office:value="0.475493" calcext:value-type="float">
            <text:p>0,475493</text:p>
          </table:table-cell>
          <table:table-cell office:value-type="float" office:value="0.629185" calcext:value-type="float">
            <text:p>0,629185</text:p>
          </table:table-cell>
          <table:table-cell office:value-type="float" office:value="0.892123" calcext:value-type="float">
            <text:p>0,892123</text:p>
          </table:table-cell>
          <table:table-cell office:value-type="float" office:value="1.5909" calcext:value-type="float">
            <text:p>1,5909</text:p>
          </table:table-cell>
          <table:table-cell office:value-type="float" office:value="1.15169" calcext:value-type="float">
            <text:p>1,15169</text:p>
          </table:table-cell>
          <table:table-cell office:value-type="float" office:value="0.451172" calcext:value-type="float">
            <text:p>0,451172</text:p>
          </table:table-cell>
          <table:table-cell office:value-type="float" office:value="1.18375" calcext:value-type="float">
            <text:p>1,18375</text:p>
          </table:table-cell>
          <table:table-cell office:value-type="float" office:value="1.24436" calcext:value-type="float">
            <text:p>1,24436</text:p>
          </table:table-cell>
          <table:table-cell table:number-columns-repeated="52"/>
          <table:table-cell table:formula="of:=MIN([.A105:.BL105])" office:value-type="float" office:value="0.431809" calcext:value-type="float">
            <text:p>0,431809</text:p>
          </table:table-cell>
          <table:table-cell table:formula="of:=MAX([.A105:.BL105])" office:value-type="float" office:value="1.59753" calcext:value-type="float">
            <text:p>1,597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06584" calcext:value-type="float">
            <text:p>0,306584</text:p>
          </table:table-cell>
          <table:table-cell office:value-type="float" office:value="0.308859" calcext:value-type="float">
            <text:p>0,308859</text:p>
          </table:table-cell>
          <table:table-cell office:value-type="float" office:value="0.287296" calcext:value-type="float">
            <text:p>0,287296</text:p>
          </table:table-cell>
          <table:table-cell office:value-type="float" office:value="0.326718" calcext:value-type="float">
            <text:p>0,326718</text:p>
          </table:table-cell>
          <table:table-cell office:value-type="float" office:value="0.238019" calcext:value-type="float">
            <text:p>0,238019</text:p>
          </table:table-cell>
          <table:table-cell office:value-type="float" office:value="0.388726" calcext:value-type="float">
            <text:p>0,388726</text:p>
          </table:table-cell>
          <table:table-cell office:value-type="float" office:value="0.36717" calcext:value-type="float">
            <text:p>0,36717</text:p>
          </table:table-cell>
          <table:table-cell office:value-type="float" office:value="0.196782" calcext:value-type="float">
            <text:p>0,196782</text:p>
          </table:table-cell>
          <table:table-cell office:value-type="float" office:value="0.28992" calcext:value-type="float">
            <text:p>0,28992</text:p>
          </table:table-cell>
          <table:table-cell office:value-type="float" office:value="0.341344" calcext:value-type="float">
            <text:p>0,341344</text:p>
          </table:table-cell>
          <table:table-cell office:value-type="float" office:value="1.37295" calcext:value-type="float">
            <text:p>1,37295</text:p>
          </table:table-cell>
          <table:table-cell office:value-type="float" office:value="0.635739" calcext:value-type="float">
            <text:p>0,635739</text:p>
          </table:table-cell>
          <table:table-cell office:value-type="float" office:value="0.211632" calcext:value-type="float">
            <text:p>0,211632</text:p>
          </table:table-cell>
          <table:table-cell office:value-type="float" office:value="0.427322" calcext:value-type="float">
            <text:p>0,427322</text:p>
          </table:table-cell>
          <table:table-cell office:value-type="float" office:value="1.67588" calcext:value-type="float">
            <text:p>1,67588</text:p>
          </table:table-cell>
          <table:table-cell office:value-type="float" office:value="1.44909" calcext:value-type="float">
            <text:p>1,44909</text:p>
          </table:table-cell>
          <table:table-cell office:value-type="float" office:value="0.569636" calcext:value-type="float">
            <text:p>0,569636</text:p>
          </table:table-cell>
          <table:table-cell office:value-type="float" office:value="1.53638" calcext:value-type="float">
            <text:p>1,53638</text:p>
          </table:table-cell>
          <table:table-cell office:value-type="float" office:value="0.223173" calcext:value-type="float">
            <text:p>0,223173</text:p>
          </table:table-cell>
          <table:table-cell office:value-type="float" office:value="0.651373" calcext:value-type="float">
            <text:p>0,651373</text:p>
          </table:table-cell>
          <table:table-cell office:value-type="float" office:value="0.655641" calcext:value-type="float">
            <text:p>0,655641</text:p>
          </table:table-cell>
          <table:table-cell office:value-type="float" office:value="0.668093" calcext:value-type="float">
            <text:p>0,668093</text:p>
          </table:table-cell>
          <table:table-cell office:value-type="float" office:value="0.202331" calcext:value-type="float">
            <text:p>0,202331</text:p>
          </table:table-cell>
          <table:table-cell office:value-type="float" office:value="0.129725" calcext:value-type="float">
            <text:p>0,129725</text:p>
          </table:table-cell>
          <table:table-cell table:number-columns-repeated="44"/>
          <table:table-cell table:formula="of:=MIN([.A107:.BL107])" office:value-type="float" office:value="0.129725" calcext:value-type="float">
            <text:p>0,129725</text:p>
          </table:table-cell>
          <table:table-cell table:formula="of:=MAX([.A107:.BL107])" office:value-type="float" office:value="1.67588" calcext:value-type="float">
            <text:p>1,67588</text:p>
          </table:table-cell>
          <table:table-cell table:number-columns-repeated="7"/>
        </table:table-row>
        <table:table-row table:style-name="ro2">
          <table:table-cell office:value-type="float" office:value="0.371688" calcext:value-type="float">
            <text:p>0,371688</text:p>
          </table:table-cell>
          <table:table-cell office:value-type="float" office:value="0.398023" calcext:value-type="float">
            <text:p>0,398023</text:p>
          </table:table-cell>
          <table:table-cell office:value-type="float" office:value="0.422937" calcext:value-type="float">
            <text:p>0,422937</text:p>
          </table:table-cell>
          <table:table-cell office:value-type="float" office:value="0.51183" calcext:value-type="float">
            <text:p>0,51183</text:p>
          </table:table-cell>
          <table:table-cell office:value-type="float" office:value="0.407281" calcext:value-type="float">
            <text:p>0,407281</text:p>
          </table:table-cell>
          <table:table-cell office:value-type="float" office:value="0.388116" calcext:value-type="float">
            <text:p>0,388116</text:p>
          </table:table-cell>
          <table:table-cell office:value-type="float" office:value="0.821935" calcext:value-type="float">
            <text:p>0,821935</text:p>
          </table:table-cell>
          <table:table-cell office:value-type="float" office:value="0.41222" calcext:value-type="float">
            <text:p>0,41222</text:p>
          </table:table-cell>
          <table:table-cell office:value-type="float" office:value="0.433445" calcext:value-type="float">
            <text:p>0,433445</text:p>
          </table:table-cell>
          <table:table-cell office:value-type="float" office:value="0.181282" calcext:value-type="float">
            <text:p>0,181282</text:p>
          </table:table-cell>
          <table:table-cell office:value-type="float" office:value="0.217726" calcext:value-type="float">
            <text:p>0,217726</text:p>
          </table:table-cell>
          <table:table-cell office:value-type="float" office:value="0.240874" calcext:value-type="float">
            <text:p>0,240874</text:p>
          </table:table-cell>
          <table:table-cell office:value-type="float" office:value="1.23499" calcext:value-type="float">
            <text:p>1,23499</text:p>
          </table:table-cell>
          <table:table-cell office:value-type="float" office:value="0.13215" calcext:value-type="float">
            <text:p>0,13215</text:p>
          </table:table-cell>
          <table:table-cell office:value-type="float" office:value="1.40001" calcext:value-type="float">
            <text:p>1,40001</text:p>
          </table:table-cell>
          <table:table-cell office:value-type="float" office:value="1.43094" calcext:value-type="float">
            <text:p>1,43094</text:p>
          </table:table-cell>
          <table:table-cell office:value-type="float" office:value="1.48824" calcext:value-type="float">
            <text:p>1,48824</text:p>
          </table:table-cell>
          <table:table-cell office:value-type="float" office:value="1.41554" calcext:value-type="float">
            <text:p>1,41554</text:p>
          </table:table-cell>
          <table:table-cell office:value-type="float" office:value="1.57006" calcext:value-type="float">
            <text:p>1,57006</text:p>
          </table:table-cell>
          <table:table-cell office:value-type="float" office:value="1.56534" calcext:value-type="float">
            <text:p>1,56534</text:p>
          </table:table-cell>
          <table:table-cell office:value-type="float" office:value="1.6648" calcext:value-type="float">
            <text:p>1,6648</text:p>
          </table:table-cell>
          <table:table-cell office:value-type="float" office:value="0.599027" calcext:value-type="float">
            <text:p>0,599027</text:p>
          </table:table-cell>
          <table:table-cell office:value-type="float" office:value="1.8667" calcext:value-type="float">
            <text:p>1,8667</text:p>
          </table:table-cell>
          <table:table-cell office:value-type="float" office:value="0.343934" calcext:value-type="float">
            <text:p>0,343934</text:p>
          </table:table-cell>
          <table:table-cell table:number-columns-repeated="44"/>
          <table:table-cell table:formula="of:=MIN([.A108:.BL108])" office:value-type="float" office:value="0.13215" calcext:value-type="float">
            <text:p>0,13215</text:p>
          </table:table-cell>
          <table:table-cell table:formula="of:=MAX([.A108:.BL108])" office:value-type="float" office:value="1.8667" calcext:value-type="float">
            <text:p>1,8667</text:p>
          </table:table-cell>
          <table:table-cell table:number-columns-repeated="7"/>
        </table:table-row>
        <table:table-row table:style-name="ro2">
          <table:table-cell office:value-type="float" office:value="0.227819" calcext:value-type="float">
            <text:p>0,227819</text:p>
          </table:table-cell>
          <table:table-cell office:value-type="float" office:value="0.357891" calcext:value-type="float">
            <text:p>0,357891</text:p>
          </table:table-cell>
          <table:table-cell office:value-type="float" office:value="0.286829" calcext:value-type="float">
            <text:p>0,286829</text:p>
          </table:table-cell>
          <table:table-cell office:value-type="float" office:value="0.338991" calcext:value-type="float">
            <text:p>0,338991</text:p>
          </table:table-cell>
          <table:table-cell office:value-type="float" office:value="0.480487" calcext:value-type="float">
            <text:p>0,480487</text:p>
          </table:table-cell>
          <table:table-cell office:value-type="float" office:value="0.529808" calcext:value-type="float">
            <text:p>0,529808</text:p>
          </table:table-cell>
          <table:table-cell office:value-type="float" office:value="0.447068" calcext:value-type="float">
            <text:p>0,447068</text:p>
          </table:table-cell>
          <table:table-cell office:value-type="float" office:value="0.422417" calcext:value-type="float">
            <text:p>0,422417</text:p>
          </table:table-cell>
          <table:table-cell office:value-type="float" office:value="0.377246" calcext:value-type="float">
            <text:p>0,377246</text:p>
          </table:table-cell>
          <table:table-cell office:value-type="float" office:value="0.549135" calcext:value-type="float">
            <text:p>0,549135</text:p>
          </table:table-cell>
          <table:table-cell office:value-type="float" office:value="1.28838" calcext:value-type="float">
            <text:p>1,28838</text:p>
          </table:table-cell>
          <table:table-cell office:value-type="float" office:value="0.415258" calcext:value-type="float">
            <text:p>0,415258</text:p>
          </table:table-cell>
          <table:table-cell office:value-type="float" office:value="0.310613" calcext:value-type="float">
            <text:p>0,310613</text:p>
          </table:table-cell>
          <table:table-cell office:value-type="float" office:value="0.317238" calcext:value-type="float">
            <text:p>0,317238</text:p>
          </table:table-cell>
          <table:table-cell office:value-type="float" office:value="0.0998771" calcext:value-type="float">
            <text:p>0,0998771</text:p>
          </table:table-cell>
          <table:table-cell office:value-type="float" office:value="0.0980289" calcext:value-type="float">
            <text:p>0,0980289</text:p>
          </table:table-cell>
          <table:table-cell office:value-type="float" office:value="0.101138" calcext:value-type="float">
            <text:p>0,101138</text:p>
          </table:table-cell>
          <table:table-cell office:value-type="float" office:value="1.88944" calcext:value-type="float">
            <text:p>1,88944</text:p>
          </table:table-cell>
          <table:table-cell office:value-type="float" office:value="1.89213" calcext:value-type="float">
            <text:p>1,89213</text:p>
          </table:table-cell>
          <table:table-cell office:value-type="float" office:value="1.06679" calcext:value-type="float">
            <text:p>1,06679</text:p>
          </table:table-cell>
          <table:table-cell office:value-type="float" office:value="1.13136" calcext:value-type="float">
            <text:p>1,13136</text:p>
          </table:table-cell>
          <table:table-cell office:value-type="float" office:value="0.197096" calcext:value-type="float">
            <text:p>0,197096</text:p>
          </table:table-cell>
          <table:table-cell office:value-type="float" office:value="0.19769" calcext:value-type="float">
            <text:p>0,19769</text:p>
          </table:table-cell>
          <table:table-cell office:value-type="float" office:value="0.079349" calcext:value-type="float">
            <text:p>0,079349</text:p>
          </table:table-cell>
          <table:table-cell table:number-columns-repeated="44"/>
          <table:table-cell table:formula="of:=MIN([.A109:.BL109])" office:value-type="float" office:value="0.079349" calcext:value-type="float">
            <text:p>0,079349</text:p>
          </table:table-cell>
          <table:table-cell table:formula="of:=MAX([.A109:.BL109])" office:value-type="float" office:value="1.89213" calcext:value-type="float">
            <text:p>1,89213</text:p>
          </table:table-cell>
          <table:table-cell table:number-columns-repeated="7"/>
        </table:table-row>
        <table:table-row table:style-name="ro2">
          <table:table-cell office:value-type="float" office:value="0.379782" calcext:value-type="float">
            <text:p>0,379782</text:p>
          </table:table-cell>
          <table:table-cell office:value-type="float" office:value="0.40742" calcext:value-type="float">
            <text:p>0,40742</text:p>
          </table:table-cell>
          <table:table-cell office:value-type="float" office:value="0.412928" calcext:value-type="float">
            <text:p>0,412928</text:p>
          </table:table-cell>
          <table:table-cell office:value-type="float" office:value="0.464052" calcext:value-type="float">
            <text:p>0,464052</text:p>
          </table:table-cell>
          <table:table-cell office:value-type="float" office:value="0.248641" calcext:value-type="float">
            <text:p>0,248641</text:p>
          </table:table-cell>
          <table:table-cell office:value-type="float" office:value="0.328173" calcext:value-type="float">
            <text:p>0,328173</text:p>
          </table:table-cell>
          <table:table-cell office:value-type="float" office:value="0.386817" calcext:value-type="float">
            <text:p>0,386817</text:p>
          </table:table-cell>
          <table:table-cell office:value-type="float" office:value="0.646355" calcext:value-type="float">
            <text:p>0,646355</text:p>
          </table:table-cell>
          <table:table-cell office:value-type="float" office:value="0.335371" calcext:value-type="float">
            <text:p>0,335371</text:p>
          </table:table-cell>
          <table:table-cell office:value-type="float" office:value="0.99257" calcext:value-type="float">
            <text:p>0,99257</text:p>
          </table:table-cell>
          <table:table-cell office:value-type="float" office:value="0.258494" calcext:value-type="float">
            <text:p>0,258494</text:p>
          </table:table-cell>
          <table:table-cell office:value-type="float" office:value="0.39966" calcext:value-type="float">
            <text:p>0,39966</text:p>
          </table:table-cell>
          <table:table-cell office:value-type="float" office:value="0.327964" calcext:value-type="float">
            <text:p>0,327964</text:p>
          </table:table-cell>
          <table:table-cell office:value-type="float" office:value="0.927629" calcext:value-type="float">
            <text:p>0,927629</text:p>
          </table:table-cell>
          <table:table-cell office:value-type="float" office:value="1.4045" calcext:value-type="float">
            <text:p>1,4045</text:p>
          </table:table-cell>
          <table:table-cell office:value-type="float" office:value="1.04953" calcext:value-type="float">
            <text:p>1,04953</text:p>
          </table:table-cell>
          <table:table-cell office:value-type="float" office:value="1.60047" calcext:value-type="float">
            <text:p>1,60047</text:p>
          </table:table-cell>
          <table:table-cell office:value-type="float" office:value="1.00745" calcext:value-type="float">
            <text:p>1,00745</text:p>
          </table:table-cell>
          <table:table-cell office:value-type="float" office:value="1.66904" calcext:value-type="float">
            <text:p>1,66904</text:p>
          </table:table-cell>
          <table:table-cell office:value-type="float" office:value="0.336077" calcext:value-type="float">
            <text:p>0,336077</text:p>
          </table:table-cell>
          <table:table-cell office:value-type="float" office:value="1.35692" calcext:value-type="float">
            <text:p>1,35692</text:p>
          </table:table-cell>
          <table:table-cell office:value-type="float" office:value="1.76219" calcext:value-type="float">
            <text:p>1,76219</text:p>
          </table:table-cell>
          <table:table-cell office:value-type="float" office:value="1.50556" calcext:value-type="float">
            <text:p>1,50556</text:p>
          </table:table-cell>
          <table:table-cell office:value-type="float" office:value="0.160425" calcext:value-type="float">
            <text:p>0,160425</text:p>
          </table:table-cell>
          <table:table-cell table:number-columns-repeated="44"/>
          <table:table-cell table:formula="of:=MIN([.A110:.BL110])" office:value-type="float" office:value="0.160425" calcext:value-type="float">
            <text:p>0,160425</text:p>
          </table:table-cell>
          <table:table-cell table:formula="of:=MAX([.A110:.BL110])" office:value-type="float" office:value="1.76219" calcext:value-type="float">
            <text:p>1,76219</text:p>
          </table:table-cell>
          <table:table-cell table:number-columns-repeated="7"/>
        </table:table-row>
        <table:table-row table:style-name="ro2">
          <table:table-cell office:value-type="float" office:value="0.241906" calcext:value-type="float">
            <text:p>0,241906</text:p>
          </table:table-cell>
          <table:table-cell office:value-type="float" office:value="0.368206" calcext:value-type="float">
            <text:p>0,368206</text:p>
          </table:table-cell>
          <table:table-cell office:value-type="float" office:value="0.290536" calcext:value-type="float">
            <text:p>0,290536</text:p>
          </table:table-cell>
          <table:table-cell office:value-type="float" office:value="0.381155" calcext:value-type="float">
            <text:p>0,381155</text:p>
          </table:table-cell>
          <table:table-cell office:value-type="float" office:value="0.763776" calcext:value-type="float">
            <text:p>0,763776</text:p>
          </table:table-cell>
          <table:table-cell office:value-type="float" office:value="0.403598" calcext:value-type="float">
            <text:p>0,403598</text:p>
          </table:table-cell>
          <table:table-cell office:value-type="float" office:value="0.205118" calcext:value-type="float">
            <text:p>0,205118</text:p>
          </table:table-cell>
          <table:table-cell office:value-type="float" office:value="0.329367" calcext:value-type="float">
            <text:p>0,329367</text:p>
          </table:table-cell>
          <table:table-cell office:value-type="float" office:value="0.152736" calcext:value-type="float">
            <text:p>0,152736</text:p>
          </table:table-cell>
          <table:table-cell office:value-type="float" office:value="0.196914" calcext:value-type="float">
            <text:p>0,196914</text:p>
          </table:table-cell>
          <table:table-cell office:value-type="float" office:value="1.08741" calcext:value-type="float">
            <text:p>1,08741</text:p>
          </table:table-cell>
          <table:table-cell office:value-type="float" office:value="1.28553" calcext:value-type="float">
            <text:p>1,28553</text:p>
          </table:table-cell>
          <table:table-cell office:value-type="float" office:value="0.450385" calcext:value-type="float">
            <text:p>0,450385</text:p>
          </table:table-cell>
          <table:table-cell office:value-type="float" office:value="0.990191" calcext:value-type="float">
            <text:p>0,990191</text:p>
          </table:table-cell>
          <table:table-cell office:value-type="float" office:value="0.72683" calcext:value-type="float">
            <text:p>0,72683</text:p>
          </table:table-cell>
          <table:table-cell office:value-type="float" office:value="0.744681" calcext:value-type="float">
            <text:p>0,744681</text:p>
          </table:table-cell>
          <table:table-cell office:value-type="float" office:value="1.70994" calcext:value-type="float">
            <text:p>1,70994</text:p>
          </table:table-cell>
          <table:table-cell office:value-type="float" office:value="1.5143" calcext:value-type="float">
            <text:p>1,5143</text:p>
          </table:table-cell>
          <table:table-cell office:value-type="float" office:value="0.182498" calcext:value-type="float">
            <text:p>0,182498</text:p>
          </table:table-cell>
          <table:table-cell office:value-type="float" office:value="1.61668" calcext:value-type="float">
            <text:p>1,61668</text:p>
          </table:table-cell>
          <table:table-cell office:value-type="float" office:value="0.477694" calcext:value-type="float">
            <text:p>0,477694</text:p>
          </table:table-cell>
          <table:table-cell office:value-type="float" office:value="0.139236" calcext:value-type="float">
            <text:p>0,139236</text:p>
          </table:table-cell>
          <table:table-cell office:value-type="float" office:value="0.103558" calcext:value-type="float">
            <text:p>0,103558</text:p>
          </table:table-cell>
          <table:table-cell office:value-type="float" office:value="0.335976" calcext:value-type="float">
            <text:p>0,335976</text:p>
          </table:table-cell>
          <table:table-cell table:number-columns-repeated="44"/>
          <table:table-cell table:formula="of:=MIN([.A111:.BL111])" office:value-type="float" office:value="0.103558" calcext:value-type="float">
            <text:p>0,103558</text:p>
          </table:table-cell>
          <table:table-cell table:formula="of:=MAX([.A111:.BL111])" office:value-type="float" office:value="1.70994" calcext:value-type="float">
            <text:p>1,70994</text:p>
          </table:table-cell>
          <table:table-cell table:number-columns-repeated="7"/>
        </table:table-row>
        <table:table-row table:style-name="ro2">
          <table:table-cell office:value-type="float" office:value="0.218951" calcext:value-type="float">
            <text:p>0,218951</text:p>
          </table:table-cell>
          <table:table-cell office:value-type="float" office:value="0.280635" calcext:value-type="float">
            <text:p>0,280635</text:p>
          </table:table-cell>
          <table:table-cell office:value-type="float" office:value="0.345516" calcext:value-type="float">
            <text:p>0,345516</text:p>
          </table:table-cell>
          <table:table-cell office:value-type="float" office:value="0.194661" calcext:value-type="float">
            <text:p>0,194661</text:p>
          </table:table-cell>
          <table:table-cell office:value-type="float" office:value="0.265646" calcext:value-type="float">
            <text:p>0,265646</text:p>
          </table:table-cell>
          <table:table-cell office:value-type="float" office:value="0.234669" calcext:value-type="float">
            <text:p>0,234669</text:p>
          </table:table-cell>
          <table:table-cell office:value-type="float" office:value="0.392795" calcext:value-type="float">
            <text:p>0,392795</text:p>
          </table:table-cell>
          <table:table-cell office:value-type="float" office:value="0.187013" calcext:value-type="float">
            <text:p>0,187013</text:p>
          </table:table-cell>
          <table:table-cell office:value-type="float" office:value="0.275391" calcext:value-type="float">
            <text:p>0,275391</text:p>
          </table:table-cell>
          <table:table-cell office:value-type="float" office:value="0.253453" calcext:value-type="float">
            <text:p>0,253453</text:p>
          </table:table-cell>
          <table:table-cell office:value-type="float" office:value="0.412501" calcext:value-type="float">
            <text:p>0,412501</text:p>
          </table:table-cell>
          <table:table-cell office:value-type="float" office:value="0.197919" calcext:value-type="float">
            <text:p>0,197919</text:p>
          </table:table-cell>
          <table:table-cell office:value-type="float" office:value="0.257914" calcext:value-type="float">
            <text:p>0,257914</text:p>
          </table:table-cell>
          <table:table-cell office:value-type="float" office:value="1.20999" calcext:value-type="float">
            <text:p>1,20999</text:p>
          </table:table-cell>
          <table:table-cell office:value-type="float" office:value="0.200185" calcext:value-type="float">
            <text:p>0,200185</text:p>
          </table:table-cell>
          <table:table-cell office:value-type="float" office:value="0.302413" calcext:value-type="float">
            <text:p>0,302413</text:p>
          </table:table-cell>
          <table:table-cell office:value-type="float" office:value="0.415848" calcext:value-type="float">
            <text:p>0,415848</text:p>
          </table:table-cell>
          <table:table-cell office:value-type="float" office:value="1.16573" calcext:value-type="float">
            <text:p>1,16573</text:p>
          </table:table-cell>
          <table:table-cell office:value-type="float" office:value="0.835919" calcext:value-type="float">
            <text:p>0,835919</text:p>
          </table:table-cell>
          <table:table-cell office:value-type="float" office:value="0.52455" calcext:value-type="float">
            <text:p>0,52455</text:p>
          </table:table-cell>
          <table:table-cell office:value-type="float" office:value="0.582692" calcext:value-type="float">
            <text:p>0,582692</text:p>
          </table:table-cell>
          <table:table-cell office:value-type="float" office:value="0.140105" calcext:value-type="float">
            <text:p>0,140105</text:p>
          </table:table-cell>
          <table:table-cell office:value-type="float" office:value="0.295397" calcext:value-type="float">
            <text:p>0,295397</text:p>
          </table:table-cell>
          <table:table-cell office:value-type="float" office:value="0.319856" calcext:value-type="float">
            <text:p>0,319856</text:p>
          </table:table-cell>
          <table:table-cell table:number-columns-repeated="44"/>
          <table:table-cell table:formula="of:=MIN([.A112:.BL112])" office:value-type="float" office:value="0.140105" calcext:value-type="float">
            <text:p>0,140105</text:p>
          </table:table-cell>
          <table:table-cell table:formula="of:=MAX([.A112:.BL112])" office:value-type="float" office:value="1.20999" calcext:value-type="float">
            <text:p>1,20999</text:p>
          </table:table-cell>
          <table:table-cell table:number-columns-repeated="7"/>
        </table:table-row>
        <table:table-row table:style-name="ro2">
          <table:table-cell office:value-type="float" office:value="0.236803" calcext:value-type="float">
            <text:p>0,236803</text:p>
          </table:table-cell>
          <table:table-cell office:value-type="float" office:value="0.365405" calcext:value-type="float">
            <text:p>0,365405</text:p>
          </table:table-cell>
          <table:table-cell office:value-type="float" office:value="0.41053" calcext:value-type="float">
            <text:p>0,41053</text:p>
          </table:table-cell>
          <table:table-cell office:value-type="float" office:value="0.37511" calcext:value-type="float">
            <text:p>0,37511</text:p>
          </table:table-cell>
          <table:table-cell office:value-type="float" office:value="0.407928" calcext:value-type="float">
            <text:p>0,407928</text:p>
          </table:table-cell>
          <table:table-cell office:value-type="float" office:value="0.438408" calcext:value-type="float">
            <text:p>0,438408</text:p>
          </table:table-cell>
          <table:table-cell office:value-type="float" office:value="0.475136" calcext:value-type="float">
            <text:p>0,475136</text:p>
          </table:table-cell>
          <table:table-cell office:value-type="float" office:value="0.802324" calcext:value-type="float">
            <text:p>0,802324</text:p>
          </table:table-cell>
          <table:table-cell office:value-type="float" office:value="1.50177" calcext:value-type="float">
            <text:p>1,50177</text:p>
          </table:table-cell>
          <table:table-cell office:value-type="float" office:value="0.397159" calcext:value-type="float">
            <text:p>0,397159</text:p>
          </table:table-cell>
          <table:table-cell office:value-type="float" office:value="0.700129" calcext:value-type="float">
            <text:p>0,700129</text:p>
          </table:table-cell>
          <table:table-cell office:value-type="float" office:value="0.313616" calcext:value-type="float">
            <text:p>0,313616</text:p>
          </table:table-cell>
          <table:table-cell office:value-type="float" office:value="1.63623" calcext:value-type="float">
            <text:p>1,63623</text:p>
          </table:table-cell>
          <table:table-cell office:value-type="float" office:value="0.834987" calcext:value-type="float">
            <text:p>0,834987</text:p>
          </table:table-cell>
          <table:table-cell office:value-type="float" office:value="0.823905" calcext:value-type="float">
            <text:p>0,823905</text:p>
          </table:table-cell>
          <table:table-cell office:value-type="float" office:value="1.93073" calcext:value-type="float">
            <text:p>1,93073</text:p>
          </table:table-cell>
          <table:table-cell office:value-type="float" office:value="0.944054" calcext:value-type="float">
            <text:p>0,944054</text:p>
          </table:table-cell>
          <table:table-cell office:value-type="float" office:value="1.36959" calcext:value-type="float">
            <text:p>1,36959</text:p>
          </table:table-cell>
          <table:table-cell office:value-type="float" office:value="1.73704" calcext:value-type="float">
            <text:p>1,73704</text:p>
          </table:table-cell>
          <table:table-cell office:value-type="float" office:value="2.08879" calcext:value-type="float">
            <text:p>2,08879</text:p>
          </table:table-cell>
          <table:table-cell office:value-type="float" office:value="0.393962" calcext:value-type="float">
            <text:p>0,393962</text:p>
          </table:table-cell>
          <table:table-cell office:value-type="float" office:value="0.32755" calcext:value-type="float">
            <text:p>0,32755</text:p>
          </table:table-cell>
          <table:table-cell office:value-type="float" office:value="0.251086" calcext:value-type="float">
            <text:p>0,251086</text:p>
          </table:table-cell>
          <table:table-cell office:value-type="float" office:value="0.37337" calcext:value-type="float">
            <text:p>0,37337</text:p>
          </table:table-cell>
          <table:table-cell table:number-columns-repeated="44"/>
          <table:table-cell table:formula="of:=MIN([.A113:.BL113])" office:value-type="float" office:value="0.236803" calcext:value-type="float">
            <text:p>0,236803</text:p>
          </table:table-cell>
          <table:table-cell table:formula="of:=MAX([.A113:.BL113])" office:value-type="float" office:value="2.08879" calcext:value-type="float">
            <text:p>2,08879</text:p>
          </table:table-cell>
          <table:table-cell table:number-columns-repeated="7"/>
        </table:table-row>
        <table:table-row table:style-name="ro2">
          <table:table-cell office:value-type="float" office:value="0.216834" calcext:value-type="float">
            <text:p>0,216834</text:p>
          </table:table-cell>
          <table:table-cell office:value-type="float" office:value="0.146515" calcext:value-type="float">
            <text:p>0,146515</text:p>
          </table:table-cell>
          <table:table-cell office:value-type="float" office:value="0.200635" calcext:value-type="float">
            <text:p>0,200635</text:p>
          </table:table-cell>
          <table:table-cell office:value-type="float" office:value="0.197639" calcext:value-type="float">
            <text:p>0,197639</text:p>
          </table:table-cell>
          <table:table-cell office:value-type="float" office:value="0.311039" calcext:value-type="float">
            <text:p>0,311039</text:p>
          </table:table-cell>
          <table:table-cell office:value-type="float" office:value="0.201013" calcext:value-type="float">
            <text:p>0,201013</text:p>
          </table:table-cell>
          <table:table-cell office:value-type="float" office:value="0.163283" calcext:value-type="float">
            <text:p>0,163283</text:p>
          </table:table-cell>
          <table:table-cell office:value-type="float" office:value="0.179589" calcext:value-type="float">
            <text:p>0,179589</text:p>
          </table:table-cell>
          <table:table-cell office:value-type="float" office:value="0.181114" calcext:value-type="float">
            <text:p>0,181114</text:p>
          </table:table-cell>
          <table:table-cell office:value-type="float" office:value="0.299533" calcext:value-type="float">
            <text:p>0,299533</text:p>
          </table:table-cell>
          <table:table-cell office:value-type="float" office:value="0.174204" calcext:value-type="float">
            <text:p>0,174204</text:p>
          </table:table-cell>
          <table:table-cell office:value-type="float" office:value="1.69894" calcext:value-type="float">
            <text:p>1,69894</text:p>
          </table:table-cell>
          <table:table-cell office:value-type="float" office:value="1.51189" calcext:value-type="float">
            <text:p>1,51189</text:p>
          </table:table-cell>
          <table:table-cell office:value-type="float" office:value="1.36684" calcext:value-type="float">
            <text:p>1,36684</text:p>
          </table:table-cell>
          <table:table-cell office:value-type="float" office:value="1.93856" calcext:value-type="float">
            <text:p>1,93856</text:p>
          </table:table-cell>
          <table:table-cell office:value-type="float" office:value="0.472368" calcext:value-type="float">
            <text:p>0,472368</text:p>
          </table:table-cell>
          <table:table-cell office:value-type="float" office:value="1.09505" calcext:value-type="float">
            <text:p>1,09505</text:p>
          </table:table-cell>
          <table:table-cell office:value-type="float" office:value="1.01938" calcext:value-type="float">
            <text:p>1,01938</text:p>
          </table:table-cell>
          <table:table-cell office:value-type="float" office:value="0.930076" calcext:value-type="float">
            <text:p>0,930076</text:p>
          </table:table-cell>
          <table:table-cell office:value-type="float" office:value="0.407179" calcext:value-type="float">
            <text:p>0,407179</text:p>
          </table:table-cell>
          <table:table-cell office:value-type="float" office:value="1.95359" calcext:value-type="float">
            <text:p>1,95359</text:p>
          </table:table-cell>
          <table:table-cell office:value-type="float" office:value="1.97182" calcext:value-type="float">
            <text:p>1,97182</text:p>
          </table:table-cell>
          <table:table-cell office:value-type="float" office:value="0.596059" calcext:value-type="float">
            <text:p>0,596059</text:p>
          </table:table-cell>
          <table:table-cell office:value-type="float" office:value="1.47776" calcext:value-type="float">
            <text:p>1,47776</text:p>
          </table:table-cell>
          <table:table-cell table:number-columns-repeated="44"/>
          <table:table-cell table:formula="of:=MIN([.A114:.BL114])" office:value-type="float" office:value="0.146515" calcext:value-type="float">
            <text:p>0,146515</text:p>
          </table:table-cell>
          <table:table-cell table:formula="of:=MAX([.A114:.BL114])" office:value-type="float" office:value="1.97182" calcext:value-type="float">
            <text:p>1,97182</text:p>
          </table:table-cell>
          <table:table-cell table:number-columns-repeated="7"/>
        </table:table-row>
        <table:table-row table:style-name="ro2">
          <table:table-cell office:value-type="float" office:value="0.164714" calcext:value-type="float">
            <text:p>0,164714</text:p>
          </table:table-cell>
          <table:table-cell office:value-type="float" office:value="0.196438" calcext:value-type="float">
            <text:p>0,196438</text:p>
          </table:table-cell>
          <table:table-cell office:value-type="float" office:value="0.20384" calcext:value-type="float">
            <text:p>0,20384</text:p>
          </table:table-cell>
          <table:table-cell office:value-type="float" office:value="0.53191" calcext:value-type="float">
            <text:p>0,53191</text:p>
          </table:table-cell>
          <table:table-cell office:value-type="float" office:value="0.216052" calcext:value-type="float">
            <text:p>0,216052</text:p>
          </table:table-cell>
          <table:table-cell office:value-type="float" office:value="0.197998" calcext:value-type="float">
            <text:p>0,197998</text:p>
          </table:table-cell>
          <table:table-cell office:value-type="float" office:value="0.153573" calcext:value-type="float">
            <text:p>0,153573</text:p>
          </table:table-cell>
          <table:table-cell office:value-type="float" office:value="0.486579" calcext:value-type="float">
            <text:p>0,486579</text:p>
          </table:table-cell>
          <table:table-cell office:value-type="float" office:value="0.235971" calcext:value-type="float">
            <text:p>0,235971</text:p>
          </table:table-cell>
          <table:table-cell office:value-type="float" office:value="1.52604" calcext:value-type="float">
            <text:p>1,52604</text:p>
          </table:table-cell>
          <table:table-cell office:value-type="float" office:value="1.39421" calcext:value-type="float">
            <text:p>1,39421</text:p>
          </table:table-cell>
          <table:table-cell office:value-type="float" office:value="0.221282" calcext:value-type="float">
            <text:p>0,221282</text:p>
          </table:table-cell>
          <table:table-cell office:value-type="float" office:value="0.765563" calcext:value-type="float">
            <text:p>0,765563</text:p>
          </table:table-cell>
          <table:table-cell office:value-type="float" office:value="0.649887" calcext:value-type="float">
            <text:p>0,649887</text:p>
          </table:table-cell>
          <table:table-cell office:value-type="float" office:value="1.84671" calcext:value-type="float">
            <text:p>1,84671</text:p>
          </table:table-cell>
          <table:table-cell office:value-type="float" office:value="1.32407" calcext:value-type="float">
            <text:p>1,32407</text:p>
          </table:table-cell>
          <table:table-cell office:value-type="float" office:value="0.317425" calcext:value-type="float">
            <text:p>0,317425</text:p>
          </table:table-cell>
          <table:table-cell office:value-type="float" office:value="1.29436" calcext:value-type="float">
            <text:p>1,29436</text:p>
          </table:table-cell>
          <table:table-cell office:value-type="float" office:value="0.101979" calcext:value-type="float">
            <text:p>0,101979</text:p>
          </table:table-cell>
          <table:table-cell office:value-type="float" office:value="1.77784" calcext:value-type="float">
            <text:p>1,77784</text:p>
          </table:table-cell>
          <table:table-cell office:value-type="float" office:value="0.796815" calcext:value-type="float">
            <text:p>0,796815</text:p>
          </table:table-cell>
          <table:table-cell office:value-type="float" office:value="1.81254" calcext:value-type="float">
            <text:p>1,81254</text:p>
          </table:table-cell>
          <table:table-cell office:value-type="float" office:value="1.62154" calcext:value-type="float">
            <text:p>1,62154</text:p>
          </table:table-cell>
          <table:table-cell office:value-type="float" office:value="0.925634" calcext:value-type="float">
            <text:p>0,925634</text:p>
          </table:table-cell>
          <table:table-cell table:number-columns-repeated="44"/>
          <table:table-cell table:formula="of:=MIN([.A115:.BL115])" office:value-type="float" office:value="0.101979" calcext:value-type="float">
            <text:p>0,101979</text:p>
          </table:table-cell>
          <table:table-cell table:formula="of:=MAX([.A115:.BL115])" office:value-type="float" office:value="1.84671" calcext:value-type="float">
            <text:p>1,84671</text:p>
          </table:table-cell>
          <table:table-cell table:number-columns-repeated="7"/>
        </table:table-row>
        <table:table-row table:style-name="ro2">
          <table:table-cell office:value-type="float" office:value="0.400424" calcext:value-type="float">
            <text:p>0,400424</text:p>
          </table:table-cell>
          <table:table-cell office:value-type="float" office:value="0.418744" calcext:value-type="float">
            <text:p>0,418744</text:p>
          </table:table-cell>
          <table:table-cell office:value-type="float" office:value="0.292822" calcext:value-type="float">
            <text:p>0,292822</text:p>
          </table:table-cell>
          <table:table-cell office:value-type="float" office:value="0.341418" calcext:value-type="float">
            <text:p>0,341418</text:p>
          </table:table-cell>
          <table:table-cell office:value-type="float" office:value="0.247998" calcext:value-type="float">
            <text:p>0,247998</text:p>
          </table:table-cell>
          <table:table-cell office:value-type="float" office:value="0.247382" calcext:value-type="float">
            <text:p>0,247382</text:p>
          </table:table-cell>
          <table:table-cell office:value-type="float" office:value="0.309583" calcext:value-type="float">
            <text:p>0,309583</text:p>
          </table:table-cell>
          <table:table-cell office:value-type="float" office:value="0.5976" calcext:value-type="float">
            <text:p>0,5976</text:p>
          </table:table-cell>
          <table:table-cell office:value-type="float" office:value="0.375183" calcext:value-type="float">
            <text:p>0,375183</text:p>
          </table:table-cell>
          <table:table-cell office:value-type="float" office:value="1.40151" calcext:value-type="float">
            <text:p>1,40151</text:p>
          </table:table-cell>
          <table:table-cell office:value-type="float" office:value="1.01614" calcext:value-type="float">
            <text:p>1,01614</text:p>
          </table:table-cell>
          <table:table-cell office:value-type="float" office:value="1.04322" calcext:value-type="float">
            <text:p>1,04322</text:p>
          </table:table-cell>
          <table:table-cell office:value-type="float" office:value="0.498894" calcext:value-type="float">
            <text:p>0,498894</text:p>
          </table:table-cell>
          <table:table-cell office:value-type="float" office:value="0.954888" calcext:value-type="float">
            <text:p>0,954888</text:p>
          </table:table-cell>
          <table:table-cell office:value-type="float" office:value="1.16227" calcext:value-type="float">
            <text:p>1,16227</text:p>
          </table:table-cell>
          <table:table-cell office:value-type="float" office:value="1.88237" calcext:value-type="float">
            <text:p>1,88237</text:p>
          </table:table-cell>
          <table:table-cell office:value-type="float" office:value="0.661088" calcext:value-type="float">
            <text:p>0,661088</text:p>
          </table:table-cell>
          <table:table-cell office:value-type="float" office:value="0.591012" calcext:value-type="float">
            <text:p>0,591012</text:p>
          </table:table-cell>
          <table:table-cell office:value-type="float" office:value="0.352747" calcext:value-type="float">
            <text:p>0,352747</text:p>
          </table:table-cell>
          <table:table-cell office:value-type="float" office:value="1.11277" calcext:value-type="float">
            <text:p>1,11277</text:p>
          </table:table-cell>
          <table:table-cell office:value-type="float" office:value="0.837316" calcext:value-type="float">
            <text:p>0,837316</text:p>
          </table:table-cell>
          <table:table-cell office:value-type="float" office:value="1.80922" calcext:value-type="float">
            <text:p>1,80922</text:p>
          </table:table-cell>
          <table:table-cell office:value-type="float" office:value="0.150953" calcext:value-type="float">
            <text:p>0,150953</text:p>
          </table:table-cell>
          <table:table-cell office:value-type="float" office:value="0.929602" calcext:value-type="float">
            <text:p>0,929602</text:p>
          </table:table-cell>
          <table:table-cell table:number-columns-repeated="44"/>
          <table:table-cell table:formula="of:=MIN([.A116:.BL116])" office:value-type="float" office:value="0.150953" calcext:value-type="float">
            <text:p>0,150953</text:p>
          </table:table-cell>
          <table:table-cell table:formula="of:=MAX([.A116:.BL116])" office:value-type="float" office:value="1.88237" calcext:value-type="float">
            <text:p>1,88237</text:p>
          </table:table-cell>
          <table:table-cell table:number-columns-repeated="7"/>
        </table:table-row>
        <table:table-row table:style-name="ro2">
          <table:table-cell office:value-type="float" office:value="0.344809" calcext:value-type="float">
            <text:p>0,344809</text:p>
          </table:table-cell>
          <table:table-cell office:value-type="float" office:value="0.367696" calcext:value-type="float">
            <text:p>0,367696</text:p>
          </table:table-cell>
          <table:table-cell office:value-type="float" office:value="0.483819" calcext:value-type="float">
            <text:p>0,483819</text:p>
          </table:table-cell>
          <table:table-cell office:value-type="float" office:value="0.528608" calcext:value-type="float">
            <text:p>0,528608</text:p>
          </table:table-cell>
          <table:table-cell office:value-type="float" office:value="0.45844" calcext:value-type="float">
            <text:p>0,45844</text:p>
          </table:table-cell>
          <table:table-cell office:value-type="float" office:value="0.530702" calcext:value-type="float">
            <text:p>0,530702</text:p>
          </table:table-cell>
          <table:table-cell office:value-type="float" office:value="0.400419" calcext:value-type="float">
            <text:p>0,400419</text:p>
          </table:table-cell>
          <table:table-cell office:value-type="float" office:value="0.379336" calcext:value-type="float">
            <text:p>0,379336</text:p>
          </table:table-cell>
          <table:table-cell office:value-type="float" office:value="0.424639" calcext:value-type="float">
            <text:p>0,424639</text:p>
          </table:table-cell>
          <table:table-cell office:value-type="float" office:value="0.310483" calcext:value-type="float">
            <text:p>0,310483</text:p>
          </table:table-cell>
          <table:table-cell office:value-type="float" office:value="0.749771" calcext:value-type="float">
            <text:p>0,749771</text:p>
          </table:table-cell>
          <table:table-cell office:value-type="float" office:value="0.849488" calcext:value-type="float">
            <text:p>0,849488</text:p>
          </table:table-cell>
          <table:table-cell office:value-type="float" office:value="0.479693" calcext:value-type="float">
            <text:p>0,479693</text:p>
          </table:table-cell>
          <table:table-cell office:value-type="float" office:value="0.445673" calcext:value-type="float">
            <text:p>0,445673</text:p>
          </table:table-cell>
          <table:table-cell office:value-type="float" office:value="0.556176" calcext:value-type="float">
            <text:p>0,556176</text:p>
          </table:table-cell>
          <table:table-cell office:value-type="float" office:value="1.53042" calcext:value-type="float">
            <text:p>1,53042</text:p>
          </table:table-cell>
          <table:table-cell office:value-type="float" office:value="1.40179" calcext:value-type="float">
            <text:p>1,40179</text:p>
          </table:table-cell>
          <table:table-cell office:value-type="float" office:value="1.04202" calcext:value-type="float">
            <text:p>1,04202</text:p>
          </table:table-cell>
          <table:table-cell office:value-type="float" office:value="0.419088" calcext:value-type="float">
            <text:p>0,419088</text:p>
          </table:table-cell>
          <table:table-cell office:value-type="float" office:value="0.437377" calcext:value-type="float">
            <text:p>0,437377</text:p>
          </table:table-cell>
          <table:table-cell office:value-type="float" office:value="0.269261" calcext:value-type="float">
            <text:p>0,269261</text:p>
          </table:table-cell>
          <table:table-cell office:value-type="float" office:value="0.333526" calcext:value-type="float">
            <text:p>0,333526</text:p>
          </table:table-cell>
          <table:table-cell office:value-type="float" office:value="0.563836" calcext:value-type="float">
            <text:p>0,563836</text:p>
          </table:table-cell>
          <table:table-cell office:value-type="float" office:value="0.13186" calcext:value-type="float">
            <text:p>0,13186</text:p>
          </table:table-cell>
          <table:table-cell table:number-columns-repeated="44"/>
          <table:table-cell table:formula="of:=MIN([.A117:.BL117])" office:value-type="float" office:value="0.13186" calcext:value-type="float">
            <text:p>0,13186</text:p>
          </table:table-cell>
          <table:table-cell table:formula="of:=MAX([.A117:.BL117])" office:value-type="float" office:value="1.53042" calcext:value-type="float">
            <text:p>1,53042</text:p>
          </table:table-cell>
          <table:table-cell table:number-columns-repeated="7"/>
        </table:table-row>
        <table:table-row table:style-name="ro2">
          <table:table-cell office:value-type="float" office:value="0.223468" calcext:value-type="float">
            <text:p>0,223468</text:p>
          </table:table-cell>
          <table:table-cell office:value-type="float" office:value="0.321347" calcext:value-type="float">
            <text:p>0,321347</text:p>
          </table:table-cell>
          <table:table-cell office:value-type="float" office:value="0.387069" calcext:value-type="float">
            <text:p>0,387069</text:p>
          </table:table-cell>
          <table:table-cell office:value-type="float" office:value="0.143898" calcext:value-type="float">
            <text:p>0,143898</text:p>
          </table:table-cell>
          <table:table-cell office:value-type="float" office:value="0.139338" calcext:value-type="float">
            <text:p>0,139338</text:p>
          </table:table-cell>
          <table:table-cell office:value-type="float" office:value="0.4028" calcext:value-type="float">
            <text:p>0,4028</text:p>
          </table:table-cell>
          <table:table-cell office:value-type="float" office:value="0.686451" calcext:value-type="float">
            <text:p>0,686451</text:p>
          </table:table-cell>
          <table:table-cell office:value-type="float" office:value="0.402096" calcext:value-type="float">
            <text:p>0,402096</text:p>
          </table:table-cell>
          <table:table-cell office:value-type="float" office:value="0.493472" calcext:value-type="float">
            <text:p>0,493472</text:p>
          </table:table-cell>
          <table:table-cell office:value-type="float" office:value="0.218051" calcext:value-type="float">
            <text:p>0,218051</text:p>
          </table:table-cell>
          <table:table-cell office:value-type="float" office:value="0.413085" calcext:value-type="float">
            <text:p>0,413085</text:p>
          </table:table-cell>
          <table:table-cell office:value-type="float" office:value="0.324051" calcext:value-type="float">
            <text:p>0,324051</text:p>
          </table:table-cell>
          <table:table-cell office:value-type="float" office:value="0.4017" calcext:value-type="float">
            <text:p>0,4017</text:p>
          </table:table-cell>
          <table:table-cell office:value-type="float" office:value="0.62026" calcext:value-type="float">
            <text:p>0,62026</text:p>
          </table:table-cell>
          <table:table-cell office:value-type="float" office:value="1.00775" calcext:value-type="float">
            <text:p>1,00775</text:p>
          </table:table-cell>
          <table:table-cell office:value-type="float" office:value="0.469083" calcext:value-type="float">
            <text:p>0,469083</text:p>
          </table:table-cell>
          <table:table-cell office:value-type="float" office:value="0.356805" calcext:value-type="float">
            <text:p>0,356805</text:p>
          </table:table-cell>
          <table:table-cell office:value-type="float" office:value="0.770984" calcext:value-type="float">
            <text:p>0,770984</text:p>
          </table:table-cell>
          <table:table-cell office:value-type="float" office:value="1.69811" calcext:value-type="float">
            <text:p>1,69811</text:p>
          </table:table-cell>
          <table:table-cell office:value-type="float" office:value="1.8168" calcext:value-type="float">
            <text:p>1,8168</text:p>
          </table:table-cell>
          <table:table-cell office:value-type="float" office:value="1.49709" calcext:value-type="float">
            <text:p>1,49709</text:p>
          </table:table-cell>
          <table:table-cell office:value-type="float" office:value="0.559206" calcext:value-type="float">
            <text:p>0,559206</text:p>
          </table:table-cell>
          <table:table-cell office:value-type="float" office:value="0.934295" calcext:value-type="float">
            <text:p>0,934295</text:p>
          </table:table-cell>
          <table:table-cell office:value-type="float" office:value="1.89658" calcext:value-type="float">
            <text:p>1,89658</text:p>
          </table:table-cell>
          <table:table-cell table:number-columns-repeated="44"/>
          <table:table-cell table:formula="of:=MIN([.A118:.BL118])" office:value-type="float" office:value="0.139338" calcext:value-type="float">
            <text:p>0,139338</text:p>
          </table:table-cell>
          <table:table-cell table:formula="of:=MAX([.A118:.BL118])" office:value-type="float" office:value="1.89658" calcext:value-type="float">
            <text:p>1,89658</text:p>
          </table:table-cell>
          <table:table-cell table:number-columns-repeated="7"/>
        </table:table-row>
        <table:table-row table:style-name="ro2">
          <table:table-cell office:value-type="float" office:value="0.378125" calcext:value-type="float">
            <text:p>0,378125</text:p>
          </table:table-cell>
          <table:table-cell office:value-type="float" office:value="0.394828" calcext:value-type="float">
            <text:p>0,394828</text:p>
          </table:table-cell>
          <table:table-cell office:value-type="float" office:value="0.392922" calcext:value-type="float">
            <text:p>0,392922</text:p>
          </table:table-cell>
          <table:table-cell office:value-type="float" office:value="0.41837" calcext:value-type="float">
            <text:p>0,41837</text:p>
          </table:table-cell>
          <table:table-cell office:value-type="float" office:value="0.420143" calcext:value-type="float">
            <text:p>0,420143</text:p>
          </table:table-cell>
          <table:table-cell office:value-type="float" office:value="0.377489" calcext:value-type="float">
            <text:p>0,377489</text:p>
          </table:table-cell>
          <table:table-cell office:value-type="float" office:value="0.379708" calcext:value-type="float">
            <text:p>0,379708</text:p>
          </table:table-cell>
          <table:table-cell office:value-type="float" office:value="0.475872" calcext:value-type="float">
            <text:p>0,475872</text:p>
          </table:table-cell>
          <table:table-cell office:value-type="float" office:value="1.29245" calcext:value-type="float">
            <text:p>1,29245</text:p>
          </table:table-cell>
          <table:table-cell office:value-type="float" office:value="0.902726" calcext:value-type="float">
            <text:p>0,902726</text:p>
          </table:table-cell>
          <table:table-cell office:value-type="float" office:value="0.25967" calcext:value-type="float">
            <text:p>0,25967</text:p>
          </table:table-cell>
          <table:table-cell office:value-type="float" office:value="0.799528" calcext:value-type="float">
            <text:p>0,799528</text:p>
          </table:table-cell>
          <table:table-cell office:value-type="float" office:value="0.818085" calcext:value-type="float">
            <text:p>0,818085</text:p>
          </table:table-cell>
          <table:table-cell office:value-type="float" office:value="1.6844" calcext:value-type="float">
            <text:p>1,6844</text:p>
          </table:table-cell>
          <table:table-cell office:value-type="float" office:value="0.573301" calcext:value-type="float">
            <text:p>0,573301</text:p>
          </table:table-cell>
          <table:table-cell office:value-type="float" office:value="0.801792" calcext:value-type="float">
            <text:p>0,801792</text:p>
          </table:table-cell>
          <table:table-cell office:value-type="float" office:value="1.24013" calcext:value-type="float">
            <text:p>1,24013</text:p>
          </table:table-cell>
          <table:table-cell office:value-type="float" office:value="0.327679" calcext:value-type="float">
            <text:p>0,327679</text:p>
          </table:table-cell>
          <table:table-cell office:value-type="float" office:value="0.905463" calcext:value-type="float">
            <text:p>0,905463</text:p>
          </table:table-cell>
          <table:table-cell office:value-type="float" office:value="0.555517" calcext:value-type="float">
            <text:p>0,555517</text:p>
          </table:table-cell>
          <table:table-cell office:value-type="float" office:value="1.33079" calcext:value-type="float">
            <text:p>1,33079</text:p>
          </table:table-cell>
          <table:table-cell office:value-type="float" office:value="0.206183" calcext:value-type="float">
            <text:p>0,206183</text:p>
          </table:table-cell>
          <table:table-cell office:value-type="float" office:value="1.0771" calcext:value-type="float">
            <text:p>1,0771</text:p>
          </table:table-cell>
          <table:table-cell office:value-type="float" office:value="0.64308" calcext:value-type="float">
            <text:p>0,64308</text:p>
          </table:table-cell>
          <table:table-cell table:number-columns-repeated="44"/>
          <table:table-cell table:formula="of:=MIN([.A119:.BL119])" office:value-type="float" office:value="0.206183" calcext:value-type="float">
            <text:p>0,206183</text:p>
          </table:table-cell>
          <table:table-cell table:formula="of:=MAX([.A119:.BL119])" office:value-type="float" office:value="1.6844" calcext:value-type="float">
            <text:p>1,6844</text:p>
          </table:table-cell>
          <table:table-cell table:number-columns-repeated="7"/>
        </table:table-row>
        <table:table-row table:style-name="ro2">
          <table:table-cell office:value-type="float" office:value="0.352749" calcext:value-type="float">
            <text:p>0,352749</text:p>
          </table:table-cell>
          <table:table-cell office:value-type="float" office:value="0.407742" calcext:value-type="float">
            <text:p>0,407742</text:p>
          </table:table-cell>
          <table:table-cell office:value-type="float" office:value="0.462251" calcext:value-type="float">
            <text:p>0,462251</text:p>
          </table:table-cell>
          <table:table-cell office:value-type="float" office:value="0.213347" calcext:value-type="float">
            <text:p>0,213347</text:p>
          </table:table-cell>
          <table:table-cell office:value-type="float" office:value="0.358088" calcext:value-type="float">
            <text:p>0,358088</text:p>
          </table:table-cell>
          <table:table-cell office:value-type="float" office:value="0.377522" calcext:value-type="float">
            <text:p>0,377522</text:p>
          </table:table-cell>
          <table:table-cell office:value-type="float" office:value="0.742339" calcext:value-type="float">
            <text:p>0,742339</text:p>
          </table:table-cell>
          <table:table-cell office:value-type="float" office:value="0.355461" calcext:value-type="float">
            <text:p>0,355461</text:p>
          </table:table-cell>
          <table:table-cell office:value-type="float" office:value="0.752591" calcext:value-type="float">
            <text:p>0,752591</text:p>
          </table:table-cell>
          <table:table-cell office:value-type="float" office:value="0.93313" calcext:value-type="float">
            <text:p>0,93313</text:p>
          </table:table-cell>
          <table:table-cell office:value-type="float" office:value="0.601744" calcext:value-type="float">
            <text:p>0,601744</text:p>
          </table:table-cell>
          <table:table-cell office:value-type="float" office:value="0.811732" calcext:value-type="float">
            <text:p>0,811732</text:p>
          </table:table-cell>
          <table:table-cell office:value-type="float" office:value="0.572656" calcext:value-type="float">
            <text:p>0,572656</text:p>
          </table:table-cell>
          <table:table-cell office:value-type="float" office:value="1.71233" calcext:value-type="float">
            <text:p>1,71233</text:p>
          </table:table-cell>
          <table:table-cell office:value-type="float" office:value="0.628613" calcext:value-type="float">
            <text:p>0,628613</text:p>
          </table:table-cell>
          <table:table-cell office:value-type="float" office:value="0.567714" calcext:value-type="float">
            <text:p>0,567714</text:p>
          </table:table-cell>
          <table:table-cell office:value-type="float" office:value="0.486212" calcext:value-type="float">
            <text:p>0,486212</text:p>
          </table:table-cell>
          <table:table-cell office:value-type="float" office:value="0.486909" calcext:value-type="float">
            <text:p>0,486909</text:p>
          </table:table-cell>
          <table:table-cell office:value-type="float" office:value="1.10758" calcext:value-type="float">
            <text:p>1,10758</text:p>
          </table:table-cell>
          <table:table-cell office:value-type="float" office:value="0.487032" calcext:value-type="float">
            <text:p>0,487032</text:p>
          </table:table-cell>
          <table:table-cell office:value-type="float" office:value="1.37603" calcext:value-type="float">
            <text:p>1,37603</text:p>
          </table:table-cell>
          <table:table-cell office:value-type="float" office:value="1.84291" calcext:value-type="float">
            <text:p>1,84291</text:p>
          </table:table-cell>
          <table:table-cell office:value-type="float" office:value="1.54578" calcext:value-type="float">
            <text:p>1,54578</text:p>
          </table:table-cell>
          <table:table-cell office:value-type="float" office:value="1.86126" calcext:value-type="float">
            <text:p>1,86126</text:p>
          </table:table-cell>
          <table:table-cell table:number-columns-repeated="44"/>
          <table:table-cell table:formula="of:=MIN([.A120:.BL120])" office:value-type="float" office:value="0.213347" calcext:value-type="float">
            <text:p>0,213347</text:p>
          </table:table-cell>
          <table:table-cell table:formula="of:=MAX([.A120:.BL120])" office:value-type="float" office:value="1.86126" calcext:value-type="float">
            <text:p>1,86126</text:p>
          </table:table-cell>
          <table:table-cell table:number-columns-repeated="7"/>
        </table:table-row>
        <table:table-row table:style-name="ro2">
          <table:table-cell office:value-type="float" office:value="0.385792" calcext:value-type="float">
            <text:p>0,385792</text:p>
          </table:table-cell>
          <table:table-cell office:value-type="float" office:value="0.40038" calcext:value-type="float">
            <text:p>0,40038</text:p>
          </table:table-cell>
          <table:table-cell office:value-type="float" office:value="0.413046" calcext:value-type="float">
            <text:p>0,413046</text:p>
          </table:table-cell>
          <table:table-cell office:value-type="float" office:value="0.207319" calcext:value-type="float">
            <text:p>0,207319</text:p>
          </table:table-cell>
          <table:table-cell office:value-type="float" office:value="0.33591" calcext:value-type="float">
            <text:p>0,33591</text:p>
          </table:table-cell>
          <table:table-cell office:value-type="float" office:value="0.395122" calcext:value-type="float">
            <text:p>0,395122</text:p>
          </table:table-cell>
          <table:table-cell office:value-type="float" office:value="0.413603" calcext:value-type="float">
            <text:p>0,413603</text:p>
          </table:table-cell>
          <table:table-cell office:value-type="float" office:value="0.163812" calcext:value-type="float">
            <text:p>0,163812</text:p>
          </table:table-cell>
          <table:table-cell office:value-type="float" office:value="0.203233" calcext:value-type="float">
            <text:p>0,203233</text:p>
          </table:table-cell>
          <table:table-cell office:value-type="float" office:value="1.40964" calcext:value-type="float">
            <text:p>1,40964</text:p>
          </table:table-cell>
          <table:table-cell office:value-type="float" office:value="1.01449" calcext:value-type="float">
            <text:p>1,01449</text:p>
          </table:table-cell>
          <table:table-cell office:value-type="float" office:value="0.500949" calcext:value-type="float">
            <text:p>0,500949</text:p>
          </table:table-cell>
          <table:table-cell office:value-type="float" office:value="0.554786" calcext:value-type="float">
            <text:p>0,554786</text:p>
          </table:table-cell>
          <table:table-cell office:value-type="float" office:value="0.450211" calcext:value-type="float">
            <text:p>0,450211</text:p>
          </table:table-cell>
          <table:table-cell office:value-type="float" office:value="1.03992" calcext:value-type="float">
            <text:p>1,03992</text:p>
          </table:table-cell>
          <table:table-cell office:value-type="float" office:value="1.05085" calcext:value-type="float">
            <text:p>1,05085</text:p>
          </table:table-cell>
          <table:table-cell office:value-type="float" office:value="1.54588" calcext:value-type="float">
            <text:p>1,54588</text:p>
          </table:table-cell>
          <table:table-cell office:value-type="float" office:value="0.601439" calcext:value-type="float">
            <text:p>0,601439</text:p>
          </table:table-cell>
          <table:table-cell office:value-type="float" office:value="1.41005" calcext:value-type="float">
            <text:p>1,41005</text:p>
          </table:table-cell>
          <table:table-cell office:value-type="float" office:value="0.632708" calcext:value-type="float">
            <text:p>0,632708</text:p>
          </table:table-cell>
          <table:table-cell office:value-type="float" office:value="1.81576" calcext:value-type="float">
            <text:p>1,81576</text:p>
          </table:table-cell>
          <table:table-cell office:value-type="float" office:value="0.740022" calcext:value-type="float">
            <text:p>0,740022</text:p>
          </table:table-cell>
          <table:table-cell office:value-type="float" office:value="1.8992" calcext:value-type="float">
            <text:p>1,8992</text:p>
          </table:table-cell>
          <table:table-cell office:value-type="float" office:value="0.889323" calcext:value-type="float">
            <text:p>0,889323</text:p>
          </table:table-cell>
          <table:table-cell table:number-columns-repeated="44"/>
          <table:table-cell table:formula="of:=MIN([.A121:.BL121])" office:value-type="float" office:value="0.163812" calcext:value-type="float">
            <text:p>0,163812</text:p>
          </table:table-cell>
          <table:table-cell table:formula="of:=MAX([.A121:.BL121])" office:value-type="float" office:value="1.8992" calcext:value-type="float">
            <text:p>1,8992</text:p>
          </table:table-cell>
          <table:table-cell table:number-columns-repeated="7"/>
        </table:table-row>
        <table:table-row table:style-name="ro2">
          <table:table-cell office:value-type="float" office:value="0.229214" calcext:value-type="float">
            <text:p>0,229214</text:p>
          </table:table-cell>
          <table:table-cell office:value-type="float" office:value="0.354502" calcext:value-type="float">
            <text:p>0,354502</text:p>
          </table:table-cell>
          <table:table-cell office:value-type="float" office:value="0.36468" calcext:value-type="float">
            <text:p>0,36468</text:p>
          </table:table-cell>
          <table:table-cell office:value-type="float" office:value="0.354661" calcext:value-type="float">
            <text:p>0,354661</text:p>
          </table:table-cell>
          <table:table-cell office:value-type="float" office:value="0.401186" calcext:value-type="float">
            <text:p>0,401186</text:p>
          </table:table-cell>
          <table:table-cell office:value-type="float" office:value="0.751787" calcext:value-type="float">
            <text:p>0,751787</text:p>
          </table:table-cell>
          <table:table-cell office:value-type="float" office:value="0.444078" calcext:value-type="float">
            <text:p>0,444078</text:p>
          </table:table-cell>
          <table:table-cell office:value-type="float" office:value="0.458455" calcext:value-type="float">
            <text:p>0,458455</text:p>
          </table:table-cell>
          <table:table-cell office:value-type="float" office:value="0.367961" calcext:value-type="float">
            <text:p>0,367961</text:p>
          </table:table-cell>
          <table:table-cell office:value-type="float" office:value="0.547657" calcext:value-type="float">
            <text:p>0,547657</text:p>
          </table:table-cell>
          <table:table-cell office:value-type="float" office:value="0.36887" calcext:value-type="float">
            <text:p>0,36887</text:p>
          </table:table-cell>
          <table:table-cell office:value-type="float" office:value="0.658532" calcext:value-type="float">
            <text:p>0,658532</text:p>
          </table:table-cell>
          <table:table-cell office:value-type="float" office:value="0.680902" calcext:value-type="float">
            <text:p>0,680902</text:p>
          </table:table-cell>
          <table:table-cell office:value-type="float" office:value="0.426858" calcext:value-type="float">
            <text:p>0,426858</text:p>
          </table:table-cell>
          <table:table-cell office:value-type="float" office:value="1.2513" calcext:value-type="float">
            <text:p>1,2513</text:p>
          </table:table-cell>
          <table:table-cell office:value-type="float" office:value="0.906556" calcext:value-type="float">
            <text:p>0,906556</text:p>
          </table:table-cell>
          <table:table-cell office:value-type="float" office:value="0.106912" calcext:value-type="float">
            <text:p>0,106912</text:p>
          </table:table-cell>
          <table:table-cell office:value-type="float" office:value="0.716379" calcext:value-type="float">
            <text:p>0,716379</text:p>
          </table:table-cell>
          <table:table-cell office:value-type="float" office:value="1.30929" calcext:value-type="float">
            <text:p>1,30929</text:p>
          </table:table-cell>
          <table:table-cell office:value-type="float" office:value="0.471148" calcext:value-type="float">
            <text:p>0,471148</text:p>
          </table:table-cell>
          <table:table-cell office:value-type="float" office:value="0.248429" calcext:value-type="float">
            <text:p>0,248429</text:p>
          </table:table-cell>
          <table:table-cell office:value-type="float" office:value="0.304709" calcext:value-type="float">
            <text:p>0,304709</text:p>
          </table:table-cell>
          <table:table-cell office:value-type="float" office:value="0.674754" calcext:value-type="float">
            <text:p>0,674754</text:p>
          </table:table-cell>
          <table:table-cell office:value-type="float" office:value="0.309882" calcext:value-type="float">
            <text:p>0,309882</text:p>
          </table:table-cell>
          <table:table-cell table:number-columns-repeated="44"/>
          <table:table-cell table:formula="of:=MIN([.A122:.BL122])" office:value-type="float" office:value="0.106912" calcext:value-type="float">
            <text:p>0,106912</text:p>
          </table:table-cell>
          <table:table-cell table:formula="of:=MAX([.A122:.BL122])" office:value-type="float" office:value="1.30929" calcext:value-type="float">
            <text:p>1,30929</text:p>
          </table:table-cell>
          <table:table-cell table:number-columns-repeated="7"/>
        </table:table-row>
        <table:table-row table:style-name="ro2">
          <table:table-cell office:value-type="float" office:value="0.19358" calcext:value-type="float">
            <text:p>0,19358</text:p>
          </table:table-cell>
          <table:table-cell office:value-type="float" office:value="0.366665" calcext:value-type="float">
            <text:p>0,366665</text:p>
          </table:table-cell>
          <table:table-cell office:value-type="float" office:value="0.13276" calcext:value-type="float">
            <text:p>0,13276</text:p>
          </table:table-cell>
          <table:table-cell office:value-type="float" office:value="0.383774" calcext:value-type="float">
            <text:p>0,383774</text:p>
          </table:table-cell>
          <table:table-cell office:value-type="float" office:value="0.27461" calcext:value-type="float">
            <text:p>0,27461</text:p>
          </table:table-cell>
          <table:table-cell office:value-type="float" office:value="0.348276" calcext:value-type="float">
            <text:p>0,348276</text:p>
          </table:table-cell>
          <table:table-cell office:value-type="float" office:value="0.778" calcext:value-type="float">
            <text:p>0,778</text:p>
          </table:table-cell>
          <table:table-cell office:value-type="float" office:value="1.31654" calcext:value-type="float">
            <text:p>1,31654</text:p>
          </table:table-cell>
          <table:table-cell office:value-type="float" office:value="0.583182" calcext:value-type="float">
            <text:p>0,583182</text:p>
          </table:table-cell>
          <table:table-cell office:value-type="float" office:value="0.393081" calcext:value-type="float">
            <text:p>0,393081</text:p>
          </table:table-cell>
          <table:table-cell office:value-type="float" office:value="1.13915" calcext:value-type="float">
            <text:p>1,13915</text:p>
          </table:table-cell>
          <table:table-cell office:value-type="float" office:value="0.473835" calcext:value-type="float">
            <text:p>0,473835</text:p>
          </table:table-cell>
          <table:table-cell office:value-type="float" office:value="0.654748" calcext:value-type="float">
            <text:p>0,654748</text:p>
          </table:table-cell>
          <table:table-cell office:value-type="float" office:value="1.27867" calcext:value-type="float">
            <text:p>1,27867</text:p>
          </table:table-cell>
          <table:table-cell office:value-type="float" office:value="0.315592" calcext:value-type="float">
            <text:p>0,315592</text:p>
          </table:table-cell>
          <table:table-cell office:value-type="float" office:value="0.680648" calcext:value-type="float">
            <text:p>0,680648</text:p>
          </table:table-cell>
          <table:table-cell office:value-type="float" office:value="0.747437" calcext:value-type="float">
            <text:p>0,747437</text:p>
          </table:table-cell>
          <table:table-cell office:value-type="float" office:value="1.0563" calcext:value-type="float">
            <text:p>1,0563</text:p>
          </table:table-cell>
          <table:table-cell office:value-type="float" office:value="0.415346" calcext:value-type="float">
            <text:p>0,415346</text:p>
          </table:table-cell>
          <table:table-cell office:value-type="float" office:value="2.02653" calcext:value-type="float">
            <text:p>2,02653</text:p>
          </table:table-cell>
          <table:table-cell office:value-type="float" office:value="0.903127" calcext:value-type="float">
            <text:p>0,903127</text:p>
          </table:table-cell>
          <table:table-cell office:value-type="float" office:value="0.798503" calcext:value-type="float">
            <text:p>0,798503</text:p>
          </table:table-cell>
          <table:table-cell office:value-type="float" office:value="1.55687" calcext:value-type="float">
            <text:p>1,55687</text:p>
          </table:table-cell>
          <table:table-cell office:value-type="float" office:value="0.835565" calcext:value-type="float">
            <text:p>0,835565</text:p>
          </table:table-cell>
          <table:table-cell table:number-columns-repeated="44"/>
          <table:table-cell table:formula="of:=MIN([.A123:.BL123])" office:value-type="float" office:value="0.13276" calcext:value-type="float">
            <text:p>0,13276</text:p>
          </table:table-cell>
          <table:table-cell table:formula="of:=MAX([.A123:.BL123])" office:value-type="float" office:value="2.02653" calcext:value-type="float">
            <text:p>2,02653</text:p>
          </table:table-cell>
          <table:table-cell table:number-columns-repeated="7"/>
        </table:table-row>
        <table:table-row table:style-name="ro2">
          <table:table-cell office:value-type="float" office:value="0.279827" calcext:value-type="float">
            <text:p>0,279827</text:p>
          </table:table-cell>
          <table:table-cell office:value-type="float" office:value="0.291173" calcext:value-type="float">
            <text:p>0,291173</text:p>
          </table:table-cell>
          <table:table-cell office:value-type="float" office:value="0.315083" calcext:value-type="float">
            <text:p>0,315083</text:p>
          </table:table-cell>
          <table:table-cell office:value-type="float" office:value="0.149885" calcext:value-type="float">
            <text:p>0,149885</text:p>
          </table:table-cell>
          <table:table-cell office:value-type="float" office:value="0.247894" calcext:value-type="float">
            <text:p>0,247894</text:p>
          </table:table-cell>
          <table:table-cell office:value-type="float" office:value="0.14323" calcext:value-type="float">
            <text:p>0,14323</text:p>
          </table:table-cell>
          <table:table-cell office:value-type="float" office:value="0.346013" calcext:value-type="float">
            <text:p>0,346013</text:p>
          </table:table-cell>
          <table:table-cell office:value-type="float" office:value="0.328713" calcext:value-type="float">
            <text:p>0,328713</text:p>
          </table:table-cell>
          <table:table-cell office:value-type="float" office:value="0.664173" calcext:value-type="float">
            <text:p>0,664173</text:p>
          </table:table-cell>
          <table:table-cell office:value-type="float" office:value="0.368944" calcext:value-type="float">
            <text:p>0,368944</text:p>
          </table:table-cell>
          <table:table-cell office:value-type="float" office:value="0.272041" calcext:value-type="float">
            <text:p>0,272041</text:p>
          </table:table-cell>
          <table:table-cell office:value-type="float" office:value="1.0314" calcext:value-type="float">
            <text:p>1,0314</text:p>
          </table:table-cell>
          <table:table-cell office:value-type="float" office:value="0.858682" calcext:value-type="float">
            <text:p>0,858682</text:p>
          </table:table-cell>
          <table:table-cell office:value-type="float" office:value="0.626844" calcext:value-type="float">
            <text:p>0,626844</text:p>
          </table:table-cell>
          <table:table-cell office:value-type="float" office:value="1.30643" calcext:value-type="float">
            <text:p>1,30643</text:p>
          </table:table-cell>
          <table:table-cell office:value-type="float" office:value="1.35728" calcext:value-type="float">
            <text:p>1,35728</text:p>
          </table:table-cell>
          <table:table-cell office:value-type="float" office:value="0.619615" calcext:value-type="float">
            <text:p>0,619615</text:p>
          </table:table-cell>
          <table:table-cell office:value-type="float" office:value="1.40833" calcext:value-type="float">
            <text:p>1,40833</text:p>
          </table:table-cell>
          <table:table-cell office:value-type="float" office:value="0.546603" calcext:value-type="float">
            <text:p>0,546603</text:p>
          </table:table-cell>
          <table:table-cell office:value-type="float" office:value="0.355738" calcext:value-type="float">
            <text:p>0,355738</text:p>
          </table:table-cell>
          <table:table-cell office:value-type="float" office:value="0.765764" calcext:value-type="float">
            <text:p>0,765764</text:p>
          </table:table-cell>
          <table:table-cell office:value-type="float" office:value="0.216679" calcext:value-type="float">
            <text:p>0,216679</text:p>
          </table:table-cell>
          <table:table-cell office:value-type="float" office:value="0.453891" calcext:value-type="float">
            <text:p>0,453891</text:p>
          </table:table-cell>
          <table:table-cell office:value-type="float" office:value="0.279706" calcext:value-type="float">
            <text:p>0,279706</text:p>
          </table:table-cell>
          <table:table-cell table:number-columns-repeated="44"/>
          <table:table-cell table:formula="of:=MIN([.A124:.BL124])" office:value-type="float" office:value="0.14323" calcext:value-type="float">
            <text:p>0,14323</text:p>
          </table:table-cell>
          <table:table-cell table:formula="of:=MAX([.A124:.BL124])" office:value-type="float" office:value="1.40833" calcext:value-type="float">
            <text:p>1,40833</text:p>
          </table:table-cell>
          <table:table-cell table:number-columns-repeated="7"/>
        </table:table-row>
        <table:table-row table:style-name="ro2">
          <table:table-cell office:value-type="float" office:value="0.230179" calcext:value-type="float">
            <text:p>0,230179</text:p>
          </table:table-cell>
          <table:table-cell office:value-type="float" office:value="0.377479" calcext:value-type="float">
            <text:p>0,377479</text:p>
          </table:table-cell>
          <table:table-cell office:value-type="float" office:value="0.450327" calcext:value-type="float">
            <text:p>0,450327</text:p>
          </table:table-cell>
          <table:table-cell office:value-type="float" office:value="0.370168" calcext:value-type="float">
            <text:p>0,370168</text:p>
          </table:table-cell>
          <table:table-cell office:value-type="float" office:value="0.345144" calcext:value-type="float">
            <text:p>0,345144</text:p>
          </table:table-cell>
          <table:table-cell office:value-type="float" office:value="0.33978" calcext:value-type="float">
            <text:p>0,33978</text:p>
          </table:table-cell>
          <table:table-cell office:value-type="float" office:value="0.240254" calcext:value-type="float">
            <text:p>0,240254</text:p>
          </table:table-cell>
          <table:table-cell office:value-type="float" office:value="0.339979" calcext:value-type="float">
            <text:p>0,339979</text:p>
          </table:table-cell>
          <table:table-cell office:value-type="float" office:value="0.954317" calcext:value-type="float">
            <text:p>0,954317</text:p>
          </table:table-cell>
          <table:table-cell office:value-type="float" office:value="0.391942" calcext:value-type="float">
            <text:p>0,391942</text:p>
          </table:table-cell>
          <table:table-cell office:value-type="float" office:value="0.376052" calcext:value-type="float">
            <text:p>0,376052</text:p>
          </table:table-cell>
          <table:table-cell office:value-type="float" office:value="0.401708" calcext:value-type="float">
            <text:p>0,401708</text:p>
          </table:table-cell>
          <table:table-cell office:value-type="float" office:value="0.419274" calcext:value-type="float">
            <text:p>0,419274</text:p>
          </table:table-cell>
          <table:table-cell office:value-type="float" office:value="1.28929" calcext:value-type="float">
            <text:p>1,28929</text:p>
          </table:table-cell>
          <table:table-cell office:value-type="float" office:value="0.906441" calcext:value-type="float">
            <text:p>0,906441</text:p>
          </table:table-cell>
          <table:table-cell office:value-type="float" office:value="1.1514" calcext:value-type="float">
            <text:p>1,1514</text:p>
          </table:table-cell>
          <table:table-cell office:value-type="float" office:value="0.94835" calcext:value-type="float">
            <text:p>0,94835</text:p>
          </table:table-cell>
          <table:table-cell office:value-type="float" office:value="0.756123" calcext:value-type="float">
            <text:p>0,756123</text:p>
          </table:table-cell>
          <table:table-cell office:value-type="float" office:value="0.446721" calcext:value-type="float">
            <text:p>0,446721</text:p>
          </table:table-cell>
          <table:table-cell office:value-type="float" office:value="0.156471" calcext:value-type="float">
            <text:p>0,156471</text:p>
          </table:table-cell>
          <table:table-cell office:value-type="float" office:value="0.08442" calcext:value-type="float">
            <text:p>0,08442</text:p>
          </table:table-cell>
          <table:table-cell office:value-type="float" office:value="0.91007" calcext:value-type="float">
            <text:p>0,91007</text:p>
          </table:table-cell>
          <table:table-cell office:value-type="float" office:value="0.396304" calcext:value-type="float">
            <text:p>0,396304</text:p>
          </table:table-cell>
          <table:table-cell office:value-type="float" office:value="0.182663" calcext:value-type="float">
            <text:p>0,182663</text:p>
          </table:table-cell>
          <table:table-cell table:number-columns-repeated="44"/>
          <table:table-cell table:formula="of:=MIN([.A125:.BL125])" office:value-type="float" office:value="0.08442" calcext:value-type="float">
            <text:p>0,08442</text:p>
          </table:table-cell>
          <table:table-cell table:formula="of:=MAX([.A125:.BL125])" office:value-type="float" office:value="1.28929" calcext:value-type="float">
            <text:p>1,28929</text:p>
          </table:table-cell>
          <table:table-cell table:number-columns-repeated="7"/>
        </table:table-row>
        <table:table-row table:style-name="ro2">
          <table:table-cell office:value-type="float" office:value="0.241899" calcext:value-type="float">
            <text:p>0,241899</text:p>
          </table:table-cell>
          <table:table-cell office:value-type="float" office:value="0.302064" calcext:value-type="float">
            <text:p>0,302064</text:p>
          </table:table-cell>
          <table:table-cell office:value-type="float" office:value="0.38971" calcext:value-type="float">
            <text:p>0,38971</text:p>
          </table:table-cell>
          <table:table-cell office:value-type="float" office:value="0.407847" calcext:value-type="float">
            <text:p>0,407847</text:p>
          </table:table-cell>
          <table:table-cell office:value-type="float" office:value="0.3319" calcext:value-type="float">
            <text:p>0,3319</text:p>
          </table:table-cell>
          <table:table-cell office:value-type="float" office:value="0.847771" calcext:value-type="float">
            <text:p>0,847771</text:p>
          </table:table-cell>
          <table:table-cell office:value-type="float" office:value="1.28176" calcext:value-type="float">
            <text:p>1,28176</text:p>
          </table:table-cell>
          <table:table-cell office:value-type="float" office:value="1.17757" calcext:value-type="float">
            <text:p>1,17757</text:p>
          </table:table-cell>
          <table:table-cell office:value-type="float" office:value="1.15155" calcext:value-type="float">
            <text:p>1,15155</text:p>
          </table:table-cell>
          <table:table-cell office:value-type="float" office:value="0.785786" calcext:value-type="float">
            <text:p>0,785786</text:p>
          </table:table-cell>
          <table:table-cell office:value-type="float" office:value="0.852078" calcext:value-type="float">
            <text:p>0,852078</text:p>
          </table:table-cell>
          <table:table-cell office:value-type="float" office:value="0.391801" calcext:value-type="float">
            <text:p>0,391801</text:p>
          </table:table-cell>
          <table:table-cell office:value-type="float" office:value="0.295561" calcext:value-type="float">
            <text:p>0,295561</text:p>
          </table:table-cell>
          <table:table-cell office:value-type="float" office:value="0.789266" calcext:value-type="float">
            <text:p>0,789266</text:p>
          </table:table-cell>
          <table:table-cell office:value-type="float" office:value="1.54838" calcext:value-type="float">
            <text:p>1,54838</text:p>
          </table:table-cell>
          <table:table-cell office:value-type="float" office:value="1.91697" calcext:value-type="float">
            <text:p>1,91697</text:p>
          </table:table-cell>
          <table:table-cell office:value-type="float" office:value="1.30541" calcext:value-type="float">
            <text:p>1,30541</text:p>
          </table:table-cell>
          <table:table-cell office:value-type="float" office:value="1.0511" calcext:value-type="float">
            <text:p>1,0511</text:p>
          </table:table-cell>
          <table:table-cell office:value-type="float" office:value="1.40534" calcext:value-type="float">
            <text:p>1,40534</text:p>
          </table:table-cell>
          <table:table-cell office:value-type="float" office:value="1.08242" calcext:value-type="float">
            <text:p>1,08242</text:p>
          </table:table-cell>
          <table:table-cell office:value-type="float" office:value="1.05821" calcext:value-type="float">
            <text:p>1,05821</text:p>
          </table:table-cell>
          <table:table-cell office:value-type="float" office:value="1.5732" calcext:value-type="float">
            <text:p>1,5732</text:p>
          </table:table-cell>
          <table:table-cell office:value-type="float" office:value="0.611634" calcext:value-type="float">
            <text:p>0,611634</text:p>
          </table:table-cell>
          <table:table-cell office:value-type="float" office:value="0.542796" calcext:value-type="float">
            <text:p>0,542796</text:p>
          </table:table-cell>
          <table:table-cell table:number-columns-repeated="44"/>
          <table:table-cell table:formula="of:=MIN([.A126:.BL126])" office:value-type="float" office:value="0.241899" calcext:value-type="float">
            <text:p>0,241899</text:p>
          </table:table-cell>
          <table:table-cell table:formula="of:=MAX([.A126:.BL126])" office:value-type="float" office:value="1.91697" calcext:value-type="float">
            <text:p>1,916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61133" calcext:value-type="float">
            <text:p>0,161133</text:p>
          </table:table-cell>
          <table:table-cell office:value-type="float" office:value="0.109417" calcext:value-type="float">
            <text:p>0,109417</text:p>
          </table:table-cell>
          <table:table-cell office:value-type="float" office:value="0.273943" calcext:value-type="float">
            <text:p>0,273943</text:p>
          </table:table-cell>
          <table:table-cell office:value-type="float" office:value="0.144692" calcext:value-type="float">
            <text:p>0,144692</text:p>
          </table:table-cell>
          <table:table-cell office:value-type="float" office:value="0.231419" calcext:value-type="float">
            <text:p>0,231419</text:p>
          </table:table-cell>
          <table:table-cell office:value-type="float" office:value="0.188246" calcext:value-type="float">
            <text:p>0,188246</text:p>
          </table:table-cell>
          <table:table-cell office:value-type="float" office:value="0.179324" calcext:value-type="float">
            <text:p>0,179324</text:p>
          </table:table-cell>
          <table:table-cell office:value-type="float" office:value="0.17242" calcext:value-type="float">
            <text:p>0,17242</text:p>
          </table:table-cell>
          <table:table-cell office:value-type="float" office:value="0.22567" calcext:value-type="float">
            <text:p>0,22567</text:p>
          </table:table-cell>
          <table:table-cell office:value-type="float" office:value="0.201823" calcext:value-type="float">
            <text:p>0,201823</text:p>
          </table:table-cell>
          <table:table-cell office:value-type="float" office:value="1.04556" calcext:value-type="float">
            <text:p>1,04556</text:p>
          </table:table-cell>
          <table:table-cell office:value-type="float" office:value="0.970471" calcext:value-type="float">
            <text:p>0,970471</text:p>
          </table:table-cell>
          <table:table-cell office:value-type="float" office:value="0.246101" calcext:value-type="float">
            <text:p>0,246101</text:p>
          </table:table-cell>
          <table:table-cell office:value-type="float" office:value="0.939895" calcext:value-type="float">
            <text:p>0,939895</text:p>
          </table:table-cell>
          <table:table-cell office:value-type="float" office:value="0.869973" calcext:value-type="float">
            <text:p>0,869973</text:p>
          </table:table-cell>
          <table:table-cell office:value-type="float" office:value="0.855237" calcext:value-type="float">
            <text:p>0,855237</text:p>
          </table:table-cell>
          <table:table-cell office:value-type="float" office:value="1.15481" calcext:value-type="float">
            <text:p>1,15481</text:p>
          </table:table-cell>
          <table:table-cell office:value-type="float" office:value="0.797916" calcext:value-type="float">
            <text:p>0,797916</text:p>
          </table:table-cell>
          <table:table-cell office:value-type="float" office:value="0.911563" calcext:value-type="float">
            <text:p>0,911563</text:p>
          </table:table-cell>
          <table:table-cell office:value-type="float" office:value="0.796802" calcext:value-type="float">
            <text:p>0,796802</text:p>
          </table:table-cell>
          <table:table-cell office:value-type="float" office:value="0.713186" calcext:value-type="float">
            <text:p>0,713186</text:p>
          </table:table-cell>
          <table:table-cell office:value-type="float" office:value="1.21356" calcext:value-type="float">
            <text:p>1,21356</text:p>
          </table:table-cell>
          <table:table-cell office:value-type="float" office:value="0.411546" calcext:value-type="float">
            <text:p>0,411546</text:p>
          </table:table-cell>
          <table:table-cell office:value-type="float" office:value="0.639105" calcext:value-type="float">
            <text:p>0,639105</text:p>
          </table:table-cell>
          <table:table-cell office:value-type="float" office:value="0.842322" calcext:value-type="float">
            <text:p>0,842322</text:p>
          </table:table-cell>
          <table:table-cell office:value-type="float" office:value="0.490192" calcext:value-type="float">
            <text:p>0,490192</text:p>
          </table:table-cell>
          <table:table-cell office:value-type="float" office:value="0.590142" calcext:value-type="float">
            <text:p>0,590142</text:p>
          </table:table-cell>
          <table:table-cell office:value-type="float" office:value="0.589262" calcext:value-type="float">
            <text:p>0,589262</text:p>
          </table:table-cell>
          <table:table-cell office:value-type="float" office:value="1.3649" calcext:value-type="float">
            <text:p>1,3649</text:p>
          </table:table-cell>
          <table:table-cell office:value-type="float" office:value="1.15706" calcext:value-type="float">
            <text:p>1,15706</text:p>
          </table:table-cell>
          <table:table-cell office:value-type="float" office:value="0.884256" calcext:value-type="float">
            <text:p>0,884256</text:p>
          </table:table-cell>
          <table:table-cell office:value-type="float" office:value="1.67139" calcext:value-type="float">
            <text:p>1,67139</text:p>
          </table:table-cell>
          <table:table-cell table:number-columns-repeated="36"/>
          <table:table-cell table:formula="of:=MIN([.A128:.BL128])" office:value-type="float" office:value="0.109417" calcext:value-type="float">
            <text:p>0,109417</text:p>
          </table:table-cell>
          <table:table-cell table:formula="of:=MAX([.A128:.BL128])" office:value-type="float" office:value="1.67139" calcext:value-type="float">
            <text:p>1,67139</text:p>
          </table:table-cell>
          <table:table-cell table:number-columns-repeated="7"/>
        </table:table-row>
        <table:table-row table:style-name="ro2">
          <table:table-cell office:value-type="float" office:value="0.242815" calcext:value-type="float">
            <text:p>0,242815</text:p>
          </table:table-cell>
          <table:table-cell office:value-type="float" office:value="0.325416" calcext:value-type="float">
            <text:p>0,325416</text:p>
          </table:table-cell>
          <table:table-cell office:value-type="float" office:value="0.370614" calcext:value-type="float">
            <text:p>0,370614</text:p>
          </table:table-cell>
          <table:table-cell office:value-type="float" office:value="0.309384" calcext:value-type="float">
            <text:p>0,309384</text:p>
          </table:table-cell>
          <table:table-cell office:value-type="float" office:value="0.262229" calcext:value-type="float">
            <text:p>0,262229</text:p>
          </table:table-cell>
          <table:table-cell office:value-type="float" office:value="0.414678" calcext:value-type="float">
            <text:p>0,414678</text:p>
          </table:table-cell>
          <table:table-cell office:value-type="float" office:value="0.251423" calcext:value-type="float">
            <text:p>0,251423</text:p>
          </table:table-cell>
          <table:table-cell office:value-type="float" office:value="0.407176" calcext:value-type="float">
            <text:p>0,407176</text:p>
          </table:table-cell>
          <table:table-cell office:value-type="float" office:value="0.839948" calcext:value-type="float">
            <text:p>0,839948</text:p>
          </table:table-cell>
          <table:table-cell office:value-type="float" office:value="0.858307" calcext:value-type="float">
            <text:p>0,858307</text:p>
          </table:table-cell>
          <table:table-cell office:value-type="float" office:value="0.365122" calcext:value-type="float">
            <text:p>0,365122</text:p>
          </table:table-cell>
          <table:table-cell office:value-type="float" office:value="0.625291" calcext:value-type="float">
            <text:p>0,625291</text:p>
          </table:table-cell>
          <table:table-cell office:value-type="float" office:value="0.43814" calcext:value-type="float">
            <text:p>0,43814</text:p>
          </table:table-cell>
          <table:table-cell office:value-type="float" office:value="0.138065" calcext:value-type="float">
            <text:p>0,138065</text:p>
          </table:table-cell>
          <table:table-cell office:value-type="float" office:value="0.333814" calcext:value-type="float">
            <text:p>0,333814</text:p>
          </table:table-cell>
          <table:table-cell office:value-type="float" office:value="0.148323" calcext:value-type="float">
            <text:p>0,148323</text:p>
          </table:table-cell>
          <table:table-cell office:value-type="float" office:value="0.404845" calcext:value-type="float">
            <text:p>0,404845</text:p>
          </table:table-cell>
          <table:table-cell office:value-type="float" office:value="0.532148" calcext:value-type="float">
            <text:p>0,532148</text:p>
          </table:table-cell>
          <table:table-cell office:value-type="float" office:value="1.69928" calcext:value-type="float">
            <text:p>1,69928</text:p>
          </table:table-cell>
          <table:table-cell office:value-type="float" office:value="1.46123" calcext:value-type="float">
            <text:p>1,46123</text:p>
          </table:table-cell>
          <table:table-cell office:value-type="float" office:value="1.31081" calcext:value-type="float">
            <text:p>1,31081</text:p>
          </table:table-cell>
          <table:table-cell office:value-type="float" office:value="0.241082" calcext:value-type="float">
            <text:p>0,241082</text:p>
          </table:table-cell>
          <table:table-cell office:value-type="float" office:value="0.67442" calcext:value-type="float">
            <text:p>0,67442</text:p>
          </table:table-cell>
          <table:table-cell office:value-type="float" office:value="0.72458" calcext:value-type="float">
            <text:p>0,72458</text:p>
          </table:table-cell>
          <table:table-cell office:value-type="float" office:value="0.138357" calcext:value-type="float">
            <text:p>0,138357</text:p>
          </table:table-cell>
          <table:table-cell office:value-type="float" office:value="1.28047" calcext:value-type="float">
            <text:p>1,28047</text:p>
          </table:table-cell>
          <table:table-cell office:value-type="float" office:value="1.84645" calcext:value-type="float">
            <text:p>1,84645</text:p>
          </table:table-cell>
          <table:table-cell office:value-type="float" office:value="0.716864" calcext:value-type="float">
            <text:p>0,716864</text:p>
          </table:table-cell>
          <table:table-cell office:value-type="float" office:value="0.17301" calcext:value-type="float">
            <text:p>0,17301</text:p>
          </table:table-cell>
          <table:table-cell office:value-type="float" office:value="0.180053" calcext:value-type="float">
            <text:p>0,180053</text:p>
          </table:table-cell>
          <table:table-cell office:value-type="float" office:value="0.16008" calcext:value-type="float">
            <text:p>0,16008</text:p>
          </table:table-cell>
          <table:table-cell office:value-type="float" office:value="0.150089" calcext:value-type="float">
            <text:p>0,150089</text:p>
          </table:table-cell>
          <table:table-cell table:number-columns-repeated="36"/>
          <table:table-cell table:formula="of:=MIN([.A129:.BL129])" office:value-type="float" office:value="0.138065" calcext:value-type="float">
            <text:p>0,138065</text:p>
          </table:table-cell>
          <table:table-cell table:formula="of:=MAX([.A129:.BL129])" office:value-type="float" office:value="1.84645" calcext:value-type="float">
            <text:p>1,84645</text:p>
          </table:table-cell>
          <table:table-cell table:number-columns-repeated="7"/>
        </table:table-row>
        <table:table-row table:style-name="ro2">
          <table:table-cell office:value-type="float" office:value="0.281664" calcext:value-type="float">
            <text:p>0,281664</text:p>
          </table:table-cell>
          <table:table-cell office:value-type="float" office:value="0.311812" calcext:value-type="float">
            <text:p>0,311812</text:p>
          </table:table-cell>
          <table:table-cell office:value-type="float" office:value="0.333833" calcext:value-type="float">
            <text:p>0,333833</text:p>
          </table:table-cell>
          <table:table-cell office:value-type="float" office:value="0.272307" calcext:value-type="float">
            <text:p>0,272307</text:p>
          </table:table-cell>
          <table:table-cell office:value-type="float" office:value="0.279032" calcext:value-type="float">
            <text:p>0,279032</text:p>
          </table:table-cell>
          <table:table-cell office:value-type="float" office:value="0.338266" calcext:value-type="float">
            <text:p>0,338266</text:p>
          </table:table-cell>
          <table:table-cell office:value-type="float" office:value="0.18062" calcext:value-type="float">
            <text:p>0,18062</text:p>
          </table:table-cell>
          <table:table-cell office:value-type="float" office:value="0.251431" calcext:value-type="float">
            <text:p>0,251431</text:p>
          </table:table-cell>
          <table:table-cell office:value-type="float" office:value="0.24766" calcext:value-type="float">
            <text:p>0,24766</text:p>
          </table:table-cell>
          <table:table-cell office:value-type="float" office:value="0.280057" calcext:value-type="float">
            <text:p>0,280057</text:p>
          </table:table-cell>
          <table:table-cell office:value-type="float" office:value="0.30835" calcext:value-type="float">
            <text:p>0,30835</text:p>
          </table:table-cell>
          <table:table-cell office:value-type="float" office:value="0.314136" calcext:value-type="float">
            <text:p>0,314136</text:p>
          </table:table-cell>
          <table:table-cell office:value-type="float" office:value="0.279981" calcext:value-type="float">
            <text:p>0,279981</text:p>
          </table:table-cell>
          <table:table-cell office:value-type="float" office:value="0.305594" calcext:value-type="float">
            <text:p>0,305594</text:p>
          </table:table-cell>
          <table:table-cell office:value-type="float" office:value="1.5682" calcext:value-type="float">
            <text:p>1,5682</text:p>
          </table:table-cell>
          <table:table-cell office:value-type="float" office:value="0.537904" calcext:value-type="float">
            <text:p>0,537904</text:p>
          </table:table-cell>
          <table:table-cell office:value-type="float" office:value="1.38233" calcext:value-type="float">
            <text:p>1,38233</text:p>
          </table:table-cell>
          <table:table-cell office:value-type="float" office:value="1.38568" calcext:value-type="float">
            <text:p>1,38568</text:p>
          </table:table-cell>
          <table:table-cell office:value-type="float" office:value="0.509163" calcext:value-type="float">
            <text:p>0,509163</text:p>
          </table:table-cell>
          <table:table-cell office:value-type="float" office:value="0.543648" calcext:value-type="float">
            <text:p>0,543648</text:p>
          </table:table-cell>
          <table:table-cell office:value-type="float" office:value="1.47747" calcext:value-type="float">
            <text:p>1,47747</text:p>
          </table:table-cell>
          <table:table-cell office:value-type="float" office:value="0.357021" calcext:value-type="float">
            <text:p>0,357021</text:p>
          </table:table-cell>
          <table:table-cell office:value-type="float" office:value="1.04328" calcext:value-type="float">
            <text:p>1,04328</text:p>
          </table:table-cell>
          <table:table-cell office:value-type="float" office:value="1.22081" calcext:value-type="float">
            <text:p>1,22081</text:p>
          </table:table-cell>
          <table:table-cell office:value-type="float" office:value="1.30996" calcext:value-type="float">
            <text:p>1,30996</text:p>
          </table:table-cell>
          <table:table-cell office:value-type="float" office:value="1.65797" calcext:value-type="float">
            <text:p>1,65797</text:p>
          </table:table-cell>
          <table:table-cell office:value-type="float" office:value="0.31333" calcext:value-type="float">
            <text:p>0,31333</text:p>
          </table:table-cell>
          <table:table-cell office:value-type="float" office:value="0.0757382" calcext:value-type="float">
            <text:p>0,0757382</text:p>
          </table:table-cell>
          <table:table-cell office:value-type="float" office:value="0.0771091" calcext:value-type="float">
            <text:p>0,0771091</text:p>
          </table:table-cell>
          <table:table-cell office:value-type="float" office:value="0.078305" calcext:value-type="float">
            <text:p>0,078305</text:p>
          </table:table-cell>
          <table:table-cell office:value-type="float" office:value="0.417679" calcext:value-type="float">
            <text:p>0,417679</text:p>
          </table:table-cell>
          <table:table-cell office:value-type="float" office:value="0.28796" calcext:value-type="float">
            <text:p>0,28796</text:p>
          </table:table-cell>
          <table:table-cell table:number-columns-repeated="36"/>
          <table:table-cell table:formula="of:=MIN([.A130:.BL130])" office:value-type="float" office:value="0.0757382" calcext:value-type="float">
            <text:p>0,0757382</text:p>
          </table:table-cell>
          <table:table-cell table:formula="of:=MAX([.A130:.BL130])" office:value-type="float" office:value="1.65797" calcext:value-type="float">
            <text:p>1,65797</text:p>
          </table:table-cell>
          <table:table-cell table:number-columns-repeated="7"/>
        </table:table-row>
        <table:table-row table:style-name="ro2">
          <table:table-cell office:value-type="float" office:value="0.21512" calcext:value-type="float">
            <text:p>0,21512</text:p>
          </table:table-cell>
          <table:table-cell office:value-type="float" office:value="0.272339" calcext:value-type="float">
            <text:p>0,272339</text:p>
          </table:table-cell>
          <table:table-cell office:value-type="float" office:value="0.309634" calcext:value-type="float">
            <text:p>0,309634</text:p>
          </table:table-cell>
          <table:table-cell office:value-type="float" office:value="0.310705" calcext:value-type="float">
            <text:p>0,310705</text:p>
          </table:table-cell>
          <table:table-cell office:value-type="float" office:value="0.28699" calcext:value-type="float">
            <text:p>0,28699</text:p>
          </table:table-cell>
          <table:table-cell office:value-type="float" office:value="0.303505" calcext:value-type="float">
            <text:p>0,303505</text:p>
          </table:table-cell>
          <table:table-cell office:value-type="float" office:value="0.324161" calcext:value-type="float">
            <text:p>0,324161</text:p>
          </table:table-cell>
          <table:table-cell office:value-type="float" office:value="0.501949" calcext:value-type="float">
            <text:p>0,501949</text:p>
          </table:table-cell>
          <table:table-cell office:value-type="float" office:value="0.660848" calcext:value-type="float">
            <text:p>0,660848</text:p>
          </table:table-cell>
          <table:table-cell office:value-type="float" office:value="0.294017" calcext:value-type="float">
            <text:p>0,294017</text:p>
          </table:table-cell>
          <table:table-cell office:value-type="float" office:value="0.334048" calcext:value-type="float">
            <text:p>0,334048</text:p>
          </table:table-cell>
          <table:table-cell office:value-type="float" office:value="0.270638" calcext:value-type="float">
            <text:p>0,270638</text:p>
          </table:table-cell>
          <table:table-cell office:value-type="float" office:value="0.357725" calcext:value-type="float">
            <text:p>0,357725</text:p>
          </table:table-cell>
          <table:table-cell office:value-type="float" office:value="0.339545" calcext:value-type="float">
            <text:p>0,339545</text:p>
          </table:table-cell>
          <table:table-cell office:value-type="float" office:value="0.270556" calcext:value-type="float">
            <text:p>0,270556</text:p>
          </table:table-cell>
          <table:table-cell office:value-type="float" office:value="0.757583" calcext:value-type="float">
            <text:p>0,757583</text:p>
          </table:table-cell>
          <table:table-cell office:value-type="float" office:value="0.346113" calcext:value-type="float">
            <text:p>0,346113</text:p>
          </table:table-cell>
          <table:table-cell office:value-type="float" office:value="0.793126" calcext:value-type="float">
            <text:p>0,793126</text:p>
          </table:table-cell>
          <table:table-cell office:value-type="float" office:value="0.331129" calcext:value-type="float">
            <text:p>0,331129</text:p>
          </table:table-cell>
          <table:table-cell office:value-type="float" office:value="1.27972" calcext:value-type="float">
            <text:p>1,27972</text:p>
          </table:table-cell>
          <table:table-cell office:value-type="float" office:value="1.63957" calcext:value-type="float">
            <text:p>1,63957</text:p>
          </table:table-cell>
          <table:table-cell office:value-type="float" office:value="0.652553" calcext:value-type="float">
            <text:p>0,652553</text:p>
          </table:table-cell>
          <table:table-cell office:value-type="float" office:value="0.18846" calcext:value-type="float">
            <text:p>0,18846</text:p>
          </table:table-cell>
          <table:table-cell office:value-type="float" office:value="1.04903" calcext:value-type="float">
            <text:p>1,04903</text:p>
          </table:table-cell>
          <table:table-cell office:value-type="float" office:value="0.272464" calcext:value-type="float">
            <text:p>0,272464</text:p>
          </table:table-cell>
          <table:table-cell office:value-type="float" office:value="0.711256" calcext:value-type="float">
            <text:p>0,711256</text:p>
          </table:table-cell>
          <table:table-cell office:value-type="float" office:value="1.64725" calcext:value-type="float">
            <text:p>1,64725</text:p>
          </table:table-cell>
          <table:table-cell office:value-type="float" office:value="0.297517" calcext:value-type="float">
            <text:p>0,297517</text:p>
          </table:table-cell>
          <table:table-cell office:value-type="float" office:value="0.841958" calcext:value-type="float">
            <text:p>0,841958</text:p>
          </table:table-cell>
          <table:table-cell office:value-type="float" office:value="0.62564" calcext:value-type="float">
            <text:p>0,62564</text:p>
          </table:table-cell>
          <table:table-cell office:value-type="float" office:value="0.321605" calcext:value-type="float">
            <text:p>0,321605</text:p>
          </table:table-cell>
          <table:table-cell office:value-type="float" office:value="0.630332" calcext:value-type="float">
            <text:p>0,630332</text:p>
          </table:table-cell>
          <table:table-cell table:number-columns-repeated="36"/>
          <table:table-cell table:formula="of:=MIN([.A131:.BL131])" office:value-type="float" office:value="0.18846" calcext:value-type="float">
            <text:p>0,18846</text:p>
          </table:table-cell>
          <table:table-cell table:formula="of:=MAX([.A131:.BL131])" office:value-type="float" office:value="1.64725" calcext:value-type="float">
            <text:p>1,64725</text:p>
          </table:table-cell>
          <table:table-cell table:number-columns-repeated="7"/>
        </table:table-row>
        <table:table-row table:style-name="ro2">
          <table:table-cell office:value-type="float" office:value="0.237782" calcext:value-type="float">
            <text:p>0,237782</text:p>
          </table:table-cell>
          <table:table-cell office:value-type="float" office:value="0.25568" calcext:value-type="float">
            <text:p>0,25568</text:p>
          </table:table-cell>
          <table:table-cell office:value-type="float" office:value="0.293877" calcext:value-type="float">
            <text:p>0,293877</text:p>
          </table:table-cell>
          <table:table-cell office:value-type="float" office:value="0.298153" calcext:value-type="float">
            <text:p>0,298153</text:p>
          </table:table-cell>
          <table:table-cell office:value-type="float" office:value="0.350638" calcext:value-type="float">
            <text:p>0,350638</text:p>
          </table:table-cell>
          <table:table-cell office:value-type="float" office:value="0.644841" calcext:value-type="float">
            <text:p>0,644841</text:p>
          </table:table-cell>
          <table:table-cell office:value-type="float" office:value="0.639975" calcext:value-type="float">
            <text:p>0,639975</text:p>
          </table:table-cell>
          <table:table-cell office:value-type="float" office:value="0.362562" calcext:value-type="float">
            <text:p>0,362562</text:p>
          </table:table-cell>
          <table:table-cell office:value-type="float" office:value="0.692529" calcext:value-type="float">
            <text:p>0,692529</text:p>
          </table:table-cell>
          <table:table-cell office:value-type="float" office:value="0.637757" calcext:value-type="float">
            <text:p>0,637757</text:p>
          </table:table-cell>
          <table:table-cell office:value-type="float" office:value="0.874028" calcext:value-type="float">
            <text:p>0,874028</text:p>
          </table:table-cell>
          <table:table-cell office:value-type="float" office:value="0.566106" calcext:value-type="float">
            <text:p>0,566106</text:p>
          </table:table-cell>
          <table:table-cell office:value-type="float" office:value="0.69623" calcext:value-type="float">
            <text:p>0,69623</text:p>
          </table:table-cell>
          <table:table-cell office:value-type="float" office:value="0.975816" calcext:value-type="float">
            <text:p>0,975816</text:p>
          </table:table-cell>
          <table:table-cell office:value-type="float" office:value="0.827685" calcext:value-type="float">
            <text:p>0,827685</text:p>
          </table:table-cell>
          <table:table-cell office:value-type="float" office:value="1.15036" calcext:value-type="float">
            <text:p>1,15036</text:p>
          </table:table-cell>
          <table:table-cell office:value-type="float" office:value="0.801026" calcext:value-type="float">
            <text:p>0,801026</text:p>
          </table:table-cell>
          <table:table-cell office:value-type="float" office:value="0.362024" calcext:value-type="float">
            <text:p>0,362024</text:p>
          </table:table-cell>
          <table:table-cell office:value-type="float" office:value="0.766154" calcext:value-type="float">
            <text:p>0,766154</text:p>
          </table:table-cell>
          <table:table-cell office:value-type="float" office:value="0.784281" calcext:value-type="float">
            <text:p>0,784281</text:p>
          </table:table-cell>
          <table:table-cell office:value-type="float" office:value="0.891648" calcext:value-type="float">
            <text:p>0,891648</text:p>
          </table:table-cell>
          <table:table-cell office:value-type="float" office:value="0.898977" calcext:value-type="float">
            <text:p>0,898977</text:p>
          </table:table-cell>
          <table:table-cell office:value-type="float" office:value="1.46659" calcext:value-type="float">
            <text:p>1,46659</text:p>
          </table:table-cell>
          <table:table-cell office:value-type="float" office:value="0.91722" calcext:value-type="float">
            <text:p>0,91722</text:p>
          </table:table-cell>
          <table:table-cell office:value-type="float" office:value="0.48952" calcext:value-type="float">
            <text:p>0,48952</text:p>
          </table:table-cell>
          <table:table-cell office:value-type="float" office:value="0.50496" calcext:value-type="float">
            <text:p>0,50496</text:p>
          </table:table-cell>
          <table:table-cell office:value-type="float" office:value="0.968504" calcext:value-type="float">
            <text:p>0,968504</text:p>
          </table:table-cell>
          <table:table-cell office:value-type="float" office:value="0.84985" calcext:value-type="float">
            <text:p>0,84985</text:p>
          </table:table-cell>
          <table:table-cell office:value-type="float" office:value="0.665659" calcext:value-type="float">
            <text:p>0,665659</text:p>
          </table:table-cell>
          <table:table-cell office:value-type="float" office:value="2.03697" calcext:value-type="float">
            <text:p>2,03697</text:p>
          </table:table-cell>
          <table:table-cell office:value-type="float" office:value="1.38547" calcext:value-type="float">
            <text:p>1,38547</text:p>
          </table:table-cell>
          <table:table-cell office:value-type="float" office:value="0.911584" calcext:value-type="float">
            <text:p>0,911584</text:p>
          </table:table-cell>
          <table:table-cell table:number-columns-repeated="36"/>
          <table:table-cell table:formula="of:=MIN([.A132:.BL132])" office:value-type="float" office:value="0.237782" calcext:value-type="float">
            <text:p>0,237782</text:p>
          </table:table-cell>
          <table:table-cell table:formula="of:=MAX([.A132:.BL132])" office:value-type="float" office:value="2.03697" calcext:value-type="float">
            <text:p>2,03697</text:p>
          </table:table-cell>
          <table:table-cell table:number-columns-repeated="7"/>
        </table:table-row>
        <table:table-row table:style-name="ro2">
          <table:table-cell office:value-type="float" office:value="0.259283" calcext:value-type="float">
            <text:p>0,259283</text:p>
          </table:table-cell>
          <table:table-cell office:value-type="float" office:value="0.305837" calcext:value-type="float">
            <text:p>0,305837</text:p>
          </table:table-cell>
          <table:table-cell office:value-type="float" office:value="0.150537" calcext:value-type="float">
            <text:p>0,150537</text:p>
          </table:table-cell>
          <table:table-cell office:value-type="float" office:value="0.264973" calcext:value-type="float">
            <text:p>0,264973</text:p>
          </table:table-cell>
          <table:table-cell office:value-type="float" office:value="0.402562" calcext:value-type="float">
            <text:p>0,402562</text:p>
          </table:table-cell>
          <table:table-cell office:value-type="float" office:value="0.684014" calcext:value-type="float">
            <text:p>0,684014</text:p>
          </table:table-cell>
          <table:table-cell office:value-type="float" office:value="0.64934" calcext:value-type="float">
            <text:p>0,64934</text:p>
          </table:table-cell>
          <table:table-cell office:value-type="float" office:value="0.33915" calcext:value-type="float">
            <text:p>0,33915</text:p>
          </table:table-cell>
          <table:table-cell office:value-type="float" office:value="0.966951" calcext:value-type="float">
            <text:p>0,966951</text:p>
          </table:table-cell>
          <table:table-cell office:value-type="float" office:value="0.309112" calcext:value-type="float">
            <text:p>0,309112</text:p>
          </table:table-cell>
          <table:table-cell office:value-type="float" office:value="0.670499" calcext:value-type="float">
            <text:p>0,670499</text:p>
          </table:table-cell>
          <table:table-cell office:value-type="float" office:value="0.923668" calcext:value-type="float">
            <text:p>0,923668</text:p>
          </table:table-cell>
          <table:table-cell office:value-type="float" office:value="0.989928" calcext:value-type="float">
            <text:p>0,989928</text:p>
          </table:table-cell>
          <table:table-cell office:value-type="float" office:value="0.814348" calcext:value-type="float">
            <text:p>0,814348</text:p>
          </table:table-cell>
          <table:table-cell office:value-type="float" office:value="0.935906" calcext:value-type="float">
            <text:p>0,935906</text:p>
          </table:table-cell>
          <table:table-cell office:value-type="float" office:value="0.571009" calcext:value-type="float">
            <text:p>0,571009</text:p>
          </table:table-cell>
          <table:table-cell office:value-type="float" office:value="0.890191" calcext:value-type="float">
            <text:p>0,890191</text:p>
          </table:table-cell>
          <table:table-cell office:value-type="float" office:value="0.42072" calcext:value-type="float">
            <text:p>0,42072</text:p>
          </table:table-cell>
          <table:table-cell office:value-type="float" office:value="0.922807" calcext:value-type="float">
            <text:p>0,922807</text:p>
          </table:table-cell>
          <table:table-cell office:value-type="float" office:value="1.05726" calcext:value-type="float">
            <text:p>1,05726</text:p>
          </table:table-cell>
          <table:table-cell office:value-type="float" office:value="0.343166" calcext:value-type="float">
            <text:p>0,343166</text:p>
          </table:table-cell>
          <table:table-cell office:value-type="float" office:value="0.445571" calcext:value-type="float">
            <text:p>0,445571</text:p>
          </table:table-cell>
          <table:table-cell office:value-type="float" office:value="0.86186" calcext:value-type="float">
            <text:p>0,86186</text:p>
          </table:table-cell>
          <table:table-cell office:value-type="float" office:value="0.125976" calcext:value-type="float">
            <text:p>0,125976</text:p>
          </table:table-cell>
          <table:table-cell office:value-type="float" office:value="0.191232" calcext:value-type="float">
            <text:p>0,191232</text:p>
          </table:table-cell>
          <table:table-cell office:value-type="float" office:value="0.338201" calcext:value-type="float">
            <text:p>0,338201</text:p>
          </table:table-cell>
          <table:table-cell office:value-type="float" office:value="1.18954" calcext:value-type="float">
            <text:p>1,18954</text:p>
          </table:table-cell>
          <table:table-cell office:value-type="float" office:value="0.1684" calcext:value-type="float">
            <text:p>0,1684</text:p>
          </table:table-cell>
          <table:table-cell office:value-type="float" office:value="1.20532" calcext:value-type="float">
            <text:p>1,20532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0.802369" calcext:value-type="float">
            <text:p>0,802369</text:p>
          </table:table-cell>
          <table:table-cell office:value-type="float" office:value="0.06673" calcext:value-type="float">
            <text:p>0,06673</text:p>
          </table:table-cell>
          <table:table-cell table:number-columns-repeated="36"/>
          <table:table-cell table:formula="of:=MIN([.A133:.BL133])" office:value-type="float" office:value="0.06673" calcext:value-type="float">
            <text:p>0,06673</text:p>
          </table:table-cell>
          <table:table-cell table:formula="of:=MAX([.A133:.BL133])" office:value-type="float" office:value="1.20532" calcext:value-type="float">
            <text:p>1,20532</text:p>
          </table:table-cell>
          <table:table-cell table:number-columns-repeated="7"/>
        </table:table-row>
        <table:table-row table:style-name="ro2">
          <table:table-cell office:value-type="float" office:value="0.101203" calcext:value-type="float">
            <text:p>0,101203</text:p>
          </table:table-cell>
          <table:table-cell office:value-type="float" office:value="0.113756" calcext:value-type="float">
            <text:p>0,113756</text:p>
          </table:table-cell>
          <table:table-cell office:value-type="float" office:value="0.272475" calcext:value-type="float">
            <text:p>0,272475</text:p>
          </table:table-cell>
          <table:table-cell office:value-type="float" office:value="0.36531" calcext:value-type="float">
            <text:p>0,36531</text:p>
          </table:table-cell>
          <table:table-cell office:value-type="float" office:value="0.152338" calcext:value-type="float">
            <text:p>0,152338</text:p>
          </table:table-cell>
          <table:table-cell office:value-type="float" office:value="0.125749" calcext:value-type="float">
            <text:p>0,125749</text:p>
          </table:table-cell>
          <table:table-cell office:value-type="float" office:value="0.279192" calcext:value-type="float">
            <text:p>0,279192</text:p>
          </table:table-cell>
          <table:table-cell office:value-type="float" office:value="0.284815" calcext:value-type="float">
            <text:p>0,284815</text:p>
          </table:table-cell>
          <table:table-cell office:value-type="float" office:value="0.410077" calcext:value-type="float">
            <text:p>0,410077</text:p>
          </table:table-cell>
          <table:table-cell office:value-type="float" office:value="0.104132" calcext:value-type="float">
            <text:p>0,104132</text:p>
          </table:table-cell>
          <table:table-cell office:value-type="float" office:value="0.0928831" calcext:value-type="float">
            <text:p>0,0928831</text:p>
          </table:table-cell>
          <table:table-cell office:value-type="float" office:value="0.278035" calcext:value-type="float">
            <text:p>0,278035</text:p>
          </table:table-cell>
          <table:table-cell office:value-type="float" office:value="0.136727" calcext:value-type="float">
            <text:p>0,136727</text:p>
          </table:table-cell>
          <table:table-cell office:value-type="float" office:value="0.144173" calcext:value-type="float">
            <text:p>0,144173</text:p>
          </table:table-cell>
          <table:table-cell office:value-type="float" office:value="0.58672" calcext:value-type="float">
            <text:p>0,58672</text:p>
          </table:table-cell>
          <table:table-cell office:value-type="float" office:value="0.310659" calcext:value-type="float">
            <text:p>0,310659</text:p>
          </table:table-cell>
          <table:table-cell office:value-type="float" office:value="0.511646" calcext:value-type="float">
            <text:p>0,511646</text:p>
          </table:table-cell>
          <table:table-cell office:value-type="float" office:value="1.13704" calcext:value-type="float">
            <text:p>1,13704</text:p>
          </table:table-cell>
          <table:table-cell office:value-type="float" office:value="0.155665" calcext:value-type="float">
            <text:p>0,155665</text:p>
          </table:table-cell>
          <table:table-cell office:value-type="float" office:value="1.36201" calcext:value-type="float">
            <text:p>1,36201</text:p>
          </table:table-cell>
          <table:table-cell office:value-type="float" office:value="0.345097" calcext:value-type="float">
            <text:p>0,345097</text:p>
          </table:table-cell>
          <table:table-cell office:value-type="float" office:value="1.01051" calcext:value-type="float">
            <text:p>1,01051</text:p>
          </table:table-cell>
          <table:table-cell office:value-type="float" office:value="0.458397" calcext:value-type="float">
            <text:p>0,458397</text:p>
          </table:table-cell>
          <table:table-cell office:value-type="float" office:value="1.32809" calcext:value-type="float">
            <text:p>1,32809</text:p>
          </table:table-cell>
          <table:table-cell office:value-type="float" office:value="0.248538" calcext:value-type="float">
            <text:p>0,248538</text:p>
          </table:table-cell>
          <table:table-cell office:value-type="float" office:value="0.357883" calcext:value-type="float">
            <text:p>0,357883</text:p>
          </table:table-cell>
          <table:table-cell office:value-type="float" office:value="0.876289" calcext:value-type="float">
            <text:p>0,876289</text:p>
          </table:table-cell>
          <table:table-cell office:value-type="float" office:value="0.902484" calcext:value-type="float">
            <text:p>0,902484</text:p>
          </table:table-cell>
          <table:table-cell office:value-type="float" office:value="0.190705" calcext:value-type="float">
            <text:p>0,190705</text:p>
          </table:table-cell>
          <table:table-cell office:value-type="float" office:value="0.735066" calcext:value-type="float">
            <text:p>0,735066</text:p>
          </table:table-cell>
          <table:table-cell office:value-type="float" office:value="1.50701" calcext:value-type="float">
            <text:p>1,50701</text:p>
          </table:table-cell>
          <table:table-cell office:value-type="float" office:value="0.615875" calcext:value-type="float">
            <text:p>0,615875</text:p>
          </table:table-cell>
          <table:table-cell table:number-columns-repeated="36"/>
          <table:table-cell table:formula="of:=MIN([.A134:.BL134])" office:value-type="float" office:value="0.0928831" calcext:value-type="float">
            <text:p>0,0928831</text:p>
          </table:table-cell>
          <table:table-cell table:formula="of:=MAX([.A134:.BL134])" office:value-type="float" office:value="1.50701" calcext:value-type="float">
            <text:p>1,50701</text:p>
          </table:table-cell>
          <table:table-cell table:number-columns-repeated="7"/>
        </table:table-row>
        <table:table-row table:style-name="ro2">
          <table:table-cell office:value-type="float" office:value="0.245867" calcext:value-type="float">
            <text:p>0,245867</text:p>
          </table:table-cell>
          <table:table-cell office:value-type="float" office:value="0.328288" calcext:value-type="float">
            <text:p>0,328288</text:p>
          </table:table-cell>
          <table:table-cell office:value-type="float" office:value="0.283194" calcext:value-type="float">
            <text:p>0,283194</text:p>
          </table:table-cell>
          <table:table-cell office:value-type="float" office:value="0.572291" calcext:value-type="float">
            <text:p>0,572291</text:p>
          </table:table-cell>
          <table:table-cell office:value-type="float" office:value="0.354939" calcext:value-type="float">
            <text:p>0,354939</text:p>
          </table:table-cell>
          <table:table-cell office:value-type="float" office:value="0.730406" calcext:value-type="float">
            <text:p>0,730406</text:p>
          </table:table-cell>
          <table:table-cell office:value-type="float" office:value="0.521194" calcext:value-type="float">
            <text:p>0,521194</text:p>
          </table:table-cell>
          <table:table-cell office:value-type="float" office:value="0.274378" calcext:value-type="float">
            <text:p>0,274378</text:p>
          </table:table-cell>
          <table:table-cell office:value-type="float" office:value="0.314123" calcext:value-type="float">
            <text:p>0,314123</text:p>
          </table:table-cell>
          <table:table-cell office:value-type="float" office:value="0.278804" calcext:value-type="float">
            <text:p>0,278804</text:p>
          </table:table-cell>
          <table:table-cell office:value-type="float" office:value="0.221291" calcext:value-type="float">
            <text:p>0,221291</text:p>
          </table:table-cell>
          <table:table-cell office:value-type="float" office:value="0.583506" calcext:value-type="float">
            <text:p>0,583506</text:p>
          </table:table-cell>
          <table:table-cell office:value-type="float" office:value="0.278703" calcext:value-type="float">
            <text:p>0,278703</text:p>
          </table:table-cell>
          <table:table-cell office:value-type="float" office:value="0.286473" calcext:value-type="float">
            <text:p>0,286473</text:p>
          </table:table-cell>
          <table:table-cell office:value-type="float" office:value="1.06957" calcext:value-type="float">
            <text:p>1,06957</text:p>
          </table:table-cell>
          <table:table-cell office:value-type="float" office:value="0.302962" calcext:value-type="float">
            <text:p>0,302962</text:p>
          </table:table-cell>
          <table:table-cell office:value-type="float" office:value="0.325985" calcext:value-type="float">
            <text:p>0,325985</text:p>
          </table:table-cell>
          <table:table-cell office:value-type="float" office:value="0.398051" calcext:value-type="float">
            <text:p>0,398051</text:p>
          </table:table-cell>
          <table:table-cell office:value-type="float" office:value="0.960219" calcext:value-type="float">
            <text:p>0,960219</text:p>
          </table:table-cell>
          <table:table-cell office:value-type="float" office:value="1.04665" calcext:value-type="float">
            <text:p>1,04665</text:p>
          </table:table-cell>
          <table:table-cell office:value-type="float" office:value="0.31282" calcext:value-type="float">
            <text:p>0,31282</text:p>
          </table:table-cell>
          <table:table-cell office:value-type="float" office:value="0.313891" calcext:value-type="float">
            <text:p>0,313891</text:p>
          </table:table-cell>
          <table:table-cell office:value-type="float" office:value="0.361777" calcext:value-type="float">
            <text:p>0,361777</text:p>
          </table:table-cell>
          <table:table-cell office:value-type="float" office:value="0.179433" calcext:value-type="float">
            <text:p>0,179433</text:p>
          </table:table-cell>
          <table:table-cell office:value-type="float" office:value="0.345643" calcext:value-type="float">
            <text:p>0,345643</text:p>
          </table:table-cell>
          <table:table-cell office:value-type="float" office:value="0.314371" calcext:value-type="float">
            <text:p>0,314371</text:p>
          </table:table-cell>
          <table:table-cell office:value-type="float" office:value="0.789305" calcext:value-type="float">
            <text:p>0,789305</text:p>
          </table:table-cell>
          <table:table-cell office:value-type="float" office:value="0.247943" calcext:value-type="float">
            <text:p>0,247943</text:p>
          </table:table-cell>
          <table:table-cell office:value-type="float" office:value="0.128946" calcext:value-type="float">
            <text:p>0,128946</text:p>
          </table:table-cell>
          <table:table-cell office:value-type="float" office:value="0.130619" calcext:value-type="float">
            <text:p>0,130619</text:p>
          </table:table-cell>
          <table:table-cell office:value-type="float" office:value="0.711936" calcext:value-type="float">
            <text:p>0,711936</text:p>
          </table:table-cell>
          <table:table-cell office:value-type="float" office:value="0.0759559" calcext:value-type="float">
            <text:p>0,0759559</text:p>
          </table:table-cell>
          <table:table-cell table:number-columns-repeated="36"/>
          <table:table-cell table:formula="of:=MIN([.A135:.BL135])" office:value-type="float" office:value="0.0759559" calcext:value-type="float">
            <text:p>0,0759559</text:p>
          </table:table-cell>
          <table:table-cell table:formula="of:=MAX([.A135:.BL135])" office:value-type="float" office:value="1.06957" calcext:value-type="float">
            <text:p>1,06957</text:p>
          </table:table-cell>
          <table:table-cell table:number-columns-repeated="7"/>
        </table:table-row>
        <table:table-row table:style-name="ro2">
          <table:table-cell office:value-type="float" office:value="0.159431" calcext:value-type="float">
            <text:p>0,159431</text:p>
          </table:table-cell>
          <table:table-cell office:value-type="float" office:value="0.159705" calcext:value-type="float">
            <text:p>0,159705</text:p>
          </table:table-cell>
          <table:table-cell office:value-type="float" office:value="0.258608" calcext:value-type="float">
            <text:p>0,258608</text:p>
          </table:table-cell>
          <table:table-cell office:value-type="float" office:value="0.259315" calcext:value-type="float">
            <text:p>0,259315</text:p>
          </table:table-cell>
          <table:table-cell office:value-type="float" office:value="0.289387" calcext:value-type="float">
            <text:p>0,289387</text:p>
          </table:table-cell>
          <table:table-cell office:value-type="float" office:value="0.295036" calcext:value-type="float">
            <text:p>0,295036</text:p>
          </table:table-cell>
          <table:table-cell office:value-type="float" office:value="0.329742" calcext:value-type="float">
            <text:p>0,329742</text:p>
          </table:table-cell>
          <table:table-cell office:value-type="float" office:value="0.294208" calcext:value-type="float">
            <text:p>0,294208</text:p>
          </table:table-cell>
          <table:table-cell office:value-type="float" office:value="0.313705" calcext:value-type="float">
            <text:p>0,313705</text:p>
          </table:table-cell>
          <table:table-cell office:value-type="float" office:value="0.322468" calcext:value-type="float">
            <text:p>0,322468</text:p>
          </table:table-cell>
          <table:table-cell office:value-type="float" office:value="0.617659" calcext:value-type="float">
            <text:p>0,617659</text:p>
          </table:table-cell>
          <table:table-cell office:value-type="float" office:value="0.916221" calcext:value-type="float">
            <text:p>0,916221</text:p>
          </table:table-cell>
          <table:table-cell office:value-type="float" office:value="0.302831" calcext:value-type="float">
            <text:p>0,302831</text:p>
          </table:table-cell>
          <table:table-cell office:value-type="float" office:value="0.285557" calcext:value-type="float">
            <text:p>0,285557</text:p>
          </table:table-cell>
          <table:table-cell office:value-type="float" office:value="0.922132" calcext:value-type="float">
            <text:p>0,922132</text:p>
          </table:table-cell>
          <table:table-cell office:value-type="float" office:value="0.655121" calcext:value-type="float">
            <text:p>0,655121</text:p>
          </table:table-cell>
          <table:table-cell office:value-type="float" office:value="0.356251" calcext:value-type="float">
            <text:p>0,356251</text:p>
          </table:table-cell>
          <table:table-cell office:value-type="float" office:value="0.398303" calcext:value-type="float">
            <text:p>0,398303</text:p>
          </table:table-cell>
          <table:table-cell office:value-type="float" office:value="1.4655" calcext:value-type="float">
            <text:p>1,4655</text:p>
          </table:table-cell>
          <table:table-cell office:value-type="float" office:value="0.267434" calcext:value-type="float">
            <text:p>0,267434</text:p>
          </table:table-cell>
          <table:table-cell office:value-type="float" office:value="1.62947" calcext:value-type="float">
            <text:p>1,62947</text:p>
          </table:table-cell>
          <table:table-cell office:value-type="float" office:value="1.67521" calcext:value-type="float">
            <text:p>1,67521</text:p>
          </table:table-cell>
          <table:table-cell office:value-type="float" office:value="1.70574" calcext:value-type="float">
            <text:p>1,70574</text:p>
          </table:table-cell>
          <table:table-cell office:value-type="float" office:value="0.423809" calcext:value-type="float">
            <text:p>0,423809</text:p>
          </table:table-cell>
          <table:table-cell office:value-type="float" office:value="0.790113" calcext:value-type="float">
            <text:p>0,790113</text:p>
          </table:table-cell>
          <table:table-cell office:value-type="float" office:value="1.74864" calcext:value-type="float">
            <text:p>1,74864</text:p>
          </table:table-cell>
          <table:table-cell office:value-type="float" office:value="1.5063" calcext:value-type="float">
            <text:p>1,5063</text:p>
          </table:table-cell>
          <table:table-cell office:value-type="float" office:value="1.17214" calcext:value-type="float">
            <text:p>1,17214</text:p>
          </table:table-cell>
          <table:table-cell office:value-type="float" office:value="0.14272" calcext:value-type="float">
            <text:p>0,14272</text:p>
          </table:table-cell>
          <table:table-cell office:value-type="float" office:value="0.267331" calcext:value-type="float">
            <text:p>0,267331</text:p>
          </table:table-cell>
          <table:table-cell office:value-type="float" office:value="0.2853" calcext:value-type="float">
            <text:p>0,2853</text:p>
          </table:table-cell>
          <table:table-cell office:value-type="float" office:value="0.0926571" calcext:value-type="float">
            <text:p>0,0926571</text:p>
          </table:table-cell>
          <table:table-cell table:number-columns-repeated="36"/>
          <table:table-cell table:formula="of:=MIN([.A136:.BL136])" office:value-type="float" office:value="0.0926571" calcext:value-type="float">
            <text:p>0,0926571</text:p>
          </table:table-cell>
          <table:table-cell table:formula="of:=MAX([.A136:.BL136])" office:value-type="float" office:value="1.74864" calcext:value-type="float">
            <text:p>1,74864</text:p>
          </table:table-cell>
          <table:table-cell table:number-columns-repeated="7"/>
        </table:table-row>
        <table:table-row table:style-name="ro2">
          <table:table-cell office:value-type="float" office:value="0.271361" calcext:value-type="float">
            <text:p>0,271361</text:p>
          </table:table-cell>
          <table:table-cell office:value-type="float" office:value="0.218175" calcext:value-type="float">
            <text:p>0,218175</text:p>
          </table:table-cell>
          <table:table-cell office:value-type="float" office:value="0.302744" calcext:value-type="float">
            <text:p>0,302744</text:p>
          </table:table-cell>
          <table:table-cell office:value-type="float" office:value="0.609832" calcext:value-type="float">
            <text:p>0,609832</text:p>
          </table:table-cell>
          <table:table-cell office:value-type="float" office:value="0.410065" calcext:value-type="float">
            <text:p>0,410065</text:p>
          </table:table-cell>
          <table:table-cell office:value-type="float" office:value="0.370735" calcext:value-type="float">
            <text:p>0,370735</text:p>
          </table:table-cell>
          <table:table-cell office:value-type="float" office:value="0.2887" calcext:value-type="float">
            <text:p>0,2887</text:p>
          </table:table-cell>
          <table:table-cell office:value-type="float" office:value="0.317511" calcext:value-type="float">
            <text:p>0,317511</text:p>
          </table:table-cell>
          <table:table-cell office:value-type="float" office:value="0.397316" calcext:value-type="float">
            <text:p>0,397316</text:p>
          </table:table-cell>
          <table:table-cell office:value-type="float" office:value="0.266218" calcext:value-type="float">
            <text:p>0,266218</text:p>
          </table:table-cell>
          <table:table-cell office:value-type="float" office:value="0.267588" calcext:value-type="float">
            <text:p>0,267588</text:p>
          </table:table-cell>
          <table:table-cell office:value-type="float" office:value="1.02088" calcext:value-type="float">
            <text:p>1,02088</text:p>
          </table:table-cell>
          <table:table-cell office:value-type="float" office:value="0.296719" calcext:value-type="float">
            <text:p>0,296719</text:p>
          </table:table-cell>
          <table:table-cell office:value-type="float" office:value="1.40678" calcext:value-type="float">
            <text:p>1,40678</text:p>
          </table:table-cell>
          <table:table-cell office:value-type="float" office:value="0.992294" calcext:value-type="float">
            <text:p>0,992294</text:p>
          </table:table-cell>
          <table:table-cell office:value-type="float" office:value="0.285212" calcext:value-type="float">
            <text:p>0,285212</text:p>
          </table:table-cell>
          <table:table-cell office:value-type="float" office:value="0.348597" calcext:value-type="float">
            <text:p>0,348597</text:p>
          </table:table-cell>
          <table:table-cell office:value-type="float" office:value="1.07599" calcext:value-type="float">
            <text:p>1,07599</text:p>
          </table:table-cell>
          <table:table-cell office:value-type="float" office:value="0.192048" calcext:value-type="float">
            <text:p>0,192048</text:p>
          </table:table-cell>
          <table:table-cell office:value-type="float" office:value="0.110089" calcext:value-type="float">
            <text:p>0,110089</text:p>
          </table:table-cell>
          <table:table-cell office:value-type="float" office:value="0.977043" calcext:value-type="float">
            <text:p>0,977043</text:p>
          </table:table-cell>
          <table:table-cell office:value-type="float" office:value="1.96613" calcext:value-type="float">
            <text:p>1,96613</text:p>
          </table:table-cell>
          <table:table-cell office:value-type="float" office:value="0.386608" calcext:value-type="float">
            <text:p>0,386608</text:p>
          </table:table-cell>
          <table:table-cell office:value-type="float" office:value="0.306453" calcext:value-type="float">
            <text:p>0,306453</text:p>
          </table:table-cell>
          <table:table-cell office:value-type="float" office:value="0.302678" calcext:value-type="float">
            <text:p>0,302678</text:p>
          </table:table-cell>
          <table:table-cell office:value-type="float" office:value="1.64227" calcext:value-type="float">
            <text:p>1,64227</text:p>
          </table:table-cell>
          <table:table-cell office:value-type="float" office:value="1.28182" calcext:value-type="float">
            <text:p>1,28182</text:p>
          </table:table-cell>
          <table:table-cell office:value-type="float" office:value="0.295463" calcext:value-type="float">
            <text:p>0,295463</text:p>
          </table:table-cell>
          <table:table-cell office:value-type="float" office:value="0.327866" calcext:value-type="float">
            <text:p>0,327866</text:p>
          </table:table-cell>
          <table:table-cell office:value-type="float" office:value="1.03632" calcext:value-type="float">
            <text:p>1,03632</text:p>
          </table:table-cell>
          <table:table-cell office:value-type="float" office:value="1.30981" calcext:value-type="float">
            <text:p>1,30981</text:p>
          </table:table-cell>
          <table:table-cell office:value-type="float" office:value="0.759706" calcext:value-type="float">
            <text:p>0,759706</text:p>
          </table:table-cell>
          <table:table-cell table:number-columns-repeated="36"/>
          <table:table-cell table:formula="of:=MIN([.A137:.BL137])" office:value-type="float" office:value="0.110089" calcext:value-type="float">
            <text:p>0,110089</text:p>
          </table:table-cell>
          <table:table-cell table:formula="of:=MAX([.A137:.BL137])" office:value-type="float" office:value="1.96613" calcext:value-type="float">
            <text:p>1,96613</text:p>
          </table:table-cell>
          <table:table-cell table:number-columns-repeated="7"/>
        </table:table-row>
        <table:table-row table:style-name="ro2">
          <table:table-cell office:value-type="float" office:value="0.282196" calcext:value-type="float">
            <text:p>0,282196</text:p>
          </table:table-cell>
          <table:table-cell office:value-type="float" office:value="0.344023" calcext:value-type="float">
            <text:p>0,344023</text:p>
          </table:table-cell>
          <table:table-cell office:value-type="float" office:value="0.245518" calcext:value-type="float">
            <text:p>0,245518</text:p>
          </table:table-cell>
          <table:table-cell office:value-type="float" office:value="0.281348" calcext:value-type="float">
            <text:p>0,281348</text:p>
          </table:table-cell>
          <table:table-cell office:value-type="float" office:value="0.584169" calcext:value-type="float">
            <text:p>0,584169</text:p>
          </table:table-cell>
          <table:table-cell office:value-type="float" office:value="0.595863" calcext:value-type="float">
            <text:p>0,595863</text:p>
          </table:table-cell>
          <table:table-cell office:value-type="float" office:value="0.280982" calcext:value-type="float">
            <text:p>0,280982</text:p>
          </table:table-cell>
          <table:table-cell office:value-type="float" office:value="0.343953" calcext:value-type="float">
            <text:p>0,343953</text:p>
          </table:table-cell>
          <table:table-cell office:value-type="float" office:value="0.289702" calcext:value-type="float">
            <text:p>0,289702</text:p>
          </table:table-cell>
          <table:table-cell office:value-type="float" office:value="0.354789" calcext:value-type="float">
            <text:p>0,354789</text:p>
          </table:table-cell>
          <table:table-cell office:value-type="float" office:value="0.528328" calcext:value-type="float">
            <text:p>0,528328</text:p>
          </table:table-cell>
          <table:table-cell office:value-type="float" office:value="0.56439" calcext:value-type="float">
            <text:p>0,56439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0.675818" calcext:value-type="float">
            <text:p>0,675818</text:p>
          </table:table-cell>
          <table:table-cell office:value-type="float" office:value="0.302498" calcext:value-type="float">
            <text:p>0,302498</text:p>
          </table:table-cell>
          <table:table-cell office:value-type="float" office:value="0.750111" calcext:value-type="float">
            <text:p>0,750111</text:p>
          </table:table-cell>
          <table:table-cell office:value-type="float" office:value="0.353815" calcext:value-type="float">
            <text:p>0,353815</text:p>
          </table:table-cell>
          <table:table-cell office:value-type="float" office:value="0.795602" calcext:value-type="float">
            <text:p>0,795602</text:p>
          </table:table-cell>
          <table:table-cell office:value-type="float" office:value="0.706505" calcext:value-type="float">
            <text:p>0,706505</text:p>
          </table:table-cell>
          <table:table-cell office:value-type="float" office:value="0.443624" calcext:value-type="float">
            <text:p>0,443624</text:p>
          </table:table-cell>
          <table:table-cell office:value-type="float" office:value="0.411949" calcext:value-type="float">
            <text:p>0,41194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355121" calcext:value-type="float">
            <text:p>0,355121</text:p>
          </table:table-cell>
          <table:table-cell office:value-type="float" office:value="0.413077" calcext:value-type="float">
            <text:p>0,413077</text:p>
          </table:table-cell>
          <table:table-cell office:value-type="float" office:value="0.323811" calcext:value-type="float">
            <text:p>0,323811</text:p>
          </table:table-cell>
          <table:table-cell office:value-type="float" office:value="0.341019" calcext:value-type="float">
            <text:p>0,341019</text:p>
          </table:table-cell>
          <table:table-cell office:value-type="float" office:value="0.209475" calcext:value-type="float">
            <text:p>0,209475</text:p>
          </table:table-cell>
          <table:table-cell office:value-type="float" office:value="1.04935" calcext:value-type="float">
            <text:p>1,04935</text:p>
          </table:table-cell>
          <table:table-cell office:value-type="float" office:value="0.737006" calcext:value-type="float">
            <text:p>0,737006</text:p>
          </table:table-cell>
          <table:table-cell office:value-type="float" office:value="1.15211" calcext:value-type="float">
            <text:p>1,15211</text:p>
          </table:table-cell>
          <table:table-cell office:value-type="float" office:value="1.0867" calcext:value-type="float">
            <text:p>1,0867</text:p>
          </table:table-cell>
          <table:table-cell office:value-type="float" office:value="0.8302" calcext:value-type="float">
            <text:p>0,8302</text:p>
          </table:table-cell>
          <table:table-cell table:number-columns-repeated="36"/>
          <table:table-cell table:formula="of:=MIN([.A138:.BL138])" office:value-type="float" office:value="0.209475" calcext:value-type="float">
            <text:p>0,209475</text:p>
          </table:table-cell>
          <table:table-cell table:formula="of:=MAX([.A138:.BL138])" office:value-type="float" office:value="1.15211" calcext:value-type="float">
            <text:p>1,15211</text:p>
          </table:table-cell>
          <table:table-cell table:number-columns-repeated="7"/>
        </table:table-row>
        <table:table-row table:style-name="ro2">
          <table:table-cell office:value-type="float" office:value="0.251927" calcext:value-type="float">
            <text:p>0,251927</text:p>
          </table:table-cell>
          <table:table-cell office:value-type="float" office:value="0.218886" calcext:value-type="float">
            <text:p>0,218886</text:p>
          </table:table-cell>
          <table:table-cell office:value-type="float" office:value="0.304852" calcext:value-type="float">
            <text:p>0,304852</text:p>
          </table:table-cell>
          <table:table-cell office:value-type="float" office:value="0.626844" calcext:value-type="float">
            <text:p>0,626844</text:p>
          </table:table-cell>
          <table:table-cell office:value-type="float" office:value="0.386027" calcext:value-type="float">
            <text:p>0,386027</text:p>
          </table:table-cell>
          <table:table-cell office:value-type="float" office:value="0.299157" calcext:value-type="float">
            <text:p>0,299157</text:p>
          </table:table-cell>
          <table:table-cell office:value-type="float" office:value="0.279573" calcext:value-type="float">
            <text:p>0,279573</text:p>
          </table:table-cell>
          <table:table-cell office:value-type="float" office:value="0.610238" calcext:value-type="float">
            <text:p>0,610238</text:p>
          </table:table-cell>
          <table:table-cell office:value-type="float" office:value="0.312517" calcext:value-type="float">
            <text:p>0,312517</text:p>
          </table:table-cell>
          <table:table-cell office:value-type="float" office:value="0.351939" calcext:value-type="float">
            <text:p>0,351939</text:p>
          </table:table-cell>
          <table:table-cell office:value-type="float" office:value="0.295064" calcext:value-type="float">
            <text:p>0,295064</text:p>
          </table:table-cell>
          <table:table-cell office:value-type="float" office:value="0.342157" calcext:value-type="float">
            <text:p>0,342157</text:p>
          </table:table-cell>
          <table:table-cell office:value-type="float" office:value="0.507688" calcext:value-type="float">
            <text:p>0,507688</text:p>
          </table:table-cell>
          <table:table-cell office:value-type="float" office:value="0.337063" calcext:value-type="float">
            <text:p>0,337063</text:p>
          </table:table-cell>
          <table:table-cell office:value-type="float" office:value="1.51139" calcext:value-type="float">
            <text:p>1,51139</text:p>
          </table:table-cell>
          <table:table-cell office:value-type="float" office:value="1.32035" calcext:value-type="float">
            <text:p>1,32035</text:p>
          </table:table-cell>
          <table:table-cell office:value-type="float" office:value="0.333381" calcext:value-type="float">
            <text:p>0,333381</text:p>
          </table:table-cell>
          <table:table-cell office:value-type="float" office:value="1.58244" calcext:value-type="float">
            <text:p>1,58244</text:p>
          </table:table-cell>
          <table:table-cell office:value-type="float" office:value="1.13355" calcext:value-type="float">
            <text:p>1,13355</text:p>
          </table:table-cell>
          <table:table-cell office:value-type="float" office:value="0.24077" calcext:value-type="float">
            <text:p>0,24077</text:p>
          </table:table-cell>
          <table:table-cell office:value-type="float" office:value="0.800872" calcext:value-type="float">
            <text:p>0,800872</text:p>
          </table:table-cell>
          <table:table-cell office:value-type="float" office:value="1.28852" calcext:value-type="float">
            <text:p>1,28852</text:p>
          </table:table-cell>
          <table:table-cell office:value-type="float" office:value="1.44156" calcext:value-type="float">
            <text:p>1,44156</text:p>
          </table:table-cell>
          <table:table-cell office:value-type="float" office:value="0.708628" calcext:value-type="float">
            <text:p>0,708628</text:p>
          </table:table-cell>
          <table:table-cell office:value-type="float" office:value="0.275242" calcext:value-type="float">
            <text:p>0,275242</text:p>
          </table:table-cell>
          <table:table-cell office:value-type="float" office:value="0.28898" calcext:value-type="float">
            <text:p>0,28898</text:p>
          </table:table-cell>
          <table:table-cell office:value-type="float" office:value="1.25319" calcext:value-type="float">
            <text:p>1,25319</text:p>
          </table:table-cell>
          <table:table-cell office:value-type="float" office:value="1.1601" calcext:value-type="float">
            <text:p>1,1601</text:p>
          </table:table-cell>
          <table:table-cell office:value-type="float" office:value="1.28029" calcext:value-type="float">
            <text:p>1,28029</text:p>
          </table:table-cell>
          <table:table-cell office:value-type="float" office:value="0.911238" calcext:value-type="float">
            <text:p>0,911238</text:p>
          </table:table-cell>
          <table:table-cell office:value-type="float" office:value="0.930045" calcext:value-type="float">
            <text:p>0,930045</text:p>
          </table:table-cell>
          <table:table-cell office:value-type="float" office:value="1.10787" calcext:value-type="float">
            <text:p>1,10787</text:p>
          </table:table-cell>
          <table:table-cell table:number-columns-repeated="36"/>
          <table:table-cell table:formula="of:=MIN([.A139:.BL139])" office:value-type="float" office:value="0.218886" calcext:value-type="float">
            <text:p>0,218886</text:p>
          </table:table-cell>
          <table:table-cell table:formula="of:=MAX([.A139:.BL139])" office:value-type="float" office:value="1.58244" calcext:value-type="float">
            <text:p>1,58244</text:p>
          </table:table-cell>
          <table:table-cell table:number-columns-repeated="7"/>
        </table:table-row>
        <table:table-row table:style-name="ro2">
          <table:table-cell office:value-type="float" office:value="0.280995" calcext:value-type="float">
            <text:p>0,280995</text:p>
          </table:table-cell>
          <table:table-cell office:value-type="float" office:value="0.282352" calcext:value-type="float">
            <text:p>0,282352</text:p>
          </table:table-cell>
          <table:table-cell office:value-type="float" office:value="0.285759" calcext:value-type="float">
            <text:p>0,285759</text:p>
          </table:table-cell>
          <table:table-cell office:value-type="float" office:value="0.232443" calcext:value-type="float">
            <text:p>0,232443</text:p>
          </table:table-cell>
          <table:table-cell office:value-type="float" office:value="0.170425" calcext:value-type="float">
            <text:p>0,170425</text:p>
          </table:table-cell>
          <table:table-cell office:value-type="float" office:value="0.244249" calcext:value-type="float">
            <text:p>0,244249</text:p>
          </table:table-cell>
          <table:table-cell office:value-type="float" office:value="0.217705" calcext:value-type="float">
            <text:p>0,217705</text:p>
          </table:table-cell>
          <table:table-cell office:value-type="float" office:value="0.750975" calcext:value-type="float">
            <text:p>0,750975</text:p>
          </table:table-cell>
          <table:table-cell office:value-type="float" office:value="0.219133" calcext:value-type="float">
            <text:p>0,219133</text:p>
          </table:table-cell>
          <table:table-cell office:value-type="float" office:value="1.56837" calcext:value-type="float">
            <text:p>1,56837</text:p>
          </table:table-cell>
          <table:table-cell office:value-type="float" office:value="1.32857" calcext:value-type="float">
            <text:p>1,32857</text:p>
          </table:table-cell>
          <table:table-cell office:value-type="float" office:value="1.33431" calcext:value-type="float">
            <text:p>1,33431</text:p>
          </table:table-cell>
          <table:table-cell office:value-type="float" office:value="1.05133" calcext:value-type="float">
            <text:p>1,05133</text:p>
          </table:table-cell>
          <table:table-cell office:value-type="float" office:value="0.319784" calcext:value-type="float">
            <text:p>0,319784</text:p>
          </table:table-cell>
          <table:table-cell office:value-type="float" office:value="0.330521" calcext:value-type="float">
            <text:p>0,330521</text:p>
          </table:table-cell>
          <table:table-cell office:value-type="float" office:value="0.627664" calcext:value-type="float">
            <text:p>0,627664</text:p>
          </table:table-cell>
          <table:table-cell office:value-type="float" office:value="1.68365" calcext:value-type="float">
            <text:p>1,68365</text:p>
          </table:table-cell>
          <table:table-cell office:value-type="float" office:value="1.40898" calcext:value-type="float">
            <text:p>1,40898</text:p>
          </table:table-cell>
          <table:table-cell office:value-type="float" office:value="0.658298" calcext:value-type="float">
            <text:p>0,658298</text:p>
          </table:table-cell>
          <table:table-cell office:value-type="float" office:value="1.46806" calcext:value-type="float">
            <text:p>1,46806</text:p>
          </table:table-cell>
          <table:table-cell office:value-type="float" office:value="1.19287" calcext:value-type="float">
            <text:p>1,19287</text:p>
          </table:table-cell>
          <table:table-cell office:value-type="float" office:value="1.2355" calcext:value-type="float">
            <text:p>1,2355</text:p>
          </table:table-cell>
          <table:table-cell office:value-type="float" office:value="1.02066" calcext:value-type="float">
            <text:p>1,02066</text:p>
          </table:table-cell>
          <table:table-cell office:value-type="float" office:value="0.212606" calcext:value-type="float">
            <text:p>0,212606</text:p>
          </table:table-cell>
          <table:table-cell office:value-type="float" office:value="1.09983" calcext:value-type="float">
            <text:p>1,09983</text:p>
          </table:table-cell>
          <table:table-cell office:value-type="float" office:value="0.745243" calcext:value-type="float">
            <text:p>0,745243</text:p>
          </table:table-cell>
          <table:table-cell office:value-type="float" office:value="0.764291" calcext:value-type="float">
            <text:p>0,764291</text:p>
          </table:table-cell>
          <table:table-cell office:value-type="float" office:value="1.12735" calcext:value-type="float">
            <text:p>1,12735</text:p>
          </table:table-cell>
          <table:table-cell office:value-type="float" office:value="0.841755" calcext:value-type="float">
            <text:p>0,841755</text:p>
          </table:table-cell>
          <table:table-cell office:value-type="float" office:value="0.623686" calcext:value-type="float">
            <text:p>0,623686</text:p>
          </table:table-cell>
          <table:table-cell office:value-type="float" office:value="0.608744" calcext:value-type="float">
            <text:p>0,608744</text:p>
          </table:table-cell>
          <table:table-cell office:value-type="float" office:value="0.0772641" calcext:value-type="float">
            <text:p>0,0772641</text:p>
          </table:table-cell>
          <table:table-cell table:number-columns-repeated="36"/>
          <table:table-cell table:formula="of:=MIN([.A140:.BL140])" office:value-type="float" office:value="0.0772641" calcext:value-type="float">
            <text:p>0,0772641</text:p>
          </table:table-cell>
          <table:table-cell table:formula="of:=MAX([.A140:.BL140])" office:value-type="float" office:value="1.68365" calcext:value-type="float">
            <text:p>1,68365</text:p>
          </table:table-cell>
          <table:table-cell table:number-columns-repeated="7"/>
        </table:table-row>
        <table:table-row table:style-name="ro2">
          <table:table-cell office:value-type="float" office:value="0.244899" calcext:value-type="float">
            <text:p>0,244899</text:p>
          </table:table-cell>
          <table:table-cell office:value-type="float" office:value="0.272865" calcext:value-type="float">
            <text:p>0,272865</text:p>
          </table:table-cell>
          <table:table-cell office:value-type="float" office:value="0.295083" calcext:value-type="float">
            <text:p>0,295083</text:p>
          </table:table-cell>
          <table:table-cell office:value-type="float" office:value="0.165728" calcext:value-type="float">
            <text:p>0,165728</text:p>
          </table:table-cell>
          <table:table-cell office:value-type="float" office:value="0.707908" calcext:value-type="float">
            <text:p>0,707908</text:p>
          </table:table-cell>
          <table:table-cell office:value-type="float" office:value="0.323708" calcext:value-type="float">
            <text:p>0,323708</text:p>
          </table:table-cell>
          <table:table-cell office:value-type="float" office:value="0.33421" calcext:value-type="float">
            <text:p>0,33421</text:p>
          </table:table-cell>
          <table:table-cell office:value-type="float" office:value="0.258387" calcext:value-type="float">
            <text:p>0,258387</text:p>
          </table:table-cell>
          <table:table-cell office:value-type="float" office:value="0.233358" calcext:value-type="float">
            <text:p>0,233358</text:p>
          </table:table-cell>
          <table:table-cell office:value-type="float" office:value="0.264181" calcext:value-type="float">
            <text:p>0,264181</text:p>
          </table:table-cell>
          <table:table-cell office:value-type="float" office:value="0.308041" calcext:value-type="float">
            <text:p>0,308041</text:p>
          </table:table-cell>
          <table:table-cell office:value-type="float" office:value="0.313226" calcext:value-type="float">
            <text:p>0,313226</text:p>
          </table:table-cell>
          <table:table-cell office:value-type="float" office:value="0.335781" calcext:value-type="float">
            <text:p>0,335781</text:p>
          </table:table-cell>
          <table:table-cell office:value-type="float" office:value="1.00391" calcext:value-type="float">
            <text:p>1,00391</text:p>
          </table:table-cell>
          <table:table-cell office:value-type="float" office:value="0.873485" calcext:value-type="float">
            <text:p>0,873485</text:p>
          </table:table-cell>
          <table:table-cell office:value-type="float" office:value="1.34772" calcext:value-type="float">
            <text:p>1,34772</text:p>
          </table:table-cell>
          <table:table-cell office:value-type="float" office:value="0.237487" calcext:value-type="float">
            <text:p>0,237487</text:p>
          </table:table-cell>
          <table:table-cell office:value-type="float" office:value="0.812844" calcext:value-type="float">
            <text:p>0,812844</text:p>
          </table:table-cell>
          <table:table-cell office:value-type="float" office:value="1.80828" calcext:value-type="float">
            <text:p>1,80828</text:p>
          </table:table-cell>
          <table:table-cell office:value-type="float" office:value="1.33051" calcext:value-type="float">
            <text:p>1,33051</text:p>
          </table:table-cell>
          <table:table-cell office:value-type="float" office:value="1.05432" calcext:value-type="float">
            <text:p>1,05432</text:p>
          </table:table-cell>
          <table:table-cell office:value-type="float" office:value="1.24795" calcext:value-type="float">
            <text:p>1,24795</text:p>
          </table:table-cell>
          <table:table-cell office:value-type="float" office:value="0.595383" calcext:value-type="float">
            <text:p>0,595383</text:p>
          </table:table-cell>
          <table:table-cell office:value-type="float" office:value="0.619807" calcext:value-type="float">
            <text:p>0,619807</text:p>
          </table:table-cell>
          <table:table-cell office:value-type="float" office:value="0.656937" calcext:value-type="float">
            <text:p>0,656937</text:p>
          </table:table-cell>
          <table:table-cell office:value-type="float" office:value="0.434426" calcext:value-type="float">
            <text:p>0,434426</text:p>
          </table:table-cell>
          <table:table-cell office:value-type="float" office:value="1.16653" calcext:value-type="float">
            <text:p>1,16653</text:p>
          </table:table-cell>
          <table:table-cell office:value-type="float" office:value="1.89924" calcext:value-type="float">
            <text:p>1,89924</text:p>
          </table:table-cell>
          <table:table-cell office:value-type="float" office:value="2.14793" calcext:value-type="float">
            <text:p>2,14793</text:p>
          </table:table-cell>
          <table:table-cell office:value-type="float" office:value="1.20053" calcext:value-type="float">
            <text:p>1,20053</text:p>
          </table:table-cell>
          <table:table-cell office:value-type="float" office:value="0.802266" calcext:value-type="float">
            <text:p>0,802266</text:p>
          </table:table-cell>
          <table:table-cell office:value-type="float" office:value="0.781346" calcext:value-type="float">
            <text:p>0,781346</text:p>
          </table:table-cell>
          <table:table-cell table:number-columns-repeated="36"/>
          <table:table-cell table:formula="of:=MIN([.A141:.BL141])" office:value-type="float" office:value="0.165728" calcext:value-type="float">
            <text:p>0,165728</text:p>
          </table:table-cell>
          <table:table-cell table:formula="of:=MAX([.A141:.BL141])" office:value-type="float" office:value="2.14793" calcext:value-type="float">
            <text:p>2,14793</text:p>
          </table:table-cell>
          <table:table-cell table:number-columns-repeated="7"/>
        </table:table-row>
        <table:table-row table:style-name="ro2">
          <table:table-cell office:value-type="float" office:value="0.320318" calcext:value-type="float">
            <text:p>0,320318</text:p>
          </table:table-cell>
          <table:table-cell office:value-type="float" office:value="0.316022" calcext:value-type="float">
            <text:p>0,316022</text:p>
          </table:table-cell>
          <table:table-cell office:value-type="float" office:value="0.219871" calcext:value-type="float">
            <text:p>0,219871</text:p>
          </table:table-cell>
          <table:table-cell office:value-type="float" office:value="0.298873" calcext:value-type="float">
            <text:p>0,298873</text:p>
          </table:table-cell>
          <table:table-cell office:value-type="float" office:value="0.32126" calcext:value-type="float">
            <text:p>0,32126</text:p>
          </table:table-cell>
          <table:table-cell office:value-type="float" office:value="0.220488" calcext:value-type="float">
            <text:p>0,220488</text:p>
          </table:table-cell>
          <table:table-cell office:value-type="float" office:value="0.86816" calcext:value-type="float">
            <text:p>0,86816</text:p>
          </table:table-cell>
          <table:table-cell office:value-type="float" office:value="0.672027" calcext:value-type="float">
            <text:p>0,672027</text:p>
          </table:table-cell>
          <table:table-cell office:value-type="float" office:value="0.359737" calcext:value-type="float">
            <text:p>0,359737</text:p>
          </table:table-cell>
          <table:table-cell office:value-type="float" office:value="0.433336" calcext:value-type="float">
            <text:p>0,433336</text:p>
          </table:table-cell>
          <table:table-cell office:value-type="float" office:value="0.309766" calcext:value-type="float">
            <text:p>0,309766</text:p>
          </table:table-cell>
          <table:table-cell office:value-type="float" office:value="1.29106" calcext:value-type="float">
            <text:p>1,29106</text:p>
          </table:table-cell>
          <table:table-cell office:value-type="float" office:value="0.732499" calcext:value-type="float">
            <text:p>0,732499</text:p>
          </table:table-cell>
          <table:table-cell office:value-type="float" office:value="0.489229" calcext:value-type="float">
            <text:p>0,489229</text:p>
          </table:table-cell>
          <table:table-cell office:value-type="float" office:value="0.489261" calcext:value-type="float">
            <text:p>0,489261</text:p>
          </table:table-cell>
          <table:table-cell office:value-type="float" office:value="0.889679" calcext:value-type="float">
            <text:p>0,889679</text:p>
          </table:table-cell>
          <table:table-cell office:value-type="float" office:value="0.765248" calcext:value-type="float">
            <text:p>0,765248</text:p>
          </table:table-cell>
          <table:table-cell office:value-type="float" office:value="0.816274" calcext:value-type="float">
            <text:p>0,816274</text:p>
          </table:table-cell>
          <table:table-cell office:value-type="float" office:value="1.20488" calcext:value-type="float">
            <text:p>1,20488</text:p>
          </table:table-cell>
          <table:table-cell office:value-type="float" office:value="0.794336" calcext:value-type="float">
            <text:p>0,794336</text:p>
          </table:table-cell>
          <table:table-cell office:value-type="float" office:value="0.69923" calcext:value-type="float">
            <text:p>0,69923</text:p>
          </table:table-cell>
          <table:table-cell office:value-type="float" office:value="0.552653" calcext:value-type="float">
            <text:p>0,552653</text:p>
          </table:table-cell>
          <table:table-cell office:value-type="float" office:value="1.66599" calcext:value-type="float">
            <text:p>1,66599</text:p>
          </table:table-cell>
          <table:table-cell office:value-type="float" office:value="1.45498" calcext:value-type="float">
            <text:p>1,45498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571434" calcext:value-type="float">
            <text:p>0,571434</text:p>
          </table:table-cell>
          <table:table-cell office:value-type="float" office:value="1.08148" calcext:value-type="float">
            <text:p>1,08148</text:p>
          </table:table-cell>
          <table:table-cell office:value-type="float" office:value="1.25839" calcext:value-type="float">
            <text:p>1,25839</text:p>
          </table:table-cell>
          <table:table-cell office:value-type="float" office:value="0.667883" calcext:value-type="float">
            <text:p>0,667883</text:p>
          </table:table-cell>
          <table:table-cell office:value-type="float" office:value="1.14095" calcext:value-type="float">
            <text:p>1,14095</text:p>
          </table:table-cell>
          <table:table-cell office:value-type="float" office:value="1.35938" calcext:value-type="float">
            <text:p>1,35938</text:p>
          </table:table-cell>
          <table:table-cell office:value-type="float" office:value="0.135757" calcext:value-type="float">
            <text:p>0,135757</text:p>
          </table:table-cell>
          <table:table-cell table:number-columns-repeated="36"/>
          <table:table-cell table:formula="of:=MIN([.A142:.BL142])" office:value-type="float" office:value="0.135757" calcext:value-type="float">
            <text:p>0,135757</text:p>
          </table:table-cell>
          <table:table-cell table:formula="of:=MAX([.A142:.BL142])" office:value-type="float" office:value="1.66599" calcext:value-type="float">
            <text:p>1,66599</text:p>
          </table:table-cell>
          <table:table-cell table:number-columns-repeated="7"/>
        </table:table-row>
        <table:table-row table:style-name="ro2">
          <table:table-cell office:value-type="float" office:value="0.249253" calcext:value-type="float">
            <text:p>0,249253</text:p>
          </table:table-cell>
          <table:table-cell office:value-type="float" office:value="0.383053" calcext:value-type="float">
            <text:p>0,383053</text:p>
          </table:table-cell>
          <table:table-cell office:value-type="float" office:value="0.228848" calcext:value-type="float">
            <text:p>0,228848</text:p>
          </table:table-cell>
          <table:table-cell office:value-type="float" office:value="0.284688" calcext:value-type="float">
            <text:p>0,284688</text:p>
          </table:table-cell>
          <table:table-cell office:value-type="float" office:value="0.308581" calcext:value-type="float">
            <text:p>0,308581</text:p>
          </table:table-cell>
          <table:table-cell office:value-type="float" office:value="0.391793" calcext:value-type="float">
            <text:p>0,391793</text:p>
          </table:table-cell>
          <table:table-cell office:value-type="float" office:value="0.803314" calcext:value-type="float">
            <text:p>0,803314</text:p>
          </table:table-cell>
          <table:table-cell office:value-type="float" office:value="0.8459" calcext:value-type="float">
            <text:p>0,8459</text:p>
          </table:table-cell>
          <table:table-cell office:value-type="float" office:value="0.648085" calcext:value-type="float">
            <text:p>0,648085</text:p>
          </table:table-cell>
          <table:table-cell office:value-type="float" office:value="0.411267" calcext:value-type="float">
            <text:p>0,411267</text:p>
          </table:table-cell>
          <table:table-cell office:value-type="float" office:value="0.313586" calcext:value-type="float">
            <text:p>0,313586</text:p>
          </table:table-cell>
          <table:table-cell office:value-type="float" office:value="0.349805" calcext:value-type="float">
            <text:p>0,349805</text:p>
          </table:table-cell>
          <table:table-cell office:value-type="float" office:value="0.93382" calcext:value-type="float">
            <text:p>0,93382</text:p>
          </table:table-cell>
          <table:table-cell office:value-type="float" office:value="0.645197" calcext:value-type="float">
            <text:p>0,645197</text:p>
          </table:table-cell>
          <table:table-cell office:value-type="float" office:value="1.05727" calcext:value-type="float">
            <text:p>1,05727</text:p>
          </table:table-cell>
          <table:table-cell office:value-type="float" office:value="0.752053" calcext:value-type="float">
            <text:p>0,752053</text:p>
          </table:table-cell>
          <table:table-cell office:value-type="float" office:value="0.338146" calcext:value-type="float">
            <text:p>0,338146</text:p>
          </table:table-cell>
          <table:table-cell office:value-type="float" office:value="0.321507" calcext:value-type="float">
            <text:p>0,321507</text:p>
          </table:table-cell>
          <table:table-cell office:value-type="float" office:value="0.604377" calcext:value-type="float">
            <text:p>0,604377</text:p>
          </table:table-cell>
          <table:table-cell office:value-type="float" office:value="1.02683" calcext:value-type="float">
            <text:p>1,02683</text:p>
          </table:table-cell>
          <table:table-cell office:value-type="float" office:value="1.03967" calcext:value-type="float">
            <text:p>1,03967</text:p>
          </table:table-cell>
          <table:table-cell office:value-type="float" office:value="0.972973" calcext:value-type="float">
            <text:p>0,972973</text:p>
          </table:table-cell>
          <table:table-cell office:value-type="float" office:value="0.2747" calcext:value-type="float">
            <text:p>0,2747</text:p>
          </table:table-cell>
          <table:table-cell office:value-type="float" office:value="0.311175" calcext:value-type="float">
            <text:p>0,311175</text:p>
          </table:table-cell>
          <table:table-cell office:value-type="float" office:value="0.380089" calcext:value-type="float">
            <text:p>0,380089</text:p>
          </table:table-cell>
          <table:table-cell office:value-type="float" office:value="0.356063" calcext:value-type="float">
            <text:p>0,356063</text:p>
          </table:table-cell>
          <table:table-cell office:value-type="float" office:value="0.66899" calcext:value-type="float">
            <text:p>0,66899</text:p>
          </table:table-cell>
          <table:table-cell office:value-type="float" office:value="1.44172" calcext:value-type="float">
            <text:p>1,44172</text:p>
          </table:table-cell>
          <table:table-cell office:value-type="float" office:value="0.185304" calcext:value-type="float">
            <text:p>0,185304</text:p>
          </table:table-cell>
          <table:table-cell office:value-type="float" office:value="0.188593" calcext:value-type="float">
            <text:p>0,188593</text:p>
          </table:table-cell>
          <table:table-cell office:value-type="float" office:value="0.171342" calcext:value-type="float">
            <text:p>0,171342</text:p>
          </table:table-cell>
          <table:table-cell office:value-type="float" office:value="0.0924051" calcext:value-type="float">
            <text:p>0,0924051</text:p>
          </table:table-cell>
          <table:table-cell table:number-columns-repeated="36"/>
          <table:table-cell table:formula="of:=MIN([.A143:.BL143])" office:value-type="float" office:value="0.0924051" calcext:value-type="float">
            <text:p>0,0924051</text:p>
          </table:table-cell>
          <table:table-cell table:formula="of:=MAX([.A143:.BL143])" office:value-type="float" office:value="1.44172" calcext:value-type="float">
            <text:p>1,44172</text:p>
          </table:table-cell>
          <table:table-cell table:number-columns-repeated="7"/>
        </table:table-row>
        <table:table-row table:style-name="ro2">
          <table:table-cell office:value-type="float" office:value="0.275195" calcext:value-type="float">
            <text:p>0,275195</text:p>
          </table:table-cell>
          <table:table-cell office:value-type="float" office:value="0.33837" calcext:value-type="float">
            <text:p>0,33837</text:p>
          </table:table-cell>
          <table:table-cell office:value-type="float" office:value="0.343756" calcext:value-type="float">
            <text:p>0,343756</text:p>
          </table:table-cell>
          <table:table-cell office:value-type="float" office:value="0.291966" calcext:value-type="float">
            <text:p>0,291966</text:p>
          </table:table-cell>
          <table:table-cell office:value-type="float" office:value="0.239071" calcext:value-type="float">
            <text:p>0,239071</text:p>
          </table:table-cell>
          <table:table-cell office:value-type="float" office:value="0.672576" calcext:value-type="float">
            <text:p>0,672576</text:p>
          </table:table-cell>
          <table:table-cell office:value-type="float" office:value="0.238858" calcext:value-type="float">
            <text:p>0,238858</text:p>
          </table:table-cell>
          <table:table-cell office:value-type="float" office:value="0.581498" calcext:value-type="float">
            <text:p>0,581498</text:p>
          </table:table-cell>
          <table:table-cell office:value-type="float" office:value="0.339736" calcext:value-type="float">
            <text:p>0,339736</text:p>
          </table:table-cell>
          <table:table-cell office:value-type="float" office:value="0.149856" calcext:value-type="float">
            <text:p>0,149856</text:p>
          </table:table-cell>
          <table:table-cell office:value-type="float" office:value="0.379419" calcext:value-type="float">
            <text:p>0,379419</text:p>
          </table:table-cell>
          <table:table-cell office:value-type="float" office:value="0.468203" calcext:value-type="float">
            <text:p>0,468203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327815" calcext:value-type="float">
            <text:p>0,327815</text:p>
          </table:table-cell>
          <table:table-cell office:value-type="float" office:value="1.12561" calcext:value-type="float">
            <text:p>1,12561</text:p>
          </table:table-cell>
          <table:table-cell office:value-type="float" office:value="0.23926" calcext:value-type="float">
            <text:p>0,23926</text:p>
          </table:table-cell>
          <table:table-cell office:value-type="float" office:value="1.25757" calcext:value-type="float">
            <text:p>1,25757</text:p>
          </table:table-cell>
          <table:table-cell office:value-type="float" office:value="0.284597" calcext:value-type="float">
            <text:p>0,284597</text:p>
          </table:table-cell>
          <table:table-cell office:value-type="float" office:value="0.457307" calcext:value-type="float">
            <text:p>0,457307</text:p>
          </table:table-cell>
          <table:table-cell office:value-type="float" office:value="1.2911" calcext:value-type="float">
            <text:p>1,2911</text:p>
          </table:table-cell>
          <table:table-cell office:value-type="float" office:value="0.25806" calcext:value-type="float">
            <text:p>0,25806</text:p>
          </table:table-cell>
          <table:table-cell office:value-type="float" office:value="0.358936" calcext:value-type="float">
            <text:p>0,358936</text:p>
          </table:table-cell>
          <table:table-cell office:value-type="float" office:value="0.78659" calcext:value-type="float">
            <text:p>0,78659</text:p>
          </table:table-cell>
          <table:table-cell office:value-type="float" office:value="0.638555" calcext:value-type="float">
            <text:p>0,638555</text:p>
          </table:table-cell>
          <table:table-cell office:value-type="float" office:value="1.6125" calcext:value-type="float">
            <text:p>1,6125</text:p>
          </table:table-cell>
          <table:table-cell office:value-type="float" office:value="0.383007" calcext:value-type="float">
            <text:p>0,383007</text:p>
          </table:table-cell>
          <table:table-cell office:value-type="float" office:value="0.299104" calcext:value-type="float">
            <text:p>0,299104</text:p>
          </table:table-cell>
          <table:table-cell office:value-type="float" office:value="0.991353" calcext:value-type="float">
            <text:p>0,991353</text:p>
          </table:table-cell>
          <table:table-cell office:value-type="float" office:value="1.41862" calcext:value-type="float">
            <text:p>1,41862</text:p>
          </table:table-cell>
          <table:table-cell office:value-type="float" office:value="0.726147" calcext:value-type="float">
            <text:p>0,726147</text:p>
          </table:table-cell>
          <table:table-cell office:value-type="float" office:value="0.275999" calcext:value-type="float">
            <text:p>0,275999</text:p>
          </table:table-cell>
          <table:table-cell office:value-type="float" office:value="1.54669" calcext:value-type="float">
            <text:p>1,54669</text:p>
          </table:table-cell>
          <table:table-cell table:number-columns-repeated="36"/>
          <table:table-cell table:formula="of:=MIN([.A144:.BL144])" office:value-type="float" office:value="0.149856" calcext:value-type="float">
            <text:p>0,149856</text:p>
          </table:table-cell>
          <table:table-cell table:formula="of:=MAX([.A144:.BL144])" office:value-type="float" office:value="1.6125" calcext:value-type="float">
            <text:p>1,6125</text:p>
          </table:table-cell>
          <table:table-cell table:number-columns-repeated="7"/>
        </table:table-row>
        <table:table-row table:style-name="ro2">
          <table:table-cell office:value-type="float" office:value="0.286067" calcext:value-type="float">
            <text:p>0,286067</text:p>
          </table:table-cell>
          <table:table-cell office:value-type="float" office:value="0.290042" calcext:value-type="float">
            <text:p>0,290042</text:p>
          </table:table-cell>
          <table:table-cell office:value-type="float" office:value="0.597034" calcext:value-type="float">
            <text:p>0,597034</text:p>
          </table:table-cell>
          <table:table-cell office:value-type="float" office:value="0.336524" calcext:value-type="float">
            <text:p>0,336524</text:p>
          </table:table-cell>
          <table:table-cell office:value-type="float" office:value="0.298047" calcext:value-type="float">
            <text:p>0,298047</text:p>
          </table:table-cell>
          <table:table-cell office:value-type="float" office:value="0.303019" calcext:value-type="float">
            <text:p>0,303019</text:p>
          </table:table-cell>
          <table:table-cell office:value-type="float" office:value="0.361841" calcext:value-type="float">
            <text:p>0,361841</text:p>
          </table:table-cell>
          <table:table-cell office:value-type="float" office:value="1.0473" calcext:value-type="float">
            <text:p>1,0473</text:p>
          </table:table-cell>
          <table:table-cell office:value-type="float" office:value="0.838087" calcext:value-type="float">
            <text:p>0,838087</text:p>
          </table:table-cell>
          <table:table-cell office:value-type="float" office:value="0.518371" calcext:value-type="float">
            <text:p>0,518371</text:p>
          </table:table-cell>
          <table:table-cell office:value-type="float" office:value="0.59115" calcext:value-type="float">
            <text:p>0,59115</text:p>
          </table:table-cell>
          <table:table-cell office:value-type="float" office:value="0.29632" calcext:value-type="float">
            <text:p>0,29632</text:p>
          </table:table-cell>
          <table:table-cell office:value-type="float" office:value="0.279521" calcext:value-type="float">
            <text:p>0,279521</text:p>
          </table:table-cell>
          <table:table-cell office:value-type="float" office:value="0.321714" calcext:value-type="float">
            <text:p>0,321714</text:p>
          </table:table-cell>
          <table:table-cell office:value-type="float" office:value="0.375926" calcext:value-type="float">
            <text:p>0,375926</text:p>
          </table:table-cell>
          <table:table-cell office:value-type="float" office:value="0.197849" calcext:value-type="float">
            <text:p>0,197849</text:p>
          </table:table-cell>
          <table:table-cell office:value-type="float" office:value="0.313089" calcext:value-type="float">
            <text:p>0,313089</text:p>
          </table:table-cell>
          <table:table-cell office:value-type="float" office:value="0.304831" calcext:value-type="float">
            <text:p>0,304831</text:p>
          </table:table-cell>
          <table:table-cell office:value-type="float" office:value="0.259296" calcext:value-type="float">
            <text:p>0,259296</text:p>
          </table:table-cell>
          <table:table-cell office:value-type="float" office:value="0.289239" calcext:value-type="float">
            <text:p>0,289239</text:p>
          </table:table-cell>
          <table:table-cell office:value-type="float" office:value="2.01579" calcext:value-type="float">
            <text:p>2,01579</text:p>
          </table:table-cell>
          <table:table-cell office:value-type="float" office:value="1.75201" calcext:value-type="float">
            <text:p>1,75201</text:p>
          </table:table-cell>
          <table:table-cell office:value-type="float" office:value="1.12188" calcext:value-type="float">
            <text:p>1,12188</text:p>
          </table:table-cell>
          <table:table-cell office:value-type="float" office:value="0.293883" calcext:value-type="float">
            <text:p>0,293883</text:p>
          </table:table-cell>
          <table:table-cell office:value-type="float" office:value="1.30006" calcext:value-type="float">
            <text:p>1,30006</text:p>
          </table:table-cell>
          <table:table-cell office:value-type="float" office:value="1.68815" calcext:value-type="float">
            <text:p>1,68815</text:p>
          </table:table-cell>
          <table:table-cell office:value-type="float" office:value="1.733" calcext:value-type="float">
            <text:p>1,733</text:p>
          </table:table-cell>
          <table:table-cell office:value-type="float" office:value="1.42644" calcext:value-type="float">
            <text:p>1,42644</text:p>
          </table:table-cell>
          <table:table-cell office:value-type="float" office:value="1.42801" calcext:value-type="float">
            <text:p>1,42801</text:p>
          </table:table-cell>
          <table:table-cell office:value-type="float" office:value="1.44922" calcext:value-type="float">
            <text:p>1,44922</text:p>
          </table:table-cell>
          <table:table-cell office:value-type="float" office:value="1.81361" calcext:value-type="float">
            <text:p>1,81361</text:p>
          </table:table-cell>
          <table:table-cell office:value-type="float" office:value="1.80488" calcext:value-type="float">
            <text:p>1,80488</text:p>
          </table:table-cell>
          <table:table-cell table:number-columns-repeated="36"/>
          <table:table-cell table:formula="of:=MIN([.A145:.BL145])" office:value-type="float" office:value="0.197849" calcext:value-type="float">
            <text:p>0,197849</text:p>
          </table:table-cell>
          <table:table-cell table:formula="of:=MAX([.A145:.BL145])" office:value-type="float" office:value="2.01579" calcext:value-type="float">
            <text:p>2,01579</text:p>
          </table:table-cell>
          <table:table-cell table:number-columns-repeated="7"/>
        </table:table-row>
        <table:table-row table:style-name="ro2">
          <table:table-cell office:value-type="float" office:value="0.113675" calcext:value-type="float">
            <text:p>0,113675</text:p>
          </table:table-cell>
          <table:table-cell office:value-type="float" office:value="0.249563" calcext:value-type="float">
            <text:p>0,249563</text:p>
          </table:table-cell>
          <table:table-cell office:value-type="float" office:value="0.149782" calcext:value-type="float">
            <text:p>0,149782</text:p>
          </table:table-cell>
          <table:table-cell office:value-type="float" office:value="0.247751" calcext:value-type="float">
            <text:p>0,247751</text:p>
          </table:table-cell>
          <table:table-cell office:value-type="float" office:value="0.294793" calcext:value-type="float">
            <text:p>0,294793</text:p>
          </table:table-cell>
          <table:table-cell office:value-type="float" office:value="0.469576" calcext:value-type="float">
            <text:p>0,469576</text:p>
          </table:table-cell>
          <table:table-cell office:value-type="float" office:value="0.148565" calcext:value-type="float">
            <text:p>0,148565</text:p>
          </table:table-cell>
          <table:table-cell office:value-type="float" office:value="0.461477" calcext:value-type="float">
            <text:p>0,461477</text:p>
          </table:table-cell>
          <table:table-cell office:value-type="float" office:value="0.257159" calcext:value-type="float">
            <text:p>0,257159</text:p>
          </table:table-cell>
          <table:table-cell office:value-type="float" office:value="0.116214" calcext:value-type="float">
            <text:p>0,116214</text:p>
          </table:table-cell>
          <table:table-cell office:value-type="float" office:value="0.465438" calcext:value-type="float">
            <text:p>0,465438</text:p>
          </table:table-cell>
          <table:table-cell office:value-type="float" office:value="0.311569" calcext:value-type="float">
            <text:p>0,311569</text:p>
          </table:table-cell>
          <table:table-cell office:value-type="float" office:value="0.483889" calcext:value-type="float">
            <text:p>0,483889</text:p>
          </table:table-cell>
          <table:table-cell office:value-type="float" office:value="0.337548" calcext:value-type="float">
            <text:p>0,337548</text:p>
          </table:table-cell>
          <table:table-cell office:value-type="float" office:value="0.274021" calcext:value-type="float">
            <text:p>0,274021</text:p>
          </table:table-cell>
          <table:table-cell office:value-type="float" office:value="0.115552" calcext:value-type="float">
            <text:p>0,115552</text:p>
          </table:table-cell>
          <table:table-cell office:value-type="float" office:value="0.310002" calcext:value-type="float">
            <text:p>0,310002</text:p>
          </table:table-cell>
          <table:table-cell office:value-type="float" office:value="0.333251" calcext:value-type="float">
            <text:p>0,333251</text:p>
          </table:table-cell>
          <table:table-cell office:value-type="float" office:value="0.450166" calcext:value-type="float">
            <text:p>0,450166</text:p>
          </table:table-cell>
          <table:table-cell office:value-type="float" office:value="0.262981" calcext:value-type="float">
            <text:p>0,262981</text:p>
          </table:table-cell>
          <table:table-cell office:value-type="float" office:value="0.458739" calcext:value-type="float">
            <text:p>0,458739</text:p>
          </table:table-cell>
          <table:table-cell office:value-type="float" office:value="0.317138" calcext:value-type="float">
            <text:p>0,317138</text:p>
          </table:table-cell>
          <table:table-cell office:value-type="float" office:value="1.24821" calcext:value-type="float">
            <text:p>1,24821</text:p>
          </table:table-cell>
          <table:table-cell office:value-type="float" office:value="1.21605" calcext:value-type="float">
            <text:p>1,21605</text:p>
          </table:table-cell>
          <table:table-cell office:value-type="float" office:value="0.235382" calcext:value-type="float">
            <text:p>0,235382</text:p>
          </table:table-cell>
          <table:table-cell office:value-type="float" office:value="1.99071" calcext:value-type="float">
            <text:p>1,99071</text:p>
          </table:table-cell>
          <table:table-cell office:value-type="float" office:value="0.28213" calcext:value-type="float">
            <text:p>0,28213</text:p>
          </table:table-cell>
          <table:table-cell office:value-type="float" office:value="0.373238" calcext:value-type="float">
            <text:p>0,373238</text:p>
          </table:table-cell>
          <table:table-cell office:value-type="float" office:value="1.55336" calcext:value-type="float">
            <text:p>1,55336</text:p>
          </table:table-cell>
          <table:table-cell office:value-type="float" office:value="0.137433" calcext:value-type="float">
            <text:p>0,137433</text:p>
          </table:table-cell>
          <table:table-cell office:value-type="float" office:value="0.180781" calcext:value-type="float">
            <text:p>0,180781</text:p>
          </table:table-cell>
          <table:table-cell office:value-type="float" office:value="0.230092" calcext:value-type="float">
            <text:p>0,230092</text:p>
          </table:table-cell>
          <table:table-cell table:number-columns-repeated="36"/>
          <table:table-cell table:formula="of:=MIN([.A146:.BL146])" office:value-type="float" office:value="0.113675" calcext:value-type="float">
            <text:p>0,113675</text:p>
          </table:table-cell>
          <table:table-cell table:formula="of:=MAX([.A146:.BL146])" office:value-type="float" office:value="1.99071" calcext:value-type="float">
            <text:p>1,99071</text:p>
          </table:table-cell>
          <table:table-cell table:number-columns-repeated="7"/>
        </table:table-row>
        <table:table-row table:style-name="ro2">
          <table:table-cell office:value-type="float" office:value="0.310141" calcext:value-type="float">
            <text:p>0,310141</text:p>
          </table:table-cell>
          <table:table-cell office:value-type="float" office:value="0.311864" calcext:value-type="float">
            <text:p>0,311864</text:p>
          </table:table-cell>
          <table:table-cell office:value-type="float" office:value="0.212056" calcext:value-type="float">
            <text:p>0,212056</text:p>
          </table:table-cell>
          <table:table-cell office:value-type="float" office:value="0.223588" calcext:value-type="float">
            <text:p>0,223588</text:p>
          </table:table-cell>
          <table:table-cell office:value-type="float" office:value="0.23389" calcext:value-type="float">
            <text:p>0,23389</text:p>
          </table:table-cell>
          <table:table-cell office:value-type="float" office:value="0.549706" calcext:value-type="float">
            <text:p>0,549706</text:p>
          </table:table-cell>
          <table:table-cell office:value-type="float" office:value="0.237966" calcext:value-type="float">
            <text:p>0,237966</text:p>
          </table:table-cell>
          <table:table-cell office:value-type="float" office:value="0.274832" calcext:value-type="float">
            <text:p>0,274832</text:p>
          </table:table-cell>
          <table:table-cell office:value-type="float" office:value="0.703893" calcext:value-type="float">
            <text:p>0,703893</text:p>
          </table:table-cell>
          <table:table-cell office:value-type="float" office:value="0.206853" calcext:value-type="float">
            <text:p>0,206853</text:p>
          </table:table-cell>
          <table:table-cell office:value-type="float" office:value="1.02748" calcext:value-type="float">
            <text:p>1,02748</text:p>
          </table:table-cell>
          <table:table-cell office:value-type="float" office:value="0.565894" calcext:value-type="float">
            <text:p>0,565894</text:p>
          </table:table-cell>
          <table:table-cell office:value-type="float" office:value="0.341129" calcext:value-type="float">
            <text:p>0,341129</text:p>
          </table:table-cell>
          <table:table-cell office:value-type="float" office:value="0.826568" calcext:value-type="float">
            <text:p>0,826568</text:p>
          </table:table-cell>
          <table:table-cell office:value-type="float" office:value="0.160819" calcext:value-type="float">
            <text:p>0,160819</text:p>
          </table:table-cell>
          <table:table-cell office:value-type="float" office:value="0.118053" calcext:value-type="float">
            <text:p>0,118053</text:p>
          </table:table-cell>
          <table:table-cell office:value-type="float" office:value="0.0768509" calcext:value-type="float">
            <text:p>0,0768509</text:p>
          </table:table-cell>
          <table:table-cell office:value-type="float" office:value="0.304627" calcext:value-type="float">
            <text:p>0,304627</text:p>
          </table:table-cell>
          <table:table-cell office:value-type="float" office:value="0.075665" calcext:value-type="float">
            <text:p>0,075665</text:p>
          </table:table-cell>
          <table:table-cell office:value-type="float" office:value="1.19687" calcext:value-type="float">
            <text:p>1,19687</text:p>
          </table:table-cell>
          <table:table-cell office:value-type="float" office:value="0.699806" calcext:value-type="float">
            <text:p>0,699806</text:p>
          </table:table-cell>
          <table:table-cell office:value-type="float" office:value="0.531962" calcext:value-type="float">
            <text:p>0,531962</text:p>
          </table:table-cell>
          <table:table-cell office:value-type="float" office:value="0.212261" calcext:value-type="float">
            <text:p>0,212261</text:p>
          </table:table-cell>
          <table:table-cell office:value-type="float" office:value="0.636227" calcext:value-type="float">
            <text:p>0,636227</text:p>
          </table:table-cell>
          <table:table-cell office:value-type="float" office:value="0.159427" calcext:value-type="float">
            <text:p>0,159427</text:p>
          </table:table-cell>
          <table:table-cell office:value-type="float" office:value="0.161556" calcext:value-type="float">
            <text:p>0,161556</text:p>
          </table:table-cell>
          <table:table-cell office:value-type="float" office:value="0.453697" calcext:value-type="float">
            <text:p>0,453697</text:p>
          </table:table-cell>
          <table:table-cell office:value-type="float" office:value="1.71438" calcext:value-type="float">
            <text:p>1,71438</text:p>
          </table:table-cell>
          <table:table-cell office:value-type="float" office:value="0.281816" calcext:value-type="float">
            <text:p>0,281816</text:p>
          </table:table-cell>
          <table:table-cell office:value-type="float" office:value="0.548631" calcext:value-type="float">
            <text:p>0,548631</text:p>
          </table:table-cell>
          <table:table-cell office:value-type="float" office:value="0.415906" calcext:value-type="float">
            <text:p>0,415906</text:p>
          </table:table-cell>
          <table:table-cell office:value-type="float" office:value="0.190735" calcext:value-type="float">
            <text:p>0,190735</text:p>
          </table:table-cell>
          <table:table-cell table:number-columns-repeated="36"/>
          <table:table-cell table:formula="of:=MIN([.A147:.BL147])" office:value-type="float" office:value="0.075665" calcext:value-type="float">
            <text:p>0,075665</text:p>
          </table:table-cell>
          <table:table-cell table:formula="of:=MAX([.A147:.BL147])" office:value-type="float" office:value="1.71438" calcext:value-type="float">
            <text:p>1,714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129" calcext:value-type="float">
            <text:p>0,19129</text:p>
          </table:table-cell>
          <table:table-cell office:value-type="float" office:value="0.191852" calcext:value-type="float">
            <text:p>0,191852</text:p>
          </table:table-cell>
          <table:table-cell office:value-type="float" office:value="0.202427" calcext:value-type="float">
            <text:p>0,202427</text:p>
          </table:table-cell>
          <table:table-cell office:value-type="float" office:value="0.194366" calcext:value-type="float">
            <text:p>0,194366</text:p>
          </table:table-cell>
          <table:table-cell office:value-type="float" office:value="0.152466" calcext:value-type="float">
            <text:p>0,152466</text:p>
          </table:table-cell>
          <table:table-cell office:value-type="float" office:value="0.357478" calcext:value-type="float">
            <text:p>0,357478</text:p>
          </table:table-cell>
          <table:table-cell office:value-type="float" office:value="0.182784" calcext:value-type="float">
            <text:p>0,182784</text:p>
          </table:table-cell>
          <table:table-cell office:value-type="float" office:value="0.138039" calcext:value-type="float">
            <text:p>0,138039</text:p>
          </table:table-cell>
          <table:table-cell office:value-type="float" office:value="0.16117" calcext:value-type="float">
            <text:p>0,16117</text:p>
          </table:table-cell>
          <table:table-cell office:value-type="float" office:value="0.143229" calcext:value-type="float">
            <text:p>0,143229</text:p>
          </table:table-cell>
          <table:table-cell office:value-type="float" office:value="0.53696" calcext:value-type="float">
            <text:p>0,53696</text:p>
          </table:table-cell>
          <table:table-cell office:value-type="float" office:value="0.552153" calcext:value-type="float">
            <text:p>0,552153</text:p>
          </table:table-cell>
          <table:table-cell office:value-type="float" office:value="0.220218" calcext:value-type="float">
            <text:p>0,220218</text:p>
          </table:table-cell>
          <table:table-cell office:value-type="float" office:value="0.776547" calcext:value-type="float">
            <text:p>0,776547</text:p>
          </table:table-cell>
          <table:table-cell office:value-type="float" office:value="0.191997" calcext:value-type="float">
            <text:p>0,191997</text:p>
          </table:table-cell>
          <table:table-cell office:value-type="float" office:value="0.229861" calcext:value-type="float">
            <text:p>0,229861</text:p>
          </table:table-cell>
          <table:table-cell office:value-type="float" office:value="0.185889" calcext:value-type="float">
            <text:p>0,185889</text:p>
          </table:table-cell>
          <table:table-cell office:value-type="float" office:value="0.146619" calcext:value-type="float">
            <text:p>0,146619</text:p>
          </table:table-cell>
          <table:table-cell office:value-type="float" office:value="0.1494" calcext:value-type="float">
            <text:p>0,1494</text:p>
          </table:table-cell>
          <table:table-cell office:value-type="float" office:value="0.187162" calcext:value-type="float">
            <text:p>0,187162</text:p>
          </table:table-cell>
          <table:table-cell office:value-type="float" office:value="0.192073" calcext:value-type="float">
            <text:p>0,192073</text:p>
          </table:table-cell>
          <table:table-cell office:value-type="float" office:value="0.769502" calcext:value-type="float">
            <text:p>0,769502</text:p>
          </table:table-cell>
          <table:table-cell office:value-type="float" office:value="0.14661" calcext:value-type="float">
            <text:p>0,14661</text:p>
          </table:table-cell>
          <table:table-cell office:value-type="float" office:value="0.184229" calcext:value-type="float">
            <text:p>0,184229</text:p>
          </table:table-cell>
          <table:table-cell office:value-type="float" office:value="0.259062" calcext:value-type="float">
            <text:p>0,259062</text:p>
          </table:table-cell>
          <table:table-cell office:value-type="float" office:value="0.693486" calcext:value-type="float">
            <text:p>0,693486</text:p>
          </table:table-cell>
          <table:table-cell office:value-type="float" office:value="0.57232" calcext:value-type="float">
            <text:p>0,57232</text:p>
          </table:table-cell>
          <table:table-cell office:value-type="float" office:value="0.838955" calcext:value-type="float">
            <text:p>0,838955</text:p>
          </table:table-cell>
          <table:table-cell office:value-type="float" office:value="0.375287" calcext:value-type="float">
            <text:p>0,375287</text:p>
          </table:table-cell>
          <table:table-cell office:value-type="float" office:value="0.639001" calcext:value-type="float">
            <text:p>0,639001</text:p>
          </table:table-cell>
          <table:table-cell office:value-type="float" office:value="0.507705" calcext:value-type="float">
            <text:p>0,507705</text:p>
          </table:table-cell>
          <table:table-cell office:value-type="float" office:value="0.244928" calcext:value-type="float">
            <text:p>0,244928</text:p>
          </table:table-cell>
          <table:table-cell office:value-type="float" office:value="0.51515" calcext:value-type="float">
            <text:p>0,51515</text:p>
          </table:table-cell>
          <table:table-cell office:value-type="float" office:value="1.7529" calcext:value-type="float">
            <text:p>1,7529</text:p>
          </table:table-cell>
          <table:table-cell office:value-type="float" office:value="0.467861" calcext:value-type="float">
            <text:p>0,467861</text:p>
          </table:table-cell>
          <table:table-cell office:value-type="float" office:value="1.31523" calcext:value-type="float">
            <text:p>1,31523</text:p>
          </table:table-cell>
          <table:table-cell office:value-type="float" office:value="1.85495" calcext:value-type="float">
            <text:p>1,85495</text:p>
          </table:table-cell>
          <table:table-cell office:value-type="float" office:value="1.14598" calcext:value-type="float">
            <text:p>1,14598</text:p>
          </table:table-cell>
          <table:table-cell office:value-type="float" office:value="0.957922" calcext:value-type="float">
            <text:p>0,957922</text:p>
          </table:table-cell>
          <table:table-cell office:value-type="float" office:value="1.1504" calcext:value-type="float">
            <text:p>1,1504</text:p>
          </table:table-cell>
          <table:table-cell office:value-type="float" office:value="0.71509" calcext:value-type="float">
            <text:p>0,71509</text:p>
          </table:table-cell>
          <table:table-cell office:value-type="float" office:value="1.22582" calcext:value-type="float">
            <text:p>1,22582</text:p>
          </table:table-cell>
          <table:table-cell office:value-type="float" office:value="1.08317" calcext:value-type="float">
            <text:p>1,08317</text:p>
          </table:table-cell>
          <table:table-cell office:value-type="float" office:value="2.01224" calcext:value-type="float">
            <text:p>2,01224</text:p>
          </table:table-cell>
          <table:table-cell office:value-type="float" office:value="2.03234" calcext:value-type="float">
            <text:p>2,03234</text:p>
          </table:table-cell>
          <table:table-cell office:value-type="float" office:value="1.13196" calcext:value-type="float">
            <text:p>1,13196</text:p>
          </table:table-cell>
          <table:table-cell office:value-type="float" office:value="0.091727" calcext:value-type="float">
            <text:p>0,091727</text:p>
          </table:table-cell>
          <table:table-cell office:value-type="float" office:value="0.972142" calcext:value-type="float">
            <text:p>0,972142</text:p>
          </table:table-cell>
          <table:table-cell table:number-columns-repeated="20"/>
          <table:table-cell table:formula="of:=MIN([.A149:.BL149])" office:value-type="float" office:value="0.091727" calcext:value-type="float">
            <text:p>0,091727</text:p>
          </table:table-cell>
          <table:table-cell table:formula="of:=MAX([.A149:.BL149])" office:value-type="float" office:value="2.03234" calcext:value-type="float">
            <text:p>2,03234</text:p>
          </table:table-cell>
          <table:table-cell table:number-columns-repeated="7"/>
        </table:table-row>
        <table:table-row table:style-name="ro2">
          <table:table-cell office:value-type="float" office:value="0.160673" calcext:value-type="float">
            <text:p>0,160673</text:p>
          </table:table-cell>
          <table:table-cell office:value-type="float" office:value="0.180252" calcext:value-type="float">
            <text:p>0,180252</text:p>
          </table:table-cell>
          <table:table-cell office:value-type="float" office:value="0.211502" calcext:value-type="float">
            <text:p>0,211502</text:p>
          </table:table-cell>
          <table:table-cell office:value-type="float" office:value="0.138649" calcext:value-type="float">
            <text:p>0,138649</text:p>
          </table:table-cell>
          <table:table-cell office:value-type="float" office:value="0.181702" calcext:value-type="float">
            <text:p>0,181702</text:p>
          </table:table-cell>
          <table:table-cell office:value-type="float" office:value="0.107024" calcext:value-type="float">
            <text:p>0,107024</text:p>
          </table:table-cell>
          <table:table-cell office:value-type="float" office:value="0.161749" calcext:value-type="float">
            <text:p>0,161749</text:p>
          </table:table-cell>
          <table:table-cell office:value-type="float" office:value="0.191514" calcext:value-type="float">
            <text:p>0,191514</text:p>
          </table:table-cell>
          <table:table-cell office:value-type="float" office:value="0.260334" calcext:value-type="float">
            <text:p>0,260334</text:p>
          </table:table-cell>
          <table:table-cell office:value-type="float" office:value="0.790265" calcext:value-type="float">
            <text:p>0,790265</text:p>
          </table:table-cell>
          <table:table-cell office:value-type="float" office:value="0.198501" calcext:value-type="float">
            <text:p>0,198501</text:p>
          </table:table-cell>
          <table:table-cell office:value-type="float" office:value="0.211451" calcext:value-type="float">
            <text:p>0,211451</text:p>
          </table:table-cell>
          <table:table-cell office:value-type="float" office:value="0.704276" calcext:value-type="float">
            <text:p>0,704276</text:p>
          </table:table-cell>
          <table:table-cell office:value-type="float" office:value="0.176831" calcext:value-type="float">
            <text:p>0,176831</text:p>
          </table:table-cell>
          <table:table-cell office:value-type="float" office:value="0.685646" calcext:value-type="float">
            <text:p>0,685646</text:p>
          </table:table-cell>
          <table:table-cell office:value-type="float" office:value="0.183655" calcext:value-type="float">
            <text:p>0,183655</text:p>
          </table:table-cell>
          <table:table-cell office:value-type="float" office:value="0.603928" calcext:value-type="float">
            <text:p>0,603928</text:p>
          </table:table-cell>
          <table:table-cell office:value-type="float" office:value="0.194294" calcext:value-type="float">
            <text:p>0,194294</text:p>
          </table:table-cell>
          <table:table-cell office:value-type="float" office:value="0.225704" calcext:value-type="float">
            <text:p>0,225704</text:p>
          </table:table-cell>
          <table:table-cell office:value-type="float" office:value="0.422274" calcext:value-type="float">
            <text:p>0,422274</text:p>
          </table:table-cell>
          <table:table-cell office:value-type="float" office:value="0.348351" calcext:value-type="float">
            <text:p>0,348351</text:p>
          </table:table-cell>
          <table:table-cell office:value-type="float" office:value="1.52158" calcext:value-type="float">
            <text:p>1,52158</text:p>
          </table:table-cell>
          <table:table-cell office:value-type="float" office:value="1.51236" calcext:value-type="float">
            <text:p>1,51236</text:p>
          </table:table-cell>
          <table:table-cell office:value-type="float" office:value="1.30359" calcext:value-type="float">
            <text:p>1,30359</text:p>
          </table:table-cell>
          <table:table-cell office:value-type="float" office:value="1.60632" calcext:value-type="float">
            <text:p>1,60632</text:p>
          </table:table-cell>
          <table:table-cell office:value-type="float" office:value="0.815145" calcext:value-type="float">
            <text:p>0,815145</text:p>
          </table:table-cell>
          <table:table-cell office:value-type="float" office:value="0.873736" calcext:value-type="float">
            <text:p>0,873736</text:p>
          </table:table-cell>
          <table:table-cell office:value-type="float" office:value="1.18651" calcext:value-type="float">
            <text:p>1,18651</text:p>
          </table:table-cell>
          <table:table-cell office:value-type="float" office:value="1.38058" calcext:value-type="float">
            <text:p>1,38058</text:p>
          </table:table-cell>
          <table:table-cell office:value-type="float" office:value="1.45257" calcext:value-type="float">
            <text:p>1,45257</text:p>
          </table:table-cell>
          <table:table-cell office:value-type="float" office:value="1.29034" calcext:value-type="float">
            <text:p>1,29034</text:p>
          </table:table-cell>
          <table:table-cell office:value-type="float" office:value="1.02507" calcext:value-type="float">
            <text:p>1,02507</text:p>
          </table:table-cell>
          <table:table-cell office:value-type="float" office:value="1.56154" calcext:value-type="float">
            <text:p>1,56154</text:p>
          </table:table-cell>
          <table:table-cell office:value-type="float" office:value="0.867428" calcext:value-type="float">
            <text:p>0,867428</text:p>
          </table:table-cell>
          <table:table-cell office:value-type="float" office:value="0.606943" calcext:value-type="float">
            <text:p>0,606943</text:p>
          </table:table-cell>
          <table:table-cell office:value-type="float" office:value="0.598922" calcext:value-type="float">
            <text:p>0,598922</text:p>
          </table:table-cell>
          <table:table-cell office:value-type="float" office:value="2.11365" calcext:value-type="float">
            <text:p>2,11365</text:p>
          </table:table-cell>
          <table:table-cell office:value-type="float" office:value="1.20465" calcext:value-type="float">
            <text:p>1,20465</text:p>
          </table:table-cell>
          <table:table-cell office:value-type="float" office:value="1.76945" calcext:value-type="float">
            <text:p>1,76945</text:p>
          </table:table-cell>
          <table:table-cell office:value-type="float" office:value="1.99598" calcext:value-type="float">
            <text:p>1,99598</text:p>
          </table:table-cell>
          <table:table-cell office:value-type="float" office:value="1.8466" calcext:value-type="float">
            <text:p>1,8466</text:p>
          </table:table-cell>
          <table:table-cell office:value-type="float" office:value="1.45335" calcext:value-type="float">
            <text:p>1,45335</text:p>
          </table:table-cell>
          <table:table-cell office:value-type="float" office:value="1.23127" calcext:value-type="float">
            <text:p>1,23127</text:p>
          </table:table-cell>
          <table:table-cell office:value-type="float" office:value="0.628978" calcext:value-type="float">
            <text:p>0,628978</text:p>
          </table:table-cell>
          <table:table-cell office:value-type="float" office:value="0.673751" calcext:value-type="float">
            <text:p>0,673751</text:p>
          </table:table-cell>
          <table:table-cell office:value-type="float" office:value="2.12523" calcext:value-type="float">
            <text:p>2,12523</text:p>
          </table:table-cell>
          <table:table-cell office:value-type="float" office:value="1.36881" calcext:value-type="float">
            <text:p>1,36881</text:p>
          </table:table-cell>
          <table:table-cell office:value-type="float" office:value="0.246306" calcext:value-type="float">
            <text:p>0,246306</text:p>
          </table:table-cell>
          <table:table-cell table:number-columns-repeated="20"/>
          <table:table-cell table:formula="of:=MIN([.A150:.BL150])" office:value-type="float" office:value="0.107024" calcext:value-type="float">
            <text:p>0,107024</text:p>
          </table:table-cell>
          <table:table-cell table:formula="of:=MAX([.A150:.BL150])" office:value-type="float" office:value="2.12523" calcext:value-type="float">
            <text:p>2,12523</text:p>
          </table:table-cell>
          <table:table-cell table:number-columns-repeated="7"/>
        </table:table-row>
        <table:table-row table:style-name="ro2">
          <table:table-cell office:value-type="float" office:value="0.185532" calcext:value-type="float">
            <text:p>0,185532</text:p>
          </table:table-cell>
          <table:table-cell office:value-type="float" office:value="0.199681" calcext:value-type="float">
            <text:p>0,199681</text:p>
          </table:table-cell>
          <table:table-cell office:value-type="float" office:value="0.223108" calcext:value-type="float">
            <text:p>0,223108</text:p>
          </table:table-cell>
          <table:table-cell office:value-type="float" office:value="0.197567" calcext:value-type="float">
            <text:p>0,197567</text:p>
          </table:table-cell>
          <table:table-cell office:value-type="float" office:value="0.146339" calcext:value-type="float">
            <text:p>0,146339</text:p>
          </table:table-cell>
          <table:table-cell office:value-type="float" office:value="0.159066" calcext:value-type="float">
            <text:p>0,159066</text:p>
          </table:table-cell>
          <table:table-cell office:value-type="float" office:value="0.195076" calcext:value-type="float">
            <text:p>0,195076</text:p>
          </table:table-cell>
          <table:table-cell office:value-type="float" office:value="0.445495" calcext:value-type="float">
            <text:p>0,445495</text:p>
          </table:table-cell>
          <table:table-cell office:value-type="float" office:value="0.32359" calcext:value-type="float">
            <text:p>0,32359</text:p>
          </table:table-cell>
          <table:table-cell office:value-type="float" office:value="0.162065" calcext:value-type="float">
            <text:p>0,162065</text:p>
          </table:table-cell>
          <table:table-cell office:value-type="float" office:value="0.212406" calcext:value-type="float">
            <text:p>0,212406</text:p>
          </table:table-cell>
          <table:table-cell office:value-type="float" office:value="0.352611" calcext:value-type="float">
            <text:p>0,352611</text:p>
          </table:table-cell>
          <table:table-cell office:value-type="float" office:value="0.209268" calcext:value-type="float">
            <text:p>0,209268</text:p>
          </table:table-cell>
          <table:table-cell office:value-type="float" office:value="0.225315" calcext:value-type="float">
            <text:p>0,225315</text:p>
          </table:table-cell>
          <table:table-cell office:value-type="float" office:value="0.816019" calcext:value-type="float">
            <text:p>0,816019</text:p>
          </table:table-cell>
          <table:table-cell office:value-type="float" office:value="0.403186" calcext:value-type="float">
            <text:p>0,403186</text:p>
          </table:table-cell>
          <table:table-cell office:value-type="float" office:value="0.161029" calcext:value-type="float">
            <text:p>0,161029</text:p>
          </table:table-cell>
          <table:table-cell office:value-type="float" office:value="0.183385" calcext:value-type="float">
            <text:p>0,183385</text:p>
          </table:table-cell>
          <table:table-cell office:value-type="float" office:value="0.666931" calcext:value-type="float">
            <text:p>0,666931</text:p>
          </table:table-cell>
          <table:table-cell office:value-type="float" office:value="0.579813" calcext:value-type="float">
            <text:p>0,579813</text:p>
          </table:table-cell>
          <table:table-cell office:value-type="float" office:value="0.533644" calcext:value-type="float">
            <text:p>0,533644</text:p>
          </table:table-cell>
          <table:table-cell office:value-type="float" office:value="0.200452" calcext:value-type="float">
            <text:p>0,200452</text:p>
          </table:table-cell>
          <table:table-cell office:value-type="float" office:value="0.297581" calcext:value-type="float">
            <text:p>0,297581</text:p>
          </table:table-cell>
          <table:table-cell office:value-type="float" office:value="0.743195" calcext:value-type="float">
            <text:p>0,743195</text:p>
          </table:table-cell>
          <table:table-cell office:value-type="float" office:value="0.315537" calcext:value-type="float">
            <text:p>0,315537</text:p>
          </table:table-cell>
          <table:table-cell office:value-type="float" office:value="0.303558" calcext:value-type="float">
            <text:p>0,303558</text:p>
          </table:table-cell>
          <table:table-cell office:value-type="float" office:value="0.158918" calcext:value-type="float">
            <text:p>0,158918</text:p>
          </table:table-cell>
          <table:table-cell office:value-type="float" office:value="1.47288" calcext:value-type="float">
            <text:p>1,47288</text:p>
          </table:table-cell>
          <table:table-cell office:value-type="float" office:value="0.358107" calcext:value-type="float">
            <text:p>0,358107</text:p>
          </table:table-cell>
          <table:table-cell office:value-type="float" office:value="1.63233" calcext:value-type="float">
            <text:p>1,63233</text:p>
          </table:table-cell>
          <table:table-cell office:value-type="float" office:value="0.841654" calcext:value-type="float">
            <text:p>0,841654</text:p>
          </table:table-cell>
          <table:table-cell office:value-type="float" office:value="0.242125" calcext:value-type="float">
            <text:p>0,242125</text:p>
          </table:table-cell>
          <table:table-cell office:value-type="float" office:value="0.704717" calcext:value-type="float">
            <text:p>0,704717</text:p>
          </table:table-cell>
          <table:table-cell office:value-type="float" office:value="1.93199" calcext:value-type="float">
            <text:p>1,93199</text:p>
          </table:table-cell>
          <table:table-cell office:value-type="float" office:value="1.46323" calcext:value-type="float">
            <text:p>1,46323</text:p>
          </table:table-cell>
          <table:table-cell office:value-type="float" office:value="0.992269" calcext:value-type="float">
            <text:p>0,992269</text:p>
          </table:table-cell>
          <table:table-cell office:value-type="float" office:value="0.562566" calcext:value-type="float">
            <text:p>0,562566</text:p>
          </table:table-cell>
          <table:table-cell office:value-type="float" office:value="0.860694" calcext:value-type="float">
            <text:p>0,860694</text:p>
          </table:table-cell>
          <table:table-cell office:value-type="float" office:value="1.92143" calcext:value-type="float">
            <text:p>1,92143</text:p>
          </table:table-cell>
          <table:table-cell office:value-type="float" office:value="1.10993" calcext:value-type="float">
            <text:p>1,10993</text:p>
          </table:table-cell>
          <table:table-cell office:value-type="float" office:value="1.94263" calcext:value-type="float">
            <text:p>1,94263</text:p>
          </table:table-cell>
          <table:table-cell office:value-type="float" office:value="1.44827" calcext:value-type="float">
            <text:p>1,44827</text:p>
          </table:table-cell>
          <table:table-cell office:value-type="float" office:value="1.63727" calcext:value-type="float">
            <text:p>1,63727</text:p>
          </table:table-cell>
          <table:table-cell office:value-type="float" office:value="0.868344" calcext:value-type="float">
            <text:p>0,868344</text:p>
          </table:table-cell>
          <table:table-cell office:value-type="float" office:value="1.02755" calcext:value-type="float">
            <text:p>1,02755</text:p>
          </table:table-cell>
          <table:table-cell office:value-type="float" office:value="0.084909" calcext:value-type="float">
            <text:p>0,084909</text:p>
          </table:table-cell>
          <table:table-cell office:value-type="float" office:value="0.780119" calcext:value-type="float">
            <text:p>0,780119</text:p>
          </table:table-cell>
          <table:table-cell office:value-type="float" office:value="0.741508" calcext:value-type="float">
            <text:p>0,741508</text:p>
          </table:table-cell>
          <table:table-cell table:number-columns-repeated="20"/>
          <table:table-cell table:formula="of:=MIN([.A151:.BL151])" office:value-type="float" office:value="0.084909" calcext:value-type="float">
            <text:p>0,084909</text:p>
          </table:table-cell>
          <table:table-cell table:formula="of:=MAX([.A151:.BL151])" office:value-type="float" office:value="1.94263" calcext:value-type="float">
            <text:p>1,94263</text:p>
          </table:table-cell>
          <table:table-cell table:number-columns-repeated="7"/>
        </table:table-row>
        <table:table-row table:style-name="ro2">
          <table:table-cell office:value-type="float" office:value="0.115839" calcext:value-type="float">
            <text:p>0,115839</text:p>
          </table:table-cell>
          <table:table-cell office:value-type="float" office:value="0.0748141" calcext:value-type="float">
            <text:p>0,0748141</text:p>
          </table:table-cell>
          <table:table-cell office:value-type="float" office:value="0.0863841" calcext:value-type="float">
            <text:p>0,0863841</text:p>
          </table:table-cell>
          <table:table-cell office:value-type="float" office:value="0.108825" calcext:value-type="float">
            <text:p>0,108825</text:p>
          </table:table-cell>
          <table:table-cell office:value-type="float" office:value="0.0931921" calcext:value-type="float">
            <text:p>0,0931921</text:p>
          </table:table-cell>
          <table:table-cell office:value-type="float" office:value="0.11009" calcext:value-type="float">
            <text:p>0,11009</text:p>
          </table:table-cell>
          <table:table-cell office:value-type="float" office:value="0.0760009" calcext:value-type="float">
            <text:p>0,0760009</text:p>
          </table:table-cell>
          <table:table-cell office:value-type="float" office:value="0.051065" calcext:value-type="float">
            <text:p>0,051065</text:p>
          </table:table-cell>
          <table:table-cell office:value-type="float" office:value="0.116252" calcext:value-type="float">
            <text:p>0,116252</text:p>
          </table:table-cell>
          <table:table-cell office:value-type="float" office:value="0.258518" calcext:value-type="float">
            <text:p>0,258518</text:p>
          </table:table-cell>
          <table:table-cell office:value-type="float" office:value="0.099452" calcext:value-type="float">
            <text:p>0,099452</text:p>
          </table:table-cell>
          <table:table-cell office:value-type="float" office:value="0.14729" calcext:value-type="float">
            <text:p>0,14729</text:p>
          </table:table-cell>
          <table:table-cell office:value-type="float" office:value="0.0846491" calcext:value-type="float">
            <text:p>0,0846491</text:p>
          </table:table-cell>
          <table:table-cell office:value-type="float" office:value="0.173341" calcext:value-type="float">
            <text:p>0,173341</text:p>
          </table:table-cell>
          <table:table-cell office:value-type="float" office:value="0.0519221" calcext:value-type="float">
            <text:p>0,0519221</text:p>
          </table:table-cell>
          <table:table-cell office:value-type="float" office:value="0.475831" calcext:value-type="float">
            <text:p>0,475831</text:p>
          </table:table-cell>
          <table:table-cell office:value-type="float" office:value="0.351534" calcext:value-type="float">
            <text:p>0,351534</text:p>
          </table:table-cell>
          <table:table-cell office:value-type="float" office:value="0.223275" calcext:value-type="float">
            <text:p>0,223275</text:p>
          </table:table-cell>
          <table:table-cell office:value-type="float" office:value="1.03675" calcext:value-type="float">
            <text:p>1,03675</text:p>
          </table:table-cell>
          <table:table-cell office:value-type="float" office:value="0.106575" calcext:value-type="float">
            <text:p>0,106575</text:p>
          </table:table-cell>
          <table:table-cell office:value-type="float" office:value="0.216902" calcext:value-type="float">
            <text:p>0,216902</text:p>
          </table:table-cell>
          <table:table-cell office:value-type="float" office:value="1.19705" calcext:value-type="float">
            <text:p>1,19705</text:p>
          </table:table-cell>
          <table:table-cell office:value-type="float" office:value="0.27667" calcext:value-type="float">
            <text:p>0,27667</text:p>
          </table:table-cell>
          <table:table-cell office:value-type="float" office:value="1.08534" calcext:value-type="float">
            <text:p>1,08534</text:p>
          </table:table-cell>
          <table:table-cell office:value-type="float" office:value="0.109785" calcext:value-type="float">
            <text:p>0,109785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1.72524" calcext:value-type="float">
            <text:p>1,72524</text:p>
          </table:table-cell>
          <table:table-cell office:value-type="float" office:value="1.65466" calcext:value-type="float">
            <text:p>1,65466</text:p>
          </table:table-cell>
          <table:table-cell office:value-type="float" office:value="1.51043" calcext:value-type="float">
            <text:p>1,51043</text:p>
          </table:table-cell>
          <table:table-cell office:value-type="float" office:value="1.52929" calcext:value-type="float">
            <text:p>1,52929</text:p>
          </table:table-cell>
          <table:table-cell office:value-type="float" office:value="1.35625" calcext:value-type="float">
            <text:p>1,35625</text:p>
          </table:table-cell>
          <table:table-cell office:value-type="float" office:value="1.86654" calcext:value-type="float">
            <text:p>1,86654</text:p>
          </table:table-cell>
          <table:table-cell office:value-type="float" office:value="1.23562" calcext:value-type="float">
            <text:p>1,23562</text:p>
          </table:table-cell>
          <table:table-cell office:value-type="float" office:value="1.09582" calcext:value-type="float">
            <text:p>1,09582</text:p>
          </table:table-cell>
          <table:table-cell office:value-type="float" office:value="0.453426" calcext:value-type="float">
            <text:p>0,453426</text:p>
          </table:table-cell>
          <table:table-cell office:value-type="float" office:value="1.49259" calcext:value-type="float">
            <text:p>1,49259</text:p>
          </table:table-cell>
          <table:table-cell office:value-type="float" office:value="0.999287" calcext:value-type="float">
            <text:p>0,999287</text:p>
          </table:table-cell>
          <table:table-cell office:value-type="float" office:value="0.514369" calcext:value-type="float">
            <text:p>0,514369</text:p>
          </table:table-cell>
          <table:table-cell office:value-type="float" office:value="1.47882" calcext:value-type="float">
            <text:p>1,47882</text:p>
          </table:table-cell>
          <table:table-cell office:value-type="float" office:value="1.81297" calcext:value-type="float">
            <text:p>1,81297</text:p>
          </table:table-cell>
          <table:table-cell office:value-type="float" office:value="1.03946" calcext:value-type="float">
            <text:p>1,03946</text:p>
          </table:table-cell>
          <table:table-cell office:value-type="float" office:value="0.985202" calcext:value-type="float">
            <text:p>0,985202</text:p>
          </table:table-cell>
          <table:table-cell office:value-type="float" office:value="2.05133" calcext:value-type="float">
            <text:p>2,05133</text:p>
          </table:table-cell>
          <table:table-cell office:value-type="float" office:value="1.98554" calcext:value-type="float">
            <text:p>1,98554</text:p>
          </table:table-cell>
          <table:table-cell office:value-type="float" office:value="0.170612" calcext:value-type="float">
            <text:p>0,170612</text:p>
          </table:table-cell>
          <table:table-cell office:value-type="float" office:value="0.180887" calcext:value-type="float">
            <text:p>0,180887</text:p>
          </table:table-cell>
          <table:table-cell office:value-type="float" office:value="2.03699" calcext:value-type="float">
            <text:p>2,03699</text:p>
          </table:table-cell>
          <table:table-cell office:value-type="float" office:value="1.30504" calcext:value-type="float">
            <text:p>1,30504</text:p>
          </table:table-cell>
          <table:table-cell table:number-columns-repeated="20"/>
          <table:table-cell table:formula="of:=MIN([.A152:.BL152])" office:value-type="float" office:value="0.051065" calcext:value-type="float">
            <text:p>0,051065</text:p>
          </table:table-cell>
          <table:table-cell table:formula="of:=MAX([.A152:.BL152])" office:value-type="float" office:value="2.05133" calcext:value-type="float">
            <text:p>2,05133</text:p>
          </table:table-cell>
          <table:table-cell table:number-columns-repeated="7"/>
        </table:table-row>
        <table:table-row table:style-name="ro2">
          <table:table-cell office:value-type="float" office:value="0.15482" calcext:value-type="float">
            <text:p>0,15482</text:p>
          </table:table-cell>
          <table:table-cell office:value-type="float" office:value="0.148761" calcext:value-type="float">
            <text:p>0,148761</text:p>
          </table:table-cell>
          <table:table-cell office:value-type="float" office:value="0.150636" calcext:value-type="float">
            <text:p>0,150636</text:p>
          </table:table-cell>
          <table:table-cell office:value-type="float" office:value="0.168059" calcext:value-type="float">
            <text:p>0,168059</text:p>
          </table:table-cell>
          <table:table-cell office:value-type="float" office:value="0.160399" calcext:value-type="float">
            <text:p>0,160399</text:p>
          </table:table-cell>
          <table:table-cell office:value-type="float" office:value="0.514921" calcext:value-type="float">
            <text:p>0,514921</text:p>
          </table:table-cell>
          <table:table-cell office:value-type="float" office:value="0.164547" calcext:value-type="float">
            <text:p>0,164547</text:p>
          </table:table-cell>
          <table:table-cell office:value-type="float" office:value="0.389589" calcext:value-type="float">
            <text:p>0,389589</text:p>
          </table:table-cell>
          <table:table-cell office:value-type="float" office:value="0.702363" calcext:value-type="float">
            <text:p>0,702363</text:p>
          </table:table-cell>
          <table:table-cell office:value-type="float" office:value="0.425301" calcext:value-type="float">
            <text:p>0,425301</text:p>
          </table:table-cell>
          <table:table-cell office:value-type="float" office:value="0.352393" calcext:value-type="float">
            <text:p>0,352393</text:p>
          </table:table-cell>
          <table:table-cell office:value-type="float" office:value="0.558683" calcext:value-type="float">
            <text:p>0,558683</text:p>
          </table:table-cell>
          <table:table-cell office:value-type="float" office:value="0.299042" calcext:value-type="float">
            <text:p>0,299042</text:p>
          </table:table-cell>
          <table:table-cell office:value-type="float" office:value="1.00272" calcext:value-type="float">
            <text:p>1,00272</text:p>
          </table:table-cell>
          <table:table-cell office:value-type="float" office:value="0.494756" calcext:value-type="float">
            <text:p>0,494756</text:p>
          </table:table-cell>
          <table:table-cell office:value-type="float" office:value="0.87419" calcext:value-type="float">
            <text:p>0,87419</text:p>
          </table:table-cell>
          <table:table-cell office:value-type="float" office:value="0.714514" calcext:value-type="float">
            <text:p>0,714514</text:p>
          </table:table-cell>
          <table:table-cell office:value-type="float" office:value="0.78261" calcext:value-type="float">
            <text:p>0,78261</text:p>
          </table:table-cell>
          <table:table-cell office:value-type="float" office:value="0.660798" calcext:value-type="float">
            <text:p>0,660798</text:p>
          </table:table-cell>
          <table:table-cell office:value-type="float" office:value="0.47994" calcext:value-type="float">
            <text:p>0,47994</text:p>
          </table:table-cell>
          <table:table-cell office:value-type="float" office:value="0.718147" calcext:value-type="float">
            <text:p>0,718147</text:p>
          </table:table-cell>
          <table:table-cell office:value-type="float" office:value="0.655137" calcext:value-type="float">
            <text:p>0,655137</text:p>
          </table:table-cell>
          <table:table-cell office:value-type="float" office:value="0.540558" calcext:value-type="float">
            <text:p>0,540558</text:p>
          </table:table-cell>
          <table:table-cell office:value-type="float" office:value="0.727334" calcext:value-type="float">
            <text:p>0,727334</text:p>
          </table:table-cell>
          <table:table-cell office:value-type="float" office:value="0.595199" calcext:value-type="float">
            <text:p>0,595199</text:p>
          </table:table-cell>
          <table:table-cell office:value-type="float" office:value="0.818922" calcext:value-type="float">
            <text:p>0,818922</text:p>
          </table:table-cell>
          <table:table-cell office:value-type="float" office:value="0.68772" calcext:value-type="float">
            <text:p>0,68772</text:p>
          </table:table-cell>
          <table:table-cell office:value-type="float" office:value="0.86389" calcext:value-type="float">
            <text:p>0,86389</text:p>
          </table:table-cell>
          <table:table-cell office:value-type="float" office:value="1.39309" calcext:value-type="float">
            <text:p>1,39309</text:p>
          </table:table-cell>
          <table:table-cell office:value-type="float" office:value="1.4077" calcext:value-type="float">
            <text:p>1,4077</text:p>
          </table:table-cell>
          <table:table-cell office:value-type="float" office:value="1.02934" calcext:value-type="float">
            <text:p>1,02934</text:p>
          </table:table-cell>
          <table:table-cell office:value-type="float" office:value="1.32558" calcext:value-type="float">
            <text:p>1,32558</text:p>
          </table:table-cell>
          <table:table-cell office:value-type="float" office:value="1.16677" calcext:value-type="float">
            <text:p>1,16677</text:p>
          </table:table-cell>
          <table:table-cell office:value-type="float" office:value="0.689475" calcext:value-type="float">
            <text:p>0,689475</text:p>
          </table:table-cell>
          <table:table-cell office:value-type="float" office:value="1.10002" calcext:value-type="float">
            <text:p>1,10002</text:p>
          </table:table-cell>
          <table:table-cell office:value-type="float" office:value="1.27142" calcext:value-type="float">
            <text:p>1,27142</text:p>
          </table:table-cell>
          <table:table-cell office:value-type="float" office:value="0.969847" calcext:value-type="float">
            <text:p>0,969847</text:p>
          </table:table-cell>
          <table:table-cell office:value-type="float" office:value="1.0428" calcext:value-type="float">
            <text:p>1,0428</text:p>
          </table:table-cell>
          <table:table-cell office:value-type="float" office:value="1.07402" calcext:value-type="float">
            <text:p>1,07402</text:p>
          </table:table-cell>
          <table:table-cell office:value-type="float" office:value="1.08549" calcext:value-type="float">
            <text:p>1,08549</text:p>
          </table:table-cell>
          <table:table-cell office:value-type="float" office:value="1.84262" calcext:value-type="float">
            <text:p>1,84262</text:p>
          </table:table-cell>
          <table:table-cell office:value-type="float" office:value="1.08619" calcext:value-type="float">
            <text:p>1,08619</text:p>
          </table:table-cell>
          <table:table-cell office:value-type="float" office:value="0.853649" calcext:value-type="float">
            <text:p>0,853649</text:p>
          </table:table-cell>
          <table:table-cell office:value-type="float" office:value="1.06017" calcext:value-type="float">
            <text:p>1,06017</text:p>
          </table:table-cell>
          <table:table-cell office:value-type="float" office:value="1.07969" calcext:value-type="float">
            <text:p>1,07969</text:p>
          </table:table-cell>
          <table:table-cell office:value-type="float" office:value="0.87966" calcext:value-type="float">
            <text:p>0,87966</text:p>
          </table:table-cell>
          <table:table-cell office:value-type="float" office:value="0.47779" calcext:value-type="float">
            <text:p>0,47779</text:p>
          </table:table-cell>
          <table:table-cell office:value-type="float" office:value="0.941045" calcext:value-type="float">
            <text:p>0,941045</text:p>
          </table:table-cell>
          <table:table-cell table:number-columns-repeated="20"/>
          <table:table-cell table:formula="of:=MIN([.A153:.BL153])" office:value-type="float" office:value="0.148761" calcext:value-type="float">
            <text:p>0,148761</text:p>
          </table:table-cell>
          <table:table-cell table:formula="of:=MAX([.A153:.BL153])" office:value-type="float" office:value="1.84262" calcext:value-type="float">
            <text:p>1,84262</text:p>
          </table:table-cell>
          <table:table-cell table:number-columns-repeated="7"/>
        </table:table-row>
        <table:table-row table:style-name="ro2">
          <table:table-cell office:value-type="float" office:value="0.156032" calcext:value-type="float">
            <text:p>0,156032</text:p>
          </table:table-cell>
          <table:table-cell office:value-type="float" office:value="0.203027" calcext:value-type="float">
            <text:p>0,203027</text:p>
          </table:table-cell>
          <table:table-cell office:value-type="float" office:value="0.190253" calcext:value-type="float">
            <text:p>0,190253</text:p>
          </table:table-cell>
          <table:table-cell office:value-type="float" office:value="0.290293" calcext:value-type="float">
            <text:p>0,290293</text:p>
          </table:table-cell>
          <table:table-cell office:value-type="float" office:value="0.208284" calcext:value-type="float">
            <text:p>0,208284</text:p>
          </table:table-cell>
          <table:table-cell office:value-type="float" office:value="0.564908" calcext:value-type="float">
            <text:p>0,564908</text:p>
          </table:table-cell>
          <table:table-cell office:value-type="float" office:value="0.51736" calcext:value-type="float">
            <text:p>0,51736</text:p>
          </table:table-cell>
          <table:table-cell office:value-type="float" office:value="0.18582" calcext:value-type="float">
            <text:p>0,18582</text:p>
          </table:table-cell>
          <table:table-cell office:value-type="float" office:value="0.348619" calcext:value-type="float">
            <text:p>0,348619</text:p>
          </table:table-cell>
          <table:table-cell office:value-type="float" office:value="0.16514" calcext:value-type="float">
            <text:p>0,16514</text:p>
          </table:table-cell>
          <table:table-cell office:value-type="float" office:value="0.161769" calcext:value-type="float">
            <text:p>0,161769</text:p>
          </table:table-cell>
          <table:table-cell office:value-type="float" office:value="0.350625" calcext:value-type="float">
            <text:p>0,350625</text:p>
          </table:table-cell>
          <table:table-cell office:value-type="float" office:value="0.21596" calcext:value-type="float">
            <text:p>0,21596</text:p>
          </table:table-cell>
          <table:table-cell office:value-type="float" office:value="0.164539" calcext:value-type="float">
            <text:p>0,164539</text:p>
          </table:table-cell>
          <table:table-cell office:value-type="float" office:value="0.176273" calcext:value-type="float">
            <text:p>0,176273</text:p>
          </table:table-cell>
          <table:table-cell office:value-type="float" office:value="0.442646" calcext:value-type="float">
            <text:p>0,442646</text:p>
          </table:table-cell>
          <table:table-cell office:value-type="float" office:value="0.21935" calcext:value-type="float">
            <text:p>0,21935</text:p>
          </table:table-cell>
          <table:table-cell office:value-type="float" office:value="0.351922" calcext:value-type="float">
            <text:p>0,351922</text:p>
          </table:table-cell>
          <table:table-cell office:value-type="float" office:value="0.130326" calcext:value-type="float">
            <text:p>0,130326</text:p>
          </table:table-cell>
          <table:table-cell office:value-type="float" office:value="0.391891" calcext:value-type="float">
            <text:p>0,391891</text:p>
          </table:table-cell>
          <table:table-cell office:value-type="float" office:value="0.376356" calcext:value-type="float">
            <text:p>0,376356</text:p>
          </table:table-cell>
          <table:table-cell office:value-type="float" office:value="0.377971" calcext:value-type="float">
            <text:p>0,377971</text:p>
          </table:table-cell>
          <table:table-cell office:value-type="float" office:value="0.349748" calcext:value-type="float">
            <text:p>0,349748</text:p>
          </table:table-cell>
          <table:table-cell office:value-type="float" office:value="0.255839" calcext:value-type="float">
            <text:p>0,255839</text:p>
          </table:table-cell>
          <table:table-cell office:value-type="float" office:value="1.45477" calcext:value-type="float">
            <text:p>1,45477</text:p>
          </table:table-cell>
          <table:table-cell office:value-type="float" office:value="0.205556" calcext:value-type="float">
            <text:p>0,205556</text:p>
          </table:table-cell>
          <table:table-cell office:value-type="float" office:value="0.137511" calcext:value-type="float">
            <text:p>0,137511</text:p>
          </table:table-cell>
          <table:table-cell office:value-type="float" office:value="1.7937" calcext:value-type="float">
            <text:p>1,7937</text:p>
          </table:table-cell>
          <table:table-cell office:value-type="float" office:value="0.143377" calcext:value-type="float">
            <text:p>0,143377</text:p>
          </table:table-cell>
          <table:table-cell office:value-type="float" office:value="1.5016" calcext:value-type="float">
            <text:p>1,5016</text:p>
          </table:table-cell>
          <table:table-cell office:value-type="float" office:value="1.75193" calcext:value-type="float">
            <text:p>1,75193</text:p>
          </table:table-cell>
          <table:table-cell office:value-type="float" office:value="1.71093" calcext:value-type="float">
            <text:p>1,71093</text:p>
          </table:table-cell>
          <table:table-cell office:value-type="float" office:value="0.987776" calcext:value-type="float">
            <text:p>0,987776</text:p>
          </table:table-cell>
          <table:table-cell office:value-type="float" office:value="1.25041" calcext:value-type="float">
            <text:p>1,25041</text:p>
          </table:table-cell>
          <table:table-cell office:value-type="float" office:value="1.11489" calcext:value-type="float">
            <text:p>1,11489</text:p>
          </table:table-cell>
          <table:table-cell office:value-type="float" office:value="1.49042" calcext:value-type="float">
            <text:p>1,49042</text:p>
          </table:table-cell>
          <table:table-cell office:value-type="float" office:value="1.50877" calcext:value-type="float">
            <text:p>1,50877</text:p>
          </table:table-cell>
          <table:table-cell office:value-type="float" office:value="0.789916" calcext:value-type="float">
            <text:p>0,789916</text:p>
          </table:table-cell>
          <table:table-cell office:value-type="float" office:value="1.42667" calcext:value-type="float">
            <text:p>1,42667</text:p>
          </table:table-cell>
          <table:table-cell office:value-type="float" office:value="1.46546" calcext:value-type="float">
            <text:p>1,46546</text:p>
          </table:table-cell>
          <table:table-cell office:value-type="float" office:value="1.23448" calcext:value-type="float">
            <text:p>1,23448</text:p>
          </table:table-cell>
          <table:table-cell office:value-type="float" office:value="1.0212" calcext:value-type="float">
            <text:p>1,0212</text:p>
          </table:table-cell>
          <table:table-cell office:value-type="float" office:value="0.707263" calcext:value-type="float">
            <text:p>0,707263</text:p>
          </table:table-cell>
          <table:table-cell office:value-type="float" office:value="0.850337" calcext:value-type="float">
            <text:p>0,850337</text:p>
          </table:table-cell>
          <table:table-cell office:value-type="float" office:value="0.834322" calcext:value-type="float">
            <text:p>0,834322</text:p>
          </table:table-cell>
          <table:table-cell office:value-type="float" office:value="0.744972" calcext:value-type="float">
            <text:p>0,744972</text:p>
          </table:table-cell>
          <table:table-cell office:value-type="float" office:value="0.111511" calcext:value-type="float">
            <text:p>0,111511</text:p>
          </table:table-cell>
          <table:table-cell office:value-type="float" office:value="1.70472" calcext:value-type="float">
            <text:p>1,70472</text:p>
          </table:table-cell>
          <table:table-cell table:number-columns-repeated="20"/>
          <table:table-cell table:formula="of:=MIN([.A154:.BL154])" office:value-type="float" office:value="0.111511" calcext:value-type="float">
            <text:p>0,111511</text:p>
          </table:table-cell>
          <table:table-cell table:formula="of:=MAX([.A154:.BL154])" office:value-type="float" office:value="1.7937" calcext:value-type="float">
            <text:p>1,7937</text:p>
          </table:table-cell>
          <table:table-cell table:number-columns-repeated="7"/>
        </table:table-row>
        <table:table-row table:style-name="ro2">
          <table:table-cell office:value-type="float" office:value="0.0587339" calcext:value-type="float">
            <text:p>0,0587339</text:p>
          </table:table-cell>
          <table:table-cell office:value-type="float" office:value="0.108014" calcext:value-type="float">
            <text:p>0,108014</text:p>
          </table:table-cell>
          <table:table-cell office:value-type="float" office:value="0.24286" calcext:value-type="float">
            <text:p>0,24286</text:p>
          </table:table-cell>
          <table:table-cell office:value-type="float" office:value="0.234926" calcext:value-type="float">
            <text:p>0,234926</text:p>
          </table:table-cell>
          <table:table-cell office:value-type="float" office:value="0.307408" calcext:value-type="float">
            <text:p>0,307408</text:p>
          </table:table-cell>
          <table:table-cell office:value-type="float" office:value="0.250377" calcext:value-type="float">
            <text:p>0,250377</text:p>
          </table:table-cell>
          <table:table-cell office:value-type="float" office:value="0.205342" calcext:value-type="float">
            <text:p>0,205342</text:p>
          </table:table-cell>
          <table:table-cell office:value-type="float" office:value="0.198015" calcext:value-type="float">
            <text:p>0,198015</text:p>
          </table:table-cell>
          <table:table-cell office:value-type="float" office:value="0.197604" calcext:value-type="float">
            <text:p>0,197604</text:p>
          </table:table-cell>
          <table:table-cell office:value-type="float" office:value="0.254271" calcext:value-type="float">
            <text:p>0,254271</text:p>
          </table:table-cell>
          <table:table-cell office:value-type="float" office:value="0.294347" calcext:value-type="float">
            <text:p>0,294347</text:p>
          </table:table-cell>
          <table:table-cell office:value-type="float" office:value="0.239204" calcext:value-type="float">
            <text:p>0,239204</text:p>
          </table:table-cell>
          <table:table-cell office:value-type="float" office:value="0.215742" calcext:value-type="float">
            <text:p>0,215742</text:p>
          </table:table-cell>
          <table:table-cell office:value-type="float" office:value="0.26041" calcext:value-type="float">
            <text:p>0,26041</text:p>
          </table:table-cell>
          <table:table-cell office:value-type="float" office:value="0.248924" calcext:value-type="float">
            <text:p>0,248924</text:p>
          </table:table-cell>
          <table:table-cell office:value-type="float" office:value="0.242708" calcext:value-type="float">
            <text:p>0,242708</text:p>
          </table:table-cell>
          <table:table-cell office:value-type="float" office:value="0.293172" calcext:value-type="float">
            <text:p>0,293172</text:p>
          </table:table-cell>
          <table:table-cell office:value-type="float" office:value="0.271096" calcext:value-type="float">
            <text:p>0,271096</text:p>
          </table:table-cell>
          <table:table-cell office:value-type="float" office:value="0.199736" calcext:value-type="float">
            <text:p>0,199736</text:p>
          </table:table-cell>
          <table:table-cell office:value-type="float" office:value="0.195309" calcext:value-type="float">
            <text:p>0,195309</text:p>
          </table:table-cell>
          <table:table-cell office:value-type="float" office:value="0.249031" calcext:value-type="float">
            <text:p>0,249031</text:p>
          </table:table-cell>
          <table:table-cell office:value-type="float" office:value="0.239005" calcext:value-type="float">
            <text:p>0,239005</text:p>
          </table:table-cell>
          <table:table-cell office:value-type="float" office:value="0.248585" calcext:value-type="float">
            <text:p>0,248585</text:p>
          </table:table-cell>
          <table:table-cell office:value-type="float" office:value="0.29502" calcext:value-type="float">
            <text:p>0,29502</text:p>
          </table:table-cell>
          <table:table-cell office:value-type="float" office:value="0.259204" calcext:value-type="float">
            <text:p>0,259204</text:p>
          </table:table-cell>
          <table:table-cell office:value-type="float" office:value="0.864653" calcext:value-type="float">
            <text:p>0,864653</text:p>
          </table:table-cell>
          <table:table-cell office:value-type="float" office:value="0.205786" calcext:value-type="float">
            <text:p>0,205786</text:p>
          </table:table-cell>
          <table:table-cell office:value-type="float" office:value="0.201037" calcext:value-type="float">
            <text:p>0,201037</text:p>
          </table:table-cell>
          <table:table-cell office:value-type="float" office:value="0.176186" calcext:value-type="float">
            <text:p>0,176186</text:p>
          </table:table-cell>
          <table:table-cell office:value-type="float" office:value="0.214617" calcext:value-type="float">
            <text:p>0,214617</text:p>
          </table:table-cell>
          <table:table-cell office:value-type="float" office:value="0.205057" calcext:value-type="float">
            <text:p>0,205057</text:p>
          </table:table-cell>
          <table:table-cell office:value-type="float" office:value="0.22762" calcext:value-type="float">
            <text:p>0,22762</text:p>
          </table:table-cell>
          <table:table-cell office:value-type="float" office:value="0.22373" calcext:value-type="float">
            <text:p>0,22373</text:p>
          </table:table-cell>
          <table:table-cell office:value-type="float" office:value="0.19509" calcext:value-type="float">
            <text:p>0,19509</text:p>
          </table:table-cell>
          <table:table-cell office:value-type="float" office:value="0.16137" calcext:value-type="float">
            <text:p>0,16137</text:p>
          </table:table-cell>
          <table:table-cell office:value-type="float" office:value="0.224379" calcext:value-type="float">
            <text:p>0,224379</text:p>
          </table:table-cell>
          <table:table-cell office:value-type="float" office:value="0.20773" calcext:value-type="float">
            <text:p>0,20773</text:p>
          </table:table-cell>
          <table:table-cell office:value-type="float" office:value="0.201154" calcext:value-type="float">
            <text:p>0,201154</text:p>
          </table:table-cell>
          <table:table-cell office:value-type="float" office:value="0.173475" calcext:value-type="float">
            <text:p>0,173475</text:p>
          </table:table-cell>
          <table:table-cell office:value-type="float" office:value="0.563632" calcext:value-type="float">
            <text:p>0,563632</text:p>
          </table:table-cell>
          <table:table-cell office:value-type="float" office:value="0.547691" calcext:value-type="float">
            <text:p>0,547691</text:p>
          </table:table-cell>
          <table:table-cell office:value-type="float" office:value="0.23655" calcext:value-type="float">
            <text:p>0,23655</text:p>
          </table:table-cell>
          <table:table-cell office:value-type="float" office:value="1.88368" calcext:value-type="float">
            <text:p>1,88368</text:p>
          </table:table-cell>
          <table:table-cell office:value-type="float" office:value="1.1543" calcext:value-type="float">
            <text:p>1,1543</text:p>
          </table:table-cell>
          <table:table-cell office:value-type="float" office:value="0.109118" calcext:value-type="float">
            <text:p>0,109118</text:p>
          </table:table-cell>
          <table:table-cell office:value-type="float" office:value="0.833176" calcext:value-type="float">
            <text:p>0,833176</text:p>
          </table:table-cell>
          <table:table-cell office:value-type="float" office:value="0.10126" calcext:value-type="float">
            <text:p>0,10126</text:p>
          </table:table-cell>
          <table:table-cell office:value-type="float" office:value="0.166584" calcext:value-type="float">
            <text:p>0,166584</text:p>
          </table:table-cell>
          <table:table-cell table:number-columns-repeated="20"/>
          <table:table-cell table:formula="of:=MIN([.A155:.BL155])" office:value-type="float" office:value="0.0587339" calcext:value-type="float">
            <text:p>0,0587339</text:p>
          </table:table-cell>
          <table:table-cell table:formula="of:=MAX([.A155:.BL155])" office:value-type="float" office:value="1.88368" calcext:value-type="float">
            <text:p>1,88368</text:p>
          </table:table-cell>
          <table:table-cell table:number-columns-repeated="7"/>
        </table:table-row>
        <table:table-row table:style-name="ro2">
          <table:table-cell office:value-type="float" office:value="0.188788" calcext:value-type="float">
            <text:p>0,188788</text:p>
          </table:table-cell>
          <table:table-cell office:value-type="float" office:value="0.196482" calcext:value-type="float">
            <text:p>0,196482</text:p>
          </table:table-cell>
          <table:table-cell office:value-type="float" office:value="0.248683" calcext:value-type="float">
            <text:p>0,248683</text:p>
          </table:table-cell>
          <table:table-cell office:value-type="float" office:value="0.251796" calcext:value-type="float">
            <text:p>0,251796</text:p>
          </table:table-cell>
          <table:table-cell office:value-type="float" office:value="0.170788" calcext:value-type="float">
            <text:p>0,170788</text:p>
          </table:table-cell>
          <table:table-cell office:value-type="float" office:value="0.154023" calcext:value-type="float">
            <text:p>0,154023</text:p>
          </table:table-cell>
          <table:table-cell office:value-type="float" office:value="0.207244" calcext:value-type="float">
            <text:p>0,207244</text:p>
          </table:table-cell>
          <table:table-cell office:value-type="float" office:value="0.188027" calcext:value-type="float">
            <text:p>0,188027</text:p>
          </table:table-cell>
          <table:table-cell office:value-type="float" office:value="0.205932" calcext:value-type="float">
            <text:p>0,205932</text:p>
          </table:table-cell>
          <table:table-cell office:value-type="float" office:value="0.197278" calcext:value-type="float">
            <text:p>0,197278</text:p>
          </table:table-cell>
          <table:table-cell office:value-type="float" office:value="0.181579" calcext:value-type="float">
            <text:p>0,181579</text:p>
          </table:table-cell>
          <table:table-cell office:value-type="float" office:value="0.171156" calcext:value-type="float">
            <text:p>0,171156</text:p>
          </table:table-cell>
          <table:table-cell office:value-type="float" office:value="0.268254" calcext:value-type="float">
            <text:p>0,268254</text:p>
          </table:table-cell>
          <table:table-cell office:value-type="float" office:value="0.144244" calcext:value-type="float">
            <text:p>0,144244</text:p>
          </table:table-cell>
          <table:table-cell office:value-type="float" office:value="0.179967" calcext:value-type="float">
            <text:p>0,179967</text:p>
          </table:table-cell>
          <table:table-cell office:value-type="float" office:value="0.224498" calcext:value-type="float">
            <text:p>0,224498</text:p>
          </table:table-cell>
          <table:table-cell office:value-type="float" office:value="0.852033" calcext:value-type="float">
            <text:p>0,852033</text:p>
          </table:table-cell>
          <table:table-cell office:value-type="float" office:value="0.855201" calcext:value-type="float">
            <text:p>0,855201</text:p>
          </table:table-cell>
          <table:table-cell office:value-type="float" office:value="0.89433" calcext:value-type="float">
            <text:p>0,89433</text:p>
          </table:table-cell>
          <table:table-cell office:value-type="float" office:value="0.921549" calcext:value-type="float">
            <text:p>0,921549</text:p>
          </table:table-cell>
          <table:table-cell office:value-type="float" office:value="0.183531" calcext:value-type="float">
            <text:p>0,183531</text:p>
          </table:table-cell>
          <table:table-cell office:value-type="float" office:value="0.821388" calcext:value-type="float">
            <text:p>0,821388</text:p>
          </table:table-cell>
          <table:table-cell office:value-type="float" office:value="0.802808" calcext:value-type="float">
            <text:p>0,802808</text:p>
          </table:table-cell>
          <table:table-cell office:value-type="float" office:value="0.765111" calcext:value-type="float">
            <text:p>0,765111</text:p>
          </table:table-cell>
          <table:table-cell office:value-type="float" office:value="0.973915" calcext:value-type="float">
            <text:p>0,973915</text:p>
          </table:table-cell>
          <table:table-cell office:value-type="float" office:value="0.183263" calcext:value-type="float">
            <text:p>0,183263</text:p>
          </table:table-cell>
          <table:table-cell office:value-type="float" office:value="0.261649" calcext:value-type="float">
            <text:p>0,261649</text:p>
          </table:table-cell>
          <table:table-cell office:value-type="float" office:value="0.18716" calcext:value-type="float">
            <text:p>0,18716</text:p>
          </table:table-cell>
          <table:table-cell office:value-type="float" office:value="1.37418" calcext:value-type="float">
            <text:p>1,37418</text:p>
          </table:table-cell>
          <table:table-cell office:value-type="float" office:value="0.15897" calcext:value-type="float">
            <text:p>0,15897</text:p>
          </table:table-cell>
          <table:table-cell office:value-type="float" office:value="0.169373" calcext:value-type="float">
            <text:p>0,169373</text:p>
          </table:table-cell>
          <table:table-cell office:value-type="float" office:value="0.85425" calcext:value-type="float">
            <text:p>0,85425</text:p>
          </table:table-cell>
          <table:table-cell office:value-type="float" office:value="0.0679021" calcext:value-type="float">
            <text:p>0,0679021</text:p>
          </table:table-cell>
          <table:table-cell office:value-type="float" office:value="0.402381" calcext:value-type="float">
            <text:p>0,402381</text:p>
          </table:table-cell>
          <table:table-cell office:value-type="float" office:value="0.0695441" calcext:value-type="float">
            <text:p>0,0695441</text:p>
          </table:table-cell>
          <table:table-cell office:value-type="float" office:value="0.223942" calcext:value-type="float">
            <text:p>0,223942</text:p>
          </table:table-cell>
          <table:table-cell office:value-type="float" office:value="0.545836" calcext:value-type="float">
            <text:p>0,545836</text:p>
          </table:table-cell>
          <table:table-cell office:value-type="float" office:value="1.75873" calcext:value-type="float">
            <text:p>1,75873</text:p>
          </table:table-cell>
          <table:table-cell office:value-type="float" office:value="0.387377" calcext:value-type="float">
            <text:p>0,387377</text:p>
          </table:table-cell>
          <table:table-cell office:value-type="float" office:value="0.614139" calcext:value-type="float">
            <text:p>0,614139</text:p>
          </table:table-cell>
          <table:table-cell office:value-type="float" office:value="0.759433" calcext:value-type="float">
            <text:p>0,759433</text:p>
          </table:table-cell>
          <table:table-cell office:value-type="float" office:value="1.70816" calcext:value-type="float">
            <text:p>1,70816</text:p>
          </table:table-cell>
          <table:table-cell office:value-type="float" office:value="0.625144" calcext:value-type="float">
            <text:p>0,625144</text:p>
          </table:table-cell>
          <table:table-cell office:value-type="float" office:value="0.963359" calcext:value-type="float">
            <text:p>0,963359</text:p>
          </table:table-cell>
          <table:table-cell office:value-type="float" office:value="0.441494" calcext:value-type="float">
            <text:p>0,441494</text:p>
          </table:table-cell>
          <table:table-cell office:value-type="float" office:value="1.58057" calcext:value-type="float">
            <text:p>1,58057</text:p>
          </table:table-cell>
          <table:table-cell office:value-type="float" office:value="0.347688" calcext:value-type="float">
            <text:p>0,347688</text:p>
          </table:table-cell>
          <table:table-cell office:value-type="float" office:value="0.71082" calcext:value-type="float">
            <text:p>0,71082</text:p>
          </table:table-cell>
          <table:table-cell table:number-columns-repeated="20"/>
          <table:table-cell table:formula="of:=MIN([.A156:.BL156])" office:value-type="float" office:value="0.0679021" calcext:value-type="float">
            <text:p>0,0679021</text:p>
          </table:table-cell>
          <table:table-cell table:formula="of:=MAX([.A156:.BL156])" office:value-type="float" office:value="1.75873" calcext:value-type="float">
            <text:p>1,75873</text:p>
          </table:table-cell>
          <table:table-cell table:number-columns-repeated="7"/>
        </table:table-row>
        <table:table-row table:style-name="ro2">
          <table:table-cell office:value-type="float" office:value="0.190411" calcext:value-type="float">
            <text:p>0,190411</text:p>
          </table:table-cell>
          <table:table-cell office:value-type="float" office:value="0.206937" calcext:value-type="float">
            <text:p>0,206937</text:p>
          </table:table-cell>
          <table:table-cell office:value-type="float" office:value="0.117049" calcext:value-type="float">
            <text:p>0,117049</text:p>
          </table:table-cell>
          <table:table-cell office:value-type="float" office:value="0.143448" calcext:value-type="float">
            <text:p>0,143448</text:p>
          </table:table-cell>
          <table:table-cell office:value-type="float" office:value="0.343104" calcext:value-type="float">
            <text:p>0,343104</text:p>
          </table:table-cell>
          <table:table-cell office:value-type="float" office:value="0.222673" calcext:value-type="float">
            <text:p>0,222673</text:p>
          </table:table-cell>
          <table:table-cell office:value-type="float" office:value="0.626288" calcext:value-type="float">
            <text:p>0,626288</text:p>
          </table:table-cell>
          <table:table-cell office:value-type="float" office:value="0.20134" calcext:value-type="float">
            <text:p>0,20134</text:p>
          </table:table-cell>
          <table:table-cell office:value-type="float" office:value="0.123093" calcext:value-type="float">
            <text:p>0,123093</text:p>
          </table:table-cell>
          <table:table-cell office:value-type="float" office:value="0.14782" calcext:value-type="float">
            <text:p>0,14782</text:p>
          </table:table-cell>
          <table:table-cell office:value-type="float" office:value="0.642803" calcext:value-type="float">
            <text:p>0,642803</text:p>
          </table:table-cell>
          <table:table-cell office:value-type="float" office:value="0.314424" calcext:value-type="float">
            <text:p>0,314424</text:p>
          </table:table-cell>
          <table:table-cell office:value-type="float" office:value="0.221945" calcext:value-type="float">
            <text:p>0,221945</text:p>
          </table:table-cell>
          <table:table-cell office:value-type="float" office:value="0.503039" calcext:value-type="float">
            <text:p>0,503039</text:p>
          </table:table-cell>
          <table:table-cell office:value-type="float" office:value="0.379413" calcext:value-type="float">
            <text:p>0,379413</text:p>
          </table:table-cell>
          <table:table-cell office:value-type="float" office:value="0.24949" calcext:value-type="float">
            <text:p>0,24949</text:p>
          </table:table-cell>
          <table:table-cell office:value-type="float" office:value="0.220743" calcext:value-type="float">
            <text:p>0,220743</text:p>
          </table:table-cell>
          <table:table-cell office:value-type="float" office:value="0.98204" calcext:value-type="float">
            <text:p>0,98204</text:p>
          </table:table-cell>
          <table:table-cell office:value-type="float" office:value="1.03731" calcext:value-type="float">
            <text:p>1,03731</text:p>
          </table:table-cell>
          <table:table-cell office:value-type="float" office:value="1.2758" calcext:value-type="float">
            <text:p>1,2758</text:p>
          </table:table-cell>
          <table:table-cell office:value-type="float" office:value="1.13179" calcext:value-type="float">
            <text:p>1,13179</text:p>
          </table:table-cell>
          <table:table-cell office:value-type="float" office:value="1.01941" calcext:value-type="float">
            <text:p>1,01941</text:p>
          </table:table-cell>
          <table:table-cell office:value-type="float" office:value="0.239197" calcext:value-type="float">
            <text:p>0,239197</text:p>
          </table:table-cell>
          <table:table-cell office:value-type="float" office:value="0.813536" calcext:value-type="float">
            <text:p>0,813536</text:p>
          </table:table-cell>
          <table:table-cell office:value-type="float" office:value="0.824299" calcext:value-type="float">
            <text:p>0,824299</text:p>
          </table:table-cell>
          <table:table-cell office:value-type="float" office:value="0.158539" calcext:value-type="float">
            <text:p>0,158539</text:p>
          </table:table-cell>
          <table:table-cell office:value-type="float" office:value="0.561467" calcext:value-type="float">
            <text:p>0,561467</text:p>
          </table:table-cell>
          <table:table-cell office:value-type="float" office:value="0.591227" calcext:value-type="float">
            <text:p>0,591227</text:p>
          </table:table-cell>
          <table:table-cell office:value-type="float" office:value="0.550223" calcext:value-type="float">
            <text:p>0,550223</text:p>
          </table:table-cell>
          <table:table-cell office:value-type="float" office:value="1.20525" calcext:value-type="float">
            <text:p>1,20525</text:p>
          </table:table-cell>
          <table:table-cell office:value-type="float" office:value="0.185855" calcext:value-type="float">
            <text:p>0,185855</text:p>
          </table:table-cell>
          <table:table-cell office:value-type="float" office:value="0.228667" calcext:value-type="float">
            <text:p>0,228667</text:p>
          </table:table-cell>
          <table:table-cell office:value-type="float" office:value="1.26878" calcext:value-type="float">
            <text:p>1,26878</text:p>
          </table:table-cell>
          <table:table-cell office:value-type="float" office:value="0.153569" calcext:value-type="float">
            <text:p>0,153569</text:p>
          </table:table-cell>
          <table:table-cell office:value-type="float" office:value="0.351451" calcext:value-type="float">
            <text:p>0,351451</text:p>
          </table:table-cell>
          <table:table-cell office:value-type="float" office:value="1.7085" calcext:value-type="float">
            <text:p>1,7085</text:p>
          </table:table-cell>
          <table:table-cell office:value-type="float" office:value="0.174419" calcext:value-type="float">
            <text:p>0,174419</text:p>
          </table:table-cell>
          <table:table-cell office:value-type="float" office:value="0.144043" calcext:value-type="float">
            <text:p>0,144043</text:p>
          </table:table-cell>
          <table:table-cell office:value-type="float" office:value="0.711326" calcext:value-type="float">
            <text:p>0,711326</text:p>
          </table:table-cell>
          <table:table-cell office:value-type="float" office:value="1.2112" calcext:value-type="float">
            <text:p>1,2112</text:p>
          </table:table-cell>
          <table:table-cell office:value-type="float" office:value="0.604873" calcext:value-type="float">
            <text:p>0,604873</text:p>
          </table:table-cell>
          <table:table-cell office:value-type="float" office:value="0.369759" calcext:value-type="float">
            <text:p>0,369759</text:p>
          </table:table-cell>
          <table:table-cell office:value-type="float" office:value="0.260093" calcext:value-type="float">
            <text:p>0,260093</text:p>
          </table:table-cell>
          <table:table-cell office:value-type="float" office:value="0.200758" calcext:value-type="float">
            <text:p>0,200758</text:p>
          </table:table-cell>
          <table:table-cell office:value-type="float" office:value="0.0505259" calcext:value-type="float">
            <text:p>0,0505259</text:p>
          </table:table-cell>
          <table:table-cell office:value-type="float" office:value="0.255762" calcext:value-type="float">
            <text:p>0,255762</text:p>
          </table:table-cell>
          <table:table-cell office:value-type="float" office:value="1.31365" calcext:value-type="float">
            <text:p>1,31365</text:p>
          </table:table-cell>
          <table:table-cell office:value-type="float" office:value="0.052717" calcext:value-type="float">
            <text:p>0,052717</text:p>
          </table:table-cell>
          <table:table-cell table:number-columns-repeated="20"/>
          <table:table-cell table:formula="of:=MIN([.A157:.BL157])" office:value-type="float" office:value="0.0505259" calcext:value-type="float">
            <text:p>0,0505259</text:p>
          </table:table-cell>
          <table:table-cell table:formula="of:=MAX([.A157:.BL157])" office:value-type="float" office:value="1.7085" calcext:value-type="float">
            <text:p>1,7085</text:p>
          </table:table-cell>
          <table:table-cell table:number-columns-repeated="7"/>
        </table:table-row>
        <table:table-row table:style-name="ro2">
          <table:table-cell office:value-type="float" office:value="0.0955119" calcext:value-type="float">
            <text:p>0,0955119</text:p>
          </table:table-cell>
          <table:table-cell office:value-type="float" office:value="0.16383" calcext:value-type="float">
            <text:p>0,16383</text:p>
          </table:table-cell>
          <table:table-cell office:value-type="float" office:value="0.204453" calcext:value-type="float">
            <text:p>0,204453</text:p>
          </table:table-cell>
          <table:table-cell office:value-type="float" office:value="0.097945" calcext:value-type="float">
            <text:p>0,097945</text:p>
          </table:table-cell>
          <table:table-cell office:value-type="float" office:value="0.157359" calcext:value-type="float">
            <text:p>0,157359</text:p>
          </table:table-cell>
          <table:table-cell office:value-type="float" office:value="0.153172" calcext:value-type="float">
            <text:p>0,153172</text:p>
          </table:table-cell>
          <table:table-cell office:value-type="float" office:value="0.099772" calcext:value-type="float">
            <text:p>0,099772</text:p>
          </table:table-cell>
          <table:table-cell office:value-type="float" office:value="0.225844" calcext:value-type="float">
            <text:p>0,225844</text:p>
          </table:table-cell>
          <table:table-cell office:value-type="float" office:value="0.210061" calcext:value-type="float">
            <text:p>0,210061</text:p>
          </table:table-cell>
          <table:table-cell office:value-type="float" office:value="0.178587" calcext:value-type="float">
            <text:p>0,178587</text:p>
          </table:table-cell>
          <table:table-cell office:value-type="float" office:value="0.099134" calcext:value-type="float">
            <text:p>0,099134</text:p>
          </table:table-cell>
          <table:table-cell office:value-type="float" office:value="0.164417" calcext:value-type="float">
            <text:p>0,164417</text:p>
          </table:table-cell>
          <table:table-cell office:value-type="float" office:value="0.212984" calcext:value-type="float">
            <text:p>0,212984</text:p>
          </table:table-cell>
          <table:table-cell office:value-type="float" office:value="0.141881" calcext:value-type="float">
            <text:p>0,141881</text:p>
          </table:table-cell>
          <table:table-cell office:value-type="float" office:value="0.146777" calcext:value-type="float">
            <text:p>0,146777</text:p>
          </table:table-cell>
          <table:table-cell office:value-type="float" office:value="0.976053" calcext:value-type="float">
            <text:p>0,976053</text:p>
          </table:table-cell>
          <table:table-cell office:value-type="float" office:value="0.161436" calcext:value-type="float">
            <text:p>0,161436</text:p>
          </table:table-cell>
          <table:table-cell office:value-type="float" office:value="0.85991" calcext:value-type="float">
            <text:p>0,85991</text:p>
          </table:table-cell>
          <table:table-cell office:value-type="float" office:value="0.941887" calcext:value-type="float">
            <text:p>0,941887</text:p>
          </table:table-cell>
          <table:table-cell office:value-type="float" office:value="0.179277" calcext:value-type="float">
            <text:p>0,179277</text:p>
          </table:table-cell>
          <table:table-cell office:value-type="float" office:value="0.200384" calcext:value-type="float">
            <text:p>0,200384</text:p>
          </table:table-cell>
          <table:table-cell office:value-type="float" office:value="0.240912" calcext:value-type="float">
            <text:p>0,240912</text:p>
          </table:table-cell>
          <table:table-cell office:value-type="float" office:value="0.879877" calcext:value-type="float">
            <text:p>0,879877</text:p>
          </table:table-cell>
          <table:table-cell office:value-type="float" office:value="0.208521" calcext:value-type="float">
            <text:p>0,208521</text:p>
          </table:table-cell>
          <table:table-cell office:value-type="float" office:value="0.635719" calcext:value-type="float">
            <text:p>0,635719</text:p>
          </table:table-cell>
          <table:table-cell office:value-type="float" office:value="0.221844" calcext:value-type="float">
            <text:p>0,221844</text:p>
          </table:table-cell>
          <table:table-cell office:value-type="float" office:value="1.19167" calcext:value-type="float">
            <text:p>1,19167</text:p>
          </table:table-cell>
          <table:table-cell office:value-type="float" office:value="1.0015" calcext:value-type="float">
            <text:p>1,0015</text:p>
          </table:table-cell>
          <table:table-cell office:value-type="float" office:value="1.55989" calcext:value-type="float">
            <text:p>1,55989</text:p>
          </table:table-cell>
          <table:table-cell office:value-type="float" office:value="0.507832" calcext:value-type="float">
            <text:p>0,507832</text:p>
          </table:table-cell>
          <table:table-cell office:value-type="float" office:value="0.863818" calcext:value-type="float">
            <text:p>0,863818</text:p>
          </table:table-cell>
          <table:table-cell office:value-type="float" office:value="1.36584" calcext:value-type="float">
            <text:p>1,36584</text:p>
          </table:table-cell>
          <table:table-cell office:value-type="float" office:value="1.35999" calcext:value-type="float">
            <text:p>1,35999</text:p>
          </table:table-cell>
          <table:table-cell office:value-type="float" office:value="1.77417" calcext:value-type="float">
            <text:p>1,77417</text:p>
          </table:table-cell>
          <table:table-cell office:value-type="float" office:value="1.2069" calcext:value-type="float">
            <text:p>1,2069</text:p>
          </table:table-cell>
          <table:table-cell office:value-type="float" office:value="1.15224" calcext:value-type="float">
            <text:p>1,15224</text:p>
          </table:table-cell>
          <table:table-cell office:value-type="float" office:value="1.66454" calcext:value-type="float">
            <text:p>1,66454</text:p>
          </table:table-cell>
          <table:table-cell office:value-type="float" office:value="0.461954" calcext:value-type="float">
            <text:p>0,461954</text:p>
          </table:table-cell>
          <table:table-cell office:value-type="float" office:value="0.347507" calcext:value-type="float">
            <text:p>0,347507</text:p>
          </table:table-cell>
          <table:table-cell office:value-type="float" office:value="0.299125" calcext:value-type="float">
            <text:p>0,299125</text:p>
          </table:table-cell>
          <table:table-cell office:value-type="float" office:value="0.658529" calcext:value-type="float">
            <text:p>0,658529</text:p>
          </table:table-cell>
          <table:table-cell office:value-type="float" office:value="0.105037" calcext:value-type="float">
            <text:p>0,105037</text:p>
          </table:table-cell>
          <table:table-cell office:value-type="float" office:value="0.0922391" calcext:value-type="float">
            <text:p>0,0922391</text:p>
          </table:table-cell>
          <table:table-cell office:value-type="float" office:value="0.637393" calcext:value-type="float">
            <text:p>0,637393</text:p>
          </table:table-cell>
          <table:table-cell office:value-type="float" office:value="0.162497" calcext:value-type="float">
            <text:p>0,162497</text:p>
          </table:table-cell>
          <table:table-cell office:value-type="float" office:value="0.249809" calcext:value-type="float">
            <text:p>0,249809</text:p>
          </table:table-cell>
          <table:table-cell office:value-type="float" office:value="0.590879" calcext:value-type="float">
            <text:p>0,590879</text:p>
          </table:table-cell>
          <table:table-cell office:value-type="float" office:value="0.0517519" calcext:value-type="float">
            <text:p>0,0517519</text:p>
          </table:table-cell>
          <table:table-cell table:number-columns-repeated="20"/>
          <table:table-cell table:formula="of:=MIN([.A158:.BL158])" office:value-type="float" office:value="0.0517519" calcext:value-type="float">
            <text:p>0,0517519</text:p>
          </table:table-cell>
          <table:table-cell table:formula="of:=MAX([.A158:.BL158])" office:value-type="float" office:value="1.77417" calcext:value-type="float">
            <text:p>1,77417</text:p>
          </table:table-cell>
          <table:table-cell table:number-columns-repeated="7"/>
        </table:table-row>
        <table:table-row table:style-name="ro2">
          <table:table-cell office:value-type="float" office:value="0.20818" calcext:value-type="float">
            <text:p>0,20818</text:p>
          </table:table-cell>
          <table:table-cell office:value-type="float" office:value="0.209944" calcext:value-type="float">
            <text:p>0,209944</text:p>
          </table:table-cell>
          <table:table-cell office:value-type="float" office:value="0.115713" calcext:value-type="float">
            <text:p>0,115713</text:p>
          </table:table-cell>
          <table:table-cell office:value-type="float" office:value="0.165463" calcext:value-type="float">
            <text:p>0,165463</text:p>
          </table:table-cell>
          <table:table-cell office:value-type="float" office:value="0.194704" calcext:value-type="float">
            <text:p>0,194704</text:p>
          </table:table-cell>
          <table:table-cell office:value-type="float" office:value="0.141901" calcext:value-type="float">
            <text:p>0,141901</text:p>
          </table:table-cell>
          <table:table-cell office:value-type="float" office:value="0.192753" calcext:value-type="float">
            <text:p>0,192753</text:p>
          </table:table-cell>
          <table:table-cell office:value-type="float" office:value="0.193666" calcext:value-type="float">
            <text:p>0,193666</text:p>
          </table:table-cell>
          <table:table-cell office:value-type="float" office:value="0.415172" calcext:value-type="float">
            <text:p>0,415172</text:p>
          </table:table-cell>
          <table:table-cell office:value-type="float" office:value="0.191495" calcext:value-type="float">
            <text:p>0,191495</text:p>
          </table:table-cell>
          <table:table-cell office:value-type="float" office:value="0.323068" calcext:value-type="float">
            <text:p>0,323068</text:p>
          </table:table-cell>
          <table:table-cell office:value-type="float" office:value="0.14579" calcext:value-type="float">
            <text:p>0,14579</text:p>
          </table:table-cell>
          <table:table-cell office:value-type="float" office:value="0.442863" calcext:value-type="float">
            <text:p>0,442863</text:p>
          </table:table-cell>
          <table:table-cell office:value-type="float" office:value="0.740712" calcext:value-type="float">
            <text:p>0,740712</text:p>
          </table:table-cell>
          <table:table-cell office:value-type="float" office:value="1.1314" calcext:value-type="float">
            <text:p>1,1314</text:p>
          </table:table-cell>
          <table:table-cell office:value-type="float" office:value="0.818038" calcext:value-type="float">
            <text:p>0,818038</text:p>
          </table:table-cell>
          <table:table-cell office:value-type="float" office:value="0.345912" calcext:value-type="float">
            <text:p>0,345912</text:p>
          </table:table-cell>
          <table:table-cell office:value-type="float" office:value="0.718668" calcext:value-type="float">
            <text:p>0,718668</text:p>
          </table:table-cell>
          <table:table-cell office:value-type="float" office:value="0.721398" calcext:value-type="float">
            <text:p>0,721398</text:p>
          </table:table-cell>
          <table:table-cell office:value-type="float" office:value="1.34787" calcext:value-type="float">
            <text:p>1,34787</text:p>
          </table:table-cell>
          <table:table-cell office:value-type="float" office:value="0.639231" calcext:value-type="float">
            <text:p>0,639231</text:p>
          </table:table-cell>
          <table:table-cell office:value-type="float" office:value="0.281455" calcext:value-type="float">
            <text:p>0,281455</text:p>
          </table:table-cell>
          <table:table-cell office:value-type="float" office:value="1.1596" calcext:value-type="float">
            <text:p>1,1596</text:p>
          </table:table-cell>
          <table:table-cell office:value-type="float" office:value="0.239953" calcext:value-type="float">
            <text:p>0,239953</text:p>
          </table:table-cell>
          <table:table-cell office:value-type="float" office:value="1.12479" calcext:value-type="float">
            <text:p>1,12479</text:p>
          </table:table-cell>
          <table:table-cell office:value-type="float" office:value="0.690667" calcext:value-type="float">
            <text:p>0,690667</text:p>
          </table:table-cell>
          <table:table-cell office:value-type="float" office:value="1.24408" calcext:value-type="float">
            <text:p>1,24408</text:p>
          </table:table-cell>
          <table:table-cell office:value-type="float" office:value="0.596058" calcext:value-type="float">
            <text:p>0,596058</text:p>
          </table:table-cell>
          <table:table-cell office:value-type="float" office:value="1.02808" calcext:value-type="float">
            <text:p>1,02808</text:p>
          </table:table-cell>
          <table:table-cell office:value-type="float" office:value="0.932465" calcext:value-type="float">
            <text:p>0,932465</text:p>
          </table:table-cell>
          <table:table-cell office:value-type="float" office:value="1.14812" calcext:value-type="float">
            <text:p>1,14812</text:p>
          </table:table-cell>
          <table:table-cell office:value-type="float" office:value="1.54737" calcext:value-type="float">
            <text:p>1,54737</text:p>
          </table:table-cell>
          <table:table-cell office:value-type="float" office:value="0.673329" calcext:value-type="float">
            <text:p>0,673329</text:p>
          </table:table-cell>
          <table:table-cell office:value-type="float" office:value="0.690946" calcext:value-type="float">
            <text:p>0,690946</text:p>
          </table:table-cell>
          <table:table-cell office:value-type="float" office:value="0.818753" calcext:value-type="float">
            <text:p>0,818753</text:p>
          </table:table-cell>
          <table:table-cell office:value-type="float" office:value="0.680197" calcext:value-type="float">
            <text:p>0,680197</text:p>
          </table:table-cell>
          <table:table-cell office:value-type="float" office:value="1.34993" calcext:value-type="float">
            <text:p>1,34993</text:p>
          </table:table-cell>
          <table:table-cell office:value-type="float" office:value="1.05677" calcext:value-type="float">
            <text:p>1,05677</text:p>
          </table:table-cell>
          <table:table-cell office:value-type="float" office:value="0.095103" calcext:value-type="float">
            <text:p>0,095103</text:p>
          </table:table-cell>
          <table:table-cell office:value-type="float" office:value="0.17209" calcext:value-type="float">
            <text:p>0,17209</text:p>
          </table:table-cell>
          <table:table-cell office:value-type="float" office:value="0.228068" calcext:value-type="float">
            <text:p>0,228068</text:p>
          </table:table-cell>
          <table:table-cell office:value-type="float" office:value="0.13684" calcext:value-type="float">
            <text:p>0,13684</text:p>
          </table:table-cell>
          <table:table-cell office:value-type="float" office:value="0.340152" calcext:value-type="float">
            <text:p>0,340152</text:p>
          </table:table-cell>
          <table:table-cell office:value-type="float" office:value="1.10896" calcext:value-type="float">
            <text:p>1,10896</text:p>
          </table:table-cell>
          <table:table-cell office:value-type="float" office:value="0.154755" calcext:value-type="float">
            <text:p>0,154755</text:p>
          </table:table-cell>
          <table:table-cell office:value-type="float" office:value="1.13893" calcext:value-type="float">
            <text:p>1,13893</text:p>
          </table:table-cell>
          <table:table-cell office:value-type="float" office:value="1.67037" calcext:value-type="float">
            <text:p>1,67037</text:p>
          </table:table-cell>
          <table:table-cell office:value-type="float" office:value="0.0551531" calcext:value-type="float">
            <text:p>0,0551531</text:p>
          </table:table-cell>
          <table:table-cell table:number-columns-repeated="20"/>
          <table:table-cell table:formula="of:=MIN([.A159:.BL159])" office:value-type="float" office:value="0.0551531" calcext:value-type="float">
            <text:p>0,0551531</text:p>
          </table:table-cell>
          <table:table-cell table:formula="of:=MAX([.A159:.BL159])" office:value-type="float" office:value="1.67037" calcext:value-type="float">
            <text:p>1,67037</text:p>
          </table:table-cell>
          <table:table-cell table:number-columns-repeated="7"/>
        </table:table-row>
        <table:table-row table:style-name="ro2">
          <table:table-cell office:value-type="float" office:value="0.109955" calcext:value-type="float">
            <text:p>0,109955</text:p>
          </table:table-cell>
          <table:table-cell office:value-type="float" office:value="0.184424" calcext:value-type="float">
            <text:p>0,184424</text:p>
          </table:table-cell>
          <table:table-cell office:value-type="float" office:value="0.102643" calcext:value-type="float">
            <text:p>0,102643</text:p>
          </table:table-cell>
          <table:table-cell office:value-type="float" office:value="0.160107" calcext:value-type="float">
            <text:p>0,160107</text:p>
          </table:table-cell>
          <table:table-cell office:value-type="float" office:value="0.143424" calcext:value-type="float">
            <text:p>0,143424</text:p>
          </table:table-cell>
          <table:table-cell office:value-type="float" office:value="0.19101" calcext:value-type="float">
            <text:p>0,19101</text:p>
          </table:table-cell>
          <table:table-cell office:value-type="float" office:value="0.189977" calcext:value-type="float">
            <text:p>0,189977</text:p>
          </table:table-cell>
          <table:table-cell office:value-type="float" office:value="0.21398" calcext:value-type="float">
            <text:p>0,21398</text:p>
          </table:table-cell>
          <table:table-cell office:value-type="float" office:value="1.0278" calcext:value-type="float">
            <text:p>1,0278</text:p>
          </table:table-cell>
          <table:table-cell office:value-type="float" office:value="1.04126" calcext:value-type="float">
            <text:p>1,04126</text:p>
          </table:table-cell>
          <table:table-cell office:value-type="float" office:value="0.914385" calcext:value-type="float">
            <text:p>0,914385</text:p>
          </table:table-cell>
          <table:table-cell office:value-type="float" office:value="0.20597" calcext:value-type="float">
            <text:p>0,20597</text:p>
          </table:table-cell>
          <table:table-cell office:value-type="float" office:value="0.618192" calcext:value-type="float">
            <text:p>0,618192</text:p>
          </table:table-cell>
          <table:table-cell office:value-type="float" office:value="0.470358" calcext:value-type="float">
            <text:p>0,470358</text:p>
          </table:table-cell>
          <table:table-cell office:value-type="float" office:value="0.987561" calcext:value-type="float">
            <text:p>0,987561</text:p>
          </table:table-cell>
          <table:table-cell office:value-type="float" office:value="0.281686" calcext:value-type="float">
            <text:p>0,281686</text:p>
          </table:table-cell>
          <table:table-cell office:value-type="float" office:value="0.903783" calcext:value-type="float">
            <text:p>0,903783</text:p>
          </table:table-cell>
          <table:table-cell office:value-type="float" office:value="0.767801" calcext:value-type="float">
            <text:p>0,767801</text:p>
          </table:table-cell>
          <table:table-cell office:value-type="float" office:value="0.424563" calcext:value-type="float">
            <text:p>0,424563</text:p>
          </table:table-cell>
          <table:table-cell office:value-type="float" office:value="1.21559" calcext:value-type="float">
            <text:p>1,21559</text:p>
          </table:table-cell>
          <table:table-cell office:value-type="float" office:value="0.618841" calcext:value-type="float">
            <text:p>0,618841</text:p>
          </table:table-cell>
          <table:table-cell office:value-type="float" office:value="0.972258" calcext:value-type="float">
            <text:p>0,972258</text:p>
          </table:table-cell>
          <table:table-cell office:value-type="float" office:value="1.46093" calcext:value-type="float">
            <text:p>1,46093</text:p>
          </table:table-cell>
          <table:table-cell office:value-type="float" office:value="0.263135" calcext:value-type="float">
            <text:p>0,263135</text:p>
          </table:table-cell>
          <table:table-cell office:value-type="float" office:value="0.572332" calcext:value-type="float">
            <text:p>0,572332</text:p>
          </table:table-cell>
          <table:table-cell office:value-type="float" office:value="1.37336" calcext:value-type="float">
            <text:p>1,37336</text:p>
          </table:table-cell>
          <table:table-cell office:value-type="float" office:value="0.446762" calcext:value-type="float">
            <text:p>0,446762</text:p>
          </table:table-cell>
          <table:table-cell office:value-type="float" office:value="0.471394" calcext:value-type="float">
            <text:p>0,471394</text:p>
          </table:table-cell>
          <table:table-cell office:value-type="float" office:value="0.192895" calcext:value-type="float">
            <text:p>0,192895</text:p>
          </table:table-cell>
          <table:table-cell office:value-type="float" office:value="0.541997" calcext:value-type="float">
            <text:p>0,541997</text:p>
          </table:table-cell>
          <table:table-cell office:value-type="float" office:value="1.63666" calcext:value-type="float">
            <text:p>1,63666</text:p>
          </table:table-cell>
          <table:table-cell office:value-type="float" office:value="1.54002" calcext:value-type="float">
            <text:p>1,54002</text:p>
          </table:table-cell>
          <table:table-cell office:value-type="float" office:value="0.188955" calcext:value-type="float">
            <text:p>0,188955</text:p>
          </table:table-cell>
          <table:table-cell office:value-type="float" office:value="1.27538" calcext:value-type="float">
            <text:p>1,27538</text:p>
          </table:table-cell>
          <table:table-cell office:value-type="float" office:value="0.226674" calcext:value-type="float">
            <text:p>0,226674</text:p>
          </table:table-cell>
          <table:table-cell office:value-type="float" office:value="0.19404" calcext:value-type="float">
            <text:p>0,19404</text:p>
          </table:table-cell>
          <table:table-cell office:value-type="float" office:value="2.09516" calcext:value-type="float">
            <text:p>2,09516</text:p>
          </table:table-cell>
          <table:table-cell office:value-type="float" office:value="1.6474" calcext:value-type="float">
            <text:p>1,6474</text:p>
          </table:table-cell>
          <table:table-cell office:value-type="float" office:value="0.257176" calcext:value-type="float">
            <text:p>0,257176</text:p>
          </table:table-cell>
          <table:table-cell office:value-type="float" office:value="0.226447" calcext:value-type="float">
            <text:p>0,226447</text:p>
          </table:table-cell>
          <table:table-cell office:value-type="float" office:value="0.945168" calcext:value-type="float">
            <text:p>0,945168</text:p>
          </table:table-cell>
          <table:table-cell office:value-type="float" office:value="0.273313" calcext:value-type="float">
            <text:p>0,273313</text:p>
          </table:table-cell>
          <table:table-cell office:value-type="float" office:value="0.56573" calcext:value-type="float">
            <text:p>0,56573</text:p>
          </table:table-cell>
          <table:table-cell office:value-type="float" office:value="0.731555" calcext:value-type="float">
            <text:p>0,731555</text:p>
          </table:table-cell>
          <table:table-cell office:value-type="float" office:value="0.163743" calcext:value-type="float">
            <text:p>0,163743</text:p>
          </table:table-cell>
          <table:table-cell office:value-type="float" office:value="0.0813031" calcext:value-type="float">
            <text:p>0,0813031</text:p>
          </table:table-cell>
          <table:table-cell office:value-type="float" office:value="0.08004" calcext:value-type="float">
            <text:p>0,08004</text:p>
          </table:table-cell>
          <table:table-cell office:value-type="float" office:value="0.0854521" calcext:value-type="float">
            <text:p>0,0854521</text:p>
          </table:table-cell>
          <table:table-cell table:number-columns-repeated="20"/>
          <table:table-cell table:formula="of:=MIN([.A160:.BL160])" office:value-type="float" office:value="0.08004" calcext:value-type="float">
            <text:p>0,08004</text:p>
          </table:table-cell>
          <table:table-cell table:formula="of:=MAX([.A160:.BL160])" office:value-type="float" office:value="2.09516" calcext:value-type="float">
            <text:p>2,09516</text:p>
          </table:table-cell>
          <table:table-cell table:number-columns-repeated="7"/>
        </table:table-row>
        <table:table-row table:style-name="ro2">
          <table:table-cell office:value-type="float" office:value="0.0768709" calcext:value-type="float">
            <text:p>0,0768709</text:p>
          </table:table-cell>
          <table:table-cell office:value-type="float" office:value="0.078011" calcext:value-type="float">
            <text:p>0,078011</text:p>
          </table:table-cell>
          <table:table-cell office:value-type="float" office:value="0.185676" calcext:value-type="float">
            <text:p>0,185676</text:p>
          </table:table-cell>
          <table:table-cell office:value-type="float" office:value="0.0988119" calcext:value-type="float">
            <text:p>0,0988119</text:p>
          </table:table-cell>
          <table:table-cell office:value-type="float" office:value="0.146896" calcext:value-type="float">
            <text:p>0,146896</text:p>
          </table:table-cell>
          <table:table-cell office:value-type="float" office:value="0.203137" calcext:value-type="float">
            <text:p>0,203137</text:p>
          </table:table-cell>
          <table:table-cell office:value-type="float" office:value="0.08688" calcext:value-type="float">
            <text:p>0,08688</text:p>
          </table:table-cell>
          <table:table-cell office:value-type="float" office:value="0.130886" calcext:value-type="float">
            <text:p>0,130886</text:p>
          </table:table-cell>
          <table:table-cell office:value-type="float" office:value="0.104936" calcext:value-type="float">
            <text:p>0,104936</text:p>
          </table:table-cell>
          <table:table-cell office:value-type="float" office:value="0.161613" calcext:value-type="float">
            <text:p>0,161613</text:p>
          </table:table-cell>
          <table:table-cell office:value-type="float" office:value="0.184158" calcext:value-type="float">
            <text:p>0,184158</text:p>
          </table:table-cell>
          <table:table-cell office:value-type="float" office:value="0.096745" calcext:value-type="float">
            <text:p>0,096745</text:p>
          </table:table-cell>
          <table:table-cell office:value-type="float" office:value="0.665999" calcext:value-type="float">
            <text:p>0,665999</text:p>
          </table:table-cell>
          <table:table-cell office:value-type="float" office:value="0.205035" calcext:value-type="float">
            <text:p>0,205035</text:p>
          </table:table-cell>
          <table:table-cell office:value-type="float" office:value="0.666121" calcext:value-type="float">
            <text:p>0,666121</text:p>
          </table:table-cell>
          <table:table-cell office:value-type="float" office:value="0.15919" calcext:value-type="float">
            <text:p>0,15919</text:p>
          </table:table-cell>
          <table:table-cell office:value-type="float" office:value="0.0557902" calcext:value-type="float">
            <text:p>0,0557902</text:p>
          </table:table-cell>
          <table:table-cell office:value-type="float" office:value="0.52762" calcext:value-type="float">
            <text:p>0,52762</text:p>
          </table:table-cell>
          <table:table-cell office:value-type="float" office:value="0.0978501" calcext:value-type="float">
            <text:p>0,0978501</text:p>
          </table:table-cell>
          <table:table-cell office:value-type="float" office:value="0.59381" calcext:value-type="float">
            <text:p>0,59381</text:p>
          </table:table-cell>
          <table:table-cell office:value-type="float" office:value="0.055959" calcext:value-type="float">
            <text:p>0,055959</text:p>
          </table:table-cell>
          <table:table-cell office:value-type="float" office:value="0.311816" calcext:value-type="float">
            <text:p>0,311816</text:p>
          </table:table-cell>
          <table:table-cell office:value-type="float" office:value="0.606272" calcext:value-type="float">
            <text:p>0,606272</text:p>
          </table:table-cell>
          <table:table-cell office:value-type="float" office:value="0.557646" calcext:value-type="float">
            <text:p>0,557646</text:p>
          </table:table-cell>
          <table:table-cell office:value-type="float" office:value="0.508937" calcext:value-type="float">
            <text:p>0,508937</text:p>
          </table:table-cell>
          <table:table-cell office:value-type="float" office:value="0.197029" calcext:value-type="float">
            <text:p>0,197029</text:p>
          </table:table-cell>
          <table:table-cell office:value-type="float" office:value="1.643" calcext:value-type="float">
            <text:p>1,643</text:p>
          </table:table-cell>
          <table:table-cell office:value-type="float" office:value="0.284859" calcext:value-type="float">
            <text:p>0,284859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429597" calcext:value-type="float">
            <text:p>0,429597</text:p>
          </table:table-cell>
          <table:table-cell office:value-type="float" office:value="0.383733" calcext:value-type="float">
            <text:p>0,383733</text:p>
          </table:table-cell>
          <table:table-cell office:value-type="float" office:value="0.278687" calcext:value-type="float">
            <text:p>0,278687</text:p>
          </table:table-cell>
          <table:table-cell office:value-type="float" office:value="1.46208" calcext:value-type="float">
            <text:p>1,46208</text:p>
          </table:table-cell>
          <table:table-cell office:value-type="float" office:value="1.52435" calcext:value-type="float">
            <text:p>1,52435</text:p>
          </table:table-cell>
          <table:table-cell office:value-type="float" office:value="1.42201" calcext:value-type="float">
            <text:p>1,42201</text:p>
          </table:table-cell>
          <table:table-cell office:value-type="float" office:value="0.23403" calcext:value-type="float">
            <text:p>0,23403</text:p>
          </table:table-cell>
          <table:table-cell office:value-type="float" office:value="1.37326" calcext:value-type="float">
            <text:p>1,37326</text:p>
          </table:table-cell>
          <table:table-cell office:value-type="float" office:value="1.07951" calcext:value-type="float">
            <text:p>1,07951</text:p>
          </table:table-cell>
          <table:table-cell office:value-type="float" office:value="1.23948" calcext:value-type="float">
            <text:p>1,23948</text:p>
          </table:table-cell>
          <table:table-cell office:value-type="float" office:value="1.11036" calcext:value-type="float">
            <text:p>1,11036</text:p>
          </table:table-cell>
          <table:table-cell office:value-type="float" office:value="0.680373" calcext:value-type="float">
            <text:p>0,680373</text:p>
          </table:table-cell>
          <table:table-cell office:value-type="float" office:value="0.142236" calcext:value-type="float">
            <text:p>0,142236</text:p>
          </table:table-cell>
          <table:table-cell office:value-type="float" office:value="0.304742" calcext:value-type="float">
            <text:p>0,304742</text:p>
          </table:table-cell>
          <table:table-cell office:value-type="float" office:value="0.204293" calcext:value-type="float">
            <text:p>0,204293</text:p>
          </table:table-cell>
          <table:table-cell office:value-type="float" office:value="0.212567" calcext:value-type="float">
            <text:p>0,212567</text:p>
          </table:table-cell>
          <table:table-cell office:value-type="float" office:value="1.00848" calcext:value-type="float">
            <text:p>1,00848</text:p>
          </table:table-cell>
          <table:table-cell office:value-type="float" office:value="0.122146" calcext:value-type="float">
            <text:p>0,122146</text:p>
          </table:table-cell>
          <table:table-cell office:value-type="float" office:value="0.132886" calcext:value-type="float">
            <text:p>0,132886</text:p>
          </table:table-cell>
          <table:table-cell table:number-columns-repeated="20"/>
          <table:table-cell table:formula="of:=MIN([.A161:.BL161])" office:value-type="float" office:value="0.0557902" calcext:value-type="float">
            <text:p>0,0557902</text:p>
          </table:table-cell>
          <table:table-cell table:formula="of:=MAX([.A161:.BL161])" office:value-type="float" office:value="1.643" calcext:value-type="float">
            <text:p>1,643</text:p>
          </table:table-cell>
          <table:table-cell table:number-columns-repeated="7"/>
        </table:table-row>
        <table:table-row table:style-name="ro2">
          <table:table-cell office:value-type="float" office:value="0.113715" calcext:value-type="float">
            <text:p>0,113715</text:p>
          </table:table-cell>
          <table:table-cell office:value-type="float" office:value="0.191184" calcext:value-type="float">
            <text:p>0,191184</text:p>
          </table:table-cell>
          <table:table-cell office:value-type="float" office:value="0.122763" calcext:value-type="float">
            <text:p>0,122763</text:p>
          </table:table-cell>
          <table:table-cell office:value-type="float" office:value="0.156506" calcext:value-type="float">
            <text:p>0,156506</text:p>
          </table:table-cell>
          <table:table-cell office:value-type="float" office:value="0.255558" calcext:value-type="float">
            <text:p>0,255558</text:p>
          </table:table-cell>
          <table:table-cell office:value-type="float" office:value="0.202198" calcext:value-type="float">
            <text:p>0,202198</text:p>
          </table:table-cell>
          <table:table-cell office:value-type="float" office:value="0.702036" calcext:value-type="float">
            <text:p>0,702036</text:p>
          </table:table-cell>
          <table:table-cell office:value-type="float" office:value="0.152674" calcext:value-type="float">
            <text:p>0,152674</text:p>
          </table:table-cell>
          <table:table-cell office:value-type="float" office:value="0.184137" calcext:value-type="float">
            <text:p>0,184137</text:p>
          </table:table-cell>
          <table:table-cell office:value-type="float" office:value="0.706733" calcext:value-type="float">
            <text:p>0,706733</text:p>
          </table:table-cell>
          <table:table-cell office:value-type="float" office:value="0.591531" calcext:value-type="float">
            <text:p>0,591531</text:p>
          </table:table-cell>
          <table:table-cell office:value-type="float" office:value="0.4995" calcext:value-type="float">
            <text:p>0,4995</text:p>
          </table:table-cell>
          <table:table-cell office:value-type="float" office:value="0.5075" calcext:value-type="float">
            <text:p>0,5075</text:p>
          </table:table-cell>
          <table:table-cell office:value-type="float" office:value="0.170066" calcext:value-type="float">
            <text:p>0,170066</text:p>
          </table:table-cell>
          <table:table-cell office:value-type="float" office:value="1.01739" calcext:value-type="float">
            <text:p>1,01739</text:p>
          </table:table-cell>
          <table:table-cell office:value-type="float" office:value="0.925238" calcext:value-type="float">
            <text:p>0,925238</text:p>
          </table:table-cell>
          <table:table-cell office:value-type="float" office:value="0.267814" calcext:value-type="float">
            <text:p>0,267814</text:p>
          </table:table-cell>
          <table:table-cell office:value-type="float" office:value="0.523271" calcext:value-type="float">
            <text:p>0,523271</text:p>
          </table:table-cell>
          <table:table-cell office:value-type="float" office:value="1.10574" calcext:value-type="float">
            <text:p>1,10574</text:p>
          </table:table-cell>
          <table:table-cell office:value-type="float" office:value="0.956862" calcext:value-type="float">
            <text:p>0,956862</text:p>
          </table:table-cell>
          <table:table-cell office:value-type="float" office:value="0.945999" calcext:value-type="float">
            <text:p>0,945999</text:p>
          </table:table-cell>
          <table:table-cell office:value-type="float" office:value="0.536919" calcext:value-type="float">
            <text:p>0,536919</text:p>
          </table:table-cell>
          <table:table-cell office:value-type="float" office:value="0.214228" calcext:value-type="float">
            <text:p>0,214228</text:p>
          </table:table-cell>
          <table:table-cell office:value-type="float" office:value="0.318737" calcext:value-type="float">
            <text:p>0,318737</text:p>
          </table:table-cell>
          <table:table-cell office:value-type="float" office:value="0.249691" calcext:value-type="float">
            <text:p>0,249691</text:p>
          </table:table-cell>
          <table:table-cell office:value-type="float" office:value="0.144809" calcext:value-type="float">
            <text:p>0,144809</text:p>
          </table:table-cell>
          <table:table-cell office:value-type="float" office:value="1.15027" calcext:value-type="float">
            <text:p>1,15027</text:p>
          </table:table-cell>
          <table:table-cell office:value-type="float" office:value="0.683957" calcext:value-type="float">
            <text:p>0,683957</text:p>
          </table:table-cell>
          <table:table-cell office:value-type="float" office:value="1.36947" calcext:value-type="float">
            <text:p>1,36947</text:p>
          </table:table-cell>
          <table:table-cell office:value-type="float" office:value="1.60893" calcext:value-type="float">
            <text:p>1,60893</text:p>
          </table:table-cell>
          <table:table-cell office:value-type="float" office:value="1.27697" calcext:value-type="float">
            <text:p>1,27697</text:p>
          </table:table-cell>
          <table:table-cell office:value-type="float" office:value="1.41719" calcext:value-type="float">
            <text:p>1,41719</text:p>
          </table:table-cell>
          <table:table-cell office:value-type="float" office:value="0.434019" calcext:value-type="float">
            <text:p>0,434019</text:p>
          </table:table-cell>
          <table:table-cell office:value-type="float" office:value="0.240323" calcext:value-type="float">
            <text:p>0,240323</text:p>
          </table:table-cell>
          <table:table-cell office:value-type="float" office:value="0.204095" calcext:value-type="float">
            <text:p>0,204095</text:p>
          </table:table-cell>
          <table:table-cell office:value-type="float" office:value="0.109691" calcext:value-type="float">
            <text:p>0,109691</text:p>
          </table:table-cell>
          <table:table-cell office:value-type="float" office:value="0.159882" calcext:value-type="float">
            <text:p>0,159882</text:p>
          </table:table-cell>
          <table:table-cell office:value-type="float" office:value="0.196084" calcext:value-type="float">
            <text:p>0,196084</text:p>
          </table:table-cell>
          <table:table-cell office:value-type="float" office:value="0.19416" calcext:value-type="float">
            <text:p>0,19416</text:p>
          </table:table-cell>
          <table:table-cell office:value-type="float" office:value="0.498576" calcext:value-type="float">
            <text:p>0,498576</text:p>
          </table:table-cell>
          <table:table-cell office:value-type="float" office:value="0.197342" calcext:value-type="float">
            <text:p>0,197342</text:p>
          </table:table-cell>
          <table:table-cell office:value-type="float" office:value="0.393203" calcext:value-type="float">
            <text:p>0,393203</text:p>
          </table:table-cell>
          <table:table-cell office:value-type="float" office:value="0.243578" calcext:value-type="float">
            <text:p>0,243578</text:p>
          </table:table-cell>
          <table:table-cell office:value-type="float" office:value="1.20254" calcext:value-type="float">
            <text:p>1,20254</text:p>
          </table:table-cell>
          <table:table-cell office:value-type="float" office:value="0.284716" calcext:value-type="float">
            <text:p>0,284716</text:p>
          </table:table-cell>
          <table:table-cell office:value-type="float" office:value="0.130935" calcext:value-type="float">
            <text:p>0,130935</text:p>
          </table:table-cell>
          <table:table-cell office:value-type="float" office:value="0.711646" calcext:value-type="float">
            <text:p>0,711646</text:p>
          </table:table-cell>
          <table:table-cell office:value-type="float" office:value="0.0493701" calcext:value-type="float">
            <text:p>0,0493701</text:p>
          </table:table-cell>
          <table:table-cell table:number-columns-repeated="20"/>
          <table:table-cell table:formula="of:=MIN([.A162:.BL162])" office:value-type="float" office:value="0.0493701" calcext:value-type="float">
            <text:p>0,0493701</text:p>
          </table:table-cell>
          <table:table-cell table:formula="of:=MAX([.A162:.BL162])" office:value-type="float" office:value="1.60893" calcext:value-type="float">
            <text:p>1,60893</text:p>
          </table:table-cell>
          <table:table-cell table:number-columns-repeated="7"/>
        </table:table-row>
        <table:table-row table:style-name="ro2">
          <table:table-cell office:value-type="float" office:value="0.199201" calcext:value-type="float">
            <text:p>0,199201</text:p>
          </table:table-cell>
          <table:table-cell office:value-type="float" office:value="0.194008" calcext:value-type="float">
            <text:p>0,194008</text:p>
          </table:table-cell>
          <table:table-cell office:value-type="float" office:value="0.198136" calcext:value-type="float">
            <text:p>0,198136</text:p>
          </table:table-cell>
          <table:table-cell office:value-type="float" office:value="0.229349" calcext:value-type="float">
            <text:p>0,229349</text:p>
          </table:table-cell>
          <table:table-cell office:value-type="float" office:value="0.117713" calcext:value-type="float">
            <text:p>0,117713</text:p>
          </table:table-cell>
          <table:table-cell office:value-type="float" office:value="0.548412" calcext:value-type="float">
            <text:p>0,548412</text:p>
          </table:table-cell>
          <table:table-cell office:value-type="float" office:value="0.409906" calcext:value-type="float">
            <text:p>0,409906</text:p>
          </table:table-cell>
          <table:table-cell office:value-type="float" office:value="0.15496" calcext:value-type="float">
            <text:p>0,15496</text:p>
          </table:table-cell>
          <table:table-cell office:value-type="float" office:value="0.181046" calcext:value-type="float">
            <text:p>0,181046</text:p>
          </table:table-cell>
          <table:table-cell office:value-type="float" office:value="0.205242" calcext:value-type="float">
            <text:p>0,205242</text:p>
          </table:table-cell>
          <table:table-cell office:value-type="float" office:value="0.237698" calcext:value-type="float">
            <text:p>0,237698</text:p>
          </table:table-cell>
          <table:table-cell office:value-type="float" office:value="0.950174" calcext:value-type="float">
            <text:p>0,950174</text:p>
          </table:table-cell>
          <table:table-cell office:value-type="float" office:value="0.103002" calcext:value-type="float">
            <text:p>0,103002</text:p>
          </table:table-cell>
          <table:table-cell office:value-type="float" office:value="1.08782" calcext:value-type="float">
            <text:p>1,08782</text:p>
          </table:table-cell>
          <table:table-cell office:value-type="float" office:value="0.558848" calcext:value-type="float">
            <text:p>0,558848</text:p>
          </table:table-cell>
          <table:table-cell office:value-type="float" office:value="0.722264" calcext:value-type="float">
            <text:p>0,722264</text:p>
          </table:table-cell>
          <table:table-cell office:value-type="float" office:value="0.205699" calcext:value-type="float">
            <text:p>0,205699</text:p>
          </table:table-cell>
          <table:table-cell office:value-type="float" office:value="0.774866" calcext:value-type="float">
            <text:p>0,774866</text:p>
          </table:table-cell>
          <table:table-cell office:value-type="float" office:value="0.879012" calcext:value-type="float">
            <text:p>0,879012</text:p>
          </table:table-cell>
          <table:table-cell office:value-type="float" office:value="0.882474" calcext:value-type="float">
            <text:p>0,882474</text:p>
          </table:table-cell>
          <table:table-cell office:value-type="float" office:value="0.207508" calcext:value-type="float">
            <text:p>0,207508</text:p>
          </table:table-cell>
          <table:table-cell office:value-type="float" office:value="0.805762" calcext:value-type="float">
            <text:p>0,805762</text:p>
          </table:table-cell>
          <table:table-cell office:value-type="float" office:value="0.844451" calcext:value-type="float">
            <text:p>0,844451</text:p>
          </table:table-cell>
          <table:table-cell office:value-type="float" office:value="1.061" calcext:value-type="float">
            <text:p>1,061</text:p>
          </table:table-cell>
          <table:table-cell office:value-type="float" office:value="1.07563" calcext:value-type="float">
            <text:p>1,07563</text:p>
          </table:table-cell>
          <table:table-cell office:value-type="float" office:value="0.231644" calcext:value-type="float">
            <text:p>0,231644</text:p>
          </table:table-cell>
          <table:table-cell office:value-type="float" office:value="1.16341" calcext:value-type="float">
            <text:p>1,16341</text:p>
          </table:table-cell>
          <table:table-cell office:value-type="float" office:value="1.14175" calcext:value-type="float">
            <text:p>1,14175</text:p>
          </table:table-cell>
          <table:table-cell office:value-type="float" office:value="1.08191" calcext:value-type="float">
            <text:p>1,08191</text:p>
          </table:table-cell>
          <table:table-cell office:value-type="float" office:value="0.736314" calcext:value-type="float">
            <text:p>0,736314</text:p>
          </table:table-cell>
          <table:table-cell office:value-type="float" office:value="0.780814" calcext:value-type="float">
            <text:p>0,780814</text:p>
          </table:table-cell>
          <table:table-cell office:value-type="float" office:value="0.170601" calcext:value-type="float">
            <text:p>0,170601</text:p>
          </table:table-cell>
          <table:table-cell office:value-type="float" office:value="0.641265" calcext:value-type="float">
            <text:p>0,641265</text:p>
          </table:table-cell>
          <table:table-cell office:value-type="float" office:value="0.918553" calcext:value-type="float">
            <text:p>0,918553</text:p>
          </table:table-cell>
          <table:table-cell office:value-type="float" office:value="0.982228" calcext:value-type="float">
            <text:p>0,982228</text:p>
          </table:table-cell>
          <table:table-cell office:value-type="float" office:value="0.193302" calcext:value-type="float">
            <text:p>0,193302</text:p>
          </table:table-cell>
          <table:table-cell office:value-type="float" office:value="0.19623" calcext:value-type="float">
            <text:p>0,19623</text:p>
          </table:table-cell>
          <table:table-cell office:value-type="float" office:value="0.216484" calcext:value-type="float">
            <text:p>0,216484</text:p>
          </table:table-cell>
          <table:table-cell office:value-type="float" office:value="0.550044" calcext:value-type="float">
            <text:p>0,550044</text:p>
          </table:table-cell>
          <table:table-cell office:value-type="float" office:value="0.234107" calcext:value-type="float">
            <text:p>0,234107</text:p>
          </table:table-cell>
          <table:table-cell office:value-type="float" office:value="0.111433" calcext:value-type="float">
            <text:p>0,111433</text:p>
          </table:table-cell>
          <table:table-cell office:value-type="float" office:value="0.363731" calcext:value-type="float">
            <text:p>0,363731</text:p>
          </table:table-cell>
          <table:table-cell office:value-type="float" office:value="0.571329" calcext:value-type="float">
            <text:p>0,571329</text:p>
          </table:table-cell>
          <table:table-cell office:value-type="float" office:value="0.166519" calcext:value-type="float">
            <text:p>0,166519</text:p>
          </table:table-cell>
          <table:table-cell office:value-type="float" office:value="0.256133" calcext:value-type="float">
            <text:p>0,256133</text:p>
          </table:table-cell>
          <table:table-cell office:value-type="float" office:value="0.245494" calcext:value-type="float">
            <text:p>0,245494</text:p>
          </table:table-cell>
          <table:table-cell office:value-type="float" office:value="0.136526" calcext:value-type="float">
            <text:p>0,136526</text:p>
          </table:table-cell>
          <table:table-cell office:value-type="float" office:value="0.678314" calcext:value-type="float">
            <text:p>0,678314</text:p>
          </table:table-cell>
          <table:table-cell table:number-columns-repeated="20"/>
          <table:table-cell table:formula="of:=MIN([.A163:.BL163])" office:value-type="float" office:value="0.103002" calcext:value-type="float">
            <text:p>0,103002</text:p>
          </table:table-cell>
          <table:table-cell table:formula="of:=MAX([.A163:.BL163])" office:value-type="float" office:value="1.16341" calcext:value-type="float">
            <text:p>1,16341</text:p>
          </table:table-cell>
          <table:table-cell table:number-columns-repeated="7"/>
        </table:table-row>
        <table:table-row table:style-name="ro2">
          <table:table-cell office:value-type="float" office:value="0.192801" calcext:value-type="float">
            <text:p>0,192801</text:p>
          </table:table-cell>
          <table:table-cell office:value-type="float" office:value="0.275373" calcext:value-type="float">
            <text:p>0,275373</text:p>
          </table:table-cell>
          <table:table-cell office:value-type="float" office:value="0.107943" calcext:value-type="float">
            <text:p>0,107943</text:p>
          </table:table-cell>
          <table:table-cell office:value-type="float" office:value="0.19412" calcext:value-type="float">
            <text:p>0,19412</text:p>
          </table:table-cell>
          <table:table-cell office:value-type="float" office:value="0.219436" calcext:value-type="float">
            <text:p>0,219436</text:p>
          </table:table-cell>
          <table:table-cell office:value-type="float" office:value="0.212803" calcext:value-type="float">
            <text:p>0,212803</text:p>
          </table:table-cell>
          <table:table-cell office:value-type="float" office:value="0.192207" calcext:value-type="float">
            <text:p>0,192207</text:p>
          </table:table-cell>
          <table:table-cell office:value-type="float" office:value="0.22501" calcext:value-type="float">
            <text:p>0,22501</text:p>
          </table:table-cell>
          <table:table-cell office:value-type="float" office:value="0.19749" calcext:value-type="float">
            <text:p>0,19749</text:p>
          </table:table-cell>
          <table:table-cell office:value-type="float" office:value="0.217196" calcext:value-type="float">
            <text:p>0,217196</text:p>
          </table:table-cell>
          <table:table-cell office:value-type="float" office:value="0.598613" calcext:value-type="float">
            <text:p>0,598613</text:p>
          </table:table-cell>
          <table:table-cell office:value-type="float" office:value="0.162755" calcext:value-type="float">
            <text:p>0,162755</text:p>
          </table:table-cell>
          <table:table-cell office:value-type="float" office:value="1.02071" calcext:value-type="float">
            <text:p>1,02071</text:p>
          </table:table-cell>
          <table:table-cell office:value-type="float" office:value="0.912205" calcext:value-type="float">
            <text:p>0,912205</text:p>
          </table:table-cell>
          <table:table-cell office:value-type="float" office:value="0.194825" calcext:value-type="float">
            <text:p>0,194825</text:p>
          </table:table-cell>
          <table:table-cell office:value-type="float" office:value="0.923333" calcext:value-type="float">
            <text:p>0,923333</text:p>
          </table:table-cell>
          <table:table-cell office:value-type="float" office:value="0.914399" calcext:value-type="float">
            <text:p>0,914399</text:p>
          </table:table-cell>
          <table:table-cell office:value-type="float" office:value="0.318525" calcext:value-type="float">
            <text:p>0,318525</text:p>
          </table:table-cell>
          <table:table-cell office:value-type="float" office:value="0.85775" calcext:value-type="float">
            <text:p>0,85775</text:p>
          </table:table-cell>
          <table:table-cell office:value-type="float" office:value="0.833809" calcext:value-type="float">
            <text:p>0,833809</text:p>
          </table:table-cell>
          <table:table-cell office:value-type="float" office:value="0.93077" calcext:value-type="float">
            <text:p>0,93077</text:p>
          </table:table-cell>
          <table:table-cell office:value-type="float" office:value="0.695715" calcext:value-type="float">
            <text:p>0,695715</text:p>
          </table:table-cell>
          <table:table-cell office:value-type="float" office:value="0.222966" calcext:value-type="float">
            <text:p>0,222966</text:p>
          </table:table-cell>
          <table:table-cell office:value-type="float" office:value="0.666366" calcext:value-type="float">
            <text:p>0,666366</text:p>
          </table:table-cell>
          <table:table-cell office:value-type="float" office:value="0.585575" calcext:value-type="float">
            <text:p>0,585575</text:p>
          </table:table-cell>
          <table:table-cell office:value-type="float" office:value="0.629089" calcext:value-type="float">
            <text:p>0,629089</text:p>
          </table:table-cell>
          <table:table-cell office:value-type="float" office:value="0.593654" calcext:value-type="float">
            <text:p>0,593654</text:p>
          </table:table-cell>
          <table:table-cell office:value-type="float" office:value="0.533605" calcext:value-type="float">
            <text:p>0,533605</text:p>
          </table:table-cell>
          <table:table-cell office:value-type="float" office:value="0.157851" calcext:value-type="float">
            <text:p>0,157851</text:p>
          </table:table-cell>
          <table:table-cell office:value-type="float" office:value="0.416617" calcext:value-type="float">
            <text:p>0,416617</text:p>
          </table:table-cell>
          <table:table-cell office:value-type="float" office:value="0.594755" calcext:value-type="float">
            <text:p>0,594755</text:p>
          </table:table-cell>
          <table:table-cell office:value-type="float" office:value="1.55145" calcext:value-type="float">
            <text:p>1,55145</text:p>
          </table:table-cell>
          <table:table-cell office:value-type="float" office:value="0.162117" calcext:value-type="float">
            <text:p>0,162117</text:p>
          </table:table-cell>
          <table:table-cell office:value-type="float" office:value="1.42465" calcext:value-type="float">
            <text:p>1,42465</text:p>
          </table:table-cell>
          <table:table-cell office:value-type="float" office:value="1.00938" calcext:value-type="float">
            <text:p>1,00938</text:p>
          </table:table-cell>
          <table:table-cell office:value-type="float" office:value="0.703623" calcext:value-type="float">
            <text:p>0,703623</text:p>
          </table:table-cell>
          <table:table-cell office:value-type="float" office:value="1.2448" calcext:value-type="float">
            <text:p>1,2448</text:p>
          </table:table-cell>
          <table:table-cell office:value-type="float" office:value="1.24599" calcext:value-type="float">
            <text:p>1,24599</text:p>
          </table:table-cell>
          <table:table-cell office:value-type="float" office:value="1.53527" calcext:value-type="float">
            <text:p>1,53527</text:p>
          </table:table-cell>
          <table:table-cell office:value-type="float" office:value="2.15021" calcext:value-type="float">
            <text:p>2,15021</text:p>
          </table:table-cell>
          <table:table-cell office:value-type="float" office:value="1.90912" calcext:value-type="float">
            <text:p>1,90912</text:p>
          </table:table-cell>
          <table:table-cell office:value-type="float" office:value="1.1961" calcext:value-type="float">
            <text:p>1,1961</text:p>
          </table:table-cell>
          <table:table-cell office:value-type="float" office:value="0.151814" calcext:value-type="float">
            <text:p>0,151814</text:p>
          </table:table-cell>
          <table:table-cell office:value-type="float" office:value="0.153012" calcext:value-type="float">
            <text:p>0,153012</text:p>
          </table:table-cell>
          <table:table-cell office:value-type="float" office:value="0.278758" calcext:value-type="float">
            <text:p>0,278758</text:p>
          </table:table-cell>
          <table:table-cell office:value-type="float" office:value="0.289599" calcext:value-type="float">
            <text:p>0,289599</text:p>
          </table:table-cell>
          <table:table-cell office:value-type="float" office:value="0.132772" calcext:value-type="float">
            <text:p>0,132772</text:p>
          </table:table-cell>
          <table:table-cell office:value-type="float" office:value="0.51915" calcext:value-type="float">
            <text:p>0,51915</text:p>
          </table:table-cell>
          <table:table-cell table:number-columns-repeated="20"/>
          <table:table-cell table:formula="of:=MIN([.A164:.BL164])" office:value-type="float" office:value="0.107943" calcext:value-type="float">
            <text:p>0,107943</text:p>
          </table:table-cell>
          <table:table-cell table:formula="of:=MAX([.A164:.BL164])" office:value-type="float" office:value="2.15021" calcext:value-type="float">
            <text:p>2,15021</text:p>
          </table:table-cell>
          <table:table-cell table:number-columns-repeated="7"/>
        </table:table-row>
        <table:table-row table:style-name="ro2">
          <table:table-cell office:value-type="float" office:value="0.204457" calcext:value-type="float">
            <text:p>0,204457</text:p>
          </table:table-cell>
          <table:table-cell office:value-type="float" office:value="0.203895" calcext:value-type="float">
            <text:p>0,203895</text:p>
          </table:table-cell>
          <table:table-cell office:value-type="float" office:value="0.251136" calcext:value-type="float">
            <text:p>0,251136</text:p>
          </table:table-cell>
          <table:table-cell office:value-type="float" office:value="0.188874" calcext:value-type="float">
            <text:p>0,188874</text:p>
          </table:table-cell>
          <table:table-cell office:value-type="float" office:value="0.257036" calcext:value-type="float">
            <text:p>0,257036</text:p>
          </table:table-cell>
          <table:table-cell office:value-type="float" office:value="0.200682" calcext:value-type="float">
            <text:p>0,200682</text:p>
          </table:table-cell>
          <table:table-cell office:value-type="float" office:value="0.208501" calcext:value-type="float">
            <text:p>0,208501</text:p>
          </table:table-cell>
          <table:table-cell office:value-type="float" office:value="0.196856" calcext:value-type="float">
            <text:p>0,196856</text:p>
          </table:table-cell>
          <table:table-cell office:value-type="float" office:value="0.204599" calcext:value-type="float">
            <text:p>0,204599</text:p>
          </table:table-cell>
          <table:table-cell office:value-type="float" office:value="0.213944" calcext:value-type="float">
            <text:p>0,213944</text:p>
          </table:table-cell>
          <table:table-cell office:value-type="float" office:value="0.90439" calcext:value-type="float">
            <text:p>0,90439</text:p>
          </table:table-cell>
          <table:table-cell office:value-type="float" office:value="0.18544" calcext:value-type="float">
            <text:p>0,18544</text:p>
          </table:table-cell>
          <table:table-cell office:value-type="float" office:value="0.869582" calcext:value-type="float">
            <text:p>0,869582</text:p>
          </table:table-cell>
          <table:table-cell office:value-type="float" office:value="1.14152" calcext:value-type="float">
            <text:p>1,14152</text:p>
          </table:table-cell>
          <table:table-cell office:value-type="float" office:value="0.216958" calcext:value-type="float">
            <text:p>0,216958</text:p>
          </table:table-cell>
          <table:table-cell office:value-type="float" office:value="0.904559" calcext:value-type="float">
            <text:p>0,904559</text:p>
          </table:table-cell>
          <table:table-cell office:value-type="float" office:value="0.247125" calcext:value-type="float">
            <text:p>0,247125</text:p>
          </table:table-cell>
          <table:table-cell office:value-type="float" office:value="0.675921" calcext:value-type="float">
            <text:p>0,675921</text:p>
          </table:table-cell>
          <table:table-cell office:value-type="float" office:value="0.860238" calcext:value-type="float">
            <text:p>0,860238</text:p>
          </table:table-cell>
          <table:table-cell office:value-type="float" office:value="0.80479" calcext:value-type="float">
            <text:p>0,80479</text:p>
          </table:table-cell>
          <table:table-cell office:value-type="float" office:value="0.626306" calcext:value-type="float">
            <text:p>0,626306</text:p>
          </table:table-cell>
          <table:table-cell office:value-type="float" office:value="0.626555" calcext:value-type="float">
            <text:p>0,626555</text:p>
          </table:table-cell>
          <table:table-cell office:value-type="float" office:value="0.18703" calcext:value-type="float">
            <text:p>0,18703</text:p>
          </table:table-cell>
          <table:table-cell office:value-type="float" office:value="0.202116" calcext:value-type="float">
            <text:p>0,202116</text:p>
          </table:table-cell>
          <table:table-cell office:value-type="float" office:value="1.01583" calcext:value-type="float">
            <text:p>1,01583</text:p>
          </table:table-cell>
          <table:table-cell office:value-type="float" office:value="0.202803" calcext:value-type="float">
            <text:p>0,202803</text:p>
          </table:table-cell>
          <table:table-cell office:value-type="float" office:value="1.46913" calcext:value-type="float">
            <text:p>1,46913</text:p>
          </table:table-cell>
          <table:table-cell office:value-type="float" office:value="0.105177" calcext:value-type="float">
            <text:p>0,105177</text:p>
          </table:table-cell>
          <table:table-cell office:value-type="float" office:value="0.807775" calcext:value-type="float">
            <text:p>0,807775</text:p>
          </table:table-cell>
          <table:table-cell office:value-type="float" office:value="0.151093" calcext:value-type="float">
            <text:p>0,151093</text:p>
          </table:table-cell>
          <table:table-cell office:value-type="float" office:value="0.203417" calcext:value-type="float">
            <text:p>0,203417</text:p>
          </table:table-cell>
          <table:table-cell office:value-type="float" office:value="0.209264" calcext:value-type="float">
            <text:p>0,209264</text:p>
          </table:table-cell>
          <table:table-cell office:value-type="float" office:value="0.944224" calcext:value-type="float">
            <text:p>0,944224</text:p>
          </table:table-cell>
          <table:table-cell office:value-type="float" office:value="0.193143" calcext:value-type="float">
            <text:p>0,193143</text:p>
          </table:table-cell>
          <table:table-cell office:value-type="float" office:value="0.742934" calcext:value-type="float">
            <text:p>0,742934</text:p>
          </table:table-cell>
          <table:table-cell office:value-type="float" office:value="0.20181" calcext:value-type="float">
            <text:p>0,20181</text:p>
          </table:table-cell>
          <table:table-cell office:value-type="float" office:value="1.71544" calcext:value-type="float">
            <text:p>1,71544</text:p>
          </table:table-cell>
          <table:table-cell office:value-type="float" office:value="1.44934" calcext:value-type="float">
            <text:p>1,44934</text:p>
          </table:table-cell>
          <table:table-cell office:value-type="float" office:value="1.26079" calcext:value-type="float">
            <text:p>1,26079</text:p>
          </table:table-cell>
          <table:table-cell office:value-type="float" office:value="1.27292" calcext:value-type="float">
            <text:p>1,27292</text:p>
          </table:table-cell>
          <table:table-cell office:value-type="float" office:value="1.5062" calcext:value-type="float">
            <text:p>1,5062</text:p>
          </table:table-cell>
          <table:table-cell office:value-type="float" office:value="2.0473" calcext:value-type="float">
            <text:p>2,0473</text:p>
          </table:table-cell>
          <table:table-cell office:value-type="float" office:value="0.532751" calcext:value-type="float">
            <text:p>0,532751</text:p>
          </table:table-cell>
          <table:table-cell office:value-type="float" office:value="0.954556" calcext:value-type="float">
            <text:p>0,954556</text:p>
          </table:table-cell>
          <table:table-cell office:value-type="float" office:value="0.653188" calcext:value-type="float">
            <text:p>0,653188</text:p>
          </table:table-cell>
          <table:table-cell office:value-type="float" office:value="0.416339" calcext:value-type="float">
            <text:p>0,416339</text:p>
          </table:table-cell>
          <table:table-cell office:value-type="float" office:value="2.16761" calcext:value-type="float">
            <text:p>2,16761</text:p>
          </table:table-cell>
          <table:table-cell office:value-type="float" office:value="1.47719" calcext:value-type="float">
            <text:p>1,47719</text:p>
          </table:table-cell>
          <table:table-cell table:number-columns-repeated="20"/>
          <table:table-cell table:formula="of:=MIN([.A165:.BL165])" office:value-type="float" office:value="0.105177" calcext:value-type="float">
            <text:p>0,105177</text:p>
          </table:table-cell>
          <table:table-cell table:formula="of:=MAX([.A165:.BL165])" office:value-type="float" office:value="2.16761" calcext:value-type="float">
            <text:p>2,16761</text:p>
          </table:table-cell>
          <table:table-cell table:number-columns-repeated="7"/>
        </table:table-row>
        <table:table-row table:style-name="ro2">
          <table:table-cell office:value-type="float" office:value="0.155249" calcext:value-type="float">
            <text:p>0,155249</text:p>
          </table:table-cell>
          <table:table-cell office:value-type="float" office:value="0.191444" calcext:value-type="float">
            <text:p>0,191444</text:p>
          </table:table-cell>
          <table:table-cell office:value-type="float" office:value="0.207906" calcext:value-type="float">
            <text:p>0,207906</text:p>
          </table:table-cell>
          <table:table-cell office:value-type="float" office:value="0.411883" calcext:value-type="float">
            <text:p>0,411883</text:p>
          </table:table-cell>
          <table:table-cell office:value-type="float" office:value="0.222224" calcext:value-type="float">
            <text:p>0,222224</text:p>
          </table:table-cell>
          <table:table-cell office:value-type="float" office:value="0.287593" calcext:value-type="float">
            <text:p>0,287593</text:p>
          </table:table-cell>
          <table:table-cell office:value-type="float" office:value="0.225677" calcext:value-type="float">
            <text:p>0,225677</text:p>
          </table:table-cell>
          <table:table-cell office:value-type="float" office:value="0.176814" calcext:value-type="float">
            <text:p>0,176814</text:p>
          </table:table-cell>
          <table:table-cell office:value-type="float" office:value="0.181478" calcext:value-type="float">
            <text:p>0,181478</text:p>
          </table:table-cell>
          <table:table-cell office:value-type="float" office:value="0.335262" calcext:value-type="float">
            <text:p>0,335262</text:p>
          </table:table-cell>
          <table:table-cell office:value-type="float" office:value="0.193913" calcext:value-type="float">
            <text:p>0,193913</text:p>
          </table:table-cell>
          <table:table-cell office:value-type="float" office:value="0.243288" calcext:value-type="float">
            <text:p>0,243288</text:p>
          </table:table-cell>
          <table:table-cell office:value-type="float" office:value="0.216042" calcext:value-type="float">
            <text:p>0,216042</text:p>
          </table:table-cell>
          <table:table-cell office:value-type="float" office:value="0.250812" calcext:value-type="float">
            <text:p>0,250812</text:p>
          </table:table-cell>
          <table:table-cell office:value-type="float" office:value="0.157746" calcext:value-type="float">
            <text:p>0,157746</text:p>
          </table:table-cell>
          <table:table-cell office:value-type="float" office:value="0.173943" calcext:value-type="float">
            <text:p>0,173943</text:p>
          </table:table-cell>
          <table:table-cell office:value-type="float" office:value="0.970386" calcext:value-type="float">
            <text:p>0,970386</text:p>
          </table:table-cell>
          <table:table-cell office:value-type="float" office:value="0.12718" calcext:value-type="float">
            <text:p>0,12718</text:p>
          </table:table-cell>
          <table:table-cell office:value-type="float" office:value="0.154964" calcext:value-type="float">
            <text:p>0,154964</text:p>
          </table:table-cell>
          <table:table-cell office:value-type="float" office:value="0.933697" calcext:value-type="float">
            <text:p>0,933697</text:p>
          </table:table-cell>
          <table:table-cell office:value-type="float" office:value="0.883009" calcext:value-type="float">
            <text:p>0,883009</text:p>
          </table:table-cell>
          <table:table-cell office:value-type="float" office:value="0.128982" calcext:value-type="float">
            <text:p>0,128982</text:p>
          </table:table-cell>
          <table:table-cell office:value-type="float" office:value="0.146836" calcext:value-type="float">
            <text:p>0,146836</text:p>
          </table:table-cell>
          <table:table-cell office:value-type="float" office:value="0.639125" calcext:value-type="float">
            <text:p>0,639125</text:p>
          </table:table-cell>
          <table:table-cell office:value-type="float" office:value="0.152001" calcext:value-type="float">
            <text:p>0,152001</text:p>
          </table:table-cell>
          <table:table-cell office:value-type="float" office:value="1.0464" calcext:value-type="float">
            <text:p>1,0464</text:p>
          </table:table-cell>
          <table:table-cell office:value-type="float" office:value="1.5402" calcext:value-type="float">
            <text:p>1,5402</text:p>
          </table:table-cell>
          <table:table-cell office:value-type="float" office:value="0.338258" calcext:value-type="float">
            <text:p>0,338258</text:p>
          </table:table-cell>
          <table:table-cell office:value-type="float" office:value="1.41711" calcext:value-type="float">
            <text:p>1,41711</text:p>
          </table:table-cell>
          <table:table-cell office:value-type="float" office:value="0.407403" calcext:value-type="float">
            <text:p>0,407403</text:p>
          </table:table-cell>
          <table:table-cell office:value-type="float" office:value="1.45178" calcext:value-type="float">
            <text:p>1,45178</text:p>
          </table:table-cell>
          <table:table-cell office:value-type="float" office:value="0.805022" calcext:value-type="float">
            <text:p>0,805022</text:p>
          </table:table-cell>
          <table:table-cell office:value-type="float" office:value="0.331176" calcext:value-type="float">
            <text:p>0,331176</text:p>
          </table:table-cell>
          <table:table-cell office:value-type="float" office:value="0.824502" calcext:value-type="float">
            <text:p>0,824502</text:p>
          </table:table-cell>
          <table:table-cell office:value-type="float" office:value="0.813831" calcext:value-type="float">
            <text:p>0,813831</text:p>
          </table:table-cell>
          <table:table-cell office:value-type="float" office:value="0.659448" calcext:value-type="float">
            <text:p>0,659448</text:p>
          </table:table-cell>
          <table:table-cell office:value-type="float" office:value="1.07698" calcext:value-type="float">
            <text:p>1,07698</text:p>
          </table:table-cell>
          <table:table-cell office:value-type="float" office:value="1.94492" calcext:value-type="float">
            <text:p>1,94492</text:p>
          </table:table-cell>
          <table:table-cell office:value-type="float" office:value="1.50446" calcext:value-type="float">
            <text:p>1,50446</text:p>
          </table:table-cell>
          <table:table-cell office:value-type="float" office:value="0.161568" calcext:value-type="float">
            <text:p>0,161568</text:p>
          </table:table-cell>
          <table:table-cell office:value-type="float" office:value="0.199622" calcext:value-type="float">
            <text:p>0,199622</text:p>
          </table:table-cell>
          <table:table-cell office:value-type="float" office:value="0.771979" calcext:value-type="float">
            <text:p>0,771979</text:p>
          </table:table-cell>
          <table:table-cell office:value-type="float" office:value="1.78548" calcext:value-type="float">
            <text:p>1,78548</text:p>
          </table:table-cell>
          <table:table-cell office:value-type="float" office:value="0.50956" calcext:value-type="float">
            <text:p>0,50956</text:p>
          </table:table-cell>
          <table:table-cell office:value-type="float" office:value="2.04644" calcext:value-type="float">
            <text:p>2,04644</text:p>
          </table:table-cell>
          <table:table-cell office:value-type="float" office:value="0.681931" calcext:value-type="float">
            <text:p>0,681931</text:p>
          </table:table-cell>
          <table:table-cell office:value-type="float" office:value="2.0895" calcext:value-type="float">
            <text:p>2,0895</text:p>
          </table:table-cell>
          <table:table-cell office:value-type="float" office:value="0.052649" calcext:value-type="float">
            <text:p>0,052649</text:p>
          </table:table-cell>
          <table:table-cell table:number-columns-repeated="20"/>
          <table:table-cell table:formula="of:=MIN([.A166:.BL166])" office:value-type="float" office:value="0.052649" calcext:value-type="float">
            <text:p>0,052649</text:p>
          </table:table-cell>
          <table:table-cell table:formula="of:=MAX([.A166:.BL166])" office:value-type="float" office:value="2.0895" calcext:value-type="float">
            <text:p>2,0895</text:p>
          </table:table-cell>
          <table:table-cell table:number-columns-repeated="7"/>
        </table:table-row>
        <table:table-row table:style-name="ro2">
          <table:table-cell office:value-type="float" office:value="0.196298" calcext:value-type="float">
            <text:p>0,196298</text:p>
          </table:table-cell>
          <table:table-cell office:value-type="float" office:value="0.204139" calcext:value-type="float">
            <text:p>0,204139</text:p>
          </table:table-cell>
          <table:table-cell office:value-type="float" office:value="0.149084" calcext:value-type="float">
            <text:p>0,149084</text:p>
          </table:table-cell>
          <table:table-cell office:value-type="float" office:value="0.356372" calcext:value-type="float">
            <text:p>0,356372</text:p>
          </table:table-cell>
          <table:table-cell office:value-type="float" office:value="0.208926" calcext:value-type="float">
            <text:p>0,208926</text:p>
          </table:table-cell>
          <table:table-cell office:value-type="float" office:value="0.287748" calcext:value-type="float">
            <text:p>0,287748</text:p>
          </table:table-cell>
          <table:table-cell office:value-type="float" office:value="0.183096" calcext:value-type="float">
            <text:p>0,183096</text:p>
          </table:table-cell>
          <table:table-cell office:value-type="float" office:value="0.22241" calcext:value-type="float">
            <text:p>0,22241</text:p>
          </table:table-cell>
          <table:table-cell office:value-type="float" office:value="0.258248" calcext:value-type="float">
            <text:p>0,258248</text:p>
          </table:table-cell>
          <table:table-cell office:value-type="float" office:value="0.215936" calcext:value-type="float">
            <text:p>0,215936</text:p>
          </table:table-cell>
          <table:table-cell office:value-type="float" office:value="0.268647" calcext:value-type="float">
            <text:p>0,268647</text:p>
          </table:table-cell>
          <table:table-cell office:value-type="float" office:value="0.262831" calcext:value-type="float">
            <text:p>0,262831</text:p>
          </table:table-cell>
          <table:table-cell office:value-type="float" office:value="0.227597" calcext:value-type="float">
            <text:p>0,227597</text:p>
          </table:table-cell>
          <table:table-cell office:value-type="float" office:value="0.173321" calcext:value-type="float">
            <text:p>0,173321</text:p>
          </table:table-cell>
          <table:table-cell office:value-type="float" office:value="0.266889" calcext:value-type="float">
            <text:p>0,266889</text:p>
          </table:table-cell>
          <table:table-cell office:value-type="float" office:value="0.203025" calcext:value-type="float">
            <text:p>0,203025</text:p>
          </table:table-cell>
          <table:table-cell office:value-type="float" office:value="0.252992" calcext:value-type="float">
            <text:p>0,252992</text:p>
          </table:table-cell>
          <table:table-cell office:value-type="float" office:value="0.243769" calcext:value-type="float">
            <text:p>0,243769</text:p>
          </table:table-cell>
          <table:table-cell office:value-type="float" office:value="0.228314" calcext:value-type="float">
            <text:p>0,228314</text:p>
          </table:table-cell>
          <table:table-cell office:value-type="float" office:value="0.195232" calcext:value-type="float">
            <text:p>0,195232</text:p>
          </table:table-cell>
          <table:table-cell office:value-type="float" office:value="0.215795" calcext:value-type="float">
            <text:p>0,215795</text:p>
          </table:table-cell>
          <table:table-cell office:value-type="float" office:value="1.36385" calcext:value-type="float">
            <text:p>1,36385</text:p>
          </table:table-cell>
          <table:table-cell office:value-type="float" office:value="1.2" calcext:value-type="float">
            <text:p>1,2</text:p>
          </table:table-cell>
          <table:table-cell office:value-type="float" office:value="0.102064" calcext:value-type="float">
            <text:p>0,102064</text:p>
          </table:table-cell>
          <table:table-cell office:value-type="float" office:value="0.936384" calcext:value-type="float">
            <text:p>0,936384</text:p>
          </table:table-cell>
          <table:table-cell office:value-type="float" office:value="0.73076" calcext:value-type="float">
            <text:p>0,73076</text:p>
          </table:table-cell>
          <table:table-cell office:value-type="float" office:value="0.644729" calcext:value-type="float">
            <text:p>0,644729</text:p>
          </table:table-cell>
          <table:table-cell office:value-type="float" office:value="0.112146" calcext:value-type="float">
            <text:p>0,112146</text:p>
          </table:table-cell>
          <table:table-cell office:value-type="float" office:value="0.38245" calcext:value-type="float">
            <text:p>0,38245</text:p>
          </table:table-cell>
          <table:table-cell office:value-type="float" office:value="0.187951" calcext:value-type="float">
            <text:p>0,187951</text:p>
          </table:table-cell>
          <table:table-cell office:value-type="float" office:value="0.113839" calcext:value-type="float">
            <text:p>0,113839</text:p>
          </table:table-cell>
          <table:table-cell office:value-type="float" office:value="0.152236" calcext:value-type="float">
            <text:p>0,152236</text:p>
          </table:table-cell>
          <table:table-cell office:value-type="float" office:value="0.663432" calcext:value-type="float">
            <text:p>0,663432</text:p>
          </table:table-cell>
          <table:table-cell office:value-type="float" office:value="0.242439" calcext:value-type="float">
            <text:p>0,242439</text:p>
          </table:table-cell>
          <table:table-cell office:value-type="float" office:value="0.284832" calcext:value-type="float">
            <text:p>0,284832</text:p>
          </table:table-cell>
          <table:table-cell office:value-type="float" office:value="1.49728" calcext:value-type="float">
            <text:p>1,49728</text:p>
          </table:table-cell>
          <table:table-cell office:value-type="float" office:value="0.113899" calcext:value-type="float">
            <text:p>0,113899</text:p>
          </table:table-cell>
          <table:table-cell office:value-type="float" office:value="0.112983" calcext:value-type="float">
            <text:p>0,112983</text:p>
          </table:table-cell>
          <table:table-cell office:value-type="float" office:value="0.327024" calcext:value-type="float">
            <text:p>0,327024</text:p>
          </table:table-cell>
          <table:table-cell office:value-type="float" office:value="0.51609" calcext:value-type="float">
            <text:p>0,51609</text:p>
          </table:table-cell>
          <table:table-cell office:value-type="float" office:value="0.406784" calcext:value-type="float">
            <text:p>0,406784</text:p>
          </table:table-cell>
          <table:table-cell office:value-type="float" office:value="0.0701542" calcext:value-type="float">
            <text:p>0,0701542</text:p>
          </table:table-cell>
          <table:table-cell office:value-type="float" office:value="0.101347" calcext:value-type="float">
            <text:p>0,101347</text:p>
          </table:table-cell>
          <table:table-cell office:value-type="float" office:value="0.830764" calcext:value-type="float">
            <text:p>0,830764</text:p>
          </table:table-cell>
          <table:table-cell office:value-type="float" office:value="0.310918" calcext:value-type="float">
            <text:p>0,310918</text:p>
          </table:table-cell>
          <table:table-cell office:value-type="float" office:value="0.199293" calcext:value-type="float">
            <text:p>0,199293</text:p>
          </table:table-cell>
          <table:table-cell office:value-type="float" office:value="0.150173" calcext:value-type="float">
            <text:p>0,150173</text:p>
          </table:table-cell>
          <table:table-cell office:value-type="float" office:value="0.106373" calcext:value-type="float">
            <text:p>0,106373</text:p>
          </table:table-cell>
          <table:table-cell table:number-columns-repeated="20"/>
          <table:table-cell table:formula="of:=MIN([.A167:.BL167])" office:value-type="float" office:value="0.0701542" calcext:value-type="float">
            <text:p>0,0701542</text:p>
          </table:table-cell>
          <table:table-cell table:formula="of:=MAX([.A167:.BL167])" office:value-type="float" office:value="1.49728" calcext:value-type="float">
            <text:p>1,49728</text:p>
          </table:table-cell>
          <table:table-cell table:number-columns-repeated="7"/>
        </table:table-row>
        <table:table-row table:style-name="ro2">
          <table:table-cell office:value-type="float" office:value="0.130928" calcext:value-type="float">
            <text:p>0,130928</text:p>
          </table:table-cell>
          <table:table-cell office:value-type="float" office:value="0.101965" calcext:value-type="float">
            <text:p>0,101965</text:p>
          </table:table-cell>
          <table:table-cell office:value-type="float" office:value="0.163366" calcext:value-type="float">
            <text:p>0,163366</text:p>
          </table:table-cell>
          <table:table-cell office:value-type="float" office:value="0.208632" calcext:value-type="float">
            <text:p>0,208632</text:p>
          </table:table-cell>
          <table:table-cell office:value-type="float" office:value="0.308848" calcext:value-type="float">
            <text:p>0,308848</text:p>
          </table:table-cell>
          <table:table-cell office:value-type="float" office:value="0.26963" calcext:value-type="float">
            <text:p>0,26963</text:p>
          </table:table-cell>
          <table:table-cell office:value-type="float" office:value="0.166429" calcext:value-type="float">
            <text:p>0,166429</text:p>
          </table:table-cell>
          <table:table-cell office:value-type="float" office:value="0.564488" calcext:value-type="float">
            <text:p>0,564488</text:p>
          </table:table-cell>
          <table:table-cell office:value-type="float" office:value="0.188427" calcext:value-type="float">
            <text:p>0,188427</text:p>
          </table:table-cell>
          <table:table-cell office:value-type="float" office:value="0.141712" calcext:value-type="float">
            <text:p>0,141712</text:p>
          </table:table-cell>
          <table:table-cell office:value-type="float" office:value="0.354991" calcext:value-type="float">
            <text:p>0,354991</text:p>
          </table:table-cell>
          <table:table-cell office:value-type="float" office:value="0.19341" calcext:value-type="float">
            <text:p>0,19341</text:p>
          </table:table-cell>
          <table:table-cell office:value-type="float" office:value="0.19463" calcext:value-type="float">
            <text:p>0,19463</text:p>
          </table:table-cell>
          <table:table-cell office:value-type="float" office:value="0.367863" calcext:value-type="float">
            <text:p>0,367863</text:p>
          </table:table-cell>
          <table:table-cell office:value-type="float" office:value="0.167754" calcext:value-type="float">
            <text:p>0,167754</text:p>
          </table:table-cell>
          <table:table-cell office:value-type="float" office:value="0.263063" calcext:value-type="float">
            <text:p>0,263063</text:p>
          </table:table-cell>
          <table:table-cell office:value-type="float" office:value="0.482016" calcext:value-type="float">
            <text:p>0,482016</text:p>
          </table:table-cell>
          <table:table-cell office:value-type="float" office:value="0.150343" calcext:value-type="float">
            <text:p>0,150343</text:p>
          </table:table-cell>
          <table:table-cell office:value-type="float" office:value="0.346052" calcext:value-type="float">
            <text:p>0,346052</text:p>
          </table:table-cell>
          <table:table-cell office:value-type="float" office:value="0.306967" calcext:value-type="float">
            <text:p>0,306967</text:p>
          </table:table-cell>
          <table:table-cell office:value-type="float" office:value="0.212505" calcext:value-type="float">
            <text:p>0,212505</text:p>
          </table:table-cell>
          <table:table-cell office:value-type="float" office:value="1.36824" calcext:value-type="float">
            <text:p>1,36824</text:p>
          </table:table-cell>
          <table:table-cell office:value-type="float" office:value="0.249994" calcext:value-type="float">
            <text:p>0,249994</text:p>
          </table:table-cell>
          <table:table-cell office:value-type="float" office:value="0.180982" calcext:value-type="float">
            <text:p>0,180982</text:p>
          </table:table-cell>
          <table:table-cell office:value-type="float" office:value="1.49536" calcext:value-type="float">
            <text:p>1,49536</text:p>
          </table:table-cell>
          <table:table-cell office:value-type="float" office:value="1.22044" calcext:value-type="float">
            <text:p>1,22044</text:p>
          </table:table-cell>
          <table:table-cell office:value-type="float" office:value="1.28968" calcext:value-type="float">
            <text:p>1,28968</text:p>
          </table:table-cell>
          <table:table-cell office:value-type="float" office:value="1.36194" calcext:value-type="float">
            <text:p>1,36194</text:p>
          </table:table-cell>
          <table:table-cell office:value-type="float" office:value="0.222388" calcext:value-type="float">
            <text:p>0,222388</text:p>
          </table:table-cell>
          <table:table-cell office:value-type="float" office:value="1.49936" calcext:value-type="float">
            <text:p>1,49936</text:p>
          </table:table-cell>
          <table:table-cell office:value-type="float" office:value="0.152883" calcext:value-type="float">
            <text:p>0,152883</text:p>
          </table:table-cell>
          <table:table-cell office:value-type="float" office:value="1.32043" calcext:value-type="float">
            <text:p>1,32043</text:p>
          </table:table-cell>
          <table:table-cell office:value-type="float" office:value="1.18661" calcext:value-type="float">
            <text:p>1,18661</text:p>
          </table:table-cell>
          <table:table-cell office:value-type="float" office:value="0.993552" calcext:value-type="float">
            <text:p>0,993552</text:p>
          </table:table-cell>
          <table:table-cell office:value-type="float" office:value="0.236496" calcext:value-type="float">
            <text:p>0,236496</text:p>
          </table:table-cell>
          <table:table-cell office:value-type="float" office:value="0.601846" calcext:value-type="float">
            <text:p>0,601846</text:p>
          </table:table-cell>
          <table:table-cell office:value-type="float" office:value="1.65223" calcext:value-type="float">
            <text:p>1,65223</text:p>
          </table:table-cell>
          <table:table-cell office:value-type="float" office:value="0.706478" calcext:value-type="float">
            <text:p>0,706478</text:p>
          </table:table-cell>
          <table:table-cell office:value-type="float" office:value="0.185986" calcext:value-type="float">
            <text:p>0,185986</text:p>
          </table:table-cell>
          <table:table-cell office:value-type="float" office:value="0.091609" calcext:value-type="float">
            <text:p>0,091609</text:p>
          </table:table-cell>
          <table:table-cell office:value-type="float" office:value="0.509807" calcext:value-type="float">
            <text:p>0,509807</text:p>
          </table:table-cell>
          <table:table-cell office:value-type="float" office:value="0.214339" calcext:value-type="float">
            <text:p>0,214339</text:p>
          </table:table-cell>
          <table:table-cell office:value-type="float" office:value="1.80996" calcext:value-type="float">
            <text:p>1,80996</text:p>
          </table:table-cell>
          <table:table-cell office:value-type="float" office:value="0.568404" calcext:value-type="float">
            <text:p>0,568404</text:p>
          </table:table-cell>
          <table:table-cell office:value-type="float" office:value="1.66487" calcext:value-type="float">
            <text:p>1,66487</text:p>
          </table:table-cell>
          <table:table-cell office:value-type="float" office:value="2.03951" calcext:value-type="float">
            <text:p>2,03951</text:p>
          </table:table-cell>
          <table:table-cell office:value-type="float" office:value="0.325037" calcext:value-type="float">
            <text:p>0,325037</text:p>
          </table:table-cell>
          <table:table-cell office:value-type="float" office:value="0.278556" calcext:value-type="float">
            <text:p>0,278556</text:p>
          </table:table-cell>
          <table:table-cell table:number-columns-repeated="20"/>
          <table:table-cell table:formula="of:=MIN([.A168:.BL168])" office:value-type="float" office:value="0.091609" calcext:value-type="float">
            <text:p>0,091609</text:p>
          </table:table-cell>
          <table:table-cell table:formula="of:=MAX([.A168:.BL168])" office:value-type="float" office:value="2.03951" calcext:value-type="float">
            <text:p>2,03951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05" calcext:value-type="float">
            <text:p>0,10605</text:p>
          </table:table-cell>
          <table:table-cell office:value-type="float" office:value="0.157558" calcext:value-type="float">
            <text:p>0,157558</text:p>
          </table:table-cell>
          <table:table-cell office:value-type="float" office:value="0.140782" calcext:value-type="float">
            <text:p>0,140782</text:p>
          </table:table-cell>
          <table:table-cell office:value-type="float" office:value="0.143109" calcext:value-type="float">
            <text:p>0,143109</text:p>
          </table:table-cell>
          <table:table-cell office:value-type="float" office:value="0.107118" calcext:value-type="float">
            <text:p>0,107118</text:p>
          </table:table-cell>
          <table:table-cell office:value-type="float" office:value="0.139757" calcext:value-type="float">
            <text:p>0,139757</text:p>
          </table:table-cell>
          <table:table-cell office:value-type="float" office:value="0.310718" calcext:value-type="float">
            <text:p>0,310718</text:p>
          </table:table-cell>
          <table:table-cell office:value-type="float" office:value="0.30731" calcext:value-type="float">
            <text:p>0,30731</text:p>
          </table:table-cell>
          <table:table-cell office:value-type="float" office:value="0.307982" calcext:value-type="float">
            <text:p>0,307982</text:p>
          </table:table-cell>
          <table:table-cell office:value-type="float" office:value="0.16984" calcext:value-type="float">
            <text:p>0,16984</text:p>
          </table:table-cell>
          <table:table-cell office:value-type="float" office:value="0.166257" calcext:value-type="float">
            <text:p>0,166257</text:p>
          </table:table-cell>
          <table:table-cell office:value-type="float" office:value="0.0776451" calcext:value-type="float">
            <text:p>0,0776451</text:p>
          </table:table-cell>
          <table:table-cell office:value-type="float" office:value="0.151267" calcext:value-type="float">
            <text:p>0,151267</text:p>
          </table:table-cell>
          <table:table-cell office:value-type="float" office:value="0.0872228" calcext:value-type="float">
            <text:p>0,0872228</text:p>
          </table:table-cell>
          <table:table-cell office:value-type="float" office:value="0.263936" calcext:value-type="float">
            <text:p>0,263936</text:p>
          </table:table-cell>
          <table:table-cell office:value-type="float" office:value="0.321267" calcext:value-type="float">
            <text:p>0,321267</text:p>
          </table:table-cell>
          <table:table-cell office:value-type="float" office:value="0.305639" calcext:value-type="float">
            <text:p>0,305639</text:p>
          </table:table-cell>
          <table:table-cell office:value-type="float" office:value="0.207797" calcext:value-type="float">
            <text:p>0,207797</text:p>
          </table:table-cell>
          <table:table-cell office:value-type="float" office:value="0.602617" calcext:value-type="float">
            <text:p>0,602617</text:p>
          </table:table-cell>
          <table:table-cell office:value-type="float" office:value="1.05378" calcext:value-type="float">
            <text:p>1,05378</text:p>
          </table:table-cell>
          <table:table-cell office:value-type="float" office:value="0.111071" calcext:value-type="float">
            <text:p>0,111071</text:p>
          </table:table-cell>
          <table:table-cell office:value-type="float" office:value="0.970966" calcext:value-type="float">
            <text:p>0,970966</text:p>
          </table:table-cell>
          <table:table-cell office:value-type="float" office:value="0.275923" calcext:value-type="float">
            <text:p>0,275923</text:p>
          </table:table-cell>
          <table:table-cell office:value-type="float" office:value="0.142106" calcext:value-type="float">
            <text:p>0,142106</text:p>
          </table:table-cell>
          <table:table-cell office:value-type="float" office:value="1.18906" calcext:value-type="float">
            <text:p>1,18906</text:p>
          </table:table-cell>
          <table:table-cell office:value-type="float" office:value="0.854719" calcext:value-type="float">
            <text:p>0,854719</text:p>
          </table:table-cell>
          <table:table-cell office:value-type="float" office:value="0.127207" calcext:value-type="float">
            <text:p>0,127207</text:p>
          </table:table-cell>
          <table:table-cell office:value-type="float" office:value="1.06234" calcext:value-type="float">
            <text:p>1,06234</text:p>
          </table:table-cell>
          <table:table-cell office:value-type="float" office:value="0.960325" calcext:value-type="float">
            <text:p>0,960325</text:p>
          </table:table-cell>
          <table:table-cell office:value-type="float" office:value="1.1369" calcext:value-type="float">
            <text:p>1,1369</text:p>
          </table:table-cell>
          <table:table-cell office:value-type="float" office:value="0.222398" calcext:value-type="float">
            <text:p>0,222398</text:p>
          </table:table-cell>
          <table:table-cell office:value-type="float" office:value="0.789393" calcext:value-type="float">
            <text:p>0,789393</text:p>
          </table:table-cell>
          <table:table-cell office:value-type="float" office:value="0.122257" calcext:value-type="float">
            <text:p>0,122257</text:p>
          </table:table-cell>
          <table:table-cell office:value-type="float" office:value="0.268843" calcext:value-type="float">
            <text:p>0,268843</text:p>
          </table:table-cell>
          <table:table-cell office:value-type="float" office:value="0.163819" calcext:value-type="float">
            <text:p>0,163819</text:p>
          </table:table-cell>
          <table:table-cell office:value-type="float" office:value="0.86632" calcext:value-type="float">
            <text:p>0,86632</text:p>
          </table:table-cell>
          <table:table-cell office:value-type="float" office:value="1.69311" calcext:value-type="float">
            <text:p>1,69311</text:p>
          </table:table-cell>
          <table:table-cell office:value-type="float" office:value="1.79001" calcext:value-type="float">
            <text:p>1,79001</text:p>
          </table:table-cell>
          <table:table-cell office:value-type="float" office:value="1.34147" calcext:value-type="float">
            <text:p>1,34147</text:p>
          </table:table-cell>
          <table:table-cell office:value-type="float" office:value="1.10761" calcext:value-type="float">
            <text:p>1,10761</text:p>
          </table:table-cell>
          <table:table-cell office:value-type="float" office:value="1.9797" calcext:value-type="float">
            <text:p>1,9797</text:p>
          </table:table-cell>
          <table:table-cell office:value-type="float" office:value="1.55019" calcext:value-type="float">
            <text:p>1,55019</text:p>
          </table:table-cell>
          <table:table-cell office:value-type="float" office:value="1.69602" calcext:value-type="float">
            <text:p>1,69602</text:p>
          </table:table-cell>
          <table:table-cell office:value-type="float" office:value="1.08868" calcext:value-type="float">
            <text:p>1,08868</text:p>
          </table:table-cell>
          <table:table-cell office:value-type="float" office:value="1.41801" calcext:value-type="float">
            <text:p>1,41801</text:p>
          </table:table-cell>
          <table:table-cell office:value-type="float" office:value="1.34042" calcext:value-type="float">
            <text:p>1,34042</text:p>
          </table:table-cell>
          <table:table-cell office:value-type="float" office:value="1.24159" calcext:value-type="float">
            <text:p>1,24159</text:p>
          </table:table-cell>
          <table:table-cell office:value-type="float" office:value="0.705819" calcext:value-type="float">
            <text:p>0,705819</text:p>
          </table:table-cell>
          <table:table-cell office:value-type="float" office:value="1.13716" calcext:value-type="float">
            <text:p>1,13716</text:p>
          </table:table-cell>
          <table:table-cell office:value-type="float" office:value="1.1382" calcext:value-type="float">
            <text:p>1,1382</text:p>
          </table:table-cell>
          <table:table-cell office:value-type="float" office:value="1.50847" calcext:value-type="float">
            <text:p>1,50847</text:p>
          </table:table-cell>
          <table:table-cell office:value-type="float" office:value="1.1305" calcext:value-type="float">
            <text:p>1,1305</text:p>
          </table:table-cell>
          <table:table-cell office:value-type="float" office:value="1.09392" calcext:value-type="float">
            <text:p>1,09392</text:p>
          </table:table-cell>
          <table:table-cell office:value-type="float" office:value="1.02457" calcext:value-type="float">
            <text:p>1,02457</text:p>
          </table:table-cell>
          <table:table-cell office:value-type="float" office:value="1.22034" calcext:value-type="float">
            <text:p>1,22034</text:p>
          </table:table-cell>
          <table:table-cell office:value-type="float" office:value="1.05416" calcext:value-type="float">
            <text:p>1,05416</text:p>
          </table:table-cell>
          <table:table-cell office:value-type="float" office:value="1.00864" calcext:value-type="float">
            <text:p>1,00864</text:p>
          </table:table-cell>
          <table:table-cell office:value-type="float" office:value="0.9837" calcext:value-type="float">
            <text:p>0,9837</text:p>
          </table:table-cell>
          <table:table-cell office:value-type="float" office:value="0.119462" calcext:value-type="float">
            <text:p>0,119462</text:p>
          </table:table-cell>
          <table:table-cell office:value-type="float" office:value="0.961198" calcext:value-type="float">
            <text:p>0,961198</text:p>
          </table:table-cell>
          <table:table-cell office:value-type="float" office:value="0.045296" calcext:value-type="float">
            <text:p>0,045296</text:p>
          </table:table-cell>
          <table:table-cell office:value-type="float" office:value="1.03547" calcext:value-type="float">
            <text:p>1,03547</text:p>
          </table:table-cell>
          <table:table-cell office:value-type="float" office:value="0.0712769" calcext:value-type="float">
            <text:p>0,0712769</text:p>
          </table:table-cell>
          <table:table-cell office:value-type="float" office:value="0.13617" calcext:value-type="float">
            <text:p>0,13617</text:p>
          </table:table-cell>
          <table:table-cell table:number-columns-repeated="4"/>
          <table:table-cell table:formula="of:=MIN([.A170:.BL170])" office:value-type="float" office:value="0.045296" calcext:value-type="float">
            <text:p>0,045296</text:p>
          </table:table-cell>
          <table:table-cell table:formula="of:=MAX([.A170:.BL170])" office:value-type="float" office:value="1.9797" calcext:value-type="float">
            <text:p>1,9797</text:p>
          </table:table-cell>
          <table:table-cell table:number-columns-repeated="7"/>
        </table:table-row>
        <table:table-row table:style-name="ro2">
          <table:table-cell office:value-type="float" office:value="0.0885291" calcext:value-type="float">
            <text:p>0,0885291</text:p>
          </table:table-cell>
          <table:table-cell office:value-type="float" office:value="0.113828" calcext:value-type="float">
            <text:p>0,113828</text:p>
          </table:table-cell>
          <table:table-cell office:value-type="float" office:value="0.248856" calcext:value-type="float">
            <text:p>0,248856</text:p>
          </table:table-cell>
          <table:table-cell office:value-type="float" office:value="0.104181" calcext:value-type="float">
            <text:p>0,104181</text:p>
          </table:table-cell>
          <table:table-cell office:value-type="float" office:value="0.119879" calcext:value-type="float">
            <text:p>0,119879</text:p>
          </table:table-cell>
          <table:table-cell office:value-type="float" office:value="0.235444" calcext:value-type="float">
            <text:p>0,235444</text:p>
          </table:table-cell>
          <table:table-cell office:value-type="float" office:value="0.150617" calcext:value-type="float">
            <text:p>0,150617</text:p>
          </table:table-cell>
          <table:table-cell office:value-type="float" office:value="0.154995" calcext:value-type="float">
            <text:p>0,154995</text:p>
          </table:table-cell>
          <table:table-cell office:value-type="float" office:value="0.108218" calcext:value-type="float">
            <text:p>0,108218</text:p>
          </table:table-cell>
          <table:table-cell office:value-type="float" office:value="0.116891" calcext:value-type="float">
            <text:p>0,116891</text:p>
          </table:table-cell>
          <table:table-cell office:value-type="float" office:value="0.140237" calcext:value-type="float">
            <text:p>0,140237</text:p>
          </table:table-cell>
          <table:table-cell office:value-type="float" office:value="0.669883" calcext:value-type="float">
            <text:p>0,669883</text:p>
          </table:table-cell>
          <table:table-cell office:value-type="float" office:value="0.504599" calcext:value-type="float">
            <text:p>0,504599</text:p>
          </table:table-cell>
          <table:table-cell office:value-type="float" office:value="0.130602" calcext:value-type="float">
            <text:p>0,130602</text:p>
          </table:table-cell>
          <table:table-cell office:value-type="float" office:value="0.378178" calcext:value-type="float">
            <text:p>0,378178</text:p>
          </table:table-cell>
          <table:table-cell office:value-type="float" office:value="0.373783" calcext:value-type="float">
            <text:p>0,373783</text:p>
          </table:table-cell>
          <table:table-cell office:value-type="float" office:value="1.20336" calcext:value-type="float">
            <text:p>1,20336</text:p>
          </table:table-cell>
          <table:table-cell office:value-type="float" office:value="0.419712" calcext:value-type="float">
            <text:p>0,419712</text:p>
          </table:table-cell>
          <table:table-cell office:value-type="float" office:value="1.07723" calcext:value-type="float">
            <text:p>1,07723</text:p>
          </table:table-cell>
          <table:table-cell office:value-type="float" office:value="1.05471" calcext:value-type="float">
            <text:p>1,05471</text:p>
          </table:table-cell>
          <table:table-cell office:value-type="float" office:value="0.962022" calcext:value-type="float">
            <text:p>0,962022</text:p>
          </table:table-cell>
          <table:table-cell office:value-type="float" office:value="0.522845" calcext:value-type="float">
            <text:p>0,522845</text:p>
          </table:table-cell>
          <table:table-cell office:value-type="float" office:value="0.523019" calcext:value-type="float">
            <text:p>0,523019</text:p>
          </table:table-cell>
          <table:table-cell office:value-type="float" office:value="0.414339" calcext:value-type="float">
            <text:p>0,414339</text:p>
          </table:table-cell>
          <table:table-cell office:value-type="float" office:value="1.08721" calcext:value-type="float">
            <text:p>1,08721</text:p>
          </table:table-cell>
          <table:table-cell office:value-type="float" office:value="0.971388" calcext:value-type="float">
            <text:p>0,971388</text:p>
          </table:table-cell>
          <table:table-cell office:value-type="float" office:value="1.40251" calcext:value-type="float">
            <text:p>1,40251</text:p>
          </table:table-cell>
          <table:table-cell office:value-type="float" office:value="0.989659" calcext:value-type="float">
            <text:p>0,989659</text:p>
          </table:table-cell>
          <table:table-cell office:value-type="float" office:value="0.698741" calcext:value-type="float">
            <text:p>0,698741</text:p>
          </table:table-cell>
          <table:table-cell office:value-type="float" office:value="0.695393" calcext:value-type="float">
            <text:p>0,695393</text:p>
          </table:table-cell>
          <table:table-cell office:value-type="float" office:value="0.954288" calcext:value-type="float">
            <text:p>0,954288</text:p>
          </table:table-cell>
          <table:table-cell office:value-type="float" office:value="0.979363" calcext:value-type="float">
            <text:p>0,979363</text:p>
          </table:table-cell>
          <table:table-cell office:value-type="float" office:value="0.609381" calcext:value-type="float">
            <text:p>0,609381</text:p>
          </table:table-cell>
          <table:table-cell office:value-type="float" office:value="0.509234" calcext:value-type="float">
            <text:p>0,509234</text:p>
          </table:table-cell>
          <table:table-cell office:value-type="float" office:value="0.938397" calcext:value-type="float">
            <text:p>0,938397</text:p>
          </table:table-cell>
          <table:table-cell office:value-type="float" office:value="1.73215" calcext:value-type="float">
            <text:p>1,73215</text:p>
          </table:table-cell>
          <table:table-cell office:value-type="float" office:value="1.65832" calcext:value-type="float">
            <text:p>1,65832</text:p>
          </table:table-cell>
          <table:table-cell office:value-type="float" office:value="1.60015" calcext:value-type="float">
            <text:p>1,60015</text:p>
          </table:table-cell>
          <table:table-cell office:value-type="float" office:value="0.54971" calcext:value-type="float">
            <text:p>0,54971</text:p>
          </table:table-cell>
          <table:table-cell office:value-type="float" office:value="1.04423" calcext:value-type="float">
            <text:p>1,04423</text:p>
          </table:table-cell>
          <table:table-cell office:value-type="float" office:value="0.871374" calcext:value-type="float">
            <text:p>0,871374</text:p>
          </table:table-cell>
          <table:table-cell office:value-type="float" office:value="1.15889" calcext:value-type="float">
            <text:p>1,15889</text:p>
          </table:table-cell>
          <table:table-cell office:value-type="float" office:value="0.820587" calcext:value-type="float">
            <text:p>0,820587</text:p>
          </table:table-cell>
          <table:table-cell office:value-type="float" office:value="1.20004" calcext:value-type="float">
            <text:p>1,20004</text:p>
          </table:table-cell>
          <table:table-cell office:value-type="float" office:value="0.794192" calcext:value-type="float">
            <text:p>0,794192</text:p>
          </table:table-cell>
          <table:table-cell office:value-type="float" office:value="1.76649" calcext:value-type="float">
            <text:p>1,76649</text:p>
          </table:table-cell>
          <table:table-cell office:value-type="float" office:value="1.26209" calcext:value-type="float">
            <text:p>1,26209</text:p>
          </table:table-cell>
          <table:table-cell office:value-type="float" office:value="1.67154" calcext:value-type="float">
            <text:p>1,67154</text:p>
          </table:table-cell>
          <table:table-cell office:value-type="float" office:value="1.4297" calcext:value-type="float">
            <text:p>1,4297</text:p>
          </table:table-cell>
          <table:table-cell office:value-type="float" office:value="0.81937" calcext:value-type="float">
            <text:p>0,81937</text:p>
          </table:table-cell>
          <table:table-cell office:value-type="float" office:value="0.83691" calcext:value-type="float">
            <text:p>0,83691</text:p>
          </table:table-cell>
          <table:table-cell office:value-type="float" office:value="1.31322" calcext:value-type="float">
            <text:p>1,31322</text:p>
          </table:table-cell>
          <table:table-cell office:value-type="float" office:value="0.985981" calcext:value-type="float">
            <text:p>0,985981</text:p>
          </table:table-cell>
          <table:table-cell office:value-type="float" office:value="1.1931" calcext:value-type="float">
            <text:p>1,1931</text:p>
          </table:table-cell>
          <table:table-cell office:value-type="float" office:value="0.876394" calcext:value-type="float">
            <text:p>0,876394</text:p>
          </table:table-cell>
          <table:table-cell office:value-type="float" office:value="1.03542" calcext:value-type="float">
            <text:p>1,03542</text:p>
          </table:table-cell>
          <table:table-cell office:value-type="float" office:value="0.869496" calcext:value-type="float">
            <text:p>0,869496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870444" calcext:value-type="float">
            <text:p>0,870444</text:p>
          </table:table-cell>
          <table:table-cell office:value-type="float" office:value="0.864245" calcext:value-type="float">
            <text:p>0,864245</text:p>
          </table:table-cell>
          <table:table-cell office:value-type="float" office:value="0.848174" calcext:value-type="float">
            <text:p>0,848174</text:p>
          </table:table-cell>
          <table:table-cell office:value-type="float" office:value="0.889776" calcext:value-type="float">
            <text:p>0,889776</text:p>
          </table:table-cell>
          <table:table-cell office:value-type="float" office:value="0.891528" calcext:value-type="float">
            <text:p>0,891528</text:p>
          </table:table-cell>
          <table:table-cell office:value-type="float" office:value="0.062263" calcext:value-type="float">
            <text:p>0,062263</text:p>
          </table:table-cell>
          <table:table-cell table:number-columns-repeated="4"/>
          <table:table-cell table:formula="of:=MIN([.A171:.BL171])" office:value-type="float" office:value="0.062263" calcext:value-type="float">
            <text:p>0,062263</text:p>
          </table:table-cell>
          <table:table-cell table:formula="of:=MAX([.A171:.BL171])" office:value-type="float" office:value="1.76649" calcext:value-type="float">
            <text:p>1,76649</text:p>
          </table:table-cell>
          <table:table-cell table:number-columns-repeated="7"/>
        </table:table-row>
        <table:table-row table:style-name="ro2">
          <table:table-cell office:value-type="float" office:value="0.119595" calcext:value-type="float">
            <text:p>0,119595</text:p>
          </table:table-cell>
          <table:table-cell office:value-type="float" office:value="0.146917" calcext:value-type="float">
            <text:p>0,146917</text:p>
          </table:table-cell>
          <table:table-cell office:value-type="float" office:value="0.150826" calcext:value-type="float">
            <text:p>0,150826</text:p>
          </table:table-cell>
          <table:table-cell office:value-type="float" office:value="0.149955" calcext:value-type="float">
            <text:p>0,149955</text:p>
          </table:table-cell>
          <table:table-cell office:value-type="float" office:value="0.153843" calcext:value-type="float">
            <text:p>0,153843</text:p>
          </table:table-cell>
          <table:table-cell office:value-type="float" office:value="0.113811" calcext:value-type="float">
            <text:p>0,113811</text:p>
          </table:table-cell>
          <table:table-cell office:value-type="float" office:value="0.177479" calcext:value-type="float">
            <text:p>0,177479</text:p>
          </table:table-cell>
          <table:table-cell office:value-type="float" office:value="0.107102" calcext:value-type="float">
            <text:p>0,107102</text:p>
          </table:table-cell>
          <table:table-cell office:value-type="float" office:value="0.608845" calcext:value-type="float">
            <text:p>0,608845</text:p>
          </table:table-cell>
          <table:table-cell office:value-type="float" office:value="0.522543" calcext:value-type="float">
            <text:p>0,522543</text:p>
          </table:table-cell>
          <table:table-cell office:value-type="float" office:value="0.523103" calcext:value-type="float">
            <text:p>0,523103</text:p>
          </table:table-cell>
          <table:table-cell office:value-type="float" office:value="0.312342" calcext:value-type="float">
            <text:p>0,312342</text:p>
          </table:table-cell>
          <table:table-cell office:value-type="float" office:value="0.465573" calcext:value-type="float">
            <text:p>0,465573</text:p>
          </table:table-cell>
          <table:table-cell office:value-type="float" office:value="0.307676" calcext:value-type="float">
            <text:p>0,307676</text:p>
          </table:table-cell>
          <table:table-cell office:value-type="float" office:value="0.330685" calcext:value-type="float">
            <text:p>0,330685</text:p>
          </table:table-cell>
          <table:table-cell office:value-type="float" office:value="0.117498" calcext:value-type="float">
            <text:p>0,117498</text:p>
          </table:table-cell>
          <table:table-cell office:value-type="float" office:value="0.779871" calcext:value-type="float">
            <text:p>0,779871</text:p>
          </table:table-cell>
          <table:table-cell office:value-type="float" office:value="0.333469" calcext:value-type="float">
            <text:p>0,333469</text:p>
          </table:table-cell>
          <table:table-cell office:value-type="float" office:value="0.356287" calcext:value-type="float">
            <text:p>0,356287</text:p>
          </table:table-cell>
          <table:table-cell office:value-type="float" office:value="0.446303" calcext:value-type="float">
            <text:p>0,446303</text:p>
          </table:table-cell>
          <table:table-cell office:value-type="float" office:value="1.09463" calcext:value-type="float">
            <text:p>1,09463</text:p>
          </table:table-cell>
          <table:table-cell office:value-type="float" office:value="0.329071" calcext:value-type="float">
            <text:p>0,329071</text:p>
          </table:table-cell>
          <table:table-cell office:value-type="float" office:value="1.09747" calcext:value-type="float">
            <text:p>1,09747</text:p>
          </table:table-cell>
          <table:table-cell office:value-type="float" office:value="0.94848" calcext:value-type="float">
            <text:p>0,94848</text:p>
          </table:table-cell>
          <table:table-cell office:value-type="float" office:value="0.278941" calcext:value-type="float">
            <text:p>0,278941</text:p>
          </table:table-cell>
          <table:table-cell office:value-type="float" office:value="0.364131" calcext:value-type="float">
            <text:p>0,364131</text:p>
          </table:table-cell>
          <table:table-cell office:value-type="float" office:value="0.396077" calcext:value-type="float">
            <text:p>0,396077</text:p>
          </table:table-cell>
          <table:table-cell office:value-type="float" office:value="0.357622" calcext:value-type="float">
            <text:p>0,357622</text:p>
          </table:table-cell>
          <table:table-cell office:value-type="float" office:value="1.28438" calcext:value-type="float">
            <text:p>1,28438</text:p>
          </table:table-cell>
          <table:table-cell office:value-type="float" office:value="1.0484" calcext:value-type="float">
            <text:p>1,0484</text:p>
          </table:table-cell>
          <table:table-cell office:value-type="float" office:value="1.05525" calcext:value-type="float">
            <text:p>1,05525</text:p>
          </table:table-cell>
          <table:table-cell office:value-type="float" office:value="1.35548" calcext:value-type="float">
            <text:p>1,35548</text:p>
          </table:table-cell>
          <table:table-cell office:value-type="float" office:value="1.36222" calcext:value-type="float">
            <text:p>1,36222</text:p>
          </table:table-cell>
          <table:table-cell office:value-type="float" office:value="0.182189" calcext:value-type="float">
            <text:p>0,182189</text:p>
          </table:table-cell>
          <table:table-cell office:value-type="float" office:value="0.959306" calcext:value-type="float">
            <text:p>0,959306</text:p>
          </table:table-cell>
          <table:table-cell office:value-type="float" office:value="0.134467" calcext:value-type="float">
            <text:p>0,134467</text:p>
          </table:table-cell>
          <table:table-cell office:value-type="float" office:value="0.966923" calcext:value-type="float">
            <text:p>0,966923</text:p>
          </table:table-cell>
          <table:table-cell office:value-type="float" office:value="0.764532" calcext:value-type="float">
            <text:p>0,764532</text:p>
          </table:table-cell>
          <table:table-cell office:value-type="float" office:value="0.914966" calcext:value-type="float">
            <text:p>0,914966</text:p>
          </table:table-cell>
          <table:table-cell office:value-type="float" office:value="0.92901" calcext:value-type="float">
            <text:p>0,92901</text:p>
          </table:table-cell>
          <table:table-cell office:value-type="float" office:value="0.438448" calcext:value-type="float">
            <text:p>0,438448</text:p>
          </table:table-cell>
          <table:table-cell office:value-type="float" office:value="0.449419" calcext:value-type="float">
            <text:p>0,449419</text:p>
          </table:table-cell>
          <table:table-cell office:value-type="float" office:value="0.122906" calcext:value-type="float">
            <text:p>0,122906</text:p>
          </table:table-cell>
          <table:table-cell office:value-type="float" office:value="0.93402" calcext:value-type="float">
            <text:p>0,93402</text:p>
          </table:table-cell>
          <table:table-cell office:value-type="float" office:value="0.713466" calcext:value-type="float">
            <text:p>0,713466</text:p>
          </table:table-cell>
          <table:table-cell office:value-type="float" office:value="0.894999" calcext:value-type="float">
            <text:p>0,894999</text:p>
          </table:table-cell>
          <table:table-cell office:value-type="float" office:value="0.151439" calcext:value-type="float">
            <text:p>0,151439</text:p>
          </table:table-cell>
          <table:table-cell office:value-type="float" office:value="1.04752" calcext:value-type="float">
            <text:p>1,04752</text:p>
          </table:table-cell>
          <table:table-cell office:value-type="float" office:value="0.178974" calcext:value-type="float">
            <text:p>0,178974</text:p>
          </table:table-cell>
          <table:table-cell office:value-type="float" office:value="0.118017" calcext:value-type="float">
            <text:p>0,118017</text:p>
          </table:table-cell>
          <table:table-cell office:value-type="float" office:value="0.129207" calcext:value-type="float">
            <text:p>0,129207</text:p>
          </table:table-cell>
          <table:table-cell office:value-type="float" office:value="0.255608" calcext:value-type="float">
            <text:p>0,255608</text:p>
          </table:table-cell>
          <table:table-cell office:value-type="float" office:value="1.94792" calcext:value-type="float">
            <text:p>1,94792</text:p>
          </table:table-cell>
          <table:table-cell office:value-type="float" office:value="0.182894" calcext:value-type="float">
            <text:p>0,182894</text:p>
          </table:table-cell>
          <table:table-cell office:value-type="float" office:value="1.84444" calcext:value-type="float">
            <text:p>1,84444</text:p>
          </table:table-cell>
          <table:table-cell office:value-type="float" office:value="1.3966" calcext:value-type="float">
            <text:p>1,3966</text:p>
          </table:table-cell>
          <table:table-cell office:value-type="float" office:value="0.660162" calcext:value-type="float">
            <text:p>0,660162</text:p>
          </table:table-cell>
          <table:table-cell office:value-type="float" office:value="0.240904" calcext:value-type="float">
            <text:p>0,240904</text:p>
          </table:table-cell>
          <table:table-cell office:value-type="float" office:value="0.433145" calcext:value-type="float">
            <text:p>0,433145</text:p>
          </table:table-cell>
          <table:table-cell office:value-type="float" office:value="0.111274" calcext:value-type="float">
            <text:p>0,111274</text:p>
          </table:table-cell>
          <table:table-cell office:value-type="float" office:value="0.396583" calcext:value-type="float">
            <text:p>0,396583</text:p>
          </table:table-cell>
          <table:table-cell office:value-type="float" office:value="0.313778" calcext:value-type="float">
            <text:p>0,313778</text:p>
          </table:table-cell>
          <table:table-cell office:value-type="float" office:value="0.382901" calcext:value-type="float">
            <text:p>0,382901</text:p>
          </table:table-cell>
          <table:table-cell office:value-type="float" office:value="0.274484" calcext:value-type="float">
            <text:p>0,274484</text:p>
          </table:table-cell>
          <table:table-cell table:number-columns-repeated="4"/>
          <table:table-cell table:formula="of:=MIN([.A172:.BL172])" office:value-type="float" office:value="0.107102" calcext:value-type="float">
            <text:p>0,107102</text:p>
          </table:table-cell>
          <table:table-cell table:formula="of:=MAX([.A172:.BL172])" office:value-type="float" office:value="1.94792" calcext:value-type="float">
            <text:p>1,94792</text:p>
          </table:table-cell>
          <table:table-cell table:number-columns-repeated="7"/>
        </table:table-row>
        <table:table-row table:style-name="ro2">
          <table:table-cell office:value-type="float" office:value="0.157666" calcext:value-type="float">
            <text:p>0,157666</text:p>
          </table:table-cell>
          <table:table-cell office:value-type="float" office:value="0.165418" calcext:value-type="float">
            <text:p>0,165418</text:p>
          </table:table-cell>
          <table:table-cell office:value-type="float" office:value="0.152438" calcext:value-type="float">
            <text:p>0,152438</text:p>
          </table:table-cell>
          <table:table-cell office:value-type="float" office:value="0.159623" calcext:value-type="float">
            <text:p>0,159623</text:p>
          </table:table-cell>
          <table:table-cell office:value-type="float" office:value="0.167118" calcext:value-type="float">
            <text:p>0,167118</text:p>
          </table:table-cell>
          <table:table-cell office:value-type="float" office:value="0.329695" calcext:value-type="float">
            <text:p>0,329695</text:p>
          </table:table-cell>
          <table:table-cell office:value-type="float" office:value="0.0865319" calcext:value-type="float">
            <text:p>0,0865319</text:p>
          </table:table-cell>
          <table:table-cell office:value-type="float" office:value="0.123461" calcext:value-type="float">
            <text:p>0,123461</text:p>
          </table:table-cell>
          <table:table-cell office:value-type="float" office:value="0.192969" calcext:value-type="float">
            <text:p>0,192969</text:p>
          </table:table-cell>
          <table:table-cell office:value-type="float" office:value="0.134896" calcext:value-type="float">
            <text:p>0,134896</text:p>
          </table:table-cell>
          <table:table-cell office:value-type="float" office:value="0.140937" calcext:value-type="float">
            <text:p>0,140937</text:p>
          </table:table-cell>
          <table:table-cell office:value-type="float" office:value="0.246478" calcext:value-type="float">
            <text:p>0,246478</text:p>
          </table:table-cell>
          <table:table-cell office:value-type="float" office:value="0.13098" calcext:value-type="float">
            <text:p>0,13098</text:p>
          </table:table-cell>
          <table:table-cell office:value-type="float" office:value="0.167809" calcext:value-type="float">
            <text:p>0,167809</text:p>
          </table:table-cell>
          <table:table-cell office:value-type="float" office:value="0.262336" calcext:value-type="float">
            <text:p>0,262336</text:p>
          </table:table-cell>
          <table:table-cell office:value-type="float" office:value="0.202584" calcext:value-type="float">
            <text:p>0,202584</text:p>
          </table:table-cell>
          <table:table-cell office:value-type="float" office:value="0.207068" calcext:value-type="float">
            <text:p>0,207068</text:p>
          </table:table-cell>
          <table:table-cell office:value-type="float" office:value="0.228804" calcext:value-type="float">
            <text:p>0,228804</text:p>
          </table:table-cell>
          <table:table-cell office:value-type="float" office:value="0.195243" calcext:value-type="float">
            <text:p>0,195243</text:p>
          </table:table-cell>
          <table:table-cell office:value-type="float" office:value="0.16653" calcext:value-type="float">
            <text:p>0,16653</text:p>
          </table:table-cell>
          <table:table-cell office:value-type="float" office:value="0.165405" calcext:value-type="float">
            <text:p>0,165405</text:p>
          </table:table-cell>
          <table:table-cell office:value-type="float" office:value="0.178754" calcext:value-type="float">
            <text:p>0,178754</text:p>
          </table:table-cell>
          <table:table-cell office:value-type="float" office:value="0.145972" calcext:value-type="float">
            <text:p>0,145972</text:p>
          </table:table-cell>
          <table:table-cell office:value-type="float" office:value="0.105649" calcext:value-type="float">
            <text:p>0,105649</text:p>
          </table:table-cell>
          <table:table-cell office:value-type="float" office:value="1.03154" calcext:value-type="float">
            <text:p>1,03154</text:p>
          </table:table-cell>
          <table:table-cell office:value-type="float" office:value="0.139664" calcext:value-type="float">
            <text:p>0,139664</text:p>
          </table:table-cell>
          <table:table-cell office:value-type="float" office:value="0.195925" calcext:value-type="float">
            <text:p>0,195925</text:p>
          </table:table-cell>
          <table:table-cell office:value-type="float" office:value="1.27668" calcext:value-type="float">
            <text:p>1,27668</text:p>
          </table:table-cell>
          <table:table-cell office:value-type="float" office:value="0.154766" calcext:value-type="float">
            <text:p>0,154766</text:p>
          </table:table-cell>
          <table:table-cell office:value-type="float" office:value="0.897499" calcext:value-type="float">
            <text:p>0,897499</text:p>
          </table:table-cell>
          <table:table-cell office:value-type="float" office:value="0.132187" calcext:value-type="float">
            <text:p>0,132187</text:p>
          </table:table-cell>
          <table:table-cell office:value-type="float" office:value="0.204181" calcext:value-type="float">
            <text:p>0,204181</text:p>
          </table:table-cell>
          <table:table-cell office:value-type="float" office:value="0.191574" calcext:value-type="float">
            <text:p>0,191574</text:p>
          </table:table-cell>
          <table:table-cell office:value-type="float" office:value="0.15775" calcext:value-type="float">
            <text:p>0,15775</text:p>
          </table:table-cell>
          <table:table-cell office:value-type="float" office:value="1.24602" calcext:value-type="float">
            <text:p>1,24602</text:p>
          </table:table-cell>
          <table:table-cell office:value-type="float" office:value="0.259592" calcext:value-type="float">
            <text:p>0,259592</text:p>
          </table:table-cell>
          <table:table-cell office:value-type="float" office:value="0.223029" calcext:value-type="float">
            <text:p>0,223029</text:p>
          </table:table-cell>
          <table:table-cell office:value-type="float" office:value="1.3238" calcext:value-type="float">
            <text:p>1,3238</text:p>
          </table:table-cell>
          <table:table-cell office:value-type="float" office:value="0.904327" calcext:value-type="float">
            <text:p>0,904327</text:p>
          </table:table-cell>
          <table:table-cell office:value-type="float" office:value="1.36971" calcext:value-type="float">
            <text:p>1,36971</text:p>
          </table:table-cell>
          <table:table-cell office:value-type="float" office:value="1.17682" calcext:value-type="float">
            <text:p>1,17682</text:p>
          </table:table-cell>
          <table:table-cell office:value-type="float" office:value="0.858316" calcext:value-type="float">
            <text:p>0,858316</text:p>
          </table:table-cell>
          <table:table-cell office:value-type="float" office:value="1.43092" calcext:value-type="float">
            <text:p>1,43092</text:p>
          </table:table-cell>
          <table:table-cell office:value-type="float" office:value="0.0762529" calcext:value-type="float">
            <text:p>0,0762529</text:p>
          </table:table-cell>
          <table:table-cell office:value-type="float" office:value="0.153468" calcext:value-type="float">
            <text:p>0,153468</text:p>
          </table:table-cell>
          <table:table-cell office:value-type="float" office:value="0.14262" calcext:value-type="float">
            <text:p>0,14262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0.119255" calcext:value-type="float">
            <text:p>0,119255</text:p>
          </table:table-cell>
          <table:table-cell office:value-type="float" office:value="1.79611" calcext:value-type="float">
            <text:p>1,79611</text:p>
          </table:table-cell>
          <table:table-cell office:value-type="float" office:value="0.138257" calcext:value-type="float">
            <text:p>0,138257</text:p>
          </table:table-cell>
          <table:table-cell office:value-type="float" office:value="0.148997" calcext:value-type="float">
            <text:p>0,148997</text:p>
          </table:table-cell>
          <table:table-cell office:value-type="float" office:value="0.565632" calcext:value-type="float">
            <text:p>0,565632</text:p>
          </table:table-cell>
          <table:table-cell office:value-type="float" office:value="0.923654" calcext:value-type="float">
            <text:p>0,923654</text:p>
          </table:table-cell>
          <table:table-cell office:value-type="float" office:value="0.143578" calcext:value-type="float">
            <text:p>0,143578</text:p>
          </table:table-cell>
          <table:table-cell office:value-type="float" office:value="0.162687" calcext:value-type="float">
            <text:p>0,162687</text:p>
          </table:table-cell>
          <table:table-cell office:value-type="float" office:value="0.9962" calcext:value-type="float">
            <text:p>0,9962</text:p>
          </table:table-cell>
          <table:table-cell office:value-type="float" office:value="0.486133" calcext:value-type="float">
            <text:p>0,486133</text:p>
          </table:table-cell>
          <table:table-cell office:value-type="float" office:value="1.34576" calcext:value-type="float">
            <text:p>1,34576</text:p>
          </table:table-cell>
          <table:table-cell office:value-type="float" office:value="0.356982" calcext:value-type="float">
            <text:p>0,356982</text:p>
          </table:table-cell>
          <table:table-cell office:value-type="float" office:value="0.679646" calcext:value-type="float">
            <text:p>0,679646</text:p>
          </table:table-cell>
          <table:table-cell office:value-type="float" office:value="0.639607" calcext:value-type="float">
            <text:p>0,639607</text:p>
          </table:table-cell>
          <table:table-cell office:value-type="float" office:value="0.51814" calcext:value-type="float">
            <text:p>0,51814</text:p>
          </table:table-cell>
          <table:table-cell office:value-type="float" office:value="0.585381" calcext:value-type="float">
            <text:p>0,585381</text:p>
          </table:table-cell>
          <table:table-cell office:value-type="float" office:value="0.274783" calcext:value-type="float">
            <text:p>0,274783</text:p>
          </table:table-cell>
          <table:table-cell table:number-columns-repeated="4"/>
          <table:table-cell table:formula="of:=MIN([.A173:.BL173])" office:value-type="float" office:value="0.0762529" calcext:value-type="float">
            <text:p>0,0762529</text:p>
          </table:table-cell>
          <table:table-cell table:formula="of:=MAX([.A173:.BL173])" office:value-type="float" office:value="1.79611" calcext:value-type="float">
            <text:p>1,79611</text:p>
          </table:table-cell>
          <table:table-cell table:number-columns-repeated="7"/>
        </table:table-row>
        <table:table-row table:style-name="ro2">
          <table:table-cell office:value-type="float" office:value="0.110877" calcext:value-type="float">
            <text:p>0,110877</text:p>
          </table:table-cell>
          <table:table-cell office:value-type="float" office:value="0.240536" calcext:value-type="float">
            <text:p>0,240536</text:p>
          </table:table-cell>
          <table:table-cell office:value-type="float" office:value="0.106226" calcext:value-type="float">
            <text:p>0,106226</text:p>
          </table:table-cell>
          <table:table-cell office:value-type="float" office:value="0.146223" calcext:value-type="float">
            <text:p>0,146223</text:p>
          </table:table-cell>
          <table:table-cell office:value-type="float" office:value="0.174849" calcext:value-type="float">
            <text:p>0,174849</text:p>
          </table:table-cell>
          <table:table-cell office:value-type="float" office:value="0.331455" calcext:value-type="float">
            <text:p>0,331455</text:p>
          </table:table-cell>
          <table:table-cell office:value-type="float" office:value="0.217058" calcext:value-type="float">
            <text:p>0,217058</text:p>
          </table:table-cell>
          <table:table-cell office:value-type="float" office:value="0.145177" calcext:value-type="float">
            <text:p>0,145177</text:p>
          </table:table-cell>
          <table:table-cell office:value-type="float" office:value="0.224259" calcext:value-type="float">
            <text:p>0,224259</text:p>
          </table:table-cell>
          <table:table-cell office:value-type="float" office:value="0.252065" calcext:value-type="float">
            <text:p>0,252065</text:p>
          </table:table-cell>
          <table:table-cell office:value-type="float" office:value="0.1506" calcext:value-type="float">
            <text:p>0,1506</text:p>
          </table:table-cell>
          <table:table-cell office:value-type="float" office:value="0.718629" calcext:value-type="float">
            <text:p>0,718629</text:p>
          </table:table-cell>
          <table:table-cell office:value-type="float" office:value="0.631587" calcext:value-type="float">
            <text:p>0,631587</text:p>
          </table:table-cell>
          <table:table-cell office:value-type="float" office:value="0.142259" calcext:value-type="float">
            <text:p>0,142259</text:p>
          </table:table-cell>
          <table:table-cell office:value-type="float" office:value="0.109311" calcext:value-type="float">
            <text:p>0,109311</text:p>
          </table:table-cell>
          <table:table-cell office:value-type="float" office:value="0.542345" calcext:value-type="float">
            <text:p>0,542345</text:p>
          </table:table-cell>
          <table:table-cell office:value-type="float" office:value="0.279731" calcext:value-type="float">
            <text:p>0,279731</text:p>
          </table:table-cell>
          <table:table-cell office:value-type="float" office:value="0.894924" calcext:value-type="float">
            <text:p>0,894924</text:p>
          </table:table-cell>
          <table:table-cell office:value-type="float" office:value="0.665615" calcext:value-type="float">
            <text:p>0,665615</text:p>
          </table:table-cell>
          <table:table-cell office:value-type="float" office:value="0.518465" calcext:value-type="float">
            <text:p>0,518465</text:p>
          </table:table-cell>
          <table:table-cell office:value-type="float" office:value="0.483247" calcext:value-type="float">
            <text:p>0,483247</text:p>
          </table:table-cell>
          <table:table-cell office:value-type="float" office:value="0.717922" calcext:value-type="float">
            <text:p>0,717922</text:p>
          </table:table-cell>
          <table:table-cell office:value-type="float" office:value="0.730086" calcext:value-type="float">
            <text:p>0,730086</text:p>
          </table:table-cell>
          <table:table-cell office:value-type="float" office:value="0.67324" calcext:value-type="float">
            <text:p>0,67324</text:p>
          </table:table-cell>
          <table:table-cell office:value-type="float" office:value="0.563836" calcext:value-type="float">
            <text:p>0,563836</text:p>
          </table:table-cell>
          <table:table-cell office:value-type="float" office:value="0.607644" calcext:value-type="float">
            <text:p>0,607644</text:p>
          </table:table-cell>
          <table:table-cell office:value-type="float" office:value="0.676423" calcext:value-type="float">
            <text:p>0,676423</text:p>
          </table:table-cell>
          <table:table-cell office:value-type="float" office:value="0.509046" calcext:value-type="float">
            <text:p>0,509046</text:p>
          </table:table-cell>
          <table:table-cell office:value-type="float" office:value="1.4344" calcext:value-type="float">
            <text:p>1,4344</text:p>
          </table:table-cell>
          <table:table-cell office:value-type="float" office:value="1.09487" calcext:value-type="float">
            <text:p>1,09487</text:p>
          </table:table-cell>
          <table:table-cell office:value-type="float" office:value="1.28619" calcext:value-type="float">
            <text:p>1,28619</text:p>
          </table:table-cell>
          <table:table-cell office:value-type="float" office:value="1.1331" calcext:value-type="float">
            <text:p>1,1331</text:p>
          </table:table-cell>
          <table:table-cell office:value-type="float" office:value="0.59456" calcext:value-type="float">
            <text:p>0,59456</text:p>
          </table:table-cell>
          <table:table-cell office:value-type="float" office:value="0.882285" calcext:value-type="float">
            <text:p>0,882285</text:p>
          </table:table-cell>
          <table:table-cell office:value-type="float" office:value="0.880539" calcext:value-type="float">
            <text:p>0,880539</text:p>
          </table:table-cell>
          <table:table-cell office:value-type="float" office:value="0.581803" calcext:value-type="float">
            <text:p>0,581803</text:p>
          </table:table-cell>
          <table:table-cell office:value-type="float" office:value="1.01926" calcext:value-type="float">
            <text:p>1,01926</text:p>
          </table:table-cell>
          <table:table-cell office:value-type="float" office:value="1.26" calcext:value-type="float">
            <text:p>1,26</text:p>
          </table:table-cell>
          <table:table-cell office:value-type="float" office:value="1.25931" calcext:value-type="float">
            <text:p>1,25931</text:p>
          </table:table-cell>
          <table:table-cell office:value-type="float" office:value="0.525427" calcext:value-type="float">
            <text:p>0,525427</text:p>
          </table:table-cell>
          <table:table-cell office:value-type="float" office:value="0.518724" calcext:value-type="float">
            <text:p>0,518724</text:p>
          </table:table-cell>
          <table:table-cell office:value-type="float" office:value="1.09882" calcext:value-type="float">
            <text:p>1,09882</text:p>
          </table:table-cell>
          <table:table-cell office:value-type="float" office:value="1.10911" calcext:value-type="float">
            <text:p>1,10911</text:p>
          </table:table-cell>
          <table:table-cell office:value-type="float" office:value="0.925015" calcext:value-type="float">
            <text:p>0,925015</text:p>
          </table:table-cell>
          <table:table-cell office:value-type="float" office:value="1.10204" calcext:value-type="float">
            <text:p>1,10204</text:p>
          </table:table-cell>
          <table:table-cell office:value-type="float" office:value="0.415098" calcext:value-type="float">
            <text:p>0,415098</text:p>
          </table:table-cell>
          <table:table-cell office:value-type="float" office:value="1.15051" calcext:value-type="float">
            <text:p>1,15051</text:p>
          </table:table-cell>
          <table:table-cell office:value-type="float" office:value="0.866969" calcext:value-type="float">
            <text:p>0,866969</text:p>
          </table:table-cell>
          <table:table-cell office:value-type="float" office:value="0.810664" calcext:value-type="float">
            <text:p>0,810664</text:p>
          </table:table-cell>
          <table:table-cell office:value-type="float" office:value="1.01377" calcext:value-type="float">
            <text:p>1,01377</text:p>
          </table:table-cell>
          <table:table-cell office:value-type="float" office:value="1.00127" calcext:value-type="float">
            <text:p>1,00127</text:p>
          </table:table-cell>
          <table:table-cell office:value-type="float" office:value="0.15861" calcext:value-type="float">
            <text:p>0,15861</text:p>
          </table:table-cell>
          <table:table-cell office:value-type="float" office:value="0.844046" calcext:value-type="float">
            <text:p>0,844046</text:p>
          </table:table-cell>
          <table:table-cell office:value-type="float" office:value="0.612207" calcext:value-type="float">
            <text:p>0,612207</text:p>
          </table:table-cell>
          <table:table-cell office:value-type="float" office:value="0.728777" calcext:value-type="float">
            <text:p>0,728777</text:p>
          </table:table-cell>
          <table:table-cell office:value-type="float" office:value="0.67962" calcext:value-type="float">
            <text:p>0,67962</text:p>
          </table:table-cell>
          <table:table-cell office:value-type="float" office:value="0.0490952" calcext:value-type="float">
            <text:p>0,0490952</text:p>
          </table:table-cell>
          <table:table-cell office:value-type="float" office:value="0.96798" calcext:value-type="float">
            <text:p>0,96798</text:p>
          </table:table-cell>
          <table:table-cell office:value-type="float" office:value="0.158465" calcext:value-type="float">
            <text:p>0,158465</text:p>
          </table:table-cell>
          <table:table-cell office:value-type="float" office:value="0.733732" calcext:value-type="float">
            <text:p>0,733732</text:p>
          </table:table-cell>
          <table:table-cell office:value-type="float" office:value="0.052273" calcext:value-type="float">
            <text:p>0,052273</text:p>
          </table:table-cell>
          <table:table-cell office:value-type="float" office:value="0.206431" calcext:value-type="float">
            <text:p>0,206431</text:p>
          </table:table-cell>
          <table:table-cell office:value-type="float" office:value="0.143646" calcext:value-type="float">
            <text:p>0,143646</text:p>
          </table:table-cell>
          <table:table-cell office:value-type="float" office:value="0.07651" calcext:value-type="float">
            <text:p>0,07651</text:p>
          </table:table-cell>
          <table:table-cell table:number-columns-repeated="4"/>
          <table:table-cell table:formula="of:=MIN([.A174:.BL174])" office:value-type="float" office:value="0.0490952" calcext:value-type="float">
            <text:p>0,0490952</text:p>
          </table:table-cell>
          <table:table-cell table:formula="of:=MAX([.A174:.BL174])" office:value-type="float" office:value="1.4344" calcext:value-type="float">
            <text:p>1,4344</text:p>
          </table:table-cell>
          <table:table-cell table:number-columns-repeated="7"/>
        </table:table-row>
        <table:table-row table:style-name="ro2">
          <table:table-cell office:value-type="float" office:value="0.108029" calcext:value-type="float">
            <text:p>0,108029</text:p>
          </table:table-cell>
          <table:table-cell office:value-type="float" office:value="0.16699" calcext:value-type="float">
            <text:p>0,16699</text:p>
          </table:table-cell>
          <table:table-cell office:value-type="float" office:value="0.082278" calcext:value-type="float">
            <text:p>0,082278</text:p>
          </table:table-cell>
          <table:table-cell office:value-type="float" office:value="0.149531" calcext:value-type="float">
            <text:p>0,149531</text:p>
          </table:table-cell>
          <table:table-cell office:value-type="float" office:value="0.343345" calcext:value-type="float">
            <text:p>0,343345</text:p>
          </table:table-cell>
          <table:table-cell office:value-type="float" office:value="0.349811" calcext:value-type="float">
            <text:p>0,349811</text:p>
          </table:table-cell>
          <table:table-cell office:value-type="float" office:value="0.134496" calcext:value-type="float">
            <text:p>0,134496</text:p>
          </table:table-cell>
          <table:table-cell office:value-type="float" office:value="0.153477" calcext:value-type="float">
            <text:p>0,153477</text:p>
          </table:table-cell>
          <table:table-cell office:value-type="float" office:value="0.144654" calcext:value-type="float">
            <text:p>0,144654</text:p>
          </table:table-cell>
          <table:table-cell office:value-type="float" office:value="0.16908" calcext:value-type="float">
            <text:p>0,16908</text:p>
          </table:table-cell>
          <table:table-cell office:value-type="float" office:value="0.298751" calcext:value-type="float">
            <text:p>0,298751</text:p>
          </table:table-cell>
          <table:table-cell office:value-type="float" office:value="0.118247" calcext:value-type="float">
            <text:p>0,118247</text:p>
          </table:table-cell>
          <table:table-cell office:value-type="float" office:value="0.303958" calcext:value-type="float">
            <text:p>0,303958</text:p>
          </table:table-cell>
          <table:table-cell office:value-type="float" office:value="0.293772" calcext:value-type="float">
            <text:p>0,293772</text:p>
          </table:table-cell>
          <table:table-cell office:value-type="float" office:value="0.153171" calcext:value-type="float">
            <text:p>0,153171</text:p>
          </table:table-cell>
          <table:table-cell office:value-type="float" office:value="0.159257" calcext:value-type="float">
            <text:p>0,159257</text:p>
          </table:table-cell>
          <table:table-cell office:value-type="float" office:value="0.252453" calcext:value-type="float">
            <text:p>0,252453</text:p>
          </table:table-cell>
          <table:table-cell office:value-type="float" office:value="0.249621" calcext:value-type="float">
            <text:p>0,249621</text:p>
          </table:table-cell>
          <table:table-cell office:value-type="float" office:value="0.108958" calcext:value-type="float">
            <text:p>0,108958</text:p>
          </table:table-cell>
          <table:table-cell office:value-type="float" office:value="0.189582" calcext:value-type="float">
            <text:p>0,189582</text:p>
          </table:table-cell>
          <table:table-cell office:value-type="float" office:value="0.148182" calcext:value-type="float">
            <text:p>0,148182</text:p>
          </table:table-cell>
          <table:table-cell office:value-type="float" office:value="0.288121" calcext:value-type="float">
            <text:p>0,288121</text:p>
          </table:table-cell>
          <table:table-cell office:value-type="float" office:value="1.23365" calcext:value-type="float">
            <text:p>1,23365</text:p>
          </table:table-cell>
          <table:table-cell office:value-type="float" office:value="1.21928" calcext:value-type="float">
            <text:p>1,21928</text:p>
          </table:table-cell>
          <table:table-cell office:value-type="float" office:value="0.363097" calcext:value-type="float">
            <text:p>0,363097</text:p>
          </table:table-cell>
          <table:table-cell office:value-type="float" office:value="1.17627" calcext:value-type="float">
            <text:p>1,17627</text:p>
          </table:table-cell>
          <table:table-cell office:value-type="float" office:value="0.804413" calcext:value-type="float">
            <text:p>0,804413</text:p>
          </table:table-cell>
          <table:table-cell office:value-type="float" office:value="1.32958" calcext:value-type="float">
            <text:p>1,32958</text:p>
          </table:table-cell>
          <table:table-cell office:value-type="float" office:value="0.146682" calcext:value-type="float">
            <text:p>0,146682</text:p>
          </table:table-cell>
          <table:table-cell office:value-type="float" office:value="0.618702" calcext:value-type="float">
            <text:p>0,618702</text:p>
          </table:table-cell>
          <table:table-cell office:value-type="float" office:value="1.22186" calcext:value-type="float">
            <text:p>1,22186</text:p>
          </table:table-cell>
          <table:table-cell office:value-type="float" office:value="1.22118" calcext:value-type="float">
            <text:p>1,22118</text:p>
          </table:table-cell>
          <table:table-cell office:value-type="float" office:value="0.475738" calcext:value-type="float">
            <text:p>0,475738</text:p>
          </table:table-cell>
          <table:table-cell office:value-type="float" office:value="1.14983" calcext:value-type="float">
            <text:p>1,14983</text:p>
          </table:table-cell>
          <table:table-cell office:value-type="float" office:value="0.921132" calcext:value-type="float">
            <text:p>0,921132</text:p>
          </table:table-cell>
          <table:table-cell office:value-type="float" office:value="0.455423" calcext:value-type="float">
            <text:p>0,455423</text:p>
          </table:table-cell>
          <table:table-cell office:value-type="float" office:value="0.780553" calcext:value-type="float">
            <text:p>0,780553</text:p>
          </table:table-cell>
          <table:table-cell office:value-type="float" office:value="0.501943" calcext:value-type="float">
            <text:p>0,501943</text:p>
          </table:table-cell>
          <table:table-cell office:value-type="float" office:value="0.709431" calcext:value-type="float">
            <text:p>0,709431</text:p>
          </table:table-cell>
          <table:table-cell office:value-type="float" office:value="0.572651" calcext:value-type="float">
            <text:p>0,572651</text:p>
          </table:table-cell>
          <table:table-cell office:value-type="float" office:value="0.555496" calcext:value-type="float">
            <text:p>0,555496</text:p>
          </table:table-cell>
          <table:table-cell office:value-type="float" office:value="0.468426" calcext:value-type="float">
            <text:p>0,468426</text:p>
          </table:table-cell>
          <table:table-cell office:value-type="float" office:value="0.764013" calcext:value-type="float">
            <text:p>0,764013</text:p>
          </table:table-cell>
          <table:table-cell office:value-type="float" office:value="1.65402" calcext:value-type="float">
            <text:p>1,65402</text:p>
          </table:table-cell>
          <table:table-cell office:value-type="float" office:value="0.145926" calcext:value-type="float">
            <text:p>0,145926</text:p>
          </table:table-cell>
          <table:table-cell office:value-type="float" office:value="0.984516" calcext:value-type="float">
            <text:p>0,984516</text:p>
          </table:table-cell>
          <table:table-cell office:value-type="float" office:value="0.162541" calcext:value-type="float">
            <text:p>0,162541</text:p>
          </table:table-cell>
          <table:table-cell office:value-type="float" office:value="0.148749" calcext:value-type="float">
            <text:p>0,148749</text:p>
          </table:table-cell>
          <table:table-cell office:value-type="float" office:value="1.8912" calcext:value-type="float">
            <text:p>1,8912</text:p>
          </table:table-cell>
          <table:table-cell office:value-type="float" office:value="0.167626" calcext:value-type="float">
            <text:p>0,167626</text:p>
          </table:table-cell>
          <table:table-cell office:value-type="float" office:value="1.65843" calcext:value-type="float">
            <text:p>1,65843</text:p>
          </table:table-cell>
          <table:table-cell office:value-type="float" office:value="1.50005" calcext:value-type="float">
            <text:p>1,50005</text:p>
          </table:table-cell>
          <table:table-cell office:value-type="float" office:value="0.11613" calcext:value-type="float">
            <text:p>0,11613</text:p>
          </table:table-cell>
          <table:table-cell office:value-type="float" office:value="1.28045" calcext:value-type="float">
            <text:p>1,28045</text:p>
          </table:table-cell>
          <table:table-cell office:value-type="float" office:value="1.949" calcext:value-type="float">
            <text:p>1,949</text:p>
          </table:table-cell>
          <table:table-cell office:value-type="float" office:value="1.58783" calcext:value-type="float">
            <text:p>1,58783</text:p>
          </table:table-cell>
          <table:table-cell office:value-type="float" office:value="1.02655" calcext:value-type="float">
            <text:p>1,02655</text:p>
          </table:table-cell>
          <table:table-cell office:value-type="float" office:value="1.98957" calcext:value-type="float">
            <text:p>1,98957</text:p>
          </table:table-cell>
          <table:table-cell office:value-type="float" office:value="0.54638" calcext:value-type="float">
            <text:p>0,54638</text:p>
          </table:table-cell>
          <table:table-cell office:value-type="float" office:value="0.273388" calcext:value-type="float">
            <text:p>0,273388</text:p>
          </table:table-cell>
          <table:table-cell office:value-type="float" office:value="0.208202" calcext:value-type="float">
            <text:p>0,208202</text:p>
          </table:table-cell>
          <table:table-cell office:value-type="float" office:value="1.37265" calcext:value-type="float">
            <text:p>1,37265</text:p>
          </table:table-cell>
          <table:table-cell office:value-type="float" office:value="0.128899" calcext:value-type="float">
            <text:p>0,128899</text:p>
          </table:table-cell>
          <table:table-cell office:value-type="float" office:value="0.0665181" calcext:value-type="float">
            <text:p>0,0665181</text:p>
          </table:table-cell>
          <table:table-cell table:number-columns-repeated="4"/>
          <table:table-cell table:formula="of:=MIN([.A175:.BL175])" office:value-type="float" office:value="0.0665181" calcext:value-type="float">
            <text:p>0,0665181</text:p>
          </table:table-cell>
          <table:table-cell table:formula="of:=MAX([.A175:.BL175])" office:value-type="float" office:value="1.98957" calcext:value-type="float">
            <text:p>1,98957</text:p>
          </table:table-cell>
          <table:table-cell table:number-columns-repeated="7"/>
        </table:table-row>
        <table:table-row table:style-name="ro2">
          <table:table-cell office:value-type="float" office:value="0.104992" calcext:value-type="float">
            <text:p>0,104992</text:p>
          </table:table-cell>
          <table:table-cell office:value-type="float" office:value="0.194563" calcext:value-type="float">
            <text:p>0,194563</text:p>
          </table:table-cell>
          <table:table-cell office:value-type="float" office:value="0.0797789" calcext:value-type="float">
            <text:p>0,0797789</text:p>
          </table:table-cell>
          <table:table-cell office:value-type="float" office:value="0.0791199" calcext:value-type="float">
            <text:p>0,0791199</text:p>
          </table:table-cell>
          <table:table-cell office:value-type="float" office:value="0.148095" calcext:value-type="float">
            <text:p>0,148095</text:p>
          </table:table-cell>
          <table:table-cell office:value-type="float" office:value="0.108385" calcext:value-type="float">
            <text:p>0,108385</text:p>
          </table:table-cell>
          <table:table-cell office:value-type="float" office:value="0.173465" calcext:value-type="float">
            <text:p>0,173465</text:p>
          </table:table-cell>
          <table:table-cell office:value-type="float" office:value="0.199765" calcext:value-type="float">
            <text:p>0,199765</text:p>
          </table:table-cell>
          <table:table-cell office:value-type="float" office:value="0.121648" calcext:value-type="float">
            <text:p>0,121648</text:p>
          </table:table-cell>
          <table:table-cell office:value-type="float" office:value="0.144174" calcext:value-type="float">
            <text:p>0,144174</text:p>
          </table:table-cell>
          <table:table-cell office:value-type="float" office:value="0.705115" calcext:value-type="float">
            <text:p>0,705115</text:p>
          </table:table-cell>
          <table:table-cell office:value-type="float" office:value="0.137399" calcext:value-type="float">
            <text:p>0,137399</text:p>
          </table:table-cell>
          <table:table-cell office:value-type="float" office:value="0.669384" calcext:value-type="float">
            <text:p>0,669384</text:p>
          </table:table-cell>
          <table:table-cell office:value-type="float" office:value="0.647098" calcext:value-type="float">
            <text:p>0,647098</text:p>
          </table:table-cell>
          <table:table-cell office:value-type="float" office:value="1.03821" calcext:value-type="float">
            <text:p>1,03821</text:p>
          </table:table-cell>
          <table:table-cell office:value-type="float" office:value="0.170242" calcext:value-type="float">
            <text:p>0,170242</text:p>
          </table:table-cell>
          <table:table-cell office:value-type="float" office:value="0.93738" calcext:value-type="float">
            <text:p>0,93738</text:p>
          </table:table-cell>
          <table:table-cell office:value-type="float" office:value="0.85828" calcext:value-type="float">
            <text:p>0,85828</text:p>
          </table:table-cell>
          <table:table-cell office:value-type="float" office:value="0.630894" calcext:value-type="float">
            <text:p>0,630894</text:p>
          </table:table-cell>
          <table:table-cell office:value-type="float" office:value="0.165865" calcext:value-type="float">
            <text:p>0,165865</text:p>
          </table:table-cell>
          <table:table-cell office:value-type="float" office:value="0.824939" calcext:value-type="float">
            <text:p>0,824939</text:p>
          </table:table-cell>
          <table:table-cell office:value-type="float" office:value="0.142042" calcext:value-type="float">
            <text:p>0,142042</text:p>
          </table:table-cell>
          <table:table-cell office:value-type="float" office:value="1.28999" calcext:value-type="float">
            <text:p>1,28999</text:p>
          </table:table-cell>
          <table:table-cell office:value-type="float" office:value="0.698985" calcext:value-type="float">
            <text:p>0,698985</text:p>
          </table:table-cell>
          <table:table-cell office:value-type="float" office:value="0.14961" calcext:value-type="float">
            <text:p>0,14961</text:p>
          </table:table-cell>
          <table:table-cell office:value-type="float" office:value="0.753911" calcext:value-type="float">
            <text:p>0,753911</text:p>
          </table:table-cell>
          <table:table-cell office:value-type="float" office:value="0.735246" calcext:value-type="float">
            <text:p>0,735246</text:p>
          </table:table-cell>
          <table:table-cell office:value-type="float" office:value="0.742287" calcext:value-type="float">
            <text:p>0,742287</text:p>
          </table:table-cell>
          <table:table-cell office:value-type="float" office:value="0.766065" calcext:value-type="float">
            <text:p>0,766065</text:p>
          </table:table-cell>
          <table:table-cell office:value-type="float" office:value="0.156009" calcext:value-type="float">
            <text:p>0,156009</text:p>
          </table:table-cell>
          <table:table-cell office:value-type="float" office:value="1.371" calcext:value-type="float">
            <text:p>1,371</text:p>
          </table:table-cell>
          <table:table-cell office:value-type="float" office:value="0.192495" calcext:value-type="float">
            <text:p>0,192495</text:p>
          </table:table-cell>
          <table:table-cell office:value-type="float" office:value="0.648846" calcext:value-type="float">
            <text:p>0,648846</text:p>
          </table:table-cell>
          <table:table-cell office:value-type="float" office:value="0.114547" calcext:value-type="float">
            <text:p>0,114547</text:p>
          </table:table-cell>
          <table:table-cell office:value-type="float" office:value="1.13027" calcext:value-type="float">
            <text:p>1,13027</text:p>
          </table:table-cell>
          <table:table-cell office:value-type="float" office:value="1.82977" calcext:value-type="float">
            <text:p>1,82977</text:p>
          </table:table-cell>
          <table:table-cell office:value-type="float" office:value="0.245372" calcext:value-type="float">
            <text:p>0,245372</text:p>
          </table:table-cell>
          <table:table-cell office:value-type="float" office:value="0.291368" calcext:value-type="float">
            <text:p>0,291368</text:p>
          </table:table-cell>
          <table:table-cell office:value-type="float" office:value="1.89844" calcext:value-type="float">
            <text:p>1,89844</text:p>
          </table:table-cell>
          <table:table-cell office:value-type="float" office:value="2.12026" calcext:value-type="float">
            <text:p>2,12026</text:p>
          </table:table-cell>
          <table:table-cell office:value-type="float" office:value="1.93717" calcext:value-type="float">
            <text:p>1,93717</text:p>
          </table:table-cell>
          <table:table-cell office:value-type="float" office:value="1.60514" calcext:value-type="float">
            <text:p>1,60514</text:p>
          </table:table-cell>
          <table:table-cell office:value-type="float" office:value="1.7838" calcext:value-type="float">
            <text:p>1,7838</text:p>
          </table:table-cell>
          <table:table-cell office:value-type="float" office:value="0.674193" calcext:value-type="float">
            <text:p>0,674193</text:p>
          </table:table-cell>
          <table:table-cell office:value-type="float" office:value="1.41599" calcext:value-type="float">
            <text:p>1,41599</text:p>
          </table:table-cell>
          <table:table-cell office:value-type="float" office:value="1.40762" calcext:value-type="float">
            <text:p>1,40762</text:p>
          </table:table-cell>
          <table:table-cell office:value-type="float" office:value="2.13081" calcext:value-type="float">
            <text:p>2,13081</text:p>
          </table:table-cell>
          <table:table-cell office:value-type="float" office:value="1.20745" calcext:value-type="float">
            <text:p>1,20745</text:p>
          </table:table-cell>
          <table:table-cell office:value-type="float" office:value="1.66501" calcext:value-type="float">
            <text:p>1,66501</text:p>
          </table:table-cell>
          <table:table-cell office:value-type="float" office:value="1.67588" calcext:value-type="float">
            <text:p>1,67588</text:p>
          </table:table-cell>
          <table:table-cell office:value-type="float" office:value="1.50927" calcext:value-type="float">
            <text:p>1,50927</text:p>
          </table:table-cell>
          <table:table-cell office:value-type="float" office:value="0.888627" calcext:value-type="float">
            <text:p>0,888627</text:p>
          </table:table-cell>
          <table:table-cell office:value-type="float" office:value="1.66153" calcext:value-type="float">
            <text:p>1,66153</text:p>
          </table:table-cell>
          <table:table-cell office:value-type="float" office:value="1.86296" calcext:value-type="float">
            <text:p>1,86296</text:p>
          </table:table-cell>
          <table:table-cell office:value-type="float" office:value="1.23646" calcext:value-type="float">
            <text:p>1,23646</text:p>
          </table:table-cell>
          <table:table-cell office:value-type="float" office:value="1.10148" calcext:value-type="float">
            <text:p>1,10148</text:p>
          </table:table-cell>
          <table:table-cell office:value-type="float" office:value="1.21012" calcext:value-type="float">
            <text:p>1,21012</text:p>
          </table:table-cell>
          <table:table-cell office:value-type="float" office:value="1.14117" calcext:value-type="float">
            <text:p>1,14117</text:p>
          </table:table-cell>
          <table:table-cell office:value-type="float" office:value="1.01797" calcext:value-type="float">
            <text:p>1,01797</text:p>
          </table:table-cell>
          <table:table-cell office:value-type="float" office:value="0.995417" calcext:value-type="float">
            <text:p>0,995417</text:p>
          </table:table-cell>
          <table:table-cell office:value-type="float" office:value="0.852635" calcext:value-type="float">
            <text:p>0,852635</text:p>
          </table:table-cell>
          <table:table-cell office:value-type="float" office:value="1.44696" calcext:value-type="float">
            <text:p>1,44696</text:p>
          </table:table-cell>
          <table:table-cell office:value-type="float" office:value="1.38837" calcext:value-type="float">
            <text:p>1,38837</text:p>
          </table:table-cell>
          <table:table-cell office:value-type="float" office:value="0.0386219" calcext:value-type="float">
            <text:p>0,0386219</text:p>
          </table:table-cell>
          <table:table-cell table:number-columns-repeated="4"/>
          <table:table-cell table:formula="of:=MIN([.A176:.BL176])" office:value-type="float" office:value="0.0386219" calcext:value-type="float">
            <text:p>0,0386219</text:p>
          </table:table-cell>
          <table:table-cell table:formula="of:=MAX([.A176:.BL176])" office:value-type="float" office:value="2.13081" calcext:value-type="float">
            <text:p>2,13081</text:p>
          </table:table-cell>
          <table:table-cell table:number-columns-repeated="7"/>
        </table:table-row>
        <table:table-row table:style-name="ro2">
          <table:table-cell office:value-type="float" office:value="0.10708" calcext:value-type="float">
            <text:p>0,10708</text:p>
          </table:table-cell>
          <table:table-cell office:value-type="float" office:value="0.108217" calcext:value-type="float">
            <text:p>0,108217</text:p>
          </table:table-cell>
          <table:table-cell office:value-type="float" office:value="0.142399" calcext:value-type="float">
            <text:p>0,142399</text:p>
          </table:table-cell>
          <table:table-cell office:value-type="float" office:value="0.0872622" calcext:value-type="float">
            <text:p>0,0872622</text:p>
          </table:table-cell>
          <table:table-cell office:value-type="float" office:value="0.140022" calcext:value-type="float">
            <text:p>0,140022</text:p>
          </table:table-cell>
          <table:table-cell office:value-type="float" office:value="0.15113" calcext:value-type="float">
            <text:p>0,15113</text:p>
          </table:table-cell>
          <table:table-cell office:value-type="float" office:value="0.161766" calcext:value-type="float">
            <text:p>0,161766</text:p>
          </table:table-cell>
          <table:table-cell office:value-type="float" office:value="0.135138" calcext:value-type="float">
            <text:p>0,135138</text:p>
          </table:table-cell>
          <table:table-cell office:value-type="float" office:value="0.153811" calcext:value-type="float">
            <text:p>0,153811</text:p>
          </table:table-cell>
          <table:table-cell office:value-type="float" office:value="0.110199" calcext:value-type="float">
            <text:p>0,110199</text:p>
          </table:table-cell>
          <table:table-cell office:value-type="float" office:value="0.78193" calcext:value-type="float">
            <text:p>0,78193</text:p>
          </table:table-cell>
          <table:table-cell office:value-type="float" office:value="0.685477" calcext:value-type="float">
            <text:p>0,685477</text:p>
          </table:table-cell>
          <table:table-cell office:value-type="float" office:value="0.639745" calcext:value-type="float">
            <text:p>0,639745</text:p>
          </table:table-cell>
          <table:table-cell office:value-type="float" office:value="0.880806" calcext:value-type="float">
            <text:p>0,880806</text:p>
          </table:table-cell>
          <table:table-cell office:value-type="float" office:value="0.781364" calcext:value-type="float">
            <text:p>0,781364</text:p>
          </table:table-cell>
          <table:table-cell office:value-type="float" office:value="0.661148" calcext:value-type="float">
            <text:p>0,661148</text:p>
          </table:table-cell>
          <table:table-cell office:value-type="float" office:value="0.14836" calcext:value-type="float">
            <text:p>0,14836</text:p>
          </table:table-cell>
          <table:table-cell office:value-type="float" office:value="0.599634" calcext:value-type="float">
            <text:p>0,599634</text:p>
          </table:table-cell>
          <table:table-cell office:value-type="float" office:value="0.514582" calcext:value-type="float">
            <text:p>0,514582</text:p>
          </table:table-cell>
          <table:table-cell office:value-type="float" office:value="0.150042" calcext:value-type="float">
            <text:p>0,150042</text:p>
          </table:table-cell>
          <table:table-cell office:value-type="float" office:value="0.571133" calcext:value-type="float">
            <text:p>0,571133</text:p>
          </table:table-cell>
          <table:table-cell office:value-type="float" office:value="0.483956" calcext:value-type="float">
            <text:p>0,483956</text:p>
          </table:table-cell>
          <table:table-cell office:value-type="float" office:value="0.489782" calcext:value-type="float">
            <text:p>0,489782</text:p>
          </table:table-cell>
          <table:table-cell office:value-type="float" office:value="0.248821" calcext:value-type="float">
            <text:p>0,248821</text:p>
          </table:table-cell>
          <table:table-cell office:value-type="float" office:value="0.194496" calcext:value-type="float">
            <text:p>0,194496</text:p>
          </table:table-cell>
          <table:table-cell office:value-type="float" office:value="0.138172" calcext:value-type="float">
            <text:p>0,138172</text:p>
          </table:table-cell>
          <table:table-cell office:value-type="float" office:value="0.469273" calcext:value-type="float">
            <text:p>0,469273</text:p>
          </table:table-cell>
          <table:table-cell office:value-type="float" office:value="0.076324" calcext:value-type="float">
            <text:p>0,076324</text:p>
          </table:table-cell>
          <table:table-cell office:value-type="float" office:value="0.46935" calcext:value-type="float">
            <text:p>0,46935</text:p>
          </table:table-cell>
          <table:table-cell office:value-type="float" office:value="1.33055" calcext:value-type="float">
            <text:p>1,33055</text:p>
          </table:table-cell>
          <table:table-cell office:value-type="float" office:value="0.507604" calcext:value-type="float">
            <text:p>0,507604</text:p>
          </table:table-cell>
          <table:table-cell office:value-type="float" office:value="1.19812" calcext:value-type="float">
            <text:p>1,19812</text:p>
          </table:table-cell>
          <table:table-cell office:value-type="float" office:value="1.23649" calcext:value-type="float">
            <text:p>1,23649</text:p>
          </table:table-cell>
          <table:table-cell office:value-type="float" office:value="0.435641" calcext:value-type="float">
            <text:p>0,435641</text:p>
          </table:table-cell>
          <table:table-cell office:value-type="float" office:value="1.05786" calcext:value-type="float">
            <text:p>1,05786</text:p>
          </table:table-cell>
          <table:table-cell office:value-type="float" office:value="1.31982" calcext:value-type="float">
            <text:p>1,31982</text:p>
          </table:table-cell>
          <table:table-cell office:value-type="float" office:value="0.924738" calcext:value-type="float">
            <text:p>0,924738</text:p>
          </table:table-cell>
          <table:table-cell office:value-type="float" office:value="0.941695" calcext:value-type="float">
            <text:p>0,941695</text:p>
          </table:table-cell>
          <table:table-cell office:value-type="float" office:value="0.806402" calcext:value-type="float">
            <text:p>0,806402</text:p>
          </table:table-cell>
          <table:table-cell office:value-type="float" office:value="1.13766" calcext:value-type="float">
            <text:p>1,13766</text:p>
          </table:table-cell>
          <table:table-cell office:value-type="float" office:value="1.14594" calcext:value-type="float">
            <text:p>1,14594</text:p>
          </table:table-cell>
          <table:table-cell office:value-type="float" office:value="0.760395" calcext:value-type="float">
            <text:p>0,760395</text:p>
          </table:table-cell>
          <table:table-cell office:value-type="float" office:value="0.885925" calcext:value-type="float">
            <text:p>0,885925</text:p>
          </table:table-cell>
          <table:table-cell office:value-type="float" office:value="1.02619" calcext:value-type="float">
            <text:p>1,02619</text:p>
          </table:table-cell>
          <table:table-cell office:value-type="float" office:value="1.24784" calcext:value-type="float">
            <text:p>1,24784</text:p>
          </table:table-cell>
          <table:table-cell office:value-type="float" office:value="0.963595" calcext:value-type="float">
            <text:p>0,963595</text:p>
          </table:table-cell>
          <table:table-cell office:value-type="float" office:value="0.956486" calcext:value-type="float">
            <text:p>0,956486</text:p>
          </table:table-cell>
          <table:table-cell office:value-type="float" office:value="1.49114" calcext:value-type="float">
            <text:p>1,49114</text:p>
          </table:table-cell>
          <table:table-cell office:value-type="float" office:value="1.25624" calcext:value-type="float">
            <text:p>1,25624</text:p>
          </table:table-cell>
          <table:table-cell office:value-type="float" office:value="0.887127" calcext:value-type="float">
            <text:p>0,887127</text:p>
          </table:table-cell>
          <table:table-cell office:value-type="float" office:value="1.00084" calcext:value-type="float">
            <text:p>1,00084</text:p>
          </table:table-cell>
          <table:table-cell office:value-type="float" office:value="0.901892" calcext:value-type="float">
            <text:p>0,901892</text:p>
          </table:table-cell>
          <table:table-cell office:value-type="float" office:value="0.17868" calcext:value-type="float">
            <text:p>0,17868</text:p>
          </table:table-cell>
          <table:table-cell office:value-type="float" office:value="0.111102" calcext:value-type="float">
            <text:p>0,111102</text:p>
          </table:table-cell>
          <table:table-cell office:value-type="float" office:value="0.152096" calcext:value-type="float">
            <text:p>0,152096</text:p>
          </table:table-cell>
          <table:table-cell office:value-type="float" office:value="0.149261" calcext:value-type="float">
            <text:p>0,149261</text:p>
          </table:table-cell>
          <table:table-cell office:value-type="float" office:value="0.110169" calcext:value-type="float">
            <text:p>0,110169</text:p>
          </table:table-cell>
          <table:table-cell office:value-type="float" office:value="0.375206" calcext:value-type="float">
            <text:p>0,375206</text:p>
          </table:table-cell>
          <table:table-cell office:value-type="float" office:value="0.350722" calcext:value-type="float">
            <text:p>0,350722</text:p>
          </table:table-cell>
          <table:table-cell office:value-type="float" office:value="0.216114" calcext:value-type="float">
            <text:p>0,216114</text:p>
          </table:table-cell>
          <table:table-cell office:value-type="float" office:value="0.328416" calcext:value-type="float">
            <text:p>0,328416</text:p>
          </table:table-cell>
          <table:table-cell office:value-type="float" office:value="0.536447" calcext:value-type="float">
            <text:p>0,536447</text:p>
          </table:table-cell>
          <table:table-cell office:value-type="float" office:value="0.185906" calcext:value-type="float">
            <text:p>0,185906</text:p>
          </table:table-cell>
          <table:table-cell office:value-type="float" office:value="0.0341599" calcext:value-type="float">
            <text:p>0,0341599</text:p>
          </table:table-cell>
          <table:table-cell table:number-columns-repeated="4"/>
          <table:table-cell table:formula="of:=MIN([.A177:.BL177])" office:value-type="float" office:value="0.0341599" calcext:value-type="float">
            <text:p>0,0341599</text:p>
          </table:table-cell>
          <table:table-cell table:formula="of:=MAX([.A177:.BL177])" office:value-type="float" office:value="1.49114" calcext:value-type="float">
            <text:p>1,49114</text:p>
          </table:table-cell>
          <table:table-cell table:number-columns-repeated="7"/>
        </table:table-row>
        <table:table-row table:style-name="ro2">
          <table:table-cell office:value-type="float" office:value="0.137674" calcext:value-type="float">
            <text:p>0,137674</text:p>
          </table:table-cell>
          <table:table-cell office:value-type="float" office:value="0.152902" calcext:value-type="float">
            <text:p>0,152902</text:p>
          </table:table-cell>
          <table:table-cell office:value-type="float" office:value="0.106794" calcext:value-type="float">
            <text:p>0,106794</text:p>
          </table:table-cell>
          <table:table-cell office:value-type="float" office:value="0.107907" calcext:value-type="float">
            <text:p>0,107907</text:p>
          </table:table-cell>
          <table:table-cell office:value-type="float" office:value="0.109542" calcext:value-type="float">
            <text:p>0,109542</text:p>
          </table:table-cell>
          <table:table-cell office:value-type="float" office:value="0.217609" calcext:value-type="float">
            <text:p>0,217609</text:p>
          </table:table-cell>
          <table:table-cell office:value-type="float" office:value="0.106575" calcext:value-type="float">
            <text:p>0,106575</text:p>
          </table:table-cell>
          <table:table-cell office:value-type="float" office:value="0.518832" calcext:value-type="float">
            <text:p>0,518832</text:p>
          </table:table-cell>
          <table:table-cell office:value-type="float" office:value="0.560465" calcext:value-type="float">
            <text:p>0,560465</text:p>
          </table:table-cell>
          <table:table-cell office:value-type="float" office:value="0.671823" calcext:value-type="float">
            <text:p>0,671823</text:p>
          </table:table-cell>
          <table:table-cell office:value-type="float" office:value="0.682755" calcext:value-type="float">
            <text:p>0,682755</text:p>
          </table:table-cell>
          <table:table-cell office:value-type="float" office:value="0.371935" calcext:value-type="float">
            <text:p>0,371935</text:p>
          </table:table-cell>
          <table:table-cell office:value-type="float" office:value="0.411044" calcext:value-type="float">
            <text:p>0,411044</text:p>
          </table:table-cell>
          <table:table-cell office:value-type="float" office:value="0.899429" calcext:value-type="float">
            <text:p>0,899429</text:p>
          </table:table-cell>
          <table:table-cell office:value-type="float" office:value="0.756984" calcext:value-type="float">
            <text:p>0,756984</text:p>
          </table:table-cell>
          <table:table-cell office:value-type="float" office:value="0.360649" calcext:value-type="float">
            <text:p>0,360649</text:p>
          </table:table-cell>
          <table:table-cell office:value-type="float" office:value="0.619423" calcext:value-type="float">
            <text:p>0,619423</text:p>
          </table:table-cell>
          <table:table-cell office:value-type="float" office:value="0.55771" calcext:value-type="float">
            <text:p>0,55771</text:p>
          </table:table-cell>
          <table:table-cell office:value-type="float" office:value="0.409051" calcext:value-type="float">
            <text:p>0,409051</text:p>
          </table:table-cell>
          <table:table-cell office:value-type="float" office:value="0.939581" calcext:value-type="float">
            <text:p>0,939581</text:p>
          </table:table-cell>
          <table:table-cell office:value-type="float" office:value="0.717466" calcext:value-type="float">
            <text:p>0,717466</text:p>
          </table:table-cell>
          <table:table-cell office:value-type="float" office:value="0.418778" calcext:value-type="float">
            <text:p>0,418778</text:p>
          </table:table-cell>
          <table:table-cell office:value-type="float" office:value="0.662093" calcext:value-type="float">
            <text:p>0,662093</text:p>
          </table:table-cell>
          <table:table-cell office:value-type="float" office:value="0.598348" calcext:value-type="float">
            <text:p>0,598348</text:p>
          </table:table-cell>
          <table:table-cell office:value-type="float" office:value="1.11328" calcext:value-type="float">
            <text:p>1,11328</text:p>
          </table:table-cell>
          <table:table-cell office:value-type="float" office:value="0.558832" calcext:value-type="float">
            <text:p>0,558832</text:p>
          </table:table-cell>
          <table:table-cell office:value-type="float" office:value="0.623357" calcext:value-type="float">
            <text:p>0,623357</text:p>
          </table:table-cell>
          <table:table-cell office:value-type="float" office:value="0.49059" calcext:value-type="float">
            <text:p>0,49059</text:p>
          </table:table-cell>
          <table:table-cell office:value-type="float" office:value="0.531198" calcext:value-type="float">
            <text:p>0,531198</text:p>
          </table:table-cell>
          <table:table-cell office:value-type="float" office:value="0.490019" calcext:value-type="float">
            <text:p>0,490019</text:p>
          </table:table-cell>
          <table:table-cell office:value-type="float" office:value="0.497312" calcext:value-type="float">
            <text:p>0,497312</text:p>
          </table:table-cell>
          <table:table-cell office:value-type="float" office:value="0.428227" calcext:value-type="float">
            <text:p>0,428227</text:p>
          </table:table-cell>
          <table:table-cell office:value-type="float" office:value="0.471532" calcext:value-type="float">
            <text:p>0,471532</text:p>
          </table:table-cell>
          <table:table-cell office:value-type="float" office:value="1.55903" calcext:value-type="float">
            <text:p>1,55903</text:p>
          </table:table-cell>
          <table:table-cell office:value-type="float" office:value="0.485671" calcext:value-type="float">
            <text:p>0,485671</text:p>
          </table:table-cell>
          <table:table-cell office:value-type="float" office:value="1.34622" calcext:value-type="float">
            <text:p>1,34622</text:p>
          </table:table-cell>
          <table:table-cell office:value-type="float" office:value="0.479803" calcext:value-type="float">
            <text:p>0,479803</text:p>
          </table:table-cell>
          <table:table-cell office:value-type="float" office:value="0.47681" calcext:value-type="float">
            <text:p>0,47681</text:p>
          </table:table-cell>
          <table:table-cell office:value-type="float" office:value="0.581298" calcext:value-type="float">
            <text:p>0,581298</text:p>
          </table:table-cell>
          <table:table-cell office:value-type="float" office:value="0.430612" calcext:value-type="float">
            <text:p>0,430612</text:p>
          </table:table-cell>
          <table:table-cell office:value-type="float" office:value="0.455557" calcext:value-type="float">
            <text:p>0,455557</text:p>
          </table:table-cell>
          <table:table-cell office:value-type="float" office:value="0.33225" calcext:value-type="float">
            <text:p>0,33225</text:p>
          </table:table-cell>
          <table:table-cell office:value-type="float" office:value="0.496057" calcext:value-type="float">
            <text:p>0,496057</text:p>
          </table:table-cell>
          <table:table-cell office:value-type="float" office:value="0.520301" calcext:value-type="float">
            <text:p>0,520301</text:p>
          </table:table-cell>
          <table:table-cell office:value-type="float" office:value="0.125803" calcext:value-type="float">
            <text:p>0,125803</text:p>
          </table:table-cell>
          <table:table-cell office:value-type="float" office:value="0.539798" calcext:value-type="float">
            <text:p>0,539798</text:p>
          </table:table-cell>
          <table:table-cell office:value-type="float" office:value="1.80683" calcext:value-type="float">
            <text:p>1,80683</text:p>
          </table:table-cell>
          <table:table-cell office:value-type="float" office:value="1.49533" calcext:value-type="float">
            <text:p>1,49533</text:p>
          </table:table-cell>
          <table:table-cell office:value-type="float" office:value="1.49521" calcext:value-type="float">
            <text:p>1,49521</text:p>
          </table:table-cell>
          <table:table-cell office:value-type="float" office:value="1.39992" calcext:value-type="float">
            <text:p>1,39992</text:p>
          </table:table-cell>
          <table:table-cell office:value-type="float" office:value="1.36915" calcext:value-type="float">
            <text:p>1,36915</text:p>
          </table:table-cell>
          <table:table-cell office:value-type="float" office:value="1.18289" calcext:value-type="float">
            <text:p>1,18289</text:p>
          </table:table-cell>
          <table:table-cell office:value-type="float" office:value="1.21548" calcext:value-type="float">
            <text:p>1,21548</text:p>
          </table:table-cell>
          <table:table-cell office:value-type="float" office:value="0.580232" calcext:value-type="float">
            <text:p>0,580232</text:p>
          </table:table-cell>
          <table:table-cell office:value-type="float" office:value="1.28402" calcext:value-type="float">
            <text:p>1,28402</text:p>
          </table:table-cell>
          <table:table-cell office:value-type="float" office:value="0.200314" calcext:value-type="float">
            <text:p>0,200314</text:p>
          </table:table-cell>
          <table:table-cell office:value-type="float" office:value="0.768254" calcext:value-type="float">
            <text:p>0,768254</text:p>
          </table:table-cell>
          <table:table-cell office:value-type="float" office:value="0.0803559" calcext:value-type="float">
            <text:p>0,0803559</text:p>
          </table:table-cell>
          <table:table-cell office:value-type="float" office:value="0.124973" calcext:value-type="float">
            <text:p>0,124973</text:p>
          </table:table-cell>
          <table:table-cell office:value-type="float" office:value="0.0959291" calcext:value-type="float">
            <text:p>0,0959291</text:p>
          </table:table-cell>
          <table:table-cell office:value-type="float" office:value="0.0839322" calcext:value-type="float">
            <text:p>0,0839322</text:p>
          </table:table-cell>
          <table:table-cell office:value-type="float" office:value="0.273787" calcext:value-type="float">
            <text:p>0,273787</text:p>
          </table:table-cell>
          <table:table-cell office:value-type="float" office:value="0.248788" calcext:value-type="float">
            <text:p>0,248788</text:p>
          </table:table-cell>
          <table:table-cell office:value-type="float" office:value="0.234965" calcext:value-type="float">
            <text:p>0,234965</text:p>
          </table:table-cell>
          <table:table-cell table:number-columns-repeated="4"/>
          <table:table-cell table:formula="of:=MIN([.A178:.BL178])" office:value-type="float" office:value="0.0803559" calcext:value-type="float">
            <text:p>0,0803559</text:p>
          </table:table-cell>
          <table:table-cell table:formula="of:=MAX([.A178:.BL178])" office:value-type="float" office:value="1.80683" calcext:value-type="float">
            <text:p>1,80683</text:p>
          </table:table-cell>
          <table:table-cell table:number-columns-repeated="7"/>
        </table:table-row>
        <table:table-row table:style-name="ro2">
          <table:table-cell office:value-type="float" office:value="0.105059" calcext:value-type="float">
            <text:p>0,105059</text:p>
          </table:table-cell>
          <table:table-cell office:value-type="float" office:value="0.109629" calcext:value-type="float">
            <text:p>0,109629</text:p>
          </table:table-cell>
          <table:table-cell office:value-type="float" office:value="0.156413" calcext:value-type="float">
            <text:p>0,156413</text:p>
          </table:table-cell>
          <table:table-cell office:value-type="float" office:value="0.214671" calcext:value-type="float">
            <text:p>0,214671</text:p>
          </table:table-cell>
          <table:table-cell office:value-type="float" office:value="0.110765" calcext:value-type="float">
            <text:p>0,110765</text:p>
          </table:table-cell>
          <table:table-cell office:value-type="float" office:value="0.111239" calcext:value-type="float">
            <text:p>0,111239</text:p>
          </table:table-cell>
          <table:table-cell office:value-type="float" office:value="0.111643" calcext:value-type="float">
            <text:p>0,111643</text:p>
          </table:table-cell>
          <table:table-cell office:value-type="float" office:value="0.121117" calcext:value-type="float">
            <text:p>0,121117</text:p>
          </table:table-cell>
          <table:table-cell office:value-type="float" office:value="0.115806" calcext:value-type="float">
            <text:p>0,115806</text:p>
          </table:table-cell>
          <table:table-cell office:value-type="float" office:value="0.13921" calcext:value-type="float">
            <text:p>0,13921</text:p>
          </table:table-cell>
          <table:table-cell office:value-type="float" office:value="0.16965" calcext:value-type="float">
            <text:p>0,16965</text:p>
          </table:table-cell>
          <table:table-cell office:value-type="float" office:value="0.623344" calcext:value-type="float">
            <text:p>0,623344</text:p>
          </table:table-cell>
          <table:table-cell office:value-type="float" office:value="0.214485" calcext:value-type="float">
            <text:p>0,214485</text:p>
          </table:table-cell>
          <table:table-cell office:value-type="float" office:value="0.612029" calcext:value-type="float">
            <text:p>0,612029</text:p>
          </table:table-cell>
          <table:table-cell office:value-type="float" office:value="0.107333" calcext:value-type="float">
            <text:p>0,107333</text:p>
          </table:table-cell>
          <table:table-cell office:value-type="float" office:value="0.524803" calcext:value-type="float">
            <text:p>0,524803</text:p>
          </table:table-cell>
          <table:table-cell office:value-type="float" office:value="0.700209" calcext:value-type="float">
            <text:p>0,700209</text:p>
          </table:table-cell>
          <table:table-cell office:value-type="float" office:value="0.0992632" calcext:value-type="float">
            <text:p>0,0992632</text:p>
          </table:table-cell>
          <table:table-cell office:value-type="float" office:value="0.536652" calcext:value-type="float">
            <text:p>0,536652</text:p>
          </table:table-cell>
          <table:table-cell office:value-type="float" office:value="0.104398" calcext:value-type="float">
            <text:p>0,104398</text:p>
          </table:table-cell>
          <table:table-cell office:value-type="float" office:value="0.602637" calcext:value-type="float">
            <text:p>0,602637</text:p>
          </table:table-cell>
          <table:table-cell office:value-type="float" office:value="0.16152" calcext:value-type="float">
            <text:p>0,16152</text:p>
          </table:table-cell>
          <table:table-cell office:value-type="float" office:value="0.117614" calcext:value-type="float">
            <text:p>0,117614</text:p>
          </table:table-cell>
          <table:table-cell office:value-type="float" office:value="0.121834" calcext:value-type="float">
            <text:p>0,121834</text:p>
          </table:table-cell>
          <table:table-cell office:value-type="float" office:value="1.2379" calcext:value-type="float">
            <text:p>1,2379</text:p>
          </table:table-cell>
          <table:table-cell office:value-type="float" office:value="1.04051" calcext:value-type="float">
            <text:p>1,04051</text:p>
          </table:table-cell>
          <table:table-cell office:value-type="float" office:value="1.30456" calcext:value-type="float">
            <text:p>1,30456</text:p>
          </table:table-cell>
          <table:table-cell office:value-type="float" office:value="0.637635" calcext:value-type="float">
            <text:p>0,637635</text:p>
          </table:table-cell>
          <table:table-cell office:value-type="float" office:value="0.880505" calcext:value-type="float">
            <text:p>0,880505</text:p>
          </table:table-cell>
          <table:table-cell office:value-type="float" office:value="0.471434" calcext:value-type="float">
            <text:p>0,471434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32489" calcext:value-type="float">
            <text:p>1,32489</text:p>
          </table:table-cell>
          <table:table-cell office:value-type="float" office:value="1.12849" calcext:value-type="float">
            <text:p>1,12849</text:p>
          </table:table-cell>
          <table:table-cell office:value-type="float" office:value="0.741495" calcext:value-type="float">
            <text:p>0,741495</text:p>
          </table:table-cell>
          <table:table-cell office:value-type="float" office:value="0.110371" calcext:value-type="float">
            <text:p>0,110371</text:p>
          </table:table-cell>
          <table:table-cell office:value-type="float" office:value="0.149566" calcext:value-type="float">
            <text:p>0,149566</text:p>
          </table:table-cell>
          <table:table-cell office:value-type="float" office:value="1.10856" calcext:value-type="float">
            <text:p>1,10856</text:p>
          </table:table-cell>
          <table:table-cell office:value-type="float" office:value="1.13715" calcext:value-type="float">
            <text:p>1,13715</text:p>
          </table:table-cell>
          <table:table-cell office:value-type="float" office:value="0.142076" calcext:value-type="float">
            <text:p>0,142076</text:p>
          </table:table-cell>
          <table:table-cell office:value-type="float" office:value="0.99955" calcext:value-type="float">
            <text:p>0,99955</text:p>
          </table:table-cell>
          <table:table-cell office:value-type="float" office:value="1.03252" calcext:value-type="float">
            <text:p>1,03252</text:p>
          </table:table-cell>
          <table:table-cell office:value-type="float" office:value="0.964926" calcext:value-type="float">
            <text:p>0,964926</text:p>
          </table:table-cell>
          <table:table-cell office:value-type="float" office:value="0.198204" calcext:value-type="float">
            <text:p>0,198204</text:p>
          </table:table-cell>
          <table:table-cell office:value-type="float" office:value="0.855801" calcext:value-type="float">
            <text:p>0,855801</text:p>
          </table:table-cell>
          <table:table-cell office:value-type="float" office:value="0.145509" calcext:value-type="float">
            <text:p>0,145509</text:p>
          </table:table-cell>
          <table:table-cell office:value-type="float" office:value="0.146806" calcext:value-type="float">
            <text:p>0,146806</text:p>
          </table:table-cell>
          <table:table-cell office:value-type="float" office:value="0.999114" calcext:value-type="float">
            <text:p>0,999114</text:p>
          </table:table-cell>
          <table:table-cell office:value-type="float" office:value="1.77775" calcext:value-type="float">
            <text:p>1,77775</text:p>
          </table:table-cell>
          <table:table-cell office:value-type="float" office:value="0.953037" calcext:value-type="float">
            <text:p>0,953037</text:p>
          </table:table-cell>
          <table:table-cell office:value-type="float" office:value="0.522718" calcext:value-type="float">
            <text:p>0,522718</text:p>
          </table:table-cell>
          <table:table-cell office:value-type="float" office:value="0.855908" calcext:value-type="float">
            <text:p>0,855908</text:p>
          </table:table-cell>
          <table:table-cell office:value-type="float" office:value="0.378949" calcext:value-type="float">
            <text:p>0,378949</text:p>
          </table:table-cell>
          <table:table-cell office:value-type="float" office:value="0.865516" calcext:value-type="float">
            <text:p>0,865516</text:p>
          </table:table-cell>
          <table:table-cell office:value-type="float" office:value="1.65314" calcext:value-type="float">
            <text:p>1,65314</text:p>
          </table:table-cell>
          <table:table-cell office:value-type="float" office:value="0.892667" calcext:value-type="float">
            <text:p>0,892667</text:p>
          </table:table-cell>
          <table:table-cell office:value-type="float" office:value="0.609819" calcext:value-type="float">
            <text:p>0,609819</text:p>
          </table:table-cell>
          <table:table-cell office:value-type="float" office:value="0.561582" calcext:value-type="float">
            <text:p>0,561582</text:p>
          </table:table-cell>
          <table:table-cell office:value-type="float" office:value="0.843343" calcext:value-type="float">
            <text:p>0,843343</text:p>
          </table:table-cell>
          <table:table-cell office:value-type="float" office:value="0.373207" calcext:value-type="float">
            <text:p>0,373207</text:p>
          </table:table-cell>
          <table:table-cell office:value-type="float" office:value="0.791924" calcext:value-type="float">
            <text:p>0,791924</text:p>
          </table:table-cell>
          <table:table-cell office:value-type="float" office:value="0.726773" calcext:value-type="float">
            <text:p>0,726773</text:p>
          </table:table-cell>
          <table:table-cell office:value-type="float" office:value="0.136426" calcext:value-type="float">
            <text:p>0,136426</text:p>
          </table:table-cell>
          <table:table-cell office:value-type="float" office:value="0.110981" calcext:value-type="float">
            <text:p>0,110981</text:p>
          </table:table-cell>
          <table:table-cell office:value-type="float" office:value="0.072037" calcext:value-type="float">
            <text:p>0,072037</text:p>
          </table:table-cell>
          <table:table-cell table:number-columns-repeated="4"/>
          <table:table-cell table:formula="of:=MIN([.A179:.BL179])" office:value-type="float" office:value="0.072037" calcext:value-type="float">
            <text:p>0,072037</text:p>
          </table:table-cell>
          <table:table-cell table:formula="of:=MAX([.A179:.BL179])" office:value-type="float" office:value="1.77775" calcext:value-type="float">
            <text:p>1,77775</text:p>
          </table:table-cell>
          <table:table-cell table:number-columns-repeated="7"/>
        </table:table-row>
        <table:table-row table:style-name="ro2">
          <table:table-cell office:value-type="float" office:value="0.0919151" calcext:value-type="float">
            <text:p>0,0919151</text:p>
          </table:table-cell>
          <table:table-cell office:value-type="float" office:value="0.119243" calcext:value-type="float">
            <text:p>0,119243</text:p>
          </table:table-cell>
          <table:table-cell office:value-type="float" office:value="0.135098" calcext:value-type="float">
            <text:p>0,135098</text:p>
          </table:table-cell>
          <table:table-cell office:value-type="float" office:value="0.0745721" calcext:value-type="float">
            <text:p>0,0745721</text:p>
          </table:table-cell>
          <table:table-cell office:value-type="float" office:value="0.118411" calcext:value-type="float">
            <text:p>0,118411</text:p>
          </table:table-cell>
          <table:table-cell office:value-type="float" office:value="0.164528" calcext:value-type="float">
            <text:p>0,164528</text:p>
          </table:table-cell>
          <table:table-cell office:value-type="float" office:value="0.0476441" calcext:value-type="float">
            <text:p>0,0476441</text:p>
          </table:table-cell>
          <table:table-cell office:value-type="float" office:value="0.0581431" calcext:value-type="float">
            <text:p>0,0581431</text:p>
          </table:table-cell>
          <table:table-cell office:value-type="float" office:value="0.0403969" calcext:value-type="float">
            <text:p>0,0403969</text:p>
          </table:table-cell>
          <table:table-cell office:value-type="float" office:value="0.173151" calcext:value-type="float">
            <text:p>0,173151</text:p>
          </table:table-cell>
          <table:table-cell office:value-type="float" office:value="0.0737231" calcext:value-type="float">
            <text:p>0,0737231</text:p>
          </table:table-cell>
          <table:table-cell office:value-type="float" office:value="0.110842" calcext:value-type="float">
            <text:p>0,110842</text:p>
          </table:table-cell>
          <table:table-cell office:value-type="float" office:value="0.08232" calcext:value-type="float">
            <text:p>0,08232</text:p>
          </table:table-cell>
          <table:table-cell office:value-type="float" office:value="0.557146" calcext:value-type="float">
            <text:p>0,557146</text:p>
          </table:table-cell>
          <table:table-cell office:value-type="float" office:value="0.474287" calcext:value-type="float">
            <text:p>0,474287</text:p>
          </table:table-cell>
          <table:table-cell office:value-type="float" office:value="0.462727" calcext:value-type="float">
            <text:p>0,462727</text:p>
          </table:table-cell>
          <table:table-cell office:value-type="float" office:value="0.616091" calcext:value-type="float">
            <text:p>0,616091</text:p>
          </table:table-cell>
          <table:table-cell office:value-type="float" office:value="0.0444632" calcext:value-type="float">
            <text:p>0,0444632</text:p>
          </table:table-cell>
          <table:table-cell office:value-type="float" office:value="0.233339" calcext:value-type="float">
            <text:p>0,233339</text:p>
          </table:table-cell>
          <table:table-cell office:value-type="float" office:value="0.578068" calcext:value-type="float">
            <text:p>0,578068</text:p>
          </table:table-cell>
          <table:table-cell office:value-type="float" office:value="0.533786" calcext:value-type="float">
            <text:p>0,533786</text:p>
          </table:table-cell>
          <table:table-cell office:value-type="float" office:value="0.754496" calcext:value-type="float">
            <text:p>0,754496</text:p>
          </table:table-cell>
          <table:table-cell office:value-type="float" office:value="0.4603" calcext:value-type="float">
            <text:p>0,4603</text:p>
          </table:table-cell>
          <table:table-cell office:value-type="float" office:value="0.327355" calcext:value-type="float">
            <text:p>0,327355</text:p>
          </table:table-cell>
          <table:table-cell office:value-type="float" office:value="0.271281" calcext:value-type="float">
            <text:p>0,271281</text:p>
          </table:table-cell>
          <table:table-cell office:value-type="float" office:value="0.226644" calcext:value-type="float">
            <text:p>0,226644</text:p>
          </table:table-cell>
          <table:table-cell office:value-type="float" office:value="0.17007" calcext:value-type="float">
            <text:p>0,17007</text:p>
          </table:table-cell>
          <table:table-cell office:value-type="float" office:value="0.464325" calcext:value-type="float">
            <text:p>0,464325</text:p>
          </table:table-cell>
          <table:table-cell office:value-type="float" office:value="0.106223" calcext:value-type="float">
            <text:p>0,106223</text:p>
          </table:table-cell>
          <table:table-cell office:value-type="float" office:value="0.382207" calcext:value-type="float">
            <text:p>0,382207</text:p>
          </table:table-cell>
          <table:table-cell office:value-type="float" office:value="0.382832" calcext:value-type="float">
            <text:p>0,382832</text:p>
          </table:table-cell>
          <table:table-cell office:value-type="float" office:value="0.489236" calcext:value-type="float">
            <text:p>0,489236</text:p>
          </table:table-cell>
          <table:table-cell office:value-type="float" office:value="0.128234" calcext:value-type="float">
            <text:p>0,128234</text:p>
          </table:table-cell>
          <table:table-cell office:value-type="float" office:value="0.270732" calcext:value-type="float">
            <text:p>0,270732</text:p>
          </table:table-cell>
          <table:table-cell office:value-type="float" office:value="0.13426" calcext:value-type="float">
            <text:p>0,13426</text:p>
          </table:table-cell>
          <table:table-cell office:value-type="float" office:value="0.08496" calcext:value-type="float">
            <text:p>0,08496</text:p>
          </table:table-cell>
          <table:table-cell office:value-type="float" office:value="0.134436" calcext:value-type="float">
            <text:p>0,134436</text:p>
          </table:table-cell>
          <table:table-cell office:value-type="float" office:value="0.499867" calcext:value-type="float">
            <text:p>0,499867</text:p>
          </table:table-cell>
          <table:table-cell office:value-type="float" office:value="1.27569" calcext:value-type="float">
            <text:p>1,27569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131843" calcext:value-type="float">
            <text:p>0,131843</text:p>
          </table:table-cell>
          <table:table-cell office:value-type="float" office:value="0.304158" calcext:value-type="float">
            <text:p>0,304158</text:p>
          </table:table-cell>
          <table:table-cell office:value-type="float" office:value="0.148937" calcext:value-type="float">
            <text:p>0,148937</text:p>
          </table:table-cell>
          <table:table-cell office:value-type="float" office:value="0.295368" calcext:value-type="float">
            <text:p>0,295368</text:p>
          </table:table-cell>
          <table:table-cell office:value-type="float" office:value="0.124977" calcext:value-type="float">
            <text:p>0,124977</text:p>
          </table:table-cell>
          <table:table-cell office:value-type="float" office:value="0.174022" calcext:value-type="float">
            <text:p>0,174022</text:p>
          </table:table-cell>
          <table:table-cell office:value-type="float" office:value="0.544438" calcext:value-type="float">
            <text:p>0,544438</text:p>
          </table:table-cell>
          <table:table-cell office:value-type="float" office:value="0.351879" calcext:value-type="float">
            <text:p>0,351879</text:p>
          </table:table-cell>
          <table:table-cell office:value-type="float" office:value="0.464973" calcext:value-type="float">
            <text:p>0,464973</text:p>
          </table:table-cell>
          <table:table-cell office:value-type="float" office:value="0.612259" calcext:value-type="float">
            <text:p>0,612259</text:p>
          </table:table-cell>
          <table:table-cell office:value-type="float" office:value="0.446593" calcext:value-type="float">
            <text:p>0,446593</text:p>
          </table:table-cell>
          <table:table-cell office:value-type="float" office:value="0.4663" calcext:value-type="float">
            <text:p>0,4663</text:p>
          </table:table-cell>
          <table:table-cell office:value-type="float" office:value="0.371062" calcext:value-type="float">
            <text:p>0,371062</text:p>
          </table:table-cell>
          <table:table-cell office:value-type="float" office:value="1.34886" calcext:value-type="float">
            <text:p>1,34886</text:p>
          </table:table-cell>
          <table:table-cell office:value-type="float" office:value="0.131992" calcext:value-type="float">
            <text:p>0,131992</text:p>
          </table:table-cell>
          <table:table-cell office:value-type="float" office:value="1.4525" calcext:value-type="float">
            <text:p>1,4525</text:p>
          </table:table-cell>
          <table:table-cell office:value-type="float" office:value="1.45315" calcext:value-type="float">
            <text:p>1,45315</text:p>
          </table:table-cell>
          <table:table-cell office:value-type="float" office:value="0.321879" calcext:value-type="float">
            <text:p>0,321879</text:p>
          </table:table-cell>
          <table:table-cell office:value-type="float" office:value="0.31486" calcext:value-type="float">
            <text:p>0,31486</text:p>
          </table:table-cell>
          <table:table-cell office:value-type="float" office:value="0.386102" calcext:value-type="float">
            <text:p>0,386102</text:p>
          </table:table-cell>
          <table:table-cell office:value-type="float" office:value="0.222734" calcext:value-type="float">
            <text:p>0,222734</text:p>
          </table:table-cell>
          <table:table-cell office:value-type="float" office:value="0.328682" calcext:value-type="float">
            <text:p>0,328682</text:p>
          </table:table-cell>
          <table:table-cell office:value-type="float" office:value="0.272724" calcext:value-type="float">
            <text:p>0,272724</text:p>
          </table:table-cell>
          <table:table-cell office:value-type="float" office:value="0.996453" calcext:value-type="float">
            <text:p>0,996453</text:p>
          </table:table-cell>
          <table:table-cell table:number-columns-repeated="4"/>
          <table:table-cell table:formula="of:=MIN([.A180:.BL180])" office:value-type="float" office:value="0.0403969" calcext:value-type="float">
            <text:p>0,0403969</text:p>
          </table:table-cell>
          <table:table-cell table:formula="of:=MAX([.A180:.BL180])" office:value-type="float" office:value="1.45315" calcext:value-type="float">
            <text:p>1,45315</text:p>
          </table:table-cell>
          <table:table-cell table:number-columns-repeated="7"/>
        </table:table-row>
        <table:table-row table:style-name="ro2">
          <table:table-cell office:value-type="float" office:value="0.137156" calcext:value-type="float">
            <text:p>0,137156</text:p>
          </table:table-cell>
          <table:table-cell office:value-type="float" office:value="0.118142" calcext:value-type="float">
            <text:p>0,118142</text:p>
          </table:table-cell>
          <table:table-cell office:value-type="float" office:value="0.138755" calcext:value-type="float">
            <text:p>0,138755</text:p>
          </table:table-cell>
          <table:table-cell office:value-type="float" office:value="0.155809" calcext:value-type="float">
            <text:p>0,155809</text:p>
          </table:table-cell>
          <table:table-cell office:value-type="float" office:value="0.159527" calcext:value-type="float">
            <text:p>0,159527</text:p>
          </table:table-cell>
          <table:table-cell office:value-type="float" office:value="0.14574" calcext:value-type="float">
            <text:p>0,14574</text:p>
          </table:table-cell>
          <table:table-cell office:value-type="float" office:value="0.127495" calcext:value-type="float">
            <text:p>0,127495</text:p>
          </table:table-cell>
          <table:table-cell office:value-type="float" office:value="0.13849" calcext:value-type="float">
            <text:p>0,13849</text:p>
          </table:table-cell>
          <table:table-cell office:value-type="float" office:value="0.105346" calcext:value-type="float">
            <text:p>0,105346</text:p>
          </table:table-cell>
          <table:table-cell office:value-type="float" office:value="0.463301" calcext:value-type="float">
            <text:p>0,463301</text:p>
          </table:table-cell>
          <table:table-cell office:value-type="float" office:value="0.907977" calcext:value-type="float">
            <text:p>0,907977</text:p>
          </table:table-cell>
          <table:table-cell office:value-type="float" office:value="0.095818" calcext:value-type="float">
            <text:p>0,095818</text:p>
          </table:table-cell>
          <table:table-cell office:value-type="float" office:value="0.13748" calcext:value-type="float">
            <text:p>0,13748</text:p>
          </table:table-cell>
          <table:table-cell office:value-type="float" office:value="0.806869" calcext:value-type="float">
            <text:p>0,806869</text:p>
          </table:table-cell>
          <table:table-cell office:value-type="float" office:value="0.650534" calcext:value-type="float">
            <text:p>0,650534</text:p>
          </table:table-cell>
          <table:table-cell office:value-type="float" office:value="0.530868" calcext:value-type="float">
            <text:p>0,530868</text:p>
          </table:table-cell>
          <table:table-cell office:value-type="float" office:value="0.416682" calcext:value-type="float">
            <text:p>0,416682</text:p>
          </table:table-cell>
          <table:table-cell office:value-type="float" office:value="0.400725" calcext:value-type="float">
            <text:p>0,400725</text:p>
          </table:table-cell>
          <table:table-cell office:value-type="float" office:value="0.794055" calcext:value-type="float">
            <text:p>0,794055</text:p>
          </table:table-cell>
          <table:table-cell office:value-type="float" office:value="0.236006" calcext:value-type="float">
            <text:p>0,236006</text:p>
          </table:table-cell>
          <table:table-cell office:value-type="float" office:value="0.379261" calcext:value-type="float">
            <text:p>0,379261</text:p>
          </table:table-cell>
          <table:table-cell office:value-type="float" office:value="1.03784" calcext:value-type="float">
            <text:p>1,03784</text:p>
          </table:table-cell>
          <table:table-cell office:value-type="float" office:value="0.0939269" calcext:value-type="float">
            <text:p>0,0939269</text:p>
          </table:table-cell>
          <table:table-cell office:value-type="float" office:value="0.490412" calcext:value-type="float">
            <text:p>0,490412</text:p>
          </table:table-cell>
          <table:table-cell office:value-type="float" office:value="0.141147" calcext:value-type="float">
            <text:p>0,141147</text:p>
          </table:table-cell>
          <table:table-cell office:value-type="float" office:value="1.42838" calcext:value-type="float">
            <text:p>1,42838</text:p>
          </table:table-cell>
          <table:table-cell office:value-type="float" office:value="1.30283" calcext:value-type="float">
            <text:p>1,30283</text:p>
          </table:table-cell>
          <table:table-cell office:value-type="float" office:value="1.16415" calcext:value-type="float">
            <text:p>1,16415</text:p>
          </table:table-cell>
          <table:table-cell office:value-type="float" office:value="1.01556" calcext:value-type="float">
            <text:p>1,01556</text:p>
          </table:table-cell>
          <table:table-cell office:value-type="float" office:value="0.886595" calcext:value-type="float">
            <text:p>0,886595</text:p>
          </table:table-cell>
          <table:table-cell office:value-type="float" office:value="0.668563" calcext:value-type="float">
            <text:p>0,668563</text:p>
          </table:table-cell>
          <table:table-cell office:value-type="float" office:value="0.504096" calcext:value-type="float">
            <text:p>0,504096</text:p>
          </table:table-cell>
          <table:table-cell office:value-type="float" office:value="1.54909" calcext:value-type="float">
            <text:p>1,54909</text:p>
          </table:table-cell>
          <table:table-cell office:value-type="float" office:value="0.500662" calcext:value-type="float">
            <text:p>0,500662</text:p>
          </table:table-cell>
          <table:table-cell office:value-type="float" office:value="0.58657" calcext:value-type="float">
            <text:p>0,58657</text:p>
          </table:table-cell>
          <table:table-cell office:value-type="float" office:value="1.27091" calcext:value-type="float">
            <text:p>1,27091</text:p>
          </table:table-cell>
          <table:table-cell office:value-type="float" office:value="0.630629" calcext:value-type="float">
            <text:p>0,630629</text:p>
          </table:table-cell>
          <table:table-cell office:value-type="float" office:value="0.617286" calcext:value-type="float">
            <text:p>0,617286</text:p>
          </table:table-cell>
          <table:table-cell office:value-type="float" office:value="0.366448" calcext:value-type="float">
            <text:p>0,366448</text:p>
          </table:table-cell>
          <table:table-cell office:value-type="float" office:value="0.598622" calcext:value-type="float">
            <text:p>0,598622</text:p>
          </table:table-cell>
          <table:table-cell office:value-type="float" office:value="0.816883" calcext:value-type="float">
            <text:p>0,816883</text:p>
          </table:table-cell>
          <table:table-cell office:value-type="float" office:value="0.115921" calcext:value-type="float">
            <text:p>0,115921</text:p>
          </table:table-cell>
          <table:table-cell office:value-type="float" office:value="1.64083" calcext:value-type="float">
            <text:p>1,64083</text:p>
          </table:table-cell>
          <table:table-cell office:value-type="float" office:value="0.612301" calcext:value-type="float">
            <text:p>0,612301</text:p>
          </table:table-cell>
          <table:table-cell office:value-type="float" office:value="1.78661" calcext:value-type="float">
            <text:p>1,78661</text:p>
          </table:table-cell>
          <table:table-cell office:value-type="float" office:value="0.651664" calcext:value-type="float">
            <text:p>0,651664</text:p>
          </table:table-cell>
          <table:table-cell office:value-type="float" office:value="0.545304" calcext:value-type="float">
            <text:p>0,545304</text:p>
          </table:table-cell>
          <table:table-cell office:value-type="float" office:value="0.945105" calcext:value-type="float">
            <text:p>0,945105</text:p>
          </table:table-cell>
          <table:table-cell office:value-type="float" office:value="0.569259" calcext:value-type="float">
            <text:p>0,569259</text:p>
          </table:table-cell>
          <table:table-cell office:value-type="float" office:value="0.562868" calcext:value-type="float">
            <text:p>0,562868</text:p>
          </table:table-cell>
          <table:table-cell office:value-type="float" office:value="0.557341" calcext:value-type="float">
            <text:p>0,557341</text:p>
          </table:table-cell>
          <table:table-cell office:value-type="float" office:value="1.09136" calcext:value-type="float">
            <text:p>1,09136</text:p>
          </table:table-cell>
          <table:table-cell office:value-type="float" office:value="1.2038" calcext:value-type="float">
            <text:p>1,2038</text:p>
          </table:table-cell>
          <table:table-cell office:value-type="float" office:value="1.3224" calcext:value-type="float">
            <text:p>1,3224</text:p>
          </table:table-cell>
          <table:table-cell office:value-type="float" office:value="0.065321" calcext:value-type="float">
            <text:p>0,065321</text:p>
          </table:table-cell>
          <table:table-cell office:value-type="float" office:value="1.41466" calcext:value-type="float">
            <text:p>1,41466</text:p>
          </table:table-cell>
          <table:table-cell office:value-type="float" office:value="1.4249" calcext:value-type="float">
            <text:p>1,4249</text:p>
          </table:table-cell>
          <table:table-cell office:value-type="float" office:value="0.127103" calcext:value-type="float">
            <text:p>0,127103</text:p>
          </table:table-cell>
          <table:table-cell office:value-type="float" office:value="0.252994" calcext:value-type="float">
            <text:p>0,252994</text:p>
          </table:table-cell>
          <table:table-cell office:value-type="float" office:value="0.109496" calcext:value-type="float">
            <text:p>0,109496</text:p>
          </table:table-cell>
          <table:table-cell office:value-type="float" office:value="0.173464" calcext:value-type="float">
            <text:p>0,173464</text:p>
          </table:table-cell>
          <table:table-cell office:value-type="float" office:value="0.13726" calcext:value-type="float">
            <text:p>0,13726</text:p>
          </table:table-cell>
          <table:table-cell office:value-type="float" office:value="0.134695" calcext:value-type="float">
            <text:p>0,134695</text:p>
          </table:table-cell>
          <table:table-cell office:value-type="float" office:value="0.04757" calcext:value-type="float">
            <text:p>0,04757</text:p>
          </table:table-cell>
          <table:table-cell table:number-columns-repeated="4"/>
          <table:table-cell table:formula="of:=MIN([.A181:.BL181])" office:value-type="float" office:value="0.04757" calcext:value-type="float">
            <text:p>0,04757</text:p>
          </table:table-cell>
          <table:table-cell table:formula="of:=MAX([.A181:.BL181])" office:value-type="float" office:value="1.78661" calcext:value-type="float">
            <text:p>1,78661</text:p>
          </table:table-cell>
          <table:table-cell table:number-columns-repeated="7"/>
        </table:table-row>
        <table:table-row table:style-name="ro2">
          <table:table-cell office:value-type="float" office:value="0.145164" calcext:value-type="float">
            <text:p>0,145164</text:p>
          </table:table-cell>
          <table:table-cell office:value-type="float" office:value="0.13779" calcext:value-type="float">
            <text:p>0,13779</text:p>
          </table:table-cell>
          <table:table-cell office:value-type="float" office:value="0.14054" calcext:value-type="float">
            <text:p>0,14054</text:p>
          </table:table-cell>
          <table:table-cell office:value-type="float" office:value="0.316402" calcext:value-type="float">
            <text:p>0,316402</text:p>
          </table:table-cell>
          <table:table-cell office:value-type="float" office:value="0.19186" calcext:value-type="float">
            <text:p>0,19186</text:p>
          </table:table-cell>
          <table:table-cell office:value-type="float" office:value="0.0916159" calcext:value-type="float">
            <text:p>0,0916159</text:p>
          </table:table-cell>
          <table:table-cell office:value-type="float" office:value="0.156954" calcext:value-type="float">
            <text:p>0,156954</text:p>
          </table:table-cell>
          <table:table-cell office:value-type="float" office:value="0.169163" calcext:value-type="float">
            <text:p>0,169163</text:p>
          </table:table-cell>
          <table:table-cell office:value-type="float" office:value="0.137801" calcext:value-type="float">
            <text:p>0,137801</text:p>
          </table:table-cell>
          <table:table-cell office:value-type="float" office:value="0.317907" calcext:value-type="float">
            <text:p>0,317907</text:p>
          </table:table-cell>
          <table:table-cell office:value-type="float" office:value="0.22178" calcext:value-type="float">
            <text:p>0,22178</text:p>
          </table:table-cell>
          <table:table-cell office:value-type="float" office:value="0.136925" calcext:value-type="float">
            <text:p>0,136925</text:p>
          </table:table-cell>
          <table:table-cell office:value-type="float" office:value="0.746183" calcext:value-type="float">
            <text:p>0,746183</text:p>
          </table:table-cell>
          <table:table-cell office:value-type="float" office:value="0.206586" calcext:value-type="float">
            <text:p>0,206586</text:p>
          </table:table-cell>
          <table:table-cell office:value-type="float" office:value="0.16198" calcext:value-type="float">
            <text:p>0,16198</text:p>
          </table:table-cell>
          <table:table-cell office:value-type="float" office:value="0.615349" calcext:value-type="float">
            <text:p>0,615349</text:p>
          </table:table-cell>
          <table:table-cell office:value-type="float" office:value="0.187036" calcext:value-type="float">
            <text:p>0,187036</text:p>
          </table:table-cell>
          <table:table-cell office:value-type="float" office:value="0.12671" calcext:value-type="float">
            <text:p>0,12671</text:p>
          </table:table-cell>
          <table:table-cell office:value-type="float" office:value="0.646275" calcext:value-type="float">
            <text:p>0,646275</text:p>
          </table:table-cell>
          <table:table-cell office:value-type="float" office:value="0.118132" calcext:value-type="float">
            <text:p>0,118132</text:p>
          </table:table-cell>
          <table:table-cell office:value-type="float" office:value="0.674788" calcext:value-type="float">
            <text:p>0,674788</text:p>
          </table:table-cell>
          <table:table-cell office:value-type="float" office:value="0.17697" calcext:value-type="float">
            <text:p>0,17697</text:p>
          </table:table-cell>
          <table:table-cell office:value-type="float" office:value="0.117565" calcext:value-type="float">
            <text:p>0,117565</text:p>
          </table:table-cell>
          <table:table-cell office:value-type="float" office:value="0.232353" calcext:value-type="float">
            <text:p>0,232353</text:p>
          </table:table-cell>
          <table:table-cell office:value-type="float" office:value="0.102467" calcext:value-type="float">
            <text:p>0,102467</text:p>
          </table:table-cell>
          <table:table-cell office:value-type="float" office:value="0.0937049" calcext:value-type="float">
            <text:p>0,0937049</text:p>
          </table:table-cell>
          <table:table-cell office:value-type="float" office:value="0.133865" calcext:value-type="float">
            <text:p>0,133865</text:p>
          </table:table-cell>
          <table:table-cell office:value-type="float" office:value="0.215607" calcext:value-type="float">
            <text:p>0,215607</text:p>
          </table:table-cell>
          <table:table-cell office:value-type="float" office:value="0.111748" calcext:value-type="float">
            <text:p>0,111748</text:p>
          </table:table-cell>
          <table:table-cell office:value-type="float" office:value="1.08871" calcext:value-type="float">
            <text:p>1,08871</text:p>
          </table:table-cell>
          <table:table-cell office:value-type="float" office:value="0.161012" calcext:value-type="float">
            <text:p>0,161012</text:p>
          </table:table-cell>
          <table:table-cell office:value-type="float" office:value="0.114323" calcext:value-type="float">
            <text:p>0,114323</text:p>
          </table:table-cell>
          <table:table-cell office:value-type="float" office:value="0.210951" calcext:value-type="float">
            <text:p>0,210951</text:p>
          </table:table-cell>
          <table:table-cell office:value-type="float" office:value="0.224013" calcext:value-type="float">
            <text:p>0,224013</text:p>
          </table:table-cell>
          <table:table-cell office:value-type="float" office:value="0.0798841" calcext:value-type="float">
            <text:p>0,0798841</text:p>
          </table:table-cell>
          <table:table-cell office:value-type="float" office:value="0.17394" calcext:value-type="float">
            <text:p>0,17394</text:p>
          </table:table-cell>
          <table:table-cell office:value-type="float" office:value="0.157053" calcext:value-type="float">
            <text:p>0,157053</text:p>
          </table:table-cell>
          <table:table-cell office:value-type="float" office:value="0.0708489" calcext:value-type="float">
            <text:p>0,0708489</text:p>
          </table:table-cell>
          <table:table-cell office:value-type="float" office:value="1.44896" calcext:value-type="float">
            <text:p>1,44896</text:p>
          </table:table-cell>
          <table:table-cell office:value-type="float" office:value="0.186352" calcext:value-type="float">
            <text:p>0,186352</text:p>
          </table:table-cell>
          <table:table-cell office:value-type="float" office:value="0.159343" calcext:value-type="float">
            <text:p>0,159343</text:p>
          </table:table-cell>
          <table:table-cell office:value-type="float" office:value="0.15351" calcext:value-type="float">
            <text:p>0,15351</text:p>
          </table:table-cell>
          <table:table-cell office:value-type="float" office:value="0.087698" calcext:value-type="float">
            <text:p>0,087698</text:p>
          </table:table-cell>
          <table:table-cell office:value-type="float" office:value="0.069149" calcext:value-type="float">
            <text:p>0,069149</text:p>
          </table:table-cell>
          <table:table-cell office:value-type="float" office:value="0.091444" calcext:value-type="float">
            <text:p>0,091444</text:p>
          </table:table-cell>
          <table:table-cell office:value-type="float" office:value="0.220519" calcext:value-type="float">
            <text:p>0,220519</text:p>
          </table:table-cell>
          <table:table-cell office:value-type="float" office:value="0.7615" calcext:value-type="float">
            <text:p>0,7615</text:p>
          </table:table-cell>
          <table:table-cell office:value-type="float" office:value="0.063813" calcext:value-type="float">
            <text:p>0,063813</text:p>
          </table:table-cell>
          <table:table-cell office:value-type="float" office:value="0.150481" calcext:value-type="float">
            <text:p>0,150481</text:p>
          </table:table-cell>
          <table:table-cell office:value-type="float" office:value="2.09085" calcext:value-type="float">
            <text:p>2,09085</text:p>
          </table:table-cell>
          <table:table-cell office:value-type="float" office:value="1.95405" calcext:value-type="float">
            <text:p>1,95405</text:p>
          </table:table-cell>
          <table:table-cell office:value-type="float" office:value="0.058969" calcext:value-type="float">
            <text:p>0,058969</text:p>
          </table:table-cell>
          <table:table-cell office:value-type="float" office:value="1.84536" calcext:value-type="float">
            <text:p>1,84536</text:p>
          </table:table-cell>
          <table:table-cell office:value-type="float" office:value="1.72484" calcext:value-type="float">
            <text:p>1,72484</text:p>
          </table:table-cell>
          <table:table-cell office:value-type="float" office:value="1.77077" calcext:value-type="float">
            <text:p>1,77077</text:p>
          </table:table-cell>
          <table:table-cell office:value-type="float" office:value="1.76276" calcext:value-type="float">
            <text:p>1,76276</text:p>
          </table:table-cell>
          <table:table-cell office:value-type="float" office:value="1.65501" calcext:value-type="float">
            <text:p>1,65501</text:p>
          </table:table-cell>
          <table:table-cell office:value-type="float" office:value="1.57886" calcext:value-type="float">
            <text:p>1,57886</text:p>
          </table:table-cell>
          <table:table-cell office:value-type="float" office:value="2.00951" calcext:value-type="float">
            <text:p>2,00951</text:p>
          </table:table-cell>
          <table:table-cell office:value-type="float" office:value="0.269462" calcext:value-type="float">
            <text:p>0,269462</text:p>
          </table:table-cell>
          <table:table-cell office:value-type="float" office:value="1.98554" calcext:value-type="float">
            <text:p>1,98554</text:p>
          </table:table-cell>
          <table:table-cell office:value-type="float" office:value="0.692422" calcext:value-type="float">
            <text:p>0,692422</text:p>
          </table:table-cell>
          <table:table-cell office:value-type="float" office:value="1.22286" calcext:value-type="float">
            <text:p>1,22286</text:p>
          </table:table-cell>
          <table:table-cell office:value-type="float" office:value="0.056551" calcext:value-type="float">
            <text:p>0,056551</text:p>
          </table:table-cell>
          <table:table-cell table:number-columns-repeated="4"/>
          <table:table-cell table:formula="of:=MIN([.A182:.BL182])" office:value-type="float" office:value="0.056551" calcext:value-type="float">
            <text:p>0,056551</text:p>
          </table:table-cell>
          <table:table-cell table:formula="of:=MAX([.A182:.BL182])" office:value-type="float" office:value="2.09085" calcext:value-type="float">
            <text:p>2,09085</text:p>
          </table:table-cell>
          <table:table-cell table:number-columns-repeated="7"/>
        </table:table-row>
        <table:table-row table:style-name="ro2">
          <table:table-cell office:value-type="float" office:value="0.0929461" calcext:value-type="float">
            <text:p>0,0929461</text:p>
          </table:table-cell>
          <table:table-cell office:value-type="float" office:value="0.148639" calcext:value-type="float">
            <text:p>0,148639</text:p>
          </table:table-cell>
          <table:table-cell office:value-type="float" office:value="0.08868" calcext:value-type="float">
            <text:p>0,08868</text:p>
          </table:table-cell>
          <table:table-cell office:value-type="float" office:value="0.109125" calcext:value-type="float">
            <text:p>0,109125</text:p>
          </table:table-cell>
          <table:table-cell office:value-type="float" office:value="0.0734761" calcext:value-type="float">
            <text:p>0,0734761</text:p>
          </table:table-cell>
          <table:table-cell office:value-type="float" office:value="0.143085" calcext:value-type="float">
            <text:p>0,143085</text:p>
          </table:table-cell>
          <table:table-cell office:value-type="float" office:value="0.321667" calcext:value-type="float">
            <text:p>0,321667</text:p>
          </table:table-cell>
          <table:table-cell office:value-type="float" office:value="0.0546899" calcext:value-type="float">
            <text:p>0,0546899</text:p>
          </table:table-cell>
          <table:table-cell office:value-type="float" office:value="0.293385" calcext:value-type="float">
            <text:p>0,293385</text:p>
          </table:table-cell>
          <table:table-cell office:value-type="float" office:value="0.240094" calcext:value-type="float">
            <text:p>0,240094</text:p>
          </table:table-cell>
          <table:table-cell office:value-type="float" office:value="0.059773" calcext:value-type="float">
            <text:p>0,059773</text:p>
          </table:table-cell>
          <table:table-cell office:value-type="float" office:value="0.0681281" calcext:value-type="float">
            <text:p>0,0681281</text:p>
          </table:table-cell>
          <table:table-cell office:value-type="float" office:value="0.328337" calcext:value-type="float">
            <text:p>0,328337</text:p>
          </table:table-cell>
          <table:table-cell office:value-type="float" office:value="0.282772" calcext:value-type="float">
            <text:p>0,282772</text:p>
          </table:table-cell>
          <table:table-cell office:value-type="float" office:value="0.261533" calcext:value-type="float">
            <text:p>0,261533</text:p>
          </table:table-cell>
          <table:table-cell office:value-type="float" office:value="0.101454" calcext:value-type="float">
            <text:p>0,101454</text:p>
          </table:table-cell>
          <table:table-cell office:value-type="float" office:value="0.0642149" calcext:value-type="float">
            <text:p>0,0642149</text:p>
          </table:table-cell>
          <table:table-cell office:value-type="float" office:value="0.0595839" calcext:value-type="float">
            <text:p>0,0595839</text:p>
          </table:table-cell>
          <table:table-cell office:value-type="float" office:value="0.27141" calcext:value-type="float">
            <text:p>0,27141</text:p>
          </table:table-cell>
          <table:table-cell office:value-type="float" office:value="0.168379" calcext:value-type="float">
            <text:p>0,168379</text:p>
          </table:table-cell>
          <table:table-cell office:value-type="float" office:value="0.222233" calcext:value-type="float">
            <text:p>0,222233</text:p>
          </table:table-cell>
          <table:table-cell office:value-type="float" office:value="0.343027" calcext:value-type="float">
            <text:p>0,343027</text:p>
          </table:table-cell>
          <table:table-cell office:value-type="float" office:value="0.311002" calcext:value-type="float">
            <text:p>0,311002</text:p>
          </table:table-cell>
          <table:table-cell office:value-type="float" office:value="0.438557" calcext:value-type="float">
            <text:p>0,438557</text:p>
          </table:table-cell>
          <table:table-cell office:value-type="float" office:value="0.148431" calcext:value-type="float">
            <text:p>0,148431</text:p>
          </table:table-cell>
          <table:table-cell office:value-type="float" office:value="0.0660419" calcext:value-type="float">
            <text:p>0,0660419</text:p>
          </table:table-cell>
          <table:table-cell office:value-type="float" office:value="1.24509" calcext:value-type="float">
            <text:p>1,24509</text:p>
          </table:table-cell>
          <table:table-cell office:value-type="float" office:value="0.23388" calcext:value-type="float">
            <text:p>0,23388</text:p>
          </table:table-cell>
          <table:table-cell office:value-type="float" office:value="0.269545" calcext:value-type="float">
            <text:p>0,269545</text:p>
          </table:table-cell>
          <table:table-cell office:value-type="float" office:value="0.24551" calcext:value-type="float">
            <text:p>0,24551</text:p>
          </table:table-cell>
          <table:table-cell office:value-type="float" office:value="1.23492" calcext:value-type="float">
            <text:p>1,23492</text:p>
          </table:table-cell>
          <table:table-cell office:value-type="float" office:value="0.310285" calcext:value-type="float">
            <text:p>0,310285</text:p>
          </table:table-cell>
          <table:table-cell office:value-type="float" office:value="0.991016" calcext:value-type="float">
            <text:p>0,991016</text:p>
          </table:table-cell>
          <table:table-cell office:value-type="float" office:value="1.17218" calcext:value-type="float">
            <text:p>1,17218</text:p>
          </table:table-cell>
          <table:table-cell office:value-type="float" office:value="0.371506" calcext:value-type="float">
            <text:p>0,371506</text:p>
          </table:table-cell>
          <table:table-cell office:value-type="float" office:value="1.30885" calcext:value-type="float">
            <text:p>1,30885</text:p>
          </table:table-cell>
          <table:table-cell office:value-type="float" office:value="0.905548" calcext:value-type="float">
            <text:p>0,905548</text:p>
          </table:table-cell>
          <table:table-cell office:value-type="float" office:value="1.22693" calcext:value-type="float">
            <text:p>1,22693</text:p>
          </table:table-cell>
          <table:table-cell office:value-type="float" office:value="1.18613" calcext:value-type="float">
            <text:p>1,18613</text:p>
          </table:table-cell>
          <table:table-cell office:value-type="float" office:value="0.831384" calcext:value-type="float">
            <text:p>0,831384</text:p>
          </table:table-cell>
          <table:table-cell office:value-type="float" office:value="1.15405" calcext:value-type="float">
            <text:p>1,15405</text:p>
          </table:table-cell>
          <table:table-cell office:value-type="float" office:value="1.10812" calcext:value-type="float">
            <text:p>1,10812</text:p>
          </table:table-cell>
          <table:table-cell office:value-type="float" office:value="0.904507" calcext:value-type="float">
            <text:p>0,904507</text:p>
          </table:table-cell>
          <table:table-cell office:value-type="float" office:value="1.07663" calcext:value-type="float">
            <text:p>1,07663</text:p>
          </table:table-cell>
          <table:table-cell office:value-type="float" office:value="1.00935" calcext:value-type="float">
            <text:p>1,00935</text:p>
          </table:table-cell>
          <table:table-cell office:value-type="float" office:value="0.133644" calcext:value-type="float">
            <text:p>0,133644</text:p>
          </table:table-cell>
          <table:table-cell office:value-type="float" office:value="0.164006" calcext:value-type="float">
            <text:p>0,164006</text:p>
          </table:table-cell>
          <table:table-cell office:value-type="float" office:value="0.157706" calcext:value-type="float">
            <text:p>0,157706</text:p>
          </table:table-cell>
          <table:table-cell office:value-type="float" office:value="0.138365" calcext:value-type="float">
            <text:p>0,138365</text:p>
          </table:table-cell>
          <table:table-cell office:value-type="float" office:value="0.141751" calcext:value-type="float">
            <text:p>0,141751</text:p>
          </table:table-cell>
          <table:table-cell office:value-type="float" office:value="0.154871" calcext:value-type="float">
            <text:p>0,154871</text:p>
          </table:table-cell>
          <table:table-cell office:value-type="float" office:value="0.105759" calcext:value-type="float">
            <text:p>0,105759</text:p>
          </table:table-cell>
          <table:table-cell office:value-type="float" office:value="0.14369" calcext:value-type="float">
            <text:p>0,14369</text:p>
          </table:table-cell>
          <table:table-cell office:value-type="float" office:value="0.303601" calcext:value-type="float">
            <text:p>0,303601</text:p>
          </table:table-cell>
          <table:table-cell office:value-type="float" office:value="0.172518" calcext:value-type="float">
            <text:p>0,172518</text:p>
          </table:table-cell>
          <table:table-cell office:value-type="float" office:value="0.408203" calcext:value-type="float">
            <text:p>0,408203</text:p>
          </table:table-cell>
          <table:table-cell office:value-type="float" office:value="0.098094" calcext:value-type="float">
            <text:p>0,098094</text:p>
          </table:table-cell>
          <table:table-cell office:value-type="float" office:value="0.149763" calcext:value-type="float">
            <text:p>0,149763</text:p>
          </table:table-cell>
          <table:table-cell office:value-type="float" office:value="0.213433" calcext:value-type="float">
            <text:p>0,213433</text:p>
          </table:table-cell>
          <table:table-cell office:value-type="float" office:value="0.179735" calcext:value-type="float">
            <text:p>0,179735</text:p>
          </table:table-cell>
          <table:table-cell office:value-type="float" office:value="0.0797808" calcext:value-type="float">
            <text:p>0,0797808</text:p>
          </table:table-cell>
          <table:table-cell office:value-type="float" office:value="0.215078" calcext:value-type="float">
            <text:p>0,215078</text:p>
          </table:table-cell>
          <table:table-cell office:value-type="float" office:value="0.0388808" calcext:value-type="float">
            <text:p>0,0388808</text:p>
          </table:table-cell>
          <table:table-cell office:value-type="float" office:value="0.0747459" calcext:value-type="float">
            <text:p>0,0747459</text:p>
          </table:table-cell>
          <table:table-cell table:number-columns-repeated="4"/>
          <table:table-cell table:formula="of:=MIN([.A183:.BL183])" office:value-type="float" office:value="0.0388808" calcext:value-type="float">
            <text:p>0,0388808</text:p>
          </table:table-cell>
          <table:table-cell table:formula="of:=MAX([.A183:.BL183])" office:value-type="float" office:value="1.30885" calcext:value-type="float">
            <text:p>1,30885</text:p>
          </table:table-cell>
          <table:table-cell table:number-columns-repeated="7"/>
        </table:table-row>
        <table:table-row table:style-name="ro2">
          <table:table-cell office:value-type="float" office:value="0.11254" calcext:value-type="float">
            <text:p>0,11254</text:p>
          </table:table-cell>
          <table:table-cell office:value-type="float" office:value="0.115849" calcext:value-type="float">
            <text:p>0,115849</text:p>
          </table:table-cell>
          <table:table-cell office:value-type="float" office:value="0.144029" calcext:value-type="float">
            <text:p>0,144029</text:p>
          </table:table-cell>
          <table:table-cell office:value-type="float" office:value="0.44629" calcext:value-type="float">
            <text:p>0,44629</text:p>
          </table:table-cell>
          <table:table-cell office:value-type="float" office:value="0.368469" calcext:value-type="float">
            <text:p>0,368469</text:p>
          </table:table-cell>
          <table:table-cell office:value-type="float" office:value="0.12217" calcext:value-type="float">
            <text:p>0,12217</text:p>
          </table:table-cell>
          <table:table-cell office:value-type="float" office:value="0.157126" calcext:value-type="float">
            <text:p>0,157126</text:p>
          </table:table-cell>
          <table:table-cell office:value-type="float" office:value="0.149802" calcext:value-type="float">
            <text:p>0,149802</text:p>
          </table:table-cell>
          <table:table-cell office:value-type="float" office:value="0.151824" calcext:value-type="float">
            <text:p>0,151824</text:p>
          </table:table-cell>
          <table:table-cell office:value-type="float" office:value="0.142947" calcext:value-type="float">
            <text:p>0,142947</text:p>
          </table:table-cell>
          <table:table-cell office:value-type="float" office:value="0.208807" calcext:value-type="float">
            <text:p>0,208807</text:p>
          </table:table-cell>
          <table:table-cell office:value-type="float" office:value="0.502176" calcext:value-type="float">
            <text:p>0,502176</text:p>
          </table:table-cell>
          <table:table-cell office:value-type="float" office:value="1.0372" calcext:value-type="float">
            <text:p>1,0372</text:p>
          </table:table-cell>
          <table:table-cell office:value-type="float" office:value="0.152827" calcext:value-type="float">
            <text:p>0,152827</text:p>
          </table:table-cell>
          <table:table-cell office:value-type="float" office:value="0.81645" calcext:value-type="float">
            <text:p>0,81645</text:p>
          </table:table-cell>
          <table:table-cell office:value-type="float" office:value="0.538391" calcext:value-type="float">
            <text:p>0,538391</text:p>
          </table:table-cell>
          <table:table-cell office:value-type="float" office:value="0.124459" calcext:value-type="float">
            <text:p>0,124459</text:p>
          </table:table-cell>
          <table:table-cell office:value-type="float" office:value="0.641512" calcext:value-type="float">
            <text:p>0,641512</text:p>
          </table:table-cell>
          <table:table-cell office:value-type="float" office:value="1.19356" calcext:value-type="float">
            <text:p>1,19356</text:p>
          </table:table-cell>
          <table:table-cell office:value-type="float" office:value="0.525847" calcext:value-type="float">
            <text:p>0,525847</text:p>
          </table:table-cell>
          <table:table-cell office:value-type="float" office:value="0.205815" calcext:value-type="float">
            <text:p>0,205815</text:p>
          </table:table-cell>
          <table:table-cell office:value-type="float" office:value="1.0402" calcext:value-type="float">
            <text:p>1,0402</text:p>
          </table:table-cell>
          <table:table-cell office:value-type="float" office:value="1.18864" calcext:value-type="float">
            <text:p>1,18864</text:p>
          </table:table-cell>
          <table:table-cell office:value-type="float" office:value="1.0771" calcext:value-type="float">
            <text:p>1,0771</text:p>
          </table:table-cell>
          <table:table-cell office:value-type="float" office:value="0.376689" calcext:value-type="float">
            <text:p>0,376689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904063" calcext:value-type="float">
            <text:p>0,904063</text:p>
          </table:table-cell>
          <table:table-cell office:value-type="float" office:value="0.155376" calcext:value-type="float">
            <text:p>0,155376</text:p>
          </table:table-cell>
          <table:table-cell office:value-type="float" office:value="0.892004" calcext:value-type="float">
            <text:p>0,892004</text:p>
          </table:table-cell>
          <table:table-cell office:value-type="float" office:value="0.546875" calcext:value-type="float">
            <text:p>0,546875</text:p>
          </table:table-cell>
          <table:table-cell office:value-type="float" office:value="0.675779" calcext:value-type="float">
            <text:p>0,675779</text:p>
          </table:table-cell>
          <table:table-cell office:value-type="float" office:value="0.113792" calcext:value-type="float">
            <text:p>0,113792</text:p>
          </table:table-cell>
          <table:table-cell office:value-type="float" office:value="1.40839" calcext:value-type="float">
            <text:p>1,40839</text:p>
          </table:table-cell>
          <table:table-cell office:value-type="float" office:value="0.860108" calcext:value-type="float">
            <text:p>0,860108</text:p>
          </table:table-cell>
          <table:table-cell office:value-type="float" office:value="0.746155" calcext:value-type="float">
            <text:p>0,746155</text:p>
          </table:table-cell>
          <table:table-cell office:value-type="float" office:value="0.322482" calcext:value-type="float">
            <text:p>0,322482</text:p>
          </table:table-cell>
          <table:table-cell office:value-type="float" office:value="1.10572" calcext:value-type="float">
            <text:p>1,10572</text:p>
          </table:table-cell>
          <table:table-cell office:value-type="float" office:value="1.00724" calcext:value-type="float">
            <text:p>1,00724</text:p>
          </table:table-cell>
          <table:table-cell office:value-type="float" office:value="1.04063" calcext:value-type="float">
            <text:p>1,04063</text:p>
          </table:table-cell>
          <table:table-cell office:value-type="float" office:value="0.132904" calcext:value-type="float">
            <text:p>0,132904</text:p>
          </table:table-cell>
          <table:table-cell office:value-type="float" office:value="1.39506" calcext:value-type="float">
            <text:p>1,39506</text:p>
          </table:table-cell>
          <table:table-cell office:value-type="float" office:value="0.49769" calcext:value-type="float">
            <text:p>0,49769</text:p>
          </table:table-cell>
          <table:table-cell office:value-type="float" office:value="0.0620131" calcext:value-type="float">
            <text:p>0,0620131</text:p>
          </table:table-cell>
          <table:table-cell office:value-type="float" office:value="0.104729" calcext:value-type="float">
            <text:p>0,104729</text:p>
          </table:table-cell>
          <table:table-cell office:value-type="float" office:value="0.220604" calcext:value-type="float">
            <text:p>0,220604</text:p>
          </table:table-cell>
          <table:table-cell office:value-type="float" office:value="0.705069" calcext:value-type="float">
            <text:p>0,705069</text:p>
          </table:table-cell>
          <table:table-cell office:value-type="float" office:value="0.509004" calcext:value-type="float">
            <text:p>0,509004</text:p>
          </table:table-cell>
          <table:table-cell office:value-type="float" office:value="0.44972" calcext:value-type="float">
            <text:p>0,44972</text:p>
          </table:table-cell>
          <table:table-cell office:value-type="float" office:value="0.342487" calcext:value-type="float">
            <text:p>0,342487</text:p>
          </table:table-cell>
          <table:table-cell office:value-type="float" office:value="0.330667" calcext:value-type="float">
            <text:p>0,330667</text:p>
          </table:table-cell>
          <table:table-cell office:value-type="float" office:value="1.22535" calcext:value-type="float">
            <text:p>1,22535</text:p>
          </table:table-cell>
          <table:table-cell office:value-type="float" office:value="0.321758" calcext:value-type="float">
            <text:p>0,321758</text:p>
          </table:table-cell>
          <table:table-cell office:value-type="float" office:value="1.44126" calcext:value-type="float">
            <text:p>1,44126</text:p>
          </table:table-cell>
          <table:table-cell office:value-type="float" office:value="0.264155" calcext:value-type="float">
            <text:p>0,264155</text:p>
          </table:table-cell>
          <table:table-cell office:value-type="float" office:value="0.128677" calcext:value-type="float">
            <text:p>0,128677</text:p>
          </table:table-cell>
          <table:table-cell office:value-type="float" office:value="0.721893" calcext:value-type="float">
            <text:p>0,721893</text:p>
          </table:table-cell>
          <table:table-cell office:value-type="float" office:value="0.172339" calcext:value-type="float">
            <text:p>0,172339</text:p>
          </table:table-cell>
          <table:table-cell office:value-type="float" office:value="0.223626" calcext:value-type="float">
            <text:p>0,223626</text:p>
          </table:table-cell>
          <table:table-cell office:value-type="float" office:value="0.157024" calcext:value-type="float">
            <text:p>0,157024</text:p>
          </table:table-cell>
          <table:table-cell office:value-type="float" office:value="0.0819581" calcext:value-type="float">
            <text:p>0,0819581</text:p>
          </table:table-cell>
          <table:table-cell office:value-type="float" office:value="0.164995" calcext:value-type="float">
            <text:p>0,164995</text:p>
          </table:table-cell>
          <table:table-cell office:value-type="float" office:value="0.436012" calcext:value-type="float">
            <text:p>0,436012</text:p>
          </table:table-cell>
          <table:table-cell office:value-type="float" office:value="0.0808642" calcext:value-type="float">
            <text:p>0,0808642</text:p>
          </table:table-cell>
          <table:table-cell office:value-type="float" office:value="0.0908651" calcext:value-type="float">
            <text:p>0,0908651</text:p>
          </table:table-cell>
          <table:table-cell table:number-columns-repeated="4"/>
          <table:table-cell table:formula="of:=MIN([.A184:.BL184])" office:value-type="float" office:value="0.0620131" calcext:value-type="float">
            <text:p>0,0620131</text:p>
          </table:table-cell>
          <table:table-cell table:formula="of:=MAX([.A184:.BL184])" office:value-type="float" office:value="1.44126" calcext:value-type="float">
            <text:p>1,44126</text:p>
          </table:table-cell>
          <table:table-cell table:number-columns-repeated="7"/>
        </table:table-row>
        <table:table-row table:style-name="ro2">
          <table:table-cell office:value-type="float" office:value="0.152867" calcext:value-type="float">
            <text:p>0,152867</text:p>
          </table:table-cell>
          <table:table-cell office:value-type="float" office:value="0.160733" calcext:value-type="float">
            <text:p>0,160733</text:p>
          </table:table-cell>
          <table:table-cell office:value-type="float" office:value="0.158842" calcext:value-type="float">
            <text:p>0,158842</text:p>
          </table:table-cell>
          <table:table-cell office:value-type="float" office:value="0.107866" calcext:value-type="float">
            <text:p>0,107866</text:p>
          </table:table-cell>
          <table:table-cell office:value-type="float" office:value="0.188618" calcext:value-type="float">
            <text:p>0,188618</text:p>
          </table:table-cell>
          <table:table-cell office:value-type="float" office:value="0.149954" calcext:value-type="float">
            <text:p>0,149954</text:p>
          </table:table-cell>
          <table:table-cell office:value-type="float" office:value="0.107106" calcext:value-type="float">
            <text:p>0,107106</text:p>
          </table:table-cell>
          <table:table-cell office:value-type="float" office:value="0.13035" calcext:value-type="float">
            <text:p>0,13035</text:p>
          </table:table-cell>
          <table:table-cell office:value-type="float" office:value="0.744895" calcext:value-type="float">
            <text:p>0,744895</text:p>
          </table:table-cell>
          <table:table-cell office:value-type="float" office:value="0.687581" calcext:value-type="float">
            <text:p>0,687581</text:p>
          </table:table-cell>
          <table:table-cell office:value-type="float" office:value="0.728579" calcext:value-type="float">
            <text:p>0,728579</text:p>
          </table:table-cell>
          <table:table-cell office:value-type="float" office:value="0.631475" calcext:value-type="float">
            <text:p>0,631475</text:p>
          </table:table-cell>
          <table:table-cell office:value-type="float" office:value="0.551867" calcext:value-type="float">
            <text:p>0,551867</text:p>
          </table:table-cell>
          <table:table-cell office:value-type="float" office:value="0.560617" calcext:value-type="float">
            <text:p>0,560617</text:p>
          </table:table-cell>
          <table:table-cell office:value-type="float" office:value="0.34134" calcext:value-type="float">
            <text:p>0,34134</text:p>
          </table:table-cell>
          <table:table-cell office:value-type="float" office:value="0.448585" calcext:value-type="float">
            <text:p>0,448585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76696" calcext:value-type="float">
            <text:p>0,76696</text:p>
          </table:table-cell>
          <table:table-cell office:value-type="float" office:value="0.551084" calcext:value-type="float">
            <text:p>0,551084</text:p>
          </table:table-cell>
          <table:table-cell office:value-type="float" office:value="0.882444" calcext:value-type="float">
            <text:p>0,882444</text:p>
          </table:table-cell>
          <table:table-cell office:value-type="float" office:value="0.81" calcext:value-type="float">
            <text:p>0,81</text:p>
          </table:table-cell>
          <table:table-cell office:value-type="float" office:value="0.277479" calcext:value-type="float">
            <text:p>0,277479</text:p>
          </table:table-cell>
          <table:table-cell office:value-type="float" office:value="0.459255" calcext:value-type="float">
            <text:p>0,459255</text:p>
          </table:table-cell>
          <table:table-cell office:value-type="float" office:value="0.509121" calcext:value-type="float">
            <text:p>0,509121</text:p>
          </table:table-cell>
          <table:table-cell office:value-type="float" office:value="0.552936" calcext:value-type="float">
            <text:p>0,552936</text:p>
          </table:table-cell>
          <table:table-cell office:value-type="float" office:value="0.129411" calcext:value-type="float">
            <text:p>0,129411</text:p>
          </table:table-cell>
          <table:table-cell office:value-type="float" office:value="1.26016" calcext:value-type="float">
            <text:p>1,26016</text:p>
          </table:table-cell>
          <table:table-cell office:value-type="float" office:value="0.566602" calcext:value-type="float">
            <text:p>0,566602</text:p>
          </table:table-cell>
          <table:table-cell office:value-type="float" office:value="0.139051" calcext:value-type="float">
            <text:p>0,139051</text:p>
          </table:table-cell>
          <table:table-cell office:value-type="float" office:value="0.62547" calcext:value-type="float">
            <text:p>0,62547</text:p>
          </table:table-cell>
          <table:table-cell office:value-type="float" office:value="0.874981" calcext:value-type="float">
            <text:p>0,874981</text:p>
          </table:table-cell>
          <table:table-cell office:value-type="float" office:value="0.575218" calcext:value-type="float">
            <text:p>0,575218</text:p>
          </table:table-cell>
          <table:table-cell office:value-type="float" office:value="1.39247" calcext:value-type="float">
            <text:p>1,39247</text:p>
          </table:table-cell>
          <table:table-cell office:value-type="float" office:value="0.675114" calcext:value-type="float">
            <text:p>0,675114</text:p>
          </table:table-cell>
          <table:table-cell office:value-type="float" office:value="0.552216" calcext:value-type="float">
            <text:p>0,552216</text:p>
          </table:table-cell>
          <table:table-cell office:value-type="float" office:value="1.1296" calcext:value-type="float">
            <text:p>1,1296</text:p>
          </table:table-cell>
          <table:table-cell office:value-type="float" office:value="0.72511" calcext:value-type="float">
            <text:p>0,72511</text:p>
          </table:table-cell>
          <table:table-cell office:value-type="float" office:value="0.840172" calcext:value-type="float">
            <text:p>0,840172</text:p>
          </table:table-cell>
          <table:table-cell office:value-type="float" office:value="1.53463" calcext:value-type="float">
            <text:p>1,53463</text:p>
          </table:table-cell>
          <table:table-cell office:value-type="float" office:value="0.810317" calcext:value-type="float">
            <text:p>0,810317</text:p>
          </table:table-cell>
          <table:table-cell office:value-type="float" office:value="0.979267" calcext:value-type="float">
            <text:p>0,979267</text:p>
          </table:table-cell>
          <table:table-cell office:value-type="float" office:value="0.862173" calcext:value-type="float">
            <text:p>0,862173</text:p>
          </table:table-cell>
          <table:table-cell office:value-type="float" office:value="0.662507" calcext:value-type="float">
            <text:p>0,662507</text:p>
          </table:table-cell>
          <table:table-cell office:value-type="float" office:value="0.932818" calcext:value-type="float">
            <text:p>0,932818</text:p>
          </table:table-cell>
          <table:table-cell office:value-type="float" office:value="0.16934" calcext:value-type="float">
            <text:p>0,16934</text:p>
          </table:table-cell>
          <table:table-cell office:value-type="float" office:value="0.970871" calcext:value-type="float">
            <text:p>0,970871</text:p>
          </table:table-cell>
          <table:table-cell office:value-type="float" office:value="0.958792" calcext:value-type="float">
            <text:p>0,958792</text:p>
          </table:table-cell>
          <table:table-cell office:value-type="float" office:value="0.936834" calcext:value-type="float">
            <text:p>0,936834</text:p>
          </table:table-cell>
          <table:table-cell office:value-type="float" office:value="0.999511" calcext:value-type="float">
            <text:p>0,999511</text:p>
          </table:table-cell>
          <table:table-cell office:value-type="float" office:value="0.928531" calcext:value-type="float">
            <text:p>0,928531</text:p>
          </table:table-cell>
          <table:table-cell office:value-type="float" office:value="0.793899" calcext:value-type="float">
            <text:p>0,793899</text:p>
          </table:table-cell>
          <table:table-cell office:value-type="float" office:value="0.842714" calcext:value-type="float">
            <text:p>0,842714</text:p>
          </table:table-cell>
          <table:table-cell office:value-type="float" office:value="0.141034" calcext:value-type="float">
            <text:p>0,141034</text:p>
          </table:table-cell>
          <table:table-cell office:value-type="float" office:value="0.121275" calcext:value-type="float">
            <text:p>0,121275</text:p>
          </table:table-cell>
          <table:table-cell office:value-type="float" office:value="0.0567319" calcext:value-type="float">
            <text:p>0,0567319</text:p>
          </table:table-cell>
          <table:table-cell office:value-type="float" office:value="0.073698" calcext:value-type="float">
            <text:p>0,073698</text:p>
          </table:table-cell>
          <table:table-cell office:value-type="float" office:value="0.11924" calcext:value-type="float">
            <text:p>0,11924</text:p>
          </table:table-cell>
          <table:table-cell office:value-type="float" office:value="0.050447" calcext:value-type="float">
            <text:p>0,050447</text:p>
          </table:table-cell>
          <table:table-cell office:value-type="float" office:value="0.226677" calcext:value-type="float">
            <text:p>0,226677</text:p>
          </table:table-cell>
          <table:table-cell office:value-type="float" office:value="0.0485108" calcext:value-type="float">
            <text:p>0,0485108</text:p>
          </table:table-cell>
          <table:table-cell office:value-type="float" office:value="2.1577" calcext:value-type="float">
            <text:p>2,1577</text:p>
          </table:table-cell>
          <table:table-cell office:value-type="float" office:value="0.32491" calcext:value-type="float">
            <text:p>0,32491</text:p>
          </table:table-cell>
          <table:table-cell office:value-type="float" office:value="0.0874312" calcext:value-type="float">
            <text:p>0,0874312</text:p>
          </table:table-cell>
          <table:table-cell office:value-type="float" office:value="0.124768" calcext:value-type="float">
            <text:p>0,124768</text:p>
          </table:table-cell>
          <table:table-cell table:number-columns-repeated="4"/>
          <table:table-cell table:formula="of:=MIN([.A185:.BL185])" office:value-type="float" office:value="0.0485108" calcext:value-type="float">
            <text:p>0,0485108</text:p>
          </table:table-cell>
          <table:table-cell table:formula="of:=MAX([.A185:.BL185])" office:value-type="float" office:value="2.1577" calcext:value-type="float">
            <text:p>2,1577</text:p>
          </table:table-cell>
          <table:table-cell table:number-columns-repeated="7"/>
        </table:table-row>
        <table:table-row table:style-name="ro2">
          <table:table-cell office:value-type="float" office:value="0.112832" calcext:value-type="float">
            <text:p>0,112832</text:p>
          </table:table-cell>
          <table:table-cell office:value-type="float" office:value="0.140855" calcext:value-type="float">
            <text:p>0,140855</text:p>
          </table:table-cell>
          <table:table-cell office:value-type="float" office:value="0.110846" calcext:value-type="float">
            <text:p>0,110846</text:p>
          </table:table-cell>
          <table:table-cell office:value-type="float" office:value="0.263363" calcext:value-type="float">
            <text:p>0,263363</text:p>
          </table:table-cell>
          <table:table-cell office:value-type="float" office:value="0.223633" calcext:value-type="float">
            <text:p>0,223633</text:p>
          </table:table-cell>
          <table:table-cell office:value-type="float" office:value="0.243947" calcext:value-type="float">
            <text:p>0,243947</text:p>
          </table:table-cell>
          <table:table-cell office:value-type="float" office:value="0.279746" calcext:value-type="float">
            <text:p>0,279746</text:p>
          </table:table-cell>
          <table:table-cell office:value-type="float" office:value="0.137049" calcext:value-type="float">
            <text:p>0,137049</text:p>
          </table:table-cell>
          <table:table-cell office:value-type="float" office:value="0.430201" calcext:value-type="float">
            <text:p>0,430201</text:p>
          </table:table-cell>
          <table:table-cell office:value-type="float" office:value="0.107896" calcext:value-type="float">
            <text:p>0,107896</text:p>
          </table:table-cell>
          <table:table-cell office:value-type="float" office:value="0.292358" calcext:value-type="float">
            <text:p>0,292358</text:p>
          </table:table-cell>
          <table:table-cell office:value-type="float" office:value="0.278197" calcext:value-type="float">
            <text:p>0,278197</text:p>
          </table:table-cell>
          <table:table-cell office:value-type="float" office:value="0.246714" calcext:value-type="float">
            <text:p>0,246714</text:p>
          </table:table-cell>
          <table:table-cell office:value-type="float" office:value="0.299574" calcext:value-type="float">
            <text:p>0,299574</text:p>
          </table:table-cell>
          <table:table-cell office:value-type="float" office:value="0.191683" calcext:value-type="float">
            <text:p>0,191683</text:p>
          </table:table-cell>
          <table:table-cell office:value-type="float" office:value="0.373389" calcext:value-type="float">
            <text:p>0,373389</text:p>
          </table:table-cell>
          <table:table-cell office:value-type="float" office:value="0.316312" calcext:value-type="float">
            <text:p>0,316312</text:p>
          </table:table-cell>
          <table:table-cell office:value-type="float" office:value="0.153751" calcext:value-type="float">
            <text:p>0,153751</text:p>
          </table:table-cell>
          <table:table-cell office:value-type="float" office:value="0.297429" calcext:value-type="float">
            <text:p>0,297429</text:p>
          </table:table-cell>
          <table:table-cell office:value-type="float" office:value="0.245913" calcext:value-type="float">
            <text:p>0,245913</text:p>
          </table:table-cell>
          <table:table-cell office:value-type="float" office:value="0.301448" calcext:value-type="float">
            <text:p>0,301448</text:p>
          </table:table-cell>
          <table:table-cell office:value-type="float" office:value="0.368872" calcext:value-type="float">
            <text:p>0,368872</text:p>
          </table:table-cell>
          <table:table-cell office:value-type="float" office:value="0.219207" calcext:value-type="float">
            <text:p>0,219207</text:p>
          </table:table-cell>
          <table:table-cell office:value-type="float" office:value="0.352253" calcext:value-type="float">
            <text:p>0,352253</text:p>
          </table:table-cell>
          <table:table-cell office:value-type="float" office:value="0.334788" calcext:value-type="float">
            <text:p>0,334788</text:p>
          </table:table-cell>
          <table:table-cell office:value-type="float" office:value="0.212499" calcext:value-type="float">
            <text:p>0,212499</text:p>
          </table:table-cell>
          <table:table-cell office:value-type="float" office:value="0.27373" calcext:value-type="float">
            <text:p>0,27373</text:p>
          </table:table-cell>
          <table:table-cell office:value-type="float" office:value="1.13653" calcext:value-type="float">
            <text:p>1,13653</text:p>
          </table:table-cell>
          <table:table-cell office:value-type="float" office:value="0.488859" calcext:value-type="float">
            <text:p>0,488859</text:p>
          </table:table-cell>
          <table:table-cell office:value-type="float" office:value="0.427493" calcext:value-type="float">
            <text:p>0,427493</text:p>
          </table:table-cell>
          <table:table-cell office:value-type="float" office:value="0.149745" calcext:value-type="float">
            <text:p>0,149745</text:p>
          </table:table-cell>
          <table:table-cell office:value-type="float" office:value="0.333494" calcext:value-type="float">
            <text:p>0,333494</text:p>
          </table:table-cell>
          <table:table-cell office:value-type="float" office:value="0.306618" calcext:value-type="float">
            <text:p>0,306618</text:p>
          </table:table-cell>
          <table:table-cell office:value-type="float" office:value="0.159689" calcext:value-type="float">
            <text:p>0,159689</text:p>
          </table:table-cell>
          <table:table-cell office:value-type="float" office:value="0.114175" calcext:value-type="float">
            <text:p>0,114175</text:p>
          </table:table-cell>
          <table:table-cell office:value-type="float" office:value="0.385757" calcext:value-type="float">
            <text:p>0,385757</text:p>
          </table:table-cell>
          <table:table-cell office:value-type="float" office:value="1.6647" calcext:value-type="float">
            <text:p>1,6647</text:p>
          </table:table-cell>
          <table:table-cell office:value-type="float" office:value="1.30379" calcext:value-type="float">
            <text:p>1,30379</text:p>
          </table:table-cell>
          <table:table-cell office:value-type="float" office:value="0.183121" calcext:value-type="float">
            <text:p>0,183121</text:p>
          </table:table-cell>
          <table:table-cell office:value-type="float" office:value="1.30847" calcext:value-type="float">
            <text:p>1,30847</text:p>
          </table:table-cell>
          <table:table-cell office:value-type="float" office:value="1.7997" calcext:value-type="float">
            <text:p>1,7997</text:p>
          </table:table-cell>
          <table:table-cell office:value-type="float" office:value="1.58268" calcext:value-type="float">
            <text:p>1,58268</text:p>
          </table:table-cell>
          <table:table-cell office:value-type="float" office:value="0.968883" calcext:value-type="float">
            <text:p>0,968883</text:p>
          </table:table-cell>
          <table:table-cell office:value-type="float" office:value="0.106035" calcext:value-type="float">
            <text:p>0,106035</text:p>
          </table:table-cell>
          <table:table-cell office:value-type="float" office:value="0.194109" calcext:value-type="float">
            <text:p>0,194109</text:p>
          </table:table-cell>
          <table:table-cell office:value-type="float" office:value="0.174498" calcext:value-type="float">
            <text:p>0,174498</text:p>
          </table:table-cell>
          <table:table-cell office:value-type="float" office:value="0.251515" calcext:value-type="float">
            <text:p>0,251515</text:p>
          </table:table-cell>
          <table:table-cell office:value-type="float" office:value="0.580029" calcext:value-type="float">
            <text:p>0,580029</text:p>
          </table:table-cell>
          <table:table-cell office:value-type="float" office:value="0.500531" calcext:value-type="float">
            <text:p>0,500531</text:p>
          </table:table-cell>
          <table:table-cell office:value-type="float" office:value="0.44506" calcext:value-type="float">
            <text:p>0,44506</text:p>
          </table:table-cell>
          <table:table-cell office:value-type="float" office:value="1.72265" calcext:value-type="float">
            <text:p>1,72265</text:p>
          </table:table-cell>
          <table:table-cell office:value-type="float" office:value="0.941447" calcext:value-type="float">
            <text:p>0,941447</text:p>
          </table:table-cell>
          <table:table-cell office:value-type="float" office:value="0.199477" calcext:value-type="float">
            <text:p>0,199477</text:p>
          </table:table-cell>
          <table:table-cell office:value-type="float" office:value="0.050998" calcext:value-type="float">
            <text:p>0,050998</text:p>
          </table:table-cell>
          <table:table-cell office:value-type="float" office:value="1.90735" calcext:value-type="float">
            <text:p>1,90735</text:p>
          </table:table-cell>
          <table:table-cell office:value-type="float" office:value="1.94701" calcext:value-type="float">
            <text:p>1,94701</text:p>
          </table:table-cell>
          <table:table-cell office:value-type="float" office:value="0.392875" calcext:value-type="float">
            <text:p>0,392875</text:p>
          </table:table-cell>
          <table:table-cell office:value-type="float" office:value="0.429296" calcext:value-type="float">
            <text:p>0,429296</text:p>
          </table:table-cell>
          <table:table-cell office:value-type="float" office:value="0.767812" calcext:value-type="float">
            <text:p>0,767812</text:p>
          </table:table-cell>
          <table:table-cell office:value-type="float" office:value="0.131529" calcext:value-type="float">
            <text:p>0,131529</text:p>
          </table:table-cell>
          <table:table-cell office:value-type="float" office:value="0.325845" calcext:value-type="float">
            <text:p>0,325845</text:p>
          </table:table-cell>
          <table:table-cell office:value-type="float" office:value="0.100508" calcext:value-type="float">
            <text:p>0,100508</text:p>
          </table:table-cell>
          <table:table-cell office:value-type="float" office:value="0.135054" calcext:value-type="float">
            <text:p>0,135054</text:p>
          </table:table-cell>
          <table:table-cell office:value-type="float" office:value="0.079026" calcext:value-type="float">
            <text:p>0,079026</text:p>
          </table:table-cell>
          <table:table-cell table:number-columns-repeated="4"/>
          <table:table-cell table:formula="of:=MIN([.A186:.BL186])" office:value-type="float" office:value="0.050998" calcext:value-type="float">
            <text:p>0,050998</text:p>
          </table:table-cell>
          <table:table-cell table:formula="of:=MAX([.A186:.BL186])" office:value-type="float" office:value="1.94701" calcext:value-type="float">
            <text:p>1,94701</text:p>
          </table:table-cell>
          <table:table-cell table:number-columns-repeated="7"/>
        </table:table-row>
        <table:table-row table:style-name="ro2">
          <table:table-cell office:value-type="float" office:value="0.0809929" calcext:value-type="float">
            <text:p>0,0809929</text:p>
          </table:table-cell>
          <table:table-cell office:value-type="float" office:value="0.082449" calcext:value-type="float">
            <text:p>0,082449</text:p>
          </table:table-cell>
          <table:table-cell office:value-type="float" office:value="0.0801902" calcext:value-type="float">
            <text:p>0,0801902</text:p>
          </table:table-cell>
          <table:table-cell office:value-type="float" office:value="0.130279" calcext:value-type="float">
            <text:p>0,130279</text:p>
          </table:table-cell>
          <table:table-cell office:value-type="float" office:value="0.0788531" calcext:value-type="float">
            <text:p>0,0788531</text:p>
          </table:table-cell>
          <table:table-cell office:value-type="float" office:value="0.28266" calcext:value-type="float">
            <text:p>0,28266</text:p>
          </table:table-cell>
          <table:table-cell office:value-type="float" office:value="0.148788" calcext:value-type="float">
            <text:p>0,148788</text:p>
          </table:table-cell>
          <table:table-cell office:value-type="float" office:value="0.073993" calcext:value-type="float">
            <text:p>0,073993</text:p>
          </table:table-cell>
          <table:table-cell office:value-type="float" office:value="0.300389" calcext:value-type="float">
            <text:p>0,300389</text:p>
          </table:table-cell>
          <table:table-cell office:value-type="float" office:value="0.16461" calcext:value-type="float">
            <text:p>0,16461</text:p>
          </table:table-cell>
          <table:table-cell office:value-type="float" office:value="0.0899479" calcext:value-type="float">
            <text:p>0,0899479</text:p>
          </table:table-cell>
          <table:table-cell office:value-type="float" office:value="0.044533" calcext:value-type="float">
            <text:p>0,044533</text:p>
          </table:table-cell>
          <table:table-cell office:value-type="float" office:value="0.163785" calcext:value-type="float">
            <text:p>0,163785</text:p>
          </table:table-cell>
          <table:table-cell office:value-type="float" office:value="0.064671" calcext:value-type="float">
            <text:p>0,064671</text:p>
          </table:table-cell>
          <table:table-cell office:value-type="float" office:value="0.117705" calcext:value-type="float">
            <text:p>0,117705</text:p>
          </table:table-cell>
          <table:table-cell office:value-type="float" office:value="0.0724599" calcext:value-type="float">
            <text:p>0,0724599</text:p>
          </table:table-cell>
          <table:table-cell office:value-type="float" office:value="0.126138" calcext:value-type="float">
            <text:p>0,126138</text:p>
          </table:table-cell>
          <table:table-cell office:value-type="float" office:value="0.955316" calcext:value-type="float">
            <text:p>0,955316</text:p>
          </table:table-cell>
          <table:table-cell office:value-type="float" office:value="0.11215" calcext:value-type="float">
            <text:p>0,11215</text:p>
          </table:table-cell>
          <table:table-cell office:value-type="float" office:value="1.01635" calcext:value-type="float">
            <text:p>1,01635</text:p>
          </table:table-cell>
          <table:table-cell office:value-type="float" office:value="0.978616" calcext:value-type="float">
            <text:p>0,978616</text:p>
          </table:table-cell>
          <table:table-cell office:value-type="float" office:value="0.954477" calcext:value-type="float">
            <text:p>0,954477</text:p>
          </table:table-cell>
          <table:table-cell office:value-type="float" office:value="0.156985" calcext:value-type="float">
            <text:p>0,156985</text:p>
          </table:table-cell>
          <table:table-cell office:value-type="float" office:value="0.924069" calcext:value-type="float">
            <text:p>0,924069</text:p>
          </table:table-cell>
          <table:table-cell office:value-type="float" office:value="0.941296" calcext:value-type="float">
            <text:p>0,941296</text:p>
          </table:table-cell>
          <table:table-cell office:value-type="float" office:value="0.893935" calcext:value-type="float">
            <text:p>0,893935</text:p>
          </table:table-cell>
          <table:table-cell office:value-type="float" office:value="0.155606" calcext:value-type="float">
            <text:p>0,155606</text:p>
          </table:table-cell>
          <table:table-cell office:value-type="float" office:value="0.882061" calcext:value-type="float">
            <text:p>0,882061</text:p>
          </table:table-cell>
          <table:table-cell office:value-type="float" office:value="0.841291" calcext:value-type="float">
            <text:p>0,841291</text:p>
          </table:table-cell>
          <table:table-cell office:value-type="float" office:value="1.39317" calcext:value-type="float">
            <text:p>1,39317</text:p>
          </table:table-cell>
          <table:table-cell office:value-type="float" office:value="0.15026" calcext:value-type="float">
            <text:p>0,15026</text:p>
          </table:table-cell>
          <table:table-cell office:value-type="float" office:value="1.34749" calcext:value-type="float">
            <text:p>1,34749</text:p>
          </table:table-cell>
          <table:table-cell office:value-type="float" office:value="0.716176" calcext:value-type="float">
            <text:p>0,716176</text:p>
          </table:table-cell>
          <table:table-cell office:value-type="float" office:value="0.691691" calcext:value-type="float">
            <text:p>0,691691</text:p>
          </table:table-cell>
          <table:table-cell office:value-type="float" office:value="0.68272" calcext:value-type="float">
            <text:p>0,68272</text:p>
          </table:table-cell>
          <table:table-cell office:value-type="float" office:value="0.671001" calcext:value-type="float">
            <text:p>0,671001</text:p>
          </table:table-cell>
          <table:table-cell office:value-type="float" office:value="1.28466" calcext:value-type="float">
            <text:p>1,28466</text:p>
          </table:table-cell>
          <table:table-cell office:value-type="float" office:value="1.12945" calcext:value-type="float">
            <text:p>1,12945</text:p>
          </table:table-cell>
          <table:table-cell office:value-type="float" office:value="0.900694" calcext:value-type="float">
            <text:p>0,900694</text:p>
          </table:table-cell>
          <table:table-cell office:value-type="float" office:value="0.789478" calcext:value-type="float">
            <text:p>0,789478</text:p>
          </table:table-cell>
          <table:table-cell office:value-type="float" office:value="0.485214" calcext:value-type="float">
            <text:p>0,485214</text:p>
          </table:table-cell>
          <table:table-cell office:value-type="float" office:value="1.62495" calcext:value-type="float">
            <text:p>1,62495</text:p>
          </table:table-cell>
          <table:table-cell office:value-type="float" office:value="1.08143" calcext:value-type="float">
            <text:p>1,08143</text:p>
          </table:table-cell>
          <table:table-cell office:value-type="float" office:value="1.46724" calcext:value-type="float">
            <text:p>1,46724</text:p>
          </table:table-cell>
          <table:table-cell office:value-type="float" office:value="1.28278" calcext:value-type="float">
            <text:p>1,28278</text:p>
          </table:table-cell>
          <table:table-cell office:value-type="float" office:value="1.1239" calcext:value-type="float">
            <text:p>1,1239</text:p>
          </table:table-cell>
          <table:table-cell office:value-type="float" office:value="1.17751" calcext:value-type="float">
            <text:p>1,17751</text:p>
          </table:table-cell>
          <table:table-cell office:value-type="float" office:value="0.134434" calcext:value-type="float">
            <text:p>0,134434</text:p>
          </table:table-cell>
          <table:table-cell office:value-type="float" office:value="0.875243" calcext:value-type="float">
            <text:p>0,875243</text:p>
          </table:table-cell>
          <table:table-cell office:value-type="float" office:value="0.847963" calcext:value-type="float">
            <text:p>0,847963</text:p>
          </table:table-cell>
          <table:table-cell office:value-type="float" office:value="0.903902" calcext:value-type="float">
            <text:p>0,903902</text:p>
          </table:table-cell>
          <table:table-cell office:value-type="float" office:value="0.111768" calcext:value-type="float">
            <text:p>0,111768</text:p>
          </table:table-cell>
          <table:table-cell office:value-type="float" office:value="0.718749" calcext:value-type="float">
            <text:p>0,718749</text:p>
          </table:table-cell>
          <table:table-cell office:value-type="float" office:value="0.750521" calcext:value-type="float">
            <text:p>0,750521</text:p>
          </table:table-cell>
          <table:table-cell office:value-type="float" office:value="0.238259" calcext:value-type="float">
            <text:p>0,238259</text:p>
          </table:table-cell>
          <table:table-cell office:value-type="float" office:value="0.0550871" calcext:value-type="float">
            <text:p>0,0550871</text:p>
          </table:table-cell>
          <table:table-cell office:value-type="float" office:value="1.38655" calcext:value-type="float">
            <text:p>1,38655</text:p>
          </table:table-cell>
          <table:table-cell office:value-type="float" office:value="0.880328" calcext:value-type="float">
            <text:p>0,880328</text:p>
          </table:table-cell>
          <table:table-cell office:value-type="float" office:value="1.00522" calcext:value-type="float">
            <text:p>1,00522</text:p>
          </table:table-cell>
          <table:table-cell office:value-type="float" office:value="0.415455" calcext:value-type="float">
            <text:p>0,415455</text:p>
          </table:table-cell>
          <table:table-cell office:value-type="float" office:value="0.61578" calcext:value-type="float">
            <text:p>0,61578</text:p>
          </table:table-cell>
          <table:table-cell office:value-type="float" office:value="0.111632" calcext:value-type="float">
            <text:p>0,111632</text:p>
          </table:table-cell>
          <table:table-cell office:value-type="float" office:value="0.204866" calcext:value-type="float">
            <text:p>0,204866</text:p>
          </table:table-cell>
          <table:table-cell office:value-type="float" office:value="0.0526111" calcext:value-type="float">
            <text:p>0,0526111</text:p>
          </table:table-cell>
          <table:table-cell table:number-columns-repeated="4"/>
          <table:table-cell table:formula="of:=MIN([.A187:.BL187])" office:value-type="float" office:value="0.044533" calcext:value-type="float">
            <text:p>0,044533</text:p>
          </table:table-cell>
          <table:table-cell table:formula="of:=MAX([.A187:.BL187])" office:value-type="float" office:value="1.62495" calcext:value-type="float">
            <text:p>1,62495</text:p>
          </table:table-cell>
          <table:table-cell table:number-columns-repeated="7"/>
        </table:table-row>
        <table:table-row table:style-name="ro2">
          <table:table-cell office:value-type="float" office:value="0.122669" calcext:value-type="float">
            <text:p>0,122669</text:p>
          </table:table-cell>
          <table:table-cell office:value-type="float" office:value="0.147165" calcext:value-type="float">
            <text:p>0,147165</text:p>
          </table:table-cell>
          <table:table-cell office:value-type="float" office:value="0.15556" calcext:value-type="float">
            <text:p>0,15556</text:p>
          </table:table-cell>
          <table:table-cell office:value-type="float" office:value="0.158286" calcext:value-type="float">
            <text:p>0,158286</text:p>
          </table:table-cell>
          <table:table-cell office:value-type="float" office:value="0.107073" calcext:value-type="float">
            <text:p>0,107073</text:p>
          </table:table-cell>
          <table:table-cell office:value-type="float" office:value="0.152393" calcext:value-type="float">
            <text:p>0,152393</text:p>
          </table:table-cell>
          <table:table-cell office:value-type="float" office:value="0.153462" calcext:value-type="float">
            <text:p>0,153462</text:p>
          </table:table-cell>
          <table:table-cell office:value-type="float" office:value="0.156975" calcext:value-type="float">
            <text:p>0,156975</text:p>
          </table:table-cell>
          <table:table-cell office:value-type="float" office:value="0.162891" calcext:value-type="float">
            <text:p>0,162891</text:p>
          </table:table-cell>
          <table:table-cell office:value-type="float" office:value="0.143016" calcext:value-type="float">
            <text:p>0,143016</text:p>
          </table:table-cell>
          <table:table-cell office:value-type="float" office:value="0.158716" calcext:value-type="float">
            <text:p>0,158716</text:p>
          </table:table-cell>
          <table:table-cell office:value-type="float" office:value="0.165528" calcext:value-type="float">
            <text:p>0,165528</text:p>
          </table:table-cell>
          <table:table-cell office:value-type="float" office:value="0.114028" calcext:value-type="float">
            <text:p>0,114028</text:p>
          </table:table-cell>
          <table:table-cell office:value-type="float" office:value="0.593122" calcext:value-type="float">
            <text:p>0,593122</text:p>
          </table:table-cell>
          <table:table-cell office:value-type="float" office:value="0.612937" calcext:value-type="float">
            <text:p>0,612937</text:p>
          </table:table-cell>
          <table:table-cell office:value-type="float" office:value="0.199125" calcext:value-type="float">
            <text:p>0,199125</text:p>
          </table:table-cell>
          <table:table-cell office:value-type="float" office:value="0.11933" calcext:value-type="float">
            <text:p>0,11933</text:p>
          </table:table-cell>
          <table:table-cell office:value-type="float" office:value="1.04474" calcext:value-type="float">
            <text:p>1,04474</text:p>
          </table:table-cell>
          <table:table-cell office:value-type="float" office:value="0.498165" calcext:value-type="float">
            <text:p>0,498165</text:p>
          </table:table-cell>
          <table:table-cell office:value-type="float" office:value="0.270948" calcext:value-type="float">
            <text:p>0,270948</text:p>
          </table:table-cell>
          <table:table-cell office:value-type="float" office:value="0.123087" calcext:value-type="float">
            <text:p>0,123087</text:p>
          </table:table-cell>
          <table:table-cell office:value-type="float" office:value="0.461495" calcext:value-type="float">
            <text:p>0,461495</text:p>
          </table:table-cell>
          <table:table-cell office:value-type="float" office:value="1.00318" calcext:value-type="float">
            <text:p>1,00318</text:p>
          </table:table-cell>
          <table:table-cell office:value-type="float" office:value="0.397825" calcext:value-type="float">
            <text:p>0,397825</text:p>
          </table:table-cell>
          <table:table-cell office:value-type="float" office:value="1.03199" calcext:value-type="float">
            <text:p>1,03199</text:p>
          </table:table-cell>
          <table:table-cell office:value-type="float" office:value="0.41768" calcext:value-type="float">
            <text:p>0,41768</text:p>
          </table:table-cell>
          <table:table-cell office:value-type="float" office:value="0.187267" calcext:value-type="float">
            <text:p>0,187267</text:p>
          </table:table-cell>
          <table:table-cell office:value-type="float" office:value="1.08119" calcext:value-type="float">
            <text:p>1,08119</text:p>
          </table:table-cell>
          <table:table-cell office:value-type="float" office:value="0.902106" calcext:value-type="float">
            <text:p>0,902106</text:p>
          </table:table-cell>
          <table:table-cell office:value-type="float" office:value="0.141414" calcext:value-type="float">
            <text:p>0,141414</text:p>
          </table:table-cell>
          <table:table-cell office:value-type="float" office:value="0.812332" calcext:value-type="float">
            <text:p>0,812332</text:p>
          </table:table-cell>
          <table:table-cell office:value-type="float" office:value="0.868177" calcext:value-type="float">
            <text:p>0,868177</text:p>
          </table:table-cell>
          <table:table-cell office:value-type="float" office:value="0.131555" calcext:value-type="float">
            <text:p>0,131555</text:p>
          </table:table-cell>
          <table:table-cell office:value-type="float" office:value="0.726214" calcext:value-type="float">
            <text:p>0,726214</text:p>
          </table:table-cell>
          <table:table-cell office:value-type="float" office:value="0.792651" calcext:value-type="float">
            <text:p>0,792651</text:p>
          </table:table-cell>
          <table:table-cell office:value-type="float" office:value="1.40183" calcext:value-type="float">
            <text:p>1,40183</text:p>
          </table:table-cell>
          <table:table-cell office:value-type="float" office:value="0.142819" calcext:value-type="float">
            <text:p>0,142819</text:p>
          </table:table-cell>
          <table:table-cell office:value-type="float" office:value="1.76917" calcext:value-type="float">
            <text:p>1,76917</text:p>
          </table:table-cell>
          <table:table-cell office:value-type="float" office:value="1.27738" calcext:value-type="float">
            <text:p>1,27738</text:p>
          </table:table-cell>
          <table:table-cell office:value-type="float" office:value="1.28555" calcext:value-type="float">
            <text:p>1,28555</text:p>
          </table:table-cell>
          <table:table-cell office:value-type="float" office:value="1.12096" calcext:value-type="float">
            <text:p>1,12096</text:p>
          </table:table-cell>
          <table:table-cell office:value-type="float" office:value="1.57608" calcext:value-type="float">
            <text:p>1,57608</text:p>
          </table:table-cell>
          <table:table-cell office:value-type="float" office:value="1.85144" calcext:value-type="float">
            <text:p>1,85144</text:p>
          </table:table-cell>
          <table:table-cell office:value-type="float" office:value="1.03452" calcext:value-type="float">
            <text:p>1,03452</text:p>
          </table:table-cell>
          <table:table-cell office:value-type="float" office:value="1.7456" calcext:value-type="float">
            <text:p>1,7456</text:p>
          </table:table-cell>
          <table:table-cell office:value-type="float" office:value="0.860458" calcext:value-type="float">
            <text:p>0,860458</text:p>
          </table:table-cell>
          <table:table-cell office:value-type="float" office:value="0.430564" calcext:value-type="float">
            <text:p>0,430564</text:p>
          </table:table-cell>
          <table:table-cell office:value-type="float" office:value="0.175867" calcext:value-type="float">
            <text:p>0,175867</text:p>
          </table:table-cell>
          <table:table-cell office:value-type="float" office:value="1.39624" calcext:value-type="float">
            <text:p>1,39624</text:p>
          </table:table-cell>
          <table:table-cell office:value-type="float" office:value="1.43981" calcext:value-type="float">
            <text:p>1,43981</text:p>
          </table:table-cell>
          <table:table-cell office:value-type="float" office:value="1.13211" calcext:value-type="float">
            <text:p>1,13211</text:p>
          </table:table-cell>
          <table:table-cell office:value-type="float" office:value="0.11122" calcext:value-type="float">
            <text:p>0,11122</text:p>
          </table:table-cell>
          <table:table-cell office:value-type="float" office:value="1.3566" calcext:value-type="float">
            <text:p>1,3566</text:p>
          </table:table-cell>
          <table:table-cell office:value-type="float" office:value="1.10479" calcext:value-type="float">
            <text:p>1,10479</text:p>
          </table:table-cell>
          <table:table-cell office:value-type="float" office:value="0.132508" calcext:value-type="float">
            <text:p>0,132508</text:p>
          </table:table-cell>
          <table:table-cell office:value-type="float" office:value="0.584026" calcext:value-type="float">
            <text:p>0,584026</text:p>
          </table:table-cell>
          <table:table-cell office:value-type="float" office:value="0.0712478" calcext:value-type="float">
            <text:p>0,0712478</text:p>
          </table:table-cell>
          <table:table-cell office:value-type="float" office:value="0.0517271" calcext:value-type="float">
            <text:p>0,0517271</text:p>
          </table:table-cell>
          <table:table-cell office:value-type="float" office:value="0.22109" calcext:value-type="float">
            <text:p>0,22109</text:p>
          </table:table-cell>
          <table:table-cell office:value-type="float" office:value="0.16022" calcext:value-type="float">
            <text:p>0,16022</text:p>
          </table:table-cell>
          <table:table-cell office:value-type="float" office:value="0.0917881" calcext:value-type="float">
            <text:p>0,0917881</text:p>
          </table:table-cell>
          <table:table-cell office:value-type="float" office:value="0.741727" calcext:value-type="float">
            <text:p>0,741727</text:p>
          </table:table-cell>
          <table:table-cell office:value-type="float" office:value="0.289425" calcext:value-type="float">
            <text:p>0,289425</text:p>
          </table:table-cell>
          <table:table-cell office:value-type="float" office:value="0.0518231" calcext:value-type="float">
            <text:p>0,0518231</text:p>
          </table:table-cell>
          <table:table-cell table:number-columns-repeated="4"/>
          <table:table-cell table:formula="of:=MIN([.A188:.BL188])" office:value-type="float" office:value="0.0517271" calcext:value-type="float">
            <text:p>0,0517271</text:p>
          </table:table-cell>
          <table:table-cell table:formula="of:=MAX([.A188:.BL188])" office:value-type="float" office:value="1.85144" calcext:value-type="float">
            <text:p>1,85144</text:p>
          </table:table-cell>
          <table:table-cell table:number-columns-repeated="7"/>
        </table:table-row>
        <table:table-row table:style-name="ro2">
          <table:table-cell office:value-type="float" office:value="0.106043" calcext:value-type="float">
            <text:p>0,106043</text:p>
          </table:table-cell>
          <table:table-cell office:value-type="float" office:value="0.138967" calcext:value-type="float">
            <text:p>0,138967</text:p>
          </table:table-cell>
          <table:table-cell office:value-type="float" office:value="0.143942" calcext:value-type="float">
            <text:p>0,143942</text:p>
          </table:table-cell>
          <table:table-cell office:value-type="float" office:value="0.205024" calcext:value-type="float">
            <text:p>0,205024</text:p>
          </table:table-cell>
          <table:table-cell office:value-type="float" office:value="0.105953" calcext:value-type="float">
            <text:p>0,105953</text:p>
          </table:table-cell>
          <table:table-cell office:value-type="float" office:value="0.111095" calcext:value-type="float">
            <text:p>0,111095</text:p>
          </table:table-cell>
          <table:table-cell office:value-type="float" office:value="0.150047" calcext:value-type="float">
            <text:p>0,150047</text:p>
          </table:table-cell>
          <table:table-cell office:value-type="float" office:value="0.189093" calcext:value-type="float">
            <text:p>0,189093</text:p>
          </table:table-cell>
          <table:table-cell office:value-type="float" office:value="0.150264" calcext:value-type="float">
            <text:p>0,150264</text:p>
          </table:table-cell>
          <table:table-cell office:value-type="float" office:value="0.156683" calcext:value-type="float">
            <text:p>0,156683</text:p>
          </table:table-cell>
          <table:table-cell office:value-type="float" office:value="0.168794" calcext:value-type="float">
            <text:p>0,168794</text:p>
          </table:table-cell>
          <table:table-cell office:value-type="float" office:value="0.355702" calcext:value-type="float">
            <text:p>0,355702</text:p>
          </table:table-cell>
          <table:table-cell office:value-type="float" office:value="0.36596" calcext:value-type="float">
            <text:p>0,36596</text:p>
          </table:table-cell>
          <table:table-cell office:value-type="float" office:value="0.160385" calcext:value-type="float">
            <text:p>0,160385</text:p>
          </table:table-cell>
          <table:table-cell office:value-type="float" office:value="0.130048" calcext:value-type="float">
            <text:p>0,130048</text:p>
          </table:table-cell>
          <table:table-cell office:value-type="float" office:value="0.293403" calcext:value-type="float">
            <text:p>0,293403</text:p>
          </table:table-cell>
          <table:table-cell office:value-type="float" office:value="0.252315" calcext:value-type="float">
            <text:p>0,252315</text:p>
          </table:table-cell>
          <table:table-cell office:value-type="float" office:value="0.180766" calcext:value-type="float">
            <text:p>0,180766</text:p>
          </table:table-cell>
          <table:table-cell office:value-type="float" office:value="0.347116" calcext:value-type="float">
            <text:p>0,347116</text:p>
          </table:table-cell>
          <table:table-cell office:value-type="float" office:value="0.112652" calcext:value-type="float">
            <text:p>0,112652</text:p>
          </table:table-cell>
          <table:table-cell office:value-type="float" office:value="0.0873048" calcext:value-type="float">
            <text:p>0,0873048</text:p>
          </table:table-cell>
          <table:table-cell office:value-type="float" office:value="0.351153" calcext:value-type="float">
            <text:p>0,351153</text:p>
          </table:table-cell>
          <table:table-cell office:value-type="float" office:value="1.1886" calcext:value-type="float">
            <text:p>1,1886</text:p>
          </table:table-cell>
          <table:table-cell office:value-type="float" office:value="0.128724" calcext:value-type="float">
            <text:p>0,128724</text:p>
          </table:table-cell>
          <table:table-cell office:value-type="float" office:value="0.305966" calcext:value-type="float">
            <text:p>0,305966</text:p>
          </table:table-cell>
          <table:table-cell office:value-type="float" office:value="1.09326" calcext:value-type="float">
            <text:p>1,09326</text:p>
          </table:table-cell>
          <table:table-cell office:value-type="float" office:value="0.407045" calcext:value-type="float">
            <text:p>0,407045</text:p>
          </table:table-cell>
          <table:table-cell office:value-type="float" office:value="0.374491" calcext:value-type="float">
            <text:p>0,374491</text:p>
          </table:table-cell>
          <table:table-cell office:value-type="float" office:value="1.41259" calcext:value-type="float">
            <text:p>1,41259</text:p>
          </table:table-cell>
          <table:table-cell office:value-type="float" office:value="0.305606" calcext:value-type="float">
            <text:p>0,305606</text:p>
          </table:table-cell>
          <table:table-cell office:value-type="float" office:value="0.30197" calcext:value-type="float">
            <text:p>0,30197</text:p>
          </table:table-cell>
          <table:table-cell office:value-type="float" office:value="1.12338" calcext:value-type="float">
            <text:p>1,12338</text:p>
          </table:table-cell>
          <table:table-cell office:value-type="float" office:value="1.157" calcext:value-type="float">
            <text:p>1,157</text:p>
          </table:table-cell>
          <table:table-cell office:value-type="float" office:value="1.00466" calcext:value-type="float">
            <text:p>1,00466</text:p>
          </table:table-cell>
          <table:table-cell office:value-type="float" office:value="1.34797" calcext:value-type="float">
            <text:p>1,34797</text:p>
          </table:table-cell>
          <table:table-cell office:value-type="float" office:value="0.263681" calcext:value-type="float">
            <text:p>0,263681</text:p>
          </table:table-cell>
          <table:table-cell office:value-type="float" office:value="0.964839" calcext:value-type="float">
            <text:p>0,964839</text:p>
          </table:table-cell>
          <table:table-cell office:value-type="float" office:value="1.67491" calcext:value-type="float">
            <text:p>1,67491</text:p>
          </table:table-cell>
          <table:table-cell office:value-type="float" office:value="0.989409" calcext:value-type="float">
            <text:p>0,989409</text:p>
          </table:table-cell>
          <table:table-cell office:value-type="float" office:value="1.53212" calcext:value-type="float">
            <text:p>1,53212</text:p>
          </table:table-cell>
          <table:table-cell office:value-type="float" office:value="1.16094" calcext:value-type="float">
            <text:p>1,16094</text:p>
          </table:table-cell>
          <table:table-cell office:value-type="float" office:value="0.868901" calcext:value-type="float">
            <text:p>0,868901</text:p>
          </table:table-cell>
          <table:table-cell office:value-type="float" office:value="0.789425" calcext:value-type="float">
            <text:p>0,789425</text:p>
          </table:table-cell>
          <table:table-cell office:value-type="float" office:value="1.04526" calcext:value-type="float">
            <text:p>1,04526</text:p>
          </table:table-cell>
          <table:table-cell office:value-type="float" office:value="0.710531" calcext:value-type="float">
            <text:p>0,710531</text:p>
          </table:table-cell>
          <table:table-cell office:value-type="float" office:value="1.16743" calcext:value-type="float">
            <text:p>1,16743</text:p>
          </table:table-cell>
          <table:table-cell office:value-type="float" office:value="0.679606" calcext:value-type="float">
            <text:p>0,679606</text:p>
          </table:table-cell>
          <table:table-cell office:value-type="float" office:value="1.41442" calcext:value-type="float">
            <text:p>1,41442</text:p>
          </table:table-cell>
          <table:table-cell office:value-type="float" office:value="1.99792" calcext:value-type="float">
            <text:p>1,99792</text:p>
          </table:table-cell>
          <table:table-cell office:value-type="float" office:value="0.682775" calcext:value-type="float">
            <text:p>0,682775</text:p>
          </table:table-cell>
          <table:table-cell office:value-type="float" office:value="0.155669" calcext:value-type="float">
            <text:p>0,155669</text:p>
          </table:table-cell>
          <table:table-cell office:value-type="float" office:value="1.6661" calcext:value-type="float">
            <text:p>1,6661</text:p>
          </table:table-cell>
          <table:table-cell office:value-type="float" office:value="1.69536" calcext:value-type="float">
            <text:p>1,69536</text:p>
          </table:table-cell>
          <table:table-cell office:value-type="float" office:value="1.69187" calcext:value-type="float">
            <text:p>1,69187</text:p>
          </table:table-cell>
          <table:table-cell office:value-type="float" office:value="1.96428" calcext:value-type="float">
            <text:p>1,96428</text:p>
          </table:table-cell>
          <table:table-cell office:value-type="float" office:value="1.42802" calcext:value-type="float">
            <text:p>1,42802</text:p>
          </table:table-cell>
          <table:table-cell office:value-type="float" office:value="1.93205" calcext:value-type="float">
            <text:p>1,93205</text:p>
          </table:table-cell>
          <table:table-cell office:value-type="float" office:value="1.59058" calcext:value-type="float">
            <text:p>1,59058</text:p>
          </table:table-cell>
          <table:table-cell office:value-type="float" office:value="1.28528" calcext:value-type="float">
            <text:p>1,28528</text:p>
          </table:table-cell>
          <table:table-cell office:value-type="float" office:value="0.261513" calcext:value-type="float">
            <text:p>0,261513</text:p>
          </table:table-cell>
          <table:table-cell office:value-type="float" office:value="0.888989" calcext:value-type="float">
            <text:p>0,888989</text:p>
          </table:table-cell>
          <table:table-cell office:value-type="float" office:value="0.130287" calcext:value-type="float">
            <text:p>0,130287</text:p>
          </table:table-cell>
          <table:table-cell office:value-type="float" office:value="0.138356" calcext:value-type="float">
            <text:p>0,138356</text:p>
          </table:table-cell>
          <table:table-cell office:value-type="float" office:value="0.116464" calcext:value-type="float">
            <text:p>0,116464</text:p>
          </table:table-cell>
          <table:table-cell table:number-columns-repeated="4"/>
          <table:table-cell table:formula="of:=MIN([.A189:.BL189])" office:value-type="float" office:value="0.0873048" calcext:value-type="float">
            <text:p>0,0873048</text:p>
          </table:table-cell>
          <table:table-cell table:formula="of:=MAX([.A189:.BL189])" office:value-type="float" office:value="1.99792" calcext:value-type="float">
            <text:p>1,9979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877095" calcext:value-type="float">
            <text:p>2,2877095</text:p>
          </table:table-cell>
          <table:table-cell table:formula="of:=AVERAGE([.BR2:.BR21])" office:value-type="float" office:value="2.2877095" calcext:value-type="float">
            <text:p>2,2877095</text:p>
          </table:table-cell>
          <table:table-cell table:formula="of:=STDEV([.BQ2:.BQ21])/2" office:value-type="float" office:value="0.111982976202389" calcext:value-type="float">
            <text:p>0,1119829762</text:p>
          </table:table-cell>
          <table:table-cell table:formula="of:=STDEV([.BR2:.BR21])/2" office:value-type="float" office:value="0.111982976202389" calcext:value-type="float">
            <text:p>0,1119829762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3797922" calcext:value-type="float">
            <text:p>1,3797922</text:p>
          </table:table-cell>
          <table:table-cell table:formula="of:=AVERAGE([.BR23:.BR42])" office:value-type="float" office:value="1.77668" calcext:value-type="float">
            <text:p>1,77668</text:p>
          </table:table-cell>
          <table:table-cell table:formula="of:=STDEV([.BQ23:.BQ42])/2" office:value-type="float" office:value="0.149989660563355" calcext:value-type="float">
            <text:p>0,1499896606</text:p>
          </table:table-cell>
          <table:table-cell table:formula="of:=STDEV([.BR23:.BR42])/2" office:value-type="float" office:value="0.1605035981315" calcext:value-type="float">
            <text:p>0,160503598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741605" calcext:value-type="float">
            <text:p>0,89741605</text:p>
          </table:table-cell>
          <table:table-cell table:formula="of:=AVERAGE([.BR44:.BR63])" office:value-type="float" office:value="1.658276" calcext:value-type="float">
            <text:p>1,658276</text:p>
          </table:table-cell>
          <table:table-cell table:formula="of:=STDEV([.BQ44:.BQ63])/2" office:value-type="float" office:value="0.20817214749327" calcext:value-type="float">
            <text:p>0,2081721475</text:p>
          </table:table-cell>
          <table:table-cell table:formula="of:=STDEV([.BR44:.BR63])/2" office:value-type="float" office:value="0.236052732101604" calcext:value-type="float">
            <text:p>0,23605273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3044275" calcext:value-type="float">
            <text:p>0,43044275</text:p>
          </table:table-cell>
          <table:table-cell table:formula="of:=AVERAGE([.BR65:.BR84])" office:value-type="float" office:value="1.5205066" calcext:value-type="float">
            <text:p>1,5205066</text:p>
          </table:table-cell>
          <table:table-cell table:formula="of:=STDEV([.BQ65:.BQ84])/2" office:value-type="float" office:value="0.0757802202657331" calcext:value-type="float">
            <text:p>0,0757802203</text:p>
          </table:table-cell>
          <table:table-cell table:formula="of:=STDEV([.BR65:.BR84])/2" office:value-type="float" office:value="0.204156335008532" calcext:value-type="float">
            <text:p>0,20415633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330215" calcext:value-type="float">
            <text:p>0,25330215</text:p>
          </table:table-cell>
          <table:table-cell table:formula="of:=AVERAGE([.BR86:.BR105])" office:value-type="float" office:value="1.58265655" calcext:value-type="float">
            <text:p>1,58265655</text:p>
          </table:table-cell>
          <table:table-cell table:formula="of:=STDEV([.BQ86:.BQ105])/2" office:value-type="float" office:value="0.0580791391123659" calcext:value-type="float">
            <text:p>0,0580791391</text:p>
          </table:table-cell>
          <table:table-cell table:formula="of:=STDEV([.BR86:.BR105])/2" office:value-type="float" office:value="0.17450442840192" calcext:value-type="float">
            <text:p>0,174504428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6615" calcext:value-type="float">
            <text:p>0,14726615</text:p>
          </table:table-cell>
          <table:table-cell table:formula="of:=AVERAGE([.BR107:.BR126])" office:value-type="float" office:value="1.7364395" calcext:value-type="float">
            <text:p>1,7364395</text:p>
          </table:table-cell>
          <table:table-cell table:formula="of:=STDEV([.BQ107:.BQ126])/2" office:value-type="float" office:value="0.0230952646201696" calcext:value-type="float">
            <text:p>0,0230952646</text:p>
          </table:table-cell>
          <table:table-cell table:formula="of:=STDEV([.BR107:.BR126])/2" office:value-type="float" office:value="0.128558125021893" calcext:value-type="float">
            <text:p>0,12855812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1216875" calcext:value-type="float">
            <text:p>0,131216875</text:p>
          </table:table-cell>
          <table:table-cell table:formula="of:=AVERAGE([.BR128:.BR147])" office:value-type="float" office:value="1.668196" calcext:value-type="float">
            <text:p>1,668196</text:p>
          </table:table-cell>
          <table:table-cell table:formula="of:=STDEV([.BQ128:.BQ147])/2" office:value-type="float" office:value="0.027258038695898" calcext:value-type="float">
            <text:p>0,0272580387</text:p>
          </table:table-cell>
          <table:table-cell table:formula="of:=STDEV([.BR128:.BR147])/2" office:value-type="float" office:value="0.147237584530653" calcext:value-type="float">
            <text:p>0,147237584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973992" calcext:value-type="float">
            <text:p>0,07973992</text:p>
          </table:table-cell>
          <table:table-cell table:formula="of:=AVERAGE([.BR149:.BR168])" office:value-type="float" office:value="1.8518955" calcext:value-type="float">
            <text:p>1,8518955</text:p>
          </table:table-cell>
          <table:table-cell table:formula="of:=STDEV([.BQ149:.BQ168])/2" office:value-type="float" office:value="0.0139450739322699" calcext:value-type="float">
            <text:p>0,0139450739</text:p>
          </table:table-cell>
          <table:table-cell table:formula="of:=STDEV([.BR149:.BR168])/2" office:value-type="float" office:value="0.129265668127748" calcext:value-type="float">
            <text:p>0,1292656681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800937" calcext:value-type="float">
            <text:p>0,05800937</text:p>
          </table:table-cell>
          <table:table-cell table:formula="of:=AVERAGE([.BR170:.BR189])" office:value-type="float" office:value="1.789023" calcext:value-type="float">
            <text:p>1,789023</text:p>
          </table:table-cell>
          <table:table-cell table:formula="of:=STDEV([.BQ170:.BQ189])/2" office:value-type="float" office:value="0.00941529553544461" calcext:value-type="float">
            <text:p>0,0094152955</text:p>
          </table:table-cell>
          <table:table-cell table:formula="of:=STDEV([.BR170:.BR189])/2" office:value-type="float" office:value="0.12695290101679" calcext:value-type="float">
            <text:p>0,126952901</text:p>
          </table:table-cell>
        </table:table-row>
      </table:table>
      <table:table table:name="4 Thread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1564" calcext:value-type="float">
            <text:p>1,91564</text:p>
          </table:table-cell>
          <table:table-cell table:number-columns-repeated="67"/>
          <table:table-cell table:formula="of:=MIN([.A2:.BL2])" office:value-type="float" office:value="1.91564" calcext:value-type="float">
            <text:p>1,91564</text:p>
          </table:table-cell>
          <table:table-cell table:formula="of:=MAX([.A2:.BL2])" office:value-type="float" office:value="1.91564" calcext:value-type="float">
            <text:p>1,91564</text:p>
          </table:table-cell>
          <table:table-cell table:number-columns-repeated="7"/>
        </table:table-row>
        <table:table-row table:style-name="ro2">
          <table:table-cell office:value-type="float" office:value="2.44814" calcext:value-type="float">
            <text:p>2,44814</text:p>
          </table:table-cell>
          <table:table-cell table:number-columns-repeated="67"/>
          <table:table-cell table:formula="of:=MIN([.A3:.BL3])" office:value-type="float" office:value="2.44814" calcext:value-type="float">
            <text:p>2,44814</text:p>
          </table:table-cell>
          <table:table-cell table:formula="of:=MAX([.A3:.BL3])" office:value-type="float" office:value="2.44814" calcext:value-type="float">
            <text:p>2,44814</text:p>
          </table:table-cell>
          <table:table-cell table:number-columns-repeated="7"/>
        </table:table-row>
        <table:table-row table:style-name="ro2">
          <table:table-cell office:value-type="float" office:value="1.90153" calcext:value-type="float">
            <text:p>1,90153</text:p>
          </table:table-cell>
          <table:table-cell table:number-columns-repeated="67"/>
          <table:table-cell table:formula="of:=MIN([.A4:.BL4])" office:value-type="float" office:value="1.90153" calcext:value-type="float">
            <text:p>1,90153</text:p>
          </table:table-cell>
          <table:table-cell table:formula="of:=MAX([.A4:.BL4])" office:value-type="float" office:value="1.90153" calcext:value-type="float">
            <text:p>1,90153</text:p>
          </table:table-cell>
          <table:table-cell table:number-columns-repeated="7"/>
        </table:table-row>
        <table:table-row table:style-name="ro2">
          <table:table-cell office:value-type="float" office:value="1.89024" calcext:value-type="float">
            <text:p>1,89024</text:p>
          </table:table-cell>
          <table:table-cell table:number-columns-repeated="67"/>
          <table:table-cell table:formula="of:=MIN([.A5:.BL5])" office:value-type="float" office:value="1.89024" calcext:value-type="float">
            <text:p>1,89024</text:p>
          </table:table-cell>
          <table:table-cell table:formula="of:=MAX([.A5:.BL5])" office:value-type="float" office:value="1.89024" calcext:value-type="float">
            <text:p>1,89024</text:p>
          </table:table-cell>
          <table:table-cell table:number-columns-repeated="7"/>
        </table:table-row>
        <table:table-row table:style-name="ro2">
          <table:table-cell office:value-type="float" office:value="2.05562" calcext:value-type="float">
            <text:p>2,05562</text:p>
          </table:table-cell>
          <table:table-cell table:number-columns-repeated="67"/>
          <table:table-cell table:formula="of:=MIN([.A6:.BL6])" office:value-type="float" office:value="2.05562" calcext:value-type="float">
            <text:p>2,05562</text:p>
          </table:table-cell>
          <table:table-cell table:formula="of:=MAX([.A6:.BL6])" office:value-type="float" office:value="2.05562" calcext:value-type="float">
            <text:p>2,05562</text:p>
          </table:table-cell>
          <table:table-cell table:number-columns-repeated="7"/>
        </table:table-row>
        <table:table-row table:style-name="ro2">
          <table:table-cell office:value-type="float" office:value="1.94699" calcext:value-type="float">
            <text:p>1,94699</text:p>
          </table:table-cell>
          <table:table-cell table:number-columns-repeated="67"/>
          <table:table-cell table:formula="of:=MIN([.A7:.BL7])" office:value-type="float" office:value="1.94699" calcext:value-type="float">
            <text:p>1,94699</text:p>
          </table:table-cell>
          <table:table-cell table:formula="of:=MAX([.A7:.BL7])" office:value-type="float" office:value="1.94699" calcext:value-type="float">
            <text:p>1,94699</text:p>
          </table:table-cell>
          <table:table-cell table:number-columns-repeated="7"/>
        </table:table-row>
        <table:table-row table:style-name="ro2">
          <table:table-cell office:value-type="float" office:value="1.91662" calcext:value-type="float">
            <text:p>1,91662</text:p>
          </table:table-cell>
          <table:table-cell table:number-columns-repeated="67"/>
          <table:table-cell table:formula="of:=MIN([.A8:.BL8])" office:value-type="float" office:value="1.91662" calcext:value-type="float">
            <text:p>1,91662</text:p>
          </table:table-cell>
          <table:table-cell table:formula="of:=MAX([.A8:.BL8])" office:value-type="float" office:value="1.91662" calcext:value-type="float">
            <text:p>1,91662</text:p>
          </table:table-cell>
          <table:table-cell table:number-columns-repeated="7"/>
        </table:table-row>
        <table:table-row table:style-name="ro2">
          <table:table-cell office:value-type="float" office:value="2.29845" calcext:value-type="float">
            <text:p>2,29845</text:p>
          </table:table-cell>
          <table:table-cell table:number-columns-repeated="67"/>
          <table:table-cell table:formula="of:=MIN([.A9:.BL9])" office:value-type="float" office:value="2.29845" calcext:value-type="float">
            <text:p>2,29845</text:p>
          </table:table-cell>
          <table:table-cell table:formula="of:=MAX([.A9:.BL9])" office:value-type="float" office:value="2.29845" calcext:value-type="float">
            <text:p>2,29845</text:p>
          </table:table-cell>
          <table:table-cell table:number-columns-repeated="7"/>
        </table:table-row>
        <table:table-row table:style-name="ro2">
          <table:table-cell office:value-type="float" office:value="1.91242" calcext:value-type="float">
            <text:p>1,91242</text:p>
          </table:table-cell>
          <table:table-cell table:number-columns-repeated="67"/>
          <table:table-cell table:formula="of:=MIN([.A10:.BL10])" office:value-type="float" office:value="1.91242" calcext:value-type="float">
            <text:p>1,91242</text:p>
          </table:table-cell>
          <table:table-cell table:formula="of:=MAX([.A10:.BL10])" office:value-type="float" office:value="1.91242" calcext:value-type="float">
            <text:p>1,91242</text:p>
          </table:table-cell>
          <table:table-cell table:number-columns-repeated="7"/>
        </table:table-row>
        <table:table-row table:style-name="ro2">
          <table:table-cell office:value-type="float" office:value="1.9144" calcext:value-type="float">
            <text:p>1,9144</text:p>
          </table:table-cell>
          <table:table-cell table:number-columns-repeated="67"/>
          <table:table-cell table:formula="of:=MIN([.A11:.BL11])" office:value-type="float" office:value="1.9144" calcext:value-type="float">
            <text:p>1,9144</text:p>
          </table:table-cell>
          <table:table-cell table:formula="of:=MAX([.A11:.BL11])" office:value-type="float" office:value="1.9144" calcext:value-type="float">
            <text:p>1,9144</text:p>
          </table:table-cell>
          <table:table-cell table:number-columns-repeated="7"/>
        </table:table-row>
        <table:table-row table:style-name="ro2">
          <table:table-cell office:value-type="float" office:value="2.4132" calcext:value-type="float">
            <text:p>2,4132</text:p>
          </table:table-cell>
          <table:table-cell table:number-columns-repeated="67"/>
          <table:table-cell table:formula="of:=MIN([.A12:.BL12])" office:value-type="float" office:value="2.4132" calcext:value-type="float">
            <text:p>2,4132</text:p>
          </table:table-cell>
          <table:table-cell table:formula="of:=MAX([.A12:.BL12])" office:value-type="float" office:value="2.4132" calcext:value-type="float">
            <text:p>2,4132</text:p>
          </table:table-cell>
          <table:table-cell table:number-columns-repeated="7"/>
        </table:table-row>
        <table:table-row table:style-name="ro2">
          <table:table-cell office:value-type="float" office:value="1.90544" calcext:value-type="float">
            <text:p>1,90544</text:p>
          </table:table-cell>
          <table:table-cell table:number-columns-repeated="67"/>
          <table:table-cell table:formula="of:=MIN([.A13:.BL13])" office:value-type="float" office:value="1.90544" calcext:value-type="float">
            <text:p>1,90544</text:p>
          </table:table-cell>
          <table:table-cell table:formula="of:=MAX([.A13:.BL13])" office:value-type="float" office:value="1.90544" calcext:value-type="float">
            <text:p>1,90544</text:p>
          </table:table-cell>
          <table:table-cell table:number-columns-repeated="7"/>
        </table:table-row>
        <table:table-row table:style-name="ro2">
          <table:table-cell office:value-type="float" office:value="1.89652" calcext:value-type="float">
            <text:p>1,89652</text:p>
          </table:table-cell>
          <table:table-cell table:number-columns-repeated="67"/>
          <table:table-cell table:formula="of:=MIN([.A14:.BL14])" office:value-type="float" office:value="1.89652" calcext:value-type="float">
            <text:p>1,89652</text:p>
          </table:table-cell>
          <table:table-cell table:formula="of:=MAX([.A14:.BL14])" office:value-type="float" office:value="1.89652" calcext:value-type="float">
            <text:p>1,89652</text:p>
          </table:table-cell>
          <table:table-cell table:number-columns-repeated="7"/>
        </table:table-row>
        <table:table-row table:style-name="ro2">
          <table:table-cell office:value-type="float" office:value="1.90116" calcext:value-type="float">
            <text:p>1,90116</text:p>
          </table:table-cell>
          <table:table-cell table:number-columns-repeated="67"/>
          <table:table-cell table:formula="of:=MIN([.A15:.BL15])" office:value-type="float" office:value="1.90116" calcext:value-type="float">
            <text:p>1,90116</text:p>
          </table:table-cell>
          <table:table-cell table:formula="of:=MAX([.A15:.BL15])" office:value-type="float" office:value="1.90116" calcext:value-type="float">
            <text:p>1,90116</text:p>
          </table:table-cell>
          <table:table-cell table:number-columns-repeated="7"/>
        </table:table-row>
        <table:table-row table:style-name="ro2">
          <table:table-cell office:value-type="float" office:value="2.41175" calcext:value-type="float">
            <text:p>2,41175</text:p>
          </table:table-cell>
          <table:table-cell table:number-columns-repeated="67"/>
          <table:table-cell table:formula="of:=MIN([.A16:.BL16])" office:value-type="float" office:value="2.41175" calcext:value-type="float">
            <text:p>2,41175</text:p>
          </table:table-cell>
          <table:table-cell table:formula="of:=MAX([.A16:.BL16])" office:value-type="float" office:value="2.41175" calcext:value-type="float">
            <text:p>2,41175</text:p>
          </table:table-cell>
          <table:table-cell table:number-columns-repeated="7"/>
        </table:table-row>
        <table:table-row table:style-name="ro2">
          <table:table-cell office:value-type="float" office:value="2.40878" calcext:value-type="float">
            <text:p>2,40878</text:p>
          </table:table-cell>
          <table:table-cell table:number-columns-repeated="67"/>
          <table:table-cell table:formula="of:=MIN([.A17:.BL17])" office:value-type="float" office:value="2.40878" calcext:value-type="float">
            <text:p>2,40878</text:p>
          </table:table-cell>
          <table:table-cell table:formula="of:=MAX([.A17:.BL17])" office:value-type="float" office:value="2.40878" calcext:value-type="float">
            <text:p>2,40878</text:p>
          </table:table-cell>
          <table:table-cell table:number-columns-repeated="7"/>
        </table:table-row>
        <table:table-row table:style-name="ro2">
          <table:table-cell office:value-type="float" office:value="1.97768" calcext:value-type="float">
            <text:p>1,97768</text:p>
          </table:table-cell>
          <table:table-cell table:number-columns-repeated="67"/>
          <table:table-cell table:formula="of:=MIN([.A18:.BL18])" office:value-type="float" office:value="1.97768" calcext:value-type="float">
            <text:p>1,97768</text:p>
          </table:table-cell>
          <table:table-cell table:formula="of:=MAX([.A18:.BL18])" office:value-type="float" office:value="1.97768" calcext:value-type="float">
            <text:p>1,97768</text:p>
          </table:table-cell>
          <table:table-cell table:number-columns-repeated="7"/>
        </table:table-row>
        <table:table-row table:style-name="ro2">
          <table:table-cell office:value-type="float" office:value="2.41584" calcext:value-type="float">
            <text:p>2,41584</text:p>
          </table:table-cell>
          <table:table-cell table:number-columns-repeated="67"/>
          <table:table-cell table:formula="of:=MIN([.A19:.BL19])" office:value-type="float" office:value="2.41584" calcext:value-type="float">
            <text:p>2,41584</text:p>
          </table:table-cell>
          <table:table-cell table:formula="of:=MAX([.A19:.BL19])" office:value-type="float" office:value="2.41584" calcext:value-type="float">
            <text:p>2,41584</text:p>
          </table:table-cell>
          <table:table-cell table:number-columns-repeated="7"/>
        </table:table-row>
        <table:table-row table:style-name="ro2">
          <table:table-cell office:value-type="float" office:value="2.41141" calcext:value-type="float">
            <text:p>2,41141</text:p>
          </table:table-cell>
          <table:table-cell table:number-columns-repeated="67"/>
          <table:table-cell table:formula="of:=MIN([.A20:.BL20])" office:value-type="float" office:value="2.41141" calcext:value-type="float">
            <text:p>2,41141</text:p>
          </table:table-cell>
          <table:table-cell table:formula="of:=MAX([.A20:.BL20])" office:value-type="float" office:value="2.41141" calcext:value-type="float">
            <text:p>2,41141</text:p>
          </table:table-cell>
          <table:table-cell table:number-columns-repeated="7"/>
        </table:table-row>
        <table:table-row table:style-name="ro2">
          <table:table-cell office:value-type="float" office:value="2.41471" calcext:value-type="float">
            <text:p>2,41471</text:p>
          </table:table-cell>
          <table:table-cell table:number-columns-repeated="67"/>
          <table:table-cell table:formula="of:=MIN([.A21:.BL21])" office:value-type="float" office:value="2.41471" calcext:value-type="float">
            <text:p>2,41471</text:p>
          </table:table-cell>
          <table:table-cell table:formula="of:=MAX([.A21:.BL21])" office:value-type="float" office:value="2.41471" calcext:value-type="float">
            <text:p>2,414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124" calcext:value-type="float">
            <text:p>1,77124</text:p>
          </table:table-cell>
          <table:table-cell office:value-type="float" office:value="2.0887" calcext:value-type="float">
            <text:p>2,0887</text:p>
          </table:table-cell>
          <table:table-cell table:number-columns-repeated="66"/>
          <table:table-cell table:formula="of:=MIN([.A23:.BL23])" office:value-type="float" office:value="1.77124" calcext:value-type="float">
            <text:p>1,77124</text:p>
          </table:table-cell>
          <table:table-cell table:formula="of:=MAX([.A23:.BL23])" office:value-type="float" office:value="2.0887" calcext:value-type="float">
            <text:p>2,0887</text:p>
          </table:table-cell>
          <table:table-cell table:number-columns-repeated="7"/>
        </table:table-row>
        <table:table-row table:style-name="ro2">
          <table:table-cell office:value-type="float" office:value="1.2226" calcext:value-type="float">
            <text:p>1,2226</text:p>
          </table:table-cell>
          <table:table-cell office:value-type="float" office:value="1.85196" calcext:value-type="float">
            <text:p>1,85196</text:p>
          </table:table-cell>
          <table:table-cell table:number-columns-repeated="66"/>
          <table:table-cell table:formula="of:=MIN([.A24:.BL24])" office:value-type="float" office:value="1.2226" calcext:value-type="float">
            <text:p>1,2226</text:p>
          </table:table-cell>
          <table:table-cell table:formula="of:=MAX([.A24:.BL24])" office:value-type="float" office:value="1.85196" calcext:value-type="float">
            <text:p>1,85196</text:p>
          </table:table-cell>
          <table:table-cell table:number-columns-repeated="7"/>
        </table:table-row>
        <table:table-row table:style-name="ro2">
          <table:table-cell office:value-type="float" office:value="1.21636" calcext:value-type="float">
            <text:p>1,21636</text:p>
          </table:table-cell>
          <table:table-cell office:value-type="float" office:value="2.02887" calcext:value-type="float">
            <text:p>2,02887</text:p>
          </table:table-cell>
          <table:table-cell table:number-columns-repeated="66"/>
          <table:table-cell table:formula="of:=MIN([.A25:.BL25])" office:value-type="float" office:value="1.21636" calcext:value-type="float">
            <text:p>1,21636</text:p>
          </table:table-cell>
          <table:table-cell table:formula="of:=MAX([.A25:.BL25])" office:value-type="float" office:value="2.02887" calcext:value-type="float">
            <text:p>2,02887</text:p>
          </table:table-cell>
          <table:table-cell table:number-columns-repeated="7"/>
        </table:table-row>
        <table:table-row table:style-name="ro2">
          <table:table-cell office:value-type="float" office:value="2.21257" calcext:value-type="float">
            <text:p>2,21257</text:p>
          </table:table-cell>
          <table:table-cell office:value-type="float" office:value="2.23521" calcext:value-type="float">
            <text:p>2,23521</text:p>
          </table:table-cell>
          <table:table-cell table:number-columns-repeated="66"/>
          <table:table-cell table:formula="of:=MIN([.A26:.BL26])" office:value-type="float" office:value="2.21257" calcext:value-type="float">
            <text:p>2,21257</text:p>
          </table:table-cell>
          <table:table-cell table:formula="of:=MAX([.A26:.BL26])" office:value-type="float" office:value="2.23521" calcext:value-type="float">
            <text:p>2,23521</text:p>
          </table:table-cell>
          <table:table-cell table:number-columns-repeated="7"/>
        </table:table-row>
        <table:table-row table:style-name="ro2">
          <table:table-cell office:value-type="float" office:value="0.961564" calcext:value-type="float">
            <text:p>0,961564</text:p>
          </table:table-cell>
          <table:table-cell office:value-type="float" office:value="1.23713" calcext:value-type="float">
            <text:p>1,23713</text:p>
          </table:table-cell>
          <table:table-cell table:number-columns-repeated="66"/>
          <table:table-cell table:formula="of:=MIN([.A27:.BL27])" office:value-type="float" office:value="0.961564" calcext:value-type="float">
            <text:p>0,961564</text:p>
          </table:table-cell>
          <table:table-cell table:formula="of:=MAX([.A27:.BL27])" office:value-type="float" office:value="1.23713" calcext:value-type="float">
            <text:p>1,23713</text:p>
          </table:table-cell>
          <table:table-cell table:number-columns-repeated="7"/>
        </table:table-row>
        <table:table-row table:style-name="ro2">
          <table:table-cell office:value-type="float" office:value="2.05879" calcext:value-type="float">
            <text:p>2,05879</text:p>
          </table:table-cell>
          <table:table-cell office:value-type="float" office:value="2.14278" calcext:value-type="float">
            <text:p>2,14278</text:p>
          </table:table-cell>
          <table:table-cell table:number-columns-repeated="66"/>
          <table:table-cell table:formula="of:=MIN([.A28:.BL28])" office:value-type="float" office:value="2.05879" calcext:value-type="float">
            <text:p>2,05879</text:p>
          </table:table-cell>
          <table:table-cell table:formula="of:=MAX([.A28:.BL28])" office:value-type="float" office:value="2.14278" calcext:value-type="float">
            <text:p>2,14278</text:p>
          </table:table-cell>
          <table:table-cell table:number-columns-repeated="7"/>
        </table:table-row>
        <table:table-row table:style-name="ro2">
          <table:table-cell office:value-type="float" office:value="1.21129" calcext:value-type="float">
            <text:p>1,21129</text:p>
          </table:table-cell>
          <table:table-cell office:value-type="float" office:value="2.06212" calcext:value-type="float">
            <text:p>2,06212</text:p>
          </table:table-cell>
          <table:table-cell table:number-columns-repeated="66"/>
          <table:table-cell table:formula="of:=MIN([.A29:.BL29])" office:value-type="float" office:value="1.21129" calcext:value-type="float">
            <text:p>1,21129</text:p>
          </table:table-cell>
          <table:table-cell table:formula="of:=MAX([.A29:.BL29])" office:value-type="float" office:value="2.06212" calcext:value-type="float">
            <text:p>2,06212</text:p>
          </table:table-cell>
          <table:table-cell table:number-columns-repeated="7"/>
        </table:table-row>
        <table:table-row table:style-name="ro2">
          <table:table-cell office:value-type="float" office:value="1.22129" calcext:value-type="float">
            <text:p>1,22129</text:p>
          </table:table-cell>
          <table:table-cell office:value-type="float" office:value="2.00486" calcext:value-type="float">
            <text:p>2,00486</text:p>
          </table:table-cell>
          <table:table-cell table:number-columns-repeated="66"/>
          <table:table-cell table:formula="of:=MIN([.A30:.BL30])" office:value-type="float" office:value="1.22129" calcext:value-type="float">
            <text:p>1,22129</text:p>
          </table:table-cell>
          <table:table-cell table:formula="of:=MAX([.A30:.BL30])" office:value-type="float" office:value="2.00486" calcext:value-type="float">
            <text:p>2,00486</text:p>
          </table:table-cell>
          <table:table-cell table:number-columns-repeated="7"/>
        </table:table-row>
        <table:table-row table:style-name="ro2">
          <table:table-cell office:value-type="float" office:value="1.20355" calcext:value-type="float">
            <text:p>1,20355</text:p>
          </table:table-cell>
          <table:table-cell office:value-type="float" office:value="2.09732" calcext:value-type="float">
            <text:p>2,09732</text:p>
          </table:table-cell>
          <table:table-cell table:number-columns-repeated="66"/>
          <table:table-cell table:formula="of:=MIN([.A31:.BL31])" office:value-type="float" office:value="1.20355" calcext:value-type="float">
            <text:p>1,20355</text:p>
          </table:table-cell>
          <table:table-cell table:formula="of:=MAX([.A31:.BL31])" office:value-type="float" office:value="2.09732" calcext:value-type="float">
            <text:p>2,09732</text:p>
          </table:table-cell>
          <table:table-cell table:number-columns-repeated="7"/>
        </table:table-row>
        <table:table-row table:style-name="ro2">
          <table:table-cell office:value-type="float" office:value="1.2177" calcext:value-type="float">
            <text:p>1,2177</text:p>
          </table:table-cell>
          <table:table-cell office:value-type="float" office:value="2.02648" calcext:value-type="float">
            <text:p>2,02648</text:p>
          </table:table-cell>
          <table:table-cell table:number-columns-repeated="66"/>
          <table:table-cell table:formula="of:=MIN([.A32:.BL32])" office:value-type="float" office:value="1.2177" calcext:value-type="float">
            <text:p>1,2177</text:p>
          </table:table-cell>
          <table:table-cell table:formula="of:=MAX([.A32:.BL32])" office:value-type="float" office:value="2.02648" calcext:value-type="float">
            <text:p>2,02648</text:p>
          </table:table-cell>
          <table:table-cell table:number-columns-repeated="7"/>
        </table:table-row>
        <table:table-row table:style-name="ro2">
          <table:table-cell office:value-type="float" office:value="1.25305" calcext:value-type="float">
            <text:p>1,25305</text:p>
          </table:table-cell>
          <table:table-cell office:value-type="float" office:value="2.09892" calcext:value-type="float">
            <text:p>2,09892</text:p>
          </table:table-cell>
          <table:table-cell table:number-columns-repeated="66"/>
          <table:table-cell table:formula="of:=MIN([.A33:.BL33])" office:value-type="float" office:value="1.25305" calcext:value-type="float">
            <text:p>1,25305</text:p>
          </table:table-cell>
          <table:table-cell table:formula="of:=MAX([.A33:.BL33])" office:value-type="float" office:value="2.09892" calcext:value-type="float">
            <text:p>2,09892</text:p>
          </table:table-cell>
          <table:table-cell table:number-columns-repeated="7"/>
        </table:table-row>
        <table:table-row table:style-name="ro2">
          <table:table-cell office:value-type="float" office:value="1.16075" calcext:value-type="float">
            <text:p>1,16075</text:p>
          </table:table-cell>
          <table:table-cell office:value-type="float" office:value="2.12147" calcext:value-type="float">
            <text:p>2,12147</text:p>
          </table:table-cell>
          <table:table-cell table:number-columns-repeated="66"/>
          <table:table-cell table:formula="of:=MIN([.A34:.BL34])" office:value-type="float" office:value="1.16075" calcext:value-type="float">
            <text:p>1,16075</text:p>
          </table:table-cell>
          <table:table-cell table:formula="of:=MAX([.A34:.BL34])" office:value-type="float" office:value="2.12147" calcext:value-type="float">
            <text:p>2,12147</text:p>
          </table:table-cell>
          <table:table-cell table:number-columns-repeated="7"/>
        </table:table-row>
        <table:table-row table:style-name="ro2">
          <table:table-cell office:value-type="float" office:value="1.27299" calcext:value-type="float">
            <text:p>1,27299</text:p>
          </table:table-cell>
          <table:table-cell office:value-type="float" office:value="1.98963" calcext:value-type="float">
            <text:p>1,98963</text:p>
          </table:table-cell>
          <table:table-cell table:number-columns-repeated="66"/>
          <table:table-cell table:formula="of:=MIN([.A35:.BL35])" office:value-type="float" office:value="1.27299" calcext:value-type="float">
            <text:p>1,27299</text:p>
          </table:table-cell>
          <table:table-cell table:formula="of:=MAX([.A35:.BL35])" office:value-type="float" office:value="1.98963" calcext:value-type="float">
            <text:p>1,98963</text:p>
          </table:table-cell>
          <table:table-cell table:number-columns-repeated="7"/>
        </table:table-row>
        <table:table-row table:style-name="ro2">
          <table:table-cell office:value-type="float" office:value="1.87017" calcext:value-type="float">
            <text:p>1,87017</text:p>
          </table:table-cell>
          <table:table-cell office:value-type="float" office:value="2.00549" calcext:value-type="float">
            <text:p>2,00549</text:p>
          </table:table-cell>
          <table:table-cell table:number-columns-repeated="66"/>
          <table:table-cell table:formula="of:=MIN([.A36:.BL36])" office:value-type="float" office:value="1.87017" calcext:value-type="float">
            <text:p>1,87017</text:p>
          </table:table-cell>
          <table:table-cell table:formula="of:=MAX([.A36:.BL36])" office:value-type="float" office:value="2.00549" calcext:value-type="float">
            <text:p>2,00549</text:p>
          </table:table-cell>
          <table:table-cell table:number-columns-repeated="7"/>
        </table:table-row>
        <table:table-row table:style-name="ro2">
          <table:table-cell office:value-type="float" office:value="1.21938" calcext:value-type="float">
            <text:p>1,21938</text:p>
          </table:table-cell>
          <table:table-cell office:value-type="float" office:value="1.97727" calcext:value-type="float">
            <text:p>1,97727</text:p>
          </table:table-cell>
          <table:table-cell table:number-columns-repeated="66"/>
          <table:table-cell table:formula="of:=MIN([.A37:.BL37])" office:value-type="float" office:value="1.21938" calcext:value-type="float">
            <text:p>1,21938</text:p>
          </table:table-cell>
          <table:table-cell table:formula="of:=MAX([.A37:.BL37])" office:value-type="float" office:value="1.97727" calcext:value-type="float">
            <text:p>1,97727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,20722</text:p>
          </table:table-cell>
          <table:table-cell office:value-type="float" office:value="2.01576" calcext:value-type="float">
            <text:p>2,01576</text:p>
          </table:table-cell>
          <table:table-cell table:number-columns-repeated="66"/>
          <table:table-cell table:formula="of:=MIN([.A38:.BL38])" office:value-type="float" office:value="1.20722" calcext:value-type="float">
            <text:p>1,20722</text:p>
          </table:table-cell>
          <table:table-cell table:formula="of:=MAX([.A38:.BL38])" office:value-type="float" office:value="2.01576" calcext:value-type="float">
            <text:p>2,01576</text:p>
          </table:table-cell>
          <table:table-cell table:number-columns-repeated="7"/>
        </table:table-row>
        <table:table-row table:style-name="ro2">
          <table:table-cell office:value-type="float" office:value="1.67819" calcext:value-type="float">
            <text:p>1,67819</text:p>
          </table:table-cell>
          <table:table-cell office:value-type="float" office:value="1.69588" calcext:value-type="float">
            <text:p>1,69588</text:p>
          </table:table-cell>
          <table:table-cell table:number-columns-repeated="66"/>
          <table:table-cell table:formula="of:=MIN([.A39:.BL39])" office:value-type="float" office:value="1.67819" calcext:value-type="float">
            <text:p>1,67819</text:p>
          </table:table-cell>
          <table:table-cell table:formula="of:=MAX([.A39:.BL39])" office:value-type="float" office:value="1.69588" calcext:value-type="float">
            <text:p>1,69588</text:p>
          </table:table-cell>
          <table:table-cell table:number-columns-repeated="7"/>
        </table:table-row>
        <table:table-row table:style-name="ro2">
          <table:table-cell office:value-type="float" office:value="1.87605" calcext:value-type="float">
            <text:p>1,87605</text:p>
          </table:table-cell>
          <table:table-cell office:value-type="float" office:value="2.13865" calcext:value-type="float">
            <text:p>2,13865</text:p>
          </table:table-cell>
          <table:table-cell table:number-columns-repeated="66"/>
          <table:table-cell table:formula="of:=MIN([.A40:.BL40])" office:value-type="float" office:value="1.87605" calcext:value-type="float">
            <text:p>1,87605</text:p>
          </table:table-cell>
          <table:table-cell table:formula="of:=MAX([.A40:.BL40])" office:value-type="float" office:value="2.13865" calcext:value-type="float">
            <text:p>2,13865</text:p>
          </table:table-cell>
          <table:table-cell table:number-columns-repeated="7"/>
        </table:table-row>
        <table:table-row table:style-name="ro2">
          <table:table-cell office:value-type="float" office:value="1.37077" calcext:value-type="float">
            <text:p>1,37077</text:p>
          </table:table-cell>
          <table:table-cell office:value-type="float" office:value="2.11088" calcext:value-type="float">
            <text:p>2,11088</text:p>
          </table:table-cell>
          <table:table-cell table:number-columns-repeated="66"/>
          <table:table-cell table:formula="of:=MIN([.A41:.BL41])" office:value-type="float" office:value="1.37077" calcext:value-type="float">
            <text:p>1,37077</text:p>
          </table:table-cell>
          <table:table-cell table:formula="of:=MAX([.A41:.BL41])" office:value-type="float" office:value="2.11088" calcext:value-type="float">
            <text:p>2,11088</text:p>
          </table:table-cell>
          <table:table-cell table:number-columns-repeated="7"/>
        </table:table-row>
        <table:table-row table:style-name="ro2">
          <table:table-cell office:value-type="float" office:value="1.24724" calcext:value-type="float">
            <text:p>1,24724</text:p>
          </table:table-cell>
          <table:table-cell office:value-type="float" office:value="1.8218" calcext:value-type="float">
            <text:p>1,8218</text:p>
          </table:table-cell>
          <table:table-cell table:number-columns-repeated="66"/>
          <table:table-cell table:formula="of:=MIN([.A42:.BL42])" office:value-type="float" office:value="1.24724" calcext:value-type="float">
            <text:p>1,24724</text:p>
          </table:table-cell>
          <table:table-cell table:formula="of:=MAX([.A42:.BL42])" office:value-type="float" office:value="1.8218" calcext:value-type="float">
            <text:p>1,82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614947" calcext:value-type="float">
            <text:p>0,614947</text:p>
          </table:table-cell>
          <table:table-cell office:value-type="float" office:value="1.19913" calcext:value-type="float">
            <text:p>1,19913</text:p>
          </table:table-cell>
          <table:table-cell office:value-type="float" office:value="1.97557" calcext:value-type="float">
            <text:p>1,97557</text:p>
          </table:table-cell>
          <table:table-cell office:value-type="float" office:value="1.56797" calcext:value-type="float">
            <text:p>1,56797</text:p>
          </table:table-cell>
          <table:table-cell table:number-columns-repeated="64"/>
          <table:table-cell table:formula="of:=MIN([.A44:.BL44])" office:value-type="float" office:value="0.614947" calcext:value-type="float">
            <text:p>0,614947</text:p>
          </table:table-cell>
          <table:table-cell table:formula="of:=MAX([.A44:.BL44])" office:value-type="float" office:value="1.97557" calcext:value-type="float">
            <text:p>1,97557</text:p>
          </table:table-cell>
          <table:table-cell table:number-columns-repeated="7"/>
        </table:table-row>
        <table:table-row table:style-name="ro2">
          <table:table-cell office:value-type="float" office:value="0.786594" calcext:value-type="float">
            <text:p>0,786594</text:p>
          </table:table-cell>
          <table:table-cell office:value-type="float" office:value="0.829783" calcext:value-type="float">
            <text:p>0,829783</text:p>
          </table:table-cell>
          <table:table-cell office:value-type="float" office:value="0.793577" calcext:value-type="float">
            <text:p>0,793577</text:p>
          </table:table-cell>
          <table:table-cell office:value-type="float" office:value="0.906542" calcext:value-type="float">
            <text:p>0,906542</text:p>
          </table:table-cell>
          <table:table-cell table:number-columns-repeated="64"/>
          <table:table-cell table:formula="of:=MIN([.A45:.BL45])" office:value-type="float" office:value="0.786594" calcext:value-type="float">
            <text:p>0,786594</text:p>
          </table:table-cell>
          <table:table-cell table:formula="of:=MAX([.A45:.BL45])" office:value-type="float" office:value="0.906542" calcext:value-type="float">
            <text:p>0,906542</text:p>
          </table:table-cell>
          <table:table-cell table:number-columns-repeated="7"/>
        </table:table-row>
        <table:table-row table:style-name="ro2">
          <table:table-cell office:value-type="float" office:value="1.18589" calcext:value-type="float">
            <text:p>1,18589</text:p>
          </table:table-cell>
          <table:table-cell office:value-type="float" office:value="2.16855" calcext:value-type="float">
            <text:p>2,16855</text:p>
          </table:table-cell>
          <table:table-cell office:value-type="float" office:value="0.999217" calcext:value-type="float">
            <text:p>0,999217</text:p>
          </table:table-cell>
          <table:table-cell office:value-type="float" office:value="2.26061" calcext:value-type="float">
            <text:p>2,26061</text:p>
          </table:table-cell>
          <table:table-cell table:number-columns-repeated="64"/>
          <table:table-cell table:formula="of:=MIN([.A46:.BL46])" office:value-type="float" office:value="0.999217" calcext:value-type="float">
            <text:p>0,999217</text:p>
          </table:table-cell>
          <table:table-cell table:formula="of:=MAX([.A46:.BL46])" office:value-type="float" office:value="2.26061" calcext:value-type="float">
            <text:p>2,26061</text:p>
          </table:table-cell>
          <table:table-cell table:number-columns-repeated="7"/>
        </table:table-row>
        <table:table-row table:style-name="ro2">
          <table:table-cell office:value-type="float" office:value="0.915147" calcext:value-type="float">
            <text:p>0,915147</text:p>
          </table:table-cell>
          <table:table-cell office:value-type="float" office:value="1.14999" calcext:value-type="float">
            <text:p>1,14999</text:p>
          </table:table-cell>
          <table:table-cell office:value-type="float" office:value="2.08241" calcext:value-type="float">
            <text:p>2,08241</text:p>
          </table:table-cell>
          <table:table-cell office:value-type="float" office:value="2.12304" calcext:value-type="float">
            <text:p>2,12304</text:p>
          </table:table-cell>
          <table:table-cell table:number-columns-repeated="64"/>
          <table:table-cell table:formula="of:=MIN([.A47:.BL47])" office:value-type="float" office:value="0.915147" calcext:value-type="float">
            <text:p>0,915147</text:p>
          </table:table-cell>
          <table:table-cell table:formula="of:=MAX([.A47:.BL47])" office:value-type="float" office:value="2.12304" calcext:value-type="float">
            <text:p>2,12304</text:p>
          </table:table-cell>
          <table:table-cell table:number-columns-repeated="7"/>
        </table:table-row>
        <table:table-row table:style-name="ro2">
          <table:table-cell office:value-type="float" office:value="0.875018" calcext:value-type="float">
            <text:p>0,875018</text:p>
          </table:table-cell>
          <table:table-cell office:value-type="float" office:value="0.992608" calcext:value-type="float">
            <text:p>0,992608</text:p>
          </table:table-cell>
          <table:table-cell office:value-type="float" office:value="0.701454" calcext:value-type="float">
            <text:p>0,701454</text:p>
          </table:table-cell>
          <table:table-cell office:value-type="float" office:value="1.03317" calcext:value-type="float">
            <text:p>1,03317</text:p>
          </table:table-cell>
          <table:table-cell table:number-columns-repeated="64"/>
          <table:table-cell table:formula="of:=MIN([.A48:.BL48])" office:value-type="float" office:value="0.701454" calcext:value-type="float">
            <text:p>0,701454</text:p>
          </table:table-cell>
          <table:table-cell table:formula="of:=MAX([.A48:.BL48])" office:value-type="float" office:value="1.03317" calcext:value-type="float">
            <text:p>1,03317</text:p>
          </table:table-cell>
          <table:table-cell table:number-columns-repeated="7"/>
        </table:table-row>
        <table:table-row table:style-name="ro2">
          <table:table-cell office:value-type="float" office:value="0.612163" calcext:value-type="float">
            <text:p>0,612163</text:p>
          </table:table-cell>
          <table:table-cell office:value-type="float" office:value="1.02834" calcext:value-type="float">
            <text:p>1,02834</text:p>
          </table:table-cell>
          <table:table-cell office:value-type="float" office:value="1.01748" calcext:value-type="float">
            <text:p>1,01748</text:p>
          </table:table-cell>
          <table:table-cell office:value-type="float" office:value="0.611971" calcext:value-type="float">
            <text:p>0,611971</text:p>
          </table:table-cell>
          <table:table-cell table:number-columns-repeated="64"/>
          <table:table-cell table:formula="of:=MIN([.A49:.BL49])" office:value-type="float" office:value="0.611971" calcext:value-type="float">
            <text:p>0,611971</text:p>
          </table:table-cell>
          <table:table-cell table:formula="of:=MAX([.A49:.BL49])" office:value-type="float" office:value="1.02834" calcext:value-type="float">
            <text:p>1,02834</text:p>
          </table:table-cell>
          <table:table-cell table:number-columns-repeated="7"/>
        </table:table-row>
        <table:table-row table:style-name="ro2">
          <table:table-cell office:value-type="float" office:value="1.13446" calcext:value-type="float">
            <text:p>1,13446</text:p>
          </table:table-cell>
          <table:table-cell office:value-type="float" office:value="1.55011" calcext:value-type="float">
            <text:p>1,55011</text:p>
          </table:table-cell>
          <table:table-cell office:value-type="float" office:value="0.759378" calcext:value-type="float">
            <text:p>0,759378</text:p>
          </table:table-cell>
          <table:table-cell office:value-type="float" office:value="1.96828" calcext:value-type="float">
            <text:p>1,96828</text:p>
          </table:table-cell>
          <table:table-cell table:number-columns-repeated="64"/>
          <table:table-cell table:formula="of:=MIN([.A50:.BL50])" office:value-type="float" office:value="0.759378" calcext:value-type="float">
            <text:p>0,759378</text:p>
          </table:table-cell>
          <table:table-cell table:formula="of:=MAX([.A50:.BL50])" office:value-type="float" office:value="1.96828" calcext:value-type="float">
            <text:p>1,96828</text:p>
          </table:table-cell>
          <table:table-cell table:number-columns-repeated="7"/>
        </table:table-row>
        <table:table-row table:style-name="ro2">
          <table:table-cell office:value-type="float" office:value="0.611048" calcext:value-type="float">
            <text:p>0,611048</text:p>
          </table:table-cell>
          <table:table-cell office:value-type="float" office:value="0.618828" calcext:value-type="float">
            <text:p>0,618828</text:p>
          </table:table-cell>
          <table:table-cell office:value-type="float" office:value="1.44083" calcext:value-type="float">
            <text:p>1,44083</text:p>
          </table:table-cell>
          <table:table-cell office:value-type="float" office:value="0.746286" calcext:value-type="float">
            <text:p>0,746286</text:p>
          </table:table-cell>
          <table:table-cell table:number-columns-repeated="64"/>
          <table:table-cell table:formula="of:=MIN([.A51:.BL51])" office:value-type="float" office:value="0.611048" calcext:value-type="float">
            <text:p>0,611048</text:p>
          </table:table-cell>
          <table:table-cell table:formula="of:=MAX([.A51:.BL51])" office:value-type="float" office:value="1.44083" calcext:value-type="float">
            <text:p>1,44083</text:p>
          </table:table-cell>
          <table:table-cell table:number-columns-repeated="7"/>
        </table:table-row>
        <table:table-row table:style-name="ro2">
          <table:table-cell office:value-type="float" office:value="1.16308" calcext:value-type="float">
            <text:p>1,16308</text:p>
          </table:table-cell>
          <table:table-cell office:value-type="float" office:value="1.68488" calcext:value-type="float">
            <text:p>1,68488</text:p>
          </table:table-cell>
          <table:table-cell office:value-type="float" office:value="1.88684" calcext:value-type="float">
            <text:p>1,88684</text:p>
          </table:table-cell>
          <table:table-cell office:value-type="float" office:value="1.03298" calcext:value-type="float">
            <text:p>1,03298</text:p>
          </table:table-cell>
          <table:table-cell table:number-columns-repeated="64"/>
          <table:table-cell table:formula="of:=MIN([.A52:.BL52])" office:value-type="float" office:value="1.03298" calcext:value-type="float">
            <text:p>1,03298</text:p>
          </table:table-cell>
          <table:table-cell table:formula="of:=MAX([.A52:.BL52])" office:value-type="float" office:value="1.88684" calcext:value-type="float">
            <text:p>1,88684</text:p>
          </table:table-cell>
          <table:table-cell table:number-columns-repeated="7"/>
        </table:table-row>
        <table:table-row table:style-name="ro2">
          <table:table-cell office:value-type="float" office:value="1.04257" calcext:value-type="float">
            <text:p>1,04257</text:p>
          </table:table-cell>
          <table:table-cell office:value-type="float" office:value="2.04038" calcext:value-type="float">
            <text:p>2,04038</text:p>
          </table:table-cell>
          <table:table-cell office:value-type="float" office:value="1.11881" calcext:value-type="float">
            <text:p>1,11881</text:p>
          </table:table-cell>
          <table:table-cell office:value-type="float" office:value="2.21511" calcext:value-type="float">
            <text:p>2,21511</text:p>
          </table:table-cell>
          <table:table-cell table:number-columns-repeated="64"/>
          <table:table-cell table:formula="of:=MIN([.A53:.BL53])" office:value-type="float" office:value="1.04257" calcext:value-type="float">
            <text:p>1,04257</text:p>
          </table:table-cell>
          <table:table-cell table:formula="of:=MAX([.A53:.BL53])" office:value-type="float" office:value="2.21511" calcext:value-type="float">
            <text:p>2,21511</text:p>
          </table:table-cell>
          <table:table-cell table:number-columns-repeated="7"/>
        </table:table-row>
        <table:table-row table:style-name="ro2">
          <table:table-cell office:value-type="float" office:value="0.612741" calcext:value-type="float">
            <text:p>0,612741</text:p>
          </table:table-cell>
          <table:table-cell office:value-type="float" office:value="0.829986" calcext:value-type="float">
            <text:p>0,829986</text:p>
          </table:table-cell>
          <table:table-cell office:value-type="float" office:value="1.66057" calcext:value-type="float">
            <text:p>1,66057</text:p>
          </table:table-cell>
          <table:table-cell office:value-type="float" office:value="1.36814" calcext:value-type="float">
            <text:p>1,36814</text:p>
          </table:table-cell>
          <table:table-cell table:number-columns-repeated="64"/>
          <table:table-cell table:formula="of:=MIN([.A54:.BL54])" office:value-type="float" office:value="0.612741" calcext:value-type="float">
            <text:p>0,612741</text:p>
          </table:table-cell>
          <table:table-cell table:formula="of:=MAX([.A54:.BL54])" office:value-type="float" office:value="1.66057" calcext:value-type="float">
            <text:p>1,66057</text:p>
          </table:table-cell>
          <table:table-cell table:number-columns-repeated="7"/>
        </table:table-row>
        <table:table-row table:style-name="ro2">
          <table:table-cell office:value-type="float" office:value="0.97364" calcext:value-type="float">
            <text:p>0,97364</text:p>
          </table:table-cell>
          <table:table-cell office:value-type="float" office:value="1.32537" calcext:value-type="float">
            <text:p>1,32537</text:p>
          </table:table-cell>
          <table:table-cell office:value-type="float" office:value="0.533689" calcext:value-type="float">
            <text:p>0,533689</text:p>
          </table:table-cell>
          <table:table-cell office:value-type="float" office:value="2.0863" calcext:value-type="float">
            <text:p>2,0863</text:p>
          </table:table-cell>
          <table:table-cell table:number-columns-repeated="64"/>
          <table:table-cell table:formula="of:=MIN([.A55:.BL55])" office:value-type="float" office:value="0.533689" calcext:value-type="float">
            <text:p>0,533689</text:p>
          </table:table-cell>
          <table:table-cell table:formula="of:=MAX([.A55:.BL55])" office:value-type="float" office:value="2.0863" calcext:value-type="float">
            <text:p>2,0863</text:p>
          </table:table-cell>
          <table:table-cell table:number-columns-repeated="7"/>
        </table:table-row>
        <table:table-row table:style-name="ro2">
          <table:table-cell office:value-type="float" office:value="1.2105" calcext:value-type="float">
            <text:p>1,2105</text:p>
          </table:table-cell>
          <table:table-cell office:value-type="float" office:value="2.20073" calcext:value-type="float">
            <text:p>2,20073</text:p>
          </table:table-cell>
          <table:table-cell office:value-type="float" office:value="2.25668" calcext:value-type="float">
            <text:p>2,25668</text:p>
          </table:table-cell>
          <table:table-cell office:value-type="float" office:value="1.11385" calcext:value-type="float">
            <text:p>1,11385</text:p>
          </table:table-cell>
          <table:table-cell table:number-columns-repeated="64"/>
          <table:table-cell table:formula="of:=MIN([.A56:.BL56])" office:value-type="float" office:value="1.11385" calcext:value-type="float">
            <text:p>1,11385</text:p>
          </table:table-cell>
          <table:table-cell table:formula="of:=MAX([.A56:.BL56])" office:value-type="float" office:value="2.25668" calcext:value-type="float">
            <text:p>2,25668</text:p>
          </table:table-cell>
          <table:table-cell table:number-columns-repeated="7"/>
        </table:table-row>
        <table:table-row table:style-name="ro2">
          <table:table-cell office:value-type="float" office:value="1.15313" calcext:value-type="float">
            <text:p>1,15313</text:p>
          </table:table-cell>
          <table:table-cell office:value-type="float" office:value="1.47385" calcext:value-type="float">
            <text:p>1,47385</text:p>
          </table:table-cell>
          <table:table-cell office:value-type="float" office:value="1.68618" calcext:value-type="float">
            <text:p>1,68618</text:p>
          </table:table-cell>
          <table:table-cell office:value-type="float" office:value="0.614266" calcext:value-type="float">
            <text:p>0,614266</text:p>
          </table:table-cell>
          <table:table-cell table:number-columns-repeated="64"/>
          <table:table-cell table:formula="of:=MIN([.A57:.BL57])" office:value-type="float" office:value="0.614266" calcext:value-type="float">
            <text:p>0,614266</text:p>
          </table:table-cell>
          <table:table-cell table:formula="of:=MAX([.A57:.BL57])" office:value-type="float" office:value="1.68618" calcext:value-type="float">
            <text:p>1,68618</text:p>
          </table:table-cell>
          <table:table-cell table:number-columns-repeated="7"/>
        </table:table-row>
        <table:table-row table:style-name="ro2">
          <table:table-cell office:value-type="float" office:value="1.20674" calcext:value-type="float">
            <text:p>1,20674</text:p>
          </table:table-cell>
          <table:table-cell office:value-type="float" office:value="1.64729" calcext:value-type="float">
            <text:p>1,64729</text:p>
          </table:table-cell>
          <table:table-cell office:value-type="float" office:value="0.948163" calcext:value-type="float">
            <text:p>0,948163</text:p>
          </table:table-cell>
          <table:table-cell office:value-type="float" office:value="2.20041" calcext:value-type="float">
            <text:p>2,20041</text:p>
          </table:table-cell>
          <table:table-cell table:number-columns-repeated="64"/>
          <table:table-cell table:formula="of:=MIN([.A58:.BL58])" office:value-type="float" office:value="0.948163" calcext:value-type="float">
            <text:p>0,948163</text:p>
          </table:table-cell>
          <table:table-cell table:formula="of:=MAX([.A58:.BL58])" office:value-type="float" office:value="2.20041" calcext:value-type="float">
            <text:p>2,20041</text:p>
          </table:table-cell>
          <table:table-cell table:number-columns-repeated="7"/>
        </table:table-row>
        <table:table-row table:style-name="ro2">
          <table:table-cell office:value-type="float" office:value="0.606549" calcext:value-type="float">
            <text:p>0,606549</text:p>
          </table:table-cell>
          <table:table-cell office:value-type="float" office:value="0.606199" calcext:value-type="float">
            <text:p>0,606199</text:p>
          </table:table-cell>
          <table:table-cell office:value-type="float" office:value="0.608602" calcext:value-type="float">
            <text:p>0,608602</text:p>
          </table:table-cell>
          <table:table-cell office:value-type="float" office:value="0.605543" calcext:value-type="float">
            <text:p>0,605543</text:p>
          </table:table-cell>
          <table:table-cell table:number-columns-repeated="64"/>
          <table:table-cell table:formula="of:=MIN([.A59:.BL59])" office:value-type="float" office:value="0.605543" calcext:value-type="float">
            <text:p>0,605543</text:p>
          </table:table-cell>
          <table:table-cell table:formula="of:=MAX([.A59:.BL59])" office:value-type="float" office:value="0.608602" calcext:value-type="float">
            <text:p>0,608602</text:p>
          </table:table-cell>
          <table:table-cell table:number-columns-repeated="7"/>
        </table:table-row>
        <table:table-row table:style-name="ro2">
          <table:table-cell office:value-type="float" office:value="1.22831" calcext:value-type="float">
            <text:p>1,22831</text:p>
          </table:table-cell>
          <table:table-cell office:value-type="float" office:value="1.67366" calcext:value-type="float">
            <text:p>1,67366</text:p>
          </table:table-cell>
          <table:table-cell office:value-type="float" office:value="1.81464" calcext:value-type="float">
            <text:p>1,81464</text:p>
          </table:table-cell>
          <table:table-cell office:value-type="float" office:value="0.989331" calcext:value-type="float">
            <text:p>0,989331</text:p>
          </table:table-cell>
          <table:table-cell table:number-columns-repeated="64"/>
          <table:table-cell table:formula="of:=MIN([.A60:.BL60])" office:value-type="float" office:value="0.989331" calcext:value-type="float">
            <text:p>0,989331</text:p>
          </table:table-cell>
          <table:table-cell table:formula="of:=MAX([.A60:.BL60])" office:value-type="float" office:value="1.81464" calcext:value-type="float">
            <text:p>1,81464</text:p>
          </table:table-cell>
          <table:table-cell table:number-columns-repeated="7"/>
        </table:table-row>
        <table:table-row table:style-name="ro2">
          <table:table-cell office:value-type="float" office:value="0.913252" calcext:value-type="float">
            <text:p>0,913252</text:p>
          </table:table-cell>
          <table:table-cell office:value-type="float" office:value="1.1676" calcext:value-type="float">
            <text:p>1,1676</text:p>
          </table:table-cell>
          <table:table-cell office:value-type="float" office:value="2.09755" calcext:value-type="float">
            <text:p>2,09755</text:p>
          </table:table-cell>
          <table:table-cell office:value-type="float" office:value="2.17074" calcext:value-type="float">
            <text:p>2,17074</text:p>
          </table:table-cell>
          <table:table-cell table:number-columns-repeated="64"/>
          <table:table-cell table:formula="of:=MIN([.A61:.BL61])" office:value-type="float" office:value="0.913252" calcext:value-type="float">
            <text:p>0,913252</text:p>
          </table:table-cell>
          <table:table-cell table:formula="of:=MAX([.A61:.BL61])" office:value-type="float" office:value="2.17074" calcext:value-type="float">
            <text:p>2,17074</text:p>
          </table:table-cell>
          <table:table-cell table:number-columns-repeated="7"/>
        </table:table-row>
        <table:table-row table:style-name="ro2">
          <table:table-cell office:value-type="float" office:value="1.17604" calcext:value-type="float">
            <text:p>1,17604</text:p>
          </table:table-cell>
          <table:table-cell office:value-type="float" office:value="0.610414" calcext:value-type="float">
            <text:p>0,610414</text:p>
          </table:table-cell>
          <table:table-cell office:value-type="float" office:value="2.0842" calcext:value-type="float">
            <text:p>2,0842</text:p>
          </table:table-cell>
          <table:table-cell office:value-type="float" office:value="2.10643" calcext:value-type="float">
            <text:p>2,10643</text:p>
          </table:table-cell>
          <table:table-cell table:number-columns-repeated="64"/>
          <table:table-cell table:formula="of:=MIN([.A62:.BL62])" office:value-type="float" office:value="0.610414" calcext:value-type="float">
            <text:p>0,610414</text:p>
          </table:table-cell>
          <table:table-cell table:formula="of:=MAX([.A62:.BL62])" office:value-type="float" office:value="2.10643" calcext:value-type="float">
            <text:p>2,10643</text:p>
          </table:table-cell>
          <table:table-cell table:number-columns-repeated="7"/>
        </table:table-row>
        <table:table-row table:style-name="ro2">
          <table:table-cell office:value-type="float" office:value="1.282" calcext:value-type="float">
            <text:p>1,282</text:p>
          </table:table-cell>
          <table:table-cell office:value-type="float" office:value="1.57194" calcext:value-type="float">
            <text:p>1,57194</text:p>
          </table:table-cell>
          <table:table-cell office:value-type="float" office:value="1.70036" calcext:value-type="float">
            <text:p>1,70036</text:p>
          </table:table-cell>
          <table:table-cell office:value-type="float" office:value="0.604183" calcext:value-type="float">
            <text:p>0,604183</text:p>
          </table:table-cell>
          <table:table-cell table:number-columns-repeated="64"/>
          <table:table-cell table:formula="of:=MIN([.A63:.BL63])" office:value-type="float" office:value="0.604183" calcext:value-type="float">
            <text:p>0,604183</text:p>
          </table:table-cell>
          <table:table-cell table:formula="of:=MAX([.A63:.BL63])" office:value-type="float" office:value="1.70036" calcext:value-type="float">
            <text:p>1,700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64499" calcext:value-type="float">
            <text:p>0,64499</text:p>
          </table:table-cell>
          <table:table-cell office:value-type="float" office:value="0.93804" calcext:value-type="float">
            <text:p>0,93804</text:p>
          </table:table-cell>
          <table:table-cell office:value-type="float" office:value="1.20354" calcext:value-type="float">
            <text:p>1,20354</text:p>
          </table:table-cell>
          <table:table-cell office:value-type="float" office:value="0.603652" calcext:value-type="float">
            <text:p>0,603652</text:p>
          </table:table-cell>
          <table:table-cell office:value-type="float" office:value="0.468773" calcext:value-type="float">
            <text:p>0,468773</text:p>
          </table:table-cell>
          <table:table-cell office:value-type="float" office:value="1.37283" calcext:value-type="float">
            <text:p>1,37283</text:p>
          </table:table-cell>
          <table:table-cell office:value-type="float" office:value="1.10101" calcext:value-type="float">
            <text:p>1,10101</text:p>
          </table:table-cell>
          <table:table-cell office:value-type="float" office:value="0.887044" calcext:value-type="float">
            <text:p>0,887044</text:p>
          </table:table-cell>
          <table:table-cell table:number-columns-repeated="60"/>
          <table:table-cell table:formula="of:=MIN([.A65:.BL65])" office:value-type="float" office:value="0.468773" calcext:value-type="float">
            <text:p>0,468773</text:p>
          </table:table-cell>
          <table:table-cell table:formula="of:=MAX([.A65:.BL65])" office:value-type="float" office:value="1.37283" calcext:value-type="float">
            <text:p>1,37283</text:p>
          </table:table-cell>
          <table:table-cell table:number-columns-repeated="7"/>
        </table:table-row>
        <table:table-row table:style-name="ro2">
          <table:table-cell office:value-type="float" office:value="1.21055" calcext:value-type="float">
            <text:p>1,21055</text:p>
          </table:table-cell>
          <table:table-cell office:value-type="float" office:value="1.22184" calcext:value-type="float">
            <text:p>1,22184</text:p>
          </table:table-cell>
          <table:table-cell office:value-type="float" office:value="1.26063" calcext:value-type="float">
            <text:p>1,26063</text:p>
          </table:table-cell>
          <table:table-cell office:value-type="float" office:value="1.2665" calcext:value-type="float">
            <text:p>1,2665</text:p>
          </table:table-cell>
          <table:table-cell office:value-type="float" office:value="1.0955" calcext:value-type="float">
            <text:p>1,0955</text:p>
          </table:table-cell>
          <table:table-cell office:value-type="float" office:value="1.15795" calcext:value-type="float">
            <text:p>1,15795</text:p>
          </table:table-cell>
          <table:table-cell office:value-type="float" office:value="1.13714" calcext:value-type="float">
            <text:p>1,13714</text:p>
          </table:table-cell>
          <table:table-cell office:value-type="float" office:value="1.23138" calcext:value-type="float">
            <text:p>1,23138</text:p>
          </table:table-cell>
          <table:table-cell table:number-columns-repeated="60"/>
          <table:table-cell table:formula="of:=MIN([.A66:.BL66])" office:value-type="float" office:value="1.0955" calcext:value-type="float">
            <text:p>1,0955</text:p>
          </table:table-cell>
          <table:table-cell table:formula="of:=MAX([.A66:.BL66])" office:value-type="float" office:value="1.2665" calcext:value-type="float">
            <text:p>1,2665</text:p>
          </table:table-cell>
          <table:table-cell table:number-columns-repeated="7"/>
        </table:table-row>
        <table:table-row table:style-name="ro2">
          <table:table-cell office:value-type="float" office:value="1.13645" calcext:value-type="float">
            <text:p>1,13645</text:p>
          </table:table-cell>
          <table:table-cell office:value-type="float" office:value="1.18534" calcext:value-type="float">
            <text:p>1,18534</text:p>
          </table:table-cell>
          <table:table-cell office:value-type="float" office:value="1.21701" calcext:value-type="float">
            <text:p>1,21701</text:p>
          </table:table-cell>
          <table:table-cell office:value-type="float" office:value="1.4488" calcext:value-type="float">
            <text:p>1,4488</text:p>
          </table:table-cell>
          <table:table-cell office:value-type="float" office:value="1.29025" calcext:value-type="float">
            <text:p>1,29025</text:p>
          </table:table-cell>
          <table:table-cell office:value-type="float" office:value="1.29081" calcext:value-type="float">
            <text:p>1,29081</text:p>
          </table:table-cell>
          <table:table-cell office:value-type="float" office:value="1.23043" calcext:value-type="float">
            <text:p>1,23043</text:p>
          </table:table-cell>
          <table:table-cell office:value-type="float" office:value="1.01836" calcext:value-type="float">
            <text:p>1,01836</text:p>
          </table:table-cell>
          <table:table-cell table:number-columns-repeated="60"/>
          <table:table-cell table:formula="of:=MIN([.A67:.BL67])" office:value-type="float" office:value="1.01836" calcext:value-type="float">
            <text:p>1,01836</text:p>
          </table:table-cell>
          <table:table-cell table:formula="of:=MAX([.A67:.BL67])" office:value-type="float" office:value="1.4488" calcext:value-type="float">
            <text:p>1,4488</text:p>
          </table:table-cell>
          <table:table-cell table:number-columns-repeated="7"/>
        </table:table-row>
        <table:table-row table:style-name="ro2">
          <table:table-cell office:value-type="float" office:value="0.45778" calcext:value-type="float">
            <text:p>0,45778</text:p>
          </table:table-cell>
          <table:table-cell office:value-type="float" office:value="0.763689" calcext:value-type="float">
            <text:p>0,763689</text:p>
          </table:table-cell>
          <table:table-cell office:value-type="float" office:value="0.68055" calcext:value-type="float">
            <text:p>0,68055</text:p>
          </table:table-cell>
          <table:table-cell office:value-type="float" office:value="1.14058" calcext:value-type="float">
            <text:p>1,14058</text:p>
          </table:table-cell>
          <table:table-cell office:value-type="float" office:value="0.485924" calcext:value-type="float">
            <text:p>0,485924</text:p>
          </table:table-cell>
          <table:table-cell office:value-type="float" office:value="0.9416" calcext:value-type="float">
            <text:p>0,9416</text:p>
          </table:table-cell>
          <table:table-cell office:value-type="float" office:value="0.400171" calcext:value-type="float">
            <text:p>0,400171</text:p>
          </table:table-cell>
          <table:table-cell office:value-type="float" office:value="0.942549" calcext:value-type="float">
            <text:p>0,942549</text:p>
          </table:table-cell>
          <table:table-cell table:number-columns-repeated="60"/>
          <table:table-cell table:formula="of:=MIN([.A68:.BL68])" office:value-type="float" office:value="0.400171" calcext:value-type="float">
            <text:p>0,400171</text:p>
          </table:table-cell>
          <table:table-cell table:formula="of:=MAX([.A68:.BL68])" office:value-type="float" office:value="1.14058" calcext:value-type="float">
            <text:p>1,14058</text:p>
          </table:table-cell>
          <table:table-cell table:number-columns-repeated="7"/>
        </table:table-row>
        <table:table-row table:style-name="ro2">
          <table:table-cell office:value-type="float" office:value="1.15105" calcext:value-type="float">
            <text:p>1,15105</text:p>
          </table:table-cell>
          <table:table-cell office:value-type="float" office:value="1.23226" calcext:value-type="float">
            <text:p>1,23226</text:p>
          </table:table-cell>
          <table:table-cell office:value-type="float" office:value="1.2353" calcext:value-type="float">
            <text:p>1,2353</text:p>
          </table:table-cell>
          <table:table-cell office:value-type="float" office:value="1.36449" calcext:value-type="float">
            <text:p>1,36449</text:p>
          </table:table-cell>
          <table:table-cell office:value-type="float" office:value="0.389309" calcext:value-type="float">
            <text:p>0,389309</text:p>
          </table:table-cell>
          <table:table-cell office:value-type="float" office:value="0.531702" calcext:value-type="float">
            <text:p>0,531702</text:p>
          </table:table-cell>
          <table:table-cell office:value-type="float" office:value="0.302946" calcext:value-type="float">
            <text:p>0,302946</text:p>
          </table:table-cell>
          <table:table-cell office:value-type="float" office:value="0.30216" calcext:value-type="float">
            <text:p>0,30216</text:p>
          </table:table-cell>
          <table:table-cell table:number-columns-repeated="60"/>
          <table:table-cell table:formula="of:=MIN([.A69:.BL69])" office:value-type="float" office:value="0.30216" calcext:value-type="float">
            <text:p>0,30216</text:p>
          </table:table-cell>
          <table:table-cell table:formula="of:=MAX([.A69:.BL69])" office:value-type="float" office:value="1.36449" calcext:value-type="float">
            <text:p>1,36449</text:p>
          </table:table-cell>
          <table:table-cell table:number-columns-repeated="7"/>
        </table:table-row>
        <table:table-row table:style-name="ro2">
          <table:table-cell office:value-type="float" office:value="0.665553" calcext:value-type="float">
            <text:p>0,665553</text:p>
          </table:table-cell>
          <table:table-cell office:value-type="float" office:value="0.973283" calcext:value-type="float">
            <text:p>0,973283</text:p>
          </table:table-cell>
          <table:table-cell office:value-type="float" office:value="0.991047" calcext:value-type="float">
            <text:p>0,991047</text:p>
          </table:table-cell>
          <table:table-cell office:value-type="float" office:value="0.315164" calcext:value-type="float">
            <text:p>0,315164</text:p>
          </table:table-cell>
          <table:table-cell office:value-type="float" office:value="0.502845" calcext:value-type="float">
            <text:p>0,502845</text:p>
          </table:table-cell>
          <table:table-cell office:value-type="float" office:value="0.437001" calcext:value-type="float">
            <text:p>0,437001</text:p>
          </table:table-cell>
          <table:table-cell office:value-type="float" office:value="0.452205" calcext:value-type="float">
            <text:p>0,452205</text:p>
          </table:table-cell>
          <table:table-cell office:value-type="float" office:value="1.35369" calcext:value-type="float">
            <text:p>1,35369</text:p>
          </table:table-cell>
          <table:table-cell table:number-columns-repeated="60"/>
          <table:table-cell table:formula="of:=MIN([.A70:.BL70])" office:value-type="float" office:value="0.315164" calcext:value-type="float">
            <text:p>0,315164</text:p>
          </table:table-cell>
          <table:table-cell table:formula="of:=MAX([.A70:.BL70])" office:value-type="float" office:value="1.35369" calcext:value-type="float">
            <text:p>1,35369</text:p>
          </table:table-cell>
          <table:table-cell table:number-columns-repeated="7"/>
        </table:table-row>
        <table:table-row table:style-name="ro2">
          <table:table-cell office:value-type="float" office:value="0.468878" calcext:value-type="float">
            <text:p>0,468878</text:p>
          </table:table-cell>
          <table:table-cell office:value-type="float" office:value="0.8236" calcext:value-type="float">
            <text:p>0,8236</text:p>
          </table:table-cell>
          <table:table-cell office:value-type="float" office:value="1.03313" calcext:value-type="float">
            <text:p>1,03313</text:p>
          </table:table-cell>
          <table:table-cell office:value-type="float" office:value="0.811714" calcext:value-type="float">
            <text:p>0,811714</text:p>
          </table:table-cell>
          <table:table-cell office:value-type="float" office:value="0.738698" calcext:value-type="float">
            <text:p>0,738698</text:p>
          </table:table-cell>
          <table:table-cell office:value-type="float" office:value="0.789052" calcext:value-type="float">
            <text:p>0,789052</text:p>
          </table:table-cell>
          <table:table-cell office:value-type="float" office:value="0.609079" calcext:value-type="float">
            <text:p>0,609079</text:p>
          </table:table-cell>
          <table:table-cell office:value-type="float" office:value="0.905592" calcext:value-type="float">
            <text:p>0,905592</text:p>
          </table:table-cell>
          <table:table-cell table:number-columns-repeated="60"/>
          <table:table-cell table:formula="of:=MIN([.A71:.BL71])" office:value-type="float" office:value="0.468878" calcext:value-type="float">
            <text:p>0,468878</text:p>
          </table:table-cell>
          <table:table-cell table:formula="of:=MAX([.A71:.BL71])" office:value-type="float" office:value="1.03313" calcext:value-type="float">
            <text:p>1,03313</text:p>
          </table:table-cell>
          <table:table-cell table:number-columns-repeated="7"/>
        </table:table-row>
        <table:table-row table:style-name="ro2">
          <table:table-cell office:value-type="float" office:value="1.1659" calcext:value-type="float">
            <text:p>1,1659</text:p>
          </table:table-cell>
          <table:table-cell office:value-type="float" office:value="1.2015" calcext:value-type="float">
            <text:p>1,2015</text:p>
          </table:table-cell>
          <table:table-cell office:value-type="float" office:value="0.53017" calcext:value-type="float">
            <text:p>0,53017</text:p>
          </table:table-cell>
          <table:table-cell office:value-type="float" office:value="1.78652" calcext:value-type="float">
            <text:p>1,78652</text:p>
          </table:table-cell>
          <table:table-cell office:value-type="float" office:value="0.824671" calcext:value-type="float">
            <text:p>0,824671</text:p>
          </table:table-cell>
          <table:table-cell office:value-type="float" office:value="2.02043" calcext:value-type="float">
            <text:p>2,02043</text:p>
          </table:table-cell>
          <table:table-cell office:value-type="float" office:value="0.837537" calcext:value-type="float">
            <text:p>0,837537</text:p>
          </table:table-cell>
          <table:table-cell office:value-type="float" office:value="0.302207" calcext:value-type="float">
            <text:p>0,302207</text:p>
          </table:table-cell>
          <table:table-cell table:number-columns-repeated="60"/>
          <table:table-cell table:formula="of:=MIN([.A72:.BL72])" office:value-type="float" office:value="0.302207" calcext:value-type="float">
            <text:p>0,302207</text:p>
          </table:table-cell>
          <table:table-cell table:formula="of:=MAX([.A72:.BL72])" office:value-type="float" office:value="2.02043" calcext:value-type="float">
            <text:p>2,02043</text:p>
          </table:table-cell>
          <table:table-cell table:number-columns-repeated="7"/>
        </table:table-row>
        <table:table-row table:style-name="ro2">
          <table:table-cell office:value-type="float" office:value="1.14722" calcext:value-type="float">
            <text:p>1,14722</text:p>
          </table:table-cell>
          <table:table-cell office:value-type="float" office:value="1.23936" calcext:value-type="float">
            <text:p>1,23936</text:p>
          </table:table-cell>
          <table:table-cell office:value-type="float" office:value="1.25305" calcext:value-type="float">
            <text:p>1,25305</text:p>
          </table:table-cell>
          <table:table-cell office:value-type="float" office:value="1.33225" calcext:value-type="float">
            <text:p>1,33225</text:p>
          </table:table-cell>
          <table:table-cell office:value-type="float" office:value="0.606919" calcext:value-type="float">
            <text:p>0,606919</text:p>
          </table:table-cell>
          <table:table-cell office:value-type="float" office:value="0.915151" calcext:value-type="float">
            <text:p>0,915151</text:p>
          </table:table-cell>
          <table:table-cell office:value-type="float" office:value="0.974281" calcext:value-type="float">
            <text:p>0,974281</text:p>
          </table:table-cell>
          <table:table-cell office:value-type="float" office:value="1.09829" calcext:value-type="float">
            <text:p>1,09829</text:p>
          </table:table-cell>
          <table:table-cell table:number-columns-repeated="60"/>
          <table:table-cell table:formula="of:=MIN([.A73:.BL73])" office:value-type="float" office:value="0.606919" calcext:value-type="float">
            <text:p>0,606919</text:p>
          </table:table-cell>
          <table:table-cell table:formula="of:=MAX([.A73:.BL73])" office:value-type="float" office:value="1.33225" calcext:value-type="float">
            <text:p>1,33225</text:p>
          </table:table-cell>
          <table:table-cell table:number-columns-repeated="7"/>
        </table:table-row>
        <table:table-row table:style-name="ro2">
          <table:table-cell office:value-type="float" office:value="0.528641" calcext:value-type="float">
            <text:p>0,528641</text:p>
          </table:table-cell>
          <table:table-cell office:value-type="float" office:value="0.77927" calcext:value-type="float">
            <text:p>0,77927</text:p>
          </table:table-cell>
          <table:table-cell office:value-type="float" office:value="0.616805" calcext:value-type="float">
            <text:p>0,616805</text:p>
          </table:table-cell>
          <table:table-cell office:value-type="float" office:value="1.15455" calcext:value-type="float">
            <text:p>1,15455</text:p>
          </table:table-cell>
          <table:table-cell office:value-type="float" office:value="0.331489" calcext:value-type="float">
            <text:p>0,331489</text:p>
          </table:table-cell>
          <table:table-cell office:value-type="float" office:value="0.642376" calcext:value-type="float">
            <text:p>0,642376</text:p>
          </table:table-cell>
          <table:table-cell office:value-type="float" office:value="1.04256" calcext:value-type="float">
            <text:p>1,04256</text:p>
          </table:table-cell>
          <table:table-cell office:value-type="float" office:value="0.302634" calcext:value-type="float">
            <text:p>0,302634</text:p>
          </table:table-cell>
          <table:table-cell table:number-columns-repeated="60"/>
          <table:table-cell table:formula="of:=MIN([.A74:.BL74])" office:value-type="float" office:value="0.302634" calcext:value-type="float">
            <text:p>0,302634</text:p>
          </table:table-cell>
          <table:table-cell table:formula="of:=MAX([.A74:.BL74])" office:value-type="float" office:value="1.15455" calcext:value-type="float">
            <text:p>1,15455</text:p>
          </table:table-cell>
          <table:table-cell table:number-columns-repeated="7"/>
        </table:table-row>
        <table:table-row table:style-name="ro2">
          <table:table-cell office:value-type="float" office:value="0.602814" calcext:value-type="float">
            <text:p>0,602814</text:p>
          </table:table-cell>
          <table:table-cell office:value-type="float" office:value="0.554084" calcext:value-type="float">
            <text:p>0,554084</text:p>
          </table:table-cell>
          <table:table-cell office:value-type="float" office:value="1.18826" calcext:value-type="float">
            <text:p>1,18826</text:p>
          </table:table-cell>
          <table:table-cell office:value-type="float" office:value="1.31783" calcext:value-type="float">
            <text:p>1,31783</text:p>
          </table:table-cell>
          <table:table-cell office:value-type="float" office:value="0.518113" calcext:value-type="float">
            <text:p>0,518113</text:p>
          </table:table-cell>
          <table:table-cell office:value-type="float" office:value="0.746541" calcext:value-type="float">
            <text:p>0,746541</text:p>
          </table:table-cell>
          <table:table-cell office:value-type="float" office:value="0.779027" calcext:value-type="float">
            <text:p>0,779027</text:p>
          </table:table-cell>
          <table:table-cell office:value-type="float" office:value="0.297532" calcext:value-type="float">
            <text:p>0,297532</text:p>
          </table:table-cell>
          <table:table-cell table:number-columns-repeated="60"/>
          <table:table-cell table:formula="of:=MIN([.A75:.BL75])" office:value-type="float" office:value="0.297532" calcext:value-type="float">
            <text:p>0,297532</text:p>
          </table:table-cell>
          <table:table-cell table:formula="of:=MAX([.A75:.BL75])" office:value-type="float" office:value="1.31783" calcext:value-type="float">
            <text:p>1,31783</text:p>
          </table:table-cell>
          <table:table-cell table:number-columns-repeated="7"/>
        </table:table-row>
        <table:table-row table:style-name="ro2">
          <table:table-cell office:value-type="float" office:value="0.680658" calcext:value-type="float">
            <text:p>0,680658</text:p>
          </table:table-cell>
          <table:table-cell office:value-type="float" office:value="0.960124" calcext:value-type="float">
            <text:p>0,960124</text:p>
          </table:table-cell>
          <table:table-cell office:value-type="float" office:value="1.17258" calcext:value-type="float">
            <text:p>1,17258</text:p>
          </table:table-cell>
          <table:table-cell office:value-type="float" office:value="0.898365" calcext:value-type="float">
            <text:p>0,898365</text:p>
          </table:table-cell>
          <table:table-cell office:value-type="float" office:value="0.647941" calcext:value-type="float">
            <text:p>0,647941</text:p>
          </table:table-cell>
          <table:table-cell office:value-type="float" office:value="0.718184" calcext:value-type="float">
            <text:p>0,718184</text:p>
          </table:table-cell>
          <table:table-cell office:value-type="float" office:value="0.304339" calcext:value-type="float">
            <text:p>0,304339</text:p>
          </table:table-cell>
          <table:table-cell office:value-type="float" office:value="0.630163" calcext:value-type="float">
            <text:p>0,630163</text:p>
          </table:table-cell>
          <table:table-cell table:number-columns-repeated="60"/>
          <table:table-cell table:formula="of:=MIN([.A76:.BL76])" office:value-type="float" office:value="0.304339" calcext:value-type="float">
            <text:p>0,304339</text:p>
          </table:table-cell>
          <table:table-cell table:formula="of:=MAX([.A76:.BL76])" office:value-type="float" office:value="1.17258" calcext:value-type="float">
            <text:p>1,17258</text:p>
          </table:table-cell>
          <table:table-cell table:number-columns-repeated="7"/>
        </table:table-row>
        <table:table-row table:style-name="ro2">
          <table:table-cell office:value-type="float" office:value="1.23556" calcext:value-type="float">
            <text:p>1,23556</text:p>
          </table:table-cell>
          <table:table-cell office:value-type="float" office:value="1.23001" calcext:value-type="float">
            <text:p>1,23001</text:p>
          </table:table-cell>
          <table:table-cell office:value-type="float" office:value="1.27123" calcext:value-type="float">
            <text:p>1,27123</text:p>
          </table:table-cell>
          <table:table-cell office:value-type="float" office:value="1.15679" calcext:value-type="float">
            <text:p>1,15679</text:p>
          </table:table-cell>
          <table:table-cell office:value-type="float" office:value="1.18548" calcext:value-type="float">
            <text:p>1,18548</text:p>
          </table:table-cell>
          <table:table-cell office:value-type="float" office:value="1.22477" calcext:value-type="float">
            <text:p>1,22477</text:p>
          </table:table-cell>
          <table:table-cell office:value-type="float" office:value="2.46366" calcext:value-type="float">
            <text:p>2,46366</text:p>
          </table:table-cell>
          <table:table-cell office:value-type="float" office:value="1.24098" calcext:value-type="float">
            <text:p>1,24098</text:p>
          </table:table-cell>
          <table:table-cell table:number-columns-repeated="60"/>
          <table:table-cell table:formula="of:=MIN([.A77:.BL77])" office:value-type="float" office:value="1.15679" calcext:value-type="float">
            <text:p>1,15679</text:p>
          </table:table-cell>
          <table:table-cell table:formula="of:=MAX([.A77:.BL77])" office:value-type="float" office:value="2.46366" calcext:value-type="float">
            <text:p>2,46366</text:p>
          </table:table-cell>
          <table:table-cell table:number-columns-repeated="7"/>
        </table:table-row>
        <table:table-row table:style-name="ro2">
          <table:table-cell office:value-type="float" office:value="1.15872" calcext:value-type="float">
            <text:p>1,15872</text:p>
          </table:table-cell>
          <table:table-cell office:value-type="float" office:value="1.16993" calcext:value-type="float">
            <text:p>1,16993</text:p>
          </table:table-cell>
          <table:table-cell office:value-type="float" office:value="1.24344" calcext:value-type="float">
            <text:p>1,24344</text:p>
          </table:table-cell>
          <table:table-cell office:value-type="float" office:value="1.25593" calcext:value-type="float">
            <text:p>1,25593</text:p>
          </table:table-cell>
          <table:table-cell office:value-type="float" office:value="0.717337" calcext:value-type="float">
            <text:p>0,717337</text:p>
          </table:table-cell>
          <table:table-cell office:value-type="float" office:value="0.770559" calcext:value-type="float">
            <text:p>0,770559</text:p>
          </table:table-cell>
          <table:table-cell office:value-type="float" office:value="0.897169" calcext:value-type="float">
            <text:p>0,897169</text:p>
          </table:table-cell>
          <table:table-cell office:value-type="float" office:value="0.300011" calcext:value-type="float">
            <text:p>0,300011</text:p>
          </table:table-cell>
          <table:table-cell table:number-columns-repeated="60"/>
          <table:table-cell table:formula="of:=MIN([.A78:.BL78])" office:value-type="float" office:value="0.300011" calcext:value-type="float">
            <text:p>0,300011</text:p>
          </table:table-cell>
          <table:table-cell table:formula="of:=MAX([.A78:.BL78])" office:value-type="float" office:value="1.25593" calcext:value-type="float">
            <text:p>1,25593</text:p>
          </table:table-cell>
          <table:table-cell table:number-columns-repeated="7"/>
        </table:table-row>
        <table:table-row table:style-name="ro2">
          <table:table-cell office:value-type="float" office:value="1.14688" calcext:value-type="float">
            <text:p>1,14688</text:p>
          </table:table-cell>
          <table:table-cell office:value-type="float" office:value="1.152" calcext:value-type="float">
            <text:p>1,152</text:p>
          </table:table-cell>
          <table:table-cell office:value-type="float" office:value="1.20819" calcext:value-type="float">
            <text:p>1,20819</text:p>
          </table:table-cell>
          <table:table-cell office:value-type="float" office:value="1.24522" calcext:value-type="float">
            <text:p>1,24522</text:p>
          </table:table-cell>
          <table:table-cell office:value-type="float" office:value="0.358824" calcext:value-type="float">
            <text:p>0,358824</text:p>
          </table:table-cell>
          <table:table-cell office:value-type="float" office:value="0.432226" calcext:value-type="float">
            <text:p>0,432226</text:p>
          </table:table-cell>
          <table:table-cell office:value-type="float" office:value="0.307556" calcext:value-type="float">
            <text:p>0,307556</text:p>
          </table:table-cell>
          <table:table-cell office:value-type="float" office:value="0.661946" calcext:value-type="float">
            <text:p>0,661946</text:p>
          </table:table-cell>
          <table:table-cell table:number-columns-repeated="60"/>
          <table:table-cell table:formula="of:=MIN([.A79:.BL79])" office:value-type="float" office:value="0.307556" calcext:value-type="float">
            <text:p>0,307556</text:p>
          </table:table-cell>
          <table:table-cell table:formula="of:=MAX([.A79:.BL79])" office:value-type="float" office:value="1.24522" calcext:value-type="float">
            <text:p>1,24522</text:p>
          </table:table-cell>
          <table:table-cell table:number-columns-repeated="7"/>
        </table:table-row>
        <table:table-row table:style-name="ro2">
          <table:table-cell office:value-type="float" office:value="1.23011" calcext:value-type="float">
            <text:p>1,23011</text:p>
          </table:table-cell>
          <table:table-cell office:value-type="float" office:value="1.23257" calcext:value-type="float">
            <text:p>1,23257</text:p>
          </table:table-cell>
          <table:table-cell office:value-type="float" office:value="1.25393" calcext:value-type="float">
            <text:p>1,25393</text:p>
          </table:table-cell>
          <table:table-cell office:value-type="float" office:value="1.25346" calcext:value-type="float">
            <text:p>1,25346</text:p>
          </table:table-cell>
          <table:table-cell office:value-type="float" office:value="1.23589" calcext:value-type="float">
            <text:p>1,23589</text:p>
          </table:table-cell>
          <table:table-cell office:value-type="float" office:value="1.23754" calcext:value-type="float">
            <text:p>1,23754</text:p>
          </table:table-cell>
          <table:table-cell office:value-type="float" office:value="1.2283" calcext:value-type="float">
            <text:p>1,2283</text:p>
          </table:table-cell>
          <table:table-cell office:value-type="float" office:value="1.27625" calcext:value-type="float">
            <text:p>1,27625</text:p>
          </table:table-cell>
          <table:table-cell table:number-columns-repeated="60"/>
          <table:table-cell table:formula="of:=MIN([.A80:.BL80])" office:value-type="float" office:value="1.2283" calcext:value-type="float">
            <text:p>1,2283</text:p>
          </table:table-cell>
          <table:table-cell table:formula="of:=MAX([.A80:.BL80])" office:value-type="float" office:value="1.27625" calcext:value-type="float">
            <text:p>1,27625</text:p>
          </table:table-cell>
          <table:table-cell table:number-columns-repeated="7"/>
        </table:table-row>
        <table:table-row table:style-name="ro2">
          <table:table-cell office:value-type="float" office:value="1.21472" calcext:value-type="float">
            <text:p>1,21472</text:p>
          </table:table-cell>
          <table:table-cell office:value-type="float" office:value="1.24807" calcext:value-type="float">
            <text:p>1,24807</text:p>
          </table:table-cell>
          <table:table-cell office:value-type="float" office:value="1.26493" calcext:value-type="float">
            <text:p>1,26493</text:p>
          </table:table-cell>
          <table:table-cell office:value-type="float" office:value="1.34682" calcext:value-type="float">
            <text:p>1,34682</text:p>
          </table:table-cell>
          <table:table-cell office:value-type="float" office:value="0.758991" calcext:value-type="float">
            <text:p>0,758991</text:p>
          </table:table-cell>
          <table:table-cell office:value-type="float" office:value="0.894167" calcext:value-type="float">
            <text:p>0,894167</text:p>
          </table:table-cell>
          <table:table-cell office:value-type="float" office:value="0.975307" calcext:value-type="float">
            <text:p>0,975307</text:p>
          </table:table-cell>
          <table:table-cell office:value-type="float" office:value="1.15563" calcext:value-type="float">
            <text:p>1,15563</text:p>
          </table:table-cell>
          <table:table-cell table:number-columns-repeated="60"/>
          <table:table-cell table:formula="of:=MIN([.A81:.BL81])" office:value-type="float" office:value="0.758991" calcext:value-type="float">
            <text:p>0,758991</text:p>
          </table:table-cell>
          <table:table-cell table:formula="of:=MAX([.A81:.BL81])" office:value-type="float" office:value="1.34682" calcext:value-type="float">
            <text:p>1,34682</text:p>
          </table:table-cell>
          <table:table-cell table:number-columns-repeated="7"/>
        </table:table-row>
        <table:table-row table:style-name="ro2">
          <table:table-cell office:value-type="float" office:value="0.579788" calcext:value-type="float">
            <text:p>0,579788</text:p>
          </table:table-cell>
          <table:table-cell office:value-type="float" office:value="0.789701" calcext:value-type="float">
            <text:p>0,789701</text:p>
          </table:table-cell>
          <table:table-cell office:value-type="float" office:value="0.498858" calcext:value-type="float">
            <text:p>0,498858</text:p>
          </table:table-cell>
          <table:table-cell office:value-type="float" office:value="0.501559" calcext:value-type="float">
            <text:p>0,501559</text:p>
          </table:table-cell>
          <table:table-cell office:value-type="float" office:value="0.417565" calcext:value-type="float">
            <text:p>0,417565</text:p>
          </table:table-cell>
          <table:table-cell office:value-type="float" office:value="1.67518" calcext:value-type="float">
            <text:p>1,67518</text:p>
          </table:table-cell>
          <table:table-cell office:value-type="float" office:value="0.391453" calcext:value-type="float">
            <text:p>0,391453</text:p>
          </table:table-cell>
          <table:table-cell office:value-type="float" office:value="0.300907" calcext:value-type="float">
            <text:p>0,300907</text:p>
          </table:table-cell>
          <table:table-cell table:number-columns-repeated="60"/>
          <table:table-cell table:formula="of:=MIN([.A82:.BL82])" office:value-type="float" office:value="0.300907" calcext:value-type="float">
            <text:p>0,300907</text:p>
          </table:table-cell>
          <table:table-cell table:formula="of:=MAX([.A82:.BL82])" office:value-type="float" office:value="1.67518" calcext:value-type="float">
            <text:p>1,67518</text:p>
          </table:table-cell>
          <table:table-cell table:number-columns-repeated="7"/>
        </table:table-row>
        <table:table-row table:style-name="ro2">
          <table:table-cell office:value-type="float" office:value="0.531549" calcext:value-type="float">
            <text:p>0,531549</text:p>
          </table:table-cell>
          <table:table-cell office:value-type="float" office:value="0.313156" calcext:value-type="float">
            <text:p>0,313156</text:p>
          </table:table-cell>
          <table:table-cell office:value-type="float" office:value="1.0181" calcext:value-type="float">
            <text:p>1,0181</text:p>
          </table:table-cell>
          <table:table-cell office:value-type="float" office:value="1.06258" calcext:value-type="float">
            <text:p>1,06258</text:p>
          </table:table-cell>
          <table:table-cell office:value-type="float" office:value="0.423249" calcext:value-type="float">
            <text:p>0,423249</text:p>
          </table:table-cell>
          <table:table-cell office:value-type="float" office:value="0.624131" calcext:value-type="float">
            <text:p>0,624131</text:p>
          </table:table-cell>
          <table:table-cell office:value-type="float" office:value="0.892847" calcext:value-type="float">
            <text:p>0,892847</text:p>
          </table:table-cell>
          <table:table-cell office:value-type="float" office:value="0.3044" calcext:value-type="float">
            <text:p>0,3044</text:p>
          </table:table-cell>
          <table:table-cell table:number-columns-repeated="60"/>
          <table:table-cell table:formula="of:=MIN([.A83:.BL83])" office:value-type="float" office:value="0.3044" calcext:value-type="float">
            <text:p>0,3044</text:p>
          </table:table-cell>
          <table:table-cell table:formula="of:=MAX([.A83:.BL83])" office:value-type="float" office:value="1.06258" calcext:value-type="float">
            <text:p>1,06258</text:p>
          </table:table-cell>
          <table:table-cell table:number-columns-repeated="7"/>
        </table:table-row>
        <table:table-row table:style-name="ro2">
          <table:table-cell office:value-type="float" office:value="1.16413" calcext:value-type="float">
            <text:p>1,16413</text:p>
          </table:table-cell>
          <table:table-cell office:value-type="float" office:value="1.29131" calcext:value-type="float">
            <text:p>1,29131</text:p>
          </table:table-cell>
          <table:table-cell office:value-type="float" office:value="1.31486" calcext:value-type="float">
            <text:p>1,31486</text:p>
          </table:table-cell>
          <table:table-cell office:value-type="float" office:value="1.42455" calcext:value-type="float">
            <text:p>1,42455</text:p>
          </table:table-cell>
          <table:table-cell office:value-type="float" office:value="0.810239" calcext:value-type="float">
            <text:p>0,810239</text:p>
          </table:table-cell>
          <table:table-cell office:value-type="float" office:value="1.05422" calcext:value-type="float">
            <text:p>1,05422</text:p>
          </table:table-cell>
          <table:table-cell office:value-type="float" office:value="1.15566" calcext:value-type="float">
            <text:p>1,15566</text:p>
          </table:table-cell>
          <table:table-cell office:value-type="float" office:value="0.937457" calcext:value-type="float">
            <text:p>0,937457</text:p>
          </table:table-cell>
          <table:table-cell table:number-columns-repeated="60"/>
          <table:table-cell table:formula="of:=MIN([.A84:.BL84])" office:value-type="float" office:value="0.810239" calcext:value-type="float">
            <text:p>0,810239</text:p>
          </table:table-cell>
          <table:table-cell table:formula="of:=MAX([.A84:.BL84])" office:value-type="float" office:value="1.42455" calcext:value-type="float">
            <text:p>1,424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226189" calcext:value-type="float">
            <text:p>0,226189</text:p>
          </table:table-cell>
          <table:table-cell office:value-type="float" office:value="0.208182" calcext:value-type="float">
            <text:p>0,208182</text:p>
          </table:table-cell>
          <table:table-cell office:value-type="float" office:value="0.318803" calcext:value-type="float">
            <text:p>0,318803</text:p>
          </table:table-cell>
          <table:table-cell office:value-type="float" office:value="0.558545" calcext:value-type="float">
            <text:p>0,558545</text:p>
          </table:table-cell>
          <table:table-cell office:value-type="float" office:value="0.210395" calcext:value-type="float">
            <text:p>0,210395</text:p>
          </table:table-cell>
          <table:table-cell office:value-type="float" office:value="0.310434" calcext:value-type="float">
            <text:p>0,310434</text:p>
          </table:table-cell>
          <table:table-cell office:value-type="float" office:value="0.800677" calcext:value-type="float">
            <text:p>0,800677</text:p>
          </table:table-cell>
          <table:table-cell office:value-type="float" office:value="0.430282" calcext:value-type="float">
            <text:p>0,430282</text:p>
          </table:table-cell>
          <table:table-cell office:value-type="float" office:value="0.452255" calcext:value-type="float">
            <text:p>0,452255</text:p>
          </table:table-cell>
          <table:table-cell office:value-type="float" office:value="0.495112" calcext:value-type="float">
            <text:p>0,495112</text:p>
          </table:table-cell>
          <table:table-cell office:value-type="float" office:value="1.46294" calcext:value-type="float">
            <text:p>1,46294</text:p>
          </table:table-cell>
          <table:table-cell office:value-type="float" office:value="0.291942" calcext:value-type="float">
            <text:p>0,291942</text:p>
          </table:table-cell>
          <table:table-cell office:value-type="float" office:value="0.422892" calcext:value-type="float">
            <text:p>0,422892</text:p>
          </table:table-cell>
          <table:table-cell office:value-type="float" office:value="1.30506" calcext:value-type="float">
            <text:p>1,30506</text:p>
          </table:table-cell>
          <table:table-cell office:value-type="float" office:value="0.422964" calcext:value-type="float">
            <text:p>0,422964</text:p>
          </table:table-cell>
          <table:table-cell office:value-type="float" office:value="0.613636" calcext:value-type="float">
            <text:p>0,613636</text:p>
          </table:table-cell>
          <table:table-cell table:number-columns-repeated="52"/>
          <table:table-cell table:formula="of:=MIN([.A86:.BL86])" office:value-type="float" office:value="0.208182" calcext:value-type="float">
            <text:p>0,208182</text:p>
          </table:table-cell>
          <table:table-cell table:formula="of:=MAX([.A86:.BL86])" office:value-type="float" office:value="1.46294" calcext:value-type="float">
            <text:p>1,46294</text:p>
          </table:table-cell>
          <table:table-cell table:number-columns-repeated="7"/>
        </table:table-row>
        <table:table-row table:style-name="ro2">
          <table:table-cell office:value-type="float" office:value="0.595213" calcext:value-type="float">
            <text:p>0,595213</text:p>
          </table:table-cell>
          <table:table-cell office:value-type="float" office:value="0.620148" calcext:value-type="float">
            <text:p>0,620148</text:p>
          </table:table-cell>
          <table:table-cell office:value-type="float" office:value="0.707302" calcext:value-type="float">
            <text:p>0,707302</text:p>
          </table:table-cell>
          <table:table-cell office:value-type="float" office:value="0.445114" calcext:value-type="float">
            <text:p>0,445114</text:p>
          </table:table-cell>
          <table:table-cell office:value-type="float" office:value="0.40507" calcext:value-type="float">
            <text:p>0,40507</text:p>
          </table:table-cell>
          <table:table-cell office:value-type="float" office:value="0.560552" calcext:value-type="float">
            <text:p>0,560552</text:p>
          </table:table-cell>
          <table:table-cell office:value-type="float" office:value="0.712998" calcext:value-type="float">
            <text:p>0,712998</text:p>
          </table:table-cell>
          <table:table-cell office:value-type="float" office:value="0.736348" calcext:value-type="float">
            <text:p>0,736348</text:p>
          </table:table-cell>
          <table:table-cell office:value-type="float" office:value="1.35016" calcext:value-type="float">
            <text:p>1,35016</text:p>
          </table:table-cell>
          <table:table-cell office:value-type="float" office:value="0.52081" calcext:value-type="float">
            <text:p>0,52081</text:p>
          </table:table-cell>
          <table:table-cell office:value-type="float" office:value="0.41966" calcext:value-type="float">
            <text:p>0,41966</text:p>
          </table:table-cell>
          <table:table-cell office:value-type="float" office:value="0.762971" calcext:value-type="float">
            <text:p>0,762971</text:p>
          </table:table-cell>
          <table:table-cell office:value-type="float" office:value="1.22841" calcext:value-type="float">
            <text:p>1,22841</text:p>
          </table:table-cell>
          <table:table-cell office:value-type="float" office:value="0.183425" calcext:value-type="float">
            <text:p>0,183425</text:p>
          </table:table-cell>
          <table:table-cell office:value-type="float" office:value="0.205086" calcext:value-type="float">
            <text:p>0,205086</text:p>
          </table:table-cell>
          <table:table-cell office:value-type="float" office:value="0.146578" calcext:value-type="float">
            <text:p>0,146578</text:p>
          </table:table-cell>
          <table:table-cell table:number-columns-repeated="52"/>
          <table:table-cell table:formula="of:=MIN([.A87:.BL87])" office:value-type="float" office:value="0.146578" calcext:value-type="float">
            <text:p>0,146578</text:p>
          </table:table-cell>
          <table:table-cell table:formula="of:=MAX([.A87:.BL87])" office:value-type="float" office:value="1.35016" calcext:value-type="float">
            <text:p>1,35016</text:p>
          </table:table-cell>
          <table:table-cell table:number-columns-repeated="7"/>
        </table:table-row>
        <table:table-row table:style-name="ro2">
          <table:table-cell office:value-type="float" office:value="0.549379" calcext:value-type="float">
            <text:p>0,549379</text:p>
          </table:table-cell>
          <table:table-cell office:value-type="float" office:value="0.574834" calcext:value-type="float">
            <text:p>0,574834</text:p>
          </table:table-cell>
          <table:table-cell office:value-type="float" office:value="0.65509" calcext:value-type="float">
            <text:p>0,65509</text:p>
          </table:table-cell>
          <table:table-cell office:value-type="float" office:value="0.757519" calcext:value-type="float">
            <text:p>0,757519</text:p>
          </table:table-cell>
          <table:table-cell office:value-type="float" office:value="0.642183" calcext:value-type="float">
            <text:p>0,642183</text:p>
          </table:table-cell>
          <table:table-cell office:value-type="float" office:value="0.603186" calcext:value-type="float">
            <text:p>0,603186</text:p>
          </table:table-cell>
          <table:table-cell office:value-type="float" office:value="0.530921" calcext:value-type="float">
            <text:p>0,530921</text:p>
          </table:table-cell>
          <table:table-cell office:value-type="float" office:value="0.151894" calcext:value-type="float">
            <text:p>0,151894</text:p>
          </table:table-cell>
          <table:table-cell office:value-type="float" office:value="0.153459" calcext:value-type="float">
            <text:p>0,153459</text:p>
          </table:table-cell>
          <table:table-cell office:value-type="float" office:value="1.07314" calcext:value-type="float">
            <text:p>1,07314</text:p>
          </table:table-cell>
          <table:table-cell office:value-type="float" office:value="0.52329" calcext:value-type="float">
            <text:p>0,52329</text:p>
          </table:table-cell>
          <table:table-cell office:value-type="float" office:value="0.597926" calcext:value-type="float">
            <text:p>0,597926</text:p>
          </table:table-cell>
          <table:table-cell office:value-type="float" office:value="0.663726" calcext:value-type="float">
            <text:p>0,663726</text:p>
          </table:table-cell>
          <table:table-cell office:value-type="float" office:value="1.49171" calcext:value-type="float">
            <text:p>1,49171</text:p>
          </table:table-cell>
          <table:table-cell office:value-type="float" office:value="0.986996" calcext:value-type="float">
            <text:p>0,986996</text:p>
          </table:table-cell>
          <table:table-cell office:value-type="float" office:value="0.255177" calcext:value-type="float">
            <text:p>0,255177</text:p>
          </table:table-cell>
          <table:table-cell table:number-columns-repeated="52"/>
          <table:table-cell table:formula="of:=MIN([.A88:.BL88])" office:value-type="float" office:value="0.151894" calcext:value-type="float">
            <text:p>0,151894</text:p>
          </table:table-cell>
          <table:table-cell table:formula="of:=MAX([.A88:.BL88])" office:value-type="float" office:value="1.49171" calcext:value-type="float">
            <text:p>1,49171</text:p>
          </table:table-cell>
          <table:table-cell table:number-columns-repeated="7"/>
        </table:table-row>
        <table:table-row table:style-name="ro2">
          <table:table-cell office:value-type="float" office:value="0.215254" calcext:value-type="float">
            <text:p>0,215254</text:p>
          </table:table-cell>
          <table:table-cell office:value-type="float" office:value="0.216853" calcext:value-type="float">
            <text:p>0,216853</text:p>
          </table:table-cell>
          <table:table-cell office:value-type="float" office:value="0.593107" calcext:value-type="float">
            <text:p>0,593107</text:p>
          </table:table-cell>
          <table:table-cell office:value-type="float" office:value="0.305635" calcext:value-type="float">
            <text:p>0,305635</text:p>
          </table:table-cell>
          <table:table-cell office:value-type="float" office:value="0.250355" calcext:value-type="float">
            <text:p>0,250355</text:p>
          </table:table-cell>
          <table:table-cell office:value-type="float" office:value="0.57514" calcext:value-type="float">
            <text:p>0,57514</text:p>
          </table:table-cell>
          <table:table-cell office:value-type="float" office:value="0.740564" calcext:value-type="float">
            <text:p>0,740564</text:p>
          </table:table-cell>
          <table:table-cell office:value-type="float" office:value="0.252757" calcext:value-type="float">
            <text:p>0,252757</text:p>
          </table:table-cell>
          <table:table-cell office:value-type="float" office:value="0.385012" calcext:value-type="float">
            <text:p>0,385012</text:p>
          </table:table-cell>
          <table:table-cell office:value-type="float" office:value="1.31724" calcext:value-type="float">
            <text:p>1,31724</text:p>
          </table:table-cell>
          <table:table-cell office:value-type="float" office:value="0.409738" calcext:value-type="float">
            <text:p>0,409738</text:p>
          </table:table-cell>
          <table:table-cell office:value-type="float" office:value="0.433916" calcext:value-type="float">
            <text:p>0,433916</text:p>
          </table:table-cell>
          <table:table-cell office:value-type="float" office:value="1.77509" calcext:value-type="float">
            <text:p>1,77509</text:p>
          </table:table-cell>
          <table:table-cell office:value-type="float" office:value="0.408288" calcext:value-type="float">
            <text:p>0,408288</text:p>
          </table:table-cell>
          <table:table-cell office:value-type="float" office:value="2.23997" calcext:value-type="float">
            <text:p>2,23997</text:p>
          </table:table-cell>
          <table:table-cell office:value-type="float" office:value="2.03295" calcext:value-type="float">
            <text:p>2,03295</text:p>
          </table:table-cell>
          <table:table-cell table:number-columns-repeated="52"/>
          <table:table-cell table:formula="of:=MIN([.A89:.BL89])" office:value-type="float" office:value="0.215254" calcext:value-type="float">
            <text:p>0,215254</text:p>
          </table:table-cell>
          <table:table-cell table:formula="of:=MAX([.A89:.BL89])" office:value-type="float" office:value="2.23997" calcext:value-type="float">
            <text:p>2,23997</text:p>
          </table:table-cell>
          <table:table-cell table:number-columns-repeated="7"/>
        </table:table-row>
        <table:table-row table:style-name="ro2">
          <table:table-cell office:value-type="float" office:value="0.609204" calcext:value-type="float">
            <text:p>0,609204</text:p>
          </table:table-cell>
          <table:table-cell office:value-type="float" office:value="0.619862" calcext:value-type="float">
            <text:p>0,619862</text:p>
          </table:table-cell>
          <table:table-cell office:value-type="float" office:value="0.555045" calcext:value-type="float">
            <text:p>0,555045</text:p>
          </table:table-cell>
          <table:table-cell office:value-type="float" office:value="0.604264" calcext:value-type="float">
            <text:p>0,604264</text:p>
          </table:table-cell>
          <table:table-cell office:value-type="float" office:value="0.632744" calcext:value-type="float">
            <text:p>0,632744</text:p>
          </table:table-cell>
          <table:table-cell office:value-type="float" office:value="0.587683" calcext:value-type="float">
            <text:p>0,587683</text:p>
          </table:table-cell>
          <table:table-cell office:value-type="float" office:value="1.82203" calcext:value-type="float">
            <text:p>1,82203</text:p>
          </table:table-cell>
          <table:table-cell office:value-type="float" office:value="1.24511" calcext:value-type="float">
            <text:p>1,24511</text:p>
          </table:table-cell>
          <table:table-cell office:value-type="float" office:value="1.861" calcext:value-type="float">
            <text:p>1,861</text:p>
          </table:table-cell>
          <table:table-cell office:value-type="float" office:value="0.621974" calcext:value-type="float">
            <text:p>0,621974</text:p>
          </table:table-cell>
          <table:table-cell office:value-type="float" office:value="1.28752" calcext:value-type="float">
            <text:p>1,28752</text:p>
          </table:table-cell>
          <table:table-cell office:value-type="float" office:value="1.45275" calcext:value-type="float">
            <text:p>1,45275</text:p>
          </table:table-cell>
          <table:table-cell office:value-type="float" office:value="1.00206" calcext:value-type="float">
            <text:p>1,00206</text:p>
          </table:table-cell>
          <table:table-cell office:value-type="float" office:value="0.313403" calcext:value-type="float">
            <text:p>0,313403</text:p>
          </table:table-cell>
          <table:table-cell office:value-type="float" office:value="0.988822" calcext:value-type="float">
            <text:p>0,988822</text:p>
          </table:table-cell>
          <table:table-cell office:value-type="float" office:value="0.159734" calcext:value-type="float">
            <text:p>0,159734</text:p>
          </table:table-cell>
          <table:table-cell table:number-columns-repeated="52"/>
          <table:table-cell table:formula="of:=MIN([.A90:.BL90])" office:value-type="float" office:value="0.159734" calcext:value-type="float">
            <text:p>0,159734</text:p>
          </table:table-cell>
          <table:table-cell table:formula="of:=MAX([.A90:.BL90])" office:value-type="float" office:value="1.861" calcext:value-type="float">
            <text:p>1,861</text:p>
          </table:table-cell>
          <table:table-cell table:number-columns-repeated="7"/>
        </table:table-row>
        <table:table-row table:style-name="ro2">
          <table:table-cell office:value-type="float" office:value="0.52542" calcext:value-type="float">
            <text:p>0,52542</text:p>
          </table:table-cell>
          <table:table-cell office:value-type="float" office:value="0.609158" calcext:value-type="float">
            <text:p>0,609158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50383" calcext:value-type="float">
            <text:p>0,50383</text:p>
          </table:table-cell>
          <table:table-cell office:value-type="float" office:value="1.16431" calcext:value-type="float">
            <text:p>1,16431</text:p>
          </table:table-cell>
          <table:table-cell office:value-type="float" office:value="0.69924" calcext:value-type="float">
            <text:p>0,69924</text:p>
          </table:table-cell>
          <table:table-cell office:value-type="float" office:value="0.522348" calcext:value-type="float">
            <text:p>0,522348</text:p>
          </table:table-cell>
          <table:table-cell office:value-type="float" office:value="1.17303" calcext:value-type="float">
            <text:p>1,17303</text:p>
          </table:table-cell>
          <table:table-cell office:value-type="float" office:value="0.418448" calcext:value-type="float">
            <text:p>0,418448</text:p>
          </table:table-cell>
          <table:table-cell office:value-type="float" office:value="1.17886" calcext:value-type="float">
            <text:p>1,17886</text:p>
          </table:table-cell>
          <table:table-cell office:value-type="float" office:value="1.39047" calcext:value-type="float">
            <text:p>1,39047</text:p>
          </table:table-cell>
          <table:table-cell office:value-type="float" office:value="0.754161" calcext:value-type="float">
            <text:p>0,754161</text:p>
          </table:table-cell>
          <table:table-cell office:value-type="float" office:value="1.48359" calcext:value-type="float">
            <text:p>1,48359</text:p>
          </table:table-cell>
          <table:table-cell office:value-type="float" office:value="1.61677" calcext:value-type="float">
            <text:p>1,61677</text:p>
          </table:table-cell>
          <table:table-cell office:value-type="float" office:value="1.06724" calcext:value-type="float">
            <text:p>1,06724</text:p>
          </table:table-cell>
          <table:table-cell office:value-type="float" office:value="1.02025" calcext:value-type="float">
            <text:p>1,02025</text:p>
          </table:table-cell>
          <table:table-cell table:number-columns-repeated="52"/>
          <table:table-cell table:formula="of:=MIN([.A91:.BL91])" office:value-type="float" office:value="0.418448" calcext:value-type="float">
            <text:p>0,418448</text:p>
          </table:table-cell>
          <table:table-cell table:formula="of:=MAX([.A91:.BL91])" office:value-type="float" office:value="1.61677" calcext:value-type="float">
            <text:p>1,61677</text:p>
          </table:table-cell>
          <table:table-cell table:number-columns-repeated="7"/>
        </table:table-row>
        <table:table-row table:style-name="ro2">
          <table:table-cell office:value-type="float" office:value="0.281869" calcext:value-type="float">
            <text:p>0,281869</text:p>
          </table:table-cell>
          <table:table-cell office:value-type="float" office:value="0.569285" calcext:value-type="float">
            <text:p>0,569285</text:p>
          </table:table-cell>
          <table:table-cell office:value-type="float" office:value="0.303925" calcext:value-type="float">
            <text:p>0,303925</text:p>
          </table:table-cell>
          <table:table-cell office:value-type="float" office:value="0.261631" calcext:value-type="float">
            <text:p>0,261631</text:p>
          </table:table-cell>
          <table:table-cell office:value-type="float" office:value="0.290294" calcext:value-type="float">
            <text:p>0,290294</text:p>
          </table:table-cell>
          <table:table-cell office:value-type="float" office:value="0.618783" calcext:value-type="float">
            <text:p>0,618783</text:p>
          </table:table-cell>
          <table:table-cell office:value-type="float" office:value="0.797538" calcext:value-type="float">
            <text:p>0,797538</text:p>
          </table:table-cell>
          <table:table-cell office:value-type="float" office:value="0.998061" calcext:value-type="float">
            <text:p>0,998061</text:p>
          </table:table-cell>
          <table:table-cell office:value-type="float" office:value="1.3241" calcext:value-type="float">
            <text:p>1,3241</text:p>
          </table:table-cell>
          <table:table-cell office:value-type="float" office:value="0.440016" calcext:value-type="float">
            <text:p>0,440016</text:p>
          </table:table-cell>
          <table:table-cell office:value-type="float" office:value="1.84374" calcext:value-type="float">
            <text:p>1,84374</text:p>
          </table:table-cell>
          <table:table-cell office:value-type="float" office:value="1.3263" calcext:value-type="float">
            <text:p>1,3263</text:p>
          </table:table-cell>
          <table:table-cell office:value-type="float" office:value="0.920077" calcext:value-type="float">
            <text:p>0,920077</text:p>
          </table:table-cell>
          <table:table-cell office:value-type="float" office:value="0.469666" calcext:value-type="float">
            <text:p>0,469666</text:p>
          </table:table-cell>
          <table:table-cell office:value-type="float" office:value="0.985215" calcext:value-type="float">
            <text:p>0,985215</text:p>
          </table:table-cell>
          <table:table-cell office:value-type="float" office:value="1.66107" calcext:value-type="float">
            <text:p>1,66107</text:p>
          </table:table-cell>
          <table:table-cell table:number-columns-repeated="52"/>
          <table:table-cell table:formula="of:=MIN([.A92:.BL92])" office:value-type="float" office:value="0.261631" calcext:value-type="float">
            <text:p>0,261631</text:p>
          </table:table-cell>
          <table:table-cell table:formula="of:=MAX([.A92:.BL92])" office:value-type="float" office:value="1.84374" calcext:value-type="float">
            <text:p>1,84374</text:p>
          </table:table-cell>
          <table:table-cell table:number-columns-repeated="7"/>
        </table:table-row>
        <table:table-row table:style-name="ro2">
          <table:table-cell office:value-type="float" office:value="0.598333" calcext:value-type="float">
            <text:p>0,598333</text:p>
          </table:table-cell>
          <table:table-cell office:value-type="float" office:value="0.614935" calcext:value-type="float">
            <text:p>0,614935</text:p>
          </table:table-cell>
          <table:table-cell office:value-type="float" office:value="0.365149" calcext:value-type="float">
            <text:p>0,365149</text:p>
          </table:table-cell>
          <table:table-cell office:value-type="float" office:value="0.983689" calcext:value-type="float">
            <text:p>0,983689</text:p>
          </table:table-cell>
          <table:table-cell office:value-type="float" office:value="0.632535" calcext:value-type="float">
            <text:p>0,632535</text:p>
          </table:table-cell>
          <table:table-cell office:value-type="float" office:value="0.775924" calcext:value-type="float">
            <text:p>0,775924</text:p>
          </table:table-cell>
          <table:table-cell office:value-type="float" office:value="0.811058" calcext:value-type="float">
            <text:p>0,811058</text:p>
          </table:table-cell>
          <table:table-cell office:value-type="float" office:value="1.41673" calcext:value-type="float">
            <text:p>1,41673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710727" calcext:value-type="float">
            <text:p>0,710727</text:p>
          </table:table-cell>
          <table:table-cell office:value-type="float" office:value="0.635861" calcext:value-type="float">
            <text:p>0,635861</text:p>
          </table:table-cell>
          <table:table-cell office:value-type="float" office:value="0.815532" calcext:value-type="float">
            <text:p>0,815532</text:p>
          </table:table-cell>
          <table:table-cell office:value-type="float" office:value="1.51057" calcext:value-type="float">
            <text:p>1,51057</text:p>
          </table:table-cell>
          <table:table-cell office:value-type="float" office:value="1.57311" calcext:value-type="float">
            <text:p>1,57311</text:p>
          </table:table-cell>
          <table:table-cell office:value-type="float" office:value="1.57865" calcext:value-type="float">
            <text:p>1,57865</text:p>
          </table:table-cell>
          <table:table-cell office:value-type="float" office:value="0.592681" calcext:value-type="float">
            <text:p>0,592681</text:p>
          </table:table-cell>
          <table:table-cell table:number-columns-repeated="52"/>
          <table:table-cell table:formula="of:=MIN([.A93:.BL93])" office:value-type="float" office:value="0.365149" calcext:value-type="float">
            <text:p>0,365149</text:p>
          </table:table-cell>
          <table:table-cell table:formula="of:=MAX([.A93:.BL93])" office:value-type="float" office:value="1.57865" calcext:value-type="float">
            <text:p>1,57865</text:p>
          </table:table-cell>
          <table:table-cell table:number-columns-repeated="7"/>
        </table:table-row>
        <table:table-row table:style-name="ro2">
          <table:table-cell office:value-type="float" office:value="0.304023" calcext:value-type="float">
            <text:p>0,304023</text:p>
          </table:table-cell>
          <table:table-cell office:value-type="float" office:value="0.222569" calcext:value-type="float">
            <text:p>0,222569</text:p>
          </table:table-cell>
          <table:table-cell office:value-type="float" office:value="0.618816" calcext:value-type="float">
            <text:p>0,618816</text:p>
          </table:table-cell>
          <table:table-cell office:value-type="float" office:value="0.643806" calcext:value-type="float">
            <text:p>0,643806</text:p>
          </table:table-cell>
          <table:table-cell office:value-type="float" office:value="0.341962" calcext:value-type="float">
            <text:p>0,341962</text:p>
          </table:table-cell>
          <table:table-cell office:value-type="float" office:value="0.544704" calcext:value-type="float">
            <text:p>0,544704</text:p>
          </table:table-cell>
          <table:table-cell office:value-type="float" office:value="0.576428" calcext:value-type="float">
            <text:p>0,576428</text:p>
          </table:table-cell>
          <table:table-cell office:value-type="float" office:value="1.03795" calcext:value-type="float">
            <text:p>1,03795</text:p>
          </table:table-cell>
          <table:table-cell office:value-type="float" office:value="1.05013" calcext:value-type="float">
            <text:p>1,05013</text:p>
          </table:table-cell>
          <table:table-cell office:value-type="float" office:value="1.16067" calcext:value-type="float">
            <text:p>1,16067</text:p>
          </table:table-cell>
          <table:table-cell office:value-type="float" office:value="0.591094" calcext:value-type="float">
            <text:p>0,591094</text:p>
          </table:table-cell>
          <table:table-cell office:value-type="float" office:value="0.642271" calcext:value-type="float">
            <text:p>0,642271</text:p>
          </table:table-cell>
          <table:table-cell office:value-type="float" office:value="1.09745" calcext:value-type="float">
            <text:p>1,09745</text:p>
          </table:table-cell>
          <table:table-cell office:value-type="float" office:value="1.47601" calcext:value-type="float">
            <text:p>1,47601</text:p>
          </table:table-cell>
          <table:table-cell office:value-type="float" office:value="1.52691" calcext:value-type="float">
            <text:p>1,52691</text:p>
          </table:table-cell>
          <table:table-cell office:value-type="float" office:value="0.470742" calcext:value-type="float">
            <text:p>0,470742</text:p>
          </table:table-cell>
          <table:table-cell table:number-columns-repeated="52"/>
          <table:table-cell table:formula="of:=MIN([.A94:.BL94])" office:value-type="float" office:value="0.222569" calcext:value-type="float">
            <text:p>0,222569</text:p>
          </table:table-cell>
          <table:table-cell table:formula="of:=MAX([.A94:.BL94])" office:value-type="float" office:value="1.52691" calcext:value-type="float">
            <text:p>1,52691</text:p>
          </table:table-cell>
          <table:table-cell table:number-columns-repeated="7"/>
        </table:table-row>
        <table:table-row table:style-name="ro2">
          <table:table-cell office:value-type="float" office:value="0.276889" calcext:value-type="float">
            <text:p>0,276889</text:p>
          </table:table-cell>
          <table:table-cell office:value-type="float" office:value="0.20773" calcext:value-type="float">
            <text:p>0,20773</text:p>
          </table:table-cell>
          <table:table-cell office:value-type="float" office:value="0.529965" calcext:value-type="float">
            <text:p>0,529965</text:p>
          </table:table-cell>
          <table:table-cell office:value-type="float" office:value="0.613128" calcext:value-type="float">
            <text:p>0,613128</text:p>
          </table:table-cell>
          <table:table-cell office:value-type="float" office:value="0.660947" calcext:value-type="float">
            <text:p>0,660947</text:p>
          </table:table-cell>
          <table:table-cell office:value-type="float" office:value="0.672007" calcext:value-type="float">
            <text:p>0,672007</text:p>
          </table:table-cell>
          <table:table-cell office:value-type="float" office:value="0.297792" calcext:value-type="float">
            <text:p>0,297792</text:p>
          </table:table-cell>
          <table:table-cell office:value-type="float" office:value="1.51349" calcext:value-type="float">
            <text:p>1,51349</text:p>
          </table:table-cell>
          <table:table-cell office:value-type="float" office:value="0.994946" calcext:value-type="float">
            <text:p>0,994946</text:p>
          </table:table-cell>
          <table:table-cell office:value-type="float" office:value="0.558255" calcext:value-type="float">
            <text:p>0,558255</text:p>
          </table:table-cell>
          <table:table-cell office:value-type="float" office:value="0.631558" calcext:value-type="float">
            <text:p>0,631558</text:p>
          </table:table-cell>
          <table:table-cell office:value-type="float" office:value="0.696474" calcext:value-type="float">
            <text:p>0,696474</text:p>
          </table:table-cell>
          <table:table-cell office:value-type="float" office:value="0.834995" calcext:value-type="float">
            <text:p>0,834995</text:p>
          </table:table-cell>
          <table:table-cell office:value-type="float" office:value="0.943731" calcext:value-type="float">
            <text:p>0,943731</text:p>
          </table:table-cell>
          <table:table-cell office:value-type="float" office:value="1.68027" calcext:value-type="float">
            <text:p>1,68027</text:p>
          </table:table-cell>
          <table:table-cell office:value-type="float" office:value="0.393627" calcext:value-type="float">
            <text:p>0,393627</text:p>
          </table:table-cell>
          <table:table-cell table:number-columns-repeated="52"/>
          <table:table-cell table:formula="of:=MIN([.A95:.BL95])" office:value-type="float" office:value="0.20773" calcext:value-type="float">
            <text:p>0,20773</text:p>
          </table:table-cell>
          <table:table-cell table:formula="of:=MAX([.A95:.BL95])" office:value-type="float" office:value="1.68027" calcext:value-type="float">
            <text:p>1,68027</text:p>
          </table:table-cell>
          <table:table-cell table:number-columns-repeated="7"/>
        </table:table-row>
        <table:table-row table:style-name="ro2">
          <table:table-cell office:value-type="float" office:value="0.263851" calcext:value-type="float">
            <text:p>0,263851</text:p>
          </table:table-cell>
          <table:table-cell office:value-type="float" office:value="0.253759" calcext:value-type="float">
            <text:p>0,253759</text:p>
          </table:table-cell>
          <table:table-cell office:value-type="float" office:value="0.584151" calcext:value-type="float">
            <text:p>0,584151</text:p>
          </table:table-cell>
          <table:table-cell office:value-type="float" office:value="0.438924" calcext:value-type="float">
            <text:p>0,438924</text:p>
          </table:table-cell>
          <table:table-cell office:value-type="float" office:value="0.806932" calcext:value-type="float">
            <text:p>0,806932</text:p>
          </table:table-cell>
          <table:table-cell office:value-type="float" office:value="0.39899" calcext:value-type="float">
            <text:p>0,39899</text:p>
          </table:table-cell>
          <table:table-cell office:value-type="float" office:value="0.889089" calcext:value-type="float">
            <text:p>0,889089</text:p>
          </table:table-cell>
          <table:table-cell office:value-type="float" office:value="1.07687" calcext:value-type="float">
            <text:p>1,07687</text:p>
          </table:table-cell>
          <table:table-cell office:value-type="float" office:value="1.02385" calcext:value-type="float">
            <text:p>1,02385</text:p>
          </table:table-cell>
          <table:table-cell office:value-type="float" office:value="0.653384" calcext:value-type="float">
            <text:p>0,653384</text:p>
          </table:table-cell>
          <table:table-cell office:value-type="float" office:value="1.24769" calcext:value-type="float">
            <text:p>1,24769</text:p>
          </table:table-cell>
          <table:table-cell office:value-type="float" office:value="0.299723" calcext:value-type="float">
            <text:p>0,299723</text:p>
          </table:table-cell>
          <table:table-cell office:value-type="float" office:value="0.51471" calcext:value-type="float">
            <text:p>0,51471</text:p>
          </table:table-cell>
          <table:table-cell office:value-type="float" office:value="1.42964" calcext:value-type="float">
            <text:p>1,42964</text:p>
          </table:table-cell>
          <table:table-cell office:value-type="float" office:value="0.576307" calcext:value-type="float">
            <text:p>0,576307</text:p>
          </table:table-cell>
          <table:table-cell office:value-type="float" office:value="0.624083" calcext:value-type="float">
            <text:p>0,624083</text:p>
          </table:table-cell>
          <table:table-cell table:number-columns-repeated="52"/>
          <table:table-cell table:formula="of:=MIN([.A96:.BL96])" office:value-type="float" office:value="0.253759" calcext:value-type="float">
            <text:p>0,253759</text:p>
          </table:table-cell>
          <table:table-cell table:formula="of:=MAX([.A96:.BL96])" office:value-type="float" office:value="1.42964" calcext:value-type="float">
            <text:p>1,42964</text:p>
          </table:table-cell>
          <table:table-cell table:number-columns-repeated="7"/>
        </table:table-row>
        <table:table-row table:style-name="ro2">
          <table:table-cell office:value-type="float" office:value="0.298921" calcext:value-type="float">
            <text:p>0,298921</text:p>
          </table:table-cell>
          <table:table-cell office:value-type="float" office:value="0.248117" calcext:value-type="float">
            <text:p>0,248117</text:p>
          </table:table-cell>
          <table:table-cell office:value-type="float" office:value="0.580005" calcext:value-type="float">
            <text:p>0,580005</text:p>
          </table:table-cell>
          <table:table-cell office:value-type="float" office:value="0.346762" calcext:value-type="float">
            <text:p>0,346762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0.600448" calcext:value-type="float">
            <text:p>0,600448</text:p>
          </table:table-cell>
          <table:table-cell office:value-type="float" office:value="0.333913" calcext:value-type="float">
            <text:p>0,333913</text:p>
          </table:table-cell>
          <table:table-cell office:value-type="float" office:value="0.299056" calcext:value-type="float">
            <text:p>0,299056</text:p>
          </table:table-cell>
          <table:table-cell office:value-type="float" office:value="0.496067" calcext:value-type="float">
            <text:p>0,496067</text:p>
          </table:table-cell>
          <table:table-cell office:value-type="float" office:value="0.757536" calcext:value-type="float">
            <text:p>0,757536</text:p>
          </table:table-cell>
          <table:table-cell office:value-type="float" office:value="0.517064" calcext:value-type="float">
            <text:p>0,517064</text:p>
          </table:table-cell>
          <table:table-cell office:value-type="float" office:value="1.43874" calcext:value-type="float">
            <text:p>1,43874</text:p>
          </table:table-cell>
          <table:table-cell office:value-type="float" office:value="1.56821" calcext:value-type="float">
            <text:p>1,56821</text:p>
          </table:table-cell>
          <table:table-cell office:value-type="float" office:value="0.863885" calcext:value-type="float">
            <text:p>0,863885</text:p>
          </table:table-cell>
          <table:table-cell office:value-type="float" office:value="1.83787" calcext:value-type="float">
            <text:p>1,83787</text:p>
          </table:table-cell>
          <table:table-cell office:value-type="float" office:value="1.64869" calcext:value-type="float">
            <text:p>1,64869</text:p>
          </table:table-cell>
          <table:table-cell table:number-columns-repeated="52"/>
          <table:table-cell table:formula="of:=MIN([.A97:.BL97])" office:value-type="float" office:value="0.248117" calcext:value-type="float">
            <text:p>0,248117</text:p>
          </table:table-cell>
          <table:table-cell table:formula="of:=MAX([.A97:.BL97])" office:value-type="float" office:value="1.83787" calcext:value-type="float">
            <text:p>1,83787</text:p>
          </table:table-cell>
          <table:table-cell table:number-columns-repeated="7"/>
        </table:table-row>
        <table:table-row table:style-name="ro2">
          <table:table-cell office:value-type="float" office:value="0.424006" calcext:value-type="float">
            <text:p>0,424006</text:p>
          </table:table-cell>
          <table:table-cell office:value-type="float" office:value="0.432165" calcext:value-type="float">
            <text:p>0,432165</text:p>
          </table:table-cell>
          <table:table-cell office:value-type="float" office:value="0.539292" calcext:value-type="float">
            <text:p>0,539292</text:p>
          </table:table-cell>
          <table:table-cell office:value-type="float" office:value="0.604034" calcext:value-type="float">
            <text:p>0,604034</text:p>
          </table:table-cell>
          <table:table-cell office:value-type="float" office:value="0.433974" calcext:value-type="float">
            <text:p>0,433974</text:p>
          </table:table-cell>
          <table:table-cell office:value-type="float" office:value="0.569992" calcext:value-type="float">
            <text:p>0,569992</text:p>
          </table:table-cell>
          <table:table-cell office:value-type="float" office:value="0.994844" calcext:value-type="float">
            <text:p>0,994844</text:p>
          </table:table-cell>
          <table:table-cell office:value-type="float" office:value="0.954911" calcext:value-type="float">
            <text:p>0,954911</text:p>
          </table:table-cell>
          <table:table-cell office:value-type="float" office:value="0.917018" calcext:value-type="float">
            <text:p>0,917018</text:p>
          </table:table-cell>
          <table:table-cell office:value-type="float" office:value="1.10348" calcext:value-type="float">
            <text:p>1,10348</text:p>
          </table:table-cell>
          <table:table-cell office:value-type="float" office:value="0.677055" calcext:value-type="float">
            <text:p>0,677055</text:p>
          </table:table-cell>
          <table:table-cell office:value-type="float" office:value="1.24497" calcext:value-type="float">
            <text:p>1,24497</text:p>
          </table:table-cell>
          <table:table-cell office:value-type="float" office:value="1.37291" calcext:value-type="float">
            <text:p>1,37291</text:p>
          </table:table-cell>
          <table:table-cell office:value-type="float" office:value="1.26208" calcext:value-type="float">
            <text:p>1,26208</text:p>
          </table:table-cell>
          <table:table-cell office:value-type="float" office:value="0.215518" calcext:value-type="float">
            <text:p>0,215518</text:p>
          </table:table-cell>
          <table:table-cell office:value-type="float" office:value="0.250274" calcext:value-type="float">
            <text:p>0,250274</text:p>
          </table:table-cell>
          <table:table-cell table:number-columns-repeated="52"/>
          <table:table-cell table:formula="of:=MIN([.A98:.BL98])" office:value-type="float" office:value="0.215518" calcext:value-type="float">
            <text:p>0,215518</text:p>
          </table:table-cell>
          <table:table-cell table:formula="of:=MAX([.A98:.BL98])" office:value-type="float" office:value="1.37291" calcext:value-type="float">
            <text:p>1,37291</text:p>
          </table:table-cell>
          <table:table-cell table:number-columns-repeated="7"/>
        </table:table-row>
        <table:table-row table:style-name="ro2">
          <table:table-cell office:value-type="float" office:value="0.292952" calcext:value-type="float">
            <text:p>0,292952</text:p>
          </table:table-cell>
          <table:table-cell office:value-type="float" office:value="0.218965" calcext:value-type="float">
            <text:p>0,218965</text:p>
          </table:table-cell>
          <table:table-cell office:value-type="float" office:value="0.76401" calcext:value-type="float">
            <text:p>0,76401</text:p>
          </table:table-cell>
          <table:table-cell office:value-type="float" office:value="0.259728" calcext:value-type="float">
            <text:p>0,259728</text:p>
          </table:table-cell>
          <table:table-cell office:value-type="float" office:value="0.913969" calcext:value-type="float">
            <text:p>0,913969</text:p>
          </table:table-cell>
          <table:table-cell office:value-type="float" office:value="0.819369" calcext:value-type="float">
            <text:p>0,819369</text:p>
          </table:table-cell>
          <table:table-cell office:value-type="float" office:value="0.392576" calcext:value-type="float">
            <text:p>0,392576</text:p>
          </table:table-cell>
          <table:table-cell office:value-type="float" office:value="1.02062" calcext:value-type="float">
            <text:p>1,02062</text:p>
          </table:table-cell>
          <table:table-cell office:value-type="float" office:value="0.550338" calcext:value-type="float">
            <text:p>0,550338</text:p>
          </table:table-cell>
          <table:table-cell office:value-type="float" office:value="0.602834" calcext:value-type="float">
            <text:p>0,602834</text:p>
          </table:table-cell>
          <table:table-cell office:value-type="float" office:value="1.43599" calcext:value-type="float">
            <text:p>1,43599</text:p>
          </table:table-cell>
          <table:table-cell office:value-type="float" office:value="1.68874" calcext:value-type="float">
            <text:p>1,68874</text:p>
          </table:table-cell>
          <table:table-cell office:value-type="float" office:value="1.25872" calcext:value-type="float">
            <text:p>1,25872</text:p>
          </table:table-cell>
          <table:table-cell office:value-type="float" office:value="1.27661" calcext:value-type="float">
            <text:p>1,27661</text:p>
          </table:table-cell>
          <table:table-cell office:value-type="float" office:value="0.501382" calcext:value-type="float">
            <text:p>0,501382</text:p>
          </table:table-cell>
          <table:table-cell office:value-type="float" office:value="0.16337" calcext:value-type="float">
            <text:p>0,16337</text:p>
          </table:table-cell>
          <table:table-cell table:number-columns-repeated="52"/>
          <table:table-cell table:formula="of:=MIN([.A99:.BL99])" office:value-type="float" office:value="0.16337" calcext:value-type="float">
            <text:p>0,16337</text:p>
          </table:table-cell>
          <table:table-cell table:formula="of:=MAX([.A99:.BL99])" office:value-type="float" office:value="1.68874" calcext:value-type="float">
            <text:p>1,68874</text:p>
          </table:table-cell>
          <table:table-cell table:number-columns-repeated="7"/>
        </table:table-row>
        <table:table-row table:style-name="ro2">
          <table:table-cell office:value-type="float" office:value="0.305536" calcext:value-type="float">
            <text:p>0,305536</text:p>
          </table:table-cell>
          <table:table-cell office:value-type="float" office:value="0.35725" calcext:value-type="float">
            <text:p>0,35725</text:p>
          </table:table-cell>
          <table:table-cell office:value-type="float" office:value="0.237945" calcext:value-type="float">
            <text:p>0,237945</text:p>
          </table:table-cell>
          <table:table-cell office:value-type="float" office:value="0.255722" calcext:value-type="float">
            <text:p>0,255722</text:p>
          </table:table-cell>
          <table:table-cell office:value-type="float" office:value="0.276088" calcext:value-type="float">
            <text:p>0,276088</text:p>
          </table:table-cell>
          <table:table-cell office:value-type="float" office:value="0.574764" calcext:value-type="float">
            <text:p>0,574764</text:p>
          </table:table-cell>
          <table:table-cell office:value-type="float" office:value="0.891562" calcext:value-type="float">
            <text:p>0,891562</text:p>
          </table:table-cell>
          <table:table-cell office:value-type="float" office:value="1.37544" calcext:value-type="float">
            <text:p>1,37544</text:p>
          </table:table-cell>
          <table:table-cell office:value-type="float" office:value="0.536554" calcext:value-type="float">
            <text:p>0,536554</text:p>
          </table:table-cell>
          <table:table-cell office:value-type="float" office:value="1.16609" calcext:value-type="float">
            <text:p>1,16609</text:p>
          </table:table-cell>
          <table:table-cell office:value-type="float" office:value="0.582753" calcext:value-type="float">
            <text:p>0,582753</text:p>
          </table:table-cell>
          <table:table-cell office:value-type="float" office:value="0.517337" calcext:value-type="float">
            <text:p>0,517337</text:p>
          </table:table-cell>
          <table:table-cell office:value-type="float" office:value="1.70796" calcext:value-type="float">
            <text:p>1,70796</text:p>
          </table:table-cell>
          <table:table-cell office:value-type="float" office:value="0.624014" calcext:value-type="float">
            <text:p>0,624014</text:p>
          </table:table-cell>
          <table:table-cell office:value-type="float" office:value="1.46013" calcext:value-type="float">
            <text:p>1,46013</text:p>
          </table:table-cell>
          <table:table-cell office:value-type="float" office:value="0.64661" calcext:value-type="float">
            <text:p>0,64661</text:p>
          </table:table-cell>
          <table:table-cell table:number-columns-repeated="52"/>
          <table:table-cell table:formula="of:=MIN([.A100:.BL100])" office:value-type="float" office:value="0.237945" calcext:value-type="float">
            <text:p>0,237945</text:p>
          </table:table-cell>
          <table:table-cell table:formula="of:=MAX([.A100:.BL100])" office:value-type="float" office:value="1.70796" calcext:value-type="float">
            <text:p>1,70796</text:p>
          </table:table-cell>
          <table:table-cell table:number-columns-repeated="7"/>
        </table:table-row>
        <table:table-row table:style-name="ro2">
          <table:table-cell office:value-type="float" office:value="0.335823" calcext:value-type="float">
            <text:p>0,335823</text:p>
          </table:table-cell>
          <table:table-cell office:value-type="float" office:value="0.493487" calcext:value-type="float">
            <text:p>0,493487</text:p>
          </table:table-cell>
          <table:table-cell office:value-type="float" office:value="0.322254" calcext:value-type="float">
            <text:p>0,322254</text:p>
          </table:table-cell>
          <table:table-cell office:value-type="float" office:value="0.288753" calcext:value-type="float">
            <text:p>0,288753</text:p>
          </table:table-cell>
          <table:table-cell office:value-type="float" office:value="0.62111" calcext:value-type="float">
            <text:p>0,62111</text:p>
          </table:table-cell>
          <table:table-cell office:value-type="float" office:value="0.344606" calcext:value-type="float">
            <text:p>0,344606</text:p>
          </table:table-cell>
          <table:table-cell office:value-type="float" office:value="0.162209" calcext:value-type="float">
            <text:p>0,162209</text:p>
          </table:table-cell>
          <table:table-cell office:value-type="float" office:value="1.65584" calcext:value-type="float">
            <text:p>1,65584</text:p>
          </table:table-cell>
          <table:table-cell office:value-type="float" office:value="1.26857" calcext:value-type="float">
            <text:p>1,26857</text:p>
          </table:table-cell>
          <table:table-cell office:value-type="float" office:value="1.02616" calcext:value-type="float">
            <text:p>1,02616</text:p>
          </table:table-cell>
          <table:table-cell office:value-type="float" office:value="0.870391" calcext:value-type="float">
            <text:p>0,870391</text:p>
          </table:table-cell>
          <table:table-cell office:value-type="float" office:value="0.927964" calcext:value-type="float">
            <text:p>0,927964</text:p>
          </table:table-cell>
          <table:table-cell office:value-type="float" office:value="0.922443" calcext:value-type="float">
            <text:p>0,922443</text:p>
          </table:table-cell>
          <table:table-cell office:value-type="float" office:value="1.01817" calcext:value-type="float">
            <text:p>1,01817</text:p>
          </table:table-cell>
          <table:table-cell office:value-type="float" office:value="2.15506" calcext:value-type="float">
            <text:p>2,15506</text:p>
          </table:table-cell>
          <table:table-cell office:value-type="float" office:value="1.83324" calcext:value-type="float">
            <text:p>1,83324</text:p>
          </table:table-cell>
          <table:table-cell table:number-columns-repeated="52"/>
          <table:table-cell table:formula="of:=MIN([.A101:.BL101])" office:value-type="float" office:value="0.162209" calcext:value-type="float">
            <text:p>0,162209</text:p>
          </table:table-cell>
          <table:table-cell table:formula="of:=MAX([.A101:.BL101])" office:value-type="float" office:value="2.15506" calcext:value-type="float">
            <text:p>2,15506</text:p>
          </table:table-cell>
          <table:table-cell table:number-columns-repeated="7"/>
        </table:table-row>
        <table:table-row table:style-name="ro2">
          <table:table-cell office:value-type="float" office:value="0.577325" calcext:value-type="float">
            <text:p>0,577325</text:p>
          </table:table-cell>
          <table:table-cell office:value-type="float" office:value="0.609679" calcext:value-type="float">
            <text:p>0,609679</text:p>
          </table:table-cell>
          <table:table-cell office:value-type="float" office:value="0.607876" calcext:value-type="float">
            <text:p>0,607876</text:p>
          </table:table-cell>
          <table:table-cell office:value-type="float" office:value="0.571749" calcext:value-type="float">
            <text:p>0,571749</text:p>
          </table:table-cell>
          <table:table-cell office:value-type="float" office:value="0.618334" calcext:value-type="float">
            <text:p>0,618334</text:p>
          </table:table-cell>
          <table:table-cell office:value-type="float" office:value="1.23177" calcext:value-type="float">
            <text:p>1,23177</text:p>
          </table:table-cell>
          <table:table-cell office:value-type="float" office:value="0.622359" calcext:value-type="float">
            <text:p>0,622359</text:p>
          </table:table-cell>
          <table:table-cell office:value-type="float" office:value="0.921244" calcext:value-type="float">
            <text:p>0,921244</text:p>
          </table:table-cell>
          <table:table-cell office:value-type="float" office:value="0.464118" calcext:value-type="float">
            <text:p>0,464118</text:p>
          </table:table-cell>
          <table:table-cell office:value-type="float" office:value="0.506484" calcext:value-type="float">
            <text:p>0,506484</text:p>
          </table:table-cell>
          <table:table-cell office:value-type="float" office:value="0.278396" calcext:value-type="float">
            <text:p>0,278396</text:p>
          </table:table-cell>
          <table:table-cell office:value-type="float" office:value="0.894082" calcext:value-type="float">
            <text:p>0,894082</text:p>
          </table:table-cell>
          <table:table-cell office:value-type="float" office:value="0.419162" calcext:value-type="float">
            <text:p>0,419162</text:p>
          </table:table-cell>
          <table:table-cell office:value-type="float" office:value="1.5647" calcext:value-type="float">
            <text:p>1,5647</text:p>
          </table:table-cell>
          <table:table-cell office:value-type="float" office:value="1.65724" calcext:value-type="float">
            <text:p>1,65724</text:p>
          </table:table-cell>
          <table:table-cell office:value-type="float" office:value="1.70149" calcext:value-type="float">
            <text:p>1,70149</text:p>
          </table:table-cell>
          <table:table-cell table:number-columns-repeated="52"/>
          <table:table-cell table:formula="of:=MIN([.A102:.BL102])" office:value-type="float" office:value="0.278396" calcext:value-type="float">
            <text:p>0,278396</text:p>
          </table:table-cell>
          <table:table-cell table:formula="of:=MAX([.A102:.BL102])" office:value-type="float" office:value="1.70149" calcext:value-type="float">
            <text:p>1,70149</text:p>
          </table:table-cell>
          <table:table-cell table:number-columns-repeated="7"/>
        </table:table-row>
        <table:table-row table:style-name="ro2">
          <table:table-cell office:value-type="float" office:value="0.242614" calcext:value-type="float">
            <text:p>0,242614</text:p>
          </table:table-cell>
          <table:table-cell office:value-type="float" office:value="0.319723" calcext:value-type="float">
            <text:p>0,319723</text:p>
          </table:table-cell>
          <table:table-cell office:value-type="float" office:value="0.568242" calcext:value-type="float">
            <text:p>0,568242</text:p>
          </table:table-cell>
          <table:table-cell office:value-type="float" office:value="0.271029" calcext:value-type="float">
            <text:p>0,271029</text:p>
          </table:table-cell>
          <table:table-cell office:value-type="float" office:value="0.488118" calcext:value-type="float">
            <text:p>0,488118</text:p>
          </table:table-cell>
          <table:table-cell office:value-type="float" office:value="0.707154" calcext:value-type="float">
            <text:p>0,707154</text:p>
          </table:table-cell>
          <table:table-cell office:value-type="float" office:value="1.28121" calcext:value-type="float">
            <text:p>1,28121</text:p>
          </table:table-cell>
          <table:table-cell office:value-type="float" office:value="0.465346" calcext:value-type="float">
            <text:p>0,465346</text:p>
          </table:table-cell>
          <table:table-cell office:value-type="float" office:value="0.742733" calcext:value-type="float">
            <text:p>0,742733</text:p>
          </table:table-cell>
          <table:table-cell office:value-type="float" office:value="0.60793" calcext:value-type="float">
            <text:p>0,60793</text:p>
          </table:table-cell>
          <table:table-cell office:value-type="float" office:value="0.60859" calcext:value-type="float">
            <text:p>0,60859</text:p>
          </table:table-cell>
          <table:table-cell office:value-type="float" office:value="0.670611" calcext:value-type="float">
            <text:p>0,670611</text:p>
          </table:table-cell>
          <table:table-cell office:value-type="float" office:value="0.441711" calcext:value-type="float">
            <text:p>0,441711</text:p>
          </table:table-cell>
          <table:table-cell office:value-type="float" office:value="1.93234" calcext:value-type="float">
            <text:p>1,93234</text:p>
          </table:table-cell>
          <table:table-cell office:value-type="float" office:value="1.12878" calcext:value-type="float">
            <text:p>1,12878</text:p>
          </table:table-cell>
          <table:table-cell office:value-type="float" office:value="0.554924" calcext:value-type="float">
            <text:p>0,554924</text:p>
          </table:table-cell>
          <table:table-cell table:number-columns-repeated="52"/>
          <table:table-cell table:formula="of:=MIN([.A103:.BL103])" office:value-type="float" office:value="0.242614" calcext:value-type="float">
            <text:p>0,242614</text:p>
          </table:table-cell>
          <table:table-cell table:formula="of:=MAX([.A103:.BL103])" office:value-type="float" office:value="1.93234" calcext:value-type="float">
            <text:p>1,93234</text:p>
          </table:table-cell>
          <table:table-cell table:number-columns-repeated="7"/>
        </table:table-row>
        <table:table-row table:style-name="ro2">
          <table:table-cell office:value-type="float" office:value="0.317648" calcext:value-type="float">
            <text:p>0,317648</text:p>
          </table:table-cell>
          <table:table-cell office:value-type="float" office:value="0.610286" calcext:value-type="float">
            <text:p>0,610286</text:p>
          </table:table-cell>
          <table:table-cell office:value-type="float" office:value="0.23918" calcext:value-type="float">
            <text:p>0,23918</text:p>
          </table:table-cell>
          <table:table-cell office:value-type="float" office:value="0.621546" calcext:value-type="float">
            <text:p>0,621546</text:p>
          </table:table-cell>
          <table:table-cell office:value-type="float" office:value="0.203119" calcext:value-type="float">
            <text:p>0,203119</text:p>
          </table:table-cell>
          <table:table-cell office:value-type="float" office:value="0.597347" calcext:value-type="float">
            <text:p>0,597347</text:p>
          </table:table-cell>
          <table:table-cell office:value-type="float" office:value="0.305424" calcext:value-type="float">
            <text:p>0,305424</text:p>
          </table:table-cell>
          <table:table-cell office:value-type="float" office:value="0.432037" calcext:value-type="float">
            <text:p>0,432037</text:p>
          </table:table-cell>
          <table:table-cell office:value-type="float" office:value="0.499023" calcext:value-type="float">
            <text:p>0,499023</text:p>
          </table:table-cell>
          <table:table-cell office:value-type="float" office:value="0.75755" calcext:value-type="float">
            <text:p>0,75755</text:p>
          </table:table-cell>
          <table:table-cell office:value-type="float" office:value="0.918797" calcext:value-type="float">
            <text:p>0,918797</text:p>
          </table:table-cell>
          <table:table-cell office:value-type="float" office:value="0.449228" calcext:value-type="float">
            <text:p>0,449228</text:p>
          </table:table-cell>
          <table:table-cell office:value-type="float" office:value="2.10459" calcext:value-type="float">
            <text:p>2,10459</text:p>
          </table:table-cell>
          <table:table-cell office:value-type="float" office:value="1.35231" calcext:value-type="float">
            <text:p>1,35231</text:p>
          </table:table-cell>
          <table:table-cell office:value-type="float" office:value="0.35272" calcext:value-type="float">
            <text:p>0,35272</text:p>
          </table:table-cell>
          <table:table-cell office:value-type="float" office:value="0.162699" calcext:value-type="float">
            <text:p>0,162699</text:p>
          </table:table-cell>
          <table:table-cell table:number-columns-repeated="52"/>
          <table:table-cell table:formula="of:=MIN([.A104:.BL104])" office:value-type="float" office:value="0.162699" calcext:value-type="float">
            <text:p>0,162699</text:p>
          </table:table-cell>
          <table:table-cell table:formula="of:=MAX([.A104:.BL104])" office:value-type="float" office:value="2.10459" calcext:value-type="float">
            <text:p>2,10459</text:p>
          </table:table-cell>
          <table:table-cell table:number-columns-repeated="7"/>
        </table:table-row>
        <table:table-row table:style-name="ro2">
          <table:table-cell office:value-type="float" office:value="0.747381" calcext:value-type="float">
            <text:p>0,747381</text:p>
          </table:table-cell>
          <table:table-cell office:value-type="float" office:value="0.752668" calcext:value-type="float">
            <text:p>0,752668</text:p>
          </table:table-cell>
          <table:table-cell office:value-type="float" office:value="0.84648" calcext:value-type="float">
            <text:p>0,84648</text:p>
          </table:table-cell>
          <table:table-cell office:value-type="float" office:value="0.884451" calcext:value-type="float">
            <text:p>0,884451</text:p>
          </table:table-cell>
          <table:table-cell office:value-type="float" office:value="0.682253" calcext:value-type="float">
            <text:p>0,682253</text:p>
          </table:table-cell>
          <table:table-cell office:value-type="float" office:value="0.591687" calcext:value-type="float">
            <text:p>0,591687</text:p>
          </table:table-cell>
          <table:table-cell office:value-type="float" office:value="0.762635" calcext:value-type="float">
            <text:p>0,762635</text:p>
          </table:table-cell>
          <table:table-cell office:value-type="float" office:value="0.661381" calcext:value-type="float">
            <text:p>0,661381</text:p>
          </table:table-cell>
          <table:table-cell office:value-type="float" office:value="0.345706" calcext:value-type="float">
            <text:p>0,345706</text:p>
          </table:table-cell>
          <table:table-cell office:value-type="float" office:value="1.13965" calcext:value-type="float">
            <text:p>1,13965</text:p>
          </table:table-cell>
          <table:table-cell office:value-type="float" office:value="1.24099" calcext:value-type="float">
            <text:p>1,24099</text:p>
          </table:table-cell>
          <table:table-cell office:value-type="float" office:value="0.35729" calcext:value-type="float">
            <text:p>0,35729</text:p>
          </table:table-cell>
          <table:table-cell office:value-type="float" office:value="0.153767" calcext:value-type="float">
            <text:p>0,153767</text:p>
          </table:table-cell>
          <table:table-cell office:value-type="float" office:value="1.45691" calcext:value-type="float">
            <text:p>1,45691</text:p>
          </table:table-cell>
          <table:table-cell office:value-type="float" office:value="0.408639" calcext:value-type="float">
            <text:p>0,408639</text:p>
          </table:table-cell>
          <table:table-cell office:value-type="float" office:value="1.69763" calcext:value-type="float">
            <text:p>1,69763</text:p>
          </table:table-cell>
          <table:table-cell table:number-columns-repeated="52"/>
          <table:table-cell table:formula="of:=MIN([.A105:.BL105])" office:value-type="float" office:value="0.153767" calcext:value-type="float">
            <text:p>0,153767</text:p>
          </table:table-cell>
          <table:table-cell table:formula="of:=MAX([.A105:.BL105])" office:value-type="float" office:value="1.69763" calcext:value-type="float">
            <text:p>1,697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28003" calcext:value-type="float">
            <text:p>0,228003</text:p>
          </table:table-cell>
          <table:table-cell office:value-type="float" office:value="0.314158" calcext:value-type="float">
            <text:p>0,314158</text:p>
          </table:table-cell>
          <table:table-cell office:value-type="float" office:value="0.151037" calcext:value-type="float">
            <text:p>0,151037</text:p>
          </table:table-cell>
          <table:table-cell office:value-type="float" office:value="0.102029" calcext:value-type="float">
            <text:p>0,102029</text:p>
          </table:table-cell>
          <table:table-cell office:value-type="float" office:value="0.11638" calcext:value-type="float">
            <text:p>0,11638</text:p>
          </table:table-cell>
          <table:table-cell office:value-type="float" office:value="0.415324" calcext:value-type="float">
            <text:p>0,415324</text:p>
          </table:table-cell>
          <table:table-cell office:value-type="float" office:value="0.421105" calcext:value-type="float">
            <text:p>0,421105</text:p>
          </table:table-cell>
          <table:table-cell office:value-type="float" office:value="0.760911" calcext:value-type="float">
            <text:p>0,760911</text:p>
          </table:table-cell>
          <table:table-cell office:value-type="float" office:value="0.382874" calcext:value-type="float">
            <text:p>0,382874</text:p>
          </table:table-cell>
          <table:table-cell office:value-type="float" office:value="0.741878" calcext:value-type="float">
            <text:p>0,741878</text:p>
          </table:table-cell>
          <table:table-cell office:value-type="float" office:value="1.02876" calcext:value-type="float">
            <text:p>1,02876</text:p>
          </table:table-cell>
          <table:table-cell office:value-type="float" office:value="1.32544" calcext:value-type="float">
            <text:p>1,32544</text:p>
          </table:table-cell>
          <table:table-cell office:value-type="float" office:value="0.362918" calcext:value-type="float">
            <text:p>0,362918</text:p>
          </table:table-cell>
          <table:table-cell office:value-type="float" office:value="1.13728" calcext:value-type="float">
            <text:p>1,13728</text:p>
          </table:table-cell>
          <table:table-cell office:value-type="float" office:value="1.29267" calcext:value-type="float">
            <text:p>1,29267</text:p>
          </table:table-cell>
          <table:table-cell office:value-type="float" office:value="0.852671" calcext:value-type="float">
            <text:p>0,852671</text:p>
          </table:table-cell>
          <table:table-cell office:value-type="float" office:value="0.876918" calcext:value-type="float">
            <text:p>0,876918</text:p>
          </table:table-cell>
          <table:table-cell office:value-type="float" office:value="0.289441" calcext:value-type="float">
            <text:p>0,289441</text:p>
          </table:table-cell>
          <table:table-cell office:value-type="float" office:value="0.525992" calcext:value-type="float">
            <text:p>0,525992</text:p>
          </table:table-cell>
          <table:table-cell office:value-type="float" office:value="0.343156" calcext:value-type="float">
            <text:p>0,343156</text:p>
          </table:table-cell>
          <table:table-cell office:value-type="float" office:value="0.665895" calcext:value-type="float">
            <text:p>0,665895</text:p>
          </table:table-cell>
          <table:table-cell office:value-type="float" office:value="0.676253" calcext:value-type="float">
            <text:p>0,676253</text:p>
          </table:table-cell>
          <table:table-cell office:value-type="float" office:value="0.197586" calcext:value-type="float">
            <text:p>0,197586</text:p>
          </table:table-cell>
          <table:table-cell office:value-type="float" office:value="0.100652" calcext:value-type="float">
            <text:p>0,100652</text:p>
          </table:table-cell>
          <table:table-cell table:number-columns-repeated="44"/>
          <table:table-cell table:formula="of:=MIN([.A107:.BL107])" office:value-type="float" office:value="0.100652" calcext:value-type="float">
            <text:p>0,100652</text:p>
          </table:table-cell>
          <table:table-cell table:formula="of:=MAX([.A107:.BL107])" office:value-type="float" office:value="1.32544" calcext:value-type="float">
            <text:p>1,32544</text:p>
          </table:table-cell>
          <table:table-cell table:number-columns-repeated="7"/>
        </table:table-row>
        <table:table-row table:style-name="ro2">
          <table:table-cell office:value-type="float" office:value="0.371698" calcext:value-type="float">
            <text:p>0,371698</text:p>
          </table:table-cell>
          <table:table-cell office:value-type="float" office:value="0.393296" calcext:value-type="float">
            <text:p>0,393296</text:p>
          </table:table-cell>
          <table:table-cell office:value-type="float" office:value="0.405767" calcext:value-type="float">
            <text:p>0,405767</text:p>
          </table:table-cell>
          <table:table-cell office:value-type="float" office:value="0.410409" calcext:value-type="float">
            <text:p>0,410409</text:p>
          </table:table-cell>
          <table:table-cell office:value-type="float" office:value="0.383858" calcext:value-type="float">
            <text:p>0,383858</text:p>
          </table:table-cell>
          <table:table-cell office:value-type="float" office:value="0.38963" calcext:value-type="float">
            <text:p>0,38963</text:p>
          </table:table-cell>
          <table:table-cell office:value-type="float" office:value="0.408724" calcext:value-type="float">
            <text:p>0,408724</text:p>
          </table:table-cell>
          <table:table-cell office:value-type="float" office:value="0.842611" calcext:value-type="float">
            <text:p>0,842611</text:p>
          </table:table-cell>
          <table:table-cell office:value-type="float" office:value="0.273529" calcext:value-type="float">
            <text:p>0,273529</text:p>
          </table:table-cell>
          <table:table-cell office:value-type="float" office:value="0.366787" calcext:value-type="float">
            <text:p>0,366787</text:p>
          </table:table-cell>
          <table:table-cell office:value-type="float" office:value="1.66875" calcext:value-type="float">
            <text:p>1,66875</text:p>
          </table:table-cell>
          <table:table-cell office:value-type="float" office:value="0.379415" calcext:value-type="float">
            <text:p>0,379415</text:p>
          </table:table-cell>
          <table:table-cell office:value-type="float" office:value="1.15042" calcext:value-type="float">
            <text:p>1,15042</text:p>
          </table:table-cell>
          <table:table-cell office:value-type="float" office:value="0.403295" calcext:value-type="float">
            <text:p>0,403295</text:p>
          </table:table-cell>
          <table:table-cell office:value-type="float" office:value="1.33882" calcext:value-type="float">
            <text:p>1,33882</text:p>
          </table:table-cell>
          <table:table-cell office:value-type="float" office:value="0.550572" calcext:value-type="float">
            <text:p>0,550572</text:p>
          </table:table-cell>
          <table:table-cell office:value-type="float" office:value="1.77581" calcext:value-type="float">
            <text:p>1,77581</text:p>
          </table:table-cell>
          <table:table-cell office:value-type="float" office:value="1.8328" calcext:value-type="float">
            <text:p>1,8328</text:p>
          </table:table-cell>
          <table:table-cell office:value-type="float" office:value="0.995049" calcext:value-type="float">
            <text:p>0,995049</text:p>
          </table:table-cell>
          <table:table-cell office:value-type="float" office:value="0.427864" calcext:value-type="float">
            <text:p>0,427864</text:p>
          </table:table-cell>
          <table:table-cell office:value-type="float" office:value="1.16196" calcext:value-type="float">
            <text:p>1,16196</text:p>
          </table:table-cell>
          <table:table-cell office:value-type="float" office:value="2.37966" calcext:value-type="float">
            <text:p>2,37966</text:p>
          </table:table-cell>
          <table:table-cell office:value-type="float" office:value="0.224983" calcext:value-type="float">
            <text:p>0,224983</text:p>
          </table:table-cell>
          <table:table-cell office:value-type="float" office:value="2.03547" calcext:value-type="float">
            <text:p>2,03547</text:p>
          </table:table-cell>
          <table:table-cell table:number-columns-repeated="44"/>
          <table:table-cell table:formula="of:=MIN([.A108:.BL108])" office:value-type="float" office:value="0.224983" calcext:value-type="float">
            <text:p>0,224983</text:p>
          </table:table-cell>
          <table:table-cell table:formula="of:=MAX([.A108:.BL108])" office:value-type="float" office:value="2.37966" calcext:value-type="float">
            <text:p>2,37966</text:p>
          </table:table-cell>
          <table:table-cell table:number-columns-repeated="7"/>
        </table:table-row>
        <table:table-row table:style-name="ro2">
          <table:table-cell office:value-type="float" office:value="0.274853" calcext:value-type="float">
            <text:p>0,274853</text:p>
          </table:table-cell>
          <table:table-cell office:value-type="float" office:value="0.3337" calcext:value-type="float">
            <text:p>0,3337</text:p>
          </table:table-cell>
          <table:table-cell office:value-type="float" office:value="0.47012" calcext:value-type="float">
            <text:p>0,47012</text:p>
          </table:table-cell>
          <table:table-cell office:value-type="float" office:value="0.314895" calcext:value-type="float">
            <text:p>0,314895</text:p>
          </table:table-cell>
          <table:table-cell office:value-type="float" office:value="0.585071" calcext:value-type="float">
            <text:p>0,585071</text:p>
          </table:table-cell>
          <table:table-cell office:value-type="float" office:value="0.606142" calcext:value-type="float">
            <text:p>0,606142</text:p>
          </table:table-cell>
          <table:table-cell office:value-type="float" office:value="0.988063" calcext:value-type="float">
            <text:p>0,988063</text:p>
          </table:table-cell>
          <table:table-cell office:value-type="float" office:value="0.59474" calcext:value-type="float">
            <text:p>0,59474</text:p>
          </table:table-cell>
          <table:table-cell office:value-type="float" office:value="0.607925" calcext:value-type="float">
            <text:p>0,607925</text:p>
          </table:table-cell>
          <table:table-cell office:value-type="float" office:value="0.385431" calcext:value-type="float">
            <text:p>0,385431</text:p>
          </table:table-cell>
          <table:table-cell office:value-type="float" office:value="0.991898" calcext:value-type="float">
            <text:p>0,991898</text:p>
          </table:table-cell>
          <table:table-cell office:value-type="float" office:value="0.895202" calcext:value-type="float">
            <text:p>0,895202</text:p>
          </table:table-cell>
          <table:table-cell office:value-type="float" office:value="0.785395" calcext:value-type="float">
            <text:p>0,785395</text:p>
          </table:table-cell>
          <table:table-cell office:value-type="float" office:value="1.04716" calcext:value-type="float">
            <text:p>1,04716</text:p>
          </table:table-cell>
          <table:table-cell office:value-type="float" office:value="0.160436" calcext:value-type="float">
            <text:p>0,160436</text:p>
          </table:table-cell>
          <table:table-cell office:value-type="float" office:value="0.753365" calcext:value-type="float">
            <text:p>0,753365</text:p>
          </table:table-cell>
          <table:table-cell office:value-type="float" office:value="0.844968" calcext:value-type="float">
            <text:p>0,844968</text:p>
          </table:table-cell>
          <table:table-cell office:value-type="float" office:value="0.376725" calcext:value-type="float">
            <text:p>0,376725</text:p>
          </table:table-cell>
          <table:table-cell office:value-type="float" office:value="0.396192" calcext:value-type="float">
            <text:p>0,396192</text:p>
          </table:table-cell>
          <table:table-cell office:value-type="float" office:value="0.423855" calcext:value-type="float">
            <text:p>0,423855</text:p>
          </table:table-cell>
          <table:table-cell office:value-type="float" office:value="0.755252" calcext:value-type="float">
            <text:p>0,755252</text:p>
          </table:table-cell>
          <table:table-cell office:value-type="float" office:value="0.152727" calcext:value-type="float">
            <text:p>0,152727</text:p>
          </table:table-cell>
          <table:table-cell office:value-type="float" office:value="0.402319" calcext:value-type="float">
            <text:p>0,402319</text:p>
          </table:table-cell>
          <table:table-cell office:value-type="float" office:value="0.190513" calcext:value-type="float">
            <text:p>0,190513</text:p>
          </table:table-cell>
          <table:table-cell table:number-columns-repeated="44"/>
          <table:table-cell table:formula="of:=MIN([.A109:.BL109])" office:value-type="float" office:value="0.152727" calcext:value-type="float">
            <text:p>0,152727</text:p>
          </table:table-cell>
          <table:table-cell table:formula="of:=MAX([.A109:.BL109])" office:value-type="float" office:value="1.04716" calcext:value-type="float">
            <text:p>1,04716</text:p>
          </table:table-cell>
          <table:table-cell table:number-columns-repeated="7"/>
        </table:table-row>
        <table:table-row table:style-name="ro2">
          <table:table-cell office:value-type="float" office:value="0.401074" calcext:value-type="float">
            <text:p>0,401074</text:p>
          </table:table-cell>
          <table:table-cell office:value-type="float" office:value="0.451637" calcext:value-type="float">
            <text:p>0,451637</text:p>
          </table:table-cell>
          <table:table-cell office:value-type="float" office:value="0.402643" calcext:value-type="float">
            <text:p>0,402643</text:p>
          </table:table-cell>
          <table:table-cell office:value-type="float" office:value="0.856" calcext:value-type="float">
            <text:p>0,856</text:p>
          </table:table-cell>
          <table:table-cell office:value-type="float" office:value="0.779685" calcext:value-type="float">
            <text:p>0,779685</text:p>
          </table:table-cell>
          <table:table-cell office:value-type="float" office:value="0.747098" calcext:value-type="float">
            <text:p>0,747098</text:p>
          </table:table-cell>
          <table:table-cell office:value-type="float" office:value="0.764976" calcext:value-type="float">
            <text:p>0,764976</text:p>
          </table:table-cell>
          <table:table-cell office:value-type="float" office:value="1.26034" calcext:value-type="float">
            <text:p>1,26034</text:p>
          </table:table-cell>
          <table:table-cell office:value-type="float" office:value="0.897112" calcext:value-type="float">
            <text:p>0,897112</text:p>
          </table:table-cell>
          <table:table-cell office:value-type="float" office:value="0.861812" calcext:value-type="float">
            <text:p>0,861812</text:p>
          </table:table-cell>
          <table:table-cell office:value-type="float" office:value="0.941159" calcext:value-type="float">
            <text:p>0,941159</text:p>
          </table:table-cell>
          <table:table-cell office:value-type="float" office:value="0.835943" calcext:value-type="float">
            <text:p>0,835943</text:p>
          </table:table-cell>
          <table:table-cell office:value-type="float" office:value="0.854263" calcext:value-type="float">
            <text:p>0,854263</text:p>
          </table:table-cell>
          <table:table-cell office:value-type="float" office:value="0.569607" calcext:value-type="float">
            <text:p>0,569607</text:p>
          </table:table-cell>
          <table:table-cell office:value-type="float" office:value="0.512199" calcext:value-type="float">
            <text:p>0,512199</text:p>
          </table:table-cell>
          <table:table-cell office:value-type="float" office:value="0.686844" calcext:value-type="float">
            <text:p>0,686844</text:p>
          </table:table-cell>
          <table:table-cell office:value-type="float" office:value="0.301368" calcext:value-type="float">
            <text:p>0,301368</text:p>
          </table:table-cell>
          <table:table-cell office:value-type="float" office:value="0.335" calcext:value-type="float">
            <text:p>0,335</text:p>
          </table:table-cell>
          <table:table-cell office:value-type="float" office:value="0.841723" calcext:value-type="float">
            <text:p>0,841723</text:p>
          </table:table-cell>
          <table:table-cell office:value-type="float" office:value="0.911079" calcext:value-type="float">
            <text:p>0,911079</text:p>
          </table:table-cell>
          <table:table-cell office:value-type="float" office:value="1.03507" calcext:value-type="float">
            <text:p>1,03507</text:p>
          </table:table-cell>
          <table:table-cell office:value-type="float" office:value="1.131" calcext:value-type="float">
            <text:p>1,131</text:p>
          </table:table-cell>
          <table:table-cell office:value-type="float" office:value="1.18996" calcext:value-type="float">
            <text:p>1,18996</text:p>
          </table:table-cell>
          <table:table-cell office:value-type="float" office:value="1.11096" calcext:value-type="float">
            <text:p>1,11096</text:p>
          </table:table-cell>
          <table:table-cell table:number-columns-repeated="44"/>
          <table:table-cell table:formula="of:=MIN([.A110:.BL110])" office:value-type="float" office:value="0.301368" calcext:value-type="float">
            <text:p>0,301368</text:p>
          </table:table-cell>
          <table:table-cell table:formula="of:=MAX([.A110:.BL110])" office:value-type="float" office:value="1.26034" calcext:value-type="float">
            <text:p>1,26034</text:p>
          </table:table-cell>
          <table:table-cell table:number-columns-repeated="7"/>
        </table:table-row>
        <table:table-row table:style-name="ro2">
          <table:table-cell office:value-type="float" office:value="0.34845" calcext:value-type="float">
            <text:p>0,34845</text:p>
          </table:table-cell>
          <table:table-cell office:value-type="float" office:value="0.390837" calcext:value-type="float">
            <text:p>0,390837</text:p>
          </table:table-cell>
          <table:table-cell office:value-type="float" office:value="0.550705" calcext:value-type="float">
            <text:p>0,550705</text:p>
          </table:table-cell>
          <table:table-cell office:value-type="float" office:value="0.357423" calcext:value-type="float">
            <text:p>0,357423</text:p>
          </table:table-cell>
          <table:table-cell office:value-type="float" office:value="0.367215" calcext:value-type="float">
            <text:p>0,367215</text:p>
          </table:table-cell>
          <table:table-cell office:value-type="float" office:value="0.941507" calcext:value-type="float">
            <text:p>0,941507</text:p>
          </table:table-cell>
          <table:table-cell office:value-type="float" office:value="0.344618" calcext:value-type="float">
            <text:p>0,344618</text:p>
          </table:table-cell>
          <table:table-cell office:value-type="float" office:value="0.809377" calcext:value-type="float">
            <text:p>0,809377</text:p>
          </table:table-cell>
          <table:table-cell office:value-type="float" office:value="0.736153" calcext:value-type="float">
            <text:p>0,736153</text:p>
          </table:table-cell>
          <table:table-cell office:value-type="float" office:value="0.654505" calcext:value-type="float">
            <text:p>0,654505</text:p>
          </table:table-cell>
          <table:table-cell office:value-type="float" office:value="0.610163" calcext:value-type="float">
            <text:p>0,610163</text:p>
          </table:table-cell>
          <table:table-cell office:value-type="float" office:value="0.668448" calcext:value-type="float">
            <text:p>0,668448</text:p>
          </table:table-cell>
          <table:table-cell office:value-type="float" office:value="0.944934" calcext:value-type="float">
            <text:p>0,944934</text:p>
          </table:table-cell>
          <table:table-cell office:value-type="float" office:value="0.643268" calcext:value-type="float">
            <text:p>0,643268</text:p>
          </table:table-cell>
          <table:table-cell office:value-type="float" office:value="1.49723" calcext:value-type="float">
            <text:p>1,49723</text:p>
          </table:table-cell>
          <table:table-cell office:value-type="float" office:value="1.52459" calcext:value-type="float">
            <text:p>1,52459</text:p>
          </table:table-cell>
          <table:table-cell office:value-type="float" office:value="1.37571" calcext:value-type="float">
            <text:p>1,37571</text:p>
          </table:table-cell>
          <table:table-cell office:value-type="float" office:value="1.51045" calcext:value-type="float">
            <text:p>1,51045</text:p>
          </table:table-cell>
          <table:table-cell office:value-type="float" office:value="1.17656" calcext:value-type="float">
            <text:p>1,17656</text:p>
          </table:table-cell>
          <table:table-cell office:value-type="float" office:value="0.356899" calcext:value-type="float">
            <text:p>0,356899</text:p>
          </table:table-cell>
          <table:table-cell office:value-type="float" office:value="1.18021" calcext:value-type="float">
            <text:p>1,18021</text:p>
          </table:table-cell>
          <table:table-cell office:value-type="float" office:value="1.09228" calcext:value-type="float">
            <text:p>1,09228</text:p>
          </table:table-cell>
          <table:table-cell office:value-type="float" office:value="0.150104" calcext:value-type="float">
            <text:p>0,150104</text:p>
          </table:table-cell>
          <table:table-cell office:value-type="float" office:value="0.215684" calcext:value-type="float">
            <text:p>0,215684</text:p>
          </table:table-cell>
          <table:table-cell table:number-columns-repeated="44"/>
          <table:table-cell table:formula="of:=MIN([.A111:.BL111])" office:value-type="float" office:value="0.150104" calcext:value-type="float">
            <text:p>0,150104</text:p>
          </table:table-cell>
          <table:table-cell table:formula="of:=MAX([.A111:.BL111])" office:value-type="float" office:value="1.52459" calcext:value-type="float">
            <text:p>1,52459</text:p>
          </table:table-cell>
          <table:table-cell table:number-columns-repeated="7"/>
        </table:table-row>
        <table:table-row table:style-name="ro2">
          <table:table-cell office:value-type="float" office:value="0.396443" calcext:value-type="float">
            <text:p>0,396443</text:p>
          </table:table-cell>
          <table:table-cell office:value-type="float" office:value="0.407924" calcext:value-type="float">
            <text:p>0,407924</text:p>
          </table:table-cell>
          <table:table-cell office:value-type="float" office:value="0.566645" calcext:value-type="float">
            <text:p>0,566645</text:p>
          </table:table-cell>
          <table:table-cell office:value-type="float" office:value="0.32967" calcext:value-type="float">
            <text:p>0,32967</text:p>
          </table:table-cell>
          <table:table-cell office:value-type="float" office:value="0.387197" calcext:value-type="float">
            <text:p>0,387197</text:p>
          </table:table-cell>
          <table:table-cell office:value-type="float" office:value="0.514715" calcext:value-type="float">
            <text:p>0,514715</text:p>
          </table:table-cell>
          <table:table-cell office:value-type="float" office:value="0.79693" calcext:value-type="float">
            <text:p>0,79693</text:p>
          </table:table-cell>
          <table:table-cell office:value-type="float" office:value="0.382311" calcext:value-type="float">
            <text:p>0,382311</text:p>
          </table:table-cell>
          <table:table-cell office:value-type="float" office:value="1.47834" calcext:value-type="float">
            <text:p>1,47834</text:p>
          </table:table-cell>
          <table:table-cell office:value-type="float" office:value="1.25855" calcext:value-type="float">
            <text:p>1,25855</text:p>
          </table:table-cell>
          <table:table-cell office:value-type="float" office:value="0.3186" calcext:value-type="float">
            <text:p>0,3186</text:p>
          </table:table-cell>
          <table:table-cell office:value-type="float" office:value="1.31961" calcext:value-type="float">
            <text:p>1,31961</text:p>
          </table:table-cell>
          <table:table-cell office:value-type="float" office:value="0.85451" calcext:value-type="float">
            <text:p>0,85451</text:p>
          </table:table-cell>
          <table:table-cell office:value-type="float" office:value="0.72986" calcext:value-type="float">
            <text:p>0,72986</text:p>
          </table:table-cell>
          <table:table-cell office:value-type="float" office:value="1.58934" calcext:value-type="float">
            <text:p>1,58934</text:p>
          </table:table-cell>
          <table:table-cell office:value-type="float" office:value="0.971866" calcext:value-type="float">
            <text:p>0,971866</text:p>
          </table:table-cell>
          <table:table-cell office:value-type="float" office:value="1.15075" calcext:value-type="float">
            <text:p>1,15075</text:p>
          </table:table-cell>
          <table:table-cell office:value-type="float" office:value="0.389143" calcext:value-type="float">
            <text:p>0,389143</text:p>
          </table:table-cell>
          <table:table-cell office:value-type="float" office:value="0.302601" calcext:value-type="float">
            <text:p>0,302601</text:p>
          </table:table-cell>
          <table:table-cell office:value-type="float" office:value="0.676437" calcext:value-type="float">
            <text:p>0,676437</text:p>
          </table:table-cell>
          <table:table-cell office:value-type="float" office:value="0.12872" calcext:value-type="float">
            <text:p>0,12872</text:p>
          </table:table-cell>
          <table:table-cell office:value-type="float" office:value="1.35241" calcext:value-type="float">
            <text:p>1,35241</text:p>
          </table:table-cell>
          <table:table-cell office:value-type="float" office:value="1.94917" calcext:value-type="float">
            <text:p>1,94917</text:p>
          </table:table-cell>
          <table:table-cell office:value-type="float" office:value="0.231346" calcext:value-type="float">
            <text:p>0,231346</text:p>
          </table:table-cell>
          <table:table-cell table:number-columns-repeated="44"/>
          <table:table-cell table:formula="of:=MIN([.A112:.BL112])" office:value-type="float" office:value="0.12872" calcext:value-type="float">
            <text:p>0,12872</text:p>
          </table:table-cell>
          <table:table-cell table:formula="of:=MAX([.A112:.BL112])" office:value-type="float" office:value="1.94917" calcext:value-type="float">
            <text:p>1,94917</text:p>
          </table:table-cell>
          <table:table-cell table:number-columns-repeated="7"/>
        </table:table-row>
        <table:table-row table:style-name="ro2">
          <table:table-cell office:value-type="float" office:value="0.334576" calcext:value-type="float">
            <text:p>0,334576</text:p>
          </table:table-cell>
          <table:table-cell office:value-type="float" office:value="0.398528" calcext:value-type="float">
            <text:p>0,398528</text:p>
          </table:table-cell>
          <table:table-cell office:value-type="float" office:value="0.504392" calcext:value-type="float">
            <text:p>0,504392</text:p>
          </table:table-cell>
          <table:table-cell office:value-type="float" office:value="0.254767" calcext:value-type="float">
            <text:p>0,254767</text:p>
          </table:table-cell>
          <table:table-cell office:value-type="float" office:value="0.529905" calcext:value-type="float">
            <text:p>0,529905</text:p>
          </table:table-cell>
          <table:table-cell office:value-type="float" office:value="0.392561" calcext:value-type="float">
            <text:p>0,392561</text:p>
          </table:table-cell>
          <table:table-cell office:value-type="float" office:value="1.04865" calcext:value-type="float">
            <text:p>1,04865</text:p>
          </table:table-cell>
          <table:table-cell office:value-type="float" office:value="0.708788" calcext:value-type="float">
            <text:p>0,708788</text:p>
          </table:table-cell>
          <table:table-cell office:value-type="float" office:value="0.286396" calcext:value-type="float">
            <text:p>0,286396</text:p>
          </table:table-cell>
          <table:table-cell office:value-type="float" office:value="0.855382" calcext:value-type="float">
            <text:p>0,855382</text:p>
          </table:table-cell>
          <table:table-cell office:value-type="float" office:value="0.702719" calcext:value-type="float">
            <text:p>0,702719</text:p>
          </table:table-cell>
          <table:table-cell office:value-type="float" office:value="0.592517" calcext:value-type="float">
            <text:p>0,592517</text:p>
          </table:table-cell>
          <table:table-cell office:value-type="float" office:value="0.355908" calcext:value-type="float">
            <text:p>0,355908</text:p>
          </table:table-cell>
          <table:table-cell office:value-type="float" office:value="0.449672" calcext:value-type="float">
            <text:p>0,449672</text:p>
          </table:table-cell>
          <table:table-cell office:value-type="float" office:value="1.1457" calcext:value-type="float">
            <text:p>1,1457</text:p>
          </table:table-cell>
          <table:table-cell office:value-type="float" office:value="1.34691" calcext:value-type="float">
            <text:p>1,34691</text:p>
          </table:table-cell>
          <table:table-cell office:value-type="float" office:value="1.63934" calcext:value-type="float">
            <text:p>1,63934</text:p>
          </table:table-cell>
          <table:table-cell office:value-type="float" office:value="0.415586" calcext:value-type="float">
            <text:p>0,415586</text:p>
          </table:table-cell>
          <table:table-cell office:value-type="float" office:value="0.411064" calcext:value-type="float">
            <text:p>0,411064</text:p>
          </table:table-cell>
          <table:table-cell office:value-type="float" office:value="0.36769" calcext:value-type="float">
            <text:p>0,36769</text:p>
          </table:table-cell>
          <table:table-cell office:value-type="float" office:value="1.77096" calcext:value-type="float">
            <text:p>1,77096</text:p>
          </table:table-cell>
          <table:table-cell office:value-type="float" office:value="0.646254" calcext:value-type="float">
            <text:p>0,646254</text:p>
          </table:table-cell>
          <table:table-cell office:value-type="float" office:value="0.186411" calcext:value-type="float">
            <text:p>0,186411</text:p>
          </table:table-cell>
          <table:table-cell office:value-type="float" office:value="0.101861" calcext:value-type="float">
            <text:p>0,101861</text:p>
          </table:table-cell>
          <table:table-cell table:number-columns-repeated="44"/>
          <table:table-cell table:formula="of:=MIN([.A113:.BL113])" office:value-type="float" office:value="0.101861" calcext:value-type="float">
            <text:p>0,101861</text:p>
          </table:table-cell>
          <table:table-cell table:formula="of:=MAX([.A113:.BL113])" office:value-type="float" office:value="1.77096" calcext:value-type="float">
            <text:p>1,77096</text:p>
          </table:table-cell>
          <table:table-cell table:number-columns-repeated="7"/>
        </table:table-row>
        <table:table-row table:style-name="ro2">
          <table:table-cell office:value-type="float" office:value="0.38989" calcext:value-type="float">
            <text:p>0,38989</text:p>
          </table:table-cell>
          <table:table-cell office:value-type="float" office:value="0.406557" calcext:value-type="float">
            <text:p>0,406557</text:p>
          </table:table-cell>
          <table:table-cell office:value-type="float" office:value="0.558717" calcext:value-type="float">
            <text:p>0,558717</text:p>
          </table:table-cell>
          <table:table-cell office:value-type="float" office:value="0.293135" calcext:value-type="float">
            <text:p>0,293135</text:p>
          </table:table-cell>
          <table:table-cell office:value-type="float" office:value="0.386817" calcext:value-type="float">
            <text:p>0,386817</text:p>
          </table:table-cell>
          <table:table-cell office:value-type="float" office:value="0.672069" calcext:value-type="float">
            <text:p>0,672069</text:p>
          </table:table-cell>
          <table:table-cell office:value-type="float" office:value="0.777019" calcext:value-type="float">
            <text:p>0,777019</text:p>
          </table:table-cell>
          <table:table-cell office:value-type="float" office:value="0.428753" calcext:value-type="float">
            <text:p>0,428753</text:p>
          </table:table-cell>
          <table:table-cell office:value-type="float" office:value="0.550904" calcext:value-type="float">
            <text:p>0,550904</text:p>
          </table:table-cell>
          <table:table-cell office:value-type="float" office:value="0.357954" calcext:value-type="float">
            <text:p>0,357954</text:p>
          </table:table-cell>
          <table:table-cell office:value-type="float" office:value="0.288624" calcext:value-type="float">
            <text:p>0,288624</text:p>
          </table:table-cell>
          <table:table-cell office:value-type="float" office:value="0.364654" calcext:value-type="float">
            <text:p>0,364654</text:p>
          </table:table-cell>
          <table:table-cell office:value-type="float" office:value="0.324231" calcext:value-type="float">
            <text:p>0,324231</text:p>
          </table:table-cell>
          <table:table-cell office:value-type="float" office:value="0.421642" calcext:value-type="float">
            <text:p>0,421642</text:p>
          </table:table-cell>
          <table:table-cell office:value-type="float" office:value="2.08821" calcext:value-type="float">
            <text:p>2,08821</text:p>
          </table:table-cell>
          <table:table-cell office:value-type="float" office:value="0.899027" calcext:value-type="float">
            <text:p>0,899027</text:p>
          </table:table-cell>
          <table:table-cell office:value-type="float" office:value="1.71519" calcext:value-type="float">
            <text:p>1,71519</text:p>
          </table:table-cell>
          <table:table-cell office:value-type="float" office:value="1.08534" calcext:value-type="float">
            <text:p>1,08534</text:p>
          </table:table-cell>
          <table:table-cell office:value-type="float" office:value="0.636938" calcext:value-type="float">
            <text:p>0,636938</text:p>
          </table:table-cell>
          <table:table-cell office:value-type="float" office:value="0.514999" calcext:value-type="float">
            <text:p>0,514999</text:p>
          </table:table-cell>
          <table:table-cell office:value-type="float" office:value="0.382494" calcext:value-type="float">
            <text:p>0,382494</text:p>
          </table:table-cell>
          <table:table-cell office:value-type="float" office:value="0.31011" calcext:value-type="float">
            <text:p>0,31011</text:p>
          </table:table-cell>
          <table:table-cell office:value-type="float" office:value="0.348904" calcext:value-type="float">
            <text:p>0,348904</text:p>
          </table:table-cell>
          <table:table-cell office:value-type="float" office:value="0.526718" calcext:value-type="float">
            <text:p>0,526718</text:p>
          </table:table-cell>
          <table:table-cell table:number-columns-repeated="44"/>
          <table:table-cell table:formula="of:=MIN([.A114:.BL114])" office:value-type="float" office:value="0.288624" calcext:value-type="float">
            <text:p>0,288624</text:p>
          </table:table-cell>
          <table:table-cell table:formula="of:=MAX([.A114:.BL114])" office:value-type="float" office:value="2.08821" calcext:value-type="float">
            <text:p>2,08821</text:p>
          </table:table-cell>
          <table:table-cell table:number-columns-repeated="7"/>
        </table:table-row>
        <table:table-row table:style-name="ro2">
          <table:table-cell office:value-type="float" office:value="0.214957" calcext:value-type="float">
            <text:p>0,214957</text:p>
          </table:table-cell>
          <table:table-cell office:value-type="float" office:value="0.351609" calcext:value-type="float">
            <text:p>0,351609</text:p>
          </table:table-cell>
          <table:table-cell office:value-type="float" office:value="0.545767" calcext:value-type="float">
            <text:p>0,545767</text:p>
          </table:table-cell>
          <table:table-cell office:value-type="float" office:value="0.50341" calcext:value-type="float">
            <text:p>0,50341</text:p>
          </table:table-cell>
          <table:table-cell office:value-type="float" office:value="0.557793" calcext:value-type="float">
            <text:p>0,557793</text:p>
          </table:table-cell>
          <table:table-cell office:value-type="float" office:value="0.408842" calcext:value-type="float">
            <text:p>0,408842</text:p>
          </table:table-cell>
          <table:table-cell office:value-type="float" office:value="0.976626" calcext:value-type="float">
            <text:p>0,976626</text:p>
          </table:table-cell>
          <table:table-cell office:value-type="float" office:value="0.756535" calcext:value-type="float">
            <text:p>0,756535</text:p>
          </table:table-cell>
          <table:table-cell office:value-type="float" office:value="0.658894" calcext:value-type="float">
            <text:p>0,658894</text:p>
          </table:table-cell>
          <table:table-cell office:value-type="float" office:value="0.499456" calcext:value-type="float">
            <text:p>0,499456</text:p>
          </table:table-cell>
          <table:table-cell office:value-type="float" office:value="0.406038" calcext:value-type="float">
            <text:p>0,406038</text:p>
          </table:table-cell>
          <table:table-cell office:value-type="float" office:value="0.832088" calcext:value-type="float">
            <text:p>0,832088</text:p>
          </table:table-cell>
          <table:table-cell office:value-type="float" office:value="0.78661" calcext:value-type="float">
            <text:p>0,78661</text:p>
          </table:table-cell>
          <table:table-cell office:value-type="float" office:value="1.23665" calcext:value-type="float">
            <text:p>1,23665</text:p>
          </table:table-cell>
          <table:table-cell office:value-type="float" office:value="0.756045" calcext:value-type="float">
            <text:p>0,756045</text:p>
          </table:table-cell>
          <table:table-cell office:value-type="float" office:value="0.967628" calcext:value-type="float">
            <text:p>0,967628</text:p>
          </table:table-cell>
          <table:table-cell office:value-type="float" office:value="0.366663" calcext:value-type="float">
            <text:p>0,366663</text:p>
          </table:table-cell>
          <table:table-cell office:value-type="float" office:value="1.70032" calcext:value-type="float">
            <text:p>1,70032</text:p>
          </table:table-cell>
          <table:table-cell office:value-type="float" office:value="0.390803" calcext:value-type="float">
            <text:p>0,390803</text:p>
          </table:table-cell>
          <table:table-cell office:value-type="float" office:value="0.499823" calcext:value-type="float">
            <text:p>0,499823</text:p>
          </table:table-cell>
          <table:table-cell office:value-type="float" office:value="0.66283" calcext:value-type="float">
            <text:p>0,66283</text:p>
          </table:table-cell>
          <table:table-cell office:value-type="float" office:value="1.37952" calcext:value-type="float">
            <text:p>1,37952</text:p>
          </table:table-cell>
          <table:table-cell office:value-type="float" office:value="0.262517" calcext:value-type="float">
            <text:p>0,262517</text:p>
          </table:table-cell>
          <table:table-cell office:value-type="float" office:value="0.2458" calcext:value-type="float">
            <text:p>0,2458</text:p>
          </table:table-cell>
          <table:table-cell table:number-columns-repeated="44"/>
          <table:table-cell table:formula="of:=MIN([.A115:.BL115])" office:value-type="float" office:value="0.214957" calcext:value-type="float">
            <text:p>0,214957</text:p>
          </table:table-cell>
          <table:table-cell table:formula="of:=MAX([.A115:.BL115])" office:value-type="float" office:value="1.70032" calcext:value-type="float">
            <text:p>1,70032</text:p>
          </table:table-cell>
          <table:table-cell table:number-columns-repeated="7"/>
        </table:table-row>
        <table:table-row table:style-name="ro2">
          <table:table-cell office:value-type="float" office:value="0.377605" calcext:value-type="float">
            <text:p>0,377605</text:p>
          </table:table-cell>
          <table:table-cell office:value-type="float" office:value="0.451088" calcext:value-type="float">
            <text:p>0,451088</text:p>
          </table:table-cell>
          <table:table-cell office:value-type="float" office:value="0.488267" calcext:value-type="float">
            <text:p>0,488267</text:p>
          </table:table-cell>
          <table:table-cell office:value-type="float" office:value="0.32388" calcext:value-type="float">
            <text:p>0,32388</text:p>
          </table:table-cell>
          <table:table-cell office:value-type="float" office:value="0.492162" calcext:value-type="float">
            <text:p>0,492162</text:p>
          </table:table-cell>
          <table:table-cell office:value-type="float" office:value="0.29496" calcext:value-type="float">
            <text:p>0,29496</text:p>
          </table:table-cell>
          <table:table-cell office:value-type="float" office:value="0.323553" calcext:value-type="float">
            <text:p>0,323553</text:p>
          </table:table-cell>
          <table:table-cell office:value-type="float" office:value="0.337996" calcext:value-type="float">
            <text:p>0,337996</text:p>
          </table:table-cell>
          <table:table-cell office:value-type="float" office:value="0.925473" calcext:value-type="float">
            <text:p>0,925473</text:p>
          </table:table-cell>
          <table:table-cell office:value-type="float" office:value="1.05892" calcext:value-type="float">
            <text:p>1,05892</text:p>
          </table:table-cell>
          <table:table-cell office:value-type="float" office:value="0.700055" calcext:value-type="float">
            <text:p>0,700055</text:p>
          </table:table-cell>
          <table:table-cell office:value-type="float" office:value="0.763833" calcext:value-type="float">
            <text:p>0,763833</text:p>
          </table:table-cell>
          <table:table-cell office:value-type="float" office:value="1.58219" calcext:value-type="float">
            <text:p>1,58219</text:p>
          </table:table-cell>
          <table:table-cell office:value-type="float" office:value="1.38103" calcext:value-type="float">
            <text:p>1,38103</text:p>
          </table:table-cell>
          <table:table-cell office:value-type="float" office:value="1.50138" calcext:value-type="float">
            <text:p>1,50138</text:p>
          </table:table-cell>
          <table:table-cell office:value-type="float" office:value="0.661973" calcext:value-type="float">
            <text:p>0,661973</text:p>
          </table:table-cell>
          <table:table-cell office:value-type="float" office:value="1.59974" calcext:value-type="float">
            <text:p>1,59974</text:p>
          </table:table-cell>
          <table:table-cell office:value-type="float" office:value="1.30612" calcext:value-type="float">
            <text:p>1,30612</text:p>
          </table:table-cell>
          <table:table-cell office:value-type="float" office:value="0.648545" calcext:value-type="float">
            <text:p>0,648545</text:p>
          </table:table-cell>
          <table:table-cell office:value-type="float" office:value="1.78906" calcext:value-type="float">
            <text:p>1,78906</text:p>
          </table:table-cell>
          <table:table-cell office:value-type="float" office:value="0.747606" calcext:value-type="float">
            <text:p>0,747606</text:p>
          </table:table-cell>
          <table:table-cell office:value-type="float" office:value="0.962517" calcext:value-type="float">
            <text:p>0,962517</text:p>
          </table:table-cell>
          <table:table-cell office:value-type="float" office:value="0.974188" calcext:value-type="float">
            <text:p>0,974188</text:p>
          </table:table-cell>
          <table:table-cell office:value-type="float" office:value="1.81543" calcext:value-type="float">
            <text:p>1,81543</text:p>
          </table:table-cell>
          <table:table-cell table:number-columns-repeated="44"/>
          <table:table-cell table:formula="of:=MIN([.A116:.BL116])" office:value-type="float" office:value="0.29496" calcext:value-type="float">
            <text:p>0,29496</text:p>
          </table:table-cell>
          <table:table-cell table:formula="of:=MAX([.A116:.BL116])" office:value-type="float" office:value="1.81543" calcext:value-type="float">
            <text:p>1,81543</text:p>
          </table:table-cell>
          <table:table-cell table:number-columns-repeated="7"/>
        </table:table-row>
        <table:table-row table:style-name="ro2">
          <table:table-cell office:value-type="float" office:value="0.206864" calcext:value-type="float">
            <text:p>0,206864</text:p>
          </table:table-cell>
          <table:table-cell office:value-type="float" office:value="0.303636" calcext:value-type="float">
            <text:p>0,303636</text:p>
          </table:table-cell>
          <table:table-cell office:value-type="float" office:value="0.302194" calcext:value-type="float">
            <text:p>0,302194</text:p>
          </table:table-cell>
          <table:table-cell office:value-type="float" office:value="0.24527" calcext:value-type="float">
            <text:p>0,24527</text:p>
          </table:table-cell>
          <table:table-cell office:value-type="float" office:value="0.294892" calcext:value-type="float">
            <text:p>0,294892</text:p>
          </table:table-cell>
          <table:table-cell office:value-type="float" office:value="0.354029" calcext:value-type="float">
            <text:p>0,354029</text:p>
          </table:table-cell>
          <table:table-cell office:value-type="float" office:value="0.32239" calcext:value-type="float">
            <text:p>0,32239</text:p>
          </table:table-cell>
          <table:table-cell office:value-type="float" office:value="0.33892" calcext:value-type="float">
            <text:p>0,33892</text:p>
          </table:table-cell>
          <table:table-cell office:value-type="float" office:value="0.258236" calcext:value-type="float">
            <text:p>0,258236</text:p>
          </table:table-cell>
          <table:table-cell office:value-type="float" office:value="0.311813" calcext:value-type="float">
            <text:p>0,311813</text:p>
          </table:table-cell>
          <table:table-cell office:value-type="float" office:value="1.35809" calcext:value-type="float">
            <text:p>1,35809</text:p>
          </table:table-cell>
          <table:table-cell office:value-type="float" office:value="1.16221" calcext:value-type="float">
            <text:p>1,16221</text:p>
          </table:table-cell>
          <table:table-cell office:value-type="float" office:value="0.224391" calcext:value-type="float">
            <text:p>0,224391</text:p>
          </table:table-cell>
          <table:table-cell office:value-type="float" office:value="0.22208" calcext:value-type="float">
            <text:p>0,22208</text:p>
          </table:table-cell>
          <table:table-cell office:value-type="float" office:value="1.23032" calcext:value-type="float">
            <text:p>1,23032</text:p>
          </table:table-cell>
          <table:table-cell office:value-type="float" office:value="1.51825" calcext:value-type="float">
            <text:p>1,51825</text:p>
          </table:table-cell>
          <table:table-cell office:value-type="float" office:value="0.372141" calcext:value-type="float">
            <text:p>0,372141</text:p>
          </table:table-cell>
          <table:table-cell office:value-type="float" office:value="1.86401" calcext:value-type="float">
            <text:p>1,86401</text:p>
          </table:table-cell>
          <table:table-cell office:value-type="float" office:value="1.68308" calcext:value-type="float">
            <text:p>1,68308</text:p>
          </table:table-cell>
          <table:table-cell office:value-type="float" office:value="1.31687" calcext:value-type="float">
            <text:p>1,31687</text:p>
          </table:table-cell>
          <table:table-cell office:value-type="float" office:value="2.22679" calcext:value-type="float">
            <text:p>2,22679</text:p>
          </table:table-cell>
          <table:table-cell office:value-type="float" office:value="2.02633" calcext:value-type="float">
            <text:p>2,02633</text:p>
          </table:table-cell>
          <table:table-cell office:value-type="float" office:value="1.34032" calcext:value-type="float">
            <text:p>1,34032</text:p>
          </table:table-cell>
          <table:table-cell office:value-type="float" office:value="0.111334" calcext:value-type="float">
            <text:p>0,111334</text:p>
          </table:table-cell>
          <table:table-cell table:number-columns-repeated="44"/>
          <table:table-cell table:formula="of:=MIN([.A117:.BL117])" office:value-type="float" office:value="0.111334" calcext:value-type="float">
            <text:p>0,111334</text:p>
          </table:table-cell>
          <table:table-cell table:formula="of:=MAX([.A117:.BL117])" office:value-type="float" office:value="2.22679" calcext:value-type="float">
            <text:p>2,22679</text:p>
          </table:table-cell>
          <table:table-cell table:number-columns-repeated="7"/>
        </table:table-row>
        <table:table-row table:style-name="ro2">
          <table:table-cell office:value-type="float" office:value="0.375543" calcext:value-type="float">
            <text:p>0,375543</text:p>
          </table:table-cell>
          <table:table-cell office:value-type="float" office:value="0.427929" calcext:value-type="float">
            <text:p>0,427929</text:p>
          </table:table-cell>
          <table:table-cell office:value-type="float" office:value="0.356289" calcext:value-type="float">
            <text:p>0,356289</text:p>
          </table:table-cell>
          <table:table-cell office:value-type="float" office:value="0.398307" calcext:value-type="float">
            <text:p>0,398307</text:p>
          </table:table-cell>
          <table:table-cell office:value-type="float" office:value="0.384199" calcext:value-type="float">
            <text:p>0,384199</text:p>
          </table:table-cell>
          <table:table-cell office:value-type="float" office:value="0.401362" calcext:value-type="float">
            <text:p>0,401362</text:p>
          </table:table-cell>
          <table:table-cell office:value-type="float" office:value="1.29698" calcext:value-type="float">
            <text:p>1,29698</text:p>
          </table:table-cell>
          <table:table-cell office:value-type="float" office:value="0.563661" calcext:value-type="float">
            <text:p>0,563661</text:p>
          </table:table-cell>
          <table:table-cell office:value-type="float" office:value="1.01026" calcext:value-type="float">
            <text:p>1,01026</text:p>
          </table:table-cell>
          <table:table-cell office:value-type="float" office:value="1.10169" calcext:value-type="float">
            <text:p>1,10169</text:p>
          </table:table-cell>
          <table:table-cell office:value-type="float" office:value="0.241439" calcext:value-type="float">
            <text:p>0,241439</text:p>
          </table:table-cell>
          <table:table-cell office:value-type="float" office:value="0.807478" calcext:value-type="float">
            <text:p>0,807478</text:p>
          </table:table-cell>
          <table:table-cell office:value-type="float" office:value="1.63636" calcext:value-type="float">
            <text:p>1,63636</text:p>
          </table:table-cell>
          <table:table-cell office:value-type="float" office:value="1.34604" calcext:value-type="float">
            <text:p>1,34604</text:p>
          </table:table-cell>
          <table:table-cell office:value-type="float" office:value="1.37901" calcext:value-type="float">
            <text:p>1,37901</text:p>
          </table:table-cell>
          <table:table-cell office:value-type="float" office:value="1.13224" calcext:value-type="float">
            <text:p>1,13224</text:p>
          </table:table-cell>
          <table:table-cell office:value-type="float" office:value="1.65832" calcext:value-type="float">
            <text:p>1,65832</text:p>
          </table:table-cell>
          <table:table-cell office:value-type="float" office:value="0.517781" calcext:value-type="float">
            <text:p>0,517781</text:p>
          </table:table-cell>
          <table:table-cell office:value-type="float" office:value="1.30036" calcext:value-type="float">
            <text:p>1,30036</text:p>
          </table:table-cell>
          <table:table-cell office:value-type="float" office:value="1.37116" calcext:value-type="float">
            <text:p>1,37116</text:p>
          </table:table-cell>
          <table:table-cell office:value-type="float" office:value="1.01291" calcext:value-type="float">
            <text:p>1,01291</text:p>
          </table:table-cell>
          <table:table-cell office:value-type="float" office:value="1.07106" calcext:value-type="float">
            <text:p>1,07106</text:p>
          </table:table-cell>
          <table:table-cell office:value-type="float" office:value="0.282512" calcext:value-type="float">
            <text:p>0,282512</text:p>
          </table:table-cell>
          <table:table-cell office:value-type="float" office:value="0.259346" calcext:value-type="float">
            <text:p>0,259346</text:p>
          </table:table-cell>
          <table:table-cell table:number-columns-repeated="44"/>
          <table:table-cell table:formula="of:=MIN([.A118:.BL118])" office:value-type="float" office:value="0.241439" calcext:value-type="float">
            <text:p>0,241439</text:p>
          </table:table-cell>
          <table:table-cell table:formula="of:=MAX([.A118:.BL118])" office:value-type="float" office:value="1.65832" calcext:value-type="float">
            <text:p>1,65832</text:p>
          </table:table-cell>
          <table:table-cell table:number-columns-repeated="7"/>
        </table:table-row>
        <table:table-row table:style-name="ro2">
          <table:table-cell office:value-type="float" office:value="0.304669" calcext:value-type="float">
            <text:p>0,304669</text:p>
          </table:table-cell>
          <table:table-cell office:value-type="float" office:value="0.444243" calcext:value-type="float">
            <text:p>0,444243</text:p>
          </table:table-cell>
          <table:table-cell office:value-type="float" office:value="0.409472" calcext:value-type="float">
            <text:p>0,409472</text:p>
          </table:table-cell>
          <table:table-cell office:value-type="float" office:value="0.469271" calcext:value-type="float">
            <text:p>0,469271</text:p>
          </table:table-cell>
          <table:table-cell office:value-type="float" office:value="0.612778" calcext:value-type="float">
            <text:p>0,612778</text:p>
          </table:table-cell>
          <table:table-cell office:value-type="float" office:value="0.416528" calcext:value-type="float">
            <text:p>0,416528</text:p>
          </table:table-cell>
          <table:table-cell office:value-type="float" office:value="0.597729" calcext:value-type="float">
            <text:p>0,597729</text:p>
          </table:table-cell>
          <table:table-cell office:value-type="float" office:value="0.518138" calcext:value-type="float">
            <text:p>0,518138</text:p>
          </table:table-cell>
          <table:table-cell office:value-type="float" office:value="1.43062" calcext:value-type="float">
            <text:p>1,43062</text:p>
          </table:table-cell>
          <table:table-cell office:value-type="float" office:value="1.19507" calcext:value-type="float">
            <text:p>1,19507</text:p>
          </table:table-cell>
          <table:table-cell office:value-type="float" office:value="0.604845" calcext:value-type="float">
            <text:p>0,604845</text:p>
          </table:table-cell>
          <table:table-cell office:value-type="float" office:value="0.717125" calcext:value-type="float">
            <text:p>0,717125</text:p>
          </table:table-cell>
          <table:table-cell office:value-type="float" office:value="0.679715" calcext:value-type="float">
            <text:p>0,679715</text:p>
          </table:table-cell>
          <table:table-cell office:value-type="float" office:value="1.27935" calcext:value-type="float">
            <text:p>1,27935</text:p>
          </table:table-cell>
          <table:table-cell office:value-type="float" office:value="0.413422" calcext:value-type="float">
            <text:p>0,413422</text:p>
          </table:table-cell>
          <table:table-cell office:value-type="float" office:value="2.08398" calcext:value-type="float">
            <text:p>2,08398</text:p>
          </table:table-cell>
          <table:table-cell office:value-type="float" office:value="1.86205" calcext:value-type="float">
            <text:p>1,86205</text:p>
          </table:table-cell>
          <table:table-cell office:value-type="float" office:value="1.11472" calcext:value-type="float">
            <text:p>1,11472</text:p>
          </table:table-cell>
          <table:table-cell office:value-type="float" office:value="0.388912" calcext:value-type="float">
            <text:p>0,388912</text:p>
          </table:table-cell>
          <table:table-cell office:value-type="float" office:value="0.998387" calcext:value-type="float">
            <text:p>0,998387</text:p>
          </table:table-cell>
          <table:table-cell office:value-type="float" office:value="1.54656" calcext:value-type="float">
            <text:p>1,54656</text:p>
          </table:table-cell>
          <table:table-cell office:value-type="float" office:value="1.20607" calcext:value-type="float">
            <text:p>1,20607</text:p>
          </table:table-cell>
          <table:table-cell office:value-type="float" office:value="1.16181" calcext:value-type="float">
            <text:p>1,16181</text:p>
          </table:table-cell>
          <table:table-cell office:value-type="float" office:value="0.977599" calcext:value-type="float">
            <text:p>0,977599</text:p>
          </table:table-cell>
          <table:table-cell table:number-columns-repeated="44"/>
          <table:table-cell table:formula="of:=MIN([.A119:.BL119])" office:value-type="float" office:value="0.304669" calcext:value-type="float">
            <text:p>0,304669</text:p>
          </table:table-cell>
          <table:table-cell table:formula="of:=MAX([.A119:.BL119])" office:value-type="float" office:value="2.08398" calcext:value-type="float">
            <text:p>2,08398</text:p>
          </table:table-cell>
          <table:table-cell table:number-columns-repeated="7"/>
        </table:table-row>
        <table:table-row table:style-name="ro2">
          <table:table-cell office:value-type="float" office:value="0.365428" calcext:value-type="float">
            <text:p>0,365428</text:p>
          </table:table-cell>
          <table:table-cell office:value-type="float" office:value="0.396813" calcext:value-type="float">
            <text:p>0,396813</text:p>
          </table:table-cell>
          <table:table-cell office:value-type="float" office:value="0.380462" calcext:value-type="float">
            <text:p>0,380462</text:p>
          </table:table-cell>
          <table:table-cell office:value-type="float" office:value="0.391029" calcext:value-type="float">
            <text:p>0,391029</text:p>
          </table:table-cell>
          <table:table-cell office:value-type="float" office:value="0.458325" calcext:value-type="float">
            <text:p>0,458325</text:p>
          </table:table-cell>
          <table:table-cell office:value-type="float" office:value="0.395426" calcext:value-type="float">
            <text:p>0,395426</text:p>
          </table:table-cell>
          <table:table-cell office:value-type="float" office:value="0.398487" calcext:value-type="float">
            <text:p>0,398487</text:p>
          </table:table-cell>
          <table:table-cell office:value-type="float" office:value="1.31886" calcext:value-type="float">
            <text:p>1,31886</text:p>
          </table:table-cell>
          <table:table-cell office:value-type="float" office:value="0.512959" calcext:value-type="float">
            <text:p>0,512959</text:p>
          </table:table-cell>
          <table:table-cell office:value-type="float" office:value="0.52159" calcext:value-type="float">
            <text:p>0,52159</text:p>
          </table:table-cell>
          <table:table-cell office:value-type="float" office:value="0.217747" calcext:value-type="float">
            <text:p>0,217747</text:p>
          </table:table-cell>
          <table:table-cell office:value-type="float" office:value="0.198515" calcext:value-type="float">
            <text:p>0,198515</text:p>
          </table:table-cell>
          <table:table-cell office:value-type="float" office:value="1.71448" calcext:value-type="float">
            <text:p>1,71448</text:p>
          </table:table-cell>
          <table:table-cell office:value-type="float" office:value="1.34513" calcext:value-type="float">
            <text:p>1,34513</text:p>
          </table:table-cell>
          <table:table-cell office:value-type="float" office:value="0.553024" calcext:value-type="float">
            <text:p>0,553024</text:p>
          </table:table-cell>
          <table:table-cell office:value-type="float" office:value="0.445469" calcext:value-type="float">
            <text:p>0,445469</text:p>
          </table:table-cell>
          <table:table-cell office:value-type="float" office:value="0.385552" calcext:value-type="float">
            <text:p>0,385552</text:p>
          </table:table-cell>
          <table:table-cell office:value-type="float" office:value="1.19727" calcext:value-type="float">
            <text:p>1,19727</text:p>
          </table:table-cell>
          <table:table-cell office:value-type="float" office:value="1.65824" calcext:value-type="float">
            <text:p>1,65824</text:p>
          </table:table-cell>
          <table:table-cell office:value-type="float" office:value="1.35631" calcext:value-type="float">
            <text:p>1,35631</text:p>
          </table:table-cell>
          <table:table-cell office:value-type="float" office:value="0.381027" calcext:value-type="float">
            <text:p>0,381027</text:p>
          </table:table-cell>
          <table:table-cell office:value-type="float" office:value="0.20881" calcext:value-type="float">
            <text:p>0,20881</text:p>
          </table:table-cell>
          <table:table-cell office:value-type="float" office:value="0.215007" calcext:value-type="float">
            <text:p>0,215007</text:p>
          </table:table-cell>
          <table:table-cell office:value-type="float" office:value="0.101579" calcext:value-type="float">
            <text:p>0,101579</text:p>
          </table:table-cell>
          <table:table-cell table:number-columns-repeated="44"/>
          <table:table-cell table:formula="of:=MIN([.A120:.BL120])" office:value-type="float" office:value="0.101579" calcext:value-type="float">
            <text:p>0,101579</text:p>
          </table:table-cell>
          <table:table-cell table:formula="of:=MAX([.A120:.BL120])" office:value-type="float" office:value="1.71448" calcext:value-type="float">
            <text:p>1,71448</text:p>
          </table:table-cell>
          <table:table-cell table:number-columns-repeated="7"/>
        </table:table-row>
        <table:table-row table:style-name="ro2">
          <table:table-cell office:value-type="float" office:value="0.144265" calcext:value-type="float">
            <text:p>0,144265</text:p>
          </table:table-cell>
          <table:table-cell office:value-type="float" office:value="0.101637" calcext:value-type="float">
            <text:p>0,101637</text:p>
          </table:table-cell>
          <table:table-cell office:value-type="float" office:value="0.10438" calcext:value-type="float">
            <text:p>0,10438</text:p>
          </table:table-cell>
          <table:table-cell office:value-type="float" office:value="0.103395" calcext:value-type="float">
            <text:p>0,103395</text:p>
          </table:table-cell>
          <table:table-cell office:value-type="float" office:value="0.100632" calcext:value-type="float">
            <text:p>0,100632</text:p>
          </table:table-cell>
          <table:table-cell office:value-type="float" office:value="0.19043" calcext:value-type="float">
            <text:p>0,19043</text:p>
          </table:table-cell>
          <table:table-cell office:value-type="float" office:value="0.103118" calcext:value-type="float">
            <text:p>0,103118</text:p>
          </table:table-cell>
          <table:table-cell office:value-type="float" office:value="0.108041" calcext:value-type="float">
            <text:p>0,108041</text:p>
          </table:table-cell>
          <table:table-cell office:value-type="float" office:value="0.104095" calcext:value-type="float">
            <text:p>0,104095</text:p>
          </table:table-cell>
          <table:table-cell office:value-type="float" office:value="0.279272" calcext:value-type="float">
            <text:p>0,279272</text:p>
          </table:table-cell>
          <table:table-cell office:value-type="float" office:value="0.236616" calcext:value-type="float">
            <text:p>0,236616</text:p>
          </table:table-cell>
          <table:table-cell office:value-type="float" office:value="0.232456" calcext:value-type="float">
            <text:p>0,232456</text:p>
          </table:table-cell>
          <table:table-cell office:value-type="float" office:value="0.242997" calcext:value-type="float">
            <text:p>0,242997</text:p>
          </table:table-cell>
          <table:table-cell office:value-type="float" office:value="0.243793" calcext:value-type="float">
            <text:p>0,243793</text:p>
          </table:table-cell>
          <table:table-cell office:value-type="float" office:value="1.10981" calcext:value-type="float">
            <text:p>1,10981</text:p>
          </table:table-cell>
          <table:table-cell office:value-type="float" office:value="1.25818" calcext:value-type="float">
            <text:p>1,25818</text:p>
          </table:table-cell>
          <table:table-cell office:value-type="float" office:value="1.76034" calcext:value-type="float">
            <text:p>1,76034</text:p>
          </table:table-cell>
          <table:table-cell office:value-type="float" office:value="1.42073" calcext:value-type="float">
            <text:p>1,42073</text:p>
          </table:table-cell>
          <table:table-cell office:value-type="float" office:value="0.451892" calcext:value-type="float">
            <text:p>0,451892</text:p>
          </table:table-cell>
          <table:table-cell office:value-type="float" office:value="0.765494" calcext:value-type="float">
            <text:p>0,765494</text:p>
          </table:table-cell>
          <table:table-cell office:value-type="float" office:value="0.316895" calcext:value-type="float">
            <text:p>0,316895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2.14161" calcext:value-type="float">
            <text:p>2,14161</text:p>
          </table:table-cell>
          <table:table-cell office:value-type="float" office:value="1.90851" calcext:value-type="float">
            <text:p>1,90851</text:p>
          </table:table-cell>
          <table:table-cell table:number-columns-repeated="44"/>
          <table:table-cell table:formula="of:=MIN([.A121:.BL121])" office:value-type="float" office:value="0.100632" calcext:value-type="float">
            <text:p>0,100632</text:p>
          </table:table-cell>
          <table:table-cell table:formula="of:=MAX([.A121:.BL121])" office:value-type="float" office:value="2.14161" calcext:value-type="float">
            <text:p>2,14161</text:p>
          </table:table-cell>
          <table:table-cell table:number-columns-repeated="7"/>
        </table:table-row>
        <table:table-row table:style-name="ro2">
          <table:table-cell office:value-type="float" office:value="0.196061" calcext:value-type="float">
            <text:p>0,196061</text:p>
          </table:table-cell>
          <table:table-cell office:value-type="float" office:value="0.201198" calcext:value-type="float">
            <text:p>0,201198</text:p>
          </table:table-cell>
          <table:table-cell office:value-type="float" office:value="0.442027" calcext:value-type="float">
            <text:p>0,442027</text:p>
          </table:table-cell>
          <table:table-cell office:value-type="float" office:value="0.147691" calcext:value-type="float">
            <text:p>0,147691</text:p>
          </table:table-cell>
          <table:table-cell office:value-type="float" office:value="0.1561" calcext:value-type="float">
            <text:p>0,1561</text:p>
          </table:table-cell>
          <table:table-cell office:value-type="float" office:value="0.866968" calcext:value-type="float">
            <text:p>0,866968</text:p>
          </table:table-cell>
          <table:table-cell office:value-type="float" office:value="0.461298" calcext:value-type="float">
            <text:p>0,461298</text:p>
          </table:table-cell>
          <table:table-cell office:value-type="float" office:value="0.688733" calcext:value-type="float">
            <text:p>0,688733</text:p>
          </table:table-cell>
          <table:table-cell office:value-type="float" office:value="0.795489" calcext:value-type="float">
            <text:p>0,795489</text:p>
          </table:table-cell>
          <table:table-cell office:value-type="float" office:value="0.719288" calcext:value-type="float">
            <text:p>0,719288</text:p>
          </table:table-cell>
          <table:table-cell office:value-type="float" office:value="1.14154" calcext:value-type="float">
            <text:p>1,14154</text:p>
          </table:table-cell>
          <table:table-cell office:value-type="float" office:value="0.965127" calcext:value-type="float">
            <text:p>0,965127</text:p>
          </table:table-cell>
          <table:table-cell office:value-type="float" office:value="0.58771" calcext:value-type="float">
            <text:p>0,58771</text:p>
          </table:table-cell>
          <table:table-cell office:value-type="float" office:value="0.852888" calcext:value-type="float">
            <text:p>0,852888</text:p>
          </table:table-cell>
          <table:table-cell office:value-type="float" office:value="0.572923" calcext:value-type="float">
            <text:p>0,572923</text:p>
          </table:table-cell>
          <table:table-cell office:value-type="float" office:value="0.651029" calcext:value-type="float">
            <text:p>0,651029</text:p>
          </table:table-cell>
          <table:table-cell office:value-type="float" office:value="0.574582" calcext:value-type="float">
            <text:p>0,574582</text:p>
          </table:table-cell>
          <table:table-cell office:value-type="float" office:value="0.363613" calcext:value-type="float">
            <text:p>0,363613</text:p>
          </table:table-cell>
          <table:table-cell office:value-type="float" office:value="0.404281" calcext:value-type="float">
            <text:p>0,404281</text:p>
          </table:table-cell>
          <table:table-cell office:value-type="float" office:value="0.225126" calcext:value-type="float">
            <text:p>0,225126</text:p>
          </table:table-cell>
          <table:table-cell office:value-type="float" office:value="0.22462" calcext:value-type="float">
            <text:p>0,22462</text:p>
          </table:table-cell>
          <table:table-cell office:value-type="float" office:value="0.302816" calcext:value-type="float">
            <text:p>0,302816</text:p>
          </table:table-cell>
          <table:table-cell office:value-type="float" office:value="1.4507" calcext:value-type="float">
            <text:p>1,4507</text:p>
          </table:table-cell>
          <table:table-cell office:value-type="float" office:value="0.284629" calcext:value-type="float">
            <text:p>0,284629</text:p>
          </table:table-cell>
          <table:table-cell table:number-columns-repeated="44"/>
          <table:table-cell table:formula="of:=MIN([.A122:.BL122])" office:value-type="float" office:value="0.147691" calcext:value-type="float">
            <text:p>0,147691</text:p>
          </table:table-cell>
          <table:table-cell table:formula="of:=MAX([.A122:.BL122])" office:value-type="float" office:value="1.4507" calcext:value-type="float">
            <text:p>1,4507</text:p>
          </table:table-cell>
          <table:table-cell table:number-columns-repeated="7"/>
        </table:table-row>
        <table:table-row table:style-name="ro2">
          <table:table-cell office:value-type="float" office:value="0.251281" calcext:value-type="float">
            <text:p>0,251281</text:p>
          </table:table-cell>
          <table:table-cell office:value-type="float" office:value="0.372765" calcext:value-type="float">
            <text:p>0,372765</text:p>
          </table:table-cell>
          <table:table-cell office:value-type="float" office:value="0.387685" calcext:value-type="float">
            <text:p>0,387685</text:p>
          </table:table-cell>
          <table:table-cell office:value-type="float" office:value="0.358315" calcext:value-type="float">
            <text:p>0,358315</text:p>
          </table:table-cell>
          <table:table-cell office:value-type="float" office:value="0.410841" calcext:value-type="float">
            <text:p>0,410841</text:p>
          </table:table-cell>
          <table:table-cell office:value-type="float" office:value="0.439304" calcext:value-type="float">
            <text:p>0,439304</text:p>
          </table:table-cell>
          <table:table-cell office:value-type="float" office:value="0.558558" calcext:value-type="float">
            <text:p>0,558558</text:p>
          </table:table-cell>
          <table:table-cell office:value-type="float" office:value="0.350159" calcext:value-type="float">
            <text:p>0,350159</text:p>
          </table:table-cell>
          <table:table-cell office:value-type="float" office:value="0.395319" calcext:value-type="float">
            <text:p>0,395319</text:p>
          </table:table-cell>
          <table:table-cell office:value-type="float" office:value="1.18726" calcext:value-type="float">
            <text:p>1,18726</text:p>
          </table:table-cell>
          <table:table-cell office:value-type="float" office:value="0.363616" calcext:value-type="float">
            <text:p>0,363616</text:p>
          </table:table-cell>
          <table:table-cell office:value-type="float" office:value="0.508455" calcext:value-type="float">
            <text:p>0,508455</text:p>
          </table:table-cell>
          <table:table-cell office:value-type="float" office:value="1.45704" calcext:value-type="float">
            <text:p>1,45704</text:p>
          </table:table-cell>
          <table:table-cell office:value-type="float" office:value="1.60874" calcext:value-type="float">
            <text:p>1,60874</text:p>
          </table:table-cell>
          <table:table-cell office:value-type="float" office:value="1.06339" calcext:value-type="float">
            <text:p>1,06339</text:p>
          </table:table-cell>
          <table:table-cell office:value-type="float" office:value="2.01807" calcext:value-type="float">
            <text:p>2,01807</text:p>
          </table:table-cell>
          <table:table-cell office:value-type="float" office:value="1.78108" calcext:value-type="float">
            <text:p>1,78108</text:p>
          </table:table-cell>
          <table:table-cell office:value-type="float" office:value="1.70635" calcext:value-type="float">
            <text:p>1,70635</text:p>
          </table:table-cell>
          <table:table-cell office:value-type="float" office:value="1.15461" calcext:value-type="float">
            <text:p>1,15461</text:p>
          </table:table-cell>
          <table:table-cell office:value-type="float" office:value="1.31782" calcext:value-type="float">
            <text:p>1,31782</text:p>
          </table:table-cell>
          <table:table-cell office:value-type="float" office:value="1.40089" calcext:value-type="float">
            <text:p>1,40089</text:p>
          </table:table-cell>
          <table:table-cell office:value-type="float" office:value="0.555273" calcext:value-type="float">
            <text:p>0,555273</text:p>
          </table:table-cell>
          <table:table-cell office:value-type="float" office:value="0.205288" calcext:value-type="float">
            <text:p>0,205288</text:p>
          </table:table-cell>
          <table:table-cell office:value-type="float" office:value="0.21509" calcext:value-type="float">
            <text:p>0,21509</text:p>
          </table:table-cell>
          <table:table-cell table:number-columns-repeated="44"/>
          <table:table-cell table:formula="of:=MIN([.A123:.BL123])" office:value-type="float" office:value="0.205288" calcext:value-type="float">
            <text:p>0,205288</text:p>
          </table:table-cell>
          <table:table-cell table:formula="of:=MAX([.A123:.BL123])" office:value-type="float" office:value="2.01807" calcext:value-type="float">
            <text:p>2,01807</text:p>
          </table:table-cell>
          <table:table-cell table:number-columns-repeated="7"/>
        </table:table-row>
        <table:table-row table:style-name="ro2">
          <table:table-cell office:value-type="float" office:value="0.345396" calcext:value-type="float">
            <text:p>0,345396</text:p>
          </table:table-cell>
          <table:table-cell office:value-type="float" office:value="0.410139" calcext:value-type="float">
            <text:p>0,410139</text:p>
          </table:table-cell>
          <table:table-cell office:value-type="float" office:value="0.503775" calcext:value-type="float">
            <text:p>0,503775</text:p>
          </table:table-cell>
          <table:table-cell office:value-type="float" office:value="0.295292" calcext:value-type="float">
            <text:p>0,295292</text:p>
          </table:table-cell>
          <table:table-cell office:value-type="float" office:value="0.368098" calcext:value-type="float">
            <text:p>0,368098</text:p>
          </table:table-cell>
          <table:table-cell office:value-type="float" office:value="0.77636" calcext:value-type="float">
            <text:p>0,77636</text:p>
          </table:table-cell>
          <table:table-cell office:value-type="float" office:value="0.412768" calcext:value-type="float">
            <text:p>0,412768</text:p>
          </table:table-cell>
          <table:table-cell office:value-type="float" office:value="1.21759" calcext:value-type="float">
            <text:p>1,21759</text:p>
          </table:table-cell>
          <table:table-cell office:value-type="float" office:value="0.746958" calcext:value-type="float">
            <text:p>0,746958</text:p>
          </table:table-cell>
          <table:table-cell office:value-type="float" office:value="0.454764" calcext:value-type="float">
            <text:p>0,454764</text:p>
          </table:table-cell>
          <table:table-cell office:value-type="float" office:value="0.398893" calcext:value-type="float">
            <text:p>0,398893</text:p>
          </table:table-cell>
          <table:table-cell office:value-type="float" office:value="0.427544" calcext:value-type="float">
            <text:p>0,427544</text:p>
          </table:table-cell>
          <table:table-cell office:value-type="float" office:value="1.29115" calcext:value-type="float">
            <text:p>1,29115</text:p>
          </table:table-cell>
          <table:table-cell office:value-type="float" office:value="0.594722" calcext:value-type="float">
            <text:p>0,594722</text:p>
          </table:table-cell>
          <table:table-cell office:value-type="float" office:value="1.04736" calcext:value-type="float">
            <text:p>1,04736</text:p>
          </table:table-cell>
          <table:table-cell office:value-type="float" office:value="0.770658" calcext:value-type="float">
            <text:p>0,770658</text:p>
          </table:table-cell>
          <table:table-cell office:value-type="float" office:value="1.49985" calcext:value-type="float">
            <text:p>1,49985</text:p>
          </table:table-cell>
          <table:table-cell office:value-type="float" office:value="1.70751" calcext:value-type="float">
            <text:p>1,70751</text:p>
          </table:table-cell>
          <table:table-cell office:value-type="float" office:value="0.899594" calcext:value-type="float">
            <text:p>0,899594</text:p>
          </table:table-cell>
          <table:table-cell office:value-type="float" office:value="0.425779" calcext:value-type="float">
            <text:p>0,425779</text:p>
          </table:table-cell>
          <table:table-cell office:value-type="float" office:value="0.10412" calcext:value-type="float">
            <text:p>0,10412</text:p>
          </table:table-cell>
          <table:table-cell office:value-type="float" office:value="0.238682" calcext:value-type="float">
            <text:p>0,238682</text:p>
          </table:table-cell>
          <table:table-cell office:value-type="float" office:value="1.88189" calcext:value-type="float">
            <text:p>1,88189</text:p>
          </table:table-cell>
          <table:table-cell office:value-type="float" office:value="0.119452" calcext:value-type="float">
            <text:p>0,119452</text:p>
          </table:table-cell>
          <table:table-cell table:number-columns-repeated="44"/>
          <table:table-cell table:formula="of:=MIN([.A124:.BL124])" office:value-type="float" office:value="0.10412" calcext:value-type="float">
            <text:p>0,10412</text:p>
          </table:table-cell>
          <table:table-cell table:formula="of:=MAX([.A124:.BL124])" office:value-type="float" office:value="1.88189" calcext:value-type="float">
            <text:p>1,88189</text:p>
          </table:table-cell>
          <table:table-cell table:number-columns-repeated="7"/>
        </table:table-row>
        <table:table-row table:style-name="ro2">
          <table:table-cell office:value-type="float" office:value="0.360904" calcext:value-type="float">
            <text:p>0,360904</text:p>
          </table:table-cell>
          <table:table-cell office:value-type="float" office:value="0.390736" calcext:value-type="float">
            <text:p>0,390736</text:p>
          </table:table-cell>
          <table:table-cell office:value-type="float" office:value="0.519269" calcext:value-type="float">
            <text:p>0,519269</text:p>
          </table:table-cell>
          <table:table-cell office:value-type="float" office:value="0.466538" calcext:value-type="float">
            <text:p>0,466538</text:p>
          </table:table-cell>
          <table:table-cell office:value-type="float" office:value="0.622482" calcext:value-type="float">
            <text:p>0,622482</text:p>
          </table:table-cell>
          <table:table-cell office:value-type="float" office:value="0.567532" calcext:value-type="float">
            <text:p>0,567532</text:p>
          </table:table-cell>
          <table:table-cell office:value-type="float" office:value="0.392132" calcext:value-type="float">
            <text:p>0,392132</text:p>
          </table:table-cell>
          <table:table-cell office:value-type="float" office:value="1.28303" calcext:value-type="float">
            <text:p>1,28303</text:p>
          </table:table-cell>
          <table:table-cell office:value-type="float" office:value="0.951646" calcext:value-type="float">
            <text:p>0,951646</text:p>
          </table:table-cell>
          <table:table-cell office:value-type="float" office:value="0.528687" calcext:value-type="float">
            <text:p>0,528687</text:p>
          </table:table-cell>
          <table:table-cell office:value-type="float" office:value="0.91383" calcext:value-type="float">
            <text:p>0,91383</text:p>
          </table:table-cell>
          <table:table-cell office:value-type="float" office:value="0.36216" calcext:value-type="float">
            <text:p>0,36216</text:p>
          </table:table-cell>
          <table:table-cell office:value-type="float" office:value="0.667033" calcext:value-type="float">
            <text:p>0,667033</text:p>
          </table:table-cell>
          <table:table-cell office:value-type="float" office:value="1.40819" calcext:value-type="float">
            <text:p>1,40819</text:p>
          </table:table-cell>
          <table:table-cell office:value-type="float" office:value="1.42043" calcext:value-type="float">
            <text:p>1,42043</text:p>
          </table:table-cell>
          <table:table-cell office:value-type="float" office:value="0.698747" calcext:value-type="float">
            <text:p>0,698747</text:p>
          </table:table-cell>
          <table:table-cell office:value-type="float" office:value="1.51499" calcext:value-type="float">
            <text:p>1,51499</text:p>
          </table:table-cell>
          <table:table-cell office:value-type="float" office:value="0.260352" calcext:value-type="float">
            <text:p>0,260352</text:p>
          </table:table-cell>
          <table:table-cell office:value-type="float" office:value="1.01118" calcext:value-type="float">
            <text:p>1,01118</text:p>
          </table:table-cell>
          <table:table-cell office:value-type="float" office:value="1.11082" calcext:value-type="float">
            <text:p>1,11082</text:p>
          </table:table-cell>
          <table:table-cell office:value-type="float" office:value="0.426425" calcext:value-type="float">
            <text:p>0,426425</text:p>
          </table:table-cell>
          <table:table-cell office:value-type="float" office:value="0.551929" calcext:value-type="float">
            <text:p>0,551929</text:p>
          </table:table-cell>
          <table:table-cell office:value-type="float" office:value="0.940444" calcext:value-type="float">
            <text:p>0,940444</text:p>
          </table:table-cell>
          <table:table-cell office:value-type="float" office:value="0.287609" calcext:value-type="float">
            <text:p>0,287609</text:p>
          </table:table-cell>
          <table:table-cell table:number-columns-repeated="44"/>
          <table:table-cell table:formula="of:=MIN([.A125:.BL125])" office:value-type="float" office:value="0.260352" calcext:value-type="float">
            <text:p>0,260352</text:p>
          </table:table-cell>
          <table:table-cell table:formula="of:=MAX([.A125:.BL125])" office:value-type="float" office:value="1.51499" calcext:value-type="float">
            <text:p>1,51499</text:p>
          </table:table-cell>
          <table:table-cell table:number-columns-repeated="7"/>
        </table:table-row>
        <table:table-row table:style-name="ro2">
          <table:table-cell office:value-type="float" office:value="0.39749" calcext:value-type="float">
            <text:p>0,39749</text:p>
          </table:table-cell>
          <table:table-cell office:value-type="float" office:value="0.403292" calcext:value-type="float">
            <text:p>0,403292</text:p>
          </table:table-cell>
          <table:table-cell office:value-type="float" office:value="0.284178" calcext:value-type="float">
            <text:p>0,284178</text:p>
          </table:table-cell>
          <table:table-cell office:value-type="float" office:value="0.378427" calcext:value-type="float">
            <text:p>0,378427</text:p>
          </table:table-cell>
          <table:table-cell office:value-type="float" office:value="0.44514" calcext:value-type="float">
            <text:p>0,44514</text:p>
          </table:table-cell>
          <table:table-cell office:value-type="float" office:value="0.945119" calcext:value-type="float">
            <text:p>0,945119</text:p>
          </table:table-cell>
          <table:table-cell office:value-type="float" office:value="0.459254" calcext:value-type="float">
            <text:p>0,459254</text:p>
          </table:table-cell>
          <table:table-cell office:value-type="float" office:value="0.819436" calcext:value-type="float">
            <text:p>0,819436</text:p>
          </table:table-cell>
          <table:table-cell office:value-type="float" office:value="0.419986" calcext:value-type="float">
            <text:p>0,419986</text:p>
          </table:table-cell>
          <table:table-cell office:value-type="float" office:value="1.00836" calcext:value-type="float">
            <text:p>1,00836</text:p>
          </table:table-cell>
          <table:table-cell office:value-type="float" office:value="0.282273" calcext:value-type="float">
            <text:p>0,282273</text:p>
          </table:table-cell>
          <table:table-cell office:value-type="float" office:value="0.528768" calcext:value-type="float">
            <text:p>0,528768</text:p>
          </table:table-cell>
          <table:table-cell office:value-type="float" office:value="0.451129" calcext:value-type="float">
            <text:p>0,451129</text:p>
          </table:table-cell>
          <table:table-cell office:value-type="float" office:value="1.08908" calcext:value-type="float">
            <text:p>1,08908</text:p>
          </table:table-cell>
          <table:table-cell office:value-type="float" office:value="1.22047" calcext:value-type="float">
            <text:p>1,22047</text:p>
          </table:table-cell>
          <table:table-cell office:value-type="float" office:value="0.420446" calcext:value-type="float">
            <text:p>0,420446</text:p>
          </table:table-cell>
          <table:table-cell office:value-type="float" office:value="0.294132" calcext:value-type="float">
            <text:p>0,294132</text:p>
          </table:table-cell>
          <table:table-cell office:value-type="float" office:value="0.431161" calcext:value-type="float">
            <text:p>0,431161</text:p>
          </table:table-cell>
          <table:table-cell office:value-type="float" office:value="2.15237" calcext:value-type="float">
            <text:p>2,15237</text:p>
          </table:table-cell>
          <table:table-cell office:value-type="float" office:value="0.169921" calcext:value-type="float">
            <text:p>0,169921</text:p>
          </table:table-cell>
          <table:table-cell office:value-type="float" office:value="1.35813" calcext:value-type="float">
            <text:p>1,35813</text:p>
          </table:table-cell>
          <table:table-cell office:value-type="float" office:value="0.729085" calcext:value-type="float">
            <text:p>0,729085</text:p>
          </table:table-cell>
          <table:table-cell office:value-type="float" office:value="1.51425" calcext:value-type="float">
            <text:p>1,51425</text:p>
          </table:table-cell>
          <table:table-cell office:value-type="float" office:value="1.93291" calcext:value-type="float">
            <text:p>1,93291</text:p>
          </table:table-cell>
          <table:table-cell table:number-columns-repeated="44"/>
          <table:table-cell table:formula="of:=MIN([.A126:.BL126])" office:value-type="float" office:value="0.169921" calcext:value-type="float">
            <text:p>0,169921</text:p>
          </table:table-cell>
          <table:table-cell table:formula="of:=MAX([.A126:.BL126])" office:value-type="float" office:value="2.15237" calcext:value-type="float">
            <text:p>2,152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72684" calcext:value-type="float">
            <text:p>0,172684</text:p>
          </table:table-cell>
          <table:table-cell office:value-type="float" office:value="0.225395" calcext:value-type="float">
            <text:p>0,225395</text:p>
          </table:table-cell>
          <table:table-cell office:value-type="float" office:value="0.151764" calcext:value-type="float">
            <text:p>0,151764</text:p>
          </table:table-cell>
          <table:table-cell office:value-type="float" office:value="0.16619" calcext:value-type="float">
            <text:p>0,16619</text:p>
          </table:table-cell>
          <table:table-cell office:value-type="float" office:value="0.23911" calcext:value-type="float">
            <text:p>0,23911</text:p>
          </table:table-cell>
          <table:table-cell office:value-type="float" office:value="0.151185" calcext:value-type="float">
            <text:p>0,151185</text:p>
          </table:table-cell>
          <table:table-cell office:value-type="float" office:value="0.306611" calcext:value-type="float">
            <text:p>0,306611</text:p>
          </table:table-cell>
          <table:table-cell office:value-type="float" office:value="0.376447" calcext:value-type="float">
            <text:p>0,376447</text:p>
          </table:table-cell>
          <table:table-cell office:value-type="float" office:value="0.329323" calcext:value-type="float">
            <text:p>0,329323</text:p>
          </table:table-cell>
          <table:table-cell office:value-type="float" office:value="0.190433" calcext:value-type="float">
            <text:p>0,190433</text:p>
          </table:table-cell>
          <table:table-cell office:value-type="float" office:value="0.177803" calcext:value-type="float">
            <text:p>0,177803</text:p>
          </table:table-cell>
          <table:table-cell office:value-type="float" office:value="0.294992" calcext:value-type="float">
            <text:p>0,294992</text:p>
          </table:table-cell>
          <table:table-cell office:value-type="float" office:value="0.353757" calcext:value-type="float">
            <text:p>0,353757</text:p>
          </table:table-cell>
          <table:table-cell office:value-type="float" office:value="0.398776" calcext:value-type="float">
            <text:p>0,398776</text:p>
          </table:table-cell>
          <table:table-cell office:value-type="float" office:value="0.589926" calcext:value-type="float">
            <text:p>0,589926</text:p>
          </table:table-cell>
          <table:table-cell office:value-type="float" office:value="0.589661" calcext:value-type="float">
            <text:p>0,589661</text:p>
          </table:table-cell>
          <table:table-cell office:value-type="float" office:value="0.469086" calcext:value-type="float">
            <text:p>0,469086</text:p>
          </table:table-cell>
          <table:table-cell office:value-type="float" office:value="0.348486" calcext:value-type="float">
            <text:p>0,348486</text:p>
          </table:table-cell>
          <table:table-cell office:value-type="float" office:value="0.476743" calcext:value-type="float">
            <text:p>0,476743</text:p>
          </table:table-cell>
          <table:table-cell office:value-type="float" office:value="0.506984" calcext:value-type="float">
            <text:p>0,506984</text:p>
          </table:table-cell>
          <table:table-cell office:value-type="float" office:value="0.874408" calcext:value-type="float">
            <text:p>0,874408</text:p>
          </table:table-cell>
          <table:table-cell office:value-type="float" office:value="0.39042" calcext:value-type="float">
            <text:p>0,39042</text:p>
          </table:table-cell>
          <table:table-cell office:value-type="float" office:value="0.291532" calcext:value-type="float">
            <text:p>0,291532</text:p>
          </table:table-cell>
          <table:table-cell office:value-type="float" office:value="1.29965" calcext:value-type="float">
            <text:p>1,29965</text:p>
          </table:table-cell>
          <table:table-cell office:value-type="float" office:value="0.411259" calcext:value-type="float">
            <text:p>0,411259</text:p>
          </table:table-cell>
          <table:table-cell office:value-type="float" office:value="0.370231" calcext:value-type="float">
            <text:p>0,370231</text:p>
          </table:table-cell>
          <table:table-cell office:value-type="float" office:value="0.378937" calcext:value-type="float">
            <text:p>0,378937</text:p>
          </table:table-cell>
          <table:table-cell office:value-type="float" office:value="0.38764" calcext:value-type="float">
            <text:p>0,38764</text:p>
          </table:table-cell>
          <table:table-cell office:value-type="float" office:value="2.07372" calcext:value-type="float">
            <text:p>2,07372</text:p>
          </table:table-cell>
          <table:table-cell office:value-type="float" office:value="1.91581" calcext:value-type="float">
            <text:p>1,91581</text:p>
          </table:table-cell>
          <table:table-cell office:value-type="float" office:value="0.731844" calcext:value-type="float">
            <text:p>0,731844</text:p>
          </table:table-cell>
          <table:table-cell office:value-type="float" office:value="0.18888" calcext:value-type="float">
            <text:p>0,18888</text:p>
          </table:table-cell>
          <table:table-cell table:number-columns-repeated="36"/>
          <table:table-cell table:formula="of:=MIN([.A128:.BL128])" office:value-type="float" office:value="0.151185" calcext:value-type="float">
            <text:p>0,151185</text:p>
          </table:table-cell>
          <table:table-cell table:formula="of:=MAX([.A128:.BL128])" office:value-type="float" office:value="2.07372" calcext:value-type="float">
            <text:p>2,07372</text:p>
          </table:table-cell>
          <table:table-cell table:number-columns-repeated="7"/>
        </table:table-row>
        <table:table-row table:style-name="ro2">
          <table:table-cell office:value-type="float" office:value="0.227249" calcext:value-type="float">
            <text:p>0,227249</text:p>
          </table:table-cell>
          <table:table-cell office:value-type="float" office:value="0.232552" calcext:value-type="float">
            <text:p>0,232552</text:p>
          </table:table-cell>
          <table:table-cell office:value-type="float" office:value="0.280009" calcext:value-type="float">
            <text:p>0,280009</text:p>
          </table:table-cell>
          <table:table-cell office:value-type="float" office:value="0.351438" calcext:value-type="float">
            <text:p>0,351438</text:p>
          </table:table-cell>
          <table:table-cell office:value-type="float" office:value="0.417451" calcext:value-type="float">
            <text:p>0,417451</text:p>
          </table:table-cell>
          <table:table-cell office:value-type="float" office:value="0.240732" calcext:value-type="float">
            <text:p>0,240732</text:p>
          </table:table-cell>
          <table:table-cell office:value-type="float" office:value="0.257495" calcext:value-type="float">
            <text:p>0,257495</text:p>
          </table:table-cell>
          <table:table-cell office:value-type="float" office:value="0.391123" calcext:value-type="float">
            <text:p>0,391123</text:p>
          </table:table-cell>
          <table:table-cell office:value-type="float" office:value="0.405498" calcext:value-type="float">
            <text:p>0,405498</text:p>
          </table:table-cell>
          <table:table-cell office:value-type="float" office:value="0.304274" calcext:value-type="float">
            <text:p>0,304274</text:p>
          </table:table-cell>
          <table:table-cell office:value-type="float" office:value="0.34433" calcext:value-type="float">
            <text:p>0,34433</text:p>
          </table:table-cell>
          <table:table-cell office:value-type="float" office:value="1.0145" calcext:value-type="float">
            <text:p>1,0145</text:p>
          </table:table-cell>
          <table:table-cell office:value-type="float" office:value="0.28536" calcext:value-type="float">
            <text:p>0,28536</text:p>
          </table:table-cell>
          <table:table-cell office:value-type="float" office:value="0.324133" calcext:value-type="float">
            <text:p>0,324133</text:p>
          </table:table-cell>
          <table:table-cell office:value-type="float" office:value="1.77286" calcext:value-type="float">
            <text:p>1,77286</text:p>
          </table:table-cell>
          <table:table-cell office:value-type="float" office:value="1.501" calcext:value-type="float">
            <text:p>1,501</text:p>
          </table:table-cell>
          <table:table-cell office:value-type="float" office:value="1.3264" calcext:value-type="float">
            <text:p>1,3264</text:p>
          </table:table-cell>
          <table:table-cell office:value-type="float" office:value="1.71546" calcext:value-type="float">
            <text:p>1,71546</text:p>
          </table:table-cell>
          <table:table-cell office:value-type="float" office:value="0.247059" calcext:value-type="float">
            <text:p>0,247059</text:p>
          </table:table-cell>
          <table:table-cell office:value-type="float" office:value="0.22401" calcext:value-type="float">
            <text:p>0,22401</text:p>
          </table:table-cell>
          <table:table-cell office:value-type="float" office:value="0.946435" calcext:value-type="float">
            <text:p>0,946435</text:p>
          </table:table-cell>
          <table:table-cell office:value-type="float" office:value="1.76222" calcext:value-type="float">
            <text:p>1,76222</text:p>
          </table:table-cell>
          <table:table-cell office:value-type="float" office:value="1.2741" calcext:value-type="float">
            <text:p>1,2741</text:p>
          </table:table-cell>
          <table:table-cell office:value-type="float" office:value="1.92585" calcext:value-type="float">
            <text:p>1,92585</text:p>
          </table:table-cell>
          <table:table-cell office:value-type="float" office:value="1.51026" calcext:value-type="float">
            <text:p>1,51026</text:p>
          </table:table-cell>
          <table:table-cell office:value-type="float" office:value="1.51951" calcext:value-type="float">
            <text:p>1,51951</text:p>
          </table:table-cell>
          <table:table-cell office:value-type="float" office:value="0.835241" calcext:value-type="float">
            <text:p>0,835241</text:p>
          </table:table-cell>
          <table:table-cell office:value-type="float" office:value="0.318712" calcext:value-type="float">
            <text:p>0,318712</text:p>
          </table:table-cell>
          <table:table-cell office:value-type="float" office:value="0.27772" calcext:value-type="float">
            <text:p>0,27772</text:p>
          </table:table-cell>
          <table:table-cell office:value-type="float" office:value="1.12264" calcext:value-type="float">
            <text:p>1,12264</text:p>
          </table:table-cell>
          <table:table-cell office:value-type="float" office:value="2.1276" calcext:value-type="float">
            <text:p>2,1276</text:p>
          </table:table-cell>
          <table:table-cell office:value-type="float" office:value="0.415793" calcext:value-type="float">
            <text:p>0,415793</text:p>
          </table:table-cell>
          <table:table-cell table:number-columns-repeated="36"/>
          <table:table-cell table:formula="of:=MIN([.A129:.BL129])" office:value-type="float" office:value="0.22401" calcext:value-type="float">
            <text:p>0,22401</text:p>
          </table:table-cell>
          <table:table-cell table:formula="of:=MAX([.A129:.BL129])" office:value-type="float" office:value="2.1276" calcext:value-type="float">
            <text:p>2,1276</text:p>
          </table:table-cell>
          <table:table-cell table:number-columns-repeated="7"/>
        </table:table-row>
        <table:table-row table:style-name="ro2">
          <table:table-cell office:value-type="float" office:value="0.204903" calcext:value-type="float">
            <text:p>0,204903</text:p>
          </table:table-cell>
          <table:table-cell office:value-type="float" office:value="0.256228" calcext:value-type="float">
            <text:p>0,256228</text:p>
          </table:table-cell>
          <table:table-cell office:value-type="float" office:value="0.332964" calcext:value-type="float">
            <text:p>0,332964</text:p>
          </table:table-cell>
          <table:table-cell office:value-type="float" office:value="0.214162" calcext:value-type="float">
            <text:p>0,214162</text:p>
          </table:table-cell>
          <table:table-cell office:value-type="float" office:value="0.518228" calcext:value-type="float">
            <text:p>0,518228</text:p>
          </table:table-cell>
          <table:table-cell office:value-type="float" office:value="0.5362" calcext:value-type="float">
            <text:p>0,5362</text:p>
          </table:table-cell>
          <table:table-cell office:value-type="float" office:value="0.421507" calcext:value-type="float">
            <text:p>0,421507</text:p>
          </table:table-cell>
          <table:table-cell office:value-type="float" office:value="0.893606" calcext:value-type="float">
            <text:p>0,893606</text:p>
          </table:table-cell>
          <table:table-cell office:value-type="float" office:value="0.626083" calcext:value-type="float">
            <text:p>0,626083</text:p>
          </table:table-cell>
          <table:table-cell office:value-type="float" office:value="0.951099" calcext:value-type="float">
            <text:p>0,951099</text:p>
          </table:table-cell>
          <table:table-cell office:value-type="float" office:value="0.908696" calcext:value-type="float">
            <text:p>0,908696</text:p>
          </table:table-cell>
          <table:table-cell office:value-type="float" office:value="0.480501" calcext:value-type="float">
            <text:p>0,480501</text:p>
          </table:table-cell>
          <table:table-cell office:value-type="float" office:value="1.32936" calcext:value-type="float">
            <text:p>1,32936</text:p>
          </table:table-cell>
          <table:table-cell office:value-type="float" office:value="0.52245" calcext:value-type="float">
            <text:p>0,52245</text:p>
          </table:table-cell>
          <table:table-cell office:value-type="float" office:value="0.558871" calcext:value-type="float">
            <text:p>0,558871</text:p>
          </table:table-cell>
          <table:table-cell office:value-type="float" office:value="0.485182" calcext:value-type="float">
            <text:p>0,485182</text:p>
          </table:table-cell>
          <table:table-cell office:value-type="float" office:value="1.37893" calcext:value-type="float">
            <text:p>1,37893</text:p>
          </table:table-cell>
          <table:table-cell office:value-type="float" office:value="0.478853" calcext:value-type="float">
            <text:p>0,478853</text:p>
          </table:table-cell>
          <table:table-cell office:value-type="float" office:value="0.466675" calcext:value-type="float">
            <text:p>0,466675</text:p>
          </table:table-cell>
          <table:table-cell office:value-type="float" office:value="1.3874" calcext:value-type="float">
            <text:p>1,3874</text:p>
          </table:table-cell>
          <table:table-cell office:value-type="float" office:value="1.20857" calcext:value-type="float">
            <text:p>1,20857</text:p>
          </table:table-cell>
          <table:table-cell office:value-type="float" office:value="0.522247" calcext:value-type="float">
            <text:p>0,522247</text:p>
          </table:table-cell>
          <table:table-cell office:value-type="float" office:value="0.985757" calcext:value-type="float">
            <text:p>0,985757</text:p>
          </table:table-cell>
          <table:table-cell office:value-type="float" office:value="0.790257" calcext:value-type="float">
            <text:p>0,790257</text:p>
          </table:table-cell>
          <table:table-cell office:value-type="float" office:value="0.290816" calcext:value-type="float">
            <text:p>0,290816</text:p>
          </table:table-cell>
          <table:table-cell office:value-type="float" office:value="0.159405" calcext:value-type="float">
            <text:p>0,159405</text:p>
          </table:table-cell>
          <table:table-cell office:value-type="float" office:value="0.18205" calcext:value-type="float">
            <text:p>0,18205</text:p>
          </table:table-cell>
          <table:table-cell office:value-type="float" office:value="1.32209" calcext:value-type="float">
            <text:p>1,32209</text:p>
          </table:table-cell>
          <table:table-cell office:value-type="float" office:value="0.346002" calcext:value-type="float">
            <text:p>0,346002</text:p>
          </table:table-cell>
          <table:table-cell office:value-type="float" office:value="0.163475" calcext:value-type="float">
            <text:p>0,163475</text:p>
          </table:table-cell>
          <table:table-cell office:value-type="float" office:value="2.01404" calcext:value-type="float">
            <text:p>2,01404</text:p>
          </table:table-cell>
          <table:table-cell office:value-type="float" office:value="0.602254" calcext:value-type="float">
            <text:p>0,602254</text:p>
          </table:table-cell>
          <table:table-cell table:number-columns-repeated="36"/>
          <table:table-cell table:formula="of:=MIN([.A130:.BL130])" office:value-type="float" office:value="0.159405" calcext:value-type="float">
            <text:p>0,159405</text:p>
          </table:table-cell>
          <table:table-cell table:formula="of:=MAX([.A130:.BL130])" office:value-type="float" office:value="2.01404" calcext:value-type="float">
            <text:p>2,01404</text:p>
          </table:table-cell>
          <table:table-cell table:number-columns-repeated="7"/>
        </table:table-row>
        <table:table-row table:style-name="ro2">
          <table:table-cell office:value-type="float" office:value="0.303191" calcext:value-type="float">
            <text:p>0,303191</text:p>
          </table:table-cell>
          <table:table-cell office:value-type="float" office:value="0.283891" calcext:value-type="float">
            <text:p>0,283891</text:p>
          </table:table-cell>
          <table:table-cell office:value-type="float" office:value="0.311651" calcext:value-type="float">
            <text:p>0,311651</text:p>
          </table:table-cell>
          <table:table-cell office:value-type="float" office:value="0.312684" calcext:value-type="float">
            <text:p>0,312684</text:p>
          </table:table-cell>
          <table:table-cell office:value-type="float" office:value="0.291906" calcext:value-type="float">
            <text:p>0,291906</text:p>
          </table:table-cell>
          <table:table-cell office:value-type="float" office:value="0.237961" calcext:value-type="float">
            <text:p>0,237961</text:p>
          </table:table-cell>
          <table:table-cell office:value-type="float" office:value="1.15053" calcext:value-type="float">
            <text:p>1,15053</text:p>
          </table:table-cell>
          <table:table-cell office:value-type="float" office:value="0.595479" calcext:value-type="float">
            <text:p>0,595479</text:p>
          </table:table-cell>
          <table:table-cell office:value-type="float" office:value="0.624524" calcext:value-type="float">
            <text:p>0,624524</text:p>
          </table:table-cell>
          <table:table-cell office:value-type="float" office:value="0.603398" calcext:value-type="float">
            <text:p>0,603398</text:p>
          </table:table-cell>
          <table:table-cell office:value-type="float" office:value="0.415542" calcext:value-type="float">
            <text:p>0,415542</text:p>
          </table:table-cell>
          <table:table-cell office:value-type="float" office:value="0.280118" calcext:value-type="float">
            <text:p>0,280118</text:p>
          </table:table-cell>
          <table:table-cell office:value-type="float" office:value="1.49889" calcext:value-type="float">
            <text:p>1,49889</text:p>
          </table:table-cell>
          <table:table-cell office:value-type="float" office:value="0.304761" calcext:value-type="float">
            <text:p>0,304761</text:p>
          </table:table-cell>
          <table:table-cell office:value-type="float" office:value="0.312476" calcext:value-type="float">
            <text:p>0,312476</text:p>
          </table:table-cell>
          <table:table-cell office:value-type="float" office:value="1.55303" calcext:value-type="float">
            <text:p>1,55303</text:p>
          </table:table-cell>
          <table:table-cell office:value-type="float" office:value="0.952206" calcext:value-type="float">
            <text:p>0,952206</text:p>
          </table:table-cell>
          <table:table-cell office:value-type="float" office:value="1.28908" calcext:value-type="float">
            <text:p>1,28908</text:p>
          </table:table-cell>
          <table:table-cell office:value-type="float" office:value="1.04943" calcext:value-type="float">
            <text:p>1,04943</text:p>
          </table:table-cell>
          <table:table-cell office:value-type="float" office:value="0.462107" calcext:value-type="float">
            <text:p>0,462107</text:p>
          </table:table-cell>
          <table:table-cell office:value-type="float" office:value="0.407617" calcext:value-type="float">
            <text:p>0,407617</text:p>
          </table:table-cell>
          <table:table-cell office:value-type="float" office:value="0.408346" calcext:value-type="float">
            <text:p>0,408346</text:p>
          </table:table-cell>
          <table:table-cell office:value-type="float" office:value="0.553902" calcext:value-type="float">
            <text:p>0,553902</text:p>
          </table:table-cell>
          <table:table-cell office:value-type="float" office:value="0.637975" calcext:value-type="float">
            <text:p>0,637975</text:p>
          </table:table-cell>
          <table:table-cell office:value-type="float" office:value="0.498169" calcext:value-type="float">
            <text:p>0,498169</text:p>
          </table:table-cell>
          <table:table-cell office:value-type="float" office:value="0.62528" calcext:value-type="float">
            <text:p>0,62528</text:p>
          </table:table-cell>
          <table:table-cell office:value-type="float" office:value="0.663877" calcext:value-type="float">
            <text:p>0,663877</text:p>
          </table:table-cell>
          <table:table-cell office:value-type="float" office:value="0.869021" calcext:value-type="float">
            <text:p>0,869021</text:p>
          </table:table-cell>
          <table:table-cell office:value-type="float" office:value="1.27157" calcext:value-type="float">
            <text:p>1,27157</text:p>
          </table:table-cell>
          <table:table-cell office:value-type="float" office:value="0.935902" calcext:value-type="float">
            <text:p>0,935902</text:p>
          </table:table-cell>
          <table:table-cell office:value-type="float" office:value="0.918693" calcext:value-type="float">
            <text:p>0,918693</text:p>
          </table:table-cell>
          <table:table-cell office:value-type="float" office:value="0.25985" calcext:value-type="float">
            <text:p>0,25985</text:p>
          </table:table-cell>
          <table:table-cell table:number-columns-repeated="36"/>
          <table:table-cell table:formula="of:=MIN([.A131:.BL131])" office:value-type="float" office:value="0.237961" calcext:value-type="float">
            <text:p>0,237961</text:p>
          </table:table-cell>
          <table:table-cell table:formula="of:=MAX([.A131:.BL131])" office:value-type="float" office:value="1.55303" calcext:value-type="float">
            <text:p>1,55303</text:p>
          </table:table-cell>
          <table:table-cell table:number-columns-repeated="7"/>
        </table:table-row>
        <table:table-row table:style-name="ro2">
          <table:table-cell office:value-type="float" office:value="0.211394" calcext:value-type="float">
            <text:p>0,211394</text:p>
          </table:table-cell>
          <table:table-cell office:value-type="float" office:value="0.28601" calcext:value-type="float">
            <text:p>0,28601</text:p>
          </table:table-cell>
          <table:table-cell office:value-type="float" office:value="0.170688" calcext:value-type="float">
            <text:p>0,170688</text:p>
          </table:table-cell>
          <table:table-cell office:value-type="float" office:value="0.234914" calcext:value-type="float">
            <text:p>0,234914</text:p>
          </table:table-cell>
          <table:table-cell office:value-type="float" office:value="0.321181" calcext:value-type="float">
            <text:p>0,321181</text:p>
          </table:table-cell>
          <table:table-cell office:value-type="float" office:value="0.326752" calcext:value-type="float">
            <text:p>0,326752</text:p>
          </table:table-cell>
          <table:table-cell office:value-type="float" office:value="0.746081" calcext:value-type="float">
            <text:p>0,746081</text:p>
          </table:table-cell>
          <table:table-cell office:value-type="float" office:value="0.308523" calcext:value-type="float">
            <text:p>0,308523</text:p>
          </table:table-cell>
          <table:table-cell office:value-type="float" office:value="0.318043" calcext:value-type="float">
            <text:p>0,318043</text:p>
          </table:table-cell>
          <table:table-cell office:value-type="float" office:value="0.332232" calcext:value-type="float">
            <text:p>0,332232</text:p>
          </table:table-cell>
          <table:table-cell office:value-type="float" office:value="0.246772" calcext:value-type="float">
            <text:p>0,246772</text:p>
          </table:table-cell>
          <table:table-cell office:value-type="float" office:value="0.292058" calcext:value-type="float">
            <text:p>0,292058</text:p>
          </table:table-cell>
          <table:table-cell office:value-type="float" office:value="1.34734" calcext:value-type="float">
            <text:p>1,34734</text:p>
          </table:table-cell>
          <table:table-cell office:value-type="float" office:value="0.652426" calcext:value-type="float">
            <text:p>0,652426</text:p>
          </table:table-cell>
          <table:table-cell office:value-type="float" office:value="1.21728" calcext:value-type="float">
            <text:p>1,21728</text:p>
          </table:table-cell>
          <table:table-cell office:value-type="float" office:value="0.307931" calcext:value-type="float">
            <text:p>0,307931</text:p>
          </table:table-cell>
          <table:table-cell office:value-type="float" office:value="1.32783" calcext:value-type="float">
            <text:p>1,32783</text:p>
          </table:table-cell>
          <table:table-cell office:value-type="float" office:value="1.14734" calcext:value-type="float">
            <text:p>1,14734</text:p>
          </table:table-cell>
          <table:table-cell office:value-type="float" office:value="0.276589" calcext:value-type="float">
            <text:p>0,276589</text:p>
          </table:table-cell>
          <table:table-cell office:value-type="float" office:value="1.3205" calcext:value-type="float">
            <text:p>1,3205</text:p>
          </table:table-cell>
          <table:table-cell office:value-type="float" office:value="0.29506" calcext:value-type="float">
            <text:p>0,29506</text:p>
          </table:table-cell>
          <table:table-cell office:value-type="float" office:value="0.369419" calcext:value-type="float">
            <text:p>0,369419</text:p>
          </table:table-cell>
          <table:table-cell office:value-type="float" office:value="1.83926" calcext:value-type="float">
            <text:p>1,83926</text:p>
          </table:table-cell>
          <table:table-cell office:value-type="float" office:value="1.47768" calcext:value-type="float">
            <text:p>1,47768</text:p>
          </table:table-cell>
          <table:table-cell office:value-type="float" office:value="1.02837" calcext:value-type="float">
            <text:p>1,02837</text:p>
          </table:table-cell>
          <table:table-cell office:value-type="float" office:value="1.57583" calcext:value-type="float">
            <text:p>1,57583</text:p>
          </table:table-cell>
          <table:table-cell office:value-type="float" office:value="1.59362" calcext:value-type="float">
            <text:p>1,59362</text:p>
          </table:table-cell>
          <table:table-cell office:value-type="float" office:value="1.62082" calcext:value-type="float">
            <text:p>1,62082</text:p>
          </table:table-cell>
          <table:table-cell office:value-type="float" office:value="1.61545" calcext:value-type="float">
            <text:p>1,61545</text:p>
          </table:table-cell>
          <table:table-cell office:value-type="float" office:value="1.07345" calcext:value-type="float">
            <text:p>1,07345</text:p>
          </table:table-cell>
          <table:table-cell office:value-type="float" office:value="1.33725" calcext:value-type="float">
            <text:p>1,33725</text:p>
          </table:table-cell>
          <table:table-cell office:value-type="float" office:value="1.09064" calcext:value-type="float">
            <text:p>1,09064</text:p>
          </table:table-cell>
          <table:table-cell table:number-columns-repeated="36"/>
          <table:table-cell table:formula="of:=MIN([.A132:.BL132])" office:value-type="float" office:value="0.170688" calcext:value-type="float">
            <text:p>0,170688</text:p>
          </table:table-cell>
          <table:table-cell table:formula="of:=MAX([.A132:.BL132])" office:value-type="float" office:value="1.83926" calcext:value-type="float">
            <text:p>1,83926</text:p>
          </table:table-cell>
          <table:table-cell table:number-columns-repeated="7"/>
        </table:table-row>
        <table:table-row table:style-name="ro2">
          <table:table-cell office:value-type="float" office:value="0.21213" calcext:value-type="float">
            <text:p>0,21213</text:p>
          </table:table-cell>
          <table:table-cell office:value-type="float" office:value="0.262674" calcext:value-type="float">
            <text:p>0,262674</text:p>
          </table:table-cell>
          <table:table-cell office:value-type="float" office:value="0.272901" calcext:value-type="float">
            <text:p>0,272901</text:p>
          </table:table-cell>
          <table:table-cell office:value-type="float" office:value="0.253888" calcext:value-type="float">
            <text:p>0,253888</text:p>
          </table:table-cell>
          <table:table-cell office:value-type="float" office:value="0.289443" calcext:value-type="float">
            <text:p>0,289443</text:p>
          </table:table-cell>
          <table:table-cell office:value-type="float" office:value="0.155134" calcext:value-type="float">
            <text:p>0,155134</text:p>
          </table:table-cell>
          <table:table-cell office:value-type="float" office:value="0.434797" calcext:value-type="float">
            <text:p>0,434797</text:p>
          </table:table-cell>
          <table:table-cell office:value-type="float" office:value="0.170543" calcext:value-type="float">
            <text:p>0,170543</text:p>
          </table:table-cell>
          <table:table-cell office:value-type="float" office:value="0.343726" calcext:value-type="float">
            <text:p>0,343726</text:p>
          </table:table-cell>
          <table:table-cell office:value-type="float" office:value="0.284163" calcext:value-type="float">
            <text:p>0,284163</text:p>
          </table:table-cell>
          <table:table-cell office:value-type="float" office:value="0.275674" calcext:value-type="float">
            <text:p>0,275674</text:p>
          </table:table-cell>
          <table:table-cell office:value-type="float" office:value="0.291517" calcext:value-type="float">
            <text:p>0,291517</text:p>
          </table:table-cell>
          <table:table-cell office:value-type="float" office:value="1.45861" calcext:value-type="float">
            <text:p>1,45861</text:p>
          </table:table-cell>
          <table:table-cell office:value-type="float" office:value="0.303694" calcext:value-type="float">
            <text:p>0,303694</text:p>
          </table:table-cell>
          <table:table-cell office:value-type="float" office:value="1.22404" calcext:value-type="float">
            <text:p>1,22404</text:p>
          </table:table-cell>
          <table:table-cell office:value-type="float" office:value="0.836111" calcext:value-type="float">
            <text:p>0,836111</text:p>
          </table:table-cell>
          <table:table-cell office:value-type="float" office:value="0.763799" calcext:value-type="float">
            <text:p>0,763799</text:p>
          </table:table-cell>
          <table:table-cell office:value-type="float" office:value="0.282984" calcext:value-type="float">
            <text:p>0,282984</text:p>
          </table:table-cell>
          <table:table-cell office:value-type="float" office:value="0.597493" calcext:value-type="float">
            <text:p>0,597493</text:p>
          </table:table-cell>
          <table:table-cell office:value-type="float" office:value="0.734062" calcext:value-type="float">
            <text:p>0,734062</text:p>
          </table:table-cell>
          <table:table-cell office:value-type="float" office:value="0.503635" calcext:value-type="float">
            <text:p>0,503635</text:p>
          </table:table-cell>
          <table:table-cell office:value-type="float" office:value="0.961347" calcext:value-type="float">
            <text:p>0,961347</text:p>
          </table:table-cell>
          <table:table-cell office:value-type="float" office:value="0.433637" calcext:value-type="float">
            <text:p>0,433637</text:p>
          </table:table-cell>
          <table:table-cell office:value-type="float" office:value="1.40127" calcext:value-type="float">
            <text:p>1,40127</text:p>
          </table:table-cell>
          <table:table-cell office:value-type="float" office:value="1.25191" calcext:value-type="float">
            <text:p>1,25191</text:p>
          </table:table-cell>
          <table:table-cell office:value-type="float" office:value="1.43513" calcext:value-type="float">
            <text:p>1,43513</text:p>
          </table:table-cell>
          <table:table-cell office:value-type="float" office:value="0.689268" calcext:value-type="float">
            <text:p>0,689268</text:p>
          </table:table-cell>
          <table:table-cell office:value-type="float" office:value="1.88001" calcext:value-type="float">
            <text:p>1,88001</text:p>
          </table:table-cell>
          <table:table-cell office:value-type="float" office:value="0.148828" calcext:value-type="float">
            <text:p>0,148828</text:p>
          </table:table-cell>
          <table:table-cell office:value-type="float" office:value="0.292862" calcext:value-type="float">
            <text:p>0,292862</text:p>
          </table:table-cell>
          <table:table-cell office:value-type="float" office:value="1.96198" calcext:value-type="float">
            <text:p>1,96198</text:p>
          </table:table-cell>
          <table:table-cell office:value-type="float" office:value="1.0867" calcext:value-type="float">
            <text:p>1,0867</text:p>
          </table:table-cell>
          <table:table-cell table:number-columns-repeated="36"/>
          <table:table-cell table:formula="of:=MIN([.A133:.BL133])" office:value-type="float" office:value="0.148828" calcext:value-type="float">
            <text:p>0,148828</text:p>
          </table:table-cell>
          <table:table-cell table:formula="of:=MAX([.A133:.BL133])" office:value-type="float" office:value="1.96198" calcext:value-type="float">
            <text:p>1,96198</text:p>
          </table:table-cell>
          <table:table-cell table:number-columns-repeated="7"/>
        </table:table-row>
        <table:table-row table:style-name="ro2">
          <table:table-cell office:value-type="float" office:value="0.127046" calcext:value-type="float">
            <text:p>0,127046</text:p>
          </table:table-cell>
          <table:table-cell office:value-type="float" office:value="0.175965" calcext:value-type="float">
            <text:p>0,175965</text:p>
          </table:table-cell>
          <table:table-cell office:value-type="float" office:value="0.252547" calcext:value-type="float">
            <text:p>0,252547</text:p>
          </table:table-cell>
          <table:table-cell office:value-type="float" office:value="0.186541" calcext:value-type="float">
            <text:p>0,186541</text:p>
          </table:table-cell>
          <table:table-cell office:value-type="float" office:value="0.219966" calcext:value-type="float">
            <text:p>0,219966</text:p>
          </table:table-cell>
          <table:table-cell office:value-type="float" office:value="0.205901" calcext:value-type="float">
            <text:p>0,205901</text:p>
          </table:table-cell>
          <table:table-cell office:value-type="float" office:value="0.17699" calcext:value-type="float">
            <text:p>0,17699</text:p>
          </table:table-cell>
          <table:table-cell office:value-type="float" office:value="0.1893" calcext:value-type="float">
            <text:p>0,1893</text:p>
          </table:table-cell>
          <table:table-cell office:value-type="float" office:value="0.289971" calcext:value-type="float">
            <text:p>0,289971</text:p>
          </table:table-cell>
          <table:table-cell office:value-type="float" office:value="0.751502" calcext:value-type="float">
            <text:p>0,751502</text:p>
          </table:table-cell>
          <table:table-cell office:value-type="float" office:value="0.638668" calcext:value-type="float">
            <text:p>0,638668</text:p>
          </table:table-cell>
          <table:table-cell office:value-type="float" office:value="0.272187" calcext:value-type="float">
            <text:p>0,272187</text:p>
          </table:table-cell>
          <table:table-cell office:value-type="float" office:value="0.292857" calcext:value-type="float">
            <text:p>0,292857</text:p>
          </table:table-cell>
          <table:table-cell office:value-type="float" office:value="0.32374" calcext:value-type="float">
            <text:p>0,32374</text:p>
          </table:table-cell>
          <table:table-cell office:value-type="float" office:value="0.295506" calcext:value-type="float">
            <text:p>0,295506</text:p>
          </table:table-cell>
          <table:table-cell office:value-type="float" office:value="0.335859" calcext:value-type="float">
            <text:p>0,335859</text:p>
          </table:table-cell>
          <table:table-cell office:value-type="float" office:value="0.240806" calcext:value-type="float">
            <text:p>0,240806</text:p>
          </table:table-cell>
          <table:table-cell office:value-type="float" office:value="0.94976" calcext:value-type="float">
            <text:p>0,94976</text:p>
          </table:table-cell>
          <table:table-cell office:value-type="float" office:value="0.586952" calcext:value-type="float">
            <text:p>0,586952</text:p>
          </table:table-cell>
          <table:table-cell office:value-type="float" office:value="0.263875" calcext:value-type="float">
            <text:p>0,263875</text:p>
          </table:table-cell>
          <table:table-cell office:value-type="float" office:value="0.279619" calcext:value-type="float">
            <text:p>0,279619</text:p>
          </table:table-cell>
          <table:table-cell office:value-type="float" office:value="0.300306" calcext:value-type="float">
            <text:p>0,300306</text:p>
          </table:table-cell>
          <table:table-cell office:value-type="float" office:value="1.64447" calcext:value-type="float">
            <text:p>1,64447</text:p>
          </table:table-cell>
          <table:table-cell office:value-type="float" office:value="0.280636" calcext:value-type="float">
            <text:p>0,280636</text:p>
          </table:table-cell>
          <table:table-cell office:value-type="float" office:value="0.303401" calcext:value-type="float">
            <text:p>0,303401</text:p>
          </table:table-cell>
          <table:table-cell office:value-type="float" office:value="0.220675" calcext:value-type="float">
            <text:p>0,220675</text:p>
          </table:table-cell>
          <table:table-cell office:value-type="float" office:value="0.375025" calcext:value-type="float">
            <text:p>0,375025</text:p>
          </table:table-cell>
          <table:table-cell office:value-type="float" office:value="1.17959" calcext:value-type="float">
            <text:p>1,17959</text:p>
          </table:table-cell>
          <table:table-cell office:value-type="float" office:value="0.746177" calcext:value-type="float">
            <text:p>0,746177</text:p>
          </table:table-cell>
          <table:table-cell office:value-type="float" office:value="0.077616" calcext:value-type="float">
            <text:p>0,077616</text:p>
          </table:table-cell>
          <table:table-cell office:value-type="float" office:value="0.141221" calcext:value-type="float">
            <text:p>0,141221</text:p>
          </table:table-cell>
          <table:table-cell office:value-type="float" office:value="0.185932" calcext:value-type="float">
            <text:p>0,185932</text:p>
          </table:table-cell>
          <table:table-cell table:number-columns-repeated="36"/>
          <table:table-cell table:formula="of:=MIN([.A134:.BL134])" office:value-type="float" office:value="0.077616" calcext:value-type="float">
            <text:p>0,077616</text:p>
          </table:table-cell>
          <table:table-cell table:formula="of:=MAX([.A134:.BL134])" office:value-type="float" office:value="1.64447" calcext:value-type="float">
            <text:p>1,64447</text:p>
          </table:table-cell>
          <table:table-cell table:number-columns-repeated="7"/>
        </table:table-row>
        <table:table-row table:style-name="ro2">
          <table:table-cell office:value-type="float" office:value="0.286449" calcext:value-type="float">
            <text:p>0,286449</text:p>
          </table:table-cell>
          <table:table-cell office:value-type="float" office:value="0.261097" calcext:value-type="float">
            <text:p>0,261097</text:p>
          </table:table-cell>
          <table:table-cell office:value-type="float" office:value="0.27547" calcext:value-type="float">
            <text:p>0,27547</text:p>
          </table:table-cell>
          <table:table-cell office:value-type="float" office:value="0.340486" calcext:value-type="float">
            <text:p>0,340486</text:p>
          </table:table-cell>
          <table:table-cell office:value-type="float" office:value="0.63434" calcext:value-type="float">
            <text:p>0,63434</text:p>
          </table:table-cell>
          <table:table-cell office:value-type="float" office:value="0.169875" calcext:value-type="float">
            <text:p>0,169875</text:p>
          </table:table-cell>
          <table:table-cell office:value-type="float" office:value="0.120939" calcext:value-type="float">
            <text:p>0,120939</text:p>
          </table:table-cell>
          <table:table-cell office:value-type="float" office:value="0.131226" calcext:value-type="float">
            <text:p>0,131226</text:p>
          </table:table-cell>
          <table:table-cell office:value-type="float" office:value="0.421096" calcext:value-type="float">
            <text:p>0,421096</text:p>
          </table:table-cell>
          <table:table-cell office:value-type="float" office:value="0.531311" calcext:value-type="float">
            <text:p>0,531311</text:p>
          </table:table-cell>
          <table:table-cell office:value-type="float" office:value="0.111872" calcext:value-type="float">
            <text:p>0,111872</text:p>
          </table:table-cell>
          <table:table-cell office:value-type="float" office:value="0.298138" calcext:value-type="float">
            <text:p>0,298138</text:p>
          </table:table-cell>
          <table:table-cell office:value-type="float" office:value="1.28841" calcext:value-type="float">
            <text:p>1,28841</text:p>
          </table:table-cell>
          <table:table-cell office:value-type="float" office:value="0.273232" calcext:value-type="float">
            <text:p>0,273232</text:p>
          </table:table-cell>
          <table:table-cell office:value-type="float" office:value="1.33545" calcext:value-type="float">
            <text:p>1,33545</text:p>
          </table:table-cell>
          <table:table-cell office:value-type="float" office:value="0.845822" calcext:value-type="float">
            <text:p>0,845822</text:p>
          </table:table-cell>
          <table:table-cell office:value-type="float" office:value="0.934351" calcext:value-type="float">
            <text:p>0,934351</text:p>
          </table:table-cell>
          <table:table-cell office:value-type="float" office:value="0.306313" calcext:value-type="float">
            <text:p>0,306313</text:p>
          </table:table-cell>
          <table:table-cell office:value-type="float" office:value="1.32428" calcext:value-type="float">
            <text:p>1,32428</text:p>
          </table:table-cell>
          <table:table-cell office:value-type="float" office:value="0.810554" calcext:value-type="float">
            <text:p>0,810554</text:p>
          </table:table-cell>
          <table:table-cell office:value-type="float" office:value="0.849202" calcext:value-type="float">
            <text:p>0,849202</text:p>
          </table:table-cell>
          <table:table-cell office:value-type="float" office:value="1.03758" calcext:value-type="float">
            <text:p>1,03758</text:p>
          </table:table-cell>
          <table:table-cell office:value-type="float" office:value="1.1706" calcext:value-type="float">
            <text:p>1,1706</text:p>
          </table:table-cell>
          <table:table-cell office:value-type="float" office:value="0.898967" calcext:value-type="float">
            <text:p>0,898967</text:p>
          </table:table-cell>
          <table:table-cell office:value-type="float" office:value="0.847658" calcext:value-type="float">
            <text:p>0,847658</text:p>
          </table:table-cell>
          <table:table-cell office:value-type="float" office:value="0.278543" calcext:value-type="float">
            <text:p>0,278543</text:p>
          </table:table-cell>
          <table:table-cell office:value-type="float" office:value="0.853655" calcext:value-type="float">
            <text:p>0,853655</text:p>
          </table:table-cell>
          <table:table-cell office:value-type="float" office:value="1.57036" calcext:value-type="float">
            <text:p>1,57036</text:p>
          </table:table-cell>
          <table:table-cell office:value-type="float" office:value="0.148962" calcext:value-type="float">
            <text:p>0,148962</text:p>
          </table:table-cell>
          <table:table-cell office:value-type="float" office:value="1.54346" calcext:value-type="float">
            <text:p>1,54346</text:p>
          </table:table-cell>
          <table:table-cell office:value-type="float" office:value="0.421618" calcext:value-type="float">
            <text:p>0,421618</text:p>
          </table:table-cell>
          <table:table-cell office:value-type="float" office:value="0.0712042" calcext:value-type="float">
            <text:p>0,0712042</text:p>
          </table:table-cell>
          <table:table-cell table:number-columns-repeated="36"/>
          <table:table-cell table:formula="of:=MIN([.A135:.BL135])" office:value-type="float" office:value="0.0712042" calcext:value-type="float">
            <text:p>0,0712042</text:p>
          </table:table-cell>
          <table:table-cell table:formula="of:=MAX([.A135:.BL135])" office:value-type="float" office:value="1.57036" calcext:value-type="float">
            <text:p>1,57036</text:p>
          </table:table-cell>
          <table:table-cell table:number-columns-repeated="7"/>
        </table:table-row>
        <table:table-row table:style-name="ro2">
          <table:table-cell office:value-type="float" office:value="0.295075" calcext:value-type="float">
            <text:p>0,295075</text:p>
          </table:table-cell>
          <table:table-cell office:value-type="float" office:value="0.146969" calcext:value-type="float">
            <text:p>0,146969</text:p>
          </table:table-cell>
          <table:table-cell office:value-type="float" office:value="0.147209" calcext:value-type="float">
            <text:p>0,147209</text:p>
          </table:table-cell>
          <table:table-cell office:value-type="float" office:value="0.267204" calcext:value-type="float">
            <text:p>0,267204</text:p>
          </table:table-cell>
          <table:table-cell office:value-type="float" office:value="0.323571" calcext:value-type="float">
            <text:p>0,323571</text:p>
          </table:table-cell>
          <table:table-cell office:value-type="float" office:value="0.360848" calcext:value-type="float">
            <text:p>0,360848</text:p>
          </table:table-cell>
          <table:table-cell office:value-type="float" office:value="0.448882" calcext:value-type="float">
            <text:p>0,448882</text:p>
          </table:table-cell>
          <table:table-cell office:value-type="float" office:value="0.238445" calcext:value-type="float">
            <text:p>0,238445</text:p>
          </table:table-cell>
          <table:table-cell office:value-type="float" office:value="0.198792" calcext:value-type="float">
            <text:p>0,198792</text:p>
          </table:table-cell>
          <table:table-cell office:value-type="float" office:value="1.11185" calcext:value-type="float">
            <text:p>1,11185</text:p>
          </table:table-cell>
          <table:table-cell office:value-type="float" office:value="1.15294" calcext:value-type="float">
            <text:p>1,15294</text:p>
          </table:table-cell>
          <table:table-cell office:value-type="float" office:value="0.969242" calcext:value-type="float">
            <text:p>0,969242</text:p>
          </table:table-cell>
          <table:table-cell office:value-type="float" office:value="0.863153" calcext:value-type="float">
            <text:p>0,863153</text:p>
          </table:table-cell>
          <table:table-cell office:value-type="float" office:value="0.296499" calcext:value-type="float">
            <text:p>0,296499</text:p>
          </table:table-cell>
          <table:table-cell office:value-type="float" office:value="0.53151" calcext:value-type="float">
            <text:p>0,53151</text:p>
          </table:table-cell>
          <table:table-cell office:value-type="float" office:value="0.579904" calcext:value-type="float">
            <text:p>0,579904</text:p>
          </table:table-cell>
          <table:table-cell office:value-type="float" office:value="1.10473" calcext:value-type="float">
            <text:p>1,10473</text:p>
          </table:table-cell>
          <table:table-cell office:value-type="float" office:value="0.268481" calcext:value-type="float">
            <text:p>0,268481</text:p>
          </table:table-cell>
          <table:table-cell office:value-type="float" office:value="0.697758" calcext:value-type="float">
            <text:p>0,697758</text:p>
          </table:table-cell>
          <table:table-cell office:value-type="float" office:value="1.46239" calcext:value-type="float">
            <text:p>1,46239</text:p>
          </table:table-cell>
          <table:table-cell office:value-type="float" office:value="0.192545" calcext:value-type="float">
            <text:p>0,192545</text:p>
          </table:table-cell>
          <table:table-cell office:value-type="float" office:value="1.77798" calcext:value-type="float">
            <text:p>1,77798</text:p>
          </table:table-cell>
          <table:table-cell office:value-type="float" office:value="0.45484" calcext:value-type="float">
            <text:p>0,45484</text:p>
          </table:table-cell>
          <table:table-cell office:value-type="float" office:value="1.09898" calcext:value-type="float">
            <text:p>1,09898</text:p>
          </table:table-cell>
          <table:table-cell office:value-type="float" office:value="0.382164" calcext:value-type="float">
            <text:p>0,382164</text:p>
          </table:table-cell>
          <table:table-cell office:value-type="float" office:value="0.212031" calcext:value-type="float">
            <text:p>0,212031</text:p>
          </table:table-cell>
          <table:table-cell office:value-type="float" office:value="1.26401" calcext:value-type="float">
            <text:p>1,26401</text:p>
          </table:table-cell>
          <table:table-cell office:value-type="float" office:value="1.62259" calcext:value-type="float">
            <text:p>1,62259</text:p>
          </table:table-cell>
          <table:table-cell office:value-type="float" office:value="0.986151" calcext:value-type="float">
            <text:p>0,986151</text:p>
          </table:table-cell>
          <table:table-cell office:value-type="float" office:value="0.518382" calcext:value-type="float">
            <text:p>0,518382</text:p>
          </table:table-cell>
          <table:table-cell office:value-type="float" office:value="0.127848" calcext:value-type="float">
            <text:p>0,127848</text:p>
          </table:table-cell>
          <table:table-cell office:value-type="float" office:value="0.151092" calcext:value-type="float">
            <text:p>0,151092</text:p>
          </table:table-cell>
          <table:table-cell table:number-columns-repeated="36"/>
          <table:table-cell table:formula="of:=MIN([.A136:.BL136])" office:value-type="float" office:value="0.127848" calcext:value-type="float">
            <text:p>0,127848</text:p>
          </table:table-cell>
          <table:table-cell table:formula="of:=MAX([.A136:.BL136])" office:value-type="float" office:value="1.77798" calcext:value-type="float">
            <text:p>1,77798</text:p>
          </table:table-cell>
          <table:table-cell table:number-columns-repeated="7"/>
        </table:table-row>
        <table:table-row table:style-name="ro2">
          <table:table-cell office:value-type="float" office:value="0.234098" calcext:value-type="float">
            <text:p>0,234098</text:p>
          </table:table-cell>
          <table:table-cell office:value-type="float" office:value="0.334419" calcext:value-type="float">
            <text:p>0,334419</text:p>
          </table:table-cell>
          <table:table-cell office:value-type="float" office:value="0.297403" calcext:value-type="float">
            <text:p>0,297403</text:p>
          </table:table-cell>
          <table:table-cell office:value-type="float" office:value="0.299372" calcext:value-type="float">
            <text:p>0,299372</text:p>
          </table:table-cell>
          <table:table-cell office:value-type="float" office:value="0.311883" calcext:value-type="float">
            <text:p>0,311883</text:p>
          </table:table-cell>
          <table:table-cell office:value-type="float" office:value="0.927649" calcext:value-type="float">
            <text:p>0,927649</text:p>
          </table:table-cell>
          <table:table-cell office:value-type="float" office:value="0.405791" calcext:value-type="float">
            <text:p>0,405791</text:p>
          </table:table-cell>
          <table:table-cell office:value-type="float" office:value="0.706984" calcext:value-type="float">
            <text:p>0,706984</text:p>
          </table:table-cell>
          <table:table-cell office:value-type="float" office:value="0.200693" calcext:value-type="float">
            <text:p>0,200693</text:p>
          </table:table-cell>
          <table:table-cell office:value-type="float" office:value="0.500819" calcext:value-type="float">
            <text:p>0,500819</text:p>
          </table:table-cell>
          <table:table-cell office:value-type="float" office:value="0.708005" calcext:value-type="float">
            <text:p>0,708005</text:p>
          </table:table-cell>
          <table:table-cell office:value-type="float" office:value="0.253838" calcext:value-type="float">
            <text:p>0,253838</text:p>
          </table:table-cell>
          <table:table-cell office:value-type="float" office:value="0.54148" calcext:value-type="float">
            <text:p>0,54148</text:p>
          </table:table-cell>
          <table:table-cell office:value-type="float" office:value="0.279032" calcext:value-type="float">
            <text:p>0,279032</text:p>
          </table:table-cell>
          <table:table-cell office:value-type="float" office:value="1.59882" calcext:value-type="float">
            <text:p>1,59882</text:p>
          </table:table-cell>
          <table:table-cell office:value-type="float" office:value="1.37004" calcext:value-type="float">
            <text:p>1,37004</text:p>
          </table:table-cell>
          <table:table-cell office:value-type="float" office:value="1.10984" calcext:value-type="float">
            <text:p>1,10984</text:p>
          </table:table-cell>
          <table:table-cell office:value-type="float" office:value="0.299229" calcext:value-type="float">
            <text:p>0,299229</text:p>
          </table:table-cell>
          <table:table-cell office:value-type="float" office:value="1.01411" calcext:value-type="float">
            <text:p>1,01411</text:p>
          </table:table-cell>
          <table:table-cell office:value-type="float" office:value="0.636938" calcext:value-type="float">
            <text:p>0,636938</text:p>
          </table:table-cell>
          <table:table-cell office:value-type="float" office:value="0.908116" calcext:value-type="float">
            <text:p>0,908116</text:p>
          </table:table-cell>
          <table:table-cell office:value-type="float" office:value="1.02915" calcext:value-type="float">
            <text:p>1,02915</text:p>
          </table:table-cell>
          <table:table-cell office:value-type="float" office:value="0.339112" calcext:value-type="float">
            <text:p>0,339112</text:p>
          </table:table-cell>
          <table:table-cell office:value-type="float" office:value="1.94208" calcext:value-type="float">
            <text:p>1,94208</text:p>
          </table:table-cell>
          <table:table-cell office:value-type="float" office:value="1.18098" calcext:value-type="float">
            <text:p>1,18098</text:p>
          </table:table-cell>
          <table:table-cell office:value-type="float" office:value="0.847727" calcext:value-type="float">
            <text:p>0,847727</text:p>
          </table:table-cell>
          <table:table-cell office:value-type="float" office:value="1.04249" calcext:value-type="float">
            <text:p>1,04249</text:p>
          </table:table-cell>
          <table:table-cell office:value-type="float" office:value="0.432393" calcext:value-type="float">
            <text:p>0,432393</text:p>
          </table:table-cell>
          <table:table-cell office:value-type="float" office:value="1.3418" calcext:value-type="float">
            <text:p>1,3418</text:p>
          </table:table-cell>
          <table:table-cell office:value-type="float" office:value="1.26884" calcext:value-type="float">
            <text:p>1,26884</text:p>
          </table:table-cell>
          <table:table-cell office:value-type="float" office:value="0.54722" calcext:value-type="float">
            <text:p>0,54722</text:p>
          </table:table-cell>
          <table:table-cell office:value-type="float" office:value="0.257846" calcext:value-type="float">
            <text:p>0,257846</text:p>
          </table:table-cell>
          <table:table-cell table:number-columns-repeated="36"/>
          <table:table-cell table:formula="of:=MIN([.A137:.BL137])" office:value-type="float" office:value="0.200693" calcext:value-type="float">
            <text:p>0,200693</text:p>
          </table:table-cell>
          <table:table-cell table:formula="of:=MAX([.A137:.BL137])" office:value-type="float" office:value="1.94208" calcext:value-type="float">
            <text:p>1,94208</text:p>
          </table:table-cell>
          <table:table-cell table:number-columns-repeated="7"/>
        </table:table-row>
        <table:table-row table:style-name="ro2">
          <table:table-cell office:value-type="float" office:value="0.283953" calcext:value-type="float">
            <text:p>0,283953</text:p>
          </table:table-cell>
          <table:table-cell office:value-type="float" office:value="0.319548" calcext:value-type="float">
            <text:p>0,319548</text:p>
          </table:table-cell>
          <table:table-cell office:value-type="float" office:value="0.29708" calcext:value-type="float">
            <text:p>0,29708</text:p>
          </table:table-cell>
          <table:table-cell office:value-type="float" office:value="0.633747" calcext:value-type="float">
            <text:p>0,633747</text:p>
          </table:table-cell>
          <table:table-cell office:value-type="float" office:value="0.349614" calcext:value-type="float">
            <text:p>0,349614</text:p>
          </table:table-cell>
          <table:table-cell office:value-type="float" office:value="0.444793" calcext:value-type="float">
            <text:p>0,444793</text:p>
          </table:table-cell>
          <table:table-cell office:value-type="float" office:value="0.193678" calcext:value-type="float">
            <text:p>0,193678</text:p>
          </table:table-cell>
          <table:table-cell office:value-type="float" office:value="0.818303" calcext:value-type="float">
            <text:p>0,818303</text:p>
          </table:table-cell>
          <table:table-cell office:value-type="float" office:value="0.26211" calcext:value-type="float">
            <text:p>0,26211</text:p>
          </table:table-cell>
          <table:table-cell office:value-type="float" office:value="0.242147" calcext:value-type="float">
            <text:p>0,242147</text:p>
          </table:table-cell>
          <table:table-cell office:value-type="float" office:value="0.279314" calcext:value-type="float">
            <text:p>0,279314</text:p>
          </table:table-cell>
          <table:table-cell office:value-type="float" office:value="0.285511" calcext:value-type="float">
            <text:p>0,285511</text:p>
          </table:table-cell>
          <table:table-cell office:value-type="float" office:value="1.03045" calcext:value-type="float">
            <text:p>1,03045</text:p>
          </table:table-cell>
          <table:table-cell office:value-type="float" office:value="0.792157" calcext:value-type="float">
            <text:p>0,792157</text:p>
          </table:table-cell>
          <table:table-cell office:value-type="float" office:value="0.847837" calcext:value-type="float">
            <text:p>0,847837</text:p>
          </table:table-cell>
          <table:table-cell office:value-type="float" office:value="0.676377" calcext:value-type="float">
            <text:p>0,676377</text:p>
          </table:table-cell>
          <table:table-cell office:value-type="float" office:value="0.497711" calcext:value-type="float">
            <text:p>0,497711</text:p>
          </table:table-cell>
          <table:table-cell office:value-type="float" office:value="0.230165" calcext:value-type="float">
            <text:p>0,230165</text:p>
          </table:table-cell>
          <table:table-cell office:value-type="float" office:value="0.23615" calcext:value-type="float">
            <text:p>0,23615</text:p>
          </table:table-cell>
          <table:table-cell office:value-type="float" office:value="0.349868" calcext:value-type="float">
            <text:p>0,349868</text:p>
          </table:table-cell>
          <table:table-cell office:value-type="float" office:value="0.890456" calcext:value-type="float">
            <text:p>0,890456</text:p>
          </table:table-cell>
          <table:table-cell office:value-type="float" office:value="0.502415" calcext:value-type="float">
            <text:p>0,502415</text:p>
          </table:table-cell>
          <table:table-cell office:value-type="float" office:value="0.224909" calcext:value-type="float">
            <text:p>0,224909</text:p>
          </table:table-cell>
          <table:table-cell office:value-type="float" office:value="0.630845" calcext:value-type="float">
            <text:p>0,630845</text:p>
          </table:table-cell>
          <table:table-cell office:value-type="float" office:value="1.2769" calcext:value-type="float">
            <text:p>1,2769</text:p>
          </table:table-cell>
          <table:table-cell office:value-type="float" office:value="0.508911" calcext:value-type="float">
            <text:p>0,508911</text:p>
          </table:table-cell>
          <table:table-cell office:value-type="float" office:value="0.310207" calcext:value-type="float">
            <text:p>0,310207</text:p>
          </table:table-cell>
          <table:table-cell office:value-type="float" office:value="0.532863" calcext:value-type="float">
            <text:p>0,532863</text:p>
          </table:table-cell>
          <table:table-cell office:value-type="float" office:value="0.296789" calcext:value-type="float">
            <text:p>0,296789</text:p>
          </table:table-cell>
          <table:table-cell office:value-type="float" office:value="0.635193" calcext:value-type="float">
            <text:p>0,635193</text:p>
          </table:table-cell>
          <table:table-cell office:value-type="float" office:value="1.24489" calcext:value-type="float">
            <text:p>1,24489</text:p>
          </table:table-cell>
          <table:table-cell office:value-type="float" office:value="0.967132" calcext:value-type="float">
            <text:p>0,967132</text:p>
          </table:table-cell>
          <table:table-cell table:number-columns-repeated="36"/>
          <table:table-cell table:formula="of:=MIN([.A138:.BL138])" office:value-type="float" office:value="0.193678" calcext:value-type="float">
            <text:p>0,193678</text:p>
          </table:table-cell>
          <table:table-cell table:formula="of:=MAX([.A138:.BL138])" office:value-type="float" office:value="1.2769" calcext:value-type="float">
            <text:p>1,2769</text:p>
          </table:table-cell>
          <table:table-cell table:number-columns-repeated="7"/>
        </table:table-row>
        <table:table-row table:style-name="ro2">
          <table:table-cell office:value-type="float" office:value="0.287628" calcext:value-type="float">
            <text:p>0,287628</text:p>
          </table:table-cell>
          <table:table-cell office:value-type="float" office:value="0.298646" calcext:value-type="float">
            <text:p>0,298646</text:p>
          </table:table-cell>
          <table:table-cell office:value-type="float" office:value="0.319045" calcext:value-type="float">
            <text:p>0,319045</text:p>
          </table:table-cell>
          <table:table-cell office:value-type="float" office:value="0.295211" calcext:value-type="float">
            <text:p>0,295211</text:p>
          </table:table-cell>
          <table:table-cell office:value-type="float" office:value="0.318528" calcext:value-type="float">
            <text:p>0,318528</text:p>
          </table:table-cell>
          <table:table-cell office:value-type="float" office:value="0.200777" calcext:value-type="float">
            <text:p>0,200777</text:p>
          </table:table-cell>
          <table:table-cell office:value-type="float" office:value="0.306861" calcext:value-type="float">
            <text:p>0,306861</text:p>
          </table:table-cell>
          <table:table-cell office:value-type="float" office:value="0.289866" calcext:value-type="float">
            <text:p>0,289866</text:p>
          </table:table-cell>
          <table:table-cell office:value-type="float" office:value="0.14881" calcext:value-type="float">
            <text:p>0,14881</text:p>
          </table:table-cell>
          <table:table-cell office:value-type="float" office:value="0.273281" calcext:value-type="float">
            <text:p>0,273281</text:p>
          </table:table-cell>
          <table:table-cell office:value-type="float" office:value="0.406032" calcext:value-type="float">
            <text:p>0,406032</text:p>
          </table:table-cell>
          <table:table-cell office:value-type="float" office:value="1.221" calcext:value-type="float">
            <text:p>1,221</text:p>
          </table:table-cell>
          <table:table-cell office:value-type="float" office:value="0.345499" calcext:value-type="float">
            <text:p>0,345499</text:p>
          </table:table-cell>
          <table:table-cell office:value-type="float" office:value="0.969765" calcext:value-type="float">
            <text:p>0,969765</text:p>
          </table:table-cell>
          <table:table-cell office:value-type="float" office:value="0.966768" calcext:value-type="float">
            <text:p>0,966768</text:p>
          </table:table-cell>
          <table:table-cell office:value-type="float" office:value="0.652839" calcext:value-type="float">
            <text:p>0,652839</text:p>
          </table:table-cell>
          <table:table-cell office:value-type="float" office:value="1.17367" calcext:value-type="float">
            <text:p>1,17367</text:p>
          </table:table-cell>
          <table:table-cell office:value-type="float" office:value="1.3061" calcext:value-type="float">
            <text:p>1,3061</text:p>
          </table:table-cell>
          <table:table-cell office:value-type="float" office:value="0.535875" calcext:value-type="float">
            <text:p>0,535875</text:p>
          </table:table-cell>
          <table:table-cell office:value-type="float" office:value="0.145146" calcext:value-type="float">
            <text:p>0,145146</text:p>
          </table:table-cell>
          <table:table-cell office:value-type="float" office:value="0.621054" calcext:value-type="float">
            <text:p>0,621054</text:p>
          </table:table-cell>
          <table:table-cell office:value-type="float" office:value="0.609087" calcext:value-type="float">
            <text:p>0,609087</text:p>
          </table:table-cell>
          <table:table-cell office:value-type="float" office:value="0.432676" calcext:value-type="float">
            <text:p>0,432676</text:p>
          </table:table-cell>
          <table:table-cell office:value-type="float" office:value="0.738757" calcext:value-type="float">
            <text:p>0,738757</text:p>
          </table:table-cell>
          <table:table-cell office:value-type="float" office:value="0.803234" calcext:value-type="float">
            <text:p>0,803234</text:p>
          </table:table-cell>
          <table:table-cell office:value-type="float" office:value="0.531199" calcext:value-type="float">
            <text:p>0,531199</text:p>
          </table:table-cell>
          <table:table-cell office:value-type="float" office:value="0.891092" calcext:value-type="float">
            <text:p>0,891092</text:p>
          </table:table-cell>
          <table:table-cell office:value-type="float" office:value="0.432915" calcext:value-type="float">
            <text:p>0,432915</text:p>
          </table:table-cell>
          <table:table-cell office:value-type="float" office:value="0.394075" calcext:value-type="float">
            <text:p>0,394075</text:p>
          </table:table-cell>
          <table:table-cell office:value-type="float" office:value="0.076864" calcext:value-type="float">
            <text:p>0,076864</text:p>
          </table:table-cell>
          <table:table-cell office:value-type="float" office:value="1.08618" calcext:value-type="float">
            <text:p>1,08618</text:p>
          </table:table-cell>
          <table:table-cell office:value-type="float" office:value="1.09056" calcext:value-type="float">
            <text:p>1,09056</text:p>
          </table:table-cell>
          <table:table-cell table:number-columns-repeated="36"/>
          <table:table-cell table:formula="of:=MIN([.A139:.BL139])" office:value-type="float" office:value="0.076864" calcext:value-type="float">
            <text:p>0,076864</text:p>
          </table:table-cell>
          <table:table-cell table:formula="of:=MAX([.A139:.BL139])" office:value-type="float" office:value="1.3061" calcext:value-type="float">
            <text:p>1,3061</text:p>
          </table:table-cell>
          <table:table-cell table:number-columns-repeated="7"/>
        </table:table-row>
        <table:table-row table:style-name="ro2">
          <table:table-cell office:value-type="float" office:value="0.30855" calcext:value-type="float">
            <text:p>0,30855</text:p>
          </table:table-cell>
          <table:table-cell office:value-type="float" office:value="0.314896" calcext:value-type="float">
            <text:p>0,314896</text:p>
          </table:table-cell>
          <table:table-cell office:value-type="float" office:value="0.316007" calcext:value-type="float">
            <text:p>0,316007</text:p>
          </table:table-cell>
          <table:table-cell office:value-type="float" office:value="0.254068" calcext:value-type="float">
            <text:p>0,254068</text:p>
          </table:table-cell>
          <table:table-cell office:value-type="float" office:value="0.306224" calcext:value-type="float">
            <text:p>0,306224</text:p>
          </table:table-cell>
          <table:table-cell office:value-type="float" office:value="0.174239" calcext:value-type="float">
            <text:p>0,174239</text:p>
          </table:table-cell>
          <table:table-cell office:value-type="float" office:value="0.272158" calcext:value-type="float">
            <text:p>0,272158</text:p>
          </table:table-cell>
          <table:table-cell office:value-type="float" office:value="0.901117" calcext:value-type="float">
            <text:p>0,901117</text:p>
          </table:table-cell>
          <table:table-cell office:value-type="float" office:value="1.00749" calcext:value-type="float">
            <text:p>1,00749</text:p>
          </table:table-cell>
          <table:table-cell office:value-type="float" office:value="0.830329" calcext:value-type="float">
            <text:p>0,830329</text:p>
          </table:table-cell>
          <table:table-cell office:value-type="float" office:value="1.14567" calcext:value-type="float">
            <text:p>1,14567</text:p>
          </table:table-cell>
          <table:table-cell office:value-type="float" office:value="0.476661" calcext:value-type="float">
            <text:p>0,476661</text:p>
          </table:table-cell>
          <table:table-cell office:value-type="float" office:value="0.794294" calcext:value-type="float">
            <text:p>0,794294</text:p>
          </table:table-cell>
          <table:table-cell office:value-type="float" office:value="0.616884" calcext:value-type="float">
            <text:p>0,616884</text:p>
          </table:table-cell>
          <table:table-cell office:value-type="float" office:value="0.555288" calcext:value-type="float">
            <text:p>0,555288</text:p>
          </table:table-cell>
          <table:table-cell office:value-type="float" office:value="1.77677" calcext:value-type="float">
            <text:p>1,77677</text:p>
          </table:table-cell>
          <table:table-cell office:value-type="float" office:value="1.5095" calcext:value-type="float">
            <text:p>1,5095</text:p>
          </table:table-cell>
          <table:table-cell office:value-type="float" office:value="1.2154" calcext:value-type="float">
            <text:p>1,2154</text:p>
          </table:table-cell>
          <table:table-cell office:value-type="float" office:value="0.674996" calcext:value-type="float">
            <text:p>0,674996</text:p>
          </table:table-cell>
          <table:table-cell office:value-type="float" office:value="1.36171" calcext:value-type="float">
            <text:p>1,36171</text:p>
          </table:table-cell>
          <table:table-cell office:value-type="float" office:value="1.33247" calcext:value-type="float">
            <text:p>1,33247</text:p>
          </table:table-cell>
          <table:table-cell office:value-type="float" office:value="1.16943" calcext:value-type="float">
            <text:p>1,16943</text:p>
          </table:table-cell>
          <table:table-cell office:value-type="float" office:value="0.82163" calcext:value-type="float">
            <text:p>0,82163</text:p>
          </table:table-cell>
          <table:table-cell office:value-type="float" office:value="0.766128" calcext:value-type="float">
            <text:p>0,766128</text:p>
          </table:table-cell>
          <table:table-cell office:value-type="float" office:value="0.584182" calcext:value-type="float">
            <text:p>0,584182</text:p>
          </table:table-cell>
          <table:table-cell office:value-type="float" office:value="1.88334" calcext:value-type="float">
            <text:p>1,88334</text:p>
          </table:table-cell>
          <table:table-cell office:value-type="float" office:value="0.762551" calcext:value-type="float">
            <text:p>0,762551</text:p>
          </table:table-cell>
          <table:table-cell office:value-type="float" office:value="0.704298" calcext:value-type="float">
            <text:p>0,704298</text:p>
          </table:table-cell>
          <table:table-cell office:value-type="float" office:value="1.94797" calcext:value-type="float">
            <text:p>1,94797</text:p>
          </table:table-cell>
          <table:table-cell office:value-type="float" office:value="1.19841" calcext:value-type="float">
            <text:p>1,19841</text:p>
          </table:table-cell>
          <table:table-cell office:value-type="float" office:value="0.0712268" calcext:value-type="float">
            <text:p>0,0712268</text:p>
          </table:table-cell>
          <table:table-cell office:value-type="float" office:value="0.125847" calcext:value-type="float">
            <text:p>0,125847</text:p>
          </table:table-cell>
          <table:table-cell table:number-columns-repeated="36"/>
          <table:table-cell table:formula="of:=MIN([.A140:.BL140])" office:value-type="float" office:value="0.0712268" calcext:value-type="float">
            <text:p>0,0712268</text:p>
          </table:table-cell>
          <table:table-cell table:formula="of:=MAX([.A140:.BL140])" office:value-type="float" office:value="1.94797" calcext:value-type="float">
            <text:p>1,94797</text:p>
          </table:table-cell>
          <table:table-cell table:number-columns-repeated="7"/>
        </table:table-row>
        <table:table-row table:style-name="ro2">
          <table:table-cell office:value-type="float" office:value="0.3026" calcext:value-type="float">
            <text:p>0,3026</text:p>
          </table:table-cell>
          <table:table-cell office:value-type="float" office:value="0.325043" calcext:value-type="float">
            <text:p>0,325043</text:p>
          </table:table-cell>
          <table:table-cell office:value-type="float" office:value="0.329229" calcext:value-type="float">
            <text:p>0,329229</text:p>
          </table:table-cell>
          <table:table-cell office:value-type="float" office:value="0.34297" calcext:value-type="float">
            <text:p>0,34297</text:p>
          </table:table-cell>
          <table:table-cell office:value-type="float" office:value="0.21974" calcext:value-type="float">
            <text:p>0,21974</text:p>
          </table:table-cell>
          <table:table-cell office:value-type="float" office:value="0.22456" calcext:value-type="float">
            <text:p>0,22456</text:p>
          </table:table-cell>
          <table:table-cell office:value-type="float" office:value="0.264692" calcext:value-type="float">
            <text:p>0,264692</text:p>
          </table:table-cell>
          <table:table-cell office:value-type="float" office:value="0.248626" calcext:value-type="float">
            <text:p>0,248626</text:p>
          </table:table-cell>
          <table:table-cell office:value-type="float" office:value="0.247133" calcext:value-type="float">
            <text:p>0,247133</text:p>
          </table:table-cell>
          <table:table-cell office:value-type="float" office:value="0.41276" calcext:value-type="float">
            <text:p>0,41276</text:p>
          </table:table-cell>
          <table:table-cell office:value-type="float" office:value="0.620053" calcext:value-type="float">
            <text:p>0,620053</text:p>
          </table:table-cell>
          <table:table-cell office:value-type="float" office:value="0.259437" calcext:value-type="float">
            <text:p>0,259437</text:p>
          </table:table-cell>
          <table:table-cell office:value-type="float" office:value="0.362786" calcext:value-type="float">
            <text:p>0,362786</text:p>
          </table:table-cell>
          <table:table-cell office:value-type="float" office:value="0.625892" calcext:value-type="float">
            <text:p>0,625892</text:p>
          </table:table-cell>
          <table:table-cell office:value-type="float" office:value="0.366452" calcext:value-type="float">
            <text:p>0,366452</text:p>
          </table:table-cell>
          <table:table-cell office:value-type="float" office:value="1.32565" calcext:value-type="float">
            <text:p>1,32565</text:p>
          </table:table-cell>
          <table:table-cell office:value-type="float" office:value="0.834423" calcext:value-type="float">
            <text:p>0,834423</text:p>
          </table:table-cell>
          <table:table-cell office:value-type="float" office:value="0.43933" calcext:value-type="float">
            <text:p>0,43933</text:p>
          </table:table-cell>
          <table:table-cell office:value-type="float" office:value="0.741369" calcext:value-type="float">
            <text:p>0,741369</text:p>
          </table:table-cell>
          <table:table-cell office:value-type="float" office:value="1.58765" calcext:value-type="float">
            <text:p>1,58765</text:p>
          </table:table-cell>
          <table:table-cell office:value-type="float" office:value="0.724518" calcext:value-type="float">
            <text:p>0,724518</text:p>
          </table:table-cell>
          <table:table-cell office:value-type="float" office:value="0.554414" calcext:value-type="float">
            <text:p>0,554414</text:p>
          </table:table-cell>
          <table:table-cell office:value-type="float" office:value="1.62332" calcext:value-type="float">
            <text:p>1,62332</text:p>
          </table:table-cell>
          <table:table-cell office:value-type="float" office:value="1.14615" calcext:value-type="float">
            <text:p>1,14615</text:p>
          </table:table-cell>
          <table:table-cell office:value-type="float" office:value="0.178549" calcext:value-type="float">
            <text:p>0,178549</text:p>
          </table:table-cell>
          <table:table-cell office:value-type="float" office:value="0.427436" calcext:value-type="float">
            <text:p>0,427436</text:p>
          </table:table-cell>
          <table:table-cell office:value-type="float" office:value="0.187231" calcext:value-type="float">
            <text:p>0,187231</text:p>
          </table:table-cell>
          <table:table-cell office:value-type="float" office:value="0.0774078" calcext:value-type="float">
            <text:p>0,0774078</text:p>
          </table:table-cell>
          <table:table-cell office:value-type="float" office:value="1.92751" calcext:value-type="float">
            <text:p>1,92751</text:p>
          </table:table-cell>
          <table:table-cell office:value-type="float" office:value="0.155924" calcext:value-type="float">
            <text:p>0,155924</text:p>
          </table:table-cell>
          <table:table-cell office:value-type="float" office:value="0.199913" calcext:value-type="float">
            <text:p>0,199913</text:p>
          </table:table-cell>
          <table:table-cell office:value-type="float" office:value="0.112061" calcext:value-type="float">
            <text:p>0,112061</text:p>
          </table:table-cell>
          <table:table-cell table:number-columns-repeated="36"/>
          <table:table-cell table:formula="of:=MIN([.A141:.BL141])" office:value-type="float" office:value="0.0774078" calcext:value-type="float">
            <text:p>0,0774078</text:p>
          </table:table-cell>
          <table:table-cell table:formula="of:=MAX([.A141:.BL141])" office:value-type="float" office:value="1.92751" calcext:value-type="float">
            <text:p>1,92751</text:p>
          </table:table-cell>
          <table:table-cell table:number-columns-repeated="7"/>
        </table:table-row>
        <table:table-row table:style-name="ro2">
          <table:table-cell office:value-type="float" office:value="0.158613" calcext:value-type="float">
            <text:p>0,158613</text:p>
          </table:table-cell>
          <table:table-cell office:value-type="float" office:value="0.118372" calcext:value-type="float">
            <text:p>0,118372</text:p>
          </table:table-cell>
          <table:table-cell office:value-type="float" office:value="0.282586" calcext:value-type="float">
            <text:p>0,282586</text:p>
          </table:table-cell>
          <table:table-cell office:value-type="float" office:value="0.155781" calcext:value-type="float">
            <text:p>0,155781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210606" calcext:value-type="float">
            <text:p>0,210606</text:p>
          </table:table-cell>
          <table:table-cell office:value-type="float" office:value="0.196227" calcext:value-type="float">
            <text:p>0,196227</text:p>
          </table:table-cell>
          <table:table-cell office:value-type="float" office:value="0.810515" calcext:value-type="float">
            <text:p>0,810515</text:p>
          </table:table-cell>
          <table:table-cell office:value-type="float" office:value="0.190952" calcext:value-type="float">
            <text:p>0,190952</text:p>
          </table:table-cell>
          <table:table-cell office:value-type="float" office:value="0.716955" calcext:value-type="float">
            <text:p>0,716955</text:p>
          </table:table-cell>
          <table:table-cell office:value-type="float" office:value="0.654125" calcext:value-type="float">
            <text:p>0,654125</text:p>
          </table:table-cell>
          <table:table-cell office:value-type="float" office:value="0.597657" calcext:value-type="float">
            <text:p>0,597657</text:p>
          </table:table-cell>
          <table:table-cell office:value-type="float" office:value="0.551488" calcext:value-type="float">
            <text:p>0,551488</text:p>
          </table:table-cell>
          <table:table-cell office:value-type="float" office:value="0.839239" calcext:value-type="float">
            <text:p>0,839239</text:p>
          </table:table-cell>
          <table:table-cell office:value-type="float" office:value="0.478232" calcext:value-type="float">
            <text:p>0,478232</text:p>
          </table:table-cell>
          <table:table-cell office:value-type="float" office:value="0.580867" calcext:value-type="float">
            <text:p>0,580867</text:p>
          </table:table-cell>
          <table:table-cell office:value-type="float" office:value="0.521372" calcext:value-type="float">
            <text:p>0,521372</text:p>
          </table:table-cell>
          <table:table-cell office:value-type="float" office:value="0.655463" calcext:value-type="float">
            <text:p>0,655463</text:p>
          </table:table-cell>
          <table:table-cell office:value-type="float" office:value="0.605767" calcext:value-type="float">
            <text:p>0,605767</text:p>
          </table:table-cell>
          <table:table-cell office:value-type="float" office:value="0.542039" calcext:value-type="float">
            <text:p>0,542039</text:p>
          </table:table-cell>
          <table:table-cell office:value-type="float" office:value="0.74606" calcext:value-type="float">
            <text:p>0,74606</text:p>
          </table:table-cell>
          <table:table-cell office:value-type="float" office:value="0.622209" calcext:value-type="float">
            <text:p>0,622209</text:p>
          </table:table-cell>
          <table:table-cell office:value-type="float" office:value="0.618864" calcext:value-type="float">
            <text:p>0,618864</text:p>
          </table:table-cell>
          <table:table-cell office:value-type="float" office:value="0.639206" calcext:value-type="float">
            <text:p>0,639206</text:p>
          </table:table-cell>
          <table:table-cell office:value-type="float" office:value="0.868151" calcext:value-type="float">
            <text:p>0,868151</text:p>
          </table:table-cell>
          <table:table-cell office:value-type="float" office:value="0.375931" calcext:value-type="float">
            <text:p>0,375931</text:p>
          </table:table-cell>
          <table:table-cell office:value-type="float" office:value="1.03422" calcext:value-type="float">
            <text:p>1,03422</text:p>
          </table:table-cell>
          <table:table-cell office:value-type="float" office:value="0.599774" calcext:value-type="float">
            <text:p>0,599774</text:p>
          </table:table-cell>
          <table:table-cell office:value-type="float" office:value="0.519644" calcext:value-type="float">
            <text:p>0,519644</text:p>
          </table:table-cell>
          <table:table-cell office:value-type="float" office:value="0.248175" calcext:value-type="float">
            <text:p>0,248175</text:p>
          </table:table-cell>
          <table:table-cell office:value-type="float" office:value="0.780185" calcext:value-type="float">
            <text:p>0,780185</text:p>
          </table:table-cell>
          <table:table-cell office:value-type="float" office:value="0.803969" calcext:value-type="float">
            <text:p>0,803969</text:p>
          </table:table-cell>
          <table:table-cell table:number-columns-repeated="36"/>
          <table:table-cell table:formula="of:=MIN([.A142:.BL142])" office:value-type="float" office:value="0.118372" calcext:value-type="float">
            <text:p>0,118372</text:p>
          </table:table-cell>
          <table:table-cell table:formula="of:=MAX([.A142:.BL142])" office:value-type="float" office:value="1.03422" calcext:value-type="float">
            <text:p>1,03422</text:p>
          </table:table-cell>
          <table:table-cell table:number-columns-repeated="7"/>
        </table:table-row>
        <table:table-row table:style-name="ro2">
          <table:table-cell office:value-type="float" office:value="0.285974" calcext:value-type="float">
            <text:p>0,285974</text:p>
          </table:table-cell>
          <table:table-cell office:value-type="float" office:value="0.295989" calcext:value-type="float">
            <text:p>0,295989</text:p>
          </table:table-cell>
          <table:table-cell office:value-type="float" office:value="0.364894" calcext:value-type="float">
            <text:p>0,364894</text:p>
          </table:table-cell>
          <table:table-cell office:value-type="float" office:value="0.269641" calcext:value-type="float">
            <text:p>0,269641</text:p>
          </table:table-cell>
          <table:table-cell office:value-type="float" office:value="0.303465" calcext:value-type="float">
            <text:p>0,303465</text:p>
          </table:table-cell>
          <table:table-cell office:value-type="float" office:value="0.675692" calcext:value-type="float">
            <text:p>0,675692</text:p>
          </table:table-cell>
          <table:table-cell office:value-type="float" office:value="0.308462" calcext:value-type="float">
            <text:p>0,308462</text:p>
          </table:table-cell>
          <table:table-cell office:value-type="float" office:value="0.612695" calcext:value-type="float">
            <text:p>0,612695</text:p>
          </table:table-cell>
          <table:table-cell office:value-type="float" office:value="0.363088" calcext:value-type="float">
            <text:p>0,363088</text:p>
          </table:table-cell>
          <table:table-cell office:value-type="float" office:value="0.363242" calcext:value-type="float">
            <text:p>0,363242</text:p>
          </table:table-cell>
          <table:table-cell office:value-type="float" office:value="1.1386" calcext:value-type="float">
            <text:p>1,1386</text:p>
          </table:table-cell>
          <table:table-cell office:value-type="float" office:value="0.903547" calcext:value-type="float">
            <text:p>0,903547</text:p>
          </table:table-cell>
          <table:table-cell office:value-type="float" office:value="0.524644" calcext:value-type="float">
            <text:p>0,524644</text:p>
          </table:table-cell>
          <table:table-cell office:value-type="float" office:value="0.887906" calcext:value-type="float">
            <text:p>0,887906</text:p>
          </table:table-cell>
          <table:table-cell office:value-type="float" office:value="0.580335" calcext:value-type="float">
            <text:p>0,580335</text:p>
          </table:table-cell>
          <table:table-cell office:value-type="float" office:value="0.717448" calcext:value-type="float">
            <text:p>0,717448</text:p>
          </table:table-cell>
          <table:table-cell office:value-type="float" office:value="1.53667" calcext:value-type="float">
            <text:p>1,53667</text:p>
          </table:table-cell>
          <table:table-cell office:value-type="float" office:value="1.68809" calcext:value-type="float">
            <text:p>1,68809</text:p>
          </table:table-cell>
          <table:table-cell office:value-type="float" office:value="1.39299" calcext:value-type="float">
            <text:p>1,39299</text:p>
          </table:table-cell>
          <table:table-cell office:value-type="float" office:value="0.291809" calcext:value-type="float">
            <text:p>0,291809</text:p>
          </table:table-cell>
          <table:table-cell office:value-type="float" office:value="1.08264" calcext:value-type="float">
            <text:p>1,08264</text:p>
          </table:table-cell>
          <table:table-cell office:value-type="float" office:value="0.832737" calcext:value-type="float">
            <text:p>0,832737</text:p>
          </table:table-cell>
          <table:table-cell office:value-type="float" office:value="1.18728" calcext:value-type="float">
            <text:p>1,18728</text:p>
          </table:table-cell>
          <table:table-cell office:value-type="float" office:value="1.15326" calcext:value-type="float">
            <text:p>1,15326</text:p>
          </table:table-cell>
          <table:table-cell office:value-type="float" office:value="0.19206" calcext:value-type="float">
            <text:p>0,19206</text:p>
          </table:table-cell>
          <table:table-cell office:value-type="float" office:value="1.34238" calcext:value-type="float">
            <text:p>1,34238</text:p>
          </table:table-cell>
          <table:table-cell office:value-type="float" office:value="0.233983" calcext:value-type="float">
            <text:p>0,233983</text:p>
          </table:table-cell>
          <table:table-cell office:value-type="float" office:value="0.888976" calcext:value-type="float">
            <text:p>0,888976</text:p>
          </table:table-cell>
          <table:table-cell office:value-type="float" office:value="0.94396" calcext:value-type="float">
            <text:p>0,94396</text:p>
          </table:table-cell>
          <table:table-cell office:value-type="float" office:value="0.927809" calcext:value-type="float">
            <text:p>0,927809</text:p>
          </table:table-cell>
          <table:table-cell office:value-type="float" office:value="1.46546" calcext:value-type="float">
            <text:p>1,46546</text:p>
          </table:table-cell>
          <table:table-cell office:value-type="float" office:value="0.19166" calcext:value-type="float">
            <text:p>0,19166</text:p>
          </table:table-cell>
          <table:table-cell table:number-columns-repeated="36"/>
          <table:table-cell table:formula="of:=MIN([.A143:.BL143])" office:value-type="float" office:value="0.19166" calcext:value-type="float">
            <text:p>0,19166</text:p>
          </table:table-cell>
          <table:table-cell table:formula="of:=MAX([.A143:.BL143])" office:value-type="float" office:value="1.68809" calcext:value-type="float">
            <text:p>1,68809</text:p>
          </table:table-cell>
          <table:table-cell table:number-columns-repeated="7"/>
        </table:table-row>
        <table:table-row table:style-name="ro2">
          <table:table-cell office:value-type="float" office:value="0.219179" calcext:value-type="float">
            <text:p>0,219179</text:p>
          </table:table-cell>
          <table:table-cell office:value-type="float" office:value="0.232503" calcext:value-type="float">
            <text:p>0,232503</text:p>
          </table:table-cell>
          <table:table-cell office:value-type="float" office:value="0.30094" calcext:value-type="float">
            <text:p>0,30094</text:p>
          </table:table-cell>
          <table:table-cell office:value-type="float" office:value="0.409735" calcext:value-type="float">
            <text:p>0,409735</text:p>
          </table:table-cell>
          <table:table-cell office:value-type="float" office:value="0.408947" calcext:value-type="float">
            <text:p>0,408947</text:p>
          </table:table-cell>
          <table:table-cell office:value-type="float" office:value="0.223115" calcext:value-type="float">
            <text:p>0,223115</text:p>
          </table:table-cell>
          <table:table-cell office:value-type="float" office:value="0.763976" calcext:value-type="float">
            <text:p>0,763976</text:p>
          </table:table-cell>
          <table:table-cell office:value-type="float" office:value="0.285776" calcext:value-type="float">
            <text:p>0,285776</text:p>
          </table:table-cell>
          <table:table-cell office:value-type="float" office:value="0.684096" calcext:value-type="float">
            <text:p>0,684096</text:p>
          </table:table-cell>
          <table:table-cell office:value-type="float" office:value="0.362298" calcext:value-type="float">
            <text:p>0,362298</text:p>
          </table:table-cell>
          <table:table-cell office:value-type="float" office:value="0.301313" calcext:value-type="float">
            <text:p>0,301313</text:p>
          </table:table-cell>
          <table:table-cell office:value-type="float" office:value="0.249762" calcext:value-type="float">
            <text:p>0,249762</text:p>
          </table:table-cell>
          <table:table-cell office:value-type="float" office:value="0.301746" calcext:value-type="float">
            <text:p>0,301746</text:p>
          </table:table-cell>
          <table:table-cell office:value-type="float" office:value="0.321986" calcext:value-type="float">
            <text:p>0,321986</text:p>
          </table:table-cell>
          <table:table-cell office:value-type="float" office:value="0.309097" calcext:value-type="float">
            <text:p>0,309097</text:p>
          </table:table-cell>
          <table:table-cell office:value-type="float" office:value="1.2693" calcext:value-type="float">
            <text:p>1,2693</text:p>
          </table:table-cell>
          <table:table-cell office:value-type="float" office:value="0.302299" calcext:value-type="float">
            <text:p>0,302299</text:p>
          </table:table-cell>
          <table:table-cell office:value-type="float" office:value="1.53707" calcext:value-type="float">
            <text:p>1,53707</text:p>
          </table:table-cell>
          <table:table-cell office:value-type="float" office:value="1.44788" calcext:value-type="float">
            <text:p>1,44788</text:p>
          </table:table-cell>
          <table:table-cell office:value-type="float" office:value="1.43936" calcext:value-type="float">
            <text:p>1,43936</text:p>
          </table:table-cell>
          <table:table-cell office:value-type="float" office:value="0.687678" calcext:value-type="float">
            <text:p>0,687678</text:p>
          </table:table-cell>
          <table:table-cell office:value-type="float" office:value="1.64449" calcext:value-type="float">
            <text:p>1,64449</text:p>
          </table:table-cell>
          <table:table-cell office:value-type="float" office:value="1.35847" calcext:value-type="float">
            <text:p>1,35847</text:p>
          </table:table-cell>
          <table:table-cell office:value-type="float" office:value="0.641497" calcext:value-type="float">
            <text:p>0,641497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44656" calcext:value-type="float">
            <text:p>1,44656</text:p>
          </table:table-cell>
          <table:table-cell office:value-type="float" office:value="0.223084" calcext:value-type="float">
            <text:p>0,223084</text:p>
          </table:table-cell>
          <table:table-cell office:value-type="float" office:value="0.266689" calcext:value-type="float">
            <text:p>0,266689</text:p>
          </table:table-cell>
          <table:table-cell office:value-type="float" office:value="1.16104" calcext:value-type="float">
            <text:p>1,16104</text:p>
          </table:table-cell>
          <table:table-cell office:value-type="float" office:value="0.157313" calcext:value-type="float">
            <text:p>0,157313</text:p>
          </table:table-cell>
          <table:table-cell office:value-type="float" office:value="0.505597" calcext:value-type="float">
            <text:p>0,505597</text:p>
          </table:table-cell>
          <table:table-cell office:value-type="float" office:value="0.139448" calcext:value-type="float">
            <text:p>0,139448</text:p>
          </table:table-cell>
          <table:table-cell table:number-columns-repeated="36"/>
          <table:table-cell table:formula="of:=MIN([.A144:.BL144])" office:value-type="float" office:value="0.139448" calcext:value-type="float">
            <text:p>0,139448</text:p>
          </table:table-cell>
          <table:table-cell table:formula="of:=MAX([.A144:.BL144])" office:value-type="float" office:value="1.64449" calcext:value-type="float">
            <text:p>1,64449</text:p>
          </table:table-cell>
          <table:table-cell table:number-columns-repeated="7"/>
        </table:table-row>
        <table:table-row table:style-name="ro2">
          <table:table-cell office:value-type="float" office:value="0.168827" calcext:value-type="float">
            <text:p>0,168827</text:p>
          </table:table-cell>
          <table:table-cell office:value-type="float" office:value="0.269995" calcext:value-type="float">
            <text:p>0,269995</text:p>
          </table:table-cell>
          <table:table-cell office:value-type="float" office:value="0.10174" calcext:value-type="float">
            <text:p>0,10174</text:p>
          </table:table-cell>
          <table:table-cell office:value-type="float" office:value="0.407837" calcext:value-type="float">
            <text:p>0,407837</text:p>
          </table:table-cell>
          <table:table-cell office:value-type="float" office:value="0.303431" calcext:value-type="float">
            <text:p>0,303431</text:p>
          </table:table-cell>
          <table:table-cell office:value-type="float" office:value="0.268833" calcext:value-type="float">
            <text:p>0,268833</text:p>
          </table:table-cell>
          <table:table-cell office:value-type="float" office:value="0.289451" calcext:value-type="float">
            <text:p>0,289451</text:p>
          </table:table-cell>
          <table:table-cell office:value-type="float" office:value="0.257204" calcext:value-type="float">
            <text:p>0,257204</text:p>
          </table:table-cell>
          <table:table-cell office:value-type="float" office:value="0.349384" calcext:value-type="float">
            <text:p>0,349384</text:p>
          </table:table-cell>
          <table:table-cell office:value-type="float" office:value="0.301989" calcext:value-type="float">
            <text:p>0,301989</text:p>
          </table:table-cell>
          <table:table-cell office:value-type="float" office:value="0.412445" calcext:value-type="float">
            <text:p>0,412445</text:p>
          </table:table-cell>
          <table:table-cell office:value-type="float" office:value="0.291398" calcext:value-type="float">
            <text:p>0,291398</text:p>
          </table:table-cell>
          <table:table-cell office:value-type="float" office:value="0.314616" calcext:value-type="float">
            <text:p>0,314616</text:p>
          </table:table-cell>
          <table:table-cell office:value-type="float" office:value="0.326597" calcext:value-type="float">
            <text:p>0,326597</text:p>
          </table:table-cell>
          <table:table-cell office:value-type="float" office:value="0.262776" calcext:value-type="float">
            <text:p>0,262776</text:p>
          </table:table-cell>
          <table:table-cell office:value-type="float" office:value="0.294197" calcext:value-type="float">
            <text:p>0,294197</text:p>
          </table:table-cell>
          <table:table-cell office:value-type="float" office:value="0.345344" calcext:value-type="float">
            <text:p>0,345344</text:p>
          </table:table-cell>
          <table:table-cell office:value-type="float" office:value="0.825382" calcext:value-type="float">
            <text:p>0,825382</text:p>
          </table:table-cell>
          <table:table-cell office:value-type="float" office:value="1.44229" calcext:value-type="float">
            <text:p>1,44229</text:p>
          </table:table-cell>
          <table:table-cell office:value-type="float" office:value="1.09585" calcext:value-type="float">
            <text:p>1,09585</text:p>
          </table:table-cell>
          <table:table-cell office:value-type="float" office:value="0.548095" calcext:value-type="float">
            <text:p>0,548095</text:p>
          </table:table-cell>
          <table:table-cell office:value-type="float" office:value="0.306556" calcext:value-type="float">
            <text:p>0,306556</text:p>
          </table:table-cell>
          <table:table-cell office:value-type="float" office:value="0.657795" calcext:value-type="float">
            <text:p>0,657795</text:p>
          </table:table-cell>
          <table:table-cell office:value-type="float" office:value="0.223677" calcext:value-type="float">
            <text:p>0,223677</text:p>
          </table:table-cell>
          <table:table-cell office:value-type="float" office:value="1.30793" calcext:value-type="float">
            <text:p>1,30793</text:p>
          </table:table-cell>
          <table:table-cell office:value-type="float" office:value="0.213906" calcext:value-type="float">
            <text:p>0,213906</text:p>
          </table:table-cell>
          <table:table-cell office:value-type="float" office:value="1.59627" calcext:value-type="float">
            <text:p>1,59627</text:p>
          </table:table-cell>
          <table:table-cell office:value-type="float" office:value="0.648884" calcext:value-type="float">
            <text:p>0,648884</text:p>
          </table:table-cell>
          <table:table-cell office:value-type="float" office:value="0.386223" calcext:value-type="float">
            <text:p>0,386223</text:p>
          </table:table-cell>
          <table:table-cell office:value-type="float" office:value="0.190621" calcext:value-type="float">
            <text:p>0,190621</text:p>
          </table:table-cell>
          <table:table-cell office:value-type="float" office:value="0.792333" calcext:value-type="float">
            <text:p>0,792333</text:p>
          </table:table-cell>
          <table:table-cell office:value-type="float" office:value="1.05682" calcext:value-type="float">
            <text:p>1,05682</text:p>
          </table:table-cell>
          <table:table-cell table:number-columns-repeated="36"/>
          <table:table-cell table:formula="of:=MIN([.A145:.BL145])" office:value-type="float" office:value="0.10174" calcext:value-type="float">
            <text:p>0,10174</text:p>
          </table:table-cell>
          <table:table-cell table:formula="of:=MAX([.A145:.BL145])" office:value-type="float" office:value="1.59627" calcext:value-type="float">
            <text:p>1,59627</text:p>
          </table:table-cell>
          <table:table-cell table:number-columns-repeated="7"/>
        </table:table-row>
        <table:table-row table:style-name="ro2">
          <table:table-cell office:value-type="float" office:value="0.207197" calcext:value-type="float">
            <text:p>0,207197</text:p>
          </table:table-cell>
          <table:table-cell office:value-type="float" office:value="0.310283" calcext:value-type="float">
            <text:p>0,310283</text:p>
          </table:table-cell>
          <table:table-cell office:value-type="float" office:value="0.283252" calcext:value-type="float">
            <text:p>0,283252</text:p>
          </table:table-cell>
          <table:table-cell office:value-type="float" office:value="0.613568" calcext:value-type="float">
            <text:p>0,613568</text:p>
          </table:table-cell>
          <table:table-cell office:value-type="float" office:value="0.239653" calcext:value-type="float">
            <text:p>0,239653</text:p>
          </table:table-cell>
          <table:table-cell office:value-type="float" office:value="0.294125" calcext:value-type="float">
            <text:p>0,294125</text:p>
          </table:table-cell>
          <table:table-cell office:value-type="float" office:value="0.31515" calcext:value-type="float">
            <text:p>0,31515</text:p>
          </table:table-cell>
          <table:table-cell office:value-type="float" office:value="0.949675" calcext:value-type="float">
            <text:p>0,949675</text:p>
          </table:table-cell>
          <table:table-cell office:value-type="float" office:value="0.904723" calcext:value-type="float">
            <text:p>0,904723</text:p>
          </table:table-cell>
          <table:table-cell office:value-type="float" office:value="0.813678" calcext:value-type="float">
            <text:p>0,813678</text:p>
          </table:table-cell>
          <table:table-cell office:value-type="float" office:value="0.952003" calcext:value-type="float">
            <text:p>0,952003</text:p>
          </table:table-cell>
          <table:table-cell office:value-type="float" office:value="0.262063" calcext:value-type="float">
            <text:p>0,262063</text:p>
          </table:table-cell>
          <table:table-cell office:value-type="float" office:value="0.747956" calcext:value-type="float">
            <text:p>0,747956</text:p>
          </table:table-cell>
          <table:table-cell office:value-type="float" office:value="0.253781" calcext:value-type="float">
            <text:p>0,253781</text:p>
          </table:table-cell>
          <table:table-cell office:value-type="float" office:value="0.485248" calcext:value-type="float">
            <text:p>0,485248</text:p>
          </table:table-cell>
          <table:table-cell office:value-type="float" office:value="1.39031" calcext:value-type="float">
            <text:p>1,39031</text:p>
          </table:table-cell>
          <table:table-cell office:value-type="float" office:value="1.33213" calcext:value-type="float">
            <text:p>1,33213</text:p>
          </table:table-cell>
          <table:table-cell office:value-type="float" office:value="0.799221" calcext:value-type="float">
            <text:p>0,799221</text:p>
          </table:table-cell>
          <table:table-cell office:value-type="float" office:value="1.22605" calcext:value-type="float">
            <text:p>1,22605</text:p>
          </table:table-cell>
          <table:table-cell office:value-type="float" office:value="1.04018" calcext:value-type="float">
            <text:p>1,04018</text:p>
          </table:table-cell>
          <table:table-cell office:value-type="float" office:value="1.6375" calcext:value-type="float">
            <text:p>1,6375</text:p>
          </table:table-cell>
          <table:table-cell office:value-type="float" office:value="0.874692" calcext:value-type="float">
            <text:p>0,874692</text:p>
          </table:table-cell>
          <table:table-cell office:value-type="float" office:value="1.19335" calcext:value-type="float">
            <text:p>1,19335</text:p>
          </table:table-cell>
          <table:table-cell office:value-type="float" office:value="1.21109" calcext:value-type="float">
            <text:p>1,21109</text:p>
          </table:table-cell>
          <table:table-cell office:value-type="float" office:value="0.566512" calcext:value-type="float">
            <text:p>0,566512</text:p>
          </table:table-cell>
          <table:table-cell office:value-type="float" office:value="0.589601" calcext:value-type="float">
            <text:p>0,589601</text:p>
          </table:table-cell>
          <table:table-cell office:value-type="float" office:value="0.463395" calcext:value-type="float">
            <text:p>0,463395</text:p>
          </table:table-cell>
          <table:table-cell office:value-type="float" office:value="0.577762" calcext:value-type="float">
            <text:p>0,577762</text:p>
          </table:table-cell>
          <table:table-cell office:value-type="float" office:value="0.884437" calcext:value-type="float">
            <text:p>0,884437</text:p>
          </table:table-cell>
          <table:table-cell office:value-type="float" office:value="1.34007" calcext:value-type="float">
            <text:p>1,34007</text:p>
          </table:table-cell>
          <table:table-cell office:value-type="float" office:value="1.15718" calcext:value-type="float">
            <text:p>1,15718</text:p>
          </table:table-cell>
          <table:table-cell office:value-type="float" office:value="1.37818" calcext:value-type="float">
            <text:p>1,37818</text:p>
          </table:table-cell>
          <table:table-cell table:number-columns-repeated="36"/>
          <table:table-cell table:formula="of:=MIN([.A146:.BL146])" office:value-type="float" office:value="0.207197" calcext:value-type="float">
            <text:p>0,207197</text:p>
          </table:table-cell>
          <table:table-cell table:formula="of:=MAX([.A146:.BL146])" office:value-type="float" office:value="1.6375" calcext:value-type="float">
            <text:p>1,6375</text:p>
          </table:table-cell>
          <table:table-cell table:number-columns-repeated="7"/>
        </table:table-row>
        <table:table-row table:style-name="ro2">
          <table:table-cell office:value-type="float" office:value="0.29852" calcext:value-type="float">
            <text:p>0,29852</text:p>
          </table:table-cell>
          <table:table-cell office:value-type="float" office:value="0.307466" calcext:value-type="float">
            <text:p>0,307466</text:p>
          </table:table-cell>
          <table:table-cell office:value-type="float" office:value="0.323128" calcext:value-type="float">
            <text:p>0,323128</text:p>
          </table:table-cell>
          <table:table-cell office:value-type="float" office:value="0.2782" calcext:value-type="float">
            <text:p>0,2782</text:p>
          </table:table-cell>
          <table:table-cell office:value-type="float" office:value="0.289488" calcext:value-type="float">
            <text:p>0,289488</text:p>
          </table:table-cell>
          <table:table-cell office:value-type="float" office:value="0.230785" calcext:value-type="float">
            <text:p>0,230785</text:p>
          </table:table-cell>
          <table:table-cell office:value-type="float" office:value="0.320322" calcext:value-type="float">
            <text:p>0,320322</text:p>
          </table:table-cell>
          <table:table-cell office:value-type="float" office:value="0.258044" calcext:value-type="float">
            <text:p>0,258044</text:p>
          </table:table-cell>
          <table:table-cell office:value-type="float" office:value="0.797428" calcext:value-type="float">
            <text:p>0,797428</text:p>
          </table:table-cell>
          <table:table-cell office:value-type="float" office:value="0.857314" calcext:value-type="float">
            <text:p>0,857314</text:p>
          </table:table-cell>
          <table:table-cell office:value-type="float" office:value="0.638679" calcext:value-type="float">
            <text:p>0,638679</text:p>
          </table:table-cell>
          <table:table-cell office:value-type="float" office:value="1.07919" calcext:value-type="float">
            <text:p>1,07919</text:p>
          </table:table-cell>
          <table:table-cell office:value-type="float" office:value="1.39676" calcext:value-type="float">
            <text:p>1,39676</text:p>
          </table:table-cell>
          <table:table-cell office:value-type="float" office:value="1.08141" calcext:value-type="float">
            <text:p>1,08141</text:p>
          </table:table-cell>
          <table:table-cell office:value-type="float" office:value="0.844843" calcext:value-type="float">
            <text:p>0,844843</text:p>
          </table:table-cell>
          <table:table-cell office:value-type="float" office:value="0.601878" calcext:value-type="float">
            <text:p>0,601878</text:p>
          </table:table-cell>
          <table:table-cell office:value-type="float" office:value="0.573589" calcext:value-type="float">
            <text:p>0,573589</text:p>
          </table:table-cell>
          <table:table-cell office:value-type="float" office:value="0.663613" calcext:value-type="float">
            <text:p>0,663613</text:p>
          </table:table-cell>
          <table:table-cell office:value-type="float" office:value="0.44911" calcext:value-type="float">
            <text:p>0,44911</text:p>
          </table:table-cell>
          <table:table-cell office:value-type="float" office:value="0.506042" calcext:value-type="float">
            <text:p>0,506042</text:p>
          </table:table-cell>
          <table:table-cell office:value-type="float" office:value="1.38713" calcext:value-type="float">
            <text:p>1,38713</text:p>
          </table:table-cell>
          <table:table-cell office:value-type="float" office:value="1.07642" calcext:value-type="float">
            <text:p>1,07642</text:p>
          </table:table-cell>
          <table:table-cell office:value-type="float" office:value="0.601225" calcext:value-type="float">
            <text:p>0,601225</text:p>
          </table:table-cell>
          <table:table-cell office:value-type="float" office:value="0.51497" calcext:value-type="float">
            <text:p>0,51497</text:p>
          </table:table-cell>
          <table:table-cell office:value-type="float" office:value="0.455908" calcext:value-type="float">
            <text:p>0,455908</text:p>
          </table:table-cell>
          <table:table-cell office:value-type="float" office:value="1.37184" calcext:value-type="float">
            <text:p>1,37184</text:p>
          </table:table-cell>
          <table:table-cell office:value-type="float" office:value="1.17604" calcext:value-type="float">
            <text:p>1,17604</text:p>
          </table:table-cell>
          <table:table-cell office:value-type="float" office:value="0.26857" calcext:value-type="float">
            <text:p>0,26857</text:p>
          </table:table-cell>
          <table:table-cell office:value-type="float" office:value="0.322741" calcext:value-type="float">
            <text:p>0,322741</text:p>
          </table:table-cell>
          <table:table-cell office:value-type="float" office:value="0.191607" calcext:value-type="float">
            <text:p>0,191607</text:p>
          </table:table-cell>
          <table:table-cell office:value-type="float" office:value="1.14377" calcext:value-type="float">
            <text:p>1,14377</text:p>
          </table:table-cell>
          <table:table-cell office:value-type="float" office:value="1.69619" calcext:value-type="float">
            <text:p>1,69619</text:p>
          </table:table-cell>
          <table:table-cell table:number-columns-repeated="36"/>
          <table:table-cell table:formula="of:=MIN([.A147:.BL147])" office:value-type="float" office:value="0.191607" calcext:value-type="float">
            <text:p>0,191607</text:p>
          </table:table-cell>
          <table:table-cell table:formula="of:=MAX([.A147:.BL147])" office:value-type="float" office:value="1.69619" calcext:value-type="float">
            <text:p>1,69619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7568" calcext:value-type="float">
            <text:p>0,147568</text:p>
          </table:table-cell>
          <table:table-cell office:value-type="float" office:value="0.224694" calcext:value-type="float">
            <text:p>0,224694</text:p>
          </table:table-cell>
          <table:table-cell office:value-type="float" office:value="0.169637" calcext:value-type="float">
            <text:p>0,169637</text:p>
          </table:table-cell>
          <table:table-cell office:value-type="float" office:value="0.194337" calcext:value-type="float">
            <text:p>0,194337</text:p>
          </table:table-cell>
          <table:table-cell office:value-type="float" office:value="0.553826" calcext:value-type="float">
            <text:p>0,553826</text:p>
          </table:table-cell>
          <table:table-cell office:value-type="float" office:value="0.305325" calcext:value-type="float">
            <text:p>0,305325</text:p>
          </table:table-cell>
          <table:table-cell office:value-type="float" office:value="0.447922" calcext:value-type="float">
            <text:p>0,447922</text:p>
          </table:table-cell>
          <table:table-cell office:value-type="float" office:value="0.558519" calcext:value-type="float">
            <text:p>0,558519</text:p>
          </table:table-cell>
          <table:table-cell office:value-type="float" office:value="0.334044" calcext:value-type="float">
            <text:p>0,334044</text:p>
          </table:table-cell>
          <table:table-cell office:value-type="float" office:value="0.515901" calcext:value-type="float">
            <text:p>0,515901</text:p>
          </table:table-cell>
          <table:table-cell office:value-type="float" office:value="0.326132" calcext:value-type="float">
            <text:p>0,326132</text:p>
          </table:table-cell>
          <table:table-cell office:value-type="float" office:value="0.574873" calcext:value-type="float">
            <text:p>0,574873</text:p>
          </table:table-cell>
          <table:table-cell office:value-type="float" office:value="0.384645" calcext:value-type="float">
            <text:p>0,384645</text:p>
          </table:table-cell>
          <table:table-cell office:value-type="float" office:value="1.01881" calcext:value-type="float">
            <text:p>1,01881</text:p>
          </table:table-cell>
          <table:table-cell office:value-type="float" office:value="0.958224" calcext:value-type="float">
            <text:p>0,958224</text:p>
          </table:table-cell>
          <table:table-cell office:value-type="float" office:value="0.895385" calcext:value-type="float">
            <text:p>0,895385</text:p>
          </table:table-cell>
          <table:table-cell office:value-type="float" office:value="0.863722" calcext:value-type="float">
            <text:p>0,863722</text:p>
          </table:table-cell>
          <table:table-cell office:value-type="float" office:value="0.70283" calcext:value-type="float">
            <text:p>0,70283</text:p>
          </table:table-cell>
          <table:table-cell office:value-type="float" office:value="0.585603" calcext:value-type="float">
            <text:p>0,585603</text:p>
          </table:table-cell>
          <table:table-cell office:value-type="float" office:value="0.673369" calcext:value-type="float">
            <text:p>0,673369</text:p>
          </table:table-cell>
          <table:table-cell office:value-type="float" office:value="0.578295" calcext:value-type="float">
            <text:p>0,578295</text:p>
          </table:table-cell>
          <table:table-cell office:value-type="float" office:value="0.372305" calcext:value-type="float">
            <text:p>0,372305</text:p>
          </table:table-cell>
          <table:table-cell office:value-type="float" office:value="0.687844" calcext:value-type="float">
            <text:p>0,687844</text:p>
          </table:table-cell>
          <table:table-cell office:value-type="float" office:value="0.579863" calcext:value-type="float">
            <text:p>0,579863</text:p>
          </table:table-cell>
          <table:table-cell office:value-type="float" office:value="0.543276" calcext:value-type="float">
            <text:p>0,543276</text:p>
          </table:table-cell>
          <table:table-cell office:value-type="float" office:value="0.313007" calcext:value-type="float">
            <text:p>0,313007</text:p>
          </table:table-cell>
          <table:table-cell office:value-type="float" office:value="0.592892" calcext:value-type="float">
            <text:p>0,592892</text:p>
          </table:table-cell>
          <table:table-cell office:value-type="float" office:value="0.602456" calcext:value-type="float">
            <text:p>0,602456</text:p>
          </table:table-cell>
          <table:table-cell office:value-type="float" office:value="0.602015" calcext:value-type="float">
            <text:p>0,602015</text:p>
          </table:table-cell>
          <table:table-cell office:value-type="float" office:value="0.63511" calcext:value-type="float">
            <text:p>0,63511</text:p>
          </table:table-cell>
          <table:table-cell office:value-type="float" office:value="0.620487" calcext:value-type="float">
            <text:p>0,620487</text:p>
          </table:table-cell>
          <table:table-cell office:value-type="float" office:value="0.582886" calcext:value-type="float">
            <text:p>0,582886</text:p>
          </table:table-cell>
          <table:table-cell office:value-type="float" office:value="0.63409" calcext:value-type="float">
            <text:p>0,63409</text:p>
          </table:table-cell>
          <table:table-cell office:value-type="float" office:value="0.566021" calcext:value-type="float">
            <text:p>0,566021</text:p>
          </table:table-cell>
          <table:table-cell office:value-type="float" office:value="1.19704" calcext:value-type="float">
            <text:p>1,19704</text:p>
          </table:table-cell>
          <table:table-cell office:value-type="float" office:value="0.649047" calcext:value-type="float">
            <text:p>0,649047</text:p>
          </table:table-cell>
          <table:table-cell office:value-type="float" office:value="0.653336" calcext:value-type="float">
            <text:p>0,653336</text:p>
          </table:table-cell>
          <table:table-cell office:value-type="float" office:value="0.685804" calcext:value-type="float">
            <text:p>0,685804</text:p>
          </table:table-cell>
          <table:table-cell office:value-type="float" office:value="0.884341" calcext:value-type="float">
            <text:p>0,884341</text:p>
          </table:table-cell>
          <table:table-cell office:value-type="float" office:value="0.158565" calcext:value-type="float">
            <text:p>0,158565</text:p>
          </table:table-cell>
          <table:table-cell office:value-type="float" office:value="0.323072" calcext:value-type="float">
            <text:p>0,323072</text:p>
          </table:table-cell>
          <table:table-cell office:value-type="float" office:value="0.0706248" calcext:value-type="float">
            <text:p>0,0706248</text:p>
          </table:table-cell>
          <table:table-cell office:value-type="float" office:value="0.0792029" calcext:value-type="float">
            <text:p>0,0792029</text:p>
          </table:table-cell>
          <table:table-cell office:value-type="float" office:value="0.168386" calcext:value-type="float">
            <text:p>0,168386</text:p>
          </table:table-cell>
          <table:table-cell office:value-type="float" office:value="0.202119" calcext:value-type="float">
            <text:p>0,202119</text:p>
          </table:table-cell>
          <table:table-cell office:value-type="float" office:value="0.854508" calcext:value-type="float">
            <text:p>0,854508</text:p>
          </table:table-cell>
          <table:table-cell office:value-type="float" office:value="0.098238" calcext:value-type="float">
            <text:p>0,098238</text:p>
          </table:table-cell>
          <table:table-cell office:value-type="float" office:value="0.124671" calcext:value-type="float">
            <text:p>0,124671</text:p>
          </table:table-cell>
          <table:table-cell table:number-columns-repeated="20"/>
          <table:table-cell table:formula="of:=MIN([.A149:.BL149])" office:value-type="float" office:value="0.0706248" calcext:value-type="float">
            <text:p>0,0706248</text:p>
          </table:table-cell>
          <table:table-cell table:formula="of:=MAX([.A149:.BL149])" office:value-type="float" office:value="1.19704" calcext:value-type="float">
            <text:p>1,19704</text:p>
          </table:table-cell>
          <table:table-cell table:number-columns-repeated="7"/>
        </table:table-row>
        <table:table-row table:style-name="ro2">
          <table:table-cell office:value-type="float" office:value="0.16376" calcext:value-type="float">
            <text:p>0,16376</text:p>
          </table:table-cell>
          <table:table-cell office:value-type="float" office:value="0.141084" calcext:value-type="float">
            <text:p>0,141084</text:p>
          </table:table-cell>
          <table:table-cell office:value-type="float" office:value="0.180822" calcext:value-type="float">
            <text:p>0,180822</text:p>
          </table:table-cell>
          <table:table-cell office:value-type="float" office:value="0.399473" calcext:value-type="float">
            <text:p>0,399473</text:p>
          </table:table-cell>
          <table:table-cell office:value-type="float" office:value="0.505368" calcext:value-type="float">
            <text:p>0,505368</text:p>
          </table:table-cell>
          <table:table-cell office:value-type="float" office:value="0.145298" calcext:value-type="float">
            <text:p>0,145298</text:p>
          </table:table-cell>
          <table:table-cell office:value-type="float" office:value="0.498635" calcext:value-type="float">
            <text:p>0,498635</text:p>
          </table:table-cell>
          <table:table-cell office:value-type="float" office:value="0.392961" calcext:value-type="float">
            <text:p>0,392961</text:p>
          </table:table-cell>
          <table:table-cell office:value-type="float" office:value="0.381404" calcext:value-type="float">
            <text:p>0,381404</text:p>
          </table:table-cell>
          <table:table-cell office:value-type="float" office:value="0.358342" calcext:value-type="float">
            <text:p>0,358342</text:p>
          </table:table-cell>
          <table:table-cell office:value-type="float" office:value="0.306104" calcext:value-type="float">
            <text:p>0,306104</text:p>
          </table:table-cell>
          <table:table-cell office:value-type="float" office:value="0.200798" calcext:value-type="float">
            <text:p>0,200798</text:p>
          </table:table-cell>
          <table:table-cell office:value-type="float" office:value="0.350722" calcext:value-type="float">
            <text:p>0,350722</text:p>
          </table:table-cell>
          <table:table-cell office:value-type="float" office:value="0.42885" calcext:value-type="float">
            <text:p>0,42885</text:p>
          </table:table-cell>
          <table:table-cell office:value-type="float" office:value="0.444378" calcext:value-type="float">
            <text:p>0,444378</text:p>
          </table:table-cell>
          <table:table-cell office:value-type="float" office:value="0.232629" calcext:value-type="float">
            <text:p>0,232629</text:p>
          </table:table-cell>
          <table:table-cell office:value-type="float" office:value="0.436011" calcext:value-type="float">
            <text:p>0,436011</text:p>
          </table:table-cell>
          <table:table-cell office:value-type="float" office:value="0.357693" calcext:value-type="float">
            <text:p>0,357693</text:p>
          </table:table-cell>
          <table:table-cell office:value-type="float" office:value="1.33046" calcext:value-type="float">
            <text:p>1,33046</text:p>
          </table:table-cell>
          <table:table-cell office:value-type="float" office:value="0.273902" calcext:value-type="float">
            <text:p>0,273902</text:p>
          </table:table-cell>
          <table:table-cell office:value-type="float" office:value="0.308239" calcext:value-type="float">
            <text:p>0,308239</text:p>
          </table:table-cell>
          <table:table-cell office:value-type="float" office:value="1.37669" calcext:value-type="float">
            <text:p>1,37669</text:p>
          </table:table-cell>
          <table:table-cell office:value-type="float" office:value="1.22329" calcext:value-type="float">
            <text:p>1,22329</text:p>
          </table:table-cell>
          <table:table-cell office:value-type="float" office:value="1.32814" calcext:value-type="float">
            <text:p>1,32814</text:p>
          </table:table-cell>
          <table:table-cell office:value-type="float" office:value="0.414165" calcext:value-type="float">
            <text:p>0,414165</text:p>
          </table:table-cell>
          <table:table-cell office:value-type="float" office:value="0.464193" calcext:value-type="float">
            <text:p>0,464193</text:p>
          </table:table-cell>
          <table:table-cell office:value-type="float" office:value="1.45125" calcext:value-type="float">
            <text:p>1,45125</text:p>
          </table:table-cell>
          <table:table-cell office:value-type="float" office:value="1.29507" calcext:value-type="float">
            <text:p>1,29507</text:p>
          </table:table-cell>
          <table:table-cell office:value-type="float" office:value="0.288619" calcext:value-type="float">
            <text:p>0,288619</text:p>
          </table:table-cell>
          <table:table-cell office:value-type="float" office:value="1.2766" calcext:value-type="float">
            <text:p>1,2766</text:p>
          </table:table-cell>
          <table:table-cell office:value-type="float" office:value="1.04766" calcext:value-type="float">
            <text:p>1,04766</text:p>
          </table:table-cell>
          <table:table-cell office:value-type="float" office:value="1.42559" calcext:value-type="float">
            <text:p>1,42559</text:p>
          </table:table-cell>
          <table:table-cell office:value-type="float" office:value="1.1676" calcext:value-type="float">
            <text:p>1,1676</text:p>
          </table:table-cell>
          <table:table-cell office:value-type="float" office:value="1.36929" calcext:value-type="float">
            <text:p>1,36929</text:p>
          </table:table-cell>
          <table:table-cell office:value-type="float" office:value="1.9918" calcext:value-type="float">
            <text:p>1,9918</text:p>
          </table:table-cell>
          <table:table-cell office:value-type="float" office:value="1.36132" calcext:value-type="float">
            <text:p>1,36132</text:p>
          </table:table-cell>
          <table:table-cell office:value-type="float" office:value="0.230391" calcext:value-type="float">
            <text:p>0,230391</text:p>
          </table:table-cell>
          <table:table-cell office:value-type="float" office:value="1.00147" calcext:value-type="float">
            <text:p>1,00147</text:p>
          </table:table-cell>
          <table:table-cell office:value-type="float" office:value="1.16239" calcext:value-type="float">
            <text:p>1,16239</text:p>
          </table:table-cell>
          <table:table-cell office:value-type="float" office:value="1.64853" calcext:value-type="float">
            <text:p>1,64853</text:p>
          </table:table-cell>
          <table:table-cell office:value-type="float" office:value="1.0981" calcext:value-type="float">
            <text:p>1,0981</text:p>
          </table:table-cell>
          <table:table-cell office:value-type="float" office:value="1.14998" calcext:value-type="float">
            <text:p>1,14998</text:p>
          </table:table-cell>
          <table:table-cell office:value-type="float" office:value="0.133653" calcext:value-type="float">
            <text:p>0,133653</text:p>
          </table:table-cell>
          <table:table-cell office:value-type="float" office:value="0.484505" calcext:value-type="float">
            <text:p>0,484505</text:p>
          </table:table-cell>
          <table:table-cell office:value-type="float" office:value="0.0589399" calcext:value-type="float">
            <text:p>0,0589399</text:p>
          </table:table-cell>
          <table:table-cell office:value-type="float" office:value="0.141824" calcext:value-type="float">
            <text:p>0,141824</text:p>
          </table:table-cell>
          <table:table-cell office:value-type="float" office:value="0.368614" calcext:value-type="float">
            <text:p>0,368614</text:p>
          </table:table-cell>
          <table:table-cell office:value-type="float" office:value="0.576303" calcext:value-type="float">
            <text:p>0,576303</text:p>
          </table:table-cell>
          <table:table-cell table:number-columns-repeated="20"/>
          <table:table-cell table:formula="of:=MIN([.A150:.BL150])" office:value-type="float" office:value="0.0589399" calcext:value-type="float">
            <text:p>0,0589399</text:p>
          </table:table-cell>
          <table:table-cell table:formula="of:=MAX([.A150:.BL150])" office:value-type="float" office:value="1.9918" calcext:value-type="float">
            <text:p>1,9918</text:p>
          </table:table-cell>
          <table:table-cell table:number-columns-repeated="7"/>
        </table:table-row>
        <table:table-row table:style-name="ro2">
          <table:table-cell office:value-type="float" office:value="0.132606" calcext:value-type="float">
            <text:p>0,132606</text:p>
          </table:table-cell>
          <table:table-cell office:value-type="float" office:value="0.167668" calcext:value-type="float">
            <text:p>0,167668</text:p>
          </table:table-cell>
          <table:table-cell office:value-type="float" office:value="0.149615" calcext:value-type="float">
            <text:p>0,149615</text:p>
          </table:table-cell>
          <table:table-cell office:value-type="float" office:value="0.150113" calcext:value-type="float">
            <text:p>0,150113</text:p>
          </table:table-cell>
          <table:table-cell office:value-type="float" office:value="0.246749" calcext:value-type="float">
            <text:p>0,246749</text:p>
          </table:table-cell>
          <table:table-cell office:value-type="float" office:value="0.186493" calcext:value-type="float">
            <text:p>0,186493</text:p>
          </table:table-cell>
          <table:table-cell office:value-type="float" office:value="0.230582" calcext:value-type="float">
            <text:p>0,230582</text:p>
          </table:table-cell>
          <table:table-cell office:value-type="float" office:value="0.471969" calcext:value-type="float">
            <text:p>0,471969</text:p>
          </table:table-cell>
          <table:table-cell office:value-type="float" office:value="0.530824" calcext:value-type="float">
            <text:p>0,530824</text:p>
          </table:table-cell>
          <table:table-cell office:value-type="float" office:value="0.258494" calcext:value-type="float">
            <text:p>0,258494</text:p>
          </table:table-cell>
          <table:table-cell office:value-type="float" office:value="0.256652" calcext:value-type="float">
            <text:p>0,256652</text:p>
          </table:table-cell>
          <table:table-cell office:value-type="float" office:value="0.740712" calcext:value-type="float">
            <text:p>0,740712</text:p>
          </table:table-cell>
          <table:table-cell office:value-type="float" office:value="0.241656" calcext:value-type="float">
            <text:p>0,241656</text:p>
          </table:table-cell>
          <table:table-cell office:value-type="float" office:value="0.726775" calcext:value-type="float">
            <text:p>0,726775</text:p>
          </table:table-cell>
          <table:table-cell office:value-type="float" office:value="0.189116" calcext:value-type="float">
            <text:p>0,189116</text:p>
          </table:table-cell>
          <table:table-cell office:value-type="float" office:value="1.03252" calcext:value-type="float">
            <text:p>1,03252</text:p>
          </table:table-cell>
          <table:table-cell office:value-type="float" office:value="0.137993" calcext:value-type="float">
            <text:p>0,137993</text:p>
          </table:table-cell>
          <table:table-cell office:value-type="float" office:value="0.81869" calcext:value-type="float">
            <text:p>0,81869</text:p>
          </table:table-cell>
          <table:table-cell office:value-type="float" office:value="1.25758" calcext:value-type="float">
            <text:p>1,25758</text:p>
          </table:table-cell>
          <table:table-cell office:value-type="float" office:value="0.960544" calcext:value-type="float">
            <text:p>0,960544</text:p>
          </table:table-cell>
          <table:table-cell office:value-type="float" office:value="0.726632" calcext:value-type="float">
            <text:p>0,726632</text:p>
          </table:table-cell>
          <table:table-cell office:value-type="float" office:value="0.478716" calcext:value-type="float">
            <text:p>0,478716</text:p>
          </table:table-cell>
          <table:table-cell office:value-type="float" office:value="0.971933" calcext:value-type="float">
            <text:p>0,971933</text:p>
          </table:table-cell>
          <table:table-cell office:value-type="float" office:value="0.21222" calcext:value-type="float">
            <text:p>0,21222</text:p>
          </table:table-cell>
          <table:table-cell office:value-type="float" office:value="0.583067" calcext:value-type="float">
            <text:p>0,583067</text:p>
          </table:table-cell>
          <table:table-cell office:value-type="float" office:value="0.809491" calcext:value-type="float">
            <text:p>0,809491</text:p>
          </table:table-cell>
          <table:table-cell office:value-type="float" office:value="1.4027" calcext:value-type="float">
            <text:p>1,4027</text:p>
          </table:table-cell>
          <table:table-cell office:value-type="float" office:value="0.972121" calcext:value-type="float">
            <text:p>0,972121</text:p>
          </table:table-cell>
          <table:table-cell office:value-type="float" office:value="0.155851" calcext:value-type="float">
            <text:p>0,155851</text:p>
          </table:table-cell>
          <table:table-cell office:value-type="float" office:value="1.64269" calcext:value-type="float">
            <text:p>1,64269</text:p>
          </table:table-cell>
          <table:table-cell office:value-type="float" office:value="1.42634" calcext:value-type="float">
            <text:p>1,42634</text:p>
          </table:table-cell>
          <table:table-cell office:value-type="float" office:value="0.177311" calcext:value-type="float">
            <text:p>0,177311</text:p>
          </table:table-cell>
          <table:table-cell office:value-type="float" office:value="1.06088" calcext:value-type="float">
            <text:p>1,06088</text:p>
          </table:table-cell>
          <table:table-cell office:value-type="float" office:value="0.214855" calcext:value-type="float">
            <text:p>0,214855</text:p>
          </table:table-cell>
          <table:table-cell office:value-type="float" office:value="1.15879" calcext:value-type="float">
            <text:p>1,15879</text:p>
          </table:table-cell>
          <table:table-cell office:value-type="float" office:value="0.384692" calcext:value-type="float">
            <text:p>0,384692</text:p>
          </table:table-cell>
          <table:table-cell office:value-type="float" office:value="0.244344" calcext:value-type="float">
            <text:p>0,244344</text:p>
          </table:table-cell>
          <table:table-cell office:value-type="float" office:value="0.260024" calcext:value-type="float">
            <text:p>0,260024</text:p>
          </table:table-cell>
          <table:table-cell office:value-type="float" office:value="0.218833" calcext:value-type="float">
            <text:p>0,218833</text:p>
          </table:table-cell>
          <table:table-cell office:value-type="float" office:value="0.818325" calcext:value-type="float">
            <text:p>0,818325</text:p>
          </table:table-cell>
          <table:table-cell office:value-type="float" office:value="0.190373" calcext:value-type="float">
            <text:p>0,190373</text:p>
          </table:table-cell>
          <table:table-cell office:value-type="float" office:value="1.54612" calcext:value-type="float">
            <text:p>1,54612</text:p>
          </table:table-cell>
          <table:table-cell office:value-type="float" office:value="0.961029" calcext:value-type="float">
            <text:p>0,961029</text:p>
          </table:table-cell>
          <table:table-cell office:value-type="float" office:value="0.226092" calcext:value-type="float">
            <text:p>0,226092</text:p>
          </table:table-cell>
          <table:table-cell office:value-type="float" office:value="0.190629" calcext:value-type="float">
            <text:p>0,190629</text:p>
          </table:table-cell>
          <table:table-cell office:value-type="float" office:value="0.071249" calcext:value-type="float">
            <text:p>0,071249</text:p>
          </table:table-cell>
          <table:table-cell office:value-type="float" office:value="0.875089" calcext:value-type="float">
            <text:p>0,875089</text:p>
          </table:table-cell>
          <table:table-cell office:value-type="float" office:value="0.106163" calcext:value-type="float">
            <text:p>0,106163</text:p>
          </table:table-cell>
          <table:table-cell table:number-columns-repeated="20"/>
          <table:table-cell table:formula="of:=MIN([.A151:.BL151])" office:value-type="float" office:value="0.071249" calcext:value-type="float">
            <text:p>0,071249</text:p>
          </table:table-cell>
          <table:table-cell table:formula="of:=MAX([.A151:.BL151])" office:value-type="float" office:value="1.64269" calcext:value-type="float">
            <text:p>1,64269</text:p>
          </table:table-cell>
          <table:table-cell table:number-columns-repeated="7"/>
        </table:table-row>
        <table:table-row table:style-name="ro2">
          <table:table-cell office:value-type="float" office:value="0.203974" calcext:value-type="float">
            <text:p>0,203974</text:p>
          </table:table-cell>
          <table:table-cell office:value-type="float" office:value="0.219505" calcext:value-type="float">
            <text:p>0,219505</text:p>
          </table:table-cell>
          <table:table-cell office:value-type="float" office:value="0.189047" calcext:value-type="float">
            <text:p>0,189047</text:p>
          </table:table-cell>
          <table:table-cell office:value-type="float" office:value="0.249073" calcext:value-type="float">
            <text:p>0,249073</text:p>
          </table:table-cell>
          <table:table-cell office:value-type="float" office:value="0.200945" calcext:value-type="float">
            <text:p>0,200945</text:p>
          </table:table-cell>
          <table:table-cell office:value-type="float" office:value="0.213576" calcext:value-type="float">
            <text:p>0,213576</text:p>
          </table:table-cell>
          <table:table-cell office:value-type="float" office:value="0.13788" calcext:value-type="float">
            <text:p>0,13788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261643" calcext:value-type="float">
            <text:p>0,261643</text:p>
          </table:table-cell>
          <table:table-cell office:value-type="float" office:value="0.79718" calcext:value-type="float">
            <text:p>0,79718</text:p>
          </table:table-cell>
          <table:table-cell office:value-type="float" office:value="0.144243" calcext:value-type="float">
            <text:p>0,144243</text:p>
          </table:table-cell>
          <table:table-cell office:value-type="float" office:value="0.981344" calcext:value-type="float">
            <text:p>0,981344</text:p>
          </table:table-cell>
          <table:table-cell office:value-type="float" office:value="0.997151" calcext:value-type="float">
            <text:p>0,997151</text:p>
          </table:table-cell>
          <table:table-cell office:value-type="float" office:value="1.00658" calcext:value-type="float">
            <text:p>1,00658</text:p>
          </table:table-cell>
          <table:table-cell office:value-type="float" office:value="0.774047" calcext:value-type="float">
            <text:p>0,774047</text:p>
          </table:table-cell>
          <table:table-cell office:value-type="float" office:value="0.826412" calcext:value-type="float">
            <text:p>0,826412</text:p>
          </table:table-cell>
          <table:table-cell office:value-type="float" office:value="0.698741" calcext:value-type="float">
            <text:p>0,698741</text:p>
          </table:table-cell>
          <table:table-cell office:value-type="float" office:value="0.682081" calcext:value-type="float">
            <text:p>0,682081</text:p>
          </table:table-cell>
          <table:table-cell office:value-type="float" office:value="0.499984" calcext:value-type="float">
            <text:p>0,499984</text:p>
          </table:table-cell>
          <table:table-cell office:value-type="float" office:value="0.562431" calcext:value-type="float">
            <text:p>0,562431</text:p>
          </table:table-cell>
          <table:table-cell office:value-type="float" office:value="1.44423" calcext:value-type="float">
            <text:p>1,44423</text:p>
          </table:table-cell>
          <table:table-cell office:value-type="float" office:value="0.702099" calcext:value-type="float">
            <text:p>0,702099</text:p>
          </table:table-cell>
          <table:table-cell office:value-type="float" office:value="0.534092" calcext:value-type="float">
            <text:p>0,534092</text:p>
          </table:table-cell>
          <table:table-cell office:value-type="float" office:value="1.61163" calcext:value-type="float">
            <text:p>1,61163</text:p>
          </table:table-cell>
          <table:table-cell office:value-type="float" office:value="0.739844" calcext:value-type="float">
            <text:p>0,739844</text:p>
          </table:table-cell>
          <table:table-cell office:value-type="float" office:value="0.904629" calcext:value-type="float">
            <text:p>0,904629</text:p>
          </table:table-cell>
          <table:table-cell office:value-type="float" office:value="1.34429" calcext:value-type="float">
            <text:p>1,34429</text:p>
          </table:table-cell>
          <table:table-cell office:value-type="float" office:value="1.59552" calcext:value-type="float">
            <text:p>1,59552</text:p>
          </table:table-cell>
          <table:table-cell office:value-type="float" office:value="1.24754" calcext:value-type="float">
            <text:p>1,24754</text:p>
          </table:table-cell>
          <table:table-cell office:value-type="float" office:value="1.23609" calcext:value-type="float">
            <text:p>1,23609</text:p>
          </table:table-cell>
          <table:table-cell office:value-type="float" office:value="0.941061" calcext:value-type="float">
            <text:p>0,941061</text:p>
          </table:table-cell>
          <table:table-cell office:value-type="float" office:value="0.610195" calcext:value-type="float">
            <text:p>0,610195</text:p>
          </table:table-cell>
          <table:table-cell office:value-type="float" office:value="0.839032" calcext:value-type="float">
            <text:p>0,839032</text:p>
          </table:table-cell>
          <table:table-cell office:value-type="float" office:value="0.8313" calcext:value-type="float">
            <text:p>0,8313</text:p>
          </table:table-cell>
          <table:table-cell office:value-type="float" office:value="0.855591" calcext:value-type="float">
            <text:p>0,855591</text:p>
          </table:table-cell>
          <table:table-cell office:value-type="float" office:value="0.727859" calcext:value-type="float">
            <text:p>0,727859</text:p>
          </table:table-cell>
          <table:table-cell office:value-type="float" office:value="0.896218" calcext:value-type="float">
            <text:p>0,896218</text:p>
          </table:table-cell>
          <table:table-cell office:value-type="float" office:value="0.916212" calcext:value-type="float">
            <text:p>0,916212</text:p>
          </table:table-cell>
          <table:table-cell office:value-type="float" office:value="0.224175" calcext:value-type="float">
            <text:p>0,224175</text:p>
          </table:table-cell>
          <table:table-cell office:value-type="float" office:value="1.006" calcext:value-type="float">
            <text:p>1,006</text:p>
          </table:table-cell>
          <table:table-cell office:value-type="float" office:value="0.990494" calcext:value-type="float">
            <text:p>0,990494</text:p>
          </table:table-cell>
          <table:table-cell office:value-type="float" office:value="2.13978" calcext:value-type="float">
            <text:p>2,13978</text:p>
          </table:table-cell>
          <table:table-cell office:value-type="float" office:value="0.163032" calcext:value-type="float">
            <text:p>0,163032</text:p>
          </table:table-cell>
          <table:table-cell office:value-type="float" office:value="0.273256" calcext:value-type="float">
            <text:p>0,273256</text:p>
          </table:table-cell>
          <table:table-cell office:value-type="float" office:value="0.240908" calcext:value-type="float">
            <text:p>0,240908</text:p>
          </table:table-cell>
          <table:table-cell office:value-type="float" office:value="0.333234" calcext:value-type="float">
            <text:p>0,333234</text:p>
          </table:table-cell>
          <table:table-cell office:value-type="float" office:value="0.126137" calcext:value-type="float">
            <text:p>0,126137</text:p>
          </table:table-cell>
          <table:table-cell office:value-type="float" office:value="0.139453" calcext:value-type="float">
            <text:p>0,139453</text:p>
          </table:table-cell>
          <table:table-cell table:number-columns-repeated="20"/>
          <table:table-cell table:formula="of:=MIN([.A152:.BL152])" office:value-type="float" office:value="0.126137" calcext:value-type="float">
            <text:p>0,126137</text:p>
          </table:table-cell>
          <table:table-cell table:formula="of:=MAX([.A152:.BL152])" office:value-type="float" office:value="2.13978" calcext:value-type="float">
            <text:p>2,13978</text:p>
          </table:table-cell>
          <table:table-cell table:number-columns-repeated="7"/>
        </table:table-row>
        <table:table-row table:style-name="ro2">
          <table:table-cell office:value-type="float" office:value="0.194242" calcext:value-type="float">
            <text:p>0,194242</text:p>
          </table:table-cell>
          <table:table-cell office:value-type="float" office:value="0.208244" calcext:value-type="float">
            <text:p>0,208244</text:p>
          </table:table-cell>
          <table:table-cell office:value-type="float" office:value="0.116288" calcext:value-type="float">
            <text:p>0,116288</text:p>
          </table:table-cell>
          <table:table-cell office:value-type="float" office:value="0.202163" calcext:value-type="float">
            <text:p>0,202163</text:p>
          </table:table-cell>
          <table:table-cell office:value-type="float" office:value="0.36126" calcext:value-type="float">
            <text:p>0,36126</text:p>
          </table:table-cell>
          <table:table-cell office:value-type="float" office:value="0.223077" calcext:value-type="float">
            <text:p>0,223077</text:p>
          </table:table-cell>
          <table:table-cell office:value-type="float" office:value="0.382616" calcext:value-type="float">
            <text:p>0,382616</text:p>
          </table:table-cell>
          <table:table-cell office:value-type="float" office:value="0.255162" calcext:value-type="float">
            <text:p>0,255162</text:p>
          </table:table-cell>
          <table:table-cell office:value-type="float" office:value="0.293421" calcext:value-type="float">
            <text:p>0,293421</text:p>
          </table:table-cell>
          <table:table-cell office:value-type="float" office:value="0.949943" calcext:value-type="float">
            <text:p>0,949943</text:p>
          </table:table-cell>
          <table:table-cell office:value-type="float" office:value="0.859377" calcext:value-type="float">
            <text:p>0,859377</text:p>
          </table:table-cell>
          <table:table-cell office:value-type="float" office:value="0.772594" calcext:value-type="float">
            <text:p>0,772594</text:p>
          </table:table-cell>
          <table:table-cell office:value-type="float" office:value="0.215966" calcext:value-type="float">
            <text:p>0,215966</text:p>
          </table:table-cell>
          <table:table-cell office:value-type="float" office:value="1.18326" calcext:value-type="float">
            <text:p>1,18326</text:p>
          </table:table-cell>
          <table:table-cell office:value-type="float" office:value="1.06418" calcext:value-type="float">
            <text:p>1,06418</text:p>
          </table:table-cell>
          <table:table-cell office:value-type="float" office:value="0.86742" calcext:value-type="float">
            <text:p>0,86742</text:p>
          </table:table-cell>
          <table:table-cell office:value-type="float" office:value="0.2102" calcext:value-type="float">
            <text:p>0,2102</text:p>
          </table:table-cell>
          <table:table-cell office:value-type="float" office:value="0.788295" calcext:value-type="float">
            <text:p>0,788295</text:p>
          </table:table-cell>
          <table:table-cell office:value-type="float" office:value="0.57982" calcext:value-type="float">
            <text:p>0,57982</text:p>
          </table:table-cell>
          <table:table-cell office:value-type="float" office:value="0.506442" calcext:value-type="float">
            <text:p>0,506442</text:p>
          </table:table-cell>
          <table:table-cell office:value-type="float" office:value="0.199147" calcext:value-type="float">
            <text:p>0,199147</text:p>
          </table:table-cell>
          <table:table-cell office:value-type="float" office:value="0.578094" calcext:value-type="float">
            <text:p>0,578094</text:p>
          </table:table-cell>
          <table:table-cell office:value-type="float" office:value="0.538701" calcext:value-type="float">
            <text:p>0,538701</text:p>
          </table:table-cell>
          <table:table-cell office:value-type="float" office:value="0.529901" calcext:value-type="float">
            <text:p>0,529901</text:p>
          </table:table-cell>
          <table:table-cell office:value-type="float" office:value="0.167069" calcext:value-type="float">
            <text:p>0,167069</text:p>
          </table:table-cell>
          <table:table-cell office:value-type="float" office:value="0.351912" calcext:value-type="float">
            <text:p>0,351912</text:p>
          </table:table-cell>
          <table:table-cell office:value-type="float" office:value="0.244985" calcext:value-type="float">
            <text:p>0,244985</text:p>
          </table:table-cell>
          <table:table-cell office:value-type="float" office:value="1.13459" calcext:value-type="float">
            <text:p>1,13459</text:p>
          </table:table-cell>
          <table:table-cell office:value-type="float" office:value="0.871518" calcext:value-type="float">
            <text:p>0,871518</text:p>
          </table:table-cell>
          <table:table-cell office:value-type="float" office:value="0.207667" calcext:value-type="float">
            <text:p>0,207667</text:p>
          </table:table-cell>
          <table:table-cell office:value-type="float" office:value="0.229423" calcext:value-type="float">
            <text:p>0,229423</text:p>
          </table:table-cell>
          <table:table-cell office:value-type="float" office:value="0.196335" calcext:value-type="float">
            <text:p>0,196335</text:p>
          </table:table-cell>
          <table:table-cell office:value-type="float" office:value="0.384327" calcext:value-type="float">
            <text:p>0,384327</text:p>
          </table:table-cell>
          <table:table-cell office:value-type="float" office:value="0.780145" calcext:value-type="float">
            <text:p>0,780145</text:p>
          </table:table-cell>
          <table:table-cell office:value-type="float" office:value="0.635116" calcext:value-type="float">
            <text:p>0,635116</text:p>
          </table:table-cell>
          <table:table-cell office:value-type="float" office:value="0.371775" calcext:value-type="float">
            <text:p>0,371775</text:p>
          </table:table-cell>
          <table:table-cell office:value-type="float" office:value="1.51772" calcext:value-type="float">
            <text:p>1,51772</text:p>
          </table:table-cell>
          <table:table-cell office:value-type="float" office:value="0.710793" calcext:value-type="float">
            <text:p>0,710793</text:p>
          </table:table-cell>
          <table:table-cell office:value-type="float" office:value="1.12053" calcext:value-type="float">
            <text:p>1,12053</text:p>
          </table:table-cell>
          <table:table-cell office:value-type="float" office:value="0.833042" calcext:value-type="float">
            <text:p>0,833042</text:p>
          </table:table-cell>
          <table:table-cell office:value-type="float" office:value="0.493704" calcext:value-type="float">
            <text:p>0,493704</text:p>
          </table:table-cell>
          <table:table-cell office:value-type="float" office:value="1.98765" calcext:value-type="float">
            <text:p>1,98765</text:p>
          </table:table-cell>
          <table:table-cell office:value-type="float" office:value="0.807332" calcext:value-type="float">
            <text:p>0,807332</text:p>
          </table:table-cell>
          <table:table-cell office:value-type="float" office:value="1.21743" calcext:value-type="float">
            <text:p>1,21743</text:p>
          </table:table-cell>
          <table:table-cell office:value-type="float" office:value="1.06624" calcext:value-type="float">
            <text:p>1,06624</text:p>
          </table:table-cell>
          <table:table-cell office:value-type="float" office:value="0.163741" calcext:value-type="float">
            <text:p>0,163741</text:p>
          </table:table-cell>
          <table:table-cell office:value-type="float" office:value="0.175999" calcext:value-type="float">
            <text:p>0,175999</text:p>
          </table:table-cell>
          <table:table-cell office:value-type="float" office:value="0.0686231" calcext:value-type="float">
            <text:p>0,0686231</text:p>
          </table:table-cell>
          <table:table-cell table:number-columns-repeated="20"/>
          <table:table-cell table:formula="of:=MIN([.A153:.BL153])" office:value-type="float" office:value="0.0686231" calcext:value-type="float">
            <text:p>0,0686231</text:p>
          </table:table-cell>
          <table:table-cell table:formula="of:=MAX([.A153:.BL153])" office:value-type="float" office:value="1.98765" calcext:value-type="float">
            <text:p>1,98765</text:p>
          </table:table-cell>
          <table:table-cell table:number-columns-repeated="7"/>
        </table:table-row>
        <table:table-row table:style-name="ro2">
          <table:table-cell office:value-type="float" office:value="0.185291" calcext:value-type="float">
            <text:p>0,185291</text:p>
          </table:table-cell>
          <table:table-cell office:value-type="float" office:value="0.193772" calcext:value-type="float">
            <text:p>0,193772</text:p>
          </table:table-cell>
          <table:table-cell office:value-type="float" office:value="0.204529" calcext:value-type="float">
            <text:p>0,204529</text:p>
          </table:table-cell>
          <table:table-cell office:value-type="float" office:value="0.226803" calcext:value-type="float">
            <text:p>0,226803</text:p>
          </table:table-cell>
          <table:table-cell office:value-type="float" office:value="0.166071" calcext:value-type="float">
            <text:p>0,166071</text:p>
          </table:table-cell>
          <table:table-cell office:value-type="float" office:value="0.184526" calcext:value-type="float">
            <text:p>0,184526</text:p>
          </table:table-cell>
          <table:table-cell office:value-type="float" office:value="0.192433" calcext:value-type="float">
            <text:p>0,192433</text:p>
          </table:table-cell>
          <table:table-cell office:value-type="float" office:value="0.165045" calcext:value-type="float">
            <text:p>0,165045</text:p>
          </table:table-cell>
          <table:table-cell office:value-type="float" office:value="0.164972" calcext:value-type="float">
            <text:p>0,164972</text:p>
          </table:table-cell>
          <table:table-cell office:value-type="float" office:value="0.225392" calcext:value-type="float">
            <text:p>0,225392</text:p>
          </table:table-cell>
          <table:table-cell office:value-type="float" office:value="0.275038" calcext:value-type="float">
            <text:p>0,275038</text:p>
          </table:table-cell>
          <table:table-cell office:value-type="float" office:value="0.174933" calcext:value-type="float">
            <text:p>0,174933</text:p>
          </table:table-cell>
          <table:table-cell office:value-type="float" office:value="0.278167" calcext:value-type="float">
            <text:p>0,278167</text:p>
          </table:table-cell>
          <table:table-cell office:value-type="float" office:value="0.175056" calcext:value-type="float">
            <text:p>0,175056</text:p>
          </table:table-cell>
          <table:table-cell office:value-type="float" office:value="0.197677" calcext:value-type="float">
            <text:p>0,197677</text:p>
          </table:table-cell>
          <table:table-cell office:value-type="float" office:value="0.44044" calcext:value-type="float">
            <text:p>0,44044</text:p>
          </table:table-cell>
          <table:table-cell office:value-type="float" office:value="0.215051" calcext:value-type="float">
            <text:p>0,215051</text:p>
          </table:table-cell>
          <table:table-cell office:value-type="float" office:value="0.224843" calcext:value-type="float">
            <text:p>0,224843</text:p>
          </table:table-cell>
          <table:table-cell office:value-type="float" office:value="0.248727" calcext:value-type="float">
            <text:p>0,248727</text:p>
          </table:table-cell>
          <table:table-cell office:value-type="float" office:value="0.808146" calcext:value-type="float">
            <text:p>0,808146</text:p>
          </table:table-cell>
          <table:table-cell office:value-type="float" office:value="0.721744" calcext:value-type="float">
            <text:p>0,721744</text:p>
          </table:table-cell>
          <table:table-cell office:value-type="float" office:value="0.250167" calcext:value-type="float">
            <text:p>0,250167</text:p>
          </table:table-cell>
          <table:table-cell office:value-type="float" office:value="0.316812" calcext:value-type="float">
            <text:p>0,316812</text:p>
          </table:table-cell>
          <table:table-cell office:value-type="float" office:value="0.177892" calcext:value-type="float">
            <text:p>0,177892</text:p>
          </table:table-cell>
          <table:table-cell office:value-type="float" office:value="0.272364" calcext:value-type="float">
            <text:p>0,272364</text:p>
          </table:table-cell>
          <table:table-cell office:value-type="float" office:value="0.300599" calcext:value-type="float">
            <text:p>0,300599</text:p>
          </table:table-cell>
          <table:table-cell office:value-type="float" office:value="0.192073" calcext:value-type="float">
            <text:p>0,192073</text:p>
          </table:table-cell>
          <table:table-cell office:value-type="float" office:value="0.297649" calcext:value-type="float">
            <text:p>0,297649</text:p>
          </table:table-cell>
          <table:table-cell office:value-type="float" office:value="1.99871" calcext:value-type="float">
            <text:p>1,99871</text:p>
          </table:table-cell>
          <table:table-cell office:value-type="float" office:value="0.302718" calcext:value-type="float">
            <text:p>0,302718</text:p>
          </table:table-cell>
          <table:table-cell office:value-type="float" office:value="2.20628" calcext:value-type="float">
            <text:p>2,20628</text:p>
          </table:table-cell>
          <table:table-cell office:value-type="float" office:value="1.07767" calcext:value-type="float">
            <text:p>1,07767</text:p>
          </table:table-cell>
          <table:table-cell office:value-type="float" office:value="2.02811" calcext:value-type="float">
            <text:p>2,02811</text:p>
          </table:table-cell>
          <table:table-cell office:value-type="float" office:value="2.11997" calcext:value-type="float">
            <text:p>2,11997</text:p>
          </table:table-cell>
          <table:table-cell office:value-type="float" office:value="1.99077" calcext:value-type="float">
            <text:p>1,99077</text:p>
          </table:table-cell>
          <table:table-cell office:value-type="float" office:value="2.42961" calcext:value-type="float">
            <text:p>2,42961</text:p>
          </table:table-cell>
          <table:table-cell office:value-type="float" office:value="2.23333" calcext:value-type="float">
            <text:p>2,23333</text:p>
          </table:table-cell>
          <table:table-cell office:value-type="float" office:value="2.44697" calcext:value-type="float">
            <text:p>2,44697</text:p>
          </table:table-cell>
          <table:table-cell office:value-type="float" office:value="2.30028" calcext:value-type="float">
            <text:p>2,30028</text:p>
          </table:table-cell>
          <table:table-cell office:value-type="float" office:value="1.11619" calcext:value-type="float">
            <text:p>1,11619</text:p>
          </table:table-cell>
          <table:table-cell office:value-type="float" office:value="0.833254" calcext:value-type="float">
            <text:p>0,833254</text:p>
          </table:table-cell>
          <table:table-cell office:value-type="float" office:value="2.56866" calcext:value-type="float">
            <text:p>2,56866</text:p>
          </table:table-cell>
          <table:table-cell office:value-type="float" office:value="2.21773" calcext:value-type="float">
            <text:p>2,21773</text:p>
          </table:table-cell>
          <table:table-cell office:value-type="float" office:value="1.47852" calcext:value-type="float">
            <text:p>1,47852</text:p>
          </table:table-cell>
          <table:table-cell office:value-type="float" office:value="0.096951" calcext:value-type="float">
            <text:p>0,096951</text:p>
          </table:table-cell>
          <table:table-cell office:value-type="float" office:value="0.459588" calcext:value-type="float">
            <text:p>0,459588</text:p>
          </table:table-cell>
          <table:table-cell office:value-type="float" office:value="2.55943" calcext:value-type="float">
            <text:p>2,55943</text:p>
          </table:table-cell>
          <table:table-cell office:value-type="float" office:value="1.91168" calcext:value-type="float">
            <text:p>1,91168</text:p>
          </table:table-cell>
          <table:table-cell table:number-columns-repeated="20"/>
          <table:table-cell table:formula="of:=MIN([.A154:.BL154])" office:value-type="float" office:value="0.096951" calcext:value-type="float">
            <text:p>0,096951</text:p>
          </table:table-cell>
          <table:table-cell table:formula="of:=MAX([.A154:.BL154])" office:value-type="float" office:value="2.56866" calcext:value-type="float">
            <text:p>2,56866</text:p>
          </table:table-cell>
          <table:table-cell table:number-columns-repeated="7"/>
        </table:table-row>
        <table:table-row table:style-name="ro2">
          <table:table-cell office:value-type="float" office:value="0.181576" calcext:value-type="float">
            <text:p>0,181576</text:p>
          </table:table-cell>
          <table:table-cell office:value-type="float" office:value="0.195516" calcext:value-type="float">
            <text:p>0,195516</text:p>
          </table:table-cell>
          <table:table-cell office:value-type="float" office:value="0.42209" calcext:value-type="float">
            <text:p>0,42209</text:p>
          </table:table-cell>
          <table:table-cell office:value-type="float" office:value="0.258139" calcext:value-type="float">
            <text:p>0,258139</text:p>
          </table:table-cell>
          <table:table-cell office:value-type="float" office:value="0.323676" calcext:value-type="float">
            <text:p>0,323676</text:p>
          </table:table-cell>
          <table:table-cell office:value-type="float" office:value="0.368881" calcext:value-type="float">
            <text:p>0,368881</text:p>
          </table:table-cell>
          <table:table-cell office:value-type="float" office:value="0.255036" calcext:value-type="float">
            <text:p>0,255036</text:p>
          </table:table-cell>
          <table:table-cell office:value-type="float" office:value="0.19419" calcext:value-type="float">
            <text:p>0,19419</text:p>
          </table:table-cell>
          <table:table-cell office:value-type="float" office:value="0.189322" calcext:value-type="float">
            <text:p>0,189322</text:p>
          </table:table-cell>
          <table:table-cell office:value-type="float" office:value="0.189317" calcext:value-type="float">
            <text:p>0,189317</text:p>
          </table:table-cell>
          <table:table-cell office:value-type="float" office:value="0.190931" calcext:value-type="float">
            <text:p>0,190931</text:p>
          </table:table-cell>
          <table:table-cell office:value-type="float" office:value="0.199" calcext:value-type="float">
            <text:p>0,199</text:p>
          </table:table-cell>
          <table:table-cell office:value-type="float" office:value="0.408099" calcext:value-type="float">
            <text:p>0,408099</text:p>
          </table:table-cell>
          <table:table-cell office:value-type="float" office:value="0.231634" calcext:value-type="float">
            <text:p>0,231634</text:p>
          </table:table-cell>
          <table:table-cell office:value-type="float" office:value="0.871159" calcext:value-type="float">
            <text:p>0,871159</text:p>
          </table:table-cell>
          <table:table-cell office:value-type="float" office:value="0.837587" calcext:value-type="float">
            <text:p>0,837587</text:p>
          </table:table-cell>
          <table:table-cell office:value-type="float" office:value="0.265934" calcext:value-type="float">
            <text:p>0,265934</text:p>
          </table:table-cell>
          <table:table-cell office:value-type="float" office:value="1.44212" calcext:value-type="float">
            <text:p>1,44212</text:p>
          </table:table-cell>
          <table:table-cell office:value-type="float" office:value="0.358638" calcext:value-type="float">
            <text:p>0,358638</text:p>
          </table:table-cell>
          <table:table-cell office:value-type="float" office:value="0.998832" calcext:value-type="float">
            <text:p>0,998832</text:p>
          </table:table-cell>
          <table:table-cell office:value-type="float" office:value="0.175459" calcext:value-type="float">
            <text:p>0,175459</text:p>
          </table:table-cell>
          <table:table-cell office:value-type="float" office:value="0.655885" calcext:value-type="float">
            <text:p>0,655885</text:p>
          </table:table-cell>
          <table:table-cell office:value-type="float" office:value="1.61308" calcext:value-type="float">
            <text:p>1,61308</text:p>
          </table:table-cell>
          <table:table-cell office:value-type="float" office:value="1.2978" calcext:value-type="float">
            <text:p>1,2978</text:p>
          </table:table-cell>
          <table:table-cell office:value-type="float" office:value="1.2093" calcext:value-type="float">
            <text:p>1,2093</text:p>
          </table:table-cell>
          <table:table-cell office:value-type="float" office:value="0.601624" calcext:value-type="float">
            <text:p>0,601624</text:p>
          </table:table-cell>
          <table:table-cell office:value-type="float" office:value="1.23651" calcext:value-type="float">
            <text:p>1,23651</text:p>
          </table:table-cell>
          <table:table-cell office:value-type="float" office:value="0.681926" calcext:value-type="float">
            <text:p>0,681926</text:p>
          </table:table-cell>
          <table:table-cell office:value-type="float" office:value="0.203039" calcext:value-type="float">
            <text:p>0,203039</text:p>
          </table:table-cell>
          <table:table-cell office:value-type="float" office:value="0.948769" calcext:value-type="float">
            <text:p>0,948769</text:p>
          </table:table-cell>
          <table:table-cell office:value-type="float" office:value="0.338757" calcext:value-type="float">
            <text:p>0,338757</text:p>
          </table:table-cell>
          <table:table-cell office:value-type="float" office:value="0.139976" calcext:value-type="float">
            <text:p>0,139976</text:p>
          </table:table-cell>
          <table:table-cell office:value-type="float" office:value="0.101391" calcext:value-type="float">
            <text:p>0,101391</text:p>
          </table:table-cell>
          <table:table-cell office:value-type="float" office:value="0.0748699" calcext:value-type="float">
            <text:p>0,0748699</text:p>
          </table:table-cell>
          <table:table-cell office:value-type="float" office:value="0.601722" calcext:value-type="float">
            <text:p>0,601722</text:p>
          </table:table-cell>
          <table:table-cell office:value-type="float" office:value="0.388777" calcext:value-type="float">
            <text:p>0,388777</text:p>
          </table:table-cell>
          <table:table-cell office:value-type="float" office:value="0.35681" calcext:value-type="float">
            <text:p>0,35681</text:p>
          </table:table-cell>
          <table:table-cell office:value-type="float" office:value="0.381005" calcext:value-type="float">
            <text:p>0,381005</text:p>
          </table:table-cell>
          <table:table-cell office:value-type="float" office:value="0.293701" calcext:value-type="float">
            <text:p>0,293701</text:p>
          </table:table-cell>
          <table:table-cell office:value-type="float" office:value="0.277562" calcext:value-type="float">
            <text:p>0,277562</text:p>
          </table:table-cell>
          <table:table-cell office:value-type="float" office:value="0.624432" calcext:value-type="float">
            <text:p>0,624432</text:p>
          </table:table-cell>
          <table:table-cell office:value-type="float" office:value="1.80521" calcext:value-type="float">
            <text:p>1,80521</text:p>
          </table:table-cell>
          <table:table-cell office:value-type="float" office:value="0.506666" calcext:value-type="float">
            <text:p>0,506666</text:p>
          </table:table-cell>
          <table:table-cell office:value-type="float" office:value="0.770753" calcext:value-type="float">
            <text:p>0,770753</text:p>
          </table:table-cell>
          <table:table-cell office:value-type="float" office:value="0.431951" calcext:value-type="float">
            <text:p>0,431951</text:p>
          </table:table-cell>
          <table:table-cell office:value-type="float" office:value="0.343348" calcext:value-type="float">
            <text:p>0,343348</text:p>
          </table:table-cell>
          <table:table-cell office:value-type="float" office:value="0.549423" calcext:value-type="float">
            <text:p>0,549423</text:p>
          </table:table-cell>
          <table:table-cell office:value-type="float" office:value="0.100203" calcext:value-type="float">
            <text:p>0,100203</text:p>
          </table:table-cell>
          <table:table-cell table:number-columns-repeated="20"/>
          <table:table-cell table:formula="of:=MIN([.A155:.BL155])" office:value-type="float" office:value="0.0748699" calcext:value-type="float">
            <text:p>0,0748699</text:p>
          </table:table-cell>
          <table:table-cell table:formula="of:=MAX([.A155:.BL155])" office:value-type="float" office:value="1.80521" calcext:value-type="float">
            <text:p>1,80521</text:p>
          </table:table-cell>
          <table:table-cell table:number-columns-repeated="7"/>
        </table:table-row>
        <table:table-row table:style-name="ro2">
          <table:table-cell office:value-type="float" office:value="0.106992" calcext:value-type="float">
            <text:p>0,106992</text:p>
          </table:table-cell>
          <table:table-cell office:value-type="float" office:value="0.190865" calcext:value-type="float">
            <text:p>0,190865</text:p>
          </table:table-cell>
          <table:table-cell office:value-type="float" office:value="0.102911" calcext:value-type="float">
            <text:p>0,102911</text:p>
          </table:table-cell>
          <table:table-cell office:value-type="float" office:value="0.17405" calcext:value-type="float">
            <text:p>0,17405</text:p>
          </table:table-cell>
          <table:table-cell office:value-type="float" office:value="0.272471" calcext:value-type="float">
            <text:p>0,272471</text:p>
          </table:table-cell>
          <table:table-cell office:value-type="float" office:value="0.176116" calcext:value-type="float">
            <text:p>0,176116</text:p>
          </table:table-cell>
          <table:table-cell office:value-type="float" office:value="0.258321" calcext:value-type="float">
            <text:p>0,258321</text:p>
          </table:table-cell>
          <table:table-cell office:value-type="float" office:value="0.24675" calcext:value-type="float">
            <text:p>0,24675</text:p>
          </table:table-cell>
          <table:table-cell office:value-type="float" office:value="0.165165" calcext:value-type="float">
            <text:p>0,165165</text:p>
          </table:table-cell>
          <table:table-cell office:value-type="float" office:value="0.667583" calcext:value-type="float">
            <text:p>0,667583</text:p>
          </table:table-cell>
          <table:table-cell office:value-type="float" office:value="0.587694" calcext:value-type="float">
            <text:p>0,587694</text:p>
          </table:table-cell>
          <table:table-cell office:value-type="float" office:value="0.558338" calcext:value-type="float">
            <text:p>0,558338</text:p>
          </table:table-cell>
          <table:table-cell office:value-type="float" office:value="0.523896" calcext:value-type="float">
            <text:p>0,523896</text:p>
          </table:table-cell>
          <table:table-cell office:value-type="float" office:value="0.233883" calcext:value-type="float">
            <text:p>0,233883</text:p>
          </table:table-cell>
          <table:table-cell office:value-type="float" office:value="0.533834" calcext:value-type="float">
            <text:p>0,533834</text:p>
          </table:table-cell>
          <table:table-cell office:value-type="float" office:value="0.459338" calcext:value-type="float">
            <text:p>0,459338</text:p>
          </table:table-cell>
          <table:table-cell office:value-type="float" office:value="0.385162" calcext:value-type="float">
            <text:p>0,385162</text:p>
          </table:table-cell>
          <table:table-cell office:value-type="float" office:value="0.406924" calcext:value-type="float">
            <text:p>0,406924</text:p>
          </table:table-cell>
          <table:table-cell office:value-type="float" office:value="0.719392" calcext:value-type="float">
            <text:p>0,719392</text:p>
          </table:table-cell>
          <table:table-cell office:value-type="float" office:value="0.503448" calcext:value-type="float">
            <text:p>0,503448</text:p>
          </table:table-cell>
          <table:table-cell office:value-type="float" office:value="0.581393" calcext:value-type="float">
            <text:p>0,581393</text:p>
          </table:table-cell>
          <table:table-cell office:value-type="float" office:value="0.519182" calcext:value-type="float">
            <text:p>0,519182</text:p>
          </table:table-cell>
          <table:table-cell office:value-type="float" office:value="0.65778" calcext:value-type="float">
            <text:p>0,65778</text:p>
          </table:table-cell>
          <table:table-cell office:value-type="float" office:value="0.607533" calcext:value-type="float">
            <text:p>0,607533</text:p>
          </table:table-cell>
          <table:table-cell office:value-type="float" office:value="0.575258" calcext:value-type="float">
            <text:p>0,575258</text:p>
          </table:table-cell>
          <table:table-cell office:value-type="float" office:value="0.549315" calcext:value-type="float">
            <text:p>0,549315</text:p>
          </table:table-cell>
          <table:table-cell office:value-type="float" office:value="0.656526" calcext:value-type="float">
            <text:p>0,656526</text:p>
          </table:table-cell>
          <table:table-cell office:value-type="float" office:value="0.587344" calcext:value-type="float">
            <text:p>0,587344</text:p>
          </table:table-cell>
          <table:table-cell office:value-type="float" office:value="0.474768" calcext:value-type="float">
            <text:p>0,474768</text:p>
          </table:table-cell>
          <table:table-cell office:value-type="float" office:value="0.448733" calcext:value-type="float">
            <text:p>0,448733</text:p>
          </table:table-cell>
          <table:table-cell office:value-type="float" office:value="0.647749" calcext:value-type="float">
            <text:p>0,647749</text:p>
          </table:table-cell>
          <table:table-cell office:value-type="float" office:value="0.477048" calcext:value-type="float">
            <text:p>0,477048</text:p>
          </table:table-cell>
          <table:table-cell office:value-type="float" office:value="0.718848" calcext:value-type="float">
            <text:p>0,718848</text:p>
          </table:table-cell>
          <table:table-cell office:value-type="float" office:value="0.54642" calcext:value-type="float">
            <text:p>0,54642</text:p>
          </table:table-cell>
          <table:table-cell office:value-type="float" office:value="0.409147" calcext:value-type="float">
            <text:p>0,409147</text:p>
          </table:table-cell>
          <table:table-cell office:value-type="float" office:value="0.356798" calcext:value-type="float">
            <text:p>0,356798</text:p>
          </table:table-cell>
          <table:table-cell office:value-type="float" office:value="0.364053" calcext:value-type="float">
            <text:p>0,364053</text:p>
          </table:table-cell>
          <table:table-cell office:value-type="float" office:value="0.40241" calcext:value-type="float">
            <text:p>0,40241</text:p>
          </table:table-cell>
          <table:table-cell office:value-type="float" office:value="0.683881" calcext:value-type="float">
            <text:p>0,683881</text:p>
          </table:table-cell>
          <table:table-cell office:value-type="float" office:value="0.446807" calcext:value-type="float">
            <text:p>0,446807</text:p>
          </table:table-cell>
          <table:table-cell office:value-type="float" office:value="0.197922" calcext:value-type="float">
            <text:p>0,197922</text:p>
          </table:table-cell>
          <table:table-cell office:value-type="float" office:value="0.600202" calcext:value-type="float">
            <text:p>0,600202</text:p>
          </table:table-cell>
          <table:table-cell office:value-type="float" office:value="0.580774" calcext:value-type="float">
            <text:p>0,580774</text:p>
          </table:table-cell>
          <table:table-cell office:value-type="float" office:value="0.490427" calcext:value-type="float">
            <text:p>0,490427</text:p>
          </table:table-cell>
          <table:table-cell office:value-type="float" office:value="0.156192" calcext:value-type="float">
            <text:p>0,156192</text:p>
          </table:table-cell>
          <table:table-cell office:value-type="float" office:value="0.165275" calcext:value-type="float">
            <text:p>0,165275</text:p>
          </table:table-cell>
          <table:table-cell office:value-type="float" office:value="0.996933" calcext:value-type="float">
            <text:p>0,996933</text:p>
          </table:table-cell>
          <table:table-cell office:value-type="float" office:value="0.097208" calcext:value-type="float">
            <text:p>0,097208</text:p>
          </table:table-cell>
          <table:table-cell table:number-columns-repeated="20"/>
          <table:table-cell table:formula="of:=MIN([.A156:.BL156])" office:value-type="float" office:value="0.097208" calcext:value-type="float">
            <text:p>0,097208</text:p>
          </table:table-cell>
          <table:table-cell table:formula="of:=MAX([.A156:.BL156])" office:value-type="float" office:value="0.996933" calcext:value-type="float">
            <text:p>0,996933</text:p>
          </table:table-cell>
          <table:table-cell table:number-columns-repeated="7"/>
        </table:table-row>
        <table:table-row table:style-name="ro2">
          <table:table-cell office:value-type="float" office:value="0.145021" calcext:value-type="float">
            <text:p>0,145021</text:p>
          </table:table-cell>
          <table:table-cell office:value-type="float" office:value="0.270908" calcext:value-type="float">
            <text:p>0,270908</text:p>
          </table:table-cell>
          <table:table-cell office:value-type="float" office:value="0.370003" calcext:value-type="float">
            <text:p>0,370003</text:p>
          </table:table-cell>
          <table:table-cell office:value-type="float" office:value="0.2592" calcext:value-type="float">
            <text:p>0,2592</text:p>
          </table:table-cell>
          <table:table-cell office:value-type="float" office:value="0.204726" calcext:value-type="float">
            <text:p>0,204726</text:p>
          </table:table-cell>
          <table:table-cell office:value-type="float" office:value="0.209414" calcext:value-type="float">
            <text:p>0,209414</text:p>
          </table:table-cell>
          <table:table-cell office:value-type="float" office:value="0.202902" calcext:value-type="float">
            <text:p>0,202902</text:p>
          </table:table-cell>
          <table:table-cell office:value-type="float" office:value="0.195618" calcext:value-type="float">
            <text:p>0,195618</text:p>
          </table:table-cell>
          <table:table-cell office:value-type="float" office:value="0.217239" calcext:value-type="float">
            <text:p>0,217239</text:p>
          </table:table-cell>
          <table:table-cell office:value-type="float" office:value="0.15627" calcext:value-type="float">
            <text:p>0,15627</text:p>
          </table:table-cell>
          <table:table-cell office:value-type="float" office:value="0.18655" calcext:value-type="float">
            <text:p>0,18655</text:p>
          </table:table-cell>
          <table:table-cell office:value-type="float" office:value="0.19751" calcext:value-type="float">
            <text:p>0,19751</text:p>
          </table:table-cell>
          <table:table-cell office:value-type="float" office:value="0.206356" calcext:value-type="float">
            <text:p>0,206356</text:p>
          </table:table-cell>
          <table:table-cell office:value-type="float" office:value="0.465088" calcext:value-type="float">
            <text:p>0,465088</text:p>
          </table:table-cell>
          <table:table-cell office:value-type="float" office:value="0.303474" calcext:value-type="float">
            <text:p>0,303474</text:p>
          </table:table-cell>
          <table:table-cell office:value-type="float" office:value="0.908771" calcext:value-type="float">
            <text:p>0,908771</text:p>
          </table:table-cell>
          <table:table-cell office:value-type="float" office:value="0.795942" calcext:value-type="float">
            <text:p>0,795942</text:p>
          </table:table-cell>
          <table:table-cell office:value-type="float" office:value="0.208794" calcext:value-type="float">
            <text:p>0,208794</text:p>
          </table:table-cell>
          <table:table-cell office:value-type="float" office:value="0.236684" calcext:value-type="float">
            <text:p>0,236684</text:p>
          </table:table-cell>
          <table:table-cell office:value-type="float" office:value="1.15698" calcext:value-type="float">
            <text:p>1,15698</text:p>
          </table:table-cell>
          <table:table-cell office:value-type="float" office:value="0.207215" calcext:value-type="float">
            <text:p>0,207215</text:p>
          </table:table-cell>
          <table:table-cell office:value-type="float" office:value="0.171132" calcext:value-type="float">
            <text:p>0,171132</text:p>
          </table:table-cell>
          <table:table-cell office:value-type="float" office:value="0.189135" calcext:value-type="float">
            <text:p>0,189135</text:p>
          </table:table-cell>
          <table:table-cell office:value-type="float" office:value="0.200913" calcext:value-type="float">
            <text:p>0,200913</text:p>
          </table:table-cell>
          <table:table-cell office:value-type="float" office:value="0.233921" calcext:value-type="float">
            <text:p>0,233921</text:p>
          </table:table-cell>
          <table:table-cell office:value-type="float" office:value="0.204083" calcext:value-type="float">
            <text:p>0,204083</text:p>
          </table:table-cell>
          <table:table-cell office:value-type="float" office:value="0.726251" calcext:value-type="float">
            <text:p>0,726251</text:p>
          </table:table-cell>
          <table:table-cell office:value-type="float" office:value="0.767747" calcext:value-type="float">
            <text:p>0,767747</text:p>
          </table:table-cell>
          <table:table-cell office:value-type="float" office:value="1.30513" calcext:value-type="float">
            <text:p>1,30513</text:p>
          </table:table-cell>
          <table:table-cell office:value-type="float" office:value="0.168287" calcext:value-type="float">
            <text:p>0,168287</text:p>
          </table:table-cell>
          <table:table-cell office:value-type="float" office:value="0.172433" calcext:value-type="float">
            <text:p>0,172433</text:p>
          </table:table-cell>
          <table:table-cell office:value-type="float" office:value="0.21042" calcext:value-type="float">
            <text:p>0,21042</text:p>
          </table:table-cell>
          <table:table-cell office:value-type="float" office:value="0.155743" calcext:value-type="float">
            <text:p>0,155743</text:p>
          </table:table-cell>
          <table:table-cell office:value-type="float" office:value="0.378251" calcext:value-type="float">
            <text:p>0,378251</text:p>
          </table:table-cell>
          <table:table-cell office:value-type="float" office:value="1.1672" calcext:value-type="float">
            <text:p>1,1672</text:p>
          </table:table-cell>
          <table:table-cell office:value-type="float" office:value="0.810139" calcext:value-type="float">
            <text:p>0,810139</text:p>
          </table:table-cell>
          <table:table-cell office:value-type="float" office:value="1.58413" calcext:value-type="float">
            <text:p>1,58413</text:p>
          </table:table-cell>
          <table:table-cell office:value-type="float" office:value="0.393833" calcext:value-type="float">
            <text:p>0,393833</text:p>
          </table:table-cell>
          <table:table-cell office:value-type="float" office:value="0.228359" calcext:value-type="float">
            <text:p>0,228359</text:p>
          </table:table-cell>
          <table:table-cell office:value-type="float" office:value="0.237286" calcext:value-type="float">
            <text:p>0,237286</text:p>
          </table:table-cell>
          <table:table-cell office:value-type="float" office:value="1.65906" calcext:value-type="float">
            <text:p>1,65906</text:p>
          </table:table-cell>
          <table:table-cell office:value-type="float" office:value="2.03082" calcext:value-type="float">
            <text:p>2,03082</text:p>
          </table:table-cell>
          <table:table-cell office:value-type="float" office:value="0.704202" calcext:value-type="float">
            <text:p>0,704202</text:p>
          </table:table-cell>
          <table:table-cell office:value-type="float" office:value="0.925335" calcext:value-type="float">
            <text:p>0,925335</text:p>
          </table:table-cell>
          <table:table-cell office:value-type="float" office:value="1.80912" calcext:value-type="float">
            <text:p>1,80912</text:p>
          </table:table-cell>
          <table:table-cell office:value-type="float" office:value="0.103385" calcext:value-type="float">
            <text:p>0,103385</text:p>
          </table:table-cell>
          <table:table-cell office:value-type="float" office:value="0.069428" calcext:value-type="float">
            <text:p>0,069428</text:p>
          </table:table-cell>
          <table:table-cell office:value-type="float" office:value="0.157649" calcext:value-type="float">
            <text:p>0,157649</text:p>
          </table:table-cell>
          <table:table-cell table:number-columns-repeated="20"/>
          <table:table-cell table:formula="of:=MIN([.A157:.BL157])" office:value-type="float" office:value="0.069428" calcext:value-type="float">
            <text:p>0,069428</text:p>
          </table:table-cell>
          <table:table-cell table:formula="of:=MAX([.A157:.BL157])" office:value-type="float" office:value="2.03082" calcext:value-type="float">
            <text:p>2,03082</text:p>
          </table:table-cell>
          <table:table-cell table:number-columns-repeated="7"/>
        </table:table-row>
        <table:table-row table:style-name="ro2">
          <table:table-cell office:value-type="float" office:value="0.156747" calcext:value-type="float">
            <text:p>0,156747</text:p>
          </table:table-cell>
          <table:table-cell office:value-type="float" office:value="0.198014" calcext:value-type="float">
            <text:p>0,198014</text:p>
          </table:table-cell>
          <table:table-cell office:value-type="float" office:value="0.207383" calcext:value-type="float">
            <text:p>0,207383</text:p>
          </table:table-cell>
          <table:table-cell office:value-type="float" office:value="0.280292" calcext:value-type="float">
            <text:p>0,280292</text:p>
          </table:table-cell>
          <table:table-cell office:value-type="float" office:value="0.160614" calcext:value-type="float">
            <text:p>0,160614</text:p>
          </table:table-cell>
          <table:table-cell office:value-type="float" office:value="0.181718" calcext:value-type="float">
            <text:p>0,181718</text:p>
          </table:table-cell>
          <table:table-cell office:value-type="float" office:value="0.726397" calcext:value-type="float">
            <text:p>0,726397</text:p>
          </table:table-cell>
          <table:table-cell office:value-type="float" office:value="0.570538" calcext:value-type="float">
            <text:p>0,570538</text:p>
          </table:table-cell>
          <table:table-cell office:value-type="float" office:value="0.232201" calcext:value-type="float">
            <text:p>0,232201</text:p>
          </table:table-cell>
          <table:table-cell office:value-type="float" office:value="0.191968" calcext:value-type="float">
            <text:p>0,191968</text:p>
          </table:table-cell>
          <table:table-cell office:value-type="float" office:value="0.21265" calcext:value-type="float">
            <text:p>0,21265</text:p>
          </table:table-cell>
          <table:table-cell office:value-type="float" office:value="0.495235" calcext:value-type="float">
            <text:p>0,495235</text:p>
          </table:table-cell>
          <table:table-cell office:value-type="float" office:value="0.532541" calcext:value-type="float">
            <text:p>0,532541</text:p>
          </table:table-cell>
          <table:table-cell office:value-type="float" office:value="0.233103" calcext:value-type="float">
            <text:p>0,233103</text:p>
          </table:table-cell>
          <table:table-cell office:value-type="float" office:value="0.359723" calcext:value-type="float">
            <text:p>0,359723</text:p>
          </table:table-cell>
          <table:table-cell office:value-type="float" office:value="0.374771" calcext:value-type="float">
            <text:p>0,374771</text:p>
          </table:table-cell>
          <table:table-cell office:value-type="float" office:value="0.164803" calcext:value-type="float">
            <text:p>0,164803</text:p>
          </table:table-cell>
          <table:table-cell office:value-type="float" office:value="0.21058" calcext:value-type="float">
            <text:p>0,21058</text:p>
          </table:table-cell>
          <table:table-cell office:value-type="float" office:value="1.49822" calcext:value-type="float">
            <text:p>1,49822</text:p>
          </table:table-cell>
          <table:table-cell office:value-type="float" office:value="0.234747" calcext:value-type="float">
            <text:p>0,234747</text:p>
          </table:table-cell>
          <table:table-cell office:value-type="float" office:value="0.160888" calcext:value-type="float">
            <text:p>0,160888</text:p>
          </table:table-cell>
          <table:table-cell office:value-type="float" office:value="1.31263" calcext:value-type="float">
            <text:p>1,31263</text:p>
          </table:table-cell>
          <table:table-cell office:value-type="float" office:value="1.27543" calcext:value-type="float">
            <text:p>1,27543</text:p>
          </table:table-cell>
          <table:table-cell office:value-type="float" office:value="0.160262" calcext:value-type="float">
            <text:p>0,160262</text:p>
          </table:table-cell>
          <table:table-cell office:value-type="float" office:value="0.406705" calcext:value-type="float">
            <text:p>0,406705</text:p>
          </table:table-cell>
          <table:table-cell office:value-type="float" office:value="1.18189" calcext:value-type="float">
            <text:p>1,18189</text:p>
          </table:table-cell>
          <table:table-cell office:value-type="float" office:value="1.60551" calcext:value-type="float">
            <text:p>1,60551</text:p>
          </table:table-cell>
          <table:table-cell office:value-type="float" office:value="1.52573" calcext:value-type="float">
            <text:p>1,52573</text:p>
          </table:table-cell>
          <table:table-cell office:value-type="float" office:value="1.96884" calcext:value-type="float">
            <text:p>1,96884</text:p>
          </table:table-cell>
          <table:table-cell office:value-type="float" office:value="1.25096" calcext:value-type="float">
            <text:p>1,25096</text:p>
          </table:table-cell>
          <table:table-cell office:value-type="float" office:value="1.14088" calcext:value-type="float">
            <text:p>1,14088</text:p>
          </table:table-cell>
          <table:table-cell office:value-type="float" office:value="1.40944" calcext:value-type="float">
            <text:p>1,40944</text:p>
          </table:table-cell>
          <table:table-cell office:value-type="float" office:value="0.62723" calcext:value-type="float">
            <text:p>0,62723</text:p>
          </table:table-cell>
          <table:table-cell office:value-type="float" office:value="0.171778" calcext:value-type="float">
            <text:p>0,171778</text:p>
          </table:table-cell>
          <table:table-cell office:value-type="float" office:value="1.76806" calcext:value-type="float">
            <text:p>1,76806</text:p>
          </table:table-cell>
          <table:table-cell office:value-type="float" office:value="1.76963" calcext:value-type="float">
            <text:p>1,76963</text:p>
          </table:table-cell>
          <table:table-cell office:value-type="float" office:value="1.55886" calcext:value-type="float">
            <text:p>1,55886</text:p>
          </table:table-cell>
          <table:table-cell office:value-type="float" office:value="0.20086" calcext:value-type="float">
            <text:p>0,20086</text:p>
          </table:table-cell>
          <table:table-cell office:value-type="float" office:value="0.849192" calcext:value-type="float">
            <text:p>0,849192</text:p>
          </table:table-cell>
          <table:table-cell office:value-type="float" office:value="0.204679" calcext:value-type="float">
            <text:p>0,204679</text:p>
          </table:table-cell>
          <table:table-cell office:value-type="float" office:value="0.212419" calcext:value-type="float">
            <text:p>0,212419</text:p>
          </table:table-cell>
          <table:table-cell office:value-type="float" office:value="1.91204" calcext:value-type="float">
            <text:p>1,91204</text:p>
          </table:table-cell>
          <table:table-cell office:value-type="float" office:value="1.62146" calcext:value-type="float">
            <text:p>1,62146</text:p>
          </table:table-cell>
          <table:table-cell office:value-type="float" office:value="1.75806" calcext:value-type="float">
            <text:p>1,75806</text:p>
          </table:table-cell>
          <table:table-cell office:value-type="float" office:value="0.174501" calcext:value-type="float">
            <text:p>0,174501</text:p>
          </table:table-cell>
          <table:table-cell office:value-type="float" office:value="1.33513" calcext:value-type="float">
            <text:p>1,33513</text:p>
          </table:table-cell>
          <table:table-cell office:value-type="float" office:value="0.06213" calcext:value-type="float">
            <text:p>0,06213</text:p>
          </table:table-cell>
          <table:table-cell office:value-type="float" office:value="0.137979" calcext:value-type="float">
            <text:p>0,137979</text:p>
          </table:table-cell>
          <table:table-cell table:number-columns-repeated="20"/>
          <table:table-cell table:formula="of:=MIN([.A158:.BL158])" office:value-type="float" office:value="0.06213" calcext:value-type="float">
            <text:p>0,06213</text:p>
          </table:table-cell>
          <table:table-cell table:formula="of:=MAX([.A158:.BL158])" office:value-type="float" office:value="1.96884" calcext:value-type="float">
            <text:p>1,96884</text:p>
          </table:table-cell>
          <table:table-cell table:number-columns-repeated="7"/>
        </table:table-row>
        <table:table-row table:style-name="ro2">
          <table:table-cell office:value-type="float" office:value="0.121492" calcext:value-type="float">
            <text:p>0,121492</text:p>
          </table:table-cell>
          <table:table-cell office:value-type="float" office:value="0.213744" calcext:value-type="float">
            <text:p>0,213744</text:p>
          </table:table-cell>
          <table:table-cell office:value-type="float" office:value="0.149205" calcext:value-type="float">
            <text:p>0,149205</text:p>
          </table:table-cell>
          <table:table-cell office:value-type="float" office:value="0.101673" calcext:value-type="float">
            <text:p>0,101673</text:p>
          </table:table-cell>
          <table:table-cell office:value-type="float" office:value="0.111777" calcext:value-type="float">
            <text:p>0,111777</text:p>
          </table:table-cell>
          <table:table-cell office:value-type="float" office:value="0.493362" calcext:value-type="float">
            <text:p>0,493362</text:p>
          </table:table-cell>
          <table:table-cell office:value-type="float" office:value="0.372339" calcext:value-type="float">
            <text:p>0,372339</text:p>
          </table:table-cell>
          <table:table-cell office:value-type="float" office:value="0.19058" calcext:value-type="float">
            <text:p>0,19058</text:p>
          </table:table-cell>
          <table:table-cell office:value-type="float" office:value="0.288162" calcext:value-type="float">
            <text:p>0,288162</text:p>
          </table:table-cell>
          <table:table-cell office:value-type="float" office:value="0.194542" calcext:value-type="float">
            <text:p>0,194542</text:p>
          </table:table-cell>
          <table:table-cell office:value-type="float" office:value="0.398897" calcext:value-type="float">
            <text:p>0,398897</text:p>
          </table:table-cell>
          <table:table-cell office:value-type="float" office:value="0.262763" calcext:value-type="float">
            <text:p>0,262763</text:p>
          </table:table-cell>
          <table:table-cell office:value-type="float" office:value="0.400455" calcext:value-type="float">
            <text:p>0,400455</text:p>
          </table:table-cell>
          <table:table-cell office:value-type="float" office:value="0.310813" calcext:value-type="float">
            <text:p>0,310813</text:p>
          </table:table-cell>
          <table:table-cell office:value-type="float" office:value="0.221922" calcext:value-type="float">
            <text:p>0,221922</text:p>
          </table:table-cell>
          <table:table-cell office:value-type="float" office:value="0.348723" calcext:value-type="float">
            <text:p>0,348723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0.344232" calcext:value-type="float">
            <text:p>0,344232</text:p>
          </table:table-cell>
          <table:table-cell office:value-type="float" office:value="0.293333" calcext:value-type="float">
            <text:p>0,293333</text:p>
          </table:table-cell>
          <table:table-cell office:value-type="float" office:value="0.215952" calcext:value-type="float">
            <text:p>0,215952</text:p>
          </table:table-cell>
          <table:table-cell office:value-type="float" office:value="0.0898831" calcext:value-type="float">
            <text:p>0,0898831</text:p>
          </table:table-cell>
          <table:table-cell office:value-type="float" office:value="0.094336" calcext:value-type="float">
            <text:p>0,094336</text:p>
          </table:table-cell>
          <table:table-cell office:value-type="float" office:value="0.090723" calcext:value-type="float">
            <text:p>0,090723</text:p>
          </table:table-cell>
          <table:table-cell office:value-type="float" office:value="0.348872" calcext:value-type="float">
            <text:p>0,348872</text:p>
          </table:table-cell>
          <table:table-cell office:value-type="float" office:value="0.0943072" calcext:value-type="float">
            <text:p>0,0943072</text:p>
          </table:table-cell>
          <table:table-cell office:value-type="float" office:value="0.269808" calcext:value-type="float">
            <text:p>0,269808</text:p>
          </table:table-cell>
          <table:table-cell office:value-type="float" office:value="1.28609" calcext:value-type="float">
            <text:p>1,28609</text:p>
          </table:table-cell>
          <table:table-cell office:value-type="float" office:value="0.105521" calcext:value-type="float">
            <text:p>0,105521</text:p>
          </table:table-cell>
          <table:table-cell office:value-type="float" office:value="0.05267" calcext:value-type="float">
            <text:p>0,05267</text:p>
          </table:table-cell>
          <table:table-cell office:value-type="float" office:value="1.8238" calcext:value-type="float">
            <text:p>1,8238</text:p>
          </table:table-cell>
          <table:table-cell office:value-type="float" office:value="1.71044" calcext:value-type="float">
            <text:p>1,71044</text:p>
          </table:table-cell>
          <table:table-cell office:value-type="float" office:value="1.77521" calcext:value-type="float">
            <text:p>1,77521</text:p>
          </table:table-cell>
          <table:table-cell office:value-type="float" office:value="1.54463" calcext:value-type="float">
            <text:p>1,54463</text:p>
          </table:table-cell>
          <table:table-cell office:value-type="float" office:value="0.11393" calcext:value-type="float">
            <text:p>0,11393</text:p>
          </table:table-cell>
          <table:table-cell office:value-type="float" office:value="1.01851" calcext:value-type="float">
            <text:p>1,01851</text:p>
          </table:table-cell>
          <table:table-cell office:value-type="float" office:value="0.084497" calcext:value-type="float">
            <text:p>0,084497</text:p>
          </table:table-cell>
          <table:table-cell office:value-type="float" office:value="0.419756" calcext:value-type="float">
            <text:p>0,419756</text:p>
          </table:table-cell>
          <table:table-cell office:value-type="float" office:value="0.385236" calcext:value-type="float">
            <text:p>0,385236</text:p>
          </table:table-cell>
          <table:table-cell office:value-type="float" office:value="1.05165" calcext:value-type="float">
            <text:p>1,05165</text:p>
          </table:table-cell>
          <table:table-cell office:value-type="float" office:value="0.657738" calcext:value-type="float">
            <text:p>0,657738</text:p>
          </table:table-cell>
          <table:table-cell office:value-type="float" office:value="0.602369" calcext:value-type="float">
            <text:p>0,602369</text:p>
          </table:table-cell>
          <table:table-cell office:value-type="float" office:value="2.23829" calcext:value-type="float">
            <text:p>2,23829</text:p>
          </table:table-cell>
          <table:table-cell office:value-type="float" office:value="1.10993" calcext:value-type="float">
            <text:p>1,10993</text:p>
          </table:table-cell>
          <table:table-cell office:value-type="float" office:value="0.995336" calcext:value-type="float">
            <text:p>0,995336</text:p>
          </table:table-cell>
          <table:table-cell office:value-type="float" office:value="0.917403" calcext:value-type="float">
            <text:p>0,917403</text:p>
          </table:table-cell>
          <table:table-cell office:value-type="float" office:value="0.841097" calcext:value-type="float">
            <text:p>0,841097</text:p>
          </table:table-cell>
          <table:table-cell office:value-type="float" office:value="0.955054" calcext:value-type="float">
            <text:p>0,955054</text:p>
          </table:table-cell>
          <table:table-cell office:value-type="float" office:value="1.55206" calcext:value-type="float">
            <text:p>1,55206</text:p>
          </table:table-cell>
          <table:table-cell table:number-columns-repeated="20"/>
          <table:table-cell table:formula="of:=MIN([.A159:.BL159])" office:value-type="float" office:value="0.05267" calcext:value-type="float">
            <text:p>0,05267</text:p>
          </table:table-cell>
          <table:table-cell table:formula="of:=MAX([.A159:.BL159])" office:value-type="float" office:value="2.23829" calcext:value-type="float">
            <text:p>2,23829</text:p>
          </table:table-cell>
          <table:table-cell table:number-columns-repeated="7"/>
        </table:table-row>
        <table:table-row table:style-name="ro2">
          <table:table-cell office:value-type="float" office:value="0.148408" calcext:value-type="float">
            <text:p>0,148408</text:p>
          </table:table-cell>
          <table:table-cell office:value-type="float" office:value="0.142425" calcext:value-type="float">
            <text:p>0,142425</text:p>
          </table:table-cell>
          <table:table-cell office:value-type="float" office:value="0.218446" calcext:value-type="float">
            <text:p>0,218446</text:p>
          </table:table-cell>
          <table:table-cell office:value-type="float" office:value="0.15393" calcext:value-type="float">
            <text:p>0,15393</text:p>
          </table:table-cell>
          <table:table-cell office:value-type="float" office:value="0.167333" calcext:value-type="float">
            <text:p>0,167333</text:p>
          </table:table-cell>
          <table:table-cell office:value-type="float" office:value="0.591868" calcext:value-type="float">
            <text:p>0,591868</text:p>
          </table:table-cell>
          <table:table-cell office:value-type="float" office:value="0.490418" calcext:value-type="float">
            <text:p>0,490418</text:p>
          </table:table-cell>
          <table:table-cell office:value-type="float" office:value="0.392622" calcext:value-type="float">
            <text:p>0,392622</text:p>
          </table:table-cell>
          <table:table-cell office:value-type="float" office:value="0.333339" calcext:value-type="float">
            <text:p>0,333339</text:p>
          </table:table-cell>
          <table:table-cell office:value-type="float" office:value="0.197471" calcext:value-type="float">
            <text:p>0,197471</text:p>
          </table:table-cell>
          <table:table-cell office:value-type="float" office:value="0.888063" calcext:value-type="float">
            <text:p>0,888063</text:p>
          </table:table-cell>
          <table:table-cell office:value-type="float" office:value="0.379339" calcext:value-type="float">
            <text:p>0,379339</text:p>
          </table:table-cell>
          <table:table-cell office:value-type="float" office:value="0.361158" calcext:value-type="float">
            <text:p>0,361158</text:p>
          </table:table-cell>
          <table:table-cell office:value-type="float" office:value="0.727861" calcext:value-type="float">
            <text:p>0,727861</text:p>
          </table:table-cell>
          <table:table-cell office:value-type="float" office:value="0.685456" calcext:value-type="float">
            <text:p>0,685456</text:p>
          </table:table-cell>
          <table:table-cell office:value-type="float" office:value="0.549525" calcext:value-type="float">
            <text:p>0,549525</text:p>
          </table:table-cell>
          <table:table-cell office:value-type="float" office:value="1.08778" calcext:value-type="float">
            <text:p>1,08778</text:p>
          </table:table-cell>
          <table:table-cell office:value-type="float" office:value="0.8598" calcext:value-type="float">
            <text:p>0,8598</text:p>
          </table:table-cell>
          <table:table-cell office:value-type="float" office:value="0.633742" calcext:value-type="float">
            <text:p>0,633742</text:p>
          </table:table-cell>
          <table:table-cell office:value-type="float" office:value="0.608984" calcext:value-type="float">
            <text:p>0,608984</text:p>
          </table:table-cell>
          <table:table-cell office:value-type="float" office:value="1.05736" calcext:value-type="float">
            <text:p>1,05736</text:p>
          </table:table-cell>
          <table:table-cell office:value-type="float" office:value="0.826749" calcext:value-type="float">
            <text:p>0,826749</text:p>
          </table:table-cell>
          <table:table-cell office:value-type="float" office:value="0.660265" calcext:value-type="float">
            <text:p>0,660265</text:p>
          </table:table-cell>
          <table:table-cell office:value-type="float" office:value="0.18294" calcext:value-type="float">
            <text:p>0,18294</text:p>
          </table:table-cell>
          <table:table-cell office:value-type="float" office:value="0.907618" calcext:value-type="float">
            <text:p>0,907618</text:p>
          </table:table-cell>
          <table:table-cell office:value-type="float" office:value="0.76313" calcext:value-type="float">
            <text:p>0,76313</text:p>
          </table:table-cell>
          <table:table-cell office:value-type="float" office:value="0.63279" calcext:value-type="float">
            <text:p>0,63279</text:p>
          </table:table-cell>
          <table:table-cell office:value-type="float" office:value="0.67366" calcext:value-type="float">
            <text:p>0,67366</text:p>
          </table:table-cell>
          <table:table-cell office:value-type="float" office:value="0.967378" calcext:value-type="float">
            <text:p>0,967378</text:p>
          </table:table-cell>
          <table:table-cell office:value-type="float" office:value="0.692205" calcext:value-type="float">
            <text:p>0,692205</text:p>
          </table:table-cell>
          <table:table-cell office:value-type="float" office:value="0.613718" calcext:value-type="float">
            <text:p>0,613718</text:p>
          </table:table-cell>
          <table:table-cell office:value-type="float" office:value="0.613883" calcext:value-type="float">
            <text:p>0,613883</text:p>
          </table:table-cell>
          <table:table-cell office:value-type="float" office:value="0.580656" calcext:value-type="float">
            <text:p>0,580656</text:p>
          </table:table-cell>
          <table:table-cell office:value-type="float" office:value="0.643346" calcext:value-type="float">
            <text:p>0,643346</text:p>
          </table:table-cell>
          <table:table-cell office:value-type="float" office:value="0.719412" calcext:value-type="float">
            <text:p>0,719412</text:p>
          </table:table-cell>
          <table:table-cell office:value-type="float" office:value="0.636759" calcext:value-type="float">
            <text:p>0,636759</text:p>
          </table:table-cell>
          <table:table-cell office:value-type="float" office:value="0.646885" calcext:value-type="float">
            <text:p>0,646885</text:p>
          </table:table-cell>
          <table:table-cell office:value-type="float" office:value="0.225335" calcext:value-type="float">
            <text:p>0,225335</text:p>
          </table:table-cell>
          <table:table-cell office:value-type="float" office:value="0.205401" calcext:value-type="float">
            <text:p>0,205401</text:p>
          </table:table-cell>
          <table:table-cell office:value-type="float" office:value="0.27817" calcext:value-type="float">
            <text:p>0,27817</text:p>
          </table:table-cell>
          <table:table-cell office:value-type="float" office:value="0.657242" calcext:value-type="float">
            <text:p>0,657242</text:p>
          </table:table-cell>
          <table:table-cell office:value-type="float" office:value="1.17098" calcext:value-type="float">
            <text:p>1,17098</text:p>
          </table:table-cell>
          <table:table-cell office:value-type="float" office:value="0.126438" calcext:value-type="float">
            <text:p>0,126438</text:p>
          </table:table-cell>
          <table:table-cell office:value-type="float" office:value="0.448525" calcext:value-type="float">
            <text:p>0,448525</text:p>
          </table:table-cell>
          <table:table-cell office:value-type="float" office:value="0.273039" calcext:value-type="float">
            <text:p>0,273039</text:p>
          </table:table-cell>
          <table:table-cell office:value-type="float" office:value="0.207746" calcext:value-type="float">
            <text:p>0,207746</text:p>
          </table:table-cell>
          <table:table-cell office:value-type="float" office:value="1.61807" calcext:value-type="float">
            <text:p>1,61807</text:p>
          </table:table-cell>
          <table:table-cell office:value-type="float" office:value="0.10043" calcext:value-type="float">
            <text:p>0,10043</text:p>
          </table:table-cell>
          <table:table-cell table:number-columns-repeated="20"/>
          <table:table-cell table:formula="of:=MIN([.A160:.BL160])" office:value-type="float" office:value="0.10043" calcext:value-type="float">
            <text:p>0,10043</text:p>
          </table:table-cell>
          <table:table-cell table:formula="of:=MAX([.A160:.BL160])" office:value-type="float" office:value="1.61807" calcext:value-type="float">
            <text:p>1,61807</text:p>
          </table:table-cell>
          <table:table-cell table:number-columns-repeated="7"/>
        </table:table-row>
        <table:table-row table:style-name="ro2">
          <table:table-cell office:value-type="float" office:value="0.0906391" calcext:value-type="float">
            <text:p>0,0906391</text:p>
          </table:table-cell>
          <table:table-cell office:value-type="float" office:value="0.0968981" calcext:value-type="float">
            <text:p>0,0968981</text:p>
          </table:table-cell>
          <table:table-cell office:value-type="float" office:value="0.102838" calcext:value-type="float">
            <text:p>0,102838</text:p>
          </table:table-cell>
          <table:table-cell office:value-type="float" office:value="0.107213" calcext:value-type="float">
            <text:p>0,107213</text:p>
          </table:table-cell>
          <table:table-cell office:value-type="float" office:value="0.277079" calcext:value-type="float">
            <text:p>0,277079</text:p>
          </table:table-cell>
          <table:table-cell office:value-type="float" office:value="0.233439" calcext:value-type="float">
            <text:p>0,233439</text:p>
          </table:table-cell>
          <table:table-cell office:value-type="float" office:value="0.193914" calcext:value-type="float">
            <text:p>0,193914</text:p>
          </table:table-cell>
          <table:table-cell office:value-type="float" office:value="0.231468" calcext:value-type="float">
            <text:p>0,231468</text:p>
          </table:table-cell>
          <table:table-cell office:value-type="float" office:value="0.247946" calcext:value-type="float">
            <text:p>0,247946</text:p>
          </table:table-cell>
          <table:table-cell office:value-type="float" office:value="0.219309" calcext:value-type="float">
            <text:p>0,219309</text:p>
          </table:table-cell>
          <table:table-cell office:value-type="float" office:value="0.202127" calcext:value-type="float">
            <text:p>0,202127</text:p>
          </table:table-cell>
          <table:table-cell office:value-type="float" office:value="0.20069" calcext:value-type="float">
            <text:p>0,20069</text:p>
          </table:table-cell>
          <table:table-cell office:value-type="float" office:value="0.204913" calcext:value-type="float">
            <text:p>0,204913</text:p>
          </table:table-cell>
          <table:table-cell office:value-type="float" office:value="0.962672" calcext:value-type="float">
            <text:p>0,962672</text:p>
          </table:table-cell>
          <table:table-cell office:value-type="float" office:value="0.176172" calcext:value-type="float">
            <text:p>0,176172</text:p>
          </table:table-cell>
          <table:table-cell office:value-type="float" office:value="1.11335" calcext:value-type="float">
            <text:p>1,11335</text:p>
          </table:table-cell>
          <table:table-cell office:value-type="float" office:value="0.953091" calcext:value-type="float">
            <text:p>0,953091</text:p>
          </table:table-cell>
          <table:table-cell office:value-type="float" office:value="0.865667" calcext:value-type="float">
            <text:p>0,865667</text:p>
          </table:table-cell>
          <table:table-cell office:value-type="float" office:value="0.802064" calcext:value-type="float">
            <text:p>0,802064</text:p>
          </table:table-cell>
          <table:table-cell office:value-type="float" office:value="0.771672" calcext:value-type="float">
            <text:p>0,771672</text:p>
          </table:table-cell>
          <table:table-cell office:value-type="float" office:value="0.717814" calcext:value-type="float">
            <text:p>0,717814</text:p>
          </table:table-cell>
          <table:table-cell office:value-type="float" office:value="0.659393" calcext:value-type="float">
            <text:p>0,659393</text:p>
          </table:table-cell>
          <table:table-cell office:value-type="float" office:value="0.466915" calcext:value-type="float">
            <text:p>0,466915</text:p>
          </table:table-cell>
          <table:table-cell office:value-type="float" office:value="0.614706" calcext:value-type="float">
            <text:p>0,614706</text:p>
          </table:table-cell>
          <table:table-cell office:value-type="float" office:value="1.24621" calcext:value-type="float">
            <text:p>1,24621</text:p>
          </table:table-cell>
          <table:table-cell office:value-type="float" office:value="0.606299" calcext:value-type="float">
            <text:p>0,606299</text:p>
          </table:table-cell>
          <table:table-cell office:value-type="float" office:value="1.39606" calcext:value-type="float">
            <text:p>1,39606</text:p>
          </table:table-cell>
          <table:table-cell office:value-type="float" office:value="0.180497" calcext:value-type="float">
            <text:p>0,180497</text:p>
          </table:table-cell>
          <table:table-cell office:value-type="float" office:value="0.222918" calcext:value-type="float">
            <text:p>0,222918</text:p>
          </table:table-cell>
          <table:table-cell office:value-type="float" office:value="0.227609" calcext:value-type="float">
            <text:p>0,227609</text:p>
          </table:table-cell>
          <table:table-cell office:value-type="float" office:value="0.300231" calcext:value-type="float">
            <text:p>0,300231</text:p>
          </table:table-cell>
          <table:table-cell office:value-type="float" office:value="1.04679" calcext:value-type="float">
            <text:p>1,04679</text:p>
          </table:table-cell>
          <table:table-cell office:value-type="float" office:value="0.200719" calcext:value-type="float">
            <text:p>0,200719</text:p>
          </table:table-cell>
          <table:table-cell office:value-type="float" office:value="0.148309" calcext:value-type="float">
            <text:p>0,148309</text:p>
          </table:table-cell>
          <table:table-cell office:value-type="float" office:value="0.42179" calcext:value-type="float">
            <text:p>0,42179</text:p>
          </table:table-cell>
          <table:table-cell office:value-type="float" office:value="0.265727" calcext:value-type="float">
            <text:p>0,265727</text:p>
          </table:table-cell>
          <table:table-cell office:value-type="float" office:value="0.406133" calcext:value-type="float">
            <text:p>0,406133</text:p>
          </table:table-cell>
          <table:table-cell office:value-type="float" office:value="0.312491" calcext:value-type="float">
            <text:p>0,312491</text:p>
          </table:table-cell>
          <table:table-cell office:value-type="float" office:value="0.509184" calcext:value-type="float">
            <text:p>0,509184</text:p>
          </table:table-cell>
          <table:table-cell office:value-type="float" office:value="0.508312" calcext:value-type="float">
            <text:p>0,508312</text:p>
          </table:table-cell>
          <table:table-cell office:value-type="float" office:value="1.8936" calcext:value-type="float">
            <text:p>1,8936</text:p>
          </table:table-cell>
          <table:table-cell office:value-type="float" office:value="0.588319" calcext:value-type="float">
            <text:p>0,588319</text:p>
          </table:table-cell>
          <table:table-cell office:value-type="float" office:value="0.127268" calcext:value-type="float">
            <text:p>0,127268</text:p>
          </table:table-cell>
          <table:table-cell office:value-type="float" office:value="0.15712" calcext:value-type="float">
            <text:p>0,15712</text:p>
          </table:table-cell>
          <table:table-cell office:value-type="float" office:value="0.484471" calcext:value-type="float">
            <text:p>0,484471</text:p>
          </table:table-cell>
          <table:table-cell office:value-type="float" office:value="0.406085" calcext:value-type="float">
            <text:p>0,406085</text:p>
          </table:table-cell>
          <table:table-cell office:value-type="float" office:value="0.058645" calcext:value-type="float">
            <text:p>0,058645</text:p>
          </table:table-cell>
          <table:table-cell office:value-type="float" office:value="0.057539" calcext:value-type="float">
            <text:p>0,057539</text:p>
          </table:table-cell>
          <table:table-cell table:number-columns-repeated="20"/>
          <table:table-cell table:formula="of:=MIN([.A161:.BL161])" office:value-type="float" office:value="0.057539" calcext:value-type="float">
            <text:p>0,057539</text:p>
          </table:table-cell>
          <table:table-cell table:formula="of:=MAX([.A161:.BL161])" office:value-type="float" office:value="1.8936" calcext:value-type="float">
            <text:p>1,8936</text:p>
          </table:table-cell>
          <table:table-cell table:number-columns-repeated="7"/>
        </table:table-row>
        <table:table-row table:style-name="ro2">
          <table:table-cell office:value-type="float" office:value="0.110119" calcext:value-type="float">
            <text:p>0,110119</text:p>
          </table:table-cell>
          <table:table-cell office:value-type="float" office:value="0.202389" calcext:value-type="float">
            <text:p>0,202389</text:p>
          </table:table-cell>
          <table:table-cell office:value-type="float" office:value="0.205254" calcext:value-type="float">
            <text:p>0,205254</text:p>
          </table:table-cell>
          <table:table-cell office:value-type="float" office:value="0.206256" calcext:value-type="float">
            <text:p>0,206256</text:p>
          </table:table-cell>
          <table:table-cell office:value-type="float" office:value="0.194726" calcext:value-type="float">
            <text:p>0,194726</text:p>
          </table:table-cell>
          <table:table-cell office:value-type="float" office:value="0.235691" calcext:value-type="float">
            <text:p>0,235691</text:p>
          </table:table-cell>
          <table:table-cell office:value-type="float" office:value="0.142136" calcext:value-type="float">
            <text:p>0,142136</text:p>
          </table:table-cell>
          <table:table-cell office:value-type="float" office:value="0.212594" calcext:value-type="float">
            <text:p>0,212594</text:p>
          </table:table-cell>
          <table:table-cell office:value-type="float" office:value="0.699017" calcext:value-type="float">
            <text:p>0,699017</text:p>
          </table:table-cell>
          <table:table-cell office:value-type="float" office:value="0.132623" calcext:value-type="float">
            <text:p>0,132623</text:p>
          </table:table-cell>
          <table:table-cell office:value-type="float" office:value="0.167962" calcext:value-type="float">
            <text:p>0,167962</text:p>
          </table:table-cell>
          <table:table-cell office:value-type="float" office:value="0.253328" calcext:value-type="float">
            <text:p>0,253328</text:p>
          </table:table-cell>
          <table:table-cell office:value-type="float" office:value="0.244254" calcext:value-type="float">
            <text:p>0,244254</text:p>
          </table:table-cell>
          <table:table-cell office:value-type="float" office:value="1.00519" calcext:value-type="float">
            <text:p>1,00519</text:p>
          </table:table-cell>
          <table:table-cell office:value-type="float" office:value="0.180631" calcext:value-type="float">
            <text:p>0,180631</text:p>
          </table:table-cell>
          <table:table-cell office:value-type="float" office:value="1.07521" calcext:value-type="float">
            <text:p>1,07521</text:p>
          </table:table-cell>
          <table:table-cell office:value-type="float" office:value="0.978616" calcext:value-type="float">
            <text:p>0,978616</text:p>
          </table:table-cell>
          <table:table-cell office:value-type="float" office:value="0.22319" calcext:value-type="float">
            <text:p>0,22319</text:p>
          </table:table-cell>
          <table:table-cell office:value-type="float" office:value="0.216381" calcext:value-type="float">
            <text:p>0,216381</text:p>
          </table:table-cell>
          <table:table-cell office:value-type="float" office:value="0.825159" calcext:value-type="float">
            <text:p>0,825159</text:p>
          </table:table-cell>
          <table:table-cell office:value-type="float" office:value="1.3824" calcext:value-type="float">
            <text:p>1,3824</text:p>
          </table:table-cell>
          <table:table-cell office:value-type="float" office:value="0.999268" calcext:value-type="float">
            <text:p>0,999268</text:p>
          </table:table-cell>
          <table:table-cell office:value-type="float" office:value="0.936809" calcext:value-type="float">
            <text:p>0,936809</text:p>
          </table:table-cell>
          <table:table-cell office:value-type="float" office:value="0.178272" calcext:value-type="float">
            <text:p>0,178272</text:p>
          </table:table-cell>
          <table:table-cell office:value-type="float" office:value="1.4977" calcext:value-type="float">
            <text:p>1,4977</text:p>
          </table:table-cell>
          <table:table-cell office:value-type="float" office:value="1.07947" calcext:value-type="float">
            <text:p>1,07947</text:p>
          </table:table-cell>
          <table:table-cell office:value-type="float" office:value="1.31457" calcext:value-type="float">
            <text:p>1,31457</text:p>
          </table:table-cell>
          <table:table-cell office:value-type="float" office:value="1.24768" calcext:value-type="float">
            <text:p>1,24768</text:p>
          </table:table-cell>
          <table:table-cell office:value-type="float" office:value="0.279331" calcext:value-type="float">
            <text:p>0,279331</text:p>
          </table:table-cell>
          <table:table-cell office:value-type="float" office:value="1.50606" calcext:value-type="float">
            <text:p>1,50606</text:p>
          </table:table-cell>
          <table:table-cell office:value-type="float" office:value="1.51732" calcext:value-type="float">
            <text:p>1,51732</text:p>
          </table:table-cell>
          <table:table-cell office:value-type="float" office:value="0.322876" calcext:value-type="float">
            <text:p>0,322876</text:p>
          </table:table-cell>
          <table:table-cell office:value-type="float" office:value="1.78277" calcext:value-type="float">
            <text:p>1,78277</text:p>
          </table:table-cell>
          <table:table-cell office:value-type="float" office:value="1.83102" calcext:value-type="float">
            <text:p>1,83102</text:p>
          </table:table-cell>
          <table:table-cell office:value-type="float" office:value="1.45391" calcext:value-type="float">
            <text:p>1,45391</text:p>
          </table:table-cell>
          <table:table-cell office:value-type="float" office:value="1.08718" calcext:value-type="float">
            <text:p>1,08718</text:p>
          </table:table-cell>
          <table:table-cell office:value-type="float" office:value="0.903675" calcext:value-type="float">
            <text:p>0,903675</text:p>
          </table:table-cell>
          <table:table-cell office:value-type="float" office:value="1.97648" calcext:value-type="float">
            <text:p>1,97648</text:p>
          </table:table-cell>
          <table:table-cell office:value-type="float" office:value="0.247913" calcext:value-type="float">
            <text:p>0,247913</text:p>
          </table:table-cell>
          <table:table-cell office:value-type="float" office:value="2.01489" calcext:value-type="float">
            <text:p>2,01489</text:p>
          </table:table-cell>
          <table:table-cell office:value-type="float" office:value="0.182119" calcext:value-type="float">
            <text:p>0,182119</text:p>
          </table:table-cell>
          <table:table-cell office:value-type="float" office:value="0.47264" calcext:value-type="float">
            <text:p>0,47264</text:p>
          </table:table-cell>
          <table:table-cell office:value-type="float" office:value="0.878525" calcext:value-type="float">
            <text:p>0,878525</text:p>
          </table:table-cell>
          <table:table-cell office:value-type="float" office:value="0.187551" calcext:value-type="float">
            <text:p>0,187551</text:p>
          </table:table-cell>
          <table:table-cell office:value-type="float" office:value="1.05338" calcext:value-type="float">
            <text:p>1,05338</text:p>
          </table:table-cell>
          <table:table-cell office:value-type="float" office:value="0.23081" calcext:value-type="float">
            <text:p>0,23081</text:p>
          </table:table-cell>
          <table:table-cell office:value-type="float" office:value="0.0812979" calcext:value-type="float">
            <text:p>0,0812979</text:p>
          </table:table-cell>
          <table:table-cell office:value-type="float" office:value="0.155618" calcext:value-type="float">
            <text:p>0,155618</text:p>
          </table:table-cell>
          <table:table-cell table:number-columns-repeated="20"/>
          <table:table-cell table:formula="of:=MIN([.A162:.BL162])" office:value-type="float" office:value="0.0812979" calcext:value-type="float">
            <text:p>0,0812979</text:p>
          </table:table-cell>
          <table:table-cell table:formula="of:=MAX([.A162:.BL162])" office:value-type="float" office:value="2.01489" calcext:value-type="float">
            <text:p>2,01489</text:p>
          </table:table-cell>
          <table:table-cell table:number-columns-repeated="7"/>
        </table:table-row>
        <table:table-row table:style-name="ro2">
          <table:table-cell office:value-type="float" office:value="0.118773" calcext:value-type="float">
            <text:p>0,118773</text:p>
          </table:table-cell>
          <table:table-cell office:value-type="float" office:value="0.170417" calcext:value-type="float">
            <text:p>0,170417</text:p>
          </table:table-cell>
          <table:table-cell office:value-type="float" office:value="0.106006" calcext:value-type="float">
            <text:p>0,106006</text:p>
          </table:table-cell>
          <table:table-cell office:value-type="float" office:value="0.205872" calcext:value-type="float">
            <text:p>0,205872</text:p>
          </table:table-cell>
          <table:table-cell office:value-type="float" office:value="0.426051" calcext:value-type="float">
            <text:p>0,426051</text:p>
          </table:table-cell>
          <table:table-cell office:value-type="float" office:value="0.400117" calcext:value-type="float">
            <text:p>0,400117</text:p>
          </table:table-cell>
          <table:table-cell office:value-type="float" office:value="0.377009" calcext:value-type="float">
            <text:p>0,377009</text:p>
          </table:table-cell>
          <table:table-cell office:value-type="float" office:value="0.195956" calcext:value-type="float">
            <text:p>0,195956</text:p>
          </table:table-cell>
          <table:table-cell office:value-type="float" office:value="0.263367" calcext:value-type="float">
            <text:p>0,263367</text:p>
          </table:table-cell>
          <table:table-cell office:value-type="float" office:value="0.572025" calcext:value-type="float">
            <text:p>0,572025</text:p>
          </table:table-cell>
          <table:table-cell office:value-type="float" office:value="0.429946" calcext:value-type="float">
            <text:p>0,429946</text:p>
          </table:table-cell>
          <table:table-cell office:value-type="float" office:value="0.44011" calcext:value-type="float">
            <text:p>0,44011</text:p>
          </table:table-cell>
          <table:table-cell office:value-type="float" office:value="0.326822" calcext:value-type="float">
            <text:p>0,326822</text:p>
          </table:table-cell>
          <table:table-cell office:value-type="float" office:value="0.180863" calcext:value-type="float">
            <text:p>0,180863</text:p>
          </table:table-cell>
          <table:table-cell office:value-type="float" office:value="0.347085" calcext:value-type="float">
            <text:p>0,347085</text:p>
          </table:table-cell>
          <table:table-cell office:value-type="float" office:value="0.258138" calcext:value-type="float">
            <text:p>0,258138</text:p>
          </table:table-cell>
          <table:table-cell office:value-type="float" office:value="0.453654" calcext:value-type="float">
            <text:p>0,453654</text:p>
          </table:table-cell>
          <table:table-cell office:value-type="float" office:value="0.46894" calcext:value-type="float">
            <text:p>0,46894</text:p>
          </table:table-cell>
          <table:table-cell office:value-type="float" office:value="0.28055" calcext:value-type="float">
            <text:p>0,28055</text:p>
          </table:table-cell>
          <table:table-cell office:value-type="float" office:value="0.268493" calcext:value-type="float">
            <text:p>0,268493</text:p>
          </table:table-cell>
          <table:table-cell office:value-type="float" office:value="0.456314" calcext:value-type="float">
            <text:p>0,456314</text:p>
          </table:table-cell>
          <table:table-cell office:value-type="float" office:value="0.481691" calcext:value-type="float">
            <text:p>0,481691</text:p>
          </table:table-cell>
          <table:table-cell office:value-type="float" office:value="0.483664" calcext:value-type="float">
            <text:p>0,483664</text:p>
          </table:table-cell>
          <table:table-cell office:value-type="float" office:value="0.211627" calcext:value-type="float">
            <text:p>0,211627</text:p>
          </table:table-cell>
          <table:table-cell office:value-type="float" office:value="0.256819" calcext:value-type="float">
            <text:p>0,256819</text:p>
          </table:table-cell>
          <table:table-cell office:value-type="float" office:value="0.435697" calcext:value-type="float">
            <text:p>0,435697</text:p>
          </table:table-cell>
          <table:table-cell office:value-type="float" office:value="1.08411" calcext:value-type="float">
            <text:p>1,08411</text:p>
          </table:table-cell>
          <table:table-cell office:value-type="float" office:value="0.287541" calcext:value-type="float">
            <text:p>0,287541</text:p>
          </table:table-cell>
          <table:table-cell office:value-type="float" office:value="0.494668" calcext:value-type="float">
            <text:p>0,494668</text:p>
          </table:table-cell>
          <table:table-cell office:value-type="float" office:value="1.0452" calcext:value-type="float">
            <text:p>1,0452</text:p>
          </table:table-cell>
          <table:table-cell office:value-type="float" office:value="0.285379" calcext:value-type="float">
            <text:p>0,285379</text:p>
          </table:table-cell>
          <table:table-cell office:value-type="float" office:value="0.505727" calcext:value-type="float">
            <text:p>0,505727</text:p>
          </table:table-cell>
          <table:table-cell office:value-type="float" office:value="0.276002" calcext:value-type="float">
            <text:p>0,276002</text:p>
          </table:table-cell>
          <table:table-cell office:value-type="float" office:value="0.510433" calcext:value-type="float">
            <text:p>0,510433</text:p>
          </table:table-cell>
          <table:table-cell office:value-type="float" office:value="1.52105" calcext:value-type="float">
            <text:p>1,52105</text:p>
          </table:table-cell>
          <table:table-cell office:value-type="float" office:value="0.520702" calcext:value-type="float">
            <text:p>0,520702</text:p>
          </table:table-cell>
          <table:table-cell office:value-type="float" office:value="0.26259" calcext:value-type="float">
            <text:p>0,26259</text:p>
          </table:table-cell>
          <table:table-cell office:value-type="float" office:value="0.559684" calcext:value-type="float">
            <text:p>0,559684</text:p>
          </table:table-cell>
          <table:table-cell office:value-type="float" office:value="0.48416" calcext:value-type="float">
            <text:p>0,48416</text:p>
          </table:table-cell>
          <table:table-cell office:value-type="float" office:value="0.182993" calcext:value-type="float">
            <text:p>0,182993</text:p>
          </table:table-cell>
          <table:table-cell office:value-type="float" office:value="0.703185" calcext:value-type="float">
            <text:p>0,703185</text:p>
          </table:table-cell>
          <table:table-cell office:value-type="float" office:value="0.464977" calcext:value-type="float">
            <text:p>0,464977</text:p>
          </table:table-cell>
          <table:table-cell office:value-type="float" office:value="2.18945" calcext:value-type="float">
            <text:p>2,18945</text:p>
          </table:table-cell>
          <table:table-cell office:value-type="float" office:value="0.92409" calcext:value-type="float">
            <text:p>0,92409</text:p>
          </table:table-cell>
          <table:table-cell office:value-type="float" office:value="0.462724" calcext:value-type="float">
            <text:p>0,462724</text:p>
          </table:table-cell>
          <table:table-cell office:value-type="float" office:value="0.0862939" calcext:value-type="float">
            <text:p>0,0862939</text:p>
          </table:table-cell>
          <table:table-cell office:value-type="float" office:value="0.58165" calcext:value-type="float">
            <text:p>0,58165</text:p>
          </table:table-cell>
          <table:table-cell office:value-type="float" office:value="0.504298" calcext:value-type="float">
            <text:p>0,504298</text:p>
          </table:table-cell>
          <table:table-cell table:number-columns-repeated="20"/>
          <table:table-cell table:formula="of:=MIN([.A163:.BL163])" office:value-type="float" office:value="0.0862939" calcext:value-type="float">
            <text:p>0,0862939</text:p>
          </table:table-cell>
          <table:table-cell table:formula="of:=MAX([.A163:.BL163])" office:value-type="float" office:value="2.18945" calcext:value-type="float">
            <text:p>2,18945</text:p>
          </table:table-cell>
          <table:table-cell table:number-columns-repeated="7"/>
        </table:table-row>
        <table:table-row table:style-name="ro2">
          <table:table-cell office:value-type="float" office:value="0.198732" calcext:value-type="float">
            <text:p>0,198732</text:p>
          </table:table-cell>
          <table:table-cell office:value-type="float" office:value="0.207469" calcext:value-type="float">
            <text:p>0,207469</text:p>
          </table:table-cell>
          <table:table-cell office:value-type="float" office:value="0.17214" calcext:value-type="float">
            <text:p>0,17214</text:p>
          </table:table-cell>
          <table:table-cell office:value-type="float" office:value="0.204397" calcext:value-type="float">
            <text:p>0,204397</text:p>
          </table:table-cell>
          <table:table-cell office:value-type="float" office:value="0.165084" calcext:value-type="float">
            <text:p>0,165084</text:p>
          </table:table-cell>
          <table:table-cell office:value-type="float" office:value="0.110988" calcext:value-type="float">
            <text:p>0,110988</text:p>
          </table:table-cell>
          <table:table-cell office:value-type="float" office:value="0.279154" calcext:value-type="float">
            <text:p>0,279154</text:p>
          </table:table-cell>
          <table:table-cell office:value-type="float" office:value="0.696427" calcext:value-type="float">
            <text:p>0,696427</text:p>
          </table:table-cell>
          <table:table-cell office:value-type="float" office:value="0.214993" calcext:value-type="float">
            <text:p>0,214993</text:p>
          </table:table-cell>
          <table:table-cell office:value-type="float" office:value="0.621811" calcext:value-type="float">
            <text:p>0,621811</text:p>
          </table:table-cell>
          <table:table-cell office:value-type="float" office:value="0.662914" calcext:value-type="float">
            <text:p>0,662914</text:p>
          </table:table-cell>
          <table:table-cell office:value-type="float" office:value="0.182068" calcext:value-type="float">
            <text:p>0,182068</text:p>
          </table:table-cell>
          <table:table-cell office:value-type="float" office:value="0.561738" calcext:value-type="float">
            <text:p>0,561738</text:p>
          </table:table-cell>
          <table:table-cell office:value-type="float" office:value="0.343953" calcext:value-type="float">
            <text:p>0,343953</text:p>
          </table:table-cell>
          <table:table-cell office:value-type="float" office:value="0.173737" calcext:value-type="float">
            <text:p>0,173737</text:p>
          </table:table-cell>
          <table:table-cell office:value-type="float" office:value="1.05692" calcext:value-type="float">
            <text:p>1,05692</text:p>
          </table:table-cell>
          <table:table-cell office:value-type="float" office:value="0.892386" calcext:value-type="float">
            <text:p>0,892386</text:p>
          </table:table-cell>
          <table:table-cell office:value-type="float" office:value="0.704354" calcext:value-type="float">
            <text:p>0,704354</text:p>
          </table:table-cell>
          <table:table-cell office:value-type="float" office:value="0.830316" calcext:value-type="float">
            <text:p>0,830316</text:p>
          </table:table-cell>
          <table:table-cell office:value-type="float" office:value="0.188922" calcext:value-type="float">
            <text:p>0,188922</text:p>
          </table:table-cell>
          <table:table-cell office:value-type="float" office:value="0.626103" calcext:value-type="float">
            <text:p>0,626103</text:p>
          </table:table-cell>
          <table:table-cell office:value-type="float" office:value="0.376187" calcext:value-type="float">
            <text:p>0,376187</text:p>
          </table:table-cell>
          <table:table-cell office:value-type="float" office:value="0.673047" calcext:value-type="float">
            <text:p>0,673047</text:p>
          </table:table-cell>
          <table:table-cell office:value-type="float" office:value="0.195539" calcext:value-type="float">
            <text:p>0,195539</text:p>
          </table:table-cell>
          <table:table-cell office:value-type="float" office:value="0.664674" calcext:value-type="float">
            <text:p>0,664674</text:p>
          </table:table-cell>
          <table:table-cell office:value-type="float" office:value="0.659926" calcext:value-type="float">
            <text:p>0,659926</text:p>
          </table:table-cell>
          <table:table-cell office:value-type="float" office:value="0.631588" calcext:value-type="float">
            <text:p>0,631588</text:p>
          </table:table-cell>
          <table:table-cell office:value-type="float" office:value="0.188471" calcext:value-type="float">
            <text:p>0,188471</text:p>
          </table:table-cell>
          <table:table-cell office:value-type="float" office:value="0.438037" calcext:value-type="float">
            <text:p>0,438037</text:p>
          </table:table-cell>
          <table:table-cell office:value-type="float" office:value="0.219919" calcext:value-type="float">
            <text:p>0,219919</text:p>
          </table:table-cell>
          <table:table-cell office:value-type="float" office:value="1.03414" calcext:value-type="float">
            <text:p>1,03414</text:p>
          </table:table-cell>
          <table:table-cell office:value-type="float" office:value="0.921052" calcext:value-type="float">
            <text:p>0,921052</text:p>
          </table:table-cell>
          <table:table-cell office:value-type="float" office:value="0.921667" calcext:value-type="float">
            <text:p>0,921667</text:p>
          </table:table-cell>
          <table:table-cell office:value-type="float" office:value="0.175987" calcext:value-type="float">
            <text:p>0,175987</text:p>
          </table:table-cell>
          <table:table-cell office:value-type="float" office:value="0.243609" calcext:value-type="float">
            <text:p>0,243609</text:p>
          </table:table-cell>
          <table:table-cell office:value-type="float" office:value="0.966751" calcext:value-type="float">
            <text:p>0,966751</text:p>
          </table:table-cell>
          <table:table-cell office:value-type="float" office:value="0.579441" calcext:value-type="float">
            <text:p>0,579441</text:p>
          </table:table-cell>
          <table:table-cell office:value-type="float" office:value="0.292229" calcext:value-type="float">
            <text:p>0,292229</text:p>
          </table:table-cell>
          <table:table-cell office:value-type="float" office:value="0.0774291" calcext:value-type="float">
            <text:p>0,0774291</text:p>
          </table:table-cell>
          <table:table-cell office:value-type="float" office:value="0.075835" calcext:value-type="float">
            <text:p>0,075835</text:p>
          </table:table-cell>
          <table:table-cell office:value-type="float" office:value="0.727042" calcext:value-type="float">
            <text:p>0,727042</text:p>
          </table:table-cell>
          <table:table-cell office:value-type="float" office:value="0.390319" calcext:value-type="float">
            <text:p>0,390319</text:p>
          </table:table-cell>
          <table:table-cell office:value-type="float" office:value="0.713729" calcext:value-type="float">
            <text:p>0,713729</text:p>
          </table:table-cell>
          <table:table-cell office:value-type="float" office:value="0.747636" calcext:value-type="float">
            <text:p>0,747636</text:p>
          </table:table-cell>
          <table:table-cell office:value-type="float" office:value="0.727821" calcext:value-type="float">
            <text:p>0,727821</text:p>
          </table:table-cell>
          <table:table-cell office:value-type="float" office:value="0.479356" calcext:value-type="float">
            <text:p>0,479356</text:p>
          </table:table-cell>
          <table:table-cell office:value-type="float" office:value="0.729956" calcext:value-type="float">
            <text:p>0,729956</text:p>
          </table:table-cell>
          <table:table-cell office:value-type="float" office:value="0.064368" calcext:value-type="float">
            <text:p>0,064368</text:p>
          </table:table-cell>
          <table:table-cell table:number-columns-repeated="20"/>
          <table:table-cell table:formula="of:=MIN([.A164:.BL164])" office:value-type="float" office:value="0.064368" calcext:value-type="float">
            <text:p>0,064368</text:p>
          </table:table-cell>
          <table:table-cell table:formula="of:=MAX([.A164:.BL164])" office:value-type="float" office:value="1.05692" calcext:value-type="float">
            <text:p>1,05692</text:p>
          </table:table-cell>
          <table:table-cell table:number-columns-repeated="7"/>
        </table:table-row>
        <table:table-row table:style-name="ro2">
          <table:table-cell office:value-type="float" office:value="0.174376" calcext:value-type="float">
            <text:p>0,174376</text:p>
          </table:table-cell>
          <table:table-cell office:value-type="float" office:value="0.134787" calcext:value-type="float">
            <text:p>0,134787</text:p>
          </table:table-cell>
          <table:table-cell office:value-type="float" office:value="0.334009" calcext:value-type="float">
            <text:p>0,334009</text:p>
          </table:table-cell>
          <table:table-cell office:value-type="float" office:value="0.099426" calcext:value-type="float">
            <text:p>0,099426</text:p>
          </table:table-cell>
          <table:table-cell office:value-type="float" office:value="0.470843" calcext:value-type="float">
            <text:p>0,470843</text:p>
          </table:table-cell>
          <table:table-cell office:value-type="float" office:value="0.357433" calcext:value-type="float">
            <text:p>0,357433</text:p>
          </table:table-cell>
          <table:table-cell office:value-type="float" office:value="0.196654" calcext:value-type="float">
            <text:p>0,196654</text:p>
          </table:table-cell>
          <table:table-cell office:value-type="float" office:value="0.291881" calcext:value-type="float">
            <text:p>0,291881</text:p>
          </table:table-cell>
          <table:table-cell office:value-type="float" office:value="0.229707" calcext:value-type="float">
            <text:p>0,229707</text:p>
          </table:table-cell>
          <table:table-cell office:value-type="float" office:value="0.506429" calcext:value-type="float">
            <text:p>0,506429</text:p>
          </table:table-cell>
          <table:table-cell office:value-type="float" office:value="0.496775" calcext:value-type="float">
            <text:p>0,496775</text:p>
          </table:table-cell>
          <table:table-cell office:value-type="float" office:value="0.191256" calcext:value-type="float">
            <text:p>0,191256</text:p>
          </table:table-cell>
          <table:table-cell office:value-type="float" office:value="0.435002" calcext:value-type="float">
            <text:p>0,435002</text:p>
          </table:table-cell>
          <table:table-cell office:value-type="float" office:value="0.444845" calcext:value-type="float">
            <text:p>0,444845</text:p>
          </table:table-cell>
          <table:table-cell office:value-type="float" office:value="1.1357" calcext:value-type="float">
            <text:p>1,1357</text:p>
          </table:table-cell>
          <table:table-cell office:value-type="float" office:value="0.605946" calcext:value-type="float">
            <text:p>0,605946</text:p>
          </table:table-cell>
          <table:table-cell office:value-type="float" office:value="0.596869" calcext:value-type="float">
            <text:p>0,596869</text:p>
          </table:table-cell>
          <table:table-cell office:value-type="float" office:value="0.178446" calcext:value-type="float">
            <text:p>0,178446</text:p>
          </table:table-cell>
          <table:table-cell office:value-type="float" office:value="0.333981" calcext:value-type="float">
            <text:p>0,333981</text:p>
          </table:table-cell>
          <table:table-cell office:value-type="float" office:value="0.183057" calcext:value-type="float">
            <text:p>0,183057</text:p>
          </table:table-cell>
          <table:table-cell office:value-type="float" office:value="0.908895" calcext:value-type="float">
            <text:p>0,908895</text:p>
          </table:table-cell>
          <table:table-cell office:value-type="float" office:value="0.356945" calcext:value-type="float">
            <text:p>0,356945</text:p>
          </table:table-cell>
          <table:table-cell office:value-type="float" office:value="1.14962" calcext:value-type="float">
            <text:p>1,14962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.25435" calcext:value-type="float">
            <text:p>1,25435</text:p>
          </table:table-cell>
          <table:table-cell office:value-type="float" office:value="0.138097" calcext:value-type="float">
            <text:p>0,138097</text:p>
          </table:table-cell>
          <table:table-cell office:value-type="float" office:value="1.11604" calcext:value-type="float">
            <text:p>1,11604</text:p>
          </table:table-cell>
          <table:table-cell office:value-type="float" office:value="1.01885" calcext:value-type="float">
            <text:p>1,01885</text:p>
          </table:table-cell>
          <table:table-cell office:value-type="float" office:value="0.12974" calcext:value-type="float">
            <text:p>0,12974</text:p>
          </table:table-cell>
          <table:table-cell office:value-type="float" office:value="0.244448" calcext:value-type="float">
            <text:p>0,244448</text:p>
          </table:table-cell>
          <table:table-cell office:value-type="float" office:value="1.23557" calcext:value-type="float">
            <text:p>1,23557</text:p>
          </table:table-cell>
          <table:table-cell office:value-type="float" office:value="1.56449" calcext:value-type="float">
            <text:p>1,56449</text:p>
          </table:table-cell>
          <table:table-cell office:value-type="float" office:value="1.44395" calcext:value-type="float">
            <text:p>1,44395</text:p>
          </table:table-cell>
          <table:table-cell office:value-type="float" office:value="0.147739" calcext:value-type="float">
            <text:p>0,147739</text:p>
          </table:table-cell>
          <table:table-cell office:value-type="float" office:value="0.167227" calcext:value-type="float">
            <text:p>0,167227</text:p>
          </table:table-cell>
          <table:table-cell office:value-type="float" office:value="0.174915" calcext:value-type="float">
            <text:p>0,174915</text:p>
          </table:table-cell>
          <table:table-cell office:value-type="float" office:value="0.488078" calcext:value-type="float">
            <text:p>0,488078</text:p>
          </table:table-cell>
          <table:table-cell office:value-type="float" office:value="0.222743" calcext:value-type="float">
            <text:p>0,222743</text:p>
          </table:table-cell>
          <table:table-cell office:value-type="float" office:value="0.232377" calcext:value-type="float">
            <text:p>0,232377</text:p>
          </table:table-cell>
          <table:table-cell office:value-type="float" office:value="0.337742" calcext:value-type="float">
            <text:p>0,337742</text:p>
          </table:table-cell>
          <table:table-cell office:value-type="float" office:value="1.93217" calcext:value-type="float">
            <text:p>1,93217</text:p>
          </table:table-cell>
          <table:table-cell office:value-type="float" office:value="0.81247" calcext:value-type="float">
            <text:p>0,81247</text:p>
          </table:table-cell>
          <table:table-cell office:value-type="float" office:value="0.180825" calcext:value-type="float">
            <text:p>0,180825</text:p>
          </table:table-cell>
          <table:table-cell office:value-type="float" office:value="1.63364" calcext:value-type="float">
            <text:p>1,63364</text:p>
          </table:table-cell>
          <table:table-cell office:value-type="float" office:value="0.443967" calcext:value-type="float">
            <text:p>0,443967</text:p>
          </table:table-cell>
          <table:table-cell office:value-type="float" office:value="0.260447" calcext:value-type="float">
            <text:p>0,260447</text:p>
          </table:table-cell>
          <table:table-cell office:value-type="float" office:value="0.095288" calcext:value-type="float">
            <text:p>0,095288</text:p>
          </table:table-cell>
          <table:table-cell office:value-type="float" office:value="0.703265" calcext:value-type="float">
            <text:p>0,703265</text:p>
          </table:table-cell>
          <table:table-cell table:number-columns-repeated="20"/>
          <table:table-cell table:formula="of:=MIN([.A165:.BL165])" office:value-type="float" office:value="0.095288" calcext:value-type="float">
            <text:p>0,095288</text:p>
          </table:table-cell>
          <table:table-cell table:formula="of:=MAX([.A165:.BL165])" office:value-type="float" office:value="1.93217" calcext:value-type="float">
            <text:p>1,93217</text:p>
          </table:table-cell>
          <table:table-cell table:number-columns-repeated="7"/>
        </table:table-row>
        <table:table-row table:style-name="ro2">
          <table:table-cell office:value-type="float" office:value="0.168624" calcext:value-type="float">
            <text:p>0,168624</text:p>
          </table:table-cell>
          <table:table-cell office:value-type="float" office:value="0.201669" calcext:value-type="float">
            <text:p>0,201669</text:p>
          </table:table-cell>
          <table:table-cell office:value-type="float" office:value="0.233497" calcext:value-type="float">
            <text:p>0,233497</text:p>
          </table:table-cell>
          <table:table-cell office:value-type="float" office:value="0.160938" calcext:value-type="float">
            <text:p>0,160938</text:p>
          </table:table-cell>
          <table:table-cell office:value-type="float" office:value="0.167696" calcext:value-type="float">
            <text:p>0,167696</text:p>
          </table:table-cell>
          <table:table-cell office:value-type="float" office:value="0.174403" calcext:value-type="float">
            <text:p>0,174403</text:p>
          </table:table-cell>
          <table:table-cell office:value-type="float" office:value="0.188524" calcext:value-type="float">
            <text:p>0,188524</text:p>
          </table:table-cell>
          <table:table-cell office:value-type="float" office:value="0.207403" calcext:value-type="float">
            <text:p>0,207403</text:p>
          </table:table-cell>
          <table:table-cell office:value-type="float" office:value="0.217221" calcext:value-type="float">
            <text:p>0,217221</text:p>
          </table:table-cell>
          <table:table-cell office:value-type="float" office:value="0.195863" calcext:value-type="float">
            <text:p>0,195863</text:p>
          </table:table-cell>
          <table:table-cell office:value-type="float" office:value="0.841125" calcext:value-type="float">
            <text:p>0,841125</text:p>
          </table:table-cell>
          <table:table-cell office:value-type="float" office:value="0.793494" calcext:value-type="float">
            <text:p>0,793494</text:p>
          </table:table-cell>
          <table:table-cell office:value-type="float" office:value="0.144787" calcext:value-type="float">
            <text:p>0,144787</text:p>
          </table:table-cell>
          <table:table-cell office:value-type="float" office:value="0.155337" calcext:value-type="float">
            <text:p>0,155337</text:p>
          </table:table-cell>
          <table:table-cell office:value-type="float" office:value="0.167315" calcext:value-type="float">
            <text:p>0,167315</text:p>
          </table:table-cell>
          <table:table-cell office:value-type="float" office:value="0.389361" calcext:value-type="float">
            <text:p>0,389361</text:p>
          </table:table-cell>
          <table:table-cell office:value-type="float" office:value="0.767684" calcext:value-type="float">
            <text:p>0,767684</text:p>
          </table:table-cell>
          <table:table-cell office:value-type="float" office:value="0.739831" calcext:value-type="float">
            <text:p>0,739831</text:p>
          </table:table-cell>
          <table:table-cell office:value-type="float" office:value="0.318844" calcext:value-type="float">
            <text:p>0,318844</text:p>
          </table:table-cell>
          <table:table-cell office:value-type="float" office:value="0.187127" calcext:value-type="float">
            <text:p>0,187127</text:p>
          </table:table-cell>
          <table:table-cell office:value-type="float" office:value="0.709866" calcext:value-type="float">
            <text:p>0,709866</text:p>
          </table:table-cell>
          <table:table-cell office:value-type="float" office:value="0.347146" calcext:value-type="float">
            <text:p>0,347146</text:p>
          </table:table-cell>
          <table:table-cell office:value-type="float" office:value="0.696722" calcext:value-type="float">
            <text:p>0,696722</text:p>
          </table:table-cell>
          <table:table-cell office:value-type="float" office:value="0.72155" calcext:value-type="float">
            <text:p>0,72155</text:p>
          </table:table-cell>
          <table:table-cell office:value-type="float" office:value="0.170351" calcext:value-type="float">
            <text:p>0,170351</text:p>
          </table:table-cell>
          <table:table-cell office:value-type="float" office:value="0.0605121" calcext:value-type="float">
            <text:p>0,0605121</text:p>
          </table:table-cell>
          <table:table-cell office:value-type="float" office:value="0.0878482" calcext:value-type="float">
            <text:p>0,0878482</text:p>
          </table:table-cell>
          <table:table-cell office:value-type="float" office:value="0.571631" calcext:value-type="float">
            <text:p>0,571631</text:p>
          </table:table-cell>
          <table:table-cell office:value-type="float" office:value="0.0906029" calcext:value-type="float">
            <text:p>0,0906029</text:p>
          </table:table-cell>
          <table:table-cell office:value-type="float" office:value="1.45236" calcext:value-type="float">
            <text:p>1,45236</text:p>
          </table:table-cell>
          <table:table-cell office:value-type="float" office:value="0.0855918" calcext:value-type="float">
            <text:p>0,0855918</text:p>
          </table:table-cell>
          <table:table-cell office:value-type="float" office:value="0.600223" calcext:value-type="float">
            <text:p>0,600223</text:p>
          </table:table-cell>
          <table:table-cell office:value-type="float" office:value="1.10752" calcext:value-type="float">
            <text:p>1,10752</text:p>
          </table:table-cell>
          <table:table-cell office:value-type="float" office:value="0.126627" calcext:value-type="float">
            <text:p>0,126627</text:p>
          </table:table-cell>
          <table:table-cell office:value-type="float" office:value="0.856261" calcext:value-type="float">
            <text:p>0,856261</text:p>
          </table:table-cell>
          <table:table-cell office:value-type="float" office:value="0.108422" calcext:value-type="float">
            <text:p>0,108422</text:p>
          </table:table-cell>
          <table:table-cell office:value-type="float" office:value="1.29304" calcext:value-type="float">
            <text:p>1,29304</text:p>
          </table:table-cell>
          <table:table-cell office:value-type="float" office:value="0.0672801" calcext:value-type="float">
            <text:p>0,0672801</text:p>
          </table:table-cell>
          <table:table-cell office:value-type="float" office:value="1.00256" calcext:value-type="float">
            <text:p>1,00256</text:p>
          </table:table-cell>
          <table:table-cell office:value-type="float" office:value="0.203126" calcext:value-type="float">
            <text:p>0,203126</text:p>
          </table:table-cell>
          <table:table-cell office:value-type="float" office:value="1.79366" calcext:value-type="float">
            <text:p>1,79366</text:p>
          </table:table-cell>
          <table:table-cell office:value-type="float" office:value="0.225896" calcext:value-type="float">
            <text:p>0,225896</text:p>
          </table:table-cell>
          <table:table-cell office:value-type="float" office:value="0.175256" calcext:value-type="float">
            <text:p>0,175256</text:p>
          </table:table-cell>
          <table:table-cell office:value-type="float" office:value="1.81529" calcext:value-type="float">
            <text:p>1,81529</text:p>
          </table:table-cell>
          <table:table-cell office:value-type="float" office:value="0.496946" calcext:value-type="float">
            <text:p>0,496946</text:p>
          </table:table-cell>
          <table:table-cell office:value-type="float" office:value="1.83534" calcext:value-type="float">
            <text:p>1,83534</text:p>
          </table:table-cell>
          <table:table-cell office:value-type="float" office:value="1.25503" calcext:value-type="float">
            <text:p>1,25503</text:p>
          </table:table-cell>
          <table:table-cell office:value-type="float" office:value="0.112489" calcext:value-type="float">
            <text:p>0,112489</text:p>
          </table:table-cell>
          <table:table-cell table:number-columns-repeated="20"/>
          <table:table-cell table:formula="of:=MIN([.A166:.BL166])" office:value-type="float" office:value="0.0605121" calcext:value-type="float">
            <text:p>0,0605121</text:p>
          </table:table-cell>
          <table:table-cell table:formula="of:=MAX([.A166:.BL166])" office:value-type="float" office:value="1.83534" calcext:value-type="float">
            <text:p>1,83534</text:p>
          </table:table-cell>
          <table:table-cell table:number-columns-repeated="7"/>
        </table:table-row>
        <table:table-row table:style-name="ro2">
          <table:table-cell office:value-type="float" office:value="0.133304" calcext:value-type="float">
            <text:p>0,133304</text:p>
          </table:table-cell>
          <table:table-cell office:value-type="float" office:value="0.134829" calcext:value-type="float">
            <text:p>0,134829</text:p>
          </table:table-cell>
          <table:table-cell office:value-type="float" office:value="0.197133" calcext:value-type="float">
            <text:p>0,197133</text:p>
          </table:table-cell>
          <table:table-cell office:value-type="float" office:value="0.199858" calcext:value-type="float">
            <text:p>0,199858</text:p>
          </table:table-cell>
          <table:table-cell office:value-type="float" office:value="0.229572" calcext:value-type="float">
            <text:p>0,229572</text:p>
          </table:table-cell>
          <table:table-cell office:value-type="float" office:value="0.373974" calcext:value-type="float">
            <text:p>0,373974</text:p>
          </table:table-cell>
          <table:table-cell office:value-type="float" office:value="0.188201" calcext:value-type="float">
            <text:p>0,188201</text:p>
          </table:table-cell>
          <table:table-cell office:value-type="float" office:value="0.304128" calcext:value-type="float">
            <text:p>0,304128</text:p>
          </table:table-cell>
          <table:table-cell office:value-type="float" office:value="0.109611" calcext:value-type="float">
            <text:p>0,109611</text:p>
          </table:table-cell>
          <table:table-cell office:value-type="float" office:value="0.321213" calcext:value-type="float">
            <text:p>0,321213</text:p>
          </table:table-cell>
          <table:table-cell office:value-type="float" office:value="0.194412" calcext:value-type="float">
            <text:p>0,194412</text:p>
          </table:table-cell>
          <table:table-cell office:value-type="float" office:value="0.202089" calcext:value-type="float">
            <text:p>0,202089</text:p>
          </table:table-cell>
          <table:table-cell office:value-type="float" office:value="0.424359" calcext:value-type="float">
            <text:p>0,424359</text:p>
          </table:table-cell>
          <table:table-cell office:value-type="float" office:value="0.218713" calcext:value-type="float">
            <text:p>0,218713</text:p>
          </table:table-cell>
          <table:table-cell office:value-type="float" office:value="0.606755" calcext:value-type="float">
            <text:p>0,606755</text:p>
          </table:table-cell>
          <table:table-cell office:value-type="float" office:value="1.2034" calcext:value-type="float">
            <text:p>1,2034</text:p>
          </table:table-cell>
          <table:table-cell office:value-type="float" office:value="0.191233" calcext:value-type="float">
            <text:p>0,191233</text:p>
          </table:table-cell>
          <table:table-cell office:value-type="float" office:value="0.414763" calcext:value-type="float">
            <text:p>0,414763</text:p>
          </table:table-cell>
          <table:table-cell office:value-type="float" office:value="0.419277" calcext:value-type="float">
            <text:p>0,419277</text:p>
          </table:table-cell>
          <table:table-cell office:value-type="float" office:value="1.17807" calcext:value-type="float">
            <text:p>1,17807</text:p>
          </table:table-cell>
          <table:table-cell office:value-type="float" office:value="1.28844" calcext:value-type="float">
            <text:p>1,28844</text:p>
          </table:table-cell>
          <table:table-cell office:value-type="float" office:value="1.09578" calcext:value-type="float">
            <text:p>1,09578</text:p>
          </table:table-cell>
          <table:table-cell office:value-type="float" office:value="0.919284" calcext:value-type="float">
            <text:p>0,919284</text:p>
          </table:table-cell>
          <table:table-cell office:value-type="float" office:value="0.806506" calcext:value-type="float">
            <text:p>0,806506</text:p>
          </table:table-cell>
          <table:table-cell office:value-type="float" office:value="1.12971" calcext:value-type="float">
            <text:p>1,12971</text:p>
          </table:table-cell>
          <table:table-cell office:value-type="float" office:value="0.64518" calcext:value-type="float">
            <text:p>0,64518</text:p>
          </table:table-cell>
          <table:table-cell office:value-type="float" office:value="0.155747" calcext:value-type="float">
            <text:p>0,155747</text:p>
          </table:table-cell>
          <table:table-cell office:value-type="float" office:value="0.335638" calcext:value-type="float">
            <text:p>0,335638</text:p>
          </table:table-cell>
          <table:table-cell office:value-type="float" office:value="0.38488" calcext:value-type="float">
            <text:p>0,38488</text:p>
          </table:table-cell>
          <table:table-cell office:value-type="float" office:value="0.168419" calcext:value-type="float">
            <text:p>0,168419</text:p>
          </table:table-cell>
          <table:table-cell office:value-type="float" office:value="1.84253" calcext:value-type="float">
            <text:p>1,84253</text:p>
          </table:table-cell>
          <table:table-cell office:value-type="float" office:value="1.25117" calcext:value-type="float">
            <text:p>1,25117</text:p>
          </table:table-cell>
          <table:table-cell office:value-type="float" office:value="0.346213" calcext:value-type="float">
            <text:p>0,346213</text:p>
          </table:table-cell>
          <table:table-cell office:value-type="float" office:value="0.835298" calcext:value-type="float">
            <text:p>0,835298</text:p>
          </table:table-cell>
          <table:table-cell office:value-type="float" office:value="0.151031" calcext:value-type="float">
            <text:p>0,151031</text:p>
          </table:table-cell>
          <table:table-cell office:value-type="float" office:value="0.327931" calcext:value-type="float">
            <text:p>0,327931</text:p>
          </table:table-cell>
          <table:table-cell office:value-type="float" office:value="0.402983" calcext:value-type="float">
            <text:p>0,402983</text:p>
          </table:table-cell>
          <table:table-cell office:value-type="float" office:value="1.42314" calcext:value-type="float">
            <text:p>1,42314</text:p>
          </table:table-cell>
          <table:table-cell office:value-type="float" office:value="1.771" calcext:value-type="float">
            <text:p>1,771</text:p>
          </table:table-cell>
          <table:table-cell office:value-type="float" office:value="0.645105" calcext:value-type="float">
            <text:p>0,645105</text:p>
          </table:table-cell>
          <table:table-cell office:value-type="float" office:value="1.26068" calcext:value-type="float">
            <text:p>1,26068</text:p>
          </table:table-cell>
          <table:table-cell office:value-type="float" office:value="0.211479" calcext:value-type="float">
            <text:p>0,211479</text:p>
          </table:table-cell>
          <table:table-cell office:value-type="float" office:value="0.175479" calcext:value-type="float">
            <text:p>0,175479</text:p>
          </table:table-cell>
          <table:table-cell office:value-type="float" office:value="0.187639" calcext:value-type="float">
            <text:p>0,187639</text:p>
          </table:table-cell>
          <table:table-cell office:value-type="float" office:value="0.425942" calcext:value-type="float">
            <text:p>0,425942</text:p>
          </table:table-cell>
          <table:table-cell office:value-type="float" office:value="0.0672309" calcext:value-type="float">
            <text:p>0,0672309</text:p>
          </table:table-cell>
          <table:table-cell office:value-type="float" office:value="0.485949" calcext:value-type="float">
            <text:p>0,485949</text:p>
          </table:table-cell>
          <table:table-cell office:value-type="float" office:value="0.0787139" calcext:value-type="float">
            <text:p>0,0787139</text:p>
          </table:table-cell>
          <table:table-cell table:number-columns-repeated="20"/>
          <table:table-cell table:formula="of:=MIN([.A167:.BL167])" office:value-type="float" office:value="0.0672309" calcext:value-type="float">
            <text:p>0,0672309</text:p>
          </table:table-cell>
          <table:table-cell table:formula="of:=MAX([.A167:.BL167])" office:value-type="float" office:value="1.84253" calcext:value-type="float">
            <text:p>1,84253</text:p>
          </table:table-cell>
          <table:table-cell table:number-columns-repeated="7"/>
        </table:table-row>
        <table:table-row table:style-name="ro2">
          <table:table-cell office:value-type="float" office:value="0.14016" calcext:value-type="float">
            <text:p>0,14016</text:p>
          </table:table-cell>
          <table:table-cell office:value-type="float" office:value="0.142328" calcext:value-type="float">
            <text:p>0,142328</text:p>
          </table:table-cell>
          <table:table-cell office:value-type="float" office:value="0.146418" calcext:value-type="float">
            <text:p>0,146418</text:p>
          </table:table-cell>
          <table:table-cell office:value-type="float" office:value="0.337498" calcext:value-type="float">
            <text:p>0,337498</text:p>
          </table:table-cell>
          <table:table-cell office:value-type="float" office:value="0.296599" calcext:value-type="float">
            <text:p>0,296599</text:p>
          </table:table-cell>
          <table:table-cell office:value-type="float" office:value="0.0980639" calcext:value-type="float">
            <text:p>0,0980639</text:p>
          </table:table-cell>
          <table:table-cell office:value-type="float" office:value="0.303737" calcext:value-type="float">
            <text:p>0,303737</text:p>
          </table:table-cell>
          <table:table-cell office:value-type="float" office:value="0.295413" calcext:value-type="float">
            <text:p>0,295413</text:p>
          </table:table-cell>
          <table:table-cell office:value-type="float" office:value="0.205629" calcext:value-type="float">
            <text:p>0,205629</text:p>
          </table:table-cell>
          <table:table-cell office:value-type="float" office:value="0.226378" calcext:value-type="float">
            <text:p>0,226378</text:p>
          </table:table-cell>
          <table:table-cell office:value-type="float" office:value="0.711171" calcext:value-type="float">
            <text:p>0,711171</text:p>
          </table:table-cell>
          <table:table-cell office:value-type="float" office:value="0.156518" calcext:value-type="float">
            <text:p>0,156518</text:p>
          </table:table-cell>
          <table:table-cell office:value-type="float" office:value="0.727086" calcext:value-type="float">
            <text:p>0,727086</text:p>
          </table:table-cell>
          <table:table-cell office:value-type="float" office:value="0.729545" calcext:value-type="float">
            <text:p>0,729545</text:p>
          </table:table-cell>
          <table:table-cell office:value-type="float" office:value="0.441609" calcext:value-type="float">
            <text:p>0,441609</text:p>
          </table:table-cell>
          <table:table-cell office:value-type="float" office:value="0.95246" calcext:value-type="float">
            <text:p>0,95246</text:p>
          </table:table-cell>
          <table:table-cell office:value-type="float" office:value="0.686878" calcext:value-type="float">
            <text:p>0,686878</text:p>
          </table:table-cell>
          <table:table-cell office:value-type="float" office:value="0.56476" calcext:value-type="float">
            <text:p>0,56476</text:p>
          </table:table-cell>
          <table:table-cell office:value-type="float" office:value="1.10274" calcext:value-type="float">
            <text:p>1,10274</text:p>
          </table:table-cell>
          <table:table-cell office:value-type="float" office:value="0.665766" calcext:value-type="float">
            <text:p>0,665766</text:p>
          </table:table-cell>
          <table:table-cell office:value-type="float" office:value="0.449003" calcext:value-type="float">
            <text:p>0,449003</text:p>
          </table:table-cell>
          <table:table-cell office:value-type="float" office:value="0.831802" calcext:value-type="float">
            <text:p>0,831802</text:p>
          </table:table-cell>
          <table:table-cell office:value-type="float" office:value="0.410894" calcext:value-type="float">
            <text:p>0,410894</text:p>
          </table:table-cell>
          <table:table-cell office:value-type="float" office:value="0.22069" calcext:value-type="float">
            <text:p>0,22069</text:p>
          </table:table-cell>
          <table:table-cell office:value-type="float" office:value="0.83138" calcext:value-type="float">
            <text:p>0,83138</text:p>
          </table:table-cell>
          <table:table-cell office:value-type="float" office:value="0.771255" calcext:value-type="float">
            <text:p>0,771255</text:p>
          </table:table-cell>
          <table:table-cell office:value-type="float" office:value="0.803025" calcext:value-type="float">
            <text:p>0,803025</text:p>
          </table:table-cell>
          <table:table-cell office:value-type="float" office:value="1.62885" calcext:value-type="float">
            <text:p>1,62885</text:p>
          </table:table-cell>
          <table:table-cell office:value-type="float" office:value="1.54908" calcext:value-type="float">
            <text:p>1,54908</text:p>
          </table:table-cell>
          <table:table-cell office:value-type="float" office:value="0.23463" calcext:value-type="float">
            <text:p>0,23463</text:p>
          </table:table-cell>
          <table:table-cell office:value-type="float" office:value="1.08259" calcext:value-type="float">
            <text:p>1,08259</text:p>
          </table:table-cell>
          <table:table-cell office:value-type="float" office:value="0.670505" calcext:value-type="float">
            <text:p>0,670505</text:p>
          </table:table-cell>
          <table:table-cell office:value-type="float" office:value="1.22743" calcext:value-type="float">
            <text:p>1,22743</text:p>
          </table:table-cell>
          <table:table-cell office:value-type="float" office:value="0.773878" calcext:value-type="float">
            <text:p>0,773878</text:p>
          </table:table-cell>
          <table:table-cell office:value-type="float" office:value="1.54683" calcext:value-type="float">
            <text:p>1,54683</text:p>
          </table:table-cell>
          <table:table-cell office:value-type="float" office:value="0.85855" calcext:value-type="float">
            <text:p>0,85855</text:p>
          </table:table-cell>
          <table:table-cell office:value-type="float" office:value="1.64998" calcext:value-type="float">
            <text:p>1,64998</text:p>
          </table:table-cell>
          <table:table-cell office:value-type="float" office:value="1.3449" calcext:value-type="float">
            <text:p>1,3449</text:p>
          </table:table-cell>
          <table:table-cell office:value-type="float" office:value="1.06378" calcext:value-type="float">
            <text:p>1,06378</text:p>
          </table:table-cell>
          <table:table-cell office:value-type="float" office:value="1.07141" calcext:value-type="float">
            <text:p>1,07141</text:p>
          </table:table-cell>
          <table:table-cell office:value-type="float" office:value="1.05319" calcext:value-type="float">
            <text:p>1,05319</text:p>
          </table:table-cell>
          <table:table-cell office:value-type="float" office:value="1.074" calcext:value-type="float">
            <text:p>1,074</text:p>
          </table:table-cell>
          <table:table-cell office:value-type="float" office:value="1.08763" calcext:value-type="float">
            <text:p>1,08763</text:p>
          </table:table-cell>
          <table:table-cell office:value-type="float" office:value="0.97548" calcext:value-type="float">
            <text:p>0,97548</text:p>
          </table:table-cell>
          <table:table-cell office:value-type="float" office:value="0.296215" calcext:value-type="float">
            <text:p>0,296215</text:p>
          </table:table-cell>
          <table:table-cell office:value-type="float" office:value="0.439333" calcext:value-type="float">
            <text:p>0,439333</text:p>
          </table:table-cell>
          <table:table-cell office:value-type="float" office:value="0.109224" calcext:value-type="float">
            <text:p>0,109224</text:p>
          </table:table-cell>
          <table:table-cell office:value-type="float" office:value="0.115562" calcext:value-type="float">
            <text:p>0,115562</text:p>
          </table:table-cell>
          <table:table-cell table:number-columns-repeated="20"/>
          <table:table-cell table:formula="of:=MIN([.A168:.BL168])" office:value-type="float" office:value="0.0980639" calcext:value-type="float">
            <text:p>0,0980639</text:p>
          </table:table-cell>
          <table:table-cell table:formula="of:=MAX([.A168:.BL168])" office:value-type="float" office:value="1.64998" calcext:value-type="float">
            <text:p>1,6499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9766" calcext:value-type="float">
            <text:p>0,149766</text:p>
          </table:table-cell>
          <table:table-cell office:value-type="float" office:value="0.150996" calcext:value-type="float">
            <text:p>0,150996</text:p>
          </table:table-cell>
          <table:table-cell office:value-type="float" office:value="0.0770249" calcext:value-type="float">
            <text:p>0,0770249</text:p>
          </table:table-cell>
          <table:table-cell office:value-type="float" office:value="0.136467" calcext:value-type="float">
            <text:p>0,136467</text:p>
          </table:table-cell>
          <table:table-cell office:value-type="float" office:value="0.165538" calcext:value-type="float">
            <text:p>0,165538</text:p>
          </table:table-cell>
          <table:table-cell office:value-type="float" office:value="0.321611" calcext:value-type="float">
            <text:p>0,321611</text:p>
          </table:table-cell>
          <table:table-cell office:value-type="float" office:value="0.146614" calcext:value-type="float">
            <text:p>0,146614</text:p>
          </table:table-cell>
          <table:table-cell office:value-type="float" office:value="0.137382" calcext:value-type="float">
            <text:p>0,137382</text:p>
          </table:table-cell>
          <table:table-cell office:value-type="float" office:value="0.277738" calcext:value-type="float">
            <text:p>0,277738</text:p>
          </table:table-cell>
          <table:table-cell office:value-type="float" office:value="0.354202" calcext:value-type="float">
            <text:p>0,354202</text:p>
          </table:table-cell>
          <table:table-cell office:value-type="float" office:value="0.211069" calcext:value-type="float">
            <text:p>0,211069</text:p>
          </table:table-cell>
          <table:table-cell office:value-type="float" office:value="0.608805" calcext:value-type="float">
            <text:p>0,608805</text:p>
          </table:table-cell>
          <table:table-cell office:value-type="float" office:value="0.26729" calcext:value-type="float">
            <text:p>0,26729</text:p>
          </table:table-cell>
          <table:table-cell office:value-type="float" office:value="0.198298" calcext:value-type="float">
            <text:p>0,198298</text:p>
          </table:table-cell>
          <table:table-cell office:value-type="float" office:value="0.586014" calcext:value-type="float">
            <text:p>0,586014</text:p>
          </table:table-cell>
          <table:table-cell office:value-type="float" office:value="0.494916" calcext:value-type="float">
            <text:p>0,494916</text:p>
          </table:table-cell>
          <table:table-cell office:value-type="float" office:value="0.191262" calcext:value-type="float">
            <text:p>0,191262</text:p>
          </table:table-cell>
          <table:table-cell office:value-type="float" office:value="0.414735" calcext:value-type="float">
            <text:p>0,414735</text:p>
          </table:table-cell>
          <table:table-cell office:value-type="float" office:value="0.350535" calcext:value-type="float">
            <text:p>0,350535</text:p>
          </table:table-cell>
          <table:table-cell office:value-type="float" office:value="0.650564" calcext:value-type="float">
            <text:p>0,650564</text:p>
          </table:table-cell>
          <table:table-cell office:value-type="float" office:value="1.07958" calcext:value-type="float">
            <text:p>1,07958</text:p>
          </table:table-cell>
          <table:table-cell office:value-type="float" office:value="0.236294" calcext:value-type="float">
            <text:p>0,236294</text:p>
          </table:table-cell>
          <table:table-cell office:value-type="float" office:value="0.954169" calcext:value-type="float">
            <text:p>0,954169</text:p>
          </table:table-cell>
          <table:table-cell office:value-type="float" office:value="0.284212" calcext:value-type="float">
            <text:p>0,284212</text:p>
          </table:table-cell>
          <table:table-cell office:value-type="float" office:value="0.213307" calcext:value-type="float">
            <text:p>0,213307</text:p>
          </table:table-cell>
          <table:table-cell office:value-type="float" office:value="0.666084" calcext:value-type="float">
            <text:p>0,666084</text:p>
          </table:table-cell>
          <table:table-cell office:value-type="float" office:value="0.188186" calcext:value-type="float">
            <text:p>0,188186</text:p>
          </table:table-cell>
          <table:table-cell office:value-type="float" office:value="0.493013" calcext:value-type="float">
            <text:p>0,493013</text:p>
          </table:table-cell>
          <table:table-cell office:value-type="float" office:value="0.366047" calcext:value-type="float">
            <text:p>0,366047</text:p>
          </table:table-cell>
          <table:table-cell office:value-type="float" office:value="0.238591" calcext:value-type="float">
            <text:p>0,238591</text:p>
          </table:table-cell>
          <table:table-cell office:value-type="float" office:value="0.178341" calcext:value-type="float">
            <text:p>0,178341</text:p>
          </table:table-cell>
          <table:table-cell office:value-type="float" office:value="0.553463" calcext:value-type="float">
            <text:p>0,553463</text:p>
          </table:table-cell>
          <table:table-cell office:value-type="float" office:value="0.522639" calcext:value-type="float">
            <text:p>0,522639</text:p>
          </table:table-cell>
          <table:table-cell office:value-type="float" office:value="0.771162" calcext:value-type="float">
            <text:p>0,771162</text:p>
          </table:table-cell>
          <table:table-cell office:value-type="float" office:value="0.798042" calcext:value-type="float">
            <text:p>0,798042</text:p>
          </table:table-cell>
          <table:table-cell office:value-type="float" office:value="0.745019" calcext:value-type="float">
            <text:p>0,745019</text:p>
          </table:table-cell>
          <table:table-cell office:value-type="float" office:value="0.782882" calcext:value-type="float">
            <text:p>0,782882</text:p>
          </table:table-cell>
          <table:table-cell office:value-type="float" office:value="0.769788" calcext:value-type="float">
            <text:p>0,769788</text:p>
          </table:table-cell>
          <table:table-cell office:value-type="float" office:value="0.672078" calcext:value-type="float">
            <text:p>0,672078</text:p>
          </table:table-cell>
          <table:table-cell office:value-type="float" office:value="1.54004" calcext:value-type="float">
            <text:p>1,54004</text:p>
          </table:table-cell>
          <table:table-cell office:value-type="float" office:value="0.142795" calcext:value-type="float">
            <text:p>0,142795</text:p>
          </table:table-cell>
          <table:table-cell office:value-type="float" office:value="0.300003" calcext:value-type="float">
            <text:p>0,300003</text:p>
          </table:table-cell>
          <table:table-cell office:value-type="float" office:value="0.306194" calcext:value-type="float">
            <text:p>0,306194</text:p>
          </table:table-cell>
          <table:table-cell office:value-type="float" office:value="1.59431" calcext:value-type="float">
            <text:p>1,59431</text:p>
          </table:table-cell>
          <table:table-cell office:value-type="float" office:value="1.61272" calcext:value-type="float">
            <text:p>1,61272</text:p>
          </table:table-cell>
          <table:table-cell office:value-type="float" office:value="0.21999" calcext:value-type="float">
            <text:p>0,21999</text:p>
          </table:table-cell>
          <table:table-cell office:value-type="float" office:value="0.254227" calcext:value-type="float">
            <text:p>0,254227</text:p>
          </table:table-cell>
          <table:table-cell office:value-type="float" office:value="0.387889" calcext:value-type="float">
            <text:p>0,387889</text:p>
          </table:table-cell>
          <table:table-cell office:value-type="float" office:value="1.6658" calcext:value-type="float">
            <text:p>1,6658</text:p>
          </table:table-cell>
          <table:table-cell office:value-type="float" office:value="0.238441" calcext:value-type="float">
            <text:p>0,238441</text:p>
          </table:table-cell>
          <table:table-cell office:value-type="float" office:value="0.395737" calcext:value-type="float">
            <text:p>0,395737</text:p>
          </table:table-cell>
          <table:table-cell office:value-type="float" office:value="0.385982" calcext:value-type="float">
            <text:p>0,385982</text:p>
          </table:table-cell>
          <table:table-cell office:value-type="float" office:value="1.77147" calcext:value-type="float">
            <text:p>1,77147</text:p>
          </table:table-cell>
          <table:table-cell office:value-type="float" office:value="1.8373" calcext:value-type="float">
            <text:p>1,8373</text:p>
          </table:table-cell>
          <table:table-cell office:value-type="float" office:value="0.261704" calcext:value-type="float">
            <text:p>0,261704</text:p>
          </table:table-cell>
          <table:table-cell office:value-type="float" office:value="2.05595" calcext:value-type="float">
            <text:p>2,05595</text:p>
          </table:table-cell>
          <table:table-cell office:value-type="float" office:value="0.539008" calcext:value-type="float">
            <text:p>0,539008</text:p>
          </table:table-cell>
          <table:table-cell office:value-type="float" office:value="1.9522" calcext:value-type="float">
            <text:p>1,9522</text:p>
          </table:table-cell>
          <table:table-cell office:value-type="float" office:value="0.158823" calcext:value-type="float">
            <text:p>0,158823</text:p>
          </table:table-cell>
          <table:table-cell office:value-type="float" office:value="0.464938" calcext:value-type="float">
            <text:p>0,464938</text:p>
          </table:table-cell>
          <table:table-cell office:value-type="float" office:value="0.384331" calcext:value-type="float">
            <text:p>0,384331</text:p>
          </table:table-cell>
          <table:table-cell office:value-type="float" office:value="0.366628" calcext:value-type="float">
            <text:p>0,366628</text:p>
          </table:table-cell>
          <table:table-cell office:value-type="float" office:value="1.66311" calcext:value-type="float">
            <text:p>1,66311</text:p>
          </table:table-cell>
          <table:table-cell office:value-type="float" office:value="0.080832" calcext:value-type="float">
            <text:p>0,080832</text:p>
          </table:table-cell>
          <table:table-cell table:number-columns-repeated="4"/>
          <table:table-cell table:formula="of:=MIN([.A170:.BL170])" office:value-type="float" office:value="0.0770249" calcext:value-type="float">
            <text:p>0,0770249</text:p>
          </table:table-cell>
          <table:table-cell table:formula="of:=MAX([.A170:.BL170])" office:value-type="float" office:value="2.05595" calcext:value-type="float">
            <text:p>2,05595</text:p>
          </table:table-cell>
          <table:table-cell table:number-columns-repeated="7"/>
        </table:table-row>
        <table:table-row table:style-name="ro2">
          <table:table-cell office:value-type="float" office:value="0.115492" calcext:value-type="float">
            <text:p>0,115492</text:p>
          </table:table-cell>
          <table:table-cell office:value-type="float" office:value="0.137534" calcext:value-type="float">
            <text:p>0,137534</text:p>
          </table:table-cell>
          <table:table-cell office:value-type="float" office:value="0.151817" calcext:value-type="float">
            <text:p>0,151817</text:p>
          </table:table-cell>
          <table:table-cell office:value-type="float" office:value="0.159713" calcext:value-type="float">
            <text:p>0,159713</text:p>
          </table:table-cell>
          <table:table-cell office:value-type="float" office:value="0.165697" calcext:value-type="float">
            <text:p>0,165697</text:p>
          </table:table-cell>
          <table:table-cell office:value-type="float" office:value="0.165913" calcext:value-type="float">
            <text:p>0,165913</text:p>
          </table:table-cell>
          <table:table-cell office:value-type="float" office:value="0.441334" calcext:value-type="float">
            <text:p>0,441334</text:p>
          </table:table-cell>
          <table:table-cell office:value-type="float" office:value="0.206077" calcext:value-type="float">
            <text:p>0,206077</text:p>
          </table:table-cell>
          <table:table-cell office:value-type="float" office:value="0.14889" calcext:value-type="float">
            <text:p>0,14889</text:p>
          </table:table-cell>
          <table:table-cell office:value-type="float" office:value="0.160953" calcext:value-type="float">
            <text:p>0,160953</text:p>
          </table:table-cell>
          <table:table-cell office:value-type="float" office:value="0.167262" calcext:value-type="float">
            <text:p>0,167262</text:p>
          </table:table-cell>
          <table:table-cell office:value-type="float" office:value="0.265579" calcext:value-type="float">
            <text:p>0,265579</text:p>
          </table:table-cell>
          <table:table-cell office:value-type="float" office:value="0.166317" calcext:value-type="float">
            <text:p>0,166317</text:p>
          </table:table-cell>
          <table:table-cell office:value-type="float" office:value="0.146261" calcext:value-type="float">
            <text:p>0,146261</text:p>
          </table:table-cell>
          <table:table-cell office:value-type="float" office:value="0.257373" calcext:value-type="float">
            <text:p>0,257373</text:p>
          </table:table-cell>
          <table:table-cell office:value-type="float" office:value="0.270374" calcext:value-type="float">
            <text:p>0,270374</text:p>
          </table:table-cell>
          <table:table-cell office:value-type="float" office:value="0.136147" calcext:value-type="float">
            <text:p>0,136147</text:p>
          </table:table-cell>
          <table:table-cell office:value-type="float" office:value="0.214726" calcext:value-type="float">
            <text:p>0,214726</text:p>
          </table:table-cell>
          <table:table-cell office:value-type="float" office:value="0.169296" calcext:value-type="float">
            <text:p>0,169296</text:p>
          </table:table-cell>
          <table:table-cell office:value-type="float" office:value="0.496066" calcext:value-type="float">
            <text:p>0,496066</text:p>
          </table:table-cell>
          <table:table-cell office:value-type="float" office:value="0.523771" calcext:value-type="float">
            <text:p>0,523771</text:p>
          </table:table-cell>
          <table:table-cell office:value-type="float" office:value="0.124957" calcext:value-type="float">
            <text:p>0,124957</text:p>
          </table:table-cell>
          <table:table-cell office:value-type="float" office:value="0.64544" calcext:value-type="float">
            <text:p>0,64544</text:p>
          </table:table-cell>
          <table:table-cell office:value-type="float" office:value="0.203706" calcext:value-type="float">
            <text:p>0,203706</text:p>
          </table:table-cell>
          <table:table-cell office:value-type="float" office:value="0.173891" calcext:value-type="float">
            <text:p>0,173891</text:p>
          </table:table-cell>
          <table:table-cell office:value-type="float" office:value="0.109603" calcext:value-type="float">
            <text:p>0,109603</text:p>
          </table:table-cell>
          <table:table-cell office:value-type="float" office:value="0.90943" calcext:value-type="float">
            <text:p>0,90943</text:p>
          </table:table-cell>
          <table:table-cell office:value-type="float" office:value="0.12841" calcext:value-type="float">
            <text:p>0,12841</text:p>
          </table:table-cell>
          <table:table-cell office:value-type="float" office:value="0.26699" calcext:value-type="float">
            <text:p>0,26699</text:p>
          </table:table-cell>
          <table:table-cell office:value-type="float" office:value="0.260322" calcext:value-type="float">
            <text:p>0,260322</text:p>
          </table:table-cell>
          <table:table-cell office:value-type="float" office:value="1.4784" calcext:value-type="float">
            <text:p>1,4784</text:p>
          </table:table-cell>
          <table:table-cell office:value-type="float" office:value="1.66726" calcext:value-type="float">
            <text:p>1,66726</text:p>
          </table:table-cell>
          <table:table-cell office:value-type="float" office:value="0.151425" calcext:value-type="float">
            <text:p>0,151425</text:p>
          </table:table-cell>
          <table:table-cell office:value-type="float" office:value="1.25981" calcext:value-type="float">
            <text:p>1,25981</text:p>
          </table:table-cell>
          <table:table-cell office:value-type="float" office:value="0.188441" calcext:value-type="float">
            <text:p>0,188441</text:p>
          </table:table-cell>
          <table:table-cell office:value-type="float" office:value="1.35883" calcext:value-type="float">
            <text:p>1,35883</text:p>
          </table:table-cell>
          <table:table-cell office:value-type="float" office:value="1.55535" calcext:value-type="float">
            <text:p>1,55535</text:p>
          </table:table-cell>
          <table:table-cell office:value-type="float" office:value="0.138478" calcext:value-type="float">
            <text:p>0,138478</text:p>
          </table:table-cell>
          <table:table-cell office:value-type="float" office:value="0.168967" calcext:value-type="float">
            <text:p>0,168967</text:p>
          </table:table-cell>
          <table:table-cell office:value-type="float" office:value="1.16435" calcext:value-type="float">
            <text:p>1,16435</text:p>
          </table:table-cell>
          <table:table-cell office:value-type="float" office:value="0.102967" calcext:value-type="float">
            <text:p>0,102967</text:p>
          </table:table-cell>
          <table:table-cell office:value-type="float" office:value="0.926874" calcext:value-type="float">
            <text:p>0,926874</text:p>
          </table:table-cell>
          <table:table-cell office:value-type="float" office:value="0.818635" calcext:value-type="float">
            <text:p>0,818635</text:p>
          </table:table-cell>
          <table:table-cell office:value-type="float" office:value="0.784313" calcext:value-type="float">
            <text:p>0,784313</text:p>
          </table:table-cell>
          <table:table-cell office:value-type="float" office:value="0.593063" calcext:value-type="float">
            <text:p>0,593063</text:p>
          </table:table-cell>
          <table:table-cell office:value-type="float" office:value="0.156719" calcext:value-type="float">
            <text:p>0,156719</text:p>
          </table:table-cell>
          <table:table-cell office:value-type="float" office:value="2.16667" calcext:value-type="float">
            <text:p>2,16667</text:p>
          </table:table-cell>
          <table:table-cell office:value-type="float" office:value="2.06905" calcext:value-type="float">
            <text:p>2,06905</text:p>
          </table:table-cell>
          <table:table-cell office:value-type="float" office:value="1.75527" calcext:value-type="float">
            <text:p>1,75527</text:p>
          </table:table-cell>
          <table:table-cell office:value-type="float" office:value="1.59183" calcext:value-type="float">
            <text:p>1,59183</text:p>
          </table:table-cell>
          <table:table-cell office:value-type="float" office:value="1.33073" calcext:value-type="float">
            <text:p>1,33073</text:p>
          </table:table-cell>
          <table:table-cell office:value-type="float" office:value="0.424637" calcext:value-type="float">
            <text:p>0,424637</text:p>
          </table:table-cell>
          <table:table-cell office:value-type="float" office:value="0.129659" calcext:value-type="float">
            <text:p>0,129659</text:p>
          </table:table-cell>
          <table:table-cell office:value-type="float" office:value="0.515321" calcext:value-type="float">
            <text:p>0,515321</text:p>
          </table:table-cell>
          <table:table-cell office:value-type="float" office:value="0.346517" calcext:value-type="float">
            <text:p>0,346517</text:p>
          </table:table-cell>
          <table:table-cell office:value-type="float" office:value="1.92468" calcext:value-type="float">
            <text:p>1,92468</text:p>
          </table:table-cell>
          <table:table-cell office:value-type="float" office:value="0.499984" calcext:value-type="float">
            <text:p>0,499984</text:p>
          </table:table-cell>
          <table:table-cell office:value-type="float" office:value="0.511892" calcext:value-type="float">
            <text:p>0,511892</text:p>
          </table:table-cell>
          <table:table-cell office:value-type="float" office:value="0.112112" calcext:value-type="float">
            <text:p>0,112112</text:p>
          </table:table-cell>
          <table:table-cell office:value-type="float" office:value="0.813208" calcext:value-type="float">
            <text:p>0,813208</text:p>
          </table:table-cell>
          <table:table-cell office:value-type="float" office:value="0.227915" calcext:value-type="float">
            <text:p>0,227915</text:p>
          </table:table-cell>
          <table:table-cell office:value-type="float" office:value="0.776535" calcext:value-type="float">
            <text:p>0,776535</text:p>
          </table:table-cell>
          <table:table-cell office:value-type="float" office:value="0.612977" calcext:value-type="float">
            <text:p>0,612977</text:p>
          </table:table-cell>
          <table:table-cell office:value-type="float" office:value="0.088891" calcext:value-type="float">
            <text:p>0,088891</text:p>
          </table:table-cell>
          <table:table-cell table:number-columns-repeated="4"/>
          <table:table-cell table:formula="of:=MIN([.A171:.BL171])" office:value-type="float" office:value="0.088891" calcext:value-type="float">
            <text:p>0,088891</text:p>
          </table:table-cell>
          <table:table-cell table:formula="of:=MAX([.A171:.BL171])" office:value-type="float" office:value="2.16667" calcext:value-type="float">
            <text:p>2,16667</text:p>
          </table:table-cell>
          <table:table-cell table:number-columns-repeated="7"/>
        </table:table-row>
        <table:table-row table:style-name="ro2">
          <table:table-cell office:value-type="float" office:value="0.101601" calcext:value-type="float">
            <text:p>0,101601</text:p>
          </table:table-cell>
          <table:table-cell office:value-type="float" office:value="0.150218" calcext:value-type="float">
            <text:p>0,150218</text:p>
          </table:table-cell>
          <table:table-cell office:value-type="float" office:value="0.149691" calcext:value-type="float">
            <text:p>0,149691</text:p>
          </table:table-cell>
          <table:table-cell office:value-type="float" office:value="0.183671" calcext:value-type="float">
            <text:p>0,183671</text:p>
          </table:table-cell>
          <table:table-cell office:value-type="float" office:value="0.137426" calcext:value-type="float">
            <text:p>0,137426</text:p>
          </table:table-cell>
          <table:table-cell office:value-type="float" office:value="0.152586" calcext:value-type="float">
            <text:p>0,152586</text:p>
          </table:table-cell>
          <table:table-cell office:value-type="float" office:value="0.171018" calcext:value-type="float">
            <text:p>0,171018</text:p>
          </table:table-cell>
          <table:table-cell office:value-type="float" office:value="0.124521" calcext:value-type="float">
            <text:p>0,124521</text:p>
          </table:table-cell>
          <table:table-cell office:value-type="float" office:value="0.171341" calcext:value-type="float">
            <text:p>0,171341</text:p>
          </table:table-cell>
          <table:table-cell office:value-type="float" office:value="0.121255" calcext:value-type="float">
            <text:p>0,121255</text:p>
          </table:table-cell>
          <table:table-cell office:value-type="float" office:value="0.164608" calcext:value-type="float">
            <text:p>0,164608</text:p>
          </table:table-cell>
          <table:table-cell office:value-type="float" office:value="0.778361" calcext:value-type="float">
            <text:p>0,778361</text:p>
          </table:table-cell>
          <table:table-cell office:value-type="float" office:value="0.758022" calcext:value-type="float">
            <text:p>0,758022</text:p>
          </table:table-cell>
          <table:table-cell office:value-type="float" office:value="0.624143" calcext:value-type="float">
            <text:p>0,624143</text:p>
          </table:table-cell>
          <table:table-cell office:value-type="float" office:value="0.156101" calcext:value-type="float">
            <text:p>0,156101</text:p>
          </table:table-cell>
          <table:table-cell office:value-type="float" office:value="0.552281" calcext:value-type="float">
            <text:p>0,552281</text:p>
          </table:table-cell>
          <table:table-cell office:value-type="float" office:value="0.138771" calcext:value-type="float">
            <text:p>0,138771</text:p>
          </table:table-cell>
          <table:table-cell office:value-type="float" office:value="0.529241" calcext:value-type="float">
            <text:p>0,529241</text:p>
          </table:table-cell>
          <table:table-cell office:value-type="float" office:value="0.15003" calcext:value-type="float">
            <text:p>0,15003</text:p>
          </table:table-cell>
          <table:table-cell office:value-type="float" office:value="0.479192" calcext:value-type="float">
            <text:p>0,479192</text:p>
          </table:table-cell>
          <table:table-cell office:value-type="float" office:value="1.19985" calcext:value-type="float">
            <text:p>1,19985</text:p>
          </table:table-cell>
          <table:table-cell office:value-type="float" office:value="1.17986" calcext:value-type="float">
            <text:p>1,17986</text:p>
          </table:table-cell>
          <table:table-cell office:value-type="float" office:value="0.946873" calcext:value-type="float">
            <text:p>0,946873</text:p>
          </table:table-cell>
          <table:table-cell office:value-type="float" office:value="0.531808" calcext:value-type="float">
            <text:p>0,531808</text:p>
          </table:table-cell>
          <table:table-cell office:value-type="float" office:value="1.05093" calcext:value-type="float">
            <text:p>1,05093</text:p>
          </table:table-cell>
          <table:table-cell office:value-type="float" office:value="0.472289" calcext:value-type="float">
            <text:p>0,472289</text:p>
          </table:table-cell>
          <table:table-cell office:value-type="float" office:value="0.196919" calcext:value-type="float">
            <text:p>0,196919</text:p>
          </table:table-cell>
          <table:table-cell office:value-type="float" office:value="1.00203" calcext:value-type="float">
            <text:p>1,00203</text:p>
          </table:table-cell>
          <table:table-cell office:value-type="float" office:value="1.53364" calcext:value-type="float">
            <text:p>1,53364</text:p>
          </table:table-cell>
          <table:table-cell office:value-type="float" office:value="1.31849" calcext:value-type="float">
            <text:p>1,31849</text:p>
          </table:table-cell>
          <table:table-cell office:value-type="float" office:value="1.56836" calcext:value-type="float">
            <text:p>1,56836</text:p>
          </table:table-cell>
          <table:table-cell office:value-type="float" office:value="1.2093" calcext:value-type="float">
            <text:p>1,2093</text:p>
          </table:table-cell>
          <table:table-cell office:value-type="float" office:value="0.602688" calcext:value-type="float">
            <text:p>0,602688</text:p>
          </table:table-cell>
          <table:table-cell office:value-type="float" office:value="1.07919" calcext:value-type="float">
            <text:p>1,07919</text:p>
          </table:table-cell>
          <table:table-cell office:value-type="float" office:value="1.63942" calcext:value-type="float">
            <text:p>1,63942</text:p>
          </table:table-cell>
          <table:table-cell office:value-type="float" office:value="1.03025" calcext:value-type="float">
            <text:p>1,03025</text:p>
          </table:table-cell>
          <table:table-cell office:value-type="float" office:value="1.40922" calcext:value-type="float">
            <text:p>1,40922</text:p>
          </table:table-cell>
          <table:table-cell office:value-type="float" office:value="0.547134" calcext:value-type="float">
            <text:p>0,547134</text:p>
          </table:table-cell>
          <table:table-cell office:value-type="float" office:value="1.29429" calcext:value-type="float">
            <text:p>1,29429</text:p>
          </table:table-cell>
          <table:table-cell office:value-type="float" office:value="1.19059" calcext:value-type="float">
            <text:p>1,19059</text:p>
          </table:table-cell>
          <table:table-cell office:value-type="float" office:value="1.8391" calcext:value-type="float">
            <text:p>1,8391</text:p>
          </table:table-cell>
          <table:table-cell office:value-type="float" office:value="1.8396" calcext:value-type="float">
            <text:p>1,8396</text:p>
          </table:table-cell>
          <table:table-cell office:value-type="float" office:value="1.02161" calcext:value-type="float">
            <text:p>1,02161</text:p>
          </table:table-cell>
          <table:table-cell office:value-type="float" office:value="0.993969" calcext:value-type="float">
            <text:p>0,993969</text:p>
          </table:table-cell>
          <table:table-cell office:value-type="float" office:value="1.12581" calcext:value-type="float">
            <text:p>1,12581</text:p>
          </table:table-cell>
          <table:table-cell office:value-type="float" office:value="0.8888" calcext:value-type="float">
            <text:p>0,8888</text:p>
          </table:table-cell>
          <table:table-cell office:value-type="float" office:value="1.34015" calcext:value-type="float">
            <text:p>1,34015</text:p>
          </table:table-cell>
          <table:table-cell office:value-type="float" office:value="0.760797" calcext:value-type="float">
            <text:p>0,760797</text:p>
          </table:table-cell>
          <table:table-cell office:value-type="float" office:value="1.25535" calcext:value-type="float">
            <text:p>1,25535</text:p>
          </table:table-cell>
          <table:table-cell office:value-type="float" office:value="1.24436" calcext:value-type="float">
            <text:p>1,24436</text:p>
          </table:table-cell>
          <table:table-cell office:value-type="float" office:value="0.856038" calcext:value-type="float">
            <text:p>0,856038</text:p>
          </table:table-cell>
          <table:table-cell office:value-type="float" office:value="1.60833" calcext:value-type="float">
            <text:p>1,60833</text:p>
          </table:table-cell>
          <table:table-cell office:value-type="float" office:value="1.19112" calcext:value-type="float">
            <text:p>1,19112</text:p>
          </table:table-cell>
          <table:table-cell office:value-type="float" office:value="0.972123" calcext:value-type="float">
            <text:p>0,972123</text:p>
          </table:table-cell>
          <table:table-cell office:value-type="float" office:value="1.30172" calcext:value-type="float">
            <text:p>1,30172</text:p>
          </table:table-cell>
          <table:table-cell office:value-type="float" office:value="0.950624" calcext:value-type="float">
            <text:p>0,950624</text:p>
          </table:table-cell>
          <table:table-cell office:value-type="float" office:value="0.997505" calcext:value-type="float">
            <text:p>0,997505</text:p>
          </table:table-cell>
          <table:table-cell office:value-type="float" office:value="0.981309" calcext:value-type="float">
            <text:p>0,981309</text:p>
          </table:table-cell>
          <table:table-cell office:value-type="float" office:value="1.39806" calcext:value-type="float">
            <text:p>1,39806</text:p>
          </table:table-cell>
          <table:table-cell office:value-type="float" office:value="1.01434" calcext:value-type="float">
            <text:p>1,01434</text:p>
          </table:table-cell>
          <table:table-cell office:value-type="float" office:value="1.59427" calcext:value-type="float">
            <text:p>1,59427</text:p>
          </table:table-cell>
          <table:table-cell office:value-type="float" office:value="2.24214" calcext:value-type="float">
            <text:p>2,24214</text:p>
          </table:table-cell>
          <table:table-cell office:value-type="float" office:value="1.27252" calcext:value-type="float">
            <text:p>1,27252</text:p>
          </table:table-cell>
          <table:table-cell office:value-type="float" office:value="0.882773" calcext:value-type="float">
            <text:p>0,882773</text:p>
          </table:table-cell>
          <table:table-cell table:number-columns-repeated="4"/>
          <table:table-cell table:formula="of:=MIN([.A172:.BL172])" office:value-type="float" office:value="0.101601" calcext:value-type="float">
            <text:p>0,101601</text:p>
          </table:table-cell>
          <table:table-cell table:formula="of:=MAX([.A172:.BL172])" office:value-type="float" office:value="2.24214" calcext:value-type="float">
            <text:p>2,24214</text:p>
          </table:table-cell>
          <table:table-cell table:number-columns-repeated="7"/>
        </table:table-row>
        <table:table-row table:style-name="ro2">
          <table:table-cell office:value-type="float" office:value="0.152431" calcext:value-type="float">
            <text:p>0,152431</text:p>
          </table:table-cell>
          <table:table-cell office:value-type="float" office:value="0.157646" calcext:value-type="float">
            <text:p>0,157646</text:p>
          </table:table-cell>
          <table:table-cell office:value-type="float" office:value="0.121179" calcext:value-type="float">
            <text:p>0,121179</text:p>
          </table:table-cell>
          <table:table-cell office:value-type="float" office:value="0.149" calcext:value-type="float">
            <text:p>0,149</text:p>
          </table:table-cell>
          <table:table-cell office:value-type="float" office:value="0.150045" calcext:value-type="float">
            <text:p>0,150045</text:p>
          </table:table-cell>
          <table:table-cell office:value-type="float" office:value="0.168826" calcext:value-type="float">
            <text:p>0,168826</text:p>
          </table:table-cell>
          <table:table-cell office:value-type="float" office:value="0.07669" calcext:value-type="float">
            <text:p>0,07669</text:p>
          </table:table-cell>
          <table:table-cell office:value-type="float" office:value="0.179111" calcext:value-type="float">
            <text:p>0,179111</text:p>
          </table:table-cell>
          <table:table-cell office:value-type="float" office:value="0.120723" calcext:value-type="float">
            <text:p>0,120723</text:p>
          </table:table-cell>
          <table:table-cell office:value-type="float" office:value="0.731023" calcext:value-type="float">
            <text:p>0,731023</text:p>
          </table:table-cell>
          <table:table-cell office:value-type="float" office:value="0.751023" calcext:value-type="float">
            <text:p>0,751023</text:p>
          </table:table-cell>
          <table:table-cell office:value-type="float" office:value="0.646585" calcext:value-type="float">
            <text:p>0,646585</text:p>
          </table:table-cell>
          <table:table-cell office:value-type="float" office:value="0.128411" calcext:value-type="float">
            <text:p>0,128411</text:p>
          </table:table-cell>
          <table:table-cell office:value-type="float" office:value="0.779152" calcext:value-type="float">
            <text:p>0,779152</text:p>
          </table:table-cell>
          <table:table-cell office:value-type="float" office:value="0.819913" calcext:value-type="float">
            <text:p>0,819913</text:p>
          </table:table-cell>
          <table:table-cell office:value-type="float" office:value="0.578698" calcext:value-type="float">
            <text:p>0,578698</text:p>
          </table:table-cell>
          <table:table-cell office:value-type="float" office:value="0.509756" calcext:value-type="float">
            <text:p>0,509756</text:p>
          </table:table-cell>
          <table:table-cell office:value-type="float" office:value="0.866456" calcext:value-type="float">
            <text:p>0,866456</text:p>
          </table:table-cell>
          <table:table-cell office:value-type="float" office:value="0.793343" calcext:value-type="float">
            <text:p>0,793343</text:p>
          </table:table-cell>
          <table:table-cell office:value-type="float" office:value="0.566994" calcext:value-type="float">
            <text:p>0,566994</text:p>
          </table:table-cell>
          <table:table-cell office:value-type="float" office:value="0.224603" calcext:value-type="float">
            <text:p>0,224603</text:p>
          </table:table-cell>
          <table:table-cell office:value-type="float" office:value="0.499909" calcext:value-type="float">
            <text:p>0,499909</text:p>
          </table:table-cell>
          <table:table-cell office:value-type="float" office:value="0.965281" calcext:value-type="float">
            <text:p>0,965281</text:p>
          </table:table-cell>
          <table:table-cell office:value-type="float" office:value="0.0992301" calcext:value-type="float">
            <text:p>0,0992301</text:p>
          </table:table-cell>
          <table:table-cell office:value-type="float" office:value="0.809381" calcext:value-type="float">
            <text:p>0,809381</text:p>
          </table:table-cell>
          <table:table-cell office:value-type="float" office:value="0.635269" calcext:value-type="float">
            <text:p>0,635269</text:p>
          </table:table-cell>
          <table:table-cell office:value-type="float" office:value="0.0438268" calcext:value-type="float">
            <text:p>0,0438268</text:p>
          </table:table-cell>
          <table:table-cell office:value-type="float" office:value="0.309365" calcext:value-type="float">
            <text:p>0,309365</text:p>
          </table:table-cell>
          <table:table-cell office:value-type="float" office:value="0.628898" calcext:value-type="float">
            <text:p>0,628898</text:p>
          </table:table-cell>
          <table:table-cell office:value-type="float" office:value="0.618743" calcext:value-type="float">
            <text:p>0,618743</text:p>
          </table:table-cell>
          <table:table-cell office:value-type="float" office:value="0.892503" calcext:value-type="float">
            <text:p>0,892503</text:p>
          </table:table-cell>
          <table:table-cell office:value-type="float" office:value="0.795357" calcext:value-type="float">
            <text:p>0,795357</text:p>
          </table:table-cell>
          <table:table-cell office:value-type="float" office:value="0.470864" calcext:value-type="float">
            <text:p>0,470864</text:p>
          </table:table-cell>
          <table:table-cell office:value-type="float" office:value="0.491346" calcext:value-type="float">
            <text:p>0,491346</text:p>
          </table:table-cell>
          <table:table-cell office:value-type="float" office:value="0.473186" calcext:value-type="float">
            <text:p>0,473186</text:p>
          </table:table-cell>
          <table:table-cell office:value-type="float" office:value="0.522647" calcext:value-type="float">
            <text:p>0,522647</text:p>
          </table:table-cell>
          <table:table-cell office:value-type="float" office:value="0.13134" calcext:value-type="float">
            <text:p>0,13134</text:p>
          </table:table-cell>
          <table:table-cell office:value-type="float" office:value="0.576458" calcext:value-type="float">
            <text:p>0,576458</text:p>
          </table:table-cell>
          <table:table-cell office:value-type="float" office:value="0.145593" calcext:value-type="float">
            <text:p>0,145593</text:p>
          </table:table-cell>
          <table:table-cell office:value-type="float" office:value="1.60358" calcext:value-type="float">
            <text:p>1,60358</text:p>
          </table:table-cell>
          <table:table-cell office:value-type="float" office:value="0.237371" calcext:value-type="float">
            <text:p>0,237371</text:p>
          </table:table-cell>
          <table:table-cell office:value-type="float" office:value="0.629401" calcext:value-type="float">
            <text:p>0,629401</text:p>
          </table:table-cell>
          <table:table-cell office:value-type="float" office:value="0.0959179" calcext:value-type="float">
            <text:p>0,0959179</text:p>
          </table:table-cell>
          <table:table-cell office:value-type="float" office:value="0.114191" calcext:value-type="float">
            <text:p>0,114191</text:p>
          </table:table-cell>
          <table:table-cell office:value-type="float" office:value="0.82368" calcext:value-type="float">
            <text:p>0,82368</text:p>
          </table:table-cell>
          <table:table-cell office:value-type="float" office:value="1.45652" calcext:value-type="float">
            <text:p>1,45652</text:p>
          </table:table-cell>
          <table:table-cell office:value-type="float" office:value="0.629183" calcext:value-type="float">
            <text:p>0,629183</text:p>
          </table:table-cell>
          <table:table-cell office:value-type="float" office:value="0.584957" calcext:value-type="float">
            <text:p>0,584957</text:p>
          </table:table-cell>
          <table:table-cell office:value-type="float" office:value="0.858185" calcext:value-type="float">
            <text:p>0,858185</text:p>
          </table:table-cell>
          <table:table-cell office:value-type="float" office:value="0.855598" calcext:value-type="float">
            <text:p>0,855598</text:p>
          </table:table-cell>
          <table:table-cell office:value-type="float" office:value="1.11484" calcext:value-type="float">
            <text:p>1,11484</text:p>
          </table:table-cell>
          <table:table-cell office:value-type="float" office:value="0.227444" calcext:value-type="float">
            <text:p>0,227444</text:p>
          </table:table-cell>
          <table:table-cell office:value-type="float" office:value="0.31987" calcext:value-type="float">
            <text:p>0,31987</text:p>
          </table:table-cell>
          <table:table-cell office:value-type="float" office:value="0.164251" calcext:value-type="float">
            <text:p>0,164251</text:p>
          </table:table-cell>
          <table:table-cell office:value-type="float" office:value="1.0416" calcext:value-type="float">
            <text:p>1,0416</text:p>
          </table:table-cell>
          <table:table-cell office:value-type="float" office:value="0.371477" calcext:value-type="float">
            <text:p>0,371477</text:p>
          </table:table-cell>
          <table:table-cell office:value-type="float" office:value="0.290838" calcext:value-type="float">
            <text:p>0,290838</text:p>
          </table:table-cell>
          <table:table-cell office:value-type="float" office:value="0.276066" calcext:value-type="float">
            <text:p>0,276066</text:p>
          </table:table-cell>
          <table:table-cell office:value-type="float" office:value="0.114912" calcext:value-type="float">
            <text:p>0,114912</text:p>
          </table:table-cell>
          <table:table-cell office:value-type="float" office:value="0.372358" calcext:value-type="float">
            <text:p>0,372358</text:p>
          </table:table-cell>
          <table:table-cell office:value-type="float" office:value="0.316167" calcext:value-type="float">
            <text:p>0,316167</text:p>
          </table:table-cell>
          <table:table-cell office:value-type="float" office:value="0.160798" calcext:value-type="float">
            <text:p>0,160798</text:p>
          </table:table-cell>
          <table:table-cell office:value-type="float" office:value="0.179474" calcext:value-type="float">
            <text:p>0,179474</text:p>
          </table:table-cell>
          <table:table-cell office:value-type="float" office:value="0.0914121" calcext:value-type="float">
            <text:p>0,0914121</text:p>
          </table:table-cell>
          <table:table-cell table:number-columns-repeated="4"/>
          <table:table-cell table:formula="of:=MIN([.A173:.BL173])" office:value-type="float" office:value="0.0438268" calcext:value-type="float">
            <text:p>0,0438268</text:p>
          </table:table-cell>
          <table:table-cell table:formula="of:=MAX([.A173:.BL173])" office:value-type="float" office:value="1.60358" calcext:value-type="float">
            <text:p>1,60358</text:p>
          </table:table-cell>
          <table:table-cell table:number-columns-repeated="7"/>
        </table:table-row>
        <table:table-row table:style-name="ro2">
          <table:table-cell office:value-type="float" office:value="0.149021" calcext:value-type="float">
            <text:p>0,149021</text:p>
          </table:table-cell>
          <table:table-cell office:value-type="float" office:value="0.155049" calcext:value-type="float">
            <text:p>0,155049</text:p>
          </table:table-cell>
          <table:table-cell office:value-type="float" office:value="0.176053" calcext:value-type="float">
            <text:p>0,176053</text:p>
          </table:table-cell>
          <table:table-cell office:value-type="float" office:value="0.0763149" calcext:value-type="float">
            <text:p>0,0763149</text:p>
          </table:table-cell>
          <table:table-cell office:value-type="float" office:value="0.240955" calcext:value-type="float">
            <text:p>0,240955</text:p>
          </table:table-cell>
          <table:table-cell office:value-type="float" office:value="0.152569" calcext:value-type="float">
            <text:p>0,152569</text:p>
          </table:table-cell>
          <table:table-cell office:value-type="float" office:value="0.200206" calcext:value-type="float">
            <text:p>0,200206</text:p>
          </table:table-cell>
          <table:table-cell office:value-type="float" office:value="0.141525" calcext:value-type="float">
            <text:p>0,141525</text:p>
          </table:table-cell>
          <table:table-cell office:value-type="float" office:value="0.22405" calcext:value-type="float">
            <text:p>0,22405</text:p>
          </table:table-cell>
          <table:table-cell office:value-type="float" office:value="0.208394" calcext:value-type="float">
            <text:p>0,208394</text:p>
          </table:table-cell>
          <table:table-cell office:value-type="float" office:value="0.141895" calcext:value-type="float">
            <text:p>0,141895</text:p>
          </table:table-cell>
          <table:table-cell office:value-type="float" office:value="0.147594" calcext:value-type="float">
            <text:p>0,147594</text:p>
          </table:table-cell>
          <table:table-cell office:value-type="float" office:value="0.109174" calcext:value-type="float">
            <text:p>0,109174</text:p>
          </table:table-cell>
          <table:table-cell office:value-type="float" office:value="0.162545" calcext:value-type="float">
            <text:p>0,162545</text:p>
          </table:table-cell>
          <table:table-cell office:value-type="float" office:value="0.106556" calcext:value-type="float">
            <text:p>0,106556</text:p>
          </table:table-cell>
          <table:table-cell office:value-type="float" office:value="0.288384" calcext:value-type="float">
            <text:p>0,288384</text:p>
          </table:table-cell>
          <table:table-cell office:value-type="float" office:value="0.143196" calcext:value-type="float">
            <text:p>0,143196</text:p>
          </table:table-cell>
          <table:table-cell office:value-type="float" office:value="0.20414" calcext:value-type="float">
            <text:p>0,20414</text:p>
          </table:table-cell>
          <table:table-cell office:value-type="float" office:value="0.151347" calcext:value-type="float">
            <text:p>0,151347</text:p>
          </table:table-cell>
          <table:table-cell office:value-type="float" office:value="0.0909221" calcext:value-type="float">
            <text:p>0,0909221</text:p>
          </table:table-cell>
          <table:table-cell office:value-type="float" office:value="0.11981" calcext:value-type="float">
            <text:p>0,11981</text:p>
          </table:table-cell>
          <table:table-cell office:value-type="float" office:value="0.173687" calcext:value-type="float">
            <text:p>0,173687</text:p>
          </table:table-cell>
          <table:table-cell office:value-type="float" office:value="1.32052" calcext:value-type="float">
            <text:p>1,32052</text:p>
          </table:table-cell>
          <table:table-cell office:value-type="float" office:value="0.114536" calcext:value-type="float">
            <text:p>0,114536</text:p>
          </table:table-cell>
          <table:table-cell office:value-type="float" office:value="1.13954" calcext:value-type="float">
            <text:p>1,13954</text:p>
          </table:table-cell>
          <table:table-cell office:value-type="float" office:value="1.33056" calcext:value-type="float">
            <text:p>1,33056</text:p>
          </table:table-cell>
          <table:table-cell office:value-type="float" office:value="1.33293" calcext:value-type="float">
            <text:p>1,33293</text:p>
          </table:table-cell>
          <table:table-cell office:value-type="float" office:value="1.36489" calcext:value-type="float">
            <text:p>1,36489</text:p>
          </table:table-cell>
          <table:table-cell office:value-type="float" office:value="0.168557" calcext:value-type="float">
            <text:p>0,168557</text:p>
          </table:table-cell>
          <table:table-cell office:value-type="float" office:value="1.3912" calcext:value-type="float">
            <text:p>1,3912</text:p>
          </table:table-cell>
          <table:table-cell office:value-type="float" office:value="1.1817" calcext:value-type="float">
            <text:p>1,1817</text:p>
          </table:table-cell>
          <table:table-cell office:value-type="float" office:value="1.0519" calcext:value-type="float">
            <text:p>1,0519</text:p>
          </table:table-cell>
          <table:table-cell office:value-type="float" office:value="1.06659" calcext:value-type="float">
            <text:p>1,06659</text:p>
          </table:table-cell>
          <table:table-cell office:value-type="float" office:value="1.04214" calcext:value-type="float">
            <text:p>1,04214</text:p>
          </table:table-cell>
          <table:table-cell office:value-type="float" office:value="0.199249" calcext:value-type="float">
            <text:p>0,199249</text:p>
          </table:table-cell>
          <table:table-cell office:value-type="float" office:value="1.05258" calcext:value-type="float">
            <text:p>1,05258</text:p>
          </table:table-cell>
          <table:table-cell office:value-type="float" office:value="0.130838" calcext:value-type="float">
            <text:p>0,130838</text:p>
          </table:table-cell>
          <table:table-cell office:value-type="float" office:value="0.911828" calcext:value-type="float">
            <text:p>0,911828</text:p>
          </table:table-cell>
          <table:table-cell office:value-type="float" office:value="0.8626" calcext:value-type="float">
            <text:p>0,8626</text:p>
          </table:table-cell>
          <table:table-cell office:value-type="float" office:value="1.78168" calcext:value-type="float">
            <text:p>1,78168</text:p>
          </table:table-cell>
          <table:table-cell office:value-type="float" office:value="1.58659" calcext:value-type="float">
            <text:p>1,58659</text:p>
          </table:table-cell>
          <table:table-cell office:value-type="float" office:value="1.58517" calcext:value-type="float">
            <text:p>1,58517</text:p>
          </table:table-cell>
          <table:table-cell office:value-type="float" office:value="0.1243" calcext:value-type="float">
            <text:p>0,1243</text:p>
          </table:table-cell>
          <table:table-cell office:value-type="float" office:value="0.196305" calcext:value-type="float">
            <text:p>0,196305</text:p>
          </table:table-cell>
          <table:table-cell office:value-type="float" office:value="1.02489" calcext:value-type="float">
            <text:p>1,02489</text:p>
          </table:table-cell>
          <table:table-cell office:value-type="float" office:value="0.138348" calcext:value-type="float">
            <text:p>0,138348</text:p>
          </table:table-cell>
          <table:table-cell office:value-type="float" office:value="1.33089" calcext:value-type="float">
            <text:p>1,33089</text:p>
          </table:table-cell>
          <table:table-cell office:value-type="float" office:value="1.15449" calcext:value-type="float">
            <text:p>1,15449</text:p>
          </table:table-cell>
          <table:table-cell office:value-type="float" office:value="1.15617" calcext:value-type="float">
            <text:p>1,15617</text:p>
          </table:table-cell>
          <table:table-cell office:value-type="float" office:value="1.98247" calcext:value-type="float">
            <text:p>1,98247</text:p>
          </table:table-cell>
          <table:table-cell office:value-type="float" office:value="1.44625" calcext:value-type="float">
            <text:p>1,44625</text:p>
          </table:table-cell>
          <table:table-cell office:value-type="float" office:value="1.1589" calcext:value-type="float">
            <text:p>1,1589</text:p>
          </table:table-cell>
          <table:table-cell office:value-type="float" office:value="1.70365" calcext:value-type="float">
            <text:p>1,70365</text:p>
          </table:table-cell>
          <table:table-cell office:value-type="float" office:value="1.63402" calcext:value-type="float">
            <text:p>1,63402</text:p>
          </table:table-cell>
          <table:table-cell office:value-type="float" office:value="1.2162" calcext:value-type="float">
            <text:p>1,2162</text:p>
          </table:table-cell>
          <table:table-cell office:value-type="float" office:value="0.193394" calcext:value-type="float">
            <text:p>0,193394</text:p>
          </table:table-cell>
          <table:table-cell office:value-type="float" office:value="1.53152" calcext:value-type="float">
            <text:p>1,53152</text:p>
          </table:table-cell>
          <table:table-cell office:value-type="float" office:value="1.01136" calcext:value-type="float">
            <text:p>1,01136</text:p>
          </table:table-cell>
          <table:table-cell office:value-type="float" office:value="1.62023" calcext:value-type="float">
            <text:p>1,62023</text:p>
          </table:table-cell>
          <table:table-cell office:value-type="float" office:value="0.279224" calcext:value-type="float">
            <text:p>0,279224</text:p>
          </table:table-cell>
          <table:table-cell office:value-type="float" office:value="0.127786" calcext:value-type="float">
            <text:p>0,127786</text:p>
          </table:table-cell>
          <table:table-cell office:value-type="float" office:value="0.176655" calcext:value-type="float">
            <text:p>0,176655</text:p>
          </table:table-cell>
          <table:table-cell office:value-type="float" office:value="0.0480518" calcext:value-type="float">
            <text:p>0,0480518</text:p>
          </table:table-cell>
          <table:table-cell office:value-type="float" office:value="0.0605891" calcext:value-type="float">
            <text:p>0,0605891</text:p>
          </table:table-cell>
          <table:table-cell table:number-columns-repeated="4"/>
          <table:table-cell table:formula="of:=MIN([.A174:.BL174])" office:value-type="float" office:value="0.0480518" calcext:value-type="float">
            <text:p>0,0480518</text:p>
          </table:table-cell>
          <table:table-cell table:formula="of:=MAX([.A174:.BL174])" office:value-type="float" office:value="1.98247" calcext:value-type="float">
            <text:p>1,98247</text:p>
          </table:table-cell>
          <table:table-cell table:number-columns-repeated="7"/>
        </table:table-row>
        <table:table-row table:style-name="ro2">
          <table:table-cell office:value-type="float" office:value="0.147318" calcext:value-type="float">
            <text:p>0,147318</text:p>
          </table:table-cell>
          <table:table-cell office:value-type="float" office:value="0.149788" calcext:value-type="float">
            <text:p>0,149788</text:p>
          </table:table-cell>
          <table:table-cell office:value-type="float" office:value="0.147815" calcext:value-type="float">
            <text:p>0,147815</text:p>
          </table:table-cell>
          <table:table-cell office:value-type="float" office:value="0.15058" calcext:value-type="float">
            <text:p>0,15058</text:p>
          </table:table-cell>
          <table:table-cell office:value-type="float" office:value="0.157027" calcext:value-type="float">
            <text:p>0,157027</text:p>
          </table:table-cell>
          <table:table-cell office:value-type="float" office:value="0.175284" calcext:value-type="float">
            <text:p>0,175284</text:p>
          </table:table-cell>
          <table:table-cell office:value-type="float" office:value="0.330573" calcext:value-type="float">
            <text:p>0,330573</text:p>
          </table:table-cell>
          <table:table-cell office:value-type="float" office:value="0.1264" calcext:value-type="float">
            <text:p>0,1264</text:p>
          </table:table-cell>
          <table:table-cell office:value-type="float" office:value="0.308864" calcext:value-type="float">
            <text:p>0,308864</text:p>
          </table:table-cell>
          <table:table-cell office:value-type="float" office:value="0.359777" calcext:value-type="float">
            <text:p>0,359777</text:p>
          </table:table-cell>
          <table:table-cell office:value-type="float" office:value="0.228924" calcext:value-type="float">
            <text:p>0,228924</text:p>
          </table:table-cell>
          <table:table-cell office:value-type="float" office:value="0.0787969" calcext:value-type="float">
            <text:p>0,0787969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091892" calcext:value-type="float">
            <text:p>0,091892</text:p>
          </table:table-cell>
          <table:table-cell office:value-type="float" office:value="0.045722" calcext:value-type="float">
            <text:p>0,045722</text:p>
          </table:table-cell>
          <table:table-cell office:value-type="float" office:value="0.386898" calcext:value-type="float">
            <text:p>0,386898</text:p>
          </table:table-cell>
          <table:table-cell office:value-type="float" office:value="0.543376" calcext:value-type="float">
            <text:p>0,543376</text:p>
          </table:table-cell>
          <table:table-cell office:value-type="float" office:value="0.0840499" calcext:value-type="float">
            <text:p>0,0840499</text:p>
          </table:table-cell>
          <table:table-cell office:value-type="float" office:value="0.600882" calcext:value-type="float">
            <text:p>0,600882</text:p>
          </table:table-cell>
          <table:table-cell office:value-type="float" office:value="0.0880849" calcext:value-type="float">
            <text:p>0,0880849</text:p>
          </table:table-cell>
          <table:table-cell office:value-type="float" office:value="0.0417478" calcext:value-type="float">
            <text:p>0,0417478</text:p>
          </table:table-cell>
          <table:table-cell office:value-type="float" office:value="0.0425961" calcext:value-type="float">
            <text:p>0,0425961</text:p>
          </table:table-cell>
          <table:table-cell office:value-type="float" office:value="0.747031" calcext:value-type="float">
            <text:p>0,747031</text:p>
          </table:table-cell>
          <table:table-cell office:value-type="float" office:value="0.940984" calcext:value-type="float">
            <text:p>0,940984</text:p>
          </table:table-cell>
          <table:table-cell office:value-type="float" office:value="0.0991821" calcext:value-type="float">
            <text:p>0,0991821</text:p>
          </table:table-cell>
          <table:table-cell office:value-type="float" office:value="0.0814619" calcext:value-type="float">
            <text:p>0,0814619</text:p>
          </table:table-cell>
          <table:table-cell office:value-type="float" office:value="0.0750849" calcext:value-type="float">
            <text:p>0,0750849</text:p>
          </table:table-cell>
          <table:table-cell office:value-type="float" office:value="0.0673828" calcext:value-type="float">
            <text:p>0,0673828</text:p>
          </table:table-cell>
          <table:table-cell office:value-type="float" office:value="0.0547688" calcext:value-type="float">
            <text:p>0,0547688</text:p>
          </table:table-cell>
          <table:table-cell office:value-type="float" office:value="0.161642" calcext:value-type="float">
            <text:p>0,161642</text:p>
          </table:table-cell>
          <table:table-cell office:value-type="float" office:value="0.0613179" calcext:value-type="float">
            <text:p>0,0613179</text:p>
          </table:table-cell>
          <table:table-cell office:value-type="float" office:value="0.124034" calcext:value-type="float">
            <text:p>0,124034</text:p>
          </table:table-cell>
          <table:table-cell office:value-type="float" office:value="0.05776" calcext:value-type="float">
            <text:p>0,05776</text:p>
          </table:table-cell>
          <table:table-cell office:value-type="float" office:value="0.125642" calcext:value-type="float">
            <text:p>0,125642</text:p>
          </table:table-cell>
          <table:table-cell office:value-type="float" office:value="0.331817" calcext:value-type="float">
            <text:p>0,331817</text:p>
          </table:table-cell>
          <table:table-cell office:value-type="float" office:value="0.0389378" calcext:value-type="float">
            <text:p>0,0389378</text:p>
          </table:table-cell>
          <table:table-cell office:value-type="float" office:value="0.325038" calcext:value-type="float">
            <text:p>0,325038</text:p>
          </table:table-cell>
          <table:table-cell office:value-type="float" office:value="1.03032" calcext:value-type="float">
            <text:p>1,03032</text:p>
          </table:table-cell>
          <table:table-cell office:value-type="float" office:value="0.26349" calcext:value-type="float">
            <text:p>0,26349</text:p>
          </table:table-cell>
          <table:table-cell office:value-type="float" office:value="0.986009" calcext:value-type="float">
            <text:p>0,986009</text:p>
          </table:table-cell>
          <table:table-cell office:value-type="float" office:value="1.6322" calcext:value-type="float">
            <text:p>1,6322</text:p>
          </table:table-cell>
          <table:table-cell office:value-type="float" office:value="0.248415" calcext:value-type="float">
            <text:p>0,248415</text:p>
          </table:table-cell>
          <table:table-cell office:value-type="float" office:value="0.929853" calcext:value-type="float">
            <text:p>0,929853</text:p>
          </table:table-cell>
          <table:table-cell office:value-type="float" office:value="0.884825" calcext:value-type="float">
            <text:p>0,884825</text:p>
          </table:table-cell>
          <table:table-cell office:value-type="float" office:value="0.247004" calcext:value-type="float">
            <text:p>0,247004</text:p>
          </table:table-cell>
          <table:table-cell office:value-type="float" office:value="1.17405" calcext:value-type="float">
            <text:p>1,17405</text:p>
          </table:table-cell>
          <table:table-cell office:value-type="float" office:value="0.71958" calcext:value-type="float">
            <text:p>0,71958</text:p>
          </table:table-cell>
          <table:table-cell office:value-type="float" office:value="1.11488" calcext:value-type="float">
            <text:p>1,11488</text:p>
          </table:table-cell>
          <table:table-cell office:value-type="float" office:value="0.658821" calcext:value-type="float">
            <text:p>0,658821</text:p>
          </table:table-cell>
          <table:table-cell office:value-type="float" office:value="0.631468" calcext:value-type="float">
            <text:p>0,631468</text:p>
          </table:table-cell>
          <table:table-cell office:value-type="float" office:value="0.954413" calcext:value-type="float">
            <text:p>0,954413</text:p>
          </table:table-cell>
          <table:table-cell office:value-type="float" office:value="1.86308" calcext:value-type="float">
            <text:p>1,86308</text:p>
          </table:table-cell>
          <table:table-cell office:value-type="float" office:value="0.558101" calcext:value-type="float">
            <text:p>0,558101</text:p>
          </table:table-cell>
          <table:table-cell office:value-type="float" office:value="1.73605" calcext:value-type="float">
            <text:p>1,73605</text:p>
          </table:table-cell>
          <table:table-cell office:value-type="float" office:value="0.807307" calcext:value-type="float">
            <text:p>0,807307</text:p>
          </table:table-cell>
          <table:table-cell office:value-type="float" office:value="0.647949" calcext:value-type="float">
            <text:p>0,647949</text:p>
          </table:table-cell>
          <table:table-cell office:value-type="float" office:value="2.07337" calcext:value-type="float">
            <text:p>2,07337</text:p>
          </table:table-cell>
          <table:table-cell office:value-type="float" office:value="0.951599" calcext:value-type="float">
            <text:p>0,951599</text:p>
          </table:table-cell>
          <table:table-cell office:value-type="float" office:value="0.61326" calcext:value-type="float">
            <text:p>0,61326</text:p>
          </table:table-cell>
          <table:table-cell office:value-type="float" office:value="1.38051" calcext:value-type="float">
            <text:p>1,38051</text:p>
          </table:table-cell>
          <table:table-cell office:value-type="float" office:value="0.151152" calcext:value-type="float">
            <text:p>0,151152</text:p>
          </table:table-cell>
          <table:table-cell office:value-type="float" office:value="0.566473" calcext:value-type="float">
            <text:p>0,566473</text:p>
          </table:table-cell>
          <table:table-cell office:value-type="float" office:value="0.15888" calcext:value-type="float">
            <text:p>0,15888</text:p>
          </table:table-cell>
          <table:table-cell office:value-type="float" office:value="2.04375" calcext:value-type="float">
            <text:p>2,04375</text:p>
          </table:table-cell>
          <table:table-cell table:number-columns-repeated="4"/>
          <table:table-cell table:formula="of:=MIN([.A175:.BL175])" office:value-type="float" office:value="0.0389378" calcext:value-type="float">
            <text:p>0,0389378</text:p>
          </table:table-cell>
          <table:table-cell table:formula="of:=MAX([.A175:.BL175])" office:value-type="float" office:value="2.07337" calcext:value-type="float">
            <text:p>2,07337</text:p>
          </table:table-cell>
          <table:table-cell table:number-columns-repeated="7"/>
        </table:table-row>
        <table:table-row table:style-name="ro2">
          <table:table-cell office:value-type="float" office:value="0.144093" calcext:value-type="float">
            <text:p>0,144093</text:p>
          </table:table-cell>
          <table:table-cell office:value-type="float" office:value="0.146101" calcext:value-type="float">
            <text:p>0,146101</text:p>
          </table:table-cell>
          <table:table-cell office:value-type="float" office:value="0.114333" calcext:value-type="float">
            <text:p>0,114333</text:p>
          </table:table-cell>
          <table:table-cell office:value-type="float" office:value="0.417231" calcext:value-type="float">
            <text:p>0,417231</text:p>
          </table:table-cell>
          <table:table-cell office:value-type="float" office:value="0.286027" calcext:value-type="float">
            <text:p>0,286027</text:p>
          </table:table-cell>
          <table:table-cell office:value-type="float" office:value="0.140475" calcext:value-type="float">
            <text:p>0,140475</text:p>
          </table:table-cell>
          <table:table-cell office:value-type="float" office:value="0.203943" calcext:value-type="float">
            <text:p>0,203943</text:p>
          </table:table-cell>
          <table:table-cell office:value-type="float" office:value="0.217627" calcext:value-type="float">
            <text:p>0,217627</text:p>
          </table:table-cell>
          <table:table-cell office:value-type="float" office:value="0.156763" calcext:value-type="float">
            <text:p>0,156763</text:p>
          </table:table-cell>
          <table:table-cell office:value-type="float" office:value="0.296794" calcext:value-type="float">
            <text:p>0,296794</text:p>
          </table:table-cell>
          <table:table-cell office:value-type="float" office:value="0.234634" calcext:value-type="float">
            <text:p>0,234634</text:p>
          </table:table-cell>
          <table:table-cell office:value-type="float" office:value="0.146204" calcext:value-type="float">
            <text:p>0,146204</text:p>
          </table:table-cell>
          <table:table-cell office:value-type="float" office:value="0.241208" calcext:value-type="float">
            <text:p>0,241208</text:p>
          </table:table-cell>
          <table:table-cell office:value-type="float" office:value="0.155018" calcext:value-type="float">
            <text:p>0,155018</text:p>
          </table:table-cell>
          <table:table-cell office:value-type="float" office:value="0.899197" calcext:value-type="float">
            <text:p>0,899197</text:p>
          </table:table-cell>
          <table:table-cell office:value-type="float" office:value="0.785297" calcext:value-type="float">
            <text:p>0,785297</text:p>
          </table:table-cell>
          <table:table-cell office:value-type="float" office:value="0.22396" calcext:value-type="float">
            <text:p>0,22396</text:p>
          </table:table-cell>
          <table:table-cell office:value-type="float" office:value="0.604426" calcext:value-type="float">
            <text:p>0,604426</text:p>
          </table:table-cell>
          <table:table-cell office:value-type="float" office:value="0.56408" calcext:value-type="float">
            <text:p>0,56408</text:p>
          </table:table-cell>
          <table:table-cell office:value-type="float" office:value="0.410572" calcext:value-type="float">
            <text:p>0,410572</text:p>
          </table:table-cell>
          <table:table-cell office:value-type="float" office:value="0.144754" calcext:value-type="float">
            <text:p>0,144754</text:p>
          </table:table-cell>
          <table:table-cell office:value-type="float" office:value="0.355892" calcext:value-type="float">
            <text:p>0,355892</text:p>
          </table:table-cell>
          <table:table-cell office:value-type="float" office:value="0.158006" calcext:value-type="float">
            <text:p>0,158006</text:p>
          </table:table-cell>
          <table:table-cell office:value-type="float" office:value="0.375792" calcext:value-type="float">
            <text:p>0,375792</text:p>
          </table:table-cell>
          <table:table-cell office:value-type="float" office:value="0.202222" calcext:value-type="float">
            <text:p>0,202222</text:p>
          </table:table-cell>
          <table:table-cell office:value-type="float" office:value="0.117359" calcext:value-type="float">
            <text:p>0,117359</text:p>
          </table:table-cell>
          <table:table-cell office:value-type="float" office:value="0.536783" calcext:value-type="float">
            <text:p>0,536783</text:p>
          </table:table-cell>
          <table:table-cell office:value-type="float" office:value="0.154694" calcext:value-type="float">
            <text:p>0,154694</text:p>
          </table:table-cell>
          <table:table-cell office:value-type="float" office:value="0.493987" calcext:value-type="float">
            <text:p>0,493987</text:p>
          </table:table-cell>
          <table:table-cell office:value-type="float" office:value="0.179222" calcext:value-type="float">
            <text:p>0,179222</text:p>
          </table:table-cell>
          <table:table-cell office:value-type="float" office:value="1.41579" calcext:value-type="float">
            <text:p>1,41579</text:p>
          </table:table-cell>
          <table:table-cell office:value-type="float" office:value="1.28047" calcext:value-type="float">
            <text:p>1,28047</text:p>
          </table:table-cell>
          <table:table-cell office:value-type="float" office:value="1.19054" calcext:value-type="float">
            <text:p>1,19054</text:p>
          </table:table-cell>
          <table:table-cell office:value-type="float" office:value="0.1312" calcext:value-type="float">
            <text:p>0,1312</text:p>
          </table:table-cell>
          <table:table-cell office:value-type="float" office:value="0.442312" calcext:value-type="float">
            <text:p>0,442312</text:p>
          </table:table-cell>
          <table:table-cell office:value-type="float" office:value="1.05056" calcext:value-type="float">
            <text:p>1,05056</text:p>
          </table:table-cell>
          <table:table-cell office:value-type="float" office:value="0.0978241" calcext:value-type="float">
            <text:p>0,0978241</text:p>
          </table:table-cell>
          <table:table-cell office:value-type="float" office:value="0.159128" calcext:value-type="float">
            <text:p>0,159128</text:p>
          </table:table-cell>
          <table:table-cell office:value-type="float" office:value="0.373561" calcext:value-type="float">
            <text:p>0,373561</text:p>
          </table:table-cell>
          <table:table-cell office:value-type="float" office:value="0.908953" calcext:value-type="float">
            <text:p>0,908953</text:p>
          </table:table-cell>
          <table:table-cell office:value-type="float" office:value="1.86469" calcext:value-type="float">
            <text:p>1,86469</text:p>
          </table:table-cell>
          <table:table-cell office:value-type="float" office:value="0.815006" calcext:value-type="float">
            <text:p>0,815006</text:p>
          </table:table-cell>
          <table:table-cell office:value-type="float" office:value="0.835994" calcext:value-type="float">
            <text:p>0,835994</text:p>
          </table:table-cell>
          <table:table-cell office:value-type="float" office:value="0.654373" calcext:value-type="float">
            <text:p>0,654373</text:p>
          </table:table-cell>
          <table:table-cell office:value-type="float" office:value="0.627474" calcext:value-type="float">
            <text:p>0,627474</text:p>
          </table:table-cell>
          <table:table-cell office:value-type="float" office:value="0.427331" calcext:value-type="float">
            <text:p>0,427331</text:p>
          </table:table-cell>
          <table:table-cell office:value-type="float" office:value="0.141174" calcext:value-type="float">
            <text:p>0,141174</text:p>
          </table:table-cell>
          <table:table-cell office:value-type="float" office:value="0.15065" calcext:value-type="float">
            <text:p>0,15065</text:p>
          </table:table-cell>
          <table:table-cell office:value-type="float" office:value="0.0771098" calcext:value-type="float">
            <text:p>0,0771098</text:p>
          </table:table-cell>
          <table:table-cell office:value-type="float" office:value="0.0881271" calcext:value-type="float">
            <text:p>0,0881271</text:p>
          </table:table-cell>
          <table:table-cell office:value-type="float" office:value="1.47349" calcext:value-type="float">
            <text:p>1,47349</text:p>
          </table:table-cell>
          <table:table-cell office:value-type="float" office:value="0.092891" calcext:value-type="float">
            <text:p>0,092891</text:p>
          </table:table-cell>
          <table:table-cell office:value-type="float" office:value="0.485888" calcext:value-type="float">
            <text:p>0,485888</text:p>
          </table:table-cell>
          <table:table-cell office:value-type="float" office:value="1.45305" calcext:value-type="float">
            <text:p>1,45305</text:p>
          </table:table-cell>
          <table:table-cell office:value-type="float" office:value="1.56772" calcext:value-type="float">
            <text:p>1,56772</text:p>
          </table:table-cell>
          <table:table-cell office:value-type="float" office:value="0.356896" calcext:value-type="float">
            <text:p>0,356896</text:p>
          </table:table-cell>
          <table:table-cell office:value-type="float" office:value="1.82021" calcext:value-type="float">
            <text:p>1,82021</text:p>
          </table:table-cell>
          <table:table-cell office:value-type="float" office:value="1.35053" calcext:value-type="float">
            <text:p>1,35053</text:p>
          </table:table-cell>
          <table:table-cell office:value-type="float" office:value="1.34" calcext:value-type="float">
            <text:p>1,34</text:p>
          </table:table-cell>
          <table:table-cell office:value-type="float" office:value="0.114763" calcext:value-type="float">
            <text:p>0,114763</text:p>
          </table:table-cell>
          <table:table-cell office:value-type="float" office:value="0.426752" calcext:value-type="float">
            <text:p>0,426752</text:p>
          </table:table-cell>
          <table:table-cell office:value-type="float" office:value="0.539273" calcext:value-type="float">
            <text:p>0,539273</text:p>
          </table:table-cell>
          <table:table-cell office:value-type="float" office:value="0.0528729" calcext:value-type="float">
            <text:p>0,0528729</text:p>
          </table:table-cell>
          <table:table-cell office:value-type="float" office:value="0.0523281" calcext:value-type="float">
            <text:p>0,0523281</text:p>
          </table:table-cell>
          <table:table-cell table:number-columns-repeated="4"/>
          <table:table-cell table:formula="of:=MIN([.A176:.BL176])" office:value-type="float" office:value="0.0523281" calcext:value-type="float">
            <text:p>0,0523281</text:p>
          </table:table-cell>
          <table:table-cell table:formula="of:=MAX([.A176:.BL176])" office:value-type="float" office:value="1.86469" calcext:value-type="float">
            <text:p>1,86469</text:p>
          </table:table-cell>
          <table:table-cell table:number-columns-repeated="7"/>
        </table:table-row>
        <table:table-row table:style-name="ro2">
          <table:table-cell office:value-type="float" office:value="0.105825" calcext:value-type="float">
            <text:p>0,105825</text:p>
          </table:table-cell>
          <table:table-cell office:value-type="float" office:value="0.13043" calcext:value-type="float">
            <text:p>0,13043</text:p>
          </table:table-cell>
          <table:table-cell office:value-type="float" office:value="0.057426" calcext:value-type="float">
            <text:p>0,057426</text:p>
          </table:table-cell>
          <table:table-cell office:value-type="float" office:value="0.171634" calcext:value-type="float">
            <text:p>0,171634</text:p>
          </table:table-cell>
          <table:table-cell office:value-type="float" office:value="0.149562" calcext:value-type="float">
            <text:p>0,149562</text:p>
          </table:table-cell>
          <table:table-cell office:value-type="float" office:value="0.177943" calcext:value-type="float">
            <text:p>0,177943</text:p>
          </table:table-cell>
          <table:table-cell office:value-type="float" office:value="0.222466" calcext:value-type="float">
            <text:p>0,222466</text:p>
          </table:table-cell>
          <table:table-cell office:value-type="float" office:value="0.101219" calcext:value-type="float">
            <text:p>0,101219</text:p>
          </table:table-cell>
          <table:table-cell office:value-type="float" office:value="0.13979" calcext:value-type="float">
            <text:p>0,13979</text:p>
          </table:table-cell>
          <table:table-cell office:value-type="float" office:value="0.314285" calcext:value-type="float">
            <text:p>0,314285</text:p>
          </table:table-cell>
          <table:table-cell office:value-type="float" office:value="0.212016" calcext:value-type="float">
            <text:p>0,212016</text:p>
          </table:table-cell>
          <table:table-cell office:value-type="float" office:value="0.141244" calcext:value-type="float">
            <text:p>0,141244</text:p>
          </table:table-cell>
          <table:table-cell office:value-type="float" office:value="0.283814" calcext:value-type="float">
            <text:p>0,283814</text:p>
          </table:table-cell>
          <table:table-cell office:value-type="float" office:value="0.07445" calcext:value-type="float">
            <text:p>0,07445</text:p>
          </table:table-cell>
          <table:table-cell office:value-type="float" office:value="0.174519" calcext:value-type="float">
            <text:p>0,174519</text:p>
          </table:table-cell>
          <table:table-cell office:value-type="float" office:value="0.321994" calcext:value-type="float">
            <text:p>0,321994</text:p>
          </table:table-cell>
          <table:table-cell office:value-type="float" office:value="0.264642" calcext:value-type="float">
            <text:p>0,264642</text:p>
          </table:table-cell>
          <table:table-cell office:value-type="float" office:value="0.151232" calcext:value-type="float">
            <text:p>0,151232</text:p>
          </table:table-cell>
          <table:table-cell office:value-type="float" office:value="0.0749311" calcext:value-type="float">
            <text:p>0,0749311</text:p>
          </table:table-cell>
          <table:table-cell office:value-type="float" office:value="0.252398" calcext:value-type="float">
            <text:p>0,252398</text:p>
          </table:table-cell>
          <table:table-cell office:value-type="float" office:value="0.226683" calcext:value-type="float">
            <text:p>0,226683</text:p>
          </table:table-cell>
          <table:table-cell office:value-type="float" office:value="0.127686" calcext:value-type="float">
            <text:p>0,127686</text:p>
          </table:table-cell>
          <table:table-cell office:value-type="float" office:value="0.405325" calcext:value-type="float">
            <text:p>0,405325</text:p>
          </table:table-cell>
          <table:table-cell office:value-type="float" office:value="0.244205" calcext:value-type="float">
            <text:p>0,244205</text:p>
          </table:table-cell>
          <table:table-cell office:value-type="float" office:value="0.130879" calcext:value-type="float">
            <text:p>0,130879</text:p>
          </table:table-cell>
          <table:table-cell office:value-type="float" office:value="0.386802" calcext:value-type="float">
            <text:p>0,386802</text:p>
          </table:table-cell>
          <table:table-cell office:value-type="float" office:value="0.341476" calcext:value-type="float">
            <text:p>0,341476</text:p>
          </table:table-cell>
          <table:table-cell office:value-type="float" office:value="1.03147" calcext:value-type="float">
            <text:p>1,03147</text:p>
          </table:table-cell>
          <table:table-cell office:value-type="float" office:value="0.321854" calcext:value-type="float">
            <text:p>0,321854</text:p>
          </table:table-cell>
          <table:table-cell office:value-type="float" office:value="0.802184" calcext:value-type="float">
            <text:p>0,802184</text:p>
          </table:table-cell>
          <table:table-cell office:value-type="float" office:value="0.756897" calcext:value-type="float">
            <text:p>0,756897</text:p>
          </table:table-cell>
          <table:table-cell office:value-type="float" office:value="0.63582" calcext:value-type="float">
            <text:p>0,63582</text:p>
          </table:table-cell>
          <table:table-cell office:value-type="float" office:value="0.59895" calcext:value-type="float">
            <text:p>0,59895</text:p>
          </table:table-cell>
          <table:table-cell office:value-type="float" office:value="1.41022" calcext:value-type="float">
            <text:p>1,41022</text:p>
          </table:table-cell>
          <table:table-cell office:value-type="float" office:value="1.44096" calcext:value-type="float">
            <text:p>1,44096</text:p>
          </table:table-cell>
          <table:table-cell office:value-type="float" office:value="1.19527" calcext:value-type="float">
            <text:p>1,19527</text:p>
          </table:table-cell>
          <table:table-cell office:value-type="float" office:value="0.615567" calcext:value-type="float">
            <text:p>0,615567</text:p>
          </table:table-cell>
          <table:table-cell office:value-type="float" office:value="0.428276" calcext:value-type="float">
            <text:p>0,428276</text:p>
          </table:table-cell>
          <table:table-cell office:value-type="float" office:value="0.661982" calcext:value-type="float">
            <text:p>0,661982</text:p>
          </table:table-cell>
          <table:table-cell office:value-type="float" office:value="1.76791" calcext:value-type="float">
            <text:p>1,76791</text:p>
          </table:table-cell>
          <table:table-cell office:value-type="float" office:value="0.635848" calcext:value-type="float">
            <text:p>0,635848</text:p>
          </table:table-cell>
          <table:table-cell office:value-type="float" office:value="0.448212" calcext:value-type="float">
            <text:p>0,448212</text:p>
          </table:table-cell>
          <table:table-cell office:value-type="float" office:value="1.59216" calcext:value-type="float">
            <text:p>1,59216</text:p>
          </table:table-cell>
          <table:table-cell office:value-type="float" office:value="1.86225" calcext:value-type="float">
            <text:p>1,86225</text:p>
          </table:table-cell>
          <table:table-cell office:value-type="float" office:value="1.48946" calcext:value-type="float">
            <text:p>1,48946</text:p>
          </table:table-cell>
          <table:table-cell office:value-type="float" office:value="0.589417" calcext:value-type="float">
            <text:p>0,589417</text:p>
          </table:table-cell>
          <table:table-cell office:value-type="float" office:value="1.50955" calcext:value-type="float">
            <text:p>1,50955</text:p>
          </table:table-cell>
          <table:table-cell office:value-type="float" office:value="0.45361" calcext:value-type="float">
            <text:p>0,45361</text:p>
          </table:table-cell>
          <table:table-cell office:value-type="float" office:value="0.617266" calcext:value-type="float">
            <text:p>0,617266</text:p>
          </table:table-cell>
          <table:table-cell office:value-type="float" office:value="1.4626" calcext:value-type="float">
            <text:p>1,4626</text:p>
          </table:table-cell>
          <table:table-cell office:value-type="float" office:value="0.457949" calcext:value-type="float">
            <text:p>0,457949</text:p>
          </table:table-cell>
          <table:table-cell office:value-type="float" office:value="0.613083" calcext:value-type="float">
            <text:p>0,613083</text:p>
          </table:table-cell>
          <table:table-cell office:value-type="float" office:value="0.462544" calcext:value-type="float">
            <text:p>0,462544</text:p>
          </table:table-cell>
          <table:table-cell office:value-type="float" office:value="1.3403" calcext:value-type="float">
            <text:p>1,3403</text:p>
          </table:table-cell>
          <table:table-cell office:value-type="float" office:value="1.99429" calcext:value-type="float">
            <text:p>1,99429</text:p>
          </table:table-cell>
          <table:table-cell office:value-type="float" office:value="1.9443" calcext:value-type="float">
            <text:p>1,9443</text:p>
          </table:table-cell>
          <table:table-cell office:value-type="float" office:value="1.80982" calcext:value-type="float">
            <text:p>1,80982</text:p>
          </table:table-cell>
          <table:table-cell office:value-type="float" office:value="1.42027" calcext:value-type="float">
            <text:p>1,42027</text:p>
          </table:table-cell>
          <table:table-cell office:value-type="float" office:value="1.72942" calcext:value-type="float">
            <text:p>1,72942</text:p>
          </table:table-cell>
          <table:table-cell office:value-type="float" office:value="0.617517" calcext:value-type="float">
            <text:p>0,617517</text:p>
          </table:table-cell>
          <table:table-cell office:value-type="float" office:value="2.2689" calcext:value-type="float">
            <text:p>2,2689</text:p>
          </table:table-cell>
          <table:table-cell office:value-type="float" office:value="0.766269" calcext:value-type="float">
            <text:p>0,766269</text:p>
          </table:table-cell>
          <table:table-cell office:value-type="float" office:value="0.074755" calcext:value-type="float">
            <text:p>0,074755</text:p>
          </table:table-cell>
          <table:table-cell office:value-type="float" office:value="0.71864" calcext:value-type="float">
            <text:p>0,71864</text:p>
          </table:table-cell>
          <table:table-cell table:number-columns-repeated="4"/>
          <table:table-cell table:formula="of:=MIN([.A177:.BL177])" office:value-type="float" office:value="0.057426" calcext:value-type="float">
            <text:p>0,057426</text:p>
          </table:table-cell>
          <table:table-cell table:formula="of:=MAX([.A177:.BL177])" office:value-type="float" office:value="2.2689" calcext:value-type="float">
            <text:p>2,2689</text:p>
          </table:table-cell>
          <table:table-cell table:number-columns-repeated="7"/>
        </table:table-row>
        <table:table-row table:style-name="ro2">
          <table:table-cell office:value-type="float" office:value="0.096549" calcext:value-type="float">
            <text:p>0,096549</text:p>
          </table:table-cell>
          <table:table-cell office:value-type="float" office:value="0.145238" calcext:value-type="float">
            <text:p>0,145238</text:p>
          </table:table-cell>
          <table:table-cell office:value-type="float" office:value="0.196233" calcext:value-type="float">
            <text:p>0,196233</text:p>
          </table:table-cell>
          <table:table-cell office:value-type="float" office:value="0.111392" calcext:value-type="float">
            <text:p>0,111392</text:p>
          </table:table-cell>
          <table:table-cell office:value-type="float" office:value="0.132255" calcext:value-type="float">
            <text:p>0,132255</text:p>
          </table:table-cell>
          <table:table-cell office:value-type="float" office:value="0.128881" calcext:value-type="float">
            <text:p>0,128881</text:p>
          </table:table-cell>
          <table:table-cell office:value-type="float" office:value="0.108088" calcext:value-type="float">
            <text:p>0,108088</text:p>
          </table:table-cell>
          <table:table-cell office:value-type="float" office:value="0.119877" calcext:value-type="float">
            <text:p>0,119877</text:p>
          </table:table-cell>
          <table:table-cell office:value-type="float" office:value="0.399416" calcext:value-type="float">
            <text:p>0,399416</text:p>
          </table:table-cell>
          <table:table-cell office:value-type="float" office:value="0.143849" calcext:value-type="float">
            <text:p>0,143849</text:p>
          </table:table-cell>
          <table:table-cell office:value-type="float" office:value="0.394329" calcext:value-type="float">
            <text:p>0,394329</text:p>
          </table:table-cell>
          <table:table-cell office:value-type="float" office:value="0.155919" calcext:value-type="float">
            <text:p>0,155919</text:p>
          </table:table-cell>
          <table:table-cell office:value-type="float" office:value="0.316723" calcext:value-type="float">
            <text:p>0,316723</text:p>
          </table:table-cell>
          <table:table-cell office:value-type="float" office:value="0.133435" calcext:value-type="float">
            <text:p>0,133435</text:p>
          </table:table-cell>
          <table:table-cell office:value-type="float" office:value="0.136097" calcext:value-type="float">
            <text:p>0,136097</text:p>
          </table:table-cell>
          <table:table-cell office:value-type="float" office:value="0.317051" calcext:value-type="float">
            <text:p>0,317051</text:p>
          </table:table-cell>
          <table:table-cell office:value-type="float" office:value="0.16767" calcext:value-type="float">
            <text:p>0,16767</text:p>
          </table:table-cell>
          <table:table-cell office:value-type="float" office:value="0.150582" calcext:value-type="float">
            <text:p>0,150582</text:p>
          </table:table-cell>
          <table:table-cell office:value-type="float" office:value="0.427808" calcext:value-type="float">
            <text:p>0,427808</text:p>
          </table:table-cell>
          <table:table-cell office:value-type="float" office:value="0.212492" calcext:value-type="float">
            <text:p>0,212492</text:p>
          </table:table-cell>
          <table:table-cell office:value-type="float" office:value="0.16561" calcext:value-type="float">
            <text:p>0,16561</text:p>
          </table:table-cell>
          <table:table-cell office:value-type="float" office:value="0.404233" calcext:value-type="float">
            <text:p>0,404233</text:p>
          </table:table-cell>
          <table:table-cell office:value-type="float" office:value="0.132974" calcext:value-type="float">
            <text:p>0,132974</text:p>
          </table:table-cell>
          <table:table-cell office:value-type="float" office:value="0.140223" calcext:value-type="float">
            <text:p>0,140223</text:p>
          </table:table-cell>
          <table:table-cell office:value-type="float" office:value="0.318207" calcext:value-type="float">
            <text:p>0,318207</text:p>
          </table:table-cell>
          <table:table-cell office:value-type="float" office:value="1.24813" calcext:value-type="float">
            <text:p>1,24813</text:p>
          </table:table-cell>
          <table:table-cell office:value-type="float" office:value="0.118394" calcext:value-type="float">
            <text:p>0,118394</text:p>
          </table:table-cell>
          <table:table-cell office:value-type="float" office:value="0.150268" calcext:value-type="float">
            <text:p>0,150268</text:p>
          </table:table-cell>
          <table:table-cell office:value-type="float" office:value="0.316586" calcext:value-type="float">
            <text:p>0,316586</text:p>
          </table:table-cell>
          <table:table-cell office:value-type="float" office:value="0.245533" calcext:value-type="float">
            <text:p>0,245533</text:p>
          </table:table-cell>
          <table:table-cell office:value-type="float" office:value="1.46358" calcext:value-type="float">
            <text:p>1,46358</text:p>
          </table:table-cell>
          <table:table-cell office:value-type="float" office:value="0.140938" calcext:value-type="float">
            <text:p>0,140938</text:p>
          </table:table-cell>
          <table:table-cell office:value-type="float" office:value="1.37206" calcext:value-type="float">
            <text:p>1,37206</text:p>
          </table:table-cell>
          <table:table-cell office:value-type="float" office:value="0.176944" calcext:value-type="float">
            <text:p>0,176944</text:p>
          </table:table-cell>
          <table:table-cell office:value-type="float" office:value="1.24699" calcext:value-type="float">
            <text:p>1,24699</text:p>
          </table:table-cell>
          <table:table-cell office:value-type="float" office:value="1.21637" calcext:value-type="float">
            <text:p>1,21637</text:p>
          </table:table-cell>
          <table:table-cell office:value-type="float" office:value="0.154815" calcext:value-type="float">
            <text:p>0,154815</text:p>
          </table:table-cell>
          <table:table-cell office:value-type="float" office:value="0.102771" calcext:value-type="float">
            <text:p>0,102771</text:p>
          </table:table-cell>
          <table:table-cell office:value-type="float" office:value="1.07405" calcext:value-type="float">
            <text:p>1,07405</text:p>
          </table:table-cell>
          <table:table-cell office:value-type="float" office:value="1.07521" calcext:value-type="float">
            <text:p>1,07521</text:p>
          </table:table-cell>
          <table:table-cell office:value-type="float" office:value="1.06498" calcext:value-type="float">
            <text:p>1,06498</text:p>
          </table:table-cell>
          <table:table-cell office:value-type="float" office:value="0.160981" calcext:value-type="float">
            <text:p>0,160981</text:p>
          </table:table-cell>
          <table:table-cell office:value-type="float" office:value="0.175622" calcext:value-type="float">
            <text:p>0,175622</text:p>
          </table:table-cell>
          <table:table-cell office:value-type="float" office:value="0.131267" calcext:value-type="float">
            <text:p>0,131267</text:p>
          </table:table-cell>
          <table:table-cell office:value-type="float" office:value="0.12941" calcext:value-type="float">
            <text:p>0,12941</text:p>
          </table:table-cell>
          <table:table-cell office:value-type="float" office:value="1.49922" calcext:value-type="float">
            <text:p>1,49922</text:p>
          </table:table-cell>
          <table:table-cell office:value-type="float" office:value="1.83408" calcext:value-type="float">
            <text:p>1,83408</text:p>
          </table:table-cell>
          <table:table-cell office:value-type="float" office:value="0.124525" calcext:value-type="float">
            <text:p>0,124525</text:p>
          </table:table-cell>
          <table:table-cell office:value-type="float" office:value="0.327579" calcext:value-type="float">
            <text:p>0,327579</text:p>
          </table:table-cell>
          <table:table-cell office:value-type="float" office:value="0.22206" calcext:value-type="float">
            <text:p>0,22206</text:p>
          </table:table-cell>
          <table:table-cell office:value-type="float" office:value="1.94038" calcext:value-type="float">
            <text:p>1,94038</text:p>
          </table:table-cell>
          <table:table-cell office:value-type="float" office:value="0.351061" calcext:value-type="float">
            <text:p>0,351061</text:p>
          </table:table-cell>
          <table:table-cell office:value-type="float" office:value="2.06287" calcext:value-type="float">
            <text:p>2,06287</text:p>
          </table:table-cell>
          <table:table-cell office:value-type="float" office:value="2.0029" calcext:value-type="float">
            <text:p>2,0029</text:p>
          </table:table-cell>
          <table:table-cell office:value-type="float" office:value="1.32347" calcext:value-type="float">
            <text:p>1,32347</text:p>
          </table:table-cell>
          <table:table-cell office:value-type="float" office:value="1.87928" calcext:value-type="float">
            <text:p>1,87928</text:p>
          </table:table-cell>
          <table:table-cell office:value-type="float" office:value="2.13663" calcext:value-type="float">
            <text:p>2,13663</text:p>
          </table:table-cell>
          <table:table-cell office:value-type="float" office:value="2.02596" calcext:value-type="float">
            <text:p>2,02596</text:p>
          </table:table-cell>
          <table:table-cell office:value-type="float" office:value="1.74655" calcext:value-type="float">
            <text:p>1,74655</text:p>
          </table:table-cell>
          <table:table-cell office:value-type="float" office:value="1.88799" calcext:value-type="float">
            <text:p>1,88799</text:p>
          </table:table-cell>
          <table:table-cell office:value-type="float" office:value="1.41451" calcext:value-type="float">
            <text:p>1,41451</text:p>
          </table:table-cell>
          <table:table-cell office:value-type="float" office:value="1.69442" calcext:value-type="float">
            <text:p>1,69442</text:p>
          </table:table-cell>
          <table:table-cell office:value-type="float" office:value="0.339254" calcext:value-type="float">
            <text:p>0,339254</text:p>
          </table:table-cell>
          <table:table-cell office:value-type="float" office:value="1.97067" calcext:value-type="float">
            <text:p>1,97067</text:p>
          </table:table-cell>
          <table:table-cell table:number-columns-repeated="4"/>
          <table:table-cell table:formula="of:=MIN([.A178:.BL178])" office:value-type="float" office:value="0.096549" calcext:value-type="float">
            <text:p>0,096549</text:p>
          </table:table-cell>
          <table:table-cell table:formula="of:=MAX([.A178:.BL178])" office:value-type="float" office:value="2.13663" calcext:value-type="float">
            <text:p>2,13663</text:p>
          </table:table-cell>
          <table:table-cell table:number-columns-repeated="7"/>
        </table:table-row>
        <table:table-row table:style-name="ro2">
          <table:table-cell office:value-type="float" office:value="0.139204" calcext:value-type="float">
            <text:p>0,139204</text:p>
          </table:table-cell>
          <table:table-cell office:value-type="float" office:value="0.141794" calcext:value-type="float">
            <text:p>0,141794</text:p>
          </table:table-cell>
          <table:table-cell office:value-type="float" office:value="0.175963" calcext:value-type="float">
            <text:p>0,175963</text:p>
          </table:table-cell>
          <table:table-cell office:value-type="float" office:value="0.18299" calcext:value-type="float">
            <text:p>0,18299</text:p>
          </table:table-cell>
          <table:table-cell office:value-type="float" office:value="0.107335" calcext:value-type="float">
            <text:p>0,107335</text:p>
          </table:table-cell>
          <table:table-cell office:value-type="float" office:value="0.109367" calcext:value-type="float">
            <text:p>0,109367</text:p>
          </table:table-cell>
          <table:table-cell office:value-type="float" office:value="0.110542" calcext:value-type="float">
            <text:p>0,110542</text:p>
          </table:table-cell>
          <table:table-cell office:value-type="float" office:value="0.106185" calcext:value-type="float">
            <text:p>0,106185</text:p>
          </table:table-cell>
          <table:table-cell office:value-type="float" office:value="0.106851" calcext:value-type="float">
            <text:p>0,106851</text:p>
          </table:table-cell>
          <table:table-cell office:value-type="float" office:value="0.117567" calcext:value-type="float">
            <text:p>0,117567</text:p>
          </table:table-cell>
          <table:table-cell office:value-type="float" office:value="0.6759" calcext:value-type="float">
            <text:p>0,6759</text:p>
          </table:table-cell>
          <table:table-cell office:value-type="float" office:value="0.153906" calcext:value-type="float">
            <text:p>0,153906</text:p>
          </table:table-cell>
          <table:table-cell office:value-type="float" office:value="0.497101" calcext:value-type="float">
            <text:p>0,497101</text:p>
          </table:table-cell>
          <table:table-cell office:value-type="float" office:value="0.492772" calcext:value-type="float">
            <text:p>0,492772</text:p>
          </table:table-cell>
          <table:table-cell office:value-type="float" office:value="0.146939" calcext:value-type="float">
            <text:p>0,146939</text:p>
          </table:table-cell>
          <table:table-cell office:value-type="float" office:value="0.114" calcext:value-type="float">
            <text:p>0,114</text:p>
          </table:table-cell>
          <table:table-cell office:value-type="float" office:value="0.389163" calcext:value-type="float">
            <text:p>0,389163</text:p>
          </table:table-cell>
          <table:table-cell office:value-type="float" office:value="0.792855" calcext:value-type="float">
            <text:p>0,792855</text:p>
          </table:table-cell>
          <table:table-cell office:value-type="float" office:value="0.10892" calcext:value-type="float">
            <text:p>0,10892</text:p>
          </table:table-cell>
          <table:table-cell office:value-type="float" office:value="0.211126" calcext:value-type="float">
            <text:p>0,211126</text:p>
          </table:table-cell>
          <table:table-cell office:value-type="float" office:value="0.473555" calcext:value-type="float">
            <text:p>0,473555</text:p>
          </table:table-cell>
          <table:table-cell office:value-type="float" office:value="0.12901" calcext:value-type="float">
            <text:p>0,12901</text:p>
          </table:table-cell>
          <table:table-cell office:value-type="float" office:value="0.191744" calcext:value-type="float">
            <text:p>0,191744</text:p>
          </table:table-cell>
          <table:table-cell office:value-type="float" office:value="0.567011" calcext:value-type="float">
            <text:p>0,567011</text:p>
          </table:table-cell>
          <table:table-cell office:value-type="float" office:value="1.42527" calcext:value-type="float">
            <text:p>1,42527</text:p>
          </table:table-cell>
          <table:table-cell office:value-type="float" office:value="1.18722" calcext:value-type="float">
            <text:p>1,18722</text:p>
          </table:table-cell>
          <table:table-cell office:value-type="float" office:value="0.142478" calcext:value-type="float">
            <text:p>0,142478</text:p>
          </table:table-cell>
          <table:table-cell office:value-type="float" office:value="0.160801" calcext:value-type="float">
            <text:p>0,160801</text:p>
          </table:table-cell>
          <table:table-cell office:value-type="float" office:value="1.10957" calcext:value-type="float">
            <text:p>1,10957</text:p>
          </table:table-cell>
          <table:table-cell office:value-type="float" office:value="1.11939" calcext:value-type="float">
            <text:p>1,11939</text:p>
          </table:table-cell>
          <table:table-cell office:value-type="float" office:value="0.932053" calcext:value-type="float">
            <text:p>0,932053</text:p>
          </table:table-cell>
          <table:table-cell office:value-type="float" office:value="0.0968509" calcext:value-type="float">
            <text:p>0,0968509</text:p>
          </table:table-cell>
          <table:table-cell office:value-type="float" office:value="0.128099" calcext:value-type="float">
            <text:p>0,128099</text:p>
          </table:table-cell>
          <table:table-cell office:value-type="float" office:value="0.921594" calcext:value-type="float">
            <text:p>0,921594</text:p>
          </table:table-cell>
          <table:table-cell office:value-type="float" office:value="1.1902" calcext:value-type="float">
            <text:p>1,1902</text:p>
          </table:table-cell>
          <table:table-cell office:value-type="float" office:value="0.79064" calcext:value-type="float">
            <text:p>0,79064</text:p>
          </table:table-cell>
          <table:table-cell office:value-type="float" office:value="0.604716" calcext:value-type="float">
            <text:p>0,604716</text:p>
          </table:table-cell>
          <table:table-cell office:value-type="float" office:value="0.417859" calcext:value-type="float">
            <text:p>0,417859</text:p>
          </table:table-cell>
          <table:table-cell office:value-type="float" office:value="0.87755" calcext:value-type="float">
            <text:p>0,87755</text:p>
          </table:table-cell>
          <table:table-cell office:value-type="float" office:value="1.26815" calcext:value-type="float">
            <text:p>1,26815</text:p>
          </table:table-cell>
          <table:table-cell office:value-type="float" office:value="0.172336" calcext:value-type="float">
            <text:p>0,172336</text:p>
          </table:table-cell>
          <table:table-cell office:value-type="float" office:value="0.289343" calcext:value-type="float">
            <text:p>0,289343</text:p>
          </table:table-cell>
          <table:table-cell office:value-type="float" office:value="1.13056" calcext:value-type="float">
            <text:p>1,13056</text:p>
          </table:table-cell>
          <table:table-cell office:value-type="float" office:value="0.361382" calcext:value-type="float">
            <text:p>0,361382</text:p>
          </table:table-cell>
          <table:table-cell office:value-type="float" office:value="1.83439" calcext:value-type="float">
            <text:p>1,83439</text:p>
          </table:table-cell>
          <table:table-cell office:value-type="float" office:value="1.54139" calcext:value-type="float">
            <text:p>1,54139</text:p>
          </table:table-cell>
          <table:table-cell office:value-type="float" office:value="1.43762" calcext:value-type="float">
            <text:p>1,43762</text:p>
          </table:table-cell>
          <table:table-cell office:value-type="float" office:value="1.58152" calcext:value-type="float">
            <text:p>1,58152</text:p>
          </table:table-cell>
          <table:table-cell office:value-type="float" office:value="0.342467" calcext:value-type="float">
            <text:p>0,342467</text:p>
          </table:table-cell>
          <table:table-cell office:value-type="float" office:value="1.49841" calcext:value-type="float">
            <text:p>1,49841</text:p>
          </table:table-cell>
          <table:table-cell office:value-type="float" office:value="1.67135" calcext:value-type="float">
            <text:p>1,67135</text:p>
          </table:table-cell>
          <table:table-cell office:value-type="float" office:value="1.30572" calcext:value-type="float">
            <text:p>1,30572</text:p>
          </table:table-cell>
          <table:table-cell office:value-type="float" office:value="1.17415" calcext:value-type="float">
            <text:p>1,17415</text:p>
          </table:table-cell>
          <table:table-cell office:value-type="float" office:value="1.34556" calcext:value-type="float">
            <text:p>1,34556</text:p>
          </table:table-cell>
          <table:table-cell office:value-type="float" office:value="0.141462" calcext:value-type="float">
            <text:p>0,141462</text:p>
          </table:table-cell>
          <table:table-cell office:value-type="float" office:value="0.311818" calcext:value-type="float">
            <text:p>0,311818</text:p>
          </table:table-cell>
          <table:table-cell office:value-type="float" office:value="1.71844" calcext:value-type="float">
            <text:p>1,71844</text:p>
          </table:table-cell>
          <table:table-cell office:value-type="float" office:value="1.47477" calcext:value-type="float">
            <text:p>1,47477</text:p>
          </table:table-cell>
          <table:table-cell office:value-type="float" office:value="0.581223" calcext:value-type="float">
            <text:p>0,581223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16806" calcext:value-type="float">
            <text:p>0,116806</text:p>
          </table:table-cell>
          <table:table-cell office:value-type="float" office:value="0.106076" calcext:value-type="float">
            <text:p>0,106076</text:p>
          </table:table-cell>
          <table:table-cell office:value-type="float" office:value="0.15064" calcext:value-type="float">
            <text:p>0,15064</text:p>
          </table:table-cell>
          <table:table-cell office:value-type="float" office:value="0.175734" calcext:value-type="float">
            <text:p>0,175734</text:p>
          </table:table-cell>
          <table:table-cell table:number-columns-repeated="4"/>
          <table:table-cell table:formula="of:=MIN([.A179:.BL179])" office:value-type="float" office:value="0.0968509" calcext:value-type="float">
            <text:p>0,0968509</text:p>
          </table:table-cell>
          <table:table-cell table:formula="of:=MAX([.A179:.BL179])" office:value-type="float" office:value="1.83439" calcext:value-type="float">
            <text:p>1,83439</text:p>
          </table:table-cell>
          <table:table-cell table:number-columns-repeated="7"/>
        </table:table-row>
        <table:table-row table:style-name="ro2">
          <table:table-cell office:value-type="float" office:value="0.123667" calcext:value-type="float">
            <text:p>0,123667</text:p>
          </table:table-cell>
          <table:table-cell office:value-type="float" office:value="0.150893" calcext:value-type="float">
            <text:p>0,150893</text:p>
          </table:table-cell>
          <table:table-cell office:value-type="float" office:value="0.135122" calcext:value-type="float">
            <text:p>0,135122</text:p>
          </table:table-cell>
          <table:table-cell office:value-type="float" office:value="0.143478" calcext:value-type="float">
            <text:p>0,143478</text:p>
          </table:table-cell>
          <table:table-cell office:value-type="float" office:value="0.158734" calcext:value-type="float">
            <text:p>0,158734</text:p>
          </table:table-cell>
          <table:table-cell office:value-type="float" office:value="0.221634" calcext:value-type="float">
            <text:p>0,221634</text:p>
          </table:table-cell>
          <table:table-cell office:value-type="float" office:value="0.084301" calcext:value-type="float">
            <text:p>0,084301</text:p>
          </table:table-cell>
          <table:table-cell office:value-type="float" office:value="0.163634" calcext:value-type="float">
            <text:p>0,163634</text:p>
          </table:table-cell>
          <table:table-cell office:value-type="float" office:value="0.0764849" calcext:value-type="float">
            <text:p>0,0764849</text:p>
          </table:table-cell>
          <table:table-cell office:value-type="float" office:value="0.486741" calcext:value-type="float">
            <text:p>0,486741</text:p>
          </table:table-cell>
          <table:table-cell office:value-type="float" office:value="0.111369" calcext:value-type="float">
            <text:p>0,111369</text:p>
          </table:table-cell>
          <table:table-cell office:value-type="float" office:value="0.777719" calcext:value-type="float">
            <text:p>0,777719</text:p>
          </table:table-cell>
          <table:table-cell office:value-type="float" office:value="0.113217" calcext:value-type="float">
            <text:p>0,113217</text:p>
          </table:table-cell>
          <table:table-cell office:value-type="float" office:value="0.15265" calcext:value-type="float">
            <text:p>0,15265</text:p>
          </table:table-cell>
          <table:table-cell office:value-type="float" office:value="0.157624" calcext:value-type="float">
            <text:p>0,157624</text:p>
          </table:table-cell>
          <table:table-cell office:value-type="float" office:value="0.175351" calcext:value-type="float">
            <text:p>0,175351</text:p>
          </table:table-cell>
          <table:table-cell office:value-type="float" office:value="0.7779" calcext:value-type="float">
            <text:p>0,7779</text:p>
          </table:table-cell>
          <table:table-cell office:value-type="float" office:value="0.671059" calcext:value-type="float">
            <text:p>0,671059</text:p>
          </table:table-cell>
          <table:table-cell office:value-type="float" office:value="0.66528" calcext:value-type="float">
            <text:p>0,66528</text:p>
          </table:table-cell>
          <table:table-cell office:value-type="float" office:value="0.613001" calcext:value-type="float">
            <text:p>0,613001</text:p>
          </table:table-cell>
          <table:table-cell office:value-type="float" office:value="0.59609" calcext:value-type="float">
            <text:p>0,59609</text:p>
          </table:table-cell>
          <table:table-cell office:value-type="float" office:value="0.493265" calcext:value-type="float">
            <text:p>0,493265</text:p>
          </table:table-cell>
          <table:table-cell office:value-type="float" office:value="1.03365" calcext:value-type="float">
            <text:p>1,03365</text:p>
          </table:table-cell>
          <table:table-cell office:value-type="float" office:value="0.39596" calcext:value-type="float">
            <text:p>0,39596</text:p>
          </table:table-cell>
          <table:table-cell office:value-type="float" office:value="0.917889" calcext:value-type="float">
            <text:p>0,917889</text:p>
          </table:table-cell>
          <table:table-cell office:value-type="float" office:value="1.20232" calcext:value-type="float">
            <text:p>1,20232</text:p>
          </table:table-cell>
          <table:table-cell office:value-type="float" office:value="0.859175" calcext:value-type="float">
            <text:p>0,859175</text:p>
          </table:table-cell>
          <table:table-cell office:value-type="float" office:value="0.437426" calcext:value-type="float">
            <text:p>0,437426</text:p>
          </table:table-cell>
          <table:table-cell office:value-type="float" office:value="0.406378" calcext:value-type="float">
            <text:p>0,406378</text:p>
          </table:table-cell>
          <table:table-cell office:value-type="float" office:value="0.808309" calcext:value-type="float">
            <text:p>0,808309</text:p>
          </table:table-cell>
          <table:table-cell office:value-type="float" office:value="0.358682" calcext:value-type="float">
            <text:p>0,358682</text:p>
          </table:table-cell>
          <table:table-cell office:value-type="float" office:value="0.322412" calcext:value-type="float">
            <text:p>0,322412</text:p>
          </table:table-cell>
          <table:table-cell office:value-type="float" office:value="0.301243" calcext:value-type="float">
            <text:p>0,301243</text:p>
          </table:table-cell>
          <table:table-cell office:value-type="float" office:value="1.6467" calcext:value-type="float">
            <text:p>1,6467</text:p>
          </table:table-cell>
          <table:table-cell office:value-type="float" office:value="0.299965" calcext:value-type="float">
            <text:p>0,299965</text:p>
          </table:table-cell>
          <table:table-cell office:value-type="float" office:value="0.2944" calcext:value-type="float">
            <text:p>0,2944</text:p>
          </table:table-cell>
          <table:table-cell office:value-type="float" office:value="1.4523" calcext:value-type="float">
            <text:p>1,4523</text:p>
          </table:table-cell>
          <table:table-cell office:value-type="float" office:value="0.138854" calcext:value-type="float">
            <text:p>0,138854</text:p>
          </table:table-cell>
          <table:table-cell office:value-type="float" office:value="1.36898" calcext:value-type="float">
            <text:p>1,36898</text:p>
          </table:table-cell>
          <table:table-cell office:value-type="float" office:value="1.7392" calcext:value-type="float">
            <text:p>1,7392</text:p>
          </table:table-cell>
          <table:table-cell office:value-type="float" office:value="0.373495" calcext:value-type="float">
            <text:p>0,373495</text:p>
          </table:table-cell>
          <table:table-cell office:value-type="float" office:value="1.30892" calcext:value-type="float">
            <text:p>1,30892</text:p>
          </table:table-cell>
          <table:table-cell office:value-type="float" office:value="1.80313" calcext:value-type="float">
            <text:p>1,80313</text:p>
          </table:table-cell>
          <table:table-cell office:value-type="float" office:value="0.416147" calcext:value-type="float">
            <text:p>0,416147</text:p>
          </table:table-cell>
          <table:table-cell office:value-type="float" office:value="0.410502" calcext:value-type="float">
            <text:p>0,410502</text:p>
          </table:table-cell>
          <table:table-cell office:value-type="float" office:value="1.54993" calcext:value-type="float">
            <text:p>1,54993</text:p>
          </table:table-cell>
          <table:table-cell office:value-type="float" office:value="0.492937" calcext:value-type="float">
            <text:p>0,492937</text:p>
          </table:table-cell>
          <table:table-cell office:value-type="float" office:value="1.39832" calcext:value-type="float">
            <text:p>1,39832</text:p>
          </table:table-cell>
          <table:table-cell office:value-type="float" office:value="0.494833" calcext:value-type="float">
            <text:p>0,494833</text:p>
          </table:table-cell>
          <table:table-cell office:value-type="float" office:value="0.424122" calcext:value-type="float">
            <text:p>0,424122</text:p>
          </table:table-cell>
          <table:table-cell office:value-type="float" office:value="1.04385" calcext:value-type="float">
            <text:p>1,04385</text:p>
          </table:table-cell>
          <table:table-cell office:value-type="float" office:value="1.80162" calcext:value-type="float">
            <text:p>1,80162</text:p>
          </table:table-cell>
          <table:table-cell office:value-type="float" office:value="1.83098" calcext:value-type="float">
            <text:p>1,83098</text:p>
          </table:table-cell>
          <table:table-cell office:value-type="float" office:value="1.82788" calcext:value-type="float">
            <text:p>1,82788</text:p>
          </table:table-cell>
          <table:table-cell office:value-type="float" office:value="1.82825" calcext:value-type="float">
            <text:p>1,82825</text:p>
          </table:table-cell>
          <table:table-cell office:value-type="float" office:value="1.82606" calcext:value-type="float">
            <text:p>1,82606</text:p>
          </table:table-cell>
          <table:table-cell office:value-type="float" office:value="1.6153" calcext:value-type="float">
            <text:p>1,6153</text:p>
          </table:table-cell>
          <table:table-cell office:value-type="float" office:value="2.11029" calcext:value-type="float">
            <text:p>2,11029</text:p>
          </table:table-cell>
          <table:table-cell office:value-type="float" office:value="1.24883" calcext:value-type="float">
            <text:p>1,24883</text:p>
          </table:table-cell>
          <table:table-cell office:value-type="float" office:value="0.136678" calcext:value-type="float">
            <text:p>0,136678</text:p>
          </table:table-cell>
          <table:table-cell office:value-type="float" office:value="0.233167" calcext:value-type="float">
            <text:p>0,233167</text:p>
          </table:table-cell>
          <table:table-cell office:value-type="float" office:value="0.0617731" calcext:value-type="float">
            <text:p>0,0617731</text:p>
          </table:table-cell>
          <table:table-cell office:value-type="float" office:value="1.31628" calcext:value-type="float">
            <text:p>1,31628</text:p>
          </table:table-cell>
          <table:table-cell office:value-type="float" office:value="0.0583889" calcext:value-type="float">
            <text:p>0,0583889</text:p>
          </table:table-cell>
          <table:table-cell table:number-columns-repeated="4"/>
          <table:table-cell table:formula="of:=MIN([.A180:.BL180])" office:value-type="float" office:value="0.0583889" calcext:value-type="float">
            <text:p>0,0583889</text:p>
          </table:table-cell>
          <table:table-cell table:formula="of:=MAX([.A180:.BL180])" office:value-type="float" office:value="2.11029" calcext:value-type="float">
            <text:p>2,11029</text:p>
          </table:table-cell>
          <table:table-cell table:number-columns-repeated="7"/>
        </table:table-row>
        <table:table-row table:style-name="ro2">
          <table:table-cell office:value-type="float" office:value="0.137979" calcext:value-type="float">
            <text:p>0,137979</text:p>
          </table:table-cell>
          <table:table-cell office:value-type="float" office:value="0.127264" calcext:value-type="float">
            <text:p>0,127264</text:p>
          </table:table-cell>
          <table:table-cell office:value-type="float" office:value="0.105366" calcext:value-type="float">
            <text:p>0,105366</text:p>
          </table:table-cell>
          <table:table-cell office:value-type="float" office:value="0.184265" calcext:value-type="float">
            <text:p>0,184265</text:p>
          </table:table-cell>
          <table:table-cell office:value-type="float" office:value="0.12979" calcext:value-type="float">
            <text:p>0,12979</text:p>
          </table:table-cell>
          <table:table-cell office:value-type="float" office:value="0.121115" calcext:value-type="float">
            <text:p>0,121115</text:p>
          </table:table-cell>
          <table:table-cell office:value-type="float" office:value="0.142546" calcext:value-type="float">
            <text:p>0,142546</text:p>
          </table:table-cell>
          <table:table-cell office:value-type="float" office:value="0.731629" calcext:value-type="float">
            <text:p>0,731629</text:p>
          </table:table-cell>
          <table:table-cell office:value-type="float" office:value="0.18349" calcext:value-type="float">
            <text:p>0,18349</text:p>
          </table:table-cell>
          <table:table-cell office:value-type="float" office:value="0.655791" calcext:value-type="float">
            <text:p>0,655791</text:p>
          </table:table-cell>
          <table:table-cell office:value-type="float" office:value="0.214298" calcext:value-type="float">
            <text:p>0,214298</text:p>
          </table:table-cell>
          <table:table-cell office:value-type="float" office:value="0.440223" calcext:value-type="float">
            <text:p>0,440223</text:p>
          </table:table-cell>
          <table:table-cell office:value-type="float" office:value="0.275344" calcext:value-type="float">
            <text:p>0,275344</text:p>
          </table:table-cell>
          <table:table-cell office:value-type="float" office:value="0.197187" calcext:value-type="float">
            <text:p>0,197187</text:p>
          </table:table-cell>
          <table:table-cell office:value-type="float" office:value="1.02141" calcext:value-type="float">
            <text:p>1,02141</text:p>
          </table:table-cell>
          <table:table-cell office:value-type="float" office:value="0.231108" calcext:value-type="float">
            <text:p>0,231108</text:p>
          </table:table-cell>
          <table:table-cell office:value-type="float" office:value="0.687111" calcext:value-type="float">
            <text:p>0,687111</text:p>
          </table:table-cell>
          <table:table-cell office:value-type="float" office:value="0.138701" calcext:value-type="float">
            <text:p>0,138701</text:p>
          </table:table-cell>
          <table:table-cell office:value-type="float" office:value="1.00794" calcext:value-type="float">
            <text:p>1,00794</text:p>
          </table:table-cell>
          <table:table-cell office:value-type="float" office:value="0.873122" calcext:value-type="float">
            <text:p>0,873122</text:p>
          </table:table-cell>
          <table:table-cell office:value-type="float" office:value="0.713452" calcext:value-type="float">
            <text:p>0,713452</text:p>
          </table:table-cell>
          <table:table-cell office:value-type="float" office:value="0.761855" calcext:value-type="float">
            <text:p>0,761855</text:p>
          </table:table-cell>
          <table:table-cell office:value-type="float" office:value="0.104583" calcext:value-type="float">
            <text:p>0,104583</text:p>
          </table:table-cell>
          <table:table-cell office:value-type="float" office:value="0.351308" calcext:value-type="float">
            <text:p>0,351308</text:p>
          </table:table-cell>
          <table:table-cell office:value-type="float" office:value="0.0648279" calcext:value-type="float">
            <text:p>0,0648279</text:p>
          </table:table-cell>
          <table:table-cell office:value-type="float" office:value="1.04789" calcext:value-type="float">
            <text:p>1,04789</text:p>
          </table:table-cell>
          <table:table-cell office:value-type="float" office:value="0.944388" calcext:value-type="float">
            <text:p>0,944388</text:p>
          </table:table-cell>
          <table:table-cell office:value-type="float" office:value="0.623186" calcext:value-type="float">
            <text:p>0,623186</text:p>
          </table:table-cell>
          <table:table-cell office:value-type="float" office:value="0.631071" calcext:value-type="float">
            <text:p>0,631071</text:p>
          </table:table-cell>
          <table:table-cell office:value-type="float" office:value="0.0841601" calcext:value-type="float">
            <text:p>0,0841601</text:p>
          </table:table-cell>
          <table:table-cell office:value-type="float" office:value="0.637315" calcext:value-type="float">
            <text:p>0,637315</text:p>
          </table:table-cell>
          <table:table-cell office:value-type="float" office:value="0.127467" calcext:value-type="float">
            <text:p>0,127467</text:p>
          </table:table-cell>
          <table:table-cell office:value-type="float" office:value="1.43749" calcext:value-type="float">
            <text:p>1,43749</text:p>
          </table:table-cell>
          <table:table-cell office:value-type="float" office:value="1.3239" calcext:value-type="float">
            <text:p>1,3239</text:p>
          </table:table-cell>
          <table:table-cell office:value-type="float" office:value="1.09524" calcext:value-type="float">
            <text:p>1,09524</text:p>
          </table:table-cell>
          <table:table-cell office:value-type="float" office:value="0.755372" calcext:value-type="float">
            <text:p>0,755372</text:p>
          </table:table-cell>
          <table:table-cell office:value-type="float" office:value="0.740916" calcext:value-type="float">
            <text:p>0,740916</text:p>
          </table:table-cell>
          <table:table-cell office:value-type="float" office:value="0.531082" calcext:value-type="float">
            <text:p>0,531082</text:p>
          </table:table-cell>
          <table:table-cell office:value-type="float" office:value="0.152515" calcext:value-type="float">
            <text:p>0,152515</text:p>
          </table:table-cell>
          <table:table-cell office:value-type="float" office:value="0.169546" calcext:value-type="float">
            <text:p>0,169546</text:p>
          </table:table-cell>
          <table:table-cell office:value-type="float" office:value="0.176328" calcext:value-type="float">
            <text:p>0,176328</text:p>
          </table:table-cell>
          <table:table-cell office:value-type="float" office:value="0.12116" calcext:value-type="float">
            <text:p>0,12116</text:p>
          </table:table-cell>
          <table:table-cell office:value-type="float" office:value="0.196575" calcext:value-type="float">
            <text:p>0,196575</text:p>
          </table:table-cell>
          <table:table-cell office:value-type="float" office:value="0.226738" calcext:value-type="float">
            <text:p>0,226738</text:p>
          </table:table-cell>
          <table:table-cell office:value-type="float" office:value="0.15229" calcext:value-type="float">
            <text:p>0,15229</text:p>
          </table:table-cell>
          <table:table-cell office:value-type="float" office:value="0.703245" calcext:value-type="float">
            <text:p>0,703245</text:p>
          </table:table-cell>
          <table:table-cell office:value-type="float" office:value="0.59443" calcext:value-type="float">
            <text:p>0,59443</text:p>
          </table:table-cell>
          <table:table-cell office:value-type="float" office:value="0.507513" calcext:value-type="float">
            <text:p>0,507513</text:p>
          </table:table-cell>
          <table:table-cell office:value-type="float" office:value="0.541879" calcext:value-type="float">
            <text:p>0,541879</text:p>
          </table:table-cell>
          <table:table-cell office:value-type="float" office:value="1.15741" calcext:value-type="float">
            <text:p>1,15741</text:p>
          </table:table-cell>
          <table:table-cell office:value-type="float" office:value="0.270813" calcext:value-type="float">
            <text:p>0,270813</text:p>
          </table:table-cell>
          <table:table-cell office:value-type="float" office:value="0.831024" calcext:value-type="float">
            <text:p>0,831024</text:p>
          </table:table-cell>
          <table:table-cell office:value-type="float" office:value="0.758184" calcext:value-type="float">
            <text:p>0,758184</text:p>
          </table:table-cell>
          <table:table-cell office:value-type="float" office:value="0.347055" calcext:value-type="float">
            <text:p>0,347055</text:p>
          </table:table-cell>
          <table:table-cell office:value-type="float" office:value="0.332826" calcext:value-type="float">
            <text:p>0,332826</text:p>
          </table:table-cell>
          <table:table-cell office:value-type="float" office:value="0.44116" calcext:value-type="float">
            <text:p>0,44116</text:p>
          </table:table-cell>
          <table:table-cell office:value-type="float" office:value="0.665152" calcext:value-type="float">
            <text:p>0,665152</text:p>
          </table:table-cell>
          <table:table-cell office:value-type="float" office:value="0.349811" calcext:value-type="float">
            <text:p>0,349811</text:p>
          </table:table-cell>
          <table:table-cell office:value-type="float" office:value="0.412791" calcext:value-type="float">
            <text:p>0,412791</text:p>
          </table:table-cell>
          <table:table-cell office:value-type="float" office:value="0.727576" calcext:value-type="float">
            <text:p>0,727576</text:p>
          </table:table-cell>
          <table:table-cell office:value-type="float" office:value="0.449041" calcext:value-type="float">
            <text:p>0,449041</text:p>
          </table:table-cell>
          <table:table-cell office:value-type="float" office:value="0.127323" calcext:value-type="float">
            <text:p>0,127323</text:p>
          </table:table-cell>
          <table:table-cell office:value-type="float" office:value="0.202273" calcext:value-type="float">
            <text:p>0,202273</text:p>
          </table:table-cell>
          <table:table-cell office:value-type="float" office:value="0.082027" calcext:value-type="float">
            <text:p>0,082027</text:p>
          </table:table-cell>
          <table:table-cell table:number-columns-repeated="4"/>
          <table:table-cell table:formula="of:=MIN([.A181:.BL181])" office:value-type="float" office:value="0.0648279" calcext:value-type="float">
            <text:p>0,0648279</text:p>
          </table:table-cell>
          <table:table-cell table:formula="of:=MAX([.A181:.BL181])" office:value-type="float" office:value="1.43749" calcext:value-type="float">
            <text:p>1,43749</text:p>
          </table:table-cell>
          <table:table-cell table:number-columns-repeated="7"/>
        </table:table-row>
        <table:table-row table:style-name="ro2">
          <table:table-cell office:value-type="float" office:value="0.123516" calcext:value-type="float">
            <text:p>0,123516</text:p>
          </table:table-cell>
          <table:table-cell office:value-type="float" office:value="0.148936" calcext:value-type="float">
            <text:p>0,148936</text:p>
          </table:table-cell>
          <table:table-cell office:value-type="float" office:value="0.131163" calcext:value-type="float">
            <text:p>0,131163</text:p>
          </table:table-cell>
          <table:table-cell office:value-type="float" office:value="0.305394" calcext:value-type="float">
            <text:p>0,305394</text:p>
          </table:table-cell>
          <table:table-cell office:value-type="float" office:value="0.268905" calcext:value-type="float">
            <text:p>0,268905</text:p>
          </table:table-cell>
          <table:table-cell office:value-type="float" office:value="0.260337" calcext:value-type="float">
            <text:p>0,260337</text:p>
          </table:table-cell>
          <table:table-cell office:value-type="float" office:value="0.141179" calcext:value-type="float">
            <text:p>0,141179</text:p>
          </table:table-cell>
          <table:table-cell office:value-type="float" office:value="0.14373" calcext:value-type="float">
            <text:p>0,14373</text:p>
          </table:table-cell>
          <table:table-cell office:value-type="float" office:value="0.11419" calcext:value-type="float">
            <text:p>0,11419</text:p>
          </table:table-cell>
          <table:table-cell office:value-type="float" office:value="0.157108" calcext:value-type="float">
            <text:p>0,157108</text:p>
          </table:table-cell>
          <table:table-cell office:value-type="float" office:value="0.32328" calcext:value-type="float">
            <text:p>0,32328</text:p>
          </table:table-cell>
          <table:table-cell office:value-type="float" office:value="0.780481" calcext:value-type="float">
            <text:p>0,780481</text:p>
          </table:table-cell>
          <table:table-cell office:value-type="float" office:value="0.535629" calcext:value-type="float">
            <text:p>0,535629</text:p>
          </table:table-cell>
          <table:table-cell office:value-type="float" office:value="0.147417" calcext:value-type="float">
            <text:p>0,147417</text:p>
          </table:table-cell>
          <table:table-cell office:value-type="float" office:value="0.231891" calcext:value-type="float">
            <text:p>0,231891</text:p>
          </table:table-cell>
          <table:table-cell office:value-type="float" office:value="0.43324" calcext:value-type="float">
            <text:p>0,43324</text:p>
          </table:table-cell>
          <table:table-cell office:value-type="float" office:value="0.631274" calcext:value-type="float">
            <text:p>0,631274</text:p>
          </table:table-cell>
          <table:table-cell office:value-type="float" office:value="0.235416" calcext:value-type="float">
            <text:p>0,235416</text:p>
          </table:table-cell>
          <table:table-cell office:value-type="float" office:value="0.174756" calcext:value-type="float">
            <text:p>0,174756</text:p>
          </table:table-cell>
          <table:table-cell office:value-type="float" office:value="0.21293" calcext:value-type="float">
            <text:p>0,21293</text:p>
          </table:table-cell>
          <table:table-cell office:value-type="float" office:value="0.107712" calcext:value-type="float">
            <text:p>0,107712</text:p>
          </table:table-cell>
          <table:table-cell office:value-type="float" office:value="0.262675" calcext:value-type="float">
            <text:p>0,262675</text:p>
          </table:table-cell>
          <table:table-cell office:value-type="float" office:value="0.2642" calcext:value-type="float">
            <text:p>0,2642</text:p>
          </table:table-cell>
          <table:table-cell office:value-type="float" office:value="1.19865" calcext:value-type="float">
            <text:p>1,19865</text:p>
          </table:table-cell>
          <table:table-cell office:value-type="float" office:value="1.20793" calcext:value-type="float">
            <text:p>1,20793</text:p>
          </table:table-cell>
          <table:table-cell office:value-type="float" office:value="1.08138" calcext:value-type="float">
            <text:p>1,08138</text:p>
          </table:table-cell>
          <table:table-cell office:value-type="float" office:value="0.148274" calcext:value-type="float">
            <text:p>0,148274</text:p>
          </table:table-cell>
          <table:table-cell office:value-type="float" office:value="1.00467" calcext:value-type="float">
            <text:p>1,00467</text:p>
          </table:table-cell>
          <table:table-cell office:value-type="float" office:value="0.272231" calcext:value-type="float">
            <text:p>0,272231</text:p>
          </table:table-cell>
          <table:table-cell office:value-type="float" office:value="0.92919" calcext:value-type="float">
            <text:p>0,92919</text:p>
          </table:table-cell>
          <table:table-cell office:value-type="float" office:value="0.281179" calcext:value-type="float">
            <text:p>0,281179</text:p>
          </table:table-cell>
          <table:table-cell office:value-type="float" office:value="0.113172" calcext:value-type="float">
            <text:p>0,113172</text:p>
          </table:table-cell>
          <table:table-cell office:value-type="float" office:value="1.23307" calcext:value-type="float">
            <text:p>1,23307</text:p>
          </table:table-cell>
          <table:table-cell office:value-type="float" office:value="0.64394" calcext:value-type="float">
            <text:p>0,64394</text:p>
          </table:table-cell>
          <table:table-cell office:value-type="float" office:value="0.647033" calcext:value-type="float">
            <text:p>0,647033</text:p>
          </table:table-cell>
          <table:table-cell office:value-type="float" office:value="0.537758" calcext:value-type="float">
            <text:p>0,537758</text:p>
          </table:table-cell>
          <table:table-cell office:value-type="float" office:value="0.175194" calcext:value-type="float">
            <text:p>0,175194</text:p>
          </table:table-cell>
          <table:table-cell office:value-type="float" office:value="1.1337" calcext:value-type="float">
            <text:p>1,1337</text:p>
          </table:table-cell>
          <table:table-cell office:value-type="float" office:value="0.157101" calcext:value-type="float">
            <text:p>0,157101</text:p>
          </table:table-cell>
          <table:table-cell office:value-type="float" office:value="0.420388" calcext:value-type="float">
            <text:p>0,420388</text:p>
          </table:table-cell>
          <table:table-cell office:value-type="float" office:value="0.17099" calcext:value-type="float">
            <text:p>0,17099</text:p>
          </table:table-cell>
          <table:table-cell office:value-type="float" office:value="0.217165" calcext:value-type="float">
            <text:p>0,217165</text:p>
          </table:table-cell>
          <table:table-cell office:value-type="float" office:value="0.146698" calcext:value-type="float">
            <text:p>0,146698</text:p>
          </table:table-cell>
          <table:table-cell office:value-type="float" office:value="0.158874" calcext:value-type="float">
            <text:p>0,158874</text:p>
          </table:table-cell>
          <table:table-cell office:value-type="float" office:value="0.388232" calcext:value-type="float">
            <text:p>0,388232</text:p>
          </table:table-cell>
          <table:table-cell office:value-type="float" office:value="0.192239" calcext:value-type="float">
            <text:p>0,192239</text:p>
          </table:table-cell>
          <table:table-cell office:value-type="float" office:value="0.70601" calcext:value-type="float">
            <text:p>0,70601</text:p>
          </table:table-cell>
          <table:table-cell office:value-type="float" office:value="0.396178" calcext:value-type="float">
            <text:p>0,396178</text:p>
          </table:table-cell>
          <table:table-cell office:value-type="float" office:value="1.44653" calcext:value-type="float">
            <text:p>1,44653</text:p>
          </table:table-cell>
          <table:table-cell office:value-type="float" office:value="1.9984" calcext:value-type="float">
            <text:p>1,9984</text:p>
          </table:table-cell>
          <table:table-cell office:value-type="float" office:value="0.597403" calcext:value-type="float">
            <text:p>0,597403</text:p>
          </table:table-cell>
          <table:table-cell office:value-type="float" office:value="0.136538" calcext:value-type="float">
            <text:p>0,136538</text:p>
          </table:table-cell>
          <table:table-cell office:value-type="float" office:value="0.540883" calcext:value-type="float">
            <text:p>0,540883</text:p>
          </table:table-cell>
          <table:table-cell office:value-type="float" office:value="0.088969" calcext:value-type="float">
            <text:p>0,088969</text:p>
          </table:table-cell>
          <table:table-cell office:value-type="float" office:value="0.153071" calcext:value-type="float">
            <text:p>0,153071</text:p>
          </table:table-cell>
          <table:table-cell office:value-type="float" office:value="1.21455" calcext:value-type="float">
            <text:p>1,21455</text:p>
          </table:table-cell>
          <table:table-cell office:value-type="float" office:value="0.06422" calcext:value-type="float">
            <text:p>0,06422</text:p>
          </table:table-cell>
          <table:table-cell office:value-type="float" office:value="0.28993" calcext:value-type="float">
            <text:p>0,28993</text:p>
          </table:table-cell>
          <table:table-cell office:value-type="float" office:value="0.111914" calcext:value-type="float">
            <text:p>0,111914</text:p>
          </table:table-cell>
          <table:table-cell office:value-type="float" office:value="0.0870349" calcext:value-type="float">
            <text:p>0,0870349</text:p>
          </table:table-cell>
          <table:table-cell office:value-type="float" office:value="0.135693" calcext:value-type="float">
            <text:p>0,135693</text:p>
          </table:table-cell>
          <table:table-cell office:value-type="float" office:value="0.115546" calcext:value-type="float">
            <text:p>0,115546</text:p>
          </table:table-cell>
          <table:table-cell office:value-type="float" office:value="0.04719" calcext:value-type="float">
            <text:p>0,04719</text:p>
          </table:table-cell>
          <table:table-cell office:value-type="float" office:value="0.286211" calcext:value-type="float">
            <text:p>0,286211</text:p>
          </table:table-cell>
          <table:table-cell table:number-columns-repeated="4"/>
          <table:table-cell table:formula="of:=MIN([.A182:.BL182])" office:value-type="float" office:value="0.04719" calcext:value-type="float">
            <text:p>0,04719</text:p>
          </table:table-cell>
          <table:table-cell table:formula="of:=MAX([.A182:.BL182])" office:value-type="float" office:value="1.9984" calcext:value-type="float">
            <text:p>1,9984</text:p>
          </table:table-cell>
          <table:table-cell table:number-columns-repeated="7"/>
        </table:table-row>
        <table:table-row table:style-name="ro2">
          <table:table-cell office:value-type="float" office:value="0.0786099" calcext:value-type="float">
            <text:p>0,0786099</text:p>
          </table:table-cell>
          <table:table-cell office:value-type="float" office:value="0.0862949" calcext:value-type="float">
            <text:p>0,0862949</text:p>
          </table:table-cell>
          <table:table-cell office:value-type="float" office:value="0.139152" calcext:value-type="float">
            <text:p>0,139152</text:p>
          </table:table-cell>
          <table:table-cell office:value-type="float" office:value="0.107067" calcext:value-type="float">
            <text:p>0,107067</text:p>
          </table:table-cell>
          <table:table-cell office:value-type="float" office:value="0.115732" calcext:value-type="float">
            <text:p>0,115732</text:p>
          </table:table-cell>
          <table:table-cell office:value-type="float" office:value="0.12771" calcext:value-type="float">
            <text:p>0,12771</text:p>
          </table:table-cell>
          <table:table-cell office:value-type="float" office:value="0.10654" calcext:value-type="float">
            <text:p>0,10654</text:p>
          </table:table-cell>
          <table:table-cell office:value-type="float" office:value="0.118813" calcext:value-type="float">
            <text:p>0,118813</text:p>
          </table:table-cell>
          <table:table-cell office:value-type="float" office:value="0.147527" calcext:value-type="float">
            <text:p>0,147527</text:p>
          </table:table-cell>
          <table:table-cell office:value-type="float" office:value="0.090441" calcext:value-type="float">
            <text:p>0,090441</text:p>
          </table:table-cell>
          <table:table-cell office:value-type="float" office:value="0.636683" calcext:value-type="float">
            <text:p>0,636683</text:p>
          </table:table-cell>
          <table:table-cell office:value-type="float" office:value="0.154253" calcext:value-type="float">
            <text:p>0,154253</text:p>
          </table:table-cell>
          <table:table-cell office:value-type="float" office:value="0.0779998" calcext:value-type="float">
            <text:p>0,0779998</text:p>
          </table:table-cell>
          <table:table-cell office:value-type="float" office:value="0.54011" calcext:value-type="float">
            <text:p>0,54011</text:p>
          </table:table-cell>
          <table:table-cell office:value-type="float" office:value="0.0849309" calcext:value-type="float">
            <text:p>0,0849309</text:p>
          </table:table-cell>
          <table:table-cell office:value-type="float" office:value="0.131678" calcext:value-type="float">
            <text:p>0,131678</text:p>
          </table:table-cell>
          <table:table-cell office:value-type="float" office:value="0.664748" calcext:value-type="float">
            <text:p>0,664748</text:p>
          </table:table-cell>
          <table:table-cell office:value-type="float" office:value="0.157877" calcext:value-type="float">
            <text:p>0,157877</text:p>
          </table:table-cell>
          <table:table-cell office:value-type="float" office:value="0.24251" calcext:value-type="float">
            <text:p>0,24251</text:p>
          </table:table-cell>
          <table:table-cell office:value-type="float" office:value="0.63154" calcext:value-type="float">
            <text:p>0,63154</text:p>
          </table:table-cell>
          <table:table-cell office:value-type="float" office:value="1.05542" calcext:value-type="float">
            <text:p>1,05542</text:p>
          </table:table-cell>
          <table:table-cell office:value-type="float" office:value="0.891005" calcext:value-type="float">
            <text:p>0,891005</text:p>
          </table:table-cell>
          <table:table-cell office:value-type="float" office:value="0.618325" calcext:value-type="float">
            <text:p>0,618325</text:p>
          </table:table-cell>
          <table:table-cell office:value-type="float" office:value="0.17889" calcext:value-type="float">
            <text:p>0,17889</text:p>
          </table:table-cell>
          <table:table-cell office:value-type="float" office:value="1.28923" calcext:value-type="float">
            <text:p>1,28923</text:p>
          </table:table-cell>
          <table:table-cell office:value-type="float" office:value="0.433046" calcext:value-type="float">
            <text:p>0,433046</text:p>
          </table:table-cell>
          <table:table-cell office:value-type="float" office:value="0.838387" calcext:value-type="float">
            <text:p>0,838387</text:p>
          </table:table-cell>
          <table:table-cell office:value-type="float" office:value="0.812131" calcext:value-type="float">
            <text:p>0,812131</text:p>
          </table:table-cell>
          <table:table-cell office:value-type="float" office:value="0.34097" calcext:value-type="float">
            <text:p>0,34097</text:p>
          </table:table-cell>
          <table:table-cell office:value-type="float" office:value="0.756541" calcext:value-type="float">
            <text:p>0,756541</text:p>
          </table:table-cell>
          <table:table-cell office:value-type="float" office:value="0.723717" calcext:value-type="float">
            <text:p>0,723717</text:p>
          </table:table-cell>
          <table:table-cell office:value-type="float" office:value="0.292013" calcext:value-type="float">
            <text:p>0,292013</text:p>
          </table:table-cell>
          <table:table-cell office:value-type="float" office:value="0.444736" calcext:value-type="float">
            <text:p>0,444736</text:p>
          </table:table-cell>
          <table:table-cell office:value-type="float" office:value="0.427958" calcext:value-type="float">
            <text:p>0,427958</text:p>
          </table:table-cell>
          <table:table-cell office:value-type="float" office:value="1.57996" calcext:value-type="float">
            <text:p>1,57996</text:p>
          </table:table-cell>
          <table:table-cell office:value-type="float" office:value="1.43042" calcext:value-type="float">
            <text:p>1,43042</text:p>
          </table:table-cell>
          <table:table-cell office:value-type="float" office:value="0.36385" calcext:value-type="float">
            <text:p>0,36385</text:p>
          </table:table-cell>
          <table:table-cell office:value-type="float" office:value="1.52186" calcext:value-type="float">
            <text:p>1,52186</text:p>
          </table:table-cell>
          <table:table-cell office:value-type="float" office:value="1.40887" calcext:value-type="float">
            <text:p>1,40887</text:p>
          </table:table-cell>
          <table:table-cell office:value-type="float" office:value="0.47342" calcext:value-type="float">
            <text:p>0,47342</text:p>
          </table:table-cell>
          <table:table-cell office:value-type="float" office:value="0.511853" calcext:value-type="float">
            <text:p>0,511853</text:p>
          </table:table-cell>
          <table:table-cell office:value-type="float" office:value="0.513879" calcext:value-type="float">
            <text:p>0,513879</text:p>
          </table:table-cell>
          <table:table-cell office:value-type="float" office:value="1.49489" calcext:value-type="float">
            <text:p>1,49489</text:p>
          </table:table-cell>
          <table:table-cell office:value-type="float" office:value="0.508821" calcext:value-type="float">
            <text:p>0,508821</text:p>
          </table:table-cell>
          <table:table-cell office:value-type="float" office:value="1.42359" calcext:value-type="float">
            <text:p>1,42359</text:p>
          </table:table-cell>
          <table:table-cell office:value-type="float" office:value="1.36945" calcext:value-type="float">
            <text:p>1,36945</text:p>
          </table:table-cell>
          <table:table-cell office:value-type="float" office:value="0.588927" calcext:value-type="float">
            <text:p>0,588927</text:p>
          </table:table-cell>
          <table:table-cell office:value-type="float" office:value="0.682775" calcext:value-type="float">
            <text:p>0,682775</text:p>
          </table:table-cell>
          <table:table-cell office:value-type="float" office:value="0.973848" calcext:value-type="float">
            <text:p>0,973848</text:p>
          </table:table-cell>
          <table:table-cell office:value-type="float" office:value="1.76895" calcext:value-type="float">
            <text:p>1,76895</text:p>
          </table:table-cell>
          <table:table-cell office:value-type="float" office:value="1.74848" calcext:value-type="float">
            <text:p>1,74848</text:p>
          </table:table-cell>
          <table:table-cell office:value-type="float" office:value="0.645075" calcext:value-type="float">
            <text:p>0,645075</text:p>
          </table:table-cell>
          <table:table-cell office:value-type="float" office:value="0.594439" calcext:value-type="float">
            <text:p>0,594439</text:p>
          </table:table-cell>
          <table:table-cell office:value-type="float" office:value="1.29219" calcext:value-type="float">
            <text:p>1,29219</text:p>
          </table:table-cell>
          <table:table-cell office:value-type="float" office:value="1.30289" calcext:value-type="float">
            <text:p>1,30289</text:p>
          </table:table-cell>
          <table:table-cell office:value-type="float" office:value="1.17345" calcext:value-type="float">
            <text:p>1,17345</text:p>
          </table:table-cell>
          <table:table-cell office:value-type="float" office:value="0.0827191" calcext:value-type="float">
            <text:p>0,0827191</text:p>
          </table:table-cell>
          <table:table-cell office:value-type="float" office:value="1.76033" calcext:value-type="float">
            <text:p>1,76033</text:p>
          </table:table-cell>
          <table:table-cell office:value-type="float" office:value="2.14977" calcext:value-type="float">
            <text:p>2,14977</text:p>
          </table:table-cell>
          <table:table-cell office:value-type="float" office:value="0.0974951" calcext:value-type="float">
            <text:p>0,0974951</text:p>
          </table:table-cell>
          <table:table-cell office:value-type="float" office:value="1.60964" calcext:value-type="float">
            <text:p>1,60964</text:p>
          </table:table-cell>
          <table:table-cell office:value-type="float" office:value="1.79789" calcext:value-type="float">
            <text:p>1,79789</text:p>
          </table:table-cell>
          <table:table-cell office:value-type="float" office:value="1.54025" calcext:value-type="float">
            <text:p>1,54025</text:p>
          </table:table-cell>
          <table:table-cell office:value-type="float" office:value="0.041513" calcext:value-type="float">
            <text:p>0,041513</text:p>
          </table:table-cell>
          <table:table-cell table:number-columns-repeated="4"/>
          <table:table-cell table:formula="of:=MIN([.A183:.BL183])" office:value-type="float" office:value="0.041513" calcext:value-type="float">
            <text:p>0,041513</text:p>
          </table:table-cell>
          <table:table-cell table:formula="of:=MAX([.A183:.BL183])" office:value-type="float" office:value="2.14977" calcext:value-type="float">
            <text:p>2,14977</text:p>
          </table:table-cell>
          <table:table-cell table:number-columns-repeated="7"/>
        </table:table-row>
        <table:table-row table:style-name="ro2">
          <table:table-cell office:value-type="float" office:value="0.130437" calcext:value-type="float">
            <text:p>0,130437</text:p>
          </table:table-cell>
          <table:table-cell office:value-type="float" office:value="0.14734" calcext:value-type="float">
            <text:p>0,14734</text:p>
          </table:table-cell>
          <table:table-cell office:value-type="float" office:value="0.177543" calcext:value-type="float">
            <text:p>0,177543</text:p>
          </table:table-cell>
          <table:table-cell office:value-type="float" office:value="0.156383" calcext:value-type="float">
            <text:p>0,156383</text:p>
          </table:table-cell>
          <table:table-cell office:value-type="float" office:value="0.164533" calcext:value-type="float">
            <text:p>0,164533</text:p>
          </table:table-cell>
          <table:table-cell office:value-type="float" office:value="0.200391" calcext:value-type="float">
            <text:p>0,200391</text:p>
          </table:table-cell>
          <table:table-cell office:value-type="float" office:value="0.107311" calcext:value-type="float">
            <text:p>0,107311</text:p>
          </table:table-cell>
          <table:table-cell office:value-type="float" office:value="0.17938" calcext:value-type="float">
            <text:p>0,17938</text:p>
          </table:table-cell>
          <table:table-cell office:value-type="float" office:value="0.142383" calcext:value-type="float">
            <text:p>0,142383</text:p>
          </table:table-cell>
          <table:table-cell office:value-type="float" office:value="0.117075" calcext:value-type="float">
            <text:p>0,117075</text:p>
          </table:table-cell>
          <table:table-cell office:value-type="float" office:value="0.177254" calcext:value-type="float">
            <text:p>0,177254</text:p>
          </table:table-cell>
          <table:table-cell office:value-type="float" office:value="1.0516" calcext:value-type="float">
            <text:p>1,0516</text:p>
          </table:table-cell>
          <table:table-cell office:value-type="float" office:value="0.925306" calcext:value-type="float">
            <text:p>0,925306</text:p>
          </table:table-cell>
          <table:table-cell office:value-type="float" office:value="0.244999" calcext:value-type="float">
            <text:p>0,244999</text:p>
          </table:table-cell>
          <table:table-cell office:value-type="float" office:value="0.793721" calcext:value-type="float">
            <text:p>0,793721</text:p>
          </table:table-cell>
          <table:table-cell office:value-type="float" office:value="0.436064" calcext:value-type="float">
            <text:p>0,436064</text:p>
          </table:table-cell>
          <table:table-cell office:value-type="float" office:value="0.335258" calcext:value-type="float">
            <text:p>0,335258</text:p>
          </table:table-cell>
          <table:table-cell office:value-type="float" office:value="0.715335" calcext:value-type="float">
            <text:p>0,715335</text:p>
          </table:table-cell>
          <table:table-cell office:value-type="float" office:value="0.14903" calcext:value-type="float">
            <text:p>0,14903</text:p>
          </table:table-cell>
          <table:table-cell office:value-type="float" office:value="0.750573" calcext:value-type="float">
            <text:p>0,750573</text:p>
          </table:table-cell>
          <table:table-cell office:value-type="float" office:value="1.2463" calcext:value-type="float">
            <text:p>1,2463</text:p>
          </table:table-cell>
          <table:table-cell office:value-type="float" office:value="0.343968" calcext:value-type="float">
            <text:p>0,343968</text:p>
          </table:table-cell>
          <table:table-cell office:value-type="float" office:value="0.297013" calcext:value-type="float">
            <text:p>0,297013</text:p>
          </table:table-cell>
          <table:table-cell office:value-type="float" office:value="0.169815" calcext:value-type="float">
            <text:p>0,169815</text:p>
          </table:table-cell>
          <table:table-cell office:value-type="float" office:value="0.150323" calcext:value-type="float">
            <text:p>0,150323</text:p>
          </table:table-cell>
          <table:table-cell office:value-type="float" office:value="1.05435" calcext:value-type="float">
            <text:p>1,05435</text:p>
          </table:table-cell>
          <table:table-cell office:value-type="float" office:value="0.153242" calcext:value-type="float">
            <text:p>0,153242</text:p>
          </table:table-cell>
          <table:table-cell office:value-type="float" office:value="1.02508" calcext:value-type="float">
            <text:p>1,02508</text:p>
          </table:table-cell>
          <table:table-cell office:value-type="float" office:value="1.00566" calcext:value-type="float">
            <text:p>1,00566</text:p>
          </table:table-cell>
          <table:table-cell office:value-type="float" office:value="0.142863" calcext:value-type="float">
            <text:p>0,142863</text:p>
          </table:table-cell>
          <table:table-cell office:value-type="float" office:value="0.145493" calcext:value-type="float">
            <text:p>0,145493</text:p>
          </table:table-cell>
          <table:table-cell office:value-type="float" office:value="1.28575" calcext:value-type="float">
            <text:p>1,28575</text:p>
          </table:table-cell>
          <table:table-cell office:value-type="float" office:value="1.18575" calcext:value-type="float">
            <text:p>1,18575</text:p>
          </table:table-cell>
          <table:table-cell office:value-type="float" office:value="0.764126" calcext:value-type="float">
            <text:p>0,764126</text:p>
          </table:table-cell>
          <table:table-cell office:value-type="float" office:value="0.471747" calcext:value-type="float">
            <text:p>0,471747</text:p>
          </table:table-cell>
          <table:table-cell office:value-type="float" office:value="0.457546" calcext:value-type="float">
            <text:p>0,457546</text:p>
          </table:table-cell>
          <table:table-cell office:value-type="float" office:value="0.208212" calcext:value-type="float">
            <text:p>0,208212</text:p>
          </table:table-cell>
          <table:table-cell office:value-type="float" office:value="2.02663" calcext:value-type="float">
            <text:p>2,02663</text:p>
          </table:table-cell>
          <table:table-cell office:value-type="float" office:value="1.90097" calcext:value-type="float">
            <text:p>1,90097</text:p>
          </table:table-cell>
          <table:table-cell office:value-type="float" office:value="0.169324" calcext:value-type="float">
            <text:p>0,169324</text:p>
          </table:table-cell>
          <table:table-cell office:value-type="float" office:value="0.152537" calcext:value-type="float">
            <text:p>0,152537</text:p>
          </table:table-cell>
          <table:table-cell office:value-type="float" office:value="1.39349" calcext:value-type="float">
            <text:p>1,39349</text:p>
          </table:table-cell>
          <table:table-cell office:value-type="float" office:value="0.378407" calcext:value-type="float">
            <text:p>0,378407</text:p>
          </table:table-cell>
          <table:table-cell office:value-type="float" office:value="1.0332" calcext:value-type="float">
            <text:p>1,0332</text:p>
          </table:table-cell>
          <table:table-cell office:value-type="float" office:value="1.82499" calcext:value-type="float">
            <text:p>1,82499</text:p>
          </table:table-cell>
          <table:table-cell office:value-type="float" office:value="1.12449" calcext:value-type="float">
            <text:p>1,12449</text:p>
          </table:table-cell>
          <table:table-cell office:value-type="float" office:value="1.64862" calcext:value-type="float">
            <text:p>1,64862</text:p>
          </table:table-cell>
          <table:table-cell office:value-type="float" office:value="0.372006" calcext:value-type="float">
            <text:p>0,372006</text:p>
          </table:table-cell>
          <table:table-cell office:value-type="float" office:value="1.2669" calcext:value-type="float">
            <text:p>1,2669</text:p>
          </table:table-cell>
          <table:table-cell office:value-type="float" office:value="0.16593" calcext:value-type="float">
            <text:p>0,16593</text:p>
          </table:table-cell>
          <table:table-cell office:value-type="float" office:value="0.677534" calcext:value-type="float">
            <text:p>0,677534</text:p>
          </table:table-cell>
          <table:table-cell office:value-type="float" office:value="0.574911" calcext:value-type="float">
            <text:p>0,574911</text:p>
          </table:table-cell>
          <table:table-cell office:value-type="float" office:value="0.443842" calcext:value-type="float">
            <text:p>0,443842</text:p>
          </table:table-cell>
          <table:table-cell office:value-type="float" office:value="2.03357" calcext:value-type="float">
            <text:p>2,03357</text:p>
          </table:table-cell>
          <table:table-cell office:value-type="float" office:value="1.90209" calcext:value-type="float">
            <text:p>1,90209</text:p>
          </table:table-cell>
          <table:table-cell office:value-type="float" office:value="2.08852" calcext:value-type="float">
            <text:p>2,08852</text:p>
          </table:table-cell>
          <table:table-cell office:value-type="float" office:value="0.9953" calcext:value-type="float">
            <text:p>0,9953</text:p>
          </table:table-cell>
          <table:table-cell office:value-type="float" office:value="1.79504" calcext:value-type="float">
            <text:p>1,79504</text:p>
          </table:table-cell>
          <table:table-cell office:value-type="float" office:value="1.95334" calcext:value-type="float">
            <text:p>1,95334</text:p>
          </table:table-cell>
          <table:table-cell office:value-type="float" office:value="1.03261" calcext:value-type="float">
            <text:p>1,03261</text:p>
          </table:table-cell>
          <table:table-cell office:value-type="float" office:value="1.98039" calcext:value-type="float">
            <text:p>1,98039</text:p>
          </table:table-cell>
          <table:table-cell office:value-type="float" office:value="0.904047" calcext:value-type="float">
            <text:p>0,904047</text:p>
          </table:table-cell>
          <table:table-cell office:value-type="float" office:value="0.092124" calcext:value-type="float">
            <text:p>0,092124</text:p>
          </table:table-cell>
          <table:table-cell office:value-type="float" office:value="0.0385389" calcext:value-type="float">
            <text:p>0,0385389</text:p>
          </table:table-cell>
          <table:table-cell table:number-columns-repeated="4"/>
          <table:table-cell table:formula="of:=MIN([.A184:.BL184])" office:value-type="float" office:value="0.0385389" calcext:value-type="float">
            <text:p>0,0385389</text:p>
          </table:table-cell>
          <table:table-cell table:formula="of:=MAX([.A184:.BL184])" office:value-type="float" office:value="2.08852" calcext:value-type="float">
            <text:p>2,08852</text:p>
          </table:table-cell>
          <table:table-cell table:number-columns-repeated="7"/>
        </table:table-row>
        <table:table-row table:style-name="ro2">
          <table:table-cell office:value-type="float" office:value="0.114926" calcext:value-type="float">
            <text:p>0,114926</text:p>
          </table:table-cell>
          <table:table-cell office:value-type="float" office:value="0.116977" calcext:value-type="float">
            <text:p>0,116977</text:p>
          </table:table-cell>
          <table:table-cell office:value-type="float" office:value="0.144714" calcext:value-type="float">
            <text:p>0,144714</text:p>
          </table:table-cell>
          <table:table-cell office:value-type="float" office:value="0.187264" calcext:value-type="float">
            <text:p>0,187264</text:p>
          </table:table-cell>
          <table:table-cell office:value-type="float" office:value="0.152751" calcext:value-type="float">
            <text:p>0,152751</text:p>
          </table:table-cell>
          <table:table-cell office:value-type="float" office:value="0.153215" calcext:value-type="float">
            <text:p>0,153215</text:p>
          </table:table-cell>
          <table:table-cell office:value-type="float" office:value="0.086992" calcext:value-type="float">
            <text:p>0,086992</text:p>
          </table:table-cell>
          <table:table-cell office:value-type="float" office:value="0.14363" calcext:value-type="float">
            <text:p>0,14363</text:p>
          </table:table-cell>
          <table:table-cell office:value-type="float" office:value="0.63773" calcext:value-type="float">
            <text:p>0,63773</text:p>
          </table:table-cell>
          <table:table-cell office:value-type="float" office:value="0.153283" calcext:value-type="float">
            <text:p>0,153283</text:p>
          </table:table-cell>
          <table:table-cell office:value-type="float" office:value="0.80138" calcext:value-type="float">
            <text:p>0,80138</text:p>
          </table:table-cell>
          <table:table-cell office:value-type="float" office:value="0.157614" calcext:value-type="float">
            <text:p>0,157614</text:p>
          </table:table-cell>
          <table:table-cell office:value-type="float" office:value="0.16064" calcext:value-type="float">
            <text:p>0,16064</text:p>
          </table:table-cell>
          <table:table-cell office:value-type="float" office:value="0.823936" calcext:value-type="float">
            <text:p>0,823936</text:p>
          </table:table-cell>
          <table:table-cell office:value-type="float" office:value="0.65005" calcext:value-type="float">
            <text:p>0,65005</text:p>
          </table:table-cell>
          <table:table-cell office:value-type="float" office:value="0.120678" calcext:value-type="float">
            <text:p>0,120678</text:p>
          </table:table-cell>
          <table:table-cell office:value-type="float" office:value="0.828946" calcext:value-type="float">
            <text:p>0,828946</text:p>
          </table:table-cell>
          <table:table-cell office:value-type="float" office:value="0.181147" calcext:value-type="float">
            <text:p>0,181147</text:p>
          </table:table-cell>
          <table:table-cell office:value-type="float" office:value="0.67201" calcext:value-type="float">
            <text:p>0,67201</text:p>
          </table:table-cell>
          <table:table-cell office:value-type="float" office:value="0.668799" calcext:value-type="float">
            <text:p>0,668799</text:p>
          </table:table-cell>
          <table:table-cell office:value-type="float" office:value="0.131757" calcext:value-type="float">
            <text:p>0,131757</text:p>
          </table:table-cell>
          <table:table-cell office:value-type="float" office:value="0.459933" calcext:value-type="float">
            <text:p>0,459933</text:p>
          </table:table-cell>
          <table:table-cell office:value-type="float" office:value="1.14754" calcext:value-type="float">
            <text:p>1,14754</text:p>
          </table:table-cell>
          <table:table-cell office:value-type="float" office:value="1.07291" calcext:value-type="float">
            <text:p>1,07291</text:p>
          </table:table-cell>
          <table:table-cell office:value-type="float" office:value="0.902927" calcext:value-type="float">
            <text:p>0,902927</text:p>
          </table:table-cell>
          <table:table-cell office:value-type="float" office:value="0.143315" calcext:value-type="float">
            <text:p>0,143315</text:p>
          </table:table-cell>
          <table:table-cell office:value-type="float" office:value="0.199034" calcext:value-type="float">
            <text:p>0,199034</text:p>
          </table:table-cell>
          <table:table-cell office:value-type="float" office:value="0.386946" calcext:value-type="float">
            <text:p>0,386946</text:p>
          </table:table-cell>
          <table:table-cell office:value-type="float" office:value="0.181457" calcext:value-type="float">
            <text:p>0,181457</text:p>
          </table:table-cell>
          <table:table-cell office:value-type="float" office:value="0.132578" calcext:value-type="float">
            <text:p>0,132578</text:p>
          </table:table-cell>
          <table:table-cell office:value-type="float" office:value="0.781241" calcext:value-type="float">
            <text:p>0,781241</text:p>
          </table:table-cell>
          <table:table-cell office:value-type="float" office:value="0.131389" calcext:value-type="float">
            <text:p>0,131389</text:p>
          </table:table-cell>
          <table:table-cell office:value-type="float" office:value="1.38977" calcext:value-type="float">
            <text:p>1,38977</text:p>
          </table:table-cell>
          <table:table-cell office:value-type="float" office:value="0.502651" calcext:value-type="float">
            <text:p>0,502651</text:p>
          </table:table-cell>
          <table:table-cell office:value-type="float" office:value="1.16924" calcext:value-type="float">
            <text:p>1,16924</text:p>
          </table:table-cell>
          <table:table-cell office:value-type="float" office:value="0.155157" calcext:value-type="float">
            <text:p>0,155157</text:p>
          </table:table-cell>
          <table:table-cell office:value-type="float" office:value="0.718794" calcext:value-type="float">
            <text:p>0,718794</text:p>
          </table:table-cell>
          <table:table-cell office:value-type="float" office:value="1.86032" calcext:value-type="float">
            <text:p>1,86032</text:p>
          </table:table-cell>
          <table:table-cell office:value-type="float" office:value="1.61103" calcext:value-type="float">
            <text:p>1,61103</text:p>
          </table:table-cell>
          <table:table-cell office:value-type="float" office:value="0.148533" calcext:value-type="float">
            <text:p>0,148533</text:p>
          </table:table-cell>
          <table:table-cell office:value-type="float" office:value="1.34787" calcext:value-type="float">
            <text:p>1,34787</text:p>
          </table:table-cell>
          <table:table-cell office:value-type="float" office:value="1.14535" calcext:value-type="float">
            <text:p>1,14535</text:p>
          </table:table-cell>
          <table:table-cell office:value-type="float" office:value="1.38916" calcext:value-type="float">
            <text:p>1,38916</text:p>
          </table:table-cell>
          <table:table-cell office:value-type="float" office:value="1.82372" calcext:value-type="float">
            <text:p>1,82372</text:p>
          </table:table-cell>
          <table:table-cell office:value-type="float" office:value="1.37284" calcext:value-type="float">
            <text:p>1,37284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1.09283" calcext:value-type="float">
            <text:p>1,09283</text:p>
          </table:table-cell>
          <table:table-cell office:value-type="float" office:value="1.58347" calcext:value-type="float">
            <text:p>1,58347</text:p>
          </table:table-cell>
          <table:table-cell office:value-type="float" office:value="0.844107" calcext:value-type="float">
            <text:p>0,844107</text:p>
          </table:table-cell>
          <table:table-cell office:value-type="float" office:value="1.30736" calcext:value-type="float">
            <text:p>1,30736</text:p>
          </table:table-cell>
          <table:table-cell office:value-type="float" office:value="1.61258" calcext:value-type="float">
            <text:p>1,61258</text:p>
          </table:table-cell>
          <table:table-cell office:value-type="float" office:value="1.16027" calcext:value-type="float">
            <text:p>1,16027</text:p>
          </table:table-cell>
          <table:table-cell office:value-type="float" office:value="1.16359" calcext:value-type="float">
            <text:p>1,16359</text:p>
          </table:table-cell>
          <table:table-cell office:value-type="float" office:value="1.06417" calcext:value-type="float">
            <text:p>1,06417</text:p>
          </table:table-cell>
          <table:table-cell office:value-type="float" office:value="0.174578" calcext:value-type="float">
            <text:p>0,174578</text:p>
          </table:table-cell>
          <table:table-cell office:value-type="float" office:value="0.130212" calcext:value-type="float">
            <text:p>0,130212</text:p>
          </table:table-cell>
          <table:table-cell office:value-type="float" office:value="0.139379" calcext:value-type="float">
            <text:p>0,139379</text:p>
          </table:table-cell>
          <table:table-cell office:value-type="float" office:value="0.158148" calcext:value-type="float">
            <text:p>0,158148</text:p>
          </table:table-cell>
          <table:table-cell office:value-type="float" office:value="0.0663738" calcext:value-type="float">
            <text:p>0,0663738</text:p>
          </table:table-cell>
          <table:table-cell office:value-type="float" office:value="0.0735979" calcext:value-type="float">
            <text:p>0,0735979</text:p>
          </table:table-cell>
          <table:table-cell office:value-type="float" office:value="0.354588" calcext:value-type="float">
            <text:p>0,354588</text:p>
          </table:table-cell>
          <table:table-cell office:value-type="float" office:value="0.324143" calcext:value-type="float">
            <text:p>0,324143</text:p>
          </table:table-cell>
          <table:table-cell office:value-type="float" office:value="0.057065" calcext:value-type="float">
            <text:p>0,057065</text:p>
          </table:table-cell>
          <table:table-cell office:value-type="float" office:value="0.111739" calcext:value-type="float">
            <text:p>0,111739</text:p>
          </table:table-cell>
          <table:table-cell table:number-columns-repeated="4"/>
          <table:table-cell table:formula="of:=MIN([.A185:.BL185])" office:value-type="float" office:value="0.057065" calcext:value-type="float">
            <text:p>0,057065</text:p>
          </table:table-cell>
          <table:table-cell table:formula="of:=MAX([.A185:.BL185])" office:value-type="float" office:value="1.86032" calcext:value-type="float">
            <text:p>1,86032</text:p>
          </table:table-cell>
          <table:table-cell table:number-columns-repeated="7"/>
        </table:table-row>
        <table:table-row table:style-name="ro2">
          <table:table-cell office:value-type="float" office:value="0.114459" calcext:value-type="float">
            <text:p>0,114459</text:p>
          </table:table-cell>
          <table:table-cell office:value-type="float" office:value="0.155368" calcext:value-type="float">
            <text:p>0,155368</text:p>
          </table:table-cell>
          <table:table-cell office:value-type="float" office:value="0.262997" calcext:value-type="float">
            <text:p>0,262997</text:p>
          </table:table-cell>
          <table:table-cell office:value-type="float" office:value="0.180087" calcext:value-type="float">
            <text:p>0,180087</text:p>
          </table:table-cell>
          <table:table-cell office:value-type="float" office:value="0.0848892" calcext:value-type="float">
            <text:p>0,0848892</text:p>
          </table:table-cell>
          <table:table-cell office:value-type="float" office:value="0.216912" calcext:value-type="float">
            <text:p>0,216912</text:p>
          </table:table-cell>
          <table:table-cell office:value-type="float" office:value="0.157477" calcext:value-type="float">
            <text:p>0,157477</text:p>
          </table:table-cell>
          <table:table-cell office:value-type="float" office:value="0.154751" calcext:value-type="float">
            <text:p>0,154751</text:p>
          </table:table-cell>
          <table:table-cell office:value-type="float" office:value="0.14319" calcext:value-type="float">
            <text:p>0,14319</text:p>
          </table:table-cell>
          <table:table-cell office:value-type="float" office:value="0.219274" calcext:value-type="float">
            <text:p>0,219274</text:p>
          </table:table-cell>
          <table:table-cell office:value-type="float" office:value="0.21403" calcext:value-type="float">
            <text:p>0,21403</text:p>
          </table:table-cell>
          <table:table-cell office:value-type="float" office:value="0.153848" calcext:value-type="float">
            <text:p>0,153848</text:p>
          </table:table-cell>
          <table:table-cell office:value-type="float" office:value="0.144833" calcext:value-type="float">
            <text:p>0,144833</text:p>
          </table:table-cell>
          <table:table-cell office:value-type="float" office:value="0.156704" calcext:value-type="float">
            <text:p>0,156704</text:p>
          </table:table-cell>
          <table:table-cell office:value-type="float" office:value="0.233268" calcext:value-type="float">
            <text:p>0,233268</text:p>
          </table:table-cell>
          <table:table-cell office:value-type="float" office:value="0.389327" calcext:value-type="float">
            <text:p>0,389327</text:p>
          </table:table-cell>
          <table:table-cell office:value-type="float" office:value="0.127569" calcext:value-type="float">
            <text:p>0,127569</text:p>
          </table:table-cell>
          <table:table-cell office:value-type="float" office:value="0.150308" calcext:value-type="float">
            <text:p>0,150308</text:p>
          </table:table-cell>
          <table:table-cell office:value-type="float" office:value="0.270553" calcext:value-type="float">
            <text:p>0,270553</text:p>
          </table:table-cell>
          <table:table-cell office:value-type="float" office:value="1.2438" calcext:value-type="float">
            <text:p>1,2438</text:p>
          </table:table-cell>
          <table:table-cell office:value-type="float" office:value="1.09195" calcext:value-type="float">
            <text:p>1,09195</text:p>
          </table:table-cell>
          <table:table-cell office:value-type="float" office:value="0.15525" calcext:value-type="float">
            <text:p>0,15525</text:p>
          </table:table-cell>
          <table:table-cell office:value-type="float" office:value="0.853506" calcext:value-type="float">
            <text:p>0,853506</text:p>
          </table:table-cell>
          <table:table-cell office:value-type="float" office:value="0.723925" calcext:value-type="float">
            <text:p>0,723925</text:p>
          </table:table-cell>
          <table:table-cell office:value-type="float" office:value="1.15134" calcext:value-type="float">
            <text:p>1,15134</text:p>
          </table:table-cell>
          <table:table-cell office:value-type="float" office:value="0.294422" calcext:value-type="float">
            <text:p>0,294422</text:p>
          </table:table-cell>
          <table:table-cell office:value-type="float" office:value="0.160302" calcext:value-type="float">
            <text:p>0,160302</text:p>
          </table:table-cell>
          <table:table-cell office:value-type="float" office:value="1.13564" calcext:value-type="float">
            <text:p>1,13564</text:p>
          </table:table-cell>
          <table:table-cell office:value-type="float" office:value="0.569024" calcext:value-type="float">
            <text:p>0,569024</text:p>
          </table:table-cell>
          <table:table-cell office:value-type="float" office:value="0.190546" calcext:value-type="float">
            <text:p>0,190546</text:p>
          </table:table-cell>
          <table:table-cell office:value-type="float" office:value="0.756378" calcext:value-type="float">
            <text:p>0,756378</text:p>
          </table:table-cell>
          <table:table-cell office:value-type="float" office:value="1.18215" calcext:value-type="float">
            <text:p>1,18215</text:p>
          </table:table-cell>
          <table:table-cell office:value-type="float" office:value="0.641841" calcext:value-type="float">
            <text:p>0,641841</text:p>
          </table:table-cell>
          <table:table-cell office:value-type="float" office:value="0.186723" calcext:value-type="float">
            <text:p>0,186723</text:p>
          </table:table-cell>
          <table:table-cell office:value-type="float" office:value="0.606487" calcext:value-type="float">
            <text:p>0,606487</text:p>
          </table:table-cell>
          <table:table-cell office:value-type="float" office:value="1.79278" calcext:value-type="float">
            <text:p>1,79278</text:p>
          </table:table-cell>
          <table:table-cell office:value-type="float" office:value="1.63579" calcext:value-type="float">
            <text:p>1,63579</text:p>
          </table:table-cell>
          <table:table-cell office:value-type="float" office:value="0.755971" calcext:value-type="float">
            <text:p>0,755971</text:p>
          </table:table-cell>
          <table:table-cell office:value-type="float" office:value="1.20953" calcext:value-type="float">
            <text:p>1,20953</text:p>
          </table:table-cell>
          <table:table-cell office:value-type="float" office:value="0.762049" calcext:value-type="float">
            <text:p>0,762049</text:p>
          </table:table-cell>
          <table:table-cell office:value-type="float" office:value="1.09054" calcext:value-type="float">
            <text:p>1,09054</text:p>
          </table:table-cell>
          <table:table-cell office:value-type="float" office:value="1.10357" calcext:value-type="float">
            <text:p>1,10357</text:p>
          </table:table-cell>
          <table:table-cell office:value-type="float" office:value="1.03914" calcext:value-type="float">
            <text:p>1,03914</text:p>
          </table:table-cell>
          <table:table-cell office:value-type="float" office:value="0.502452" calcext:value-type="float">
            <text:p>0,502452</text:p>
          </table:table-cell>
          <table:table-cell office:value-type="float" office:value="0.667445" calcext:value-type="float">
            <text:p>0,667445</text:p>
          </table:table-cell>
          <table:table-cell office:value-type="float" office:value="0.974462" calcext:value-type="float">
            <text:p>0,974462</text:p>
          </table:table-cell>
          <table:table-cell office:value-type="float" office:value="1.21473" calcext:value-type="float">
            <text:p>1,21473</text:p>
          </table:table-cell>
          <table:table-cell office:value-type="float" office:value="0.994274" calcext:value-type="float">
            <text:p>0,994274</text:p>
          </table:table-cell>
          <table:table-cell office:value-type="float" office:value="2.06565" calcext:value-type="float">
            <text:p>2,06565</text:p>
          </table:table-cell>
          <table:table-cell office:value-type="float" office:value="0.483872" calcext:value-type="float">
            <text:p>0,483872</text:p>
          </table:table-cell>
          <table:table-cell office:value-type="float" office:value="0.499321" calcext:value-type="float">
            <text:p>0,499321</text:p>
          </table:table-cell>
          <table:table-cell office:value-type="float" office:value="2.14554" calcext:value-type="float">
            <text:p>2,14554</text:p>
          </table:table-cell>
          <table:table-cell office:value-type="float" office:value="1.03236" calcext:value-type="float">
            <text:p>1,03236</text:p>
          </table:table-cell>
          <table:table-cell office:value-type="float" office:value="0.93364" calcext:value-type="float">
            <text:p>0,93364</text:p>
          </table:table-cell>
          <table:table-cell office:value-type="float" office:value="1.92758" calcext:value-type="float">
            <text:p>1,92758</text:p>
          </table:table-cell>
          <table:table-cell office:value-type="float" office:value="0.0686531" calcext:value-type="float">
            <text:p>0,0686531</text:p>
          </table:table-cell>
          <table:table-cell office:value-type="float" office:value="1.88213" calcext:value-type="float">
            <text:p>1,88213</text:p>
          </table:table-cell>
          <table:table-cell office:value-type="float" office:value="0.703344" calcext:value-type="float">
            <text:p>0,703344</text:p>
          </table:table-cell>
          <table:table-cell office:value-type="float" office:value="0.0452981" calcext:value-type="float">
            <text:p>0,0452981</text:p>
          </table:table-cell>
          <table:table-cell office:value-type="float" office:value="1.00531" calcext:value-type="float">
            <text:p>1,00531</text:p>
          </table:table-cell>
          <table:table-cell office:value-type="float" office:value="0.883253" calcext:value-type="float">
            <text:p>0,883253</text:p>
          </table:table-cell>
          <table:table-cell office:value-type="float" office:value="0.176047" calcext:value-type="float">
            <text:p>0,176047</text:p>
          </table:table-cell>
          <table:table-cell office:value-type="float" office:value="0.210317" calcext:value-type="float">
            <text:p>0,210317</text:p>
          </table:table-cell>
          <table:table-cell office:value-type="float" office:value="1.1368" calcext:value-type="float">
            <text:p>1,1368</text:p>
          </table:table-cell>
          <table:table-cell table:number-columns-repeated="4"/>
          <table:table-cell table:formula="of:=MIN([.A186:.BL186])" office:value-type="float" office:value="0.0452981" calcext:value-type="float">
            <text:p>0,0452981</text:p>
          </table:table-cell>
          <table:table-cell table:formula="of:=MAX([.A186:.BL186])" office:value-type="float" office:value="2.14554" calcext:value-type="float">
            <text:p>2,14554</text:p>
          </table:table-cell>
          <table:table-cell table:number-columns-repeated="7"/>
        </table:table-row>
        <table:table-row table:style-name="ro2">
          <table:table-cell office:value-type="float" office:value="0.123279" calcext:value-type="float">
            <text:p>0,123279</text:p>
          </table:table-cell>
          <table:table-cell office:value-type="float" office:value="0.13828" calcext:value-type="float">
            <text:p>0,13828</text:p>
          </table:table-cell>
          <table:table-cell office:value-type="float" office:value="0.132288" calcext:value-type="float">
            <text:p>0,132288</text:p>
          </table:table-cell>
          <table:table-cell office:value-type="float" office:value="0.137223" calcext:value-type="float">
            <text:p>0,137223</text:p>
          </table:table-cell>
          <table:table-cell office:value-type="float" office:value="0.099576" calcext:value-type="float">
            <text:p>0,099576</text:p>
          </table:table-cell>
          <table:table-cell office:value-type="float" office:value="0.112747" calcext:value-type="float">
            <text:p>0,112747</text:p>
          </table:table-cell>
          <table:table-cell office:value-type="float" office:value="0.22932" calcext:value-type="float">
            <text:p>0,22932</text:p>
          </table:table-cell>
          <table:table-cell office:value-type="float" office:value="0.633937" calcext:value-type="float">
            <text:p>0,633937</text:p>
          </table:table-cell>
          <table:table-cell office:value-type="float" office:value="0.564416" calcext:value-type="float">
            <text:p>0,564416</text:p>
          </table:table-cell>
          <table:table-cell office:value-type="float" office:value="0.434864" calcext:value-type="float">
            <text:p>0,434864</text:p>
          </table:table-cell>
          <table:table-cell office:value-type="float" office:value="0.214346" calcext:value-type="float">
            <text:p>0,214346</text:p>
          </table:table-cell>
          <table:table-cell office:value-type="float" office:value="0.738825" calcext:value-type="float">
            <text:p>0,738825</text:p>
          </table:table-cell>
          <table:table-cell office:value-type="float" office:value="0.628976" calcext:value-type="float">
            <text:p>0,628976</text:p>
          </table:table-cell>
          <table:table-cell office:value-type="float" office:value="0.515662" calcext:value-type="float">
            <text:p>0,515662</text:p>
          </table:table-cell>
          <table:table-cell office:value-type="float" office:value="0.471622" calcext:value-type="float">
            <text:p>0,471622</text:p>
          </table:table-cell>
          <table:table-cell office:value-type="float" office:value="0.517577" calcext:value-type="float">
            <text:p>0,517577</text:p>
          </table:table-cell>
          <table:table-cell office:value-type="float" office:value="0.526009" calcext:value-type="float">
            <text:p>0,526009</text:p>
          </table:table-cell>
          <table:table-cell office:value-type="float" office:value="0.433009" calcext:value-type="float">
            <text:p>0,433009</text:p>
          </table:table-cell>
          <table:table-cell office:value-type="float" office:value="0.943776" calcext:value-type="float">
            <text:p>0,943776</text:p>
          </table:table-cell>
          <table:table-cell office:value-type="float" office:value="0.869276" calcext:value-type="float">
            <text:p>0,869276</text:p>
          </table:table-cell>
          <table:table-cell office:value-type="float" office:value="0.648305" calcext:value-type="float">
            <text:p>0,648305</text:p>
          </table:table-cell>
          <table:table-cell office:value-type="float" office:value="0.467279" calcext:value-type="float">
            <text:p>0,467279</text:p>
          </table:table-cell>
          <table:table-cell office:value-type="float" office:value="0.459919" calcext:value-type="float">
            <text:p>0,459919</text:p>
          </table:table-cell>
          <table:table-cell office:value-type="float" office:value="0.518978" calcext:value-type="float">
            <text:p>0,518978</text:p>
          </table:table-cell>
          <table:table-cell office:value-type="float" office:value="0.52261" calcext:value-type="float">
            <text:p>0,52261</text:p>
          </table:table-cell>
          <table:table-cell office:value-type="float" office:value="0.531723" calcext:value-type="float">
            <text:p>0,531723</text:p>
          </table:table-cell>
          <table:table-cell office:value-type="float" office:value="0.556811" calcext:value-type="float">
            <text:p>0,556811</text:p>
          </table:table-cell>
          <table:table-cell office:value-type="float" office:value="0.649497" calcext:value-type="float">
            <text:p>0,649497</text:p>
          </table:table-cell>
          <table:table-cell office:value-type="float" office:value="0.639945" calcext:value-type="float">
            <text:p>0,639945</text:p>
          </table:table-cell>
          <table:table-cell office:value-type="float" office:value="0.629306" calcext:value-type="float">
            <text:p>0,629306</text:p>
          </table:table-cell>
          <table:table-cell office:value-type="float" office:value="0.821498" calcext:value-type="float">
            <text:p>0,821498</text:p>
          </table:table-cell>
          <table:table-cell office:value-type="float" office:value="1.13244" calcext:value-type="float">
            <text:p>1,13244</text:p>
          </table:table-cell>
          <table:table-cell office:value-type="float" office:value="0.928773" calcext:value-type="float">
            <text:p>0,928773</text:p>
          </table:table-cell>
          <table:table-cell office:value-type="float" office:value="0.539168" calcext:value-type="float">
            <text:p>0,539168</text:p>
          </table:table-cell>
          <table:table-cell office:value-type="float" office:value="1.24659" calcext:value-type="float">
            <text:p>1,24659</text:p>
          </table:table-cell>
          <table:table-cell office:value-type="float" office:value="0.933588" calcext:value-type="float">
            <text:p>0,933588</text:p>
          </table:table-cell>
          <table:table-cell office:value-type="float" office:value="0.727424" calcext:value-type="float">
            <text:p>0,727424</text:p>
          </table:table-cell>
          <table:table-cell office:value-type="float" office:value="0.49096" calcext:value-type="float">
            <text:p>0,49096</text:p>
          </table:table-cell>
          <table:table-cell office:value-type="float" office:value="0.72514" calcext:value-type="float">
            <text:p>0,72514</text:p>
          </table:table-cell>
          <table:table-cell office:value-type="float" office:value="0.176079" calcext:value-type="float">
            <text:p>0,176079</text:p>
          </table:table-cell>
          <table:table-cell office:value-type="float" office:value="0.91128" calcext:value-type="float">
            <text:p>0,91128</text:p>
          </table:table-cell>
          <table:table-cell office:value-type="float" office:value="0.924196" calcext:value-type="float">
            <text:p>0,924196</text:p>
          </table:table-cell>
          <table:table-cell office:value-type="float" office:value="0.943578" calcext:value-type="float">
            <text:p>0,943578</text:p>
          </table:table-cell>
          <table:table-cell office:value-type="float" office:value="0.708272" calcext:value-type="float">
            <text:p>0,708272</text:p>
          </table:table-cell>
          <table:table-cell office:value-type="float" office:value="0.876934" calcext:value-type="float">
            <text:p>0,876934</text:p>
          </table:table-cell>
          <table:table-cell office:value-type="float" office:value="0.171595" calcext:value-type="float">
            <text:p>0,171595</text:p>
          </table:table-cell>
          <table:table-cell office:value-type="float" office:value="0.618202" calcext:value-type="float">
            <text:p>0,618202</text:p>
          </table:table-cell>
          <table:table-cell office:value-type="float" office:value="0.881001" calcext:value-type="float">
            <text:p>0,881001</text:p>
          </table:table-cell>
          <table:table-cell office:value-type="float" office:value="0.758695" calcext:value-type="float">
            <text:p>0,758695</text:p>
          </table:table-cell>
          <table:table-cell office:value-type="float" office:value="0.128125" calcext:value-type="float">
            <text:p>0,128125</text:p>
          </table:table-cell>
          <table:table-cell office:value-type="float" office:value="0.732137" calcext:value-type="float">
            <text:p>0,732137</text:p>
          </table:table-cell>
          <table:table-cell office:value-type="float" office:value="0.611878" calcext:value-type="float">
            <text:p>0,611878</text:p>
          </table:table-cell>
          <table:table-cell office:value-type="float" office:value="0.0945261" calcext:value-type="float">
            <text:p>0,0945261</text:p>
          </table:table-cell>
          <table:table-cell office:value-type="float" office:value="1.51995" calcext:value-type="float">
            <text:p>1,51995</text:p>
          </table:table-cell>
          <table:table-cell office:value-type="float" office:value="0.108465" calcext:value-type="float">
            <text:p>0,108465</text:p>
          </table:table-cell>
          <table:table-cell office:value-type="float" office:value="1.37268" calcext:value-type="float">
            <text:p>1,37268</text:p>
          </table:table-cell>
          <table:table-cell office:value-type="float" office:value="0.065284" calcext:value-type="float">
            <text:p>0,065284</text:p>
          </table:table-cell>
          <table:table-cell office:value-type="float" office:value="0.89471" calcext:value-type="float">
            <text:p>0,89471</text:p>
          </table:table-cell>
          <table:table-cell office:value-type="float" office:value="0.074028" calcext:value-type="float">
            <text:p>0,074028</text:p>
          </table:table-cell>
          <table:table-cell office:value-type="float" office:value="0.0593441" calcext:value-type="float">
            <text:p>0,0593441</text:p>
          </table:table-cell>
          <table:table-cell office:value-type="float" office:value="0.058558" calcext:value-type="float">
            <text:p>0,058558</text:p>
          </table:table-cell>
          <table:table-cell office:value-type="float" office:value="0.224517" calcext:value-type="float">
            <text:p>0,224517</text:p>
          </table:table-cell>
          <table:table-cell office:value-type="float" office:value="1.2102" calcext:value-type="float">
            <text:p>1,2102</text:p>
          </table:table-cell>
          <table:table-cell office:value-type="float" office:value="0.03547" calcext:value-type="float">
            <text:p>0,03547</text:p>
          </table:table-cell>
          <table:table-cell table:number-columns-repeated="4"/>
          <table:table-cell table:formula="of:=MIN([.A187:.BL187])" office:value-type="float" office:value="0.03547" calcext:value-type="float">
            <text:p>0,03547</text:p>
          </table:table-cell>
          <table:table-cell table:formula="of:=MAX([.A187:.BL187])" office:value-type="float" office:value="1.51995" calcext:value-type="float">
            <text:p>1,51995</text:p>
          </table:table-cell>
          <table:table-cell table:number-columns-repeated="7"/>
        </table:table-row>
        <table:table-row table:style-name="ro2">
          <table:table-cell office:value-type="float" office:value="0.136972" calcext:value-type="float">
            <text:p>0,136972</text:p>
          </table:table-cell>
          <table:table-cell office:value-type="float" office:value="0.18798" calcext:value-type="float">
            <text:p>0,18798</text:p>
          </table:table-cell>
          <table:table-cell office:value-type="float" office:value="0.195267" calcext:value-type="float">
            <text:p>0,195267</text:p>
          </table:table-cell>
          <table:table-cell office:value-type="float" office:value="0.135545" calcext:value-type="float">
            <text:p>0,135545</text:p>
          </table:table-cell>
          <table:table-cell office:value-type="float" office:value="0.141665" calcext:value-type="float">
            <text:p>0,141665</text:p>
          </table:table-cell>
          <table:table-cell office:value-type="float" office:value="0.124657" calcext:value-type="float">
            <text:p>0,124657</text:p>
          </table:table-cell>
          <table:table-cell office:value-type="float" office:value="0.169431" calcext:value-type="float">
            <text:p>0,169431</text:p>
          </table:table-cell>
          <table:table-cell office:value-type="float" office:value="0.176758" calcext:value-type="float">
            <text:p>0,176758</text:p>
          </table:table-cell>
          <table:table-cell office:value-type="float" office:value="0.166108" calcext:value-type="float">
            <text:p>0,166108</text:p>
          </table:table-cell>
          <table:table-cell office:value-type="float" office:value="0.185958" calcext:value-type="float">
            <text:p>0,185958</text:p>
          </table:table-cell>
          <table:table-cell office:value-type="float" office:value="0.153194" calcext:value-type="float">
            <text:p>0,153194</text:p>
          </table:table-cell>
          <table:table-cell office:value-type="float" office:value="0.117199" calcext:value-type="float">
            <text:p>0,117199</text:p>
          </table:table-cell>
          <table:table-cell office:value-type="float" office:value="0.125749" calcext:value-type="float">
            <text:p>0,125749</text:p>
          </table:table-cell>
          <table:table-cell office:value-type="float" office:value="0.148827" calcext:value-type="float">
            <text:p>0,148827</text:p>
          </table:table-cell>
          <table:table-cell office:value-type="float" office:value="0.194334" calcext:value-type="float">
            <text:p>0,194334</text:p>
          </table:table-cell>
          <table:table-cell office:value-type="float" office:value="0.137771" calcext:value-type="float">
            <text:p>0,137771</text:p>
          </table:table-cell>
          <table:table-cell office:value-type="float" office:value="0.940188" calcext:value-type="float">
            <text:p>0,940188</text:p>
          </table:table-cell>
          <table:table-cell office:value-type="float" office:value="0.160219" calcext:value-type="float">
            <text:p>0,160219</text:p>
          </table:table-cell>
          <table:table-cell office:value-type="float" office:value="0.669009" calcext:value-type="float">
            <text:p>0,669009</text:p>
          </table:table-cell>
          <table:table-cell office:value-type="float" office:value="1.05134" calcext:value-type="float">
            <text:p>1,05134</text:p>
          </table:table-cell>
          <table:table-cell office:value-type="float" office:value="0.176882" calcext:value-type="float">
            <text:p>0,176882</text:p>
          </table:table-cell>
          <table:table-cell office:value-type="float" office:value="0.176681" calcext:value-type="float">
            <text:p>0,176681</text:p>
          </table:table-cell>
          <table:table-cell office:value-type="float" office:value="0.145595" calcext:value-type="float">
            <text:p>0,145595</text:p>
          </table:table-cell>
          <table:table-cell office:value-type="float" office:value="1.42199" calcext:value-type="float">
            <text:p>1,42199</text:p>
          </table:table-cell>
          <table:table-cell office:value-type="float" office:value="1.33276" calcext:value-type="float">
            <text:p>1,33276</text:p>
          </table:table-cell>
          <table:table-cell office:value-type="float" office:value="1.32314" calcext:value-type="float">
            <text:p>1,32314</text:p>
          </table:table-cell>
          <table:table-cell office:value-type="float" office:value="0.168988" calcext:value-type="float">
            <text:p>0,168988</text:p>
          </table:table-cell>
          <table:table-cell office:value-type="float" office:value="1.21242" calcext:value-type="float">
            <text:p>1,21242</text:p>
          </table:table-cell>
          <table:table-cell office:value-type="float" office:value="1.37883" calcext:value-type="float">
            <text:p>1,37883</text:p>
          </table:table-cell>
          <table:table-cell office:value-type="float" office:value="0.600059" calcext:value-type="float">
            <text:p>0,600059</text:p>
          </table:table-cell>
          <table:table-cell office:value-type="float" office:value="0.144722" calcext:value-type="float">
            <text:p>0,144722</text:p>
          </table:table-cell>
          <table:table-cell office:value-type="float" office:value="0.144139" calcext:value-type="float">
            <text:p>0,144139</text:p>
          </table:table-cell>
          <table:table-cell office:value-type="float" office:value="1.2579" calcext:value-type="float">
            <text:p>1,2579</text:p>
          </table:table-cell>
          <table:table-cell office:value-type="float" office:value="0.154384" calcext:value-type="float">
            <text:p>0,154384</text:p>
          </table:table-cell>
          <table:table-cell office:value-type="float" office:value="1.14713" calcext:value-type="float">
            <text:p>1,14713</text:p>
          </table:table-cell>
          <table:table-cell office:value-type="float" office:value="0.147911" calcext:value-type="float">
            <text:p>0,147911</text:p>
          </table:table-cell>
          <table:table-cell office:value-type="float" office:value="0.168421" calcext:value-type="float">
            <text:p>0,168421</text:p>
          </table:table-cell>
          <table:table-cell office:value-type="float" office:value="1.06362" calcext:value-type="float">
            <text:p>1,06362</text:p>
          </table:table-cell>
          <table:table-cell office:value-type="float" office:value="0.165419" calcext:value-type="float">
            <text:p>0,165419</text:p>
          </table:table-cell>
          <table:table-cell office:value-type="float" office:value="0.148187" calcext:value-type="float">
            <text:p>0,148187</text:p>
          </table:table-cell>
          <table:table-cell office:value-type="float" office:value="0.152663" calcext:value-type="float">
            <text:p>0,152663</text:p>
          </table:table-cell>
          <table:table-cell office:value-type="float" office:value="0.480389" calcext:value-type="float">
            <text:p>0,480389</text:p>
          </table:table-cell>
          <table:table-cell office:value-type="float" office:value="1.94521" calcext:value-type="float">
            <text:p>1,94521</text:p>
          </table:table-cell>
          <table:table-cell office:value-type="float" office:value="2.00382" calcext:value-type="float">
            <text:p>2,00382</text:p>
          </table:table-cell>
          <table:table-cell office:value-type="float" office:value="1.69989" calcext:value-type="float">
            <text:p>1,69989</text:p>
          </table:table-cell>
          <table:table-cell office:value-type="float" office:value="0.353647" calcext:value-type="float">
            <text:p>0,353647</text:p>
          </table:table-cell>
          <table:table-cell office:value-type="float" office:value="1.17181" calcext:value-type="float">
            <text:p>1,17181</text:p>
          </table:table-cell>
          <table:table-cell office:value-type="float" office:value="1.71716" calcext:value-type="float">
            <text:p>1,71716</text:p>
          </table:table-cell>
          <table:table-cell office:value-type="float" office:value="1.69489" calcext:value-type="float">
            <text:p>1,69489</text:p>
          </table:table-cell>
          <table:table-cell office:value-type="float" office:value="1.75642" calcext:value-type="float">
            <text:p>1,75642</text:p>
          </table:table-cell>
          <table:table-cell office:value-type="float" office:value="1.40594" calcext:value-type="float">
            <text:p>1,40594</text:p>
          </table:table-cell>
          <table:table-cell office:value-type="float" office:value="1.60558" calcext:value-type="float">
            <text:p>1,60558</text:p>
          </table:table-cell>
          <table:table-cell office:value-type="float" office:value="0.224966" calcext:value-type="float">
            <text:p>0,224966</text:p>
          </table:table-cell>
          <table:table-cell office:value-type="float" office:value="2.00571" calcext:value-type="float">
            <text:p>2,00571</text:p>
          </table:table-cell>
          <table:table-cell office:value-type="float" office:value="1.52107" calcext:value-type="float">
            <text:p>1,52107</text:p>
          </table:table-cell>
          <table:table-cell office:value-type="float" office:value="1.84467" calcext:value-type="float">
            <text:p>1,84467</text:p>
          </table:table-cell>
          <table:table-cell office:value-type="float" office:value="2.0285" calcext:value-type="float">
            <text:p>2,0285</text:p>
          </table:table-cell>
          <table:table-cell office:value-type="float" office:value="1.54991" calcext:value-type="float">
            <text:p>1,54991</text:p>
          </table:table-cell>
          <table:table-cell office:value-type="float" office:value="1.10859" calcext:value-type="float">
            <text:p>1,10859</text:p>
          </table:table-cell>
          <table:table-cell office:value-type="float" office:value="0.0593801" calcext:value-type="float">
            <text:p>0,0593801</text:p>
          </table:table-cell>
          <table:table-cell office:value-type="float" office:value="1.31594" calcext:value-type="float">
            <text:p>1,31594</text:p>
          </table:table-cell>
          <table:table-cell office:value-type="float" office:value="0.063334" calcext:value-type="float">
            <text:p>0,063334</text:p>
          </table:table-cell>
          <table:table-cell office:value-type="float" office:value="1.5002" calcext:value-type="float">
            <text:p>1,5002</text:p>
          </table:table-cell>
          <table:table-cell office:value-type="float" office:value="0.0794058" calcext:value-type="float">
            <text:p>0,0794058</text:p>
          </table:table-cell>
          <table:table-cell table:number-columns-repeated="4"/>
          <table:table-cell table:formula="of:=MIN([.A188:.BL188])" office:value-type="float" office:value="0.0593801" calcext:value-type="float">
            <text:p>0,0593801</text:p>
          </table:table-cell>
          <table:table-cell table:formula="of:=MAX([.A188:.BL188])" office:value-type="float" office:value="2.0285" calcext:value-type="float">
            <text:p>2,0285</text:p>
          </table:table-cell>
          <table:table-cell table:number-columns-repeated="7"/>
        </table:table-row>
        <table:table-row table:style-name="ro2">
          <table:table-cell office:value-type="float" office:value="0.110101" calcext:value-type="float">
            <text:p>0,110101</text:p>
          </table:table-cell>
          <table:table-cell office:value-type="float" office:value="0.120666" calcext:value-type="float">
            <text:p>0,120666</text:p>
          </table:table-cell>
          <table:table-cell office:value-type="float" office:value="0.107546" calcext:value-type="float">
            <text:p>0,107546</text:p>
          </table:table-cell>
          <table:table-cell office:value-type="float" office:value="0.148367" calcext:value-type="float">
            <text:p>0,148367</text:p>
          </table:table-cell>
          <table:table-cell office:value-type="float" office:value="0.239754" calcext:value-type="float">
            <text:p>0,239754</text:p>
          </table:table-cell>
          <table:table-cell office:value-type="float" office:value="0.139684" calcext:value-type="float">
            <text:p>0,139684</text:p>
          </table:table-cell>
          <table:table-cell office:value-type="float" office:value="0.146569" calcext:value-type="float">
            <text:p>0,146569</text:p>
          </table:table-cell>
          <table:table-cell office:value-type="float" office:value="0.19286" calcext:value-type="float">
            <text:p>0,19286</text:p>
          </table:table-cell>
          <table:table-cell office:value-type="float" office:value="0.525788" calcext:value-type="float">
            <text:p>0,525788</text:p>
          </table:table-cell>
          <table:table-cell office:value-type="float" office:value="0.435201" calcext:value-type="float">
            <text:p>0,435201</text:p>
          </table:table-cell>
          <table:table-cell office:value-type="float" office:value="0.387972" calcext:value-type="float">
            <text:p>0,387972</text:p>
          </table:table-cell>
          <table:table-cell office:value-type="float" office:value="0.282952" calcext:value-type="float">
            <text:p>0,282952</text:p>
          </table:table-cell>
          <table:table-cell office:value-type="float" office:value="0.668321" calcext:value-type="float">
            <text:p>0,668321</text:p>
          </table:table-cell>
          <table:table-cell office:value-type="float" office:value="0.669266" calcext:value-type="float">
            <text:p>0,669266</text:p>
          </table:table-cell>
          <table:table-cell office:value-type="float" office:value="0.405225" calcext:value-type="float">
            <text:p>0,405225</text:p>
          </table:table-cell>
          <table:table-cell office:value-type="float" office:value="0.152589" calcext:value-type="float">
            <text:p>0,152589</text:p>
          </table:table-cell>
          <table:table-cell office:value-type="float" office:value="0.411814" calcext:value-type="float">
            <text:p>0,411814</text:p>
          </table:table-cell>
          <table:table-cell office:value-type="float" office:value="0.141093" calcext:value-type="float">
            <text:p>0,141093</text:p>
          </table:table-cell>
          <table:table-cell office:value-type="float" office:value="0.170287" calcext:value-type="float">
            <text:p>0,170287</text:p>
          </table:table-cell>
          <table:table-cell office:value-type="float" office:value="0.284275" calcext:value-type="float">
            <text:p>0,284275</text:p>
          </table:table-cell>
          <table:table-cell office:value-type="float" office:value="0.250737" calcext:value-type="float">
            <text:p>0,250737</text:p>
          </table:table-cell>
          <table:table-cell office:value-type="float" office:value="1.31617" calcext:value-type="float">
            <text:p>1,31617</text:p>
          </table:table-cell>
          <table:table-cell office:value-type="float" office:value="0.211045" calcext:value-type="float">
            <text:p>0,211045</text:p>
          </table:table-cell>
          <table:table-cell office:value-type="float" office:value="0.874911" calcext:value-type="float">
            <text:p>0,874911</text:p>
          </table:table-cell>
          <table:table-cell office:value-type="float" office:value="0.866865" calcext:value-type="float">
            <text:p>0,866865</text:p>
          </table:table-cell>
          <table:table-cell office:value-type="float" office:value="0.106452" calcext:value-type="float">
            <text:p>0,106452</text:p>
          </table:table-cell>
          <table:table-cell office:value-type="float" office:value="1.34167" calcext:value-type="float">
            <text:p>1,34167</text:p>
          </table:table-cell>
          <table:table-cell office:value-type="float" office:value="0.305014" calcext:value-type="float">
            <text:p>0,305014</text:p>
          </table:table-cell>
          <table:table-cell office:value-type="float" office:value="0.257772" calcext:value-type="float">
            <text:p>0,257772</text:p>
          </table:table-cell>
          <table:table-cell office:value-type="float" office:value="0.155203" calcext:value-type="float">
            <text:p>0,155203</text:p>
          </table:table-cell>
          <table:table-cell office:value-type="float" office:value="0.762213" calcext:value-type="float">
            <text:p>0,762213</text:p>
          </table:table-cell>
          <table:table-cell office:value-type="float" office:value="0.682233" calcext:value-type="float">
            <text:p>0,682233</text:p>
          </table:table-cell>
          <table:table-cell office:value-type="float" office:value="0.921899" calcext:value-type="float">
            <text:p>0,921899</text:p>
          </table:table-cell>
          <table:table-cell office:value-type="float" office:value="0.152954" calcext:value-type="float">
            <text:p>0,152954</text:p>
          </table:table-cell>
          <table:table-cell office:value-type="float" office:value="0.150642" calcext:value-type="float">
            <text:p>0,150642</text:p>
          </table:table-cell>
          <table:table-cell office:value-type="float" office:value="1.00683" calcext:value-type="float">
            <text:p>1,00683</text:p>
          </table:table-cell>
          <table:table-cell office:value-type="float" office:value="1.16803" calcext:value-type="float">
            <text:p>1,16803</text:p>
          </table:table-cell>
          <table:table-cell office:value-type="float" office:value="1.06823" calcext:value-type="float">
            <text:p>1,06823</text:p>
          </table:table-cell>
          <table:table-cell office:value-type="float" office:value="0.252509" calcext:value-type="float">
            <text:p>0,252509</text:p>
          </table:table-cell>
          <table:table-cell office:value-type="float" office:value="0.266051" calcext:value-type="float">
            <text:p>0,266051</text:p>
          </table:table-cell>
          <table:table-cell office:value-type="float" office:value="0.169025" calcext:value-type="float">
            <text:p>0,169025</text:p>
          </table:table-cell>
          <table:table-cell office:value-type="float" office:value="0.193068" calcext:value-type="float">
            <text:p>0,193068</text:p>
          </table:table-cell>
          <table:table-cell office:value-type="float" office:value="0.183986" calcext:value-type="float">
            <text:p>0,183986</text:p>
          </table:table-cell>
          <table:table-cell office:value-type="float" office:value="0.198051" calcext:value-type="float">
            <text:p>0,198051</text:p>
          </table:table-cell>
          <table:table-cell office:value-type="float" office:value="0.235893" calcext:value-type="float">
            <text:p>0,235893</text:p>
          </table:table-cell>
          <table:table-cell office:value-type="float" office:value="0.1266" calcext:value-type="float">
            <text:p>0,1266</text:p>
          </table:table-cell>
          <table:table-cell office:value-type="float" office:value="0.178419" calcext:value-type="float">
            <text:p>0,178419</text:p>
          </table:table-cell>
          <table:table-cell office:value-type="float" office:value="2.10994" calcext:value-type="float">
            <text:p>2,10994</text:p>
          </table:table-cell>
          <table:table-cell office:value-type="float" office:value="0.0944872" calcext:value-type="float">
            <text:p>0,0944872</text:p>
          </table:table-cell>
          <table:table-cell office:value-type="float" office:value="0.121199" calcext:value-type="float">
            <text:p>0,121199</text:p>
          </table:table-cell>
          <table:table-cell office:value-type="float" office:value="1.63983" calcext:value-type="float">
            <text:p>1,63983</text:p>
          </table:table-cell>
          <table:table-cell office:value-type="float" office:value="2.05761" calcext:value-type="float">
            <text:p>2,05761</text:p>
          </table:table-cell>
          <table:table-cell office:value-type="float" office:value="0.194107" calcext:value-type="float">
            <text:p>0,194107</text:p>
          </table:table-cell>
          <table:table-cell office:value-type="float" office:value="1.96809" calcext:value-type="float">
            <text:p>1,96809</text:p>
          </table:table-cell>
          <table:table-cell office:value-type="float" office:value="0.413348" calcext:value-type="float">
            <text:p>0,413348</text:p>
          </table:table-cell>
          <table:table-cell office:value-type="float" office:value="0.321262" calcext:value-type="float">
            <text:p>0,321262</text:p>
          </table:table-cell>
          <table:table-cell office:value-type="float" office:value="0.083375" calcext:value-type="float">
            <text:p>0,083375</text:p>
          </table:table-cell>
          <table:table-cell office:value-type="float" office:value="0.851114" calcext:value-type="float">
            <text:p>0,851114</text:p>
          </table:table-cell>
          <table:table-cell office:value-type="float" office:value="0.235906" calcext:value-type="float">
            <text:p>0,235906</text:p>
          </table:table-cell>
          <table:table-cell office:value-type="float" office:value="0.93793" calcext:value-type="float">
            <text:p>0,93793</text:p>
          </table:table-cell>
          <table:table-cell office:value-type="float" office:value="0.162315" calcext:value-type="float">
            <text:p>0,162315</text:p>
          </table:table-cell>
          <table:table-cell office:value-type="float" office:value="0.750651" calcext:value-type="float">
            <text:p>0,750651</text:p>
          </table:table-cell>
          <table:table-cell office:value-type="float" office:value="0.110433" calcext:value-type="float">
            <text:p>0,110433</text:p>
          </table:table-cell>
          <table:table-cell office:value-type="float" office:value="0.711029" calcext:value-type="float">
            <text:p>0,711029</text:p>
          </table:table-cell>
          <table:table-cell table:number-columns-repeated="4"/>
          <table:table-cell table:formula="of:=MIN([.A189:.BL189])" office:value-type="float" office:value="0.083375" calcext:value-type="float">
            <text:p>0,083375</text:p>
          </table:table-cell>
          <table:table-cell table:formula="of:=MAX([.A189:.BL189])" office:value-type="float" office:value="2.10994" calcext:value-type="float">
            <text:p>2,10994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17827" calcext:value-type="float">
            <text:p>2,117827</text:p>
          </table:table-cell>
          <table:table-cell table:formula="of:=AVERAGE([.BR2:.BR21])" office:value-type="float" office:value="2.117827" calcext:value-type="float">
            <text:p>2,117827</text:p>
          </table:table-cell>
          <table:table-cell table:formula="of:=STDEV([.BQ2:.BQ21])/2" office:value-type="float" office:value="0.121417484305186" calcext:value-type="float">
            <text:p>0,1214174843</text:p>
          </table:table-cell>
          <table:table-cell table:formula="of:=STDEV([.BR2:.BR21])/2" office:value-type="float" office:value="0.121417484305186" calcext:value-type="float">
            <text:p>0,1214174843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26382" calcext:value-type="float">
            <text:p>1,4226382</text:p>
          </table:table-cell>
          <table:table-cell table:formula="of:=AVERAGE([.BR23:.BR42])" office:value-type="float" office:value="1.987559" calcext:value-type="float">
            <text:p>1,987559</text:p>
          </table:table-cell>
          <table:table-cell table:formula="of:=STDEV([.BQ23:.BQ42])/2" office:value-type="float" office:value="0.175193728743174" calcext:value-type="float">
            <text:p>0,1751937287</text:p>
          </table:table-cell>
          <table:table-cell table:formula="of:=STDEV([.BR23:.BR42])/2" office:value-type="float" office:value="0.107633765073732" calcext:value-type="float">
            <text:p>0,107633765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810369" calcext:value-type="float">
            <text:p>0,7810369</text:p>
          </table:table-cell>
          <table:table-cell table:formula="of:=AVERAGE([.BR44:.BR63])" office:value-type="float" office:value="1.7564622" calcext:value-type="float">
            <text:p>1,7564622</text:p>
          </table:table-cell>
          <table:table-cell table:formula="of:=STDEV([.BQ44:.BQ63])/2" office:value-type="float" office:value="0.095795101991438" calcext:value-type="float">
            <text:p>0,095795102</text:p>
          </table:table-cell>
          <table:table-cell table:formula="of:=STDEV([.BR44:.BR63])/2" office:value-type="float" office:value="0.250592222996245" calcext:value-type="float">
            <text:p>0,250592223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5249155" calcext:value-type="float">
            <text:p>0,55249155</text:p>
          </table:table-cell>
          <table:table-cell table:formula="of:=AVERAGE([.BR65:.BR84])" office:value-type="float" office:value="1.3863925" calcext:value-type="float">
            <text:p>1,3863925</text:p>
          </table:table-cell>
          <table:table-cell table:formula="of:=STDEV([.BQ65:.BQ84])/2" office:value-type="float" office:value="0.166316695123654" calcext:value-type="float">
            <text:p>0,1663166951</text:p>
          </table:table-cell>
          <table:table-cell table:formula="of:=STDEV([.BR65:.BR84])/2" office:value-type="float" office:value="0.166827369708575" calcext:value-type="float">
            <text:p>0,1668273697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377815" calcext:value-type="float">
            <text:p>0,22377815</text:p>
          </table:table-cell>
          <table:table-cell table:formula="of:=AVERAGE([.BR86:.BR105])" office:value-type="float" office:value="1.7140175" calcext:value-type="float">
            <text:p>1,7140175</text:p>
          </table:table-cell>
          <table:table-cell table:formula="of:=STDEV([.BQ86:.BQ105])/2" office:value-type="float" office:value="0.0355943607849818" calcext:value-type="float">
            <text:p>0,0355943608</text:p>
          </table:table-cell>
          <table:table-cell table:formula="of:=STDEV([.BR86:.BR105])/2" office:value-type="float" office:value="0.127332744795043" calcext:value-type="float">
            <text:p>0,127332744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8529905" calcext:value-type="float">
            <text:p>0,18529905</text:p>
          </table:table-cell>
          <table:table-cell table:formula="of:=AVERAGE([.BR107:.BR126])" office:value-type="float" office:value="1.785224" calcext:value-type="float">
            <text:p>1,785224</text:p>
          </table:table-cell>
          <table:table-cell table:formula="of:=STDEV([.BQ107:.BQ126])/2" office:value-type="float" office:value="0.0379713336407858" calcext:value-type="float">
            <text:p>0,0379713336</text:p>
          </table:table-cell>
          <table:table-cell table:formula="of:=STDEV([.BR107:.BR126])/2" office:value-type="float" office:value="0.177540843717424" calcext:value-type="float">
            <text:p>0,1775408437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4693194" calcext:value-type="float">
            <text:p>0,14693194</text:p>
          </table:table-cell>
          <table:table-cell table:formula="of:=AVERAGE([.BR128:.BR147])" office:value-type="float" office:value="1.712988" calcext:value-type="float">
            <text:p>1,712988</text:p>
          </table:table-cell>
          <table:table-cell table:formula="of:=STDEV([.BQ128:.BQ147])/2" office:value-type="float" office:value="0.0273776416960052" calcext:value-type="float">
            <text:p>0,0273776417</text:p>
          </table:table-cell>
          <table:table-cell table:formula="of:=STDEV([.BR128:.BR147])/2" office:value-type="float" office:value="0.14144666839112" calcext:value-type="float">
            <text:p>0,1414466684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799272" calcext:value-type="float">
            <text:p>0,07799272</text:p>
          </table:table-cell>
          <table:table-cell table:formula="of:=AVERAGE([.BR149:.BR168])" office:value-type="float" office:value="1.83003315" calcext:value-type="float">
            <text:p>1,83003315</text:p>
          </table:table-cell>
          <table:table-cell table:formula="of:=STDEV([.BQ149:.BQ168])/2" office:value-type="float" office:value="0.0095170705913886" calcext:value-type="float">
            <text:p>0,0095170706</text:p>
          </table:table-cell>
          <table:table-cell table:formula="of:=STDEV([.BR149:.BR168])/2" office:value-type="float" office:value="0.195417619828951" calcext:value-type="float">
            <text:p>0,195417619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62671" calcext:value-type="float">
            <text:p>0,06162671</text:p>
          </table:table-cell>
          <table:table-cell table:formula="of:=AVERAGE([.BR170:.BR189])" office:value-type="float" office:value="1.9838755" calcext:value-type="float">
            <text:p>1,9838755</text:p>
          </table:table-cell>
          <table:table-cell table:formula="of:=STDEV([.BQ170:.BQ189])/2" office:value-type="float" office:value="0.010745323789982" calcext:value-type="float">
            <text:p>0,0107453238</text:p>
          </table:table-cell>
          <table:table-cell table:formula="of:=STDEV([.BR170:.BR189])/2" office:value-type="float" office:value="0.116233715774851" calcext:value-type="float">
            <text:p>0,1162337158</text:p>
          </table:table-cell>
        </table:table-row>
      </table:table>
      <table:table table:name="8 Threa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5352" calcext:value-type="float">
            <text:p>1,95352</text:p>
          </table:table-cell>
          <table:table-cell table:number-columns-repeated="67"/>
          <table:table-cell table:formula="of:=MIN([.A2:.BL2])" office:value-type="float" office:value="1.95352" calcext:value-type="float">
            <text:p>1,95352</text:p>
          </table:table-cell>
          <table:table-cell table:formula="of:=MAX([.A2:.BL2])" office:value-type="float" office:value="1.95352" calcext:value-type="float">
            <text:p>1,95352</text:p>
          </table:table-cell>
          <table:table-cell table:number-columns-repeated="7"/>
        </table:table-row>
        <table:table-row table:style-name="ro2">
          <table:table-cell office:value-type="float" office:value="1.92783" calcext:value-type="float">
            <text:p>1,92783</text:p>
          </table:table-cell>
          <table:table-cell table:number-columns-repeated="67"/>
          <table:table-cell table:formula="of:=MIN([.A3:.BL3])" office:value-type="float" office:value="1.92783" calcext:value-type="float">
            <text:p>1,92783</text:p>
          </table:table-cell>
          <table:table-cell table:formula="of:=MAX([.A3:.BL3])" office:value-type="float" office:value="1.92783" calcext:value-type="float">
            <text:p>1,92783</text:p>
          </table:table-cell>
          <table:table-cell table:number-columns-repeated="7"/>
        </table:table-row>
        <table:table-row table:style-name="ro2">
          <table:table-cell office:value-type="float" office:value="2.41095" calcext:value-type="float">
            <text:p>2,41095</text:p>
          </table:table-cell>
          <table:table-cell table:number-columns-repeated="67"/>
          <table:table-cell table:formula="of:=MIN([.A4:.BL4])" office:value-type="float" office:value="2.41095" calcext:value-type="float">
            <text:p>2,41095</text:p>
          </table:table-cell>
          <table:table-cell table:formula="of:=MAX([.A4:.BL4])" office:value-type="float" office:value="2.41095" calcext:value-type="float">
            <text:p>2,41095</text:p>
          </table:table-cell>
          <table:table-cell table:number-columns-repeated="7"/>
        </table:table-row>
        <table:table-row table:style-name="ro2">
          <table:table-cell office:value-type="float" office:value="1.92239" calcext:value-type="float">
            <text:p>1,92239</text:p>
          </table:table-cell>
          <table:table-cell table:number-columns-repeated="67"/>
          <table:table-cell table:formula="of:=MIN([.A5:.BL5])" office:value-type="float" office:value="1.92239" calcext:value-type="float">
            <text:p>1,92239</text:p>
          </table:table-cell>
          <table:table-cell table:formula="of:=MAX([.A5:.BL5])" office:value-type="float" office:value="1.92239" calcext:value-type="float">
            <text:p>1,92239</text:p>
          </table:table-cell>
          <table:table-cell table:number-columns-repeated="7"/>
        </table:table-row>
        <table:table-row table:style-name="ro2">
          <table:table-cell office:value-type="float" office:value="2.41743" calcext:value-type="float">
            <text:p>2,41743</text:p>
          </table:table-cell>
          <table:table-cell table:number-columns-repeated="67"/>
          <table:table-cell table:formula="of:=MIN([.A6:.BL6])" office:value-type="float" office:value="2.41743" calcext:value-type="float">
            <text:p>2,41743</text:p>
          </table:table-cell>
          <table:table-cell table:formula="of:=MAX([.A6:.BL6])" office:value-type="float" office:value="2.41743" calcext:value-type="float">
            <text:p>2,41743</text:p>
          </table:table-cell>
          <table:table-cell table:number-columns-repeated="7"/>
        </table:table-row>
        <table:table-row table:style-name="ro2">
          <table:table-cell office:value-type="float" office:value="2.43203" calcext:value-type="float">
            <text:p>2,43203</text:p>
          </table:table-cell>
          <table:table-cell table:number-columns-repeated="67"/>
          <table:table-cell table:formula="of:=MIN([.A7:.BL7])" office:value-type="float" office:value="2.43203" calcext:value-type="float">
            <text:p>2,43203</text:p>
          </table:table-cell>
          <table:table-cell table:formula="of:=MAX([.A7:.BL7])" office:value-type="float" office:value="2.43203" calcext:value-type="float">
            <text:p>2,43203</text:p>
          </table:table-cell>
          <table:table-cell table:number-columns-repeated="7"/>
        </table:table-row>
        <table:table-row table:style-name="ro2">
          <table:table-cell office:value-type="float" office:value="1.96911" calcext:value-type="float">
            <text:p>1,96911</text:p>
          </table:table-cell>
          <table:table-cell table:number-columns-repeated="67"/>
          <table:table-cell table:formula="of:=MIN([.A8:.BL8])" office:value-type="float" office:value="1.96911" calcext:value-type="float">
            <text:p>1,96911</text:p>
          </table:table-cell>
          <table:table-cell table:formula="of:=MAX([.A8:.BL8])" office:value-type="float" office:value="1.96911" calcext:value-type="float">
            <text:p>1,96911</text:p>
          </table:table-cell>
          <table:table-cell table:number-columns-repeated="7"/>
        </table:table-row>
        <table:table-row table:style-name="ro2">
          <table:table-cell office:value-type="float" office:value="1.97518" calcext:value-type="float">
            <text:p>1,97518</text:p>
          </table:table-cell>
          <table:table-cell table:number-columns-repeated="67"/>
          <table:table-cell table:formula="of:=MIN([.A9:.BL9])" office:value-type="float" office:value="1.97518" calcext:value-type="float">
            <text:p>1,97518</text:p>
          </table:table-cell>
          <table:table-cell table:formula="of:=MAX([.A9:.BL9])" office:value-type="float" office:value="1.97518" calcext:value-type="float">
            <text:p>1,97518</text:p>
          </table:table-cell>
          <table:table-cell table:number-columns-repeated="7"/>
        </table:table-row>
        <table:table-row table:style-name="ro2">
          <table:table-cell office:value-type="float" office:value="2.44715" calcext:value-type="float">
            <text:p>2,44715</text:p>
          </table:table-cell>
          <table:table-cell table:number-columns-repeated="67"/>
          <table:table-cell table:formula="of:=MIN([.A10:.BL10])" office:value-type="float" office:value="2.44715" calcext:value-type="float">
            <text:p>2,44715</text:p>
          </table:table-cell>
          <table:table-cell table:formula="of:=MAX([.A10:.BL10])" office:value-type="float" office:value="2.44715" calcext:value-type="float">
            <text:p>2,44715</text:p>
          </table:table-cell>
          <table:table-cell table:number-columns-repeated="7"/>
        </table:table-row>
        <table:table-row table:style-name="ro2">
          <table:table-cell office:value-type="float" office:value="2.4094" calcext:value-type="float">
            <text:p>2,4094</text:p>
          </table:table-cell>
          <table:table-cell table:number-columns-repeated="67"/>
          <table:table-cell table:formula="of:=MIN([.A11:.BL11])" office:value-type="float" office:value="2.4094" calcext:value-type="float">
            <text:p>2,4094</text:p>
          </table:table-cell>
          <table:table-cell table:formula="of:=MAX([.A11:.BL11])" office:value-type="float" office:value="2.4094" calcext:value-type="float">
            <text:p>2,4094</text:p>
          </table:table-cell>
          <table:table-cell table:number-columns-repeated="7"/>
        </table:table-row>
        <table:table-row table:style-name="ro2">
          <table:table-cell office:value-type="float" office:value="2.44693" calcext:value-type="float">
            <text:p>2,44693</text:p>
          </table:table-cell>
          <table:table-cell table:number-columns-repeated="67"/>
          <table:table-cell table:formula="of:=MIN([.A12:.BL12])" office:value-type="float" office:value="2.44693" calcext:value-type="float">
            <text:p>2,44693</text:p>
          </table:table-cell>
          <table:table-cell table:formula="of:=MAX([.A12:.BL12])" office:value-type="float" office:value="2.44693" calcext:value-type="float">
            <text:p>2,44693</text:p>
          </table:table-cell>
          <table:table-cell table:number-columns-repeated="7"/>
        </table:table-row>
        <table:table-row table:style-name="ro2">
          <table:table-cell office:value-type="float" office:value="2.41024" calcext:value-type="float">
            <text:p>2,41024</text:p>
          </table:table-cell>
          <table:table-cell table:number-columns-repeated="67"/>
          <table:table-cell table:formula="of:=MIN([.A13:.BL13])" office:value-type="float" office:value="2.41024" calcext:value-type="float">
            <text:p>2,41024</text:p>
          </table:table-cell>
          <table:table-cell table:formula="of:=MAX([.A13:.BL13])" office:value-type="float" office:value="2.41024" calcext:value-type="float">
            <text:p>2,41024</text:p>
          </table:table-cell>
          <table:table-cell table:number-columns-repeated="7"/>
        </table:table-row>
        <table:table-row table:style-name="ro2">
          <table:table-cell office:value-type="float" office:value="1.90508" calcext:value-type="float">
            <text:p>1,90508</text:p>
          </table:table-cell>
          <table:table-cell table:number-columns-repeated="67"/>
          <table:table-cell table:formula="of:=MIN([.A14:.BL14])" office:value-type="float" office:value="1.90508" calcext:value-type="float">
            <text:p>1,90508</text:p>
          </table:table-cell>
          <table:table-cell table:formula="of:=MAX([.A14:.BL14])" office:value-type="float" office:value="1.90508" calcext:value-type="float">
            <text:p>1,90508</text:p>
          </table:table-cell>
          <table:table-cell table:number-columns-repeated="7"/>
        </table:table-row>
        <table:table-row table:style-name="ro2">
          <table:table-cell office:value-type="float" office:value="2.45676" calcext:value-type="float">
            <text:p>2,45676</text:p>
          </table:table-cell>
          <table:table-cell table:number-columns-repeated="67"/>
          <table:table-cell table:formula="of:=MIN([.A15:.BL15])" office:value-type="float" office:value="2.45676" calcext:value-type="float">
            <text:p>2,45676</text:p>
          </table:table-cell>
          <table:table-cell table:formula="of:=MAX([.A15:.BL15])" office:value-type="float" office:value="2.45676" calcext:value-type="float">
            <text:p>2,45676</text:p>
          </table:table-cell>
          <table:table-cell table:number-columns-repeated="7"/>
        </table:table-row>
        <table:table-row table:style-name="ro2">
          <table:table-cell office:value-type="float" office:value="1.89971" calcext:value-type="float">
            <text:p>1,89971</text:p>
          </table:table-cell>
          <table:table-cell table:number-columns-repeated="67"/>
          <table:table-cell table:formula="of:=MIN([.A16:.BL16])" office:value-type="float" office:value="1.89971" calcext:value-type="float">
            <text:p>1,89971</text:p>
          </table:table-cell>
          <table:table-cell table:formula="of:=MAX([.A16:.BL16])" office:value-type="float" office:value="1.89971" calcext:value-type="float">
            <text:p>1,89971</text:p>
          </table:table-cell>
          <table:table-cell table:number-columns-repeated="7"/>
        </table:table-row>
        <table:table-row table:style-name="ro2">
          <table:table-cell office:value-type="float" office:value="1.89524" calcext:value-type="float">
            <text:p>1,89524</text:p>
          </table:table-cell>
          <table:table-cell table:number-columns-repeated="67"/>
          <table:table-cell table:formula="of:=MIN([.A17:.BL17])" office:value-type="float" office:value="1.89524" calcext:value-type="float">
            <text:p>1,89524</text:p>
          </table:table-cell>
          <table:table-cell table:formula="of:=MAX([.A17:.BL17])" office:value-type="float" office:value="1.89524" calcext:value-type="float">
            <text:p>1,89524</text:p>
          </table:table-cell>
          <table:table-cell table:number-columns-repeated="7"/>
        </table:table-row>
        <table:table-row table:style-name="ro2">
          <table:table-cell office:value-type="float" office:value="2.40645" calcext:value-type="float">
            <text:p>2,40645</text:p>
          </table:table-cell>
          <table:table-cell table:number-columns-repeated="67"/>
          <table:table-cell table:formula="of:=MIN([.A18:.BL18])" office:value-type="float" office:value="2.40645" calcext:value-type="float">
            <text:p>2,40645</text:p>
          </table:table-cell>
          <table:table-cell table:formula="of:=MAX([.A18:.BL18])" office:value-type="float" office:value="2.40645" calcext:value-type="float">
            <text:p>2,40645</text:p>
          </table:table-cell>
          <table:table-cell table:number-columns-repeated="7"/>
        </table:table-row>
        <table:table-row table:style-name="ro2">
          <table:table-cell office:value-type="float" office:value="2.40348" calcext:value-type="float">
            <text:p>2,40348</text:p>
          </table:table-cell>
          <table:table-cell table:number-columns-repeated="67"/>
          <table:table-cell table:formula="of:=MIN([.A19:.BL19])" office:value-type="float" office:value="2.40348" calcext:value-type="float">
            <text:p>2,40348</text:p>
          </table:table-cell>
          <table:table-cell table:formula="of:=MAX([.A19:.BL19])" office:value-type="float" office:value="2.40348" calcext:value-type="float">
            <text:p>2,40348</text:p>
          </table:table-cell>
          <table:table-cell table:number-columns-repeated="7"/>
        </table:table-row>
        <table:table-row table:style-name="ro2">
          <table:table-cell office:value-type="float" office:value="2.4299" calcext:value-type="float">
            <text:p>2,4299</text:p>
          </table:table-cell>
          <table:table-cell table:number-columns-repeated="67"/>
          <table:table-cell table:formula="of:=MIN([.A20:.BL20])" office:value-type="float" office:value="2.4299" calcext:value-type="float">
            <text:p>2,4299</text:p>
          </table:table-cell>
          <table:table-cell table:formula="of:=MAX([.A20:.BL20])" office:value-type="float" office:value="2.4299" calcext:value-type="float">
            <text:p>2,4299</text:p>
          </table:table-cell>
          <table:table-cell table:number-columns-repeated="7"/>
        </table:table-row>
        <table:table-row table:style-name="ro2">
          <table:table-cell office:value-type="float" office:value="1.91172" calcext:value-type="float">
            <text:p>1,91172</text:p>
          </table:table-cell>
          <table:table-cell table:number-columns-repeated="67"/>
          <table:table-cell table:formula="of:=MIN([.A21:.BL21])" office:value-type="float" office:value="1.91172" calcext:value-type="float">
            <text:p>1,91172</text:p>
          </table:table-cell>
          <table:table-cell table:formula="of:=MAX([.A21:.BL21])" office:value-type="float" office:value="1.91172" calcext:value-type="float">
            <text:p>1,9117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3365" calcext:value-type="float">
            <text:p>1,23365</text:p>
          </table:table-cell>
          <table:table-cell office:value-type="float" office:value="1.85856" calcext:value-type="float">
            <text:p>1,85856</text:p>
          </table:table-cell>
          <table:table-cell table:number-columns-repeated="66"/>
          <table:table-cell table:formula="of:=MIN([.A23:.BL23])" office:value-type="float" office:value="1.23365" calcext:value-type="float">
            <text:p>1,23365</text:p>
          </table:table-cell>
          <table:table-cell table:formula="of:=MAX([.A23:.BL23])" office:value-type="float" office:value="1.85856" calcext:value-type="float">
            <text:p>1,85856</text:p>
          </table:table-cell>
          <table:table-cell table:number-columns-repeated="7"/>
        </table:table-row>
        <table:table-row table:style-name="ro2">
          <table:table-cell office:value-type="float" office:value="1.58957" calcext:value-type="float">
            <text:p>1,58957</text:p>
          </table:table-cell>
          <table:table-cell office:value-type="float" office:value="1.64403" calcext:value-type="float">
            <text:p>1,64403</text:p>
          </table:table-cell>
          <table:table-cell table:number-columns-repeated="66"/>
          <table:table-cell table:formula="of:=MIN([.A24:.BL24])" office:value-type="float" office:value="1.58957" calcext:value-type="float">
            <text:p>1,58957</text:p>
          </table:table-cell>
          <table:table-cell table:formula="of:=MAX([.A24:.BL24])" office:value-type="float" office:value="1.64403" calcext:value-type="float">
            <text:p>1,64403</text:p>
          </table:table-cell>
          <table:table-cell table:number-columns-repeated="7"/>
        </table:table-row>
        <table:table-row table:style-name="ro2">
          <table:table-cell office:value-type="float" office:value="0.966177" calcext:value-type="float">
            <text:p>0,966177</text:p>
          </table:table-cell>
          <table:table-cell office:value-type="float" office:value="1.21074" calcext:value-type="float">
            <text:p>1,21074</text:p>
          </table:table-cell>
          <table:table-cell table:number-columns-repeated="66"/>
          <table:table-cell table:formula="of:=MIN([.A25:.BL25])" office:value-type="float" office:value="0.966177" calcext:value-type="float">
            <text:p>0,966177</text:p>
          </table:table-cell>
          <table:table-cell table:formula="of:=MAX([.A25:.BL25])" office:value-type="float" office:value="1.21074" calcext:value-type="float">
            <text:p>1,21074</text:p>
          </table:table-cell>
          <table:table-cell table:number-columns-repeated="7"/>
        </table:table-row>
        <table:table-row table:style-name="ro2">
          <table:table-cell office:value-type="float" office:value="1.09953" calcext:value-type="float">
            <text:p>1,09953</text:p>
          </table:table-cell>
          <table:table-cell office:value-type="float" office:value="1.99253" calcext:value-type="float">
            <text:p>1,99253</text:p>
          </table:table-cell>
          <table:table-cell table:number-columns-repeated="66"/>
          <table:table-cell table:formula="of:=MIN([.A26:.BL26])" office:value-type="float" office:value="1.09953" calcext:value-type="float">
            <text:p>1,09953</text:p>
          </table:table-cell>
          <table:table-cell table:formula="of:=MAX([.A26:.BL26])" office:value-type="float" office:value="1.99253" calcext:value-type="float">
            <text:p>1,99253</text:p>
          </table:table-cell>
          <table:table-cell table:number-columns-repeated="7"/>
        </table:table-row>
        <table:table-row table:style-name="ro2">
          <table:table-cell office:value-type="float" office:value="1.21852" calcext:value-type="float">
            <text:p>1,21852</text:p>
          </table:table-cell>
          <table:table-cell office:value-type="float" office:value="1.8198" calcext:value-type="float">
            <text:p>1,8198</text:p>
          </table:table-cell>
          <table:table-cell table:number-columns-repeated="66"/>
          <table:table-cell table:formula="of:=MIN([.A27:.BL27])" office:value-type="float" office:value="1.21852" calcext:value-type="float">
            <text:p>1,21852</text:p>
          </table:table-cell>
          <table:table-cell table:formula="of:=MAX([.A27:.BL27])" office:value-type="float" office:value="1.8198" calcext:value-type="float">
            <text:p>1,8198</text:p>
          </table:table-cell>
          <table:table-cell table:number-columns-repeated="7"/>
        </table:table-row>
        <table:table-row table:style-name="ro2">
          <table:table-cell office:value-type="float" office:value="1.26553" calcext:value-type="float">
            <text:p>1,26553</text:p>
          </table:table-cell>
          <table:table-cell office:value-type="float" office:value="2.09091" calcext:value-type="float">
            <text:p>2,09091</text:p>
          </table:table-cell>
          <table:table-cell table:number-columns-repeated="66"/>
          <table:table-cell table:formula="of:=MIN([.A28:.BL28])" office:value-type="float" office:value="1.26553" calcext:value-type="float">
            <text:p>1,26553</text:p>
          </table:table-cell>
          <table:table-cell table:formula="of:=MAX([.A28:.BL28])" office:value-type="float" office:value="2.09091" calcext:value-type="float">
            <text:p>2,09091</text:p>
          </table:table-cell>
          <table:table-cell table:number-columns-repeated="7"/>
        </table:table-row>
        <table:table-row table:style-name="ro2">
          <table:table-cell office:value-type="float" office:value="1.6956" calcext:value-type="float">
            <text:p>1,6956</text:p>
          </table:table-cell>
          <table:table-cell office:value-type="float" office:value="1.99905" calcext:value-type="float">
            <text:p>1,99905</text:p>
          </table:table-cell>
          <table:table-cell table:number-columns-repeated="66"/>
          <table:table-cell table:formula="of:=MIN([.A29:.BL29])" office:value-type="float" office:value="1.6956" calcext:value-type="float">
            <text:p>1,6956</text:p>
          </table:table-cell>
          <table:table-cell table:formula="of:=MAX([.A29:.BL29])" office:value-type="float" office:value="1.99905" calcext:value-type="float">
            <text:p>1,99905</text:p>
          </table:table-cell>
          <table:table-cell table:number-columns-repeated="7"/>
        </table:table-row>
        <table:table-row table:style-name="ro2">
          <table:table-cell office:value-type="float" office:value="1.50175" calcext:value-type="float">
            <text:p>1,50175</text:p>
          </table:table-cell>
          <table:table-cell office:value-type="float" office:value="1.82046" calcext:value-type="float">
            <text:p>1,82046</text:p>
          </table:table-cell>
          <table:table-cell table:number-columns-repeated="66"/>
          <table:table-cell table:formula="of:=MIN([.A30:.BL30])" office:value-type="float" office:value="1.50175" calcext:value-type="float">
            <text:p>1,50175</text:p>
          </table:table-cell>
          <table:table-cell table:formula="of:=MAX([.A30:.BL30])" office:value-type="float" office:value="1.82046" calcext:value-type="float">
            <text:p>1,82046</text:p>
          </table:table-cell>
          <table:table-cell table:number-columns-repeated="7"/>
        </table:table-row>
        <table:table-row table:style-name="ro2">
          <table:table-cell office:value-type="float" office:value="0.953063" calcext:value-type="float">
            <text:p>0,953063</text:p>
          </table:table-cell>
          <table:table-cell office:value-type="float" office:value="1.21952" calcext:value-type="float">
            <text:p>1,21952</text:p>
          </table:table-cell>
          <table:table-cell table:number-columns-repeated="66"/>
          <table:table-cell table:formula="of:=MIN([.A31:.BL31])" office:value-type="float" office:value="0.953063" calcext:value-type="float">
            <text:p>0,953063</text:p>
          </table:table-cell>
          <table:table-cell table:formula="of:=MAX([.A31:.BL31])" office:value-type="float" office:value="1.21952" calcext:value-type="float">
            <text:p>1,21952</text:p>
          </table:table-cell>
          <table:table-cell table:number-columns-repeated="7"/>
        </table:table-row>
        <table:table-row table:style-name="ro2">
          <table:table-cell office:value-type="float" office:value="1.86909" calcext:value-type="float">
            <text:p>1,86909</text:p>
          </table:table-cell>
          <table:table-cell office:value-type="float" office:value="2.08962" calcext:value-type="float">
            <text:p>2,08962</text:p>
          </table:table-cell>
          <table:table-cell table:number-columns-repeated="66"/>
          <table:table-cell table:formula="of:=MIN([.A32:.BL32])" office:value-type="float" office:value="1.86909" calcext:value-type="float">
            <text:p>1,86909</text:p>
          </table:table-cell>
          <table:table-cell table:formula="of:=MAX([.A32:.BL32])" office:value-type="float" office:value="2.08962" calcext:value-type="float">
            <text:p>2,08962</text:p>
          </table:table-cell>
          <table:table-cell table:number-columns-repeated="7"/>
        </table:table-row>
        <table:table-row table:style-name="ro2">
          <table:table-cell office:value-type="float" office:value="0.978877" calcext:value-type="float">
            <text:p>0,978877</text:p>
          </table:table-cell>
          <table:table-cell office:value-type="float" office:value="1.95181" calcext:value-type="float">
            <text:p>1,95181</text:p>
          </table:table-cell>
          <table:table-cell table:number-columns-repeated="66"/>
          <table:table-cell table:formula="of:=MIN([.A33:.BL33])" office:value-type="float" office:value="0.978877" calcext:value-type="float">
            <text:p>0,978877</text:p>
          </table:table-cell>
          <table:table-cell table:formula="of:=MAX([.A33:.BL33])" office:value-type="float" office:value="1.95181" calcext:value-type="float">
            <text:p>1,95181</text:p>
          </table:table-cell>
          <table:table-cell table:number-columns-repeated="7"/>
        </table:table-row>
        <table:table-row table:style-name="ro2">
          <table:table-cell office:value-type="float" office:value="1.22543" calcext:value-type="float">
            <text:p>1,22543</text:p>
          </table:table-cell>
          <table:table-cell office:value-type="float" office:value="2.10887" calcext:value-type="float">
            <text:p>2,10887</text:p>
          </table:table-cell>
          <table:table-cell table:number-columns-repeated="66"/>
          <table:table-cell table:formula="of:=MIN([.A34:.BL34])" office:value-type="float" office:value="1.22543" calcext:value-type="float">
            <text:p>1,22543</text:p>
          </table:table-cell>
          <table:table-cell table:formula="of:=MAX([.A34:.BL34])" office:value-type="float" office:value="2.10887" calcext:value-type="float">
            <text:p>2,10887</text:p>
          </table:table-cell>
          <table:table-cell table:number-columns-repeated="7"/>
        </table:table-row>
        <table:table-row table:style-name="ro2">
          <table:table-cell office:value-type="float" office:value="1.24089" calcext:value-type="float">
            <text:p>1,24089</text:p>
          </table:table-cell>
          <table:table-cell office:value-type="float" office:value="2.12412" calcext:value-type="float">
            <text:p>2,12412</text:p>
          </table:table-cell>
          <table:table-cell table:number-columns-repeated="66"/>
          <table:table-cell table:formula="of:=MIN([.A35:.BL35])" office:value-type="float" office:value="1.24089" calcext:value-type="float">
            <text:p>1,24089</text:p>
          </table:table-cell>
          <table:table-cell table:formula="of:=MAX([.A35:.BL35])" office:value-type="float" office:value="2.12412" calcext:value-type="float">
            <text:p>2,12412</text:p>
          </table:table-cell>
          <table:table-cell table:number-columns-repeated="7"/>
        </table:table-row>
        <table:table-row table:style-name="ro2">
          <table:table-cell office:value-type="float" office:value="1.32399" calcext:value-type="float">
            <text:p>1,32399</text:p>
          </table:table-cell>
          <table:table-cell office:value-type="float" office:value="2.20027" calcext:value-type="float">
            <text:p>2,20027</text:p>
          </table:table-cell>
          <table:table-cell table:number-columns-repeated="66"/>
          <table:table-cell table:formula="of:=MIN([.A36:.BL36])" office:value-type="float" office:value="1.32399" calcext:value-type="float">
            <text:p>1,32399</text:p>
          </table:table-cell>
          <table:table-cell table:formula="of:=MAX([.A36:.BL36])" office:value-type="float" office:value="2.20027" calcext:value-type="float">
            <text:p>2,20027</text:p>
          </table:table-cell>
          <table:table-cell table:number-columns-repeated="7"/>
        </table:table-row>
        <table:table-row table:style-name="ro2">
          <table:table-cell office:value-type="float" office:value="1.24555" calcext:value-type="float">
            <text:p>1,24555</text:p>
          </table:table-cell>
          <table:table-cell office:value-type="float" office:value="1.98303" calcext:value-type="float">
            <text:p>1,98303</text:p>
          </table:table-cell>
          <table:table-cell table:number-columns-repeated="66"/>
          <table:table-cell table:formula="of:=MIN([.A37:.BL37])" office:value-type="float" office:value="1.24555" calcext:value-type="float">
            <text:p>1,24555</text:p>
          </table:table-cell>
          <table:table-cell table:formula="of:=MAX([.A37:.BL37])" office:value-type="float" office:value="1.98303" calcext:value-type="float">
            <text:p>1,98303</text:p>
          </table:table-cell>
          <table:table-cell table:number-columns-repeated="7"/>
        </table:table-row>
        <table:table-row table:style-name="ro2">
          <table:table-cell office:value-type="float" office:value="1.03678" calcext:value-type="float">
            <text:p>1,03678</text:p>
          </table:table-cell>
          <table:table-cell office:value-type="float" office:value="1.81296" calcext:value-type="float">
            <text:p>1,81296</text:p>
          </table:table-cell>
          <table:table-cell table:number-columns-repeated="66"/>
          <table:table-cell table:formula="of:=MIN([.A38:.BL38])" office:value-type="float" office:value="1.03678" calcext:value-type="float">
            <text:p>1,03678</text:p>
          </table:table-cell>
          <table:table-cell table:formula="of:=MAX([.A38:.BL38])" office:value-type="float" office:value="1.81296" calcext:value-type="float">
            <text:p>1,81296</text:p>
          </table:table-cell>
          <table:table-cell table:number-columns-repeated="7"/>
        </table:table-row>
        <table:table-row table:style-name="ro2">
          <table:table-cell office:value-type="float" office:value="1.23313" calcext:value-type="float">
            <text:p>1,23313</text:p>
          </table:table-cell>
          <table:table-cell office:value-type="float" office:value="1.82893" calcext:value-type="float">
            <text:p>1,82893</text:p>
          </table:table-cell>
          <table:table-cell table:number-columns-repeated="66"/>
          <table:table-cell table:formula="of:=MIN([.A39:.BL39])" office:value-type="float" office:value="1.23313" calcext:value-type="float">
            <text:p>1,23313</text:p>
          </table:table-cell>
          <table:table-cell table:formula="of:=MAX([.A39:.BL39])" office:value-type="float" office:value="1.82893" calcext:value-type="float">
            <text:p>1,82893</text:p>
          </table:table-cell>
          <table:table-cell table:number-columns-repeated="7"/>
        </table:table-row>
        <table:table-row table:style-name="ro2">
          <table:table-cell office:value-type="float" office:value="1.25199" calcext:value-type="float">
            <text:p>1,25199</text:p>
          </table:table-cell>
          <table:table-cell office:value-type="float" office:value="1.88347" calcext:value-type="float">
            <text:p>1,88347</text:p>
          </table:table-cell>
          <table:table-cell table:number-columns-repeated="66"/>
          <table:table-cell table:formula="of:=MIN([.A40:.BL40])" office:value-type="float" office:value="1.25199" calcext:value-type="float">
            <text:p>1,25199</text:p>
          </table:table-cell>
          <table:table-cell table:formula="of:=MAX([.A40:.BL40])" office:value-type="float" office:value="1.88347" calcext:value-type="float">
            <text:p>1,88347</text:p>
          </table:table-cell>
          <table:table-cell table:number-columns-repeated="7"/>
        </table:table-row>
        <table:table-row table:style-name="ro2">
          <table:table-cell office:value-type="float" office:value="1.26429" calcext:value-type="float">
            <text:p>1,26429</text:p>
          </table:table-cell>
          <table:table-cell office:value-type="float" office:value="2.14829" calcext:value-type="float">
            <text:p>2,14829</text:p>
          </table:table-cell>
          <table:table-cell table:number-columns-repeated="66"/>
          <table:table-cell table:formula="of:=MIN([.A41:.BL41])" office:value-type="float" office:value="1.26429" calcext:value-type="float">
            <text:p>1,26429</text:p>
          </table:table-cell>
          <table:table-cell table:formula="of:=MAX([.A41:.BL41])" office:value-type="float" office:value="2.14829" calcext:value-type="float">
            <text:p>2,14829</text:p>
          </table:table-cell>
          <table:table-cell table:number-columns-repeated="7"/>
        </table:table-row>
        <table:table-row table:style-name="ro2">
          <table:table-cell office:value-type="float" office:value="0.973274" calcext:value-type="float">
            <text:p>0,973274</text:p>
          </table:table-cell>
          <table:table-cell office:value-type="float" office:value="1.04888" calcext:value-type="float">
            <text:p>1,04888</text:p>
          </table:table-cell>
          <table:table-cell table:number-columns-repeated="66"/>
          <table:table-cell table:formula="of:=MIN([.A42:.BL42])" office:value-type="float" office:value="0.973274" calcext:value-type="float">
            <text:p>0,973274</text:p>
          </table:table-cell>
          <table:table-cell table:formula="of:=MAX([.A42:.BL42])" office:value-type="float" office:value="1.04888" calcext:value-type="float">
            <text:p>1,048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15478" calcext:value-type="float">
            <text:p>1,15478</text:p>
          </table:table-cell>
          <table:table-cell office:value-type="float" office:value="1.68483" calcext:value-type="float">
            <text:p>1,68483</text:p>
          </table:table-cell>
          <table:table-cell office:value-type="float" office:value="2.04454" calcext:value-type="float">
            <text:p>2,04454</text:p>
          </table:table-cell>
          <table:table-cell office:value-type="float" office:value="1.17778" calcext:value-type="float">
            <text:p>1,17778</text:p>
          </table:table-cell>
          <table:table-cell table:number-columns-repeated="64"/>
          <table:table-cell table:formula="of:=MIN([.A44:.BL44])" office:value-type="float" office:value="1.15478" calcext:value-type="float">
            <text:p>1,15478</text:p>
          </table:table-cell>
          <table:table-cell table:formula="of:=MAX([.A44:.BL44])" office:value-type="float" office:value="2.04454" calcext:value-type="float">
            <text:p>2,04454</text:p>
          </table:table-cell>
          <table:table-cell table:number-columns-repeated="7"/>
        </table:table-row>
        <table:table-row table:style-name="ro2">
          <table:table-cell office:value-type="float" office:value="1.17026" calcext:value-type="float">
            <text:p>1,17026</text:p>
          </table:table-cell>
          <table:table-cell office:value-type="float" office:value="1.69039" calcext:value-type="float">
            <text:p>1,69039</text:p>
          </table:table-cell>
          <table:table-cell office:value-type="float" office:value="0.919902" calcext:value-type="float">
            <text:p>0,919902</text:p>
          </table:table-cell>
          <table:table-cell office:value-type="float" office:value="2.22877" calcext:value-type="float">
            <text:p>2,22877</text:p>
          </table:table-cell>
          <table:table-cell table:number-columns-repeated="64"/>
          <table:table-cell table:formula="of:=MIN([.A45:.BL45])" office:value-type="float" office:value="0.919902" calcext:value-type="float">
            <text:p>0,919902</text:p>
          </table:table-cell>
          <table:table-cell table:formula="of:=MAX([.A45:.BL45])" office:value-type="float" office:value="2.22877" calcext:value-type="float">
            <text:p>2,22877</text:p>
          </table:table-cell>
          <table:table-cell table:number-columns-repeated="7"/>
        </table:table-row>
        <table:table-row table:style-name="ro2">
          <table:table-cell office:value-type="float" office:value="1.17953" calcext:value-type="float">
            <text:p>1,17953</text:p>
          </table:table-cell>
          <table:table-cell office:value-type="float" office:value="1.50902" calcext:value-type="float">
            <text:p>1,50902</text:p>
          </table:table-cell>
          <table:table-cell office:value-type="float" office:value="1.66516" calcext:value-type="float">
            <text:p>1,66516</text:p>
          </table:table-cell>
          <table:table-cell office:value-type="float" office:value="0.609256" calcext:value-type="float">
            <text:p>0,609256</text:p>
          </table:table-cell>
          <table:table-cell table:number-columns-repeated="64"/>
          <table:table-cell table:formula="of:=MIN([.A46:.BL46])" office:value-type="float" office:value="0.609256" calcext:value-type="float">
            <text:p>0,609256</text:p>
          </table:table-cell>
          <table:table-cell table:formula="of:=MAX([.A46:.BL46])" office:value-type="float" office:value="1.66516" calcext:value-type="float">
            <text:p>1,66516</text:p>
          </table:table-cell>
          <table:table-cell table:number-columns-repeated="7"/>
        </table:table-row>
        <table:table-row table:style-name="ro2">
          <table:table-cell office:value-type="float" office:value="1.2377" calcext:value-type="float">
            <text:p>1,2377</text:p>
          </table:table-cell>
          <table:table-cell office:value-type="float" office:value="2.1967" calcext:value-type="float">
            <text:p>2,1967</text:p>
          </table:table-cell>
          <table:table-cell office:value-type="float" office:value="2.26007" calcext:value-type="float">
            <text:p>2,26007</text:p>
          </table:table-cell>
          <table:table-cell office:value-type="float" office:value="1.12415" calcext:value-type="float">
            <text:p>1,12415</text:p>
          </table:table-cell>
          <table:table-cell table:number-columns-repeated="64"/>
          <table:table-cell table:formula="of:=MIN([.A47:.BL47])" office:value-type="float" office:value="1.12415" calcext:value-type="float">
            <text:p>1,12415</text:p>
          </table:table-cell>
          <table:table-cell table:formula="of:=MAX([.A47:.BL47])" office:value-type="float" office:value="2.26007" calcext:value-type="float">
            <text:p>2,26007</text:p>
          </table:table-cell>
          <table:table-cell table:number-columns-repeated="7"/>
        </table:table-row>
        <table:table-row table:style-name="ro2">
          <table:table-cell office:value-type="float" office:value="0.61965" calcext:value-type="float">
            <text:p>0,61965</text:p>
          </table:table-cell>
          <table:table-cell office:value-type="float" office:value="1.05382" calcext:value-type="float">
            <text:p>1,05382</text:p>
          </table:table-cell>
          <table:table-cell office:value-type="float" office:value="0.885408" calcext:value-type="float">
            <text:p>0,885408</text:p>
          </table:table-cell>
          <table:table-cell office:value-type="float" office:value="0.939479" calcext:value-type="float">
            <text:p>0,939479</text:p>
          </table:table-cell>
          <table:table-cell table:number-columns-repeated="64"/>
          <table:table-cell table:formula="of:=MIN([.A48:.BL48])" office:value-type="float" office:value="0.61965" calcext:value-type="float">
            <text:p>0,61965</text:p>
          </table:table-cell>
          <table:table-cell table:formula="of:=MAX([.A48:.BL48])" office:value-type="float" office:value="1.05382" calcext:value-type="float">
            <text:p>1,05382</text:p>
          </table:table-cell>
          <table:table-cell table:number-columns-repeated="7"/>
        </table:table-row>
        <table:table-row table:style-name="ro2">
          <table:table-cell office:value-type="float" office:value="0.896989" calcext:value-type="float">
            <text:p>0,896989</text:p>
          </table:table-cell>
          <table:table-cell office:value-type="float" office:value="1.14243" calcext:value-type="float">
            <text:p>1,14243</text:p>
          </table:table-cell>
          <table:table-cell office:value-type="float" office:value="0.841973" calcext:value-type="float">
            <text:p>0,841973</text:p>
          </table:table-cell>
          <table:table-cell office:value-type="float" office:value="0.774889" calcext:value-type="float">
            <text:p>0,774889</text:p>
          </table:table-cell>
          <table:table-cell table:number-columns-repeated="64"/>
          <table:table-cell table:formula="of:=MIN([.A49:.BL49])" office:value-type="float" office:value="0.774889" calcext:value-type="float">
            <text:p>0,774889</text:p>
          </table:table-cell>
          <table:table-cell table:formula="of:=MAX([.A49:.BL49])" office:value-type="float" office:value="1.14243" calcext:value-type="float">
            <text:p>1,14243</text:p>
          </table:table-cell>
          <table:table-cell table:number-columns-repeated="7"/>
        </table:table-row>
        <table:table-row table:style-name="ro2">
          <table:table-cell office:value-type="float" office:value="0.879666" calcext:value-type="float">
            <text:p>0,879666</text:p>
          </table:table-cell>
          <table:table-cell office:value-type="float" office:value="1.6675" calcext:value-type="float">
            <text:p>1,6675</text:p>
          </table:table-cell>
          <table:table-cell office:value-type="float" office:value="1.14779" calcext:value-type="float">
            <text:p>1,14779</text:p>
          </table:table-cell>
          <table:table-cell office:value-type="float" office:value="2.09068" calcext:value-type="float">
            <text:p>2,09068</text:p>
          </table:table-cell>
          <table:table-cell table:number-columns-repeated="64"/>
          <table:table-cell table:formula="of:=MIN([.A50:.BL50])" office:value-type="float" office:value="0.879666" calcext:value-type="float">
            <text:p>0,879666</text:p>
          </table:table-cell>
          <table:table-cell table:formula="of:=MAX([.A50:.BL50])" office:value-type="float" office:value="2.09068" calcext:value-type="float">
            <text:p>2,09068</text:p>
          </table:table-cell>
          <table:table-cell table:number-columns-repeated="7"/>
        </table:table-row>
        <table:table-row table:style-name="ro2">
          <table:table-cell office:value-type="float" office:value="1.29924" calcext:value-type="float">
            <text:p>1,29924</text:p>
          </table:table-cell>
          <table:table-cell office:value-type="float" office:value="2.12568" calcext:value-type="float">
            <text:p>2,12568</text:p>
          </table:table-cell>
          <table:table-cell office:value-type="float" office:value="2.17144" calcext:value-type="float">
            <text:p>2,17144</text:p>
          </table:table-cell>
          <table:table-cell office:value-type="float" office:value="1.01982" calcext:value-type="float">
            <text:p>1,01982</text:p>
          </table:table-cell>
          <table:table-cell table:number-columns-repeated="64"/>
          <table:table-cell table:formula="of:=MIN([.A51:.BL51])" office:value-type="float" office:value="1.01982" calcext:value-type="float">
            <text:p>1,01982</text:p>
          </table:table-cell>
          <table:table-cell table:formula="of:=MAX([.A51:.BL51])" office:value-type="float" office:value="2.17144" calcext:value-type="float">
            <text:p>2,17144</text:p>
          </table:table-cell>
          <table:table-cell table:number-columns-repeated="7"/>
        </table:table-row>
        <table:table-row table:style-name="ro2">
          <table:table-cell office:value-type="float" office:value="0.873463" calcext:value-type="float">
            <text:p>0,873463</text:p>
          </table:table-cell>
          <table:table-cell office:value-type="float" office:value="1.14466" calcext:value-type="float">
            <text:p>1,14466</text:p>
          </table:table-cell>
          <table:table-cell office:value-type="float" office:value="0.635724" calcext:value-type="float">
            <text:p>0,635724</text:p>
          </table:table-cell>
          <table:table-cell office:value-type="float" office:value="0.861347" calcext:value-type="float">
            <text:p>0,861347</text:p>
          </table:table-cell>
          <table:table-cell table:number-columns-repeated="64"/>
          <table:table-cell table:formula="of:=MIN([.A52:.BL52])" office:value-type="float" office:value="0.635724" calcext:value-type="float">
            <text:p>0,635724</text:p>
          </table:table-cell>
          <table:table-cell table:formula="of:=MAX([.A52:.BL52])" office:value-type="float" office:value="1.14466" calcext:value-type="float">
            <text:p>1,14466</text:p>
          </table:table-cell>
          <table:table-cell table:number-columns-repeated="7"/>
        </table:table-row>
        <table:table-row table:style-name="ro2">
          <table:table-cell office:value-type="float" office:value="1.20057" calcext:value-type="float">
            <text:p>1,20057</text:p>
          </table:table-cell>
          <table:table-cell office:value-type="float" office:value="0.610714" calcext:value-type="float">
            <text:p>0,610714</text:p>
          </table:table-cell>
          <table:table-cell office:value-type="float" office:value="2.05724" calcext:value-type="float">
            <text:p>2,05724</text:p>
          </table:table-cell>
          <table:table-cell office:value-type="float" office:value="2.12809" calcext:value-type="float">
            <text:p>2,12809</text:p>
          </table:table-cell>
          <table:table-cell table:number-columns-repeated="64"/>
          <table:table-cell table:formula="of:=MIN([.A53:.BL53])" office:value-type="float" office:value="0.610714" calcext:value-type="float">
            <text:p>0,610714</text:p>
          </table:table-cell>
          <table:table-cell table:formula="of:=MAX([.A53:.BL53])" office:value-type="float" office:value="2.12809" calcext:value-type="float">
            <text:p>2,12809</text:p>
          </table:table-cell>
          <table:table-cell table:number-columns-repeated="7"/>
        </table:table-row>
        <table:table-row table:style-name="ro2">
          <table:table-cell office:value-type="float" office:value="1.2121" calcext:value-type="float">
            <text:p>1,2121</text:p>
          </table:table-cell>
          <table:table-cell office:value-type="float" office:value="0.615607" calcext:value-type="float">
            <text:p>0,615607</text:p>
          </table:table-cell>
          <table:table-cell office:value-type="float" office:value="2.09618" calcext:value-type="float">
            <text:p>2,09618</text:p>
          </table:table-cell>
          <table:table-cell office:value-type="float" office:value="2.14016" calcext:value-type="float">
            <text:p>2,14016</text:p>
          </table:table-cell>
          <table:table-cell table:number-columns-repeated="64"/>
          <table:table-cell table:formula="of:=MIN([.A54:.BL54])" office:value-type="float" office:value="0.615607" calcext:value-type="float">
            <text:p>0,615607</text:p>
          </table:table-cell>
          <table:table-cell table:formula="of:=MAX([.A54:.BL54])" office:value-type="float" office:value="2.14016" calcext:value-type="float">
            <text:p>2,14016</text:p>
          </table:table-cell>
          <table:table-cell table:number-columns-repeated="7"/>
        </table:table-row>
        <table:table-row table:style-name="ro2">
          <table:table-cell office:value-type="float" office:value="0.616676" calcext:value-type="float">
            <text:p>0,616676</text:p>
          </table:table-cell>
          <table:table-cell office:value-type="float" office:value="0.606981" calcext:value-type="float">
            <text:p>0,606981</text:p>
          </table:table-cell>
          <table:table-cell office:value-type="float" office:value="1.44221" calcext:value-type="float">
            <text:p>1,44221</text:p>
          </table:table-cell>
          <table:table-cell office:value-type="float" office:value="0.593502" calcext:value-type="float">
            <text:p>0,593502</text:p>
          </table:table-cell>
          <table:table-cell table:number-columns-repeated="64"/>
          <table:table-cell table:formula="of:=MIN([.A55:.BL55])" office:value-type="float" office:value="0.593502" calcext:value-type="float">
            <text:p>0,593502</text:p>
          </table:table-cell>
          <table:table-cell table:formula="of:=MAX([.A55:.BL55])" office:value-type="float" office:value="1.44221" calcext:value-type="float">
            <text:p>1,44221</text:p>
          </table:table-cell>
          <table:table-cell table:number-columns-repeated="7"/>
        </table:table-row>
        <table:table-row table:style-name="ro2">
          <table:table-cell office:value-type="float" office:value="1.21808" calcext:value-type="float">
            <text:p>1,21808</text:p>
          </table:table-cell>
          <table:table-cell office:value-type="float" office:value="1.589" calcext:value-type="float">
            <text:p>1,589</text:p>
          </table:table-cell>
          <table:table-cell office:value-type="float" office:value="1.78314" calcext:value-type="float">
            <text:p>1,78314</text:p>
          </table:table-cell>
          <table:table-cell office:value-type="float" office:value="0.979623" calcext:value-type="float">
            <text:p>0,979623</text:p>
          </table:table-cell>
          <table:table-cell table:number-columns-repeated="64"/>
          <table:table-cell table:formula="of:=MIN([.A56:.BL56])" office:value-type="float" office:value="0.979623" calcext:value-type="float">
            <text:p>0,979623</text:p>
          </table:table-cell>
          <table:table-cell table:formula="of:=MAX([.A56:.BL56])" office:value-type="float" office:value="1.78314" calcext:value-type="float">
            <text:p>1,78314</text:p>
          </table:table-cell>
          <table:table-cell table:number-columns-repeated="7"/>
        </table:table-row>
        <table:table-row table:style-name="ro2">
          <table:table-cell office:value-type="float" office:value="1.3337" calcext:value-type="float">
            <text:p>1,3337</text:p>
          </table:table-cell>
          <table:table-cell office:value-type="float" office:value="1.7142" calcext:value-type="float">
            <text:p>1,7142</text:p>
          </table:table-cell>
          <table:table-cell office:value-type="float" office:value="1.97563" calcext:value-type="float">
            <text:p>1,97563</text:p>
          </table:table-cell>
          <table:table-cell office:value-type="float" office:value="0.769308" calcext:value-type="float">
            <text:p>0,769308</text:p>
          </table:table-cell>
          <table:table-cell table:number-columns-repeated="64"/>
          <table:table-cell table:formula="of:=MIN([.A57:.BL57])" office:value-type="float" office:value="0.769308" calcext:value-type="float">
            <text:p>0,769308</text:p>
          </table:table-cell>
          <table:table-cell table:formula="of:=MAX([.A57:.BL57])" office:value-type="float" office:value="1.97563" calcext:value-type="float">
            <text:p>1,97563</text:p>
          </table:table-cell>
          <table:table-cell table:number-columns-repeated="7"/>
        </table:table-row>
        <table:table-row table:style-name="ro2">
          <table:table-cell office:value-type="float" office:value="0.901065" calcext:value-type="float">
            <text:p>0,901065</text:p>
          </table:table-cell>
          <table:table-cell office:value-type="float" office:value="1.08631" calcext:value-type="float">
            <text:p>1,08631</text:p>
          </table:table-cell>
          <table:table-cell office:value-type="float" office:value="0.735728" calcext:value-type="float">
            <text:p>0,735728</text:p>
          </table:table-cell>
          <table:table-cell office:value-type="float" office:value="0.96133" calcext:value-type="float">
            <text:p>0,96133</text:p>
          </table:table-cell>
          <table:table-cell table:number-columns-repeated="64"/>
          <table:table-cell table:formula="of:=MIN([.A58:.BL58])" office:value-type="float" office:value="0.735728" calcext:value-type="float">
            <text:p>0,735728</text:p>
          </table:table-cell>
          <table:table-cell table:formula="of:=MAX([.A58:.BL58])" office:value-type="float" office:value="1.08631" calcext:value-type="float">
            <text:p>1,08631</text:p>
          </table:table-cell>
          <table:table-cell table:number-columns-repeated="7"/>
        </table:table-row>
        <table:table-row table:style-name="ro2">
          <table:table-cell office:value-type="float" office:value="0.796312" calcext:value-type="float">
            <text:p>0,796312</text:p>
          </table:table-cell>
          <table:table-cell office:value-type="float" office:value="1.06488" calcext:value-type="float">
            <text:p>1,06488</text:p>
          </table:table-cell>
          <table:table-cell office:value-type="float" office:value="0.741103" calcext:value-type="float">
            <text:p>0,741103</text:p>
          </table:table-cell>
          <table:table-cell office:value-type="float" office:value="0.851127" calcext:value-type="float">
            <text:p>0,851127</text:p>
          </table:table-cell>
          <table:table-cell table:number-columns-repeated="64"/>
          <table:table-cell table:formula="of:=MIN([.A59:.BL59])" office:value-type="float" office:value="0.741103" calcext:value-type="float">
            <text:p>0,741103</text:p>
          </table:table-cell>
          <table:table-cell table:formula="of:=MAX([.A59:.BL59])" office:value-type="float" office:value="1.06488" calcext:value-type="float">
            <text:p>1,06488</text:p>
          </table:table-cell>
          <table:table-cell table:number-columns-repeated="7"/>
        </table:table-row>
        <table:table-row table:style-name="ro2">
          <table:table-cell office:value-type="float" office:value="2.2951" calcext:value-type="float">
            <text:p>2,2951</text:p>
          </table:table-cell>
          <table:table-cell office:value-type="float" office:value="2.39582" calcext:value-type="float">
            <text:p>2,39582</text:p>
          </table:table-cell>
          <table:table-cell office:value-type="float" office:value="2.40619" calcext:value-type="float">
            <text:p>2,40619</text:p>
          </table:table-cell>
          <table:table-cell office:value-type="float" office:value="2.42747" calcext:value-type="float">
            <text:p>2,42747</text:p>
          </table:table-cell>
          <table:table-cell table:number-columns-repeated="64"/>
          <table:table-cell table:formula="of:=MIN([.A60:.BL60])" office:value-type="float" office:value="2.2951" calcext:value-type="float">
            <text:p>2,2951</text:p>
          </table:table-cell>
          <table:table-cell table:formula="of:=MAX([.A60:.BL60])" office:value-type="float" office:value="2.42747" calcext:value-type="float">
            <text:p>2,42747</text:p>
          </table:table-cell>
          <table:table-cell table:number-columns-repeated="7"/>
        </table:table-row>
        <table:table-row table:style-name="ro2">
          <table:table-cell office:value-type="float" office:value="1.38188" calcext:value-type="float">
            <text:p>1,38188</text:p>
          </table:table-cell>
          <table:table-cell office:value-type="float" office:value="2.17651" calcext:value-type="float">
            <text:p>2,17651</text:p>
          </table:table-cell>
          <table:table-cell office:value-type="float" office:value="2.29715" calcext:value-type="float">
            <text:p>2,29715</text:p>
          </table:table-cell>
          <table:table-cell office:value-type="float" office:value="1.04261" calcext:value-type="float">
            <text:p>1,04261</text:p>
          </table:table-cell>
          <table:table-cell table:number-columns-repeated="64"/>
          <table:table-cell table:formula="of:=MIN([.A61:.BL61])" office:value-type="float" office:value="1.04261" calcext:value-type="float">
            <text:p>1,04261</text:p>
          </table:table-cell>
          <table:table-cell table:formula="of:=MAX([.A61:.BL61])" office:value-type="float" office:value="2.29715" calcext:value-type="float">
            <text:p>2,29715</text:p>
          </table:table-cell>
          <table:table-cell table:number-columns-repeated="7"/>
        </table:table-row>
        <table:table-row table:style-name="ro2">
          <table:table-cell office:value-type="float" office:value="1.18686" calcext:value-type="float">
            <text:p>1,18686</text:p>
          </table:table-cell>
          <table:table-cell office:value-type="float" office:value="1.76709" calcext:value-type="float">
            <text:p>1,76709</text:p>
          </table:table-cell>
          <table:table-cell office:value-type="float" office:value="1.94683" calcext:value-type="float">
            <text:p>1,94683</text:p>
          </table:table-cell>
          <table:table-cell office:value-type="float" office:value="1.05372" calcext:value-type="float">
            <text:p>1,05372</text:p>
          </table:table-cell>
          <table:table-cell table:number-columns-repeated="64"/>
          <table:table-cell table:formula="of:=MIN([.A62:.BL62])" office:value-type="float" office:value="1.05372" calcext:value-type="float">
            <text:p>1,05372</text:p>
          </table:table-cell>
          <table:table-cell table:formula="of:=MAX([.A62:.BL62])" office:value-type="float" office:value="1.94683" calcext:value-type="float">
            <text:p>1,94683</text:p>
          </table:table-cell>
          <table:table-cell table:number-columns-repeated="7"/>
        </table:table-row>
        <table:table-row table:style-name="ro2">
          <table:table-cell office:value-type="float" office:value="0.626676" calcext:value-type="float">
            <text:p>0,626676</text:p>
          </table:table-cell>
          <table:table-cell office:value-type="float" office:value="0.623205" calcext:value-type="float">
            <text:p>0,623205</text:p>
          </table:table-cell>
          <table:table-cell office:value-type="float" office:value="0.70605" calcext:value-type="float">
            <text:p>0,70605</text:p>
          </table:table-cell>
          <table:table-cell office:value-type="float" office:value="1.97106" calcext:value-type="float">
            <text:p>1,97106</text:p>
          </table:table-cell>
          <table:table-cell table:number-columns-repeated="64"/>
          <table:table-cell table:formula="of:=MIN([.A63:.BL63])" office:value-type="float" office:value="0.623205" calcext:value-type="float">
            <text:p>0,623205</text:p>
          </table:table-cell>
          <table:table-cell table:formula="of:=MAX([.A63:.BL63])" office:value-type="float" office:value="1.97106" calcext:value-type="float">
            <text:p>1,971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3525" calcext:value-type="float">
            <text:p>1,13525</text:p>
          </table:table-cell>
          <table:table-cell office:value-type="float" office:value="1.19873" calcext:value-type="float">
            <text:p>1,19873</text:p>
          </table:table-cell>
          <table:table-cell office:value-type="float" office:value="1.42899" calcext:value-type="float">
            <text:p>1,42899</text:p>
          </table:table-cell>
          <table:table-cell office:value-type="float" office:value="1.42842" calcext:value-type="float">
            <text:p>1,42842</text:p>
          </table:table-cell>
          <table:table-cell office:value-type="float" office:value="0.464512" calcext:value-type="float">
            <text:p>0,464512</text:p>
          </table:table-cell>
          <table:table-cell office:value-type="float" office:value="0.470691" calcext:value-type="float">
            <text:p>0,470691</text:p>
          </table:table-cell>
          <table:table-cell office:value-type="float" office:value="0.466898" calcext:value-type="float">
            <text:p>0,466898</text:p>
          </table:table-cell>
          <table:table-cell office:value-type="float" office:value="1.11101" calcext:value-type="float">
            <text:p>1,11101</text:p>
          </table:table-cell>
          <table:table-cell table:number-columns-repeated="60"/>
          <table:table-cell table:formula="of:=MIN([.A65:.BL65])" office:value-type="float" office:value="0.464512" calcext:value-type="float">
            <text:p>0,464512</text:p>
          </table:table-cell>
          <table:table-cell table:formula="of:=MAX([.A65:.BL65])" office:value-type="float" office:value="1.42899" calcext:value-type="float">
            <text:p>1,42899</text:p>
          </table:table-cell>
          <table:table-cell table:number-columns-repeated="7"/>
        </table:table-row>
        <table:table-row table:style-name="ro2">
          <table:table-cell office:value-type="float" office:value="0.658949" calcext:value-type="float">
            <text:p>0,658949</text:p>
          </table:table-cell>
          <table:table-cell office:value-type="float" office:value="1.12204" calcext:value-type="float">
            <text:p>1,12204</text:p>
          </table:table-cell>
          <table:table-cell office:value-type="float" office:value="0.740295" calcext:value-type="float">
            <text:p>0,740295</text:p>
          </table:table-cell>
          <table:table-cell office:value-type="float" office:value="0.567383" calcext:value-type="float">
            <text:p>0,567383</text:p>
          </table:table-cell>
          <table:table-cell office:value-type="float" office:value="1.05226" calcext:value-type="float">
            <text:p>1,05226</text:p>
          </table:table-cell>
          <table:table-cell office:value-type="float" office:value="2.19815" calcext:value-type="float">
            <text:p>2,19815</text:p>
          </table:table-cell>
          <table:table-cell office:value-type="float" office:value="1.67304" calcext:value-type="float">
            <text:p>1,67304</text:p>
          </table:table-cell>
          <table:table-cell office:value-type="float" office:value="0.995023" calcext:value-type="float">
            <text:p>0,995023</text:p>
          </table:table-cell>
          <table:table-cell table:number-columns-repeated="60"/>
          <table:table-cell table:formula="of:=MIN([.A66:.BL66])" office:value-type="float" office:value="0.567383" calcext:value-type="float">
            <text:p>0,567383</text:p>
          </table:table-cell>
          <table:table-cell table:formula="of:=MAX([.A66:.BL66])" office:value-type="float" office:value="2.19815" calcext:value-type="float">
            <text:p>2,19815</text:p>
          </table:table-cell>
          <table:table-cell table:number-columns-repeated="7"/>
        </table:table-row>
        <table:table-row table:style-name="ro2">
          <table:table-cell office:value-type="float" office:value="1.19954" calcext:value-type="float">
            <text:p>1,19954</text:p>
          </table:table-cell>
          <table:table-cell office:value-type="float" office:value="1.21789" calcext:value-type="float">
            <text:p>1,21789</text:p>
          </table:table-cell>
          <table:table-cell office:value-type="float" office:value="1.35145" calcext:value-type="float">
            <text:p>1,35145</text:p>
          </table:table-cell>
          <table:table-cell office:value-type="float" office:value="1.43922" calcext:value-type="float">
            <text:p>1,43922</text:p>
          </table:table-cell>
          <table:table-cell office:value-type="float" office:value="0.579111" calcext:value-type="float">
            <text:p>0,579111</text:p>
          </table:table-cell>
          <table:table-cell office:value-type="float" office:value="1.06326" calcext:value-type="float">
            <text:p>1,06326</text:p>
          </table:table-cell>
          <table:table-cell office:value-type="float" office:value="1.10874" calcext:value-type="float">
            <text:p>1,10874</text:p>
          </table:table-cell>
          <table:table-cell office:value-type="float" office:value="1.16038" calcext:value-type="float">
            <text:p>1,16038</text:p>
          </table:table-cell>
          <table:table-cell table:number-columns-repeated="60"/>
          <table:table-cell table:formula="of:=MIN([.A67:.BL67])" office:value-type="float" office:value="0.579111" calcext:value-type="float">
            <text:p>0,579111</text:p>
          </table:table-cell>
          <table:table-cell table:formula="of:=MAX([.A67:.BL67])" office:value-type="float" office:value="1.43922" calcext:value-type="float">
            <text:p>1,43922</text:p>
          </table:table-cell>
          <table:table-cell table:number-columns-repeated="7"/>
        </table:table-row>
        <table:table-row table:style-name="ro2">
          <table:table-cell office:value-type="float" office:value="0.433607" calcext:value-type="float">
            <text:p>0,433607</text:p>
          </table:table-cell>
          <table:table-cell office:value-type="float" office:value="0.387984" calcext:value-type="float">
            <text:p>0,387984</text:p>
          </table:table-cell>
          <table:table-cell office:value-type="float" office:value="0.950344" calcext:value-type="float">
            <text:p>0,950344</text:p>
          </table:table-cell>
          <table:table-cell office:value-type="float" office:value="0.659192" calcext:value-type="float">
            <text:p>0,659192</text:p>
          </table:table-cell>
          <table:table-cell office:value-type="float" office:value="0.626533" calcext:value-type="float">
            <text:p>0,626533</text:p>
          </table:table-cell>
          <table:table-cell office:value-type="float" office:value="0.504551" calcext:value-type="float">
            <text:p>0,504551</text:p>
          </table:table-cell>
          <table:table-cell office:value-type="float" office:value="0.735145" calcext:value-type="float">
            <text:p>0,735145</text:p>
          </table:table-cell>
          <table:table-cell office:value-type="float" office:value="0.304796" calcext:value-type="float">
            <text:p>0,304796</text:p>
          </table:table-cell>
          <table:table-cell table:number-columns-repeated="60"/>
          <table:table-cell table:formula="of:=MIN([.A68:.BL68])" office:value-type="float" office:value="0.304796" calcext:value-type="float">
            <text:p>0,304796</text:p>
          </table:table-cell>
          <table:table-cell table:formula="of:=MAX([.A68:.BL68])" office:value-type="float" office:value="0.950344" calcext:value-type="float">
            <text:p>0,950344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,20722</text:p>
          </table:table-cell>
          <table:table-cell office:value-type="float" office:value="1.21834" calcext:value-type="float">
            <text:p>1,21834</text:p>
          </table:table-cell>
          <table:table-cell office:value-type="float" office:value="1.2884" calcext:value-type="float">
            <text:p>1,2884</text:p>
          </table:table-cell>
          <table:table-cell office:value-type="float" office:value="1.38058" calcext:value-type="float">
            <text:p>1,38058</text:p>
          </table:table-cell>
          <table:table-cell office:value-type="float" office:value="0.730336" calcext:value-type="float">
            <text:p>0,730336</text:p>
          </table:table-cell>
          <table:table-cell office:value-type="float" office:value="1.01559" calcext:value-type="float">
            <text:p>1,01559</text:p>
          </table:table-cell>
          <table:table-cell office:value-type="float" office:value="1.10283" calcext:value-type="float">
            <text:p>1,10283</text:p>
          </table:table-cell>
          <table:table-cell office:value-type="float" office:value="1.2332" calcext:value-type="float">
            <text:p>1,2332</text:p>
          </table:table-cell>
          <table:table-cell table:number-columns-repeated="60"/>
          <table:table-cell table:formula="of:=MIN([.A69:.BL69])" office:value-type="float" office:value="0.730336" calcext:value-type="float">
            <text:p>0,730336</text:p>
          </table:table-cell>
          <table:table-cell table:formula="of:=MAX([.A69:.BL69])" office:value-type="float" office:value="1.38058" calcext:value-type="float">
            <text:p>1,38058</text:p>
          </table:table-cell>
          <table:table-cell table:number-columns-repeated="7"/>
        </table:table-row>
        <table:table-row table:style-name="ro2">
          <table:table-cell office:value-type="float" office:value="1.13706" calcext:value-type="float">
            <text:p>1,13706</text:p>
          </table:table-cell>
          <table:table-cell office:value-type="float" office:value="1.24648" calcext:value-type="float">
            <text:p>1,24648</text:p>
          </table:table-cell>
          <table:table-cell office:value-type="float" office:value="1.25628" calcext:value-type="float">
            <text:p>1,25628</text:p>
          </table:table-cell>
          <table:table-cell office:value-type="float" office:value="0.614331" calcext:value-type="float">
            <text:p>0,614331</text:p>
          </table:table-cell>
          <table:table-cell office:value-type="float" office:value="1.93919" calcext:value-type="float">
            <text:p>1,93919</text:p>
          </table:table-cell>
          <table:table-cell office:value-type="float" office:value="0.888344" calcext:value-type="float">
            <text:p>0,888344</text:p>
          </table:table-cell>
          <table:table-cell office:value-type="float" office:value="0.844479" calcext:value-type="float">
            <text:p>0,844479</text:p>
          </table:table-cell>
          <table:table-cell office:value-type="float" office:value="1.20245" calcext:value-type="float">
            <text:p>1,20245</text:p>
          </table:table-cell>
          <table:table-cell table:number-columns-repeated="60"/>
          <table:table-cell table:formula="of:=MIN([.A70:.BL70])" office:value-type="float" office:value="0.614331" calcext:value-type="float">
            <text:p>0,614331</text:p>
          </table:table-cell>
          <table:table-cell table:formula="of:=MAX([.A70:.BL70])" office:value-type="float" office:value="1.93919" calcext:value-type="float">
            <text:p>1,93919</text:p>
          </table:table-cell>
          <table:table-cell table:number-columns-repeated="7"/>
        </table:table-row>
        <table:table-row table:style-name="ro2">
          <table:table-cell office:value-type="float" office:value="0.582145" calcext:value-type="float">
            <text:p>0,582145</text:p>
          </table:table-cell>
          <table:table-cell office:value-type="float" office:value="0.920053" calcext:value-type="float">
            <text:p>0,920053</text:p>
          </table:table-cell>
          <table:table-cell office:value-type="float" office:value="1.06143" calcext:value-type="float">
            <text:p>1,06143</text:p>
          </table:table-cell>
          <table:table-cell office:value-type="float" office:value="0.782654" calcext:value-type="float">
            <text:p>0,782654</text:p>
          </table:table-cell>
          <table:table-cell office:value-type="float" office:value="0.639593" calcext:value-type="float">
            <text:p>0,639593</text:p>
          </table:table-cell>
          <table:table-cell office:value-type="float" office:value="0.745054" calcext:value-type="float">
            <text:p>0,745054</text:p>
          </table:table-cell>
          <table:table-cell office:value-type="float" office:value="0.637298" calcext:value-type="float">
            <text:p>0,637298</text:p>
          </table:table-cell>
          <table:table-cell office:value-type="float" office:value="0.688039" calcext:value-type="float">
            <text:p>0,688039</text:p>
          </table:table-cell>
          <table:table-cell table:number-columns-repeated="60"/>
          <table:table-cell table:formula="of:=MIN([.A71:.BL71])" office:value-type="float" office:value="0.582145" calcext:value-type="float">
            <text:p>0,582145</text:p>
          </table:table-cell>
          <table:table-cell table:formula="of:=MAX([.A71:.BL71])" office:value-type="float" office:value="1.06143" calcext:value-type="float">
            <text:p>1,06143</text:p>
          </table:table-cell>
          <table:table-cell table:number-columns-repeated="7"/>
        </table:table-row>
        <table:table-row table:style-name="ro2">
          <table:table-cell office:value-type="float" office:value="0.547037" calcext:value-type="float">
            <text:p>0,547037</text:p>
          </table:table-cell>
          <table:table-cell office:value-type="float" office:value="1.09515" calcext:value-type="float">
            <text:p>1,09515</text:p>
          </table:table-cell>
          <table:table-cell office:value-type="float" office:value="1.44289" calcext:value-type="float">
            <text:p>1,44289</text:p>
          </table:table-cell>
          <table:table-cell office:value-type="float" office:value="0.73545" calcext:value-type="float">
            <text:p>0,73545</text:p>
          </table:table-cell>
          <table:table-cell office:value-type="float" office:value="1.36273" calcext:value-type="float">
            <text:p>1,36273</text:p>
          </table:table-cell>
          <table:table-cell office:value-type="float" office:value="0.756567" calcext:value-type="float">
            <text:p>0,756567</text:p>
          </table:table-cell>
          <table:table-cell office:value-type="float" office:value="1.19553" calcext:value-type="float">
            <text:p>1,19553</text:p>
          </table:table-cell>
          <table:table-cell office:value-type="float" office:value="0.973668" calcext:value-type="float">
            <text:p>0,973668</text:p>
          </table:table-cell>
          <table:table-cell table:number-columns-repeated="60"/>
          <table:table-cell table:formula="of:=MIN([.A72:.BL72])" office:value-type="float" office:value="0.547037" calcext:value-type="float">
            <text:p>0,547037</text:p>
          </table:table-cell>
          <table:table-cell table:formula="of:=MAX([.A72:.BL72])" office:value-type="float" office:value="1.44289" calcext:value-type="float">
            <text:p>1,44289</text:p>
          </table:table-cell>
          <table:table-cell table:number-columns-repeated="7"/>
        </table:table-row>
        <table:table-row table:style-name="ro2">
          <table:table-cell office:value-type="float" office:value="0.60616" calcext:value-type="float">
            <text:p>0,60616</text:p>
          </table:table-cell>
          <table:table-cell office:value-type="float" office:value="0.938214" calcext:value-type="float">
            <text:p>0,938214</text:p>
          </table:table-cell>
          <table:table-cell office:value-type="float" office:value="1.07774" calcext:value-type="float">
            <text:p>1,07774</text:p>
          </table:table-cell>
          <table:table-cell office:value-type="float" office:value="0.56118" calcext:value-type="float">
            <text:p>0,56118</text:p>
          </table:table-cell>
          <table:table-cell office:value-type="float" office:value="0.307604" calcext:value-type="float">
            <text:p>0,307604</text:p>
          </table:table-cell>
          <table:table-cell office:value-type="float" office:value="0.309105" calcext:value-type="float">
            <text:p>0,309105</text:p>
          </table:table-cell>
          <table:table-cell office:value-type="float" office:value="1.53385" calcext:value-type="float">
            <text:p>1,53385</text:p>
          </table:table-cell>
          <table:table-cell office:value-type="float" office:value="1.24616" calcext:value-type="float">
            <text:p>1,24616</text:p>
          </table:table-cell>
          <table:table-cell table:number-columns-repeated="60"/>
          <table:table-cell table:formula="of:=MIN([.A73:.BL73])" office:value-type="float" office:value="0.307604" calcext:value-type="float">
            <text:p>0,307604</text:p>
          </table:table-cell>
          <table:table-cell table:formula="of:=MAX([.A73:.BL73])" office:value-type="float" office:value="1.53385" calcext:value-type="float">
            <text:p>1,53385</text:p>
          </table:table-cell>
          <table:table-cell table:number-columns-repeated="7"/>
        </table:table-row>
        <table:table-row table:style-name="ro2">
          <table:table-cell office:value-type="float" office:value="1.16943" calcext:value-type="float">
            <text:p>1,16943</text:p>
          </table:table-cell>
          <table:table-cell office:value-type="float" office:value="1.21128" calcext:value-type="float">
            <text:p>1,21128</text:p>
          </table:table-cell>
          <table:table-cell office:value-type="float" office:value="1.23752" calcext:value-type="float">
            <text:p>1,23752</text:p>
          </table:table-cell>
          <table:table-cell office:value-type="float" office:value="0.659843" calcext:value-type="float">
            <text:p>0,659843</text:p>
          </table:table-cell>
          <table:table-cell office:value-type="float" office:value="0.798085" calcext:value-type="float">
            <text:p>0,798085</text:p>
          </table:table-cell>
          <table:table-cell office:value-type="float" office:value="0.869164" calcext:value-type="float">
            <text:p>0,869164</text:p>
          </table:table-cell>
          <table:table-cell office:value-type="float" office:value="2.11159" calcext:value-type="float">
            <text:p>2,11159</text:p>
          </table:table-cell>
          <table:table-cell office:value-type="float" office:value="0.507631" calcext:value-type="float">
            <text:p>0,507631</text:p>
          </table:table-cell>
          <table:table-cell table:number-columns-repeated="60"/>
          <table:table-cell table:formula="of:=MIN([.A74:.BL74])" office:value-type="float" office:value="0.507631" calcext:value-type="float">
            <text:p>0,507631</text:p>
          </table:table-cell>
          <table:table-cell table:formula="of:=MAX([.A74:.BL74])" office:value-type="float" office:value="2.11159" calcext:value-type="float">
            <text:p>2,11159</text:p>
          </table:table-cell>
          <table:table-cell table:number-columns-repeated="7"/>
        </table:table-row>
        <table:table-row table:style-name="ro2">
          <table:table-cell office:value-type="float" office:value="1.02483" calcext:value-type="float">
            <text:p>1,02483</text:p>
          </table:table-cell>
          <table:table-cell office:value-type="float" office:value="1.16101" calcext:value-type="float">
            <text:p>1,16101</text:p>
          </table:table-cell>
          <table:table-cell office:value-type="float" office:value="1.23107" calcext:value-type="float">
            <text:p>1,23107</text:p>
          </table:table-cell>
          <table:table-cell office:value-type="float" office:value="1.48395" calcext:value-type="float">
            <text:p>1,48395</text:p>
          </table:table-cell>
          <table:table-cell office:value-type="float" office:value="1.26975" calcext:value-type="float">
            <text:p>1,26975</text:p>
          </table:table-cell>
          <table:table-cell office:value-type="float" office:value="1.12489" calcext:value-type="float">
            <text:p>1,12489</text:p>
          </table:table-cell>
          <table:table-cell office:value-type="float" office:value="1.22815" calcext:value-type="float">
            <text:p>1,22815</text:p>
          </table:table-cell>
          <table:table-cell office:value-type="float" office:value="0.950241" calcext:value-type="float">
            <text:p>0,950241</text:p>
          </table:table-cell>
          <table:table-cell table:number-columns-repeated="60"/>
          <table:table-cell table:formula="of:=MIN([.A75:.BL75])" office:value-type="float" office:value="0.950241" calcext:value-type="float">
            <text:p>0,950241</text:p>
          </table:table-cell>
          <table:table-cell table:formula="of:=MAX([.A75:.BL75])" office:value-type="float" office:value="1.48395" calcext:value-type="float">
            <text:p>1,48395</text:p>
          </table:table-cell>
          <table:table-cell table:number-columns-repeated="7"/>
        </table:table-row>
        <table:table-row table:style-name="ro2">
          <table:table-cell office:value-type="float" office:value="0.320677" calcext:value-type="float">
            <text:p>0,320677</text:p>
          </table:table-cell>
          <table:table-cell office:value-type="float" office:value="0.311546" calcext:value-type="float">
            <text:p>0,311546</text:p>
          </table:table-cell>
          <table:table-cell office:value-type="float" office:value="0.856624" calcext:value-type="float">
            <text:p>0,856624</text:p>
          </table:table-cell>
          <table:table-cell office:value-type="float" office:value="0.731671" calcext:value-type="float">
            <text:p>0,731671</text:p>
          </table:table-cell>
          <table:table-cell office:value-type="float" office:value="0.666008" calcext:value-type="float">
            <text:p>0,666008</text:p>
          </table:table-cell>
          <table:table-cell office:value-type="float" office:value="0.683695" calcext:value-type="float">
            <text:p>0,683695</text:p>
          </table:table-cell>
          <table:table-cell office:value-type="float" office:value="0.729326" calcext:value-type="float">
            <text:p>0,729326</text:p>
          </table:table-cell>
          <table:table-cell office:value-type="float" office:value="0.70947" calcext:value-type="float">
            <text:p>0,70947</text:p>
          </table:table-cell>
          <table:table-cell table:number-columns-repeated="60"/>
          <table:table-cell table:formula="of:=MIN([.A76:.BL76])" office:value-type="float" office:value="0.311546" calcext:value-type="float">
            <text:p>0,311546</text:p>
          </table:table-cell>
          <table:table-cell table:formula="of:=MAX([.A76:.BL76])" office:value-type="float" office:value="0.856624" calcext:value-type="float">
            <text:p>0,856624</text:p>
          </table:table-cell>
          <table:table-cell table:number-columns-repeated="7"/>
        </table:table-row>
        <table:table-row table:style-name="ro2">
          <table:table-cell office:value-type="float" office:value="0.497685" calcext:value-type="float">
            <text:p>0,497685</text:p>
          </table:table-cell>
          <table:table-cell office:value-type="float" office:value="0.325393" calcext:value-type="float">
            <text:p>0,325393</text:p>
          </table:table-cell>
          <table:table-cell office:value-type="float" office:value="0.557669" calcext:value-type="float">
            <text:p>0,557669</text:p>
          </table:table-cell>
          <table:table-cell office:value-type="float" office:value="1.32214" calcext:value-type="float">
            <text:p>1,32214</text:p>
          </table:table-cell>
          <table:table-cell office:value-type="float" office:value="0.499562" calcext:value-type="float">
            <text:p>0,499562</text:p>
          </table:table-cell>
          <table:table-cell office:value-type="float" office:value="1.03686" calcext:value-type="float">
            <text:p>1,03686</text:p>
          </table:table-cell>
          <table:table-cell office:value-type="float" office:value="1.90331" calcext:value-type="float">
            <text:p>1,90331</text:p>
          </table:table-cell>
          <table:table-cell office:value-type="float" office:value="0.730671" calcext:value-type="float">
            <text:p>0,730671</text:p>
          </table:table-cell>
          <table:table-cell table:number-columns-repeated="60"/>
          <table:table-cell table:formula="of:=MIN([.A77:.BL77])" office:value-type="float" office:value="0.325393" calcext:value-type="float">
            <text:p>0,325393</text:p>
          </table:table-cell>
          <table:table-cell table:formula="of:=MAX([.A77:.BL77])" office:value-type="float" office:value="1.90331" calcext:value-type="float">
            <text:p>1,90331</text:p>
          </table:table-cell>
          <table:table-cell table:number-columns-repeated="7"/>
        </table:table-row>
        <table:table-row table:style-name="ro2">
          <table:table-cell office:value-type="float" office:value="0.524766" calcext:value-type="float">
            <text:p>0,524766</text:p>
          </table:table-cell>
          <table:table-cell office:value-type="float" office:value="0.472919" calcext:value-type="float">
            <text:p>0,472919</text:p>
          </table:table-cell>
          <table:table-cell office:value-type="float" office:value="1.40137" calcext:value-type="float">
            <text:p>1,40137</text:p>
          </table:table-cell>
          <table:table-cell office:value-type="float" office:value="0.654975" calcext:value-type="float">
            <text:p>0,654975</text:p>
          </table:table-cell>
          <table:table-cell office:value-type="float" office:value="1.45788" calcext:value-type="float">
            <text:p>1,45788</text:p>
          </table:table-cell>
          <table:table-cell office:value-type="float" office:value="2.00413" calcext:value-type="float">
            <text:p>2,00413</text:p>
          </table:table-cell>
          <table:table-cell office:value-type="float" office:value="0.844981" calcext:value-type="float">
            <text:p>0,844981</text:p>
          </table:table-cell>
          <table:table-cell office:value-type="float" office:value="1.28068" calcext:value-type="float">
            <text:p>1,28068</text:p>
          </table:table-cell>
          <table:table-cell table:number-columns-repeated="60"/>
          <table:table-cell table:formula="of:=MIN([.A78:.BL78])" office:value-type="float" office:value="0.472919" calcext:value-type="float">
            <text:p>0,472919</text:p>
          </table:table-cell>
          <table:table-cell table:formula="of:=MAX([.A78:.BL78])" office:value-type="float" office:value="2.00413" calcext:value-type="float">
            <text:p>2,00413</text:p>
          </table:table-cell>
          <table:table-cell table:number-columns-repeated="7"/>
        </table:table-row>
        <table:table-row table:style-name="ro2">
          <table:table-cell office:value-type="float" office:value="0.48902" calcext:value-type="float">
            <text:p>0,48902</text:p>
          </table:table-cell>
          <table:table-cell office:value-type="float" office:value="0.847114" calcext:value-type="float">
            <text:p>0,847114</text:p>
          </table:table-cell>
          <table:table-cell office:value-type="float" office:value="0.556068" calcext:value-type="float">
            <text:p>0,556068</text:p>
          </table:table-cell>
          <table:table-cell office:value-type="float" office:value="1.14959" calcext:value-type="float">
            <text:p>1,14959</text:p>
          </table:table-cell>
          <table:table-cell office:value-type="float" office:value="0.600939" calcext:value-type="float">
            <text:p>0,600939</text:p>
          </table:table-cell>
          <table:table-cell office:value-type="float" office:value="0.824749" calcext:value-type="float">
            <text:p>0,824749</text:p>
          </table:table-cell>
          <table:table-cell office:value-type="float" office:value="0.951066" calcext:value-type="float">
            <text:p>0,951066</text:p>
          </table:table-cell>
          <table:table-cell office:value-type="float" office:value="0.520598" calcext:value-type="float">
            <text:p>0,520598</text:p>
          </table:table-cell>
          <table:table-cell table:number-columns-repeated="60"/>
          <table:table-cell table:formula="of:=MIN([.A79:.BL79])" office:value-type="float" office:value="0.48902" calcext:value-type="float">
            <text:p>0,48902</text:p>
          </table:table-cell>
          <table:table-cell table:formula="of:=MAX([.A79:.BL79])" office:value-type="float" office:value="1.14959" calcext:value-type="float">
            <text:p>1,14959</text:p>
          </table:table-cell>
          <table:table-cell table:number-columns-repeated="7"/>
        </table:table-row>
        <table:table-row table:style-name="ro2">
          <table:table-cell office:value-type="float" office:value="0.587207" calcext:value-type="float">
            <text:p>0,587207</text:p>
          </table:table-cell>
          <table:table-cell office:value-type="float" office:value="0.331721" calcext:value-type="float">
            <text:p>0,331721</text:p>
          </table:table-cell>
          <table:table-cell office:value-type="float" office:value="0.308577" calcext:value-type="float">
            <text:p>0,308577</text:p>
          </table:table-cell>
          <table:table-cell office:value-type="float" office:value="0.537202" calcext:value-type="float">
            <text:p>0,537202</text:p>
          </table:table-cell>
          <table:table-cell office:value-type="float" office:value="0.455088" calcext:value-type="float">
            <text:p>0,455088</text:p>
          </table:table-cell>
          <table:table-cell office:value-type="float" office:value="0.436756" calcext:value-type="float">
            <text:p>0,436756</text:p>
          </table:table-cell>
          <table:table-cell office:value-type="float" office:value="1.9918" calcext:value-type="float">
            <text:p>1,9918</text:p>
          </table:table-cell>
          <table:table-cell office:value-type="float" office:value="1.99865" calcext:value-type="float">
            <text:p>1,99865</text:p>
          </table:table-cell>
          <table:table-cell table:number-columns-repeated="60"/>
          <table:table-cell table:formula="of:=MIN([.A80:.BL80])" office:value-type="float" office:value="0.308577" calcext:value-type="float">
            <text:p>0,308577</text:p>
          </table:table-cell>
          <table:table-cell table:formula="of:=MAX([.A80:.BL80])" office:value-type="float" office:value="1.99865" calcext:value-type="float">
            <text:p>1,99865</text:p>
          </table:table-cell>
          <table:table-cell table:number-columns-repeated="7"/>
        </table:table-row>
        <table:table-row table:style-name="ro2">
          <table:table-cell office:value-type="float" office:value="1.19121" calcext:value-type="float">
            <text:p>1,19121</text:p>
          </table:table-cell>
          <table:table-cell office:value-type="float" office:value="1.37754" calcext:value-type="float">
            <text:p>1,37754</text:p>
          </table:table-cell>
          <table:table-cell office:value-type="float" office:value="1.37725" calcext:value-type="float">
            <text:p>1,37725</text:p>
          </table:table-cell>
          <table:table-cell office:value-type="float" office:value="0.775205" calcext:value-type="float">
            <text:p>0,775205</text:p>
          </table:table-cell>
          <table:table-cell office:value-type="float" office:value="1.16936" calcext:value-type="float">
            <text:p>1,16936</text:p>
          </table:table-cell>
          <table:table-cell office:value-type="float" office:value="1.20061" calcext:value-type="float">
            <text:p>1,20061</text:p>
          </table:table-cell>
          <table:table-cell office:value-type="float" office:value="2.39571" calcext:value-type="float">
            <text:p>2,39571</text:p>
          </table:table-cell>
          <table:table-cell office:value-type="float" office:value="1.14286" calcext:value-type="float">
            <text:p>1,14286</text:p>
          </table:table-cell>
          <table:table-cell table:number-columns-repeated="60"/>
          <table:table-cell table:formula="of:=MIN([.A81:.BL81])" office:value-type="float" office:value="0.775205" calcext:value-type="float">
            <text:p>0,775205</text:p>
          </table:table-cell>
          <table:table-cell table:formula="of:=MAX([.A81:.BL81])" office:value-type="float" office:value="2.39571" calcext:value-type="float">
            <text:p>2,39571</text:p>
          </table:table-cell>
          <table:table-cell table:number-columns-repeated="7"/>
        </table:table-row>
        <table:table-row table:style-name="ro2">
          <table:table-cell office:value-type="float" office:value="0.502282" calcext:value-type="float">
            <text:p>0,502282</text:p>
          </table:table-cell>
          <table:table-cell office:value-type="float" office:value="0.780614" calcext:value-type="float">
            <text:p>0,780614</text:p>
          </table:table-cell>
          <table:table-cell office:value-type="float" office:value="0.64677" calcext:value-type="float">
            <text:p>0,64677</text:p>
          </table:table-cell>
          <table:table-cell office:value-type="float" office:value="1.27489" calcext:value-type="float">
            <text:p>1,27489</text:p>
          </table:table-cell>
          <table:table-cell office:value-type="float" office:value="0.543417" calcext:value-type="float">
            <text:p>0,543417</text:p>
          </table:table-cell>
          <table:table-cell office:value-type="float" office:value="1.07084" calcext:value-type="float">
            <text:p>1,07084</text:p>
          </table:table-cell>
          <table:table-cell office:value-type="float" office:value="0.706898" calcext:value-type="float">
            <text:p>0,706898</text:p>
          </table:table-cell>
          <table:table-cell office:value-type="float" office:value="0.30371" calcext:value-type="float">
            <text:p>0,30371</text:p>
          </table:table-cell>
          <table:table-cell table:number-columns-repeated="60"/>
          <table:table-cell table:formula="of:=MIN([.A82:.BL82])" office:value-type="float" office:value="0.30371" calcext:value-type="float">
            <text:p>0,30371</text:p>
          </table:table-cell>
          <table:table-cell table:formula="of:=MAX([.A82:.BL82])" office:value-type="float" office:value="1.27489" calcext:value-type="float">
            <text:p>1,27489</text:p>
          </table:table-cell>
          <table:table-cell table:number-columns-repeated="7"/>
        </table:table-row>
        <table:table-row table:style-name="ro2">
          <table:table-cell office:value-type="float" office:value="0.308009" calcext:value-type="float">
            <text:p>0,308009</text:p>
          </table:table-cell>
          <table:table-cell office:value-type="float" office:value="0.308488" calcext:value-type="float">
            <text:p>0,308488</text:p>
          </table:table-cell>
          <table:table-cell office:value-type="float" office:value="0.307492" calcext:value-type="float">
            <text:p>0,307492</text:p>
          </table:table-cell>
          <table:table-cell office:value-type="float" office:value="0.982" calcext:value-type="float">
            <text:p>0,982</text:p>
          </table:table-cell>
          <table:table-cell office:value-type="float" office:value="0.309079" calcext:value-type="float">
            <text:p>0,309079</text:p>
          </table:table-cell>
          <table:table-cell office:value-type="float" office:value="0.312303" calcext:value-type="float">
            <text:p>0,312303</text:p>
          </table:table-cell>
          <table:table-cell office:value-type="float" office:value="0.793178" calcext:value-type="float">
            <text:p>0,793178</text:p>
          </table:table-cell>
          <table:table-cell office:value-type="float" office:value="0.990524" calcext:value-type="float">
            <text:p>0,990524</text:p>
          </table:table-cell>
          <table:table-cell table:number-columns-repeated="60"/>
          <table:table-cell table:formula="of:=MIN([.A83:.BL83])" office:value-type="float" office:value="0.307492" calcext:value-type="float">
            <text:p>0,307492</text:p>
          </table:table-cell>
          <table:table-cell table:formula="of:=MAX([.A83:.BL83])" office:value-type="float" office:value="0.990524" calcext:value-type="float">
            <text:p>0,990524</text:p>
          </table:table-cell>
          <table:table-cell table:number-columns-repeated="7"/>
        </table:table-row>
        <table:table-row table:style-name="ro2">
          <table:table-cell office:value-type="float" office:value="1.21382" calcext:value-type="float">
            <text:p>1,21382</text:p>
          </table:table-cell>
          <table:table-cell office:value-type="float" office:value="1.22191" calcext:value-type="float">
            <text:p>1,22191</text:p>
          </table:table-cell>
          <table:table-cell office:value-type="float" office:value="1.27506" calcext:value-type="float">
            <text:p>1,27506</text:p>
          </table:table-cell>
          <table:table-cell office:value-type="float" office:value="1.29668" calcext:value-type="float">
            <text:p>1,29668</text:p>
          </table:table-cell>
          <table:table-cell office:value-type="float" office:value="1.15245" calcext:value-type="float">
            <text:p>1,15245</text:p>
          </table:table-cell>
          <table:table-cell office:value-type="float" office:value="1.16587" calcext:value-type="float">
            <text:p>1,16587</text:p>
          </table:table-cell>
          <table:table-cell office:value-type="float" office:value="1.14061" calcext:value-type="float">
            <text:p>1,14061</text:p>
          </table:table-cell>
          <table:table-cell office:value-type="float" office:value="1.2026" calcext:value-type="float">
            <text:p>1,2026</text:p>
          </table:table-cell>
          <table:table-cell table:number-columns-repeated="60"/>
          <table:table-cell table:formula="of:=MIN([.A84:.BL84])" office:value-type="float" office:value="1.14061" calcext:value-type="float">
            <text:p>1,14061</text:p>
          </table:table-cell>
          <table:table-cell table:formula="of:=MAX([.A84:.BL84])" office:value-type="float" office:value="1.29668" calcext:value-type="float">
            <text:p>1,2966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603025" calcext:value-type="float">
            <text:p>0,603025</text:p>
          </table:table-cell>
          <table:table-cell office:value-type="float" office:value="0.616664" calcext:value-type="float">
            <text:p>0,616664</text:p>
          </table:table-cell>
          <table:table-cell office:value-type="float" office:value="0.631628" calcext:value-type="float">
            <text:p>0,631628</text:p>
          </table:table-cell>
          <table:table-cell office:value-type="float" office:value="0.604039" calcext:value-type="float">
            <text:p>0,604039</text:p>
          </table:table-cell>
          <table:table-cell office:value-type="float" office:value="0.612621" calcext:value-type="float">
            <text:p>0,612621</text:p>
          </table:table-cell>
          <table:table-cell office:value-type="float" office:value="0.620406" calcext:value-type="float">
            <text:p>0,620406</text:p>
          </table:table-cell>
          <table:table-cell office:value-type="float" office:value="1.2544" calcext:value-type="float">
            <text:p>1,2544</text:p>
          </table:table-cell>
          <table:table-cell office:value-type="float" office:value="0.672761" calcext:value-type="float">
            <text:p>0,672761</text:p>
          </table:table-cell>
          <table:table-cell office:value-type="float" office:value="0.27927" calcext:value-type="float">
            <text:p>0,27927</text:p>
          </table:table-cell>
          <table:table-cell office:value-type="float" office:value="0.455477" calcext:value-type="float">
            <text:p>0,455477</text:p>
          </table:table-cell>
          <table:table-cell office:value-type="float" office:value="0.420741" calcext:value-type="float">
            <text:p>0,420741</text:p>
          </table:table-cell>
          <table:table-cell office:value-type="float" office:value="0.887637" calcext:value-type="float">
            <text:p>0,887637</text:p>
          </table:table-cell>
          <table:table-cell office:value-type="float" office:value="1.7218" calcext:value-type="float">
            <text:p>1,7218</text:p>
          </table:table-cell>
          <table:table-cell office:value-type="float" office:value="1.10374" calcext:value-type="float">
            <text:p>1,10374</text:p>
          </table:table-cell>
          <table:table-cell office:value-type="float" office:value="0.879922" calcext:value-type="float">
            <text:p>0,879922</text:p>
          </table:table-cell>
          <table:table-cell office:value-type="float" office:value="0.682149" calcext:value-type="float">
            <text:p>0,682149</text:p>
          </table:table-cell>
          <table:table-cell table:number-columns-repeated="52"/>
          <table:table-cell table:formula="of:=MIN([.A86:.BL86])" office:value-type="float" office:value="0.27927" calcext:value-type="float">
            <text:p>0,27927</text:p>
          </table:table-cell>
          <table:table-cell table:formula="of:=MAX([.A86:.BL86])" office:value-type="float" office:value="1.7218" calcext:value-type="float">
            <text:p>1,7218</text:p>
          </table:table-cell>
          <table:table-cell table:number-columns-repeated="7"/>
        </table:table-row>
        <table:table-row table:style-name="ro2">
          <table:table-cell office:value-type="float" office:value="0.589849" calcext:value-type="float">
            <text:p>0,589849</text:p>
          </table:table-cell>
          <table:table-cell office:value-type="float" office:value="0.621507" calcext:value-type="float">
            <text:p>0,621507</text:p>
          </table:table-cell>
          <table:table-cell office:value-type="float" office:value="0.620956" calcext:value-type="float">
            <text:p>0,620956</text:p>
          </table:table-cell>
          <table:table-cell office:value-type="float" office:value="0.641197" calcext:value-type="float">
            <text:p>0,641197</text:p>
          </table:table-cell>
          <table:table-cell office:value-type="float" office:value="0.195945" calcext:value-type="float">
            <text:p>0,195945</text:p>
          </table:table-cell>
          <table:table-cell office:value-type="float" office:value="0.242822" calcext:value-type="float">
            <text:p>0,242822</text:p>
          </table:table-cell>
          <table:table-cell office:value-type="float" office:value="0.373638" calcext:value-type="float">
            <text:p>0,373638</text:p>
          </table:table-cell>
          <table:table-cell office:value-type="float" office:value="0.487602" calcext:value-type="float">
            <text:p>0,487602</text:p>
          </table:table-cell>
          <table:table-cell office:value-type="float" office:value="1.00142" calcext:value-type="float">
            <text:p>1,00142</text:p>
          </table:table-cell>
          <table:table-cell office:value-type="float" office:value="0.641741" calcext:value-type="float">
            <text:p>0,641741</text:p>
          </table:table-cell>
          <table:table-cell office:value-type="float" office:value="0.259453" calcext:value-type="float">
            <text:p>0,259453</text:p>
          </table:table-cell>
          <table:table-cell office:value-type="float" office:value="0.322332" calcext:value-type="float">
            <text:p>0,322332</text:p>
          </table:table-cell>
          <table:table-cell office:value-type="float" office:value="1.37097" calcext:value-type="float">
            <text:p>1,37097</text:p>
          </table:table-cell>
          <table:table-cell office:value-type="float" office:value="1.20226" calcext:value-type="float">
            <text:p>1,20226</text:p>
          </table:table-cell>
          <table:table-cell office:value-type="float" office:value="0.605513" calcext:value-type="float">
            <text:p>0,605513</text:p>
          </table:table-cell>
          <table:table-cell office:value-type="float" office:value="0.775159" calcext:value-type="float">
            <text:p>0,775159</text:p>
          </table:table-cell>
          <table:table-cell table:number-columns-repeated="52"/>
          <table:table-cell table:formula="of:=MIN([.A87:.BL87])" office:value-type="float" office:value="0.195945" calcext:value-type="float">
            <text:p>0,195945</text:p>
          </table:table-cell>
          <table:table-cell table:formula="of:=MAX([.A87:.BL87])" office:value-type="float" office:value="1.37097" calcext:value-type="float">
            <text:p>1,37097</text:p>
          </table:table-cell>
          <table:table-cell table:number-columns-repeated="7"/>
        </table:table-row>
        <table:table-row table:style-name="ro2">
          <table:table-cell office:value-type="float" office:value="0.567325" calcext:value-type="float">
            <text:p>0,567325</text:p>
          </table:table-cell>
          <table:table-cell office:value-type="float" office:value="0.582944" calcext:value-type="float">
            <text:p>0,582944</text:p>
          </table:table-cell>
          <table:table-cell office:value-type="float" office:value="0.667685" calcext:value-type="float">
            <text:p>0,667685</text:p>
          </table:table-cell>
          <table:table-cell office:value-type="float" office:value="0.562382" calcext:value-type="float">
            <text:p>0,562382</text:p>
          </table:table-cell>
          <table:table-cell office:value-type="float" office:value="0.609107" calcext:value-type="float">
            <text:p>0,609107</text:p>
          </table:table-cell>
          <table:table-cell office:value-type="float" office:value="0.785894" calcext:value-type="float">
            <text:p>0,785894</text:p>
          </table:table-cell>
          <table:table-cell office:value-type="float" office:value="0.28319" calcext:value-type="float">
            <text:p>0,28319</text:p>
          </table:table-cell>
          <table:table-cell office:value-type="float" office:value="0.561084" calcext:value-type="float">
            <text:p>0,561084</text:p>
          </table:table-cell>
          <table:table-cell office:value-type="float" office:value="1.9427" calcext:value-type="float">
            <text:p>1,9427</text:p>
          </table:table-cell>
          <table:table-cell office:value-type="float" office:value="1.52056" calcext:value-type="float">
            <text:p>1,52056</text:p>
          </table:table-cell>
          <table:table-cell office:value-type="float" office:value="1.53233" calcext:value-type="float">
            <text:p>1,53233</text:p>
          </table:table-cell>
          <table:table-cell office:value-type="float" office:value="1.63009" calcext:value-type="float">
            <text:p>1,63009</text:p>
          </table:table-cell>
          <table:table-cell office:value-type="float" office:value="1.04769" calcext:value-type="float">
            <text:p>1,04769</text:p>
          </table:table-cell>
          <table:table-cell office:value-type="float" office:value="1.77828" calcext:value-type="float">
            <text:p>1,77828</text:p>
          </table:table-cell>
          <table:table-cell office:value-type="float" office:value="0.476694" calcext:value-type="float">
            <text:p>0,476694</text:p>
          </table:table-cell>
          <table:table-cell office:value-type="float" office:value="0.754904" calcext:value-type="float">
            <text:p>0,754904</text:p>
          </table:table-cell>
          <table:table-cell table:number-columns-repeated="52"/>
          <table:table-cell table:formula="of:=MIN([.A88:.BL88])" office:value-type="float" office:value="0.28319" calcext:value-type="float">
            <text:p>0,28319</text:p>
          </table:table-cell>
          <table:table-cell table:formula="of:=MAX([.A88:.BL88])" office:value-type="float" office:value="1.9427" calcext:value-type="float">
            <text:p>1,9427</text:p>
          </table:table-cell>
          <table:table-cell table:number-columns-repeated="7"/>
        </table:table-row>
        <table:table-row table:style-name="ro2">
          <table:table-cell office:value-type="float" office:value="0.4415" calcext:value-type="float">
            <text:p>0,4415</text:p>
          </table:table-cell>
          <table:table-cell office:value-type="float" office:value="0.472473" calcext:value-type="float">
            <text:p>0,472473</text:p>
          </table:table-cell>
          <table:table-cell office:value-type="float" office:value="0.291641" calcext:value-type="float">
            <text:p>0,291641</text:p>
          </table:table-cell>
          <table:table-cell office:value-type="float" office:value="0.524421" calcext:value-type="float">
            <text:p>0,524421</text:p>
          </table:table-cell>
          <table:table-cell office:value-type="float" office:value="0.563454" calcext:value-type="float">
            <text:p>0,563454</text:p>
          </table:table-cell>
          <table:table-cell office:value-type="float" office:value="1.59189" calcext:value-type="float">
            <text:p>1,59189</text:p>
          </table:table-cell>
          <table:table-cell office:value-type="float" office:value="0.64504" calcext:value-type="float">
            <text:p>0,64504</text:p>
          </table:table-cell>
          <table:table-cell office:value-type="float" office:value="1.17712" calcext:value-type="float">
            <text:p>1,17712</text:p>
          </table:table-cell>
          <table:table-cell office:value-type="float" office:value="1.22745" calcext:value-type="float">
            <text:p>1,22745</text:p>
          </table:table-cell>
          <table:table-cell office:value-type="float" office:value="1.26874" calcext:value-type="float">
            <text:p>1,26874</text:p>
          </table:table-cell>
          <table:table-cell office:value-type="float" office:value="1.06166" calcext:value-type="float">
            <text:p>1,06166</text:p>
          </table:table-cell>
          <table:table-cell office:value-type="float" office:value="1.9715" calcext:value-type="float">
            <text:p>1,9715</text:p>
          </table:table-cell>
          <table:table-cell office:value-type="float" office:value="0.304065" calcext:value-type="float">
            <text:p>0,304065</text:p>
          </table:table-cell>
          <table:table-cell office:value-type="float" office:value="0.597473" calcext:value-type="float">
            <text:p>0,597473</text:p>
          </table:table-cell>
          <table:table-cell office:value-type="float" office:value="1.20115" calcext:value-type="float">
            <text:p>1,20115</text:p>
          </table:table-cell>
          <table:table-cell office:value-type="float" office:value="0.564921" calcext:value-type="float">
            <text:p>0,564921</text:p>
          </table:table-cell>
          <table:table-cell table:number-columns-repeated="52"/>
          <table:table-cell table:formula="of:=MIN([.A89:.BL89])" office:value-type="float" office:value="0.291641" calcext:value-type="float">
            <text:p>0,291641</text:p>
          </table:table-cell>
          <table:table-cell table:formula="of:=MAX([.A89:.BL89])" office:value-type="float" office:value="1.9715" calcext:value-type="float">
            <text:p>1,9715</text:p>
          </table:table-cell>
          <table:table-cell table:number-columns-repeated="7"/>
        </table:table-row>
        <table:table-row table:style-name="ro2">
          <table:table-cell office:value-type="float" office:value="0.295924" calcext:value-type="float">
            <text:p>0,295924</text:p>
          </table:table-cell>
          <table:table-cell office:value-type="float" office:value="0.490094" calcext:value-type="float">
            <text:p>0,490094</text:p>
          </table:table-cell>
          <table:table-cell office:value-type="float" office:value="0.532962" calcext:value-type="float">
            <text:p>0,532962</text:p>
          </table:table-cell>
          <table:table-cell office:value-type="float" office:value="0.657939" calcext:value-type="float">
            <text:p>0,657939</text:p>
          </table:table-cell>
          <table:table-cell office:value-type="float" office:value="0.541261" calcext:value-type="float">
            <text:p>0,541261</text:p>
          </table:table-cell>
          <table:table-cell office:value-type="float" office:value="0.444631" calcext:value-type="float">
            <text:p>0,444631</text:p>
          </table:table-cell>
          <table:table-cell office:value-type="float" office:value="0.518199" calcext:value-type="float">
            <text:p>0,518199</text:p>
          </table:table-cell>
          <table:table-cell office:value-type="float" office:value="0.779056" calcext:value-type="float">
            <text:p>0,779056</text:p>
          </table:table-cell>
          <table:table-cell office:value-type="float" office:value="0.678575" calcext:value-type="float">
            <text:p>0,678575</text:p>
          </table:table-cell>
          <table:table-cell office:value-type="float" office:value="0.6033" calcext:value-type="float">
            <text:p>0,6033</text:p>
          </table:table-cell>
          <table:table-cell office:value-type="float" office:value="0.645554" calcext:value-type="float">
            <text:p>0,645554</text:p>
          </table:table-cell>
          <table:table-cell office:value-type="float" office:value="0.273217" calcext:value-type="float">
            <text:p>0,273217</text:p>
          </table:table-cell>
          <table:table-cell office:value-type="float" office:value="0.416834" calcext:value-type="float">
            <text:p>0,416834</text:p>
          </table:table-cell>
          <table:table-cell office:value-type="float" office:value="0.700979" calcext:value-type="float">
            <text:p>0,700979</text:p>
          </table:table-cell>
          <table:table-cell office:value-type="float" office:value="0.711347" calcext:value-type="float">
            <text:p>0,711347</text:p>
          </table:table-cell>
          <table:table-cell office:value-type="float" office:value="0.383221" calcext:value-type="float">
            <text:p>0,383221</text:p>
          </table:table-cell>
          <table:table-cell table:number-columns-repeated="52"/>
          <table:table-cell table:formula="of:=MIN([.A90:.BL90])" office:value-type="float" office:value="0.273217" calcext:value-type="float">
            <text:p>0,273217</text:p>
          </table:table-cell>
          <table:table-cell table:formula="of:=MAX([.A90:.BL90])" office:value-type="float" office:value="0.779056" calcext:value-type="float">
            <text:p>0,779056</text:p>
          </table:table-cell>
          <table:table-cell table:number-columns-repeated="7"/>
        </table:table-row>
        <table:table-row table:style-name="ro2">
          <table:table-cell office:value-type="float" office:value="0.529449" calcext:value-type="float">
            <text:p>0,529449</text:p>
          </table:table-cell>
          <table:table-cell office:value-type="float" office:value="0.614758" calcext:value-type="float">
            <text:p>0,614758</text:p>
          </table:table-cell>
          <table:table-cell office:value-type="float" office:value="0.328921" calcext:value-type="float">
            <text:p>0,328921</text:p>
          </table:table-cell>
          <table:table-cell office:value-type="float" office:value="0.487263" calcext:value-type="float">
            <text:p>0,487263</text:p>
          </table:table-cell>
          <table:table-cell office:value-type="float" office:value="0.505106" calcext:value-type="float">
            <text:p>0,505106</text:p>
          </table:table-cell>
          <table:table-cell office:value-type="float" office:value="0.646614" calcext:value-type="float">
            <text:p>0,646614</text:p>
          </table:table-cell>
          <table:table-cell office:value-type="float" office:value="0.59823" calcext:value-type="float">
            <text:p>0,59823</text:p>
          </table:table-cell>
          <table:table-cell office:value-type="float" office:value="1.2243" calcext:value-type="float">
            <text:p>1,2243</text:p>
          </table:table-cell>
          <table:table-cell office:value-type="float" office:value="0.715529" calcext:value-type="float">
            <text:p>0,715529</text:p>
          </table:table-cell>
          <table:table-cell office:value-type="float" office:value="1.84193" calcext:value-type="float">
            <text:p>1,84193</text:p>
          </table:table-cell>
          <table:table-cell office:value-type="float" office:value="1.00438" calcext:value-type="float">
            <text:p>1,00438</text:p>
          </table:table-cell>
          <table:table-cell office:value-type="float" office:value="1.96388" calcext:value-type="float">
            <text:p>1,96388</text:p>
          </table:table-cell>
          <table:table-cell office:value-type="float" office:value="0.854321" calcext:value-type="float">
            <text:p>0,854321</text:p>
          </table:table-cell>
          <table:table-cell office:value-type="float" office:value="0.356582" calcext:value-type="float">
            <text:p>0,356582</text:p>
          </table:table-cell>
          <table:table-cell office:value-type="float" office:value="0.423231" calcext:value-type="float">
            <text:p>0,423231</text:p>
          </table:table-cell>
          <table:table-cell office:value-type="float" office:value="1.14028" calcext:value-type="float">
            <text:p>1,14028</text:p>
          </table:table-cell>
          <table:table-cell table:number-columns-repeated="52"/>
          <table:table-cell table:formula="of:=MIN([.A91:.BL91])" office:value-type="float" office:value="0.328921" calcext:value-type="float">
            <text:p>0,328921</text:p>
          </table:table-cell>
          <table:table-cell table:formula="of:=MAX([.A91:.BL91])" office:value-type="float" office:value="1.96388" calcext:value-type="float">
            <text:p>1,96388</text:p>
          </table:table-cell>
          <table:table-cell table:number-columns-repeated="7"/>
        </table:table-row>
        <table:table-row table:style-name="ro2">
          <table:table-cell office:value-type="float" office:value="0.528926" calcext:value-type="float">
            <text:p>0,528926</text:p>
          </table:table-cell>
          <table:table-cell office:value-type="float" office:value="0.427238" calcext:value-type="float">
            <text:p>0,427238</text:p>
          </table:table-cell>
          <table:table-cell office:value-type="float" office:value="0.544351" calcext:value-type="float">
            <text:p>0,544351</text:p>
          </table:table-cell>
          <table:table-cell office:value-type="float" office:value="0.578478" calcext:value-type="float">
            <text:p>0,578478</text:p>
          </table:table-cell>
          <table:table-cell office:value-type="float" office:value="1.26216" calcext:value-type="float">
            <text:p>1,26216</text:p>
          </table:table-cell>
          <table:table-cell office:value-type="float" office:value="1.25855" calcext:value-type="float">
            <text:p>1,25855</text:p>
          </table:table-cell>
          <table:table-cell office:value-type="float" office:value="0.823132" calcext:value-type="float">
            <text:p>0,823132</text:p>
          </table:table-cell>
          <table:table-cell office:value-type="float" office:value="0.526054" calcext:value-type="float">
            <text:p>0,526054</text:p>
          </table:table-cell>
          <table:table-cell office:value-type="float" office:value="0.765613" calcext:value-type="float">
            <text:p>0,765613</text:p>
          </table:table-cell>
          <table:table-cell office:value-type="float" office:value="0.718597" calcext:value-type="float">
            <text:p>0,718597</text:p>
          </table:table-cell>
          <table:table-cell office:value-type="float" office:value="1.11384" calcext:value-type="float">
            <text:p>1,11384</text:p>
          </table:table-cell>
          <table:table-cell office:value-type="float" office:value="1.04557" calcext:value-type="float">
            <text:p>1,04557</text:p>
          </table:table-cell>
          <table:table-cell office:value-type="float" office:value="1.24659" calcext:value-type="float">
            <text:p>1,24659</text:p>
          </table:table-cell>
          <table:table-cell office:value-type="float" office:value="0.537598" calcext:value-type="float">
            <text:p>0,537598</text:p>
          </table:table-cell>
          <table:table-cell office:value-type="float" office:value="2.38436" calcext:value-type="float">
            <text:p>2,38436</text:p>
          </table:table-cell>
          <table:table-cell office:value-type="float" office:value="1.31471" calcext:value-type="float">
            <text:p>1,31471</text:p>
          </table:table-cell>
          <table:table-cell table:number-columns-repeated="52"/>
          <table:table-cell table:formula="of:=MIN([.A92:.BL92])" office:value-type="float" office:value="0.427238" calcext:value-type="float">
            <text:p>0,427238</text:p>
          </table:table-cell>
          <table:table-cell table:formula="of:=MAX([.A92:.BL92])" office:value-type="float" office:value="2.38436" calcext:value-type="float">
            <text:p>2,38436</text:p>
          </table:table-cell>
          <table:table-cell table:number-columns-repeated="7"/>
        </table:table-row>
        <table:table-row table:style-name="ro2">
          <table:table-cell office:value-type="float" office:value="0.388373" calcext:value-type="float">
            <text:p>0,388373</text:p>
          </table:table-cell>
          <table:table-cell office:value-type="float" office:value="0.622992" calcext:value-type="float">
            <text:p>0,622992</text:p>
          </table:table-cell>
          <table:table-cell office:value-type="float" office:value="0.457453" calcext:value-type="float">
            <text:p>0,457453</text:p>
          </table:table-cell>
          <table:table-cell office:value-type="float" office:value="0.507047" calcext:value-type="float">
            <text:p>0,507047</text:p>
          </table:table-cell>
          <table:table-cell office:value-type="float" office:value="0.558336" calcext:value-type="float">
            <text:p>0,558336</text:p>
          </table:table-cell>
          <table:table-cell office:value-type="float" office:value="0.370319" calcext:value-type="float">
            <text:p>0,370319</text:p>
          </table:table-cell>
          <table:table-cell office:value-type="float" office:value="0.546247" calcext:value-type="float">
            <text:p>0,546247</text:p>
          </table:table-cell>
          <table:table-cell office:value-type="float" office:value="1.01762" calcext:value-type="float">
            <text:p>1,01762</text:p>
          </table:table-cell>
          <table:table-cell office:value-type="float" office:value="1.68727" calcext:value-type="float">
            <text:p>1,68727</text:p>
          </table:table-cell>
          <table:table-cell office:value-type="float" office:value="1.54044" calcext:value-type="float">
            <text:p>1,54044</text:p>
          </table:table-cell>
          <table:table-cell office:value-type="float" office:value="0.785711" calcext:value-type="float">
            <text:p>0,785711</text:p>
          </table:table-cell>
          <table:table-cell office:value-type="float" office:value="1.58597" calcext:value-type="float">
            <text:p>1,58597</text:p>
          </table:table-cell>
          <table:table-cell office:value-type="float" office:value="2.03336" calcext:value-type="float">
            <text:p>2,03336</text:p>
          </table:table-cell>
          <table:table-cell office:value-type="float" office:value="0.462889" calcext:value-type="float">
            <text:p>0,462889</text:p>
          </table:table-cell>
          <table:table-cell office:value-type="float" office:value="1.71272" calcext:value-type="float">
            <text:p>1,71272</text:p>
          </table:table-cell>
          <table:table-cell office:value-type="float" office:value="0.985301" calcext:value-type="float">
            <text:p>0,985301</text:p>
          </table:table-cell>
          <table:table-cell table:number-columns-repeated="52"/>
          <table:table-cell table:formula="of:=MIN([.A93:.BL93])" office:value-type="float" office:value="0.370319" calcext:value-type="float">
            <text:p>0,370319</text:p>
          </table:table-cell>
          <table:table-cell table:formula="of:=MAX([.A93:.BL93])" office:value-type="float" office:value="2.03336" calcext:value-type="float">
            <text:p>2,03336</text:p>
          </table:table-cell>
          <table:table-cell table:number-columns-repeated="7"/>
        </table:table-row>
        <table:table-row table:style-name="ro2">
          <table:table-cell office:value-type="float" office:value="0.299246" calcext:value-type="float">
            <text:p>0,299246</text:p>
          </table:table-cell>
          <table:table-cell office:value-type="float" office:value="0.352574" calcext:value-type="float">
            <text:p>0,352574</text:p>
          </table:table-cell>
          <table:table-cell office:value-type="float" office:value="0.206141" calcext:value-type="float">
            <text:p>0,206141</text:p>
          </table:table-cell>
          <table:table-cell office:value-type="float" office:value="0.564677" calcext:value-type="float">
            <text:p>0,564677</text:p>
          </table:table-cell>
          <table:table-cell office:value-type="float" office:value="0.358885" calcext:value-type="float">
            <text:p>0,358885</text:p>
          </table:table-cell>
          <table:table-cell office:value-type="float" office:value="0.515587" calcext:value-type="float">
            <text:p>0,515587</text:p>
          </table:table-cell>
          <table:table-cell office:value-type="float" office:value="0.34287" calcext:value-type="float">
            <text:p>0,34287</text:p>
          </table:table-cell>
          <table:table-cell office:value-type="float" office:value="1.02118" calcext:value-type="float">
            <text:p>1,02118</text:p>
          </table:table-cell>
          <table:table-cell office:value-type="float" office:value="0.372155" calcext:value-type="float">
            <text:p>0,372155</text:p>
          </table:table-cell>
          <table:table-cell office:value-type="float" office:value="0.356604" calcext:value-type="float">
            <text:p>0,356604</text:p>
          </table:table-cell>
          <table:table-cell office:value-type="float" office:value="0.67575" calcext:value-type="float">
            <text:p>0,67575</text:p>
          </table:table-cell>
          <table:table-cell office:value-type="float" office:value="1.41731" calcext:value-type="float">
            <text:p>1,41731</text:p>
          </table:table-cell>
          <table:table-cell office:value-type="float" office:value="0.167764" calcext:value-type="float">
            <text:p>0,167764</text:p>
          </table:table-cell>
          <table:table-cell office:value-type="float" office:value="0.278002" calcext:value-type="float">
            <text:p>0,278002</text:p>
          </table:table-cell>
          <table:table-cell office:value-type="float" office:value="0.223914" calcext:value-type="float">
            <text:p>0,223914</text:p>
          </table:table-cell>
          <table:table-cell office:value-type="float" office:value="0.705956" calcext:value-type="float">
            <text:p>0,705956</text:p>
          </table:table-cell>
          <table:table-cell table:number-columns-repeated="52"/>
          <table:table-cell table:formula="of:=MIN([.A94:.BL94])" office:value-type="float" office:value="0.167764" calcext:value-type="float">
            <text:p>0,167764</text:p>
          </table:table-cell>
          <table:table-cell table:formula="of:=MAX([.A94:.BL94])" office:value-type="float" office:value="1.41731" calcext:value-type="float">
            <text:p>1,41731</text:p>
          </table:table-cell>
          <table:table-cell table:number-columns-repeated="7"/>
        </table:table-row>
        <table:table-row table:style-name="ro2">
          <table:table-cell office:value-type="float" office:value="0.425583" calcext:value-type="float">
            <text:p>0,425583</text:p>
          </table:table-cell>
          <table:table-cell office:value-type="float" office:value="0.451781" calcext:value-type="float">
            <text:p>0,451781</text:p>
          </table:table-cell>
          <table:table-cell office:value-type="float" office:value="0.567436" calcext:value-type="float">
            <text:p>0,567436</text:p>
          </table:table-cell>
          <table:table-cell office:value-type="float" office:value="0.724251" calcext:value-type="float">
            <text:p>0,724251</text:p>
          </table:table-cell>
          <table:table-cell office:value-type="float" office:value="0.40264" calcext:value-type="float">
            <text:p>0,40264</text:p>
          </table:table-cell>
          <table:table-cell office:value-type="float" office:value="0.53207" calcext:value-type="float">
            <text:p>0,53207</text:p>
          </table:table-cell>
          <table:table-cell office:value-type="float" office:value="0.596466" calcext:value-type="float">
            <text:p>0,596466</text:p>
          </table:table-cell>
          <table:table-cell office:value-type="float" office:value="0.968337" calcext:value-type="float">
            <text:p>0,968337</text:p>
          </table:table-cell>
          <table:table-cell office:value-type="float" office:value="0.214926" calcext:value-type="float">
            <text:p>0,214926</text:p>
          </table:table-cell>
          <table:table-cell office:value-type="float" office:value="1.32714" calcext:value-type="float">
            <text:p>1,32714</text:p>
          </table:table-cell>
          <table:table-cell office:value-type="float" office:value="0.634926" calcext:value-type="float">
            <text:p>0,634926</text:p>
          </table:table-cell>
          <table:table-cell office:value-type="float" office:value="1.46394" calcext:value-type="float">
            <text:p>1,46394</text:p>
          </table:table-cell>
          <table:table-cell office:value-type="float" office:value="0.94079" calcext:value-type="float">
            <text:p>0,94079</text:p>
          </table:table-cell>
          <table:table-cell office:value-type="float" office:value="0.41998" calcext:value-type="float">
            <text:p>0,41998</text:p>
          </table:table-cell>
          <table:table-cell office:value-type="float" office:value="0.642486" calcext:value-type="float">
            <text:p>0,642486</text:p>
          </table:table-cell>
          <table:table-cell office:value-type="float" office:value="0.389723" calcext:value-type="float">
            <text:p>0,389723</text:p>
          </table:table-cell>
          <table:table-cell table:number-columns-repeated="52"/>
          <table:table-cell table:formula="of:=MIN([.A95:.BL95])" office:value-type="float" office:value="0.214926" calcext:value-type="float">
            <text:p>0,214926</text:p>
          </table:table-cell>
          <table:table-cell table:formula="of:=MAX([.A95:.BL95])" office:value-type="float" office:value="1.46394" calcext:value-type="float">
            <text:p>1,46394</text:p>
          </table:table-cell>
          <table:table-cell table:number-columns-repeated="7"/>
        </table:table-row>
        <table:table-row table:style-name="ro2">
          <table:table-cell office:value-type="float" office:value="0.598153" calcext:value-type="float">
            <text:p>0,598153</text:p>
          </table:table-cell>
          <table:table-cell office:value-type="float" office:value="0.599722" calcext:value-type="float">
            <text:p>0,599722</text:p>
          </table:table-cell>
          <table:table-cell office:value-type="float" office:value="0.617834" calcext:value-type="float">
            <text:p>0,617834</text:p>
          </table:table-cell>
          <table:table-cell office:value-type="float" office:value="1.24858" calcext:value-type="float">
            <text:p>1,24858</text:p>
          </table:table-cell>
          <table:table-cell office:value-type="float" office:value="0.663763" calcext:value-type="float">
            <text:p>0,663763</text:p>
          </table:table-cell>
          <table:table-cell office:value-type="float" office:value="0.664953" calcext:value-type="float">
            <text:p>0,664953</text:p>
          </table:table-cell>
          <table:table-cell office:value-type="float" office:value="1.27393" calcext:value-type="float">
            <text:p>1,27393</text:p>
          </table:table-cell>
          <table:table-cell office:value-type="float" office:value="0.421768" calcext:value-type="float">
            <text:p>0,421768</text:p>
          </table:table-cell>
          <table:table-cell office:value-type="float" office:value="1.69379" calcext:value-type="float">
            <text:p>1,69379</text:p>
          </table:table-cell>
          <table:table-cell office:value-type="float" office:value="0.51664" calcext:value-type="float">
            <text:p>0,51664</text:p>
          </table:table-cell>
          <table:table-cell office:value-type="float" office:value="0.69793" calcext:value-type="float">
            <text:p>0,69793</text:p>
          </table:table-cell>
          <table:table-cell office:value-type="float" office:value="0.885622" calcext:value-type="float">
            <text:p>0,885622</text:p>
          </table:table-cell>
          <table:table-cell office:value-type="float" office:value="0.357867" calcext:value-type="float">
            <text:p>0,357867</text:p>
          </table:table-cell>
          <table:table-cell office:value-type="float" office:value="1.04702" calcext:value-type="float">
            <text:p>1,04702</text:p>
          </table:table-cell>
          <table:table-cell office:value-type="float" office:value="0.632387" calcext:value-type="float">
            <text:p>0,632387</text:p>
          </table:table-cell>
          <table:table-cell office:value-type="float" office:value="1.09432" calcext:value-type="float">
            <text:p>1,09432</text:p>
          </table:table-cell>
          <table:table-cell table:number-columns-repeated="52"/>
          <table:table-cell table:formula="of:=MIN([.A96:.BL96])" office:value-type="float" office:value="0.357867" calcext:value-type="float">
            <text:p>0,357867</text:p>
          </table:table-cell>
          <table:table-cell table:formula="of:=MAX([.A96:.BL96])" office:value-type="float" office:value="1.69379" calcext:value-type="float">
            <text:p>1,69379</text:p>
          </table:table-cell>
          <table:table-cell table:number-columns-repeated="7"/>
        </table:table-row>
        <table:table-row table:style-name="ro2">
          <table:table-cell office:value-type="float" office:value="0.224401" calcext:value-type="float">
            <text:p>0,224401</text:p>
          </table:table-cell>
          <table:table-cell office:value-type="float" office:value="0.215423" calcext:value-type="float">
            <text:p>0,215423</text:p>
          </table:table-cell>
          <table:table-cell office:value-type="float" office:value="0.228434" calcext:value-type="float">
            <text:p>0,228434</text:p>
          </table:table-cell>
          <table:table-cell office:value-type="float" office:value="0.330197" calcext:value-type="float">
            <text:p>0,330197</text:p>
          </table:table-cell>
          <table:table-cell office:value-type="float" office:value="0.299604" calcext:value-type="float">
            <text:p>0,299604</text:p>
          </table:table-cell>
          <table:table-cell office:value-type="float" office:value="0.191062" calcext:value-type="float">
            <text:p>0,191062</text:p>
          </table:table-cell>
          <table:table-cell office:value-type="float" office:value="1.3403" calcext:value-type="float">
            <text:p>1,3403</text:p>
          </table:table-cell>
          <table:table-cell office:value-type="float" office:value="1.38695" calcext:value-type="float">
            <text:p>1,38695</text:p>
          </table:table-cell>
          <table:table-cell office:value-type="float" office:value="1.22659" calcext:value-type="float">
            <text:p>1,22659</text:p>
          </table:table-cell>
          <table:table-cell office:value-type="float" office:value="0.702182" calcext:value-type="float">
            <text:p>0,702182</text:p>
          </table:table-cell>
          <table:table-cell office:value-type="float" office:value="2.05642" calcext:value-type="float">
            <text:p>2,05642</text:p>
          </table:table-cell>
          <table:table-cell office:value-type="float" office:value="1.06343" calcext:value-type="float">
            <text:p>1,06343</text:p>
          </table:table-cell>
          <table:table-cell office:value-type="float" office:value="2.07564" calcext:value-type="float">
            <text:p>2,07564</text:p>
          </table:table-cell>
          <table:table-cell office:value-type="float" office:value="1.85216" calcext:value-type="float">
            <text:p>1,85216</text:p>
          </table:table-cell>
          <table:table-cell office:value-type="float" office:value="1.67123" calcext:value-type="float">
            <text:p>1,67123</text:p>
          </table:table-cell>
          <table:table-cell office:value-type="float" office:value="1.67968" calcext:value-type="float">
            <text:p>1,67968</text:p>
          </table:table-cell>
          <table:table-cell table:number-columns-repeated="52"/>
          <table:table-cell table:formula="of:=MIN([.A97:.BL97])" office:value-type="float" office:value="0.191062" calcext:value-type="float">
            <text:p>0,191062</text:p>
          </table:table-cell>
          <table:table-cell table:formula="of:=MAX([.A97:.BL97])" office:value-type="float" office:value="2.07564" calcext:value-type="float">
            <text:p>2,07564</text:p>
          </table:table-cell>
          <table:table-cell table:number-columns-repeated="7"/>
        </table:table-row>
        <table:table-row table:style-name="ro2">
          <table:table-cell office:value-type="float" office:value="0.273336" calcext:value-type="float">
            <text:p>0,273336</text:p>
          </table:table-cell>
          <table:table-cell office:value-type="float" office:value="0.578809" calcext:value-type="float">
            <text:p>0,578809</text:p>
          </table:table-cell>
          <table:table-cell office:value-type="float" office:value="0.734165" calcext:value-type="float">
            <text:p>0,734165</text:p>
          </table:table-cell>
          <table:table-cell office:value-type="float" office:value="0.529819" calcext:value-type="float">
            <text:p>0,529819</text:p>
          </table:table-cell>
          <table:table-cell office:value-type="float" office:value="0.334188" calcext:value-type="float">
            <text:p>0,334188</text:p>
          </table:table-cell>
          <table:table-cell office:value-type="float" office:value="0.510286" calcext:value-type="float">
            <text:p>0,510286</text:p>
          </table:table-cell>
          <table:table-cell office:value-type="float" office:value="0.878395" calcext:value-type="float">
            <text:p>0,878395</text:p>
          </table:table-cell>
          <table:table-cell office:value-type="float" office:value="0.502205" calcext:value-type="float">
            <text:p>0,502205</text:p>
          </table:table-cell>
          <table:table-cell office:value-type="float" office:value="0.410523" calcext:value-type="float">
            <text:p>0,410523</text:p>
          </table:table-cell>
          <table:table-cell office:value-type="float" office:value="0.614315" calcext:value-type="float">
            <text:p>0,614315</text:p>
          </table:table-cell>
          <table:table-cell office:value-type="float" office:value="0.619634" calcext:value-type="float">
            <text:p>0,619634</text:p>
          </table:table-cell>
          <table:table-cell office:value-type="float" office:value="1.06223" calcext:value-type="float">
            <text:p>1,06223</text:p>
          </table:table-cell>
          <table:table-cell office:value-type="float" office:value="0.461692" calcext:value-type="float">
            <text:p>0,461692</text:p>
          </table:table-cell>
          <table:table-cell office:value-type="float" office:value="0.519941" calcext:value-type="float">
            <text:p>0,519941</text:p>
          </table:table-cell>
          <table:table-cell office:value-type="float" office:value="0.725374" calcext:value-type="float">
            <text:p>0,725374</text:p>
          </table:table-cell>
          <table:table-cell office:value-type="float" office:value="0.339241" calcext:value-type="float">
            <text:p>0,339241</text:p>
          </table:table-cell>
          <table:table-cell table:number-columns-repeated="52"/>
          <table:table-cell table:formula="of:=MIN([.A98:.BL98])" office:value-type="float" office:value="0.273336" calcext:value-type="float">
            <text:p>0,273336</text:p>
          </table:table-cell>
          <table:table-cell table:formula="of:=MAX([.A98:.BL98])" office:value-type="float" office:value="1.06223" calcext:value-type="float">
            <text:p>1,06223</text:p>
          </table:table-cell>
          <table:table-cell table:number-columns-repeated="7"/>
        </table:table-row>
        <table:table-row table:style-name="ro2">
          <table:table-cell office:value-type="float" office:value="0.312885" calcext:value-type="float">
            <text:p>0,312885</text:p>
          </table:table-cell>
          <table:table-cell office:value-type="float" office:value="0.173695" calcext:value-type="float">
            <text:p>0,173695</text:p>
          </table:table-cell>
          <table:table-cell office:value-type="float" office:value="0.299652" calcext:value-type="float">
            <text:p>0,299652</text:p>
          </table:table-cell>
          <table:table-cell office:value-type="float" office:value="0.88444" calcext:value-type="float">
            <text:p>0,88444</text:p>
          </table:table-cell>
          <table:table-cell office:value-type="float" office:value="0.724109" calcext:value-type="float">
            <text:p>0,724109</text:p>
          </table:table-cell>
          <table:table-cell office:value-type="float" office:value="0.705228" calcext:value-type="float">
            <text:p>0,705228</text:p>
          </table:table-cell>
          <table:table-cell office:value-type="float" office:value="0.442066" calcext:value-type="float">
            <text:p>0,442066</text:p>
          </table:table-cell>
          <table:table-cell office:value-type="float" office:value="0.268395" calcext:value-type="float">
            <text:p>0,268395</text:p>
          </table:table-cell>
          <table:table-cell office:value-type="float" office:value="0.591152" calcext:value-type="float">
            <text:p>0,591152</text:p>
          </table:table-cell>
          <table:table-cell office:value-type="float" office:value="1.84595" calcext:value-type="float">
            <text:p>1,84595</text:p>
          </table:table-cell>
          <table:table-cell office:value-type="float" office:value="1.38786" calcext:value-type="float">
            <text:p>1,38786</text:p>
          </table:table-cell>
          <table:table-cell office:value-type="float" office:value="0.70619" calcext:value-type="float">
            <text:p>0,70619</text:p>
          </table:table-cell>
          <table:table-cell office:value-type="float" office:value="1.7541" calcext:value-type="float">
            <text:p>1,7541</text:p>
          </table:table-cell>
          <table:table-cell office:value-type="float" office:value="1.20296" calcext:value-type="float">
            <text:p>1,20296</text:p>
          </table:table-cell>
          <table:table-cell office:value-type="float" office:value="0.4675" calcext:value-type="float">
            <text:p>0,4675</text:p>
          </table:table-cell>
          <table:table-cell office:value-type="float" office:value="1.45026" calcext:value-type="float">
            <text:p>1,45026</text:p>
          </table:table-cell>
          <table:table-cell table:number-columns-repeated="52"/>
          <table:table-cell table:formula="of:=MIN([.A99:.BL99])" office:value-type="float" office:value="0.173695" calcext:value-type="float">
            <text:p>0,173695</text:p>
          </table:table-cell>
          <table:table-cell table:formula="of:=MAX([.A99:.BL99])" office:value-type="float" office:value="1.84595" calcext:value-type="float">
            <text:p>1,84595</text:p>
          </table:table-cell>
          <table:table-cell table:number-columns-repeated="7"/>
        </table:table-row>
        <table:table-row table:style-name="ro2">
          <table:table-cell office:value-type="float" office:value="0.272755" calcext:value-type="float">
            <text:p>0,272755</text:p>
          </table:table-cell>
          <table:table-cell office:value-type="float" office:value="0.445466" calcext:value-type="float">
            <text:p>0,445466</text:p>
          </table:table-cell>
          <table:table-cell office:value-type="float" office:value="0.632525" calcext:value-type="float">
            <text:p>0,632525</text:p>
          </table:table-cell>
          <table:table-cell office:value-type="float" office:value="0.51589" calcext:value-type="float">
            <text:p>0,51589</text:p>
          </table:table-cell>
          <table:table-cell office:value-type="float" office:value="0.614671" calcext:value-type="float">
            <text:p>0,614671</text:p>
          </table:table-cell>
          <table:table-cell office:value-type="float" office:value="1.03088" calcext:value-type="float">
            <text:p>1,03088</text:p>
          </table:table-cell>
          <table:table-cell office:value-type="float" office:value="1.21742" calcext:value-type="float">
            <text:p>1,21742</text:p>
          </table:table-cell>
          <table:table-cell office:value-type="float" office:value="0.417655" calcext:value-type="float">
            <text:p>0,417655</text:p>
          </table:table-cell>
          <table:table-cell office:value-type="float" office:value="1.31486" calcext:value-type="float">
            <text:p>1,31486</text:p>
          </table:table-cell>
          <table:table-cell office:value-type="float" office:value="1.26028" calcext:value-type="float">
            <text:p>1,26028</text:p>
          </table:table-cell>
          <table:table-cell office:value-type="float" office:value="0.628277" calcext:value-type="float">
            <text:p>0,628277</text:p>
          </table:table-cell>
          <table:table-cell office:value-type="float" office:value="1.02074" calcext:value-type="float">
            <text:p>1,02074</text:p>
          </table:table-cell>
          <table:table-cell office:value-type="float" office:value="0.96496" calcext:value-type="float">
            <text:p>0,96496</text:p>
          </table:table-cell>
          <table:table-cell office:value-type="float" office:value="0.392064" calcext:value-type="float">
            <text:p>0,392064</text:p>
          </table:table-cell>
          <table:table-cell office:value-type="float" office:value="1.06708" calcext:value-type="float">
            <text:p>1,06708</text:p>
          </table:table-cell>
          <table:table-cell office:value-type="float" office:value="0.163847" calcext:value-type="float">
            <text:p>0,163847</text:p>
          </table:table-cell>
          <table:table-cell table:number-columns-repeated="52"/>
          <table:table-cell table:formula="of:=MIN([.A100:.BL100])" office:value-type="float" office:value="0.163847" calcext:value-type="float">
            <text:p>0,163847</text:p>
          </table:table-cell>
          <table:table-cell table:formula="of:=MAX([.A100:.BL100])" office:value-type="float" office:value="1.31486" calcext:value-type="float">
            <text:p>1,31486</text:p>
          </table:table-cell>
          <table:table-cell table:number-columns-repeated="7"/>
        </table:table-row>
        <table:table-row table:style-name="ro2">
          <table:table-cell office:value-type="float" office:value="0.325342" calcext:value-type="float">
            <text:p>0,325342</text:p>
          </table:table-cell>
          <table:table-cell office:value-type="float" office:value="0.533372" calcext:value-type="float">
            <text:p>0,533372</text:p>
          </table:table-cell>
          <table:table-cell office:value-type="float" office:value="0.261842" calcext:value-type="float">
            <text:p>0,261842</text:p>
          </table:table-cell>
          <table:table-cell office:value-type="float" office:value="0.271915" calcext:value-type="float">
            <text:p>0,271915</text:p>
          </table:table-cell>
          <table:table-cell office:value-type="float" office:value="0.539048" calcext:value-type="float">
            <text:p>0,539048</text:p>
          </table:table-cell>
          <table:table-cell office:value-type="float" office:value="0.847081" calcext:value-type="float">
            <text:p>0,847081</text:p>
          </table:table-cell>
          <table:table-cell office:value-type="float" office:value="0.681691" calcext:value-type="float">
            <text:p>0,681691</text:p>
          </table:table-cell>
          <table:table-cell office:value-type="float" office:value="1.34846" calcext:value-type="float">
            <text:p>1,34846</text:p>
          </table:table-cell>
          <table:table-cell office:value-type="float" office:value="0.449751" calcext:value-type="float">
            <text:p>0,449751</text:p>
          </table:table-cell>
          <table:table-cell office:value-type="float" office:value="0.556628" calcext:value-type="float">
            <text:p>0,556628</text:p>
          </table:table-cell>
          <table:table-cell office:value-type="float" office:value="1.34091" calcext:value-type="float">
            <text:p>1,34091</text:p>
          </table:table-cell>
          <table:table-cell office:value-type="float" office:value="0.392827" calcext:value-type="float">
            <text:p>0,392827</text:p>
          </table:table-cell>
          <table:table-cell office:value-type="float" office:value="0.308312" calcext:value-type="float">
            <text:p>0,308312</text:p>
          </table:table-cell>
          <table:table-cell office:value-type="float" office:value="0.967513" calcext:value-type="float">
            <text:p>0,967513</text:p>
          </table:table-cell>
          <table:table-cell office:value-type="float" office:value="0.565478" calcext:value-type="float">
            <text:p>0,565478</text:p>
          </table:table-cell>
          <table:table-cell office:value-type="float" office:value="0.178264" calcext:value-type="float">
            <text:p>0,178264</text:p>
          </table:table-cell>
          <table:table-cell table:number-columns-repeated="52"/>
          <table:table-cell table:formula="of:=MIN([.A101:.BL101])" office:value-type="float" office:value="0.178264" calcext:value-type="float">
            <text:p>0,178264</text:p>
          </table:table-cell>
          <table:table-cell table:formula="of:=MAX([.A101:.BL101])" office:value-type="float" office:value="1.34846" calcext:value-type="float">
            <text:p>1,34846</text:p>
          </table:table-cell>
          <table:table-cell table:number-columns-repeated="7"/>
        </table:table-row>
        <table:table-row table:style-name="ro2">
          <table:table-cell office:value-type="float" office:value="0.285323" calcext:value-type="float">
            <text:p>0,285323</text:p>
          </table:table-cell>
          <table:table-cell office:value-type="float" office:value="0.28362" calcext:value-type="float">
            <text:p>0,28362</text:p>
          </table:table-cell>
          <table:table-cell office:value-type="float" office:value="0.333001" calcext:value-type="float">
            <text:p>0,333001</text:p>
          </table:table-cell>
          <table:table-cell office:value-type="float" office:value="0.211598" calcext:value-type="float">
            <text:p>0,211598</text:p>
          </table:table-cell>
          <table:table-cell office:value-type="float" office:value="0.320634" calcext:value-type="float">
            <text:p>0,320634</text:p>
          </table:table-cell>
          <table:table-cell office:value-type="float" office:value="0.595557" calcext:value-type="float">
            <text:p>0,595557</text:p>
          </table:table-cell>
          <table:table-cell office:value-type="float" office:value="1.65867" calcext:value-type="float">
            <text:p>1,65867</text:p>
          </table:table-cell>
          <table:table-cell office:value-type="float" office:value="1.20789" calcext:value-type="float">
            <text:p>1,20789</text:p>
          </table:table-cell>
          <table:table-cell office:value-type="float" office:value="1.68869" calcext:value-type="float">
            <text:p>1,68869</text:p>
          </table:table-cell>
          <table:table-cell office:value-type="float" office:value="0.863188" calcext:value-type="float">
            <text:p>0,863188</text:p>
          </table:table-cell>
          <table:table-cell office:value-type="float" office:value="1.21186" calcext:value-type="float">
            <text:p>1,21186</text:p>
          </table:table-cell>
          <table:table-cell office:value-type="float" office:value="0.660709" calcext:value-type="float">
            <text:p>0,660709</text:p>
          </table:table-cell>
          <table:table-cell office:value-type="float" office:value="2.20107" calcext:value-type="float">
            <text:p>2,20107</text:p>
          </table:table-cell>
          <table:table-cell office:value-type="float" office:value="1.71084" calcext:value-type="float">
            <text:p>1,71084</text:p>
          </table:table-cell>
          <table:table-cell office:value-type="float" office:value="0.867205" calcext:value-type="float">
            <text:p>0,867205</text:p>
          </table:table-cell>
          <table:table-cell office:value-type="float" office:value="2.02923" calcext:value-type="float">
            <text:p>2,02923</text:p>
          </table:table-cell>
          <table:table-cell table:number-columns-repeated="52"/>
          <table:table-cell table:formula="of:=MIN([.A102:.BL102])" office:value-type="float" office:value="0.211598" calcext:value-type="float">
            <text:p>0,211598</text:p>
          </table:table-cell>
          <table:table-cell table:formula="of:=MAX([.A102:.BL102])" office:value-type="float" office:value="2.20107" calcext:value-type="float">
            <text:p>2,20107</text:p>
          </table:table-cell>
          <table:table-cell table:number-columns-repeated="7"/>
        </table:table-row>
        <table:table-row table:style-name="ro2">
          <table:table-cell office:value-type="float" office:value="0.433935" calcext:value-type="float">
            <text:p>0,433935</text:p>
          </table:table-cell>
          <table:table-cell office:value-type="float" office:value="0.537687" calcext:value-type="float">
            <text:p>0,537687</text:p>
          </table:table-cell>
          <table:table-cell office:value-type="float" office:value="0.60765" calcext:value-type="float">
            <text:p>0,60765</text:p>
          </table:table-cell>
          <table:table-cell office:value-type="float" office:value="0.64543" calcext:value-type="float">
            <text:p>0,64543</text:p>
          </table:table-cell>
          <table:table-cell office:value-type="float" office:value="0.585088" calcext:value-type="float">
            <text:p>0,585088</text:p>
          </table:table-cell>
          <table:table-cell office:value-type="float" office:value="0.752592" calcext:value-type="float">
            <text:p>0,752592</text:p>
          </table:table-cell>
          <table:table-cell office:value-type="float" office:value="0.937651" calcext:value-type="float">
            <text:p>0,937651</text:p>
          </table:table-cell>
          <table:table-cell office:value-type="float" office:value="0.527493" calcext:value-type="float">
            <text:p>0,527493</text:p>
          </table:table-cell>
          <table:table-cell office:value-type="float" office:value="1.3016" calcext:value-type="float">
            <text:p>1,3016</text:p>
          </table:table-cell>
          <table:table-cell office:value-type="float" office:value="0.840352" calcext:value-type="float">
            <text:p>0,840352</text:p>
          </table:table-cell>
          <table:table-cell office:value-type="float" office:value="1.4255" calcext:value-type="float">
            <text:p>1,4255</text:p>
          </table:table-cell>
          <table:table-cell office:value-type="float" office:value="1.43694" calcext:value-type="float">
            <text:p>1,43694</text:p>
          </table:table-cell>
          <table:table-cell office:value-type="float" office:value="0.908549" calcext:value-type="float">
            <text:p>0,908549</text:p>
          </table:table-cell>
          <table:table-cell office:value-type="float" office:value="0.492787" calcext:value-type="float">
            <text:p>0,492787</text:p>
          </table:table-cell>
          <table:table-cell office:value-type="float" office:value="0.540323" calcext:value-type="float">
            <text:p>0,540323</text:p>
          </table:table-cell>
          <table:table-cell office:value-type="float" office:value="1.66232" calcext:value-type="float">
            <text:p>1,66232</text:p>
          </table:table-cell>
          <table:table-cell table:number-columns-repeated="52"/>
          <table:table-cell table:formula="of:=MIN([.A103:.BL103])" office:value-type="float" office:value="0.433935" calcext:value-type="float">
            <text:p>0,433935</text:p>
          </table:table-cell>
          <table:table-cell table:formula="of:=MAX([.A103:.BL103])" office:value-type="float" office:value="1.66232" calcext:value-type="float">
            <text:p>1,66232</text:p>
          </table:table-cell>
          <table:table-cell table:number-columns-repeated="7"/>
        </table:table-row>
        <table:table-row table:style-name="ro2">
          <table:table-cell office:value-type="float" office:value="0.436826" calcext:value-type="float">
            <text:p>0,436826</text:p>
          </table:table-cell>
          <table:table-cell office:value-type="float" office:value="0.543016" calcext:value-type="float">
            <text:p>0,543016</text:p>
          </table:table-cell>
          <table:table-cell office:value-type="float" office:value="0.392168" calcext:value-type="float">
            <text:p>0,392168</text:p>
          </table:table-cell>
          <table:table-cell office:value-type="float" office:value="1.39402" calcext:value-type="float">
            <text:p>1,39402</text:p>
          </table:table-cell>
          <table:table-cell office:value-type="float" office:value="1.42784" calcext:value-type="float">
            <text:p>1,42784</text:p>
          </table:table-cell>
          <table:table-cell office:value-type="float" office:value="1.0227" calcext:value-type="float">
            <text:p>1,0227</text:p>
          </table:table-cell>
          <table:table-cell office:value-type="float" office:value="0.496932" calcext:value-type="float">
            <text:p>0,496932</text:p>
          </table:table-cell>
          <table:table-cell office:value-type="float" office:value="1.1084" calcext:value-type="float">
            <text:p>1,1084</text:p>
          </table:table-cell>
          <table:table-cell office:value-type="float" office:value="0.679986" calcext:value-type="float">
            <text:p>0,679986</text:p>
          </table:table-cell>
          <table:table-cell office:value-type="float" office:value="1.71835" calcext:value-type="float">
            <text:p>1,71835</text:p>
          </table:table-cell>
          <table:table-cell office:value-type="float" office:value="1.28967" calcext:value-type="float">
            <text:p>1,28967</text:p>
          </table:table-cell>
          <table:table-cell office:value-type="float" office:value="0.815644" calcext:value-type="float">
            <text:p>0,815644</text:p>
          </table:table-cell>
          <table:table-cell office:value-type="float" office:value="0.53609" calcext:value-type="float">
            <text:p>0,53609</text:p>
          </table:table-cell>
          <table:table-cell office:value-type="float" office:value="0.599186" calcext:value-type="float">
            <text:p>0,599186</text:p>
          </table:table-cell>
          <table:table-cell office:value-type="float" office:value="0.349662" calcext:value-type="float">
            <text:p>0,349662</text:p>
          </table:table-cell>
          <table:table-cell office:value-type="float" office:value="0.148384" calcext:value-type="float">
            <text:p>0,148384</text:p>
          </table:table-cell>
          <table:table-cell table:number-columns-repeated="52"/>
          <table:table-cell table:formula="of:=MIN([.A104:.BL104])" office:value-type="float" office:value="0.148384" calcext:value-type="float">
            <text:p>0,148384</text:p>
          </table:table-cell>
          <table:table-cell table:formula="of:=MAX([.A104:.BL104])" office:value-type="float" office:value="1.71835" calcext:value-type="float">
            <text:p>1,71835</text:p>
          </table:table-cell>
          <table:table-cell table:number-columns-repeated="7"/>
        </table:table-row>
        <table:table-row table:style-name="ro2">
          <table:table-cell office:value-type="float" office:value="0.36251" calcext:value-type="float">
            <text:p>0,36251</text:p>
          </table:table-cell>
          <table:table-cell office:value-type="float" office:value="0.509127" calcext:value-type="float">
            <text:p>0,509127</text:p>
          </table:table-cell>
          <table:table-cell office:value-type="float" office:value="0.541605" calcext:value-type="float">
            <text:p>0,541605</text:p>
          </table:table-cell>
          <table:table-cell office:value-type="float" office:value="0.643331" calcext:value-type="float">
            <text:p>0,643331</text:p>
          </table:table-cell>
          <table:table-cell office:value-type="float" office:value="0.760388" calcext:value-type="float">
            <text:p>0,760388</text:p>
          </table:table-cell>
          <table:table-cell office:value-type="float" office:value="0.456411" calcext:value-type="float">
            <text:p>0,456411</text:p>
          </table:table-cell>
          <table:table-cell office:value-type="float" office:value="1.58705" calcext:value-type="float">
            <text:p>1,58705</text:p>
          </table:table-cell>
          <table:table-cell office:value-type="float" office:value="0.851945" calcext:value-type="float">
            <text:p>0,851945</text:p>
          </table:table-cell>
          <table:table-cell office:value-type="float" office:value="0.764836" calcext:value-type="float">
            <text:p>0,764836</text:p>
          </table:table-cell>
          <table:table-cell office:value-type="float" office:value="1.04941" calcext:value-type="float">
            <text:p>1,04941</text:p>
          </table:table-cell>
          <table:table-cell office:value-type="float" office:value="1.16114" calcext:value-type="float">
            <text:p>1,16114</text:p>
          </table:table-cell>
          <table:table-cell office:value-type="float" office:value="2.0736" calcext:value-type="float">
            <text:p>2,0736</text:p>
          </table:table-cell>
          <table:table-cell office:value-type="float" office:value="0.755169" calcext:value-type="float">
            <text:p>0,755169</text:p>
          </table:table-cell>
          <table:table-cell office:value-type="float" office:value="1.24951" calcext:value-type="float">
            <text:p>1,24951</text:p>
          </table:table-cell>
          <table:table-cell office:value-type="float" office:value="2.16853" calcext:value-type="float">
            <text:p>2,16853</text:p>
          </table:table-cell>
          <table:table-cell office:value-type="float" office:value="0.293517" calcext:value-type="float">
            <text:p>0,293517</text:p>
          </table:table-cell>
          <table:table-cell table:number-columns-repeated="52"/>
          <table:table-cell table:formula="of:=MIN([.A105:.BL105])" office:value-type="float" office:value="0.293517" calcext:value-type="float">
            <text:p>0,293517</text:p>
          </table:table-cell>
          <table:table-cell table:formula="of:=MAX([.A105:.BL105])" office:value-type="float" office:value="2.16853" calcext:value-type="float">
            <text:p>2,168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196063" calcext:value-type="float">
            <text:p>0,196063</text:p>
          </table:table-cell>
          <table:table-cell office:value-type="float" office:value="0.380167" calcext:value-type="float">
            <text:p>0,380167</text:p>
          </table:table-cell>
          <table:table-cell office:value-type="float" office:value="0.235138" calcext:value-type="float">
            <text:p>0,235138</text:p>
          </table:table-cell>
          <table:table-cell office:value-type="float" office:value="0.370731" calcext:value-type="float">
            <text:p>0,370731</text:p>
          </table:table-cell>
          <table:table-cell office:value-type="float" office:value="0.150515" calcext:value-type="float">
            <text:p>0,150515</text:p>
          </table:table-cell>
          <table:table-cell office:value-type="float" office:value="0.189542" calcext:value-type="float">
            <text:p>0,189542</text:p>
          </table:table-cell>
          <table:table-cell office:value-type="float" office:value="1.00608" calcext:value-type="float">
            <text:p>1,00608</text:p>
          </table:table-cell>
          <table:table-cell office:value-type="float" office:value="0.223865" calcext:value-type="float">
            <text:p>0,223865</text:p>
          </table:table-cell>
          <table:table-cell office:value-type="float" office:value="0.130877" calcext:value-type="float">
            <text:p>0,130877</text:p>
          </table:table-cell>
          <table:table-cell office:value-type="float" office:value="0.16363" calcext:value-type="float">
            <text:p>0,16363</text:p>
          </table:table-cell>
          <table:table-cell office:value-type="float" office:value="0.520016" calcext:value-type="float">
            <text:p>0,520016</text:p>
          </table:table-cell>
          <table:table-cell office:value-type="float" office:value="1.77187" calcext:value-type="float">
            <text:p>1,77187</text:p>
          </table:table-cell>
          <table:table-cell office:value-type="float" office:value="1.66138" calcext:value-type="float">
            <text:p>1,66138</text:p>
          </table:table-cell>
          <table:table-cell office:value-type="float" office:value="1.52471" calcext:value-type="float">
            <text:p>1,52471</text:p>
          </table:table-cell>
          <table:table-cell office:value-type="float" office:value="1.29668" calcext:value-type="float">
            <text:p>1,29668</text:p>
          </table:table-cell>
          <table:table-cell office:value-type="float" office:value="0.841071" calcext:value-type="float">
            <text:p>0,841071</text:p>
          </table:table-cell>
          <table:table-cell office:value-type="float" office:value="1.90286" calcext:value-type="float">
            <text:p>1,90286</text:p>
          </table:table-cell>
          <table:table-cell office:value-type="float" office:value="0.379129" calcext:value-type="float">
            <text:p>0,379129</text:p>
          </table:table-cell>
          <table:table-cell office:value-type="float" office:value="1.36432" calcext:value-type="float">
            <text:p>1,36432</text:p>
          </table:table-cell>
          <table:table-cell office:value-type="float" office:value="0.416663" calcext:value-type="float">
            <text:p>0,416663</text:p>
          </table:table-cell>
          <table:table-cell office:value-type="float" office:value="1.52816" calcext:value-type="float">
            <text:p>1,52816</text:p>
          </table:table-cell>
          <table:table-cell office:value-type="float" office:value="1.02355" calcext:value-type="float">
            <text:p>1,02355</text:p>
          </table:table-cell>
          <table:table-cell office:value-type="float" office:value="1.154" calcext:value-type="float">
            <text:p>1,154</text:p>
          </table:table-cell>
          <table:table-cell office:value-type="float" office:value="1.3648" calcext:value-type="float">
            <text:p>1,3648</text:p>
          </table:table-cell>
          <table:table-cell table:number-columns-repeated="44"/>
          <table:table-cell table:formula="of:=MIN([.A107:.BL107])" office:value-type="float" office:value="0.130877" calcext:value-type="float">
            <text:p>0,130877</text:p>
          </table:table-cell>
          <table:table-cell table:formula="of:=MAX([.A107:.BL107])" office:value-type="float" office:value="1.90286" calcext:value-type="float">
            <text:p>1,90286</text:p>
          </table:table-cell>
          <table:table-cell table:number-columns-repeated="7"/>
        </table:table-row>
        <table:table-row table:style-name="ro2">
          <table:table-cell office:value-type="float" office:value="0.382572" calcext:value-type="float">
            <text:p>0,382572</text:p>
          </table:table-cell>
          <table:table-cell office:value-type="float" office:value="0.388517" calcext:value-type="float">
            <text:p>0,388517</text:p>
          </table:table-cell>
          <table:table-cell office:value-type="float" office:value="0.469093" calcext:value-type="float">
            <text:p>0,469093</text:p>
          </table:table-cell>
          <table:table-cell office:value-type="float" office:value="0.579189" calcext:value-type="float">
            <text:p>0,579189</text:p>
          </table:table-cell>
          <table:table-cell office:value-type="float" office:value="0.402625" calcext:value-type="float">
            <text:p>0,402625</text:p>
          </table:table-cell>
          <table:table-cell office:value-type="float" office:value="0.442971" calcext:value-type="float">
            <text:p>0,442971</text:p>
          </table:table-cell>
          <table:table-cell office:value-type="float" office:value="0.361482" calcext:value-type="float">
            <text:p>0,361482</text:p>
          </table:table-cell>
          <table:table-cell office:value-type="float" office:value="0.37451" calcext:value-type="float">
            <text:p>0,37451</text:p>
          </table:table-cell>
          <table:table-cell office:value-type="float" office:value="0.623056" calcext:value-type="float">
            <text:p>0,623056</text:p>
          </table:table-cell>
          <table:table-cell office:value-type="float" office:value="0.34186" calcext:value-type="float">
            <text:p>0,34186</text:p>
          </table:table-cell>
          <table:table-cell office:value-type="float" office:value="0.452699" calcext:value-type="float">
            <text:p>0,452699</text:p>
          </table:table-cell>
          <table:table-cell office:value-type="float" office:value="0.562856" calcext:value-type="float">
            <text:p>0,562856</text:p>
          </table:table-cell>
          <table:table-cell office:value-type="float" office:value="0.494606" calcext:value-type="float">
            <text:p>0,494606</text:p>
          </table:table-cell>
          <table:table-cell office:value-type="float" office:value="0.482109" calcext:value-type="float">
            <text:p>0,482109</text:p>
          </table:table-cell>
          <table:table-cell office:value-type="float" office:value="0.295094" calcext:value-type="float">
            <text:p>0,295094</text:p>
          </table:table-cell>
          <table:table-cell office:value-type="float" office:value="0.316089" calcext:value-type="float">
            <text:p>0,316089</text:p>
          </table:table-cell>
          <table:table-cell office:value-type="float" office:value="0.304331" calcext:value-type="float">
            <text:p>0,304331</text:p>
          </table:table-cell>
          <table:table-cell office:value-type="float" office:value="0.143872" calcext:value-type="float">
            <text:p>0,143872</text:p>
          </table:table-cell>
          <table:table-cell office:value-type="float" office:value="0.828833" calcext:value-type="float">
            <text:p>0,828833</text:p>
          </table:table-cell>
          <table:table-cell office:value-type="float" office:value="0.186408" calcext:value-type="float">
            <text:p>0,186408</text:p>
          </table:table-cell>
          <table:table-cell office:value-type="float" office:value="0.099997" calcext:value-type="float">
            <text:p>0,099997</text:p>
          </table:table-cell>
          <table:table-cell office:value-type="float" office:value="0.423083" calcext:value-type="float">
            <text:p>0,423083</text:p>
          </table:table-cell>
          <table:table-cell office:value-type="float" office:value="0.83672" calcext:value-type="float">
            <text:p>0,83672</text:p>
          </table:table-cell>
          <table:table-cell office:value-type="float" office:value="0.100933" calcext:value-type="float">
            <text:p>0,100933</text:p>
          </table:table-cell>
          <table:table-cell table:number-columns-repeated="44"/>
          <table:table-cell table:formula="of:=MIN([.A108:.BL108])" office:value-type="float" office:value="0.099997" calcext:value-type="float">
            <text:p>0,099997</text:p>
          </table:table-cell>
          <table:table-cell table:formula="of:=MAX([.A108:.BL108])" office:value-type="float" office:value="0.83672" calcext:value-type="float">
            <text:p>0,83672</text:p>
          </table:table-cell>
          <table:table-cell table:number-columns-repeated="7"/>
        </table:table-row>
        <table:table-row table:style-name="ro2">
          <table:table-cell office:value-type="float" office:value="0.401104" calcext:value-type="float">
            <text:p>0,401104</text:p>
          </table:table-cell>
          <table:table-cell office:value-type="float" office:value="0.420381" calcext:value-type="float">
            <text:p>0,420381</text:p>
          </table:table-cell>
          <table:table-cell office:value-type="float" office:value="0.450307" calcext:value-type="float">
            <text:p>0,450307</text:p>
          </table:table-cell>
          <table:table-cell office:value-type="float" office:value="0.458448" calcext:value-type="float">
            <text:p>0,458448</text:p>
          </table:table-cell>
          <table:table-cell office:value-type="float" office:value="0.212575" calcext:value-type="float">
            <text:p>0,212575</text:p>
          </table:table-cell>
          <table:table-cell office:value-type="float" office:value="0.400691" calcext:value-type="float">
            <text:p>0,400691</text:p>
          </table:table-cell>
          <table:table-cell office:value-type="float" office:value="0.510257" calcext:value-type="float">
            <text:p>0,510257</text:p>
          </table:table-cell>
          <table:table-cell office:value-type="float" office:value="0.536308" calcext:value-type="float">
            <text:p>0,536308</text:p>
          </table:table-cell>
          <table:table-cell office:value-type="float" office:value="0.411889" calcext:value-type="float">
            <text:p>0,411889</text:p>
          </table:table-cell>
          <table:table-cell office:value-type="float" office:value="0.34874" calcext:value-type="float">
            <text:p>0,34874</text:p>
          </table:table-cell>
          <table:table-cell office:value-type="float" office:value="0.866295" calcext:value-type="float">
            <text:p>0,866295</text:p>
          </table:table-cell>
          <table:table-cell office:value-type="float" office:value="0.966806" calcext:value-type="float">
            <text:p>0,966806</text:p>
          </table:table-cell>
          <table:table-cell office:value-type="float" office:value="0.988692" calcext:value-type="float">
            <text:p>0,988692</text:p>
          </table:table-cell>
          <table:table-cell office:value-type="float" office:value="0.996123" calcext:value-type="float">
            <text:p>0,996123</text:p>
          </table:table-cell>
          <table:table-cell office:value-type="float" office:value="0.98209" calcext:value-type="float">
            <text:p>0,98209</text:p>
          </table:table-cell>
          <table:table-cell office:value-type="float" office:value="0.16521" calcext:value-type="float">
            <text:p>0,16521</text:p>
          </table:table-cell>
          <table:table-cell office:value-type="float" office:value="0.914354" calcext:value-type="float">
            <text:p>0,914354</text:p>
          </table:table-cell>
          <table:table-cell office:value-type="float" office:value="0.321044" calcext:value-type="float">
            <text:p>0,321044</text:p>
          </table:table-cell>
          <table:table-cell office:value-type="float" office:value="0.191236" calcext:value-type="float">
            <text:p>0,191236</text:p>
          </table:table-cell>
          <table:table-cell office:value-type="float" office:value="0.423306" calcext:value-type="float">
            <text:p>0,423306</text:p>
          </table:table-cell>
          <table:table-cell office:value-type="float" office:value="0.373579" calcext:value-type="float">
            <text:p>0,373579</text:p>
          </table:table-cell>
          <table:table-cell office:value-type="float" office:value="0.345661" calcext:value-type="float">
            <text:p>0,345661</text:p>
          </table:table-cell>
          <table:table-cell office:value-type="float" office:value="0.153097" calcext:value-type="float">
            <text:p>0,153097</text:p>
          </table:table-cell>
          <table:table-cell office:value-type="float" office:value="0.825268" calcext:value-type="float">
            <text:p>0,825268</text:p>
          </table:table-cell>
          <table:table-cell table:number-columns-repeated="44"/>
          <table:table-cell table:formula="of:=MIN([.A109:.BL109])" office:value-type="float" office:value="0.153097" calcext:value-type="float">
            <text:p>0,153097</text:p>
          </table:table-cell>
          <table:table-cell table:formula="of:=MAX([.A109:.BL109])" office:value-type="float" office:value="0.996123" calcext:value-type="float">
            <text:p>0,996123</text:p>
          </table:table-cell>
          <table:table-cell table:number-columns-repeated="7"/>
        </table:table-row>
        <table:table-row table:style-name="ro2">
          <table:table-cell office:value-type="float" office:value="0.134663" calcext:value-type="float">
            <text:p>0,134663</text:p>
          </table:table-cell>
          <table:table-cell office:value-type="float" office:value="0.186297" calcext:value-type="float">
            <text:p>0,186297</text:p>
          </table:table-cell>
          <table:table-cell office:value-type="float" office:value="0.357394" calcext:value-type="float">
            <text:p>0,357394</text:p>
          </table:table-cell>
          <table:table-cell office:value-type="float" office:value="0.158364" calcext:value-type="float">
            <text:p>0,158364</text:p>
          </table:table-cell>
          <table:table-cell office:value-type="float" office:value="0.334422" calcext:value-type="float">
            <text:p>0,334422</text:p>
          </table:table-cell>
          <table:table-cell office:value-type="float" office:value="0.385243" calcext:value-type="float">
            <text:p>0,385243</text:p>
          </table:table-cell>
          <table:table-cell office:value-type="float" office:value="0.198313" calcext:value-type="float">
            <text:p>0,198313</text:p>
          </table:table-cell>
          <table:table-cell office:value-type="float" office:value="0.190442" calcext:value-type="float">
            <text:p>0,190442</text:p>
          </table:table-cell>
          <table:table-cell office:value-type="float" office:value="0.401456" calcext:value-type="float">
            <text:p>0,401456</text:p>
          </table:table-cell>
          <table:table-cell office:value-type="float" office:value="1.16745" calcext:value-type="float">
            <text:p>1,16745</text:p>
          </table:table-cell>
          <table:table-cell office:value-type="float" office:value="0.613221" calcext:value-type="float">
            <text:p>0,613221</text:p>
          </table:table-cell>
          <table:table-cell office:value-type="float" office:value="0.274089" calcext:value-type="float">
            <text:p>0,274089</text:p>
          </table:table-cell>
          <table:table-cell office:value-type="float" office:value="0.698463" calcext:value-type="float">
            <text:p>0,698463</text:p>
          </table:table-cell>
          <table:table-cell office:value-type="float" office:value="1.16866" calcext:value-type="float">
            <text:p>1,16866</text:p>
          </table:table-cell>
          <table:table-cell office:value-type="float" office:value="0.426321" calcext:value-type="float">
            <text:p>0,426321</text:p>
          </table:table-cell>
          <table:table-cell office:value-type="float" office:value="0.471112" calcext:value-type="float">
            <text:p>0,471112</text:p>
          </table:table-cell>
          <table:table-cell office:value-type="float" office:value="1.57815" calcext:value-type="float">
            <text:p>1,57815</text:p>
          </table:table-cell>
          <table:table-cell office:value-type="float" office:value="1.23989" calcext:value-type="float">
            <text:p>1,23989</text:p>
          </table:table-cell>
          <table:table-cell office:value-type="float" office:value="0.128211" calcext:value-type="float">
            <text:p>0,128211</text:p>
          </table:table-cell>
          <table:table-cell office:value-type="float" office:value="0.328537" calcext:value-type="float">
            <text:p>0,328537</text:p>
          </table:table-cell>
          <table:table-cell office:value-type="float" office:value="0.836293" calcext:value-type="float">
            <text:p>0,836293</text:p>
          </table:table-cell>
          <table:table-cell office:value-type="float" office:value="0.323237" calcext:value-type="float">
            <text:p>0,323237</text:p>
          </table:table-cell>
          <table:table-cell office:value-type="float" office:value="1.50068" calcext:value-type="float">
            <text:p>1,50068</text:p>
          </table:table-cell>
          <table:table-cell office:value-type="float" office:value="0.36496" calcext:value-type="float">
            <text:p>0,36496</text:p>
          </table:table-cell>
          <table:table-cell table:number-columns-repeated="44"/>
          <table:table-cell table:formula="of:=MIN([.A110:.BL110])" office:value-type="float" office:value="0.128211" calcext:value-type="float">
            <text:p>0,128211</text:p>
          </table:table-cell>
          <table:table-cell table:formula="of:=MAX([.A110:.BL110])" office:value-type="float" office:value="1.57815" calcext:value-type="float">
            <text:p>1,57815</text:p>
          </table:table-cell>
          <table:table-cell table:number-columns-repeated="7"/>
        </table:table-row>
        <table:table-row table:style-name="ro2">
          <table:table-cell office:value-type="float" office:value="0.195788" calcext:value-type="float">
            <text:p>0,195788</text:p>
          </table:table-cell>
          <table:table-cell office:value-type="float" office:value="0.341878" calcext:value-type="float">
            <text:p>0,341878</text:p>
          </table:table-cell>
          <table:table-cell office:value-type="float" office:value="0.420224" calcext:value-type="float">
            <text:p>0,420224</text:p>
          </table:table-cell>
          <table:table-cell office:value-type="float" office:value="0.423316" calcext:value-type="float">
            <text:p>0,423316</text:p>
          </table:table-cell>
          <table:table-cell office:value-type="float" office:value="0.369254" calcext:value-type="float">
            <text:p>0,369254</text:p>
          </table:table-cell>
          <table:table-cell office:value-type="float" office:value="0.375263" calcext:value-type="float">
            <text:p>0,375263</text:p>
          </table:table-cell>
          <table:table-cell office:value-type="float" office:value="0.917454" calcext:value-type="float">
            <text:p>0,917454</text:p>
          </table:table-cell>
          <table:table-cell office:value-type="float" office:value="0.392999" calcext:value-type="float">
            <text:p>0,392999</text:p>
          </table:table-cell>
          <table:table-cell office:value-type="float" office:value="0.922111" calcext:value-type="float">
            <text:p>0,922111</text:p>
          </table:table-cell>
          <table:table-cell office:value-type="float" office:value="0.397081" calcext:value-type="float">
            <text:p>0,397081</text:p>
          </table:table-cell>
          <table:table-cell office:value-type="float" office:value="0.855375" calcext:value-type="float">
            <text:p>0,855375</text:p>
          </table:table-cell>
          <table:table-cell office:value-type="float" office:value="0.355533" calcext:value-type="float">
            <text:p>0,355533</text:p>
          </table:table-cell>
          <table:table-cell office:value-type="float" office:value="1.26937" calcext:value-type="float">
            <text:p>1,26937</text:p>
          </table:table-cell>
          <table:table-cell office:value-type="float" office:value="1.46031" calcext:value-type="float">
            <text:p>1,46031</text:p>
          </table:table-cell>
          <table:table-cell office:value-type="float" office:value="0.779635" calcext:value-type="float">
            <text:p>0,779635</text:p>
          </table:table-cell>
          <table:table-cell office:value-type="float" office:value="1.42799" calcext:value-type="float">
            <text:p>1,42799</text:p>
          </table:table-cell>
          <table:table-cell office:value-type="float" office:value="0.153098" calcext:value-type="float">
            <text:p>0,153098</text:p>
          </table:table-cell>
          <table:table-cell office:value-type="float" office:value="0.334005" calcext:value-type="float">
            <text:p>0,334005</text:p>
          </table:table-cell>
          <table:table-cell office:value-type="float" office:value="1.27627" calcext:value-type="float">
            <text:p>1,27627</text:p>
          </table:table-cell>
          <table:table-cell office:value-type="float" office:value="0.256623" calcext:value-type="float">
            <text:p>0,256623</text:p>
          </table:table-cell>
          <table:table-cell office:value-type="float" office:value="0.540805" calcext:value-type="float">
            <text:p>0,540805</text:p>
          </table:table-cell>
          <table:table-cell office:value-type="float" office:value="1.29371" calcext:value-type="float">
            <text:p>1,29371</text:p>
          </table:table-cell>
          <table:table-cell office:value-type="float" office:value="1.5238" calcext:value-type="float">
            <text:p>1,5238</text:p>
          </table:table-cell>
          <table:table-cell office:value-type="float" office:value="0.113944" calcext:value-type="float">
            <text:p>0,113944</text:p>
          </table:table-cell>
          <table:table-cell table:number-columns-repeated="44"/>
          <table:table-cell table:formula="of:=MIN([.A111:.BL111])" office:value-type="float" office:value="0.113944" calcext:value-type="float">
            <text:p>0,113944</text:p>
          </table:table-cell>
          <table:table-cell table:formula="of:=MAX([.A111:.BL111])" office:value-type="float" office:value="1.5238" calcext:value-type="float">
            <text:p>1,5238</text:p>
          </table:table-cell>
          <table:table-cell table:number-columns-repeated="7"/>
        </table:table-row>
        <table:table-row table:style-name="ro2">
          <table:table-cell office:value-type="float" office:value="0.363659" calcext:value-type="float">
            <text:p>0,363659</text:p>
          </table:table-cell>
          <table:table-cell office:value-type="float" office:value="0.422988" calcext:value-type="float">
            <text:p>0,422988</text:p>
          </table:table-cell>
          <table:table-cell office:value-type="float" office:value="0.404388" calcext:value-type="float">
            <text:p>0,404388</text:p>
          </table:table-cell>
          <table:table-cell office:value-type="float" office:value="0.776705" calcext:value-type="float">
            <text:p>0,776705</text:p>
          </table:table-cell>
          <table:table-cell office:value-type="float" office:value="0.364628" calcext:value-type="float">
            <text:p>0,364628</text:p>
          </table:table-cell>
          <table:table-cell office:value-type="float" office:value="0.440154" calcext:value-type="float">
            <text:p>0,440154</text:p>
          </table:table-cell>
          <table:table-cell office:value-type="float" office:value="0.82952" calcext:value-type="float">
            <text:p>0,82952</text:p>
          </table:table-cell>
          <table:table-cell office:value-type="float" office:value="0.437836" calcext:value-type="float">
            <text:p>0,437836</text:p>
          </table:table-cell>
          <table:table-cell office:value-type="float" office:value="0.264418" calcext:value-type="float">
            <text:p>0,264418</text:p>
          </table:table-cell>
          <table:table-cell office:value-type="float" office:value="0.738313" calcext:value-type="float">
            <text:p>0,738313</text:p>
          </table:table-cell>
          <table:table-cell office:value-type="float" office:value="0.350397" calcext:value-type="float">
            <text:p>0,350397</text:p>
          </table:table-cell>
          <table:table-cell office:value-type="float" office:value="0.333811" calcext:value-type="float">
            <text:p>0,333811</text:p>
          </table:table-cell>
          <table:table-cell office:value-type="float" office:value="0.192194" calcext:value-type="float">
            <text:p>0,192194</text:p>
          </table:table-cell>
          <table:table-cell office:value-type="float" office:value="0.172983" calcext:value-type="float">
            <text:p>0,172983</text:p>
          </table:table-cell>
          <table:table-cell office:value-type="float" office:value="0.53839" calcext:value-type="float">
            <text:p>0,53839</text:p>
          </table:table-cell>
          <table:table-cell office:value-type="float" office:value="0.3982" calcext:value-type="float">
            <text:p>0,3982</text:p>
          </table:table-cell>
          <table:table-cell office:value-type="float" office:value="0.741204" calcext:value-type="float">
            <text:p>0,741204</text:p>
          </table:table-cell>
          <table:table-cell office:value-type="float" office:value="0.158053" calcext:value-type="float">
            <text:p>0,158053</text:p>
          </table:table-cell>
          <table:table-cell office:value-type="float" office:value="0.938628" calcext:value-type="float">
            <text:p>0,938628</text:p>
          </table:table-cell>
          <table:table-cell office:value-type="float" office:value="0.803893" calcext:value-type="float">
            <text:p>0,803893</text:p>
          </table:table-cell>
          <table:table-cell office:value-type="float" office:value="0.251832" calcext:value-type="float">
            <text:p>0,251832</text:p>
          </table:table-cell>
          <table:table-cell office:value-type="float" office:value="0.849537" calcext:value-type="float">
            <text:p>0,849537</text:p>
          </table:table-cell>
          <table:table-cell office:value-type="float" office:value="0.492652" calcext:value-type="float">
            <text:p>0,492652</text:p>
          </table:table-cell>
          <table:table-cell office:value-type="float" office:value="1.17293" calcext:value-type="float">
            <text:p>1,17293</text:p>
          </table:table-cell>
          <table:table-cell table:number-columns-repeated="44"/>
          <table:table-cell table:formula="of:=MIN([.A112:.BL112])" office:value-type="float" office:value="0.158053" calcext:value-type="float">
            <text:p>0,158053</text:p>
          </table:table-cell>
          <table:table-cell table:formula="of:=MAX([.A112:.BL112])" office:value-type="float" office:value="1.17293" calcext:value-type="float">
            <text:p>1,17293</text:p>
          </table:table-cell>
          <table:table-cell table:number-columns-repeated="7"/>
        </table:table-row>
        <table:table-row table:style-name="ro2">
          <table:table-cell office:value-type="float" office:value="0.285728" calcext:value-type="float">
            <text:p>0,285728</text:p>
          </table:table-cell>
          <table:table-cell office:value-type="float" office:value="0.38697" calcext:value-type="float">
            <text:p>0,38697</text:p>
          </table:table-cell>
          <table:table-cell office:value-type="float" office:value="0.414769" calcext:value-type="float">
            <text:p>0,414769</text:p>
          </table:table-cell>
          <table:table-cell office:value-type="float" office:value="0.399167" calcext:value-type="float">
            <text:p>0,399167</text:p>
          </table:table-cell>
          <table:table-cell office:value-type="float" office:value="0.433093" calcext:value-type="float">
            <text:p>0,433093</text:p>
          </table:table-cell>
          <table:table-cell office:value-type="float" office:value="1.21896" calcext:value-type="float">
            <text:p>1,21896</text:p>
          </table:table-cell>
          <table:table-cell office:value-type="float" office:value="0.361222" calcext:value-type="float">
            <text:p>0,361222</text:p>
          </table:table-cell>
          <table:table-cell office:value-type="float" office:value="0.419536" calcext:value-type="float">
            <text:p>0,419536</text:p>
          </table:table-cell>
          <table:table-cell office:value-type="float" office:value="1.25138" calcext:value-type="float">
            <text:p>1,25138</text:p>
          </table:table-cell>
          <table:table-cell office:value-type="float" office:value="0.438838" calcext:value-type="float">
            <text:p>0,438838</text:p>
          </table:table-cell>
          <table:table-cell office:value-type="float" office:value="1.58835" calcext:value-type="float">
            <text:p>1,58835</text:p>
          </table:table-cell>
          <table:table-cell office:value-type="float" office:value="0.888618" calcext:value-type="float">
            <text:p>0,888618</text:p>
          </table:table-cell>
          <table:table-cell office:value-type="float" office:value="0.173358" calcext:value-type="float">
            <text:p>0,173358</text:p>
          </table:table-cell>
          <table:table-cell office:value-type="float" office:value="1.19606" calcext:value-type="float">
            <text:p>1,19606</text:p>
          </table:table-cell>
          <table:table-cell office:value-type="float" office:value="1.93478" calcext:value-type="float">
            <text:p>1,93478</text:p>
          </table:table-cell>
          <table:table-cell office:value-type="float" office:value="1.67752" calcext:value-type="float">
            <text:p>1,67752</text:p>
          </table:table-cell>
          <table:table-cell office:value-type="float" office:value="1.69296" calcext:value-type="float">
            <text:p>1,69296</text:p>
          </table:table-cell>
          <table:table-cell office:value-type="float" office:value="0.474235" calcext:value-type="float">
            <text:p>0,474235</text:p>
          </table:table-cell>
          <table:table-cell office:value-type="float" office:value="1.33126" calcext:value-type="float">
            <text:p>1,33126</text:p>
          </table:table-cell>
          <table:table-cell office:value-type="float" office:value="1.10455" calcext:value-type="float">
            <text:p>1,10455</text:p>
          </table:table-cell>
          <table:table-cell office:value-type="float" office:value="0.688054" calcext:value-type="float">
            <text:p>0,688054</text:p>
          </table:table-cell>
          <table:table-cell office:value-type="float" office:value="1.06322" calcext:value-type="float">
            <text:p>1,06322</text:p>
          </table:table-cell>
          <table:table-cell office:value-type="float" office:value="1.21561" calcext:value-type="float">
            <text:p>1,21561</text:p>
          </table:table-cell>
          <table:table-cell office:value-type="float" office:value="0.855667" calcext:value-type="float">
            <text:p>0,855667</text:p>
          </table:table-cell>
          <table:table-cell table:number-columns-repeated="44"/>
          <table:table-cell table:formula="of:=MIN([.A113:.BL113])" office:value-type="float" office:value="0.173358" calcext:value-type="float">
            <text:p>0,173358</text:p>
          </table:table-cell>
          <table:table-cell table:formula="of:=MAX([.A113:.BL113])" office:value-type="float" office:value="1.93478" calcext:value-type="float">
            <text:p>1,93478</text:p>
          </table:table-cell>
          <table:table-cell table:number-columns-repeated="7"/>
        </table:table-row>
        <table:table-row table:style-name="ro2">
          <table:table-cell office:value-type="float" office:value="0.159402" calcext:value-type="float">
            <text:p>0,159402</text:p>
          </table:table-cell>
          <table:table-cell office:value-type="float" office:value="0.251797" calcext:value-type="float">
            <text:p>0,251797</text:p>
          </table:table-cell>
          <table:table-cell office:value-type="float" office:value="0.33031" calcext:value-type="float">
            <text:p>0,33031</text:p>
          </table:table-cell>
          <table:table-cell office:value-type="float" office:value="0.334713" calcext:value-type="float">
            <text:p>0,334713</text:p>
          </table:table-cell>
          <table:table-cell office:value-type="float" office:value="0.362109" calcext:value-type="float">
            <text:p>0,362109</text:p>
          </table:table-cell>
          <table:table-cell office:value-type="float" office:value="0.403525" calcext:value-type="float">
            <text:p>0,403525</text:p>
          </table:table-cell>
          <table:table-cell office:value-type="float" office:value="0.297347" calcext:value-type="float">
            <text:p>0,297347</text:p>
          </table:table-cell>
          <table:table-cell office:value-type="float" office:value="0.40864" calcext:value-type="float">
            <text:p>0,40864</text:p>
          </table:table-cell>
          <table:table-cell office:value-type="float" office:value="0.440142" calcext:value-type="float">
            <text:p>0,440142</text:p>
          </table:table-cell>
          <table:table-cell office:value-type="float" office:value="0.430713" calcext:value-type="float">
            <text:p>0,430713</text:p>
          </table:table-cell>
          <table:table-cell office:value-type="float" office:value="0.414811" calcext:value-type="float">
            <text:p>0,414811</text:p>
          </table:table-cell>
          <table:table-cell office:value-type="float" office:value="0.929356" calcext:value-type="float">
            <text:p>0,929356</text:p>
          </table:table-cell>
          <table:table-cell office:value-type="float" office:value="0.431443" calcext:value-type="float">
            <text:p>0,431443</text:p>
          </table:table-cell>
          <table:table-cell office:value-type="float" office:value="0.566914" calcext:value-type="float">
            <text:p>0,566914</text:p>
          </table:table-cell>
          <table:table-cell office:value-type="float" office:value="1.5304" calcext:value-type="float">
            <text:p>1,5304</text:p>
          </table:table-cell>
          <table:table-cell office:value-type="float" office:value="0.153971" calcext:value-type="float">
            <text:p>0,153971</text:p>
          </table:table-cell>
          <table:table-cell office:value-type="float" office:value="0.802435" calcext:value-type="float">
            <text:p>0,802435</text:p>
          </table:table-cell>
          <table:table-cell office:value-type="float" office:value="1.54007" calcext:value-type="float">
            <text:p>1,54007</text:p>
          </table:table-cell>
          <table:table-cell office:value-type="float" office:value="0.816878" calcext:value-type="float">
            <text:p>0,816878</text:p>
          </table:table-cell>
          <table:table-cell office:value-type="float" office:value="0.48848" calcext:value-type="float">
            <text:p>0,48848</text:p>
          </table:table-cell>
          <table:table-cell office:value-type="float" office:value="0.374124" calcext:value-type="float">
            <text:p>0,374124</text:p>
          </table:table-cell>
          <table:table-cell office:value-type="float" office:value="0.350986" calcext:value-type="float">
            <text:p>0,350986</text:p>
          </table:table-cell>
          <table:table-cell office:value-type="float" office:value="0.247557" calcext:value-type="float">
            <text:p>0,247557</text:p>
          </table:table-cell>
          <table:table-cell office:value-type="float" office:value="0.236477" calcext:value-type="float">
            <text:p>0,236477</text:p>
          </table:table-cell>
          <table:table-cell table:number-columns-repeated="44"/>
          <table:table-cell table:formula="of:=MIN([.A114:.BL114])" office:value-type="float" office:value="0.153971" calcext:value-type="float">
            <text:p>0,153971</text:p>
          </table:table-cell>
          <table:table-cell table:formula="of:=MAX([.A114:.BL114])" office:value-type="float" office:value="1.54007" calcext:value-type="float">
            <text:p>1,54007</text:p>
          </table:table-cell>
          <table:table-cell table:number-columns-repeated="7"/>
        </table:table-row>
        <table:table-row table:style-name="ro2">
          <table:table-cell office:value-type="float" office:value="0.392144" calcext:value-type="float">
            <text:p>0,392144</text:p>
          </table:table-cell>
          <table:table-cell office:value-type="float" office:value="0.404685" calcext:value-type="float">
            <text:p>0,404685</text:p>
          </table:table-cell>
          <table:table-cell office:value-type="float" office:value="0.408738" calcext:value-type="float">
            <text:p>0,408738</text:p>
          </table:table-cell>
          <table:table-cell office:value-type="float" office:value="0.441721" calcext:value-type="float">
            <text:p>0,441721</text:p>
          </table:table-cell>
          <table:table-cell office:value-type="float" office:value="0.368879" calcext:value-type="float">
            <text:p>0,368879</text:p>
          </table:table-cell>
          <table:table-cell office:value-type="float" office:value="0.408283" calcext:value-type="float">
            <text:p>0,408283</text:p>
          </table:table-cell>
          <table:table-cell office:value-type="float" office:value="0.189533" calcext:value-type="float">
            <text:p>0,189533</text:p>
          </table:table-cell>
          <table:table-cell office:value-type="float" office:value="0.747644" calcext:value-type="float">
            <text:p>0,747644</text:p>
          </table:table-cell>
          <table:table-cell office:value-type="float" office:value="0.835603" calcext:value-type="float">
            <text:p>0,835603</text:p>
          </table:table-cell>
          <table:table-cell office:value-type="float" office:value="0.534107" calcext:value-type="float">
            <text:p>0,534107</text:p>
          </table:table-cell>
          <table:table-cell office:value-type="float" office:value="0.385328" calcext:value-type="float">
            <text:p>0,385328</text:p>
          </table:table-cell>
          <table:table-cell office:value-type="float" office:value="1.1043" calcext:value-type="float">
            <text:p>1,1043</text:p>
          </table:table-cell>
          <table:table-cell office:value-type="float" office:value="1.11145" calcext:value-type="float">
            <text:p>1,11145</text:p>
          </table:table-cell>
          <table:table-cell office:value-type="float" office:value="1.32968" calcext:value-type="float">
            <text:p>1,32968</text:p>
          </table:table-cell>
          <table:table-cell office:value-type="float" office:value="1.37981" calcext:value-type="float">
            <text:p>1,37981</text:p>
          </table:table-cell>
          <table:table-cell office:value-type="float" office:value="0.650272" calcext:value-type="float">
            <text:p>0,650272</text:p>
          </table:table-cell>
          <table:table-cell office:value-type="float" office:value="0.495559" calcext:value-type="float">
            <text:p>0,495559</text:p>
          </table:table-cell>
          <table:table-cell office:value-type="float" office:value="1.67335" calcext:value-type="float">
            <text:p>1,67335</text:p>
          </table:table-cell>
          <table:table-cell office:value-type="float" office:value="1.72083" calcext:value-type="float">
            <text:p>1,72083</text:p>
          </table:table-cell>
          <table:table-cell office:value-type="float" office:value="1.78402" calcext:value-type="float">
            <text:p>1,78402</text:p>
          </table:table-cell>
          <table:table-cell office:value-type="float" office:value="1.40629" calcext:value-type="float">
            <text:p>1,40629</text:p>
          </table:table-cell>
          <table:table-cell office:value-type="float" office:value="0.318862" calcext:value-type="float">
            <text:p>0,318862</text:p>
          </table:table-cell>
          <table:table-cell office:value-type="float" office:value="1.49932" calcext:value-type="float">
            <text:p>1,49932</text:p>
          </table:table-cell>
          <table:table-cell office:value-type="float" office:value="0.107917" calcext:value-type="float">
            <text:p>0,107917</text:p>
          </table:table-cell>
          <table:table-cell table:number-columns-repeated="44"/>
          <table:table-cell table:formula="of:=MIN([.A115:.BL115])" office:value-type="float" office:value="0.107917" calcext:value-type="float">
            <text:p>0,107917</text:p>
          </table:table-cell>
          <table:table-cell table:formula="of:=MAX([.A115:.BL115])" office:value-type="float" office:value="1.78402" calcext:value-type="float">
            <text:p>1,78402</text:p>
          </table:table-cell>
          <table:table-cell table:number-columns-repeated="7"/>
        </table:table-row>
        <table:table-row table:style-name="ro2">
          <table:table-cell office:value-type="float" office:value="0.396604" calcext:value-type="float">
            <text:p>0,396604</text:p>
          </table:table-cell>
          <table:table-cell office:value-type="float" office:value="0.369975" calcext:value-type="float">
            <text:p>0,369975</text:p>
          </table:table-cell>
          <table:table-cell office:value-type="float" office:value="0.428847" calcext:value-type="float">
            <text:p>0,428847</text:p>
          </table:table-cell>
          <table:table-cell office:value-type="float" office:value="0.434819" calcext:value-type="float">
            <text:p>0,434819</text:p>
          </table:table-cell>
          <table:table-cell office:value-type="float" office:value="0.202361" calcext:value-type="float">
            <text:p>0,202361</text:p>
          </table:table-cell>
          <table:table-cell office:value-type="float" office:value="0.340621" calcext:value-type="float">
            <text:p>0,340621</text:p>
          </table:table-cell>
          <table:table-cell office:value-type="float" office:value="1.1937" calcext:value-type="float">
            <text:p>1,1937</text:p>
          </table:table-cell>
          <table:table-cell office:value-type="float" office:value="0.922797" calcext:value-type="float">
            <text:p>0,922797</text:p>
          </table:table-cell>
          <table:table-cell office:value-type="float" office:value="0.148879" calcext:value-type="float">
            <text:p>0,148879</text:p>
          </table:table-cell>
          <table:table-cell office:value-type="float" office:value="0.332267" calcext:value-type="float">
            <text:p>0,332267</text:p>
          </table:table-cell>
          <table:table-cell office:value-type="float" office:value="1.51337" calcext:value-type="float">
            <text:p>1,51337</text:p>
          </table:table-cell>
          <table:table-cell office:value-type="float" office:value="0.601101" calcext:value-type="float">
            <text:p>0,601101</text:p>
          </table:table-cell>
          <table:table-cell office:value-type="float" office:value="0.61418" calcext:value-type="float">
            <text:p>0,61418</text:p>
          </table:table-cell>
          <table:table-cell office:value-type="float" office:value="0.609226" calcext:value-type="float">
            <text:p>0,609226</text:p>
          </table:table-cell>
          <table:table-cell office:value-type="float" office:value="1.154" calcext:value-type="float">
            <text:p>1,154</text:p>
          </table:table-cell>
          <table:table-cell office:value-type="float" office:value="0.306587" calcext:value-type="float">
            <text:p>0,306587</text:p>
          </table:table-cell>
          <table:table-cell office:value-type="float" office:value="1.39914" calcext:value-type="float">
            <text:p>1,39914</text:p>
          </table:table-cell>
          <table:table-cell office:value-type="float" office:value="2.17578" calcext:value-type="float">
            <text:p>2,17578</text:p>
          </table:table-cell>
          <table:table-cell office:value-type="float" office:value="0.397205" calcext:value-type="float">
            <text:p>0,397205</text:p>
          </table:table-cell>
          <table:table-cell office:value-type="float" office:value="0.716021" calcext:value-type="float">
            <text:p>0,716021</text:p>
          </table:table-cell>
          <table:table-cell office:value-type="float" office:value="0.432772" calcext:value-type="float">
            <text:p>0,432772</text:p>
          </table:table-cell>
          <table:table-cell office:value-type="float" office:value="0.83425" calcext:value-type="float">
            <text:p>0,83425</text:p>
          </table:table-cell>
          <table:table-cell office:value-type="float" office:value="1.48778" calcext:value-type="float">
            <text:p>1,48778</text:p>
          </table:table-cell>
          <table:table-cell office:value-type="float" office:value="1.5277" calcext:value-type="float">
            <text:p>1,5277</text:p>
          </table:table-cell>
          <table:table-cell table:number-columns-repeated="44"/>
          <table:table-cell table:formula="of:=MIN([.A116:.BL116])" office:value-type="float" office:value="0.148879" calcext:value-type="float">
            <text:p>0,148879</text:p>
          </table:table-cell>
          <table:table-cell table:formula="of:=MAX([.A116:.BL116])" office:value-type="float" office:value="2.17578" calcext:value-type="float">
            <text:p>2,17578</text:p>
          </table:table-cell>
          <table:table-cell table:number-columns-repeated="7"/>
        </table:table-row>
        <table:table-row table:style-name="ro2">
          <table:table-cell office:value-type="float" office:value="0.416957" calcext:value-type="float">
            <text:p>0,416957</text:p>
          </table:table-cell>
          <table:table-cell office:value-type="float" office:value="0.428902" calcext:value-type="float">
            <text:p>0,428902</text:p>
          </table:table-cell>
          <table:table-cell office:value-type="float" office:value="0.429032" calcext:value-type="float">
            <text:p>0,429032</text:p>
          </table:table-cell>
          <table:table-cell office:value-type="float" office:value="0.456817" calcext:value-type="float">
            <text:p>0,456817</text:p>
          </table:table-cell>
          <table:table-cell office:value-type="float" office:value="0.405489" calcext:value-type="float">
            <text:p>0,405489</text:p>
          </table:table-cell>
          <table:table-cell office:value-type="float" office:value="0.214839" calcext:value-type="float">
            <text:p>0,214839</text:p>
          </table:table-cell>
          <table:table-cell office:value-type="float" office:value="0.745284" calcext:value-type="float">
            <text:p>0,745284</text:p>
          </table:table-cell>
          <table:table-cell office:value-type="float" office:value="0.782969" calcext:value-type="float">
            <text:p>0,782969</text:p>
          </table:table-cell>
          <table:table-cell office:value-type="float" office:value="0.764044" calcext:value-type="float">
            <text:p>0,764044</text:p>
          </table:table-cell>
          <table:table-cell office:value-type="float" office:value="0.436657" calcext:value-type="float">
            <text:p>0,436657</text:p>
          </table:table-cell>
          <table:table-cell office:value-type="float" office:value="0.369159" calcext:value-type="float">
            <text:p>0,369159</text:p>
          </table:table-cell>
          <table:table-cell office:value-type="float" office:value="1.22637" calcext:value-type="float">
            <text:p>1,22637</text:p>
          </table:table-cell>
          <table:table-cell office:value-type="float" office:value="1.32707" calcext:value-type="float">
            <text:p>1,32707</text:p>
          </table:table-cell>
          <table:table-cell office:value-type="float" office:value="0.301863" calcext:value-type="float">
            <text:p>0,301863</text:p>
          </table:table-cell>
          <table:table-cell office:value-type="float" office:value="1.54106" calcext:value-type="float">
            <text:p>1,54106</text:p>
          </table:table-cell>
          <table:table-cell office:value-type="float" office:value="1.55114" calcext:value-type="float">
            <text:p>1,55114</text:p>
          </table:table-cell>
          <table:table-cell office:value-type="float" office:value="0.284848" calcext:value-type="float">
            <text:p>0,284848</text:p>
          </table:table-cell>
          <table:table-cell office:value-type="float" office:value="0.340344" calcext:value-type="float">
            <text:p>0,340344</text:p>
          </table:table-cell>
          <table:table-cell office:value-type="float" office:value="0.348968" calcext:value-type="float">
            <text:p>0,348968</text:p>
          </table:table-cell>
          <table:table-cell office:value-type="float" office:value="1.15959" calcext:value-type="float">
            <text:p>1,15959</text:p>
          </table:table-cell>
          <table:table-cell office:value-type="float" office:value="0.682484" calcext:value-type="float">
            <text:p>0,682484</text:p>
          </table:table-cell>
          <table:table-cell office:value-type="float" office:value="1.03018" calcext:value-type="float">
            <text:p>1,03018</text:p>
          </table:table-cell>
          <table:table-cell office:value-type="float" office:value="0.718961" calcext:value-type="float">
            <text:p>0,718961</text:p>
          </table:table-cell>
          <table:table-cell office:value-type="float" office:value="0.149885" calcext:value-type="float">
            <text:p>0,149885</text:p>
          </table:table-cell>
          <table:table-cell table:number-columns-repeated="44"/>
          <table:table-cell table:formula="of:=MIN([.A117:.BL117])" office:value-type="float" office:value="0.149885" calcext:value-type="float">
            <text:p>0,149885</text:p>
          </table:table-cell>
          <table:table-cell table:formula="of:=MAX([.A117:.BL117])" office:value-type="float" office:value="1.55114" calcext:value-type="float">
            <text:p>1,55114</text:p>
          </table:table-cell>
          <table:table-cell table:number-columns-repeated="7"/>
        </table:table-row>
        <table:table-row table:style-name="ro2">
          <table:table-cell office:value-type="float" office:value="0.392948" calcext:value-type="float">
            <text:p>0,392948</text:p>
          </table:table-cell>
          <table:table-cell office:value-type="float" office:value="0.414141" calcext:value-type="float">
            <text:p>0,414141</text:p>
          </table:table-cell>
          <table:table-cell office:value-type="float" office:value="0.407704" calcext:value-type="float">
            <text:p>0,407704</text:p>
          </table:table-cell>
          <table:table-cell office:value-type="float" office:value="0.851301" calcext:value-type="float">
            <text:p>0,851301</text:p>
          </table:table-cell>
          <table:table-cell office:value-type="float" office:value="0.492807" calcext:value-type="float">
            <text:p>0,492807</text:p>
          </table:table-cell>
          <table:table-cell office:value-type="float" office:value="0.497309" calcext:value-type="float">
            <text:p>0,497309</text:p>
          </table:table-cell>
          <table:table-cell office:value-type="float" office:value="0.293057" calcext:value-type="float">
            <text:p>0,293057</text:p>
          </table:table-cell>
          <table:table-cell office:value-type="float" office:value="0.275274" calcext:value-type="float">
            <text:p>0,275274</text:p>
          </table:table-cell>
          <table:table-cell office:value-type="float" office:value="0.341549" calcext:value-type="float">
            <text:p>0,341549</text:p>
          </table:table-cell>
          <table:table-cell office:value-type="float" office:value="1.30134" calcext:value-type="float">
            <text:p>1,30134</text:p>
          </table:table-cell>
          <table:table-cell office:value-type="float" office:value="1.08585" calcext:value-type="float">
            <text:p>1,08585</text:p>
          </table:table-cell>
          <table:table-cell office:value-type="float" office:value="1.0776" calcext:value-type="float">
            <text:p>1,0776</text:p>
          </table:table-cell>
          <table:table-cell office:value-type="float" office:value="0.67129" calcext:value-type="float">
            <text:p>0,67129</text:p>
          </table:table-cell>
          <table:table-cell office:value-type="float" office:value="0.673213" calcext:value-type="float">
            <text:p>0,673213</text:p>
          </table:table-cell>
          <table:table-cell office:value-type="float" office:value="0.19367" calcext:value-type="float">
            <text:p>0,19367</text:p>
          </table:table-cell>
          <table:table-cell office:value-type="float" office:value="0.189387" calcext:value-type="float">
            <text:p>0,189387</text:p>
          </table:table-cell>
          <table:table-cell office:value-type="float" office:value="1.04791" calcext:value-type="float">
            <text:p>1,04791</text:p>
          </table:table-cell>
          <table:table-cell office:value-type="float" office:value="0.476703" calcext:value-type="float">
            <text:p>0,476703</text:p>
          </table:table-cell>
          <table:table-cell office:value-type="float" office:value="0.809033" calcext:value-type="float">
            <text:p>0,809033</text:p>
          </table:table-cell>
          <table:table-cell office:value-type="float" office:value="1.67264" calcext:value-type="float">
            <text:p>1,67264</text:p>
          </table:table-cell>
          <table:table-cell office:value-type="float" office:value="0.928165" calcext:value-type="float">
            <text:p>0,928165</text:p>
          </table:table-cell>
          <table:table-cell office:value-type="float" office:value="0.450049" calcext:value-type="float">
            <text:p>0,450049</text:p>
          </table:table-cell>
          <table:table-cell office:value-type="float" office:value="0.175055" calcext:value-type="float">
            <text:p>0,175055</text:p>
          </table:table-cell>
          <table:table-cell office:value-type="float" office:value="0.149561" calcext:value-type="float">
            <text:p>0,149561</text:p>
          </table:table-cell>
          <table:table-cell table:number-columns-repeated="44"/>
          <table:table-cell table:formula="of:=MIN([.A118:.BL118])" office:value-type="float" office:value="0.149561" calcext:value-type="float">
            <text:p>0,149561</text:p>
          </table:table-cell>
          <table:table-cell table:formula="of:=MAX([.A118:.BL118])" office:value-type="float" office:value="1.67264" calcext:value-type="float">
            <text:p>1,67264</text:p>
          </table:table-cell>
          <table:table-cell table:number-columns-repeated="7"/>
        </table:table-row>
        <table:table-row table:style-name="ro2">
          <table:table-cell office:value-type="float" office:value="0.324041" calcext:value-type="float">
            <text:p>0,324041</text:p>
          </table:table-cell>
          <table:table-cell office:value-type="float" office:value="0.402255" calcext:value-type="float">
            <text:p>0,402255</text:p>
          </table:table-cell>
          <table:table-cell office:value-type="float" office:value="0.412937" calcext:value-type="float">
            <text:p>0,412937</text:p>
          </table:table-cell>
          <table:table-cell office:value-type="float" office:value="0.599365" calcext:value-type="float">
            <text:p>0,599365</text:p>
          </table:table-cell>
          <table:table-cell office:value-type="float" office:value="0.254782" calcext:value-type="float">
            <text:p>0,254782</text:p>
          </table:table-cell>
          <table:table-cell office:value-type="float" office:value="0.371663" calcext:value-type="float">
            <text:p>0,371663</text:p>
          </table:table-cell>
          <table:table-cell office:value-type="float" office:value="0.415237" calcext:value-type="float">
            <text:p>0,415237</text:p>
          </table:table-cell>
          <table:table-cell office:value-type="float" office:value="0.731553" calcext:value-type="float">
            <text:p>0,731553</text:p>
          </table:table-cell>
          <table:table-cell office:value-type="float" office:value="0.330189" calcext:value-type="float">
            <text:p>0,330189</text:p>
          </table:table-cell>
          <table:table-cell office:value-type="float" office:value="0.189261" calcext:value-type="float">
            <text:p>0,189261</text:p>
          </table:table-cell>
          <table:table-cell office:value-type="float" office:value="0.486376" calcext:value-type="float">
            <text:p>0,486376</text:p>
          </table:table-cell>
          <table:table-cell office:value-type="float" office:value="0.349704" calcext:value-type="float">
            <text:p>0,349704</text:p>
          </table:table-cell>
          <table:table-cell office:value-type="float" office:value="0.825756" calcext:value-type="float">
            <text:p>0,825756</text:p>
          </table:table-cell>
          <table:table-cell office:value-type="float" office:value="1.28262" calcext:value-type="float">
            <text:p>1,28262</text:p>
          </table:table-cell>
          <table:table-cell office:value-type="float" office:value="1.16459" calcext:value-type="float">
            <text:p>1,16459</text:p>
          </table:table-cell>
          <table:table-cell office:value-type="float" office:value="0.643737" calcext:value-type="float">
            <text:p>0,643737</text:p>
          </table:table-cell>
          <table:table-cell office:value-type="float" office:value="0.997388" calcext:value-type="float">
            <text:p>0,997388</text:p>
          </table:table-cell>
          <table:table-cell office:value-type="float" office:value="0.984254" calcext:value-type="float">
            <text:p>0,984254</text:p>
          </table:table-cell>
          <table:table-cell office:value-type="float" office:value="1.70777" calcext:value-type="float">
            <text:p>1,70777</text:p>
          </table:table-cell>
          <table:table-cell office:value-type="float" office:value="0.314479" calcext:value-type="float">
            <text:p>0,314479</text:p>
          </table:table-cell>
          <table:table-cell office:value-type="float" office:value="0.403961" calcext:value-type="float">
            <text:p>0,403961</text:p>
          </table:table-cell>
          <table:table-cell office:value-type="float" office:value="1.69886" calcext:value-type="float">
            <text:p>1,69886</text:p>
          </table:table-cell>
          <table:table-cell office:value-type="float" office:value="1.68842" calcext:value-type="float">
            <text:p>1,68842</text:p>
          </table:table-cell>
          <table:table-cell office:value-type="float" office:value="1.71707" calcext:value-type="float">
            <text:p>1,71707</text:p>
          </table:table-cell>
          <table:table-cell table:number-columns-repeated="44"/>
          <table:table-cell table:formula="of:=MIN([.A119:.BL119])" office:value-type="float" office:value="0.189261" calcext:value-type="float">
            <text:p>0,189261</text:p>
          </table:table-cell>
          <table:table-cell table:formula="of:=MAX([.A119:.BL119])" office:value-type="float" office:value="1.71707" calcext:value-type="float">
            <text:p>1,71707</text:p>
          </table:table-cell>
          <table:table-cell table:number-columns-repeated="7"/>
        </table:table-row>
        <table:table-row table:style-name="ro2">
          <table:table-cell office:value-type="float" office:value="0.3685" calcext:value-type="float">
            <text:p>0,3685</text:p>
          </table:table-cell>
          <table:table-cell office:value-type="float" office:value="0.470555" calcext:value-type="float">
            <text:p>0,470555</text:p>
          </table:table-cell>
          <table:table-cell office:value-type="float" office:value="0.425481" calcext:value-type="float">
            <text:p>0,425481</text:p>
          </table:table-cell>
          <table:table-cell office:value-type="float" office:value="0.4351" calcext:value-type="float">
            <text:p>0,4351</text:p>
          </table:table-cell>
          <table:table-cell office:value-type="float" office:value="0.379149" calcext:value-type="float">
            <text:p>0,379149</text:p>
          </table:table-cell>
          <table:table-cell office:value-type="float" office:value="1.19651" calcext:value-type="float">
            <text:p>1,19651</text:p>
          </table:table-cell>
          <table:table-cell office:value-type="float" office:value="0.844275" calcext:value-type="float">
            <text:p>0,844275</text:p>
          </table:table-cell>
          <table:table-cell office:value-type="float" office:value="0.485051" calcext:value-type="float">
            <text:p>0,485051</text:p>
          </table:table-cell>
          <table:table-cell office:value-type="float" office:value="0.851032" calcext:value-type="float">
            <text:p>0,851032</text:p>
          </table:table-cell>
          <table:table-cell office:value-type="float" office:value="0.511561" calcext:value-type="float">
            <text:p>0,511561</text:p>
          </table:table-cell>
          <table:table-cell office:value-type="float" office:value="1.45457" calcext:value-type="float">
            <text:p>1,45457</text:p>
          </table:table-cell>
          <table:table-cell office:value-type="float" office:value="0.492106" calcext:value-type="float">
            <text:p>0,492106</text:p>
          </table:table-cell>
          <table:table-cell office:value-type="float" office:value="1.33954" calcext:value-type="float">
            <text:p>1,33954</text:p>
          </table:table-cell>
          <table:table-cell office:value-type="float" office:value="0.965285" calcext:value-type="float">
            <text:p>0,965285</text:p>
          </table:table-cell>
          <table:table-cell office:value-type="float" office:value="0.101605" calcext:value-type="float">
            <text:p>0,101605</text:p>
          </table:table-cell>
          <table:table-cell office:value-type="float" office:value="0.178859" calcext:value-type="float">
            <text:p>0,178859</text:p>
          </table:table-cell>
          <table:table-cell office:value-type="float" office:value="0.639921" calcext:value-type="float">
            <text:p>0,639921</text:p>
          </table:table-cell>
          <table:table-cell office:value-type="float" office:value="0.158956" calcext:value-type="float">
            <text:p>0,158956</text:p>
          </table:table-cell>
          <table:table-cell office:value-type="float" office:value="1.13296" calcext:value-type="float">
            <text:p>1,13296</text:p>
          </table:table-cell>
          <table:table-cell office:value-type="float" office:value="0.143831" calcext:value-type="float">
            <text:p>0,143831</text:p>
          </table:table-cell>
          <table:table-cell office:value-type="float" office:value="0.934813" calcext:value-type="float">
            <text:p>0,934813</text:p>
          </table:table-cell>
          <table:table-cell office:value-type="float" office:value="0.977062" calcext:value-type="float">
            <text:p>0,977062</text:p>
          </table:table-cell>
          <table:table-cell office:value-type="float" office:value="0.971536" calcext:value-type="float">
            <text:p>0,971536</text:p>
          </table:table-cell>
          <table:table-cell office:value-type="float" office:value="0.095753" calcext:value-type="float">
            <text:p>0,095753</text:p>
          </table:table-cell>
          <table:table-cell table:number-columns-repeated="44"/>
          <table:table-cell table:formula="of:=MIN([.A120:.BL120])" office:value-type="float" office:value="0.095753" calcext:value-type="float">
            <text:p>0,095753</text:p>
          </table:table-cell>
          <table:table-cell table:formula="of:=MAX([.A120:.BL120])" office:value-type="float" office:value="1.45457" calcext:value-type="float">
            <text:p>1,45457</text:p>
          </table:table-cell>
          <table:table-cell table:number-columns-repeated="7"/>
        </table:table-row>
        <table:table-row table:style-name="ro2">
          <table:table-cell office:value-type="float" office:value="0.348133" calcext:value-type="float">
            <text:p>0,348133</text:p>
          </table:table-cell>
          <table:table-cell office:value-type="float" office:value="0.425178" calcext:value-type="float">
            <text:p>0,425178</text:p>
          </table:table-cell>
          <table:table-cell office:value-type="float" office:value="0.441131" calcext:value-type="float">
            <text:p>0,441131</text:p>
          </table:table-cell>
          <table:table-cell office:value-type="float" office:value="0.36024" calcext:value-type="float">
            <text:p>0,36024</text:p>
          </table:table-cell>
          <table:table-cell office:value-type="float" office:value="0.390308" calcext:value-type="float">
            <text:p>0,390308</text:p>
          </table:table-cell>
          <table:table-cell office:value-type="float" office:value="0.853491" calcext:value-type="float">
            <text:p>0,853491</text:p>
          </table:table-cell>
          <table:table-cell office:value-type="float" office:value="0.393689" calcext:value-type="float">
            <text:p>0,393689</text:p>
          </table:table-cell>
          <table:table-cell office:value-type="float" office:value="0.291817" calcext:value-type="float">
            <text:p>0,291817</text:p>
          </table:table-cell>
          <table:table-cell office:value-type="float" office:value="0.410033" calcext:value-type="float">
            <text:p>0,410033</text:p>
          </table:table-cell>
          <table:table-cell office:value-type="float" office:value="0.853217" calcext:value-type="float">
            <text:p>0,853217</text:p>
          </table:table-cell>
          <table:table-cell office:value-type="float" office:value="0.52605" calcext:value-type="float">
            <text:p>0,52605</text:p>
          </table:table-cell>
          <table:table-cell office:value-type="float" office:value="0.946384" calcext:value-type="float">
            <text:p>0,946384</text:p>
          </table:table-cell>
          <table:table-cell office:value-type="float" office:value="0.227058" calcext:value-type="float">
            <text:p>0,227058</text:p>
          </table:table-cell>
          <table:table-cell office:value-type="float" office:value="0.409141" calcext:value-type="float">
            <text:p>0,409141</text:p>
          </table:table-cell>
          <table:table-cell office:value-type="float" office:value="2.05384" calcext:value-type="float">
            <text:p>2,05384</text:p>
          </table:table-cell>
          <table:table-cell office:value-type="float" office:value="0.86862" calcext:value-type="float">
            <text:p>0,86862</text:p>
          </table:table-cell>
          <table:table-cell office:value-type="float" office:value="1.64747" calcext:value-type="float">
            <text:p>1,64747</text:p>
          </table:table-cell>
          <table:table-cell office:value-type="float" office:value="0.627698" calcext:value-type="float">
            <text:p>0,627698</text:p>
          </table:table-cell>
          <table:table-cell office:value-type="float" office:value="0.707291" calcext:value-type="float">
            <text:p>0,707291</text:p>
          </table:table-cell>
          <table:table-cell office:value-type="float" office:value="0.580498" calcext:value-type="float">
            <text:p>0,580498</text:p>
          </table:table-cell>
          <table:table-cell office:value-type="float" office:value="1.89372" calcext:value-type="float">
            <text:p>1,89372</text:p>
          </table:table-cell>
          <table:table-cell office:value-type="float" office:value="0.621859" calcext:value-type="float">
            <text:p>0,621859</text:p>
          </table:table-cell>
          <table:table-cell office:value-type="float" office:value="1.61444" calcext:value-type="float">
            <text:p>1,61444</text:p>
          </table:table-cell>
          <table:table-cell office:value-type="float" office:value="1.21827" calcext:value-type="float">
            <text:p>1,21827</text:p>
          </table:table-cell>
          <table:table-cell table:number-columns-repeated="44"/>
          <table:table-cell table:formula="of:=MIN([.A121:.BL121])" office:value-type="float" office:value="0.227058" calcext:value-type="float">
            <text:p>0,227058</text:p>
          </table:table-cell>
          <table:table-cell table:formula="of:=MAX([.A121:.BL121])" office:value-type="float" office:value="2.05384" calcext:value-type="float">
            <text:p>2,05384</text:p>
          </table:table-cell>
          <table:table-cell table:number-columns-repeated="7"/>
        </table:table-row>
        <table:table-row table:style-name="ro2">
          <table:table-cell office:value-type="float" office:value="0.206782" calcext:value-type="float">
            <text:p>0,206782</text:p>
          </table:table-cell>
          <table:table-cell office:value-type="float" office:value="0.315342" calcext:value-type="float">
            <text:p>0,315342</text:p>
          </table:table-cell>
          <table:table-cell office:value-type="float" office:value="0.5091" calcext:value-type="float">
            <text:p>0,5091</text:p>
          </table:table-cell>
          <table:table-cell office:value-type="float" office:value="0.386812" calcext:value-type="float">
            <text:p>0,386812</text:p>
          </table:table-cell>
          <table:table-cell office:value-type="float" office:value="0.930928" calcext:value-type="float">
            <text:p>0,930928</text:p>
          </table:table-cell>
          <table:table-cell office:value-type="float" office:value="0.339832" calcext:value-type="float">
            <text:p>0,339832</text:p>
          </table:table-cell>
          <table:table-cell office:value-type="float" office:value="0.756843" calcext:value-type="float">
            <text:p>0,756843</text:p>
          </table:table-cell>
          <table:table-cell office:value-type="float" office:value="0.519036" calcext:value-type="float">
            <text:p>0,519036</text:p>
          </table:table-cell>
          <table:table-cell office:value-type="float" office:value="0.310876" calcext:value-type="float">
            <text:p>0,310876</text:p>
          </table:table-cell>
          <table:table-cell office:value-type="float" office:value="0.406236" calcext:value-type="float">
            <text:p>0,406236</text:p>
          </table:table-cell>
          <table:table-cell office:value-type="float" office:value="1.34439" calcext:value-type="float">
            <text:p>1,34439</text:p>
          </table:table-cell>
          <table:table-cell office:value-type="float" office:value="0.577639" calcext:value-type="float">
            <text:p>0,577639</text:p>
          </table:table-cell>
          <table:table-cell office:value-type="float" office:value="1.57053" calcext:value-type="float">
            <text:p>1,57053</text:p>
          </table:table-cell>
          <table:table-cell office:value-type="float" office:value="0.344282" calcext:value-type="float">
            <text:p>0,344282</text:p>
          </table:table-cell>
          <table:table-cell office:value-type="float" office:value="0.621992" calcext:value-type="float">
            <text:p>0,621992</text:p>
          </table:table-cell>
          <table:table-cell office:value-type="float" office:value="0.398675" calcext:value-type="float">
            <text:p>0,398675</text:p>
          </table:table-cell>
          <table:table-cell office:value-type="float" office:value="1.54475" calcext:value-type="float">
            <text:p>1,54475</text:p>
          </table:table-cell>
          <table:table-cell office:value-type="float" office:value="1.17979" calcext:value-type="float">
            <text:p>1,17979</text:p>
          </table:table-cell>
          <table:table-cell office:value-type="float" office:value="0.61416" calcext:value-type="float">
            <text:p>0,61416</text:p>
          </table:table-cell>
          <table:table-cell office:value-type="float" office:value="1.8617" calcext:value-type="float">
            <text:p>1,8617</text:p>
          </table:table-cell>
          <table:table-cell office:value-type="float" office:value="1.65056" calcext:value-type="float">
            <text:p>1,65056</text:p>
          </table:table-cell>
          <table:table-cell office:value-type="float" office:value="1.24673" calcext:value-type="float">
            <text:p>1,24673</text:p>
          </table:table-cell>
          <table:table-cell office:value-type="float" office:value="0.83235" calcext:value-type="float">
            <text:p>0,83235</text:p>
          </table:table-cell>
          <table:table-cell office:value-type="float" office:value="0.332311" calcext:value-type="float">
            <text:p>0,332311</text:p>
          </table:table-cell>
          <table:table-cell table:number-columns-repeated="44"/>
          <table:table-cell table:formula="of:=MIN([.A122:.BL122])" office:value-type="float" office:value="0.206782" calcext:value-type="float">
            <text:p>0,206782</text:p>
          </table:table-cell>
          <table:table-cell table:formula="of:=MAX([.A122:.BL122])" office:value-type="float" office:value="1.8617" calcext:value-type="float">
            <text:p>1,8617</text:p>
          </table:table-cell>
          <table:table-cell table:number-columns-repeated="7"/>
        </table:table-row>
        <table:table-row table:style-name="ro2">
          <table:table-cell office:value-type="float" office:value="0.135088" calcext:value-type="float">
            <text:p>0,135088</text:p>
          </table:table-cell>
          <table:table-cell office:value-type="float" office:value="0.229598" calcext:value-type="float">
            <text:p>0,229598</text:p>
          </table:table-cell>
          <table:table-cell office:value-type="float" office:value="0.156823" calcext:value-type="float">
            <text:p>0,156823</text:p>
          </table:table-cell>
          <table:table-cell office:value-type="float" office:value="0.230613" calcext:value-type="float">
            <text:p>0,230613</text:p>
          </table:table-cell>
          <table:table-cell office:value-type="float" office:value="0.220051" calcext:value-type="float">
            <text:p>0,220051</text:p>
          </table:table-cell>
          <table:table-cell office:value-type="float" office:value="0.372423" calcext:value-type="float">
            <text:p>0,372423</text:p>
          </table:table-cell>
          <table:table-cell office:value-type="float" office:value="0.190797" calcext:value-type="float">
            <text:p>0,190797</text:p>
          </table:table-cell>
          <table:table-cell office:value-type="float" office:value="0.88888" calcext:value-type="float">
            <text:p>0,88888</text:p>
          </table:table-cell>
          <table:table-cell office:value-type="float" office:value="0.704865" calcext:value-type="float">
            <text:p>0,704865</text:p>
          </table:table-cell>
          <table:table-cell office:value-type="float" office:value="0.552655" calcext:value-type="float">
            <text:p>0,552655</text:p>
          </table:table-cell>
          <table:table-cell office:value-type="float" office:value="0.14293" calcext:value-type="float">
            <text:p>0,14293</text:p>
          </table:table-cell>
          <table:table-cell office:value-type="float" office:value="0.162765" calcext:value-type="float">
            <text:p>0,162765</text:p>
          </table:table-cell>
          <table:table-cell office:value-type="float" office:value="1.18778" calcext:value-type="float">
            <text:p>1,18778</text:p>
          </table:table-cell>
          <table:table-cell office:value-type="float" office:value="0.197673" calcext:value-type="float">
            <text:p>0,197673</text:p>
          </table:table-cell>
          <table:table-cell office:value-type="float" office:value="0.220131" calcext:value-type="float">
            <text:p>0,220131</text:p>
          </table:table-cell>
          <table:table-cell office:value-type="float" office:value="0.881539" calcext:value-type="float">
            <text:p>0,881539</text:p>
          </table:table-cell>
          <table:table-cell office:value-type="float" office:value="0.958694" calcext:value-type="float">
            <text:p>0,958694</text:p>
          </table:table-cell>
          <table:table-cell office:value-type="float" office:value="0.527519" calcext:value-type="float">
            <text:p>0,527519</text:p>
          </table:table-cell>
          <table:table-cell office:value-type="float" office:value="1.58481" calcext:value-type="float">
            <text:p>1,58481</text:p>
          </table:table-cell>
          <table:table-cell office:value-type="float" office:value="1.15287" calcext:value-type="float">
            <text:p>1,15287</text:p>
          </table:table-cell>
          <table:table-cell office:value-type="float" office:value="1.11555" calcext:value-type="float">
            <text:p>1,11555</text:p>
          </table:table-cell>
          <table:table-cell office:value-type="float" office:value="1.09281" calcext:value-type="float">
            <text:p>1,09281</text:p>
          </table:table-cell>
          <table:table-cell office:value-type="float" office:value="1.28356" calcext:value-type="float">
            <text:p>1,28356</text:p>
          </table:table-cell>
          <table:table-cell office:value-type="float" office:value="1.10377" calcext:value-type="float">
            <text:p>1,10377</text:p>
          </table:table-cell>
          <table:table-cell table:number-columns-repeated="44"/>
          <table:table-cell table:formula="of:=MIN([.A123:.BL123])" office:value-type="float" office:value="0.135088" calcext:value-type="float">
            <text:p>0,135088</text:p>
          </table:table-cell>
          <table:table-cell table:formula="of:=MAX([.A123:.BL123])" office:value-type="float" office:value="1.58481" calcext:value-type="float">
            <text:p>1,58481</text:p>
          </table:table-cell>
          <table:table-cell table:number-columns-repeated="7"/>
        </table:table-row>
        <table:table-row table:style-name="ro2">
          <table:table-cell office:value-type="float" office:value="0.236689" calcext:value-type="float">
            <text:p>0,236689</text:p>
          </table:table-cell>
          <table:table-cell office:value-type="float" office:value="0.319008" calcext:value-type="float">
            <text:p>0,319008</text:p>
          </table:table-cell>
          <table:table-cell office:value-type="float" office:value="0.182486" calcext:value-type="float">
            <text:p>0,182486</text:p>
          </table:table-cell>
          <table:table-cell office:value-type="float" office:value="0.360357" calcext:value-type="float">
            <text:p>0,360357</text:p>
          </table:table-cell>
          <table:table-cell office:value-type="float" office:value="0.383311" calcext:value-type="float">
            <text:p>0,383311</text:p>
          </table:table-cell>
          <table:table-cell office:value-type="float" office:value="0.224422" calcext:value-type="float">
            <text:p>0,224422</text:p>
          </table:table-cell>
          <table:table-cell office:value-type="float" office:value="0.834521" calcext:value-type="float">
            <text:p>0,834521</text:p>
          </table:table-cell>
          <table:table-cell office:value-type="float" office:value="0.161477" calcext:value-type="float">
            <text:p>0,161477</text:p>
          </table:table-cell>
          <table:table-cell office:value-type="float" office:value="0.875787" calcext:value-type="float">
            <text:p>0,875787</text:p>
          </table:table-cell>
          <table:table-cell office:value-type="float" office:value="0.643017" calcext:value-type="float">
            <text:p>0,643017</text:p>
          </table:table-cell>
          <table:table-cell office:value-type="float" office:value="0.340374" calcext:value-type="float">
            <text:p>0,340374</text:p>
          </table:table-cell>
          <table:table-cell office:value-type="float" office:value="0.60843" calcext:value-type="float">
            <text:p>0,60843</text:p>
          </table:table-cell>
          <table:table-cell office:value-type="float" office:value="0.184855" calcext:value-type="float">
            <text:p>0,184855</text:p>
          </table:table-cell>
          <table:table-cell office:value-type="float" office:value="0.225196" calcext:value-type="float">
            <text:p>0,225196</text:p>
          </table:table-cell>
          <table:table-cell office:value-type="float" office:value="0.86331" calcext:value-type="float">
            <text:p>0,86331</text:p>
          </table:table-cell>
          <table:table-cell office:value-type="float" office:value="0.598476" calcext:value-type="float">
            <text:p>0,598476</text:p>
          </table:table-cell>
          <table:table-cell office:value-type="float" office:value="1.06506" calcext:value-type="float">
            <text:p>1,06506</text:p>
          </table:table-cell>
          <table:table-cell office:value-type="float" office:value="1.61954" calcext:value-type="float">
            <text:p>1,61954</text:p>
          </table:table-cell>
          <table:table-cell office:value-type="float" office:value="0.960631" calcext:value-type="float">
            <text:p>0,960631</text:p>
          </table:table-cell>
          <table:table-cell office:value-type="float" office:value="0.395875" calcext:value-type="float">
            <text:p>0,395875</text:p>
          </table:table-cell>
          <table:table-cell office:value-type="float" office:value="0.169394" calcext:value-type="float">
            <text:p>0,169394</text:p>
          </table:table-cell>
          <table:table-cell office:value-type="float" office:value="0.638745" calcext:value-type="float">
            <text:p>0,638745</text:p>
          </table:table-cell>
          <table:table-cell office:value-type="float" office:value="0.236733" calcext:value-type="float">
            <text:p>0,236733</text:p>
          </table:table-cell>
          <table:table-cell office:value-type="float" office:value="0.371614" calcext:value-type="float">
            <text:p>0,371614</text:p>
          </table:table-cell>
          <table:table-cell table:number-columns-repeated="44"/>
          <table:table-cell table:formula="of:=MIN([.A124:.BL124])" office:value-type="float" office:value="0.161477" calcext:value-type="float">
            <text:p>0,161477</text:p>
          </table:table-cell>
          <table:table-cell table:formula="of:=MAX([.A124:.BL124])" office:value-type="float" office:value="1.61954" calcext:value-type="float">
            <text:p>1,61954</text:p>
          </table:table-cell>
          <table:table-cell table:number-columns-repeated="7"/>
        </table:table-row>
        <table:table-row table:style-name="ro2">
          <table:table-cell office:value-type="float" office:value="0.251853" calcext:value-type="float">
            <text:p>0,251853</text:p>
          </table:table-cell>
          <table:table-cell office:value-type="float" office:value="0.323218" calcext:value-type="float">
            <text:p>0,323218</text:p>
          </table:table-cell>
          <table:table-cell office:value-type="float" office:value="0.294347" calcext:value-type="float">
            <text:p>0,294347</text:p>
          </table:table-cell>
          <table:table-cell office:value-type="float" office:value="0.29337" calcext:value-type="float">
            <text:p>0,29337</text:p>
          </table:table-cell>
          <table:table-cell office:value-type="float" office:value="0.38301" calcext:value-type="float">
            <text:p>0,38301</text:p>
          </table:table-cell>
          <table:table-cell office:value-type="float" office:value="0.76954" calcext:value-type="float">
            <text:p>0,76954</text:p>
          </table:table-cell>
          <table:table-cell office:value-type="float" office:value="0.292451" calcext:value-type="float">
            <text:p>0,292451</text:p>
          </table:table-cell>
          <table:table-cell office:value-type="float" office:value="0.349619" calcext:value-type="float">
            <text:p>0,349619</text:p>
          </table:table-cell>
          <table:table-cell office:value-type="float" office:value="0.743149" calcext:value-type="float">
            <text:p>0,743149</text:p>
          </table:table-cell>
          <table:table-cell office:value-type="float" office:value="0.54431" calcext:value-type="float">
            <text:p>0,54431</text:p>
          </table:table-cell>
          <table:table-cell office:value-type="float" office:value="0.579817" calcext:value-type="float">
            <text:p>0,579817</text:p>
          </table:table-cell>
          <table:table-cell office:value-type="float" office:value="1.14929" calcext:value-type="float">
            <text:p>1,14929</text:p>
          </table:table-cell>
          <table:table-cell office:value-type="float" office:value="0.35193" calcext:value-type="float">
            <text:p>0,35193</text:p>
          </table:table-cell>
          <table:table-cell office:value-type="float" office:value="0.883287" calcext:value-type="float">
            <text:p>0,883287</text:p>
          </table:table-cell>
          <table:table-cell office:value-type="float" office:value="1.53794" calcext:value-type="float">
            <text:p>1,53794</text:p>
          </table:table-cell>
          <table:table-cell office:value-type="float" office:value="0.990081" calcext:value-type="float">
            <text:p>0,990081</text:p>
          </table:table-cell>
          <table:table-cell office:value-type="float" office:value="0.403187" calcext:value-type="float">
            <text:p>0,403187</text:p>
          </table:table-cell>
          <table:table-cell office:value-type="float" office:value="1.20004" calcext:value-type="float">
            <text:p>1,20004</text:p>
          </table:table-cell>
          <table:table-cell office:value-type="float" office:value="0.426177" calcext:value-type="float">
            <text:p>0,426177</text:p>
          </table:table-cell>
          <table:table-cell office:value-type="float" office:value="0.463959" calcext:value-type="float">
            <text:p>0,463959</text:p>
          </table:table-cell>
          <table:table-cell office:value-type="float" office:value="0.742226" calcext:value-type="float">
            <text:p>0,742226</text:p>
          </table:table-cell>
          <table:table-cell office:value-type="float" office:value="0.691453" calcext:value-type="float">
            <text:p>0,691453</text:p>
          </table:table-cell>
          <table:table-cell office:value-type="float" office:value="0.228719" calcext:value-type="float">
            <text:p>0,228719</text:p>
          </table:table-cell>
          <table:table-cell office:value-type="float" office:value="0.349969" calcext:value-type="float">
            <text:p>0,349969</text:p>
          </table:table-cell>
          <table:table-cell table:number-columns-repeated="44"/>
          <table:table-cell table:formula="of:=MIN([.A125:.BL125])" office:value-type="float" office:value="0.228719" calcext:value-type="float">
            <text:p>0,228719</text:p>
          </table:table-cell>
          <table:table-cell table:formula="of:=MAX([.A125:.BL125])" office:value-type="float" office:value="1.53794" calcext:value-type="float">
            <text:p>1,53794</text:p>
          </table:table-cell>
          <table:table-cell table:number-columns-repeated="7"/>
        </table:table-row>
        <table:table-row table:style-name="ro2">
          <table:table-cell office:value-type="float" office:value="0.26853" calcext:value-type="float">
            <text:p>0,26853</text:p>
          </table:table-cell>
          <table:table-cell office:value-type="float" office:value="0.3227" calcext:value-type="float">
            <text:p>0,3227</text:p>
          </table:table-cell>
          <table:table-cell office:value-type="float" office:value="0.26941" calcext:value-type="float">
            <text:p>0,26941</text:p>
          </table:table-cell>
          <table:table-cell office:value-type="float" office:value="0.575855" calcext:value-type="float">
            <text:p>0,575855</text:p>
          </table:table-cell>
          <table:table-cell office:value-type="float" office:value="0.292833" calcext:value-type="float">
            <text:p>0,292833</text:p>
          </table:table-cell>
          <table:table-cell office:value-type="float" office:value="0.647112" calcext:value-type="float">
            <text:p>0,647112</text:p>
          </table:table-cell>
          <table:table-cell office:value-type="float" office:value="0.801371" calcext:value-type="float">
            <text:p>0,801371</text:p>
          </table:table-cell>
          <table:table-cell office:value-type="float" office:value="0.325137" calcext:value-type="float">
            <text:p>0,325137</text:p>
          </table:table-cell>
          <table:table-cell office:value-type="float" office:value="1.3687" calcext:value-type="float">
            <text:p>1,3687</text:p>
          </table:table-cell>
          <table:table-cell office:value-type="float" office:value="1.19175" calcext:value-type="float">
            <text:p>1,19175</text:p>
          </table:table-cell>
          <table:table-cell office:value-type="float" office:value="1.18695" calcext:value-type="float">
            <text:p>1,18695</text:p>
          </table:table-cell>
          <table:table-cell office:value-type="float" office:value="1.2068" calcext:value-type="float">
            <text:p>1,2068</text:p>
          </table:table-cell>
          <table:table-cell office:value-type="float" office:value="0.980978" calcext:value-type="float">
            <text:p>0,980978</text:p>
          </table:table-cell>
          <table:table-cell office:value-type="float" office:value="0.367133" calcext:value-type="float">
            <text:p>0,367133</text:p>
          </table:table-cell>
          <table:table-cell office:value-type="float" office:value="0.397148" calcext:value-type="float">
            <text:p>0,397148</text:p>
          </table:table-cell>
          <table:table-cell office:value-type="float" office:value="0.546746" calcext:value-type="float">
            <text:p>0,546746</text:p>
          </table:table-cell>
          <table:table-cell office:value-type="float" office:value="1.88984" calcext:value-type="float">
            <text:p>1,88984</text:p>
          </table:table-cell>
          <table:table-cell office:value-type="float" office:value="1.05843" calcext:value-type="float">
            <text:p>1,05843</text:p>
          </table:table-cell>
          <table:table-cell office:value-type="float" office:value="1.01595" calcext:value-type="float">
            <text:p>1,01595</text:p>
          </table:table-cell>
          <table:table-cell office:value-type="float" office:value="0.304219" calcext:value-type="float">
            <text:p>0,304219</text:p>
          </table:table-cell>
          <table:table-cell office:value-type="float" office:value="0.460047" calcext:value-type="float">
            <text:p>0,460047</text:p>
          </table:table-cell>
          <table:table-cell office:value-type="float" office:value="0.431914" calcext:value-type="float">
            <text:p>0,431914</text:p>
          </table:table-cell>
          <table:table-cell office:value-type="float" office:value="0.551453" calcext:value-type="float">
            <text:p>0,551453</text:p>
          </table:table-cell>
          <table:table-cell office:value-type="float" office:value="1.12964" calcext:value-type="float">
            <text:p>1,12964</text:p>
          </table:table-cell>
          <table:table-cell table:number-columns-repeated="44"/>
          <table:table-cell table:formula="of:=MIN([.A126:.BL126])" office:value-type="float" office:value="0.26853" calcext:value-type="float">
            <text:p>0,26853</text:p>
          </table:table-cell>
          <table:table-cell table:formula="of:=MAX([.A126:.BL126])" office:value-type="float" office:value="1.88984" calcext:value-type="float">
            <text:p>1,889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9009" calcext:value-type="float">
            <text:p>0,229009</text:p>
          </table:table-cell>
          <table:table-cell office:value-type="float" office:value="0.146454" calcext:value-type="float">
            <text:p>0,146454</text:p>
          </table:table-cell>
          <table:table-cell office:value-type="float" office:value="0.29713" calcext:value-type="float">
            <text:p>0,29713</text:p>
          </table:table-cell>
          <table:table-cell office:value-type="float" office:value="0.214765" calcext:value-type="float">
            <text:p>0,214765</text:p>
          </table:table-cell>
          <table:table-cell office:value-type="float" office:value="0.286072" calcext:value-type="float">
            <text:p>0,286072</text:p>
          </table:table-cell>
          <table:table-cell office:value-type="float" office:value="0.297204" calcext:value-type="float">
            <text:p>0,297204</text:p>
          </table:table-cell>
          <table:table-cell office:value-type="float" office:value="0.147211" calcext:value-type="float">
            <text:p>0,147211</text:p>
          </table:table-cell>
          <table:table-cell office:value-type="float" office:value="0.302053" calcext:value-type="float">
            <text:p>0,302053</text:p>
          </table:table-cell>
          <table:table-cell office:value-type="float" office:value="0.313676" calcext:value-type="float">
            <text:p>0,313676</text:p>
          </table:table-cell>
          <table:table-cell office:value-type="float" office:value="1.3457" calcext:value-type="float">
            <text:p>1,3457</text:p>
          </table:table-cell>
          <table:table-cell office:value-type="float" office:value="1.3582" calcext:value-type="float">
            <text:p>1,3582</text:p>
          </table:table-cell>
          <table:table-cell office:value-type="float" office:value="1.14209" calcext:value-type="float">
            <text:p>1,14209</text:p>
          </table:table-cell>
          <table:table-cell office:value-type="float" office:value="1.06576" calcext:value-type="float">
            <text:p>1,06576</text:p>
          </table:table-cell>
          <table:table-cell office:value-type="float" office:value="0.948434" calcext:value-type="float">
            <text:p>0,948434</text:p>
          </table:table-cell>
          <table:table-cell office:value-type="float" office:value="0.27357" calcext:value-type="float">
            <text:p>0,27357</text:p>
          </table:table-cell>
          <table:table-cell office:value-type="float" office:value="0.737414" calcext:value-type="float">
            <text:p>0,737414</text:p>
          </table:table-cell>
          <table:table-cell office:value-type="float" office:value="0.603908" calcext:value-type="float">
            <text:p>0,603908</text:p>
          </table:table-cell>
          <table:table-cell office:value-type="float" office:value="0.619671" calcext:value-type="float">
            <text:p>0,619671</text:p>
          </table:table-cell>
          <table:table-cell office:value-type="float" office:value="1.66307" calcext:value-type="float">
            <text:p>1,66307</text:p>
          </table:table-cell>
          <table:table-cell office:value-type="float" office:value="1.35106" calcext:value-type="float">
            <text:p>1,35106</text:p>
          </table:table-cell>
          <table:table-cell office:value-type="float" office:value="0.525389" calcext:value-type="float">
            <text:p>0,525389</text:p>
          </table:table-cell>
          <table:table-cell office:value-type="float" office:value="0.978887" calcext:value-type="float">
            <text:p>0,978887</text:p>
          </table:table-cell>
          <table:table-cell office:value-type="float" office:value="1.64276" calcext:value-type="float">
            <text:p>1,64276</text:p>
          </table:table-cell>
          <table:table-cell office:value-type="float" office:value="1.15848" calcext:value-type="float">
            <text:p>1,15848</text:p>
          </table:table-cell>
          <table:table-cell office:value-type="float" office:value="1.16328" calcext:value-type="float">
            <text:p>1,16328</text:p>
          </table:table-cell>
          <table:table-cell office:value-type="float" office:value="0.769301" calcext:value-type="float">
            <text:p>0,769301</text:p>
          </table:table-cell>
          <table:table-cell office:value-type="float" office:value="0.287396" calcext:value-type="float">
            <text:p>0,287396</text:p>
          </table:table-cell>
          <table:table-cell office:value-type="float" office:value="0.582075" calcext:value-type="float">
            <text:p>0,582075</text:p>
          </table:table-cell>
          <table:table-cell office:value-type="float" office:value="0.377172" calcext:value-type="float">
            <text:p>0,377172</text:p>
          </table:table-cell>
          <table:table-cell office:value-type="float" office:value="0.937674" calcext:value-type="float">
            <text:p>0,937674</text:p>
          </table:table-cell>
          <table:table-cell office:value-type="float" office:value="1.86722" calcext:value-type="float">
            <text:p>1,86722</text:p>
          </table:table-cell>
          <table:table-cell office:value-type="float" office:value="0.991276" calcext:value-type="float">
            <text:p>0,991276</text:p>
          </table:table-cell>
          <table:table-cell table:number-columns-repeated="36"/>
          <table:table-cell table:formula="of:=MIN([.A128:.BL128])" office:value-type="float" office:value="0.146454" calcext:value-type="float">
            <text:p>0,146454</text:p>
          </table:table-cell>
          <table:table-cell table:formula="of:=MAX([.A128:.BL128])" office:value-type="float" office:value="1.86722" calcext:value-type="float">
            <text:p>1,86722</text:p>
          </table:table-cell>
          <table:table-cell table:number-columns-repeated="7"/>
        </table:table-row>
        <table:table-row table:style-name="ro2">
          <table:table-cell office:value-type="float" office:value="0.301949" calcext:value-type="float">
            <text:p>0,301949</text:p>
          </table:table-cell>
          <table:table-cell office:value-type="float" office:value="0.31026" calcext:value-type="float">
            <text:p>0,31026</text:p>
          </table:table-cell>
          <table:table-cell office:value-type="float" office:value="0.368293" calcext:value-type="float">
            <text:p>0,368293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29984" calcext:value-type="float">
            <text:p>0,29984</text:p>
          </table:table-cell>
          <table:table-cell office:value-type="float" office:value="0.311691" calcext:value-type="float">
            <text:p>0,311691</text:p>
          </table:table-cell>
          <table:table-cell office:value-type="float" office:value="0.684065" calcext:value-type="float">
            <text:p>0,684065</text:p>
          </table:table-cell>
          <table:table-cell office:value-type="float" office:value="0.391365" calcext:value-type="float">
            <text:p>0,391365</text:p>
          </table:table-cell>
          <table:table-cell office:value-type="float" office:value="0.198043" calcext:value-type="float">
            <text:p>0,198043</text:p>
          </table:table-cell>
          <table:table-cell office:value-type="float" office:value="0.608792" calcext:value-type="float">
            <text:p>0,608792</text:p>
          </table:table-cell>
          <table:table-cell office:value-type="float" office:value="0.730974" calcext:value-type="float">
            <text:p>0,730974</text:p>
          </table:table-cell>
          <table:table-cell office:value-type="float" office:value="0.589694" calcext:value-type="float">
            <text:p>0,589694</text:p>
          </table:table-cell>
          <table:table-cell office:value-type="float" office:value="0.299758" calcext:value-type="float">
            <text:p>0,299758</text:p>
          </table:table-cell>
          <table:table-cell office:value-type="float" office:value="0.580594" calcext:value-type="float">
            <text:p>0,580594</text:p>
          </table:table-cell>
          <table:table-cell office:value-type="float" office:value="0.613677" calcext:value-type="float">
            <text:p>0,613677</text:p>
          </table:table-cell>
          <table:table-cell office:value-type="float" office:value="0.61905" calcext:value-type="float">
            <text:p>0,61905</text:p>
          </table:table-cell>
          <table:table-cell office:value-type="float" office:value="0.28935" calcext:value-type="float">
            <text:p>0,28935</text:p>
          </table:table-cell>
          <table:table-cell office:value-type="float" office:value="1.12443" calcext:value-type="float">
            <text:p>1,12443</text:p>
          </table:table-cell>
          <table:table-cell office:value-type="float" office:value="0.936301" calcext:value-type="float">
            <text:p>0,936301</text:p>
          </table:table-cell>
          <table:table-cell office:value-type="float" office:value="0.978184" calcext:value-type="float">
            <text:p>0,978184</text:p>
          </table:table-cell>
          <table:table-cell office:value-type="float" office:value="0.21103" calcext:value-type="float">
            <text:p>0,21103</text:p>
          </table:table-cell>
          <table:table-cell office:value-type="float" office:value="0.284156" calcext:value-type="float">
            <text:p>0,284156</text:p>
          </table:table-cell>
          <table:table-cell office:value-type="float" office:value="0.213476" calcext:value-type="float">
            <text:p>0,213476</text:p>
          </table:table-cell>
          <table:table-cell office:value-type="float" office:value="0.214188" calcext:value-type="float">
            <text:p>0,214188</text:p>
          </table:table-cell>
          <table:table-cell office:value-type="float" office:value="0.0985081" calcext:value-type="float">
            <text:p>0,0985081</text:p>
          </table:table-cell>
          <table:table-cell office:value-type="float" office:value="0.373799" calcext:value-type="float">
            <text:p>0,373799</text:p>
          </table:table-cell>
          <table:table-cell office:value-type="float" office:value="0.168023" calcext:value-type="float">
            <text:p>0,168023</text:p>
          </table:table-cell>
          <table:table-cell office:value-type="float" office:value="1.82792" calcext:value-type="float">
            <text:p>1,82792</text:p>
          </table:table-cell>
          <table:table-cell office:value-type="float" office:value="0.623313" calcext:value-type="float">
            <text:p>0,623313</text:p>
          </table:table-cell>
          <table:table-cell office:value-type="float" office:value="0.860798" calcext:value-type="float">
            <text:p>0,860798</text:p>
          </table:table-cell>
          <table:table-cell office:value-type="float" office:value="0.71217" calcext:value-type="float">
            <text:p>0,71217</text:p>
          </table:table-cell>
          <table:table-cell office:value-type="float" office:value="0.110772" calcext:value-type="float">
            <text:p>0,110772</text:p>
          </table:table-cell>
          <table:table-cell table:number-columns-repeated="36"/>
          <table:table-cell table:formula="of:=MIN([.A129:.BL129])" office:value-type="float" office:value="0.0985081" calcext:value-type="float">
            <text:p>0,0985081</text:p>
          </table:table-cell>
          <table:table-cell table:formula="of:=MAX([.A129:.BL129])" office:value-type="float" office:value="1.82792" calcext:value-type="float">
            <text:p>1,82792</text:p>
          </table:table-cell>
          <table:table-cell table:number-columns-repeated="7"/>
        </table:table-row>
        <table:table-row table:style-name="ro2">
          <table:table-cell office:value-type="float" office:value="0.221341" calcext:value-type="float">
            <text:p>0,221341</text:p>
          </table:table-cell>
          <table:table-cell office:value-type="float" office:value="0.271526" calcext:value-type="float">
            <text:p>0,271526</text:p>
          </table:table-cell>
          <table:table-cell office:value-type="float" office:value="0.234442" calcext:value-type="float">
            <text:p>0,234442</text:p>
          </table:table-cell>
          <table:table-cell office:value-type="float" office:value="0.319923" calcext:value-type="float">
            <text:p>0,319923</text:p>
          </table:table-cell>
          <table:table-cell office:value-type="float" office:value="0.3543" calcext:value-type="float">
            <text:p>0,3543</text:p>
          </table:table-cell>
          <table:table-cell office:value-type="float" office:value="0.297082" calcext:value-type="float">
            <text:p>0,297082</text:p>
          </table:table-cell>
          <table:table-cell office:value-type="float" office:value="0.379283" calcext:value-type="float">
            <text:p>0,379283</text:p>
          </table:table-cell>
          <table:table-cell office:value-type="float" office:value="0.262643" calcext:value-type="float">
            <text:p>0,262643</text:p>
          </table:table-cell>
          <table:table-cell office:value-type="float" office:value="1.12683" calcext:value-type="float">
            <text:p>1,12683</text:p>
          </table:table-cell>
          <table:table-cell office:value-type="float" office:value="0.305989" calcext:value-type="float">
            <text:p>0,305989</text:p>
          </table:table-cell>
          <table:table-cell office:value-type="float" office:value="0.345526" calcext:value-type="float">
            <text:p>0,345526</text:p>
          </table:table-cell>
          <table:table-cell office:value-type="float" office:value="0.765577" calcext:value-type="float">
            <text:p>0,765577</text:p>
          </table:table-cell>
          <table:table-cell office:value-type="float" office:value="0.960688" calcext:value-type="float">
            <text:p>0,960688</text:p>
          </table:table-cell>
          <table:table-cell office:value-type="float" office:value="0.240012" calcext:value-type="float">
            <text:p>0,240012</text:p>
          </table:table-cell>
          <table:table-cell office:value-type="float" office:value="0.240081" calcext:value-type="float">
            <text:p>0,240081</text:p>
          </table:table-cell>
          <table:table-cell office:value-type="float" office:value="0.681115" calcext:value-type="float">
            <text:p>0,681115</text:p>
          </table:table-cell>
          <table:table-cell office:value-type="float" office:value="1.39054" calcext:value-type="float">
            <text:p>1,39054</text:p>
          </table:table-cell>
          <table:table-cell office:value-type="float" office:value="1.35823" calcext:value-type="float">
            <text:p>1,35823</text:p>
          </table:table-cell>
          <table:table-cell office:value-type="float" office:value="1.69345" calcext:value-type="float">
            <text:p>1,69345</text:p>
          </table:table-cell>
          <table:table-cell office:value-type="float" office:value="0.270461" calcext:value-type="float">
            <text:p>0,270461</text:p>
          </table:table-cell>
          <table:table-cell office:value-type="float" office:value="1.5372" calcext:value-type="float">
            <text:p>1,5372</text:p>
          </table:table-cell>
          <table:table-cell office:value-type="float" office:value="0.337944" calcext:value-type="float">
            <text:p>0,337944</text:p>
          </table:table-cell>
          <table:table-cell office:value-type="float" office:value="0.762621" calcext:value-type="float">
            <text:p>0,762621</text:p>
          </table:table-cell>
          <table:table-cell office:value-type="float" office:value="1.09001" calcext:value-type="float">
            <text:p>1,09001</text:p>
          </table:table-cell>
          <table:table-cell office:value-type="float" office:value="1.17493" calcext:value-type="float">
            <text:p>1,17493</text:p>
          </table:table-cell>
          <table:table-cell office:value-type="float" office:value="0.278892" calcext:value-type="float">
            <text:p>0,278892</text:p>
          </table:table-cell>
          <table:table-cell office:value-type="float" office:value="0.30418" calcext:value-type="float">
            <text:p>0,30418</text:p>
          </table:table-cell>
          <table:table-cell office:value-type="float" office:value="0.654165" calcext:value-type="float">
            <text:p>0,654165</text:p>
          </table:table-cell>
          <table:table-cell office:value-type="float" office:value="1.41589" calcext:value-type="float">
            <text:p>1,41589</text:p>
          </table:table-cell>
          <table:table-cell office:value-type="float" office:value="0.245651" calcext:value-type="float">
            <text:p>0,245651</text:p>
          </table:table-cell>
          <table:table-cell office:value-type="float" office:value="0.639792" calcext:value-type="float">
            <text:p>0,639792</text:p>
          </table:table-cell>
          <table:table-cell office:value-type="float" office:value="0.596844" calcext:value-type="float">
            <text:p>0,596844</text:p>
          </table:table-cell>
          <table:table-cell table:number-columns-repeated="36"/>
          <table:table-cell table:formula="of:=MIN([.A130:.BL130])" office:value-type="float" office:value="0.221341" calcext:value-type="float">
            <text:p>0,221341</text:p>
          </table:table-cell>
          <table:table-cell table:formula="of:=MAX([.A130:.BL130])" office:value-type="float" office:value="1.69345" calcext:value-type="float">
            <text:p>1,69345</text:p>
          </table:table-cell>
          <table:table-cell table:number-columns-repeated="7"/>
        </table:table-row>
        <table:table-row table:style-name="ro2">
          <table:table-cell office:value-type="float" office:value="0.219319" calcext:value-type="float">
            <text:p>0,219319</text:p>
          </table:table-cell>
          <table:table-cell office:value-type="float" office:value="0.276503" calcext:value-type="float">
            <text:p>0,276503</text:p>
          </table:table-cell>
          <table:table-cell office:value-type="float" office:value="0.293455" calcext:value-type="float">
            <text:p>0,293455</text:p>
          </table:table-cell>
          <table:table-cell office:value-type="float" office:value="0.303029" calcext:value-type="float">
            <text:p>0,303029</text:p>
          </table:table-cell>
          <table:table-cell office:value-type="float" office:value="0.303108" calcext:value-type="float">
            <text:p>0,303108</text:p>
          </table:table-cell>
          <table:table-cell office:value-type="float" office:value="0.809884" calcext:value-type="float">
            <text:p>0,809884</text:p>
          </table:table-cell>
          <table:table-cell office:value-type="float" office:value="0.616314" calcext:value-type="float">
            <text:p>0,616314</text:p>
          </table:table-cell>
          <table:table-cell office:value-type="float" office:value="0.151125" calcext:value-type="float">
            <text:p>0,151125</text:p>
          </table:table-cell>
          <table:table-cell office:value-type="float" office:value="1.13129" calcext:value-type="float">
            <text:p>1,13129</text:p>
          </table:table-cell>
          <table:table-cell office:value-type="float" office:value="0.360517" calcext:value-type="float">
            <text:p>0,360517</text:p>
          </table:table-cell>
          <table:table-cell office:value-type="float" office:value="0.636662" calcext:value-type="float">
            <text:p>0,636662</text:p>
          </table:table-cell>
          <table:table-cell office:value-type="float" office:value="1.46304" calcext:value-type="float">
            <text:p>1,46304</text:p>
          </table:table-cell>
          <table:table-cell office:value-type="float" office:value="1.27722" calcext:value-type="float">
            <text:p>1,27722</text:p>
          </table:table-cell>
          <table:table-cell office:value-type="float" office:value="0.35432" calcext:value-type="float">
            <text:p>0,35432</text:p>
          </table:table-cell>
          <table:table-cell office:value-type="float" office:value="0.62198" calcext:value-type="float">
            <text:p>0,62198</text:p>
          </table:table-cell>
          <table:table-cell office:value-type="float" office:value="0.725036" calcext:value-type="float">
            <text:p>0,725036</text:p>
          </table:table-cell>
          <table:table-cell office:value-type="float" office:value="0.594741" calcext:value-type="float">
            <text:p>0,594741</text:p>
          </table:table-cell>
          <table:table-cell office:value-type="float" office:value="0.646881" calcext:value-type="float">
            <text:p>0,646881</text:p>
          </table:table-cell>
          <table:table-cell office:value-type="float" office:value="1.33367" calcext:value-type="float">
            <text:p>1,33367</text:p>
          </table:table-cell>
          <table:table-cell office:value-type="float" office:value="0.329819" calcext:value-type="float">
            <text:p>0,329819</text:p>
          </table:table-cell>
          <table:table-cell office:value-type="float" office:value="1.14988" calcext:value-type="float">
            <text:p>1,14988</text:p>
          </table:table-cell>
          <table:table-cell office:value-type="float" office:value="1.15097" calcext:value-type="float">
            <text:p>1,15097</text:p>
          </table:table-cell>
          <table:table-cell office:value-type="float" office:value="0.884185" calcext:value-type="float">
            <text:p>0,884185</text:p>
          </table:table-cell>
          <table:table-cell office:value-type="float" office:value="0.55155" calcext:value-type="float">
            <text:p>0,55155</text:p>
          </table:table-cell>
          <table:table-cell office:value-type="float" office:value="1.29997" calcext:value-type="float">
            <text:p>1,29997</text:p>
          </table:table-cell>
          <table:table-cell office:value-type="float" office:value="1.32993" calcext:value-type="float">
            <text:p>1,32993</text:p>
          </table:table-cell>
          <table:table-cell office:value-type="float" office:value="1.98644" calcext:value-type="float">
            <text:p>1,98644</text:p>
          </table:table-cell>
          <table:table-cell office:value-type="float" office:value="0.29117" calcext:value-type="float">
            <text:p>0,29117</text:p>
          </table:table-cell>
          <table:table-cell office:value-type="float" office:value="0.458838" calcext:value-type="float">
            <text:p>0,458838</text:p>
          </table:table-cell>
          <table:table-cell office:value-type="float" office:value="0.267878" calcext:value-type="float">
            <text:p>0,267878</text:p>
          </table:table-cell>
          <table:table-cell office:value-type="float" office:value="0.152041" calcext:value-type="float">
            <text:p>0,152041</text:p>
          </table:table-cell>
          <table:table-cell office:value-type="float" office:value="0.569774" calcext:value-type="float">
            <text:p>0,569774</text:p>
          </table:table-cell>
          <table:table-cell table:number-columns-repeated="36"/>
          <table:table-cell table:formula="of:=MIN([.A131:.BL131])" office:value-type="float" office:value="0.151125" calcext:value-type="float">
            <text:p>0,151125</text:p>
          </table:table-cell>
          <table:table-cell table:formula="of:=MAX([.A131:.BL131])" office:value-type="float" office:value="1.98644" calcext:value-type="float">
            <text:p>1,98644</text:p>
          </table:table-cell>
          <table:table-cell table:number-columns-repeated="7"/>
        </table:table-row>
        <table:table-row table:style-name="ro2">
          <table:table-cell office:value-type="float" office:value="0.261137" calcext:value-type="float">
            <text:p>0,261137</text:p>
          </table:table-cell>
          <table:table-cell office:value-type="float" office:value="0.314958" calcext:value-type="float">
            <text:p>0,314958</text:p>
          </table:table-cell>
          <table:table-cell office:value-type="float" office:value="0.217398" calcext:value-type="float">
            <text:p>0,217398</text:p>
          </table:table-cell>
          <table:table-cell office:value-type="float" office:value="0.570242" calcext:value-type="float">
            <text:p>0,570242</text:p>
          </table:table-cell>
          <table:table-cell office:value-type="float" office:value="0.314789" calcext:value-type="float">
            <text:p>0,314789</text:p>
          </table:table-cell>
          <table:table-cell office:value-type="float" office:value="0.322464" calcext:value-type="float">
            <text:p>0,322464</text:p>
          </table:table-cell>
          <table:table-cell office:value-type="float" office:value="0.212614" calcext:value-type="float">
            <text:p>0,212614</text:p>
          </table:table-cell>
          <table:table-cell office:value-type="float" office:value="0.262364" calcext:value-type="float">
            <text:p>0,262364</text:p>
          </table:table-cell>
          <table:table-cell office:value-type="float" office:value="0.309826" calcext:value-type="float">
            <text:p>0,309826</text:p>
          </table:table-cell>
          <table:table-cell office:value-type="float" office:value="0.28205" calcext:value-type="float">
            <text:p>0,28205</text:p>
          </table:table-cell>
          <table:table-cell office:value-type="float" office:value="0.307416" calcext:value-type="float">
            <text:p>0,307416</text:p>
          </table:table-cell>
          <table:table-cell office:value-type="float" office:value="1.46349" calcext:value-type="float">
            <text:p>1,46349</text:p>
          </table:table-cell>
          <table:table-cell office:value-type="float" office:value="1.73577" calcext:value-type="float">
            <text:p>1,73577</text:p>
          </table:table-cell>
          <table:table-cell office:value-type="float" office:value="0.300806" calcext:value-type="float">
            <text:p>0,300806</text:p>
          </table:table-cell>
          <table:table-cell office:value-type="float" office:value="0.304043" calcext:value-type="float">
            <text:p>0,304043</text:p>
          </table:table-cell>
          <table:table-cell office:value-type="float" office:value="0.925712" calcext:value-type="float">
            <text:p>0,925712</text:p>
          </table:table-cell>
          <table:table-cell office:value-type="float" office:value="1.74015" calcext:value-type="float">
            <text:p>1,74015</text:p>
          </table:table-cell>
          <table:table-cell office:value-type="float" office:value="1.68592" calcext:value-type="float">
            <text:p>1,68592</text:p>
          </table:table-cell>
          <table:table-cell office:value-type="float" office:value="0.905894" calcext:value-type="float">
            <text:p>0,905894</text:p>
          </table:table-cell>
          <table:table-cell office:value-type="float" office:value="0.306584" calcext:value-type="float">
            <text:p>0,306584</text:p>
          </table:table-cell>
          <table:table-cell office:value-type="float" office:value="1.55011" calcext:value-type="float">
            <text:p>1,55011</text:p>
          </table:table-cell>
          <table:table-cell office:value-type="float" office:value="1.79601" calcext:value-type="float">
            <text:p>1,79601</text:p>
          </table:table-cell>
          <table:table-cell office:value-type="float" office:value="0.656753" calcext:value-type="float">
            <text:p>0,656753</text:p>
          </table:table-cell>
          <table:table-cell office:value-type="float" office:value="0.982721" calcext:value-type="float">
            <text:p>0,982721</text:p>
          </table:table-cell>
          <table:table-cell office:value-type="float" office:value="2.15598" calcext:value-type="float">
            <text:p>2,15598</text:p>
          </table:table-cell>
          <table:table-cell office:value-type="float" office:value="0.449939" calcext:value-type="float">
            <text:p>0,449939</text:p>
          </table:table-cell>
          <table:table-cell office:value-type="float" office:value="1.40468" calcext:value-type="float">
            <text:p>1,40468</text:p>
          </table:table-cell>
          <table:table-cell office:value-type="float" office:value="0.665727" calcext:value-type="float">
            <text:p>0,665727</text:p>
          </table:table-cell>
          <table:table-cell office:value-type="float" office:value="0.329286" calcext:value-type="float">
            <text:p>0,329286</text:p>
          </table:table-cell>
          <table:table-cell office:value-type="float" office:value="1.59495" calcext:value-type="float">
            <text:p>1,59495</text:p>
          </table:table-cell>
          <table:table-cell office:value-type="float" office:value="0.215276" calcext:value-type="float">
            <text:p>0,215276</text:p>
          </table:table-cell>
          <table:table-cell office:value-type="float" office:value="0.25722" calcext:value-type="float">
            <text:p>0,25722</text:p>
          </table:table-cell>
          <table:table-cell table:number-columns-repeated="36"/>
          <table:table-cell table:formula="of:=MIN([.A132:.BL132])" office:value-type="float" office:value="0.212614" calcext:value-type="float">
            <text:p>0,212614</text:p>
          </table:table-cell>
          <table:table-cell table:formula="of:=MAX([.A132:.BL132])" office:value-type="float" office:value="2.15598" calcext:value-type="float">
            <text:p>2,15598</text:p>
          </table:table-cell>
          <table:table-cell table:number-columns-repeated="7"/>
        </table:table-row>
        <table:table-row table:style-name="ro2">
          <table:table-cell office:value-type="float" office:value="0.148169" calcext:value-type="float">
            <text:p>0,148169</text:p>
          </table:table-cell>
          <table:table-cell office:value-type="float" office:value="0.190656" calcext:value-type="float">
            <text:p>0,190656</text:p>
          </table:table-cell>
          <table:table-cell office:value-type="float" office:value="0.113417" calcext:value-type="float">
            <text:p>0,113417</text:p>
          </table:table-cell>
          <table:table-cell office:value-type="float" office:value="0.526007" calcext:value-type="float">
            <text:p>0,526007</text:p>
          </table:table-cell>
          <table:table-cell office:value-type="float" office:value="0.42005" calcext:value-type="float">
            <text:p>0,42005</text:p>
          </table:table-cell>
          <table:table-cell office:value-type="float" office:value="0.315653" calcext:value-type="float">
            <text:p>0,315653</text:p>
          </table:table-cell>
          <table:table-cell office:value-type="float" office:value="0.306177" calcext:value-type="float">
            <text:p>0,306177</text:p>
          </table:table-cell>
          <table:table-cell office:value-type="float" office:value="0.364531" calcext:value-type="float">
            <text:p>0,364531</text:p>
          </table:table-cell>
          <table:table-cell office:value-type="float" office:value="0.400707" calcext:value-type="float">
            <text:p>0,400707</text:p>
          </table:table-cell>
          <table:table-cell office:value-type="float" office:value="0.399092" calcext:value-type="float">
            <text:p>0,399092</text:p>
          </table:table-cell>
          <table:table-cell office:value-type="float" office:value="0.369299" calcext:value-type="float">
            <text:p>0,369299</text:p>
          </table:table-cell>
          <table:table-cell office:value-type="float" office:value="0.308232" calcext:value-type="float">
            <text:p>0,308232</text:p>
          </table:table-cell>
          <table:table-cell office:value-type="float" office:value="0.676116" calcext:value-type="float">
            <text:p>0,676116</text:p>
          </table:table-cell>
          <table:table-cell office:value-type="float" office:value="0.63994" calcext:value-type="float">
            <text:p>0,63994</text:p>
          </table:table-cell>
          <table:table-cell office:value-type="float" office:value="0.601133" calcext:value-type="float">
            <text:p>0,601133</text:p>
          </table:table-cell>
          <table:table-cell office:value-type="float" office:value="0.602549" calcext:value-type="float">
            <text:p>0,602549</text:p>
          </table:table-cell>
          <table:table-cell office:value-type="float" office:value="0.598829" calcext:value-type="float">
            <text:p>0,598829</text:p>
          </table:table-cell>
          <table:table-cell office:value-type="float" office:value="1.42372" calcext:value-type="float">
            <text:p>1,42372</text:p>
          </table:table-cell>
          <table:table-cell office:value-type="float" office:value="0.458065" calcext:value-type="float">
            <text:p>0,458065</text:p>
          </table:table-cell>
          <table:table-cell office:value-type="float" office:value="1.59696" calcext:value-type="float">
            <text:p>1,59696</text:p>
          </table:table-cell>
          <table:table-cell office:value-type="float" office:value="0.585094" calcext:value-type="float">
            <text:p>0,585094</text:p>
          </table:table-cell>
          <table:table-cell office:value-type="float" office:value="1.30182" calcext:value-type="float">
            <text:p>1,30182</text:p>
          </table:table-cell>
          <table:table-cell office:value-type="float" office:value="0.422317" calcext:value-type="float">
            <text:p>0,422317</text:p>
          </table:table-cell>
          <table:table-cell office:value-type="float" office:value="0.075763" calcext:value-type="float">
            <text:p>0,075763</text:p>
          </table:table-cell>
          <table:table-cell office:value-type="float" office:value="0.075865" calcext:value-type="float">
            <text:p>0,075865</text:p>
          </table:table-cell>
          <table:table-cell office:value-type="float" office:value="0.0748899" calcext:value-type="float">
            <text:p>0,0748899</text:p>
          </table:table-cell>
          <table:table-cell office:value-type="float" office:value="0.0758491" calcext:value-type="float">
            <text:p>0,0758491</text:p>
          </table:table-cell>
          <table:table-cell office:value-type="float" office:value="1.57576" calcext:value-type="float">
            <text:p>1,57576</text:p>
          </table:table-cell>
          <table:table-cell office:value-type="float" office:value="1.53076" calcext:value-type="float">
            <text:p>1,53076</text:p>
          </table:table-cell>
          <table:table-cell office:value-type="float" office:value="0.0859611" calcext:value-type="float">
            <text:p>0,0859611</text:p>
          </table:table-cell>
          <table:table-cell office:value-type="float" office:value="0.552812" calcext:value-type="float">
            <text:p>0,552812</text:p>
          </table:table-cell>
          <table:table-cell office:value-type="float" office:value="0.103745" calcext:value-type="float">
            <text:p>0,103745</text:p>
          </table:table-cell>
          <table:table-cell table:number-columns-repeated="36"/>
          <table:table-cell table:formula="of:=MIN([.A133:.BL133])" office:value-type="float" office:value="0.0748899" calcext:value-type="float">
            <text:p>0,0748899</text:p>
          </table:table-cell>
          <table:table-cell table:formula="of:=MAX([.A133:.BL133])" office:value-type="float" office:value="1.59696" calcext:value-type="float">
            <text:p>1,59696</text:p>
          </table:table-cell>
          <table:table-cell table:number-columns-repeated="7"/>
        </table:table-row>
        <table:table-row table:style-name="ro2">
          <table:table-cell office:value-type="float" office:value="0.222569" calcext:value-type="float">
            <text:p>0,222569</text:p>
          </table:table-cell>
          <table:table-cell office:value-type="float" office:value="0.171456" calcext:value-type="float">
            <text:p>0,171456</text:p>
          </table:table-cell>
          <table:table-cell office:value-type="float" office:value="0.260121" calcext:value-type="float">
            <text:p>0,260121</text:p>
          </table:table-cell>
          <table:table-cell office:value-type="float" office:value="0.303008" calcext:value-type="float">
            <text:p>0,303008</text:p>
          </table:table-cell>
          <table:table-cell office:value-type="float" office:value="0.373737" calcext:value-type="float">
            <text:p>0,373737</text:p>
          </table:table-cell>
          <table:table-cell office:value-type="float" office:value="0.936725" calcext:value-type="float">
            <text:p>0,936725</text:p>
          </table:table-cell>
          <table:table-cell office:value-type="float" office:value="0.769036" calcext:value-type="float">
            <text:p>0,769036</text:p>
          </table:table-cell>
          <table:table-cell office:value-type="float" office:value="0.180494" calcext:value-type="float">
            <text:p>0,180494</text:p>
          </table:table-cell>
          <table:table-cell office:value-type="float" office:value="0.181997" calcext:value-type="float">
            <text:p>0,181997</text:p>
          </table:table-cell>
          <table:table-cell office:value-type="float" office:value="1.26451" calcext:value-type="float">
            <text:p>1,26451</text:p>
          </table:table-cell>
          <table:table-cell office:value-type="float" office:value="1.09541" calcext:value-type="float">
            <text:p>1,09541</text:p>
          </table:table-cell>
          <table:table-cell office:value-type="float" office:value="0.282807" calcext:value-type="float">
            <text:p>0,282807</text:p>
          </table:table-cell>
          <table:table-cell office:value-type="float" office:value="0.844465" calcext:value-type="float">
            <text:p>0,844465</text:p>
          </table:table-cell>
          <table:table-cell office:value-type="float" office:value="0.319831" calcext:value-type="float">
            <text:p>0,319831</text:p>
          </table:table-cell>
          <table:table-cell office:value-type="float" office:value="0.330629" calcext:value-type="float">
            <text:p>0,330629</text:p>
          </table:table-cell>
          <table:table-cell office:value-type="float" office:value="0.886855" calcext:value-type="float">
            <text:p>0,886855</text:p>
          </table:table-cell>
          <table:table-cell office:value-type="float" office:value="0.525544" calcext:value-type="float">
            <text:p>0,525544</text:p>
          </table:table-cell>
          <table:table-cell office:value-type="float" office:value="1.38496" calcext:value-type="float">
            <text:p>1,38496</text:p>
          </table:table-cell>
          <table:table-cell office:value-type="float" office:value="1.17234" calcext:value-type="float">
            <text:p>1,17234</text:p>
          </table:table-cell>
          <table:table-cell office:value-type="float" office:value="0.261628" calcext:value-type="float">
            <text:p>0,261628</text:p>
          </table:table-cell>
          <table:table-cell office:value-type="float" office:value="0.2303" calcext:value-type="float">
            <text:p>0,2303</text:p>
          </table:table-cell>
          <table:table-cell office:value-type="float" office:value="0.353436" calcext:value-type="float">
            <text:p>0,353436</text:p>
          </table:table-cell>
          <table:table-cell office:value-type="float" office:value="1.10651" calcext:value-type="float">
            <text:p>1,10651</text:p>
          </table:table-cell>
          <table:table-cell office:value-type="float" office:value="1.06537" calcext:value-type="float">
            <text:p>1,06537</text:p>
          </table:table-cell>
          <table:table-cell office:value-type="float" office:value="1.15558" calcext:value-type="float">
            <text:p>1,15558</text:p>
          </table:table-cell>
          <table:table-cell office:value-type="float" office:value="1.10763" calcext:value-type="float">
            <text:p>1,10763</text:p>
          </table:table-cell>
          <table:table-cell office:value-type="float" office:value="1.5709" calcext:value-type="float">
            <text:p>1,5709</text:p>
          </table:table-cell>
          <table:table-cell office:value-type="float" office:value="0.155907" calcext:value-type="float">
            <text:p>0,155907</text:p>
          </table:table-cell>
          <table:table-cell office:value-type="float" office:value="1.74506" calcext:value-type="float">
            <text:p>1,74506</text:p>
          </table:table-cell>
          <table:table-cell office:value-type="float" office:value="0.545928" calcext:value-type="float">
            <text:p>0,545928</text:p>
          </table:table-cell>
          <table:table-cell office:value-type="float" office:value="1.21083" calcext:value-type="float">
            <text:p>1,21083</text:p>
          </table:table-cell>
          <table:table-cell office:value-type="float" office:value="0.856512" calcext:value-type="float">
            <text:p>0,856512</text:p>
          </table:table-cell>
          <table:table-cell table:number-columns-repeated="36"/>
          <table:table-cell table:formula="of:=MIN([.A134:.BL134])" office:value-type="float" office:value="0.155907" calcext:value-type="float">
            <text:p>0,155907</text:p>
          </table:table-cell>
          <table:table-cell table:formula="of:=MAX([.A134:.BL134])" office:value-type="float" office:value="1.74506" calcext:value-type="float">
            <text:p>1,74506</text:p>
          </table:table-cell>
          <table:table-cell table:number-columns-repeated="7"/>
        </table:table-row>
        <table:table-row table:style-name="ro2">
          <table:table-cell office:value-type="float" office:value="0.117045" calcext:value-type="float">
            <text:p>0,117045</text:p>
          </table:table-cell>
          <table:table-cell office:value-type="float" office:value="0.212622" calcext:value-type="float">
            <text:p>0,212622</text:p>
          </table:table-cell>
          <table:table-cell office:value-type="float" office:value="0.183507" calcext:value-type="float">
            <text:p>0,183507</text:p>
          </table:table-cell>
          <table:table-cell office:value-type="float" office:value="0.150765" calcext:value-type="float">
            <text:p>0,150765</text:p>
          </table:table-cell>
          <table:table-cell office:value-type="float" office:value="0.280335" calcext:value-type="float">
            <text:p>0,280335</text:p>
          </table:table-cell>
          <table:table-cell office:value-type="float" office:value="0.084228" calcext:value-type="float">
            <text:p>0,084228</text:p>
          </table:table-cell>
          <table:table-cell office:value-type="float" office:value="0.115352" calcext:value-type="float">
            <text:p>0,115352</text:p>
          </table:table-cell>
          <table:table-cell office:value-type="float" office:value="0.319493" calcext:value-type="float">
            <text:p>0,319493</text:p>
          </table:table-cell>
          <table:table-cell office:value-type="float" office:value="0.278349" calcext:value-type="float">
            <text:p>0,278349</text:p>
          </table:table-cell>
          <table:table-cell office:value-type="float" office:value="0.214734" calcext:value-type="float">
            <text:p>0,214734</text:p>
          </table:table-cell>
          <table:table-cell office:value-type="float" office:value="0.124223" calcext:value-type="float">
            <text:p>0,124223</text:p>
          </table:table-cell>
          <table:table-cell office:value-type="float" office:value="0.1513" calcext:value-type="float">
            <text:p>0,1513</text:p>
          </table:table-cell>
          <table:table-cell office:value-type="float" office:value="0.109617" calcext:value-type="float">
            <text:p>0,109617</text:p>
          </table:table-cell>
          <table:table-cell office:value-type="float" office:value="0.277193" calcext:value-type="float">
            <text:p>0,277193</text:p>
          </table:table-cell>
          <table:table-cell office:value-type="float" office:value="0.389989" calcext:value-type="float">
            <text:p>0,389989</text:p>
          </table:table-cell>
          <table:table-cell office:value-type="float" office:value="1.16248" calcext:value-type="float">
            <text:p>1,16248</text:p>
          </table:table-cell>
          <table:table-cell office:value-type="float" office:value="1.324" calcext:value-type="float">
            <text:p>1,324</text:p>
          </table:table-cell>
          <table:table-cell office:value-type="float" office:value="1.15286" calcext:value-type="float">
            <text:p>1,15286</text:p>
          </table:table-cell>
          <table:table-cell office:value-type="float" office:value="1.0168" calcext:value-type="float">
            <text:p>1,0168</text:p>
          </table:table-cell>
          <table:table-cell office:value-type="float" office:value="0.329649" calcext:value-type="float">
            <text:p>0,329649</text:p>
          </table:table-cell>
          <table:table-cell office:value-type="float" office:value="1.19795" calcext:value-type="float">
            <text:p>1,19795</text:p>
          </table:table-cell>
          <table:table-cell office:value-type="float" office:value="0.0920141" calcext:value-type="float">
            <text:p>0,0920141</text:p>
          </table:table-cell>
          <table:table-cell office:value-type="float" office:value="0.215353" calcext:value-type="float">
            <text:p>0,215353</text:p>
          </table:table-cell>
          <table:table-cell office:value-type="float" office:value="0.226051" calcext:value-type="float">
            <text:p>0,226051</text:p>
          </table:table-cell>
          <table:table-cell office:value-type="float" office:value="1.23625" calcext:value-type="float">
            <text:p>1,23625</text:p>
          </table:table-cell>
          <table:table-cell office:value-type="float" office:value="1.96975" calcext:value-type="float">
            <text:p>1,96975</text:p>
          </table:table-cell>
          <table:table-cell office:value-type="float" office:value="0.0989602" calcext:value-type="float">
            <text:p>0,0989602</text:p>
          </table:table-cell>
          <table:table-cell office:value-type="float" office:value="0.59774" calcext:value-type="float">
            <text:p>0,59774</text:p>
          </table:table-cell>
          <table:table-cell office:value-type="float" office:value="0.439572" calcext:value-type="float">
            <text:p>0,439572</text:p>
          </table:table-cell>
          <table:table-cell office:value-type="float" office:value="0.237512" calcext:value-type="float">
            <text:p>0,237512</text:p>
          </table:table-cell>
          <table:table-cell office:value-type="float" office:value="0.253813" calcext:value-type="float">
            <text:p>0,253813</text:p>
          </table:table-cell>
          <table:table-cell office:value-type="float" office:value="0.0824769" calcext:value-type="float">
            <text:p>0,0824769</text:p>
          </table:table-cell>
          <table:table-cell table:number-columns-repeated="36"/>
          <table:table-cell table:formula="of:=MIN([.A135:.BL135])" office:value-type="float" office:value="0.0824769" calcext:value-type="float">
            <text:p>0,0824769</text:p>
          </table:table-cell>
          <table:table-cell table:formula="of:=MAX([.A135:.BL135])" office:value-type="float" office:value="1.96975" calcext:value-type="float">
            <text:p>1,96975</text:p>
          </table:table-cell>
          <table:table-cell table:number-columns-repeated="7"/>
        </table:table-row>
        <table:table-row table:style-name="ro2">
          <table:table-cell office:value-type="float" office:value="0.292916" calcext:value-type="float">
            <text:p>0,292916</text:p>
          </table:table-cell>
          <table:table-cell office:value-type="float" office:value="0.395982" calcext:value-type="float">
            <text:p>0,395982</text:p>
          </table:table-cell>
          <table:table-cell office:value-type="float" office:value="0.230503" calcext:value-type="float">
            <text:p>0,230503</text:p>
          </table:table-cell>
          <table:table-cell office:value-type="float" office:value="0.242237" calcext:value-type="float">
            <text:p>0,242237</text:p>
          </table:table-cell>
          <table:table-cell office:value-type="float" office:value="0.354367" calcext:value-type="float">
            <text:p>0,354367</text:p>
          </table:table-cell>
          <table:table-cell office:value-type="float" office:value="0.386889" calcext:value-type="float">
            <text:p>0,386889</text:p>
          </table:table-cell>
          <table:table-cell office:value-type="float" office:value="0.783464" calcext:value-type="float">
            <text:p>0,783464</text:p>
          </table:table-cell>
          <table:table-cell office:value-type="float" office:value="0.32835" calcext:value-type="float">
            <text:p>0,32835</text:p>
          </table:table-cell>
          <table:table-cell office:value-type="float" office:value="0.873394" calcext:value-type="float">
            <text:p>0,873394</text:p>
          </table:table-cell>
          <table:table-cell office:value-type="float" office:value="0.346484" calcext:value-type="float">
            <text:p>0,346484</text:p>
          </table:table-cell>
          <table:table-cell office:value-type="float" office:value="0.27173" calcext:value-type="float">
            <text:p>0,27173</text:p>
          </table:table-cell>
          <table:table-cell office:value-type="float" office:value="0.238542" calcext:value-type="float">
            <text:p>0,238542</text:p>
          </table:table-cell>
          <table:table-cell office:value-type="float" office:value="0.535299" calcext:value-type="float">
            <text:p>0,535299</text:p>
          </table:table-cell>
          <table:table-cell office:value-type="float" office:value="0.610608" calcext:value-type="float">
            <text:p>0,610608</text:p>
          </table:table-cell>
          <table:table-cell office:value-type="float" office:value="0.612931" calcext:value-type="float">
            <text:p>0,612931</text:p>
          </table:table-cell>
          <table:table-cell office:value-type="float" office:value="0.278707" calcext:value-type="float">
            <text:p>0,278707</text:p>
          </table:table-cell>
          <table:table-cell office:value-type="float" office:value="0.239643" calcext:value-type="float">
            <text:p>0,239643</text:p>
          </table:table-cell>
          <table:table-cell office:value-type="float" office:value="0.338406" calcext:value-type="float">
            <text:p>0,338406</text:p>
          </table:table-cell>
          <table:table-cell office:value-type="float" office:value="0.896955" calcext:value-type="float">
            <text:p>0,896955</text:p>
          </table:table-cell>
          <table:table-cell office:value-type="float" office:value="1.35606" calcext:value-type="float">
            <text:p>1,35606</text:p>
          </table:table-cell>
          <table:table-cell office:value-type="float" office:value="0.305064" calcext:value-type="float">
            <text:p>0,305064</text:p>
          </table:table-cell>
          <table:table-cell office:value-type="float" office:value="0.121544" calcext:value-type="float">
            <text:p>0,121544</text:p>
          </table:table-cell>
          <table:table-cell office:value-type="float" office:value="0.352019" calcext:value-type="float">
            <text:p>0,352019</text:p>
          </table:table-cell>
          <table:table-cell office:value-type="float" office:value="1.07868" calcext:value-type="float">
            <text:p>1,07868</text:p>
          </table:table-cell>
          <table:table-cell office:value-type="float" office:value="0.387265" calcext:value-type="float">
            <text:p>0,387265</text:p>
          </table:table-cell>
          <table:table-cell office:value-type="float" office:value="0.61792" calcext:value-type="float">
            <text:p>0,61792</text:p>
          </table:table-cell>
          <table:table-cell office:value-type="float" office:value="0.578162" calcext:value-type="float">
            <text:p>0,578162</text:p>
          </table:table-cell>
          <table:table-cell office:value-type="float" office:value="0.230213" calcext:value-type="float">
            <text:p>0,230213</text:p>
          </table:table-cell>
          <table:table-cell office:value-type="float" office:value="1.18986" calcext:value-type="float">
            <text:p>1,18986</text:p>
          </table:table-cell>
          <table:table-cell office:value-type="float" office:value="0.164484" calcext:value-type="float">
            <text:p>0,164484</text:p>
          </table:table-cell>
          <table:table-cell office:value-type="float" office:value="1.04165" calcext:value-type="float">
            <text:p>1,04165</text:p>
          </table:table-cell>
          <table:table-cell office:value-type="float" office:value="0.24904" calcext:value-type="float">
            <text:p>0,24904</text:p>
          </table:table-cell>
          <table:table-cell table:number-columns-repeated="36"/>
          <table:table-cell table:formula="of:=MIN([.A136:.BL136])" office:value-type="float" office:value="0.121544" calcext:value-type="float">
            <text:p>0,121544</text:p>
          </table:table-cell>
          <table:table-cell table:formula="of:=MAX([.A136:.BL136])" office:value-type="float" office:value="1.35606" calcext:value-type="float">
            <text:p>1,35606</text:p>
          </table:table-cell>
          <table:table-cell table:number-columns-repeated="7"/>
        </table:table-row>
        <table:table-row table:style-name="ro2">
          <table:table-cell office:value-type="float" office:value="0.259131" calcext:value-type="float">
            <text:p>0,259131</text:p>
          </table:table-cell>
          <table:table-cell office:value-type="float" office:value="0.279976" calcext:value-type="float">
            <text:p>0,279976</text:p>
          </table:table-cell>
          <table:table-cell office:value-type="float" office:value="0.316212" calcext:value-type="float">
            <text:p>0,316212</text:p>
          </table:table-cell>
          <table:table-cell office:value-type="float" office:value="0.24944" calcext:value-type="float">
            <text:p>0,24944</text:p>
          </table:table-cell>
          <table:table-cell office:value-type="float" office:value="0.282789" calcext:value-type="float">
            <text:p>0,282789</text:p>
          </table:table-cell>
          <table:table-cell office:value-type="float" office:value="0.32178" calcext:value-type="float">
            <text:p>0,32178</text:p>
          </table:table-cell>
          <table:table-cell office:value-type="float" office:value="0.477686" calcext:value-type="float">
            <text:p>0,477686</text:p>
          </table:table-cell>
          <table:table-cell office:value-type="float" office:value="0.309081" calcext:value-type="float">
            <text:p>0,309081</text:p>
          </table:table-cell>
          <table:table-cell office:value-type="float" office:value="0.961183" calcext:value-type="float">
            <text:p>0,961183</text:p>
          </table:table-cell>
          <table:table-cell office:value-type="float" office:value="0.468498" calcext:value-type="float">
            <text:p>0,468498</text:p>
          </table:table-cell>
          <table:table-cell office:value-type="float" office:value="0.887718" calcext:value-type="float">
            <text:p>0,887718</text:p>
          </table:table-cell>
          <table:table-cell office:value-type="float" office:value="0.466762" calcext:value-type="float">
            <text:p>0,466762</text:p>
          </table:table-cell>
          <table:table-cell office:value-type="float" office:value="0.951581" calcext:value-type="float">
            <text:p>0,951581</text:p>
          </table:table-cell>
          <table:table-cell office:value-type="float" office:value="0.642397" calcext:value-type="float">
            <text:p>0,642397</text:p>
          </table:table-cell>
          <table:table-cell office:value-type="float" office:value="0.496943" calcext:value-type="float">
            <text:p>0,496943</text:p>
          </table:table-cell>
          <table:table-cell office:value-type="float" office:value="0.265816" calcext:value-type="float">
            <text:p>0,265816</text:p>
          </table:table-cell>
          <table:table-cell office:value-type="float" office:value="0.477826" calcext:value-type="float">
            <text:p>0,477826</text:p>
          </table:table-cell>
          <table:table-cell office:value-type="float" office:value="0.495642" calcext:value-type="float">
            <text:p>0,495642</text:p>
          </table:table-cell>
          <table:table-cell office:value-type="float" office:value="0.940813" calcext:value-type="float">
            <text:p>0,940813</text:p>
          </table:table-cell>
          <table:table-cell office:value-type="float" office:value="0.239664" calcext:value-type="float">
            <text:p>0,239664</text:p>
          </table:table-cell>
          <table:table-cell office:value-type="float" office:value="0.286399" calcext:value-type="float">
            <text:p>0,286399</text:p>
          </table:table-cell>
          <table:table-cell office:value-type="float" office:value="0.368576" calcext:value-type="float">
            <text:p>0,368576</text:p>
          </table:table-cell>
          <table:table-cell office:value-type="float" office:value="0.375514" calcext:value-type="float">
            <text:p>0,375514</text:p>
          </table:table-cell>
          <table:table-cell office:value-type="float" office:value="0.308238" calcext:value-type="float">
            <text:p>0,308238</text:p>
          </table:table-cell>
          <table:table-cell office:value-type="float" office:value="0.313934" calcext:value-type="float">
            <text:p>0,313934</text:p>
          </table:table-cell>
          <table:table-cell office:value-type="float" office:value="0.349644" calcext:value-type="float">
            <text:p>0,349644</text:p>
          </table:table-cell>
          <table:table-cell office:value-type="float" office:value="0.621479" calcext:value-type="float">
            <text:p>0,621479</text:p>
          </table:table-cell>
          <table:table-cell office:value-type="float" office:value="0.794024" calcext:value-type="float">
            <text:p>0,794024</text:p>
          </table:table-cell>
          <table:table-cell office:value-type="float" office:value="0.535938" calcext:value-type="float">
            <text:p>0,535938</text:p>
          </table:table-cell>
          <table:table-cell office:value-type="float" office:value="0.690821" calcext:value-type="float">
            <text:p>0,690821</text:p>
          </table:table-cell>
          <table:table-cell office:value-type="float" office:value="0.102452" calcext:value-type="float">
            <text:p>0,102452</text:p>
          </table:table-cell>
          <table:table-cell office:value-type="float" office:value="0.124297" calcext:value-type="float">
            <text:p>0,124297</text:p>
          </table:table-cell>
          <table:table-cell table:number-columns-repeated="36"/>
          <table:table-cell table:formula="of:=MIN([.A137:.BL137])" office:value-type="float" office:value="0.102452" calcext:value-type="float">
            <text:p>0,102452</text:p>
          </table:table-cell>
          <table:table-cell table:formula="of:=MAX([.A137:.BL137])" office:value-type="float" office:value="0.961183" calcext:value-type="float">
            <text:p>0,961183</text:p>
          </table:table-cell>
          <table:table-cell table:number-columns-repeated="7"/>
        </table:table-row>
        <table:table-row table:style-name="ro2">
          <table:table-cell office:value-type="float" office:value="0.252936" calcext:value-type="float">
            <text:p>0,252936</text:p>
          </table:table-cell>
          <table:table-cell office:value-type="float" office:value="0.298254" calcext:value-type="float">
            <text:p>0,298254</text:p>
          </table:table-cell>
          <table:table-cell office:value-type="float" office:value="0.435895" calcext:value-type="float">
            <text:p>0,435895</text:p>
          </table:table-cell>
          <table:table-cell office:value-type="float" office:value="0.250874" calcext:value-type="float">
            <text:p>0,250874</text:p>
          </table:table-cell>
          <table:table-cell office:value-type="float" office:value="0.298456" calcext:value-type="float">
            <text:p>0,298456</text:p>
          </table:table-cell>
          <table:table-cell office:value-type="float" office:value="0.632857" calcext:value-type="float">
            <text:p>0,632857</text:p>
          </table:table-cell>
          <table:table-cell office:value-type="float" office:value="0.349158" calcext:value-type="float">
            <text:p>0,349158</text:p>
          </table:table-cell>
          <table:table-cell office:value-type="float" office:value="0.292518" calcext:value-type="float">
            <text:p>0,292518</text:p>
          </table:table-cell>
          <table:table-cell office:value-type="float" office:value="0.364153" calcext:value-type="float">
            <text:p>0,364153</text:p>
          </table:table-cell>
          <table:table-cell office:value-type="float" office:value="0.268593" calcext:value-type="float">
            <text:p>0,268593</text:p>
          </table:table-cell>
          <table:table-cell office:value-type="float" office:value="0.268077" calcext:value-type="float">
            <text:p>0,268077</text:p>
          </table:table-cell>
          <table:table-cell office:value-type="float" office:value="0.270078" calcext:value-type="float">
            <text:p>0,270078</text:p>
          </table:table-cell>
          <table:table-cell office:value-type="float" office:value="1.02247" calcext:value-type="float">
            <text:p>1,02247</text:p>
          </table:table-cell>
          <table:table-cell office:value-type="float" office:value="0.30136" calcext:value-type="float">
            <text:p>0,30136</text:p>
          </table:table-cell>
          <table:table-cell office:value-type="float" office:value="0.274161" calcext:value-type="float">
            <text:p>0,274161</text:p>
          </table:table-cell>
          <table:table-cell office:value-type="float" office:value="0.237911" calcext:value-type="float">
            <text:p>0,237911</text:p>
          </table:table-cell>
          <table:table-cell office:value-type="float" office:value="0.272694" calcext:value-type="float">
            <text:p>0,272694</text:p>
          </table:table-cell>
          <table:table-cell office:value-type="float" office:value="1.44447" calcext:value-type="float">
            <text:p>1,44447</text:p>
          </table:table-cell>
          <table:table-cell office:value-type="float" office:value="0.325723" calcext:value-type="float">
            <text:p>0,325723</text:p>
          </table:table-cell>
          <table:table-cell office:value-type="float" office:value="1.22258" calcext:value-type="float">
            <text:p>1,22258</text:p>
          </table:table-cell>
          <table:table-cell office:value-type="float" office:value="1.48035" calcext:value-type="float">
            <text:p>1,48035</text:p>
          </table:table-cell>
          <table:table-cell office:value-type="float" office:value="1.28043" calcext:value-type="float">
            <text:p>1,28043</text:p>
          </table:table-cell>
          <table:table-cell office:value-type="float" office:value="0.271831" calcext:value-type="float">
            <text:p>0,271831</text:p>
          </table:table-cell>
          <table:table-cell office:value-type="float" office:value="0.366417" calcext:value-type="float">
            <text:p>0,366417</text:p>
          </table:table-cell>
          <table:table-cell office:value-type="float" office:value="0.285819" calcext:value-type="float">
            <text:p>0,285819</text:p>
          </table:table-cell>
          <table:table-cell office:value-type="float" office:value="0.24759" calcext:value-type="float">
            <text:p>0,24759</text:p>
          </table:table-cell>
          <table:table-cell office:value-type="float" office:value="0.077471" calcext:value-type="float">
            <text:p>0,077471</text:p>
          </table:table-cell>
          <table:table-cell office:value-type="float" office:value="0.0785" calcext:value-type="float">
            <text:p>0,0785</text:p>
          </table:table-cell>
          <table:table-cell office:value-type="float" office:value="0.26915" calcext:value-type="float">
            <text:p>0,26915</text:p>
          </table:table-cell>
          <table:table-cell office:value-type="float" office:value="0.0786309" calcext:value-type="float">
            <text:p>0,0786309</text:p>
          </table:table-cell>
          <table:table-cell office:value-type="float" office:value="0.279108" calcext:value-type="float">
            <text:p>0,279108</text:p>
          </table:table-cell>
          <table:table-cell office:value-type="float" office:value="0.075804" calcext:value-type="float">
            <text:p>0,075804</text:p>
          </table:table-cell>
          <table:table-cell table:number-columns-repeated="36"/>
          <table:table-cell table:formula="of:=MIN([.A138:.BL138])" office:value-type="float" office:value="0.075804" calcext:value-type="float">
            <text:p>0,075804</text:p>
          </table:table-cell>
          <table:table-cell table:formula="of:=MAX([.A138:.BL138])" office:value-type="float" office:value="1.48035" calcext:value-type="float">
            <text:p>1,48035</text:p>
          </table:table-cell>
          <table:table-cell table:number-columns-repeated="7"/>
        </table:table-row>
        <table:table-row table:style-name="ro2">
          <table:table-cell office:value-type="float" office:value="0.136059" calcext:value-type="float">
            <text:p>0,136059</text:p>
          </table:table-cell>
          <table:table-cell office:value-type="float" office:value="0.121788" calcext:value-type="float">
            <text:p>0,121788</text:p>
          </table:table-cell>
          <table:table-cell office:value-type="float" office:value="0.305538" calcext:value-type="float">
            <text:p>0,305538</text:p>
          </table:table-cell>
          <table:table-cell office:value-type="float" office:value="0.315586" calcext:value-type="float">
            <text:p>0,315586</text:p>
          </table:table-cell>
          <table:table-cell office:value-type="float" office:value="0.148501" calcext:value-type="float">
            <text:p>0,148501</text:p>
          </table:table-cell>
          <table:table-cell office:value-type="float" office:value="0.253787" calcext:value-type="float">
            <text:p>0,253787</text:p>
          </table:table-cell>
          <table:table-cell office:value-type="float" office:value="0.143139" calcext:value-type="float">
            <text:p>0,143139</text:p>
          </table:table-cell>
          <table:table-cell office:value-type="float" office:value="0.22512" calcext:value-type="float">
            <text:p>0,22512</text:p>
          </table:table-cell>
          <table:table-cell office:value-type="float" office:value="0.111517" calcext:value-type="float">
            <text:p>0,111517</text:p>
          </table:table-cell>
          <table:table-cell office:value-type="float" office:value="0.246251" calcext:value-type="float">
            <text:p>0,246251</text:p>
          </table:table-cell>
          <table:table-cell office:value-type="float" office:value="0.116128" calcext:value-type="float">
            <text:p>0,116128</text:p>
          </table:table-cell>
          <table:table-cell office:value-type="float" office:value="0.393747" calcext:value-type="float">
            <text:p>0,393747</text:p>
          </table:table-cell>
          <table:table-cell office:value-type="float" office:value="0.144937" calcext:value-type="float">
            <text:p>0,144937</text:p>
          </table:table-cell>
          <table:table-cell office:value-type="float" office:value="0.264529" calcext:value-type="float">
            <text:p>0,264529</text:p>
          </table:table-cell>
          <table:table-cell office:value-type="float" office:value="0.662909" calcext:value-type="float">
            <text:p>0,662909</text:p>
          </table:table-cell>
          <table:table-cell office:value-type="float" office:value="1.41656" calcext:value-type="float">
            <text:p>1,41656</text:p>
          </table:table-cell>
          <table:table-cell office:value-type="float" office:value="1.43497" calcext:value-type="float">
            <text:p>1,43497</text:p>
          </table:table-cell>
          <table:table-cell office:value-type="float" office:value="0.105938" calcext:value-type="float">
            <text:p>0,105938</text:p>
          </table:table-cell>
          <table:table-cell office:value-type="float" office:value="1.31661" calcext:value-type="float">
            <text:p>1,31661</text:p>
          </table:table-cell>
          <table:table-cell office:value-type="float" office:value="1.43786" calcext:value-type="float">
            <text:p>1,43786</text:p>
          </table:table-cell>
          <table:table-cell office:value-type="float" office:value="1.22641" calcext:value-type="float">
            <text:p>1,22641</text:p>
          </table:table-cell>
          <table:table-cell office:value-type="float" office:value="1.04809" calcext:value-type="float">
            <text:p>1,04809</text:p>
          </table:table-cell>
          <table:table-cell office:value-type="float" office:value="0.386073" calcext:value-type="float">
            <text:p>0,386073</text:p>
          </table:table-cell>
          <table:table-cell office:value-type="float" office:value="0.5735" calcext:value-type="float">
            <text:p>0,5735</text:p>
          </table:table-cell>
          <table:table-cell office:value-type="float" office:value="1.12344" calcext:value-type="float">
            <text:p>1,12344</text:p>
          </table:table-cell>
          <table:table-cell office:value-type="float" office:value="0.875782" calcext:value-type="float">
            <text:p>0,875782</text:p>
          </table:table-cell>
          <table:table-cell office:value-type="float" office:value="1.88514" calcext:value-type="float">
            <text:p>1,88514</text:p>
          </table:table-cell>
          <table:table-cell office:value-type="float" office:value="0.822618" calcext:value-type="float">
            <text:p>0,822618</text:p>
          </table:table-cell>
          <table:table-cell office:value-type="float" office:value="1.87679" calcext:value-type="float">
            <text:p>1,87679</text:p>
          </table:table-cell>
          <table:table-cell office:value-type="float" office:value="0.467725" calcext:value-type="float">
            <text:p>0,467725</text:p>
          </table:table-cell>
          <table:table-cell office:value-type="float" office:value="1.04747" calcext:value-type="float">
            <text:p>1,04747</text:p>
          </table:table-cell>
          <table:table-cell office:value-type="float" office:value="0.206629" calcext:value-type="float">
            <text:p>0,206629</text:p>
          </table:table-cell>
          <table:table-cell table:number-columns-repeated="36"/>
          <table:table-cell table:formula="of:=MIN([.A139:.BL139])" office:value-type="float" office:value="0.105938" calcext:value-type="float">
            <text:p>0,105938</text:p>
          </table:table-cell>
          <table:table-cell table:formula="of:=MAX([.A139:.BL139])" office:value-type="float" office:value="1.88514" calcext:value-type="float">
            <text:p>1,88514</text:p>
          </table:table-cell>
          <table:table-cell table:number-columns-repeated="7"/>
        </table:table-row>
        <table:table-row table:style-name="ro2">
          <table:table-cell office:value-type="float" office:value="0.148831" calcext:value-type="float">
            <text:p>0,148831</text:p>
          </table:table-cell>
          <table:table-cell office:value-type="float" office:value="0.296203" calcext:value-type="float">
            <text:p>0,296203</text:p>
          </table:table-cell>
          <table:table-cell office:value-type="float" office:value="0.120416" calcext:value-type="float">
            <text:p>0,120416</text:p>
          </table:table-cell>
          <table:table-cell office:value-type="float" office:value="0.141499" calcext:value-type="float">
            <text:p>0,141499</text:p>
          </table:table-cell>
          <table:table-cell office:value-type="float" office:value="0.335822" calcext:value-type="float">
            <text:p>0,335822</text:p>
          </table:table-cell>
          <table:table-cell office:value-type="float" office:value="0.151265" calcext:value-type="float">
            <text:p>0,151265</text:p>
          </table:table-cell>
          <table:table-cell office:value-type="float" office:value="0.225443" calcext:value-type="float">
            <text:p>0,225443</text:p>
          </table:table-cell>
          <table:table-cell office:value-type="float" office:value="0.710472" calcext:value-type="float">
            <text:p>0,710472</text:p>
          </table:table-cell>
          <table:table-cell office:value-type="float" office:value="0.362356" calcext:value-type="float">
            <text:p>0,362356</text:p>
          </table:table-cell>
          <table:table-cell office:value-type="float" office:value="0.172366" calcext:value-type="float">
            <text:p>0,172366</text:p>
          </table:table-cell>
          <table:table-cell office:value-type="float" office:value="0.202417" calcext:value-type="float">
            <text:p>0,202417</text:p>
          </table:table-cell>
          <table:table-cell office:value-type="float" office:value="0.233992" calcext:value-type="float">
            <text:p>0,233992</text:p>
          </table:table-cell>
          <table:table-cell office:value-type="float" office:value="0.264816" calcext:value-type="float">
            <text:p>0,264816</text:p>
          </table:table-cell>
          <table:table-cell office:value-type="float" office:value="0.235383" calcext:value-type="float">
            <text:p>0,235383</text:p>
          </table:table-cell>
          <table:table-cell office:value-type="float" office:value="0.709198" calcext:value-type="float">
            <text:p>0,709198</text:p>
          </table:table-cell>
          <table:table-cell office:value-type="float" office:value="0.192906" calcext:value-type="float">
            <text:p>0,192906</text:p>
          </table:table-cell>
          <table:table-cell office:value-type="float" office:value="1.18635" calcext:value-type="float">
            <text:p>1,18635</text:p>
          </table:table-cell>
          <table:table-cell office:value-type="float" office:value="0.207113" calcext:value-type="float">
            <text:p>0,207113</text:p>
          </table:table-cell>
          <table:table-cell office:value-type="float" office:value="0.249322" calcext:value-type="float">
            <text:p>0,249322</text:p>
          </table:table-cell>
          <table:table-cell office:value-type="float" office:value="1.46146" calcext:value-type="float">
            <text:p>1,46146</text:p>
          </table:table-cell>
          <table:table-cell office:value-type="float" office:value="1.16464" calcext:value-type="float">
            <text:p>1,16464</text:p>
          </table:table-cell>
          <table:table-cell office:value-type="float" office:value="1.06271" calcext:value-type="float">
            <text:p>1,06271</text:p>
          </table:table-cell>
          <table:table-cell office:value-type="float" office:value="0.152025" calcext:value-type="float">
            <text:p>0,152025</text:p>
          </table:table-cell>
          <table:table-cell office:value-type="float" office:value="0.212895" calcext:value-type="float">
            <text:p>0,212895</text:p>
          </table:table-cell>
          <table:table-cell office:value-type="float" office:value="0.330704" calcext:value-type="float">
            <text:p>0,330704</text:p>
          </table:table-cell>
          <table:table-cell office:value-type="float" office:value="0.179994" calcext:value-type="float">
            <text:p>0,179994</text:p>
          </table:table-cell>
          <table:table-cell office:value-type="float" office:value="0.308712" calcext:value-type="float">
            <text:p>0,308712</text:p>
          </table:table-cell>
          <table:table-cell office:value-type="float" office:value="0.312" calcext:value-type="float">
            <text:p>0,312</text:p>
          </table:table-cell>
          <table:table-cell office:value-type="float" office:value="0.663071" calcext:value-type="float">
            <text:p>0,663071</text:p>
          </table:table-cell>
          <table:table-cell office:value-type="float" office:value="0.338553" calcext:value-type="float">
            <text:p>0,338553</text:p>
          </table:table-cell>
          <table:table-cell office:value-type="float" office:value="0.185472" calcext:value-type="float">
            <text:p>0,185472</text:p>
          </table:table-cell>
          <table:table-cell office:value-type="float" office:value="1.63413" calcext:value-type="float">
            <text:p>1,63413</text:p>
          </table:table-cell>
          <table:table-cell table:number-columns-repeated="36"/>
          <table:table-cell table:formula="of:=MIN([.A140:.BL140])" office:value-type="float" office:value="0.120416" calcext:value-type="float">
            <text:p>0,120416</text:p>
          </table:table-cell>
          <table:table-cell table:formula="of:=MAX([.A140:.BL140])" office:value-type="float" office:value="1.63413" calcext:value-type="float">
            <text:p>1,63413</text:p>
          </table:table-cell>
          <table:table-cell table:number-columns-repeated="7"/>
        </table:table-row>
        <table:table-row table:style-name="ro2">
          <table:table-cell office:value-type="float" office:value="0.173061" calcext:value-type="float">
            <text:p>0,173061</text:p>
          </table:table-cell>
          <table:table-cell office:value-type="float" office:value="0.239318" calcext:value-type="float">
            <text:p>0,239318</text:p>
          </table:table-cell>
          <table:table-cell office:value-type="float" office:value="0.335797" calcext:value-type="float">
            <text:p>0,335797</text:p>
          </table:table-cell>
          <table:table-cell office:value-type="float" office:value="0.336807" calcext:value-type="float">
            <text:p>0,336807</text:p>
          </table:table-cell>
          <table:table-cell office:value-type="float" office:value="0.448282" calcext:value-type="float">
            <text:p>0,448282</text:p>
          </table:table-cell>
          <table:table-cell office:value-type="float" office:value="0.340362" calcext:value-type="float">
            <text:p>0,340362</text:p>
          </table:table-cell>
          <table:table-cell office:value-type="float" office:value="0.286111" calcext:value-type="float">
            <text:p>0,286111</text:p>
          </table:table-cell>
          <table:table-cell office:value-type="float" office:value="0.888632" calcext:value-type="float">
            <text:p>0,888632</text:p>
          </table:table-cell>
          <table:table-cell office:value-type="float" office:value="0.401047" calcext:value-type="float">
            <text:p>0,401047</text:p>
          </table:table-cell>
          <table:table-cell office:value-type="float" office:value="0.693427" calcext:value-type="float">
            <text:p>0,693427</text:p>
          </table:table-cell>
          <table:table-cell office:value-type="float" office:value="1.1941" calcext:value-type="float">
            <text:p>1,1941</text:p>
          </table:table-cell>
          <table:table-cell office:value-type="float" office:value="0.596836" calcext:value-type="float">
            <text:p>0,596836</text:p>
          </table:table-cell>
          <table:table-cell office:value-type="float" office:value="0.525521" calcext:value-type="float">
            <text:p>0,525521</text:p>
          </table:table-cell>
          <table:table-cell office:value-type="float" office:value="0.826962" calcext:value-type="float">
            <text:p>0,826962</text:p>
          </table:table-cell>
          <table:table-cell office:value-type="float" office:value="0.393447" calcext:value-type="float">
            <text:p>0,393447</text:p>
          </table:table-cell>
          <table:table-cell office:value-type="float" office:value="0.882681" calcext:value-type="float">
            <text:p>0,882681</text:p>
          </table:table-cell>
          <table:table-cell office:value-type="float" office:value="0.379598" calcext:value-type="float">
            <text:p>0,379598</text:p>
          </table:table-cell>
          <table:table-cell office:value-type="float" office:value="0.742477" calcext:value-type="float">
            <text:p>0,742477</text:p>
          </table:table-cell>
          <table:table-cell office:value-type="float" office:value="0.638154" calcext:value-type="float">
            <text:p>0,638154</text:p>
          </table:table-cell>
          <table:table-cell office:value-type="float" office:value="0.25499" calcext:value-type="float">
            <text:p>0,25499</text:p>
          </table:table-cell>
          <table:table-cell office:value-type="float" office:value="0.309993" calcext:value-type="float">
            <text:p>0,309993</text:p>
          </table:table-cell>
          <table:table-cell office:value-type="float" office:value="2.115" calcext:value-type="float">
            <text:p>2,115</text:p>
          </table:table-cell>
          <table:table-cell office:value-type="float" office:value="1.34026" calcext:value-type="float">
            <text:p>1,34026</text:p>
          </table:table-cell>
          <table:table-cell office:value-type="float" office:value="0.973574" calcext:value-type="float">
            <text:p>0,973574</text:p>
          </table:table-cell>
          <table:table-cell office:value-type="float" office:value="1.42992" calcext:value-type="float">
            <text:p>1,42992</text:p>
          </table:table-cell>
          <table:table-cell office:value-type="float" office:value="1.78314" calcext:value-type="float">
            <text:p>1,78314</text:p>
          </table:table-cell>
          <table:table-cell office:value-type="float" office:value="0.626179" calcext:value-type="float">
            <text:p>0,626179</text:p>
          </table:table-cell>
          <table:table-cell office:value-type="float" office:value="1.75284" calcext:value-type="float">
            <text:p>1,75284</text:p>
          </table:table-cell>
          <table:table-cell office:value-type="float" office:value="0.658527" calcext:value-type="float">
            <text:p>0,658527</text:p>
          </table:table-cell>
          <table:table-cell office:value-type="float" office:value="2.28562" calcext:value-type="float">
            <text:p>2,28562</text:p>
          </table:table-cell>
          <table:table-cell office:value-type="float" office:value="1.81044" calcext:value-type="float">
            <text:p>1,81044</text:p>
          </table:table-cell>
          <table:table-cell office:value-type="float" office:value="0.865689" calcext:value-type="float">
            <text:p>0,865689</text:p>
          </table:table-cell>
          <table:table-cell table:number-columns-repeated="36"/>
          <table:table-cell table:formula="of:=MIN([.A141:.BL141])" office:value-type="float" office:value="0.173061" calcext:value-type="float">
            <text:p>0,173061</text:p>
          </table:table-cell>
          <table:table-cell table:formula="of:=MAX([.A141:.BL141])" office:value-type="float" office:value="2.28562" calcext:value-type="float">
            <text:p>2,28562</text:p>
          </table:table-cell>
          <table:table-cell table:number-columns-repeated="7"/>
        </table:table-row>
        <table:table-row table:style-name="ro2">
          <table:table-cell office:value-type="float" office:value="0.276838" calcext:value-type="float">
            <text:p>0,276838</text:p>
          </table:table-cell>
          <table:table-cell office:value-type="float" office:value="0.316401" calcext:value-type="float">
            <text:p>0,316401</text:p>
          </table:table-cell>
          <table:table-cell office:value-type="float" office:value="0.370803" calcext:value-type="float">
            <text:p>0,370803</text:p>
          </table:table-cell>
          <table:table-cell office:value-type="float" office:value="0.308614" calcext:value-type="float">
            <text:p>0,308614</text:p>
          </table:table-cell>
          <table:table-cell office:value-type="float" office:value="0.288936" calcext:value-type="float">
            <text:p>0,288936</text:p>
          </table:table-cell>
          <table:table-cell office:value-type="float" office:value="0.191681" calcext:value-type="float">
            <text:p>0,191681</text:p>
          </table:table-cell>
          <table:table-cell office:value-type="float" office:value="0.242331" calcext:value-type="float">
            <text:p>0,242331</text:p>
          </table:table-cell>
          <table:table-cell office:value-type="float" office:value="0.283794" calcext:value-type="float">
            <text:p>0,283794</text:p>
          </table:table-cell>
          <table:table-cell office:value-type="float" office:value="0.308009" calcext:value-type="float">
            <text:p>0,308009</text:p>
          </table:table-cell>
          <table:table-cell office:value-type="float" office:value="0.171484" calcext:value-type="float">
            <text:p>0,171484</text:p>
          </table:table-cell>
          <table:table-cell office:value-type="float" office:value="0.264639" calcext:value-type="float">
            <text:p>0,264639</text:p>
          </table:table-cell>
          <table:table-cell office:value-type="float" office:value="0.262253" calcext:value-type="float">
            <text:p>0,262253</text:p>
          </table:table-cell>
          <table:table-cell office:value-type="float" office:value="0.446576" calcext:value-type="float">
            <text:p>0,446576</text:p>
          </table:table-cell>
          <table:table-cell office:value-type="float" office:value="1.06355" calcext:value-type="float">
            <text:p>1,06355</text:p>
          </table:table-cell>
          <table:table-cell office:value-type="float" office:value="1.17707" calcext:value-type="float">
            <text:p>1,17707</text:p>
          </table:table-cell>
          <table:table-cell office:value-type="float" office:value="1.49924" calcext:value-type="float">
            <text:p>1,49924</text:p>
          </table:table-cell>
          <table:table-cell office:value-type="float" office:value="1.28734" calcext:value-type="float">
            <text:p>1,28734</text:p>
          </table:table-cell>
          <table:table-cell office:value-type="float" office:value="1.06856" calcext:value-type="float">
            <text:p>1,06856</text:p>
          </table:table-cell>
          <table:table-cell office:value-type="float" office:value="0.884715" calcext:value-type="float">
            <text:p>0,884715</text:p>
          </table:table-cell>
          <table:table-cell office:value-type="float" office:value="1.00001" calcext:value-type="float">
            <text:p>1,00001</text:p>
          </table:table-cell>
          <table:table-cell office:value-type="float" office:value="1.01431" calcext:value-type="float">
            <text:p>1,01431</text:p>
          </table:table-cell>
          <table:table-cell office:value-type="float" office:value="1.06708" calcext:value-type="float">
            <text:p>1,06708</text:p>
          </table:table-cell>
          <table:table-cell office:value-type="float" office:value="1.68361" calcext:value-type="float">
            <text:p>1,68361</text:p>
          </table:table-cell>
          <table:table-cell office:value-type="float" office:value="0.892755" calcext:value-type="float">
            <text:p>0,892755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8924" calcext:value-type="float">
            <text:p>1,8924</text:p>
          </table:table-cell>
          <table:table-cell office:value-type="float" office:value="1.88351" calcext:value-type="float">
            <text:p>1,88351</text:p>
          </table:table-cell>
          <table:table-cell office:value-type="float" office:value="0.888254" calcext:value-type="float">
            <text:p>0,888254</text:p>
          </table:table-cell>
          <table:table-cell office:value-type="float" office:value="0.857201" calcext:value-type="float">
            <text:p>0,857201</text:p>
          </table:table-cell>
          <table:table-cell office:value-type="float" office:value="0.88315" calcext:value-type="float">
            <text:p>0,88315</text:p>
          </table:table-cell>
          <table:table-cell office:value-type="float" office:value="0.59372" calcext:value-type="float">
            <text:p>0,59372</text:p>
          </table:table-cell>
          <table:table-cell office:value-type="float" office:value="0.14938" calcext:value-type="float">
            <text:p>0,14938</text:p>
          </table:table-cell>
          <table:table-cell table:number-columns-repeated="36"/>
          <table:table-cell table:formula="of:=MIN([.A142:.BL142])" office:value-type="float" office:value="0.14938" calcext:value-type="float">
            <text:p>0,14938</text:p>
          </table:table-cell>
          <table:table-cell table:formula="of:=MAX([.A142:.BL142])" office:value-type="float" office:value="1.8924" calcext:value-type="float">
            <text:p>1,8924</text:p>
          </table:table-cell>
          <table:table-cell table:number-columns-repeated="7"/>
        </table:table-row>
        <table:table-row table:style-name="ro2">
          <table:table-cell office:value-type="float" office:value="0.278403" calcext:value-type="float">
            <text:p>0,278403</text:p>
          </table:table-cell>
          <table:table-cell office:value-type="float" office:value="0.307382" calcext:value-type="float">
            <text:p>0,307382</text:p>
          </table:table-cell>
          <table:table-cell office:value-type="float" office:value="0.307939" calcext:value-type="float">
            <text:p>0,307939</text:p>
          </table:table-cell>
          <table:table-cell office:value-type="float" office:value="0.222105" calcext:value-type="float">
            <text:p>0,222105</text:p>
          </table:table-cell>
          <table:table-cell office:value-type="float" office:value="0.226266" calcext:value-type="float">
            <text:p>0,226266</text:p>
          </table:table-cell>
          <table:table-cell office:value-type="float" office:value="0.257301" calcext:value-type="float">
            <text:p>0,257301</text:p>
          </table:table-cell>
          <table:table-cell office:value-type="float" office:value="0.32062" calcext:value-type="float">
            <text:p>0,32062</text:p>
          </table:table-cell>
          <table:table-cell office:value-type="float" office:value="0.303137" calcext:value-type="float">
            <text:p>0,303137</text:p>
          </table:table-cell>
          <table:table-cell office:value-type="float" office:value="0.338056" calcext:value-type="float">
            <text:p>0,338056</text:p>
          </table:table-cell>
          <table:table-cell office:value-type="float" office:value="0.2739" calcext:value-type="float">
            <text:p>0,2739</text:p>
          </table:table-cell>
          <table:table-cell office:value-type="float" office:value="0.388365" calcext:value-type="float">
            <text:p>0,388365</text:p>
          </table:table-cell>
          <table:table-cell office:value-type="float" office:value="0.348151" calcext:value-type="float">
            <text:p>0,348151</text:p>
          </table:table-cell>
          <table:table-cell office:value-type="float" office:value="0.33047" calcext:value-type="float">
            <text:p>0,33047</text:p>
          </table:table-cell>
          <table:table-cell office:value-type="float" office:value="0.277102" calcext:value-type="float">
            <text:p>0,277102</text:p>
          </table:table-cell>
          <table:table-cell office:value-type="float" office:value="0.953652" calcext:value-type="float">
            <text:p>0,953652</text:p>
          </table:table-cell>
          <table:table-cell office:value-type="float" office:value="0.331791" calcext:value-type="float">
            <text:p>0,331791</text:p>
          </table:table-cell>
          <table:table-cell office:value-type="float" office:value="0.293794" calcext:value-type="float">
            <text:p>0,293794</text:p>
          </table:table-cell>
          <table:table-cell office:value-type="float" office:value="0.281617" calcext:value-type="float">
            <text:p>0,281617</text:p>
          </table:table-cell>
          <table:table-cell office:value-type="float" office:value="0.31372" calcext:value-type="float">
            <text:p>0,31372</text:p>
          </table:table-cell>
          <table:table-cell office:value-type="float" office:value="1.64244" calcext:value-type="float">
            <text:p>1,64244</text:p>
          </table:table-cell>
          <table:table-cell office:value-type="float" office:value="1.51376" calcext:value-type="float">
            <text:p>1,51376</text:p>
          </table:table-cell>
          <table:table-cell office:value-type="float" office:value="0.315562" calcext:value-type="float">
            <text:p>0,315562</text:p>
          </table:table-cell>
          <table:table-cell office:value-type="float" office:value="2.08292" calcext:value-type="float">
            <text:p>2,08292</text:p>
          </table:table-cell>
          <table:table-cell office:value-type="float" office:value="0.30992" calcext:value-type="float">
            <text:p>0,30992</text:p>
          </table:table-cell>
          <table:table-cell office:value-type="float" office:value="0.235959" calcext:value-type="float">
            <text:p>0,235959</text:p>
          </table:table-cell>
          <table:table-cell office:value-type="float" office:value="1.32527" calcext:value-type="float">
            <text:p>1,32527</text:p>
          </table:table-cell>
          <table:table-cell office:value-type="float" office:value="1.91295" calcext:value-type="float">
            <text:p>1,91295</text:p>
          </table:table-cell>
          <table:table-cell office:value-type="float" office:value="1.71591" calcext:value-type="float">
            <text:p>1,71591</text:p>
          </table:table-cell>
          <table:table-cell office:value-type="float" office:value="0.133128" calcext:value-type="float">
            <text:p>0,133128</text:p>
          </table:table-cell>
          <table:table-cell office:value-type="float" office:value="1.42579" calcext:value-type="float">
            <text:p>1,42579</text:p>
          </table:table-cell>
          <table:table-cell office:value-type="float" office:value="2.04938" calcext:value-type="float">
            <text:p>2,04938</text:p>
          </table:table-cell>
          <table:table-cell office:value-type="float" office:value="1.52803" calcext:value-type="float">
            <text:p>1,52803</text:p>
          </table:table-cell>
          <table:table-cell table:number-columns-repeated="36"/>
          <table:table-cell table:formula="of:=MIN([.A143:.BL143])" office:value-type="float" office:value="0.133128" calcext:value-type="float">
            <text:p>0,133128</text:p>
          </table:table-cell>
          <table:table-cell table:formula="of:=MAX([.A143:.BL143])" office:value-type="float" office:value="2.08292" calcext:value-type="float">
            <text:p>2,08292</text:p>
          </table:table-cell>
          <table:table-cell table:number-columns-repeated="7"/>
        </table:table-row>
        <table:table-row table:style-name="ro2">
          <table:table-cell office:value-type="float" office:value="0.153105" calcext:value-type="float">
            <text:p>0,153105</text:p>
          </table:table-cell>
          <table:table-cell office:value-type="float" office:value="0.112935" calcext:value-type="float">
            <text:p>0,112935</text:p>
          </table:table-cell>
          <table:table-cell office:value-type="float" office:value="0.0750048" calcext:value-type="float">
            <text:p>0,0750048</text:p>
          </table:table-cell>
          <table:table-cell office:value-type="float" office:value="0.374648" calcext:value-type="float">
            <text:p>0,374648</text:p>
          </table:table-cell>
          <table:table-cell office:value-type="float" office:value="0.148881" calcext:value-type="float">
            <text:p>0,148881</text:p>
          </table:table-cell>
          <table:table-cell office:value-type="float" office:value="0.108979" calcext:value-type="float">
            <text:p>0,108979</text:p>
          </table:table-cell>
          <table:table-cell office:value-type="float" office:value="0.319701" calcext:value-type="float">
            <text:p>0,319701</text:p>
          </table:table-cell>
          <table:table-cell office:value-type="float" office:value="0.105643" calcext:value-type="float">
            <text:p>0,105643</text:p>
          </table:table-cell>
          <table:table-cell office:value-type="float" office:value="0.140702" calcext:value-type="float">
            <text:p>0,140702</text:p>
          </table:table-cell>
          <table:table-cell office:value-type="float" office:value="0.303832" calcext:value-type="float">
            <text:p>0,303832</text:p>
          </table:table-cell>
          <table:table-cell office:value-type="float" office:value="0.371306" calcext:value-type="float">
            <text:p>0,371306</text:p>
          </table:table-cell>
          <table:table-cell office:value-type="float" office:value="0.922807" calcext:value-type="float">
            <text:p>0,922807</text:p>
          </table:table-cell>
          <table:table-cell office:value-type="float" office:value="0.876038" calcext:value-type="float">
            <text:p>0,876038</text:p>
          </table:table-cell>
          <table:table-cell office:value-type="float" office:value="0.312986" calcext:value-type="float">
            <text:p>0,312986</text:p>
          </table:table-cell>
          <table:table-cell office:value-type="float" office:value="0.32411" calcext:value-type="float">
            <text:p>0,32411</text:p>
          </table:table-cell>
          <table:table-cell office:value-type="float" office:value="1.38439" calcext:value-type="float">
            <text:p>1,38439</text:p>
          </table:table-cell>
          <table:table-cell office:value-type="float" office:value="0.143904" calcext:value-type="float">
            <text:p>0,143904</text:p>
          </table:table-cell>
          <table:table-cell office:value-type="float" office:value="0.282442" calcext:value-type="float">
            <text:p>0,282442</text:p>
          </table:table-cell>
          <table:table-cell office:value-type="float" office:value="0.160869" calcext:value-type="float">
            <text:p>0,160869</text:p>
          </table:table-cell>
          <table:table-cell office:value-type="float" office:value="1.26746" calcext:value-type="float">
            <text:p>1,26746</text:p>
          </table:table-cell>
          <table:table-cell office:value-type="float" office:value="0.697911" calcext:value-type="float">
            <text:p>0,697911</text:p>
          </table:table-cell>
          <table:table-cell office:value-type="float" office:value="1.08906" calcext:value-type="float">
            <text:p>1,08906</text:p>
          </table:table-cell>
          <table:table-cell office:value-type="float" office:value="1.44087" calcext:value-type="float">
            <text:p>1,44087</text:p>
          </table:table-cell>
          <table:table-cell office:value-type="float" office:value="0.929748" calcext:value-type="float">
            <text:p>0,929748</text:p>
          </table:table-cell>
          <table:table-cell office:value-type="float" office:value="0.194302" calcext:value-type="float">
            <text:p>0,194302</text:p>
          </table:table-cell>
          <table:table-cell office:value-type="float" office:value="0.662127" calcext:value-type="float">
            <text:p>0,662127</text:p>
          </table:table-cell>
          <table:table-cell office:value-type="float" office:value="0.10472" calcext:value-type="float">
            <text:p>0,10472</text:p>
          </table:table-cell>
          <table:table-cell office:value-type="float" office:value="0.332559" calcext:value-type="float">
            <text:p>0,332559</text:p>
          </table:table-cell>
          <table:table-cell office:value-type="float" office:value="0.0770841" calcext:value-type="float">
            <text:p>0,0770841</text:p>
          </table:table-cell>
          <table:table-cell office:value-type="float" office:value="0.480919" calcext:value-type="float">
            <text:p>0,480919</text:p>
          </table:table-cell>
          <table:table-cell office:value-type="float" office:value="0.346069" calcext:value-type="float">
            <text:p>0,346069</text:p>
          </table:table-cell>
          <table:table-cell office:value-type="float" office:value="0.075171" calcext:value-type="float">
            <text:p>0,075171</text:p>
          </table:table-cell>
          <table:table-cell table:number-columns-repeated="36"/>
          <table:table-cell table:formula="of:=MIN([.A144:.BL144])" office:value-type="float" office:value="0.0750048" calcext:value-type="float">
            <text:p>0,0750048</text:p>
          </table:table-cell>
          <table:table-cell table:formula="of:=MAX([.A144:.BL144])" office:value-type="float" office:value="1.44087" calcext:value-type="float">
            <text:p>1,44087</text:p>
          </table:table-cell>
          <table:table-cell table:number-columns-repeated="7"/>
        </table:table-row>
        <table:table-row table:style-name="ro2">
          <table:table-cell office:value-type="float" office:value="0.301829" calcext:value-type="float">
            <text:p>0,301829</text:p>
          </table:table-cell>
          <table:table-cell office:value-type="float" office:value="0.212963" calcext:value-type="float">
            <text:p>0,212963</text:p>
          </table:table-cell>
          <table:table-cell office:value-type="float" office:value="0.526075" calcext:value-type="float">
            <text:p>0,526075</text:p>
          </table:table-cell>
          <table:table-cell office:value-type="float" office:value="0.32195" calcext:value-type="float">
            <text:p>0,32195</text:p>
          </table:table-cell>
          <table:table-cell office:value-type="float" office:value="0.264596" calcext:value-type="float">
            <text:p>0,264596</text:p>
          </table:table-cell>
          <table:table-cell office:value-type="float" office:value="0.512098" calcext:value-type="float">
            <text:p>0,512098</text:p>
          </table:table-cell>
          <table:table-cell office:value-type="float" office:value="1.05419" calcext:value-type="float">
            <text:p>1,05419</text:p>
          </table:table-cell>
          <table:table-cell office:value-type="float" office:value="0.299243" calcext:value-type="float">
            <text:p>0,299243</text:p>
          </table:table-cell>
          <table:table-cell office:value-type="float" office:value="0.40775" calcext:value-type="float">
            <text:p>0,40775</text:p>
          </table:table-cell>
          <table:table-cell office:value-type="float" office:value="0.944448" calcext:value-type="float">
            <text:p>0,944448</text:p>
          </table:table-cell>
          <table:table-cell office:value-type="float" office:value="0.264333" calcext:value-type="float">
            <text:p>0,264333</text:p>
          </table:table-cell>
          <table:table-cell office:value-type="float" office:value="0.591644" calcext:value-type="float">
            <text:p>0,591644</text:p>
          </table:table-cell>
          <table:table-cell office:value-type="float" office:value="0.912397" calcext:value-type="float">
            <text:p>0,912397</text:p>
          </table:table-cell>
          <table:table-cell office:value-type="float" office:value="0.907333" calcext:value-type="float">
            <text:p>0,907333</text:p>
          </table:table-cell>
          <table:table-cell office:value-type="float" office:value="0.169645" calcext:value-type="float">
            <text:p>0,169645</text:p>
          </table:table-cell>
          <table:table-cell office:value-type="float" office:value="0.625849" calcext:value-type="float">
            <text:p>0,625849</text:p>
          </table:table-cell>
          <table:table-cell office:value-type="float" office:value="0.340011" calcext:value-type="float">
            <text:p>0,340011</text:p>
          </table:table-cell>
          <table:table-cell office:value-type="float" office:value="0.742224" calcext:value-type="float">
            <text:p>0,742224</text:p>
          </table:table-cell>
          <table:table-cell office:value-type="float" office:value="1.7939" calcext:value-type="float">
            <text:p>1,7939</text:p>
          </table:table-cell>
          <table:table-cell office:value-type="float" office:value="0.642137" calcext:value-type="float">
            <text:p>0,642137</text:p>
          </table:table-cell>
          <table:table-cell office:value-type="float" office:value="0.236985" calcext:value-type="float">
            <text:p>0,236985</text:p>
          </table:table-cell>
          <table:table-cell office:value-type="float" office:value="0.125542" calcext:value-type="float">
            <text:p>0,125542</text:p>
          </table:table-cell>
          <table:table-cell office:value-type="float" office:value="1.7135" calcext:value-type="float">
            <text:p>1,7135</text:p>
          </table:table-cell>
          <table:table-cell office:value-type="float" office:value="1.57005" calcext:value-type="float">
            <text:p>1,57005</text:p>
          </table:table-cell>
          <table:table-cell office:value-type="float" office:value="1.61135" calcext:value-type="float">
            <text:p>1,61135</text:p>
          </table:table-cell>
          <table:table-cell office:value-type="float" office:value="1.54665" calcext:value-type="float">
            <text:p>1,54665</text:p>
          </table:table-cell>
          <table:table-cell office:value-type="float" office:value="1.67559" calcext:value-type="float">
            <text:p>1,67559</text:p>
          </table:table-cell>
          <table:table-cell office:value-type="float" office:value="0.509014" calcext:value-type="float">
            <text:p>0,509014</text:p>
          </table:table-cell>
          <table:table-cell office:value-type="float" office:value="0.235619" calcext:value-type="float">
            <text:p>0,235619</text:p>
          </table:table-cell>
          <table:table-cell office:value-type="float" office:value="0.291412" calcext:value-type="float">
            <text:p>0,291412</text:p>
          </table:table-cell>
          <table:table-cell office:value-type="float" office:value="0.125491" calcext:value-type="float">
            <text:p>0,125491</text:p>
          </table:table-cell>
          <table:table-cell office:value-type="float" office:value="0.144933" calcext:value-type="float">
            <text:p>0,144933</text:p>
          </table:table-cell>
          <table:table-cell table:number-columns-repeated="36"/>
          <table:table-cell table:formula="of:=MIN([.A145:.BL145])" office:value-type="float" office:value="0.125491" calcext:value-type="float">
            <text:p>0,125491</text:p>
          </table:table-cell>
          <table:table-cell table:formula="of:=MAX([.A145:.BL145])" office:value-type="float" office:value="1.7939" calcext:value-type="float">
            <text:p>1,7939</text:p>
          </table:table-cell>
          <table:table-cell table:number-columns-repeated="7"/>
        </table:table-row>
        <table:table-row table:style-name="ro2">
          <table:table-cell office:value-type="float" office:value="0.163477" calcext:value-type="float">
            <text:p>0,163477</text:p>
          </table:table-cell>
          <table:table-cell office:value-type="float" office:value="0.223392" calcext:value-type="float">
            <text:p>0,223392</text:p>
          </table:table-cell>
          <table:table-cell office:value-type="float" office:value="0.168293" calcext:value-type="float">
            <text:p>0,168293</text:p>
          </table:table-cell>
          <table:table-cell office:value-type="float" office:value="0.204192" calcext:value-type="float">
            <text:p>0,204192</text:p>
          </table:table-cell>
          <table:table-cell office:value-type="float" office:value="0.154543" calcext:value-type="float">
            <text:p>0,154543</text:p>
          </table:table-cell>
          <table:table-cell office:value-type="float" office:value="0.127253" calcext:value-type="float">
            <text:p>0,127253</text:p>
          </table:table-cell>
          <table:table-cell office:value-type="float" office:value="0.171152" calcext:value-type="float">
            <text:p>0,171152</text:p>
          </table:table-cell>
          <table:table-cell office:value-type="float" office:value="0.158117" calcext:value-type="float">
            <text:p>0,158117</text:p>
          </table:table-cell>
          <table:table-cell office:value-type="float" office:value="0.209647" calcext:value-type="float">
            <text:p>0,209647</text:p>
          </table:table-cell>
          <table:table-cell office:value-type="float" office:value="0.212373" calcext:value-type="float">
            <text:p>0,212373</text:p>
          </table:table-cell>
          <table:table-cell office:value-type="float" office:value="0.182424" calcext:value-type="float">
            <text:p>0,182424</text:p>
          </table:table-cell>
          <table:table-cell office:value-type="float" office:value="0.215068" calcext:value-type="float">
            <text:p>0,215068</text:p>
          </table:table-cell>
          <table:table-cell office:value-type="float" office:value="0.167187" calcext:value-type="float">
            <text:p>0,167187</text:p>
          </table:table-cell>
          <table:table-cell office:value-type="float" office:value="0.170515" calcext:value-type="float">
            <text:p>0,170515</text:p>
          </table:table-cell>
          <table:table-cell office:value-type="float" office:value="1.32163" calcext:value-type="float">
            <text:p>1,32163</text:p>
          </table:table-cell>
          <table:table-cell office:value-type="float" office:value="1.25122" calcext:value-type="float">
            <text:p>1,25122</text:p>
          </table:table-cell>
          <table:table-cell office:value-type="float" office:value="1.24881" calcext:value-type="float">
            <text:p>1,24881</text:p>
          </table:table-cell>
          <table:table-cell office:value-type="float" office:value="1.1909" calcext:value-type="float">
            <text:p>1,1909</text:p>
          </table:table-cell>
          <table:table-cell office:value-type="float" office:value="1.15634" calcext:value-type="float">
            <text:p>1,15634</text:p>
          </table:table-cell>
          <table:table-cell office:value-type="float" office:value="1.11778" calcext:value-type="float">
            <text:p>1,11778</text:p>
          </table:table-cell>
          <table:table-cell office:value-type="float" office:value="1.10026" calcext:value-type="float">
            <text:p>1,10026</text:p>
          </table:table-cell>
          <table:table-cell office:value-type="float" office:value="1.0366" calcext:value-type="float">
            <text:p>1,0366</text:p>
          </table:table-cell>
          <table:table-cell office:value-type="float" office:value="0.568626" calcext:value-type="float">
            <text:p>0,568626</text:p>
          </table:table-cell>
          <table:table-cell office:value-type="float" office:value="0.929599" calcext:value-type="float">
            <text:p>0,929599</text:p>
          </table:table-cell>
          <table:table-cell office:value-type="float" office:value="0.940661" calcext:value-type="float">
            <text:p>0,940661</text:p>
          </table:table-cell>
          <table:table-cell office:value-type="float" office:value="0.545176" calcext:value-type="float">
            <text:p>0,545176</text:p>
          </table:table-cell>
          <table:table-cell office:value-type="float" office:value="0.956305" calcext:value-type="float">
            <text:p>0,956305</text:p>
          </table:table-cell>
          <table:table-cell office:value-type="float" office:value="1.29602" calcext:value-type="float">
            <text:p>1,29602</text:p>
          </table:table-cell>
          <table:table-cell office:value-type="float" office:value="0.619552" calcext:value-type="float">
            <text:p>0,619552</text:p>
          </table:table-cell>
          <table:table-cell office:value-type="float" office:value="0.819211" calcext:value-type="float">
            <text:p>0,819211</text:p>
          </table:table-cell>
          <table:table-cell office:value-type="float" office:value="0.831184" calcext:value-type="float">
            <text:p>0,831184</text:p>
          </table:table-cell>
          <table:table-cell office:value-type="float" office:value="1.03265" calcext:value-type="float">
            <text:p>1,03265</text:p>
          </table:table-cell>
          <table:table-cell table:number-columns-repeated="36"/>
          <table:table-cell table:formula="of:=MIN([.A146:.BL146])" office:value-type="float" office:value="0.127253" calcext:value-type="float">
            <text:p>0,127253</text:p>
          </table:table-cell>
          <table:table-cell table:formula="of:=MAX([.A146:.BL146])" office:value-type="float" office:value="1.32163" calcext:value-type="float">
            <text:p>1,32163</text:p>
          </table:table-cell>
          <table:table-cell table:number-columns-repeated="7"/>
        </table:table-row>
        <table:table-row table:style-name="ro2">
          <table:table-cell office:value-type="float" office:value="0.286607" calcext:value-type="float">
            <text:p>0,286607</text:p>
          </table:table-cell>
          <table:table-cell office:value-type="float" office:value="0.326679" calcext:value-type="float">
            <text:p>0,326679</text:p>
          </table:table-cell>
          <table:table-cell office:value-type="float" office:value="0.307091" calcext:value-type="float">
            <text:p>0,307091</text:p>
          </table:table-cell>
          <table:table-cell office:value-type="float" office:value="0.640693" calcext:value-type="float">
            <text:p>0,640693</text:p>
          </table:table-cell>
          <table:table-cell office:value-type="float" office:value="0.653808" calcext:value-type="float">
            <text:p>0,653808</text:p>
          </table:table-cell>
          <table:table-cell office:value-type="float" office:value="0.348917" calcext:value-type="float">
            <text:p>0,348917</text:p>
          </table:table-cell>
          <table:table-cell office:value-type="float" office:value="0.351578" calcext:value-type="float">
            <text:p>0,351578</text:p>
          </table:table-cell>
          <table:table-cell office:value-type="float" office:value="0.66704" calcext:value-type="float">
            <text:p>0,66704</text:p>
          </table:table-cell>
          <table:table-cell office:value-type="float" office:value="0.328996" calcext:value-type="float">
            <text:p>0,328996</text:p>
          </table:table-cell>
          <table:table-cell office:value-type="float" office:value="0.623586" calcext:value-type="float">
            <text:p>0,623586</text:p>
          </table:table-cell>
          <table:table-cell office:value-type="float" office:value="0.337801" calcext:value-type="float">
            <text:p>0,337801</text:p>
          </table:table-cell>
          <table:table-cell office:value-type="float" office:value="0.627366" calcext:value-type="float">
            <text:p>0,627366</text:p>
          </table:table-cell>
          <table:table-cell office:value-type="float" office:value="0.628032" calcext:value-type="float">
            <text:p>0,628032</text:p>
          </table:table-cell>
          <table:table-cell office:value-type="float" office:value="0.434968" calcext:value-type="float">
            <text:p>0,434968</text:p>
          </table:table-cell>
          <table:table-cell office:value-type="float" office:value="0.255527" calcext:value-type="float">
            <text:p>0,255527</text:p>
          </table:table-cell>
          <table:table-cell office:value-type="float" office:value="0.467348" calcext:value-type="float">
            <text:p>0,467348</text:p>
          </table:table-cell>
          <table:table-cell office:value-type="float" office:value="0.892485" calcext:value-type="float">
            <text:p>0,892485</text:p>
          </table:table-cell>
          <table:table-cell office:value-type="float" office:value="1.54327" calcext:value-type="float">
            <text:p>1,54327</text:p>
          </table:table-cell>
          <table:table-cell office:value-type="float" office:value="0.583089" calcext:value-type="float">
            <text:p>0,583089</text:p>
          </table:table-cell>
          <table:table-cell office:value-type="float" office:value="0.54906" calcext:value-type="float">
            <text:p>0,54906</text:p>
          </table:table-cell>
          <table:table-cell office:value-type="float" office:value="0.461493" calcext:value-type="float">
            <text:p>0,461493</text:p>
          </table:table-cell>
          <table:table-cell office:value-type="float" office:value="0.325571" calcext:value-type="float">
            <text:p>0,325571</text:p>
          </table:table-cell>
          <table:table-cell office:value-type="float" office:value="0.974163" calcext:value-type="float">
            <text:p>0,974163</text:p>
          </table:table-cell>
          <table:table-cell office:value-type="float" office:value="1.91534" calcext:value-type="float">
            <text:p>1,91534</text:p>
          </table:table-cell>
          <table:table-cell office:value-type="float" office:value="0.529147" calcext:value-type="float">
            <text:p>0,529147</text:p>
          </table:table-cell>
          <table:table-cell office:value-type="float" office:value="1.69552" calcext:value-type="float">
            <text:p>1,69552</text:p>
          </table:table-cell>
          <table:table-cell office:value-type="float" office:value="1.70674" calcext:value-type="float">
            <text:p>1,70674</text:p>
          </table:table-cell>
          <table:table-cell office:value-type="float" office:value="1.74867" calcext:value-type="float">
            <text:p>1,74867</text:p>
          </table:table-cell>
          <table:table-cell office:value-type="float" office:value="1.77346" calcext:value-type="float">
            <text:p>1,77346</text:p>
          </table:table-cell>
          <table:table-cell office:value-type="float" office:value="1.7995" calcext:value-type="float">
            <text:p>1,7995</text:p>
          </table:table-cell>
          <table:table-cell office:value-type="float" office:value="0.177301" calcext:value-type="float">
            <text:p>0,177301</text:p>
          </table:table-cell>
          <table:table-cell office:value-type="float" office:value="0.079479" calcext:value-type="float">
            <text:p>0,079479</text:p>
          </table:table-cell>
          <table:table-cell table:number-columns-repeated="36"/>
          <table:table-cell table:formula="of:=MIN([.A147:.BL147])" office:value-type="float" office:value="0.079479" calcext:value-type="float">
            <text:p>0,079479</text:p>
          </table:table-cell>
          <table:table-cell table:formula="of:=MAX([.A147:.BL147])" office:value-type="float" office:value="1.91534" calcext:value-type="float">
            <text:p>1,91534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50677" calcext:value-type="float">
            <text:p>0,150677</text:p>
          </table:table-cell>
          <table:table-cell office:value-type="float" office:value="0.146276" calcext:value-type="float">
            <text:p>0,146276</text:p>
          </table:table-cell>
          <table:table-cell office:value-type="float" office:value="0.178144" calcext:value-type="float">
            <text:p>0,178144</text:p>
          </table:table-cell>
          <table:table-cell office:value-type="float" office:value="0.197976" calcext:value-type="float">
            <text:p>0,197976</text:p>
          </table:table-cell>
          <table:table-cell office:value-type="float" office:value="0.185506" calcext:value-type="float">
            <text:p>0,185506</text:p>
          </table:table-cell>
          <table:table-cell office:value-type="float" office:value="0.419724" calcext:value-type="float">
            <text:p>0,419724</text:p>
          </table:table-cell>
          <table:table-cell office:value-type="float" office:value="0.428975" calcext:value-type="float">
            <text:p>0,428975</text:p>
          </table:table-cell>
          <table:table-cell office:value-type="float" office:value="0.234257" calcext:value-type="float">
            <text:p>0,234257</text:p>
          </table:table-cell>
          <table:table-cell office:value-type="float" office:value="0.152373" calcext:value-type="float">
            <text:p>0,152373</text:p>
          </table:table-cell>
          <table:table-cell office:value-type="float" office:value="0.623202" calcext:value-type="float">
            <text:p>0,623202</text:p>
          </table:table-cell>
          <table:table-cell office:value-type="float" office:value="0.610636" calcext:value-type="float">
            <text:p>0,610636</text:p>
          </table:table-cell>
          <table:table-cell office:value-type="float" office:value="0.639978" calcext:value-type="float">
            <text:p>0,639978</text:p>
          </table:table-cell>
          <table:table-cell office:value-type="float" office:value="0.416175" calcext:value-type="float">
            <text:p>0,416175</text:p>
          </table:table-cell>
          <table:table-cell office:value-type="float" office:value="0.817034" calcext:value-type="float">
            <text:p>0,817034</text:p>
          </table:table-cell>
          <table:table-cell office:value-type="float" office:value="0.261317" calcext:value-type="float">
            <text:p>0,261317</text:p>
          </table:table-cell>
          <table:table-cell office:value-type="float" office:value="0.726673" calcext:value-type="float">
            <text:p>0,726673</text:p>
          </table:table-cell>
          <table:table-cell office:value-type="float" office:value="0.837762" calcext:value-type="float">
            <text:p>0,837762</text:p>
          </table:table-cell>
          <table:table-cell office:value-type="float" office:value="0.415372" calcext:value-type="float">
            <text:p>0,415372</text:p>
          </table:table-cell>
          <table:table-cell office:value-type="float" office:value="0.62066" calcext:value-type="float">
            <text:p>0,62066</text:p>
          </table:table-cell>
          <table:table-cell office:value-type="float" office:value="0.428871" calcext:value-type="float">
            <text:p>0,428871</text:p>
          </table:table-cell>
          <table:table-cell office:value-type="float" office:value="0.710422" calcext:value-type="float">
            <text:p>0,710422</text:p>
          </table:table-cell>
          <table:table-cell office:value-type="float" office:value="0.74045" calcext:value-type="float">
            <text:p>0,74045</text:p>
          </table:table-cell>
          <table:table-cell office:value-type="float" office:value="0.228334" calcext:value-type="float">
            <text:p>0,228334</text:p>
          </table:table-cell>
          <table:table-cell office:value-type="float" office:value="0.774021" calcext:value-type="float">
            <text:p>0,774021</text:p>
          </table:table-cell>
          <table:table-cell office:value-type="float" office:value="0.629308" calcext:value-type="float">
            <text:p>0,629308</text:p>
          </table:table-cell>
          <table:table-cell office:value-type="float" office:value="0.53619" calcext:value-type="float">
            <text:p>0,53619</text:p>
          </table:table-cell>
          <table:table-cell office:value-type="float" office:value="0.811118" calcext:value-type="float">
            <text:p>0,811118</text:p>
          </table:table-cell>
          <table:table-cell office:value-type="float" office:value="0.222682" calcext:value-type="float">
            <text:p>0,222682</text:p>
          </table:table-cell>
          <table:table-cell office:value-type="float" office:value="0.183514" calcext:value-type="float">
            <text:p>0,183514</text:p>
          </table:table-cell>
          <table:table-cell office:value-type="float" office:value="0.881857" calcext:value-type="float">
            <text:p>0,881857</text:p>
          </table:table-cell>
          <table:table-cell office:value-type="float" office:value="0.193014" calcext:value-type="float">
            <text:p>0,193014</text:p>
          </table:table-cell>
          <table:table-cell office:value-type="float" office:value="1.13096" calcext:value-type="float">
            <text:p>1,13096</text:p>
          </table:table-cell>
          <table:table-cell office:value-type="float" office:value="0.197925" calcext:value-type="float">
            <text:p>0,197925</text:p>
          </table:table-cell>
          <table:table-cell office:value-type="float" office:value="0.224474" calcext:value-type="float">
            <text:p>0,224474</text:p>
          </table:table-cell>
          <table:table-cell office:value-type="float" office:value="1.16976" calcext:value-type="float">
            <text:p>1,16976</text:p>
          </table:table-cell>
          <table:table-cell office:value-type="float" office:value="1.25495" calcext:value-type="float">
            <text:p>1,25495</text:p>
          </table:table-cell>
          <table:table-cell office:value-type="float" office:value="0.393926" calcext:value-type="float">
            <text:p>0,393926</text:p>
          </table:table-cell>
          <table:table-cell office:value-type="float" office:value="0.178814" calcext:value-type="float">
            <text:p>0,178814</text:p>
          </table:table-cell>
          <table:table-cell office:value-type="float" office:value="1.44357" calcext:value-type="float">
            <text:p>1,44357</text:p>
          </table:table-cell>
          <table:table-cell office:value-type="float" office:value="0.264364" calcext:value-type="float">
            <text:p>0,264364</text:p>
          </table:table-cell>
          <table:table-cell office:value-type="float" office:value="0.632576" calcext:value-type="float">
            <text:p>0,632576</text:p>
          </table:table-cell>
          <table:table-cell office:value-type="float" office:value="0.502257" calcext:value-type="float">
            <text:p>0,502257</text:p>
          </table:table-cell>
          <table:table-cell office:value-type="float" office:value="0.287741" calcext:value-type="float">
            <text:p>0,287741</text:p>
          </table:table-cell>
          <table:table-cell office:value-type="float" office:value="0.296406" calcext:value-type="float">
            <text:p>0,296406</text:p>
          </table:table-cell>
          <table:table-cell office:value-type="float" office:value="0.215761" calcext:value-type="float">
            <text:p>0,215761</text:p>
          </table:table-cell>
          <table:table-cell office:value-type="float" office:value="0.471801" calcext:value-type="float">
            <text:p>0,471801</text:p>
          </table:table-cell>
          <table:table-cell office:value-type="float" office:value="0.168278" calcext:value-type="float">
            <text:p>0,168278</text:p>
          </table:table-cell>
          <table:table-cell office:value-type="float" office:value="0.0858989" calcext:value-type="float">
            <text:p>0,0858989</text:p>
          </table:table-cell>
          <table:table-cell table:number-columns-repeated="20"/>
          <table:table-cell table:formula="of:=MIN([.A149:.BL149])" office:value-type="float" office:value="0.0858989" calcext:value-type="float">
            <text:p>0,0858989</text:p>
          </table:table-cell>
          <table:table-cell table:formula="of:=MAX([.A149:.BL149])" office:value-type="float" office:value="1.44357" calcext:value-type="float">
            <text:p>1,44357</text:p>
          </table:table-cell>
          <table:table-cell table:number-columns-repeated="7"/>
        </table:table-row>
        <table:table-row table:style-name="ro2">
          <table:table-cell office:value-type="float" office:value="0.142065" calcext:value-type="float">
            <text:p>0,142065</text:p>
          </table:table-cell>
          <table:table-cell office:value-type="float" office:value="0.158112" calcext:value-type="float">
            <text:p>0,158112</text:p>
          </table:table-cell>
          <table:table-cell office:value-type="float" office:value="0.261605" calcext:value-type="float">
            <text:p>0,261605</text:p>
          </table:table-cell>
          <table:table-cell office:value-type="float" office:value="0.274907" calcext:value-type="float">
            <text:p>0,274907</text:p>
          </table:table-cell>
          <table:table-cell office:value-type="float" office:value="0.263238" calcext:value-type="float">
            <text:p>0,263238</text:p>
          </table:table-cell>
          <table:table-cell office:value-type="float" office:value="0.197134" calcext:value-type="float">
            <text:p>0,197134</text:p>
          </table:table-cell>
          <table:table-cell office:value-type="float" office:value="0.251722" calcext:value-type="float">
            <text:p>0,251722</text:p>
          </table:table-cell>
          <table:table-cell office:value-type="float" office:value="0.216752" calcext:value-type="float">
            <text:p>0,216752</text:p>
          </table:table-cell>
          <table:table-cell office:value-type="float" office:value="0.213156" calcext:value-type="float">
            <text:p>0,213156</text:p>
          </table:table-cell>
          <table:table-cell office:value-type="float" office:value="0.257518" calcext:value-type="float">
            <text:p>0,257518</text:p>
          </table:table-cell>
          <table:table-cell office:value-type="float" office:value="0.105288" calcext:value-type="float">
            <text:p>0,105288</text:p>
          </table:table-cell>
          <table:table-cell office:value-type="float" office:value="0.1433" calcext:value-type="float">
            <text:p>0,1433</text:p>
          </table:table-cell>
          <table:table-cell office:value-type="float" office:value="0.190462" calcext:value-type="float">
            <text:p>0,190462</text:p>
          </table:table-cell>
          <table:table-cell office:value-type="float" office:value="0.339335" calcext:value-type="float">
            <text:p>0,339335</text:p>
          </table:table-cell>
          <table:table-cell office:value-type="float" office:value="0.203216" calcext:value-type="float">
            <text:p>0,203216</text:p>
          </table:table-cell>
          <table:table-cell office:value-type="float" office:value="1.20015" calcext:value-type="float">
            <text:p>1,20015</text:p>
          </table:table-cell>
          <table:table-cell office:value-type="float" office:value="0.144716" calcext:value-type="float">
            <text:p>0,144716</text:p>
          </table:table-cell>
          <table:table-cell office:value-type="float" office:value="0.206036" calcext:value-type="float">
            <text:p>0,206036</text:p>
          </table:table-cell>
          <table:table-cell office:value-type="float" office:value="0.997391" calcext:value-type="float">
            <text:p>0,997391</text:p>
          </table:table-cell>
          <table:table-cell office:value-type="float" office:value="0.948055" calcext:value-type="float">
            <text:p>0,948055</text:p>
          </table:table-cell>
          <table:table-cell office:value-type="float" office:value="0.865859" calcext:value-type="float">
            <text:p>0,865859</text:p>
          </table:table-cell>
          <table:table-cell office:value-type="float" office:value="0.834841" calcext:value-type="float">
            <text:p>0,834841</text:p>
          </table:table-cell>
          <table:table-cell office:value-type="float" office:value="0.543488" calcext:value-type="float">
            <text:p>0,543488</text:p>
          </table:table-cell>
          <table:table-cell office:value-type="float" office:value="0.209735" calcext:value-type="float">
            <text:p>0,209735</text:p>
          </table:table-cell>
          <table:table-cell office:value-type="float" office:value="0.54182" calcext:value-type="float">
            <text:p>0,54182</text:p>
          </table:table-cell>
          <table:table-cell office:value-type="float" office:value="0.246056" calcext:value-type="float">
            <text:p>0,246056</text:p>
          </table:table-cell>
          <table:table-cell office:value-type="float" office:value="0.40262" calcext:value-type="float">
            <text:p>0,40262</text:p>
          </table:table-cell>
          <table:table-cell office:value-type="float" office:value="1.64563" calcext:value-type="float">
            <text:p>1,64563</text:p>
          </table:table-cell>
          <table:table-cell office:value-type="float" office:value="0.36974" calcext:value-type="float">
            <text:p>0,36974</text:p>
          </table:table-cell>
          <table:table-cell office:value-type="float" office:value="1.70702" calcext:value-type="float">
            <text:p>1,70702</text:p>
          </table:table-cell>
          <table:table-cell office:value-type="float" office:value="1.60265" calcext:value-type="float">
            <text:p>1,60265</text:p>
          </table:table-cell>
          <table:table-cell office:value-type="float" office:value="1.77658" calcext:value-type="float">
            <text:p>1,77658</text:p>
          </table:table-cell>
          <table:table-cell office:value-type="float" office:value="0.450586" calcext:value-type="float">
            <text:p>0,450586</text:p>
          </table:table-cell>
          <table:table-cell office:value-type="float" office:value="1.31823" calcext:value-type="float">
            <text:p>1,31823</text:p>
          </table:table-cell>
          <table:table-cell office:value-type="float" office:value="0.179225" calcext:value-type="float">
            <text:p>0,179225</text:p>
          </table:table-cell>
          <table:table-cell office:value-type="float" office:value="0.199724" calcext:value-type="float">
            <text:p>0,199724</text:p>
          </table:table-cell>
          <table:table-cell office:value-type="float" office:value="1.12636" calcext:value-type="float">
            <text:p>1,12636</text:p>
          </table:table-cell>
          <table:table-cell office:value-type="float" office:value="0.618334" calcext:value-type="float">
            <text:p>0,618334</text:p>
          </table:table-cell>
          <table:table-cell office:value-type="float" office:value="1.21807" calcext:value-type="float">
            <text:p>1,21807</text:p>
          </table:table-cell>
          <table:table-cell office:value-type="float" office:value="0.900866" calcext:value-type="float">
            <text:p>0,900866</text:p>
          </table:table-cell>
          <table:table-cell office:value-type="float" office:value="0.191402" calcext:value-type="float">
            <text:p>0,191402</text:p>
          </table:table-cell>
          <table:table-cell office:value-type="float" office:value="0.879442" calcext:value-type="float">
            <text:p>0,879442</text:p>
          </table:table-cell>
          <table:table-cell office:value-type="float" office:value="0.829158" calcext:value-type="float">
            <text:p>0,829158</text:p>
          </table:table-cell>
          <table:table-cell office:value-type="float" office:value="0.231836" calcext:value-type="float">
            <text:p>0,231836</text:p>
          </table:table-cell>
          <table:table-cell office:value-type="float" office:value="1.63527" calcext:value-type="float">
            <text:p>1,63527</text:p>
          </table:table-cell>
          <table:table-cell office:value-type="float" office:value="2.09513" calcext:value-type="float">
            <text:p>2,09513</text:p>
          </table:table-cell>
          <table:table-cell office:value-type="float" office:value="1.53497" calcext:value-type="float">
            <text:p>1,53497</text:p>
          </table:table-cell>
          <table:table-cell office:value-type="float" office:value="0.936784" calcext:value-type="float">
            <text:p>0,936784</text:p>
          </table:table-cell>
          <table:table-cell table:number-columns-repeated="20"/>
          <table:table-cell table:formula="of:=MIN([.A150:.BL150])" office:value-type="float" office:value="0.105288" calcext:value-type="float">
            <text:p>0,105288</text:p>
          </table:table-cell>
          <table:table-cell table:formula="of:=MAX([.A150:.BL150])" office:value-type="float" office:value="2.09513" calcext:value-type="float">
            <text:p>2,09513</text:p>
          </table:table-cell>
          <table:table-cell table:number-columns-repeated="7"/>
        </table:table-row>
        <table:table-row table:style-name="ro2">
          <table:table-cell office:value-type="float" office:value="0.142955" calcext:value-type="float">
            <text:p>0,142955</text:p>
          </table:table-cell>
          <table:table-cell office:value-type="float" office:value="0.208395" calcext:value-type="float">
            <text:p>0,208395</text:p>
          </table:table-cell>
          <table:table-cell office:value-type="float" office:value="0.141413" calcext:value-type="float">
            <text:p>0,141413</text:p>
          </table:table-cell>
          <table:table-cell office:value-type="float" office:value="0.155246" calcext:value-type="float">
            <text:p>0,155246</text:p>
          </table:table-cell>
          <table:table-cell office:value-type="float" office:value="0.547457" calcext:value-type="float">
            <text:p>0,547457</text:p>
          </table:table-cell>
          <table:table-cell office:value-type="float" office:value="0.50632" calcext:value-type="float">
            <text:p>0,50632</text:p>
          </table:table-cell>
          <table:table-cell office:value-type="float" office:value="0.155135" calcext:value-type="float">
            <text:p>0,155135</text:p>
          </table:table-cell>
          <table:table-cell office:value-type="float" office:value="0.3612" calcext:value-type="float">
            <text:p>0,3612</text:p>
          </table:table-cell>
          <table:table-cell office:value-type="float" office:value="0.150308" calcext:value-type="float">
            <text:p>0,150308</text:p>
          </table:table-cell>
          <table:table-cell office:value-type="float" office:value="0.384117" calcext:value-type="float">
            <text:p>0,384117</text:p>
          </table:table-cell>
          <table:table-cell office:value-type="float" office:value="0.224282" calcext:value-type="float">
            <text:p>0,224282</text:p>
          </table:table-cell>
          <table:table-cell office:value-type="float" office:value="0.443671" calcext:value-type="float">
            <text:p>0,443671</text:p>
          </table:table-cell>
          <table:table-cell office:value-type="float" office:value="0.3081" calcext:value-type="float">
            <text:p>0,3081</text:p>
          </table:table-cell>
          <table:table-cell office:value-type="float" office:value="0.383269" calcext:value-type="float">
            <text:p>0,383269</text:p>
          </table:table-cell>
          <table:table-cell office:value-type="float" office:value="0.302248" calcext:value-type="float">
            <text:p>0,302248</text:p>
          </table:table-cell>
          <table:table-cell office:value-type="float" office:value="0.185743" calcext:value-type="float">
            <text:p>0,185743</text:p>
          </table:table-cell>
          <table:table-cell office:value-type="float" office:value="1.2488" calcext:value-type="float">
            <text:p>1,2488</text:p>
          </table:table-cell>
          <table:table-cell office:value-type="float" office:value="0.300197" calcext:value-type="float">
            <text:p>0,300197</text:p>
          </table:table-cell>
          <table:table-cell office:value-type="float" office:value="1.07007" calcext:value-type="float">
            <text:p>1,07007</text:p>
          </table:table-cell>
          <table:table-cell office:value-type="float" office:value="1.2294" calcext:value-type="float">
            <text:p>1,2294</text:p>
          </table:table-cell>
          <table:table-cell office:value-type="float" office:value="0.983506" calcext:value-type="float">
            <text:p>0,983506</text:p>
          </table:table-cell>
          <table:table-cell office:value-type="float" office:value="0.890438" calcext:value-type="float">
            <text:p>0,890438</text:p>
          </table:table-cell>
          <table:table-cell office:value-type="float" office:value="0.892046" calcext:value-type="float">
            <text:p>0,892046</text:p>
          </table:table-cell>
          <table:table-cell office:value-type="float" office:value="0.584519" calcext:value-type="float">
            <text:p>0,584519</text:p>
          </table:table-cell>
          <table:table-cell office:value-type="float" office:value="0.257076" calcext:value-type="float">
            <text:p>0,257076</text:p>
          </table:table-cell>
          <table:table-cell office:value-type="float" office:value="1.51323" calcext:value-type="float">
            <text:p>1,51323</text:p>
          </table:table-cell>
          <table:table-cell office:value-type="float" office:value="1.14175" calcext:value-type="float">
            <text:p>1,14175</text:p>
          </table:table-cell>
          <table:table-cell office:value-type="float" office:value="0.149139" calcext:value-type="float">
            <text:p>0,149139</text:p>
          </table:table-cell>
          <table:table-cell office:value-type="float" office:value="0.728095" calcext:value-type="float">
            <text:p>0,728095</text:p>
          </table:table-cell>
          <table:table-cell office:value-type="float" office:value="0.656725" calcext:value-type="float">
            <text:p>0,656725</text:p>
          </table:table-cell>
          <table:table-cell office:value-type="float" office:value="0.499421" calcext:value-type="float">
            <text:p>0,499421</text:p>
          </table:table-cell>
          <table:table-cell office:value-type="float" office:value="0.676729" calcext:value-type="float">
            <text:p>0,676729</text:p>
          </table:table-cell>
          <table:table-cell office:value-type="float" office:value="0.648177" calcext:value-type="float">
            <text:p>0,648177</text:p>
          </table:table-cell>
          <table:table-cell office:value-type="float" office:value="1.78444" calcext:value-type="float">
            <text:p>1,78444</text:p>
          </table:table-cell>
          <table:table-cell office:value-type="float" office:value="0.900476" calcext:value-type="float">
            <text:p>0,900476</text:p>
          </table:table-cell>
          <table:table-cell office:value-type="float" office:value="1.69114" calcext:value-type="float">
            <text:p>1,69114</text:p>
          </table:table-cell>
          <table:table-cell office:value-type="float" office:value="0.234599" calcext:value-type="float">
            <text:p>0,234599</text:p>
          </table:table-cell>
          <table:table-cell office:value-type="float" office:value="1.42614" calcext:value-type="float">
            <text:p>1,42614</text:p>
          </table:table-cell>
          <table:table-cell office:value-type="float" office:value="0.896176" calcext:value-type="float">
            <text:p>0,896176</text:p>
          </table:table-cell>
          <table:table-cell office:value-type="float" office:value="1.10837" calcext:value-type="float">
            <text:p>1,10837</text:p>
          </table:table-cell>
          <table:table-cell office:value-type="float" office:value="2.15353" calcext:value-type="float">
            <text:p>2,15353</text:p>
          </table:table-cell>
          <table:table-cell office:value-type="float" office:value="1.65976" calcext:value-type="float">
            <text:p>1,65976</text:p>
          </table:table-cell>
          <table:table-cell office:value-type="float" office:value="0.130211" calcext:value-type="float">
            <text:p>0,130211</text:p>
          </table:table-cell>
          <table:table-cell office:value-type="float" office:value="1.15862" calcext:value-type="float">
            <text:p>1,15862</text:p>
          </table:table-cell>
          <table:table-cell office:value-type="float" office:value="0.172245" calcext:value-type="float">
            <text:p>0,172245</text:p>
          </table:table-cell>
          <table:table-cell office:value-type="float" office:value="0.050765" calcext:value-type="float">
            <text:p>0,050765</text:p>
          </table:table-cell>
          <table:table-cell office:value-type="float" office:value="0.0499129" calcext:value-type="float">
            <text:p>0,0499129</text:p>
          </table:table-cell>
          <table:table-cell office:value-type="float" office:value="0.352438" calcext:value-type="float">
            <text:p>0,352438</text:p>
          </table:table-cell>
          <table:table-cell table:number-columns-repeated="20"/>
          <table:table-cell table:formula="of:=MIN([.A151:.BL151])" office:value-type="float" office:value="0.0499129" calcext:value-type="float">
            <text:p>0,0499129</text:p>
          </table:table-cell>
          <table:table-cell table:formula="of:=MAX([.A151:.BL151])" office:value-type="float" office:value="2.15353" calcext:value-type="float">
            <text:p>2,15353</text:p>
          </table:table-cell>
          <table:table-cell table:number-columns-repeated="7"/>
        </table:table-row>
        <table:table-row table:style-name="ro2">
          <table:table-cell office:value-type="float" office:value="0.193619" calcext:value-type="float">
            <text:p>0,193619</text:p>
          </table:table-cell>
          <table:table-cell office:value-type="float" office:value="0.201704" calcext:value-type="float">
            <text:p>0,201704</text:p>
          </table:table-cell>
          <table:table-cell office:value-type="float" office:value="0.212994" calcext:value-type="float">
            <text:p>0,212994</text:p>
          </table:table-cell>
          <table:table-cell office:value-type="float" office:value="0.166388" calcext:value-type="float">
            <text:p>0,166388</text:p>
          </table:table-cell>
          <table:table-cell office:value-type="float" office:value="0.201827" calcext:value-type="float">
            <text:p>0,201827</text:p>
          </table:table-cell>
          <table:table-cell office:value-type="float" office:value="0.291556" calcext:value-type="float">
            <text:p>0,291556</text:p>
          </table:table-cell>
          <table:table-cell office:value-type="float" office:value="0.238681" calcext:value-type="float">
            <text:p>0,238681</text:p>
          </table:table-cell>
          <table:table-cell office:value-type="float" office:value="0.246293" calcext:value-type="float">
            <text:p>0,246293</text:p>
          </table:table-cell>
          <table:table-cell office:value-type="float" office:value="0.293721" calcext:value-type="float">
            <text:p>0,293721</text:p>
          </table:table-cell>
          <table:table-cell office:value-type="float" office:value="0.175279" calcext:value-type="float">
            <text:p>0,175279</text:p>
          </table:table-cell>
          <table:table-cell office:value-type="float" office:value="0.12184" calcext:value-type="float">
            <text:p>0,12184</text:p>
          </table:table-cell>
          <table:table-cell office:value-type="float" office:value="0.182628" calcext:value-type="float">
            <text:p>0,182628</text:p>
          </table:table-cell>
          <table:table-cell office:value-type="float" office:value="0.198754" calcext:value-type="float">
            <text:p>0,198754</text:p>
          </table:table-cell>
          <table:table-cell office:value-type="float" office:value="0.203945" calcext:value-type="float">
            <text:p>0,203945</text:p>
          </table:table-cell>
          <table:table-cell office:value-type="float" office:value="0.529476" calcext:value-type="float">
            <text:p>0,529476</text:p>
          </table:table-cell>
          <table:table-cell office:value-type="float" office:value="0.218323" calcext:value-type="float">
            <text:p>0,218323</text:p>
          </table:table-cell>
          <table:table-cell office:value-type="float" office:value="0.147599" calcext:value-type="float">
            <text:p>0,147599</text:p>
          </table:table-cell>
          <table:table-cell office:value-type="float" office:value="0.235747" calcext:value-type="float">
            <text:p>0,235747</text:p>
          </table:table-cell>
          <table:table-cell office:value-type="float" office:value="0.283408" calcext:value-type="float">
            <text:p>0,283408</text:p>
          </table:table-cell>
          <table:table-cell office:value-type="float" office:value="0.283949" calcext:value-type="float">
            <text:p>0,283949</text:p>
          </table:table-cell>
          <table:table-cell office:value-type="float" office:value="0.121442" calcext:value-type="float">
            <text:p>0,121442</text:p>
          </table:table-cell>
          <table:table-cell office:value-type="float" office:value="0.939955" calcext:value-type="float">
            <text:p>0,939955</text:p>
          </table:table-cell>
          <table:table-cell office:value-type="float" office:value="0.185422" calcext:value-type="float">
            <text:p>0,185422</text:p>
          </table:table-cell>
          <table:table-cell office:value-type="float" office:value="0.242556" calcext:value-type="float">
            <text:p>0,242556</text:p>
          </table:table-cell>
          <table:table-cell office:value-type="float" office:value="1.62085" calcext:value-type="float">
            <text:p>1,62085</text:p>
          </table:table-cell>
          <table:table-cell office:value-type="float" office:value="1.43865" calcext:value-type="float">
            <text:p>1,43865</text:p>
          </table:table-cell>
          <table:table-cell office:value-type="float" office:value="1.46597" calcext:value-type="float">
            <text:p>1,46597</text:p>
          </table:table-cell>
          <table:table-cell office:value-type="float" office:value="1.47293" calcext:value-type="float">
            <text:p>1,47293</text:p>
          </table:table-cell>
          <table:table-cell office:value-type="float" office:value="0.08989" calcext:value-type="float">
            <text:p>0,08989</text:p>
          </table:table-cell>
          <table:table-cell office:value-type="float" office:value="1.22252" calcext:value-type="float">
            <text:p>1,22252</text:p>
          </table:table-cell>
          <table:table-cell office:value-type="float" office:value="0.133085" calcext:value-type="float">
            <text:p>0,133085</text:p>
          </table:table-cell>
          <table:table-cell office:value-type="float" office:value="0.740431" calcext:value-type="float">
            <text:p>0,740431</text:p>
          </table:table-cell>
          <table:table-cell office:value-type="float" office:value="0.0884969" calcext:value-type="float">
            <text:p>0,0884969</text:p>
          </table:table-cell>
          <table:table-cell office:value-type="float" office:value="0.494326" calcext:value-type="float">
            <text:p>0,494326</text:p>
          </table:table-cell>
          <table:table-cell office:value-type="float" office:value="1.74244" calcext:value-type="float">
            <text:p>1,74244</text:p>
          </table:table-cell>
          <table:table-cell office:value-type="float" office:value="1.16177" calcext:value-type="float">
            <text:p>1,16177</text:p>
          </table:table-cell>
          <table:table-cell office:value-type="float" office:value="0.073164" calcext:value-type="float">
            <text:p>0,073164</text:p>
          </table:table-cell>
          <table:table-cell office:value-type="float" office:value="1.55233" calcext:value-type="float">
            <text:p>1,55233</text:p>
          </table:table-cell>
          <table:table-cell office:value-type="float" office:value="1.44399" calcext:value-type="float">
            <text:p>1,44399</text:p>
          </table:table-cell>
          <table:table-cell office:value-type="float" office:value="1.71559" calcext:value-type="float">
            <text:p>1,71559</text:p>
          </table:table-cell>
          <table:table-cell office:value-type="float" office:value="0.130377" calcext:value-type="float">
            <text:p>0,130377</text:p>
          </table:table-cell>
          <table:table-cell office:value-type="float" office:value="0.165686" calcext:value-type="float">
            <text:p>0,165686</text:p>
          </table:table-cell>
          <table:table-cell office:value-type="float" office:value="0.0921841" calcext:value-type="float">
            <text:p>0,0921841</text:p>
          </table:table-cell>
          <table:table-cell office:value-type="float" office:value="0.606943" calcext:value-type="float">
            <text:p>0,606943</text:p>
          </table:table-cell>
          <table:table-cell office:value-type="float" office:value="0.584691" calcext:value-type="float">
            <text:p>0,584691</text:p>
          </table:table-cell>
          <table:table-cell office:value-type="float" office:value="0.221357" calcext:value-type="float">
            <text:p>0,221357</text:p>
          </table:table-cell>
          <table:table-cell office:value-type="float" office:value="0.125136" calcext:value-type="float">
            <text:p>0,125136</text:p>
          </table:table-cell>
          <table:table-cell office:value-type="float" office:value="0.080842" calcext:value-type="float">
            <text:p>0,080842</text:p>
          </table:table-cell>
          <table:table-cell table:number-columns-repeated="20"/>
          <table:table-cell table:formula="of:=MIN([.A152:.BL152])" office:value-type="float" office:value="0.073164" calcext:value-type="float">
            <text:p>0,073164</text:p>
          </table:table-cell>
          <table:table-cell table:formula="of:=MAX([.A152:.BL152])" office:value-type="float" office:value="1.74244" calcext:value-type="float">
            <text:p>1,74244</text:p>
          </table:table-cell>
          <table:table-cell table:number-columns-repeated="7"/>
        </table:table-row>
        <table:table-row table:style-name="ro2">
          <table:table-cell office:value-type="float" office:value="0.102736" calcext:value-type="float">
            <text:p>0,102736</text:p>
          </table:table-cell>
          <table:table-cell office:value-type="float" office:value="0.111519" calcext:value-type="float">
            <text:p>0,111519</text:p>
          </table:table-cell>
          <table:table-cell office:value-type="float" office:value="0.195017" calcext:value-type="float">
            <text:p>0,195017</text:p>
          </table:table-cell>
          <table:table-cell office:value-type="float" office:value="0.158391" calcext:value-type="float">
            <text:p>0,158391</text:p>
          </table:table-cell>
          <table:table-cell office:value-type="float" office:value="0.136749" calcext:value-type="float">
            <text:p>0,136749</text:p>
          </table:table-cell>
          <table:table-cell office:value-type="float" office:value="0.116315" calcext:value-type="float">
            <text:p>0,116315</text:p>
          </table:table-cell>
          <table:table-cell office:value-type="float" office:value="0.20645" calcext:value-type="float">
            <text:p>0,20645</text:p>
          </table:table-cell>
          <table:table-cell office:value-type="float" office:value="0.227496" calcext:value-type="float">
            <text:p>0,227496</text:p>
          </table:table-cell>
          <table:table-cell office:value-type="float" office:value="0.130067" calcext:value-type="float">
            <text:p>0,130067</text:p>
          </table:table-cell>
          <table:table-cell office:value-type="float" office:value="0.16643" calcext:value-type="float">
            <text:p>0,16643</text:p>
          </table:table-cell>
          <table:table-cell office:value-type="float" office:value="0.64602" calcext:value-type="float">
            <text:p>0,64602</text:p>
          </table:table-cell>
          <table:table-cell office:value-type="float" office:value="0.188478" calcext:value-type="float">
            <text:p>0,188478</text:p>
          </table:table-cell>
          <table:table-cell office:value-type="float" office:value="0.158642" calcext:value-type="float">
            <text:p>0,158642</text:p>
          </table:table-cell>
          <table:table-cell office:value-type="float" office:value="0.66082" calcext:value-type="float">
            <text:p>0,66082</text:p>
          </table:table-cell>
          <table:table-cell office:value-type="float" office:value="0.285196" calcext:value-type="float">
            <text:p>0,285196</text:p>
          </table:table-cell>
          <table:table-cell office:value-type="float" office:value="0.248344" calcext:value-type="float">
            <text:p>0,248344</text:p>
          </table:table-cell>
          <table:table-cell office:value-type="float" office:value="0.1953" calcext:value-type="float">
            <text:p>0,1953</text:p>
          </table:table-cell>
          <table:table-cell office:value-type="float" office:value="0.874784" calcext:value-type="float">
            <text:p>0,874784</text:p>
          </table:table-cell>
          <table:table-cell office:value-type="float" office:value="0.771431" calcext:value-type="float">
            <text:p>0,771431</text:p>
          </table:table-cell>
          <table:table-cell office:value-type="float" office:value="0.539826" calcext:value-type="float">
            <text:p>0,539826</text:p>
          </table:table-cell>
          <table:table-cell office:value-type="float" office:value="0.329983" calcext:value-type="float">
            <text:p>0,329983</text:p>
          </table:table-cell>
          <table:table-cell office:value-type="float" office:value="1.36325" calcext:value-type="float">
            <text:p>1,36325</text:p>
          </table:table-cell>
          <table:table-cell office:value-type="float" office:value="1.29328" calcext:value-type="float">
            <text:p>1,29328</text:p>
          </table:table-cell>
          <table:table-cell office:value-type="float" office:value="1.25132" calcext:value-type="float">
            <text:p>1,25132</text:p>
          </table:table-cell>
          <table:table-cell office:value-type="float" office:value="0.246682" calcext:value-type="float">
            <text:p>0,246682</text:p>
          </table:table-cell>
          <table:table-cell office:value-type="float" office:value="1.20497" calcext:value-type="float">
            <text:p>1,20497</text:p>
          </table:table-cell>
          <table:table-cell office:value-type="float" office:value="0.318299" calcext:value-type="float">
            <text:p>0,318299</text:p>
          </table:table-cell>
          <table:table-cell office:value-type="float" office:value="0.896239" calcext:value-type="float">
            <text:p>0,896239</text:p>
          </table:table-cell>
          <table:table-cell office:value-type="float" office:value="1.15689" calcext:value-type="float">
            <text:p>1,15689</text:p>
          </table:table-cell>
          <table:table-cell office:value-type="float" office:value="0.245276" calcext:value-type="float">
            <text:p>0,245276</text:p>
          </table:table-cell>
          <table:table-cell office:value-type="float" office:value="0.572148" calcext:value-type="float">
            <text:p>0,572148</text:p>
          </table:table-cell>
          <table:table-cell office:value-type="float" office:value="1.6534" calcext:value-type="float">
            <text:p>1,6534</text:p>
          </table:table-cell>
          <table:table-cell office:value-type="float" office:value="1.5648" calcext:value-type="float">
            <text:p>1,5648</text:p>
          </table:table-cell>
          <table:table-cell office:value-type="float" office:value="1.31741" calcext:value-type="float">
            <text:p>1,31741</text:p>
          </table:table-cell>
          <table:table-cell office:value-type="float" office:value="0.519067" calcext:value-type="float">
            <text:p>0,519067</text:p>
          </table:table-cell>
          <table:table-cell office:value-type="float" office:value="0.224222" calcext:value-type="float">
            <text:p>0,224222</text:p>
          </table:table-cell>
          <table:table-cell office:value-type="float" office:value="0.16743" calcext:value-type="float">
            <text:p>0,16743</text:p>
          </table:table-cell>
          <table:table-cell office:value-type="float" office:value="0.232227" calcext:value-type="float">
            <text:p>0,232227</text:p>
          </table:table-cell>
          <table:table-cell office:value-type="float" office:value="0.323143" calcext:value-type="float">
            <text:p>0,323143</text:p>
          </table:table-cell>
          <table:table-cell office:value-type="float" office:value="0.464888" calcext:value-type="float">
            <text:p>0,464888</text:p>
          </table:table-cell>
          <table:table-cell office:value-type="float" office:value="0.24029" calcext:value-type="float">
            <text:p>0,24029</text:p>
          </table:table-cell>
          <table:table-cell office:value-type="float" office:value="0.052536" calcext:value-type="float">
            <text:p>0,052536</text:p>
          </table:table-cell>
          <table:table-cell office:value-type="float" office:value="1.40171" calcext:value-type="float">
            <text:p>1,40171</text:p>
          </table:table-cell>
          <table:table-cell office:value-type="float" office:value="2.09255" calcext:value-type="float">
            <text:p>2,09255</text:p>
          </table:table-cell>
          <table:table-cell office:value-type="float" office:value="0.0881839" calcext:value-type="float">
            <text:p>0,0881839</text:p>
          </table:table-cell>
          <table:table-cell office:value-type="float" office:value="0.190678" calcext:value-type="float">
            <text:p>0,190678</text:p>
          </table:table-cell>
          <table:table-cell office:value-type="float" office:value="0.199775" calcext:value-type="float">
            <text:p>0,199775</text:p>
          </table:table-cell>
          <table:table-cell office:value-type="float" office:value="0.173665" calcext:value-type="float">
            <text:p>0,173665</text:p>
          </table:table-cell>
          <table:table-cell table:number-columns-repeated="20"/>
          <table:table-cell table:formula="of:=MIN([.A153:.BL153])" office:value-type="float" office:value="0.052536" calcext:value-type="float">
            <text:p>0,052536</text:p>
          </table:table-cell>
          <table:table-cell table:formula="of:=MAX([.A153:.BL153])" office:value-type="float" office:value="2.09255" calcext:value-type="float">
            <text:p>2,09255</text:p>
          </table:table-cell>
          <table:table-cell table:number-columns-repeated="7"/>
        </table:table-row>
        <table:table-row table:style-name="ro2">
          <table:table-cell office:value-type="float" office:value="0.104654" calcext:value-type="float">
            <text:p>0,104654</text:p>
          </table:table-cell>
          <table:table-cell office:value-type="float" office:value="0.120237" calcext:value-type="float">
            <text:p>0,120237</text:p>
          </table:table-cell>
          <table:table-cell office:value-type="float" office:value="0.160419" calcext:value-type="float">
            <text:p>0,160419</text:p>
          </table:table-cell>
          <table:table-cell office:value-type="float" office:value="0.210873" calcext:value-type="float">
            <text:p>0,210873</text:p>
          </table:table-cell>
          <table:table-cell office:value-type="float" office:value="0.25656" calcext:value-type="float">
            <text:p>0,25656</text:p>
          </table:table-cell>
          <table:table-cell office:value-type="float" office:value="0.228422" calcext:value-type="float">
            <text:p>0,228422</text:p>
          </table:table-cell>
          <table:table-cell office:value-type="float" office:value="0.165841" calcext:value-type="float">
            <text:p>0,165841</text:p>
          </table:table-cell>
          <table:table-cell office:value-type="float" office:value="0.394509" calcext:value-type="float">
            <text:p>0,394509</text:p>
          </table:table-cell>
          <table:table-cell office:value-type="float" office:value="0.361296" calcext:value-type="float">
            <text:p>0,361296</text:p>
          </table:table-cell>
          <table:table-cell office:value-type="float" office:value="0.21246" calcext:value-type="float">
            <text:p>0,21246</text:p>
          </table:table-cell>
          <table:table-cell office:value-type="float" office:value="0.805417" calcext:value-type="float">
            <text:p>0,805417</text:p>
          </table:table-cell>
          <table:table-cell office:value-type="float" office:value="0.74704" calcext:value-type="float">
            <text:p>0,74704</text:p>
          </table:table-cell>
          <table:table-cell office:value-type="float" office:value="0.184365" calcext:value-type="float">
            <text:p>0,184365</text:p>
          </table:table-cell>
          <table:table-cell office:value-type="float" office:value="0.758853" calcext:value-type="float">
            <text:p>0,758853</text:p>
          </table:table-cell>
          <table:table-cell office:value-type="float" office:value="0.693184" calcext:value-type="float">
            <text:p>0,693184</text:p>
          </table:table-cell>
          <table:table-cell office:value-type="float" office:value="0.742226" calcext:value-type="float">
            <text:p>0,742226</text:p>
          </table:table-cell>
          <table:table-cell office:value-type="float" office:value="0.230591" calcext:value-type="float">
            <text:p>0,230591</text:p>
          </table:table-cell>
          <table:table-cell office:value-type="float" office:value="1.0987" calcext:value-type="float">
            <text:p>1,0987</text:p>
          </table:table-cell>
          <table:table-cell office:value-type="float" office:value="0.217016" calcext:value-type="float">
            <text:p>0,217016</text:p>
          </table:table-cell>
          <table:table-cell office:value-type="float" office:value="0.609441" calcext:value-type="float">
            <text:p>0,609441</text:p>
          </table:table-cell>
          <table:table-cell office:value-type="float" office:value="0.16264" calcext:value-type="float">
            <text:p>0,16264</text:p>
          </table:table-cell>
          <table:table-cell office:value-type="float" office:value="0.159488" calcext:value-type="float">
            <text:p>0,159488</text:p>
          </table:table-cell>
          <table:table-cell office:value-type="float" office:value="0.618423" calcext:value-type="float">
            <text:p>0,618423</text:p>
          </table:table-cell>
          <table:table-cell office:value-type="float" office:value="0.258241" calcext:value-type="float">
            <text:p>0,258241</text:p>
          </table:table-cell>
          <table:table-cell office:value-type="float" office:value="0.498229" calcext:value-type="float">
            <text:p>0,498229</text:p>
          </table:table-cell>
          <table:table-cell office:value-type="float" office:value="0.523754" calcext:value-type="float">
            <text:p>0,523754</text:p>
          </table:table-cell>
          <table:table-cell office:value-type="float" office:value="0.494152" calcext:value-type="float">
            <text:p>0,494152</text:p>
          </table:table-cell>
          <table:table-cell office:value-type="float" office:value="0.27724" calcext:value-type="float">
            <text:p>0,27724</text:p>
          </table:table-cell>
          <table:table-cell office:value-type="float" office:value="0.580402" calcext:value-type="float">
            <text:p>0,580402</text:p>
          </table:table-cell>
          <table:table-cell office:value-type="float" office:value="0.508822" calcext:value-type="float">
            <text:p>0,508822</text:p>
          </table:table-cell>
          <table:table-cell office:value-type="float" office:value="0.369782" calcext:value-type="float">
            <text:p>0,369782</text:p>
          </table:table-cell>
          <table:table-cell office:value-type="float" office:value="0.506862" calcext:value-type="float">
            <text:p>0,506862</text:p>
          </table:table-cell>
          <table:table-cell office:value-type="float" office:value="0.485904" calcext:value-type="float">
            <text:p>0,485904</text:p>
          </table:table-cell>
          <table:table-cell office:value-type="float" office:value="0.328824" calcext:value-type="float">
            <text:p>0,328824</text:p>
          </table:table-cell>
          <table:table-cell office:value-type="float" office:value="0.426597" calcext:value-type="float">
            <text:p>0,426597</text:p>
          </table:table-cell>
          <table:table-cell office:value-type="float" office:value="2.19621" calcext:value-type="float">
            <text:p>2,19621</text:p>
          </table:table-cell>
          <table:table-cell office:value-type="float" office:value="2.19988" calcext:value-type="float">
            <text:p>2,19988</text:p>
          </table:table-cell>
          <table:table-cell office:value-type="float" office:value="0.581564" calcext:value-type="float">
            <text:p>0,581564</text:p>
          </table:table-cell>
          <table:table-cell office:value-type="float" office:value="0.310241" calcext:value-type="float">
            <text:p>0,310241</text:p>
          </table:table-cell>
          <table:table-cell office:value-type="float" office:value="1.60111" calcext:value-type="float">
            <text:p>1,60111</text:p>
          </table:table-cell>
          <table:table-cell office:value-type="float" office:value="0.274695" calcext:value-type="float">
            <text:p>0,274695</text:p>
          </table:table-cell>
          <table:table-cell office:value-type="float" office:value="1.64004" calcext:value-type="float">
            <text:p>1,64004</text:p>
          </table:table-cell>
          <table:table-cell office:value-type="float" office:value="2.08989" calcext:value-type="float">
            <text:p>2,08989</text:p>
          </table:table-cell>
          <table:table-cell office:value-type="float" office:value="1.83274" calcext:value-type="float">
            <text:p>1,83274</text:p>
          </table:table-cell>
          <table:table-cell office:value-type="float" office:value="0.339767" calcext:value-type="float">
            <text:p>0,339767</text:p>
          </table:table-cell>
          <table:table-cell office:value-type="float" office:value="0.456505" calcext:value-type="float">
            <text:p>0,456505</text:p>
          </table:table-cell>
          <table:table-cell office:value-type="float" office:value="0.435214" calcext:value-type="float">
            <text:p>0,435214</text:p>
          </table:table-cell>
          <table:table-cell office:value-type="float" office:value="0.597152" calcext:value-type="float">
            <text:p>0,597152</text:p>
          </table:table-cell>
          <table:table-cell table:number-columns-repeated="20"/>
          <table:table-cell table:formula="of:=MIN([.A154:.BL154])" office:value-type="float" office:value="0.104654" calcext:value-type="float">
            <text:p>0,104654</text:p>
          </table:table-cell>
          <table:table-cell table:formula="of:=MAX([.A154:.BL154])" office:value-type="float" office:value="2.19988" calcext:value-type="float">
            <text:p>2,19988</text:p>
          </table:table-cell>
          <table:table-cell table:number-columns-repeated="7"/>
        </table:table-row>
        <table:table-row table:style-name="ro2">
          <table:table-cell office:value-type="float" office:value="0.176273" calcext:value-type="float">
            <text:p>0,176273</text:p>
          </table:table-cell>
          <table:table-cell office:value-type="float" office:value="0.195908" calcext:value-type="float">
            <text:p>0,195908</text:p>
          </table:table-cell>
          <table:table-cell office:value-type="float" office:value="0.215568" calcext:value-type="float">
            <text:p>0,215568</text:p>
          </table:table-cell>
          <table:table-cell office:value-type="float" office:value="0.149371" calcext:value-type="float">
            <text:p>0,149371</text:p>
          </table:table-cell>
          <table:table-cell office:value-type="float" office:value="0.226115" calcext:value-type="float">
            <text:p>0,226115</text:p>
          </table:table-cell>
          <table:table-cell office:value-type="float" office:value="0.187121" calcext:value-type="float">
            <text:p>0,187121</text:p>
          </table:table-cell>
          <table:table-cell office:value-type="float" office:value="0.211959" calcext:value-type="float">
            <text:p>0,211959</text:p>
          </table:table-cell>
          <table:table-cell office:value-type="float" office:value="0.36452" calcext:value-type="float">
            <text:p>0,36452</text:p>
          </table:table-cell>
          <table:table-cell office:value-type="float" office:value="0.171136" calcext:value-type="float">
            <text:p>0,171136</text:p>
          </table:table-cell>
          <table:table-cell office:value-type="float" office:value="0.1933" calcext:value-type="float">
            <text:p>0,1933</text:p>
          </table:table-cell>
          <table:table-cell office:value-type="float" office:value="0.917102" calcext:value-type="float">
            <text:p>0,917102</text:p>
          </table:table-cell>
          <table:table-cell office:value-type="float" office:value="0.93355" calcext:value-type="float">
            <text:p>0,93355</text:p>
          </table:table-cell>
          <table:table-cell office:value-type="float" office:value="0.22706" calcext:value-type="float">
            <text:p>0,22706</text:p>
          </table:table-cell>
          <table:table-cell office:value-type="float" office:value="0.84126" calcext:value-type="float">
            <text:p>0,84126</text:p>
          </table:table-cell>
          <table:table-cell office:value-type="float" office:value="0.651547" calcext:value-type="float">
            <text:p>0,651547</text:p>
          </table:table-cell>
          <table:table-cell office:value-type="float" office:value="0.729732" calcext:value-type="float">
            <text:p>0,729732</text:p>
          </table:table-cell>
          <table:table-cell office:value-type="float" office:value="1.17671" calcext:value-type="float">
            <text:p>1,17671</text:p>
          </table:table-cell>
          <table:table-cell office:value-type="float" office:value="0.194841" calcext:value-type="float">
            <text:p>0,194841</text:p>
          </table:table-cell>
          <table:table-cell office:value-type="float" office:value="1.06772" calcext:value-type="float">
            <text:p>1,06772</text:p>
          </table:table-cell>
          <table:table-cell office:value-type="float" office:value="0.8235" calcext:value-type="float">
            <text:p>0,8235</text:p>
          </table:table-cell>
          <table:table-cell office:value-type="float" office:value="0.676629" calcext:value-type="float">
            <text:p>0,676629</text:p>
          </table:table-cell>
          <table:table-cell office:value-type="float" office:value="0.165492" calcext:value-type="float">
            <text:p>0,165492</text:p>
          </table:table-cell>
          <table:table-cell office:value-type="float" office:value="0.614234" calcext:value-type="float">
            <text:p>0,614234</text:p>
          </table:table-cell>
          <table:table-cell office:value-type="float" office:value="0.619055" calcext:value-type="float">
            <text:p>0,619055</text:p>
          </table:table-cell>
          <table:table-cell office:value-type="float" office:value="0.594319" calcext:value-type="float">
            <text:p>0,594319</text:p>
          </table:table-cell>
          <table:table-cell office:value-type="float" office:value="1.43869" calcext:value-type="float">
            <text:p>1,43869</text:p>
          </table:table-cell>
          <table:table-cell office:value-type="float" office:value="0.669748" calcext:value-type="float">
            <text:p>0,669748</text:p>
          </table:table-cell>
          <table:table-cell office:value-type="float" office:value="0.266293" calcext:value-type="float">
            <text:p>0,266293</text:p>
          </table:table-cell>
          <table:table-cell office:value-type="float" office:value="1.069" calcext:value-type="float">
            <text:p>1,069</text:p>
          </table:table-cell>
          <table:table-cell office:value-type="float" office:value="1.70949" calcext:value-type="float">
            <text:p>1,70949</text:p>
          </table:table-cell>
          <table:table-cell office:value-type="float" office:value="0.906061" calcext:value-type="float">
            <text:p>0,906061</text:p>
          </table:table-cell>
          <table:table-cell office:value-type="float" office:value="1.10983" calcext:value-type="float">
            <text:p>1,10983</text:p>
          </table:table-cell>
          <table:table-cell office:value-type="float" office:value="1.73272" calcext:value-type="float">
            <text:p>1,73272</text:p>
          </table:table-cell>
          <table:table-cell office:value-type="float" office:value="0.716184" calcext:value-type="float">
            <text:p>0,716184</text:p>
          </table:table-cell>
          <table:table-cell office:value-type="float" office:value="1.78292" calcext:value-type="float">
            <text:p>1,78292</text:p>
          </table:table-cell>
          <table:table-cell office:value-type="float" office:value="1.06785" calcext:value-type="float">
            <text:p>1,06785</text:p>
          </table:table-cell>
          <table:table-cell office:value-type="float" office:value="1.09595" calcext:value-type="float">
            <text:p>1,09595</text:p>
          </table:table-cell>
          <table:table-cell office:value-type="float" office:value="1.85928" calcext:value-type="float">
            <text:p>1,85928</text:p>
          </table:table-cell>
          <table:table-cell office:value-type="float" office:value="1.94075" calcext:value-type="float">
            <text:p>1,94075</text:p>
          </table:table-cell>
          <table:table-cell office:value-type="float" office:value="0.0676768" calcext:value-type="float">
            <text:p>0,0676768</text:p>
          </table:table-cell>
          <table:table-cell office:value-type="float" office:value="2.25004" calcext:value-type="float">
            <text:p>2,25004</text:p>
          </table:table-cell>
          <table:table-cell office:value-type="float" office:value="0.0988731" calcext:value-type="float">
            <text:p>0,0988731</text:p>
          </table:table-cell>
          <table:table-cell office:value-type="float" office:value="0.167311" calcext:value-type="float">
            <text:p>0,167311</text:p>
          </table:table-cell>
          <table:table-cell office:value-type="float" office:value="0.06357" calcext:value-type="float">
            <text:p>0,06357</text:p>
          </table:table-cell>
          <table:table-cell office:value-type="float" office:value="0.834331" calcext:value-type="float">
            <text:p>0,834331</text:p>
          </table:table-cell>
          <table:table-cell office:value-type="float" office:value="0.403982" calcext:value-type="float">
            <text:p>0,403982</text:p>
          </table:table-cell>
          <table:table-cell office:value-type="float" office:value="2.15818" calcext:value-type="float">
            <text:p>2,15818</text:p>
          </table:table-cell>
          <table:table-cell office:value-type="float" office:value="0.0638301" calcext:value-type="float">
            <text:p>0,0638301</text:p>
          </table:table-cell>
          <table:table-cell table:number-columns-repeated="20"/>
          <table:table-cell table:formula="of:=MIN([.A155:.BL155])" office:value-type="float" office:value="0.06357" calcext:value-type="float">
            <text:p>0,06357</text:p>
          </table:table-cell>
          <table:table-cell table:formula="of:=MAX([.A155:.BL155])" office:value-type="float" office:value="2.25004" calcext:value-type="float">
            <text:p>2,25004</text:p>
          </table:table-cell>
          <table:table-cell table:number-columns-repeated="7"/>
        </table:table-row>
        <table:table-row table:style-name="ro2">
          <table:table-cell office:value-type="float" office:value="0.153667" calcext:value-type="float">
            <text:p>0,153667</text:p>
          </table:table-cell>
          <table:table-cell office:value-type="float" office:value="0.173933" calcext:value-type="float">
            <text:p>0,173933</text:p>
          </table:table-cell>
          <table:table-cell office:value-type="float" office:value="0.185742" calcext:value-type="float">
            <text:p>0,185742</text:p>
          </table:table-cell>
          <table:table-cell office:value-type="float" office:value="0.104947" calcext:value-type="float">
            <text:p>0,104947</text:p>
          </table:table-cell>
          <table:table-cell office:value-type="float" office:value="0.195626" calcext:value-type="float">
            <text:p>0,195626</text:p>
          </table:table-cell>
          <table:table-cell office:value-type="float" office:value="0.205111" calcext:value-type="float">
            <text:p>0,205111</text:p>
          </table:table-cell>
          <table:table-cell office:value-type="float" office:value="0.266831" calcext:value-type="float">
            <text:p>0,266831</text:p>
          </table:table-cell>
          <table:table-cell office:value-type="float" office:value="0.140832" calcext:value-type="float">
            <text:p>0,140832</text:p>
          </table:table-cell>
          <table:table-cell office:value-type="float" office:value="0.208044" calcext:value-type="float">
            <text:p>0,208044</text:p>
          </table:table-cell>
          <table:table-cell office:value-type="float" office:value="0.109954" calcext:value-type="float">
            <text:p>0,109954</text:p>
          </table:table-cell>
          <table:table-cell office:value-type="float" office:value="0.619078" calcext:value-type="float">
            <text:p>0,619078</text:p>
          </table:table-cell>
          <table:table-cell office:value-type="float" office:value="0.740742" calcext:value-type="float">
            <text:p>0,740742</text:p>
          </table:table-cell>
          <table:table-cell office:value-type="float" office:value="0.235935" calcext:value-type="float">
            <text:p>0,235935</text:p>
          </table:table-cell>
          <table:table-cell office:value-type="float" office:value="0.15013" calcext:value-type="float">
            <text:p>0,15013</text:p>
          </table:table-cell>
          <table:table-cell office:value-type="float" office:value="0.153265" calcext:value-type="float">
            <text:p>0,153265</text:p>
          </table:table-cell>
          <table:table-cell office:value-type="float" office:value="0.185988" calcext:value-type="float">
            <text:p>0,185988</text:p>
          </table:table-cell>
          <table:table-cell office:value-type="float" office:value="1.33799" calcext:value-type="float">
            <text:p>1,33799</text:p>
          </table:table-cell>
          <table:table-cell office:value-type="float" office:value="1.15659" calcext:value-type="float">
            <text:p>1,15659</text:p>
          </table:table-cell>
          <table:table-cell office:value-type="float" office:value="1.20475" calcext:value-type="float">
            <text:p>1,20475</text:p>
          </table:table-cell>
          <table:table-cell office:value-type="float" office:value="1.11183" calcext:value-type="float">
            <text:p>1,11183</text:p>
          </table:table-cell>
          <table:table-cell office:value-type="float" office:value="0.855204" calcext:value-type="float">
            <text:p>0,855204</text:p>
          </table:table-cell>
          <table:table-cell office:value-type="float" office:value="0.178009" calcext:value-type="float">
            <text:p>0,178009</text:p>
          </table:table-cell>
          <table:table-cell office:value-type="float" office:value="0.998114" calcext:value-type="float">
            <text:p>0,998114</text:p>
          </table:table-cell>
          <table:table-cell office:value-type="float" office:value="0.914517" calcext:value-type="float">
            <text:p>0,914517</text:p>
          </table:table-cell>
          <table:table-cell office:value-type="float" office:value="0.271049" calcext:value-type="float">
            <text:p>0,271049</text:p>
          </table:table-cell>
          <table:table-cell office:value-type="float" office:value="1.20875" calcext:value-type="float">
            <text:p>1,20875</text:p>
          </table:table-cell>
          <table:table-cell office:value-type="float" office:value="0.790834" calcext:value-type="float">
            <text:p>0,790834</text:p>
          </table:table-cell>
          <table:table-cell office:value-type="float" office:value="0.829442" calcext:value-type="float">
            <text:p>0,829442</text:p>
          </table:table-cell>
          <table:table-cell office:value-type="float" office:value="0.686041" calcext:value-type="float">
            <text:p>0,686041</text:p>
          </table:table-cell>
          <table:table-cell office:value-type="float" office:value="0.690524" calcext:value-type="float">
            <text:p>0,690524</text:p>
          </table:table-cell>
          <table:table-cell office:value-type="float" office:value="1.63396" calcext:value-type="float">
            <text:p>1,63396</text:p>
          </table:table-cell>
          <table:table-cell office:value-type="float" office:value="1.68652" calcext:value-type="float">
            <text:p>1,68652</text:p>
          </table:table-cell>
          <table:table-cell office:value-type="float" office:value="0.207518" calcext:value-type="float">
            <text:p>0,207518</text:p>
          </table:table-cell>
          <table:table-cell office:value-type="float" office:value="1.01994" calcext:value-type="float">
            <text:p>1,01994</text:p>
          </table:table-cell>
          <table:table-cell office:value-type="float" office:value="1.02055" calcext:value-type="float">
            <text:p>1,02055</text:p>
          </table:table-cell>
          <table:table-cell office:value-type="float" office:value="1.08364" calcext:value-type="float">
            <text:p>1,08364</text:p>
          </table:table-cell>
          <table:table-cell office:value-type="float" office:value="0.743715" calcext:value-type="float">
            <text:p>0,743715</text:p>
          </table:table-cell>
          <table:table-cell office:value-type="float" office:value="1.54303" calcext:value-type="float">
            <text:p>1,54303</text:p>
          </table:table-cell>
          <table:table-cell office:value-type="float" office:value="1.60844" calcext:value-type="float">
            <text:p>1,60844</text:p>
          </table:table-cell>
          <table:table-cell office:value-type="float" office:value="1.60291" calcext:value-type="float">
            <text:p>1,60291</text:p>
          </table:table-cell>
          <table:table-cell office:value-type="float" office:value="1.19977" calcext:value-type="float">
            <text:p>1,19977</text:p>
          </table:table-cell>
          <table:table-cell office:value-type="float" office:value="1.4363" calcext:value-type="float">
            <text:p>1,4363</text:p>
          </table:table-cell>
          <table:table-cell office:value-type="float" office:value="1.9888" calcext:value-type="float">
            <text:p>1,9888</text:p>
          </table:table-cell>
          <table:table-cell office:value-type="float" office:value="1.26559" calcext:value-type="float">
            <text:p>1,26559</text:p>
          </table:table-cell>
          <table:table-cell office:value-type="float" office:value="2.0226" calcext:value-type="float">
            <text:p>2,0226</text:p>
          </table:table-cell>
          <table:table-cell office:value-type="float" office:value="1.69142" calcext:value-type="float">
            <text:p>1,69142</text:p>
          </table:table-cell>
          <table:table-cell office:value-type="float" office:value="2.04418" calcext:value-type="float">
            <text:p>2,04418</text:p>
          </table:table-cell>
          <table:table-cell office:value-type="float" office:value="1.30349" calcext:value-type="float">
            <text:p>1,30349</text:p>
          </table:table-cell>
          <table:table-cell table:number-columns-repeated="20"/>
          <table:table-cell table:formula="of:=MIN([.A156:.BL156])" office:value-type="float" office:value="0.104947" calcext:value-type="float">
            <text:p>0,104947</text:p>
          </table:table-cell>
          <table:table-cell table:formula="of:=MAX([.A156:.BL156])" office:value-type="float" office:value="2.04418" calcext:value-type="float">
            <text:p>2,04418</text:p>
          </table:table-cell>
          <table:table-cell table:number-columns-repeated="7"/>
        </table:table-row>
        <table:table-row table:style-name="ro2">
          <table:table-cell office:value-type="float" office:value="0.10907" calcext:value-type="float">
            <text:p>0,10907</text:p>
          </table:table-cell>
          <table:table-cell office:value-type="float" office:value="0.0731418" calcext:value-type="float">
            <text:p>0,0731418</text:p>
          </table:table-cell>
          <table:table-cell office:value-type="float" office:value="0.085587" calcext:value-type="float">
            <text:p>0,085587</text:p>
          </table:table-cell>
          <table:table-cell office:value-type="float" office:value="0.10351" calcext:value-type="float">
            <text:p>0,10351</text:p>
          </table:table-cell>
          <table:table-cell office:value-type="float" office:value="0.483308" calcext:value-type="float">
            <text:p>0,483308</text:p>
          </table:table-cell>
          <table:table-cell office:value-type="float" office:value="0.121157" calcext:value-type="float">
            <text:p>0,121157</text:p>
          </table:table-cell>
          <table:table-cell office:value-type="float" office:value="0.109007" calcext:value-type="float">
            <text:p>0,109007</text:p>
          </table:table-cell>
          <table:table-cell office:value-type="float" office:value="0.40416" calcext:value-type="float">
            <text:p>0,40416</text:p>
          </table:table-cell>
          <table:table-cell office:value-type="float" office:value="0.0748539" calcext:value-type="float">
            <text:p>0,0748539</text:p>
          </table:table-cell>
          <table:table-cell office:value-type="float" office:value="0.754982" calcext:value-type="float">
            <text:p>0,754982</text:p>
          </table:table-cell>
          <table:table-cell office:value-type="float" office:value="0.723807" calcext:value-type="float">
            <text:p>0,723807</text:p>
          </table:table-cell>
          <table:table-cell office:value-type="float" office:value="0.688847" calcext:value-type="float">
            <text:p>0,688847</text:p>
          </table:table-cell>
          <table:table-cell office:value-type="float" office:value="0.683813" calcext:value-type="float">
            <text:p>0,683813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824271" calcext:value-type="float">
            <text:p>0,824271</text:p>
          </table:table-cell>
          <table:table-cell office:value-type="float" office:value="0.685407" calcext:value-type="float">
            <text:p>0,685407</text:p>
          </table:table-cell>
          <table:table-cell office:value-type="float" office:value="0.63726" calcext:value-type="float">
            <text:p>0,63726</text:p>
          </table:table-cell>
          <table:table-cell office:value-type="float" office:value="0.710997" calcext:value-type="float">
            <text:p>0,710997</text:p>
          </table:table-cell>
          <table:table-cell office:value-type="float" office:value="0.620709" calcext:value-type="float">
            <text:p>0,620709</text:p>
          </table:table-cell>
          <table:table-cell office:value-type="float" office:value="0.600922" calcext:value-type="float">
            <text:p>0,600922</text:p>
          </table:table-cell>
          <table:table-cell office:value-type="float" office:value="1.2519" calcext:value-type="float">
            <text:p>1,2519</text:p>
          </table:table-cell>
          <table:table-cell office:value-type="float" office:value="0.592929" calcext:value-type="float">
            <text:p>0,592929</text:p>
          </table:table-cell>
          <table:table-cell office:value-type="float" office:value="0.683295" calcext:value-type="float">
            <text:p>0,683295</text:p>
          </table:table-cell>
          <table:table-cell office:value-type="float" office:value="0.589765" calcext:value-type="float">
            <text:p>0,589765</text:p>
          </table:table-cell>
          <table:table-cell office:value-type="float" office:value="0.415682" calcext:value-type="float">
            <text:p>0,415682</text:p>
          </table:table-cell>
          <table:table-cell office:value-type="float" office:value="0.550188" calcext:value-type="float">
            <text:p>0,550188</text:p>
          </table:table-cell>
          <table:table-cell office:value-type="float" office:value="0.602426" calcext:value-type="float">
            <text:p>0,602426</text:p>
          </table:table-cell>
          <table:table-cell office:value-type="float" office:value="0.77907" calcext:value-type="float">
            <text:p>0,77907</text:p>
          </table:table-cell>
          <table:table-cell office:value-type="float" office:value="0.518712" calcext:value-type="float">
            <text:p>0,518712</text:p>
          </table:table-cell>
          <table:table-cell office:value-type="float" office:value="0.661439" calcext:value-type="float">
            <text:p>0,661439</text:p>
          </table:table-cell>
          <table:table-cell office:value-type="float" office:value="0.479022" calcext:value-type="float">
            <text:p>0,479022</text:p>
          </table:table-cell>
          <table:table-cell office:value-type="float" office:value="0.192893" calcext:value-type="float">
            <text:p>0,192893</text:p>
          </table:table-cell>
          <table:table-cell office:value-type="float" office:value="0.31803" calcext:value-type="float">
            <text:p>0,31803</text:p>
          </table:table-cell>
          <table:table-cell office:value-type="float" office:value="0.31203" calcext:value-type="float">
            <text:p>0,31203</text:p>
          </table:table-cell>
          <table:table-cell office:value-type="float" office:value="0.215316" calcext:value-type="float">
            <text:p>0,215316</text:p>
          </table:table-cell>
          <table:table-cell office:value-type="float" office:value="0.190443" calcext:value-type="float">
            <text:p>0,190443</text:p>
          </table:table-cell>
          <table:table-cell office:value-type="float" office:value="0.194819" calcext:value-type="float">
            <text:p>0,194819</text:p>
          </table:table-cell>
          <table:table-cell office:value-type="float" office:value="0.226876" calcext:value-type="float">
            <text:p>0,226876</text:p>
          </table:table-cell>
          <table:table-cell office:value-type="float" office:value="0.464639" calcext:value-type="float">
            <text:p>0,464639</text:p>
          </table:table-cell>
          <table:table-cell office:value-type="float" office:value="0.331779" calcext:value-type="float">
            <text:p>0,331779</text:p>
          </table:table-cell>
          <table:table-cell office:value-type="float" office:value="0.521196" calcext:value-type="float">
            <text:p>0,521196</text:p>
          </table:table-cell>
          <table:table-cell office:value-type="float" office:value="0.372143" calcext:value-type="float">
            <text:p>0,372143</text:p>
          </table:table-cell>
          <table:table-cell office:value-type="float" office:value="0.722754" calcext:value-type="float">
            <text:p>0,722754</text:p>
          </table:table-cell>
          <table:table-cell office:value-type="float" office:value="0.223991" calcext:value-type="float">
            <text:p>0,223991</text:p>
          </table:table-cell>
          <table:table-cell office:value-type="float" office:value="0.206907" calcext:value-type="float">
            <text:p>0,206907</text:p>
          </table:table-cell>
          <table:table-cell office:value-type="float" office:value="0.777076" calcext:value-type="float">
            <text:p>0,777076</text:p>
          </table:table-cell>
          <table:table-cell office:value-type="float" office:value="0.547892" calcext:value-type="float">
            <text:p>0,547892</text:p>
          </table:table-cell>
          <table:table-cell office:value-type="float" office:value="0.104622" calcext:value-type="float">
            <text:p>0,104622</text:p>
          </table:table-cell>
          <table:table-cell table:number-columns-repeated="20"/>
          <table:table-cell table:formula="of:=MIN([.A157:.BL157])" office:value-type="float" office:value="0.0731418" calcext:value-type="float">
            <text:p>0,0731418</text:p>
          </table:table-cell>
          <table:table-cell table:formula="of:=MAX([.A157:.BL157])" office:value-type="float" office:value="1.2519" calcext:value-type="float">
            <text:p>1,2519</text:p>
          </table:table-cell>
          <table:table-cell table:number-columns-repeated="7"/>
        </table:table-row>
        <table:table-row table:style-name="ro2">
          <table:table-cell office:value-type="float" office:value="0.107794" calcext:value-type="float">
            <text:p>0,107794</text:p>
          </table:table-cell>
          <table:table-cell office:value-type="float" office:value="0.198108" calcext:value-type="float">
            <text:p>0,198108</text:p>
          </table:table-cell>
          <table:table-cell office:value-type="float" office:value="0.207302" calcext:value-type="float">
            <text:p>0,207302</text:p>
          </table:table-cell>
          <table:table-cell office:value-type="float" office:value="0.396522" calcext:value-type="float">
            <text:p>0,396522</text:p>
          </table:table-cell>
          <table:table-cell office:value-type="float" office:value="0.199838" calcext:value-type="float">
            <text:p>0,199838</text:p>
          </table:table-cell>
          <table:table-cell office:value-type="float" office:value="0.202756" calcext:value-type="float">
            <text:p>0,202756</text:p>
          </table:table-cell>
          <table:table-cell office:value-type="float" office:value="0.525397" calcext:value-type="float">
            <text:p>0,525397</text:p>
          </table:table-cell>
          <table:table-cell office:value-type="float" office:value="0.428095" calcext:value-type="float">
            <text:p>0,428095</text:p>
          </table:table-cell>
          <table:table-cell office:value-type="float" office:value="0.181315" calcext:value-type="float">
            <text:p>0,181315</text:p>
          </table:table-cell>
          <table:table-cell office:value-type="float" office:value="0.385934" calcext:value-type="float">
            <text:p>0,385934</text:p>
          </table:table-cell>
          <table:table-cell office:value-type="float" office:value="0.693614" calcext:value-type="float">
            <text:p>0,693614</text:p>
          </table:table-cell>
          <table:table-cell office:value-type="float" office:value="0.420418" calcext:value-type="float">
            <text:p>0,420418</text:p>
          </table:table-cell>
          <table:table-cell office:value-type="float" office:value="0.239428" calcext:value-type="float">
            <text:p>0,239428</text:p>
          </table:table-cell>
          <table:table-cell office:value-type="float" office:value="0.453295" calcext:value-type="float">
            <text:p>0,453295</text:p>
          </table:table-cell>
          <table:table-cell office:value-type="float" office:value="0.370016" calcext:value-type="float">
            <text:p>0,370016</text:p>
          </table:table-cell>
          <table:table-cell office:value-type="float" office:value="0.336788" calcext:value-type="float">
            <text:p>0,336788</text:p>
          </table:table-cell>
          <table:table-cell office:value-type="float" office:value="0.363144" calcext:value-type="float">
            <text:p>0,363144</text:p>
          </table:table-cell>
          <table:table-cell office:value-type="float" office:value="0.293014" calcext:value-type="float">
            <text:p>0,293014</text:p>
          </table:table-cell>
          <table:table-cell office:value-type="float" office:value="0.183315" calcext:value-type="float">
            <text:p>0,183315</text:p>
          </table:table-cell>
          <table:table-cell office:value-type="float" office:value="0.198019" calcext:value-type="float">
            <text:p>0,198019</text:p>
          </table:table-cell>
          <table:table-cell office:value-type="float" office:value="0.214587" calcext:value-type="float">
            <text:p>0,214587</text:p>
          </table:table-cell>
          <table:table-cell office:value-type="float" office:value="0.227909" calcext:value-type="float">
            <text:p>0,227909</text:p>
          </table:table-cell>
          <table:table-cell office:value-type="float" office:value="1.18322" calcext:value-type="float">
            <text:p>1,18322</text:p>
          </table:table-cell>
          <table:table-cell office:value-type="float" office:value="1.20649" calcext:value-type="float">
            <text:p>1,20649</text:p>
          </table:table-cell>
          <table:table-cell office:value-type="float" office:value="1.42024" calcext:value-type="float">
            <text:p>1,42024</text:p>
          </table:table-cell>
          <table:table-cell office:value-type="float" office:value="0.212887" calcext:value-type="float">
            <text:p>0,212887</text:p>
          </table:table-cell>
          <table:table-cell office:value-type="float" office:value="0.433106" calcext:value-type="float">
            <text:p>0,433106</text:p>
          </table:table-cell>
          <table:table-cell office:value-type="float" office:value="0.19354" calcext:value-type="float">
            <text:p>0,19354</text:p>
          </table:table-cell>
          <table:table-cell office:value-type="float" office:value="1.12081" calcext:value-type="float">
            <text:p>1,12081</text:p>
          </table:table-cell>
          <table:table-cell office:value-type="float" office:value="1.20841" calcext:value-type="float">
            <text:p>1,20841</text:p>
          </table:table-cell>
          <table:table-cell office:value-type="float" office:value="0.192836" calcext:value-type="float">
            <text:p>0,192836</text:p>
          </table:table-cell>
          <table:table-cell office:value-type="float" office:value="0.237172" calcext:value-type="float">
            <text:p>0,237172</text:p>
          </table:table-cell>
          <table:table-cell office:value-type="float" office:value="0.570827" calcext:value-type="float">
            <text:p>0,570827</text:p>
          </table:table-cell>
          <table:table-cell office:value-type="float" office:value="0.913548" calcext:value-type="float">
            <text:p>0,913548</text:p>
          </table:table-cell>
          <table:table-cell office:value-type="float" office:value="0.102345" calcext:value-type="float">
            <text:p>0,102345</text:p>
          </table:table-cell>
          <table:table-cell office:value-type="float" office:value="0.643162" calcext:value-type="float">
            <text:p>0,643162</text:p>
          </table:table-cell>
          <table:table-cell office:value-type="float" office:value="0.148833" calcext:value-type="float">
            <text:p>0,148833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00422" calcext:value-type="float">
            <text:p>1,00422</text:p>
          </table:table-cell>
          <table:table-cell office:value-type="float" office:value="0.117985" calcext:value-type="float">
            <text:p>0,117985</text:p>
          </table:table-cell>
          <table:table-cell office:value-type="float" office:value="0.06723" calcext:value-type="float">
            <text:p>0,06723</text:p>
          </table:table-cell>
          <table:table-cell office:value-type="float" office:value="0.200343" calcext:value-type="float">
            <text:p>0,200343</text:p>
          </table:table-cell>
          <table:table-cell office:value-type="float" office:value="1.2186" calcext:value-type="float">
            <text:p>1,2186</text:p>
          </table:table-cell>
          <table:table-cell office:value-type="float" office:value="0.325019" calcext:value-type="float">
            <text:p>0,325019</text:p>
          </table:table-cell>
          <table:table-cell office:value-type="float" office:value="0.497608" calcext:value-type="float">
            <text:p>0,497608</text:p>
          </table:table-cell>
          <table:table-cell office:value-type="float" office:value="0.107455" calcext:value-type="float">
            <text:p>0,107455</text:p>
          </table:table-cell>
          <table:table-cell office:value-type="float" office:value="0.808219" calcext:value-type="float">
            <text:p>0,808219</text:p>
          </table:table-cell>
          <table:table-cell office:value-type="float" office:value="0.258187" calcext:value-type="float">
            <text:p>0,258187</text:p>
          </table:table-cell>
          <table:table-cell table:number-columns-repeated="20"/>
          <table:table-cell table:formula="of:=MIN([.A158:.BL158])" office:value-type="float" office:value="0.06723" calcext:value-type="float">
            <text:p>0,06723</text:p>
          </table:table-cell>
          <table:table-cell table:formula="of:=MAX([.A158:.BL158])" office:value-type="float" office:value="1.42024" calcext:value-type="float">
            <text:p>1,42024</text:p>
          </table:table-cell>
          <table:table-cell table:number-columns-repeated="7"/>
        </table:table-row>
        <table:table-row table:style-name="ro2">
          <table:table-cell office:value-type="float" office:value="0.0875261" calcext:value-type="float">
            <text:p>0,0875261</text:p>
          </table:table-cell>
          <table:table-cell office:value-type="float" office:value="0.112867" calcext:value-type="float">
            <text:p>0,112867</text:p>
          </table:table-cell>
          <table:table-cell office:value-type="float" office:value="0.258307" calcext:value-type="float">
            <text:p>0,258307</text:p>
          </table:table-cell>
          <table:table-cell office:value-type="float" office:value="0.19951" calcext:value-type="float">
            <text:p>0,19951</text:p>
          </table:table-cell>
          <table:table-cell office:value-type="float" office:value="0.205518" calcext:value-type="float">
            <text:p>0,205518</text:p>
          </table:table-cell>
          <table:table-cell office:value-type="float" office:value="0.207122" calcext:value-type="float">
            <text:p>0,207122</text:p>
          </table:table-cell>
          <table:table-cell office:value-type="float" office:value="0.190868" calcext:value-type="float">
            <text:p>0,190868</text:p>
          </table:table-cell>
          <table:table-cell office:value-type="float" office:value="0.158839" calcext:value-type="float">
            <text:p>0,158839</text:p>
          </table:table-cell>
          <table:table-cell office:value-type="float" office:value="0.206609" calcext:value-type="float">
            <text:p>0,206609</text:p>
          </table:table-cell>
          <table:table-cell office:value-type="float" office:value="0.253867" calcext:value-type="float">
            <text:p>0,253867</text:p>
          </table:table-cell>
          <table:table-cell office:value-type="float" office:value="0.191363" calcext:value-type="float">
            <text:p>0,191363</text:p>
          </table:table-cell>
          <table:table-cell office:value-type="float" office:value="0.116605" calcext:value-type="float">
            <text:p>0,116605</text:p>
          </table:table-cell>
          <table:table-cell office:value-type="float" office:value="0.124071" calcext:value-type="float">
            <text:p>0,124071</text:p>
          </table:table-cell>
          <table:table-cell office:value-type="float" office:value="0.170149" calcext:value-type="float">
            <text:p>0,170149</text:p>
          </table:table-cell>
          <table:table-cell office:value-type="float" office:value="0.716671" calcext:value-type="float">
            <text:p>0,716671</text:p>
          </table:table-cell>
          <table:table-cell office:value-type="float" office:value="0.226133" calcext:value-type="float">
            <text:p>0,226133</text:p>
          </table:table-cell>
          <table:table-cell office:value-type="float" office:value="0.19505" calcext:value-type="float">
            <text:p>0,19505</text:p>
          </table:table-cell>
          <table:table-cell office:value-type="float" office:value="0.165964" calcext:value-type="float">
            <text:p>0,165964</text:p>
          </table:table-cell>
          <table:table-cell office:value-type="float" office:value="0.139701" calcext:value-type="float">
            <text:p>0,139701</text:p>
          </table:table-cell>
          <table:table-cell office:value-type="float" office:value="0.155239" calcext:value-type="float">
            <text:p>0,155239</text:p>
          </table:table-cell>
          <table:table-cell office:value-type="float" office:value="0.193198" calcext:value-type="float">
            <text:p>0,193198</text:p>
          </table:table-cell>
          <table:table-cell office:value-type="float" office:value="0.244099" calcext:value-type="float">
            <text:p>0,244099</text:p>
          </table:table-cell>
          <table:table-cell office:value-type="float" office:value="0.146963" calcext:value-type="float">
            <text:p>0,146963</text:p>
          </table:table-cell>
          <table:table-cell office:value-type="float" office:value="0.915025" calcext:value-type="float">
            <text:p>0,915025</text:p>
          </table:table-cell>
          <table:table-cell office:value-type="float" office:value="0.856964" calcext:value-type="float">
            <text:p>0,856964</text:p>
          </table:table-cell>
          <table:table-cell office:value-type="float" office:value="0.761521" calcext:value-type="float">
            <text:p>0,761521</text:p>
          </table:table-cell>
          <table:table-cell office:value-type="float" office:value="1.4403" calcext:value-type="float">
            <text:p>1,4403</text:p>
          </table:table-cell>
          <table:table-cell office:value-type="float" office:value="0.156364" calcext:value-type="float">
            <text:p>0,156364</text:p>
          </table:table-cell>
          <table:table-cell office:value-type="float" office:value="1.29574" calcext:value-type="float">
            <text:p>1,29574</text:p>
          </table:table-cell>
          <table:table-cell office:value-type="float" office:value="1.29125" calcext:value-type="float">
            <text:p>1,29125</text:p>
          </table:table-cell>
          <table:table-cell office:value-type="float" office:value="1.16077" calcext:value-type="float">
            <text:p>1,16077</text:p>
          </table:table-cell>
          <table:table-cell office:value-type="float" office:value="1.13842" calcext:value-type="float">
            <text:p>1,13842</text:p>
          </table:table-cell>
          <table:table-cell office:value-type="float" office:value="0.166913" calcext:value-type="float">
            <text:p>0,166913</text:p>
          </table:table-cell>
          <table:table-cell office:value-type="float" office:value="0.300674" calcext:value-type="float">
            <text:p>0,300674</text:p>
          </table:table-cell>
          <table:table-cell office:value-type="float" office:value="0.683786" calcext:value-type="float">
            <text:p>0,683786</text:p>
          </table:table-cell>
          <table:table-cell office:value-type="float" office:value="1.70741" calcext:value-type="float">
            <text:p>1,70741</text:p>
          </table:table-cell>
          <table:table-cell office:value-type="float" office:value="0.0779281" calcext:value-type="float">
            <text:p>0,0779281</text:p>
          </table:table-cell>
          <table:table-cell office:value-type="float" office:value="0.105999" calcext:value-type="float">
            <text:p>0,105999</text:p>
          </table:table-cell>
          <table:table-cell office:value-type="float" office:value="0.112193" calcext:value-type="float">
            <text:p>0,112193</text:p>
          </table:table-cell>
          <table:table-cell office:value-type="float" office:value="0.325629" calcext:value-type="float">
            <text:p>0,325629</text:p>
          </table:table-cell>
          <table:table-cell office:value-type="float" office:value="1.13415" calcext:value-type="float">
            <text:p>1,13415</text:p>
          </table:table-cell>
          <table:table-cell office:value-type="float" office:value="0.306782" calcext:value-type="float">
            <text:p>0,306782</text:p>
          </table:table-cell>
          <table:table-cell office:value-type="float" office:value="0.634977" calcext:value-type="float">
            <text:p>0,634977</text:p>
          </table:table-cell>
          <table:table-cell office:value-type="float" office:value="0.389877" calcext:value-type="float">
            <text:p>0,389877</text:p>
          </table:table-cell>
          <table:table-cell office:value-type="float" office:value="0.132083" calcext:value-type="float">
            <text:p>0,132083</text:p>
          </table:table-cell>
          <table:table-cell office:value-type="float" office:value="0.476548" calcext:value-type="float">
            <text:p>0,476548</text:p>
          </table:table-cell>
          <table:table-cell office:value-type="float" office:value="0.641825" calcext:value-type="float">
            <text:p>0,641825</text:p>
          </table:table-cell>
          <table:table-cell office:value-type="float" office:value="0.580038" calcext:value-type="float">
            <text:p>0,580038</text:p>
          </table:table-cell>
          <table:table-cell table:number-columns-repeated="20"/>
          <table:table-cell table:formula="of:=MIN([.A159:.BL159])" office:value-type="float" office:value="0.0779281" calcext:value-type="float">
            <text:p>0,0779281</text:p>
          </table:table-cell>
          <table:table-cell table:formula="of:=MAX([.A159:.BL159])" office:value-type="float" office:value="1.70741" calcext:value-type="float">
            <text:p>1,70741</text:p>
          </table:table-cell>
          <table:table-cell table:number-columns-repeated="7"/>
        </table:table-row>
        <table:table-row table:style-name="ro2">
          <table:table-cell office:value-type="float" office:value="0.11732" calcext:value-type="float">
            <text:p>0,11732</text:p>
          </table:table-cell>
          <table:table-cell office:value-type="float" office:value="0.201763" calcext:value-type="float">
            <text:p>0,201763</text:p>
          </table:table-cell>
          <table:table-cell office:value-type="float" office:value="0.212255" calcext:value-type="float">
            <text:p>0,212255</text:p>
          </table:table-cell>
          <table:table-cell office:value-type="float" office:value="0.198959" calcext:value-type="float">
            <text:p>0,198959</text:p>
          </table:table-cell>
          <table:table-cell office:value-type="float" office:value="0.25322" calcext:value-type="float">
            <text:p>0,25322</text:p>
          </table:table-cell>
          <table:table-cell office:value-type="float" office:value="0.175998" calcext:value-type="float">
            <text:p>0,175998</text:p>
          </table:table-cell>
          <table:table-cell office:value-type="float" office:value="0.257061" calcext:value-type="float">
            <text:p>0,257061</text:p>
          </table:table-cell>
          <table:table-cell office:value-type="float" office:value="0.243592" calcext:value-type="float">
            <text:p>0,243592</text:p>
          </table:table-cell>
          <table:table-cell office:value-type="float" office:value="0.274378" calcext:value-type="float">
            <text:p>0,274378</text:p>
          </table:table-cell>
          <table:table-cell office:value-type="float" office:value="0.998494" calcext:value-type="float">
            <text:p>0,998494</text:p>
          </table:table-cell>
          <table:table-cell office:value-type="float" office:value="0.789328" calcext:value-type="float">
            <text:p>0,789328</text:p>
          </table:table-cell>
          <table:table-cell office:value-type="float" office:value="0.765226" calcext:value-type="float">
            <text:p>0,765226</text:p>
          </table:table-cell>
          <table:table-cell office:value-type="float" office:value="0.756083" calcext:value-type="float">
            <text:p>0,756083</text:p>
          </table:table-cell>
          <table:table-cell office:value-type="float" office:value="0.25513" calcext:value-type="float">
            <text:p>0,25513</text:p>
          </table:table-cell>
          <table:table-cell office:value-type="float" office:value="0.56833" calcext:value-type="float">
            <text:p>0,56833</text:p>
          </table:table-cell>
          <table:table-cell office:value-type="float" office:value="1.42156" calcext:value-type="float">
            <text:p>1,42156</text:p>
          </table:table-cell>
          <table:table-cell office:value-type="float" office:value="0.586069" calcext:value-type="float">
            <text:p>0,586069</text:p>
          </table:table-cell>
          <table:table-cell office:value-type="float" office:value="0.46726" calcext:value-type="float">
            <text:p>0,46726</text:p>
          </table:table-cell>
          <table:table-cell office:value-type="float" office:value="0.947614" calcext:value-type="float">
            <text:p>0,947614</text:p>
          </table:table-cell>
          <table:table-cell office:value-type="float" office:value="0.909495" calcext:value-type="float">
            <text:p>0,909495</text:p>
          </table:table-cell>
          <table:table-cell office:value-type="float" office:value="0.789217" calcext:value-type="float">
            <text:p>0,789217</text:p>
          </table:table-cell>
          <table:table-cell office:value-type="float" office:value="0.1863" calcext:value-type="float">
            <text:p>0,1863</text:p>
          </table:table-cell>
          <table:table-cell office:value-type="float" office:value="0.453304" calcext:value-type="float">
            <text:p>0,453304</text:p>
          </table:table-cell>
          <table:table-cell office:value-type="float" office:value="0.234133" calcext:value-type="float">
            <text:p>0,234133</text:p>
          </table:table-cell>
          <table:table-cell office:value-type="float" office:value="0.178569" calcext:value-type="float">
            <text:p>0,178569</text:p>
          </table:table-cell>
          <table:table-cell office:value-type="float" office:value="1.75782" calcext:value-type="float">
            <text:p>1,75782</text:p>
          </table:table-cell>
          <table:table-cell office:value-type="float" office:value="1.64974" calcext:value-type="float">
            <text:p>1,64974</text:p>
          </table:table-cell>
          <table:table-cell office:value-type="float" office:value="1.44827" calcext:value-type="float">
            <text:p>1,44827</text:p>
          </table:table-cell>
          <table:table-cell office:value-type="float" office:value="1.06056" calcext:value-type="float">
            <text:p>1,06056</text:p>
          </table:table-cell>
          <table:table-cell office:value-type="float" office:value="0.167494" calcext:value-type="float">
            <text:p>0,167494</text:p>
          </table:table-cell>
          <table:table-cell office:value-type="float" office:value="1.41393" calcext:value-type="float">
            <text:p>1,41393</text:p>
          </table:table-cell>
          <table:table-cell office:value-type="float" office:value="0.209085" calcext:value-type="float">
            <text:p>0,209085</text:p>
          </table:table-cell>
          <table:table-cell office:value-type="float" office:value="0.582336" calcext:value-type="float">
            <text:p>0,582336</text:p>
          </table:table-cell>
          <table:table-cell office:value-type="float" office:value="0.459034" calcext:value-type="float">
            <text:p>0,459034</text:p>
          </table:table-cell>
          <table:table-cell office:value-type="float" office:value="2.05085" calcext:value-type="float">
            <text:p>2,05085</text:p>
          </table:table-cell>
          <table:table-cell office:value-type="float" office:value="1.49024" calcext:value-type="float">
            <text:p>1,49024</text:p>
          </table:table-cell>
          <table:table-cell office:value-type="float" office:value="1.78854" calcext:value-type="float">
            <text:p>1,78854</text:p>
          </table:table-cell>
          <table:table-cell office:value-type="float" office:value="0.588184" calcext:value-type="float">
            <text:p>0,588184</text:p>
          </table:table-cell>
          <table:table-cell office:value-type="float" office:value="1.15593" calcext:value-type="float">
            <text:p>1,15593</text:p>
          </table:table-cell>
          <table:table-cell office:value-type="float" office:value="0.61175" calcext:value-type="float">
            <text:p>0,61175</text:p>
          </table:table-cell>
          <table:table-cell office:value-type="float" office:value="0.67361" calcext:value-type="float">
            <text:p>0,67361</text:p>
          </table:table-cell>
          <table:table-cell office:value-type="float" office:value="0.721887" calcext:value-type="float">
            <text:p>0,721887</text:p>
          </table:table-cell>
          <table:table-cell office:value-type="float" office:value="0.557774" calcext:value-type="float">
            <text:p>0,557774</text:p>
          </table:table-cell>
          <table:table-cell office:value-type="float" office:value="0.777323" calcext:value-type="float">
            <text:p>0,777323</text:p>
          </table:table-cell>
          <table:table-cell office:value-type="float" office:value="0.236047" calcext:value-type="float">
            <text:p>0,236047</text:p>
          </table:table-cell>
          <table:table-cell office:value-type="float" office:value="2.10021" calcext:value-type="float">
            <text:p>2,10021</text:p>
          </table:table-cell>
          <table:table-cell office:value-type="float" office:value="0.140837" calcext:value-type="float">
            <text:p>0,140837</text:p>
          </table:table-cell>
          <table:table-cell office:value-type="float" office:value="0.0831702" calcext:value-type="float">
            <text:p>0,0831702</text:p>
          </table:table-cell>
          <table:table-cell table:number-columns-repeated="20"/>
          <table:table-cell table:formula="of:=MIN([.A160:.BL160])" office:value-type="float" office:value="0.0831702" calcext:value-type="float">
            <text:p>0,0831702</text:p>
          </table:table-cell>
          <table:table-cell table:formula="of:=MAX([.A160:.BL160])" office:value-type="float" office:value="2.10021" calcext:value-type="float">
            <text:p>2,10021</text:p>
          </table:table-cell>
          <table:table-cell table:number-columns-repeated="7"/>
        </table:table-row>
        <table:table-row table:style-name="ro2">
          <table:table-cell office:value-type="float" office:value="0.208893" calcext:value-type="float">
            <text:p>0,208893</text:p>
          </table:table-cell>
          <table:table-cell office:value-type="float" office:value="0.237505" calcext:value-type="float">
            <text:p>0,237505</text:p>
          </table:table-cell>
          <table:table-cell office:value-type="float" office:value="0.265944" calcext:value-type="float">
            <text:p>0,265944</text:p>
          </table:table-cell>
          <table:table-cell office:value-type="float" office:value="0.18959" calcext:value-type="float">
            <text:p>0,18959</text:p>
          </table:table-cell>
          <table:table-cell office:value-type="float" office:value="0.189425" calcext:value-type="float">
            <text:p>0,189425</text:p>
          </table:table-cell>
          <table:table-cell office:value-type="float" office:value="0.203857" calcext:value-type="float">
            <text:p>0,203857</text:p>
          </table:table-cell>
          <table:table-cell office:value-type="float" office:value="0.145593" calcext:value-type="float">
            <text:p>0,145593</text:p>
          </table:table-cell>
          <table:table-cell office:value-type="float" office:value="0.169798" calcext:value-type="float">
            <text:p>0,169798</text:p>
          </table:table-cell>
          <table:table-cell office:value-type="float" office:value="0.269606" calcext:value-type="float">
            <text:p>0,269606</text:p>
          </table:table-cell>
          <table:table-cell office:value-type="float" office:value="0.314055" calcext:value-type="float">
            <text:p>0,314055</text:p>
          </table:table-cell>
          <table:table-cell office:value-type="float" office:value="0.279459" calcext:value-type="float">
            <text:p>0,279459</text:p>
          </table:table-cell>
          <table:table-cell office:value-type="float" office:value="0.157415" calcext:value-type="float">
            <text:p>0,157415</text:p>
          </table:table-cell>
          <table:table-cell office:value-type="float" office:value="0.389174" calcext:value-type="float">
            <text:p>0,389174</text:p>
          </table:table-cell>
          <table:table-cell office:value-type="float" office:value="1.00097" calcext:value-type="float">
            <text:p>1,00097</text:p>
          </table:table-cell>
          <table:table-cell office:value-type="float" office:value="0.218696" calcext:value-type="float">
            <text:p>0,218696</text:p>
          </table:table-cell>
          <table:table-cell office:value-type="float" office:value="0.821606" calcext:value-type="float">
            <text:p>0,821606</text:p>
          </table:table-cell>
          <table:table-cell office:value-type="float" office:value="0.929159" calcext:value-type="float">
            <text:p>0,929159</text:p>
          </table:table-cell>
          <table:table-cell office:value-type="float" office:value="0.220132" calcext:value-type="float">
            <text:p>0,220132</text:p>
          </table:table-cell>
          <table:table-cell office:value-type="float" office:value="0.230601" calcext:value-type="float">
            <text:p>0,230601</text:p>
          </table:table-cell>
          <table:table-cell office:value-type="float" office:value="0.593476" calcext:value-type="float">
            <text:p>0,593476</text:p>
          </table:table-cell>
          <table:table-cell office:value-type="float" office:value="1.00469" calcext:value-type="float">
            <text:p>1,00469</text:p>
          </table:table-cell>
          <table:table-cell office:value-type="float" office:value="0.754341" calcext:value-type="float">
            <text:p>0,754341</text:p>
          </table:table-cell>
          <table:table-cell office:value-type="float" office:value="0.512908" calcext:value-type="float">
            <text:p>0,512908</text:p>
          </table:table-cell>
          <table:table-cell office:value-type="float" office:value="0.665098" calcext:value-type="float">
            <text:p>0,665098</text:p>
          </table:table-cell>
          <table:table-cell office:value-type="float" office:value="0.72936" calcext:value-type="float">
            <text:p>0,72936</text:p>
          </table:table-cell>
          <table:table-cell office:value-type="float" office:value="0.526492" calcext:value-type="float">
            <text:p>0,526492</text:p>
          </table:table-cell>
          <table:table-cell office:value-type="float" office:value="0.524184" calcext:value-type="float">
            <text:p>0,524184</text:p>
          </table:table-cell>
          <table:table-cell office:value-type="float" office:value="0.477946" calcext:value-type="float">
            <text:p>0,477946</text:p>
          </table:table-cell>
          <table:table-cell office:value-type="float" office:value="0.418434" calcext:value-type="float">
            <text:p>0,418434</text:p>
          </table:table-cell>
          <table:table-cell office:value-type="float" office:value="0.206355" calcext:value-type="float">
            <text:p>0,206355</text:p>
          </table:table-cell>
          <table:table-cell office:value-type="float" office:value="0.143519" calcext:value-type="float">
            <text:p>0,143519</text:p>
          </table:table-cell>
          <table:table-cell office:value-type="float" office:value="0.44986" calcext:value-type="float">
            <text:p>0,44986</text:p>
          </table:table-cell>
          <table:table-cell office:value-type="float" office:value="1.28123" calcext:value-type="float">
            <text:p>1,28123</text:p>
          </table:table-cell>
          <table:table-cell office:value-type="float" office:value="0.427131" calcext:value-type="float">
            <text:p>0,427131</text:p>
          </table:table-cell>
          <table:table-cell office:value-type="float" office:value="0.09448" calcext:value-type="float">
            <text:p>0,09448</text:p>
          </table:table-cell>
          <table:table-cell office:value-type="float" office:value="1.88828" calcext:value-type="float">
            <text:p>1,88828</text:p>
          </table:table-cell>
          <table:table-cell office:value-type="float" office:value="1.18444" calcext:value-type="float">
            <text:p>1,18444</text:p>
          </table:table-cell>
          <table:table-cell office:value-type="float" office:value="0.121551" calcext:value-type="float">
            <text:p>0,121551</text:p>
          </table:table-cell>
          <table:table-cell office:value-type="float" office:value="1.53427" calcext:value-type="float">
            <text:p>1,53427</text:p>
          </table:table-cell>
          <table:table-cell office:value-type="float" office:value="1.24893" calcext:value-type="float">
            <text:p>1,24893</text:p>
          </table:table-cell>
          <table:table-cell office:value-type="float" office:value="0.790023" calcext:value-type="float">
            <text:p>0,790023</text:p>
          </table:table-cell>
          <table:table-cell office:value-type="float" office:value="0.200257" calcext:value-type="float">
            <text:p>0,200257</text:p>
          </table:table-cell>
          <table:table-cell office:value-type="float" office:value="1.35573" calcext:value-type="float">
            <text:p>1,35573</text:p>
          </table:table-cell>
          <table:table-cell office:value-type="float" office:value="0.17207" calcext:value-type="float">
            <text:p>0,17207</text:p>
          </table:table-cell>
          <table:table-cell office:value-type="float" office:value="0.850272" calcext:value-type="float">
            <text:p>0,850272</text:p>
          </table:table-cell>
          <table:table-cell office:value-type="float" office:value="1.35522" calcext:value-type="float">
            <text:p>1,35522</text:p>
          </table:table-cell>
          <table:table-cell office:value-type="float" office:value="0.098429" calcext:value-type="float">
            <text:p>0,098429</text:p>
          </table:table-cell>
          <table:table-cell office:value-type="float" office:value="0.0577199" calcext:value-type="float">
            <text:p>0,0577199</text:p>
          </table:table-cell>
          <table:table-cell table:number-columns-repeated="20"/>
          <table:table-cell table:formula="of:=MIN([.A161:.BL161])" office:value-type="float" office:value="0.0577199" calcext:value-type="float">
            <text:p>0,0577199</text:p>
          </table:table-cell>
          <table:table-cell table:formula="of:=MAX([.A161:.BL161])" office:value-type="float" office:value="1.88828" calcext:value-type="float">
            <text:p>1,88828</text:p>
          </table:table-cell>
          <table:table-cell table:number-columns-repeated="7"/>
        </table:table-row>
        <table:table-row table:style-name="ro2">
          <table:table-cell office:value-type="float" office:value="0.14795" calcext:value-type="float">
            <text:p>0,14795</text:p>
          </table:table-cell>
          <table:table-cell office:value-type="float" office:value="0.157979" calcext:value-type="float">
            <text:p>0,157979</text:p>
          </table:table-cell>
          <table:table-cell office:value-type="float" office:value="0.144993" calcext:value-type="float">
            <text:p>0,144993</text:p>
          </table:table-cell>
          <table:table-cell office:value-type="float" office:value="0.250506" calcext:value-type="float">
            <text:p>0,250506</text:p>
          </table:table-cell>
          <table:table-cell office:value-type="float" office:value="0.176186" calcext:value-type="float">
            <text:p>0,176186</text:p>
          </table:table-cell>
          <table:table-cell office:value-type="float" office:value="0.234594" calcext:value-type="float">
            <text:p>0,234594</text:p>
          </table:table-cell>
          <table:table-cell office:value-type="float" office:value="0.261265" calcext:value-type="float">
            <text:p>0,261265</text:p>
          </table:table-cell>
          <table:table-cell office:value-type="float" office:value="0.714773" calcext:value-type="float">
            <text:p>0,714773</text:p>
          </table:table-cell>
          <table:table-cell office:value-type="float" office:value="0.752699" calcext:value-type="float">
            <text:p>0,752699</text:p>
          </table:table-cell>
          <table:table-cell office:value-type="float" office:value="0.68874" calcext:value-type="float">
            <text:p>0,68874</text:p>
          </table:table-cell>
          <table:table-cell office:value-type="float" office:value="1.03074" calcext:value-type="float">
            <text:p>1,03074</text:p>
          </table:table-cell>
          <table:table-cell office:value-type="float" office:value="0.892036" calcext:value-type="float">
            <text:p>0,892036</text:p>
          </table:table-cell>
          <table:table-cell office:value-type="float" office:value="0.791094" calcext:value-type="float">
            <text:p>0,791094</text:p>
          </table:table-cell>
          <table:table-cell office:value-type="float" office:value="0.574354" calcext:value-type="float">
            <text:p>0,574354</text:p>
          </table:table-cell>
          <table:table-cell office:value-type="float" office:value="0.505054" calcext:value-type="float">
            <text:p>0,505054</text:p>
          </table:table-cell>
          <table:table-cell office:value-type="float" office:value="0.369051" calcext:value-type="float">
            <text:p>0,369051</text:p>
          </table:table-cell>
          <table:table-cell office:value-type="float" office:value="0.743953" calcext:value-type="float">
            <text:p>0,743953</text:p>
          </table:table-cell>
          <table:table-cell office:value-type="float" office:value="0.72804" calcext:value-type="float">
            <text:p>0,72804</text:p>
          </table:table-cell>
          <table:table-cell office:value-type="float" office:value="0.613153" calcext:value-type="float">
            <text:p>0,613153</text:p>
          </table:table-cell>
          <table:table-cell office:value-type="float" office:value="0.493891" calcext:value-type="float">
            <text:p>0,493891</text:p>
          </table:table-cell>
          <table:table-cell office:value-type="float" office:value="0.628295" calcext:value-type="float">
            <text:p>0,628295</text:p>
          </table:table-cell>
          <table:table-cell office:value-type="float" office:value="0.593234" calcext:value-type="float">
            <text:p>0,593234</text:p>
          </table:table-cell>
          <table:table-cell office:value-type="float" office:value="0.626131" calcext:value-type="float">
            <text:p>0,626131</text:p>
          </table:table-cell>
          <table:table-cell office:value-type="float" office:value="0.381245" calcext:value-type="float">
            <text:p>0,381245</text:p>
          </table:table-cell>
          <table:table-cell office:value-type="float" office:value="0.82118" calcext:value-type="float">
            <text:p>0,82118</text:p>
          </table:table-cell>
          <table:table-cell office:value-type="float" office:value="1.6959" calcext:value-type="float">
            <text:p>1,6959</text:p>
          </table:table-cell>
          <table:table-cell office:value-type="float" office:value="0.686803" calcext:value-type="float">
            <text:p>0,686803</text:p>
          </table:table-cell>
          <table:table-cell office:value-type="float" office:value="1.18222" calcext:value-type="float">
            <text:p>1,18222</text:p>
          </table:table-cell>
          <table:table-cell office:value-type="float" office:value="1.60999" calcext:value-type="float">
            <text:p>1,60999</text:p>
          </table:table-cell>
          <table:table-cell office:value-type="float" office:value="1.52508" calcext:value-type="float">
            <text:p>1,52508</text:p>
          </table:table-cell>
          <table:table-cell office:value-type="float" office:value="0.904856" calcext:value-type="float">
            <text:p>0,904856</text:p>
          </table:table-cell>
          <table:table-cell office:value-type="float" office:value="0.930842" calcext:value-type="float">
            <text:p>0,930842</text:p>
          </table:table-cell>
          <table:table-cell office:value-type="float" office:value="0.532825" calcext:value-type="float">
            <text:p>0,532825</text:p>
          </table:table-cell>
          <table:table-cell office:value-type="float" office:value="0.947505" calcext:value-type="float">
            <text:p>0,947505</text:p>
          </table:table-cell>
          <table:table-cell office:value-type="float" office:value="1.94486" calcext:value-type="float">
            <text:p>1,94486</text:p>
          </table:table-cell>
          <table:table-cell office:value-type="float" office:value="0.938126" calcext:value-type="float">
            <text:p>0,938126</text:p>
          </table:table-cell>
          <table:table-cell office:value-type="float" office:value="2.04483" calcext:value-type="float">
            <text:p>2,04483</text:p>
          </table:table-cell>
          <table:table-cell office:value-type="float" office:value="0.851329" calcext:value-type="float">
            <text:p>0,851329</text:p>
          </table:table-cell>
          <table:table-cell office:value-type="float" office:value="1.38153" calcext:value-type="float">
            <text:p>1,38153</text:p>
          </table:table-cell>
          <table:table-cell office:value-type="float" office:value="0.714289" calcext:value-type="float">
            <text:p>0,714289</text:p>
          </table:table-cell>
          <table:table-cell office:value-type="float" office:value="0.892747" calcext:value-type="float">
            <text:p>0,892747</text:p>
          </table:table-cell>
          <table:table-cell office:value-type="float" office:value="1.81537" calcext:value-type="float">
            <text:p>1,81537</text:p>
          </table:table-cell>
          <table:table-cell office:value-type="float" office:value="0.200084" calcext:value-type="float">
            <text:p>0,200084</text:p>
          </table:table-cell>
          <table:table-cell office:value-type="float" office:value="1.2326" calcext:value-type="float">
            <text:p>1,2326</text:p>
          </table:table-cell>
          <table:table-cell office:value-type="float" office:value="1.03339" calcext:value-type="float">
            <text:p>1,03339</text:p>
          </table:table-cell>
          <table:table-cell office:value-type="float" office:value="0.966296" calcext:value-type="float">
            <text:p>0,966296</text:p>
          </table:table-cell>
          <table:table-cell office:value-type="float" office:value="1.37221" calcext:value-type="float">
            <text:p>1,37221</text:p>
          </table:table-cell>
          <table:table-cell office:value-type="float" office:value="2.35209" calcext:value-type="float">
            <text:p>2,35209</text:p>
          </table:table-cell>
          <table:table-cell table:number-columns-repeated="20"/>
          <table:table-cell table:formula="of:=MIN([.A162:.BL162])" office:value-type="float" office:value="0.144993" calcext:value-type="float">
            <text:p>0,144993</text:p>
          </table:table-cell>
          <table:table-cell table:formula="of:=MAX([.A162:.BL162])" office:value-type="float" office:value="2.35209" calcext:value-type="float">
            <text:p>2,35209</text:p>
          </table:table-cell>
          <table:table-cell table:number-columns-repeated="7"/>
        </table:table-row>
        <table:table-row table:style-name="ro2">
          <table:table-cell office:value-type="float" office:value="0.146149" calcext:value-type="float">
            <text:p>0,146149</text:p>
          </table:table-cell>
          <table:table-cell office:value-type="float" office:value="0.195294" calcext:value-type="float">
            <text:p>0,195294</text:p>
          </table:table-cell>
          <table:table-cell office:value-type="float" office:value="0.214813" calcext:value-type="float">
            <text:p>0,214813</text:p>
          </table:table-cell>
          <table:table-cell office:value-type="float" office:value="0.152515" calcext:value-type="float">
            <text:p>0,152515</text:p>
          </table:table-cell>
          <table:table-cell office:value-type="float" office:value="0.232557" calcext:value-type="float">
            <text:p>0,232557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218299" calcext:value-type="float">
            <text:p>0,218299</text:p>
          </table:table-cell>
          <table:table-cell office:value-type="float" office:value="0.209251" calcext:value-type="float">
            <text:p>0,209251</text:p>
          </table:table-cell>
          <table:table-cell office:value-type="float" office:value="0.411249" calcext:value-type="float">
            <text:p>0,411249</text:p>
          </table:table-cell>
          <table:table-cell office:value-type="float" office:value="0.158707" calcext:value-type="float">
            <text:p>0,158707</text:p>
          </table:table-cell>
          <table:table-cell office:value-type="float" office:value="0.23103" calcext:value-type="float">
            <text:p>0,23103</text:p>
          </table:table-cell>
          <table:table-cell office:value-type="float" office:value="0.198674" calcext:value-type="float">
            <text:p>0,198674</text:p>
          </table:table-cell>
          <table:table-cell office:value-type="float" office:value="0.221342" calcext:value-type="float">
            <text:p>0,221342</text:p>
          </table:table-cell>
          <table:table-cell office:value-type="float" office:value="0.194223" calcext:value-type="float">
            <text:p>0,194223</text:p>
          </table:table-cell>
          <table:table-cell office:value-type="float" office:value="0.189518" calcext:value-type="float">
            <text:p>0,189518</text:p>
          </table:table-cell>
          <table:table-cell office:value-type="float" office:value="0.13053" calcext:value-type="float">
            <text:p>0,13053</text:p>
          </table:table-cell>
          <table:table-cell office:value-type="float" office:value="0.188688" calcext:value-type="float">
            <text:p>0,188688</text:p>
          </table:table-cell>
          <table:table-cell office:value-type="float" office:value="1.18079" calcext:value-type="float">
            <text:p>1,18079</text:p>
          </table:table-cell>
          <table:table-cell office:value-type="float" office:value="0.165172" calcext:value-type="float">
            <text:p>0,165172</text:p>
          </table:table-cell>
          <table:table-cell office:value-type="float" office:value="0.329858" calcext:value-type="float">
            <text:p>0,329858</text:p>
          </table:table-cell>
          <table:table-cell office:value-type="float" office:value="1.23455" calcext:value-type="float">
            <text:p>1,23455</text:p>
          </table:table-cell>
          <table:table-cell office:value-type="float" office:value="1.22675" calcext:value-type="float">
            <text:p>1,22675</text:p>
          </table:table-cell>
          <table:table-cell office:value-type="float" office:value="1.32625" calcext:value-type="float">
            <text:p>1,32625</text:p>
          </table:table-cell>
          <table:table-cell office:value-type="float" office:value="1.20268" calcext:value-type="float">
            <text:p>1,20268</text:p>
          </table:table-cell>
          <table:table-cell office:value-type="float" office:value="1.06323" calcext:value-type="float">
            <text:p>1,06323</text:p>
          </table:table-cell>
          <table:table-cell office:value-type="float" office:value="1.03093" calcext:value-type="float">
            <text:p>1,03093</text:p>
          </table:table-cell>
          <table:table-cell office:value-type="float" office:value="1.09499" calcext:value-type="float">
            <text:p>1,09499</text:p>
          </table:table-cell>
          <table:table-cell office:value-type="float" office:value="1.13779" calcext:value-type="float">
            <text:p>1,13779</text:p>
          </table:table-cell>
          <table:table-cell office:value-type="float" office:value="0.94976" calcext:value-type="float">
            <text:p>0,94976</text:p>
          </table:table-cell>
          <table:table-cell office:value-type="float" office:value="1.04927" calcext:value-type="float">
            <text:p>1,04927</text:p>
          </table:table-cell>
          <table:table-cell office:value-type="float" office:value="1.01219" calcext:value-type="float">
            <text:p>1,01219</text:p>
          </table:table-cell>
          <table:table-cell office:value-type="float" office:value="0.860849" calcext:value-type="float">
            <text:p>0,860849</text:p>
          </table:table-cell>
          <table:table-cell office:value-type="float" office:value="0.898489" calcext:value-type="float">
            <text:p>0,898489</text:p>
          </table:table-cell>
          <table:table-cell office:value-type="float" office:value="0.931993" calcext:value-type="float">
            <text:p>0,931993</text:p>
          </table:table-cell>
          <table:table-cell office:value-type="float" office:value="0.757843" calcext:value-type="float">
            <text:p>0,757843</text:p>
          </table:table-cell>
          <table:table-cell office:value-type="float" office:value="0.828399" calcext:value-type="float">
            <text:p>0,828399</text:p>
          </table:table-cell>
          <table:table-cell office:value-type="float" office:value="0.696431" calcext:value-type="float">
            <text:p>0,696431</text:p>
          </table:table-cell>
          <table:table-cell office:value-type="float" office:value="1.91571" calcext:value-type="float">
            <text:p>1,91571</text:p>
          </table:table-cell>
          <table:table-cell office:value-type="float" office:value="0.240153" calcext:value-type="float">
            <text:p>0,240153</text:p>
          </table:table-cell>
          <table:table-cell office:value-type="float" office:value="1.02749" calcext:value-type="float">
            <text:p>1,02749</text:p>
          </table:table-cell>
          <table:table-cell office:value-type="float" office:value="0.812702" calcext:value-type="float">
            <text:p>0,812702</text:p>
          </table:table-cell>
          <table:table-cell office:value-type="float" office:value="0.804573" calcext:value-type="float">
            <text:p>0,804573</text:p>
          </table:table-cell>
          <table:table-cell office:value-type="float" office:value="0.741941" calcext:value-type="float">
            <text:p>0,741941</text:p>
          </table:table-cell>
          <table:table-cell office:value-type="float" office:value="0.0957279" calcext:value-type="float">
            <text:p>0,0957279</text:p>
          </table:table-cell>
          <table:table-cell office:value-type="float" office:value="0.170033" calcext:value-type="float">
            <text:p>0,170033</text:p>
          </table:table-cell>
          <table:table-cell office:value-type="float" office:value="0.211355" calcext:value-type="float">
            <text:p>0,211355</text:p>
          </table:table-cell>
          <table:table-cell office:value-type="float" office:value="0.804847" calcext:value-type="float">
            <text:p>0,804847</text:p>
          </table:table-cell>
          <table:table-cell office:value-type="float" office:value="0.099797" calcext:value-type="float">
            <text:p>0,099797</text:p>
          </table:table-cell>
          <table:table-cell table:number-columns-repeated="20"/>
          <table:table-cell table:formula="of:=MIN([.A163:.BL163])" office:value-type="float" office:value="0.0957279" calcext:value-type="float">
            <text:p>0,0957279</text:p>
          </table:table-cell>
          <table:table-cell table:formula="of:=MAX([.A163:.BL163])" office:value-type="float" office:value="1.91571" calcext:value-type="float">
            <text:p>1,91571</text:p>
          </table:table-cell>
          <table:table-cell table:number-columns-repeated="7"/>
        </table:table-row>
        <table:table-row table:style-name="ro2">
          <table:table-cell office:value-type="float" office:value="0.159594" calcext:value-type="float">
            <text:p>0,159594</text:p>
          </table:table-cell>
          <table:table-cell office:value-type="float" office:value="0.184487" calcext:value-type="float">
            <text:p>0,184487</text:p>
          </table:table-cell>
          <table:table-cell office:value-type="float" office:value="0.184898" calcext:value-type="float">
            <text:p>0,184898</text:p>
          </table:table-cell>
          <table:table-cell office:value-type="float" office:value="0.208374" calcext:value-type="float">
            <text:p>0,208374</text:p>
          </table:table-cell>
          <table:table-cell office:value-type="float" office:value="0.21061" calcext:value-type="float">
            <text:p>0,21061</text:p>
          </table:table-cell>
          <table:table-cell office:value-type="float" office:value="0.201307" calcext:value-type="float">
            <text:p>0,201307</text:p>
          </table:table-cell>
          <table:table-cell office:value-type="float" office:value="0.198372" calcext:value-type="float">
            <text:p>0,198372</text:p>
          </table:table-cell>
          <table:table-cell office:value-type="float" office:value="0.196755" calcext:value-type="float">
            <text:p>0,196755</text:p>
          </table:table-cell>
          <table:table-cell office:value-type="float" office:value="0.208078" calcext:value-type="float">
            <text:p>0,208078</text:p>
          </table:table-cell>
          <table:table-cell office:value-type="float" office:value="0.430928" calcext:value-type="float">
            <text:p>0,430928</text:p>
          </table:table-cell>
          <table:table-cell office:value-type="float" office:value="0.27139" calcext:value-type="float">
            <text:p>0,27139</text:p>
          </table:table-cell>
          <table:table-cell office:value-type="float" office:value="0.844479" calcext:value-type="float">
            <text:p>0,844479</text:p>
          </table:table-cell>
          <table:table-cell office:value-type="float" office:value="0.715694" calcext:value-type="float">
            <text:p>0,715694</text:p>
          </table:table-cell>
          <table:table-cell office:value-type="float" office:value="0.155244" calcext:value-type="float">
            <text:p>0,155244</text:p>
          </table:table-cell>
          <table:table-cell office:value-type="float" office:value="0.243083" calcext:value-type="float">
            <text:p>0,243083</text:p>
          </table:table-cell>
          <table:table-cell office:value-type="float" office:value="0.315648" calcext:value-type="float">
            <text:p>0,315648</text:p>
          </table:table-cell>
          <table:table-cell office:value-type="float" office:value="0.20194" calcext:value-type="float">
            <text:p>0,20194</text:p>
          </table:table-cell>
          <table:table-cell office:value-type="float" office:value="0.496811" calcext:value-type="float">
            <text:p>0,496811</text:p>
          </table:table-cell>
          <table:table-cell office:value-type="float" office:value="0.126907" calcext:value-type="float">
            <text:p>0,126907</text:p>
          </table:table-cell>
          <table:table-cell office:value-type="float" office:value="0.20801" calcext:value-type="float">
            <text:p>0,20801</text:p>
          </table:table-cell>
          <table:table-cell office:value-type="float" office:value="0.384903" calcext:value-type="float">
            <text:p>0,384903</text:p>
          </table:table-cell>
          <table:table-cell office:value-type="float" office:value="0.263308" calcext:value-type="float">
            <text:p>0,263308</text:p>
          </table:table-cell>
          <table:table-cell office:value-type="float" office:value="0.697294" calcext:value-type="float">
            <text:p>0,697294</text:p>
          </table:table-cell>
          <table:table-cell office:value-type="float" office:value="0.238069" calcext:value-type="float">
            <text:p>0,238069</text:p>
          </table:table-cell>
          <table:table-cell office:value-type="float" office:value="0.226402" calcext:value-type="float">
            <text:p>0,226402</text:p>
          </table:table-cell>
          <table:table-cell office:value-type="float" office:value="1.66004" calcext:value-type="float">
            <text:p>1,66004</text:p>
          </table:table-cell>
          <table:table-cell office:value-type="float" office:value="1.48522" calcext:value-type="float">
            <text:p>1,48522</text:p>
          </table:table-cell>
          <table:table-cell office:value-type="float" office:value="1.31599" calcext:value-type="float">
            <text:p>1,31599</text:p>
          </table:table-cell>
          <table:table-cell office:value-type="float" office:value="0.373895" calcext:value-type="float">
            <text:p>0,373895</text:p>
          </table:table-cell>
          <table:table-cell office:value-type="float" office:value="0.377858" calcext:value-type="float">
            <text:p>0,377858</text:p>
          </table:table-cell>
          <table:table-cell office:value-type="float" office:value="0.227071" calcext:value-type="float">
            <text:p>0,227071</text:p>
          </table:table-cell>
          <table:table-cell office:value-type="float" office:value="0.30207" calcext:value-type="float">
            <text:p>0,30207</text:p>
          </table:table-cell>
          <table:table-cell office:value-type="float" office:value="0.344095" calcext:value-type="float">
            <text:p>0,344095</text:p>
          </table:table-cell>
          <table:table-cell office:value-type="float" office:value="1.16733" calcext:value-type="float">
            <text:p>1,16733</text:p>
          </table:table-cell>
          <table:table-cell office:value-type="float" office:value="1.27225" calcext:value-type="float">
            <text:p>1,27225</text:p>
          </table:table-cell>
          <table:table-cell office:value-type="float" office:value="0.232198" calcext:value-type="float">
            <text:p>0,232198</text:p>
          </table:table-cell>
          <table:table-cell office:value-type="float" office:value="0.133166" calcext:value-type="float">
            <text:p>0,133166</text:p>
          </table:table-cell>
          <table:table-cell office:value-type="float" office:value="1.30401" calcext:value-type="float">
            <text:p>1,30401</text:p>
          </table:table-cell>
          <table:table-cell office:value-type="float" office:value="0.138958" calcext:value-type="float">
            <text:p>0,138958</text:p>
          </table:table-cell>
          <table:table-cell office:value-type="float" office:value="0.268003" calcext:value-type="float">
            <text:p>0,268003</text:p>
          </table:table-cell>
          <table:table-cell office:value-type="float" office:value="1.52184" calcext:value-type="float">
            <text:p>1,52184</text:p>
          </table:table-cell>
          <table:table-cell office:value-type="float" office:value="1.4626" calcext:value-type="float">
            <text:p>1,4626</text:p>
          </table:table-cell>
          <table:table-cell office:value-type="float" office:value="1.60359" calcext:value-type="float">
            <text:p>1,60359</text:p>
          </table:table-cell>
          <table:table-cell office:value-type="float" office:value="0.323109" calcext:value-type="float">
            <text:p>0,323109</text:p>
          </table:table-cell>
          <table:table-cell office:value-type="float" office:value="0.195953" calcext:value-type="float">
            <text:p>0,195953</text:p>
          </table:table-cell>
          <table:table-cell office:value-type="float" office:value="1.06244" calcext:value-type="float">
            <text:p>1,06244</text:p>
          </table:table-cell>
          <table:table-cell office:value-type="float" office:value="0.376643" calcext:value-type="float">
            <text:p>0,376643</text:p>
          </table:table-cell>
          <table:table-cell office:value-type="float" office:value="0.331276" calcext:value-type="float">
            <text:p>0,331276</text:p>
          </table:table-cell>
          <table:table-cell table:number-columns-repeated="20"/>
          <table:table-cell table:formula="of:=MIN([.A164:.BL164])" office:value-type="float" office:value="0.126907" calcext:value-type="float">
            <text:p>0,126907</text:p>
          </table:table-cell>
          <table:table-cell table:formula="of:=MAX([.A164:.BL164])" office:value-type="float" office:value="1.66004" calcext:value-type="float">
            <text:p>1,66004</text:p>
          </table:table-cell>
          <table:table-cell table:number-columns-repeated="7"/>
        </table:table-row>
        <table:table-row table:style-name="ro2">
          <table:table-cell office:value-type="float" office:value="0.156388" calcext:value-type="float">
            <text:p>0,156388</text:p>
          </table:table-cell>
          <table:table-cell office:value-type="float" office:value="0.265863" calcext:value-type="float">
            <text:p>0,265863</text:p>
          </table:table-cell>
          <table:table-cell office:value-type="float" office:value="0.20267" calcext:value-type="float">
            <text:p>0,20267</text:p>
          </table:table-cell>
          <table:table-cell office:value-type="float" office:value="0.203657" calcext:value-type="float">
            <text:p>0,203657</text:p>
          </table:table-cell>
          <table:table-cell office:value-type="float" office:value="0.21493" calcext:value-type="float">
            <text:p>0,21493</text:p>
          </table:table-cell>
          <table:table-cell office:value-type="float" office:value="0.243006" calcext:value-type="float">
            <text:p>0,243006</text:p>
          </table:table-cell>
          <table:table-cell office:value-type="float" office:value="0.574702" calcext:value-type="float">
            <text:p>0,574702</text:p>
          </table:table-cell>
          <table:table-cell office:value-type="float" office:value="0.145026" calcext:value-type="float">
            <text:p>0,145026</text:p>
          </table:table-cell>
          <table:table-cell office:value-type="float" office:value="0.10587" calcext:value-type="float">
            <text:p>0,10587</text:p>
          </table:table-cell>
          <table:table-cell office:value-type="float" office:value="0.228392" calcext:value-type="float">
            <text:p>0,228392</text:p>
          </table:table-cell>
          <table:table-cell office:value-type="float" office:value="0.172529" calcext:value-type="float">
            <text:p>0,172529</text:p>
          </table:table-cell>
          <table:table-cell office:value-type="float" office:value="0.15922" calcext:value-type="float">
            <text:p>0,15922</text:p>
          </table:table-cell>
          <table:table-cell office:value-type="float" office:value="0.23735" calcext:value-type="float">
            <text:p>0,23735</text:p>
          </table:table-cell>
          <table:table-cell office:value-type="float" office:value="0.208805" calcext:value-type="float">
            <text:p>0,208805</text:p>
          </table:table-cell>
          <table:table-cell office:value-type="float" office:value="1.24453" calcext:value-type="float">
            <text:p>1,24453</text:p>
          </table:table-cell>
          <table:table-cell office:value-type="float" office:value="0.182829" calcext:value-type="float">
            <text:p>0,182829</text:p>
          </table:table-cell>
          <table:table-cell office:value-type="float" office:value="0.345748" calcext:value-type="float">
            <text:p>0,345748</text:p>
          </table:table-cell>
          <table:table-cell office:value-type="float" office:value="0.181102" calcext:value-type="float">
            <text:p>0,181102</text:p>
          </table:table-cell>
          <table:table-cell office:value-type="float" office:value="0.214423" calcext:value-type="float">
            <text:p>0,214423</text:p>
          </table:table-cell>
          <table:table-cell office:value-type="float" office:value="1.45687" calcext:value-type="float">
            <text:p>1,45687</text:p>
          </table:table-cell>
          <table:table-cell office:value-type="float" office:value="1.18154" calcext:value-type="float">
            <text:p>1,18154</text:p>
          </table:table-cell>
          <table:table-cell office:value-type="float" office:value="1.51102" calcext:value-type="float">
            <text:p>1,51102</text:p>
          </table:table-cell>
          <table:table-cell office:value-type="float" office:value="0.646922" calcext:value-type="float">
            <text:p>0,646922</text:p>
          </table:table-cell>
          <table:table-cell office:value-type="float" office:value="1.31283" calcext:value-type="float">
            <text:p>1,31283</text:p>
          </table:table-cell>
          <table:table-cell office:value-type="float" office:value="1.28517" calcext:value-type="float">
            <text:p>1,28517</text:p>
          </table:table-cell>
          <table:table-cell office:value-type="float" office:value="1.32502" calcext:value-type="float">
            <text:p>1,32502</text:p>
          </table:table-cell>
          <table:table-cell office:value-type="float" office:value="1.33426" calcext:value-type="float">
            <text:p>1,33426</text:p>
          </table:table-cell>
          <table:table-cell office:value-type="float" office:value="1.33304" calcext:value-type="float">
            <text:p>1,33304</text:p>
          </table:table-cell>
          <table:table-cell office:value-type="float" office:value="1.22909" calcext:value-type="float">
            <text:p>1,22909</text:p>
          </table:table-cell>
          <table:table-cell office:value-type="float" office:value="1.07815" calcext:value-type="float">
            <text:p>1,07815</text:p>
          </table:table-cell>
          <table:table-cell office:value-type="float" office:value="1.10398" calcext:value-type="float">
            <text:p>1,10398</text:p>
          </table:table-cell>
          <table:table-cell office:value-type="float" office:value="1.77716" calcext:value-type="float">
            <text:p>1,77716</text:p>
          </table:table-cell>
          <table:table-cell office:value-type="float" office:value="0.775828" calcext:value-type="float">
            <text:p>0,775828</text:p>
          </table:table-cell>
          <table:table-cell office:value-type="float" office:value="1.39384" calcext:value-type="float">
            <text:p>1,39384</text:p>
          </table:table-cell>
          <table:table-cell office:value-type="float" office:value="1.50031" calcext:value-type="float">
            <text:p>1,50031</text:p>
          </table:table-cell>
          <table:table-cell office:value-type="float" office:value="0.606532" calcext:value-type="float">
            <text:p>0,606532</text:p>
          </table:table-cell>
          <table:table-cell office:value-type="float" office:value="0.236099" calcext:value-type="float">
            <text:p>0,236099</text:p>
          </table:table-cell>
          <table:table-cell office:value-type="float" office:value="0.189627" calcext:value-type="float">
            <text:p>0,189627</text:p>
          </table:table-cell>
          <table:table-cell office:value-type="float" office:value="0.461984" calcext:value-type="float">
            <text:p>0,461984</text:p>
          </table:table-cell>
          <table:table-cell office:value-type="float" office:value="0.197245" calcext:value-type="float">
            <text:p>0,197245</text:p>
          </table:table-cell>
          <table:table-cell office:value-type="float" office:value="1.55465" calcext:value-type="float">
            <text:p>1,55465</text:p>
          </table:table-cell>
          <table:table-cell office:value-type="float" office:value="0.20667" calcext:value-type="float">
            <text:p>0,20667</text:p>
          </table:table-cell>
          <table:table-cell office:value-type="float" office:value="0.224682" calcext:value-type="float">
            <text:p>0,224682</text:p>
          </table:table-cell>
          <table:table-cell office:value-type="float" office:value="1.87339" calcext:value-type="float">
            <text:p>1,87339</text:p>
          </table:table-cell>
          <table:table-cell office:value-type="float" office:value="1.5416" calcext:value-type="float">
            <text:p>1,5416</text:p>
          </table:table-cell>
          <table:table-cell office:value-type="float" office:value="1.3493" calcext:value-type="float">
            <text:p>1,3493</text:p>
          </table:table-cell>
          <table:table-cell office:value-type="float" office:value="0.111623" calcext:value-type="float">
            <text:p>0,111623</text:p>
          </table:table-cell>
          <table:table-cell office:value-type="float" office:value="0.379226" calcext:value-type="float">
            <text:p>0,379226</text:p>
          </table:table-cell>
          <table:table-cell table:number-columns-repeated="20"/>
          <table:table-cell table:formula="of:=MIN([.A165:.BL165])" office:value-type="float" office:value="0.10587" calcext:value-type="float">
            <text:p>0,10587</text:p>
          </table:table-cell>
          <table:table-cell table:formula="of:=MAX([.A165:.BL165])" office:value-type="float" office:value="1.87339" calcext:value-type="float">
            <text:p>1,87339</text:p>
          </table:table-cell>
          <table:table-cell table:number-columns-repeated="7"/>
        </table:table-row>
        <table:table-row table:style-name="ro2">
          <table:table-cell office:value-type="float" office:value="0.150672" calcext:value-type="float">
            <text:p>0,150672</text:p>
          </table:table-cell>
          <table:table-cell office:value-type="float" office:value="0.160196" calcext:value-type="float">
            <text:p>0,160196</text:p>
          </table:table-cell>
          <table:table-cell office:value-type="float" office:value="0.116484" calcext:value-type="float">
            <text:p>0,116484</text:p>
          </table:table-cell>
          <table:table-cell office:value-type="float" office:value="0.162917" calcext:value-type="float">
            <text:p>0,162917</text:p>
          </table:table-cell>
          <table:table-cell office:value-type="float" office:value="0.297301" calcext:value-type="float">
            <text:p>0,297301</text:p>
          </table:table-cell>
          <table:table-cell office:value-type="float" office:value="0.181567" calcext:value-type="float">
            <text:p>0,181567</text:p>
          </table:table-cell>
          <table:table-cell office:value-type="float" office:value="0.195597" calcext:value-type="float">
            <text:p>0,195597</text:p>
          </table:table-cell>
          <table:table-cell office:value-type="float" office:value="0.195629" calcext:value-type="float">
            <text:p>0,195629</text:p>
          </table:table-cell>
          <table:table-cell office:value-type="float" office:value="0.201583" calcext:value-type="float">
            <text:p>0,201583</text:p>
          </table:table-cell>
          <table:table-cell office:value-type="float" office:value="0.238596" calcext:value-type="float">
            <text:p>0,238596</text:p>
          </table:table-cell>
          <table:table-cell office:value-type="float" office:value="0.795593" calcext:value-type="float">
            <text:p>0,795593</text:p>
          </table:table-cell>
          <table:table-cell office:value-type="float" office:value="0.843727" calcext:value-type="float">
            <text:p>0,843727</text:p>
          </table:table-cell>
          <table:table-cell office:value-type="float" office:value="0.0515361" calcext:value-type="float">
            <text:p>0,0515361</text:p>
          </table:table-cell>
          <table:table-cell office:value-type="float" office:value="0.051059" calcext:value-type="float">
            <text:p>0,051059</text:p>
          </table:table-cell>
          <table:table-cell office:value-type="float" office:value="0.226721" calcext:value-type="float">
            <text:p>0,226721</text:p>
          </table:table-cell>
          <table:table-cell office:value-type="float" office:value="1.15616" calcext:value-type="float">
            <text:p>1,15616</text:p>
          </table:table-cell>
          <table:table-cell office:value-type="float" office:value="1.15909" calcext:value-type="float">
            <text:p>1,15909</text:p>
          </table:table-cell>
          <table:table-cell office:value-type="float" office:value="1.02847" calcext:value-type="float">
            <text:p>1,02847</text:p>
          </table:table-cell>
          <table:table-cell office:value-type="float" office:value="0.930628" calcext:value-type="float">
            <text:p>0,930628</text:p>
          </table:table-cell>
          <table:table-cell office:value-type="float" office:value="0.933606" calcext:value-type="float">
            <text:p>0,933606</text:p>
          </table:table-cell>
          <table:table-cell office:value-type="float" office:value="0.780222" calcext:value-type="float">
            <text:p>0,780222</text:p>
          </table:table-cell>
          <table:table-cell office:value-type="float" office:value="0.569718" calcext:value-type="float">
            <text:p>0,569718</text:p>
          </table:table-cell>
          <table:table-cell office:value-type="float" office:value="1.14887" calcext:value-type="float">
            <text:p>1,14887</text:p>
          </table:table-cell>
          <table:table-cell office:value-type="float" office:value="0.203543" calcext:value-type="float">
            <text:p>0,203543</text:p>
          </table:table-cell>
          <table:table-cell office:value-type="float" office:value="0.448888" calcext:value-type="float">
            <text:p>0,448888</text:p>
          </table:table-cell>
          <table:table-cell office:value-type="float" office:value="0.933053" calcext:value-type="float">
            <text:p>0,933053</text:p>
          </table:table-cell>
          <table:table-cell office:value-type="float" office:value="0.925906" calcext:value-type="float">
            <text:p>0,925906</text:p>
          </table:table-cell>
          <table:table-cell office:value-type="float" office:value="0.601439" calcext:value-type="float">
            <text:p>0,601439</text:p>
          </table:table-cell>
          <table:table-cell office:value-type="float" office:value="0.147067" calcext:value-type="float">
            <text:p>0,147067</text:p>
          </table:table-cell>
          <table:table-cell office:value-type="float" office:value="0.36045" calcext:value-type="float">
            <text:p>0,36045</text:p>
          </table:table-cell>
          <table:table-cell office:value-type="float" office:value="0.105973" calcext:value-type="float">
            <text:p>0,105973</text:p>
          </table:table-cell>
          <table:table-cell office:value-type="float" office:value="0.0696089" calcext:value-type="float">
            <text:p>0,0696089</text:p>
          </table:table-cell>
          <table:table-cell office:value-type="float" office:value="0.197585" calcext:value-type="float">
            <text:p>0,197585</text:p>
          </table:table-cell>
          <table:table-cell office:value-type="float" office:value="0.070586" calcext:value-type="float">
            <text:p>0,070586</text:p>
          </table:table-cell>
          <table:table-cell office:value-type="float" office:value="0.42689" calcext:value-type="float">
            <text:p>0,42689</text:p>
          </table:table-cell>
          <table:table-cell office:value-type="float" office:value="0.326623" calcext:value-type="float">
            <text:p>0,326623</text:p>
          </table:table-cell>
          <table:table-cell office:value-type="float" office:value="0.640849" calcext:value-type="float">
            <text:p>0,640849</text:p>
          </table:table-cell>
          <table:table-cell office:value-type="float" office:value="0.201254" calcext:value-type="float">
            <text:p>0,201254</text:p>
          </table:table-cell>
          <table:table-cell office:value-type="float" office:value="1.72327" calcext:value-type="float">
            <text:p>1,72327</text:p>
          </table:table-cell>
          <table:table-cell office:value-type="float" office:value="0.672553" calcext:value-type="float">
            <text:p>0,672553</text:p>
          </table:table-cell>
          <table:table-cell office:value-type="float" office:value="0.795663" calcext:value-type="float">
            <text:p>0,795663</text:p>
          </table:table-cell>
          <table:table-cell office:value-type="float" office:value="0.323717" calcext:value-type="float">
            <text:p>0,323717</text:p>
          </table:table-cell>
          <table:table-cell office:value-type="float" office:value="1.01748" calcext:value-type="float">
            <text:p>1,01748</text:p>
          </table:table-cell>
          <table:table-cell office:value-type="float" office:value="0.111922" calcext:value-type="float">
            <text:p>0,111922</text:p>
          </table:table-cell>
          <table:table-cell office:value-type="float" office:value="0.583818" calcext:value-type="float">
            <text:p>0,583818</text:p>
          </table:table-cell>
          <table:table-cell office:value-type="float" office:value="0.516839" calcext:value-type="float">
            <text:p>0,516839</text:p>
          </table:table-cell>
          <table:table-cell office:value-type="float" office:value="0.143838" calcext:value-type="float">
            <text:p>0,143838</text:p>
          </table:table-cell>
          <table:table-cell office:value-type="float" office:value="0.0659831" calcext:value-type="float">
            <text:p>0,0659831</text:p>
          </table:table-cell>
          <table:table-cell table:number-columns-repeated="20"/>
          <table:table-cell table:formula="of:=MIN([.A166:.BL166])" office:value-type="float" office:value="0.051059" calcext:value-type="float">
            <text:p>0,051059</text:p>
          </table:table-cell>
          <table:table-cell table:formula="of:=MAX([.A166:.BL166])" office:value-type="float" office:value="1.72327" calcext:value-type="float">
            <text:p>1,72327</text:p>
          </table:table-cell>
          <table:table-cell table:number-columns-repeated="7"/>
        </table:table-row>
        <table:table-row table:style-name="ro2">
          <table:table-cell office:value-type="float" office:value="0.194271" calcext:value-type="float">
            <text:p>0,194271</text:p>
          </table:table-cell>
          <table:table-cell office:value-type="float" office:value="0.190116" calcext:value-type="float">
            <text:p>0,190116</text:p>
          </table:table-cell>
          <table:table-cell office:value-type="float" office:value="0.161813" calcext:value-type="float">
            <text:p>0,161813</text:p>
          </table:table-cell>
          <table:table-cell office:value-type="float" office:value="0.179565" calcext:value-type="float">
            <text:p>0,179565</text:p>
          </table:table-cell>
          <table:table-cell office:value-type="float" office:value="0.204967" calcext:value-type="float">
            <text:p>0,204967</text:p>
          </table:table-cell>
          <table:table-cell office:value-type="float" office:value="0.153188" calcext:value-type="float">
            <text:p>0,153188</text:p>
          </table:table-cell>
          <table:table-cell office:value-type="float" office:value="0.154686" calcext:value-type="float">
            <text:p>0,154686</text:p>
          </table:table-cell>
          <table:table-cell office:value-type="float" office:value="0.149439" calcext:value-type="float">
            <text:p>0,149439</text:p>
          </table:table-cell>
          <table:table-cell office:value-type="float" office:value="0.180721" calcext:value-type="float">
            <text:p>0,180721</text:p>
          </table:table-cell>
          <table:table-cell office:value-type="float" office:value="0.173553" calcext:value-type="float">
            <text:p>0,173553</text:p>
          </table:table-cell>
          <table:table-cell office:value-type="float" office:value="0.18383" calcext:value-type="float">
            <text:p>0,18383</text:p>
          </table:table-cell>
          <table:table-cell office:value-type="float" office:value="0.203224" calcext:value-type="float">
            <text:p>0,203224</text:p>
          </table:table-cell>
          <table:table-cell office:value-type="float" office:value="0.179771" calcext:value-type="float">
            <text:p>0,179771</text:p>
          </table:table-cell>
          <table:table-cell office:value-type="float" office:value="0.181287" calcext:value-type="float">
            <text:p>0,181287</text:p>
          </table:table-cell>
          <table:table-cell office:value-type="float" office:value="0.282222" calcext:value-type="float">
            <text:p>0,282222</text:p>
          </table:table-cell>
          <table:table-cell office:value-type="float" office:value="0.156569" calcext:value-type="float">
            <text:p>0,156569</text:p>
          </table:table-cell>
          <table:table-cell office:value-type="float" office:value="0.129817" calcext:value-type="float">
            <text:p>0,129817</text:p>
          </table:table-cell>
          <table:table-cell office:value-type="float" office:value="1.3487" calcext:value-type="float">
            <text:p>1,3487</text:p>
          </table:table-cell>
          <table:table-cell office:value-type="float" office:value="1.15361" calcext:value-type="float">
            <text:p>1,15361</text:p>
          </table:table-cell>
          <table:table-cell office:value-type="float" office:value="0.231658" calcext:value-type="float">
            <text:p>0,231658</text:p>
          </table:table-cell>
          <table:table-cell office:value-type="float" office:value="1.01289" calcext:value-type="float">
            <text:p>1,01289</text:p>
          </table:table-cell>
          <table:table-cell office:value-type="float" office:value="0.808985" calcext:value-type="float">
            <text:p>0,808985</text:p>
          </table:table-cell>
          <table:table-cell office:value-type="float" office:value="0.67117" calcext:value-type="float">
            <text:p>0,67117</text:p>
          </table:table-cell>
          <table:table-cell office:value-type="float" office:value="0.598344" calcext:value-type="float">
            <text:p>0,598344</text:p>
          </table:table-cell>
          <table:table-cell office:value-type="float" office:value="0.273572" calcext:value-type="float">
            <text:p>0,273572</text:p>
          </table:table-cell>
          <table:table-cell office:value-type="float" office:value="1.85076" calcext:value-type="float">
            <text:p>1,85076</text:p>
          </table:table-cell>
          <table:table-cell office:value-type="float" office:value="1.66557" calcext:value-type="float">
            <text:p>1,66557</text:p>
          </table:table-cell>
          <table:table-cell office:value-type="float" office:value="0.552171" calcext:value-type="float">
            <text:p>0,552171</text:p>
          </table:table-cell>
          <table:table-cell office:value-type="float" office:value="0.548267" calcext:value-type="float">
            <text:p>0,548267</text:p>
          </table:table-cell>
          <table:table-cell office:value-type="float" office:value="1.37811" calcext:value-type="float">
            <text:p>1,37811</text:p>
          </table:table-cell>
          <table:table-cell office:value-type="float" office:value="1.22466" calcext:value-type="float">
            <text:p>1,22466</text:p>
          </table:table-cell>
          <table:table-cell office:value-type="float" office:value="1.59931" calcext:value-type="float">
            <text:p>1,59931</text:p>
          </table:table-cell>
          <table:table-cell office:value-type="float" office:value="1.58562" calcext:value-type="float">
            <text:p>1,58562</text:p>
          </table:table-cell>
          <table:table-cell office:value-type="float" office:value="0.494445" calcext:value-type="float">
            <text:p>0,494445</text:p>
          </table:table-cell>
          <table:table-cell office:value-type="float" office:value="0.869007" calcext:value-type="float">
            <text:p>0,869007</text:p>
          </table:table-cell>
          <table:table-cell office:value-type="float" office:value="0.340404" calcext:value-type="float">
            <text:p>0,340404</text:p>
          </table:table-cell>
          <table:table-cell office:value-type="float" office:value="0.193156" calcext:value-type="float">
            <text:p>0,193156</text:p>
          </table:table-cell>
          <table:table-cell office:value-type="float" office:value="1.24777" calcext:value-type="float">
            <text:p>1,24777</text:p>
          </table:table-cell>
          <table:table-cell office:value-type="float" office:value="0.668547" calcext:value-type="float">
            <text:p>0,668547</text:p>
          </table:table-cell>
          <table:table-cell office:value-type="float" office:value="0.658852" calcext:value-type="float">
            <text:p>0,658852</text:p>
          </table:table-cell>
          <table:table-cell office:value-type="float" office:value="0.582596" calcext:value-type="float">
            <text:p>0,582596</text:p>
          </table:table-cell>
          <table:table-cell office:value-type="float" office:value="0.576991" calcext:value-type="float">
            <text:p>0,576991</text:p>
          </table:table-cell>
          <table:table-cell office:value-type="float" office:value="1.4592" calcext:value-type="float">
            <text:p>1,4592</text:p>
          </table:table-cell>
          <table:table-cell office:value-type="float" office:value="1.20084" calcext:value-type="float">
            <text:p>1,20084</text:p>
          </table:table-cell>
          <table:table-cell office:value-type="float" office:value="2.06918" calcext:value-type="float">
            <text:p>2,06918</text:p>
          </table:table-cell>
          <table:table-cell office:value-type="float" office:value="0.638138" calcext:value-type="float">
            <text:p>0,638138</text:p>
          </table:table-cell>
          <table:table-cell office:value-type="float" office:value="0.290239" calcext:value-type="float">
            <text:p>0,290239</text:p>
          </table:table-cell>
          <table:table-cell office:value-type="float" office:value="0.294199" calcext:value-type="float">
            <text:p>0,294199</text:p>
          </table:table-cell>
          <table:table-cell table:number-columns-repeated="20"/>
          <table:table-cell table:formula="of:=MIN([.A167:.BL167])" office:value-type="float" office:value="0.129817" calcext:value-type="float">
            <text:p>0,129817</text:p>
          </table:table-cell>
          <table:table-cell table:formula="of:=MAX([.A167:.BL167])" office:value-type="float" office:value="2.06918" calcext:value-type="float">
            <text:p>2,06918</text:p>
          </table:table-cell>
          <table:table-cell table:number-columns-repeated="7"/>
        </table:table-row>
        <table:table-row table:style-name="ro2">
          <table:table-cell office:value-type="float" office:value="0.143413" calcext:value-type="float">
            <text:p>0,143413</text:p>
          </table:table-cell>
          <table:table-cell office:value-type="float" office:value="0.187847" calcext:value-type="float">
            <text:p>0,187847</text:p>
          </table:table-cell>
          <table:table-cell office:value-type="float" office:value="0.191128" calcext:value-type="float">
            <text:p>0,191128</text:p>
          </table:table-cell>
          <table:table-cell office:value-type="float" office:value="0.103072" calcext:value-type="float">
            <text:p>0,103072</text:p>
          </table:table-cell>
          <table:table-cell office:value-type="float" office:value="0.100581" calcext:value-type="float">
            <text:p>0,100581</text:p>
          </table:table-cell>
          <table:table-cell office:value-type="float" office:value="0.421678" calcext:value-type="float">
            <text:p>0,421678</text:p>
          </table:table-cell>
          <table:table-cell office:value-type="float" office:value="0.287122" calcext:value-type="float">
            <text:p>0,287122</text:p>
          </table:table-cell>
          <table:table-cell office:value-type="float" office:value="0.207639" calcext:value-type="float">
            <text:p>0,207639</text:p>
          </table:table-cell>
          <table:table-cell office:value-type="float" office:value="0.566101" calcext:value-type="float">
            <text:p>0,566101</text:p>
          </table:table-cell>
          <table:table-cell office:value-type="float" office:value="0.163646" calcext:value-type="float">
            <text:p>0,163646</text:p>
          </table:table-cell>
          <table:table-cell office:value-type="float" office:value="0.344469" calcext:value-type="float">
            <text:p>0,344469</text:p>
          </table:table-cell>
          <table:table-cell office:value-type="float" office:value="0.35158" calcext:value-type="float">
            <text:p>0,35158</text:p>
          </table:table-cell>
          <table:table-cell office:value-type="float" office:value="0.207221" calcext:value-type="float">
            <text:p>0,207221</text:p>
          </table:table-cell>
          <table:table-cell office:value-type="float" office:value="0.678837" calcext:value-type="float">
            <text:p>0,678837</text:p>
          </table:table-cell>
          <table:table-cell office:value-type="float" office:value="0.169225" calcext:value-type="float">
            <text:p>0,169225</text:p>
          </table:table-cell>
          <table:table-cell office:value-type="float" office:value="0.395951" calcext:value-type="float">
            <text:p>0,395951</text:p>
          </table:table-cell>
          <table:table-cell office:value-type="float" office:value="0.381489" calcext:value-type="float">
            <text:p>0,381489</text:p>
          </table:table-cell>
          <table:table-cell office:value-type="float" office:value="1.03085" calcext:value-type="float">
            <text:p>1,03085</text:p>
          </table:table-cell>
          <table:table-cell office:value-type="float" office:value="0.950808" calcext:value-type="float">
            <text:p>0,950808</text:p>
          </table:table-cell>
          <table:table-cell office:value-type="float" office:value="0.770033" calcext:value-type="float">
            <text:p>0,770033</text:p>
          </table:table-cell>
          <table:table-cell office:value-type="float" office:value="0.208673" calcext:value-type="float">
            <text:p>0,208673</text:p>
          </table:table-cell>
          <table:table-cell office:value-type="float" office:value="0.31716" calcext:value-type="float">
            <text:p>0,31716</text:p>
          </table:table-cell>
          <table:table-cell office:value-type="float" office:value="0.723016" calcext:value-type="float">
            <text:p>0,723016</text:p>
          </table:table-cell>
          <table:table-cell office:value-type="float" office:value="0.407172" calcext:value-type="float">
            <text:p>0,407172</text:p>
          </table:table-cell>
          <table:table-cell office:value-type="float" office:value="0.914635" calcext:value-type="float">
            <text:p>0,914635</text:p>
          </table:table-cell>
          <table:table-cell office:value-type="float" office:value="0.296189" calcext:value-type="float">
            <text:p>0,296189</text:p>
          </table:table-cell>
          <table:table-cell office:value-type="float" office:value="1.25669" calcext:value-type="float">
            <text:p>1,25669</text:p>
          </table:table-cell>
          <table:table-cell office:value-type="float" office:value="1.00958" calcext:value-type="float">
            <text:p>1,00958</text:p>
          </table:table-cell>
          <table:table-cell office:value-type="float" office:value="0.861351" calcext:value-type="float">
            <text:p>0,861351</text:p>
          </table:table-cell>
          <table:table-cell office:value-type="float" office:value="0.683967" calcext:value-type="float">
            <text:p>0,683967</text:p>
          </table:table-cell>
          <table:table-cell office:value-type="float" office:value="0.762178" calcext:value-type="float">
            <text:p>0,762178</text:p>
          </table:table-cell>
          <table:table-cell office:value-type="float" office:value="1.44444" calcext:value-type="float">
            <text:p>1,44444</text:p>
          </table:table-cell>
          <table:table-cell office:value-type="float" office:value="0.512128" calcext:value-type="float">
            <text:p>0,512128</text:p>
          </table:table-cell>
          <table:table-cell office:value-type="float" office:value="0.845338" calcext:value-type="float">
            <text:p>0,845338</text:p>
          </table:table-cell>
          <table:table-cell office:value-type="float" office:value="0.681878" calcext:value-type="float">
            <text:p>0,681878</text:p>
          </table:table-cell>
          <table:table-cell office:value-type="float" office:value="0.64811" calcext:value-type="float">
            <text:p>0,64811</text:p>
          </table:table-cell>
          <table:table-cell office:value-type="float" office:value="1.80088" calcext:value-type="float">
            <text:p>1,80088</text:p>
          </table:table-cell>
          <table:table-cell office:value-type="float" office:value="0.658971" calcext:value-type="float">
            <text:p>0,658971</text:p>
          </table:table-cell>
          <table:table-cell office:value-type="float" office:value="1.93932" calcext:value-type="float">
            <text:p>1,93932</text:p>
          </table:table-cell>
          <table:table-cell office:value-type="float" office:value="1.77768" calcext:value-type="float">
            <text:p>1,77768</text:p>
          </table:table-cell>
          <table:table-cell office:value-type="float" office:value="0.904454" calcext:value-type="float">
            <text:p>0,904454</text:p>
          </table:table-cell>
          <table:table-cell office:value-type="float" office:value="2.12683" calcext:value-type="float">
            <text:p>2,12683</text:p>
          </table:table-cell>
          <table:table-cell office:value-type="float" office:value="0.198884" calcext:value-type="float">
            <text:p>0,198884</text:p>
          </table:table-cell>
          <table:table-cell office:value-type="float" office:value="0.642229" calcext:value-type="float">
            <text:p>0,642229</text:p>
          </table:table-cell>
          <table:table-cell office:value-type="float" office:value="0.221691" calcext:value-type="float">
            <text:p>0,221691</text:p>
          </table:table-cell>
          <table:table-cell office:value-type="float" office:value="1.92628" calcext:value-type="float">
            <text:p>1,92628</text:p>
          </table:table-cell>
          <table:table-cell office:value-type="float" office:value="2.17646" calcext:value-type="float">
            <text:p>2,17646</text:p>
          </table:table-cell>
          <table:table-cell office:value-type="float" office:value="2.18754" calcext:value-type="float">
            <text:p>2,18754</text:p>
          </table:table-cell>
          <table:table-cell table:number-columns-repeated="20"/>
          <table:table-cell table:formula="of:=MIN([.A168:.BL168])" office:value-type="float" office:value="0.100581" calcext:value-type="float">
            <text:p>0,100581</text:p>
          </table:table-cell>
          <table:table-cell table:formula="of:=MAX([.A168:.BL168])" office:value-type="float" office:value="2.18754" calcext:value-type="float">
            <text:p>2,18754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3531" calcext:value-type="float">
            <text:p>0,13531</text:p>
          </table:table-cell>
          <table:table-cell office:value-type="float" office:value="0.148993" calcext:value-type="float">
            <text:p>0,148993</text:p>
          </table:table-cell>
          <table:table-cell office:value-type="float" office:value="0.185313" calcext:value-type="float">
            <text:p>0,185313</text:p>
          </table:table-cell>
          <table:table-cell office:value-type="float" office:value="0.150672" calcext:value-type="float">
            <text:p>0,150672</text:p>
          </table:table-cell>
          <table:table-cell office:value-type="float" office:value="0.117032" calcext:value-type="float">
            <text:p>0,117032</text:p>
          </table:table-cell>
          <table:table-cell office:value-type="float" office:value="0.131981" calcext:value-type="float">
            <text:p>0,131981</text:p>
          </table:table-cell>
          <table:table-cell office:value-type="float" office:value="0.15094" calcext:value-type="float">
            <text:p>0,15094</text:p>
          </table:table-cell>
          <table:table-cell office:value-type="float" office:value="0.335987" calcext:value-type="float">
            <text:p>0,335987</text:p>
          </table:table-cell>
          <table:table-cell office:value-type="float" office:value="0.0971611" calcext:value-type="float">
            <text:p>0,0971611</text:p>
          </table:table-cell>
          <table:table-cell office:value-type="float" office:value="0.111506" calcext:value-type="float">
            <text:p>0,111506</text:p>
          </table:table-cell>
          <table:table-cell office:value-type="float" office:value="0.076014" calcext:value-type="float">
            <text:p>0,076014</text:p>
          </table:table-cell>
          <table:table-cell office:value-type="float" office:value="0.12718" calcext:value-type="float">
            <text:p>0,12718</text:p>
          </table:table-cell>
          <table:table-cell office:value-type="float" office:value="0.163813" calcext:value-type="float">
            <text:p>0,163813</text:p>
          </table:table-cell>
          <table:table-cell office:value-type="float" office:value="0.737519" calcext:value-type="float">
            <text:p>0,737519</text:p>
          </table:table-cell>
          <table:table-cell office:value-type="float" office:value="0.14843" calcext:value-type="float">
            <text:p>0,14843</text:p>
          </table:table-cell>
          <table:table-cell office:value-type="float" office:value="0.146757" calcext:value-type="float">
            <text:p>0,146757</text:p>
          </table:table-cell>
          <table:table-cell office:value-type="float" office:value="0.179904" calcext:value-type="float">
            <text:p>0,179904</text:p>
          </table:table-cell>
          <table:table-cell office:value-type="float" office:value="0.123688" calcext:value-type="float">
            <text:p>0,123688</text:p>
          </table:table-cell>
          <table:table-cell office:value-type="float" office:value="0.14681" calcext:value-type="float">
            <text:p>0,14681</text:p>
          </table:table-cell>
          <table:table-cell office:value-type="float" office:value="0.14853" calcext:value-type="float">
            <text:p>0,14853</text:p>
          </table:table-cell>
          <table:table-cell office:value-type="float" office:value="0.082401" calcext:value-type="float">
            <text:p>0,082401</text:p>
          </table:table-cell>
          <table:table-cell office:value-type="float" office:value="1.1944" calcext:value-type="float">
            <text:p>1,1944</text:p>
          </table:table-cell>
          <table:table-cell office:value-type="float" office:value="0.168736" calcext:value-type="float">
            <text:p>0,168736</text:p>
          </table:table-cell>
          <table:table-cell office:value-type="float" office:value="0.17648" calcext:value-type="float">
            <text:p>0,17648</text:p>
          </table:table-cell>
          <table:table-cell office:value-type="float" office:value="0.664587" calcext:value-type="float">
            <text:p>0,664587</text:p>
          </table:table-cell>
          <table:table-cell office:value-type="float" office:value="0.118882" calcext:value-type="float">
            <text:p>0,118882</text:p>
          </table:table-cell>
          <table:table-cell office:value-type="float" office:value="0.143858" calcext:value-type="float">
            <text:p>0,143858</text:p>
          </table:table-cell>
          <table:table-cell office:value-type="float" office:value="0.152774" calcext:value-type="float">
            <text:p>0,152774</text:p>
          </table:table-cell>
          <table:table-cell office:value-type="float" office:value="0.169458" calcext:value-type="float">
            <text:p>0,169458</text:p>
          </table:table-cell>
          <table:table-cell office:value-type="float" office:value="1.39089" calcext:value-type="float">
            <text:p>1,39089</text:p>
          </table:table-cell>
          <table:table-cell office:value-type="float" office:value="1.24164" calcext:value-type="float">
            <text:p>1,24164</text:p>
          </table:table-cell>
          <table:table-cell office:value-type="float" office:value="1.54716" calcext:value-type="float">
            <text:p>1,54716</text:p>
          </table:table-cell>
          <table:table-cell office:value-type="float" office:value="1.12412" calcext:value-type="float">
            <text:p>1,12412</text:p>
          </table:table-cell>
          <table:table-cell office:value-type="float" office:value="1.05079" calcext:value-type="float">
            <text:p>1,05079</text:p>
          </table:table-cell>
          <table:table-cell office:value-type="float" office:value="0.118704" calcext:value-type="float">
            <text:p>0,118704</text:p>
          </table:table-cell>
          <table:table-cell office:value-type="float" office:value="0.816494" calcext:value-type="float">
            <text:p>0,816494</text:p>
          </table:table-cell>
          <table:table-cell office:value-type="float" office:value="1.78169" calcext:value-type="float">
            <text:p>1,78169</text:p>
          </table:table-cell>
          <table:table-cell office:value-type="float" office:value="0.626336" calcext:value-type="float">
            <text:p>0,626336</text:p>
          </table:table-cell>
          <table:table-cell office:value-type="float" office:value="1.19828" calcext:value-type="float">
            <text:p>1,19828</text:p>
          </table:table-cell>
          <table:table-cell office:value-type="float" office:value="0.509725" calcext:value-type="float">
            <text:p>0,509725</text:p>
          </table:table-cell>
          <table:table-cell office:value-type="float" office:value="1.10979" calcext:value-type="float">
            <text:p>1,10979</text:p>
          </table:table-cell>
          <table:table-cell office:value-type="float" office:value="0.791389" calcext:value-type="float">
            <text:p>0,791389</text:p>
          </table:table-cell>
          <table:table-cell office:value-type="float" office:value="0.817845" calcext:value-type="float">
            <text:p>0,817845</text:p>
          </table:table-cell>
          <table:table-cell office:value-type="float" office:value="0.652385" calcext:value-type="float">
            <text:p>0,652385</text:p>
          </table:table-cell>
          <table:table-cell office:value-type="float" office:value="2.1657" calcext:value-type="float">
            <text:p>2,1657</text:p>
          </table:table-cell>
          <table:table-cell office:value-type="float" office:value="2.06611" calcext:value-type="float">
            <text:p>2,06611</text:p>
          </table:table-cell>
          <table:table-cell office:value-type="float" office:value="1.1751" calcext:value-type="float">
            <text:p>1,1751</text:p>
          </table:table-cell>
          <table:table-cell office:value-type="float" office:value="1.2047" calcext:value-type="float">
            <text:p>1,2047</text:p>
          </table:table-cell>
          <table:table-cell office:value-type="float" office:value="1.79833" calcext:value-type="float">
            <text:p>1,79833</text:p>
          </table:table-cell>
          <table:table-cell office:value-type="float" office:value="1.62974" calcext:value-type="float">
            <text:p>1,62974</text:p>
          </table:table-cell>
          <table:table-cell office:value-type="float" office:value="1.74914" calcext:value-type="float">
            <text:p>1,74914</text:p>
          </table:table-cell>
          <table:table-cell office:value-type="float" office:value="1.66751" calcext:value-type="float">
            <text:p>1,66751</text:p>
          </table:table-cell>
          <table:table-cell office:value-type="float" office:value="1.99035" calcext:value-type="float">
            <text:p>1,99035</text:p>
          </table:table-cell>
          <table:table-cell office:value-type="float" office:value="1.86713" calcext:value-type="float">
            <text:p>1,86713</text:p>
          </table:table-cell>
          <table:table-cell office:value-type="float" office:value="0.665624" calcext:value-type="float">
            <text:p>0,665624</text:p>
          </table:table-cell>
          <table:table-cell office:value-type="float" office:value="1.32916" calcext:value-type="float">
            <text:p>1,32916</text:p>
          </table:table-cell>
          <table:table-cell office:value-type="float" office:value="1.1765" calcext:value-type="float">
            <text:p>1,1765</text:p>
          </table:table-cell>
          <table:table-cell office:value-type="float" office:value="1.16388" calcext:value-type="float">
            <text:p>1,16388</text:p>
          </table:table-cell>
          <table:table-cell office:value-type="float" office:value="1.52883" calcext:value-type="float">
            <text:p>1,52883</text:p>
          </table:table-cell>
          <table:table-cell office:value-type="float" office:value="0.729439" calcext:value-type="float">
            <text:p>0,729439</text:p>
          </table:table-cell>
          <table:table-cell office:value-type="float" office:value="2.29099" calcext:value-type="float">
            <text:p>2,29099</text:p>
          </table:table-cell>
          <table:table-cell office:value-type="float" office:value="0.14957" calcext:value-type="float">
            <text:p>0,14957</text:p>
          </table:table-cell>
          <table:table-cell office:value-type="float" office:value="1.75509" calcext:value-type="float">
            <text:p>1,75509</text:p>
          </table:table-cell>
          <table:table-cell office:value-type="float" office:value="0.0901439" calcext:value-type="float">
            <text:p>0,0901439</text:p>
          </table:table-cell>
          <table:table-cell table:number-columns-repeated="4"/>
          <table:table-cell table:formula="of:=MIN([.A170:.BL170])" office:value-type="float" office:value="0.076014" calcext:value-type="float">
            <text:p>0,076014</text:p>
          </table:table-cell>
          <table:table-cell table:formula="of:=MAX([.A170:.BL170])" office:value-type="float" office:value="2.29099" calcext:value-type="float">
            <text:p>2,29099</text:p>
          </table:table-cell>
          <table:table-cell table:number-columns-repeated="7"/>
        </table:table-row>
        <table:table-row table:style-name="ro2">
          <table:table-cell office:value-type="float" office:value="0.131232" calcext:value-type="float">
            <text:p>0,131232</text:p>
          </table:table-cell>
          <table:table-cell office:value-type="float" office:value="0.155549" calcext:value-type="float">
            <text:p>0,155549</text:p>
          </table:table-cell>
          <table:table-cell office:value-type="float" office:value="0.272394" calcext:value-type="float">
            <text:p>0,272394</text:p>
          </table:table-cell>
          <table:table-cell office:value-type="float" office:value="0.13826" calcext:value-type="float">
            <text:p>0,13826</text:p>
          </table:table-cell>
          <table:table-cell office:value-type="float" office:value="0.263327" calcext:value-type="float">
            <text:p>0,263327</text:p>
          </table:table-cell>
          <table:table-cell office:value-type="float" office:value="0.149501" calcext:value-type="float">
            <text:p>0,149501</text:p>
          </table:table-cell>
          <table:table-cell office:value-type="float" office:value="0.101266" calcext:value-type="float">
            <text:p>0,101266</text:p>
          </table:table-cell>
          <table:table-cell office:value-type="float" office:value="0.164925" calcext:value-type="float">
            <text:p>0,164925</text:p>
          </table:table-cell>
          <table:table-cell office:value-type="float" office:value="0.120863" calcext:value-type="float">
            <text:p>0,120863</text:p>
          </table:table-cell>
          <table:table-cell office:value-type="float" office:value="0.317424" calcext:value-type="float">
            <text:p>0,317424</text:p>
          </table:table-cell>
          <table:table-cell office:value-type="float" office:value="0.332984" calcext:value-type="float">
            <text:p>0,332984</text:p>
          </table:table-cell>
          <table:table-cell office:value-type="float" office:value="0.271672" calcext:value-type="float">
            <text:p>0,271672</text:p>
          </table:table-cell>
          <table:table-cell office:value-type="float" office:value="0.240018" calcext:value-type="float">
            <text:p>0,240018</text:p>
          </table:table-cell>
          <table:table-cell office:value-type="float" office:value="0.864639" calcext:value-type="float">
            <text:p>0,864639</text:p>
          </table:table-cell>
          <table:table-cell office:value-type="float" office:value="1.00389" calcext:value-type="float">
            <text:p>1,00389</text:p>
          </table:table-cell>
          <table:table-cell office:value-type="float" office:value="0.87169" calcext:value-type="float">
            <text:p>0,87169</text:p>
          </table:table-cell>
          <table:table-cell office:value-type="float" office:value="0.761597" calcext:value-type="float">
            <text:p>0,761597</text:p>
          </table:table-cell>
          <table:table-cell office:value-type="float" office:value="0.685606" calcext:value-type="float">
            <text:p>0,685606</text:p>
          </table:table-cell>
          <table:table-cell office:value-type="float" office:value="0.771965" calcext:value-type="float">
            <text:p>0,771965</text:p>
          </table:table-cell>
          <table:table-cell office:value-type="float" office:value="0.628618" calcext:value-type="float">
            <text:p>0,628618</text:p>
          </table:table-cell>
          <table:table-cell office:value-type="float" office:value="0.609192" calcext:value-type="float">
            <text:p>0,609192</text:p>
          </table:table-cell>
          <table:table-cell office:value-type="float" office:value="0.887926" calcext:value-type="float">
            <text:p>0,887926</text:p>
          </table:table-cell>
          <table:table-cell office:value-type="float" office:value="0.479053" calcext:value-type="float">
            <text:p>0,479053</text:p>
          </table:table-cell>
          <table:table-cell office:value-type="float" office:value="0.818708" calcext:value-type="float">
            <text:p>0,818708</text:p>
          </table:table-cell>
          <table:table-cell office:value-type="float" office:value="0.640941" calcext:value-type="float">
            <text:p>0,640941</text:p>
          </table:table-cell>
          <table:table-cell office:value-type="float" office:value="0.221911" calcext:value-type="float">
            <text:p>0,221911</text:p>
          </table:table-cell>
          <table:table-cell office:value-type="float" office:value="0.502393" calcext:value-type="float">
            <text:p>0,502393</text:p>
          </table:table-cell>
          <table:table-cell office:value-type="float" office:value="0.255799" calcext:value-type="float">
            <text:p>0,255799</text:p>
          </table:table-cell>
          <table:table-cell office:value-type="float" office:value="0.563774" calcext:value-type="float">
            <text:p>0,563774</text:p>
          </table:table-cell>
          <table:table-cell office:value-type="float" office:value="1.44259" calcext:value-type="float">
            <text:p>1,44259</text:p>
          </table:table-cell>
          <table:table-cell office:value-type="float" office:value="0.626761" calcext:value-type="float">
            <text:p>0,626761</text:p>
          </table:table-cell>
          <table:table-cell office:value-type="float" office:value="0.632341" calcext:value-type="float">
            <text:p>0,632341</text:p>
          </table:table-cell>
          <table:table-cell office:value-type="float" office:value="0.687227" calcext:value-type="float">
            <text:p>0,687227</text:p>
          </table:table-cell>
          <table:table-cell office:value-type="float" office:value="0.272383" calcext:value-type="float">
            <text:p>0,272383</text:p>
          </table:table-cell>
          <table:table-cell office:value-type="float" office:value="0.645313" calcext:value-type="float">
            <text:p>0,645313</text:p>
          </table:table-cell>
          <table:table-cell office:value-type="float" office:value="0.608494" calcext:value-type="float">
            <text:p>0,608494</text:p>
          </table:table-cell>
          <table:table-cell office:value-type="float" office:value="0.804044" calcext:value-type="float">
            <text:p>0,804044</text:p>
          </table:table-cell>
          <table:table-cell office:value-type="float" office:value="0.834491" calcext:value-type="float">
            <text:p>0,834491</text:p>
          </table:table-cell>
          <table:table-cell office:value-type="float" office:value="1.43323" calcext:value-type="float">
            <text:p>1,43323</text:p>
          </table:table-cell>
          <table:table-cell office:value-type="float" office:value="1.39724" calcext:value-type="float">
            <text:p>1,39724</text:p>
          </table:table-cell>
          <table:table-cell office:value-type="float" office:value="0.892331" calcext:value-type="float">
            <text:p>0,892331</text:p>
          </table:table-cell>
          <table:table-cell office:value-type="float" office:value="0.841232" calcext:value-type="float">
            <text:p>0,841232</text:p>
          </table:table-cell>
          <table:table-cell office:value-type="float" office:value="1.228" calcext:value-type="float">
            <text:p>1,228</text:p>
          </table:table-cell>
          <table:table-cell office:value-type="float" office:value="1.69321" calcext:value-type="float">
            <text:p>1,69321</text:p>
          </table:table-cell>
          <table:table-cell office:value-type="float" office:value="1.61355" calcext:value-type="float">
            <text:p>1,61355</text:p>
          </table:table-cell>
          <table:table-cell office:value-type="float" office:value="0.860985" calcext:value-type="float">
            <text:p>0,860985</text:p>
          </table:table-cell>
          <table:table-cell office:value-type="float" office:value="1.50707" calcext:value-type="float">
            <text:p>1,50707</text:p>
          </table:table-cell>
          <table:table-cell office:value-type="float" office:value="1.4209" calcext:value-type="float">
            <text:p>1,4209</text:p>
          </table:table-cell>
          <table:table-cell office:value-type="float" office:value="0.826126" calcext:value-type="float">
            <text:p>0,826126</text:p>
          </table:table-cell>
          <table:table-cell office:value-type="float" office:value="1.16054" calcext:value-type="float">
            <text:p>1,16054</text:p>
          </table:table-cell>
          <table:table-cell office:value-type="float" office:value="0.807747" calcext:value-type="float">
            <text:p>0,807747</text:p>
          </table:table-cell>
          <table:table-cell office:value-type="float" office:value="0.725138" calcext:value-type="float">
            <text:p>0,725138</text:p>
          </table:table-cell>
          <table:table-cell office:value-type="float" office:value="0.814025" calcext:value-type="float">
            <text:p>0,814025</text:p>
          </table:table-cell>
          <table:table-cell office:value-type="float" office:value="1.74914" calcext:value-type="float">
            <text:p>1,74914</text:p>
          </table:table-cell>
          <table:table-cell office:value-type="float" office:value="0.072644" calcext:value-type="float">
            <text:p>0,072644</text:p>
          </table:table-cell>
          <table:table-cell office:value-type="float" office:value="0.0805991" calcext:value-type="float">
            <text:p>0,0805991</text:p>
          </table:table-cell>
          <table:table-cell office:value-type="float" office:value="0.15396" calcext:value-type="float">
            <text:p>0,15396</text:p>
          </table:table-cell>
          <table:table-cell office:value-type="float" office:value="1.52105" calcext:value-type="float">
            <text:p>1,52105</text:p>
          </table:table-cell>
          <table:table-cell office:value-type="float" office:value="1.00118" calcext:value-type="float">
            <text:p>1,00118</text:p>
          </table:table-cell>
          <table:table-cell office:value-type="float" office:value="2.27196" calcext:value-type="float">
            <text:p>2,27196</text:p>
          </table:table-cell>
          <table:table-cell office:value-type="float" office:value="1.45449" calcext:value-type="float">
            <text:p>1,45449</text:p>
          </table:table-cell>
          <table:table-cell office:value-type="float" office:value="0.11155" calcext:value-type="float">
            <text:p>0,11155</text:p>
          </table:table-cell>
          <table:table-cell office:value-type="float" office:value="0.038048" calcext:value-type="float">
            <text:p>0,038048</text:p>
          </table:table-cell>
          <table:table-cell office:value-type="float" office:value="0.311358" calcext:value-type="float">
            <text:p>0,311358</text:p>
          </table:table-cell>
          <table:table-cell table:number-columns-repeated="4"/>
          <table:table-cell table:formula="of:=MIN([.A171:.BL171])" office:value-type="float" office:value="0.038048" calcext:value-type="float">
            <text:p>0,038048</text:p>
          </table:table-cell>
          <table:table-cell table:formula="of:=MAX([.A171:.BL171])" office:value-type="float" office:value="2.27196" calcext:value-type="float">
            <text:p>2,27196</text:p>
          </table:table-cell>
          <table:table-cell table:number-columns-repeated="7"/>
        </table:table-row>
        <table:table-row table:style-name="ro2">
          <table:table-cell office:value-type="float" office:value="0.118613" calcext:value-type="float">
            <text:p>0,118613</text:p>
          </table:table-cell>
          <table:table-cell office:value-type="float" office:value="0.130787" calcext:value-type="float">
            <text:p>0,130787</text:p>
          </table:table-cell>
          <table:table-cell office:value-type="float" office:value="0.149208" calcext:value-type="float">
            <text:p>0,149208</text:p>
          </table:table-cell>
          <table:table-cell office:value-type="float" office:value="0.152027" calcext:value-type="float">
            <text:p>0,152027</text:p>
          </table:table-cell>
          <table:table-cell office:value-type="float" office:value="0.207941" calcext:value-type="float">
            <text:p>0,207941</text:p>
          </table:table-cell>
          <table:table-cell office:value-type="float" office:value="0.107371" calcext:value-type="float">
            <text:p>0,107371</text:p>
          </table:table-cell>
          <table:table-cell office:value-type="float" office:value="0.461535" calcext:value-type="float">
            <text:p>0,461535</text:p>
          </table:table-cell>
          <table:table-cell office:value-type="float" office:value="0.235587" calcext:value-type="float">
            <text:p>0,235587</text:p>
          </table:table-cell>
          <table:table-cell office:value-type="float" office:value="0.19719" calcext:value-type="float">
            <text:p>0,19719</text:p>
          </table:table-cell>
          <table:table-cell office:value-type="float" office:value="0.11676" calcext:value-type="float">
            <text:p>0,11676</text:p>
          </table:table-cell>
          <table:table-cell office:value-type="float" office:value="0.132524" calcext:value-type="float">
            <text:p>0,132524</text:p>
          </table:table-cell>
          <table:table-cell office:value-type="float" office:value="0.145005" calcext:value-type="float">
            <text:p>0,145005</text:p>
          </table:table-cell>
          <table:table-cell office:value-type="float" office:value="0.369701" calcext:value-type="float">
            <text:p>0,369701</text:p>
          </table:table-cell>
          <table:table-cell office:value-type="float" office:value="0.877204" calcext:value-type="float">
            <text:p>0,877204</text:p>
          </table:table-cell>
          <table:table-cell office:value-type="float" office:value="0.976734" calcext:value-type="float">
            <text:p>0,976734</text:p>
          </table:table-cell>
          <table:table-cell office:value-type="float" office:value="0.698722" calcext:value-type="float">
            <text:p>0,698722</text:p>
          </table:table-cell>
          <table:table-cell office:value-type="float" office:value="0.305369" calcext:value-type="float">
            <text:p>0,305369</text:p>
          </table:table-cell>
          <table:table-cell office:value-type="float" office:value="0.348523" calcext:value-type="float">
            <text:p>0,348523</text:p>
          </table:table-cell>
          <table:table-cell office:value-type="float" office:value="0.373617" calcext:value-type="float">
            <text:p>0,373617</text:p>
          </table:table-cell>
          <table:table-cell office:value-type="float" office:value="0.326442" calcext:value-type="float">
            <text:p>0,326442</text:p>
          </table:table-cell>
          <table:table-cell office:value-type="float" office:value="0.252433" calcext:value-type="float">
            <text:p>0,252433</text:p>
          </table:table-cell>
          <table:table-cell office:value-type="float" office:value="0.745018" calcext:value-type="float">
            <text:p>0,745018</text:p>
          </table:table-cell>
          <table:table-cell office:value-type="float" office:value="0.284802" calcext:value-type="float">
            <text:p>0,284802</text:p>
          </table:table-cell>
          <table:table-cell office:value-type="float" office:value="0.291117" calcext:value-type="float">
            <text:p>0,291117</text:p>
          </table:table-cell>
          <table:table-cell office:value-type="float" office:value="0.146774" calcext:value-type="float">
            <text:p>0,146774</text:p>
          </table:table-cell>
          <table:table-cell office:value-type="float" office:value="0.251821" calcext:value-type="float">
            <text:p>0,251821</text:p>
          </table:table-cell>
          <table:table-cell office:value-type="float" office:value="1.38937" calcext:value-type="float">
            <text:p>1,38937</text:p>
          </table:table-cell>
          <table:table-cell office:value-type="float" office:value="0.230161" calcext:value-type="float">
            <text:p>0,230161</text:p>
          </table:table-cell>
          <table:table-cell office:value-type="float" office:value="0.376047" calcext:value-type="float">
            <text:p>0,376047</text:p>
          </table:table-cell>
          <table:table-cell office:value-type="float" office:value="1.30792" calcext:value-type="float">
            <text:p>1,30792</text:p>
          </table:table-cell>
          <table:table-cell office:value-type="float" office:value="1.30707" calcext:value-type="float">
            <text:p>1,30707</text:p>
          </table:table-cell>
          <table:table-cell office:value-type="float" office:value="1.30011" calcext:value-type="float">
            <text:p>1,30011</text:p>
          </table:table-cell>
          <table:table-cell office:value-type="float" office:value="0.287318" calcext:value-type="float">
            <text:p>0,287318</text:p>
          </table:table-cell>
          <table:table-cell office:value-type="float" office:value="0.291126" calcext:value-type="float">
            <text:p>0,291126</text:p>
          </table:table-cell>
          <table:table-cell office:value-type="float" office:value="1.25183" calcext:value-type="float">
            <text:p>1,25183</text:p>
          </table:table-cell>
          <table:table-cell office:value-type="float" office:value="1.63674" calcext:value-type="float">
            <text:p>1,63674</text:p>
          </table:table-cell>
          <table:table-cell office:value-type="float" office:value="1.47718" calcext:value-type="float">
            <text:p>1,47718</text:p>
          </table:table-cell>
          <table:table-cell office:value-type="float" office:value="0.30251" calcext:value-type="float">
            <text:p>0,30251</text:p>
          </table:table-cell>
          <table:table-cell office:value-type="float" office:value="0.23549" calcext:value-type="float">
            <text:p>0,23549</text:p>
          </table:table-cell>
          <table:table-cell office:value-type="float" office:value="1.97443" calcext:value-type="float">
            <text:p>1,97443</text:p>
          </table:table-cell>
          <table:table-cell office:value-type="float" office:value="1.74236" calcext:value-type="float">
            <text:p>1,74236</text:p>
          </table:table-cell>
          <table:table-cell office:value-type="float" office:value="0.358576" calcext:value-type="float">
            <text:p>0,358576</text:p>
          </table:table-cell>
          <table:table-cell office:value-type="float" office:value="1.74306" calcext:value-type="float">
            <text:p>1,74306</text:p>
          </table:table-cell>
          <table:table-cell office:value-type="float" office:value="1.8056" calcext:value-type="float">
            <text:p>1,8056</text:p>
          </table:table-cell>
          <table:table-cell office:value-type="float" office:value="1.64426" calcext:value-type="float">
            <text:p>1,64426</text:p>
          </table:table-cell>
          <table:table-cell office:value-type="float" office:value="1.69935" calcext:value-type="float">
            <text:p>1,69935</text:p>
          </table:table-cell>
          <table:table-cell office:value-type="float" office:value="1.66294" calcext:value-type="float">
            <text:p>1,66294</text:p>
          </table:table-cell>
          <table:table-cell office:value-type="float" office:value="1.51392" calcext:value-type="float">
            <text:p>1,51392</text:p>
          </table:table-cell>
          <table:table-cell office:value-type="float" office:value="1.20495" calcext:value-type="float">
            <text:p>1,20495</text:p>
          </table:table-cell>
          <table:table-cell office:value-type="float" office:value="1.58735" calcext:value-type="float">
            <text:p>1,58735</text:p>
          </table:table-cell>
          <table:table-cell office:value-type="float" office:value="1.42911" calcext:value-type="float">
            <text:p>1,42911</text:p>
          </table:table-cell>
          <table:table-cell office:value-type="float" office:value="1.36393" calcext:value-type="float">
            <text:p>1,36393</text:p>
          </table:table-cell>
          <table:table-cell office:value-type="float" office:value="1.44007" calcext:value-type="float">
            <text:p>1,44007</text:p>
          </table:table-cell>
          <table:table-cell office:value-type="float" office:value="1.11917" calcext:value-type="float">
            <text:p>1,11917</text:p>
          </table:table-cell>
          <table:table-cell office:value-type="float" office:value="1.16873" calcext:value-type="float">
            <text:p>1,16873</text:p>
          </table:table-cell>
          <table:table-cell office:value-type="float" office:value="2.30121" calcext:value-type="float">
            <text:p>2,30121</text:p>
          </table:table-cell>
          <table:table-cell office:value-type="float" office:value="1.02007" calcext:value-type="float">
            <text:p>1,02007</text:p>
          </table:table-cell>
          <table:table-cell office:value-type="float" office:value="2.33477" calcext:value-type="float">
            <text:p>2,33477</text:p>
          </table:table-cell>
          <table:table-cell office:value-type="float" office:value="0.905324" calcext:value-type="float">
            <text:p>0,905324</text:p>
          </table:table-cell>
          <table:table-cell office:value-type="float" office:value="0.988251" calcext:value-type="float">
            <text:p>0,988251</text:p>
          </table:table-cell>
          <table:table-cell office:value-type="float" office:value="2.09943" calcext:value-type="float">
            <text:p>2,09943</text:p>
          </table:table-cell>
          <table:table-cell office:value-type="float" office:value="0.0726421" calcext:value-type="float">
            <text:p>0,0726421</text:p>
          </table:table-cell>
          <table:table-cell office:value-type="float" office:value="0.076503" calcext:value-type="float">
            <text:p>0,076503</text:p>
          </table:table-cell>
          <table:table-cell office:value-type="float" office:value="0.0780871" calcext:value-type="float">
            <text:p>0,0780871</text:p>
          </table:table-cell>
          <table:table-cell table:number-columns-repeated="4"/>
          <table:table-cell table:formula="of:=MIN([.A172:.BL172])" office:value-type="float" office:value="0.0726421" calcext:value-type="float">
            <text:p>0,0726421</text:p>
          </table:table-cell>
          <table:table-cell table:formula="of:=MAX([.A172:.BL172])" office:value-type="float" office:value="2.33477" calcext:value-type="float">
            <text:p>2,33477</text:p>
          </table:table-cell>
          <table:table-cell table:number-columns-repeated="7"/>
        </table:table-row>
        <table:table-row table:style-name="ro2">
          <table:table-cell office:value-type="float" office:value="0.0847468" calcext:value-type="float">
            <text:p>0,0847468</text:p>
          </table:table-cell>
          <table:table-cell office:value-type="float" office:value="0.133339" calcext:value-type="float">
            <text:p>0,133339</text:p>
          </table:table-cell>
          <table:table-cell office:value-type="float" office:value="0.134552" calcext:value-type="float">
            <text:p>0,134552</text:p>
          </table:table-cell>
          <table:table-cell office:value-type="float" office:value="0.197605" calcext:value-type="float">
            <text:p>0,197605</text:p>
          </table:table-cell>
          <table:table-cell office:value-type="float" office:value="0.0959179" calcext:value-type="float">
            <text:p>0,0959179</text:p>
          </table:table-cell>
          <table:table-cell office:value-type="float" office:value="0.160104" calcext:value-type="float">
            <text:p>0,160104</text:p>
          </table:table-cell>
          <table:table-cell office:value-type="float" office:value="0.104182" calcext:value-type="float">
            <text:p>0,104182</text:p>
          </table:table-cell>
          <table:table-cell office:value-type="float" office:value="0.120768" calcext:value-type="float">
            <text:p>0,120768</text:p>
          </table:table-cell>
          <table:table-cell office:value-type="float" office:value="0.653999" calcext:value-type="float">
            <text:p>0,653999</text:p>
          </table:table-cell>
          <table:table-cell office:value-type="float" office:value="0.521119" calcext:value-type="float">
            <text:p>0,521119</text:p>
          </table:table-cell>
          <table:table-cell office:value-type="float" office:value="0.182191" calcext:value-type="float">
            <text:p>0,182191</text:p>
          </table:table-cell>
          <table:table-cell office:value-type="float" office:value="0.378188" calcext:value-type="float">
            <text:p>0,378188</text:p>
          </table:table-cell>
          <table:table-cell office:value-type="float" office:value="0.236864" calcext:value-type="float">
            <text:p>0,236864</text:p>
          </table:table-cell>
          <table:table-cell office:value-type="float" office:value="0.169468" calcext:value-type="float">
            <text:p>0,169468</text:p>
          </table:table-cell>
          <table:table-cell office:value-type="float" office:value="0.137003" calcext:value-type="float">
            <text:p>0,137003</text:p>
          </table:table-cell>
          <table:table-cell office:value-type="float" office:value="0.195411" calcext:value-type="float">
            <text:p>0,195411</text:p>
          </table:table-cell>
          <table:table-cell office:value-type="float" office:value="0.34935" calcext:value-type="float">
            <text:p>0,34935</text:p>
          </table:table-cell>
          <table:table-cell office:value-type="float" office:value="0.383388" calcext:value-type="float">
            <text:p>0,383388</text:p>
          </table:table-cell>
          <table:table-cell office:value-type="float" office:value="0.168852" calcext:value-type="float">
            <text:p>0,168852</text:p>
          </table:table-cell>
          <table:table-cell office:value-type="float" office:value="1.16556" calcext:value-type="float">
            <text:p>1,16556</text:p>
          </table:table-cell>
          <table:table-cell office:value-type="float" office:value="0.234329" calcext:value-type="float">
            <text:p>0,234329</text:p>
          </table:table-cell>
          <table:table-cell office:value-type="float" office:value="0.957071" calcext:value-type="float">
            <text:p>0,957071</text:p>
          </table:table-cell>
          <table:table-cell office:value-type="float" office:value="0.205764" calcext:value-type="float">
            <text:p>0,205764</text:p>
          </table:table-cell>
          <table:table-cell office:value-type="float" office:value="0.249038" calcext:value-type="float">
            <text:p>0,249038</text:p>
          </table:table-cell>
          <table:table-cell office:value-type="float" office:value="1.17685" calcext:value-type="float">
            <text:p>1,17685</text:p>
          </table:table-cell>
          <table:table-cell office:value-type="float" office:value="1.0621" calcext:value-type="float">
            <text:p>1,0621</text:p>
          </table:table-cell>
          <table:table-cell office:value-type="float" office:value="0.778491" calcext:value-type="float">
            <text:p>0,778491</text:p>
          </table:table-cell>
          <table:table-cell office:value-type="float" office:value="0.757411" calcext:value-type="float">
            <text:p>0,757411</text:p>
          </table:table-cell>
          <table:table-cell office:value-type="float" office:value="1.0934" calcext:value-type="float">
            <text:p>1,0934</text:p>
          </table:table-cell>
          <table:table-cell office:value-type="float" office:value="1.21926" calcext:value-type="float">
            <text:p>1,21926</text:p>
          </table:table-cell>
          <table:table-cell office:value-type="float" office:value="0.126639" calcext:value-type="float">
            <text:p>0,126639</text:p>
          </table:table-cell>
          <table:table-cell office:value-type="float" office:value="0.720703" calcext:value-type="float">
            <text:p>0,720703</text:p>
          </table:table-cell>
          <table:table-cell office:value-type="float" office:value="0.921676" calcext:value-type="float">
            <text:p>0,921676</text:p>
          </table:table-cell>
          <table:table-cell office:value-type="float" office:value="1.01993" calcext:value-type="float">
            <text:p>1,01993</text:p>
          </table:table-cell>
          <table:table-cell office:value-type="float" office:value="1.57677" calcext:value-type="float">
            <text:p>1,57677</text:p>
          </table:table-cell>
          <table:table-cell office:value-type="float" office:value="1.27042" calcext:value-type="float">
            <text:p>1,27042</text:p>
          </table:table-cell>
          <table:table-cell office:value-type="float" office:value="0.67886" calcext:value-type="float">
            <text:p>0,67886</text:p>
          </table:table-cell>
          <table:table-cell office:value-type="float" office:value="0.19628" calcext:value-type="float">
            <text:p>0,19628</text:p>
          </table:table-cell>
          <table:table-cell office:value-type="float" office:value="1.14513" calcext:value-type="float">
            <text:p>1,14513</text:p>
          </table:table-cell>
          <table:table-cell office:value-type="float" office:value="0.172839" calcext:value-type="float">
            <text:p>0,172839</text:p>
          </table:table-cell>
          <table:table-cell office:value-type="float" office:value="1.20588" calcext:value-type="float">
            <text:p>1,20588</text:p>
          </table:table-cell>
          <table:table-cell office:value-type="float" office:value="0.108298" calcext:value-type="float">
            <text:p>0,108298</text:p>
          </table:table-cell>
          <table:table-cell office:value-type="float" office:value="0.0983379" calcext:value-type="float">
            <text:p>0,0983379</text:p>
          </table:table-cell>
          <table:table-cell office:value-type="float" office:value="1.19923" calcext:value-type="float">
            <text:p>1,19923</text:p>
          </table:table-cell>
          <table:table-cell office:value-type="float" office:value="0.15505" calcext:value-type="float">
            <text:p>0,15505</text:p>
          </table:table-cell>
          <table:table-cell office:value-type="float" office:value="0.143826" calcext:value-type="float">
            <text:p>0,143826</text:p>
          </table:table-cell>
          <table:table-cell office:value-type="float" office:value="0.200033" calcext:value-type="float">
            <text:p>0,200033</text:p>
          </table:table-cell>
          <table:table-cell office:value-type="float" office:value="1.4203" calcext:value-type="float">
            <text:p>1,4203</text:p>
          </table:table-cell>
          <table:table-cell office:value-type="float" office:value="0.0912778" calcext:value-type="float">
            <text:p>0,0912778</text:p>
          </table:table-cell>
          <table:table-cell office:value-type="float" office:value="1.63692" calcext:value-type="float">
            <text:p>1,63692</text:p>
          </table:table-cell>
          <table:table-cell office:value-type="float" office:value="0.152886" calcext:value-type="float">
            <text:p>0,152886</text:p>
          </table:table-cell>
          <table:table-cell office:value-type="float" office:value="1.50109" calcext:value-type="float">
            <text:p>1,50109</text:p>
          </table:table-cell>
          <table:table-cell office:value-type="float" office:value="0.152953" calcext:value-type="float">
            <text:p>0,152953</text:p>
          </table:table-cell>
          <table:table-cell office:value-type="float" office:value="1.12576" calcext:value-type="float">
            <text:p>1,12576</text:p>
          </table:table-cell>
          <table:table-cell office:value-type="float" office:value="1.56979" calcext:value-type="float">
            <text:p>1,56979</text:p>
          </table:table-cell>
          <table:table-cell office:value-type="float" office:value="0.237024" calcext:value-type="float">
            <text:p>0,237024</text:p>
          </table:table-cell>
          <table:table-cell office:value-type="float" office:value="0.401319" calcext:value-type="float">
            <text:p>0,401319</text:p>
          </table:table-cell>
          <table:table-cell office:value-type="float" office:value="0.118691" calcext:value-type="float">
            <text:p>0,118691</text:p>
          </table:table-cell>
          <table:table-cell office:value-type="float" office:value="0.0747809" calcext:value-type="float">
            <text:p>0,0747809</text:p>
          </table:table-cell>
          <table:table-cell office:value-type="float" office:value="0.12829" calcext:value-type="float">
            <text:p>0,12829</text:p>
          </table:table-cell>
          <table:table-cell office:value-type="float" office:value="0.255697" calcext:value-type="float">
            <text:p>0,255697</text:p>
          </table:table-cell>
          <table:table-cell office:value-type="float" office:value="0.192085" calcext:value-type="float">
            <text:p>0,192085</text:p>
          </table:table-cell>
          <table:table-cell office:value-type="float" office:value="0.0869629" calcext:value-type="float">
            <text:p>0,0869629</text:p>
          </table:table-cell>
          <table:table-cell office:value-type="float" office:value="0.0392911" calcext:value-type="float">
            <text:p>0,0392911</text:p>
          </table:table-cell>
          <table:table-cell table:number-columns-repeated="4"/>
          <table:table-cell table:formula="of:=MIN([.A173:.BL173])" office:value-type="float" office:value="0.0392911" calcext:value-type="float">
            <text:p>0,0392911</text:p>
          </table:table-cell>
          <table:table-cell table:formula="of:=MAX([.A173:.BL173])" office:value-type="float" office:value="1.63692" calcext:value-type="float">
            <text:p>1,63692</text:p>
          </table:table-cell>
          <table:table-cell table:number-columns-repeated="7"/>
        </table:table-row>
        <table:table-row table:style-name="ro2">
          <table:table-cell office:value-type="float" office:value="0.137048" calcext:value-type="float">
            <text:p>0,137048</text:p>
          </table:table-cell>
          <table:table-cell office:value-type="float" office:value="0.0777962" calcext:value-type="float">
            <text:p>0,0777962</text:p>
          </table:table-cell>
          <table:table-cell office:value-type="float" office:value="0.159498" calcext:value-type="float">
            <text:p>0,159498</text:p>
          </table:table-cell>
          <table:table-cell office:value-type="float" office:value="0.186877" calcext:value-type="float">
            <text:p>0,186877</text:p>
          </table:table-cell>
          <table:table-cell office:value-type="float" office:value="0.337379" calcext:value-type="float">
            <text:p>0,337379</text:p>
          </table:table-cell>
          <table:table-cell office:value-type="float" office:value="0.251965" calcext:value-type="float">
            <text:p>0,251965</text:p>
          </table:table-cell>
          <table:table-cell office:value-type="float" office:value="0.137779" calcext:value-type="float">
            <text:p>0,137779</text:p>
          </table:table-cell>
          <table:table-cell office:value-type="float" office:value="0.257994" calcext:value-type="float">
            <text:p>0,257994</text:p>
          </table:table-cell>
          <table:table-cell office:value-type="float" office:value="0.113548" calcext:value-type="float">
            <text:p>0,113548</text:p>
          </table:table-cell>
          <table:table-cell office:value-type="float" office:value="0.137412" calcext:value-type="float">
            <text:p>0,137412</text:p>
          </table:table-cell>
          <table:table-cell office:value-type="float" office:value="0.289628" calcext:value-type="float">
            <text:p>0,289628</text:p>
          </table:table-cell>
          <table:table-cell office:value-type="float" office:value="0.116768" calcext:value-type="float">
            <text:p>0,116768</text:p>
          </table:table-cell>
          <table:table-cell office:value-type="float" office:value="0.140111" calcext:value-type="float">
            <text:p>0,140111</text:p>
          </table:table-cell>
          <table:table-cell office:value-type="float" office:value="0.243604" calcext:value-type="float">
            <text:p>0,243604</text:p>
          </table:table-cell>
          <table:table-cell office:value-type="float" office:value="0.104407" calcext:value-type="float">
            <text:p>0,104407</text:p>
          </table:table-cell>
          <table:table-cell office:value-type="float" office:value="0.114505" calcext:value-type="float">
            <text:p>0,114505</text:p>
          </table:table-cell>
          <table:table-cell office:value-type="float" office:value="0.687389" calcext:value-type="float">
            <text:p>0,687389</text:p>
          </table:table-cell>
          <table:table-cell office:value-type="float" office:value="0.919401" calcext:value-type="float">
            <text:p>0,919401</text:p>
          </table:table-cell>
          <table:table-cell office:value-type="float" office:value="0.712978" calcext:value-type="float">
            <text:p>0,712978</text:p>
          </table:table-cell>
          <table:table-cell office:value-type="float" office:value="0.119799" calcext:value-type="float">
            <text:p>0,119799</text:p>
          </table:table-cell>
          <table:table-cell office:value-type="float" office:value="0.690096" calcext:value-type="float">
            <text:p>0,690096</text:p>
          </table:table-cell>
          <table:table-cell office:value-type="float" office:value="0.561362" calcext:value-type="float">
            <text:p>0,561362</text:p>
          </table:table-cell>
          <table:table-cell office:value-type="float" office:value="0.688327" calcext:value-type="float">
            <text:p>0,688327</text:p>
          </table:table-cell>
          <table:table-cell office:value-type="float" office:value="0.506629" calcext:value-type="float">
            <text:p>0,506629</text:p>
          </table:table-cell>
          <table:table-cell office:value-type="float" office:value="0.144868" calcext:value-type="float">
            <text:p>0,144868</text:p>
          </table:table-cell>
          <table:table-cell office:value-type="float" office:value="0.170208" calcext:value-type="float">
            <text:p>0,170208</text:p>
          </table:table-cell>
          <table:table-cell office:value-type="float" office:value="0.149326" calcext:value-type="float">
            <text:p>0,149326</text:p>
          </table:table-cell>
          <table:table-cell office:value-type="float" office:value="0.18644" calcext:value-type="float">
            <text:p>0,18644</text:p>
          </table:table-cell>
          <table:table-cell office:value-type="float" office:value="0.154258" calcext:value-type="float">
            <text:p>0,154258</text:p>
          </table:table-cell>
          <table:table-cell office:value-type="float" office:value="0.10817" calcext:value-type="float">
            <text:p>0,10817</text:p>
          </table:table-cell>
          <table:table-cell office:value-type="float" office:value="0.117088" calcext:value-type="float">
            <text:p>0,117088</text:p>
          </table:table-cell>
          <table:table-cell office:value-type="float" office:value="0.114431" calcext:value-type="float">
            <text:p>0,114431</text:p>
          </table:table-cell>
          <table:table-cell office:value-type="float" office:value="0.164554" calcext:value-type="float">
            <text:p>0,164554</text:p>
          </table:table-cell>
          <table:table-cell office:value-type="float" office:value="1.46334" calcext:value-type="float">
            <text:p>1,46334</text:p>
          </table:table-cell>
          <table:table-cell office:value-type="float" office:value="1.22961" calcext:value-type="float">
            <text:p>1,22961</text:p>
          </table:table-cell>
          <table:table-cell office:value-type="float" office:value="0.134548" calcext:value-type="float">
            <text:p>0,134548</text:p>
          </table:table-cell>
          <table:table-cell office:value-type="float" office:value="1.23469" calcext:value-type="float">
            <text:p>1,23469</text:p>
          </table:table-cell>
          <table:table-cell office:value-type="float" office:value="0.167821" calcext:value-type="float">
            <text:p>0,167821</text:p>
          </table:table-cell>
          <table:table-cell office:value-type="float" office:value="0.174223" calcext:value-type="float">
            <text:p>0,174223</text:p>
          </table:table-cell>
          <table:table-cell office:value-type="float" office:value="0.558126" calcext:value-type="float">
            <text:p>0,558126</text:p>
          </table:table-cell>
          <table:table-cell office:value-type="float" office:value="1.46238" calcext:value-type="float">
            <text:p>1,46238</text:p>
          </table:table-cell>
          <table:table-cell office:value-type="float" office:value="0.924943" calcext:value-type="float">
            <text:p>0,924943</text:p>
          </table:table-cell>
          <table:table-cell office:value-type="float" office:value="1.22592" calcext:value-type="float">
            <text:p>1,22592</text:p>
          </table:table-cell>
          <table:table-cell office:value-type="float" office:value="0.0978351" calcext:value-type="float">
            <text:p>0,0978351</text:p>
          </table:table-cell>
          <table:table-cell office:value-type="float" office:value="0.175239" calcext:value-type="float">
            <text:p>0,175239</text:p>
          </table:table-cell>
          <table:table-cell office:value-type="float" office:value="0.05303" calcext:value-type="float">
            <text:p>0,05303</text:p>
          </table:table-cell>
          <table:table-cell office:value-type="float" office:value="1.21293" calcext:value-type="float">
            <text:p>1,21293</text:p>
          </table:table-cell>
          <table:table-cell office:value-type="float" office:value="0.15669" calcext:value-type="float">
            <text:p>0,15669</text:p>
          </table:table-cell>
          <table:table-cell office:value-type="float" office:value="0.119654" calcext:value-type="float">
            <text:p>0,119654</text:p>
          </table:table-cell>
          <table:table-cell office:value-type="float" office:value="1.00132" calcext:value-type="float">
            <text:p>1,00132</text:p>
          </table:table-cell>
          <table:table-cell office:value-type="float" office:value="1.39691" calcext:value-type="float">
            <text:p>1,39691</text:p>
          </table:table-cell>
          <table:table-cell office:value-type="float" office:value="1.27557" calcext:value-type="float">
            <text:p>1,27557</text:p>
          </table:table-cell>
          <table:table-cell office:value-type="float" office:value="1.26857" calcext:value-type="float">
            <text:p>1,26857</text:p>
          </table:table-cell>
          <table:table-cell office:value-type="float" office:value="0.983646" calcext:value-type="float">
            <text:p>0,983646</text:p>
          </table:table-cell>
          <table:table-cell office:value-type="float" office:value="1.39789" calcext:value-type="float">
            <text:p>1,39789</text:p>
          </table:table-cell>
          <table:table-cell office:value-type="float" office:value="0.797188" calcext:value-type="float">
            <text:p>0,797188</text:p>
          </table:table-cell>
          <table:table-cell office:value-type="float" office:value="1.51898" calcext:value-type="float">
            <text:p>1,51898</text:p>
          </table:table-cell>
          <table:table-cell office:value-type="float" office:value="0.979717" calcext:value-type="float">
            <text:p>0,979717</text:p>
          </table:table-cell>
          <table:table-cell office:value-type="float" office:value="1.68169" calcext:value-type="float">
            <text:p>1,68169</text:p>
          </table:table-cell>
          <table:table-cell office:value-type="float" office:value="0.855593" calcext:value-type="float">
            <text:p>0,855593</text:p>
          </table:table-cell>
          <table:table-cell office:value-type="float" office:value="0.380111" calcext:value-type="float">
            <text:p>0,380111</text:p>
          </table:table-cell>
          <table:table-cell office:value-type="float" office:value="0.069052" calcext:value-type="float">
            <text:p>0,069052</text:p>
          </table:table-cell>
          <table:table-cell office:value-type="float" office:value="0.0829289" calcext:value-type="float">
            <text:p>0,0829289</text:p>
          </table:table-cell>
          <table:table-cell office:value-type="float" office:value="0.0565231" calcext:value-type="float">
            <text:p>0,0565231</text:p>
          </table:table-cell>
          <table:table-cell table:number-columns-repeated="4"/>
          <table:table-cell table:formula="of:=MIN([.A174:.BL174])" office:value-type="float" office:value="0.05303" calcext:value-type="float">
            <text:p>0,05303</text:p>
          </table:table-cell>
          <table:table-cell table:formula="of:=MAX([.A174:.BL174])" office:value-type="float" office:value="1.68169" calcext:value-type="float">
            <text:p>1,68169</text:p>
          </table:table-cell>
          <table:table-cell table:number-columns-repeated="7"/>
        </table:table-row>
        <table:table-row table:style-name="ro2">
          <table:table-cell office:value-type="float" office:value="0.075865" calcext:value-type="float">
            <text:p>0,075865</text:p>
          </table:table-cell>
          <table:table-cell office:value-type="float" office:value="0.0762072" calcext:value-type="float">
            <text:p>0,0762072</text:p>
          </table:table-cell>
          <table:table-cell office:value-type="float" office:value="0.076596" calcext:value-type="float">
            <text:p>0,076596</text:p>
          </table:table-cell>
          <table:table-cell office:value-type="float" office:value="0.0770111" calcext:value-type="float">
            <text:p>0,0770111</text:p>
          </table:table-cell>
          <table:table-cell office:value-type="float" office:value="0.0512609" calcext:value-type="float">
            <text:p>0,0512609</text:p>
          </table:table-cell>
          <table:table-cell office:value-type="float" office:value="0.050786" calcext:value-type="float">
            <text:p>0,050786</text:p>
          </table:table-cell>
          <table:table-cell office:value-type="float" office:value="0.0909531" calcext:value-type="float">
            <text:p>0,0909531</text:p>
          </table:table-cell>
          <table:table-cell office:value-type="float" office:value="0.085799" calcext:value-type="float">
            <text:p>0,085799</text:p>
          </table:table-cell>
          <table:table-cell office:value-type="float" office:value="0.0804491" calcext:value-type="float">
            <text:p>0,0804491</text:p>
          </table:table-cell>
          <table:table-cell office:value-type="float" office:value="0.0602942" calcext:value-type="float">
            <text:p>0,0602942</text:p>
          </table:table-cell>
          <table:table-cell office:value-type="float" office:value="0.0609291" calcext:value-type="float">
            <text:p>0,0609291</text:p>
          </table:table-cell>
          <table:table-cell office:value-type="float" office:value="0.0619521" calcext:value-type="float">
            <text:p>0,0619521</text:p>
          </table:table-cell>
          <table:table-cell office:value-type="float" office:value="0.0699639" calcext:value-type="float">
            <text:p>0,0699639</text:p>
          </table:table-cell>
          <table:table-cell office:value-type="float" office:value="0.107657" calcext:value-type="float">
            <text:p>0,107657</text:p>
          </table:table-cell>
          <table:table-cell office:value-type="float" office:value="0.119799" calcext:value-type="float">
            <text:p>0,119799</text:p>
          </table:table-cell>
          <table:table-cell office:value-type="float" office:value="0.0602291" calcext:value-type="float">
            <text:p>0,0602291</text:p>
          </table:table-cell>
          <table:table-cell office:value-type="float" office:value="0.0780039" calcext:value-type="float">
            <text:p>0,0780039</text:p>
          </table:table-cell>
          <table:table-cell office:value-type="float" office:value="0.824452" calcext:value-type="float">
            <text:p>0,824452</text:p>
          </table:table-cell>
          <table:table-cell office:value-type="float" office:value="0.0849559" calcext:value-type="float">
            <text:p>0,0849559</text:p>
          </table:table-cell>
          <table:table-cell office:value-type="float" office:value="0.74379" calcext:value-type="float">
            <text:p>0,74379</text:p>
          </table:table-cell>
          <table:table-cell office:value-type="float" office:value="0.086576" calcext:value-type="float">
            <text:p>0,086576</text:p>
          </table:table-cell>
          <table:table-cell office:value-type="float" office:value="0.081084" calcext:value-type="float">
            <text:p>0,081084</text:p>
          </table:table-cell>
          <table:table-cell office:value-type="float" office:value="0.693455" calcext:value-type="float">
            <text:p>0,693455</text:p>
          </table:table-cell>
          <table:table-cell office:value-type="float" office:value="0.111507" calcext:value-type="float">
            <text:p>0,111507</text:p>
          </table:table-cell>
          <table:table-cell office:value-type="float" office:value="0.648105" calcext:value-type="float">
            <text:p>0,648105</text:p>
          </table:table-cell>
          <table:table-cell office:value-type="float" office:value="1.4359" calcext:value-type="float">
            <text:p>1,4359</text:p>
          </table:table-cell>
          <table:table-cell office:value-type="float" office:value="1.34829" calcext:value-type="float">
            <text:p>1,34829</text:p>
          </table:table-cell>
          <table:table-cell office:value-type="float" office:value="1.37442" calcext:value-type="float">
            <text:p>1,37442</text:p>
          </table:table-cell>
          <table:table-cell office:value-type="float" office:value="1.3256" calcext:value-type="float">
            <text:p>1,3256</text:p>
          </table:table-cell>
          <table:table-cell office:value-type="float" office:value="1.20372" calcext:value-type="float">
            <text:p>1,20372</text:p>
          </table:table-cell>
          <table:table-cell office:value-type="float" office:value="1.33435" calcext:value-type="float">
            <text:p>1,33435</text:p>
          </table:table-cell>
          <table:table-cell office:value-type="float" office:value="1.07823" calcext:value-type="float">
            <text:p>1,07823</text:p>
          </table:table-cell>
          <table:table-cell office:value-type="float" office:value="1.02546" calcext:value-type="float">
            <text:p>1,02546</text:p>
          </table:table-cell>
          <table:table-cell office:value-type="float" office:value="0.904399" calcext:value-type="float">
            <text:p>0,904399</text:p>
          </table:table-cell>
          <table:table-cell office:value-type="float" office:value="0.741834" calcext:value-type="float">
            <text:p>0,741834</text:p>
          </table:table-cell>
          <table:table-cell office:value-type="float" office:value="0.694086" calcext:value-type="float">
            <text:p>0,694086</text:p>
          </table:table-cell>
          <table:table-cell office:value-type="float" office:value="0.639935" calcext:value-type="float">
            <text:p>0,639935</text:p>
          </table:table-cell>
          <table:table-cell office:value-type="float" office:value="0.63737" calcext:value-type="float">
            <text:p>0,63737</text:p>
          </table:table-cell>
          <table:table-cell office:value-type="float" office:value="0.625869" calcext:value-type="float">
            <text:p>0,625869</text:p>
          </table:table-cell>
          <table:table-cell office:value-type="float" office:value="0.597556" calcext:value-type="float">
            <text:p>0,597556</text:p>
          </table:table-cell>
          <table:table-cell office:value-type="float" office:value="0.589287" calcext:value-type="float">
            <text:p>0,589287</text:p>
          </table:table-cell>
          <table:table-cell office:value-type="float" office:value="0.545794" calcext:value-type="float">
            <text:p>0,545794</text:p>
          </table:table-cell>
          <table:table-cell office:value-type="float" office:value="0.515633" calcext:value-type="float">
            <text:p>0,515633</text:p>
          </table:table-cell>
          <table:table-cell office:value-type="float" office:value="0.493263" calcext:value-type="float">
            <text:p>0,493263</text:p>
          </table:table-cell>
          <table:table-cell office:value-type="float" office:value="1.88073" calcext:value-type="float">
            <text:p>1,88073</text:p>
          </table:table-cell>
          <table:table-cell office:value-type="float" office:value="1.73702" calcext:value-type="float">
            <text:p>1,73702</text:p>
          </table:table-cell>
          <table:table-cell office:value-type="float" office:value="1.77459" calcext:value-type="float">
            <text:p>1,77459</text:p>
          </table:table-cell>
          <table:table-cell office:value-type="float" office:value="0.225713" calcext:value-type="float">
            <text:p>0,225713</text:p>
          </table:table-cell>
          <table:table-cell office:value-type="float" office:value="1.76194" calcext:value-type="float">
            <text:p>1,76194</text:p>
          </table:table-cell>
          <table:table-cell office:value-type="float" office:value="1.62148" calcext:value-type="float">
            <text:p>1,62148</text:p>
          </table:table-cell>
          <table:table-cell office:value-type="float" office:value="1.55045" calcext:value-type="float">
            <text:p>1,55045</text:p>
          </table:table-cell>
          <table:table-cell office:value-type="float" office:value="1.48682" calcext:value-type="float">
            <text:p>1,48682</text:p>
          </table:table-cell>
          <table:table-cell office:value-type="float" office:value="1.44469" calcext:value-type="float">
            <text:p>1,44469</text:p>
          </table:table-cell>
          <table:table-cell office:value-type="float" office:value="1.4148" calcext:value-type="float">
            <text:p>1,4148</text:p>
          </table:table-cell>
          <table:table-cell office:value-type="float" office:value="1.35557" calcext:value-type="float">
            <text:p>1,35557</text:p>
          </table:table-cell>
          <table:table-cell office:value-type="float" office:value="0.125324" calcext:value-type="float">
            <text:p>0,125324</text:p>
          </table:table-cell>
          <table:table-cell office:value-type="float" office:value="0.047241" calcext:value-type="float">
            <text:p>0,047241</text:p>
          </table:table-cell>
          <table:table-cell office:value-type="float" office:value="1.99297" calcext:value-type="float">
            <text:p>1,99297</text:p>
          </table:table-cell>
          <table:table-cell office:value-type="float" office:value="0.450124" calcext:value-type="float">
            <text:p>0,450124</text:p>
          </table:table-cell>
          <table:table-cell office:value-type="float" office:value="0.153497" calcext:value-type="float">
            <text:p>0,153497</text:p>
          </table:table-cell>
          <table:table-cell office:value-type="float" office:value="0.159295" calcext:value-type="float">
            <text:p>0,159295</text:p>
          </table:table-cell>
          <table:table-cell office:value-type="float" office:value="1.35488" calcext:value-type="float">
            <text:p>1,35488</text:p>
          </table:table-cell>
          <table:table-cell office:value-type="float" office:value="0.310233" calcext:value-type="float">
            <text:p>0,310233</text:p>
          </table:table-cell>
          <table:table-cell office:value-type="float" office:value="0.192575" calcext:value-type="float">
            <text:p>0,192575</text:p>
          </table:table-cell>
          <table:table-cell table:number-columns-repeated="4"/>
          <table:table-cell table:formula="of:=MIN([.A175:.BL175])" office:value-type="float" office:value="0.047241" calcext:value-type="float">
            <text:p>0,047241</text:p>
          </table:table-cell>
          <table:table-cell table:formula="of:=MAX([.A175:.BL175])" office:value-type="float" office:value="1.99297" calcext:value-type="float">
            <text:p>1,99297</text:p>
          </table:table-cell>
          <table:table-cell table:number-columns-repeated="7"/>
        </table:table-row>
        <table:table-row table:style-name="ro2">
          <table:table-cell office:value-type="float" office:value="0.109522" calcext:value-type="float">
            <text:p>0,109522</text:p>
          </table:table-cell>
          <table:table-cell office:value-type="float" office:value="0.140647" calcext:value-type="float">
            <text:p>0,140647</text:p>
          </table:table-cell>
          <table:table-cell office:value-type="float" office:value="0.166866" calcext:value-type="float">
            <text:p>0,166866</text:p>
          </table:table-cell>
          <table:table-cell office:value-type="float" office:value="0.134809" calcext:value-type="float">
            <text:p>0,134809</text:p>
          </table:table-cell>
          <table:table-cell office:value-type="float" office:value="0.142885" calcext:value-type="float">
            <text:p>0,142885</text:p>
          </table:table-cell>
          <table:table-cell office:value-type="float" office:value="0.132022" calcext:value-type="float">
            <text:p>0,132022</text:p>
          </table:table-cell>
          <table:table-cell office:value-type="float" office:value="0.449717" calcext:value-type="float">
            <text:p>0,449717</text:p>
          </table:table-cell>
          <table:table-cell office:value-type="float" office:value="0.148985" calcext:value-type="float">
            <text:p>0,148985</text:p>
          </table:table-cell>
          <table:table-cell office:value-type="float" office:value="0.332487" calcext:value-type="float">
            <text:p>0,332487</text:p>
          </table:table-cell>
          <table:table-cell office:value-type="float" office:value="0.358998" calcext:value-type="float">
            <text:p>0,358998</text:p>
          </table:table-cell>
          <table:table-cell office:value-type="float" office:value="0.27358" calcext:value-type="float">
            <text:p>0,27358</text:p>
          </table:table-cell>
          <table:table-cell office:value-type="float" office:value="0.27825" calcext:value-type="float">
            <text:p>0,27825</text:p>
          </table:table-cell>
          <table:table-cell office:value-type="float" office:value="0.167924" calcext:value-type="float">
            <text:p>0,167924</text:p>
          </table:table-cell>
          <table:table-cell office:value-type="float" office:value="0.235663" calcext:value-type="float">
            <text:p>0,235663</text:p>
          </table:table-cell>
          <table:table-cell office:value-type="float" office:value="0.604185" calcext:value-type="float">
            <text:p>0,604185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221125" calcext:value-type="float">
            <text:p>0,221125</text:p>
          </table:table-cell>
          <table:table-cell office:value-type="float" office:value="0.350989" calcext:value-type="float">
            <text:p>0,350989</text:p>
          </table:table-cell>
          <table:table-cell office:value-type="float" office:value="0.504448" calcext:value-type="float">
            <text:p>0,504448</text:p>
          </table:table-cell>
          <table:table-cell office:value-type="float" office:value="0.50225" calcext:value-type="float">
            <text:p>0,50225</text:p>
          </table:table-cell>
          <table:table-cell office:value-type="float" office:value="0.486721" calcext:value-type="float">
            <text:p>0,486721</text:p>
          </table:table-cell>
          <table:table-cell office:value-type="float" office:value="0.208104" calcext:value-type="float">
            <text:p>0,208104</text:p>
          </table:table-cell>
          <table:table-cell office:value-type="float" office:value="0.474196" calcext:value-type="float">
            <text:p>0,474196</text:p>
          </table:table-cell>
          <table:table-cell office:value-type="float" office:value="0.446495" calcext:value-type="float">
            <text:p>0,446495</text:p>
          </table:table-cell>
          <table:table-cell office:value-type="float" office:value="0.4446" calcext:value-type="float">
            <text:p>0,4446</text:p>
          </table:table-cell>
          <table:table-cell office:value-type="float" office:value="0.183527" calcext:value-type="float">
            <text:p>0,183527</text:p>
          </table:table-cell>
          <table:table-cell office:value-type="float" office:value="0.434687" calcext:value-type="float">
            <text:p>0,434687</text:p>
          </table:table-cell>
          <table:table-cell office:value-type="float" office:value="0.128763" calcext:value-type="float">
            <text:p>0,128763</text:p>
          </table:table-cell>
          <table:table-cell office:value-type="float" office:value="0.446537" calcext:value-type="float">
            <text:p>0,446537</text:p>
          </table:table-cell>
          <table:table-cell office:value-type="float" office:value="0.520853" calcext:value-type="float">
            <text:p>0,520853</text:p>
          </table:table-cell>
          <table:table-cell office:value-type="float" office:value="0.496844" calcext:value-type="float">
            <text:p>0,496844</text:p>
          </table:table-cell>
          <table:table-cell office:value-type="float" office:value="1.2545" calcext:value-type="float">
            <text:p>1,2545</text:p>
          </table:table-cell>
          <table:table-cell office:value-type="float" office:value="0.190115" calcext:value-type="float">
            <text:p>0,190115</text:p>
          </table:table-cell>
          <table:table-cell office:value-type="float" office:value="0.472351" calcext:value-type="float">
            <text:p>0,472351</text:p>
          </table:table-cell>
          <table:table-cell office:value-type="float" office:value="0.451983" calcext:value-type="float">
            <text:p>0,451983</text:p>
          </table:table-cell>
          <table:table-cell office:value-type="float" office:value="1.52211" calcext:value-type="float">
            <text:p>1,52211</text:p>
          </table:table-cell>
          <table:table-cell office:value-type="float" office:value="0.247634" calcext:value-type="float">
            <text:p>0,247634</text:p>
          </table:table-cell>
          <table:table-cell office:value-type="float" office:value="0.519591" calcext:value-type="float">
            <text:p>0,519591</text:p>
          </table:table-cell>
          <table:table-cell office:value-type="float" office:value="1.54247" calcext:value-type="float">
            <text:p>1,54247</text:p>
          </table:table-cell>
          <table:table-cell office:value-type="float" office:value="0.504269" calcext:value-type="float">
            <text:p>0,504269</text:p>
          </table:table-cell>
          <table:table-cell office:value-type="float" office:value="1.79893" calcext:value-type="float">
            <text:p>1,79893</text:p>
          </table:table-cell>
          <table:table-cell office:value-type="float" office:value="0.302402" calcext:value-type="float">
            <text:p>0,302402</text:p>
          </table:table-cell>
          <table:table-cell office:value-type="float" office:value="0.46379" calcext:value-type="float">
            <text:p>0,46379</text:p>
          </table:table-cell>
          <table:table-cell office:value-type="float" office:value="1.9163" calcext:value-type="float">
            <text:p>1,9163</text:p>
          </table:table-cell>
          <table:table-cell office:value-type="float" office:value="0.440799" calcext:value-type="float">
            <text:p>0,440799</text:p>
          </table:table-cell>
          <table:table-cell office:value-type="float" office:value="0.500297" calcext:value-type="float">
            <text:p>0,500297</text:p>
          </table:table-cell>
          <table:table-cell office:value-type="float" office:value="0.235772" calcext:value-type="float">
            <text:p>0,235772</text:p>
          </table:table-cell>
          <table:table-cell office:value-type="float" office:value="1.6982" calcext:value-type="float">
            <text:p>1,6982</text:p>
          </table:table-cell>
          <table:table-cell office:value-type="float" office:value="1.60801" calcext:value-type="float">
            <text:p>1,60801</text:p>
          </table:table-cell>
          <table:table-cell office:value-type="float" office:value="0.191073" calcext:value-type="float">
            <text:p>0,191073</text:p>
          </table:table-cell>
          <table:table-cell office:value-type="float" office:value="1.41795" calcext:value-type="float">
            <text:p>1,41795</text:p>
          </table:table-cell>
          <table:table-cell office:value-type="float" office:value="0.431872" calcext:value-type="float">
            <text:p>0,431872</text:p>
          </table:table-cell>
          <table:table-cell office:value-type="float" office:value="1.35077" calcext:value-type="float">
            <text:p>1,35077</text:p>
          </table:table-cell>
          <table:table-cell office:value-type="float" office:value="0.337591" calcext:value-type="float">
            <text:p>0,337591</text:p>
          </table:table-cell>
          <table:table-cell office:value-type="float" office:value="0.521894" calcext:value-type="float">
            <text:p>0,521894</text:p>
          </table:table-cell>
          <table:table-cell office:value-type="float" office:value="0.413987" calcext:value-type="float">
            <text:p>0,413987</text:p>
          </table:table-cell>
          <table:table-cell office:value-type="float" office:value="1.27109" calcext:value-type="float">
            <text:p>1,27109</text:p>
          </table:table-cell>
          <table:table-cell office:value-type="float" office:value="0.319064" calcext:value-type="float">
            <text:p>0,319064</text:p>
          </table:table-cell>
          <table:table-cell office:value-type="float" office:value="1.15131" calcext:value-type="float">
            <text:p>1,15131</text:p>
          </table:table-cell>
          <table:table-cell office:value-type="float" office:value="0.935754" calcext:value-type="float">
            <text:p>0,935754</text:p>
          </table:table-cell>
          <table:table-cell office:value-type="float" office:value="1.15734" calcext:value-type="float">
            <text:p>1,15734</text:p>
          </table:table-cell>
          <table:table-cell office:value-type="float" office:value="0.841913" calcext:value-type="float">
            <text:p>0,841913</text:p>
          </table:table-cell>
          <table:table-cell office:value-type="float" office:value="0.384556" calcext:value-type="float">
            <text:p>0,384556</text:p>
          </table:table-cell>
          <table:table-cell office:value-type="float" office:value="0.646116" calcext:value-type="float">
            <text:p>0,646116</text:p>
          </table:table-cell>
          <table:table-cell table:number-columns-repeated="4"/>
          <table:table-cell table:formula="of:=MIN([.A176:.BL176])" office:value-type="float" office:value="0.109522" calcext:value-type="float">
            <text:p>0,109522</text:p>
          </table:table-cell>
          <table:table-cell table:formula="of:=MAX([.A176:.BL176])" office:value-type="float" office:value="1.9163" calcext:value-type="float">
            <text:p>1,9163</text:p>
          </table:table-cell>
          <table:table-cell table:number-columns-repeated="7"/>
        </table:table-row>
        <table:table-row table:style-name="ro2">
          <table:table-cell office:value-type="float" office:value="0.147627" calcext:value-type="float">
            <text:p>0,147627</text:p>
          </table:table-cell>
          <table:table-cell office:value-type="float" office:value="0.112883" calcext:value-type="float">
            <text:p>0,112883</text:p>
          </table:table-cell>
          <table:table-cell office:value-type="float" office:value="0.124612" calcext:value-type="float">
            <text:p>0,124612</text:p>
          </table:table-cell>
          <table:table-cell office:value-type="float" office:value="0.137682" calcext:value-type="float">
            <text:p>0,137682</text:p>
          </table:table-cell>
          <table:table-cell office:value-type="float" office:value="0.118711" calcext:value-type="float">
            <text:p>0,118711</text:p>
          </table:table-cell>
          <table:table-cell office:value-type="float" office:value="0.155255" calcext:value-type="float">
            <text:p>0,155255</text:p>
          </table:table-cell>
          <table:table-cell office:value-type="float" office:value="0.17353" calcext:value-type="float">
            <text:p>0,17353</text:p>
          </table:table-cell>
          <table:table-cell office:value-type="float" office:value="0.229586" calcext:value-type="float">
            <text:p>0,229586</text:p>
          </table:table-cell>
          <table:table-cell office:value-type="float" office:value="0.232305" calcext:value-type="float">
            <text:p>0,232305</text:p>
          </table:table-cell>
          <table:table-cell office:value-type="float" office:value="0.142439" calcext:value-type="float">
            <text:p>0,142439</text:p>
          </table:table-cell>
          <table:table-cell office:value-type="float" office:value="0.16571" calcext:value-type="float">
            <text:p>0,16571</text:p>
          </table:table-cell>
          <table:table-cell office:value-type="float" office:value="0.170612" calcext:value-type="float">
            <text:p>0,170612</text:p>
          </table:table-cell>
          <table:table-cell office:value-type="float" office:value="0.147822" calcext:value-type="float">
            <text:p>0,147822</text:p>
          </table:table-cell>
          <table:table-cell office:value-type="float" office:value="0.226874" calcext:value-type="float">
            <text:p>0,226874</text:p>
          </table:table-cell>
          <table:table-cell office:value-type="float" office:value="0.146232" calcext:value-type="float">
            <text:p>0,146232</text:p>
          </table:table-cell>
          <table:table-cell office:value-type="float" office:value="0.128382" calcext:value-type="float">
            <text:p>0,128382</text:p>
          </table:table-cell>
          <table:table-cell office:value-type="float" office:value="0.134248" calcext:value-type="float">
            <text:p>0,134248</text:p>
          </table:table-cell>
          <table:table-cell office:value-type="float" office:value="1.04358" calcext:value-type="float">
            <text:p>1,04358</text:p>
          </table:table-cell>
          <table:table-cell office:value-type="float" office:value="1.05368" calcext:value-type="float">
            <text:p>1,05368</text:p>
          </table:table-cell>
          <table:table-cell office:value-type="float" office:value="0.927499" calcext:value-type="float">
            <text:p>0,927499</text:p>
          </table:table-cell>
          <table:table-cell office:value-type="float" office:value="0.85677" calcext:value-type="float">
            <text:p>0,85677</text:p>
          </table:table-cell>
          <table:table-cell office:value-type="float" office:value="0.107637" calcext:value-type="float">
            <text:p>0,107637</text:p>
          </table:table-cell>
          <table:table-cell office:value-type="float" office:value="0.119682" calcext:value-type="float">
            <text:p>0,119682</text:p>
          </table:table-cell>
          <table:table-cell office:value-type="float" office:value="1.18762" calcext:value-type="float">
            <text:p>1,18762</text:p>
          </table:table-cell>
          <table:table-cell office:value-type="float" office:value="1.07162" calcext:value-type="float">
            <text:p>1,07162</text:p>
          </table:table-cell>
          <table:table-cell office:value-type="float" office:value="0.707796" calcext:value-type="float">
            <text:p>0,707796</text:p>
          </table:table-cell>
          <table:table-cell office:value-type="float" office:value="1.03379" calcext:value-type="float">
            <text:p>1,03379</text:p>
          </table:table-cell>
          <table:table-cell office:value-type="float" office:value="0.146536" calcext:value-type="float">
            <text:p>0,146536</text:p>
          </table:table-cell>
          <table:table-cell office:value-type="float" office:value="0.651863" calcext:value-type="float">
            <text:p>0,651863</text:p>
          </table:table-cell>
          <table:table-cell office:value-type="float" office:value="0.444627" calcext:value-type="float">
            <text:p>0,444627</text:p>
          </table:table-cell>
          <table:table-cell office:value-type="float" office:value="0.551434" calcext:value-type="float">
            <text:p>0,551434</text:p>
          </table:table-cell>
          <table:table-cell office:value-type="float" office:value="0.981928" calcext:value-type="float">
            <text:p>0,981928</text:p>
          </table:table-cell>
          <table:table-cell office:value-type="float" office:value="0.144487" calcext:value-type="float">
            <text:p>0,144487</text:p>
          </table:table-cell>
          <table:table-cell office:value-type="float" office:value="0.925072" calcext:value-type="float">
            <text:p>0,925072</text:p>
          </table:table-cell>
          <table:table-cell office:value-type="float" office:value="0.150514" calcext:value-type="float">
            <text:p>0,150514</text:p>
          </table:table-cell>
          <table:table-cell office:value-type="float" office:value="0.155271" calcext:value-type="float">
            <text:p>0,155271</text:p>
          </table:table-cell>
          <table:table-cell office:value-type="float" office:value="1.04574" calcext:value-type="float">
            <text:p>1,04574</text:p>
          </table:table-cell>
          <table:table-cell office:value-type="float" office:value="0.107668" calcext:value-type="float">
            <text:p>0,107668</text:p>
          </table:table-cell>
          <table:table-cell office:value-type="float" office:value="0.106738" calcext:value-type="float">
            <text:p>0,106738</text:p>
          </table:table-cell>
          <table:table-cell office:value-type="float" office:value="0.150766" calcext:value-type="float">
            <text:p>0,150766</text:p>
          </table:table-cell>
          <table:table-cell office:value-type="float" office:value="0.159185" calcext:value-type="float">
            <text:p>0,159185</text:p>
          </table:table-cell>
          <table:table-cell office:value-type="float" office:value="0.319081" calcext:value-type="float">
            <text:p>0,319081</text:p>
          </table:table-cell>
          <table:table-cell office:value-type="float" office:value="0.33472" calcext:value-type="float">
            <text:p>0,33472</text:p>
          </table:table-cell>
          <table:table-cell office:value-type="float" office:value="0.521992" calcext:value-type="float">
            <text:p>0,521992</text:p>
          </table:table-cell>
          <table:table-cell office:value-type="float" office:value="1.00247" calcext:value-type="float">
            <text:p>1,00247</text:p>
          </table:table-cell>
          <table:table-cell office:value-type="float" office:value="0.643" calcext:value-type="float">
            <text:p>0,643</text:p>
          </table:table-cell>
          <table:table-cell office:value-type="float" office:value="1.57264" calcext:value-type="float">
            <text:p>1,57264</text:p>
          </table:table-cell>
          <table:table-cell office:value-type="float" office:value="1.23952" calcext:value-type="float">
            <text:p>1,23952</text:p>
          </table:table-cell>
          <table:table-cell office:value-type="float" office:value="0.467222" calcext:value-type="float">
            <text:p>0,467222</text:p>
          </table:table-cell>
          <table:table-cell office:value-type="float" office:value="0.212358" calcext:value-type="float">
            <text:p>0,212358</text:p>
          </table:table-cell>
          <table:table-cell office:value-type="float" office:value="0.500338" calcext:value-type="float">
            <text:p>0,500338</text:p>
          </table:table-cell>
          <table:table-cell office:value-type="float" office:value="0.295143" calcext:value-type="float">
            <text:p>0,295143</text:p>
          </table:table-cell>
          <table:table-cell office:value-type="float" office:value="0.304729" calcext:value-type="float">
            <text:p>0,304729</text:p>
          </table:table-cell>
          <table:table-cell office:value-type="float" office:value="0.131756" calcext:value-type="float">
            <text:p>0,131756</text:p>
          </table:table-cell>
          <table:table-cell office:value-type="float" office:value="0.400102" calcext:value-type="float">
            <text:p>0,400102</text:p>
          </table:table-cell>
          <table:table-cell office:value-type="float" office:value="0.317008" calcext:value-type="float">
            <text:p>0,317008</text:p>
          </table:table-cell>
          <table:table-cell office:value-type="float" office:value="0.390639" calcext:value-type="float">
            <text:p>0,390639</text:p>
          </table:table-cell>
          <table:table-cell office:value-type="float" office:value="1.27023" calcext:value-type="float">
            <text:p>1,27023</text:p>
          </table:table-cell>
          <table:table-cell office:value-type="float" office:value="1.16372" calcext:value-type="float">
            <text:p>1,16372</text:p>
          </table:table-cell>
          <table:table-cell office:value-type="float" office:value="0.148145" calcext:value-type="float">
            <text:p>0,148145</text:p>
          </table:table-cell>
          <table:table-cell office:value-type="float" office:value="0.134485" calcext:value-type="float">
            <text:p>0,134485</text:p>
          </table:table-cell>
          <table:table-cell office:value-type="float" office:value="0.101744" calcext:value-type="float">
            <text:p>0,101744</text:p>
          </table:table-cell>
          <table:table-cell office:value-type="float" office:value="0.207775" calcext:value-type="float">
            <text:p>0,207775</text:p>
          </table:table-cell>
          <table:table-cell office:value-type="float" office:value="0.0849681" calcext:value-type="float">
            <text:p>0,0849681</text:p>
          </table:table-cell>
          <table:table-cell table:number-columns-repeated="4"/>
          <table:table-cell table:formula="of:=MIN([.A177:.BL177])" office:value-type="float" office:value="0.0849681" calcext:value-type="float">
            <text:p>0,0849681</text:p>
          </table:table-cell>
          <table:table-cell table:formula="of:=MAX([.A177:.BL177])" office:value-type="float" office:value="1.57264" calcext:value-type="float">
            <text:p>1,57264</text:p>
          </table:table-cell>
          <table:table-cell table:number-columns-repeated="7"/>
        </table:table-row>
        <table:table-row table:style-name="ro2">
          <table:table-cell office:value-type="float" office:value="0.118433" calcext:value-type="float">
            <text:p>0,118433</text:p>
          </table:table-cell>
          <table:table-cell office:value-type="float" office:value="0.166894" calcext:value-type="float">
            <text:p>0,166894</text:p>
          </table:table-cell>
          <table:table-cell office:value-type="float" office:value="0.138484" calcext:value-type="float">
            <text:p>0,138484</text:p>
          </table:table-cell>
          <table:table-cell office:value-type="float" office:value="0.138646" calcext:value-type="float">
            <text:p>0,138646</text:p>
          </table:table-cell>
          <table:table-cell office:value-type="float" office:value="0.080277" calcext:value-type="float">
            <text:p>0,080277</text:p>
          </table:table-cell>
          <table:table-cell office:value-type="float" office:value="0.129853" calcext:value-type="float">
            <text:p>0,129853</text:p>
          </table:table-cell>
          <table:table-cell office:value-type="float" office:value="0.145092" calcext:value-type="float">
            <text:p>0,145092</text:p>
          </table:table-cell>
          <table:table-cell office:value-type="float" office:value="0.120116" calcext:value-type="float">
            <text:p>0,120116</text:p>
          </table:table-cell>
          <table:table-cell office:value-type="float" office:value="0.120119" calcext:value-type="float">
            <text:p>0,120119</text:p>
          </table:table-cell>
          <table:table-cell office:value-type="float" office:value="0.605821" calcext:value-type="float">
            <text:p>0,605821</text:p>
          </table:table-cell>
          <table:table-cell office:value-type="float" office:value="0.522322" calcext:value-type="float">
            <text:p>0,522322</text:p>
          </table:table-cell>
          <table:table-cell office:value-type="float" office:value="0.403449" calcext:value-type="float">
            <text:p>0,403449</text:p>
          </table:table-cell>
          <table:table-cell office:value-type="float" office:value="0.277291" calcext:value-type="float">
            <text:p>0,277291</text:p>
          </table:table-cell>
          <table:table-cell office:value-type="float" office:value="0.190411" calcext:value-type="float">
            <text:p>0,190411</text:p>
          </table:table-cell>
          <table:table-cell office:value-type="float" office:value="0.10578" calcext:value-type="float">
            <text:p>0,10578</text:p>
          </table:table-cell>
          <table:table-cell office:value-type="float" office:value="0.212263" calcext:value-type="float">
            <text:p>0,212263</text:p>
          </table:table-cell>
          <table:table-cell office:value-type="float" office:value="0.115926" calcext:value-type="float">
            <text:p>0,115926</text:p>
          </table:table-cell>
          <table:table-cell office:value-type="float" office:value="0.304462" calcext:value-type="float">
            <text:p>0,304462</text:p>
          </table:table-cell>
          <table:table-cell office:value-type="float" office:value="0.114635" calcext:value-type="float">
            <text:p>0,114635</text:p>
          </table:table-cell>
          <table:table-cell office:value-type="float" office:value="0.415536" calcext:value-type="float">
            <text:p>0,415536</text:p>
          </table:table-cell>
          <table:table-cell office:value-type="float" office:value="0.508362" calcext:value-type="float">
            <text:p>0,508362</text:p>
          </table:table-cell>
          <table:table-cell office:value-type="float" office:value="0.113384" calcext:value-type="float">
            <text:p>0,113384</text:p>
          </table:table-cell>
          <table:table-cell office:value-type="float" office:value="0.082324" calcext:value-type="float">
            <text:p>0,082324</text:p>
          </table:table-cell>
          <table:table-cell office:value-type="float" office:value="0.150731" calcext:value-type="float">
            <text:p>0,150731</text:p>
          </table:table-cell>
          <table:table-cell office:value-type="float" office:value="0.643745" calcext:value-type="float">
            <text:p>0,643745</text:p>
          </table:table-cell>
          <table:table-cell office:value-type="float" office:value="1.30656" calcext:value-type="float">
            <text:p>1,30656</text:p>
          </table:table-cell>
          <table:table-cell office:value-type="float" office:value="0.429675" calcext:value-type="float">
            <text:p>0,429675</text:p>
          </table:table-cell>
          <table:table-cell office:value-type="float" office:value="0.0876749" calcext:value-type="float">
            <text:p>0,0876749</text:p>
          </table:table-cell>
          <table:table-cell office:value-type="float" office:value="0.23309" calcext:value-type="float">
            <text:p>0,23309</text:p>
          </table:table-cell>
          <table:table-cell office:value-type="float" office:value="0.824121" calcext:value-type="float">
            <text:p>0,824121</text:p>
          </table:table-cell>
          <table:table-cell office:value-type="float" office:value="0.716218" calcext:value-type="float">
            <text:p>0,716218</text:p>
          </table:table-cell>
          <table:table-cell office:value-type="float" office:value="0.404911" calcext:value-type="float">
            <text:p>0,404911</text:p>
          </table:table-cell>
          <table:table-cell office:value-type="float" office:value="0.252324" calcext:value-type="float">
            <text:p>0,252324</text:p>
          </table:table-cell>
          <table:table-cell office:value-type="float" office:value="0.220935" calcext:value-type="float">
            <text:p>0,220935</text:p>
          </table:table-cell>
          <table:table-cell office:value-type="float" office:value="1.80635" calcext:value-type="float">
            <text:p>1,80635</text:p>
          </table:table-cell>
          <table:table-cell office:value-type="float" office:value="0.127633" calcext:value-type="float">
            <text:p>0,127633</text:p>
          </table:table-cell>
          <table:table-cell office:value-type="float" office:value="0.424081" calcext:value-type="float">
            <text:p>0,424081</text:p>
          </table:table-cell>
          <table:table-cell office:value-type="float" office:value="1.55144" calcext:value-type="float">
            <text:p>1,55144</text:p>
          </table:table-cell>
          <table:table-cell office:value-type="float" office:value="1.45551" calcext:value-type="float">
            <text:p>1,45551</text:p>
          </table:table-cell>
          <table:table-cell office:value-type="float" office:value="0.457166" calcext:value-type="float">
            <text:p>0,457166</text:p>
          </table:table-cell>
          <table:table-cell office:value-type="float" office:value="0.172347" calcext:value-type="float">
            <text:p>0,172347</text:p>
          </table:table-cell>
          <table:table-cell office:value-type="float" office:value="1.47697" calcext:value-type="float">
            <text:p>1,47697</text:p>
          </table:table-cell>
          <table:table-cell office:value-type="float" office:value="0.460275" calcext:value-type="float">
            <text:p>0,460275</text:p>
          </table:table-cell>
          <table:table-cell office:value-type="float" office:value="0.460138" calcext:value-type="float">
            <text:p>0,460138</text:p>
          </table:table-cell>
          <table:table-cell office:value-type="float" office:value="0.116307" calcext:value-type="float">
            <text:p>0,116307</text:p>
          </table:table-cell>
          <table:table-cell office:value-type="float" office:value="1.33899" calcext:value-type="float">
            <text:p>1,33899</text:p>
          </table:table-cell>
          <table:table-cell office:value-type="float" office:value="1.99837" calcext:value-type="float">
            <text:p>1,99837</text:p>
          </table:table-cell>
          <table:table-cell office:value-type="float" office:value="1.85437" calcext:value-type="float">
            <text:p>1,85437</text:p>
          </table:table-cell>
          <table:table-cell office:value-type="float" office:value="1.00467" calcext:value-type="float">
            <text:p>1,00467</text:p>
          </table:table-cell>
          <table:table-cell office:value-type="float" office:value="0.873597" calcext:value-type="float">
            <text:p>0,873597</text:p>
          </table:table-cell>
          <table:table-cell office:value-type="float" office:value="0.12351" calcext:value-type="float">
            <text:p>0,12351</text:p>
          </table:table-cell>
          <table:table-cell office:value-type="float" office:value="1.35359" calcext:value-type="float">
            <text:p>1,35359</text:p>
          </table:table-cell>
          <table:table-cell office:value-type="float" office:value="0.824391" calcext:value-type="float">
            <text:p>0,824391</text:p>
          </table:table-cell>
          <table:table-cell office:value-type="float" office:value="1.58508" calcext:value-type="float">
            <text:p>1,58508</text:p>
          </table:table-cell>
          <table:table-cell office:value-type="float" office:value="1.3709" calcext:value-type="float">
            <text:p>1,3709</text:p>
          </table:table-cell>
          <table:table-cell office:value-type="float" office:value="0.684514" calcext:value-type="float">
            <text:p>0,684514</text:p>
          </table:table-cell>
          <table:table-cell office:value-type="float" office:value="1.81208" calcext:value-type="float">
            <text:p>1,81208</text:p>
          </table:table-cell>
          <table:table-cell office:value-type="float" office:value="1.72894" calcext:value-type="float">
            <text:p>1,72894</text:p>
          </table:table-cell>
          <table:table-cell office:value-type="float" office:value="0.847171" calcext:value-type="float">
            <text:p>0,847171</text:p>
          </table:table-cell>
          <table:table-cell office:value-type="float" office:value="1.69333" calcext:value-type="float">
            <text:p>1,69333</text:p>
          </table:table-cell>
          <table:table-cell office:value-type="float" office:value="1.68765" calcext:value-type="float">
            <text:p>1,68765</text:p>
          </table:table-cell>
          <table:table-cell office:value-type="float" office:value="1.31209" calcext:value-type="float">
            <text:p>1,31209</text:p>
          </table:table-cell>
          <table:table-cell office:value-type="float" office:value="0.0605941" calcext:value-type="float">
            <text:p>0,0605941</text:p>
          </table:table-cell>
          <table:table-cell office:value-type="float" office:value="0.0631528" calcext:value-type="float">
            <text:p>0,0631528</text:p>
          </table:table-cell>
          <table:table-cell table:number-columns-repeated="4"/>
          <table:table-cell table:formula="of:=MIN([.A178:.BL178])" office:value-type="float" office:value="0.0605941" calcext:value-type="float">
            <text:p>0,0605941</text:p>
          </table:table-cell>
          <table:table-cell table:formula="of:=MAX([.A178:.BL178])" office:value-type="float" office:value="1.99837" calcext:value-type="float">
            <text:p>1,99837</text:p>
          </table:table-cell>
          <table:table-cell table:number-columns-repeated="7"/>
        </table:table-row>
        <table:table-row table:style-name="ro2">
          <table:table-cell office:value-type="float" office:value="0.112926" calcext:value-type="float">
            <text:p>0,112926</text:p>
          </table:table-cell>
          <table:table-cell office:value-type="float" office:value="0.140967" calcext:value-type="float">
            <text:p>0,140967</text:p>
          </table:table-cell>
          <table:table-cell office:value-type="float" office:value="0.165561" calcext:value-type="float">
            <text:p>0,165561</text:p>
          </table:table-cell>
          <table:table-cell office:value-type="float" office:value="0.15594" calcext:value-type="float">
            <text:p>0,15594</text:p>
          </table:table-cell>
          <table:table-cell office:value-type="float" office:value="0.12345" calcext:value-type="float">
            <text:p>0,12345</text:p>
          </table:table-cell>
          <table:table-cell office:value-type="float" office:value="0.125347" calcext:value-type="float">
            <text:p>0,125347</text:p>
          </table:table-cell>
          <table:table-cell office:value-type="float" office:value="0.141423" calcext:value-type="float">
            <text:p>0,141423</text:p>
          </table:table-cell>
          <table:table-cell office:value-type="float" office:value="0.135018" calcext:value-type="float">
            <text:p>0,135018</text:p>
          </table:table-cell>
          <table:table-cell office:value-type="float" office:value="0.149158" calcext:value-type="float">
            <text:p>0,149158</text:p>
          </table:table-cell>
          <table:table-cell office:value-type="float" office:value="0.0860682" calcext:value-type="float">
            <text:p>0,0860682</text:p>
          </table:table-cell>
          <table:table-cell office:value-type="float" office:value="0.135349" calcext:value-type="float">
            <text:p>0,135349</text:p>
          </table:table-cell>
          <table:table-cell office:value-type="float" office:value="0.159234" calcext:value-type="float">
            <text:p>0,159234</text:p>
          </table:table-cell>
          <table:table-cell office:value-type="float" office:value="0.117503" calcext:value-type="float">
            <text:p>0,117503</text:p>
          </table:table-cell>
          <table:table-cell office:value-type="float" office:value="0.126886" calcext:value-type="float">
            <text:p>0,126886</text:p>
          </table:table-cell>
          <table:table-cell office:value-type="float" office:value="0.150781" calcext:value-type="float">
            <text:p>0,150781</text:p>
          </table:table-cell>
          <table:table-cell office:value-type="float" office:value="0.234684" calcext:value-type="float">
            <text:p>0,234684</text:p>
          </table:table-cell>
          <table:table-cell office:value-type="float" office:value="0.982724" calcext:value-type="float">
            <text:p>0,982724</text:p>
          </table:table-cell>
          <table:table-cell office:value-type="float" office:value="0.87224" calcext:value-type="float">
            <text:p>0,87224</text:p>
          </table:table-cell>
          <table:table-cell office:value-type="float" office:value="0.852679" calcext:value-type="float">
            <text:p>0,852679</text:p>
          </table:table-cell>
          <table:table-cell office:value-type="float" office:value="0.606527" calcext:value-type="float">
            <text:p>0,606527</text:p>
          </table:table-cell>
          <table:table-cell office:value-type="float" office:value="0.402625" calcext:value-type="float">
            <text:p>0,402625</text:p>
          </table:table-cell>
          <table:table-cell office:value-type="float" office:value="0.270852" calcext:value-type="float">
            <text:p>0,270852</text:p>
          </table:table-cell>
          <table:table-cell office:value-type="float" office:value="0.324615" calcext:value-type="float">
            <text:p>0,324615</text:p>
          </table:table-cell>
          <table:table-cell office:value-type="float" office:value="0.358139" calcext:value-type="float">
            <text:p>0,358139</text:p>
          </table:table-cell>
          <table:table-cell office:value-type="float" office:value="0.324163" calcext:value-type="float">
            <text:p>0,324163</text:p>
          </table:table-cell>
          <table:table-cell office:value-type="float" office:value="0.365697" calcext:value-type="float">
            <text:p>0,365697</text:p>
          </table:table-cell>
          <table:table-cell office:value-type="float" office:value="0.798938" calcext:value-type="float">
            <text:p>0,798938</text:p>
          </table:table-cell>
          <table:table-cell office:value-type="float" office:value="0.442662" calcext:value-type="float">
            <text:p>0,442662</text:p>
          </table:table-cell>
          <table:table-cell office:value-type="float" office:value="0.457139" calcext:value-type="float">
            <text:p>0,457139</text:p>
          </table:table-cell>
          <table:table-cell office:value-type="float" office:value="0.847281" calcext:value-type="float">
            <text:p>0,847281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86961" calcext:value-type="float">
            <text:p>0,86961</text:p>
          </table:table-cell>
          <table:table-cell office:value-type="float" office:value="0.36977" calcext:value-type="float">
            <text:p>0,36977</text:p>
          </table:table-cell>
          <table:table-cell office:value-type="float" office:value="0.397976" calcext:value-type="float">
            <text:p>0,397976</text:p>
          </table:table-cell>
          <table:table-cell office:value-type="float" office:value="0.35652" calcext:value-type="float">
            <text:p>0,35652</text:p>
          </table:table-cell>
          <table:table-cell office:value-type="float" office:value="0.840929" calcext:value-type="float">
            <text:p>0,840929</text:p>
          </table:table-cell>
          <table:table-cell office:value-type="float" office:value="0.875713" calcext:value-type="float">
            <text:p>0,875713</text:p>
          </table:table-cell>
          <table:table-cell office:value-type="float" office:value="1.5753" calcext:value-type="float">
            <text:p>1,5753</text:p>
          </table:table-cell>
          <table:table-cell office:value-type="float" office:value="0.778626" calcext:value-type="float">
            <text:p>0,778626</text:p>
          </table:table-cell>
          <table:table-cell office:value-type="float" office:value="0.787752" calcext:value-type="float">
            <text:p>0,787752</text:p>
          </table:table-cell>
          <table:table-cell office:value-type="float" office:value="1.38029" calcext:value-type="float">
            <text:p>1,38029</text:p>
          </table:table-cell>
          <table:table-cell office:value-type="float" office:value="0.331079" calcext:value-type="float">
            <text:p>0,331079</text:p>
          </table:table-cell>
          <table:table-cell office:value-type="float" office:value="0.291071" calcext:value-type="float">
            <text:p>0,291071</text:p>
          </table:table-cell>
          <table:table-cell office:value-type="float" office:value="0.84583" calcext:value-type="float">
            <text:p>0,84583</text:p>
          </table:table-cell>
          <table:table-cell office:value-type="float" office:value="0.739452" calcext:value-type="float">
            <text:p>0,739452</text:p>
          </table:table-cell>
          <table:table-cell office:value-type="float" office:value="1.87128" calcext:value-type="float">
            <text:p>1,87128</text:p>
          </table:table-cell>
          <table:table-cell office:value-type="float" office:value="1.84758" calcext:value-type="float">
            <text:p>1,84758</text:p>
          </table:table-cell>
          <table:table-cell office:value-type="float" office:value="0.644927" calcext:value-type="float">
            <text:p>0,644927</text:p>
          </table:table-cell>
          <table:table-cell office:value-type="float" office:value="0.177612" calcext:value-type="float">
            <text:p>0,177612</text:p>
          </table:table-cell>
          <table:table-cell office:value-type="float" office:value="1.67927" calcext:value-type="float">
            <text:p>1,67927</text:p>
          </table:table-cell>
          <table:table-cell office:value-type="float" office:value="1.54886" calcext:value-type="float">
            <text:p>1,54886</text:p>
          </table:table-cell>
          <table:table-cell office:value-type="float" office:value="1.74512" calcext:value-type="float">
            <text:p>1,74512</text:p>
          </table:table-cell>
          <table:table-cell office:value-type="float" office:value="0.138711" calcext:value-type="float">
            <text:p>0,138711</text:p>
          </table:table-cell>
          <table:table-cell office:value-type="float" office:value="0.598203" calcext:value-type="float">
            <text:p>0,598203</text:p>
          </table:table-cell>
          <table:table-cell office:value-type="float" office:value="0.710375" calcext:value-type="float">
            <text:p>0,710375</text:p>
          </table:table-cell>
          <table:table-cell office:value-type="float" office:value="0.0675461" calcext:value-type="float">
            <text:p>0,0675461</text:p>
          </table:table-cell>
          <table:table-cell office:value-type="float" office:value="0.19068" calcext:value-type="float">
            <text:p>0,19068</text:p>
          </table:table-cell>
          <table:table-cell office:value-type="float" office:value="0.144321" calcext:value-type="float">
            <text:p>0,144321</text:p>
          </table:table-cell>
          <table:table-cell office:value-type="float" office:value="0.188933" calcext:value-type="float">
            <text:p>0,188933</text:p>
          </table:table-cell>
          <table:table-cell office:value-type="float" office:value="0.72286" calcext:value-type="float">
            <text:p>0,72286</text:p>
          </table:table-cell>
          <table:table-cell office:value-type="float" office:value="2.01006" calcext:value-type="float">
            <text:p>2,01006</text:p>
          </table:table-cell>
          <table:table-cell office:value-type="float" office:value="0.121488" calcext:value-type="float">
            <text:p>0,121488</text:p>
          </table:table-cell>
          <table:table-cell office:value-type="float" office:value="0.145355" calcext:value-type="float">
            <text:p>0,145355</text:p>
          </table:table-cell>
          <table:table-cell office:value-type="float" office:value="0.984263" calcext:value-type="float">
            <text:p>0,984263</text:p>
          </table:table-cell>
          <table:table-cell table:number-columns-repeated="4"/>
          <table:table-cell table:formula="of:=MIN([.A179:.BL179])" office:value-type="float" office:value="0.0675461" calcext:value-type="float">
            <text:p>0,0675461</text:p>
          </table:table-cell>
          <table:table-cell table:formula="of:=MAX([.A179:.BL179])" office:value-type="float" office:value="2.01006" calcext:value-type="float">
            <text:p>2,01006</text:p>
          </table:table-cell>
          <table:table-cell table:number-columns-repeated="7"/>
        </table:table-row>
        <table:table-row table:style-name="ro2">
          <table:table-cell office:value-type="float" office:value="0.13739" calcext:value-type="float">
            <text:p>0,13739</text:p>
          </table:table-cell>
          <table:table-cell office:value-type="float" office:value="0.114551" calcext:value-type="float">
            <text:p>0,114551</text:p>
          </table:table-cell>
          <table:table-cell office:value-type="float" office:value="0.152669" calcext:value-type="float">
            <text:p>0,152669</text:p>
          </table:table-cell>
          <table:table-cell office:value-type="float" office:value="0.139706" calcext:value-type="float">
            <text:p>0,139706</text:p>
          </table:table-cell>
          <table:table-cell office:value-type="float" office:value="0.152532" calcext:value-type="float">
            <text:p>0,152532</text:p>
          </table:table-cell>
          <table:table-cell office:value-type="float" office:value="0.570955" calcext:value-type="float">
            <text:p>0,570955</text:p>
          </table:table-cell>
          <table:table-cell office:value-type="float" office:value="0.171606" calcext:value-type="float">
            <text:p>0,171606</text:p>
          </table:table-cell>
          <table:table-cell office:value-type="float" office:value="0.341002" calcext:value-type="float">
            <text:p>0,341002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0.205495" calcext:value-type="float">
            <text:p>0,205495</text:p>
          </table:table-cell>
          <table:table-cell office:value-type="float" office:value="0.131494" calcext:value-type="float">
            <text:p>0,131494</text:p>
          </table:table-cell>
          <table:table-cell office:value-type="float" office:value="0.151012" calcext:value-type="float">
            <text:p>0,151012</text:p>
          </table:table-cell>
          <table:table-cell office:value-type="float" office:value="0.22543" calcext:value-type="float">
            <text:p>0,22543</text:p>
          </table:table-cell>
          <table:table-cell office:value-type="float" office:value="0.0855129" calcext:value-type="float">
            <text:p>0,0855129</text:p>
          </table:table-cell>
          <table:table-cell office:value-type="float" office:value="0.0863659" calcext:value-type="float">
            <text:p>0,0863659</text:p>
          </table:table-cell>
          <table:table-cell office:value-type="float" office:value="0.462101" calcext:value-type="float">
            <text:p>0,462101</text:p>
          </table:table-cell>
          <table:table-cell office:value-type="float" office:value="0.199093" calcext:value-type="float">
            <text:p>0,199093</text:p>
          </table:table-cell>
          <table:table-cell office:value-type="float" office:value="0.340815" calcext:value-type="float">
            <text:p>0,340815</text:p>
          </table:table-cell>
          <table:table-cell office:value-type="float" office:value="1.28342" calcext:value-type="float">
            <text:p>1,28342</text:p>
          </table:table-cell>
          <table:table-cell office:value-type="float" office:value="1.18851" calcext:value-type="float">
            <text:p>1,18851</text:p>
          </table:table-cell>
          <table:table-cell office:value-type="float" office:value="0.126826" calcext:value-type="float">
            <text:p>0,126826</text:p>
          </table:table-cell>
          <table:table-cell office:value-type="float" office:value="0.956038" calcext:value-type="float">
            <text:p>0,956038</text:p>
          </table:table-cell>
          <table:table-cell office:value-type="float" office:value="1.25992" calcext:value-type="float">
            <text:p>1,25992</text:p>
          </table:table-cell>
          <table:table-cell office:value-type="float" office:value="0.325442" calcext:value-type="float">
            <text:p>0,325442</text:p>
          </table:table-cell>
          <table:table-cell office:value-type="float" office:value="0.220519" calcext:value-type="float">
            <text:p>0,220519</text:p>
          </table:table-cell>
          <table:table-cell office:value-type="float" office:value="0.312604" calcext:value-type="float">
            <text:p>0,312604</text:p>
          </table:table-cell>
          <table:table-cell office:value-type="float" office:value="1.27415" calcext:value-type="float">
            <text:p>1,27415</text:p>
          </table:table-cell>
          <table:table-cell office:value-type="float" office:value="0.938349" calcext:value-type="float">
            <text:p>0,938349</text:p>
          </table:table-cell>
          <table:table-cell office:value-type="float" office:value="1.00161" calcext:value-type="float">
            <text:p>1,00161</text:p>
          </table:table-cell>
          <table:table-cell office:value-type="float" office:value="0.154941" calcext:value-type="float">
            <text:p>0,154941</text:p>
          </table:table-cell>
          <table:table-cell office:value-type="float" office:value="1.04247" calcext:value-type="float">
            <text:p>1,04247</text:p>
          </table:table-cell>
          <table:table-cell office:value-type="float" office:value="1.26446" calcext:value-type="float">
            <text:p>1,26446</text:p>
          </table:table-cell>
          <table:table-cell office:value-type="float" office:value="0.127473" calcext:value-type="float">
            <text:p>0,127473</text:p>
          </table:table-cell>
          <table:table-cell office:value-type="float" office:value="0.625079" calcext:value-type="float">
            <text:p>0,625079</text:p>
          </table:table-cell>
          <table:table-cell office:value-type="float" office:value="1.23652" calcext:value-type="float">
            <text:p>1,23652</text:p>
          </table:table-cell>
          <table:table-cell office:value-type="float" office:value="0.125276" calcext:value-type="float">
            <text:p>0,125276</text:p>
          </table:table-cell>
          <table:table-cell office:value-type="float" office:value="0.756597" calcext:value-type="float">
            <text:p>0,756597</text:p>
          </table:table-cell>
          <table:table-cell office:value-type="float" office:value="0.368762" calcext:value-type="float">
            <text:p>0,368762</text:p>
          </table:table-cell>
          <table:table-cell office:value-type="float" office:value="0.117678" calcext:value-type="float">
            <text:p>0,117678</text:p>
          </table:table-cell>
          <table:table-cell office:value-type="float" office:value="1.47883" calcext:value-type="float">
            <text:p>1,47883</text:p>
          </table:table-cell>
          <table:table-cell office:value-type="float" office:value="1.39282" calcext:value-type="float">
            <text:p>1,39282</text:p>
          </table:table-cell>
          <table:table-cell office:value-type="float" office:value="0.267328" calcext:value-type="float">
            <text:p>0,267328</text:p>
          </table:table-cell>
          <table:table-cell office:value-type="float" office:value="0.209669" calcext:value-type="float">
            <text:p>0,209669</text:p>
          </table:table-cell>
          <table:table-cell office:value-type="float" office:value="1.21093" calcext:value-type="float">
            <text:p>1,21093</text:p>
          </table:table-cell>
          <table:table-cell office:value-type="float" office:value="0.728089" calcext:value-type="float">
            <text:p>0,728089</text:p>
          </table:table-cell>
          <table:table-cell office:value-type="float" office:value="1.90494" calcext:value-type="float">
            <text:p>1,90494</text:p>
          </table:table-cell>
          <table:table-cell office:value-type="float" office:value="0.582336" calcext:value-type="float">
            <text:p>0,582336</text:p>
          </table:table-cell>
          <table:table-cell office:value-type="float" office:value="0.47366" calcext:value-type="float">
            <text:p>0,47366</text:p>
          </table:table-cell>
          <table:table-cell office:value-type="float" office:value="0.152597" calcext:value-type="float">
            <text:p>0,152597</text:p>
          </table:table-cell>
          <table:table-cell office:value-type="float" office:value="0.860937" calcext:value-type="float">
            <text:p>0,860937</text:p>
          </table:table-cell>
          <table:table-cell office:value-type="float" office:value="0.379267" calcext:value-type="float">
            <text:p>0,379267</text:p>
          </table:table-cell>
          <table:table-cell office:value-type="float" office:value="1.15073" calcext:value-type="float">
            <text:p>1,15073</text:p>
          </table:table-cell>
          <table:table-cell office:value-type="float" office:value="0.121307" calcext:value-type="float">
            <text:p>0,121307</text:p>
          </table:table-cell>
          <table:table-cell office:value-type="float" office:value="0.729435" calcext:value-type="float">
            <text:p>0,729435</text:p>
          </table:table-cell>
          <table:table-cell office:value-type="float" office:value="1.40616" calcext:value-type="float">
            <text:p>1,40616</text:p>
          </table:table-cell>
          <table:table-cell office:value-type="float" office:value="0.288378" calcext:value-type="float">
            <text:p>0,288378</text:p>
          </table:table-cell>
          <table:table-cell office:value-type="float" office:value="2.32932" calcext:value-type="float">
            <text:p>2,32932</text:p>
          </table:table-cell>
          <table:table-cell office:value-type="float" office:value="0.337708" calcext:value-type="float">
            <text:p>0,337708</text:p>
          </table:table-cell>
          <table:table-cell office:value-type="float" office:value="1.79985" calcext:value-type="float">
            <text:p>1,79985</text:p>
          </table:table-cell>
          <table:table-cell office:value-type="float" office:value="0.288532" calcext:value-type="float">
            <text:p>0,288532</text:p>
          </table:table-cell>
          <table:table-cell office:value-type="float" office:value="2.25561" calcext:value-type="float">
            <text:p>2,25561</text:p>
          </table:table-cell>
          <table:table-cell office:value-type="float" office:value="0.09899" calcext:value-type="float">
            <text:p>0,09899</text:p>
          </table:table-cell>
          <table:table-cell office:value-type="float" office:value="0.333455" calcext:value-type="float">
            <text:p>0,333455</text:p>
          </table:table-cell>
          <table:table-cell office:value-type="float" office:value="0.0381401" calcext:value-type="float">
            <text:p>0,0381401</text:p>
          </table:table-cell>
          <table:table-cell table:number-columns-repeated="4"/>
          <table:table-cell table:formula="of:=MIN([.A180:.BL180])" office:value-type="float" office:value="0.0381401" calcext:value-type="float">
            <text:p>0,0381401</text:p>
          </table:table-cell>
          <table:table-cell table:formula="of:=MAX([.A180:.BL180])" office:value-type="float" office:value="2.32932" calcext:value-type="float">
            <text:p>2,32932</text:p>
          </table:table-cell>
          <table:table-cell table:number-columns-repeated="7"/>
        </table:table-row>
        <table:table-row table:style-name="ro2">
          <table:table-cell office:value-type="float" office:value="0.097249" calcext:value-type="float">
            <text:p>0,097249</text:p>
          </table:table-cell>
          <table:table-cell office:value-type="float" office:value="0.160098" calcext:value-type="float">
            <text:p>0,160098</text:p>
          </table:table-cell>
          <table:table-cell office:value-type="float" office:value="0.0766389" calcext:value-type="float">
            <text:p>0,0766389</text:p>
          </table:table-cell>
          <table:table-cell office:value-type="float" office:value="0.238322" calcext:value-type="float">
            <text:p>0,238322</text:p>
          </table:table-cell>
          <table:table-cell office:value-type="float" office:value="0.149521" calcext:value-type="float">
            <text:p>0,149521</text:p>
          </table:table-cell>
          <table:table-cell office:value-type="float" office:value="0.090167" calcext:value-type="float">
            <text:p>0,090167</text:p>
          </table:table-cell>
          <table:table-cell office:value-type="float" office:value="0.119605" calcext:value-type="float">
            <text:p>0,119605</text:p>
          </table:table-cell>
          <table:table-cell office:value-type="float" office:value="0.144398" calcext:value-type="float">
            <text:p>0,144398</text:p>
          </table:table-cell>
          <table:table-cell office:value-type="float" office:value="0.106492" calcext:value-type="float">
            <text:p>0,106492</text:p>
          </table:table-cell>
          <table:table-cell office:value-type="float" office:value="0.106883" calcext:value-type="float">
            <text:p>0,106883</text:p>
          </table:table-cell>
          <table:table-cell office:value-type="float" office:value="0.415172" calcext:value-type="float">
            <text:p>0,415172</text:p>
          </table:table-cell>
          <table:table-cell office:value-type="float" office:value="0.151767" calcext:value-type="float">
            <text:p>0,151767</text:p>
          </table:table-cell>
          <table:table-cell office:value-type="float" office:value="0.352256" calcext:value-type="float">
            <text:p>0,352256</text:p>
          </table:table-cell>
          <table:table-cell office:value-type="float" office:value="0.130682" calcext:value-type="float">
            <text:p>0,130682</text:p>
          </table:table-cell>
          <table:table-cell office:value-type="float" office:value="0.239546" calcext:value-type="float">
            <text:p>0,239546</text:p>
          </table:table-cell>
          <table:table-cell office:value-type="float" office:value="0.238973" calcext:value-type="float">
            <text:p>0,238973</text:p>
          </table:table-cell>
          <table:table-cell office:value-type="float" office:value="0.141524" calcext:value-type="float">
            <text:p>0,141524</text:p>
          </table:table-cell>
          <table:table-cell office:value-type="float" office:value="1.14811" calcext:value-type="float">
            <text:p>1,14811</text:p>
          </table:table-cell>
          <table:table-cell office:value-type="float" office:value="0.142668" calcext:value-type="float">
            <text:p>0,142668</text:p>
          </table:table-cell>
          <table:table-cell office:value-type="float" office:value="1.0714" calcext:value-type="float">
            <text:p>1,0714</text:p>
          </table:table-cell>
          <table:table-cell office:value-type="float" office:value="0.117724" calcext:value-type="float">
            <text:p>0,117724</text:p>
          </table:table-cell>
          <table:table-cell office:value-type="float" office:value="0.389254" calcext:value-type="float">
            <text:p>0,389254</text:p>
          </table:table-cell>
          <table:table-cell office:value-type="float" office:value="0.164772" calcext:value-type="float">
            <text:p>0,164772</text:p>
          </table:table-cell>
          <table:table-cell office:value-type="float" office:value="0.320592" calcext:value-type="float">
            <text:p>0,320592</text:p>
          </table:table-cell>
          <table:table-cell office:value-type="float" office:value="1.34651" calcext:value-type="float">
            <text:p>1,34651</text:p>
          </table:table-cell>
          <table:table-cell office:value-type="float" office:value="0.123028" calcext:value-type="float">
            <text:p>0,123028</text:p>
          </table:table-cell>
          <table:table-cell office:value-type="float" office:value="1.22243" calcext:value-type="float">
            <text:p>1,22243</text:p>
          </table:table-cell>
          <table:table-cell office:value-type="float" office:value="1.13526" calcext:value-type="float">
            <text:p>1,13526</text:p>
          </table:table-cell>
          <table:table-cell office:value-type="float" office:value="1.53869" calcext:value-type="float">
            <text:p>1,53869</text:p>
          </table:table-cell>
          <table:table-cell office:value-type="float" office:value="1.39866" calcext:value-type="float">
            <text:p>1,39866</text:p>
          </table:table-cell>
          <table:table-cell office:value-type="float" office:value="0.22304" calcext:value-type="float">
            <text:p>0,22304</text:p>
          </table:table-cell>
          <table:table-cell office:value-type="float" office:value="0.188805" calcext:value-type="float">
            <text:p>0,188805</text:p>
          </table:table-cell>
          <table:table-cell office:value-type="float" office:value="0.964433" calcext:value-type="float">
            <text:p>0,964433</text:p>
          </table:table-cell>
          <table:table-cell office:value-type="float" office:value="0.954489" calcext:value-type="float">
            <text:p>0,954489</text:p>
          </table:table-cell>
          <table:table-cell office:value-type="float" office:value="0.887788" calcext:value-type="float">
            <text:p>0,887788</text:p>
          </table:table-cell>
          <table:table-cell office:value-type="float" office:value="0.363171" calcext:value-type="float">
            <text:p>0,363171</text:p>
          </table:table-cell>
          <table:table-cell office:value-type="float" office:value="1.79235" calcext:value-type="float">
            <text:p>1,79235</text:p>
          </table:table-cell>
          <table:table-cell office:value-type="float" office:value="0.166242" calcext:value-type="float">
            <text:p>0,166242</text:p>
          </table:table-cell>
          <table:table-cell office:value-type="float" office:value="0.82415" calcext:value-type="float">
            <text:p>0,82415</text:p>
          </table:table-cell>
          <table:table-cell office:value-type="float" office:value="1.16941" calcext:value-type="float">
            <text:p>1,16941</text:p>
          </table:table-cell>
          <table:table-cell office:value-type="float" office:value="0.946415" calcext:value-type="float">
            <text:p>0,946415</text:p>
          </table:table-cell>
          <table:table-cell office:value-type="float" office:value="0.135811" calcext:value-type="float">
            <text:p>0,135811</text:p>
          </table:table-cell>
          <table:table-cell office:value-type="float" office:value="0.148812" calcext:value-type="float">
            <text:p>0,148812</text:p>
          </table:table-cell>
          <table:table-cell office:value-type="float" office:value="1.72775" calcext:value-type="float">
            <text:p>1,72775</text:p>
          </table:table-cell>
          <table:table-cell office:value-type="float" office:value="1.65268" calcext:value-type="float">
            <text:p>1,65268</text:p>
          </table:table-cell>
          <table:table-cell office:value-type="float" office:value="1.56874" calcext:value-type="float">
            <text:p>1,56874</text:p>
          </table:table-cell>
          <table:table-cell office:value-type="float" office:value="1.07592" calcext:value-type="float">
            <text:p>1,07592</text:p>
          </table:table-cell>
          <table:table-cell office:value-type="float" office:value="1.50163" calcext:value-type="float">
            <text:p>1,50163</text:p>
          </table:table-cell>
          <table:table-cell office:value-type="float" office:value="0.191376" calcext:value-type="float">
            <text:p>0,191376</text:p>
          </table:table-cell>
          <table:table-cell office:value-type="float" office:value="1.2606" calcext:value-type="float">
            <text:p>1,2606</text:p>
          </table:table-cell>
          <table:table-cell office:value-type="float" office:value="1.22536" calcext:value-type="float">
            <text:p>1,22536</text:p>
          </table:table-cell>
          <table:table-cell office:value-type="float" office:value="1.14911" calcext:value-type="float">
            <text:p>1,14911</text:p>
          </table:table-cell>
          <table:table-cell office:value-type="float" office:value="0.964066" calcext:value-type="float">
            <text:p>0,964066</text:p>
          </table:table-cell>
          <table:table-cell office:value-type="float" office:value="1.68964" calcext:value-type="float">
            <text:p>1,68964</text:p>
          </table:table-cell>
          <table:table-cell office:value-type="float" office:value="1.58909" calcext:value-type="float">
            <text:p>1,58909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2.16866" calcext:value-type="float">
            <text:p>2,16866</text:p>
          </table:table-cell>
          <table:table-cell office:value-type="float" office:value="0.561972" calcext:value-type="float">
            <text:p>0,561972</text:p>
          </table:table-cell>
          <table:table-cell office:value-type="float" office:value="2.09679" calcext:value-type="float">
            <text:p>2,09679</text:p>
          </table:table-cell>
          <table:table-cell office:value-type="float" office:value="1.71538" calcext:value-type="float">
            <text:p>1,71538</text:p>
          </table:table-cell>
          <table:table-cell office:value-type="float" office:value="0.182177" calcext:value-type="float">
            <text:p>0,182177</text:p>
          </table:table-cell>
          <table:table-cell office:value-type="float" office:value="0.091814" calcext:value-type="float">
            <text:p>0,091814</text:p>
          </table:table-cell>
          <table:table-cell office:value-type="float" office:value="0.092258" calcext:value-type="float">
            <text:p>0,092258</text:p>
          </table:table-cell>
          <table:table-cell office:value-type="float" office:value="0.0681942" calcext:value-type="float">
            <text:p>0,0681942</text:p>
          </table:table-cell>
          <table:table-cell table:number-columns-repeated="4"/>
          <table:table-cell table:formula="of:=MIN([.A181:.BL181])" office:value-type="float" office:value="0.0681942" calcext:value-type="float">
            <text:p>0,0681942</text:p>
          </table:table-cell>
          <table:table-cell table:formula="of:=MAX([.A181:.BL181])" office:value-type="float" office:value="2.16866" calcext:value-type="float">
            <text:p>2,16866</text:p>
          </table:table-cell>
          <table:table-cell table:number-columns-repeated="7"/>
        </table:table-row>
        <table:table-row table:style-name="ro2">
          <table:table-cell office:value-type="float" office:value="0.112975" calcext:value-type="float">
            <text:p>0,112975</text:p>
          </table:table-cell>
          <table:table-cell office:value-type="float" office:value="0.148716" calcext:value-type="float">
            <text:p>0,148716</text:p>
          </table:table-cell>
          <table:table-cell office:value-type="float" office:value="0.26679" calcext:value-type="float">
            <text:p>0,26679</text:p>
          </table:table-cell>
          <table:table-cell office:value-type="float" office:value="0.121496" calcext:value-type="float">
            <text:p>0,121496</text:p>
          </table:table-cell>
          <table:table-cell office:value-type="float" office:value="0.169294" calcext:value-type="float">
            <text:p>0,169294</text:p>
          </table:table-cell>
          <table:table-cell office:value-type="float" office:value="0.130466" calcext:value-type="float">
            <text:p>0,130466</text:p>
          </table:table-cell>
          <table:table-cell office:value-type="float" office:value="0.154398" calcext:value-type="float">
            <text:p>0,154398</text:p>
          </table:table-cell>
          <table:table-cell office:value-type="float" office:value="0.109065" calcext:value-type="float">
            <text:p>0,109065</text:p>
          </table:table-cell>
          <table:table-cell office:value-type="float" office:value="0.111635" calcext:value-type="float">
            <text:p>0,111635</text:p>
          </table:table-cell>
          <table:table-cell office:value-type="float" office:value="0.112779" calcext:value-type="float">
            <text:p>0,112779</text:p>
          </table:table-cell>
          <table:table-cell office:value-type="float" office:value="0.12168" calcext:value-type="float">
            <text:p>0,12168</text:p>
          </table:table-cell>
          <table:table-cell office:value-type="float" office:value="0.354695" calcext:value-type="float">
            <text:p>0,354695</text:p>
          </table:table-cell>
          <table:table-cell office:value-type="float" office:value="0.0985589" calcext:value-type="float">
            <text:p>0,0985589</text:p>
          </table:table-cell>
          <table:table-cell office:value-type="float" office:value="0.20981" calcext:value-type="float">
            <text:p>0,20981</text:p>
          </table:table-cell>
          <table:table-cell office:value-type="float" office:value="0.932291" calcext:value-type="float">
            <text:p>0,932291</text:p>
          </table:table-cell>
          <table:table-cell office:value-type="float" office:value="0.817015" calcext:value-type="float">
            <text:p>0,817015</text:p>
          </table:table-cell>
          <table:table-cell office:value-type="float" office:value="0.716978" calcext:value-type="float">
            <text:p>0,716978</text:p>
          </table:table-cell>
          <table:table-cell office:value-type="float" office:value="0.35419" calcext:value-type="float">
            <text:p>0,35419</text:p>
          </table:table-cell>
          <table:table-cell office:value-type="float" office:value="0.136064" calcext:value-type="float">
            <text:p>0,136064</text:p>
          </table:table-cell>
          <table:table-cell office:value-type="float" office:value="0.635607" calcext:value-type="float">
            <text:p>0,635607</text:p>
          </table:table-cell>
          <table:table-cell office:value-type="float" office:value="1.01132" calcext:value-type="float">
            <text:p>1,01132</text:p>
          </table:table-cell>
          <table:table-cell office:value-type="float" office:value="0.91669" calcext:value-type="float">
            <text:p>0,91669</text:p>
          </table:table-cell>
          <table:table-cell office:value-type="float" office:value="0.138843" calcext:value-type="float">
            <text:p>0,138843</text:p>
          </table:table-cell>
          <table:table-cell office:value-type="float" office:value="0.391254" calcext:value-type="float">
            <text:p>0,391254</text:p>
          </table:table-cell>
          <table:table-cell office:value-type="float" office:value="0.153691" calcext:value-type="float">
            <text:p>0,153691</text:p>
          </table:table-cell>
          <table:table-cell office:value-type="float" office:value="0.662668" calcext:value-type="float">
            <text:p>0,662668</text:p>
          </table:table-cell>
          <table:table-cell office:value-type="float" office:value="0.709478" calcext:value-type="float">
            <text:p>0,709478</text:p>
          </table:table-cell>
          <table:table-cell office:value-type="float" office:value="1.2968" calcext:value-type="float">
            <text:p>1,2968</text:p>
          </table:table-cell>
          <table:table-cell office:value-type="float" office:value="0.126466" calcext:value-type="float">
            <text:p>0,126466</text:p>
          </table:table-cell>
          <table:table-cell office:value-type="float" office:value="0.917192" calcext:value-type="float">
            <text:p>0,917192</text:p>
          </table:table-cell>
          <table:table-cell office:value-type="float" office:value="1.1013" calcext:value-type="float">
            <text:p>1,1013</text:p>
          </table:table-cell>
          <table:table-cell office:value-type="float" office:value="0.289903" calcext:value-type="float">
            <text:p>0,289903</text:p>
          </table:table-cell>
          <table:table-cell office:value-type="float" office:value="0.834525" calcext:value-type="float">
            <text:p>0,834525</text:p>
          </table:table-cell>
          <table:table-cell office:value-type="float" office:value="1.26676" calcext:value-type="float">
            <text:p>1,26676</text:p>
          </table:table-cell>
          <table:table-cell office:value-type="float" office:value="0.175438" calcext:value-type="float">
            <text:p>0,175438</text:p>
          </table:table-cell>
          <table:table-cell office:value-type="float" office:value="0.978147" calcext:value-type="float">
            <text:p>0,978147</text:p>
          </table:table-cell>
          <table:table-cell office:value-type="float" office:value="1.30728" calcext:value-type="float">
            <text:p>1,30728</text:p>
          </table:table-cell>
          <table:table-cell office:value-type="float" office:value="1.01716" calcext:value-type="float">
            <text:p>1,01716</text:p>
          </table:table-cell>
          <table:table-cell office:value-type="float" office:value="1.36736" calcext:value-type="float">
            <text:p>1,36736</text:p>
          </table:table-cell>
          <table:table-cell office:value-type="float" office:value="1.0728" calcext:value-type="float">
            <text:p>1,0728</text:p>
          </table:table-cell>
          <table:table-cell office:value-type="float" office:value="1.12198" calcext:value-type="float">
            <text:p>1,12198</text:p>
          </table:table-cell>
          <table:table-cell office:value-type="float" office:value="0.183829" calcext:value-type="float">
            <text:p>0,183829</text:p>
          </table:table-cell>
          <table:table-cell office:value-type="float" office:value="1.03742" calcext:value-type="float">
            <text:p>1,03742</text:p>
          </table:table-cell>
          <table:table-cell office:value-type="float" office:value="1.06452" calcext:value-type="float">
            <text:p>1,06452</text:p>
          </table:table-cell>
          <table:table-cell office:value-type="float" office:value="1.17049" calcext:value-type="float">
            <text:p>1,17049</text:p>
          </table:table-cell>
          <table:table-cell office:value-type="float" office:value="0.982598" calcext:value-type="float">
            <text:p>0,982598</text:p>
          </table:table-cell>
          <table:table-cell office:value-type="float" office:value="0.0812871" calcext:value-type="float">
            <text:p>0,0812871</text:p>
          </table:table-cell>
          <table:table-cell office:value-type="float" office:value="0.871453" calcext:value-type="float">
            <text:p>0,871453</text:p>
          </table:table-cell>
          <table:table-cell office:value-type="float" office:value="1.86197" calcext:value-type="float">
            <text:p>1,86197</text:p>
          </table:table-cell>
          <table:table-cell office:value-type="float" office:value="0.157596" calcext:value-type="float">
            <text:p>0,157596</text:p>
          </table:table-cell>
          <table:table-cell office:value-type="float" office:value="0.0798831" calcext:value-type="float">
            <text:p>0,0798831</text:p>
          </table:table-cell>
          <table:table-cell office:value-type="float" office:value="0.136344" calcext:value-type="float">
            <text:p>0,136344</text:p>
          </table:table-cell>
          <table:table-cell office:value-type="float" office:value="0.120127" calcext:value-type="float">
            <text:p>0,120127</text:p>
          </table:table-cell>
          <table:table-cell office:value-type="float" office:value="0.122011" calcext:value-type="float">
            <text:p>0,122011</text:p>
          </table:table-cell>
          <table:table-cell office:value-type="float" office:value="0.135198" calcext:value-type="float">
            <text:p>0,135198</text:p>
          </table:table-cell>
          <table:table-cell office:value-type="float" office:value="1.24083" calcext:value-type="float">
            <text:p>1,24083</text:p>
          </table:table-cell>
          <table:table-cell office:value-type="float" office:value="1.52568" calcext:value-type="float">
            <text:p>1,52568</text:p>
          </table:table-cell>
          <table:table-cell office:value-type="float" office:value="1.31642" calcext:value-type="float">
            <text:p>1,31642</text:p>
          </table:table-cell>
          <table:table-cell office:value-type="float" office:value="0.221111" calcext:value-type="float">
            <text:p>0,221111</text:p>
          </table:table-cell>
          <table:table-cell office:value-type="float" office:value="0.446195" calcext:value-type="float">
            <text:p>0,446195</text:p>
          </table:table-cell>
          <table:table-cell office:value-type="float" office:value="0.09618" calcext:value-type="float">
            <text:p>0,09618</text:p>
          </table:table-cell>
          <table:table-cell office:value-type="float" office:value="0.136071" calcext:value-type="float">
            <text:p>0,136071</text:p>
          </table:table-cell>
          <table:table-cell office:value-type="float" office:value="0.138727" calcext:value-type="float">
            <text:p>0,138727</text:p>
          </table:table-cell>
          <table:table-cell office:value-type="float" office:value="0.0398421" calcext:value-type="float">
            <text:p>0,0398421</text:p>
          </table:table-cell>
          <table:table-cell table:number-columns-repeated="4"/>
          <table:table-cell table:formula="of:=MIN([.A182:.BL182])" office:value-type="float" office:value="0.0398421" calcext:value-type="float">
            <text:p>0,0398421</text:p>
          </table:table-cell>
          <table:table-cell table:formula="of:=MAX([.A182:.BL182])" office:value-type="float" office:value="1.86197" calcext:value-type="float">
            <text:p>1,86197</text:p>
          </table:table-cell>
          <table:table-cell table:number-columns-repeated="7"/>
        </table:table-row>
        <table:table-row table:style-name="ro2">
          <table:table-cell office:value-type="float" office:value="0.109267" calcext:value-type="float">
            <text:p>0,109267</text:p>
          </table:table-cell>
          <table:table-cell office:value-type="float" office:value="0.14673" calcext:value-type="float">
            <text:p>0,14673</text:p>
          </table:table-cell>
          <table:table-cell office:value-type="float" office:value="0.148525" calcext:value-type="float">
            <text:p>0,148525</text:p>
          </table:table-cell>
          <table:table-cell office:value-type="float" office:value="0.122611" calcext:value-type="float">
            <text:p>0,122611</text:p>
          </table:table-cell>
          <table:table-cell office:value-type="float" office:value="0.107946" calcext:value-type="float">
            <text:p>0,107946</text:p>
          </table:table-cell>
          <table:table-cell office:value-type="float" office:value="0.414804" calcext:value-type="float">
            <text:p>0,414804</text:p>
          </table:table-cell>
          <table:table-cell office:value-type="float" office:value="0.375388" calcext:value-type="float">
            <text:p>0,375388</text:p>
          </table:table-cell>
          <table:table-cell office:value-type="float" office:value="0.134456" calcext:value-type="float">
            <text:p>0,134456</text:p>
          </table:table-cell>
          <table:table-cell office:value-type="float" office:value="0.165866" calcext:value-type="float">
            <text:p>0,165866</text:p>
          </table:table-cell>
          <table:table-cell office:value-type="float" office:value="0.272242" calcext:value-type="float">
            <text:p>0,272242</text:p>
          </table:table-cell>
          <table:table-cell office:value-type="float" office:value="0.140963" calcext:value-type="float">
            <text:p>0,140963</text:p>
          </table:table-cell>
          <table:table-cell office:value-type="float" office:value="0.111787" calcext:value-type="float">
            <text:p>0,111787</text:p>
          </table:table-cell>
          <table:table-cell office:value-type="float" office:value="0.159138" calcext:value-type="float">
            <text:p>0,159138</text:p>
          </table:table-cell>
          <table:table-cell office:value-type="float" office:value="0.341406" calcext:value-type="float">
            <text:p>0,341406</text:p>
          </table:table-cell>
          <table:table-cell office:value-type="float" office:value="0.761616" calcext:value-type="float">
            <text:p>0,761616</text:p>
          </table:table-cell>
          <table:table-cell office:value-type="float" office:value="0.698626" calcext:value-type="float">
            <text:p>0,698626</text:p>
          </table:table-cell>
          <table:table-cell office:value-type="float" office:value="0.120391" calcext:value-type="float">
            <text:p>0,120391</text:p>
          </table:table-cell>
          <table:table-cell office:value-type="float" office:value="0.160184" calcext:value-type="float">
            <text:p>0,160184</text:p>
          </table:table-cell>
          <table:table-cell office:value-type="float" office:value="0.640914" calcext:value-type="float">
            <text:p>0,640914</text:p>
          </table:table-cell>
          <table:table-cell office:value-type="float" office:value="0.981151" calcext:value-type="float">
            <text:p>0,981151</text:p>
          </table:table-cell>
          <table:table-cell office:value-type="float" office:value="1.10741" calcext:value-type="float">
            <text:p>1,10741</text:p>
          </table:table-cell>
          <table:table-cell office:value-type="float" office:value="0.963336" calcext:value-type="float">
            <text:p>0,963336</text:p>
          </table:table-cell>
          <table:table-cell office:value-type="float" office:value="0.876035" calcext:value-type="float">
            <text:p>0,876035</text:p>
          </table:table-cell>
          <table:table-cell office:value-type="float" office:value="0.612589" calcext:value-type="float">
            <text:p>0,612589</text:p>
          </table:table-cell>
          <table:table-cell office:value-type="float" office:value="0.10793" calcext:value-type="float">
            <text:p>0,10793</text:p>
          </table:table-cell>
          <table:table-cell office:value-type="float" office:value="0.442442" calcext:value-type="float">
            <text:p>0,442442</text:p>
          </table:table-cell>
          <table:table-cell office:value-type="float" office:value="0.175978" calcext:value-type="float">
            <text:p>0,175978</text:p>
          </table:table-cell>
          <table:table-cell office:value-type="float" office:value="1.17431" calcext:value-type="float">
            <text:p>1,17431</text:p>
          </table:table-cell>
          <table:table-cell office:value-type="float" office:value="1.06366" calcext:value-type="float">
            <text:p>1,06366</text:p>
          </table:table-cell>
          <table:table-cell office:value-type="float" office:value="0.303956" calcext:value-type="float">
            <text:p>0,303956</text:p>
          </table:table-cell>
          <table:table-cell office:value-type="float" office:value="0.0984042" calcext:value-type="float">
            <text:p>0,0984042</text:p>
          </table:table-cell>
          <table:table-cell office:value-type="float" office:value="0.132528" calcext:value-type="float">
            <text:p>0,132528</text:p>
          </table:table-cell>
          <table:table-cell office:value-type="float" office:value="0.779953" calcext:value-type="float">
            <text:p>0,779953</text:p>
          </table:table-cell>
          <table:table-cell office:value-type="float" office:value="0.622266" calcext:value-type="float">
            <text:p>0,622266</text:p>
          </table:table-cell>
          <table:table-cell office:value-type="float" office:value="0.718543" calcext:value-type="float">
            <text:p>0,718543</text:p>
          </table:table-cell>
          <table:table-cell office:value-type="float" office:value="0.128204" calcext:value-type="float">
            <text:p>0,128204</text:p>
          </table:table-cell>
          <table:table-cell office:value-type="float" office:value="0.171055" calcext:value-type="float">
            <text:p>0,171055</text:p>
          </table:table-cell>
          <table:table-cell office:value-type="float" office:value="0.73184" calcext:value-type="float">
            <text:p>0,73184</text:p>
          </table:table-cell>
          <table:table-cell office:value-type="float" office:value="1.20672" calcext:value-type="float">
            <text:p>1,20672</text:p>
          </table:table-cell>
          <table:table-cell office:value-type="float" office:value="0.140632" calcext:value-type="float">
            <text:p>0,140632</text:p>
          </table:table-cell>
          <table:table-cell office:value-type="float" office:value="0.769594" calcext:value-type="float">
            <text:p>0,769594</text:p>
          </table:table-cell>
          <table:table-cell office:value-type="float" office:value="0.137422" calcext:value-type="float">
            <text:p>0,137422</text:p>
          </table:table-cell>
          <table:table-cell office:value-type="float" office:value="0.138459" calcext:value-type="float">
            <text:p>0,138459</text:p>
          </table:table-cell>
          <table:table-cell office:value-type="float" office:value="0.458823" calcext:value-type="float">
            <text:p>0,458823</text:p>
          </table:table-cell>
          <table:table-cell office:value-type="float" office:value="0.65573" calcext:value-type="float">
            <text:p>0,65573</text:p>
          </table:table-cell>
          <table:table-cell office:value-type="float" office:value="0.8646" calcext:value-type="float">
            <text:p>0,8646</text:p>
          </table:table-cell>
          <table:table-cell office:value-type="float" office:value="0.158586" calcext:value-type="float">
            <text:p>0,158586</text:p>
          </table:table-cell>
          <table:table-cell office:value-type="float" office:value="0.638314" calcext:value-type="float">
            <text:p>0,638314</text:p>
          </table:table-cell>
          <table:table-cell office:value-type="float" office:value="0.493771" calcext:value-type="float">
            <text:p>0,493771</text:p>
          </table:table-cell>
          <table:table-cell office:value-type="float" office:value="0.361554" calcext:value-type="float">
            <text:p>0,361554</text:p>
          </table:table-cell>
          <table:table-cell office:value-type="float" office:value="1.61319" calcext:value-type="float">
            <text:p>1,61319</text:p>
          </table:table-cell>
          <table:table-cell office:value-type="float" office:value="0.4339" calcext:value-type="float">
            <text:p>0,4339</text:p>
          </table:table-cell>
          <table:table-cell office:value-type="float" office:value="0.443045" calcext:value-type="float">
            <text:p>0,443045</text:p>
          </table:table-cell>
          <table:table-cell office:value-type="float" office:value="1.68733" calcext:value-type="float">
            <text:p>1,68733</text:p>
          </table:table-cell>
          <table:table-cell office:value-type="float" office:value="0.679778" calcext:value-type="float">
            <text:p>0,679778</text:p>
          </table:table-cell>
          <table:table-cell office:value-type="float" office:value="0.693056" calcext:value-type="float">
            <text:p>0,693056</text:p>
          </table:table-cell>
          <table:table-cell office:value-type="float" office:value="0.291126" calcext:value-type="float">
            <text:p>0,291126</text:p>
          </table:table-cell>
          <table:table-cell office:value-type="float" office:value="1.63589" calcext:value-type="float">
            <text:p>1,63589</text:p>
          </table:table-cell>
          <table:table-cell office:value-type="float" office:value="0.579002" calcext:value-type="float">
            <text:p>0,579002</text:p>
          </table:table-cell>
          <table:table-cell office:value-type="float" office:value="0.93045" calcext:value-type="float">
            <text:p>0,93045</text:p>
          </table:table-cell>
          <table:table-cell office:value-type="float" office:value="0.43635" calcext:value-type="float">
            <text:p>0,43635</text:p>
          </table:table-cell>
          <table:table-cell office:value-type="float" office:value="0.14634" calcext:value-type="float">
            <text:p>0,14634</text:p>
          </table:table-cell>
          <table:table-cell office:value-type="float" office:value="0.0569808" calcext:value-type="float">
            <text:p>0,0569808</text:p>
          </table:table-cell>
          <table:table-cell office:value-type="float" office:value="0.098995" calcext:value-type="float">
            <text:p>0,098995</text:p>
          </table:table-cell>
          <table:table-cell table:number-columns-repeated="4"/>
          <table:table-cell table:formula="of:=MIN([.A183:.BL183])" office:value-type="float" office:value="0.0569808" calcext:value-type="float">
            <text:p>0,0569808</text:p>
          </table:table-cell>
          <table:table-cell table:formula="of:=MAX([.A183:.BL183])" office:value-type="float" office:value="1.68733" calcext:value-type="float">
            <text:p>1,68733</text:p>
          </table:table-cell>
          <table:table-cell table:number-columns-repeated="7"/>
        </table:table-row>
        <table:table-row table:style-name="ro2">
          <table:table-cell office:value-type="float" office:value="0.10639" calcext:value-type="float">
            <text:p>0,10639</text:p>
          </table:table-cell>
          <table:table-cell office:value-type="float" office:value="0.104975" calcext:value-type="float">
            <text:p>0,104975</text:p>
          </table:table-cell>
          <table:table-cell office:value-type="float" office:value="0.0581059" calcext:value-type="float">
            <text:p>0,0581059</text:p>
          </table:table-cell>
          <table:table-cell office:value-type="float" office:value="0.0759161" calcext:value-type="float">
            <text:p>0,0759161</text:p>
          </table:table-cell>
          <table:table-cell office:value-type="float" office:value="0.0720022" calcext:value-type="float">
            <text:p>0,0720022</text:p>
          </table:table-cell>
          <table:table-cell office:value-type="float" office:value="0.319142" calcext:value-type="float">
            <text:p>0,319142</text:p>
          </table:table-cell>
          <table:table-cell office:value-type="float" office:value="0.0839629" calcext:value-type="float">
            <text:p>0,0839629</text:p>
          </table:table-cell>
          <table:table-cell office:value-type="float" office:value="0.35751" calcext:value-type="float">
            <text:p>0,35751</text:p>
          </table:table-cell>
          <table:table-cell office:value-type="float" office:value="0.0767381" calcext:value-type="float">
            <text:p>0,0767381</text:p>
          </table:table-cell>
          <table:table-cell office:value-type="float" office:value="0.181057" calcext:value-type="float">
            <text:p>0,181057</text:p>
          </table:table-cell>
          <table:table-cell office:value-type="float" office:value="0.152678" calcext:value-type="float">
            <text:p>0,152678</text:p>
          </table:table-cell>
          <table:table-cell office:value-type="float" office:value="0.107597" calcext:value-type="float">
            <text:p>0,107597</text:p>
          </table:table-cell>
          <table:table-cell office:value-type="float" office:value="0.137645" calcext:value-type="float">
            <text:p>0,137645</text:p>
          </table:table-cell>
          <table:table-cell office:value-type="float" office:value="0.11712" calcext:value-type="float">
            <text:p>0,11712</text:p>
          </table:table-cell>
          <table:table-cell office:value-type="float" office:value="0.13017" calcext:value-type="float">
            <text:p>0,13017</text:p>
          </table:table-cell>
          <table:table-cell office:value-type="float" office:value="0.137327" calcext:value-type="float">
            <text:p>0,137327</text:p>
          </table:table-cell>
          <table:table-cell office:value-type="float" office:value="0.157607" calcext:value-type="float">
            <text:p>0,157607</text:p>
          </table:table-cell>
          <table:table-cell office:value-type="float" office:value="0.185837" calcext:value-type="float">
            <text:p>0,185837</text:p>
          </table:table-cell>
          <table:table-cell office:value-type="float" office:value="0.334483" calcext:value-type="float">
            <text:p>0,334483</text:p>
          </table:table-cell>
          <table:table-cell office:value-type="float" office:value="0.182503" calcext:value-type="float">
            <text:p>0,182503</text:p>
          </table:table-cell>
          <table:table-cell office:value-type="float" office:value="0.0860808" calcext:value-type="float">
            <text:p>0,0860808</text:p>
          </table:table-cell>
          <table:table-cell office:value-type="float" office:value="0.205161" calcext:value-type="float">
            <text:p>0,205161</text:p>
          </table:table-cell>
          <table:table-cell office:value-type="float" office:value="0.171221" calcext:value-type="float">
            <text:p>0,171221</text:p>
          </table:table-cell>
          <table:table-cell office:value-type="float" office:value="0.273344" calcext:value-type="float">
            <text:p>0,273344</text:p>
          </table:table-cell>
          <table:table-cell office:value-type="float" office:value="0.716612" calcext:value-type="float">
            <text:p>0,716612</text:p>
          </table:table-cell>
          <table:table-cell office:value-type="float" office:value="0.230075" calcext:value-type="float">
            <text:p>0,230075</text:p>
          </table:table-cell>
          <table:table-cell office:value-type="float" office:value="0.176235" calcext:value-type="float">
            <text:p>0,176235</text:p>
          </table:table-cell>
          <table:table-cell office:value-type="float" office:value="0.055115" calcext:value-type="float">
            <text:p>0,055115</text:p>
          </table:table-cell>
          <table:table-cell office:value-type="float" office:value="0.0581548" calcext:value-type="float">
            <text:p>0,0581548</text:p>
          </table:table-cell>
          <table:table-cell office:value-type="float" office:value="0.461083" calcext:value-type="float">
            <text:p>0,461083</text:p>
          </table:table-cell>
          <table:table-cell office:value-type="float" office:value="0.171084" calcext:value-type="float">
            <text:p>0,171084</text:p>
          </table:table-cell>
          <table:table-cell office:value-type="float" office:value="0.141716" calcext:value-type="float">
            <text:p>0,141716</text:p>
          </table:table-cell>
          <table:table-cell office:value-type="float" office:value="0.281935" calcext:value-type="float">
            <text:p>0,281935</text:p>
          </table:table-cell>
          <table:table-cell office:value-type="float" office:value="0.106721" calcext:value-type="float">
            <text:p>0,106721</text:p>
          </table:table-cell>
          <table:table-cell office:value-type="float" office:value="0.0696321" calcext:value-type="float">
            <text:p>0,0696321</text:p>
          </table:table-cell>
          <table:table-cell office:value-type="float" office:value="0.31299" calcext:value-type="float">
            <text:p>0,31299</text:p>
          </table:table-cell>
          <table:table-cell office:value-type="float" office:value="0.1288" calcext:value-type="float">
            <text:p>0,1288</text:p>
          </table:table-cell>
          <table:table-cell office:value-type="float" office:value="0.133531" calcext:value-type="float">
            <text:p>0,133531</text:p>
          </table:table-cell>
          <table:table-cell office:value-type="float" office:value="0.146298" calcext:value-type="float">
            <text:p>0,146298</text:p>
          </table:table-cell>
          <table:table-cell office:value-type="float" office:value="0.355474" calcext:value-type="float">
            <text:p>0,355474</text:p>
          </table:table-cell>
          <table:table-cell office:value-type="float" office:value="0.293806" calcext:value-type="float">
            <text:p>0,293806</text:p>
          </table:table-cell>
          <table:table-cell office:value-type="float" office:value="0.133749" calcext:value-type="float">
            <text:p>0,133749</text:p>
          </table:table-cell>
          <table:table-cell office:value-type="float" office:value="0.287895" calcext:value-type="float">
            <text:p>0,287895</text:p>
          </table:table-cell>
          <table:table-cell office:value-type="float" office:value="0.244918" calcext:value-type="float">
            <text:p>0,244918</text:p>
          </table:table-cell>
          <table:table-cell office:value-type="float" office:value="0.207519" calcext:value-type="float">
            <text:p>0,207519</text:p>
          </table:table-cell>
          <table:table-cell office:value-type="float" office:value="0.120851" calcext:value-type="float">
            <text:p>0,120851</text:p>
          </table:table-cell>
          <table:table-cell office:value-type="float" office:value="0.274684" calcext:value-type="float">
            <text:p>0,274684</text:p>
          </table:table-cell>
          <table:table-cell office:value-type="float" office:value="0.213446" calcext:value-type="float">
            <text:p>0,213446</text:p>
          </table:table-cell>
          <table:table-cell office:value-type="float" office:value="0.09144" calcext:value-type="float">
            <text:p>0,09144</text:p>
          </table:table-cell>
          <table:table-cell office:value-type="float" office:value="0.210445" calcext:value-type="float">
            <text:p>0,210445</text:p>
          </table:table-cell>
          <table:table-cell office:value-type="float" office:value="0.20827" calcext:value-type="float">
            <text:p>0,20827</text:p>
          </table:table-cell>
          <table:table-cell office:value-type="float" office:value="0.163846" calcext:value-type="float">
            <text:p>0,163846</text:p>
          </table:table-cell>
          <table:table-cell office:value-type="float" office:value="2.02564" calcext:value-type="float">
            <text:p>2,02564</text:p>
          </table:table-cell>
          <table:table-cell office:value-type="float" office:value="1.97503" calcext:value-type="float">
            <text:p>1,97503</text:p>
          </table:table-cell>
          <table:table-cell office:value-type="float" office:value="1.93541" calcext:value-type="float">
            <text:p>1,93541</text:p>
          </table:table-cell>
          <table:table-cell office:value-type="float" office:value="2.09278" calcext:value-type="float">
            <text:p>2,09278</text:p>
          </table:table-cell>
          <table:table-cell office:value-type="float" office:value="0.934709" calcext:value-type="float">
            <text:p>0,934709</text:p>
          </table:table-cell>
          <table:table-cell office:value-type="float" office:value="1.97979" calcext:value-type="float">
            <text:p>1,97979</text:p>
          </table:table-cell>
          <table:table-cell office:value-type="float" office:value="1.93111" calcext:value-type="float">
            <text:p>1,93111</text:p>
          </table:table-cell>
          <table:table-cell office:value-type="float" office:value="0.288676" calcext:value-type="float">
            <text:p>0,288676</text:p>
          </table:table-cell>
          <table:table-cell office:value-type="float" office:value="2.10069" calcext:value-type="float">
            <text:p>2,10069</text:p>
          </table:table-cell>
          <table:table-cell office:value-type="float" office:value="0.050261" calcext:value-type="float">
            <text:p>0,050261</text:p>
          </table:table-cell>
          <table:table-cell office:value-type="float" office:value="2.16414" calcext:value-type="float">
            <text:p>2,16414</text:p>
          </table:table-cell>
          <table:table-cell office:value-type="float" office:value="0.041666" calcext:value-type="float">
            <text:p>0,041666</text:p>
          </table:table-cell>
          <table:table-cell table:number-columns-repeated="4"/>
          <table:table-cell table:formula="of:=MIN([.A184:.BL184])" office:value-type="float" office:value="0.041666" calcext:value-type="float">
            <text:p>0,041666</text:p>
          </table:table-cell>
          <table:table-cell table:formula="of:=MAX([.A184:.BL184])" office:value-type="float" office:value="2.16414" calcext:value-type="float">
            <text:p>2,16414</text:p>
          </table:table-cell>
          <table:table-cell table:number-columns-repeated="7"/>
        </table:table-row>
        <table:table-row table:style-name="ro2">
          <table:table-cell office:value-type="float" office:value="0.108268" calcext:value-type="float">
            <text:p>0,108268</text:p>
          </table:table-cell>
          <table:table-cell office:value-type="float" office:value="0.132422" calcext:value-type="float">
            <text:p>0,132422</text:p>
          </table:table-cell>
          <table:table-cell office:value-type="float" office:value="0.100669" calcext:value-type="float">
            <text:p>0,100669</text:p>
          </table:table-cell>
          <table:table-cell office:value-type="float" office:value="0.121129" calcext:value-type="float">
            <text:p>0,121129</text:p>
          </table:table-cell>
          <table:table-cell office:value-type="float" office:value="0.108029" calcext:value-type="float">
            <text:p>0,108029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121912" calcext:value-type="float">
            <text:p>0,121912</text:p>
          </table:table-cell>
          <table:table-cell office:value-type="float" office:value="0.371519" calcext:value-type="float">
            <text:p>0,371519</text:p>
          </table:table-cell>
          <table:table-cell office:value-type="float" office:value="0.283625" calcext:value-type="float">
            <text:p>0,283625</text:p>
          </table:table-cell>
          <table:table-cell office:value-type="float" office:value="0.659891" calcext:value-type="float">
            <text:p>0,659891</text:p>
          </table:table-cell>
          <table:table-cell office:value-type="float" office:value="0.571388" calcext:value-type="float">
            <text:p>0,571388</text:p>
          </table:table-cell>
          <table:table-cell office:value-type="float" office:value="0.323554" calcext:value-type="float">
            <text:p>0,323554</text:p>
          </table:table-cell>
          <table:table-cell office:value-type="float" office:value="0.187346" calcext:value-type="float">
            <text:p>0,187346</text:p>
          </table:table-cell>
          <table:table-cell office:value-type="float" office:value="0.0797551" calcext:value-type="float">
            <text:p>0,0797551</text:p>
          </table:table-cell>
          <table:table-cell office:value-type="float" office:value="0.862912" calcext:value-type="float">
            <text:p>0,862912</text:p>
          </table:table-cell>
          <table:table-cell office:value-type="float" office:value="0.775446" calcext:value-type="float">
            <text:p>0,775446</text:p>
          </table:table-cell>
          <table:table-cell office:value-type="float" office:value="0.347864" calcext:value-type="float">
            <text:p>0,347864</text:p>
          </table:table-cell>
          <table:table-cell office:value-type="float" office:value="0.338584" calcext:value-type="float">
            <text:p>0,338584</text:p>
          </table:table-cell>
          <table:table-cell office:value-type="float" office:value="0.448066" calcext:value-type="float">
            <text:p>0,448066</text:p>
          </table:table-cell>
          <table:table-cell office:value-type="float" office:value="0.281144" calcext:value-type="float">
            <text:p>0,281144</text:p>
          </table:table-cell>
          <table:table-cell office:value-type="float" office:value="0.41956" calcext:value-type="float">
            <text:p>0,41956</text:p>
          </table:table-cell>
          <table:table-cell office:value-type="float" office:value="0.568736" calcext:value-type="float">
            <text:p>0,568736</text:p>
          </table:table-cell>
          <table:table-cell office:value-type="float" office:value="0.474299" calcext:value-type="float">
            <text:p>0,474299</text:p>
          </table:table-cell>
          <table:table-cell office:value-type="float" office:value="0.437638" calcext:value-type="float">
            <text:p>0,437638</text:p>
          </table:table-cell>
          <table:table-cell office:value-type="float" office:value="0.284114" calcext:value-type="float">
            <text:p>0,284114</text:p>
          </table:table-cell>
          <table:table-cell office:value-type="float" office:value="0.991441" calcext:value-type="float">
            <text:p>0,991441</text:p>
          </table:table-cell>
          <table:table-cell office:value-type="float" office:value="0.876768" calcext:value-type="float">
            <text:p>0,876768</text:p>
          </table:table-cell>
          <table:table-cell office:value-type="float" office:value="0.182783" calcext:value-type="float">
            <text:p>0,182783</text:p>
          </table:table-cell>
          <table:table-cell office:value-type="float" office:value="0.695025" calcext:value-type="float">
            <text:p>0,695025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17867" calcext:value-type="float">
            <text:p>0,17867</text:p>
          </table:table-cell>
          <table:table-cell office:value-type="float" office:value="0.209373" calcext:value-type="float">
            <text:p>0,209373</text:p>
          </table:table-cell>
          <table:table-cell office:value-type="float" office:value="1.01153" calcext:value-type="float">
            <text:p>1,01153</text:p>
          </table:table-cell>
          <table:table-cell office:value-type="float" office:value="0.235239" calcext:value-type="float">
            <text:p>0,235239</text:p>
          </table:table-cell>
          <table:table-cell office:value-type="float" office:value="0.220506" calcext:value-type="float">
            <text:p>0,220506</text:p>
          </table:table-cell>
          <table:table-cell office:value-type="float" office:value="0.158425" calcext:value-type="float">
            <text:p>0,158425</text:p>
          </table:table-cell>
          <table:table-cell office:value-type="float" office:value="0.148797" calcext:value-type="float">
            <text:p>0,148797</text:p>
          </table:table-cell>
          <table:table-cell office:value-type="float" office:value="0.139949" calcext:value-type="float">
            <text:p>0,139949</text:p>
          </table:table-cell>
          <table:table-cell office:value-type="float" office:value="0.148635" calcext:value-type="float">
            <text:p>0,148635</text:p>
          </table:table-cell>
          <table:table-cell office:value-type="float" office:value="0.13362" calcext:value-type="float">
            <text:p>0,13362</text:p>
          </table:table-cell>
          <table:table-cell office:value-type="float" office:value="0.546677" calcext:value-type="float">
            <text:p>0,546677</text:p>
          </table:table-cell>
          <table:table-cell office:value-type="float" office:value="1.61808" calcext:value-type="float">
            <text:p>1,61808</text:p>
          </table:table-cell>
          <table:table-cell office:value-type="float" office:value="1.25869" calcext:value-type="float">
            <text:p>1,25869</text:p>
          </table:table-cell>
          <table:table-cell office:value-type="float" office:value="1.07786" calcext:value-type="float">
            <text:p>1,07786</text:p>
          </table:table-cell>
          <table:table-cell office:value-type="float" office:value="0.134643" calcext:value-type="float">
            <text:p>0,134643</text:p>
          </table:table-cell>
          <table:table-cell office:value-type="float" office:value="1.03535" calcext:value-type="float">
            <text:p>1,03535</text:p>
          </table:table-cell>
          <table:table-cell office:value-type="float" office:value="1.05719" calcext:value-type="float">
            <text:p>1,05719</text:p>
          </table:table-cell>
          <table:table-cell office:value-type="float" office:value="0.145933" calcext:value-type="float">
            <text:p>0,145933</text:p>
          </table:table-cell>
          <table:table-cell office:value-type="float" office:value="0.163688" calcext:value-type="float">
            <text:p>0,163688</text:p>
          </table:table-cell>
          <table:table-cell office:value-type="float" office:value="1.44835" calcext:value-type="float">
            <text:p>1,44835</text:p>
          </table:table-cell>
          <table:table-cell office:value-type="float" office:value="1.22473" calcext:value-type="float">
            <text:p>1,22473</text:p>
          </table:table-cell>
          <table:table-cell office:value-type="float" office:value="0.179018" calcext:value-type="float">
            <text:p>0,179018</text:p>
          </table:table-cell>
          <table:table-cell office:value-type="float" office:value="0.0441921" calcext:value-type="float">
            <text:p>0,0441921</text:p>
          </table:table-cell>
          <table:table-cell office:value-type="float" office:value="0.138825" calcext:value-type="float">
            <text:p>0,138825</text:p>
          </table:table-cell>
          <table:table-cell office:value-type="float" office:value="0.618769" calcext:value-type="float">
            <text:p>0,618769</text:p>
          </table:table-cell>
          <table:table-cell office:value-type="float" office:value="0.155836" calcext:value-type="float">
            <text:p>0,155836</text:p>
          </table:table-cell>
          <table:table-cell office:value-type="float" office:value="0.213697" calcext:value-type="float">
            <text:p>0,213697</text:p>
          </table:table-cell>
          <table:table-cell office:value-type="float" office:value="0.140207" calcext:value-type="float">
            <text:p>0,140207</text:p>
          </table:table-cell>
          <table:table-cell office:value-type="float" office:value="0.371094" calcext:value-type="float">
            <text:p>0,371094</text:p>
          </table:table-cell>
          <table:table-cell office:value-type="float" office:value="1.39382" calcext:value-type="float">
            <text:p>1,39382</text:p>
          </table:table-cell>
          <table:table-cell office:value-type="float" office:value="0.18651" calcext:value-type="float">
            <text:p>0,18651</text:p>
          </table:table-cell>
          <table:table-cell office:value-type="float" office:value="0.150007" calcext:value-type="float">
            <text:p>0,150007</text:p>
          </table:table-cell>
          <table:table-cell office:value-type="float" office:value="0.364201" calcext:value-type="float">
            <text:p>0,364201</text:p>
          </table:table-cell>
          <table:table-cell office:value-type="float" office:value="0.418783" calcext:value-type="float">
            <text:p>0,418783</text:p>
          </table:table-cell>
          <table:table-cell table:number-columns-repeated="4"/>
          <table:table-cell table:formula="of:=MIN([.A185:.BL185])" office:value-type="float" office:value="0.0441921" calcext:value-type="float">
            <text:p>0,0441921</text:p>
          </table:table-cell>
          <table:table-cell table:formula="of:=MAX([.A185:.BL185])" office:value-type="float" office:value="1.61808" calcext:value-type="float">
            <text:p>1,61808</text:p>
          </table:table-cell>
          <table:table-cell table:number-columns-repeated="7"/>
        </table:table-row>
        <table:table-row table:style-name="ro2">
          <table:table-cell office:value-type="float" office:value="0.141616" calcext:value-type="float">
            <text:p>0,141616</text:p>
          </table:table-cell>
          <table:table-cell office:value-type="float" office:value="0.104371" calcext:value-type="float">
            <text:p>0,104371</text:p>
          </table:table-cell>
          <table:table-cell office:value-type="float" office:value="0.106636" calcext:value-type="float">
            <text:p>0,106636</text:p>
          </table:table-cell>
          <table:table-cell office:value-type="float" office:value="0.106495" calcext:value-type="float">
            <text:p>0,106495</text:p>
          </table:table-cell>
          <table:table-cell office:value-type="float" office:value="0.461552" calcext:value-type="float">
            <text:p>0,461552</text:p>
          </table:table-cell>
          <table:table-cell office:value-type="float" office:value="0.344341" calcext:value-type="float">
            <text:p>0,344341</text:p>
          </table:table-cell>
          <table:table-cell office:value-type="float" office:value="0.116882" calcext:value-type="float">
            <text:p>0,116882</text:p>
          </table:table-cell>
          <table:table-cell office:value-type="float" office:value="0.366563" calcext:value-type="float">
            <text:p>0,366563</text:p>
          </table:table-cell>
          <table:table-cell office:value-type="float" office:value="0.30254" calcext:value-type="float">
            <text:p>0,30254</text:p>
          </table:table-cell>
          <table:table-cell office:value-type="float" office:value="0.340936" calcext:value-type="float">
            <text:p>0,340936</text:p>
          </table:table-cell>
          <table:table-cell office:value-type="float" office:value="0.080647" calcext:value-type="float">
            <text:p>0,080647</text:p>
          </table:table-cell>
          <table:table-cell office:value-type="float" office:value="0.331377" calcext:value-type="float">
            <text:p>0,331377</text:p>
          </table:table-cell>
          <table:table-cell office:value-type="float" office:value="0.299982" calcext:value-type="float">
            <text:p>0,299982</text:p>
          </table:table-cell>
          <table:table-cell office:value-type="float" office:value="0.148751" calcext:value-type="float">
            <text:p>0,148751</text:p>
          </table:table-cell>
          <table:table-cell office:value-type="float" office:value="0.291698" calcext:value-type="float">
            <text:p>0,291698</text:p>
          </table:table-cell>
          <table:table-cell office:value-type="float" office:value="0.171338" calcext:value-type="float">
            <text:p>0,171338</text:p>
          </table:table-cell>
          <table:table-cell office:value-type="float" office:value="0.33118" calcext:value-type="float">
            <text:p>0,33118</text:p>
          </table:table-cell>
          <table:table-cell office:value-type="float" office:value="0.135582" calcext:value-type="float">
            <text:p>0,135582</text:p>
          </table:table-cell>
          <table:table-cell office:value-type="float" office:value="1.2296" calcext:value-type="float">
            <text:p>1,2296</text:p>
          </table:table-cell>
          <table:table-cell office:value-type="float" office:value="1.1079" calcext:value-type="float">
            <text:p>1,1079</text:p>
          </table:table-cell>
          <table:table-cell office:value-type="float" office:value="0.442638" calcext:value-type="float">
            <text:p>0,442638</text:p>
          </table:table-cell>
          <table:table-cell office:value-type="float" office:value="0.410797" calcext:value-type="float">
            <text:p>0,410797</text:p>
          </table:table-cell>
          <table:table-cell office:value-type="float" office:value="0.192632" calcext:value-type="float">
            <text:p>0,192632</text:p>
          </table:table-cell>
          <table:table-cell office:value-type="float" office:value="0.335569" calcext:value-type="float">
            <text:p>0,335569</text:p>
          </table:table-cell>
          <table:table-cell office:value-type="float" office:value="0.280221" calcext:value-type="float">
            <text:p>0,280221</text:p>
          </table:table-cell>
          <table:table-cell office:value-type="float" office:value="1.51038" calcext:value-type="float">
            <text:p>1,51038</text:p>
          </table:table-cell>
          <table:table-cell office:value-type="float" office:value="1.40854" calcext:value-type="float">
            <text:p>1,40854</text:p>
          </table:table-cell>
          <table:table-cell office:value-type="float" office:value="0.144823" calcext:value-type="float">
            <text:p>0,144823</text:p>
          </table:table-cell>
          <table:table-cell office:value-type="float" office:value="1.26446" calcext:value-type="float">
            <text:p>1,26446</text:p>
          </table:table-cell>
          <table:table-cell office:value-type="float" office:value="0.266984" calcext:value-type="float">
            <text:p>0,266984</text:p>
          </table:table-cell>
          <table:table-cell office:value-type="float" office:value="0.304727" calcext:value-type="float">
            <text:p>0,304727</text:p>
          </table:table-cell>
          <table:table-cell office:value-type="float" office:value="0.342339" calcext:value-type="float">
            <text:p>0,342339</text:p>
          </table:table-cell>
          <table:table-cell office:value-type="float" office:value="1.49905" calcext:value-type="float">
            <text:p>1,49905</text:p>
          </table:table-cell>
          <table:table-cell office:value-type="float" office:value="0.181857" calcext:value-type="float">
            <text:p>0,181857</text:p>
          </table:table-cell>
          <table:table-cell office:value-type="float" office:value="0.531094" calcext:value-type="float">
            <text:p>0,531094</text:p>
          </table:table-cell>
          <table:table-cell office:value-type="float" office:value="1.5434" calcext:value-type="float">
            <text:p>1,5434</text:p>
          </table:table-cell>
          <table:table-cell office:value-type="float" office:value="1.22107" calcext:value-type="float">
            <text:p>1,22107</text:p>
          </table:table-cell>
          <table:table-cell office:value-type="float" office:value="0.388197" calcext:value-type="float">
            <text:p>0,388197</text:p>
          </table:table-cell>
          <table:table-cell office:value-type="float" office:value="1.20782" calcext:value-type="float">
            <text:p>1,20782</text:p>
          </table:table-cell>
          <table:table-cell office:value-type="float" office:value="1.47354" calcext:value-type="float">
            <text:p>1,47354</text:p>
          </table:table-cell>
          <table:table-cell office:value-type="float" office:value="1.12946" calcext:value-type="float">
            <text:p>1,12946</text:p>
          </table:table-cell>
          <table:table-cell office:value-type="float" office:value="1.49471" calcext:value-type="float">
            <text:p>1,49471</text:p>
          </table:table-cell>
          <table:table-cell office:value-type="float" office:value="1.10089" calcext:value-type="float">
            <text:p>1,10089</text:p>
          </table:table-cell>
          <table:table-cell office:value-type="float" office:value="1.05414" calcext:value-type="float">
            <text:p>1,05414</text:p>
          </table:table-cell>
          <table:table-cell office:value-type="float" office:value="1.48676" calcext:value-type="float">
            <text:p>1,48676</text:p>
          </table:table-cell>
          <table:table-cell office:value-type="float" office:value="1.43716" calcext:value-type="float">
            <text:p>1,43716</text:p>
          </table:table-cell>
          <table:table-cell office:value-type="float" office:value="1.36302" calcext:value-type="float">
            <text:p>1,36302</text:p>
          </table:table-cell>
          <table:table-cell office:value-type="float" office:value="0.186046" calcext:value-type="float">
            <text:p>0,186046</text:p>
          </table:table-cell>
          <table:table-cell office:value-type="float" office:value="1.05385" calcext:value-type="float">
            <text:p>1,05385</text:p>
          </table:table-cell>
          <table:table-cell office:value-type="float" office:value="0.792397" calcext:value-type="float">
            <text:p>0,792397</text:p>
          </table:table-cell>
          <table:table-cell office:value-type="float" office:value="1.75989" calcext:value-type="float">
            <text:p>1,75989</text:p>
          </table:table-cell>
          <table:table-cell office:value-type="float" office:value="1.75675" calcext:value-type="float">
            <text:p>1,75675</text:p>
          </table:table-cell>
          <table:table-cell office:value-type="float" office:value="0.0879209" calcext:value-type="float">
            <text:p>0,0879209</text:p>
          </table:table-cell>
          <table:table-cell office:value-type="float" office:value="1.33794" calcext:value-type="float">
            <text:p>1,33794</text:p>
          </table:table-cell>
          <table:table-cell office:value-type="float" office:value="1.61805" calcext:value-type="float">
            <text:p>1,61805</text:p>
          </table:table-cell>
          <table:table-cell office:value-type="float" office:value="0.917686" calcext:value-type="float">
            <text:p>0,917686</text:p>
          </table:table-cell>
          <table:table-cell office:value-type="float" office:value="1.54408" calcext:value-type="float">
            <text:p>1,54408</text:p>
          </table:table-cell>
          <table:table-cell office:value-type="float" office:value="1.22961" calcext:value-type="float">
            <text:p>1,22961</text:p>
          </table:table-cell>
          <table:table-cell office:value-type="float" office:value="0.504695" calcext:value-type="float">
            <text:p>0,504695</text:p>
          </table:table-cell>
          <table:table-cell office:value-type="float" office:value="0.050498" calcext:value-type="float">
            <text:p>0,050498</text:p>
          </table:table-cell>
          <table:table-cell office:value-type="float" office:value="1.60515" calcext:value-type="float">
            <text:p>1,60515</text:p>
          </table:table-cell>
          <table:table-cell office:value-type="float" office:value="0.156605" calcext:value-type="float">
            <text:p>0,156605</text:p>
          </table:table-cell>
          <table:table-cell office:value-type="float" office:value="1.24009" calcext:value-type="float">
            <text:p>1,24009</text:p>
          </table:table-cell>
          <table:table-cell office:value-type="float" office:value="1.49089" calcext:value-type="float">
            <text:p>1,49089</text:p>
          </table:table-cell>
          <table:table-cell table:number-columns-repeated="4"/>
          <table:table-cell table:formula="of:=MIN([.A186:.BL186])" office:value-type="float" office:value="0.050498" calcext:value-type="float">
            <text:p>0,050498</text:p>
          </table:table-cell>
          <table:table-cell table:formula="of:=MAX([.A186:.BL186])" office:value-type="float" office:value="1.75989" calcext:value-type="float">
            <text:p>1,75989</text:p>
          </table:table-cell>
          <table:table-cell table:number-columns-repeated="7"/>
        </table:table-row>
        <table:table-row table:style-name="ro2">
          <table:table-cell office:value-type="float" office:value="0.106361" calcext:value-type="float">
            <text:p>0,106361</text:p>
          </table:table-cell>
          <table:table-cell office:value-type="float" office:value="0.141625" calcext:value-type="float">
            <text:p>0,141625</text:p>
          </table:table-cell>
          <table:table-cell office:value-type="float" office:value="0.106615" calcext:value-type="float">
            <text:p>0,106615</text:p>
          </table:table-cell>
          <table:table-cell office:value-type="float" office:value="0.184434" calcext:value-type="float">
            <text:p>0,184434</text:p>
          </table:table-cell>
          <table:table-cell office:value-type="float" office:value="0.184463" calcext:value-type="float">
            <text:p>0,184463</text:p>
          </table:table-cell>
          <table:table-cell office:value-type="float" office:value="0.076062" calcext:value-type="float">
            <text:p>0,076062</text:p>
          </table:table-cell>
          <table:table-cell office:value-type="float" office:value="0.115755" calcext:value-type="float">
            <text:p>0,115755</text:p>
          </table:table-cell>
          <table:table-cell office:value-type="float" office:value="0.144862" calcext:value-type="float">
            <text:p>0,144862</text:p>
          </table:table-cell>
          <table:table-cell office:value-type="float" office:value="0.152076" calcext:value-type="float">
            <text:p>0,152076</text:p>
          </table:table-cell>
          <table:table-cell office:value-type="float" office:value="0.158152" calcext:value-type="float">
            <text:p>0,158152</text:p>
          </table:table-cell>
          <table:table-cell office:value-type="float" office:value="0.160159" calcext:value-type="float">
            <text:p>0,160159</text:p>
          </table:table-cell>
          <table:table-cell office:value-type="float" office:value="0.161662" calcext:value-type="float">
            <text:p>0,161662</text:p>
          </table:table-cell>
          <table:table-cell office:value-type="float" office:value="0.172831" calcext:value-type="float">
            <text:p>0,172831</text:p>
          </table:table-cell>
          <table:table-cell office:value-type="float" office:value="0.612497" calcext:value-type="float">
            <text:p>0,612497</text:p>
          </table:table-cell>
          <table:table-cell office:value-type="float" office:value="0.715238" calcext:value-type="float">
            <text:p>0,715238</text:p>
          </table:table-cell>
          <table:table-cell office:value-type="float" office:value="0.579933" calcext:value-type="float">
            <text:p>0,579933</text:p>
          </table:table-cell>
          <table:table-cell office:value-type="float" office:value="0.107005" calcext:value-type="float">
            <text:p>0,107005</text:p>
          </table:table-cell>
          <table:table-cell office:value-type="float" office:value="0.439873" calcext:value-type="float">
            <text:p>0,439873</text:p>
          </table:table-cell>
          <table:table-cell office:value-type="float" office:value="0.57448" calcext:value-type="float">
            <text:p>0,57448</text:p>
          </table:table-cell>
          <table:table-cell office:value-type="float" office:value="0.438009" calcext:value-type="float">
            <text:p>0,438009</text:p>
          </table:table-cell>
          <table:table-cell office:value-type="float" office:value="0.153368" calcext:value-type="float">
            <text:p>0,153368</text:p>
          </table:table-cell>
          <table:table-cell office:value-type="float" office:value="1.06124" calcext:value-type="float">
            <text:p>1,06124</text:p>
          </table:table-cell>
          <table:table-cell office:value-type="float" office:value="1.02056" calcext:value-type="float">
            <text:p>1,02056</text:p>
          </table:table-cell>
          <table:table-cell office:value-type="float" office:value="0.895468" calcext:value-type="float">
            <text:p>0,895468</text:p>
          </table:table-cell>
          <table:table-cell office:value-type="float" office:value="0.180483" calcext:value-type="float">
            <text:p>0,180483</text:p>
          </table:table-cell>
          <table:table-cell office:value-type="float" office:value="0.367461" calcext:value-type="float">
            <text:p>0,367461</text:p>
          </table:table-cell>
          <table:table-cell office:value-type="float" office:value="0.943199" calcext:value-type="float">
            <text:p>0,943199</text:p>
          </table:table-cell>
          <table:table-cell office:value-type="float" office:value="0.139835" calcext:value-type="float">
            <text:p>0,139835</text:p>
          </table:table-cell>
          <table:table-cell office:value-type="float" office:value="0.842595" calcext:value-type="float">
            <text:p>0,842595</text:p>
          </table:table-cell>
          <table:table-cell office:value-type="float" office:value="1.28054" calcext:value-type="float">
            <text:p>1,28054</text:p>
          </table:table-cell>
          <table:table-cell office:value-type="float" office:value="0.45023" calcext:value-type="float">
            <text:p>0,45023</text:p>
          </table:table-cell>
          <table:table-cell office:value-type="float" office:value="0.155282" calcext:value-type="float">
            <text:p>0,155282</text:p>
          </table:table-cell>
          <table:table-cell office:value-type="float" office:value="1.11529" calcext:value-type="float">
            <text:p>1,11529</text:p>
          </table:table-cell>
          <table:table-cell office:value-type="float" office:value="0.782229" calcext:value-type="float">
            <text:p>0,782229</text:p>
          </table:table-cell>
          <table:table-cell office:value-type="float" office:value="0.124326" calcext:value-type="float">
            <text:p>0,124326</text:p>
          </table:table-cell>
          <table:table-cell office:value-type="float" office:value="0.726344" calcext:value-type="float">
            <text:p>0,726344</text:p>
          </table:table-cell>
          <table:table-cell office:value-type="float" office:value="0.799412" calcext:value-type="float">
            <text:p>0,799412</text:p>
          </table:table-cell>
          <table:table-cell office:value-type="float" office:value="1.10924" calcext:value-type="float">
            <text:p>1,10924</text:p>
          </table:table-cell>
          <table:table-cell office:value-type="float" office:value="1.63506" calcext:value-type="float">
            <text:p>1,63506</text:p>
          </table:table-cell>
          <table:table-cell office:value-type="float" office:value="0.925105" calcext:value-type="float">
            <text:p>0,925105</text:p>
          </table:table-cell>
          <table:table-cell office:value-type="float" office:value="0.489995" calcext:value-type="float">
            <text:p>0,489995</text:p>
          </table:table-cell>
          <table:table-cell office:value-type="float" office:value="1.11512" calcext:value-type="float">
            <text:p>1,11512</text:p>
          </table:table-cell>
          <table:table-cell office:value-type="float" office:value="0.858156" calcext:value-type="float">
            <text:p>0,858156</text:p>
          </table:table-cell>
          <table:table-cell office:value-type="float" office:value="0.887002" calcext:value-type="float">
            <text:p>0,887002</text:p>
          </table:table-cell>
          <table:table-cell office:value-type="float" office:value="0.885136" calcext:value-type="float">
            <text:p>0,885136</text:p>
          </table:table-cell>
          <table:table-cell office:value-type="float" office:value="0.253384" calcext:value-type="float">
            <text:p>0,253384</text:p>
          </table:table-cell>
          <table:table-cell office:value-type="float" office:value="0.168329" calcext:value-type="float">
            <text:p>0,168329</text:p>
          </table:table-cell>
          <table:table-cell office:value-type="float" office:value="1.07473" calcext:value-type="float">
            <text:p>1,07473</text:p>
          </table:table-cell>
          <table:table-cell office:value-type="float" office:value="1.5527" calcext:value-type="float">
            <text:p>1,5527</text:p>
          </table:table-cell>
          <table:table-cell office:value-type="float" office:value="1.17995" calcext:value-type="float">
            <text:p>1,17995</text:p>
          </table:table-cell>
          <table:table-cell office:value-type="float" office:value="1.21123" calcext:value-type="float">
            <text:p>1,21123</text:p>
          </table:table-cell>
          <table:table-cell office:value-type="float" office:value="0.130036" calcext:value-type="float">
            <text:p>0,130036</text:p>
          </table:table-cell>
          <table:table-cell office:value-type="float" office:value="0.160786" calcext:value-type="float">
            <text:p>0,160786</text:p>
          </table:table-cell>
          <table:table-cell office:value-type="float" office:value="0.188917" calcext:value-type="float">
            <text:p>0,188917</text:p>
          </table:table-cell>
          <table:table-cell office:value-type="float" office:value="0.174351" calcext:value-type="float">
            <text:p>0,174351</text:p>
          </table:table-cell>
          <table:table-cell office:value-type="float" office:value="1.64665" calcext:value-type="float">
            <text:p>1,64665</text:p>
          </table:table-cell>
          <table:table-cell office:value-type="float" office:value="1.36594" calcext:value-type="float">
            <text:p>1,36594</text:p>
          </table:table-cell>
          <table:table-cell office:value-type="float" office:value="0.56577" calcext:value-type="float">
            <text:p>0,56577</text:p>
          </table:table-cell>
          <table:table-cell office:value-type="float" office:value="1.87958" calcext:value-type="float">
            <text:p>1,87958</text:p>
          </table:table-cell>
          <table:table-cell office:value-type="float" office:value="1.96251" calcext:value-type="float">
            <text:p>1,96251</text:p>
          </table:table-cell>
          <table:table-cell office:value-type="float" office:value="0.303448" calcext:value-type="float">
            <text:p>0,303448</text:p>
          </table:table-cell>
          <table:table-cell office:value-type="float" office:value="0.0896339" calcext:value-type="float">
            <text:p>0,0896339</text:p>
          </table:table-cell>
          <table:table-cell office:value-type="float" office:value="0.284521" calcext:value-type="float">
            <text:p>0,284521</text:p>
          </table:table-cell>
          <table:table-cell office:value-type="float" office:value="0.101496" calcext:value-type="float">
            <text:p>0,101496</text:p>
          </table:table-cell>
          <table:table-cell table:number-columns-repeated="4"/>
          <table:table-cell table:formula="of:=MIN([.A187:.BL187])" office:value-type="float" office:value="0.076062" calcext:value-type="float">
            <text:p>0,076062</text:p>
          </table:table-cell>
          <table:table-cell table:formula="of:=MAX([.A187:.BL187])" office:value-type="float" office:value="1.96251" calcext:value-type="float">
            <text:p>1,96251</text:p>
          </table:table-cell>
          <table:table-cell table:number-columns-repeated="7"/>
        </table:table-row>
        <table:table-row table:style-name="ro2">
          <table:table-cell office:value-type="float" office:value="0.156912" calcext:value-type="float">
            <text:p>0,156912</text:p>
          </table:table-cell>
          <table:table-cell office:value-type="float" office:value="0.161887" calcext:value-type="float">
            <text:p>0,161887</text:p>
          </table:table-cell>
          <table:table-cell office:value-type="float" office:value="0.195749" calcext:value-type="float">
            <text:p>0,195749</text:p>
          </table:table-cell>
          <table:table-cell office:value-type="float" office:value="0.10722" calcext:value-type="float">
            <text:p>0,10722</text:p>
          </table:table-cell>
          <table:table-cell office:value-type="float" office:value="0.20714" calcext:value-type="float">
            <text:p>0,20714</text:p>
          </table:table-cell>
          <table:table-cell office:value-type="float" office:value="0.169717" calcext:value-type="float">
            <text:p>0,169717</text:p>
          </table:table-cell>
          <table:table-cell office:value-type="float" office:value="0.124337" calcext:value-type="float">
            <text:p>0,124337</text:p>
          </table:table-cell>
          <table:table-cell office:value-type="float" office:value="0.154339" calcext:value-type="float">
            <text:p>0,154339</text:p>
          </table:table-cell>
          <table:table-cell office:value-type="float" office:value="0.168359" calcext:value-type="float">
            <text:p>0,168359</text:p>
          </table:table-cell>
          <table:table-cell office:value-type="float" office:value="0.107221" calcext:value-type="float">
            <text:p>0,107221</text:p>
          </table:table-cell>
          <table:table-cell office:value-type="float" office:value="0.165662" calcext:value-type="float">
            <text:p>0,165662</text:p>
          </table:table-cell>
          <table:table-cell office:value-type="float" office:value="0.162789" calcext:value-type="float">
            <text:p>0,162789</text:p>
          </table:table-cell>
          <table:table-cell office:value-type="float" office:value="0.113201" calcext:value-type="float">
            <text:p>0,113201</text:p>
          </table:table-cell>
          <table:table-cell office:value-type="float" office:value="0.0909529" calcext:value-type="float">
            <text:p>0,0909529</text:p>
          </table:table-cell>
          <table:table-cell office:value-type="float" office:value="0.119642" calcext:value-type="float">
            <text:p>0,119642</text:p>
          </table:table-cell>
          <table:table-cell office:value-type="float" office:value="0.106622" calcext:value-type="float">
            <text:p>0,106622</text:p>
          </table:table-cell>
          <table:table-cell office:value-type="float" office:value="0.135713" calcext:value-type="float">
            <text:p>0,135713</text:p>
          </table:table-cell>
          <table:table-cell office:value-type="float" office:value="0.140461" calcext:value-type="float">
            <text:p>0,140461</text:p>
          </table:table-cell>
          <table:table-cell office:value-type="float" office:value="1.19131" calcext:value-type="float">
            <text:p>1,19131</text:p>
          </table:table-cell>
          <table:table-cell office:value-type="float" office:value="0.214448" calcext:value-type="float">
            <text:p>0,214448</text:p>
          </table:table-cell>
          <table:table-cell office:value-type="float" office:value="0.109238" calcext:value-type="float">
            <text:p>0,109238</text:p>
          </table:table-cell>
          <table:table-cell office:value-type="float" office:value="1.13863" calcext:value-type="float">
            <text:p>1,13863</text:p>
          </table:table-cell>
          <table:table-cell office:value-type="float" office:value="0.52247" calcext:value-type="float">
            <text:p>0,52247</text:p>
          </table:table-cell>
          <table:table-cell office:value-type="float" office:value="0.171098" calcext:value-type="float">
            <text:p>0,171098</text:p>
          </table:table-cell>
          <table:table-cell office:value-type="float" office:value="0.210282" calcext:value-type="float">
            <text:p>0,210282</text:p>
          </table:table-cell>
          <table:table-cell office:value-type="float" office:value="0.086216" calcext:value-type="float">
            <text:p>0,086216</text:p>
          </table:table-cell>
          <table:table-cell office:value-type="float" office:value="0.225531" calcext:value-type="float">
            <text:p>0,225531</text:p>
          </table:table-cell>
          <table:table-cell office:value-type="float" office:value="1.46994" calcext:value-type="float">
            <text:p>1,46994</text:p>
          </table:table-cell>
          <table:table-cell office:value-type="float" office:value="0.137951" calcext:value-type="float">
            <text:p>0,137951</text:p>
          </table:table-cell>
          <table:table-cell office:value-type="float" office:value="1.36527" calcext:value-type="float">
            <text:p>1,36527</text:p>
          </table:table-cell>
          <table:table-cell office:value-type="float" office:value="1.22735" calcext:value-type="float">
            <text:p>1,22735</text:p>
          </table:table-cell>
          <table:table-cell office:value-type="float" office:value="1.04183" calcext:value-type="float">
            <text:p>1,04183</text:p>
          </table:table-cell>
          <table:table-cell office:value-type="float" office:value="0.144592" calcext:value-type="float">
            <text:p>0,144592</text:p>
          </table:table-cell>
          <table:table-cell office:value-type="float" office:value="1.63063" calcext:value-type="float">
            <text:p>1,63063</text:p>
          </table:table-cell>
          <table:table-cell office:value-type="float" office:value="1.18198" calcext:value-type="float">
            <text:p>1,18198</text:p>
          </table:table-cell>
          <table:table-cell office:value-type="float" office:value="1.59902" calcext:value-type="float">
            <text:p>1,59902</text:p>
          </table:table-cell>
          <table:table-cell office:value-type="float" office:value="1.4008" calcext:value-type="float">
            <text:p>1,4008</text:p>
          </table:table-cell>
          <table:table-cell office:value-type="float" office:value="0.139157" calcext:value-type="float">
            <text:p>0,139157</text:p>
          </table:table-cell>
          <table:table-cell office:value-type="float" office:value="0.99123" calcext:value-type="float">
            <text:p>0,99123</text:p>
          </table:table-cell>
          <table:table-cell office:value-type="float" office:value="0.952792" calcext:value-type="float">
            <text:p>0,952792</text:p>
          </table:table-cell>
          <table:table-cell office:value-type="float" office:value="1.63049" calcext:value-type="float">
            <text:p>1,63049</text:p>
          </table:table-cell>
          <table:table-cell office:value-type="float" office:value="0.089221" calcext:value-type="float">
            <text:p>0,089221</text:p>
          </table:table-cell>
          <table:table-cell office:value-type="float" office:value="1.12588" calcext:value-type="float">
            <text:p>1,12588</text:p>
          </table:table-cell>
          <table:table-cell office:value-type="float" office:value="1.87862" calcext:value-type="float">
            <text:p>1,87862</text:p>
          </table:table-cell>
          <table:table-cell office:value-type="float" office:value="1.88605" calcext:value-type="float">
            <text:p>1,88605</text:p>
          </table:table-cell>
          <table:table-cell office:value-type="float" office:value="1.85695" calcext:value-type="float">
            <text:p>1,85695</text:p>
          </table:table-cell>
          <table:table-cell office:value-type="float" office:value="1.90985" calcext:value-type="float">
            <text:p>1,90985</text:p>
          </table:table-cell>
          <table:table-cell office:value-type="float" office:value="1.71372" calcext:value-type="float">
            <text:p>1,71372</text:p>
          </table:table-cell>
          <table:table-cell office:value-type="float" office:value="1.01815" calcext:value-type="float">
            <text:p>1,01815</text:p>
          </table:table-cell>
          <table:table-cell office:value-type="float" office:value="1.57332" calcext:value-type="float">
            <text:p>1,57332</text:p>
          </table:table-cell>
          <table:table-cell office:value-type="float" office:value="1.29177" calcext:value-type="float">
            <text:p>1,29177</text:p>
          </table:table-cell>
          <table:table-cell office:value-type="float" office:value="1.41793" calcext:value-type="float">
            <text:p>1,41793</text:p>
          </table:table-cell>
          <table:table-cell office:value-type="float" office:value="1.33279" calcext:value-type="float">
            <text:p>1,33279</text:p>
          </table:table-cell>
          <table:table-cell office:value-type="float" office:value="1.25478" calcext:value-type="float">
            <text:p>1,25478</text:p>
          </table:table-cell>
          <table:table-cell office:value-type="float" office:value="1.12276" calcext:value-type="float">
            <text:p>1,12276</text:p>
          </table:table-cell>
          <table:table-cell office:value-type="float" office:value="1.07409" calcext:value-type="float">
            <text:p>1,07409</text:p>
          </table:table-cell>
          <table:table-cell office:value-type="float" office:value="0.829731" calcext:value-type="float">
            <text:p>0,829731</text:p>
          </table:table-cell>
          <table:table-cell office:value-type="float" office:value="0.548817" calcext:value-type="float">
            <text:p>0,548817</text:p>
          </table:table-cell>
          <table:table-cell office:value-type="float" office:value="0.486901" calcext:value-type="float">
            <text:p>0,486901</text:p>
          </table:table-cell>
          <table:table-cell office:value-type="float" office:value="0.19241" calcext:value-type="float">
            <text:p>0,19241</text:p>
          </table:table-cell>
          <table:table-cell office:value-type="float" office:value="1.81353" calcext:value-type="float">
            <text:p>1,81353</text:p>
          </table:table-cell>
          <table:table-cell office:value-type="float" office:value="0.201392" calcext:value-type="float">
            <text:p>0,201392</text:p>
          </table:table-cell>
          <table:table-cell office:value-type="float" office:value="0.352706" calcext:value-type="float">
            <text:p>0,352706</text:p>
          </table:table-cell>
          <table:table-cell office:value-type="float" office:value="0.065285" calcext:value-type="float">
            <text:p>0,065285</text:p>
          </table:table-cell>
          <table:table-cell table:number-columns-repeated="4"/>
          <table:table-cell table:formula="of:=MIN([.A188:.BL188])" office:value-type="float" office:value="0.065285" calcext:value-type="float">
            <text:p>0,065285</text:p>
          </table:table-cell>
          <table:table-cell table:formula="of:=MAX([.A188:.BL188])" office:value-type="float" office:value="1.90985" calcext:value-type="float">
            <text:p>1,90985</text:p>
          </table:table-cell>
          <table:table-cell table:number-columns-repeated="7"/>
        </table:table-row>
        <table:table-row table:style-name="ro2">
          <table:table-cell office:value-type="float" office:value="0.13547" calcext:value-type="float">
            <text:p>0,13547</text:p>
          </table:table-cell>
          <table:table-cell office:value-type="float" office:value="0.10515" calcext:value-type="float">
            <text:p>0,10515</text:p>
          </table:table-cell>
          <table:table-cell office:value-type="float" office:value="0.155013" calcext:value-type="float">
            <text:p>0,155013</text:p>
          </table:table-cell>
          <table:table-cell office:value-type="float" office:value="0.12188" calcext:value-type="float">
            <text:p>0,12188</text:p>
          </table:table-cell>
          <table:table-cell office:value-type="float" office:value="0.123701" calcext:value-type="float">
            <text:p>0,123701</text:p>
          </table:table-cell>
          <table:table-cell office:value-type="float" office:value="0.105928" calcext:value-type="float">
            <text:p>0,105928</text:p>
          </table:table-cell>
          <table:table-cell office:value-type="float" office:value="0.139259" calcext:value-type="float">
            <text:p>0,139259</text:p>
          </table:table-cell>
          <table:table-cell office:value-type="float" office:value="0.606583" calcext:value-type="float">
            <text:p>0,606583</text:p>
          </table:table-cell>
          <table:table-cell office:value-type="float" office:value="0.101594" calcext:value-type="float">
            <text:p>0,101594</text:p>
          </table:table-cell>
          <table:table-cell office:value-type="float" office:value="0.380178" calcext:value-type="float">
            <text:p>0,380178</text:p>
          </table:table-cell>
          <table:table-cell office:value-type="float" office:value="0.154246" calcext:value-type="float">
            <text:p>0,154246</text:p>
          </table:table-cell>
          <table:table-cell office:value-type="float" office:value="0.820571" calcext:value-type="float">
            <text:p>0,820571</text:p>
          </table:table-cell>
          <table:table-cell office:value-type="float" office:value="0.168726" calcext:value-type="float">
            <text:p>0,168726</text:p>
          </table:table-cell>
          <table:table-cell office:value-type="float" office:value="0.487961" calcext:value-type="float">
            <text:p>0,487961</text:p>
          </table:table-cell>
          <table:table-cell office:value-type="float" office:value="0.493442" calcext:value-type="float">
            <text:p>0,493442</text:p>
          </table:table-cell>
          <table:table-cell office:value-type="float" office:value="0.706872" calcext:value-type="float">
            <text:p>0,706872</text:p>
          </table:table-cell>
          <table:table-cell office:value-type="float" office:value="0.138875" calcext:value-type="float">
            <text:p>0,138875</text:p>
          </table:table-cell>
          <table:table-cell office:value-type="float" office:value="0.510679" calcext:value-type="float">
            <text:p>0,510679</text:p>
          </table:table-cell>
          <table:table-cell office:value-type="float" office:value="0.259216" calcext:value-type="float">
            <text:p>0,259216</text:p>
          </table:table-cell>
          <table:table-cell office:value-type="float" office:value="0.1413" calcext:value-type="float">
            <text:p>0,1413</text:p>
          </table:table-cell>
          <table:table-cell office:value-type="float" office:value="0.504955" calcext:value-type="float">
            <text:p>0,504955</text:p>
          </table:table-cell>
          <table:table-cell office:value-type="float" office:value="0.520862" calcext:value-type="float">
            <text:p>0,520862</text:p>
          </table:table-cell>
          <table:table-cell office:value-type="float" office:value="0.511099" calcext:value-type="float">
            <text:p>0,511099</text:p>
          </table:table-cell>
          <table:table-cell office:value-type="float" office:value="0.142155" calcext:value-type="float">
            <text:p>0,142155</text:p>
          </table:table-cell>
          <table:table-cell office:value-type="float" office:value="0.489422" calcext:value-type="float">
            <text:p>0,489422</text:p>
          </table:table-cell>
          <table:table-cell office:value-type="float" office:value="0.145383" calcext:value-type="float">
            <text:p>0,145383</text:p>
          </table:table-cell>
          <table:table-cell office:value-type="float" office:value="0.372696" calcext:value-type="float">
            <text:p>0,372696</text:p>
          </table:table-cell>
          <table:table-cell office:value-type="float" office:value="0.566266" calcext:value-type="float">
            <text:p>0,566266</text:p>
          </table:table-cell>
          <table:table-cell office:value-type="float" office:value="0.344841" calcext:value-type="float">
            <text:p>0,344841</text:p>
          </table:table-cell>
          <table:table-cell office:value-type="float" office:value="0.592283" calcext:value-type="float">
            <text:p>0,592283</text:p>
          </table:table-cell>
          <table:table-cell office:value-type="float" office:value="0.274925" calcext:value-type="float">
            <text:p>0,274925</text:p>
          </table:table-cell>
          <table:table-cell office:value-type="float" office:value="0.636077" calcext:value-type="float">
            <text:p>0,636077</text:p>
          </table:table-cell>
          <table:table-cell office:value-type="float" office:value="0.207449" calcext:value-type="float">
            <text:p>0,207449</text:p>
          </table:table-cell>
          <table:table-cell office:value-type="float" office:value="0.18476" calcext:value-type="float">
            <text:p>0,18476</text:p>
          </table:table-cell>
          <table:table-cell office:value-type="float" office:value="0.886474" calcext:value-type="float">
            <text:p>0,886474</text:p>
          </table:table-cell>
          <table:table-cell office:value-type="float" office:value="0.627875" calcext:value-type="float">
            <text:p>0,627875</text:p>
          </table:table-cell>
          <table:table-cell office:value-type="float" office:value="1.75477" calcext:value-type="float">
            <text:p>1,75477</text:p>
          </table:table-cell>
          <table:table-cell office:value-type="float" office:value="1.63423" calcext:value-type="float">
            <text:p>1,63423</text:p>
          </table:table-cell>
          <table:table-cell office:value-type="float" office:value="0.389683" calcext:value-type="float">
            <text:p>0,389683</text:p>
          </table:table-cell>
          <table:table-cell office:value-type="float" office:value="1.50994" calcext:value-type="float">
            <text:p>1,50994</text:p>
          </table:table-cell>
          <table:table-cell office:value-type="float" office:value="1.43502" calcext:value-type="float">
            <text:p>1,43502</text:p>
          </table:table-cell>
          <table:table-cell office:value-type="float" office:value="1.3317" calcext:value-type="float">
            <text:p>1,3317</text:p>
          </table:table-cell>
          <table:table-cell office:value-type="float" office:value="0.341204" calcext:value-type="float">
            <text:p>0,341204</text:p>
          </table:table-cell>
          <table:table-cell office:value-type="float" office:value="0.340718" calcext:value-type="float">
            <text:p>0,340718</text:p>
          </table:table-cell>
          <table:table-cell office:value-type="float" office:value="1.81547" calcext:value-type="float">
            <text:p>1,81547</text:p>
          </table:table-cell>
          <table:table-cell office:value-type="float" office:value="1.54123" calcext:value-type="float">
            <text:p>1,54123</text:p>
          </table:table-cell>
          <table:table-cell office:value-type="float" office:value="0.384524" calcext:value-type="float">
            <text:p>0,384524</text:p>
          </table:table-cell>
          <table:table-cell office:value-type="float" office:value="0.333846" calcext:value-type="float">
            <text:p>0,333846</text:p>
          </table:table-cell>
          <table:table-cell office:value-type="float" office:value="0.834252" calcext:value-type="float">
            <text:p>0,834252</text:p>
          </table:table-cell>
          <table:table-cell office:value-type="float" office:value="1.20994" calcext:value-type="float">
            <text:p>1,20994</text:p>
          </table:table-cell>
          <table:table-cell office:value-type="float" office:value="1.46737" calcext:value-type="float">
            <text:p>1,46737</text:p>
          </table:table-cell>
          <table:table-cell office:value-type="float" office:value="0.998255" calcext:value-type="float">
            <text:p>0,998255</text:p>
          </table:table-cell>
          <table:table-cell office:value-type="float" office:value="1.13352" calcext:value-type="float">
            <text:p>1,13352</text:p>
          </table:table-cell>
          <table:table-cell office:value-type="float" office:value="0.604512" calcext:value-type="float">
            <text:p>0,604512</text:p>
          </table:table-cell>
          <table:table-cell office:value-type="float" office:value="0.888205" calcext:value-type="float">
            <text:p>0,888205</text:p>
          </table:table-cell>
          <table:table-cell office:value-type="float" office:value="0.531701" calcext:value-type="float">
            <text:p>0,531701</text:p>
          </table:table-cell>
          <table:table-cell office:value-type="float" office:value="0.669996" calcext:value-type="float">
            <text:p>0,669996</text:p>
          </table:table-cell>
          <table:table-cell office:value-type="float" office:value="1.04153" calcext:value-type="float">
            <text:p>1,04153</text:p>
          </table:table-cell>
          <table:table-cell office:value-type="float" office:value="0.196434" calcext:value-type="float">
            <text:p>0,196434</text:p>
          </table:table-cell>
          <table:table-cell office:value-type="float" office:value="0.0993571" calcext:value-type="float">
            <text:p>0,0993571</text:p>
          </table:table-cell>
          <table:table-cell office:value-type="float" office:value="0.072093" calcext:value-type="float">
            <text:p>0,072093</text:p>
          </table:table-cell>
          <table:table-cell office:value-type="float" office:value="0.115724" calcext:value-type="float">
            <text:p>0,115724</text:p>
          </table:table-cell>
          <table:table-cell office:value-type="float" office:value="0.125239" calcext:value-type="float">
            <text:p>0,125239</text:p>
          </table:table-cell>
          <table:table-cell office:value-type="float" office:value="0.0664248" calcext:value-type="float">
            <text:p>0,0664248</text:p>
          </table:table-cell>
          <table:table-cell table:number-columns-repeated="4"/>
          <table:table-cell table:formula="of:=MIN([.A189:.BL189])" office:value-type="float" office:value="0.0664248" calcext:value-type="float">
            <text:p>0,0664248</text:p>
          </table:table-cell>
          <table:table-cell table:formula="of:=MAX([.A189:.BL189])" office:value-type="float" office:value="1.81547" calcext:value-type="float">
            <text:p>1,8154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01525" calcext:value-type="float">
            <text:p>2,201525</text:p>
          </table:table-cell>
          <table:table-cell table:formula="of:=AVERAGE([.BR2:.BR21])" office:value-type="float" office:value="2.201525" calcext:value-type="float">
            <text:p>2,201525</text:p>
          </table:table-cell>
          <table:table-cell table:formula="of:=STDEV([.BQ2:.BQ21])/2" office:value-type="float" office:value="0.127080871666121" calcext:value-type="float">
            <text:p>0,1270808717</text:p>
          </table:table-cell>
          <table:table-cell table:formula="of:=STDEV([.BR2:.BR21])/2" office:value-type="float" office:value="0.127080871666121" calcext:value-type="float">
            <text:p>0,127080871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5833405" calcext:value-type="float">
            <text:p>1,25833405</text:p>
          </table:table-cell>
          <table:table-cell table:formula="of:=AVERAGE([.BR23:.BR42])" office:value-type="float" office:value="1.8417925" calcext:value-type="float">
            <text:p>1,8417925</text:p>
          </table:table-cell>
          <table:table-cell table:formula="of:=STDEV([.BQ23:.BQ42])/2" office:value-type="float" office:value="0.123235855866908" calcext:value-type="float">
            <text:p>0,1232358559</text:p>
          </table:table-cell>
          <table:table-cell table:formula="of:=STDEV([.BR23:.BR42])/2" office:value-type="float" office:value="0.163582100181136" calcext:value-type="float">
            <text:p>0,1635821002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8990285" calcext:value-type="float">
            <text:p>0,88990285</text:p>
          </table:table-cell>
          <table:table-cell table:formula="of:=AVERAGE([.BR44:.BR63])" office:value-type="float" office:value="1.803225" calcext:value-type="float">
            <text:p>1,803225</text:p>
          </table:table-cell>
          <table:table-cell table:formula="of:=STDEV([.BQ44:.BQ63])/2" office:value-type="float" office:value="0.191185831016461" calcext:value-type="float">
            <text:p>0,191185831</text:p>
          </table:table-cell>
          <table:table-cell table:formula="of:=STDEV([.BR44:.BR63])/2" office:value-type="float" office:value="0.236151867173937" calcext:value-type="float">
            <text:p>0,2361518672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947995" calcext:value-type="float">
            <text:p>0,52947995</text:p>
          </table:table-cell>
          <table:table-cell table:formula="of:=AVERAGE([.BR65:.BR84])" office:value-type="float" office:value="1.5420146" calcext:value-type="float">
            <text:p>1,5420146</text:p>
          </table:table-cell>
          <table:table-cell table:formula="of:=STDEV([.BQ65:.BQ84])/2" office:value-type="float" office:value="0.115443475026055" calcext:value-type="float">
            <text:p>0,115443475</text:p>
          </table:table-cell>
          <table:table-cell table:formula="of:=STDEV([.BR65:.BR84])/2" office:value-type="float" office:value="0.226449151775404" calcext:value-type="float">
            <text:p>0,2264491518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628968" calcext:value-type="float">
            <text:p>0,2628968</text:p>
          </table:table-cell>
          <table:table-cell table:formula="of:=AVERAGE([.BR86:.BR105])" office:value-type="float" office:value="1.7070038" calcext:value-type="float">
            <text:p>1,7070038</text:p>
          </table:table-cell>
          <table:table-cell table:formula="of:=STDEV([.BQ86:.BQ105])/2" office:value-type="float" office:value="0.0437560335600763" calcext:value-type="float">
            <text:p>0,0437560336</text:p>
          </table:table-cell>
          <table:table-cell table:formula="of:=STDEV([.BR86:.BR105])/2" office:value-type="float" office:value="0.204769240213132" calcext:value-type="float">
            <text:p>0,204769240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590209" calcext:value-type="float">
            <text:p>0,1590209</text:p>
          </table:table-cell>
          <table:table-cell table:formula="of:=AVERAGE([.BR107:.BR126])" office:value-type="float" office:value="1.61941615" calcext:value-type="float">
            <text:p>1,61941615</text:p>
          </table:table-cell>
          <table:table-cell table:formula="of:=STDEV([.BQ107:.BQ126])/2" office:value-type="float" office:value="0.0228461461421834" calcext:value-type="float">
            <text:p>0,0228461461</text:p>
          </table:table-cell>
          <table:table-cell table:formula="of:=STDEV([.BR107:.BR126])/2" office:value-type="float" office:value="0.166489453297726" calcext:value-type="float">
            <text:p>0,1664894533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613335" calcext:value-type="float">
            <text:p>0,126613335</text:p>
          </table:table-cell>
          <table:table-cell table:formula="of:=AVERAGE([.BR128:.BR147])" office:value-type="float" office:value="1.74461615" calcext:value-type="float">
            <text:p>1,74461615</text:p>
          </table:table-cell>
          <table:table-cell table:formula="of:=STDEV([.BQ128:.BQ147])/2" office:value-type="float" office:value="0.0214283126183271" calcext:value-type="float">
            <text:p>0,0214283126</text:p>
          </table:table-cell>
          <table:table-cell table:formula="of:=STDEV([.BR128:.BR147])/2" office:value-type="float" office:value="0.15906963778205" calcext:value-type="float">
            <text:p>0,15906963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7705785" calcext:value-type="float">
            <text:p>0,087705785</text:p>
          </table:table-cell>
          <table:table-cell table:formula="of:=AVERAGE([.BR149:.BR168])" office:value-type="float" office:value="1.908529" calcext:value-type="float">
            <text:p>1,908529</text:p>
          </table:table-cell>
          <table:table-cell table:formula="of:=STDEV([.BQ149:.BQ168])/2" office:value-type="float" office:value="0.0138115975711897" calcext:value-type="float">
            <text:p>0,0138115976</text:p>
          </table:table-cell>
          <table:table-cell table:formula="of:=STDEV([.BR149:.BR168])/2" office:value-type="float" office:value="0.151194474426499" calcext:value-type="float">
            <text:p>0,1511944744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980908" calcext:value-type="float">
            <text:p>0,05980908</text:p>
          </table:table-cell>
          <table:table-cell table:formula="of:=AVERAGE([.BR170:.BR189])" office:value-type="float" office:value="1.9491945" calcext:value-type="float">
            <text:p>1,9491945</text:p>
          </table:table-cell>
          <table:table-cell table:formula="of:=STDEV([.BQ170:.BQ189])/2" office:value-type="float" office:value="0.00934342001404422" calcext:value-type="float">
            <text:p>0,00934342</text:p>
          </table:table-cell>
          <table:table-cell table:formula="of:=STDEV([.BR170:.BR189])/2" office:value-type="float" office:value="0.124063991918379" calcext:value-type="float">
            <text:p>0,1240639919</text:p>
          </table:table-cell>
        </table:table-row>
      </table:table>
      <table:table table:name="Summary" table:style-name="ta1">
        <table:shapes>
          <draw:frame draw:z-index="0" draw:style-name="gr1" draw:text-style-name="P1" svg:width="20cm" svg:height="11.19cm" svg:x="48.745cm" svg:y="1.23cm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1.27cm" svg:x="48.968cm" svg:y="13.089cm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161cm" svg:height="10.16cm" svg:x="25.183cm" svg:y="15.089cm">
            <draw:object draw:notify-on-update-of-ranges="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034cm" svg:height="10.16cm" svg:x="25.183cm" svg:y="26.291cm">
            <draw:object draw:notify-on-update-of-ranges="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2562035" calcext:value-type="float">
            <text:p>2,2562035</text:p>
          </table:table-cell>
          <table:table-cell table:formula="of:=['1 Thread'.BW190]" office:value-type="float" office:value="2.2562035" calcext:value-type="float">
            <text:p>2,2562035</text:p>
          </table:table-cell>
          <table:table-cell table:formula="of:=['1 Thread'.BX190]" office:value-type="float" office:value="0.0698690086646169" calcext:value-type="float">
            <text:p>0,0698690087</text:p>
          </table:table-cell>
          <table:table-cell table:formula="of:=['1 Thread'.BY190]" office:value-type="float" office:value="0.0698690086646169" calcext:value-type="float">
            <text:p>0,0698690087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2204535" calcext:value-type="float">
            <text:p>1,22204535</text:p>
          </table:table-cell>
          <table:table-cell table:formula="of:=['1 Thread'.BW191]" office:value-type="float" office:value="1.753557" calcext:value-type="float">
            <text:p>1,753557</text:p>
          </table:table-cell>
          <table:table-cell table:formula="of:=['1 Thread'.BX191]" office:value-type="float" office:value="0.135864106699273" calcext:value-type="float">
            <text:p>0,1358641067</text:p>
          </table:table-cell>
          <table:table-cell table:formula="of:=['1 Thread'.BY191]" office:value-type="float" office:value="0.129770385287367" calcext:value-type="float">
            <text:p>0,129770385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2562035" calcext:value-type="float">
            <text:p>2,2562035</text:p>
          </table:table-cell>
          <table:table-cell table:formula="of:=[.C19]" office:value-type="float" office:value="2.2877095" calcext:value-type="float">
            <text:p>2,2877095</text:p>
          </table:table-cell>
          <table:table-cell table:formula="of:=[.C33]" office:value-type="float" office:value="2.117827" calcext:value-type="float">
            <text:p>2,117827</text:p>
          </table:table-cell>
          <table:table-cell table:formula="of:=[.C47]" office:value-type="float" office:value="2.201525" calcext:value-type="float">
            <text:p>2,201525</text:p>
          </table:table-cell>
          <table:table-cell table:formula="of:=[.E5]" office:value-type="float" office:value="0.0698690086646169" calcext:value-type="float">
            <text:p>0,0698690087</text:p>
          </table:table-cell>
          <table:table-cell table:formula="of:=[.E19]" office:value-type="float" office:value="0.111982976202389" calcext:value-type="float">
            <text:p>0,1119829762</text:p>
          </table:table-cell>
          <table:table-cell table:formula="of:=[.E33]" office:value-type="float" office:value="0.121417484305186" calcext:value-type="float">
            <text:p>0,1214174843</text:p>
          </table:table-cell>
          <table:table-cell table:formula="of:=[.E47]" office:value-type="float" office:value="0.127080871666121" calcext:value-type="float">
            <text:p>0,1270808717</text:p>
          </table:table-cell>
        </table:table-row>
        <table:table-row table:style-name="ro3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1.00540515" calcext:value-type="float">
            <text:p>1,00540515</text:p>
          </table:table-cell>
          <table:table-cell table:formula="of:=['1 Thread'.BW192]" office:value-type="float" office:value="1.739989" calcext:value-type="float">
            <text:p>1,739989</text:p>
          </table:table-cell>
          <table:table-cell table:formula="of:=['1 Thread'.BX192]" office:value-type="float" office:value="0.301729055354577" calcext:value-type="float">
            <text:p>0,3017290554</text:p>
          </table:table-cell>
          <table:table-cell table:formula="of:=['1 Thread'.BY192]" office:value-type="float" office:value="0.240195322760566" calcext:value-type="float">
            <text:p>0,240195322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2204535" calcext:value-type="float">
            <text:p>1,22204535</text:p>
          </table:table-cell>
          <table:table-cell table:formula="of:=[.C20]" office:value-type="float" office:value="1.3797922" calcext:value-type="float">
            <text:p>1,3797922</text:p>
          </table:table-cell>
          <table:table-cell table:formula="of:=[.C34]" office:value-type="float" office:value="1.4226382" calcext:value-type="float">
            <text:p>1,4226382</text:p>
          </table:table-cell>
          <table:table-cell table:formula="of:=[.C48]" office:value-type="float" office:value="1.25833405" calcext:value-type="float">
            <text:p>1,25833405</text:p>
          </table:table-cell>
          <table:table-cell table:formula="of:=[.E6]" office:value-type="float" office:value="0.135864106699273" calcext:value-type="float">
            <text:p>0,1358641067</text:p>
          </table:table-cell>
          <table:table-cell table:formula="of:=[.E20]" office:value-type="float" office:value="0.149989660563355" calcext:value-type="float">
            <text:p>0,1499896606</text:p>
          </table:table-cell>
          <table:table-cell table:formula="of:=[.E34]" office:value-type="float" office:value="0.175193728743174" calcext:value-type="float">
            <text:p>0,1751937287</text:p>
          </table:table-cell>
          <table:table-cell table:formula="of:=[.E48]" office:value-type="float" office:value="0.123235855866908" calcext:value-type="float">
            <text:p>0,1232358559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5339494" calcext:value-type="float">
            <text:p>0,5339494</text:p>
          </table:table-cell>
          <table:table-cell table:formula="of:=['1 Thread'.BW193]" office:value-type="float" office:value="1.526405" calcext:value-type="float">
            <text:p>1,526405</text:p>
          </table:table-cell>
          <table:table-cell table:formula="of:=['1 Thread'.BX193]" office:value-type="float" office:value="0.152963088732767" calcext:value-type="float">
            <text:p>0,1529630887</text:p>
          </table:table-cell>
          <table:table-cell table:formula="of:=['1 Thread'.BY193]" office:value-type="float" office:value="0.200167924532983" calcext:value-type="float">
            <text:p>0,2001679245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1.00540515" calcext:value-type="float">
            <text:p>1,00540515</text:p>
          </table:table-cell>
          <table:table-cell table:formula="of:=[.C21]" office:value-type="float" office:value="0.89741605" calcext:value-type="float">
            <text:p>0,89741605</text:p>
          </table:table-cell>
          <table:table-cell table:formula="of:=[.C35]" office:value-type="float" office:value="0.7810369" calcext:value-type="float">
            <text:p>0,7810369</text:p>
          </table:table-cell>
          <table:table-cell table:formula="of:=[.C49]" office:value-type="float" office:value="0.88990285" calcext:value-type="float">
            <text:p>0,88990285</text:p>
          </table:table-cell>
          <table:table-cell table:formula="of:=[.E7]" office:value-type="float" office:value="0.301729055354577" calcext:value-type="float">
            <text:p>0,3017290554</text:p>
          </table:table-cell>
          <table:table-cell table:formula="of:=[.E21]" office:value-type="float" office:value="0.20817214749327" calcext:value-type="float">
            <text:p>0,2081721475</text:p>
          </table:table-cell>
          <table:table-cell table:formula="of:=[.E35]" office:value-type="float" office:value="0.095795101991438" calcext:value-type="float">
            <text:p>0,095795102</text:p>
          </table:table-cell>
          <table:table-cell table:formula="of:=[.E49]" office:value-type="float" office:value="0.191185831016461" calcext:value-type="float">
            <text:p>0,191185831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1952632" calcext:value-type="float">
            <text:p>0,1952632</text:p>
          </table:table-cell>
          <table:table-cell table:formula="of:=['1 Thread'.BW194]" office:value-type="float" office:value="1.53776855" calcext:value-type="float">
            <text:p>1,53776855</text:p>
          </table:table-cell>
          <table:table-cell table:formula="of:=['1 Thread'.BX194]" office:value-type="float" office:value="0.0312289507481692" calcext:value-type="float">
            <text:p>0,0312289507</text:p>
          </table:table-cell>
          <table:table-cell table:formula="of:=['1 Thread'.BY194]" office:value-type="float" office:value="0.136491381969076" calcext:value-type="float">
            <text:p>0,136491382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5339494" calcext:value-type="float">
            <text:p>0,5339494</text:p>
          </table:table-cell>
          <table:table-cell table:formula="of:=[.C22]" office:value-type="float" office:value="0.43044275" calcext:value-type="float">
            <text:p>0,43044275</text:p>
          </table:table-cell>
          <table:table-cell table:formula="of:=[.C36]" office:value-type="float" office:value="0.55249155" calcext:value-type="float">
            <text:p>0,55249155</text:p>
          </table:table-cell>
          <table:table-cell table:formula="of:=[.C50]" office:value-type="float" office:value="0.52947995" calcext:value-type="float">
            <text:p>0,52947995</text:p>
          </table:table-cell>
          <table:table-cell table:formula="of:=[.E8]" office:value-type="float" office:value="0.152963088732767" calcext:value-type="float">
            <text:p>0,1529630887</text:p>
          </table:table-cell>
          <table:table-cell table:formula="of:=[.E22]" office:value-type="float" office:value="0.0757802202657331" calcext:value-type="float">
            <text:p>0,0757802203</text:p>
          </table:table-cell>
          <table:table-cell table:formula="of:=[.E36]" office:value-type="float" office:value="0.166316695123654" calcext:value-type="float">
            <text:p>0,1663166951</text:p>
          </table:table-cell>
          <table:table-cell table:formula="of:=[.E50]" office:value-type="float" office:value="0.115443475026055" calcext:value-type="float">
            <text:p>0,115443475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67558445" calcext:value-type="float">
            <text:p>0,167558445</text:p>
          </table:table-cell>
          <table:table-cell table:formula="of:=['1 Thread'.BW195]" office:value-type="float" office:value="1.6673269" calcext:value-type="float">
            <text:p>1,6673269</text:p>
          </table:table-cell>
          <table:table-cell table:formula="of:=['1 Thread'.BX195]" office:value-type="float" office:value="0.0289437465557737" calcext:value-type="float">
            <text:p>0,0289437466</text:p>
          </table:table-cell>
          <table:table-cell table:formula="of:=['1 Thread'.BY195]" office:value-type="float" office:value="0.168847054995583" calcext:value-type="float">
            <text:p>0,168847055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1952632" calcext:value-type="float">
            <text:p>0,1952632</text:p>
          </table:table-cell>
          <table:table-cell table:formula="of:=[.C23]" office:value-type="float" office:value="0.25330215" calcext:value-type="float">
            <text:p>0,25330215</text:p>
          </table:table-cell>
          <table:table-cell table:formula="of:=[.C37]" office:value-type="float" office:value="0.22377815" calcext:value-type="float">
            <text:p>0,22377815</text:p>
          </table:table-cell>
          <table:table-cell table:formula="of:=[.C51]" office:value-type="float" office:value="0.2628968" calcext:value-type="float">
            <text:p>0,2628968</text:p>
          </table:table-cell>
          <table:table-cell table:formula="of:=[.E9]" office:value-type="float" office:value="0.0312289507481692" calcext:value-type="float">
            <text:p>0,0312289507</text:p>
          </table:table-cell>
          <table:table-cell table:formula="of:=[.E23]" office:value-type="float" office:value="0.0580791391123659" calcext:value-type="float">
            <text:p>0,0580791391</text:p>
          </table:table-cell>
          <table:table-cell table:formula="of:=[.E37]" office:value-type="float" office:value="0.0355943607849818" calcext:value-type="float">
            <text:p>0,0355943608</text:p>
          </table:table-cell>
          <table:table-cell table:formula="of:=[.E51]" office:value-type="float" office:value="0.0437560335600763" calcext:value-type="float">
            <text:p>0,0437560336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05057265" calcext:value-type="float">
            <text:p>0,105057265</text:p>
          </table:table-cell>
          <table:table-cell table:formula="of:=['1 Thread'.BW196]" office:value-type="float" office:value="1.65543615" calcext:value-type="float">
            <text:p>1,65543615</text:p>
          </table:table-cell>
          <table:table-cell table:formula="of:=['1 Thread'.BX196]" office:value-type="float" office:value="0.018720188749704" calcext:value-type="float">
            <text:p>0,0187201887</text:p>
          </table:table-cell>
          <table:table-cell table:formula="of:=['1 Thread'.BY196]" office:value-type="float" office:value="0.148938413334989" calcext:value-type="float">
            <text:p>0,1489384133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67558445" calcext:value-type="float">
            <text:p>0,167558445</text:p>
          </table:table-cell>
          <table:table-cell table:formula="of:=[.C24]" office:value-type="float" office:value="0.14726615" calcext:value-type="float">
            <text:p>0,14726615</text:p>
          </table:table-cell>
          <table:table-cell table:formula="of:=[.C38]" office:value-type="float" office:value="0.18529905" calcext:value-type="float">
            <text:p>0,18529905</text:p>
          </table:table-cell>
          <table:table-cell table:formula="of:=[.C52]" office:value-type="float" office:value="0.1590209" calcext:value-type="float">
            <text:p>0,1590209</text:p>
          </table:table-cell>
          <table:table-cell table:formula="of:=[.E10]" office:value-type="float" office:value="0.0289437465557737" calcext:value-type="float">
            <text:p>0,0289437466</text:p>
          </table:table-cell>
          <table:table-cell table:formula="of:=[.E24]" office:value-type="float" office:value="0.0230952646201696" calcext:value-type="float">
            <text:p>0,0230952646</text:p>
          </table:table-cell>
          <table:table-cell table:formula="of:=[.E38]" office:value-type="float" office:value="0.0379713336407858" calcext:value-type="float">
            <text:p>0,0379713336</text:p>
          </table:table-cell>
          <table:table-cell table:formula="of:=[.E52]" office:value-type="float" office:value="0.0228461461421834" calcext:value-type="float">
            <text:p>0,0228461461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88785775" calcext:value-type="float">
            <text:p>0,088785775</text:p>
          </table:table-cell>
          <table:table-cell table:formula="of:=['1 Thread'.BW197]" office:value-type="float" office:value="1.721561" calcext:value-type="float">
            <text:p>1,721561</text:p>
          </table:table-cell>
          <table:table-cell table:formula="of:=['1 Thread'.BX197]" office:value-type="float" office:value="0.0133482003094629" calcext:value-type="float">
            <text:p>0,0133482003</text:p>
          </table:table-cell>
          <table:table-cell table:formula="of:=['1 Thread'.BY197]" office:value-type="float" office:value="0.135234857260094" calcext:value-type="float">
            <text:p>0,1352348573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05057265" calcext:value-type="float">
            <text:p>0,105057265</text:p>
          </table:table-cell>
          <table:table-cell table:formula="of:=[.C25]" office:value-type="float" office:value="0.131216875" calcext:value-type="float">
            <text:p>0,131216875</text:p>
          </table:table-cell>
          <table:table-cell table:formula="of:=[.C39]" office:value-type="float" office:value="0.14693194" calcext:value-type="float">
            <text:p>0,14693194</text:p>
          </table:table-cell>
          <table:table-cell table:formula="of:=[.C53]" office:value-type="float" office:value="0.126613335" calcext:value-type="float">
            <text:p>0,126613335</text:p>
          </table:table-cell>
          <table:table-cell table:formula="of:=[.E11]" office:value-type="float" office:value="0.018720188749704" calcext:value-type="float">
            <text:p>0,0187201887</text:p>
          </table:table-cell>
          <table:table-cell table:formula="of:=[.E25]" office:value-type="float" office:value="0.027258038695898" calcext:value-type="float">
            <text:p>0,0272580387</text:p>
          </table:table-cell>
          <table:table-cell table:formula="of:=[.E39]" office:value-type="float" office:value="0.0273776416960052" calcext:value-type="float">
            <text:p>0,0273776417</text:p>
          </table:table-cell>
          <table:table-cell table:formula="of:=[.E53]" office:value-type="float" office:value="0.0214283126183271" calcext:value-type="float">
            <text:p>0,0214283126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1079335" calcext:value-type="float">
            <text:p>0,061079335</text:p>
          </table:table-cell>
          <table:table-cell table:formula="of:=['1 Thread'.BW198]" office:value-type="float" office:value="1.769179" calcext:value-type="float">
            <text:p>1,769179</text:p>
          </table:table-cell>
          <table:table-cell table:formula="of:=['1 Thread'.BX198]" office:value-type="float" office:value="0.00901646527408366" calcext:value-type="float">
            <text:p>0,0090164653</text:p>
          </table:table-cell>
          <table:table-cell table:formula="of:=['1 Thread'.BY198]" office:value-type="float" office:value="0.158931366425723" calcext:value-type="float">
            <text:p>0,1589313664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88785775" calcext:value-type="float">
            <text:p>0,088785775</text:p>
          </table:table-cell>
          <table:table-cell table:formula="of:=[.C26]" office:value-type="float" office:value="0.07973992" calcext:value-type="float">
            <text:p>0,07973992</text:p>
          </table:table-cell>
          <table:table-cell table:formula="of:=[.C40]" office:value-type="float" office:value="0.07799272" calcext:value-type="float">
            <text:p>0,07799272</text:p>
          </table:table-cell>
          <table:table-cell table:formula="of:=[.C54]" office:value-type="float" office:value="0.087705785" calcext:value-type="float">
            <text:p>0,087705785</text:p>
          </table:table-cell>
          <table:table-cell table:formula="of:=[.E12]" office:value-type="float" office:value="0.0133482003094629" calcext:value-type="float">
            <text:p>0,0133482003</text:p>
          </table:table-cell>
          <table:table-cell table:formula="of:=[.E26]" office:value-type="float" office:value="0.0139450739322699" calcext:value-type="float">
            <text:p>0,0139450739</text:p>
          </table:table-cell>
          <table:table-cell table:formula="of:=[.E40]" office:value-type="float" office:value="0.0095170705913886" calcext:value-type="float">
            <text:p>0,0095170706</text:p>
          </table:table-cell>
          <table:table-cell table:formula="of:=[.E54]" office:value-type="float" office:value="0.0138115975711897" calcext:value-type="float">
            <text:p>0,0138115976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1079335" calcext:value-type="float">
            <text:p>0,061079335</text:p>
          </table:table-cell>
          <table:table-cell table:formula="of:=[.C27]" office:value-type="float" office:value="0.05800937" calcext:value-type="float">
            <text:p>0,05800937</text:p>
          </table:table-cell>
          <table:table-cell table:formula="of:=[.C41]" office:value-type="float" office:value="0.06162671" calcext:value-type="float">
            <text:p>0,06162671</text:p>
          </table:table-cell>
          <table:table-cell table:formula="of:=[.C55]" office:value-type="float" office:value="0.05980908" calcext:value-type="float">
            <text:p>0,05980908</text:p>
          </table:table-cell>
          <table:table-cell table:formula="of:=[.E13]" office:value-type="float" office:value="0.00901646527408366" calcext:value-type="float">
            <text:p>0,0090164653</text:p>
          </table:table-cell>
          <table:table-cell table:formula="of:=[.E27]" office:value-type="float" office:value="0.00941529553544461" calcext:value-type="float">
            <text:p>0,0094152955</text:p>
          </table:table-cell>
          <table:table-cell table:formula="of:=[.E41]" office:value-type="float" office:value="0.010745323789982" calcext:value-type="float">
            <text:p>0,0107453238</text:p>
          </table:table-cell>
          <table:table-cell table:formula="of:=[.E55]" office:value-type="float" office:value="0.00934342001404422" calcext:value-type="float">
            <text:p>0,0093434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2.2877095" calcext:value-type="float">
            <text:p>2,2877095</text:p>
          </table:table-cell>
          <table:table-cell table:formula="of:=['2 Thread'.BW190]" office:value-type="float" office:value="2.2877095" calcext:value-type="float">
            <text:p>2,2877095</text:p>
          </table:table-cell>
          <table:table-cell table:formula="of:=['2 Thread'.BX190]" office:value-type="float" office:value="0.111982976202389" calcext:value-type="float">
            <text:p>0,1119829762</text:p>
          </table:table-cell>
          <table:table-cell table:formula="of:=['2 Thread'.BY190]" office:value-type="float" office:value="0.111982976202389" calcext:value-type="float">
            <text:p>0,1119829762</text:p>
          </table:table-cell>
          <table:table-cell table:number-columns-repeated="14"/>
        </table:table-row>
        <table:table-row table:style-name="ro1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3797922" calcext:value-type="float">
            <text:p>1,3797922</text:p>
          </table:table-cell>
          <table:table-cell table:formula="of:=['2 Thread'.BW191]" office:value-type="float" office:value="1.77668" calcext:value-type="float">
            <text:p>1,77668</text:p>
          </table:table-cell>
          <table:table-cell table:formula="of:=['2 Thread'.BX191]" office:value-type="float" office:value="0.149989660563355" calcext:value-type="float">
            <text:p>0,1499896606</text:p>
          </table:table-cell>
          <table:table-cell table:formula="of:=['2 Thread'.BY191]" office:value-type="float" office:value="0.1605035981315" calcext:value-type="float">
            <text:p>0,1605035981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0.89741605" calcext:value-type="float">
            <text:p>0,89741605</text:p>
          </table:table-cell>
          <table:table-cell table:formula="of:=['2 Thread'.BW192]" office:value-type="float" office:value="1.658276" calcext:value-type="float">
            <text:p>1,658276</text:p>
          </table:table-cell>
          <table:table-cell table:formula="of:=['2 Thread'.BX192]" office:value-type="float" office:value="0.20817214749327" calcext:value-type="float">
            <text:p>0,2081721475</text:p>
          </table:table-cell>
          <table:table-cell table:formula="of:=['2 Thread'.BY192]" office:value-type="float" office:value="0.236052732101604" calcext:value-type="float">
            <text:p>0,2360527321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2562035" calcext:value-type="float">
            <text:p>2,2562035</text:p>
          </table:table-cell>
          <table:table-cell table:formula="of:=[.D19]" office:value-type="float" office:value="2.2877095" calcext:value-type="float">
            <text:p>2,2877095</text:p>
          </table:table-cell>
          <table:table-cell table:formula="of:=[.D33]" office:value-type="float" office:value="2.117827" calcext:value-type="float">
            <text:p>2,117827</text:p>
          </table:table-cell>
          <table:table-cell table:formula="of:=[.D47]" office:value-type="float" office:value="2.201525" calcext:value-type="float">
            <text:p>2,201525</text:p>
          </table:table-cell>
          <table:table-cell table:formula="of:=[.F5]" office:value-type="float" office:value="0.0698690086646169" calcext:value-type="float">
            <text:p>0,0698690087</text:p>
          </table:table-cell>
          <table:table-cell table:formula="of:=[.F19]" office:value-type="float" office:value="0.111982976202389" calcext:value-type="float">
            <text:p>0,1119829762</text:p>
          </table:table-cell>
          <table:table-cell table:formula="of:=[.F33]" office:value-type="float" office:value="0.121417484305186" calcext:value-type="float">
            <text:p>0,1214174843</text:p>
          </table:table-cell>
          <table:table-cell table:formula="of:=[.F47]" office:value-type="float" office:value="0.127080871666121" calcext:value-type="float">
            <text:p>0,1270808717</text:p>
          </table:table-cell>
        </table:table-row>
        <table:table-row table:style-name="ro1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3044275" calcext:value-type="float">
            <text:p>0,43044275</text:p>
          </table:table-cell>
          <table:table-cell table:formula="of:=['2 Thread'.BW193]" office:value-type="float" office:value="1.5205066" calcext:value-type="float">
            <text:p>1,5205066</text:p>
          </table:table-cell>
          <table:table-cell table:formula="of:=['2 Thread'.BX193]" office:value-type="float" office:value="0.0757802202657331" calcext:value-type="float">
            <text:p>0,0757802203</text:p>
          </table:table-cell>
          <table:table-cell table:formula="of:=['2 Thread'.BY193]" office:value-type="float" office:value="0.204156335008532" calcext:value-type="float">
            <text:p>0,204156335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53557" calcext:value-type="float">
            <text:p>1,753557</text:p>
          </table:table-cell>
          <table:table-cell table:formula="of:=[.D20]" office:value-type="float" office:value="1.77668" calcext:value-type="float">
            <text:p>1,77668</text:p>
          </table:table-cell>
          <table:table-cell table:formula="of:=[.D34]" office:value-type="float" office:value="1.987559" calcext:value-type="float">
            <text:p>1,987559</text:p>
          </table:table-cell>
          <table:table-cell table:formula="of:=[.D48]" office:value-type="float" office:value="1.8417925" calcext:value-type="float">
            <text:p>1,8417925</text:p>
          </table:table-cell>
          <table:table-cell table:formula="of:=[.F6]" office:value-type="float" office:value="0.129770385287367" calcext:value-type="float">
            <text:p>0,1297703853</text:p>
          </table:table-cell>
          <table:table-cell table:formula="of:=[.F20]" office:value-type="float" office:value="0.1605035981315" calcext:value-type="float">
            <text:p>0,1605035981</text:p>
          </table:table-cell>
          <table:table-cell table:formula="of:=[.F34]" office:value-type="float" office:value="0.107633765073732" calcext:value-type="float">
            <text:p>0,1076337651</text:p>
          </table:table-cell>
          <table:table-cell table:formula="of:=[.F48]" office:value-type="float" office:value="0.163582100181136" calcext:value-type="float">
            <text:p>0,1635821002</text:p>
          </table:table-cell>
        </table:table-row>
        <table:table-row table:style-name="ro1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5330215" calcext:value-type="float">
            <text:p>0,25330215</text:p>
          </table:table-cell>
          <table:table-cell table:formula="of:=['2 Thread'.BW194]" office:value-type="float" office:value="1.58265655" calcext:value-type="float">
            <text:p>1,58265655</text:p>
          </table:table-cell>
          <table:table-cell table:formula="of:=['2 Thread'.BX194]" office:value-type="float" office:value="0.0580791391123659" calcext:value-type="float">
            <text:p>0,0580791391</text:p>
          </table:table-cell>
          <table:table-cell table:formula="of:=['2 Thread'.BY194]" office:value-type="float" office:value="0.17450442840192" calcext:value-type="float">
            <text:p>0,1745044284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739989" calcext:value-type="float">
            <text:p>1,739989</text:p>
          </table:table-cell>
          <table:table-cell table:formula="of:=[.D21]" office:value-type="float" office:value="1.658276" calcext:value-type="float">
            <text:p>1,658276</text:p>
          </table:table-cell>
          <table:table-cell table:formula="of:=[.D35]" office:value-type="float" office:value="1.7564622" calcext:value-type="float">
            <text:p>1,7564622</text:p>
          </table:table-cell>
          <table:table-cell table:formula="of:=[.D49]" office:value-type="float" office:value="1.803225" calcext:value-type="float">
            <text:p>1,803225</text:p>
          </table:table-cell>
          <table:table-cell table:formula="of:=[.F7]" office:value-type="float" office:value="0.240195322760566" calcext:value-type="float">
            <text:p>0,2401953228</text:p>
          </table:table-cell>
          <table:table-cell table:formula="of:=[.F21]" office:value-type="float" office:value="0.236052732101604" calcext:value-type="float">
            <text:p>0,2360527321</text:p>
          </table:table-cell>
          <table:table-cell table:formula="of:=[.F35]" office:value-type="float" office:value="0.250592222996245" calcext:value-type="float">
            <text:p>0,250592223</text:p>
          </table:table-cell>
          <table:table-cell table:formula="of:=[.F49]" office:value-type="float" office:value="0.236151867173937" calcext:value-type="float">
            <text:p>0,2361518672</text:p>
          </table:table-cell>
        </table:table-row>
        <table:table-row table:style-name="ro1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4726615" calcext:value-type="float">
            <text:p>0,14726615</text:p>
          </table:table-cell>
          <table:table-cell table:formula="of:=['2 Thread'.BW195]" office:value-type="float" office:value="1.7364395" calcext:value-type="float">
            <text:p>1,7364395</text:p>
          </table:table-cell>
          <table:table-cell table:formula="of:=['2 Thread'.BX195]" office:value-type="float" office:value="0.0230952646201696" calcext:value-type="float">
            <text:p>0,0230952646</text:p>
          </table:table-cell>
          <table:table-cell table:formula="of:=['2 Thread'.BY195]" office:value-type="float" office:value="0.128558125021893" calcext:value-type="float">
            <text:p>0,128558125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26405" calcext:value-type="float">
            <text:p>1,526405</text:p>
          </table:table-cell>
          <table:table-cell table:formula="of:=[.D22]" office:value-type="float" office:value="1.5205066" calcext:value-type="float">
            <text:p>1,5205066</text:p>
          </table:table-cell>
          <table:table-cell table:formula="of:=[.D36]" office:value-type="float" office:value="1.3863925" calcext:value-type="float">
            <text:p>1,3863925</text:p>
          </table:table-cell>
          <table:table-cell table:formula="of:=[.D50]" office:value-type="float" office:value="1.5420146" calcext:value-type="float">
            <text:p>1,5420146</text:p>
          </table:table-cell>
          <table:table-cell table:formula="of:=[.F8]" office:value-type="float" office:value="0.200167924532983" calcext:value-type="float">
            <text:p>0,2001679245</text:p>
          </table:table-cell>
          <table:table-cell table:formula="of:=[.F22]" office:value-type="float" office:value="0.204156335008532" calcext:value-type="float">
            <text:p>0,204156335</text:p>
          </table:table-cell>
          <table:table-cell table:formula="of:=[.F36]" office:value-type="float" office:value="0.166827369708575" calcext:value-type="float">
            <text:p>0,1668273697</text:p>
          </table:table-cell>
          <table:table-cell table:formula="of:=[.F50]" office:value-type="float" office:value="0.226449151775404" calcext:value-type="float">
            <text:p>0,2264491518</text:p>
          </table:table-cell>
        </table:table-row>
        <table:table-row table:style-name="ro1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1216875" calcext:value-type="float">
            <text:p>0,131216875</text:p>
          </table:table-cell>
          <table:table-cell table:formula="of:=['2 Thread'.BW196]" office:value-type="float" office:value="1.668196" calcext:value-type="float">
            <text:p>1,668196</text:p>
          </table:table-cell>
          <table:table-cell table:formula="of:=['2 Thread'.BX196]" office:value-type="float" office:value="0.027258038695898" calcext:value-type="float">
            <text:p>0,0272580387</text:p>
          </table:table-cell>
          <table:table-cell table:formula="of:=['2 Thread'.BY196]" office:value-type="float" office:value="0.147237584530653" calcext:value-type="float">
            <text:p>0,1472375845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3776855" calcext:value-type="float">
            <text:p>1,53776855</text:p>
          </table:table-cell>
          <table:table-cell table:formula="of:=[.D23]" office:value-type="float" office:value="1.58265655" calcext:value-type="float">
            <text:p>1,58265655</text:p>
          </table:table-cell>
          <table:table-cell table:formula="of:=[.D37]" office:value-type="float" office:value="1.7140175" calcext:value-type="float">
            <text:p>1,7140175</text:p>
          </table:table-cell>
          <table:table-cell table:formula="of:=[.D51]" office:value-type="float" office:value="1.7070038" calcext:value-type="float">
            <text:p>1,7070038</text:p>
          </table:table-cell>
          <table:table-cell table:formula="of:=[.F9]" office:value-type="float" office:value="0.136491381969076" calcext:value-type="float">
            <text:p>0,136491382</text:p>
          </table:table-cell>
          <table:table-cell table:formula="of:=[.F23]" office:value-type="float" office:value="0.17450442840192" calcext:value-type="float">
            <text:p>0,1745044284</text:p>
          </table:table-cell>
          <table:table-cell table:formula="of:=[.F37]" office:value-type="float" office:value="0.127332744795043" calcext:value-type="float">
            <text:p>0,1273327448</text:p>
          </table:table-cell>
          <table:table-cell table:formula="of:=[.F51]" office:value-type="float" office:value="0.204769240213132" calcext:value-type="float">
            <text:p>0,2047692402</text:p>
          </table:table-cell>
        </table:table-row>
        <table:table-row table:style-name="ro1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7973992" calcext:value-type="float">
            <text:p>0,07973992</text:p>
          </table:table-cell>
          <table:table-cell table:formula="of:=['2 Thread'.BW197]" office:value-type="float" office:value="1.8518955" calcext:value-type="float">
            <text:p>1,8518955</text:p>
          </table:table-cell>
          <table:table-cell table:formula="of:=['2 Thread'.BX197]" office:value-type="float" office:value="0.0139450739322699" calcext:value-type="float">
            <text:p>0,0139450739</text:p>
          </table:table-cell>
          <table:table-cell table:formula="of:=['2 Thread'.BY197]" office:value-type="float" office:value="0.129265668127748" calcext:value-type="float">
            <text:p>0,1292656681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6673269" calcext:value-type="float">
            <text:p>1,6673269</text:p>
          </table:table-cell>
          <table:table-cell table:formula="of:=[.D24]" office:value-type="float" office:value="1.7364395" calcext:value-type="float">
            <text:p>1,7364395</text:p>
          </table:table-cell>
          <table:table-cell table:formula="of:=[.D38]" office:value-type="float" office:value="1.785224" calcext:value-type="float">
            <text:p>1,785224</text:p>
          </table:table-cell>
          <table:table-cell table:formula="of:=[.D52]" office:value-type="float" office:value="1.61941615" calcext:value-type="float">
            <text:p>1,61941615</text:p>
          </table:table-cell>
          <table:table-cell table:formula="of:=[.F10]" office:value-type="float" office:value="0.168847054995583" calcext:value-type="float">
            <text:p>0,168847055</text:p>
          </table:table-cell>
          <table:table-cell table:formula="of:=[.F24]" office:value-type="float" office:value="0.128558125021893" calcext:value-type="float">
            <text:p>0,128558125</text:p>
          </table:table-cell>
          <table:table-cell table:formula="of:=[.F38]" office:value-type="float" office:value="0.177540843717424" calcext:value-type="float">
            <text:p>0,1775408437</text:p>
          </table:table-cell>
          <table:table-cell table:formula="of:=[.F52]" office:value-type="float" office:value="0.166489453297726" calcext:value-type="float">
            <text:p>0,1664894533</text:p>
          </table:table-cell>
        </table:table-row>
        <table:table-row table:style-name="ro1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5800937" calcext:value-type="float">
            <text:p>0,05800937</text:p>
          </table:table-cell>
          <table:table-cell table:formula="of:=['2 Thread'.BW198]" office:value-type="float" office:value="1.789023" calcext:value-type="float">
            <text:p>1,789023</text:p>
          </table:table-cell>
          <table:table-cell table:formula="of:=['2 Thread'.BX198]" office:value-type="float" office:value="0.00941529553544461" calcext:value-type="float">
            <text:p>0,0094152955</text:p>
          </table:table-cell>
          <table:table-cell table:formula="of:=['2 Thread'.BY198]" office:value-type="float" office:value="0.12695290101679" calcext:value-type="float">
            <text:p>0,126952901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65543615" calcext:value-type="float">
            <text:p>1,65543615</text:p>
          </table:table-cell>
          <table:table-cell table:formula="of:=[.D25]" office:value-type="float" office:value="1.668196" calcext:value-type="float">
            <text:p>1,668196</text:p>
          </table:table-cell>
          <table:table-cell table:formula="of:=[.D39]" office:value-type="float" office:value="1.712988" calcext:value-type="float">
            <text:p>1,712988</text:p>
          </table:table-cell>
          <table:table-cell table:formula="of:=[.D53]" office:value-type="float" office:value="1.74461615" calcext:value-type="float">
            <text:p>1,74461615</text:p>
          </table:table-cell>
          <table:table-cell table:formula="of:=[.F11]" office:value-type="float" office:value="0.148938413334989" calcext:value-type="float">
            <text:p>0,1489384133</text:p>
          </table:table-cell>
          <table:table-cell table:formula="of:=[.F25]" office:value-type="float" office:value="0.147237584530653" calcext:value-type="float">
            <text:p>0,1472375845</text:p>
          </table:table-cell>
          <table:table-cell table:formula="of:=[.F39]" office:value-type="float" office:value="0.14144666839112" calcext:value-type="float">
            <text:p>0,1414466684</text:p>
          </table:table-cell>
          <table:table-cell table:formula="of:=[.F53]" office:value-type="float" office:value="0.15906963778205" calcext:value-type="float">
            <text:p>0,1590696378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21561" calcext:value-type="float">
            <text:p>1,721561</text:p>
          </table:table-cell>
          <table:table-cell table:formula="of:=[.D26]" office:value-type="float" office:value="1.8518955" calcext:value-type="float">
            <text:p>1,8518955</text:p>
          </table:table-cell>
          <table:table-cell table:formula="of:=[.D40]" office:value-type="float" office:value="1.83003315" calcext:value-type="float">
            <text:p>1,83003315</text:p>
          </table:table-cell>
          <table:table-cell table:formula="of:=[.D54]" office:value-type="float" office:value="1.908529" calcext:value-type="float">
            <text:p>1,908529</text:p>
          </table:table-cell>
          <table:table-cell table:formula="of:=[.F12]" office:value-type="float" office:value="0.135234857260094" calcext:value-type="float">
            <text:p>0,1352348573</text:p>
          </table:table-cell>
          <table:table-cell table:formula="of:=[.F26]" office:value-type="float" office:value="0.129265668127748" calcext:value-type="float">
            <text:p>0,1292656681</text:p>
          </table:table-cell>
          <table:table-cell table:formula="of:=[.F40]" office:value-type="float" office:value="0.195417619828951" calcext:value-type="float">
            <text:p>0,1954176198</text:p>
          </table:table-cell>
          <table:table-cell table:formula="of:=[.F54]" office:value-type="float" office:value="0.151194474426499" calcext:value-type="float">
            <text:p>0,1511944744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69179" calcext:value-type="float">
            <text:p>1,769179</text:p>
          </table:table-cell>
          <table:table-cell table:formula="of:=[.D27]" office:value-type="float" office:value="1.789023" calcext:value-type="float">
            <text:p>1,789023</text:p>
          </table:table-cell>
          <table:table-cell table:formula="of:=[.D41]" office:value-type="float" office:value="1.9838755" calcext:value-type="float">
            <text:p>1,9838755</text:p>
          </table:table-cell>
          <table:table-cell table:formula="of:=[.D55]" office:value-type="float" office:value="1.9491945" calcext:value-type="float">
            <text:p>1,9491945</text:p>
          </table:table-cell>
          <table:table-cell table:formula="of:=[.F13]" office:value-type="float" office:value="0.158931366425723" calcext:value-type="float">
            <text:p>0,1589313664</text:p>
          </table:table-cell>
          <table:table-cell table:formula="of:=[.F27]" office:value-type="float" office:value="0.12695290101679" calcext:value-type="float">
            <text:p>0,126952901</text:p>
          </table:table-cell>
          <table:table-cell table:formula="of:=[.F41]" office:value-type="float" office:value="0.116233715774851" calcext:value-type="float">
            <text:p>0,1162337158</text:p>
          </table:table-cell>
          <table:table-cell table:formula="of:=[.F55]" office:value-type="float" office:value="0.124063991918379" calcext:value-type="float">
            <text:p>0,1240639919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117827" calcext:value-type="float">
            <text:p>2,117827</text:p>
          </table:table-cell>
          <table:table-cell table:formula="of:=['4 Thread'.BW190]" office:value-type="float" office:value="2.117827" calcext:value-type="float">
            <text:p>2,117827</text:p>
          </table:table-cell>
          <table:table-cell table:formula="of:=['4 Thread'.BX190]" office:value-type="float" office:value="0.121417484305186" calcext:value-type="float">
            <text:p>0,1214174843</text:p>
          </table:table-cell>
          <table:table-cell table:formula="of:=['4 Thread'.BY190]" office:value-type="float" office:value="0.121417484305186" calcext:value-type="float">
            <text:p>0,1214174843</text:p>
          </table:table-cell>
          <table:table-cell table:number-columns-repeated="14"/>
        </table:table-row>
        <table:table-row table:style-name="ro1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4226382" calcext:value-type="float">
            <text:p>1,4226382</text:p>
          </table:table-cell>
          <table:table-cell table:formula="of:=['4 Thread'.BW191]" office:value-type="float" office:value="1.987559" calcext:value-type="float">
            <text:p>1,987559</text:p>
          </table:table-cell>
          <table:table-cell table:formula="of:=['4 Thread'.BX191]" office:value-type="float" office:value="0.175193728743174" calcext:value-type="float">
            <text:p>0,1751937287</text:p>
          </table:table-cell>
          <table:table-cell table:formula="of:=['4 Thread'.BY191]" office:value-type="float" office:value="0.107633765073732" calcext:value-type="float">
            <text:p>0,1076337651</text:p>
          </table:table-cell>
          <table:table-cell table:number-columns-repeated="14"/>
        </table:table-row>
        <table:table-row table:style-name="ro1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0.7810369" calcext:value-type="float">
            <text:p>0,7810369</text:p>
          </table:table-cell>
          <table:table-cell table:formula="of:=['4 Thread'.BW192]" office:value-type="float" office:value="1.7564622" calcext:value-type="float">
            <text:p>1,7564622</text:p>
          </table:table-cell>
          <table:table-cell table:formula="of:=['4 Thread'.BX192]" office:value-type="float" office:value="0.095795101991438" calcext:value-type="float">
            <text:p>0,095795102</text:p>
          </table:table-cell>
          <table:table-cell table:formula="of:=['4 Thread'.BY192]" office:value-type="float" office:value="0.250592222996245" calcext:value-type="float">
            <text:p>0,250592223</text:p>
          </table:table-cell>
          <table:table-cell table:number-columns-repeated="14"/>
        </table:table-row>
        <table:table-row table:style-name="ro1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5249155" calcext:value-type="float">
            <text:p>0,55249155</text:p>
          </table:table-cell>
          <table:table-cell table:formula="of:=['4 Thread'.BW193]" office:value-type="float" office:value="1.3863925" calcext:value-type="float">
            <text:p>1,3863925</text:p>
          </table:table-cell>
          <table:table-cell table:formula="of:=['4 Thread'.BX193]" office:value-type="float" office:value="0.166316695123654" calcext:value-type="float">
            <text:p>0,1663166951</text:p>
          </table:table-cell>
          <table:table-cell table:formula="of:=['4 Thread'.BY193]" office:value-type="float" office:value="0.166827369708575" calcext:value-type="float">
            <text:p>0,1668273697</text:p>
          </table:table-cell>
          <table:table-cell table:number-columns-repeated="14"/>
        </table:table-row>
        <table:table-row table:style-name="ro1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2377815" calcext:value-type="float">
            <text:p>0,22377815</text:p>
          </table:table-cell>
          <table:table-cell table:formula="of:=['4 Thread'.BW194]" office:value-type="float" office:value="1.7140175" calcext:value-type="float">
            <text:p>1,7140175</text:p>
          </table:table-cell>
          <table:table-cell table:formula="of:=['4 Thread'.BX194]" office:value-type="float" office:value="0.0355943607849818" calcext:value-type="float">
            <text:p>0,0355943608</text:p>
          </table:table-cell>
          <table:table-cell table:formula="of:=['4 Thread'.BY194]" office:value-type="float" office:value="0.127332744795043" calcext:value-type="float">
            <text:p>0,1273327448</text:p>
          </table:table-cell>
          <table:table-cell table:number-columns-repeated="14"/>
        </table:table-row>
        <table:table-row table:style-name="ro1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18529905" calcext:value-type="float">
            <text:p>0,18529905</text:p>
          </table:table-cell>
          <table:table-cell table:formula="of:=['4 Thread'.BW195]" office:value-type="float" office:value="1.785224" calcext:value-type="float">
            <text:p>1,785224</text:p>
          </table:table-cell>
          <table:table-cell table:formula="of:=['4 Thread'.BX195]" office:value-type="float" office:value="0.0379713336407858" calcext:value-type="float">
            <text:p>0,0379713336</text:p>
          </table:table-cell>
          <table:table-cell table:formula="of:=['4 Thread'.BY195]" office:value-type="float" office:value="0.177540843717424" calcext:value-type="float">
            <text:p>0,1775408437</text:p>
          </table:table-cell>
          <table:table-cell table:number-columns-repeated="14"/>
        </table:table-row>
        <table:table-row table:style-name="ro1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4693194" calcext:value-type="float">
            <text:p>0,14693194</text:p>
          </table:table-cell>
          <table:table-cell table:formula="of:=['4 Thread'.BW196]" office:value-type="float" office:value="1.712988" calcext:value-type="float">
            <text:p>1,712988</text:p>
          </table:table-cell>
          <table:table-cell table:formula="of:=['4 Thread'.BX196]" office:value-type="float" office:value="0.0273776416960052" calcext:value-type="float">
            <text:p>0,0273776417</text:p>
          </table:table-cell>
          <table:table-cell table:formula="of:=['4 Thread'.BY196]" office:value-type="float" office:value="0.14144666839112" calcext:value-type="float">
            <text:p>0,1414466684</text:p>
          </table:table-cell>
          <table:table-cell table:number-columns-repeated="14"/>
        </table:table-row>
        <table:table-row table:style-name="ro1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07799272" calcext:value-type="float">
            <text:p>0,07799272</text:p>
          </table:table-cell>
          <table:table-cell table:formula="of:=['4 Thread'.BW197]" office:value-type="float" office:value="1.83003315" calcext:value-type="float">
            <text:p>1,83003315</text:p>
          </table:table-cell>
          <table:table-cell table:formula="of:=['4 Thread'.BX197]" office:value-type="float" office:value="0.0095170705913886" calcext:value-type="float">
            <text:p>0,0095170706</text:p>
          </table:table-cell>
          <table:table-cell table:formula="of:=['4 Thread'.BY197]" office:value-type="float" office:value="0.195417619828951" calcext:value-type="float">
            <text:p>0,1954176198</text:p>
          </table:table-cell>
          <table:table-cell table:number-columns-repeated="14"/>
        </table:table-row>
        <table:table-row table:style-name="ro1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6162671" calcext:value-type="float">
            <text:p>0,06162671</text:p>
          </table:table-cell>
          <table:table-cell table:formula="of:=['4 Thread'.BW198]" office:value-type="float" office:value="1.9838755" calcext:value-type="float">
            <text:p>1,9838755</text:p>
          </table:table-cell>
          <table:table-cell table:formula="of:=['4 Thread'.BX198]" office:value-type="float" office:value="0.010745323789982" calcext:value-type="float">
            <text:p>0,0107453238</text:p>
          </table:table-cell>
          <table:table-cell table:formula="of:=['4 Thread'.BY198]" office:value-type="float" office:value="0.116233715774851" calcext:value-type="float">
            <text:p>0,116233715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2.201525" calcext:value-type="float">
            <text:p>2,201525</text:p>
          </table:table-cell>
          <table:table-cell table:formula="of:=['8 Thread'.BW190]" office:value-type="float" office:value="2.201525" calcext:value-type="float">
            <text:p>2,201525</text:p>
          </table:table-cell>
          <table:table-cell table:formula="of:=['8 Thread'.BX190]" office:value-type="float" office:value="0.127080871666121" calcext:value-type="float">
            <text:p>0,1270808717</text:p>
          </table:table-cell>
          <table:table-cell table:formula="of:=['8 Thread'.BY190]" office:value-type="float" office:value="0.127080871666121" calcext:value-type="float">
            <text:p>0,1270808717</text:p>
          </table:table-cell>
          <table:table-cell table:number-columns-repeated="14"/>
        </table:table-row>
        <table:table-row table:style-name="ro1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1.25833405" calcext:value-type="float">
            <text:p>1,25833405</text:p>
          </table:table-cell>
          <table:table-cell table:formula="of:=['8 Thread'.BW191]" office:value-type="float" office:value="1.8417925" calcext:value-type="float">
            <text:p>1,8417925</text:p>
          </table:table-cell>
          <table:table-cell table:formula="of:=['8 Thread'.BX191]" office:value-type="float" office:value="0.123235855866908" calcext:value-type="float">
            <text:p>0,1232358559</text:p>
          </table:table-cell>
          <table:table-cell table:formula="of:=['8 Thread'.BY191]" office:value-type="float" office:value="0.163582100181136" calcext:value-type="float">
            <text:p>0,1635821002</text:p>
          </table:table-cell>
          <table:table-cell table:number-columns-repeated="14"/>
        </table:table-row>
        <table:table-row table:style-name="ro1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0.88990285" calcext:value-type="float">
            <text:p>0,88990285</text:p>
          </table:table-cell>
          <table:table-cell table:formula="of:=['8 Thread'.BW192]" office:value-type="float" office:value="1.803225" calcext:value-type="float">
            <text:p>1,803225</text:p>
          </table:table-cell>
          <table:table-cell table:formula="of:=['8 Thread'.BX192]" office:value-type="float" office:value="0.191185831016461" calcext:value-type="float">
            <text:p>0,191185831</text:p>
          </table:table-cell>
          <table:table-cell table:formula="of:=['8 Thread'.BY192]" office:value-type="float" office:value="0.236151867173937" calcext:value-type="float">
            <text:p>0,2361518672</text:p>
          </table:table-cell>
          <table:table-cell table:number-columns-repeated="14"/>
        </table:table-row>
        <table:table-row table:style-name="ro1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52947995" calcext:value-type="float">
            <text:p>0,52947995</text:p>
          </table:table-cell>
          <table:table-cell table:formula="of:=['8 Thread'.BW193]" office:value-type="float" office:value="1.5420146" calcext:value-type="float">
            <text:p>1,5420146</text:p>
          </table:table-cell>
          <table:table-cell table:formula="of:=['8 Thread'.BX193]" office:value-type="float" office:value="0.115443475026055" calcext:value-type="float">
            <text:p>0,115443475</text:p>
          </table:table-cell>
          <table:table-cell table:formula="of:=['8 Thread'.BY193]" office:value-type="float" office:value="0.226449151775404" calcext:value-type="float">
            <text:p>0,2264491518</text:p>
          </table:table-cell>
          <table:table-cell table:number-columns-repeated="14"/>
        </table:table-row>
        <table:table-row table:style-name="ro1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2628968" calcext:value-type="float">
            <text:p>0,2628968</text:p>
          </table:table-cell>
          <table:table-cell table:formula="of:=['8 Thread'.BW194]" office:value-type="float" office:value="1.7070038" calcext:value-type="float">
            <text:p>1,7070038</text:p>
          </table:table-cell>
          <table:table-cell table:formula="of:=['8 Thread'.BX194]" office:value-type="float" office:value="0.0437560335600763" calcext:value-type="float">
            <text:p>0,0437560336</text:p>
          </table:table-cell>
          <table:table-cell table:formula="of:=['8 Thread'.BY194]" office:value-type="float" office:value="0.204769240213132" calcext:value-type="float">
            <text:p>0,2047692402</text:p>
          </table:table-cell>
          <table:table-cell table:number-columns-repeated="14"/>
        </table:table-row>
        <table:table-row table:style-name="ro1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1590209" calcext:value-type="float">
            <text:p>0,1590209</text:p>
          </table:table-cell>
          <table:table-cell table:formula="of:=['8 Thread'.BW195]" office:value-type="float" office:value="1.61941615" calcext:value-type="float">
            <text:p>1,61941615</text:p>
          </table:table-cell>
          <table:table-cell table:formula="of:=['8 Thread'.BX195]" office:value-type="float" office:value="0.0228461461421834" calcext:value-type="float">
            <text:p>0,0228461461</text:p>
          </table:table-cell>
          <table:table-cell table:formula="of:=['8 Thread'.BY195]" office:value-type="float" office:value="0.166489453297726" calcext:value-type="float">
            <text:p>0,1664894533</text:p>
          </table:table-cell>
          <table:table-cell table:number-columns-repeated="14"/>
        </table:table-row>
        <table:table-row table:style-name="ro1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26613335" calcext:value-type="float">
            <text:p>0,126613335</text:p>
          </table:table-cell>
          <table:table-cell table:formula="of:=['8 Thread'.BW196]" office:value-type="float" office:value="1.74461615" calcext:value-type="float">
            <text:p>1,74461615</text:p>
          </table:table-cell>
          <table:table-cell table:formula="of:=['8 Thread'.BX196]" office:value-type="float" office:value="0.0214283126183271" calcext:value-type="float">
            <text:p>0,0214283126</text:p>
          </table:table-cell>
          <table:table-cell table:formula="of:=['8 Thread'.BY196]" office:value-type="float" office:value="0.15906963778205" calcext:value-type="float">
            <text:p>0,1590696378</text:p>
          </table:table-cell>
          <table:table-cell table:number-columns-repeated="14"/>
        </table:table-row>
        <table:table-row table:style-name="ro1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087705785" calcext:value-type="float">
            <text:p>0,087705785</text:p>
          </table:table-cell>
          <table:table-cell table:formula="of:=['8 Thread'.BW197]" office:value-type="float" office:value="1.908529" calcext:value-type="float">
            <text:p>1,908529</text:p>
          </table:table-cell>
          <table:table-cell table:formula="of:=['8 Thread'.BX197]" office:value-type="float" office:value="0.0138115975711897" calcext:value-type="float">
            <text:p>0,0138115976</text:p>
          </table:table-cell>
          <table:table-cell table:formula="of:=['8 Thread'.BY197]" office:value-type="float" office:value="0.151194474426499" calcext:value-type="float">
            <text:p>0,1511944744</text:p>
          </table:table-cell>
          <table:table-cell table:number-columns-repeated="14"/>
        </table:table-row>
        <table:table-row table:style-name="ro1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5980908" calcext:value-type="float">
            <text:p>0,05980908</text:p>
          </table:table-cell>
          <table:table-cell table:formula="of:=['8 Thread'.BW198]" office:value-type="float" office:value="1.9491945" calcext:value-type="float">
            <text:p>1,9491945</text:p>
          </table:table-cell>
          <table:table-cell table:formula="of:=['8 Thread'.BX198]" office:value-type="float" office:value="0.00934342001404422" calcext:value-type="float">
            <text:p>0,00934342</text:p>
          </table:table-cell>
          <table:table-cell table:formula="of:=['8 Thread'.BY198]" office:value-type="float" office:value="0.124063991918379" calcext:value-type="float">
            <text:p>0,124063991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20:56:06.147343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40</meta:creation-date>
    <dc:date>2015-11-17T21:01:28.195260450</dc:date>
    <meta:editing-duration>PT31M43S</meta:editing-duration>
    <meta:editing-cycles>7</meta:editing-cycles>
    <meta:generator>LibreOffice/4.2.8.2$Linux_X86_64 LibreOffice_project/420m0$Build-2</meta:generator>
    <meta:document-statistic meta:table-count="5" meta:cell-count="18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191cm" xlink:href=".." xlink:type="simple" chart:class="chart:bar" chart:style-name="ch1">
        <chart:title svg:x="1.953cm" svg:y="0.359cm" chart:style-name="ch2">
          <text:p>Tiempos Mínimos de consumo multisocket con Reuseport usando multithreading</text:p>
        </chart:title>
        <chart:subtitle svg:x="4.175cm" svg:y="1.387cm" chart:style-name="ch3">
          <text:p>Distribuyendo una cuota de 1 millón de paquetes - EquitativeSched</text:p>
        </chart:subtitle>
        <chart:legend chart:legend-position="bottom" svg:x="6.264cm" svg:y="10.408cm" style:legend-expansion="wide" chart:style-name="ch4"/>
        <chart:plot-area chart:style-name="ch5" table:cell-range-address="Summary.L6:Summary.P14 Summary.M5:Summary.P5" chart:data-source-has-labels="both" svg:x="1.411cm" svg:y="2.319cm" svg:width="18.19cm" svg:height="6.885cm">
          <chartooo:coordinate-region svg:x="2.138cm" svg:y="2.518cm" svg:width="17.463cm" svg:height="6.039cm"/>
          <chart:axis chart:dimension="x" chart:name="primary-x" chart:style-name="ch6" chartooo:axis-type="auto">
            <chartooo:date-scale/>
            <chart:title svg:x="9.033cm" svg:y="9.427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546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2.2877095">
                <text:p>2.2877095</text:p>
                <draw:g>
                  <svg:desc>Summary.N6:Summary.N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2.117827">
                <text:p>2.117827</text:p>
                <draw:g>
                  <svg:desc>Summary.O6:Summary.O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2.201525">
                <text:p>2.201525</text:p>
                <draw:g>
                  <svg:desc>Summary.P6:Summary.P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1.3797922">
                <text:p>1.3797922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1.4226382">
                <text:p>1.4226382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1.25833405">
                <text:p>1.25833405</text:p>
              </table:table-cell>
              <table:table-cell office:value-type="float" office:value="0.123235855866908">
                <text:p>0.123235855866908</text:p>
              </table:table-cell>
              <table:table-cell office:value-type="float" office:value="0.123235855866908">
                <text:p>0.1232358558669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89741605">
                <text:p>0.89741605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7810369">
                <text:p>0.7810369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88990285">
                <text:p>0.88990285</text:p>
              </table:table-cell>
              <table:table-cell office:value-type="float" office:value="0.191185831016461">
                <text:p>0.191185831016461</text:p>
              </table:table-cell>
              <table:table-cell office:value-type="float" office:value="0.191185831016461">
                <text:p>0.1911858310164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43044275">
                <text:p>0.43044275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55249155">
                <text:p>0.55249155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52947995">
                <text:p>0.52947995</text:p>
              </table:table-cell>
              <table:table-cell office:value-type="float" office:value="0.115443475026055">
                <text:p>0.115443475026055</text:p>
              </table:table-cell>
              <table:table-cell office:value-type="float" office:value="0.115443475026055">
                <text:p>0.1154434750260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25330215">
                <text:p>0.25330215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22377815">
                <text:p>0.22377815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2628968">
                <text:p>0.2628968</text:p>
              </table:table-cell>
              <table:table-cell office:value-type="float" office:value="0.0437560335600763">
                <text:p>0.0437560335600763</text:p>
              </table:table-cell>
              <table:table-cell office:value-type="float" office:value="0.0437560335600763">
                <text:p>0.04375603356007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14726615">
                <text:p>0.14726615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18529905">
                <text:p>0.18529905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1590209">
                <text:p>0.1590209</text:p>
              </table:table-cell>
              <table:table-cell office:value-type="float" office:value="0.0228461461421834">
                <text:p>0.0228461461421834</text:p>
              </table:table-cell>
              <table:table-cell office:value-type="float" office:value="0.0228461461421834">
                <text:p>0.02284614614218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131216875">
                <text:p>0.131216875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14693194">
                <text:p>0.14693194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126613335">
                <text:p>0.126613335</text:p>
              </table:table-cell>
              <table:table-cell office:value-type="float" office:value="0.0214283126183271">
                <text:p>0.0214283126183271</text:p>
              </table:table-cell>
              <table:table-cell office:value-type="float" office:value="0.0214283126183271">
                <text:p>0.021428312618327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7973992">
                <text:p>0.07973992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7799272">
                <text:p>0.07799272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87705785">
                <text:p>0.087705785</text:p>
              </table:table-cell>
              <table:table-cell office:value-type="float" office:value="0.0138115975711897">
                <text:p>0.0138115975711897</text:p>
              </table:table-cell>
              <table:table-cell office:value-type="float" office:value="0.0138115975711897">
                <text:p>0.01381159757118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5800937">
                <text:p>0.05800937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6162671">
                <text:p>0.06162671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5980908">
                <text:p>0.05980908</text:p>
              </table:table-cell>
              <table:table-cell office:value-type="float" office:value="0.00934342001404422">
                <text:p>0.00934342001404422</text:p>
              </table:table-cell>
              <table:table-cell office:value-type="float" office:value="0.00934342001404422">
                <text:p>0.00934342001404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11.271cm" xlink:href=".." xlink:type="simple" chart:class="chart:bar" chart:style-name="ch1">
        <chart:title svg:x="2.217cm" svg:y="0.361cm" chart:style-name="ch2">
          <text:p>Tiempos Netos de consumo multisocket con Reuseport usando multithreading</text:p>
        </chart:title>
        <chart:subtitle svg:x="4.175cm" svg:y="1.391cm" chart:style-name="ch3">
          <text:p>Distribuyendo una cuota de 1 millón de paquetes - EquitativeSched</text:p>
        </chart:subtitle>
        <chart:legend chart:legend-position="bottom" svg:x="6.264cm" svg:y="10.488cm" style:legend-expansion="wide" chart:style-name="ch4"/>
        <chart:plot-area chart:style-name="ch5" table:cell-range-address="Summary.L21:Summary.P29 Summary.M20:Summary.P20" chart:data-source-has-labels="both" svg:x="1.411cm" svg:y="2.325cm" svg:width="18.19cm" svg:height="6.957cm">
          <chartooo:coordinate-region svg:x="2.138cm" svg:y="2.525cm" svg:width="17.463cm" svg:height="6.11cm"/>
          <chart:axis chart:dimension="x" chart:name="primary-x" chart:style-name="ch6" chartooo:axis-type="auto">
            <chartooo:date-scale/>
            <chart:title svg:x="9.033cm" svg:y="9.507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588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2.2877095">
                <text:p>2.2877095</text:p>
                <draw:g>
                  <svg:desc>Summary.N21:Summary.N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2.117827">
                <text:p>2.117827</text:p>
                <draw:g>
                  <svg:desc>Summary.O21:Summary.O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2.201525">
                <text:p>2.201525</text:p>
                <draw:g>
                  <svg:desc>Summary.P21:Summary.P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1.77668">
                <text:p>1.77668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1.987559">
                <text:p>1.987559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1.8417925">
                <text:p>1.8417925</text:p>
              </table:table-cell>
              <table:table-cell office:value-type="float" office:value="0.163582100181136">
                <text:p>0.163582100181136</text:p>
              </table:table-cell>
              <table:table-cell office:value-type="float" office:value="0.163582100181136">
                <text:p>0.163582100181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1.658276">
                <text:p>1.658276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1.7564622">
                <text:p>1.7564622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1.803225">
                <text:p>1.803225</text:p>
              </table:table-cell>
              <table:table-cell office:value-type="float" office:value="0.236151867173937">
                <text:p>0.236151867173937</text:p>
              </table:table-cell>
              <table:table-cell office:value-type="float" office:value="0.236151867173937">
                <text:p>0.2361518671739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1.5205066">
                <text:p>1.5205066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1.3863925">
                <text:p>1.386392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1.5420146">
                <text:p>1.5420146</text:p>
              </table:table-cell>
              <table:table-cell office:value-type="float" office:value="0.226449151775404">
                <text:p>0.226449151775404</text:p>
              </table:table-cell>
              <table:table-cell office:value-type="float" office:value="0.226449151775404">
                <text:p>0.226449151775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1.58265655">
                <text:p>1.58265655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1.7140175">
                <text:p>1.7140175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1.7070038">
                <text:p>1.7070038</text:p>
              </table:table-cell>
              <table:table-cell office:value-type="float" office:value="0.204769240213132">
                <text:p>0.204769240213132</text:p>
              </table:table-cell>
              <table:table-cell office:value-type="float" office:value="0.204769240213132">
                <text:p>0.2047692402131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1.7364395">
                <text:p>1.7364395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1.785224">
                <text:p>1.7852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1.61941615">
                <text:p>1.61941615</text:p>
              </table:table-cell>
              <table:table-cell office:value-type="float" office:value="0.166489453297726">
                <text:p>0.166489453297726</text:p>
              </table:table-cell>
              <table:table-cell office:value-type="float" office:value="0.166489453297726">
                <text:p>0.1664894532977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1.668196">
                <text:p>1.668196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1.712988">
                <text:p>1.712988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1.74461615">
                <text:p>1.74461615</text:p>
              </table:table-cell>
              <table:table-cell office:value-type="float" office:value="0.15906963778205">
                <text:p>0.15906963778205</text:p>
              </table:table-cell>
              <table:table-cell office:value-type="float" office:value="0.15906963778205">
                <text:p>0.1590696377820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1.8518955">
                <text:p>1.8518955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1.83003315">
                <text:p>1.83003315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1.908529">
                <text:p>1.908529</text:p>
              </table:table-cell>
              <table:table-cell office:value-type="float" office:value="0.151194474426499">
                <text:p>0.151194474426499</text:p>
              </table:table-cell>
              <table:table-cell office:value-type="float" office:value="0.151194474426499">
                <text:p>0.1511944744264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1.789023">
                <text:p>1.789023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1.9838755">
                <text:p>1.9838755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1.9491945">
                <text:p>1.9491945</text:p>
              </table:table-cell>
              <table:table-cell office:value-type="float" office:value="0.124063991918379">
                <text:p>0.124063991918379</text:p>
              </table:table-cell>
              <table:table-cell office:value-type="float" office:value="0.124063991918379">
                <text:p>0.124063991918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2cm" svg:height="10.161cm" xlink:href=".." xlink:type="simple" chart:class="chart:bar" chart:style-name="ch1">
        <chart:title svg:x="3.389cm" svg:y="0.339cm" chart:style-name="ch2">
          <text:p>Tiempo Mínimos de consumo multisocket con Reuseport</text:p>
        </chart:title>
        <chart:subtitle svg:x="6.338cm" svg:y="1.347cm" chart:style-name="ch3">
          <text:p>Distribuyendo 1 G de paquetes</text:p>
        </chart:subtitle>
        <chart:plot-area chart:style-name="ch4" table:cell-range-address="Summary.L6:Summary.M14 Summary.M5:Summary.M5" chart:data-source-has-labels="both" svg:x="1.374cm" svg:y="2.259cm" svg:width="16.425cm" svg:height="6.718cm">
          <chartooo:coordinate-region svg:x="2.101cm" svg:y="2.458cm" svg:width="15.698cm" svg:height="5.872cm"/>
          <chart:axis chart:dimension="x" chart:name="primary-x" chart:style-name="ch5" chartooo:axis-type="auto">
            <chartooo:date-scale/>
            <chart:title svg:x="8.113cm" svg:y="9.1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5cm" svg:height="10.161cm" xlink:href=".." xlink:type="simple" chart:class="chart:bar" chart:style-name="ch1">
        <chart:title svg:x="3.272cm" svg:y="0.339cm" chart:style-name="ch2">
          <text:p>Tiempo Máximos de consumo multisocket con Reuseport</text:p>
        </chart:title>
        <chart:subtitle svg:x="6.274cm" svg:y="1.347cm" chart:style-name="ch3">
          <text:p>Distribuyendo 1 G de paquetes</text:p>
        </chart:subtitle>
        <chart:plot-area chart:style-name="ch4" table:cell-range-address="Summary.L21:Summary.M29 Summary.M20:Summary.M20" chart:data-source-has-labels="both" svg:x="1.371cm" svg:y="2.259cm" svg:width="16.304cm" svg:height="6.718cm">
          <chartooo:coordinate-region svg:x="2.098cm" svg:y="2.458cm" svg:width="15.577cm" svg:height="5.872cm"/>
          <chart:axis chart:dimension="x" chart:name="primary-x" chart:style-name="ch5" chartooo:axis-type="auto">
            <chartooo:date-scale/>
            <chart:title svg:x="8.05cm" svg:y="9.1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03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